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46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Gold standard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SST</text:p>
          </table:table-cell>
          <table:table-cell office:value-type="string" calcext:value-type="string">
            <text:p>SSR</text:p>
          </table:table-cell>
          <table:table-cell/>
          <table:table-cell office:value-type="string" calcext:value-type="string">
            <text:p>18 qubits by 10 depth layers, test_noisy_fidelity_2qb_nn_comparison, 100 trials</text:p>
          </table:table-cell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0000491216" calcext:value-type="float">
            <text:p>4.91216E-10</text:p>
          </table:table-cell>
          <table:table-cell table:formula="of:=([.A2]*[.A2])" office:value-type="float" office:value="0.00000000008100540009" calcext:value-type="float">
            <text:p>8.100540009E-11</text:p>
          </table:table-cell>
          <table:table-cell table:formula="of:=([.A2]-[.B2])*([.A2]-[.B2])" office:value-type="float" office:value="0.00000000008099655815" calcext:value-type="float">
            <text:p>8.09965581485636E-11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351622" calcext:value-type="float">
            <text:p>0.0000351622</text:p>
          </table:table-cell>
          <table:table-cell table:formula="of:=([.A3]*[.A3])" office:value-type="float" office:value="0.00000000000079936116" calcext:value-type="float">
            <text:p>7.993611649E-13</text:p>
          </table:table-cell>
          <table:table-cell table:formula="of:=([.A3]-[.B3])*([.A3]-[.B3])" office:value-type="float" office:value="0.0000000011743047337" calcext:value-type="float">
            <text:p>1.1743047336969E-09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943619" calcext:value-type="float">
            <text:p>0.00000943619</text:p>
          </table:table-cell>
          <table:table-cell table:formula="of:=([.A4]*[.A4])" office:value-type="float" office:value="0.00000000000568436196" calcext:value-type="float">
            <text:p>5.6843619561E-12</text:p>
          </table:table-cell>
          <table:table-cell table:formula="of:=([.A4]-[.B4])*([.A4]-[.B4])" office:value-type="float" office:value="0.000000000049730704" calcext:value-type="float">
            <text:p>4.9730704E-11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271815" calcext:value-type="float">
            <text:p>0.0000271815</text:p>
          </table:table-cell>
          <table:table-cell table:formula="of:=([.A5]*[.A5])" office:value-type="float" office:value="0.00000000000568436196" calcext:value-type="float">
            <text:p>5.6843619561E-12</text:p>
          </table:table-cell>
          <table:table-cell table:formula="of:=([.A5]-[.B5])*([.A5]-[.B5])" office:value-type="float" office:value="0.00000000061490658324" calcext:value-type="float">
            <text:p>6.149065832361E-10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937142" calcext:value-type="float">
            <text:p>0.00000937142</text:p>
          </table:table-cell>
          <table:table-cell table:formula="of:=([.A6]*[.A6])" office:value-type="float" office:value="0.00000000000568436196" calcext:value-type="float">
            <text:p>5.6843619561E-12</text:p>
          </table:table-cell>
          <table:table-cell table:formula="of:=([.A6]-[.B6])*([.A6]-[.B6])" office:value-type="float" office:value="0.00000000004882138307" calcext:value-type="float">
            <text:p>4.88213830729E-11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203911" calcext:value-type="float">
            <text:p>0.0000203911</text:p>
          </table:table-cell>
          <table:table-cell table:formula="of:=([.A7]*[.A7])" office:value-type="float" office:value="0.00000000000568436196" calcext:value-type="float">
            <text:p>5.6843619561E-12</text:p>
          </table:table-cell>
          <table:table-cell table:formula="of:=([.A7]-[.B7])*([.A7]-[.B7])" office:value-type="float" office:value="0.00000000032424880775" calcext:value-type="float">
            <text:p>3.242488077481E-10</text:p>
          </table:table-cell>
          <table:table-cell table:number-columns-repeated="2"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669559" calcext:value-type="float">
            <text:p>0.0000669559</text:p>
          </table:table-cell>
          <table:table-cell table:formula="of:=([.A8]*[.A8])" office:value-type="float" office:value="0.00000000001998402912" calcext:value-type="float">
            <text:p>1.99840291225E-11</text:p>
          </table:table-cell>
          <table:table-cell table:formula="of:=([.A8]-[.B8])*([.A8]-[.B8])" office:value-type="float" office:value="0.0000000039044439588" calcext:value-type="float">
            <text:p>3.9044439588025E-09</text:p>
          </table:table-cell>
          <table:table-cell table:number-columns-repeated="2"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825159" calcext:value-type="float">
            <text:p>0.0000825159</text:p>
          </table:table-cell>
          <table:table-cell table:formula="of:=([.A9]*[.A9])" office:value-type="float" office:value="0.00000000001998402912" calcext:value-type="float">
            <text:p>1.99840291225E-11</text:p>
          </table:table-cell>
          <table:table-cell table:formula="of:=([.A9]-[.B9])*([.A9]-[.B9])" office:value-type="float" office:value="0.0000000060911078748" calcext:value-type="float">
            <text:p>6.0911078748025E-09</text:p>
          </table:table-cell>
          <table:table-cell table:number-columns-repeated="2"/>
        </table:table-row>
        <table:table-row table:style-name="ro1">
          <table:table-cell office:value-type="float" office:value="0.0000151396" calcext:value-type="float">
            <text:p>0.0000151396</text:p>
          </table:table-cell>
          <table:table-cell office:value-type="float" office:value="0.000728313" calcext:value-type="float">
            <text:p>0.000728313</text:p>
          </table:table-cell>
          <table:table-cell table:formula="of:=([.A10]*[.A10])" office:value-type="float" office:value="0.00000000022920748816" calcext:value-type="float">
            <text:p>2.2920748816E-10</text:p>
          </table:table-cell>
          <table:table-cell table:formula="of:=([.A10]-[.B10])*([.A10]-[.B10])" office:value-type="float" office:value="0.00000050861629846756" calcext:value-type="float">
            <text:p>5.0861629846756E-07</text:p>
          </table:table-cell>
          <table:table-cell table:number-columns-repeated="2"/>
        </table:table-row>
        <table:table-row table:style-name="ro1">
          <table:table-cell office:value-type="float" office:value="0.00000590086" calcext:value-type="float">
            <text:p>0.00000590086</text:p>
          </table:table-cell>
          <table:table-cell office:value-type="float" office:value="0.0000204256" calcext:value-type="float">
            <text:p>0.0000204256</text:p>
          </table:table-cell>
          <table:table-cell table:formula="of:=([.A11]*[.A11])" office:value-type="float" office:value="0.00000000003482014874" calcext:value-type="float">
            <text:p>3.48201487396E-11</text:p>
          </table:table-cell>
          <table:table-cell table:formula="of:=([.A11]-[.B11])*([.A11]-[.B11])" office:value-type="float" office:value="0.00000000021096807207" calcext:value-type="float">
            <text:p>2.109680720676E-10</text:p>
          </table:table-cell>
          <table:table-cell table:number-columns-repeated="2"/>
        </table:table-row>
        <table:table-row table:style-name="ro1">
          <table:table-cell office:value-type="float" office:value="0.0000326633" calcext:value-type="float">
            <text:p>0.0000326633</text:p>
          </table:table-cell>
          <table:table-cell office:value-type="float" office:value="0.0000126764" calcext:value-type="float">
            <text:p>0.0000126764</text:p>
          </table:table-cell>
          <table:table-cell table:formula="of:=([.A12]*[.A12])" office:value-type="float" office:value="0.00000000106689116689" calcext:value-type="float">
            <text:p>1.06689116689E-09</text:p>
          </table:table-cell>
          <table:table-cell table:formula="of:=([.A12]-[.B12])*([.A12]-[.B12])" office:value-type="float" office:value="0.00000000039947617161" calcext:value-type="float">
            <text:p>3.9947617161E-10</text:p>
          </table:table-cell>
          <table:table-cell table:number-columns-repeated="2"/>
        </table:table-row>
        <table:table-row table:style-name="ro1">
          <table:table-cell office:value-type="float" office:value="0.0000326633" calcext:value-type="float">
            <text:p>0.0000326633</text:p>
          </table:table-cell>
          <table:table-cell office:value-type="float" office:value="0.0244449" calcext:value-type="float">
            <text:p>0.0244449</text:p>
          </table:table-cell>
          <table:table-cell table:formula="of:=([.A13]*[.A13])" office:value-type="float" office:value="0.00000000106689116689" calcext:value-type="float">
            <text:p>1.06689116689E-09</text:p>
          </table:table-cell>
          <table:table-cell table:formula="of:=([.A13]-[.B13])*([.A13]-[.B13])" office:value-type="float" office:value="0.000595957300696827" calcext:value-type="float">
            <text:p>0.000595957300696827</text:p>
          </table:table-cell>
          <table:table-cell table:number-columns-repeated="2"/>
        </table:table-row>
        <table:table-row table:style-name="ro1">
          <table:table-cell office:value-type="float" office:value="0.0000110865" calcext:value-type="float">
            <text:p>0.0000110865</text:p>
          </table:table-cell>
          <table:table-cell office:value-type="float" office:value="0.00919128" calcext:value-type="float">
            <text:p>0.00919128</text:p>
          </table:table-cell>
          <table:table-cell table:formula="of:=([.A14]*[.A14])" office:value-type="float" office:value="0.00000000012291048225" calcext:value-type="float">
            <text:p>1.2291048225E-10</text:p>
          </table:table-cell>
          <table:table-cell table:formula="of:=([.A14]-[.B14])*([.A14]-[.B14])" office:value-type="float" office:value="0.0000842759526974422" calcext:value-type="float">
            <text:p>8.42759526974422E-05</text:p>
          </table:table-cell>
          <table:table-cell table:number-columns-repeated="2"/>
        </table:table-row>
        <table:table-row table:style-name="ro1">
          <table:table-cell office:value-type="float" office:value="0.00330603" calcext:value-type="float">
            <text:p>0.00330603</text:p>
          </table:table-cell>
          <table:table-cell office:value-type="float" office:value="0.000344755" calcext:value-type="float">
            <text:p>0.000344755</text:p>
          </table:table-cell>
          <table:table-cell table:formula="of:=([.A15]*[.A15])" office:value-type="float" office:value="0.0000109298343609" calcext:value-type="float">
            <text:p>0.0000109298343609</text:p>
          </table:table-cell>
          <table:table-cell table:formula="of:=([.A15]-[.B15])*([.A15]-[.B15])" office:value-type="float" office:value="0.000008769149625625" calcext:value-type="float">
            <text:p>8.769149625625E-06</text:p>
          </table:table-cell>
          <table:table-cell table:number-columns-repeated="2"/>
        </table:table-row>
        <table:table-row table:style-name="ro1">
          <table:table-cell office:value-type="float" office:value="0.00267959" calcext:value-type="float">
            <text:p>0.00267959</text:p>
          </table:table-cell>
          <table:table-cell office:value-type="float" office:value="0.00548982" calcext:value-type="float">
            <text:p>0.00548982</text:p>
          </table:table-cell>
          <table:table-cell table:formula="of:=([.A16]*[.A16])" office:value-type="float" office:value="0.0000071802025681" calcext:value-type="float">
            <text:p>0.0000071802025681</text:p>
          </table:table-cell>
          <table:table-cell table:formula="of:=([.A16]-[.B16])*([.A16]-[.B16])" office:value-type="float" office:value="0.0000078973926529" calcext:value-type="float">
            <text:p>0.0000078973926529</text:p>
          </table:table-cell>
          <table:table-cell table:number-columns-repeated="2"/>
        </table:table-row>
        <table:table-row table:style-name="ro1">
          <table:table-cell office:value-type="float" office:value="0.0045312" calcext:value-type="float">
            <text:p>0.0045312</text:p>
          </table:table-cell>
          <table:table-cell office:value-type="float" office:value="0.00130114" calcext:value-type="float">
            <text:p>0.00130114</text:p>
          </table:table-cell>
          <table:table-cell table:formula="of:=([.A17]*[.A17])" office:value-type="float" office:value="0.00002053177344" calcext:value-type="float">
            <text:p>0.00002053177344</text:p>
          </table:table-cell>
          <table:table-cell table:formula="of:=([.A17]-[.B17])*([.A17]-[.B17])" office:value-type="float" office:value="0.0000104332876036" calcext:value-type="float">
            <text:p>0.0000104332876036</text:p>
          </table:table-cell>
          <table:table-cell table:number-columns-repeated="2"/>
        </table:table-row>
        <table:table-row table:style-name="ro1">
          <table:table-cell office:value-type="float" office:value="0.00290877" calcext:value-type="float">
            <text:p>0.00290877</text:p>
          </table:table-cell>
          <table:table-cell office:value-type="float" office:value="0.00365618" calcext:value-type="float">
            <text:p>0.00365618</text:p>
          </table:table-cell>
          <table:table-cell table:formula="of:=([.A18]*[.A18])" office:value-type="float" office:value="0.0000084609429129" calcext:value-type="float">
            <text:p>0.0000084609429129</text:p>
          </table:table-cell>
          <table:table-cell table:formula="of:=([.A18]-[.B18])*([.A18]-[.B18])" office:value-type="float" office:value="0.0000005586217081" calcext:value-type="float">
            <text:p>0.0000005586217081</text:p>
          </table:table-cell>
          <table:table-cell table:number-columns-repeated="2"/>
        </table:table-row>
        <table:table-row table:style-name="ro1">
          <table:table-cell office:value-type="float" office:value="0.00200039" calcext:value-type="float">
            <text:p>0.00200039</text:p>
          </table:table-cell>
          <table:table-cell office:value-type="float" office:value="0.000705273" calcext:value-type="float">
            <text:p>0.000705273</text:p>
          </table:table-cell>
          <table:table-cell table:formula="of:=([.A19]*[.A19])" office:value-type="float" office:value="0.0000040015601521" calcext:value-type="float">
            <text:p>0.0000040015601521</text:p>
          </table:table-cell>
          <table:table-cell table:formula="of:=([.A19]-[.B19])*([.A19]-[.B19])" office:value-type="float" office:value="0.000001677328043689" calcext:value-type="float">
            <text:p>1.677328043689E-06</text:p>
          </table:table-cell>
          <table:table-cell table:number-columns-repeated="2"/>
        </table:table-row>
        <table:table-row table:style-name="ro1">
          <table:table-cell office:value-type="float" office:value="0.00566649" calcext:value-type="float">
            <text:p>0.00566649</text:p>
          </table:table-cell>
          <table:table-cell office:value-type="float" office:value="0.000790167" calcext:value-type="float">
            <text:p>0.000790167</text:p>
          </table:table-cell>
          <table:table-cell table:formula="of:=([.A20]*[.A20])" office:value-type="float" office:value="0.0000321091089201" calcext:value-type="float">
            <text:p>0.0000321091089201</text:p>
          </table:table-cell>
          <table:table-cell table:formula="of:=([.A20]-[.B20])*([.A20]-[.B20])" office:value-type="float" office:value="0.000023778526000329" calcext:value-type="float">
            <text:p>2.3778526000329E-05</text:p>
          </table:table-cell>
          <table:table-cell table:number-columns-repeated="2"/>
        </table:table-row>
        <table:table-row table:style-name="ro1">
          <table:table-cell office:value-type="float" office:value="0.0107457" calcext:value-type="float">
            <text:p>0.0107457</text:p>
          </table:table-cell>
          <table:table-cell office:value-type="float" office:value="0.120248" calcext:value-type="float">
            <text:p>0.120248</text:p>
          </table:table-cell>
          <table:table-cell table:formula="of:=([.A21]*[.A21])" office:value-type="float" office:value="0.00011547006849" calcext:value-type="float">
            <text:p>0.00011547006849</text:p>
          </table:table-cell>
          <table:table-cell table:formula="of:=([.A21]-[.B21])*([.A21]-[.B21])" office:value-type="float" office:value="0.01199075370529" calcext:value-type="float">
            <text:p>0.01199075370529</text:p>
          </table:table-cell>
          <table:table-cell table:number-columns-repeated="2"/>
        </table:table-row>
        <table:table-row table:style-name="ro1">
          <table:table-cell office:value-type="float" office:value="0.0291709" calcext:value-type="float">
            <text:p>0.0291709</text:p>
          </table:table-cell>
          <table:table-cell office:value-type="float" office:value="0.072043" calcext:value-type="float">
            <text:p>0.072043</text:p>
          </table:table-cell>
          <table:table-cell table:formula="of:=([.A22]*[.A22])" office:value-type="float" office:value="0.00085094140681" calcext:value-type="float">
            <text:p>0.00085094140681</text:p>
          </table:table-cell>
          <table:table-cell table:formula="of:=([.A22]-[.B22])*([.A22]-[.B22])" office:value-type="float" office:value="0.00183801695841" calcext:value-type="float">
            <text:p>0.00183801695841</text:p>
          </table:table-cell>
          <table:table-cell table:number-columns-repeated="2"/>
        </table:table-row>
        <table:table-row table:style-name="ro1">
          <table:table-cell office:value-type="float" office:value="0.0897371" calcext:value-type="float">
            <text:p>0.0897371</text:p>
          </table:table-cell>
          <table:table-cell office:value-type="float" office:value="0.168987" calcext:value-type="float">
            <text:p>0.168987</text:p>
          </table:table-cell>
          <table:table-cell table:formula="of:=([.A23]*[.A23])" office:value-type="float" office:value="0.00805274711641" calcext:value-type="float">
            <text:p>0.00805274711641</text:p>
          </table:table-cell>
          <table:table-cell table:formula="of:=([.A23]-[.B23])*([.A23]-[.B23])" office:value-type="float" office:value="0.00628054665001" calcext:value-type="float">
            <text:p>0.00628054665001</text:p>
          </table:table-cell>
          <table:table-cell table:number-columns-repeated="2"/>
        </table:table-row>
        <table:table-row table:style-name="ro1">
          <table:table-cell office:value-type="float" office:value="0.157105" calcext:value-type="float">
            <text:p>0.157105</text:p>
          </table:table-cell>
          <table:table-cell office:value-type="float" office:value="0.326598" calcext:value-type="float">
            <text:p>0.326598</text:p>
          </table:table-cell>
          <table:table-cell table:formula="of:=([.A24]*[.A24])" office:value-type="float" office:value="0.024681981025" calcext:value-type="float">
            <text:p>0.024681981025</text:p>
          </table:table-cell>
          <table:table-cell table:formula="of:=([.A24]-[.B24])*([.A24]-[.B24])" office:value-type="float" office:value="0.028727877049" calcext:value-type="float">
            <text:p>0.028727877049</text:p>
          </table:table-cell>
          <table:table-cell table:number-columns-repeated="2"/>
        </table:table-row>
        <table:table-row table:style-name="ro1">
          <table:table-cell office:value-type="float" office:value="0.20344" calcext:value-type="float">
            <text:p>0.20344</text:p>
          </table:table-cell>
          <table:table-cell office:value-type="float" office:value="0.0529767" calcext:value-type="float">
            <text:p>0.0529767</text:p>
          </table:table-cell>
          <table:table-cell table:formula="of:=([.A25]*[.A25])" office:value-type="float" office:value="0.0413878336" calcext:value-type="float">
            <text:p>0.0413878336</text:p>
          </table:table-cell>
          <table:table-cell table:formula="of:=([.A25]-[.B25])*([.A25]-[.B25])" office:value-type="float" office:value="0.02263920464689" calcext:value-type="float">
            <text:p>0.02263920464689</text:p>
          </table:table-cell>
          <table:table-cell table:number-columns-repeated="2"/>
        </table:table-row>
        <table:table-row table:style-name="ro1">
          <table:table-cell office:value-type="float" office:value="0.20344" calcext:value-type="float">
            <text:p>0.20344</text:p>
          </table:table-cell>
          <table:table-cell office:value-type="float" office:value="0.0631308" calcext:value-type="float">
            <text:p>0.0631308</text:p>
          </table:table-cell>
          <table:table-cell table:formula="of:=([.A26]*[.A26])" office:value-type="float" office:value="0.0413878336" calcext:value-type="float">
            <text:p>0.0413878336</text:p>
          </table:table-cell>
          <table:table-cell table:formula="of:=([.A26]-[.B26])*([.A26]-[.B26])" office:value-type="float" office:value="0.01968667160464" calcext:value-type="float">
            <text:p>0.01968667160464</text:p>
          </table:table-cell>
          <table:table-cell table:number-columns-repeated="2"/>
        </table:table-row>
        <table:table-row table:style-name="ro1">
          <table:table-cell office:value-type="float" office:value="0.20344" calcext:value-type="float">
            <text:p>0.20344</text:p>
          </table:table-cell>
          <table:table-cell office:value-type="float" office:value="0.180823" calcext:value-type="float">
            <text:p>0.180823</text:p>
          </table:table-cell>
          <table:table-cell table:formula="of:=([.A27]*[.A27])" office:value-type="float" office:value="0.0413878336" calcext:value-type="float">
            <text:p>0.0413878336</text:p>
          </table:table-cell>
          <table:table-cell table:formula="of:=([.A27]-[.B27])*([.A27]-[.B27])" office:value-type="float" office:value="0.000511528689" calcext:value-type="float">
            <text:p>0.000511528689</text:p>
          </table:table-cell>
          <table:table-cell table:number-columns-repeated="2"/>
        </table:table-row>
        <table:table-row table:style-name="ro1">
          <table:table-cell office:value-type="float" office:value="0.272911" calcext:value-type="float">
            <text:p>0.272911</text:p>
          </table:table-cell>
          <table:table-cell office:value-type="float" office:value="0.291185" calcext:value-type="float">
            <text:p>0.291185</text:p>
          </table:table-cell>
          <table:table-cell table:formula="of:=([.A28]*[.A28])" office:value-type="float" office:value="0.074480413921" calcext:value-type="float">
            <text:p>0.074480413921</text:p>
          </table:table-cell>
          <table:table-cell table:formula="of:=([.A28]-[.B28])*([.A28]-[.B28])" office:value-type="float" office:value="0.000333939076" calcext:value-type="float">
            <text:p>0.000333939076</text:p>
          </table:table-cell>
          <table:table-cell table:number-columns-repeated="2"/>
        </table:table-row>
        <table:table-row table:style-name="ro1">
          <table:table-cell office:value-type="float" office:value="0.508772" calcext:value-type="float">
            <text:p>0.508772</text:p>
          </table:table-cell>
          <table:table-cell office:value-type="float" office:value="0.276415" calcext:value-type="float">
            <text:p>0.276415</text:p>
          </table:table-cell>
          <table:table-cell table:formula="of:=([.A29]*[.A29])" office:value-type="float" office:value="0.258848947984" calcext:value-type="float">
            <text:p>0.258848947984</text:p>
          </table:table-cell>
          <table:table-cell table:formula="of:=([.A29]-[.B29])*([.A29]-[.B29])" office:value-type="float" office:value="0.053989775449" calcext:value-type="float">
            <text:p>0.053989775449</text:p>
          </table:table-cell>
          <table:table-cell table:number-columns-repeated="2"/>
        </table:table-row>
        <table:table-row table:style-name="ro1">
          <table:table-cell office:value-type="float" office:value="0.508772" calcext:value-type="float">
            <text:p>0.508772</text:p>
          </table:table-cell>
          <table:table-cell office:value-type="float" office:value="0.315957" calcext:value-type="float">
            <text:p>0.315957</text:p>
          </table:table-cell>
          <table:table-cell table:formula="of:=([.A30]*[.A30])" office:value-type="float" office:value="0.258848947984" calcext:value-type="float">
            <text:p>0.258848947984</text:p>
          </table:table-cell>
          <table:table-cell table:formula="of:=([.A30]-[.B30])*([.A30]-[.B30])" office:value-type="float" office:value="0.037177624225" calcext:value-type="float">
            <text:p>0.037177624225</text:p>
          </table:table-cell>
          <table:table-cell table:number-columns-repeated="2"/>
        </table:table-row>
        <table:table-row table:style-name="ro1">
          <table:table-cell office:value-type="float" office:value="0.716114" calcext:value-type="float">
            <text:p>0.716114</text:p>
          </table:table-cell>
          <table:table-cell office:value-type="float" office:value="0.329307" calcext:value-type="float">
            <text:p>0.329307</text:p>
          </table:table-cell>
          <table:table-cell table:formula="of:=([.A31]*[.A31])" office:value-type="float" office:value="0.512819260996" calcext:value-type="float">
            <text:p>0.512819260996</text:p>
          </table:table-cell>
          <table:table-cell table:formula="of:=([.A31]-[.B31])*([.A31]-[.B31])" office:value-type="float" office:value="0.149619655249" calcext:value-type="float">
            <text:p>0.149619655249</text:p>
          </table:table-cell>
          <table:table-cell table:number-columns-repeated="2"/>
        </table:table-row>
        <table:table-row table:style-name="ro1">
          <table:table-cell office:value-type="float" office:value="0.716114" calcext:value-type="float">
            <text:p>0.716114</text:p>
          </table:table-cell>
          <table:table-cell office:value-type="float" office:value="0.415587" calcext:value-type="float">
            <text:p>0.415587</text:p>
          </table:table-cell>
          <table:table-cell table:formula="of:=([.A32]*[.A32])" office:value-type="float" office:value="0.512819260996" calcext:value-type="float">
            <text:p>0.512819260996</text:p>
          </table:table-cell>
          <table:table-cell table:formula="of:=([.A32]-[.B32])*([.A32]-[.B32])" office:value-type="float" office:value="0.090316477729" calcext:value-type="float">
            <text:p>0.090316477729</text:p>
          </table:table-cell>
          <table:table-cell table:number-columns-repeated="2"/>
        </table:table-row>
        <table:table-row table:style-name="ro1">
          <table:table-cell office:value-type="float" office:value="0.716114" calcext:value-type="float">
            <text:p>0.716114</text:p>
          </table:table-cell>
          <table:table-cell office:value-type="float" office:value="0.607018" calcext:value-type="float">
            <text:p>0.607018</text:p>
          </table:table-cell>
          <table:table-cell table:formula="of:=([.A33]*[.A33])" office:value-type="float" office:value="0.512819260996" calcext:value-type="float">
            <text:p>0.512819260996</text:p>
          </table:table-cell>
          <table:table-cell table:formula="of:=([.A33]-[.B33])*([.A33]-[.B33])" office:value-type="float" office:value="0.011901937216" calcext:value-type="float">
            <text:p>0.011901937216</text:p>
          </table:table-cell>
          <table:table-cell table:number-columns-repeated="2"/>
        </table:table-row>
        <table:table-row table:style-name="ro1">
          <table:table-cell office:value-type="float" office:value="0.831505" calcext:value-type="float">
            <text:p>0.831505</text:p>
          </table:table-cell>
          <table:table-cell office:value-type="float" office:value="0.489865" calcext:value-type="float">
            <text:p>0.489865</text:p>
          </table:table-cell>
          <table:table-cell table:formula="of:=([.A34]*[.A34])" office:value-type="float" office:value="0.691400565025" calcext:value-type="float">
            <text:p>0.691400565025</text:p>
          </table:table-cell>
          <table:table-cell table:formula="of:=([.A34]-[.B34])*([.A34]-[.B34])" office:value-type="float" office:value="0.1167178896" calcext:value-type="float">
            <text:p>0.1167178896</text:p>
          </table:table-cell>
          <table:table-cell table:number-columns-repeated="2"/>
        </table:table-row>
        <table:table-row table:style-name="ro1">
          <table:table-cell office:value-type="float" office:value="0.909679" calcext:value-type="float">
            <text:p>0.909679</text:p>
          </table:table-cell>
          <table:table-cell office:value-type="float" office:value="0.836507" calcext:value-type="float">
            <text:p>0.836507</text:p>
          </table:table-cell>
          <table:table-cell table:formula="of:=([.A35]*[.A35])" office:value-type="float" office:value="0.827515883041" calcext:value-type="float">
            <text:p>0.827515883041</text:p>
          </table:table-cell>
          <table:table-cell table:formula="of:=([.A35]-[.B35])*([.A35]-[.B35])" office:value-type="float" office:value="0.005354141584" calcext:value-type="float">
            <text:p>0.005354141584</text:p>
          </table:table-cell>
          <table:table-cell table:number-columns-repeated="2"/>
        </table:table-row>
        <table:table-row table:style-name="ro1">
          <table:table-cell office:value-type="float" office:value="0.909679" calcext:value-type="float">
            <text:p>0.909679</text:p>
          </table:table-cell>
          <table:table-cell office:value-type="float" office:value="0.875708" calcext:value-type="float">
            <text:p>0.875708</text:p>
          </table:table-cell>
          <table:table-cell table:formula="of:=([.A36]*[.A36])" office:value-type="float" office:value="0.827515883041" calcext:value-type="float">
            <text:p>0.827515883041</text:p>
          </table:table-cell>
          <table:table-cell table:formula="of:=([.A36]-[.B36])*([.A36]-[.B36])" office:value-type="float" office:value="0.001154028841" calcext:value-type="float">
            <text:p>0.001154028841</text:p>
          </table:table-cell>
          <table:table-cell table:number-columns-repeated="2"/>
        </table:table-row>
        <table:table-row table:style-name="ro1">
          <table:table-cell office:value-type="float" office:value="0.978886" calcext:value-type="float">
            <text:p>0.978886</text:p>
          </table:table-cell>
          <table:table-cell office:value-type="float" office:value="0.906991" calcext:value-type="float">
            <text:p>0.906991</text:p>
          </table:table-cell>
          <table:table-cell table:formula="of:=([.A37]*[.A37])" office:value-type="float" office:value="0.958217800996" calcext:value-type="float">
            <text:p>0.958217800996</text:p>
          </table:table-cell>
          <table:table-cell table:formula="of:=([.A37]-[.B37])*([.A37]-[.B37])" office:value-type="float" office:value="0.00516889102500001" calcext:value-type="float">
            <text:p>0.00516889102500001</text:p>
          </table:table-cell>
          <table:table-cell table:number-columns-repeated="2"/>
        </table:table-row>
        <table:table-row table:style-name="ro1">
          <table:table-cell office:value-type="float" office:value="0.978887" calcext:value-type="float">
            <text:p>0.978887</text:p>
          </table:table-cell>
          <table:table-cell office:value-type="float" office:value="0.983992" calcext:value-type="float">
            <text:p>0.983992</text:p>
          </table:table-cell>
          <table:table-cell table:formula="of:=([.A38]*[.A38])" office:value-type="float" office:value="0.958219758769" calcext:value-type="float">
            <text:p>0.958219758769</text:p>
          </table:table-cell>
          <table:table-cell table:formula="of:=([.A38]-[.B38])*([.A38]-[.B38])" office:value-type="float" office:value="0.0000260610250000003" calcext:value-type="float">
            <text:p>2.60610250000003E-05</text:p>
          </table:table-cell>
          <table:table-cell table:number-columns-repeated="2"/>
        </table:table-row>
        <table:table-row table:style-name="ro1">
          <table:table-cell office:value-type="float" office:value="0.978886" calcext:value-type="float">
            <text:p>0.978886</text:p>
          </table:table-cell>
          <table:table-cell office:value-type="float" office:value="0.997461" calcext:value-type="float">
            <text:p>0.997461</text:p>
          </table:table-cell>
          <table:table-cell table:formula="of:=([.A39]*[.A39])" office:value-type="float" office:value="0.958217800996" calcext:value-type="float">
            <text:p>0.958217800996</text:p>
          </table:table-cell>
          <table:table-cell table:formula="of:=([.A39]-[.B39])*([.A39]-[.B39])" office:value-type="float" office:value="0.000345030625" calcext:value-type="float">
            <text:p>0.000345030625</text:p>
          </table:table-cell>
          <table:table-cell table:number-columns-repeated="2"/>
        </table:table-row>
        <table:table-row table:style-name="ro1">
          <table:table-cell office:value-type="float" office:value="0.978887" calcext:value-type="float">
            <text:p>0.978887</text:p>
          </table:table-cell>
          <table:table-cell office:value-type="float" office:value="0.999265" calcext:value-type="float">
            <text:p>0.999265</text:p>
          </table:table-cell>
          <table:table-cell table:formula="of:=([.A40]*[.A40])" office:value-type="float" office:value="0.958219758769" calcext:value-type="float">
            <text:p>0.958219758769</text:p>
          </table:table-cell>
          <table:table-cell table:formula="of:=([.A40]-[.B40])*([.A40]-[.B40])" office:value-type="float" office:value="0.000415262884" calcext:value-type="float">
            <text:p>0.000415262884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303222" calcext:value-type="float">
            <text:p>0.00000303222</text:p>
          </table:table-cell>
          <table:table-cell table:formula="of:=([.A41]*[.A41])" office:value-type="float" office:value="0.0000000000009094941" calcext:value-type="float">
            <text:p>9.09494098276E-13</text:p>
          </table:table-cell>
          <table:table-cell table:formula="of:=([.A41]-[.B41])*([.A41]-[.B41])" office:value-type="float" office:value="0.00000000000432035347" calcext:value-type="float">
            <text:p>4.320353474116E-12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180795" calcext:value-type="float">
            <text:p>0.00180795</text:p>
          </table:table-cell>
          <table:table-cell table:formula="of:=([.A42]*[.A42])" office:value-type="float" office:value="0.00000000002330939088" calcext:value-type="float">
            <text:p>2.33093908804E-11</text:p>
          </table:table-cell>
          <table:table-cell table:formula="of:=([.A42]-[.B42])*([.A42]-[.B42])" office:value-type="float" office:value="0.00000325124901900888" calcext:value-type="float">
            <text:p>3.25124901900888E-06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0000204265" calcext:value-type="float">
            <text:p>2.04265E-10</text:p>
          </table:table-cell>
          <table:table-cell table:formula="of:=([.A43]*[.A43])" office:value-type="float" office:value="0.00000000000069633184" calcext:value-type="float">
            <text:p>6.96331836225E-13</text:p>
          </table:table-cell>
          <table:table-cell table:formula="of:=([.A43]-[.B43])*([.A43]-[.B43])" office:value-type="float" office:value="0.00000000000069599097" calcext:value-type="float">
            <text:p>6.9599097396274E-13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0000237509" calcext:value-type="float">
            <text:p>0.00000000237509</text:p>
          </table:table-cell>
          <table:table-cell table:formula="of:=([.A44]*[.A44])" office:value-type="float" office:value="0.00000000000022737352" calcext:value-type="float">
            <text:p>2.27373524569E-13</text:p>
          </table:table-cell>
          <table:table-cell table:formula="of:=([.A44]-[.B44])*([.A44]-[.B44])" office:value-type="float" office:value="0.0000000000002251141" calcext:value-type="float">
            <text:p>2.25114104040848E-13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0000044277" calcext:value-type="float">
            <text:p>0.0000000044277</text:p>
          </table:table-cell>
          <table:table-cell table:formula="of:=([.A45]*[.A45])" office:value-type="float" office:value="0.00000000000022737352" calcext:value-type="float">
            <text:p>2.27373524569E-13</text:p>
          </table:table-cell>
          <table:table-cell table:formula="of:=([.A45]-[.B45])*([.A45]-[.B45])" office:value-type="float" office:value="0.00000000000022317055" calcext:value-type="float">
            <text:p>2.2317054672649E-13</text:p>
          </table:table-cell>
          <table:table-cell table:number-columns-repeated="2"/>
        </table:table-row>
        <table:table-row table:style-name="ro1">
          <table:table-cell office:value-type="float" office:value="0.00000500679" calcext:value-type="float">
            <text:p>0.00000500679</text:p>
          </table:table-cell>
          <table:table-cell office:value-type="float" office:value="0.00114901" calcext:value-type="float">
            <text:p>0.00114901</text:p>
          </table:table-cell>
          <table:table-cell table:formula="of:=([.A46]*[.A46])" office:value-type="float" office:value="0.0000000000250679461" calcext:value-type="float">
            <text:p>2.50679461041E-11</text:p>
          </table:table-cell>
          <table:table-cell table:formula="of:=([.A46]-[.B46])*([.A46]-[.B46])" office:value-type="float" office:value="0.0000013087433444903" calcext:value-type="float">
            <text:p>1.3087433444903E-06</text:p>
          </table:table-cell>
          <table:table-cell table:number-columns-repeated="2"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00027395" calcext:value-type="float">
            <text:p>0.0000027395</text:p>
          </table:table-cell>
          <table:table-cell table:formula="of:=([.A47]*[.A47])" office:value-type="float" office:value="0.00000000010146935824" calcext:value-type="float">
            <text:p>1.0146935824E-10</text:p>
          </table:table-cell>
          <table:table-cell table:formula="of:=([.A47]-[.B47])*([.A47]-[.B47])" office:value-type="float" office:value="0.00000000005378315569" calcext:value-type="float">
            <text:p>5.378315569E-11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0119186" calcext:value-type="float">
            <text:p>0.000000119186</text:p>
          </table:table-cell>
          <table:table-cell table:formula="of:=([.A48]*[.A48])" office:value-type="float" office:value="0.00000000000003197445" calcext:value-type="float">
            <text:p>3.1974446596E-14</text:p>
          </table:table-cell>
          <table:table-cell table:formula="of:=([.A48]-[.B48])*([.A48]-[.B48])" office:value-type="float" office:value="3.555498384E-015" calcext:value-type="float">
            <text:p>3.555498384E-15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0143766" calcext:value-type="float">
            <text:p>0.000000143766</text:p>
          </table:table-cell>
          <table:table-cell table:formula="of:=([.A49]*[.A49])" office:value-type="float" office:value="0.00000000000008881771" calcext:value-type="float">
            <text:p>8.8817708529E-14</text:p>
          </table:table-cell>
          <table:table-cell table:formula="of:=([.A49]-[.B49])*([.A49]-[.B49])" office:value-type="float" office:value="0.00000000000002379522" calcext:value-type="float">
            <text:p>2.3795222049E-14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312405" calcext:value-type="float">
            <text:p>0.00000312405</text:p>
          </table:table-cell>
          <table:table-cell table:formula="of:=([.A50]*[.A50])" office:value-type="float" office:value="0.00000000000069633184" calcext:value-type="float">
            <text:p>6.96331836225E-13</text:p>
          </table:table-cell>
          <table:table-cell table:formula="of:=([.A50]-[.B50])*([.A50]-[.B50])" office:value-type="float" office:value="0.00000000000524219947" calcext:value-type="float">
            <text:p>5.242199472225E-12</text:p>
          </table:table-cell>
          <table:table-cell table:number-columns-repeated="2"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00151845" calcext:value-type="float">
            <text:p>0.0000151845</text:p>
          </table:table-cell>
          <table:table-cell table:formula="of:=([.A51]*[.A51])" office:value-type="float" office:value="0.0000000000686420535" calcext:value-type="float">
            <text:p>6.86420535025E-11</text:p>
          </table:table-cell>
          <table:table-cell table:formula="of:=([.A51]-[.B51])*([.A51]-[.B51])" office:value-type="float" office:value="0.0000000000476024103" calcext:value-type="float">
            <text:p>4.76024103025E-11</text:p>
          </table:table-cell>
          <table:table-cell table:number-columns-repeated="2"/>
        </table:table-row>
        <table:table-row table:style-name="ro1">
          <table:table-cell office:value-type="float" office:value="0.0000530481" calcext:value-type="float">
            <text:p>0.0000530481</text:p>
          </table:table-cell>
          <table:table-cell office:value-type="float" office:value="0.00108695" calcext:value-type="float">
            <text:p>0.00108695</text:p>
          </table:table-cell>
          <table:table-cell table:formula="of:=([.A52]*[.A52])" office:value-type="float" office:value="0.00000000281410091361" calcext:value-type="float">
            <text:p>2.81410091361E-09</text:p>
          </table:table-cell>
          <table:table-cell table:formula="of:=([.A52]-[.B52])*([.A52]-[.B52])" office:value-type="float" office:value="0.00000106895313882361" calcext:value-type="float">
            <text:p>1.06895313882361E-06</text:p>
          </table:table-cell>
          <table:table-cell table:number-columns-repeated="2"/>
        </table:table-row>
        <table:table-row table:style-name="ro1">
          <table:table-cell office:value-type="float" office:value="0.000365257" calcext:value-type="float">
            <text:p>0.000365257</text:p>
          </table:table-cell>
          <table:table-cell office:value-type="float" office:value="0.0290002" calcext:value-type="float">
            <text:p>0.0290002</text:p>
          </table:table-cell>
          <table:table-cell table:formula="of:=([.A53]*[.A53])" office:value-type="float" office:value="0.000000133412676049" calcext:value-type="float">
            <text:p>1.33412676049E-07</text:p>
          </table:table-cell>
          <table:table-cell table:formula="of:=([.A53]-[.B53])*([.A53]-[.B53])" office:value-type="float" office:value="0.000819959960613249" calcext:value-type="float">
            <text:p>0.000819959960613249</text:p>
          </table:table-cell>
          <table:table-cell table:number-columns-repeated="2"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388355" calcext:value-type="float">
            <text:p>0.0388355</text:p>
          </table:table-cell>
          <table:table-cell table:formula="of:=([.A54]*[.A54])" office:value-type="float" office:value="0.000000104867164224" calcext:value-type="float">
            <text:p>1.04867164224E-07</text:p>
          </table:table-cell>
          <table:table-cell table:formula="of:=([.A54]-[.B54])*([.A54]-[.B54])" office:value-type="float" office:value="0.00148314857214222" calcext:value-type="float">
            <text:p>0.00148314857214222</text:p>
          </table:table-cell>
          <table:table-cell table:number-columns-repeated="2"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0497785" calcext:value-type="float">
            <text:p>0.00497785</text:p>
          </table:table-cell>
          <table:table-cell table:formula="of:=([.A55]*[.A55])" office:value-type="float" office:value="0.000000104867164224" calcext:value-type="float">
            <text:p>1.04867164224E-07</text:p>
          </table:table-cell>
          <table:table-cell table:formula="of:=([.A55]-[.B55])*([.A55]-[.B55])" office:value-type="float" office:value="0.000021659883544324" calcext:value-type="float">
            <text:p>2.1659883544324E-05</text:p>
          </table:table-cell>
          <table:table-cell table:number-columns-repeated="2"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271641" calcext:value-type="float">
            <text:p>0.0271641</text:p>
          </table:table-cell>
          <table:table-cell table:formula="of:=([.A56]*[.A56])" office:value-type="float" office:value="0.000000104867164224" calcext:value-type="float">
            <text:p>1.04867164224E-07</text:p>
          </table:table-cell>
          <table:table-cell table:formula="of:=([.A56]-[.B56])*([.A56]-[.B56])" office:value-type="float" office:value="0.000720399986311824" calcext:value-type="float">
            <text:p>0.000720399986311824</text:p>
          </table:table-cell>
          <table:table-cell table:number-columns-repeated="2"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340059" calcext:value-type="float">
            <text:p>0.0340059</text:p>
          </table:table-cell>
          <table:table-cell table:formula="of:=([.A57]*[.A57])" office:value-type="float" office:value="0.000000104867164224" calcext:value-type="float">
            <text:p>1.04867164224E-07</text:p>
          </table:table-cell>
          <table:table-cell table:formula="of:=([.A57]-[.B57])*([.A57]-[.B57])" office:value-type="float" office:value="0.00113448170475662" calcext:value-type="float">
            <text:p>0.00113448170475662</text:p>
          </table:table-cell>
          <table:table-cell table:number-columns-repeated="2"/>
        </table:table-row>
        <table:table-row table:style-name="ro1">
          <table:table-cell office:value-type="float" office:value="0.000323832" calcext:value-type="float">
            <text:p>0.000323832</text:p>
          </table:table-cell>
          <table:table-cell office:value-type="float" office:value="0.0355676" calcext:value-type="float">
            <text:p>0.0355676</text:p>
          </table:table-cell>
          <table:table-cell table:formula="of:=([.A58]*[.A58])" office:value-type="float" office:value="0.000000104867164224" calcext:value-type="float">
            <text:p>1.04867164224E-07</text:p>
          </table:table-cell>
          <table:table-cell table:formula="of:=([.A58]-[.B58])*([.A58]-[.B58])" office:value-type="float" office:value="0.00124212318283782" calcext:value-type="float">
            <text:p>0.00124212318283782</text:p>
          </table:table-cell>
          <table:table-cell table:number-columns-repeated="2"/>
        </table:table-row>
        <table:table-row table:style-name="ro1">
          <table:table-cell office:value-type="float" office:value="0.00048691" calcext:value-type="float">
            <text:p>0.00048691</text:p>
          </table:table-cell>
          <table:table-cell office:value-type="float" office:value="0.0104599" calcext:value-type="float">
            <text:p>0.0104599</text:p>
          </table:table-cell>
          <table:table-cell table:formula="of:=([.A59]*[.A59])" office:value-type="float" office:value="0.0000002370813481" calcext:value-type="float">
            <text:p>0.0000002370813481</text:p>
          </table:table-cell>
          <table:table-cell table:formula="of:=([.A59]-[.B59])*([.A59]-[.B59])" office:value-type="float" office:value="0.0000994605295401" calcext:value-type="float">
            <text:p>0.0000994605295401</text:p>
          </table:table-cell>
          <table:table-cell table:number-columns-repeated="2"/>
        </table:table-row>
        <table:table-row table:style-name="ro1">
          <table:table-cell office:value-type="float" office:value="0.000594437" calcext:value-type="float">
            <text:p>0.000594437</text:p>
          </table:table-cell>
          <table:table-cell office:value-type="float" office:value="0.0108076" calcext:value-type="float">
            <text:p>0.0108076</text:p>
          </table:table-cell>
          <table:table-cell table:formula="of:=([.A60]*[.A60])" office:value-type="float" office:value="0.000000353355346969" calcext:value-type="float">
            <text:p>3.53355346969E-07</text:p>
          </table:table-cell>
          <table:table-cell table:formula="of:=([.A60]-[.B60])*([.A60]-[.B60])" office:value-type="float" office:value="0.000104308698464569" calcext:value-type="float">
            <text:p>0.000104308698464569</text:p>
          </table:table-cell>
          <table:table-cell table:number-columns-repeated="2"/>
        </table:table-row>
        <table:table-row table:style-name="ro1">
          <table:table-cell office:value-type="float" office:value="0.00149453" calcext:value-type="float">
            <text:p>0.00149453</text:p>
          </table:table-cell>
          <table:table-cell office:value-type="float" office:value="0.00071028" calcext:value-type="float">
            <text:p>0.00071028</text:p>
          </table:table-cell>
          <table:table-cell table:formula="of:=([.A61]*[.A61])" office:value-type="float" office:value="0.0000022336199209" calcext:value-type="float">
            <text:p>0.0000022336199209</text:p>
          </table:table-cell>
          <table:table-cell table:formula="of:=([.A61]-[.B61])*([.A61]-[.B61])" office:value-type="float" office:value="0.0000006150480625" calcext:value-type="float">
            <text:p>0.0000006150480625</text:p>
          </table:table-cell>
          <table:table-cell table:number-columns-repeated="2"/>
        </table:table-row>
        <table:table-row table:style-name="ro1">
          <table:table-cell office:value-type="float" office:value="0.00149453" calcext:value-type="float">
            <text:p>0.00149453</text:p>
          </table:table-cell>
          <table:table-cell office:value-type="float" office:value="0.000737408" calcext:value-type="float">
            <text:p>0.000737408</text:p>
          </table:table-cell>
          <table:table-cell table:formula="of:=([.A62]*[.A62])" office:value-type="float" office:value="0.0000022336199209" calcext:value-type="float">
            <text:p>0.0000022336199209</text:p>
          </table:table-cell>
          <table:table-cell table:formula="of:=([.A62]-[.B62])*([.A62]-[.B62])" office:value-type="float" office:value="0.000000573233722884" calcext:value-type="float">
            <text:p>5.73233722884E-07</text:p>
          </table:table-cell>
          <table:table-cell table:number-columns-repeated="2"/>
        </table:table-row>
        <table:table-row table:style-name="ro1">
          <table:table-cell office:value-type="float" office:value="0.0042451" calcext:value-type="float">
            <text:p>0.0042451</text:p>
          </table:table-cell>
          <table:table-cell office:value-type="float" office:value="0.0215542" calcext:value-type="float">
            <text:p>0.0215542</text:p>
          </table:table-cell>
          <table:table-cell table:formula="of:=([.A63]*[.A63])" office:value-type="float" office:value="0.00001802087401" calcext:value-type="float">
            <text:p>0.00001802087401</text:p>
          </table:table-cell>
          <table:table-cell table:formula="of:=([.A63]-[.B63])*([.A63]-[.B63])" office:value-type="float" office:value="0.00029960494281" calcext:value-type="float">
            <text:p>0.00029960494281</text:p>
          </table:table-cell>
          <table:table-cell table:number-columns-repeated="2"/>
        </table:table-row>
        <table:table-row table:style-name="ro1">
          <table:table-cell office:value-type="float" office:value="0.0191532" calcext:value-type="float">
            <text:p>0.0191532</text:p>
          </table:table-cell>
          <table:table-cell office:value-type="float" office:value="0.0665094" calcext:value-type="float">
            <text:p>0.0665094</text:p>
          </table:table-cell>
          <table:table-cell table:formula="of:=([.A64]*[.A64])" office:value-type="float" office:value="0.00036684507024" calcext:value-type="float">
            <text:p>0.00036684507024</text:p>
          </table:table-cell>
          <table:table-cell table:formula="of:=([.A64]-[.B64])*([.A64]-[.B64])" office:value-type="float" office:value="0.00224260967844" calcext:value-type="float">
            <text:p>0.00224260967844</text:p>
          </table:table-cell>
          <table:table-cell table:number-columns-repeated="2"/>
        </table:table-row>
        <table:table-row table:style-name="ro1">
          <table:table-cell office:value-type="float" office:value="0.0191137" calcext:value-type="float">
            <text:p>0.0191137</text:p>
          </table:table-cell>
          <table:table-cell office:value-type="float" office:value="0.0698739" calcext:value-type="float">
            <text:p>0.0698739</text:p>
          </table:table-cell>
          <table:table-cell table:formula="of:=([.A65]*[.A65])" office:value-type="float" office:value="0.00036533352769" calcext:value-type="float">
            <text:p>0.00036533352769</text:p>
          </table:table-cell>
          <table:table-cell table:formula="of:=([.A65]-[.B65])*([.A65]-[.B65])" office:value-type="float" office:value="0.00257659790404" calcext:value-type="float">
            <text:p>0.00257659790404</text:p>
          </table:table-cell>
          <table:table-cell table:number-columns-repeated="2"/>
        </table:table-row>
        <table:table-row table:style-name="ro1">
          <table:table-cell office:value-type="float" office:value="0.0474206" calcext:value-type="float">
            <text:p>0.0474206</text:p>
          </table:table-cell>
          <table:table-cell office:value-type="float" office:value="0.119311" calcext:value-type="float">
            <text:p>0.119311</text:p>
          </table:table-cell>
          <table:table-cell table:formula="of:=([.A66]*[.A66])" office:value-type="float" office:value="0.00224871330436" calcext:value-type="float">
            <text:p>0.00224871330436</text:p>
          </table:table-cell>
          <table:table-cell table:formula="of:=([.A66]-[.B66])*([.A66]-[.B66])" office:value-type="float" office:value="0.00516822961216" calcext:value-type="float">
            <text:p>0.00516822961216</text:p>
          </table:table-cell>
          <table:table-cell table:number-columns-repeated="2"/>
        </table:table-row>
        <table:table-row table:style-name="ro1">
          <table:table-cell office:value-type="float" office:value="0.0179982" calcext:value-type="float">
            <text:p>0.0179982</text:p>
          </table:table-cell>
          <table:table-cell office:value-type="float" office:value="0.252265" calcext:value-type="float">
            <text:p>0.252265</text:p>
          </table:table-cell>
          <table:table-cell table:formula="of:=([.A67]*[.A67])" office:value-type="float" office:value="0.00032393520324" calcext:value-type="float">
            <text:p>0.00032393520324</text:p>
          </table:table-cell>
          <table:table-cell table:formula="of:=([.A67]-[.B67])*([.A67]-[.B67])" office:value-type="float" office:value="0.05488093358224" calcext:value-type="float">
            <text:p>0.05488093358224</text:p>
          </table:table-cell>
          <table:table-cell table:number-columns-repeated="2"/>
        </table:table-row>
        <table:table-row table:style-name="ro1">
          <table:table-cell office:value-type="float" office:value="0.159071" calcext:value-type="float">
            <text:p>0.159071</text:p>
          </table:table-cell>
          <table:table-cell office:value-type="float" office:value="0.481034" calcext:value-type="float">
            <text:p>0.481034</text:p>
          </table:table-cell>
          <table:table-cell table:formula="of:=([.A68]*[.A68])" office:value-type="float" office:value="0.025303583041" calcext:value-type="float">
            <text:p>0.025303583041</text:p>
          </table:table-cell>
          <table:table-cell table:formula="of:=([.A68]-[.B68])*([.A68]-[.B68])" office:value-type="float" office:value="0.103660173369" calcext:value-type="float">
            <text:p>0.103660173369</text:p>
          </table:table-cell>
          <table:table-cell table:number-columns-repeated="2"/>
        </table:table-row>
        <table:table-row table:style-name="ro1">
          <table:table-cell office:value-type="float" office:value="0.188997" calcext:value-type="float">
            <text:p>0.188997</text:p>
          </table:table-cell>
          <table:table-cell office:value-type="float" office:value="0.289466" calcext:value-type="float">
            <text:p>0.289466</text:p>
          </table:table-cell>
          <table:table-cell table:formula="of:=([.A69]*[.A69])" office:value-type="float" office:value="0.035719866009" calcext:value-type="float">
            <text:p>0.035719866009</text:p>
          </table:table-cell>
          <table:table-cell table:formula="of:=([.A69]-[.B69])*([.A69]-[.B69])" office:value-type="float" office:value="0.010094019961" calcext:value-type="float">
            <text:p>0.010094019961</text:p>
          </table:table-cell>
          <table:table-cell table:number-columns-repeated="2"/>
        </table:table-row>
        <table:table-row table:style-name="ro1">
          <table:table-cell office:value-type="float" office:value="0.61399" calcext:value-type="float">
            <text:p>0.61399</text:p>
          </table:table-cell>
          <table:table-cell office:value-type="float" office:value="0.300398" calcext:value-type="float">
            <text:p>0.300398</text:p>
          </table:table-cell>
          <table:table-cell table:formula="of:=([.A70]*[.A70])" office:value-type="float" office:value="0.3769837201" calcext:value-type="float">
            <text:p>0.3769837201</text:p>
          </table:table-cell>
          <table:table-cell table:formula="of:=([.A70]-[.B70])*([.A70]-[.B70])" office:value-type="float" office:value="0.098339942464" calcext:value-type="float">
            <text:p>0.098339942464</text:p>
          </table:table-cell>
          <table:table-cell table:number-columns-repeated="2"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392936" calcext:value-type="float">
            <text:p>0.392936</text:p>
          </table:table-cell>
          <table:table-cell table:formula="of:=([.A71]*[.A71])" office:value-type="float" office:value="0.573766860676" calcext:value-type="float">
            <text:p>0.573766860676</text:p>
          </table:table-cell>
          <table:table-cell table:formula="of:=([.A71]-[.B71])*([.A71]-[.B71])" office:value-type="float" office:value="0.132887953444" calcext:value-type="float">
            <text:p>0.132887953444</text:p>
          </table:table-cell>
          <table:table-cell table:number-columns-repeated="2"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413079" calcext:value-type="float">
            <text:p>0.413079</text:p>
          </table:table-cell>
          <table:table-cell table:formula="of:=([.A72]*[.A72])" office:value-type="float" office:value="0.573766860676" calcext:value-type="float">
            <text:p>0.573766860676</text:p>
          </table:table-cell>
          <table:table-cell table:formula="of:=([.A72]-[.B72])*([.A72]-[.B72])" office:value-type="float" office:value="0.118607916025" calcext:value-type="float">
            <text:p>0.118607916025</text:p>
          </table:table-cell>
          <table:table-cell table:number-columns-repeated="2"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650126" calcext:value-type="float">
            <text:p>0.650126</text:p>
          </table:table-cell>
          <table:table-cell table:formula="of:=([.A73]*[.A73])" office:value-type="float" office:value="0.573766860676" calcext:value-type="float">
            <text:p>0.573766860676</text:p>
          </table:table-cell>
          <table:table-cell table:formula="of:=([.A73]-[.B73])*([.A73]-[.B73])" office:value-type="float" office:value="0.011523593104" calcext:value-type="float">
            <text:p>0.011523593104</text:p>
          </table:table-cell>
          <table:table-cell table:number-columns-repeated="2"/>
        </table:table-row>
        <table:table-row table:style-name="ro1">
          <table:table-cell office:value-type="float" office:value="0.757474" calcext:value-type="float">
            <text:p>0.757474</text:p>
          </table:table-cell>
          <table:table-cell office:value-type="float" office:value="0.789722" calcext:value-type="float">
            <text:p>0.789722</text:p>
          </table:table-cell>
          <table:table-cell table:formula="of:=([.A74]*[.A74])" office:value-type="float" office:value="0.573766860676" calcext:value-type="float">
            <text:p>0.573766860676</text:p>
          </table:table-cell>
          <table:table-cell table:formula="of:=([.A74]-[.B74])*([.A74]-[.B74])" office:value-type="float" office:value="0.001039933504" calcext:value-type="float">
            <text:p>0.001039933504</text:p>
          </table:table-cell>
          <table:table-cell table:number-columns-repeated="2"/>
        </table:table-row>
        <table:table-row table:style-name="ro1">
          <table:table-cell office:value-type="float" office:value="0.810201" calcext:value-type="float">
            <text:p>0.810201</text:p>
          </table:table-cell>
          <table:table-cell office:value-type="float" office:value="0.850688" calcext:value-type="float">
            <text:p>0.850688</text:p>
          </table:table-cell>
          <table:table-cell table:formula="of:=([.A75]*[.A75])" office:value-type="float" office:value="0.656425660401" calcext:value-type="float">
            <text:p>0.656425660401</text:p>
          </table:table-cell>
          <table:table-cell table:formula="of:=([.A75]-[.B75])*([.A75]-[.B75])" office:value-type="float" office:value="0.001639197169" calcext:value-type="float">
            <text:p>0.001639197169</text:p>
          </table:table-cell>
          <table:table-cell table:number-columns-repeated="2"/>
        </table:table-row>
        <table:table-row table:style-name="ro1">
          <table:table-cell office:value-type="float" office:value="0.810201" calcext:value-type="float">
            <text:p>0.810201</text:p>
          </table:table-cell>
          <table:table-cell office:value-type="float" office:value="0.938392" calcext:value-type="float">
            <text:p>0.938392</text:p>
          </table:table-cell>
          <table:table-cell table:formula="of:=([.A76]*[.A76])" office:value-type="float" office:value="0.656425660401" calcext:value-type="float">
            <text:p>0.656425660401</text:p>
          </table:table-cell>
          <table:table-cell table:formula="of:=([.A76]-[.B76])*([.A76]-[.B76])" office:value-type="float" office:value="0.016432932481" calcext:value-type="float">
            <text:p>0.016432932481</text:p>
          </table:table-cell>
          <table:table-cell table:number-columns-repeated="2"/>
        </table:table-row>
        <table:table-row table:style-name="ro1">
          <table:table-cell office:value-type="float" office:value="0.848177" calcext:value-type="float">
            <text:p>0.848177</text:p>
          </table:table-cell>
          <table:table-cell office:value-type="float" office:value="0.975963" calcext:value-type="float">
            <text:p>0.975963</text:p>
          </table:table-cell>
          <table:table-cell table:formula="of:=([.A77]*[.A77])" office:value-type="float" office:value="0.719404223329" calcext:value-type="float">
            <text:p>0.719404223329</text:p>
          </table:table-cell>
          <table:table-cell table:formula="of:=([.A77]-[.B77])*([.A77]-[.B77])" office:value-type="float" office:value="0.016329261796" calcext:value-type="float">
            <text:p>0.016329261796</text:p>
          </table:table-cell>
          <table:table-cell table:number-columns-repeated="2"/>
        </table:table-row>
        <table:table-row table:style-name="ro1">
          <table:table-cell office:value-type="float" office:value="0.91543" calcext:value-type="float">
            <text:p>0.91543</text:p>
          </table:table-cell>
          <table:table-cell office:value-type="float" office:value="0.998192" calcext:value-type="float">
            <text:p>0.998192</text:p>
          </table:table-cell>
          <table:table-cell table:formula="of:=([.A78]*[.A78])" office:value-type="float" office:value="0.8380120849" calcext:value-type="float">
            <text:p>0.8380120849</text:p>
          </table:table-cell>
          <table:table-cell table:formula="of:=([.A78]-[.B78])*([.A78]-[.B78])" office:value-type="float" office:value="0.006849548644" calcext:value-type="float">
            <text:p>0.006849548644</text:p>
          </table:table-cell>
          <table:table-cell table:number-columns-repeated="2"/>
        </table:table-row>
        <table:table-row table:style-name="ro1">
          <table:table-cell office:value-type="float" office:value="0.963144" calcext:value-type="float">
            <text:p>0.963144</text:p>
          </table:table-cell>
          <table:table-cell office:value-type="float" office:value="0.999997" calcext:value-type="float">
            <text:p>0.999997</text:p>
          </table:table-cell>
          <table:table-cell table:formula="of:=([.A79]*[.A79])" office:value-type="float" office:value="0.927646364736" calcext:value-type="float">
            <text:p>0.927646364736</text:p>
          </table:table-cell>
          <table:table-cell table:formula="of:=([.A79]-[.B79])*([.A79]-[.B79])" office:value-type="float" office:value="0.001358143609" calcext:value-type="float">
            <text:p>0.001358143609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000303222" calcext:value-type="float">
            <text:p>0.00000303222</text:p>
          </table:table-cell>
          <table:table-cell table:formula="of:=([.A80]*[.A80])" office:value-type="float" office:value="0.00000000039395501289" calcext:value-type="float">
            <text:p>3.9395501289E-10</text:p>
          </table:table-cell>
          <table:table-cell table:formula="of:=([.A80]-[.B80])*([.A80]-[.B80])" office:value-type="float" office:value="0.00000000028278054657" calcext:value-type="float">
            <text:p>2.827805465664E-10</text:p>
          </table:table-cell>
          <table:table-cell table:number-columns-repeated="2"/>
        </table:table-row>
        <table:table-row table:style-name="ro1">
          <table:table-cell office:value-type="float" office:value="0.0000198483" calcext:value-type="float">
            <text:p>0.0000198483</text:p>
          </table:table-cell>
          <table:table-cell office:value-type="float" office:value="0.00180795" calcext:value-type="float">
            <text:p>0.00180795</text:p>
          </table:table-cell>
          <table:table-cell table:formula="of:=([.A81]*[.A81])" office:value-type="float" office:value="0.00000000039395501289" calcext:value-type="float">
            <text:p>3.9395501289E-10</text:p>
          </table:table-cell>
          <table:table-cell table:formula="of:=([.A81]-[.B81])*([.A81]-[.B81])" office:value-type="float" office:value="0.00000319730768954289" calcext:value-type="float">
            <text:p>3.19730768954289E-06</text:p>
          </table:table-cell>
          <table:table-cell table:number-columns-repeated="2"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0896108" calcext:value-type="float">
            <text:p>0.00896108</text:p>
          </table:table-cell>
          <table:table-cell table:formula="of:=([.A82]*[.A82])" office:value-type="float" office:value="0.00000000104751264409" calcext:value-type="float">
            <text:p>1.04751264409E-09</text:p>
          </table:table-cell>
          <table:table-cell table:formula="of:=([.A82]-[.B82])*([.A82]-[.B82])" office:value-type="float" office:value="0.0000797219461939961" calcext:value-type="float">
            <text:p>7.97219461939961E-05</text:p>
          </table:table-cell>
          <table:table-cell table:number-columns-repeated="2"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25813" calcext:value-type="float">
            <text:p>0.025813</text:p>
          </table:table-cell>
          <table:table-cell table:formula="of:=([.A83]*[.A83])" office:value-type="float" office:value="0.00000000104751264409" calcext:value-type="float">
            <text:p>1.04751264409E-09</text:p>
          </table:table-cell>
          <table:table-cell table:formula="of:=([.A83]-[.B83])*([.A83]-[.B83])" office:value-type="float" office:value="0.000664641125534844" calcext:value-type="float">
            <text:p>0.000664641125534844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00476692" calcext:value-type="float">
            <text:p>0.0000000476692</text:p>
          </table:table-cell>
          <table:table-cell table:formula="of:=([.A84]*[.A84])" office:value-type="float" office:value="0.00000000001501020049" calcext:value-type="float">
            <text:p>1.501020049E-11</text:p>
          </table:table-cell>
          <table:table-cell table:formula="of:=([.A84]-[.B84])*([.A84]-[.B84])" office:value-type="float" office:value="0.00000000001464310328" calcext:value-type="float">
            <text:p>1.46431032795086E-11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471009" calcext:value-type="float">
            <text:p>0.000471009</text:p>
          </table:table-cell>
          <table:table-cell table:formula="of:=([.A85]*[.A85])" office:value-type="float" office:value="0.00000000002161468871" calcext:value-type="float">
            <text:p>2.16146887056E-11</text:p>
          </table:table-cell>
          <table:table-cell table:formula="of:=([.A85]-[.B85])*([.A85]-[.B85])" office:value-type="float" office:value="0.00000021749150036483" calcext:value-type="float">
            <text:p>2.17491500364826E-07</text:p>
          </table:table-cell>
          <table:table-cell table:number-columns-repeated="2"/>
        </table:table-row>
        <table:table-row table:style-name="ro1">
          <table:table-cell office:value-type="float" office:value="0.0000274777" calcext:value-type="float">
            <text:p>0.0000274777</text:p>
          </table:table-cell>
          <table:table-cell office:value-type="float" office:value="0.00000598711" calcext:value-type="float">
            <text:p>0.00000598711</text:p>
          </table:table-cell>
          <table:table-cell table:formula="of:=([.A86]*[.A86])" office:value-type="float" office:value="0.00000000075502399729" calcext:value-type="float">
            <text:p>7.5502399729E-10</text:p>
          </table:table-cell>
          <table:table-cell table:formula="of:=([.A86]-[.B86])*([.A86]-[.B86])" office:value-type="float" office:value="0.00000000046184545855" calcext:value-type="float">
            <text:p>4.618454585481E-10</text:p>
          </table:table-cell>
          <table:table-cell table:number-columns-repeated="2"/>
        </table:table-row>
        <table:table-row table:style-name="ro1">
          <table:table-cell office:value-type="float" office:value="0.00000679493" calcext:value-type="float">
            <text:p>0.00000679493</text:p>
          </table:table-cell>
          <table:table-cell office:value-type="float" office:value="0.0527552" calcext:value-type="float">
            <text:p>0.0527552</text:p>
          </table:table-cell>
          <table:table-cell table:formula="of:=([.A87]*[.A87])" office:value-type="float" office:value="0.0000000000461710737" calcext:value-type="float">
            <text:p>4.61710737049E-11</text:p>
          </table:table-cell>
          <table:table-cell table:formula="of:=([.A87]-[.B87])*([.A87]-[.B87])" office:value-type="float" office:value="0.0027823942374288" calcext:value-type="float">
            <text:p>0.0027823942374288</text:p>
          </table:table-cell>
          <table:table-cell table:number-columns-repeated="2"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0254068" calcext:value-type="float">
            <text:p>0.000254068</text:p>
          </table:table-cell>
          <table:table-cell table:formula="of:=([.A88]*[.A88])" office:value-type="float" office:value="0.00000000058850393281" calcext:value-type="float">
            <text:p>5.8850393281E-10</text:p>
          </table:table-cell>
          <table:table-cell table:formula="of:=([.A88]-[.B88])*([.A88]-[.B88])" office:value-type="float" office:value="0.00000005281213051921" calcext:value-type="float">
            <text:p>5.281213051921E-08</text:p>
          </table:table-cell>
          <table:table-cell table:number-columns-repeated="2"/>
        </table:table-row>
        <table:table-row table:style-name="ro1">
          <table:table-cell office:value-type="float" office:value="0.000344634" calcext:value-type="float">
            <text:p>0.000344634</text:p>
          </table:table-cell>
          <table:table-cell office:value-type="float" office:value="0.000910925" calcext:value-type="float">
            <text:p>0.000910925</text:p>
          </table:table-cell>
          <table:table-cell table:formula="of:=([.A89]*[.A89])" office:value-type="float" office:value="0.000000118772593956" calcext:value-type="float">
            <text:p>1.18772593956E-07</text:p>
          </table:table-cell>
          <table:table-cell table:formula="of:=([.A89]-[.B89])*([.A89]-[.B89])" office:value-type="float" office:value="0.000000320685496681" calcext:value-type="float">
            <text:p>3.20685496681E-07</text:p>
          </table:table-cell>
          <table:table-cell table:number-columns-repeated="2"/>
        </table:table-row>
        <table:table-row table:style-name="ro1">
          <table:table-cell office:value-type="float" office:value="0.000148237" calcext:value-type="float">
            <text:p>0.000148237</text:p>
          </table:table-cell>
          <table:table-cell office:value-type="float" office:value="0.000814355" calcext:value-type="float">
            <text:p>0.000814355</text:p>
          </table:table-cell>
          <table:table-cell table:formula="of:=([.A90]*[.A90])" office:value-type="float" office:value="0.000000021974208169" calcext:value-type="float">
            <text:p>2.1974208169E-08</text:p>
          </table:table-cell>
          <table:table-cell table:formula="of:=([.A90]-[.B90])*([.A90]-[.B90])" office:value-type="float" office:value="0.000000443713189924" calcext:value-type="float">
            <text:p>4.43713189924E-07</text:p>
          </table:table-cell>
          <table:table-cell table:number-columns-repeated="2"/>
        </table:table-row>
        <table:table-row table:style-name="ro1">
          <table:table-cell office:value-type="float" office:value="0.0000496507" calcext:value-type="float">
            <text:p>0.0000496507</text:p>
          </table:table-cell>
          <table:table-cell office:value-type="float" office:value="0.000184223" calcext:value-type="float">
            <text:p>0.000184223</text:p>
          </table:table-cell>
          <table:table-cell table:formula="of:=([.A91]*[.A91])" office:value-type="float" office:value="0.00000000246519201049" calcext:value-type="float">
            <text:p>2.46519201049E-09</text:p>
          </table:table-cell>
          <table:table-cell table:formula="of:=([.A91]-[.B91])*([.A91]-[.B91])" office:value-type="float" office:value="0.00000001810970392729" calcext:value-type="float">
            <text:p>1.810970392729E-08</text:p>
          </table:table-cell>
          <table:table-cell table:number-columns-repeated="2"/>
        </table:table-row>
        <table:table-row table:style-name="ro1">
          <table:table-cell office:value-type="float" office:value="0.0000570416" calcext:value-type="float">
            <text:p>0.0000570416</text:p>
          </table:table-cell>
          <table:table-cell office:value-type="float" office:value="0.000893174" calcext:value-type="float">
            <text:p>0.000893174</text:p>
          </table:table-cell>
          <table:table-cell table:formula="of:=([.A92]*[.A92])" office:value-type="float" office:value="0.00000000325374413056" calcext:value-type="float">
            <text:p>3.25374413056E-09</text:p>
          </table:table-cell>
          <table:table-cell table:formula="of:=([.A92]-[.B92])*([.A92]-[.B92])" office:value-type="float" office:value="0.00000069911739032976" calcext:value-type="float">
            <text:p>6.9911739032976E-07</text:p>
          </table:table-cell>
          <table:table-cell table:number-columns-repeated="2"/>
        </table:table-row>
        <table:table-row table:style-name="ro1">
          <table:table-cell office:value-type="float" office:value="0.0000784397" calcext:value-type="float">
            <text:p>0.0000784397</text:p>
          </table:table-cell>
          <table:table-cell office:value-type="float" office:value="0.000101658" calcext:value-type="float">
            <text:p>0.000101658</text:p>
          </table:table-cell>
          <table:table-cell table:formula="of:=([.A93]*[.A93])" office:value-type="float" office:value="0.00000000615278653609" calcext:value-type="float">
            <text:p>6.15278653609E-09</text:p>
          </table:table-cell>
          <table:table-cell table:formula="of:=([.A93]-[.B93])*([.A93]-[.B93])" office:value-type="float" office:value="0.00000000053908945489" calcext:value-type="float">
            <text:p>5.3908945489E-10</text:p>
          </table:table-cell>
          <table:table-cell table:number-columns-repeated="2"/>
        </table:table-row>
        <table:table-row table:style-name="ro1">
          <table:table-cell office:value-type="float" office:value="0.0000742078" calcext:value-type="float">
            <text:p>0.0000742078</text:p>
          </table:table-cell>
          <table:table-cell office:value-type="float" office:value="0.125853" calcext:value-type="float">
            <text:p>0.125853</text:p>
          </table:table-cell>
          <table:table-cell table:formula="of:=([.A94]*[.A94])" office:value-type="float" office:value="0.00000000550679758084" calcext:value-type="float">
            <text:p>5.50679758084E-09</text:p>
          </table:table-cell>
          <table:table-cell table:formula="of:=([.A94]-[.B94])*([.A94]-[.B94])" office:value-type="float" office:value="0.0158203045672908" calcext:value-type="float">
            <text:p>0.0158203045672908</text:p>
          </table:table-cell>
          <table:table-cell table:number-columns-repeated="2"/>
        </table:table-row>
        <table:table-row table:style-name="ro1">
          <table:table-cell office:value-type="float" office:value="0.0000278354" calcext:value-type="float">
            <text:p>0.0000278354</text:p>
          </table:table-cell>
          <table:table-cell office:value-type="float" office:value="0.00525391" calcext:value-type="float">
            <text:p>0.00525391</text:p>
          </table:table-cell>
          <table:table-cell table:formula="of:=([.A95]*[.A95])" office:value-type="float" office:value="0.00000000077480949316" calcext:value-type="float">
            <text:p>7.7480949316E-10</text:p>
          </table:table-cell>
          <table:table-cell table:formula="of:=([.A95]-[.B95])*([.A95]-[.B95])" office:value-type="float" office:value="0.0000273118557247652" calcext:value-type="float">
            <text:p>2.73118557247652E-05</text:p>
          </table:table-cell>
          <table:table-cell table:number-columns-repeated="2"/>
        </table:table-row>
        <table:table-row table:style-name="ro1">
          <table:table-cell office:value-type="float" office:value="0.00335604" calcext:value-type="float">
            <text:p>0.00335604</text:p>
          </table:table-cell>
          <table:table-cell office:value-type="float" office:value="0.0224831" calcext:value-type="float">
            <text:p>0.0224831</text:p>
          </table:table-cell>
          <table:table-cell table:formula="of:=([.A96]*[.A96])" office:value-type="float" office:value="0.0000112630044816" calcext:value-type="float">
            <text:p>0.0000112630044816</text:p>
          </table:table-cell>
          <table:table-cell table:formula="of:=([.A96]-[.B96])*([.A96]-[.B96])" office:value-type="float" office:value="0.0003658444242436" calcext:value-type="float">
            <text:p>0.0003658444242436</text:p>
          </table:table-cell>
          <table:table-cell table:number-columns-repeated="2"/>
        </table:table-row>
        <table:table-row table:style-name="ro1">
          <table:table-cell office:value-type="float" office:value="0.00268835" calcext:value-type="float">
            <text:p>0.00268835</text:p>
          </table:table-cell>
          <table:table-cell office:value-type="float" office:value="0.000226532" calcext:value-type="float">
            <text:p>0.000226532</text:p>
          </table:table-cell>
          <table:table-cell table:formula="of:=([.A97]*[.A97])" office:value-type="float" office:value="0.0000072272257225" calcext:value-type="float">
            <text:p>0.0000072272257225</text:p>
          </table:table-cell>
          <table:table-cell table:formula="of:=([.A97]-[.B97])*([.A97]-[.B97])" office:value-type="float" office:value="0.000006060547865124" calcext:value-type="float">
            <text:p>6.060547865124E-06</text:p>
          </table:table-cell>
          <table:table-cell table:number-columns-repeated="2"/>
        </table:table-row>
        <table:table-row table:style-name="ro1">
          <table:table-cell office:value-type="float" office:value="0.00366002" calcext:value-type="float">
            <text:p>0.00366002</text:p>
          </table:table-cell>
          <table:table-cell office:value-type="float" office:value="0.0256262" calcext:value-type="float">
            <text:p>0.0256262</text:p>
          </table:table-cell>
          <table:table-cell table:formula="of:=([.A98]*[.A98])" office:value-type="float" office:value="0.0000133957464004" calcext:value-type="float">
            <text:p>0.0000133957464004</text:p>
          </table:table-cell>
          <table:table-cell table:formula="of:=([.A98]-[.B98])*([.A98]-[.B98])" office:value-type="float" office:value="0.0004825130637924" calcext:value-type="float">
            <text:p>0.0004825130637924</text:p>
          </table:table-cell>
          <table:table-cell table:number-columns-repeated="2"/>
        </table:table-row>
        <table:table-row table:style-name="ro1">
          <table:table-cell office:value-type="float" office:value="0.00650793" calcext:value-type="float">
            <text:p>0.00650793</text:p>
          </table:table-cell>
          <table:table-cell office:value-type="float" office:value="0.000818937" calcext:value-type="float">
            <text:p>0.000818937</text:p>
          </table:table-cell>
          <table:table-cell table:formula="of:=([.A99]*[.A99])" office:value-type="float" office:value="0.0000423531528849" calcext:value-type="float">
            <text:p>0.0000423531528849</text:p>
          </table:table-cell>
          <table:table-cell table:formula="of:=([.A99]-[.B99])*([.A99]-[.B99])" office:value-type="float" office:value="0.000032364641354049" calcext:value-type="float">
            <text:p>3.2364641354049E-05</text:p>
          </table:table-cell>
          <table:table-cell table:number-columns-repeated="2"/>
        </table:table-row>
        <table:table-row table:style-name="ro1">
          <table:table-cell office:value-type="float" office:value="0.00706536" calcext:value-type="float">
            <text:p>0.00706536</text:p>
          </table:table-cell>
          <table:table-cell office:value-type="float" office:value="0.000473386" calcext:value-type="float">
            <text:p>0.000473386</text:p>
          </table:table-cell>
          <table:table-cell table:formula="of:=([.A100]*[.A100])" office:value-type="float" office:value="0.0000499193119296" calcext:value-type="float">
            <text:p>0.0000499193119296</text:p>
          </table:table-cell>
          <table:table-cell table:formula="of:=([.A100]-[.B100])*([.A100]-[.B100])" office:value-type="float" office:value="0.000043454121216676" calcext:value-type="float">
            <text:p>4.3454121216676E-05</text:p>
          </table:table-cell>
          <table:table-cell table:number-columns-repeated="2"/>
        </table:table-row>
        <table:table-row table:style-name="ro1">
          <table:table-cell office:value-type="float" office:value="0.0363151" calcext:value-type="float">
            <text:p>0.0363151</text:p>
          </table:table-cell>
          <table:table-cell office:value-type="float" office:value="0.0206776" calcext:value-type="float">
            <text:p>0.0206776</text:p>
          </table:table-cell>
          <table:table-cell table:formula="of:=([.A101]*[.A101])" office:value-type="float" office:value="0.00131878648801" calcext:value-type="float">
            <text:p>0.00131878648801</text:p>
          </table:table-cell>
          <table:table-cell table:formula="of:=([.A101]-[.B101])*([.A101]-[.B101])" office:value-type="float" office:value="0.00024453140625" calcext:value-type="float">
            <text:p>0.00024453140625</text:p>
          </table:table-cell>
          <table:table-cell table:number-columns-repeated="2"/>
        </table:table-row>
        <table:table-row table:style-name="ro1">
          <table:table-cell office:value-type="float" office:value="0.0958529" calcext:value-type="float">
            <text:p>0.0958529</text:p>
          </table:table-cell>
          <table:table-cell office:value-type="float" office:value="0.103046" calcext:value-type="float">
            <text:p>0.103046</text:p>
          </table:table-cell>
          <table:table-cell table:formula="of:=([.A102]*[.A102])" office:value-type="float" office:value="0.00918777843841" calcext:value-type="float">
            <text:p>0.00918777843841</text:p>
          </table:table-cell>
          <table:table-cell table:formula="of:=([.A102]-[.B102])*([.A102]-[.B102])" office:value-type="float" office:value="0.0000517406876099999" calcext:value-type="float">
            <text:p>0.0000517406876099999</text:p>
          </table:table-cell>
          <table:table-cell table:number-columns-repeated="2"/>
        </table:table-row>
        <table:table-row table:style-name="ro1">
          <table:table-cell office:value-type="float" office:value="0.120109" calcext:value-type="float">
            <text:p>0.120109</text:p>
          </table:table-cell>
          <table:table-cell office:value-type="float" office:value="0.102788" calcext:value-type="float">
            <text:p>0.102788</text:p>
          </table:table-cell>
          <table:table-cell table:formula="of:=([.A103]*[.A103])" office:value-type="float" office:value="0.014426171881" calcext:value-type="float">
            <text:p>0.014426171881</text:p>
          </table:table-cell>
          <table:table-cell table:formula="of:=([.A103]-[.B103])*([.A103]-[.B103])" office:value-type="float" office:value="0.000300017041" calcext:value-type="float">
            <text:p>0.000300017041</text:p>
          </table:table-cell>
          <table:table-cell table:number-columns-repeated="2"/>
        </table:table-row>
        <table:table-row table:style-name="ro1">
          <table:table-cell office:value-type="float" office:value="0.156421" calcext:value-type="float">
            <text:p>0.156421</text:p>
          </table:table-cell>
          <table:table-cell office:value-type="float" office:value="0.0563953" calcext:value-type="float">
            <text:p>0.0563953</text:p>
          </table:table-cell>
          <table:table-cell table:formula="of:=([.A104]*[.A104])" office:value-type="float" office:value="0.024467529241" calcext:value-type="float">
            <text:p>0.024467529241</text:p>
          </table:table-cell>
          <table:table-cell table:formula="of:=([.A104]-[.B104])*([.A104]-[.B104])" office:value-type="float" office:value="0.01000514066049" calcext:value-type="float">
            <text:p>0.01000514066049</text:p>
          </table:table-cell>
          <table:table-cell table:number-columns-repeated="2"/>
        </table:table-row>
        <table:table-row table:style-name="ro1">
          <table:table-cell office:value-type="float" office:value="0.202315" calcext:value-type="float">
            <text:p>0.202315</text:p>
          </table:table-cell>
          <table:table-cell office:value-type="float" office:value="0.0996538" calcext:value-type="float">
            <text:p>0.0996538</text:p>
          </table:table-cell>
          <table:table-cell table:formula="of:=([.A105]*[.A105])" office:value-type="float" office:value="0.040931359225" calcext:value-type="float">
            <text:p>0.040931359225</text:p>
          </table:table-cell>
          <table:table-cell table:formula="of:=([.A105]-[.B105])*([.A105]-[.B105])" office:value-type="float" office:value="0.01053932198544" calcext:value-type="float">
            <text:p>0.01053932198544</text:p>
          </table:table-cell>
          <table:table-cell table:number-columns-repeated="2"/>
        </table:table-row>
        <table:table-row table:style-name="ro1">
          <table:table-cell office:value-type="float" office:value="0.262721" calcext:value-type="float">
            <text:p>0.262721</text:p>
          </table:table-cell>
          <table:table-cell office:value-type="float" office:value="0.167361" calcext:value-type="float">
            <text:p>0.167361</text:p>
          </table:table-cell>
          <table:table-cell table:formula="of:=([.A106]*[.A106])" office:value-type="float" office:value="0.069022323841" calcext:value-type="float">
            <text:p>0.069022323841</text:p>
          </table:table-cell>
          <table:table-cell table:formula="of:=([.A106]-[.B106])*([.A106]-[.B106])" office:value-type="float" office:value="0.0090935296" calcext:value-type="float">
            <text:p>0.0090935296</text:p>
          </table:table-cell>
          <table:table-cell table:number-columns-repeated="2"/>
        </table:table-row>
        <table:table-row table:style-name="ro1">
          <table:table-cell office:value-type="float" office:value="0.262721" calcext:value-type="float">
            <text:p>0.262721</text:p>
          </table:table-cell>
          <table:table-cell office:value-type="float" office:value="0.0973136" calcext:value-type="float">
            <text:p>0.0973136</text:p>
          </table:table-cell>
          <table:table-cell table:formula="of:=([.A107]*[.A107])" office:value-type="float" office:value="0.069022323841" calcext:value-type="float">
            <text:p>0.069022323841</text:p>
          </table:table-cell>
          <table:table-cell table:formula="of:=([.A107]-[.B107])*([.A107]-[.B107])" office:value-type="float" office:value="0.02735960797476" calcext:value-type="float">
            <text:p>0.02735960797476</text:p>
          </table:table-cell>
          <table:table-cell table:number-columns-repeated="2"/>
        </table:table-row>
        <table:table-row table:style-name="ro1">
          <table:table-cell office:value-type="float" office:value="0.262721" calcext:value-type="float">
            <text:p>0.262721</text:p>
          </table:table-cell>
          <table:table-cell office:value-type="float" office:value="0.0744763" calcext:value-type="float">
            <text:p>0.0744763</text:p>
          </table:table-cell>
          <table:table-cell table:formula="of:=([.A108]*[.A108])" office:value-type="float" office:value="0.069022323841" calcext:value-type="float">
            <text:p>0.069022323841</text:p>
          </table:table-cell>
          <table:table-cell table:formula="of:=([.A108]-[.B108])*([.A108]-[.B108])" office:value-type="float" office:value="0.03543606707809" calcext:value-type="float">
            <text:p>0.03543606707809</text:p>
          </table:table-cell>
          <table:table-cell table:number-columns-repeated="2"/>
        </table:table-row>
        <table:table-row table:style-name="ro1">
          <table:table-cell office:value-type="float" office:value="0.361959" calcext:value-type="float">
            <text:p>0.361959</text:p>
          </table:table-cell>
          <table:table-cell office:value-type="float" office:value="0.287277" calcext:value-type="float">
            <text:p>0.287277</text:p>
          </table:table-cell>
          <table:table-cell table:formula="of:=([.A109]*[.A109])" office:value-type="float" office:value="0.131014317681" calcext:value-type="float">
            <text:p>0.131014317681</text:p>
          </table:table-cell>
          <table:table-cell table:formula="of:=([.A109]-[.B109])*([.A109]-[.B109])" office:value-type="float" office:value="0.005577401124" calcext:value-type="float">
            <text:p>0.005577401124</text:p>
          </table:table-cell>
          <table:table-cell table:number-columns-repeated="2"/>
        </table:table-row>
        <table:table-row table:style-name="ro1">
          <table:table-cell office:value-type="float" office:value="0.364547" calcext:value-type="float">
            <text:p>0.364547</text:p>
          </table:table-cell>
          <table:table-cell office:value-type="float" office:value="0.298621" calcext:value-type="float">
            <text:p>0.298621</text:p>
          </table:table-cell>
          <table:table-cell table:formula="of:=([.A110]*[.A110])" office:value-type="float" office:value="0.132894515209" calcext:value-type="float">
            <text:p>0.132894515209</text:p>
          </table:table-cell>
          <table:table-cell table:formula="of:=([.A110]-[.B110])*([.A110]-[.B110])" office:value-type="float" office:value="0.004346237476" calcext:value-type="float">
            <text:p>0.004346237476</text:p>
          </table:table-cell>
          <table:table-cell table:number-columns-repeated="2"/>
        </table:table-row>
        <table:table-row table:style-name="ro1">
          <table:table-cell office:value-type="float" office:value="0.516614" calcext:value-type="float">
            <text:p>0.516614</text:p>
          </table:table-cell>
          <table:table-cell office:value-type="float" office:value="0.419308" calcext:value-type="float">
            <text:p>0.419308</text:p>
          </table:table-cell>
          <table:table-cell table:formula="of:=([.A111]*[.A111])" office:value-type="float" office:value="0.266890024996" calcext:value-type="float">
            <text:p>0.266890024996</text:p>
          </table:table-cell>
          <table:table-cell table:formula="of:=([.A111]-[.B111])*([.A111]-[.B111])" office:value-type="float" office:value="0.009468457636" calcext:value-type="float">
            <text:p>0.009468457636</text:p>
          </table:table-cell>
          <table:table-cell table:number-columns-repeated="2"/>
        </table:table-row>
        <table:table-row table:style-name="ro1">
          <table:table-cell office:value-type="float" office:value="0.598019" calcext:value-type="float">
            <text:p>0.598019</text:p>
          </table:table-cell>
          <table:table-cell office:value-type="float" office:value="0.679125" calcext:value-type="float">
            <text:p>0.679125</text:p>
          </table:table-cell>
          <table:table-cell table:formula="of:=([.A112]*[.A112])" office:value-type="float" office:value="0.357626724361" calcext:value-type="float">
            <text:p>0.357626724361</text:p>
          </table:table-cell>
          <table:table-cell table:formula="of:=([.A112]-[.B112])*([.A112]-[.B112])" office:value-type="float" office:value="0.006578183236" calcext:value-type="float">
            <text:p>0.006578183236</text:p>
          </table:table-cell>
          <table:table-cell table:number-columns-repeated="2"/>
        </table:table-row>
        <table:table-row table:style-name="ro1">
          <table:table-cell office:value-type="float" office:value="0.658107" calcext:value-type="float">
            <text:p>0.658107</text:p>
          </table:table-cell>
          <table:table-cell office:value-type="float" office:value="0.663068" calcext:value-type="float">
            <text:p>0.663068</text:p>
          </table:table-cell>
          <table:table-cell table:formula="of:=([.A113]*[.A113])" office:value-type="float" office:value="0.433104823449" calcext:value-type="float">
            <text:p>0.433104823449</text:p>
          </table:table-cell>
          <table:table-cell table:formula="of:=([.A113]-[.B113])*([.A113]-[.B113])" office:value-type="float" office:value="0.0000246115209999999" calcext:value-type="float">
            <text:p>0.0000246115209999999</text:p>
          </table:table-cell>
          <table:table-cell table:number-columns-repeated="2"/>
        </table:table-row>
        <table:table-row table:style-name="ro1">
          <table:table-cell office:value-type="float" office:value="0.800755" calcext:value-type="float">
            <text:p>0.800755</text:p>
          </table:table-cell>
          <table:table-cell office:value-type="float" office:value="0.902202" calcext:value-type="float">
            <text:p>0.902202</text:p>
          </table:table-cell>
          <table:table-cell table:formula="of:=([.A114]*[.A114])" office:value-type="float" office:value="0.641208570025" calcext:value-type="float">
            <text:p>0.641208570025</text:p>
          </table:table-cell>
          <table:table-cell table:formula="of:=([.A114]-[.B114])*([.A114]-[.B114])" office:value-type="float" office:value="0.010291493809" calcext:value-type="float">
            <text:p>0.010291493809</text:p>
          </table:table-cell>
          <table:table-cell table:number-columns-repeated="2"/>
        </table:table-row>
        <table:table-row table:style-name="ro1">
          <table:table-cell office:value-type="float" office:value="0.862605" calcext:value-type="float">
            <text:p>0.862605</text:p>
          </table:table-cell>
          <table:table-cell office:value-type="float" office:value="0.770995" calcext:value-type="float">
            <text:p>0.770995</text:p>
          </table:table-cell>
          <table:table-cell table:formula="of:=([.A115]*[.A115])" office:value-type="float" office:value="0.744087386025" calcext:value-type="float">
            <text:p>0.744087386025</text:p>
          </table:table-cell>
          <table:table-cell table:formula="of:=([.A115]-[.B115])*([.A115]-[.B115])" office:value-type="float" office:value="0.0083923921" calcext:value-type="float">
            <text:p>0.0083923921</text:p>
          </table:table-cell>
          <table:table-cell table:number-columns-repeated="2"/>
        </table:table-row>
        <table:table-row table:style-name="ro1">
          <table:table-cell office:value-type="float" office:value="0.947028" calcext:value-type="float">
            <text:p>0.947028</text:p>
          </table:table-cell>
          <table:table-cell office:value-type="float" office:value="0.818707" calcext:value-type="float">
            <text:p>0.818707</text:p>
          </table:table-cell>
          <table:table-cell table:formula="of:=([.A116]*[.A116])" office:value-type="float" office:value="0.896862032784" calcext:value-type="float">
            <text:p>0.896862032784</text:p>
          </table:table-cell>
          <table:table-cell table:formula="of:=([.A116]-[.B116])*([.A116]-[.B116])" office:value-type="float" office:value="0.016466279041" calcext:value-type="float">
            <text:p>0.016466279041</text:p>
          </table:table-cell>
          <table:table-cell table:number-columns-repeated="2"/>
        </table:table-row>
        <table:table-row table:style-name="ro1">
          <table:table-cell office:value-type="float" office:value="0.947029" calcext:value-type="float">
            <text:p>0.947029</text:p>
          </table:table-cell>
          <table:table-cell office:value-type="float" office:value="0.978247" calcext:value-type="float">
            <text:p>0.978247</text:p>
          </table:table-cell>
          <table:table-cell table:formula="of:=([.A117]*[.A117])" office:value-type="float" office:value="0.896863926841" calcext:value-type="float">
            <text:p>0.896863926841</text:p>
          </table:table-cell>
          <table:table-cell table:formula="of:=([.A117]-[.B117])*([.A117]-[.B117])" office:value-type="float" office:value="0.000974563523999998" calcext:value-type="float">
            <text:p>0.000974563523999998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118]*[.A118])" office:value-type="float" office:value="0.999982000081" calcext:value-type="float">
            <text:p>0.999982000081</text:p>
          </table:table-cell>
          <table:table-cell table:formula="of:=([.A118]-[.B118])*([.A118]-[.B118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00000303222" calcext:value-type="float">
            <text:p>0.00000303222</text:p>
          </table:table-cell>
          <table:table-cell table:formula="of:=([.A119]*[.A119])" office:value-type="float" office:value="0.00000000060598191889" calcext:value-type="float">
            <text:p>6.0598191889E-10</text:p>
          </table:table-cell>
          <table:table-cell table:formula="of:=([.A119]-[.B119])*([.A119]-[.B119])" office:value-type="float" office:value="0.00000000046588977687" calcext:value-type="float">
            <text:p>4.658897768704E-10</text:p>
          </table:table-cell>
          <table:table-cell table:number-columns-repeated="2"/>
        </table:table-row>
        <table:table-row table:style-name="ro1">
          <table:table-cell office:value-type="float" office:value="0.0000329614" calcext:value-type="float">
            <text:p>0.0000329614</text:p>
          </table:table-cell>
          <table:table-cell office:value-type="float" office:value="0.00000814022" calcext:value-type="float">
            <text:p>0.00000814022</text:p>
          </table:table-cell>
          <table:table-cell table:formula="of:=([.A120]*[.A120])" office:value-type="float" office:value="0.00000000108645388996" calcext:value-type="float">
            <text:p>1.08645388996E-09</text:p>
          </table:table-cell>
          <table:table-cell table:formula="of:=([.A120]-[.B120])*([.A120]-[.B120])" office:value-type="float" office:value="0.00000000061609097659" calcext:value-type="float">
            <text:p>6.160909765924E-10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240924" calcext:value-type="float">
            <text:p>0.000240924</text:p>
          </table:table-cell>
          <table:table-cell table:formula="of:=([.A121]*[.A121])" office:value-type="float" office:value="0.00000000004143883129" calcext:value-type="float">
            <text:p>4.143883129E-11</text:p>
          </table:table-cell>
          <table:table-cell table:formula="of:=([.A121]-[.B121])*([.A121]-[.B121])" office:value-type="float" office:value="0.00000005498401247689" calcext:value-type="float">
            <text:p>5.498401247689E-08</text:p>
          </table:table-cell>
          <table:table-cell table:number-columns-repeated="2"/>
        </table:table-row>
        <table:table-row table:style-name="ro1">
          <table:table-cell office:value-type="float" office:value="0.0000520349" calcext:value-type="float">
            <text:p>0.0000520349</text:p>
          </table:table-cell>
          <table:table-cell office:value-type="float" office:value="0.000812397" calcext:value-type="float">
            <text:p>0.000812397</text:p>
          </table:table-cell>
          <table:table-cell table:formula="of:=([.A122]*[.A122])" office:value-type="float" office:value="0.00000000270763081801" calcext:value-type="float">
            <text:p>2.70763081801E-09</text:p>
          </table:table-cell>
          <table:table-cell table:formula="of:=([.A122]-[.B122])*([.A122]-[.B122])" office:value-type="float" office:value="0.00000057815052311641" calcext:value-type="float">
            <text:p>5.7815052311641E-07</text:p>
          </table:table-cell>
          <table:table-cell table:number-columns-repeated="2"/>
        </table:table-row>
        <table:table-row table:style-name="ro1">
          <table:table-cell office:value-type="float" office:value="0.0000101328" calcext:value-type="float">
            <text:p>0.0000101328</text:p>
          </table:table-cell>
          <table:table-cell office:value-type="float" office:value="0.00000946299" calcext:value-type="float">
            <text:p>0.00000946299</text:p>
          </table:table-cell>
          <table:table-cell table:formula="of:=([.A123]*[.A123])" office:value-type="float" office:value="0.00000000010267363584" calcext:value-type="float">
            <text:p>1.0267363584E-10</text:p>
          </table:table-cell>
          <table:table-cell table:formula="of:=([.A123]-[.B123])*([.A123]-[.B123])" office:value-type="float" office:value="0.00000000000044864544" calcext:value-type="float">
            <text:p>4.48645436100001E-13</text:p>
          </table:table-cell>
          <table:table-cell table:number-columns-repeated="2"/>
        </table:table-row>
        <table:table-row table:style-name="ro1">
          <table:table-cell office:value-type="float" office:value="0.0000101328" calcext:value-type="float">
            <text:p>0.0000101328</text:p>
          </table:table-cell>
          <table:table-cell office:value-type="float" office:value="0.000319413" calcext:value-type="float">
            <text:p>0.000319413</text:p>
          </table:table-cell>
          <table:table-cell table:formula="of:=([.A124]*[.A124])" office:value-type="float" office:value="0.00000000010267363584" calcext:value-type="float">
            <text:p>1.0267363584E-10</text:p>
          </table:table-cell>
          <table:table-cell table:formula="of:=([.A124]-[.B124])*([.A124]-[.B124])" office:value-type="float" office:value="0.00000009565424211204" calcext:value-type="float">
            <text:p>9.565424211204E-08</text:p>
          </table:table-cell>
          <table:table-cell table:number-columns-repeated="2"/>
        </table:table-row>
        <table:table-row table:style-name="ro1">
          <table:table-cell office:value-type="float" office:value="0.0000149608" calcext:value-type="float">
            <text:p>0.0000149608</text:p>
          </table:table-cell>
          <table:table-cell office:value-type="float" office:value="0.00423175" calcext:value-type="float">
            <text:p>0.00423175</text:p>
          </table:table-cell>
          <table:table-cell table:formula="of:=([.A125]*[.A125])" office:value-type="float" office:value="0.00000000022382553664" calcext:value-type="float">
            <text:p>2.2382553664E-10</text:p>
          </table:table-cell>
          <table:table-cell table:formula="of:=([.A125]-[.B125])*([.A125]-[.B125])" office:value-type="float" office:value="0.0000177813111572366" calcext:value-type="float">
            <text:p>1.77813111572366E-05</text:p>
          </table:table-cell>
          <table:table-cell table:number-columns-repeated="2"/>
        </table:table-row>
        <table:table-row table:style-name="ro1">
          <table:table-cell office:value-type="float" office:value="0.0000788569" calcext:value-type="float">
            <text:p>0.0000788569</text:p>
          </table:table-cell>
          <table:table-cell office:value-type="float" office:value="0.00490081" calcext:value-type="float">
            <text:p>0.00490081</text:p>
          </table:table-cell>
          <table:table-cell table:formula="of:=([.A126]*[.A126])" office:value-type="float" office:value="0.00000000621841067761" calcext:value-type="float">
            <text:p>6.21841067761E-09</text:p>
          </table:table-cell>
          <table:table-cell table:formula="of:=([.A126]-[.B126])*([.A126]-[.B126])" office:value-type="float" office:value="0.0000232512316985996" calcext:value-type="float">
            <text:p>2.32512316985996E-05</text:p>
          </table:table-cell>
          <table:table-cell table:number-columns-repeated="2"/>
        </table:table-row>
        <table:table-row table:style-name="ro1">
          <table:table-cell office:value-type="float" office:value="0.0000788569" calcext:value-type="float">
            <text:p>0.0000788569</text:p>
          </table:table-cell>
          <table:table-cell office:value-type="float" office:value="0.0057544" calcext:value-type="float">
            <text:p>0.0057544</text:p>
          </table:table-cell>
          <table:table-cell table:formula="of:=([.A127]*[.A127])" office:value-type="float" office:value="0.00000000621841067761" calcext:value-type="float">
            <text:p>6.21841067761E-09</text:p>
          </table:table-cell>
          <table:table-cell table:formula="of:=([.A127]-[.B127])*([.A127]-[.B127])" office:value-type="float" office:value="0.0000322117894799576" calcext:value-type="float">
            <text:p>3.22117894799576E-05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429187" calcext:value-type="float">
            <text:p>0.0429187</text:p>
          </table:table-cell>
          <table:table-cell table:formula="of:=([.A128]*[.A128])" office:value-type="float" office:value="0.000000029508711961" calcext:value-type="float">
            <text:p>2.9508711961E-08</text:p>
          </table:table-cell>
          <table:table-cell table:formula="of:=([.A128]-[.B128])*([.A128]-[.B128])" office:value-type="float" office:value="0.00182729908399256" calcext:value-type="float">
            <text:p>0.00182729908399256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121276" calcext:value-type="float">
            <text:p>0.0121276</text:p>
          </table:table-cell>
          <table:table-cell table:formula="of:=([.A129]*[.A129])" office:value-type="float" office:value="0.000000029508711961" calcext:value-type="float">
            <text:p>2.9508711961E-08</text:p>
          </table:table-cell>
          <table:table-cell table:formula="of:=([.A129]-[.B129])*([.A129]-[.B129])" office:value-type="float" office:value="0.000142941607960761" calcext:value-type="float">
            <text:p>0.000142941607960761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432308" calcext:value-type="float">
            <text:p>0.0432308</text:p>
          </table:table-cell>
          <table:table-cell table:formula="of:=([.A130]*[.A130])" office:value-type="float" office:value="0.000000029508711961" calcext:value-type="float">
            <text:p>2.9508711961E-08</text:p>
          </table:table-cell>
          <table:table-cell table:formula="of:=([.A130]-[.B130])*([.A130]-[.B130])" office:value-type="float" office:value="0.00185407911724236" calcext:value-type="float">
            <text:p>0.00185407911724236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466084" calcext:value-type="float">
            <text:p>0.0466084</text:p>
          </table:table-cell>
          <table:table-cell table:formula="of:=([.A131]*[.A131])" office:value-type="float" office:value="0.000000029508711961" calcext:value-type="float">
            <text:p>2.9508711961E-08</text:p>
          </table:table-cell>
          <table:table-cell table:formula="of:=([.A131]-[.B131])*([.A131]-[.B131])" office:value-type="float" office:value="0.00215635958415116" calcext:value-type="float">
            <text:p>0.00215635958415116</text:p>
          </table:table-cell>
          <table:table-cell table:number-columns-repeated="2"/>
        </table:table-row>
        <table:table-row table:style-name="ro1">
          <table:table-cell office:value-type="float" office:value="0.000171781" calcext:value-type="float">
            <text:p>0.000171781</text:p>
          </table:table-cell>
          <table:table-cell office:value-type="float" office:value="0.0755106" calcext:value-type="float">
            <text:p>0.0755106</text:p>
          </table:table-cell>
          <table:table-cell table:formula="of:=([.A132]*[.A132])" office:value-type="float" office:value="0.000000029508711961" calcext:value-type="float">
            <text:p>2.9508711961E-08</text:p>
          </table:table-cell>
          <table:table-cell table:formula="of:=([.A132]-[.B132])*([.A132]-[.B132])" office:value-type="float" office:value="0.00567593764831476" calcext:value-type="float">
            <text:p>0.00567593764831476</text:p>
          </table:table-cell>
          <table:table-cell table:number-columns-repeated="2"/>
        </table:table-row>
        <table:table-row table:style-name="ro1">
          <table:table-cell office:value-type="float" office:value="0.0000522137" calcext:value-type="float">
            <text:p>0.0000522137</text:p>
          </table:table-cell>
          <table:table-cell office:value-type="float" office:value="0.0619661" calcext:value-type="float">
            <text:p>0.0619661</text:p>
          </table:table-cell>
          <table:table-cell table:formula="of:=([.A133]*[.A133])" office:value-type="float" office:value="0.00000000272627046769" calcext:value-type="float">
            <text:p>2.72627046769E-09</text:p>
          </table:table-cell>
          <table:table-cell table:formula="of:=([.A133]-[.B133])*([.A133]-[.B133])" office:value-type="float" office:value="0.00383332931676933" calcext:value-type="float">
            <text:p>0.00383332931676933</text:p>
          </table:table-cell>
          <table:table-cell table:number-columns-repeated="2"/>
        </table:table-row>
        <table:table-row table:style-name="ro1">
          <table:table-cell office:value-type="float" office:value="0.000279903" calcext:value-type="float">
            <text:p>0.000279903</text:p>
          </table:table-cell>
          <table:table-cell office:value-type="float" office:value="0.114659" calcext:value-type="float">
            <text:p>0.114659</text:p>
          </table:table-cell>
          <table:table-cell table:formula="of:=([.A134]*[.A134])" office:value-type="float" office:value="0.000000078345689409" calcext:value-type="float">
            <text:p>7.8345689409E-08</text:p>
          </table:table-cell>
          <table:table-cell table:formula="of:=([.A134]-[.B134])*([.A134]-[.B134])" office:value-type="float" office:value="0.0130825778305354" calcext:value-type="float">
            <text:p>0.0130825778305354</text:p>
          </table:table-cell>
          <table:table-cell table:number-columns-repeated="2"/>
        </table:table-row>
        <table:table-row table:style-name="ro1">
          <table:table-cell office:value-type="float" office:value="0.000751317" calcext:value-type="float">
            <text:p>0.000751317</text:p>
          </table:table-cell>
          <table:table-cell office:value-type="float" office:value="0.118718" calcext:value-type="float">
            <text:p>0.118718</text:p>
          </table:table-cell>
          <table:table-cell table:formula="of:=([.A135]*[.A135])" office:value-type="float" office:value="0.000000564477234489" calcext:value-type="float">
            <text:p>5.64477234489E-07</text:p>
          </table:table-cell>
          <table:table-cell table:formula="of:=([.A135]-[.B135])*([.A135]-[.B135])" office:value-type="float" office:value="0.0139161382980225" calcext:value-type="float">
            <text:p>0.0139161382980225</text:p>
          </table:table-cell>
          <table:table-cell table:number-columns-repeated="2"/>
        </table:table-row>
        <table:table-row table:style-name="ro1">
          <table:table-cell office:value-type="float" office:value="0.000751317" calcext:value-type="float">
            <text:p>0.000751317</text:p>
          </table:table-cell>
          <table:table-cell office:value-type="float" office:value="0.0815944" calcext:value-type="float">
            <text:p>0.0815944</text:p>
          </table:table-cell>
          <table:table-cell table:formula="of:=([.A136]*[.A136])" office:value-type="float" office:value="0.000000564477234489" calcext:value-type="float">
            <text:p>5.64477234489E-07</text:p>
          </table:table-cell>
          <table:table-cell table:formula="of:=([.A136]-[.B136])*([.A136]-[.B136])" office:value-type="float" office:value="0.00653560406894489" calcext:value-type="float">
            <text:p>0.00653560406894489</text:p>
          </table:table-cell>
          <table:table-cell table:number-columns-repeated="2"/>
        </table:table-row>
        <table:table-row table:style-name="ro1">
          <table:table-cell office:value-type="float" office:value="0.00445271" calcext:value-type="float">
            <text:p>0.00445271</text:p>
          </table:table-cell>
          <table:table-cell office:value-type="float" office:value="0.118106" calcext:value-type="float">
            <text:p>0.118106</text:p>
          </table:table-cell>
          <table:table-cell table:formula="of:=([.A137]*[.A137])" office:value-type="float" office:value="0.0000198266263441" calcext:value-type="float">
            <text:p>0.0000198266263441</text:p>
          </table:table-cell>
          <table:table-cell table:formula="of:=([.A137]-[.B137])*([.A137]-[.B137])" office:value-type="float" office:value="0.0129170703278241" calcext:value-type="float">
            <text:p>0.0129170703278241</text:p>
          </table:table-cell>
          <table:table-cell table:number-columns-repeated="2"/>
        </table:table-row>
        <table:table-row table:style-name="ro1">
          <table:table-cell office:value-type="float" office:value="0.00471777" calcext:value-type="float">
            <text:p>0.00471777</text:p>
          </table:table-cell>
          <table:table-cell office:value-type="float" office:value="0.102573" calcext:value-type="float">
            <text:p>0.102573</text:p>
          </table:table-cell>
          <table:table-cell table:formula="of:=([.A138]*[.A138])" office:value-type="float" office:value="0.0000222573537729" calcext:value-type="float">
            <text:p>0.0000222573537729</text:p>
          </table:table-cell>
          <table:table-cell table:formula="of:=([.A138]-[.B138])*([.A138]-[.B138])" office:value-type="float" office:value="0.0095756460383529" calcext:value-type="float">
            <text:p>0.0095756460383529</text:p>
          </table:table-cell>
          <table:table-cell table:number-columns-repeated="2"/>
        </table:table-row>
        <table:table-row table:style-name="ro1">
          <table:table-cell office:value-type="float" office:value="0.0129999" calcext:value-type="float">
            <text:p>0.0129999</text:p>
          </table:table-cell>
          <table:table-cell office:value-type="float" office:value="0.00826994" calcext:value-type="float">
            <text:p>0.00826994</text:p>
          </table:table-cell>
          <table:table-cell table:formula="of:=([.A139]*[.A139])" office:value-type="float" office:value="0.00016899740001" calcext:value-type="float">
            <text:p>0.00016899740001</text:p>
          </table:table-cell>
          <table:table-cell table:formula="of:=([.A139]-[.B139])*([.A139]-[.B139])" office:value-type="float" office:value="0.0000223725216016" calcext:value-type="float">
            <text:p>0.0000223725216016</text:p>
          </table:table-cell>
          <table:table-cell table:number-columns-repeated="2"/>
        </table:table-row>
        <table:table-row table:style-name="ro1">
          <table:table-cell office:value-type="float" office:value="0.0129999" calcext:value-type="float">
            <text:p>0.0129999</text:p>
          </table:table-cell>
          <table:table-cell office:value-type="float" office:value="0.00318704" calcext:value-type="float">
            <text:p>0.00318704</text:p>
          </table:table-cell>
          <table:table-cell table:formula="of:=([.A140]*[.A140])" office:value-type="float" office:value="0.00016899740001" calcext:value-type="float">
            <text:p>0.00016899740001</text:p>
          </table:table-cell>
          <table:table-cell table:formula="of:=([.A140]-[.B140])*([.A140]-[.B140])" office:value-type="float" office:value="0.0000962922213796" calcext:value-type="float">
            <text:p>0.0000962922213796</text:p>
          </table:table-cell>
          <table:table-cell table:number-columns-repeated="2"/>
        </table:table-row>
        <table:table-row table:style-name="ro1">
          <table:table-cell office:value-type="float" office:value="0.0142466" calcext:value-type="float">
            <text:p>0.0142466</text:p>
          </table:table-cell>
          <table:table-cell office:value-type="float" office:value="0.0273418" calcext:value-type="float">
            <text:p>0.0273418</text:p>
          </table:table-cell>
          <table:table-cell table:formula="of:=([.A141]*[.A141])" office:value-type="float" office:value="0.00020296561156" calcext:value-type="float">
            <text:p>0.00020296561156</text:p>
          </table:table-cell>
          <table:table-cell table:formula="of:=([.A141]-[.B141])*([.A141]-[.B141])" office:value-type="float" office:value="0.00017148426304" calcext:value-type="float">
            <text:p>0.00017148426304</text:p>
          </table:table-cell>
          <table:table-cell table:number-columns-repeated="2"/>
        </table:table-row>
        <table:table-row table:style-name="ro1">
          <table:table-cell office:value-type="float" office:value="0.0133567" calcext:value-type="float">
            <text:p>0.0133567</text:p>
          </table:table-cell>
          <table:table-cell office:value-type="float" office:value="0.0208756" calcext:value-type="float">
            <text:p>0.0208756</text:p>
          </table:table-cell>
          <table:table-cell table:formula="of:=([.A142]*[.A142])" office:value-type="float" office:value="0.00017840143489" calcext:value-type="float">
            <text:p>0.00017840143489</text:p>
          </table:table-cell>
          <table:table-cell table:formula="of:=([.A142]-[.B142])*([.A142]-[.B142])" office:value-type="float" office:value="0.00005653385721" calcext:value-type="float">
            <text:p>0.00005653385721</text:p>
          </table:table-cell>
          <table:table-cell table:number-columns-repeated="2"/>
        </table:table-row>
        <table:table-row table:style-name="ro1">
          <table:table-cell office:value-type="float" office:value="0.023909" calcext:value-type="float">
            <text:p>0.023909</text:p>
          </table:table-cell>
          <table:table-cell office:value-type="float" office:value="0.0893698" calcext:value-type="float">
            <text:p>0.0893698</text:p>
          </table:table-cell>
          <table:table-cell table:formula="of:=([.A143]*[.A143])" office:value-type="float" office:value="0.000571640281" calcext:value-type="float">
            <text:p>0.000571640281</text:p>
          </table:table-cell>
          <table:table-cell table:formula="of:=([.A143]-[.B143])*([.A143]-[.B143])" office:value-type="float" office:value="0.00428511633664" calcext:value-type="float">
            <text:p>0.00428511633664</text:p>
          </table:table-cell>
          <table:table-cell table:number-columns-repeated="2"/>
        </table:table-row>
        <table:table-row table:style-name="ro1">
          <table:table-cell office:value-type="float" office:value="0.0483318" calcext:value-type="float">
            <text:p>0.0483318</text:p>
          </table:table-cell>
          <table:table-cell office:value-type="float" office:value="0.0569693" calcext:value-type="float">
            <text:p>0.0569693</text:p>
          </table:table-cell>
          <table:table-cell table:formula="of:=([.A144]*[.A144])" office:value-type="float" office:value="0.00233596289124" calcext:value-type="float">
            <text:p>0.00233596289124</text:p>
          </table:table-cell>
          <table:table-cell table:formula="of:=([.A144]-[.B144])*([.A144]-[.B144])" office:value-type="float" office:value="0.00007460640625" calcext:value-type="float">
            <text:p>0.00007460640625</text:p>
          </table:table-cell>
          <table:table-cell table:number-columns-repeated="2"/>
        </table:table-row>
        <table:table-row table:style-name="ro1">
          <table:table-cell office:value-type="float" office:value="0.181549" calcext:value-type="float">
            <text:p>0.181549</text:p>
          </table:table-cell>
          <table:table-cell office:value-type="float" office:value="0.0616316" calcext:value-type="float">
            <text:p>0.0616316</text:p>
          </table:table-cell>
          <table:table-cell table:formula="of:=([.A145]*[.A145])" office:value-type="float" office:value="0.032960039401" calcext:value-type="float">
            <text:p>0.032960039401</text:p>
          </table:table-cell>
          <table:table-cell table:formula="of:=([.A145]-[.B145])*([.A145]-[.B145])" office:value-type="float" office:value="0.01438018282276" calcext:value-type="float">
            <text:p>0.01438018282276</text:p>
          </table:table-cell>
          <table:table-cell table:number-columns-repeated="2"/>
        </table:table-row>
        <table:table-row table:style-name="ro1">
          <table:table-cell office:value-type="float" office:value="0.21317" calcext:value-type="float">
            <text:p>0.21317</text:p>
          </table:table-cell>
          <table:table-cell office:value-type="float" office:value="0.109346" calcext:value-type="float">
            <text:p>0.109346</text:p>
          </table:table-cell>
          <table:table-cell table:formula="of:=([.A146]*[.A146])" office:value-type="float" office:value="0.0454414489" calcext:value-type="float">
            <text:p>0.0454414489</text:p>
          </table:table-cell>
          <table:table-cell table:formula="of:=([.A146]-[.B146])*([.A146]-[.B146])" office:value-type="float" office:value="0.010779422976" calcext:value-type="float">
            <text:p>0.010779422976</text:p>
          </table:table-cell>
          <table:table-cell table:number-columns-repeated="2"/>
        </table:table-row>
        <table:table-row table:style-name="ro1">
          <table:table-cell office:value-type="float" office:value="0.21317" calcext:value-type="float">
            <text:p>0.21317</text:p>
          </table:table-cell>
          <table:table-cell office:value-type="float" office:value="0.127761" calcext:value-type="float">
            <text:p>0.127761</text:p>
          </table:table-cell>
          <table:table-cell table:formula="of:=([.A147]*[.A147])" office:value-type="float" office:value="0.0454414489" calcext:value-type="float">
            <text:p>0.0454414489</text:p>
          </table:table-cell>
          <table:table-cell table:formula="of:=([.A147]-[.B147])*([.A147]-[.B147])" office:value-type="float" office:value="0.007294697281" calcext:value-type="float">
            <text:p>0.007294697281</text:p>
          </table:table-cell>
          <table:table-cell table:number-columns-repeated="2"/>
        </table:table-row>
        <table:table-row table:style-name="ro1">
          <table:table-cell office:value-type="float" office:value="0.272422" calcext:value-type="float">
            <text:p>0.272422</text:p>
          </table:table-cell>
          <table:table-cell office:value-type="float" office:value="0.136299" calcext:value-type="float">
            <text:p>0.136299</text:p>
          </table:table-cell>
          <table:table-cell table:formula="of:=([.A148]*[.A148])" office:value-type="float" office:value="0.074213746084" calcext:value-type="float">
            <text:p>0.074213746084</text:p>
          </table:table-cell>
          <table:table-cell table:formula="of:=([.A148]-[.B148])*([.A148]-[.B148])" office:value-type="float" office:value="0.018529471129" calcext:value-type="float">
            <text:p>0.018529471129</text:p>
          </table:table-cell>
          <table:table-cell table:number-columns-repeated="2"/>
        </table:table-row>
        <table:table-row table:style-name="ro1">
          <table:table-cell office:value-type="float" office:value="0.272423" calcext:value-type="float">
            <text:p>0.272423</text:p>
          </table:table-cell>
          <table:table-cell office:value-type="float" office:value="0.14231" calcext:value-type="float">
            <text:p>0.14231</text:p>
          </table:table-cell>
          <table:table-cell table:formula="of:=([.A149]*[.A149])" office:value-type="float" office:value="0.074214290929" calcext:value-type="float">
            <text:p>0.074214290929</text:p>
          </table:table-cell>
          <table:table-cell table:formula="of:=([.A149]-[.B149])*([.A149]-[.B149])" office:value-type="float" office:value="0.016929392769" calcext:value-type="float">
            <text:p>0.016929392769</text:p>
          </table:table-cell>
          <table:table-cell table:number-columns-repeated="2"/>
        </table:table-row>
        <table:table-row table:style-name="ro1">
          <table:table-cell office:value-type="float" office:value="0.348479" calcext:value-type="float">
            <text:p>0.348479</text:p>
          </table:table-cell>
          <table:table-cell office:value-type="float" office:value="0.235616" calcext:value-type="float">
            <text:p>0.235616</text:p>
          </table:table-cell>
          <table:table-cell table:formula="of:=([.A150]*[.A150])" office:value-type="float" office:value="0.121437613441" calcext:value-type="float">
            <text:p>0.121437613441</text:p>
          </table:table-cell>
          <table:table-cell table:formula="of:=([.A150]-[.B150])*([.A150]-[.B150])" office:value-type="float" office:value="0.012738056769" calcext:value-type="float">
            <text:p>0.012738056769</text:p>
          </table:table-cell>
          <table:table-cell table:number-columns-repeated="2"/>
        </table:table-row>
        <table:table-row table:style-name="ro1">
          <table:table-cell office:value-type="float" office:value="0.446243" calcext:value-type="float">
            <text:p>0.446243</text:p>
          </table:table-cell>
          <table:table-cell office:value-type="float" office:value="0.419182" calcext:value-type="float">
            <text:p>0.419182</text:p>
          </table:table-cell>
          <table:table-cell table:formula="of:=([.A151]*[.A151])" office:value-type="float" office:value="0.199132815049" calcext:value-type="float">
            <text:p>0.199132815049</text:p>
          </table:table-cell>
          <table:table-cell table:formula="of:=([.A151]-[.B151])*([.A151]-[.B151])" office:value-type="float" office:value="0.000732297721" calcext:value-type="float">
            <text:p>0.000732297721</text:p>
          </table:table-cell>
          <table:table-cell table:number-columns-repeated="2"/>
        </table:table-row>
        <table:table-row table:style-name="ro1">
          <table:table-cell office:value-type="float" office:value="0.655025" calcext:value-type="float">
            <text:p>0.655025</text:p>
          </table:table-cell>
          <table:table-cell office:value-type="float" office:value="0.484322" calcext:value-type="float">
            <text:p>0.484322</text:p>
          </table:table-cell>
          <table:table-cell table:formula="of:=([.A152]*[.A152])" office:value-type="float" office:value="0.429057750625" calcext:value-type="float">
            <text:p>0.429057750625</text:p>
          </table:table-cell>
          <table:table-cell table:formula="of:=([.A152]-[.B152])*([.A152]-[.B152])" office:value-type="float" office:value="0.029139514209" calcext:value-type="float">
            <text:p>0.029139514209</text:p>
          </table:table-cell>
          <table:table-cell table:number-columns-repeated="2"/>
        </table:table-row>
        <table:table-row table:style-name="ro1">
          <table:table-cell office:value-type="float" office:value="0.86931" calcext:value-type="float">
            <text:p>0.86931</text:p>
          </table:table-cell>
          <table:table-cell office:value-type="float" office:value="0.817365" calcext:value-type="float">
            <text:p>0.817365</text:p>
          </table:table-cell>
          <table:table-cell table:formula="of:=([.A153]*[.A153])" office:value-type="float" office:value="0.7556998761" calcext:value-type="float">
            <text:p>0.7556998761</text:p>
          </table:table-cell>
          <table:table-cell table:formula="of:=([.A153]-[.B153])*([.A153]-[.B153])" office:value-type="float" office:value="0.002698283025" calcext:value-type="float">
            <text:p>0.002698283025</text:p>
          </table:table-cell>
          <table:table-cell table:number-columns-repeated="2"/>
        </table:table-row>
        <table:table-row table:style-name="ro1">
          <table:table-cell office:value-type="float" office:value="0.86931" calcext:value-type="float">
            <text:p>0.86931</text:p>
          </table:table-cell>
          <table:table-cell office:value-type="float" office:value="0.907496" calcext:value-type="float">
            <text:p>0.907496</text:p>
          </table:table-cell>
          <table:table-cell table:formula="of:=([.A154]*[.A154])" office:value-type="float" office:value="0.7556998761" calcext:value-type="float">
            <text:p>0.7556998761</text:p>
          </table:table-cell>
          <table:table-cell table:formula="of:=([.A154]-[.B154])*([.A154]-[.B154])" office:value-type="float" office:value="0.001458170596" calcext:value-type="float">
            <text:p>0.001458170596</text:p>
          </table:table-cell>
          <table:table-cell table:number-columns-repeated="2"/>
        </table:table-row>
        <table:table-row table:style-name="ro1">
          <table:table-cell office:value-type="float" office:value="0.86931" calcext:value-type="float">
            <text:p>0.86931</text:p>
          </table:table-cell>
          <table:table-cell office:value-type="float" office:value="0.949533" calcext:value-type="float">
            <text:p>0.949533</text:p>
          </table:table-cell>
          <table:table-cell table:formula="of:=([.A155]*[.A155])" office:value-type="float" office:value="0.7556998761" calcext:value-type="float">
            <text:p>0.7556998761</text:p>
          </table:table-cell>
          <table:table-cell table:formula="of:=([.A155]-[.B155])*([.A155]-[.B155])" office:value-type="float" office:value="0.00643572972899999" calcext:value-type="float">
            <text:p>0.00643572972899999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73749" calcext:value-type="float">
            <text:p>0.973749</text:p>
          </table:table-cell>
          <table:table-cell table:formula="of:=([.A156]*[.A156])" office:value-type="float" office:value="0.999986000049" calcext:value-type="float">
            <text:p>0.999986000049</text:p>
          </table:table-cell>
          <table:table-cell table:formula="of:=([.A156]-[.B156])*([.A156]-[.B156])" office:value-type="float" office:value="0.000688747536000002" calcext:value-type="float">
            <text:p>0.000688747536000002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288" calcext:value-type="float">
            <text:p>0.999288</text:p>
          </table:table-cell>
          <table:table-cell table:formula="of:=([.A157]*[.A157])" office:value-type="float" office:value="0.999986000049" calcext:value-type="float">
            <text:p>0.999986000049</text:p>
          </table:table-cell>
          <table:table-cell table:formula="of:=([.A157]-[.B157])*([.A157]-[.B157])" office:value-type="float" office:value="0.00000049702500000009" calcext:value-type="float">
            <text:p>4.97025000000094E-07</text:p>
          </table:table-cell>
          <table:table-cell table:number-columns-repeated="2"/>
        </table:table-row>
        <table:table-row table:style-name="ro1">
          <table:table-cell office:value-type="float" office:value="0.00000834465" calcext:value-type="float">
            <text:p>0.00000834465</text:p>
          </table:table-cell>
          <table:table-cell office:value-type="float" office:value="0.00000303222" calcext:value-type="float">
            <text:p>0.00000303222</text:p>
          </table:table-cell>
          <table:table-cell table:formula="of:=([.A158]*[.A158])" office:value-type="float" office:value="0.00000000006963318362" calcext:value-type="float">
            <text:p>6.96331836225E-11</text:p>
          </table:table-cell>
          <table:table-cell table:formula="of:=([.A158]-[.B158])*([.A158]-[.B158])" office:value-type="float" office:value="0.0000000000282219125" calcext:value-type="float">
            <text:p>2.82219125049E-11</text:p>
          </table:table-cell>
          <table:table-cell table:number-columns-repeated="2"/>
        </table:table-row>
        <table:table-row table:style-name="ro1">
          <table:table-cell office:value-type="float" office:value="0.0000349879" calcext:value-type="float">
            <text:p>0.0000349879</text:p>
          </table:table-cell>
          <table:table-cell office:value-type="float" office:value="0.0000109021" calcext:value-type="float">
            <text:p>0.0000109021</text:p>
          </table:table-cell>
          <table:table-cell table:formula="of:=([.A159]*[.A159])" office:value-type="float" office:value="0.00000000122415314641" calcext:value-type="float">
            <text:p>1.22415314641E-09</text:p>
          </table:table-cell>
          <table:table-cell table:formula="of:=([.A159]-[.B159])*([.A159]-[.B159])" office:value-type="float" office:value="0.00000000058012576164" calcext:value-type="float">
            <text:p>5.8012576164E-10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294534" calcext:value-type="float">
            <text:p>0.0000294534</text:p>
          </table:table-cell>
          <table:table-cell table:formula="of:=([.A160]*[.A160])" office:value-type="float" office:value="0.00000000001114130938" calcext:value-type="float">
            <text:p>1.11413093796E-11</text:p>
          </table:table-cell>
          <table:table-cell table:formula="of:=([.A160]-[.B160])*([.A160]-[.B160])" office:value-type="float" office:value="0.00000000068202142949" calcext:value-type="float">
            <text:p>6.820214294916E-10</text:p>
          </table:table-cell>
          <table:table-cell table:number-columns-repeated="2"/>
        </table:table-row>
        <table:table-row table:style-name="ro1">
          <table:table-cell office:value-type="float" office:value="0.0000832677" calcext:value-type="float">
            <text:p>0.0000832677</text:p>
          </table:table-cell>
          <table:table-cell office:value-type="float" office:value="0.0000133367" calcext:value-type="float">
            <text:p>0.0000133367</text:p>
          </table:table-cell>
          <table:table-cell table:formula="of:=([.A161]*[.A161])" office:value-type="float" office:value="0.00000000693350986329" calcext:value-type="float">
            <text:p>6.93350986329E-09</text:p>
          </table:table-cell>
          <table:table-cell table:formula="of:=([.A161]-[.B161])*([.A161]-[.B161])" office:value-type="float" office:value="0.000000004890344761" calcext:value-type="float">
            <text:p>4.890344761E-09</text:p>
          </table:table-cell>
          <table:table-cell table:number-columns-repeated="2"/>
        </table:table-row>
        <table:table-row table:style-name="ro1">
          <table:table-cell office:value-type="float" office:value="0.0000832677" calcext:value-type="float">
            <text:p>0.0000832677</text:p>
          </table:table-cell>
          <table:table-cell office:value-type="float" office:value="0.0000248626" calcext:value-type="float">
            <text:p>0.0000248626</text:p>
          </table:table-cell>
          <table:table-cell table:formula="of:=([.A162]*[.A162])" office:value-type="float" office:value="0.00000000693350986329" calcext:value-type="float">
            <text:p>6.93350986329E-09</text:p>
          </table:table-cell>
          <table:table-cell table:formula="of:=([.A162]-[.B162])*([.A162]-[.B162])" office:value-type="float" office:value="0.00000000341115570601" calcext:value-type="float">
            <text:p>3.41115570601E-09</text:p>
          </table:table-cell>
          <table:table-cell table:number-columns-repeated="2"/>
        </table:table-row>
        <table:table-row table:style-name="ro1">
          <table:table-cell office:value-type="float" office:value="0.000101745" calcext:value-type="float">
            <text:p>0.000101745</text:p>
          </table:table-cell>
          <table:table-cell office:value-type="float" office:value="0.00263367" calcext:value-type="float">
            <text:p>0.00263367</text:p>
          </table:table-cell>
          <table:table-cell table:formula="of:=([.A163]*[.A163])" office:value-type="float" office:value="0.000000010352045025" calcext:value-type="float">
            <text:p>1.0352045025E-08</text:p>
          </table:table-cell>
          <table:table-cell table:formula="of:=([.A163]-[.B163])*([.A163]-[.B163])" office:value-type="float" office:value="0.000006410644205625" calcext:value-type="float">
            <text:p>6.410644205625E-06</text:p>
          </table:table-cell>
          <table:table-cell table:number-columns-repeated="2"/>
        </table:table-row>
        <table:table-row table:style-name="ro1">
          <table:table-cell office:value-type="float" office:value="0.000101745" calcext:value-type="float">
            <text:p>0.000101745</text:p>
          </table:table-cell>
          <table:table-cell office:value-type="float" office:value="0.00318957" calcext:value-type="float">
            <text:p>0.00318957</text:p>
          </table:table-cell>
          <table:table-cell table:formula="of:=([.A164]*[.A164])" office:value-type="float" office:value="0.000000010352045025" calcext:value-type="float">
            <text:p>1.0352045025E-08</text:p>
          </table:table-cell>
          <table:table-cell table:formula="of:=([.A164]-[.B164])*([.A164]-[.B164])" office:value-type="float" office:value="0.000009534663230625" calcext:value-type="float">
            <text:p>9.534663230625E-06</text:p>
          </table:table-cell>
          <table:table-cell table:number-columns-repeated="2"/>
        </table:table-row>
        <table:table-row table:style-name="ro1">
          <table:table-cell office:value-type="float" office:value="0.000007689" calcext:value-type="float">
            <text:p>0.000007689</text:p>
          </table:table-cell>
          <table:table-cell office:value-type="float" office:value="0.000201587" calcext:value-type="float">
            <text:p>0.000201587</text:p>
          </table:table-cell>
          <table:table-cell table:formula="of:=([.A165]*[.A165])" office:value-type="float" office:value="0.000000000059120721" calcext:value-type="float">
            <text:p>5.9120721E-11</text:p>
          </table:table-cell>
          <table:table-cell table:formula="of:=([.A165]-[.B165])*([.A165]-[.B165])" office:value-type="float" office:value="0.000000037596434404" calcext:value-type="float">
            <text:p>3.7596434404E-08</text:p>
          </table:table-cell>
          <table:table-cell table:number-columns-repeated="2"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0683477" calcext:value-type="float">
            <text:p>0.000683477</text:p>
          </table:table-cell>
          <table:table-cell table:formula="of:=([.A166]*[.A166])" office:value-type="float" office:value="0.00000000060012750625" calcext:value-type="float">
            <text:p>6.0012750625E-10</text:p>
          </table:table-cell>
          <table:table-cell table:formula="of:=([.A166]-[.B166])*([.A166]-[.B166])" office:value-type="float" office:value="0.00000043425398142025" calcext:value-type="float">
            <text:p>4.3425398142025E-07</text:p>
          </table:table-cell>
          <table:table-cell table:number-columns-repeated="2"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0776572" calcext:value-type="float">
            <text:p>0.000776572</text:p>
          </table:table-cell>
          <table:table-cell table:formula="of:=([.A167]*[.A167])" office:value-type="float" office:value="0.00000000060012750625" calcext:value-type="float">
            <text:p>6.0012750625E-10</text:p>
          </table:table-cell>
          <table:table-cell table:formula="of:=([.A167]-[.B167])*([.A167]-[.B167])" office:value-type="float" office:value="0.00000056561605355025" calcext:value-type="float">
            <text:p>5.6561605355025E-07</text:p>
          </table:table-cell>
          <table:table-cell table:number-columns-repeated="2"/>
        </table:table-row>
        <table:table-row table:style-name="ro1">
          <table:table-cell office:value-type="float" office:value="0.000534952" calcext:value-type="float">
            <text:p>0.000534952</text:p>
          </table:table-cell>
          <table:table-cell office:value-type="float" office:value="0.00038803" calcext:value-type="float">
            <text:p>0.00038803</text:p>
          </table:table-cell>
          <table:table-cell table:formula="of:=([.A168]*[.A168])" office:value-type="float" office:value="0.000000286173642304" calcext:value-type="float">
            <text:p>2.86173642304E-07</text:p>
          </table:table-cell>
          <table:table-cell table:formula="of:=([.A168]-[.B168])*([.A168]-[.B168])" office:value-type="float" office:value="0.000000021586074084" calcext:value-type="float">
            <text:p>2.1586074084E-08</text:p>
          </table:table-cell>
          <table:table-cell table:number-columns-repeated="2"/>
        </table:table-row>
        <table:table-row table:style-name="ro1">
          <table:table-cell office:value-type="float" office:value="0.000541627" calcext:value-type="float">
            <text:p>0.000541627</text:p>
          </table:table-cell>
          <table:table-cell office:value-type="float" office:value="0.0270754" calcext:value-type="float">
            <text:p>0.0270754</text:p>
          </table:table-cell>
          <table:table-cell table:formula="of:=([.A169]*[.A169])" office:value-type="float" office:value="0.000000293359807129" calcext:value-type="float">
            <text:p>2.93359807129E-07</text:p>
          </table:table-cell>
          <table:table-cell table:formula="of:=([.A169]-[.B169])*([.A169]-[.B169])" office:value-type="float" office:value="0.000704041109615529" calcext:value-type="float">
            <text:p>0.000704041109615529</text:p>
          </table:table-cell>
          <table:table-cell table:number-columns-repeated="2"/>
        </table:table-row>
        <table:table-row table:style-name="ro1">
          <table:table-cell office:value-type="float" office:value="0.000541627" calcext:value-type="float">
            <text:p>0.000541627</text:p>
          </table:table-cell>
          <table:table-cell office:value-type="float" office:value="0.0102367" calcext:value-type="float">
            <text:p>0.0102367</text:p>
          </table:table-cell>
          <table:table-cell table:formula="of:=([.A170]*[.A170])" office:value-type="float" office:value="0.000000293359807129" calcext:value-type="float">
            <text:p>2.93359807129E-07</text:p>
          </table:table-cell>
          <table:table-cell table:formula="of:=([.A170]-[.B170])*([.A170]-[.B170])" office:value-type="float" office:value="0.000093994440475329" calcext:value-type="float">
            <text:p>9.3994440475329E-05</text:p>
          </table:table-cell>
          <table:table-cell table:number-columns-repeated="2"/>
        </table:table-row>
        <table:table-row table:style-name="ro1">
          <table:table-cell office:value-type="float" office:value="0.00120991" calcext:value-type="float">
            <text:p>0.00120991</text:p>
          </table:table-cell>
          <table:table-cell office:value-type="float" office:value="0.0212454" calcext:value-type="float">
            <text:p>0.0212454</text:p>
          </table:table-cell>
          <table:table-cell table:formula="of:=([.A171]*[.A171])" office:value-type="float" office:value="0.0000014638822081" calcext:value-type="float">
            <text:p>0.0000014638822081</text:p>
          </table:table-cell>
          <table:table-cell table:formula="of:=([.A171]-[.B171])*([.A171]-[.B171])" office:value-type="float" office:value="0.0004014208595401" calcext:value-type="float">
            <text:p>0.0004014208595401</text:p>
          </table:table-cell>
          <table:table-cell table:number-columns-repeated="2"/>
        </table:table-row>
        <table:table-row table:style-name="ro1">
          <table:table-cell office:value-type="float" office:value="0.000600815" calcext:value-type="float">
            <text:p>0.000600815</text:p>
          </table:table-cell>
          <table:table-cell office:value-type="float" office:value="0.00291211" calcext:value-type="float">
            <text:p>0.00291211</text:p>
          </table:table-cell>
          <table:table-cell table:formula="of:=([.A172]*[.A172])" office:value-type="float" office:value="0.000000360978664225" calcext:value-type="float">
            <text:p>3.60978664225E-07</text:p>
          </table:table-cell>
          <table:table-cell table:formula="of:=([.A172]-[.B172])*([.A172]-[.B172])" office:value-type="float" office:value="0.000005342084577025" calcext:value-type="float">
            <text:p>5.342084577025E-06</text:p>
          </table:table-cell>
          <table:table-cell table:number-columns-repeated="2"/>
        </table:table-row>
        <table:table-row table:style-name="ro1">
          <table:table-cell office:value-type="float" office:value="0.00217581" calcext:value-type="float">
            <text:p>0.00217581</text:p>
          </table:table-cell>
          <table:table-cell office:value-type="float" office:value="0.00000246778" calcext:value-type="float">
            <text:p>0.00000246778</text:p>
          </table:table-cell>
          <table:table-cell table:formula="of:=([.A173]*[.A173])" office:value-type="float" office:value="0.0000047341491561" calcext:value-type="float">
            <text:p>0.0000047341491561</text:p>
          </table:table-cell>
          <table:table-cell table:formula="of:=([.A173]-[.B173])*([.A173]-[.B173])" office:value-type="float" office:value="0.00000472341640523453" calcext:value-type="float">
            <text:p>4.72341640523453E-06</text:p>
          </table:table-cell>
          <table:table-cell table:number-columns-repeated="2"/>
        </table:table-row>
        <table:table-row table:style-name="ro1">
          <table:table-cell office:value-type="float" office:value="0.00063628" calcext:value-type="float">
            <text:p>0.00063628</text:p>
          </table:table-cell>
          <table:table-cell office:value-type="float" office:value="0.00123372" calcext:value-type="float">
            <text:p>0.00123372</text:p>
          </table:table-cell>
          <table:table-cell table:formula="of:=([.A174]*[.A174])" office:value-type="float" office:value="0.0000004048522384" calcext:value-type="float">
            <text:p>0.0000004048522384</text:p>
          </table:table-cell>
          <table:table-cell table:formula="of:=([.A174]-[.B174])*([.A174]-[.B174])" office:value-type="float" office:value="0.0000003569345536" calcext:value-type="float">
            <text:p>0.0000003569345536</text:p>
          </table:table-cell>
          <table:table-cell table:number-columns-repeated="2"/>
        </table:table-row>
        <table:table-row table:style-name="ro1">
          <table:table-cell office:value-type="float" office:value="0.00294375" calcext:value-type="float">
            <text:p>0.00294375</text:p>
          </table:table-cell>
          <table:table-cell office:value-type="float" office:value="0.00309622" calcext:value-type="float">
            <text:p>0.00309622</text:p>
          </table:table-cell>
          <table:table-cell table:formula="of:=([.A175]*[.A175])" office:value-type="float" office:value="0.0000086656640625" calcext:value-type="float">
            <text:p>0.0000086656640625</text:p>
          </table:table-cell>
          <table:table-cell table:formula="of:=([.A175]-[.B175])*([.A175]-[.B175])" office:value-type="float" office:value="0.0000000232471009" calcext:value-type="float">
            <text:p>2.32471008999999E-08</text:p>
          </table:table-cell>
          <table:table-cell table:number-columns-repeated="2"/>
        </table:table-row>
        <table:table-row table:style-name="ro1">
          <table:table-cell office:value-type="float" office:value="0.00933194" calcext:value-type="float">
            <text:p>0.00933194</text:p>
          </table:table-cell>
          <table:table-cell office:value-type="float" office:value="0.0034323" calcext:value-type="float">
            <text:p>0.0034323</text:p>
          </table:table-cell>
          <table:table-cell table:formula="of:=([.A176]*[.A176])" office:value-type="float" office:value="0.0000870851041636" calcext:value-type="float">
            <text:p>0.0000870851041636</text:p>
          </table:table-cell>
          <table:table-cell table:formula="of:=([.A176]-[.B176])*([.A176]-[.B176])" office:value-type="float" office:value="0.0000348057521296" calcext:value-type="float">
            <text:p>0.0000348057521296</text:p>
          </table:table-cell>
          <table:table-cell table:number-columns-repeated="2"/>
        </table:table-row>
        <table:table-row table:style-name="ro1">
          <table:table-cell office:value-type="float" office:value="0.00731683" calcext:value-type="float">
            <text:p>0.00731683</text:p>
          </table:table-cell>
          <table:table-cell office:value-type="float" office:value="0.00236" calcext:value-type="float">
            <text:p>0.00236</text:p>
          </table:table-cell>
          <table:table-cell table:formula="of:=([.A177]*[.A177])" office:value-type="float" office:value="0.0000535360012489" calcext:value-type="float">
            <text:p>0.0000535360012489</text:p>
          </table:table-cell>
          <table:table-cell table:formula="of:=([.A177]-[.B177])*([.A177]-[.B177])" office:value-type="float" office:value="0.0000245701636489" calcext:value-type="float">
            <text:p>0.0000245701636489</text:p>
          </table:table-cell>
          <table:table-cell table:number-columns-repeated="2"/>
        </table:table-row>
        <table:table-row table:style-name="ro1">
          <table:table-cell office:value-type="float" office:value="0.00488609" calcext:value-type="float">
            <text:p>0.00488609</text:p>
          </table:table-cell>
          <table:table-cell office:value-type="float" office:value="0.00476337" calcext:value-type="float">
            <text:p>0.00476337</text:p>
          </table:table-cell>
          <table:table-cell table:formula="of:=([.A178]*[.A178])" office:value-type="float" office:value="0.0000238738754881" calcext:value-type="float">
            <text:p>0.0000238738754881</text:p>
          </table:table-cell>
          <table:table-cell table:formula="of:=([.A178]-[.B178])*([.A178]-[.B178])" office:value-type="float" office:value="0.0000000150601984" calcext:value-type="float">
            <text:p>1.50601983999999E-08</text:p>
          </table:table-cell>
          <table:table-cell table:number-columns-repeated="2"/>
        </table:table-row>
        <table:table-row table:style-name="ro1">
          <table:table-cell office:value-type="float" office:value="0.0167927" calcext:value-type="float">
            <text:p>0.0167927</text:p>
          </table:table-cell>
          <table:table-cell office:value-type="float" office:value="0.0199411" calcext:value-type="float">
            <text:p>0.0199411</text:p>
          </table:table-cell>
          <table:table-cell table:formula="of:=([.A179]*[.A179])" office:value-type="float" office:value="0.00028199477329" calcext:value-type="float">
            <text:p>0.00028199477329</text:p>
          </table:table-cell>
          <table:table-cell table:formula="of:=([.A179]-[.B179])*([.A179]-[.B179])" office:value-type="float" office:value="0.00000991242255999999" calcext:value-type="float">
            <text:p>0.00000991242255999999</text:p>
          </table:table-cell>
          <table:table-cell table:number-columns-repeated="2"/>
        </table:table-row>
        <table:table-row table:style-name="ro1">
          <table:table-cell office:value-type="float" office:value="0.0145324" calcext:value-type="float">
            <text:p>0.0145324</text:p>
          </table:table-cell>
          <table:table-cell office:value-type="float" office:value="0.0388103" calcext:value-type="float">
            <text:p>0.0388103</text:p>
          </table:table-cell>
          <table:table-cell table:formula="of:=([.A180]*[.A180])" office:value-type="float" office:value="0.00021119064976" calcext:value-type="float">
            <text:p>0.00021119064976</text:p>
          </table:table-cell>
          <table:table-cell table:formula="of:=([.A180]-[.B180])*([.A180]-[.B180])" office:value-type="float" office:value="0.00058941642841" calcext:value-type="float">
            <text:p>0.00058941642841</text:p>
          </table:table-cell>
          <table:table-cell table:number-columns-repeated="2"/>
        </table:table-row>
        <table:table-row table:style-name="ro1">
          <table:table-cell office:value-type="float" office:value="0.0397102" calcext:value-type="float">
            <text:p>0.0397102</text:p>
          </table:table-cell>
          <table:table-cell office:value-type="float" office:value="0.0351235" calcext:value-type="float">
            <text:p>0.0351235</text:p>
          </table:table-cell>
          <table:table-cell table:formula="of:=([.A181]*[.A181])" office:value-type="float" office:value="0.00157689998404" calcext:value-type="float">
            <text:p>0.00157689998404</text:p>
          </table:table-cell>
          <table:table-cell table:formula="of:=([.A181]-[.B181])*([.A181]-[.B181])" office:value-type="float" office:value="0.00002103781689" calcext:value-type="float">
            <text:p>0.00002103781689</text:p>
          </table:table-cell>
          <table:table-cell table:number-columns-repeated="2"/>
        </table:table-row>
        <table:table-row table:style-name="ro1">
          <table:table-cell office:value-type="float" office:value="0.0397102" calcext:value-type="float">
            <text:p>0.0397102</text:p>
          </table:table-cell>
          <table:table-cell office:value-type="float" office:value="0.0211552" calcext:value-type="float">
            <text:p>0.0211552</text:p>
          </table:table-cell>
          <table:table-cell table:formula="of:=([.A182]*[.A182])" office:value-type="float" office:value="0.00157689998404" calcext:value-type="float">
            <text:p>0.00157689998404</text:p>
          </table:table-cell>
          <table:table-cell table:formula="of:=([.A182]-[.B182])*([.A182]-[.B182])" office:value-type="float" office:value="0.000344288025" calcext:value-type="float">
            <text:p>0.000344288025</text:p>
          </table:table-cell>
          <table:table-cell table:number-columns-repeated="2"/>
        </table:table-row>
        <table:table-row table:style-name="ro1">
          <table:table-cell office:value-type="float" office:value="0.0599582" calcext:value-type="float">
            <text:p>0.0599582</text:p>
          </table:table-cell>
          <table:table-cell office:value-type="float" office:value="0.046781" calcext:value-type="float">
            <text:p>0.046781</text:p>
          </table:table-cell>
          <table:table-cell table:formula="of:=([.A183]*[.A183])" office:value-type="float" office:value="0.00359498574724" calcext:value-type="float">
            <text:p>0.00359498574724</text:p>
          </table:table-cell>
          <table:table-cell table:formula="of:=([.A183]-[.B183])*([.A183]-[.B183])" office:value-type="float" office:value="0.00017363859984" calcext:value-type="float">
            <text:p>0.00017363859984</text:p>
          </table:table-cell>
          <table:table-cell table:number-columns-repeated="2"/>
        </table:table-row>
        <table:table-row table:style-name="ro1">
          <table:table-cell office:value-type="float" office:value="0.23966" calcext:value-type="float">
            <text:p>0.23966</text:p>
          </table:table-cell>
          <table:table-cell office:value-type="float" office:value="0.295364" calcext:value-type="float">
            <text:p>0.295364</text:p>
          </table:table-cell>
          <table:table-cell table:formula="of:=([.A184]*[.A184])" office:value-type="float" office:value="0.0574369156" calcext:value-type="float">
            <text:p>0.0574369156</text:p>
          </table:table-cell>
          <table:table-cell table:formula="of:=([.A184]-[.B184])*([.A184]-[.B184])" office:value-type="float" office:value="0.003102935616" calcext:value-type="float">
            <text:p>0.003102935616</text:p>
          </table:table-cell>
          <table:table-cell table:number-columns-repeated="2"/>
        </table:table-row>
        <table:table-row table:style-name="ro1">
          <table:table-cell office:value-type="float" office:value="0.2769" calcext:value-type="float">
            <text:p>0.2769</text:p>
          </table:table-cell>
          <table:table-cell office:value-type="float" office:value="0.308028" calcext:value-type="float">
            <text:p>0.308028</text:p>
          </table:table-cell>
          <table:table-cell table:formula="of:=([.A185]*[.A185])" office:value-type="float" office:value="0.07667361" calcext:value-type="float">
            <text:p>0.07667361</text:p>
          </table:table-cell>
          <table:table-cell table:formula="of:=([.A185]-[.B185])*([.A185]-[.B185])" office:value-type="float" office:value="0.000968952384000003" calcext:value-type="float">
            <text:p>0.000968952384000003</text:p>
          </table:table-cell>
          <table:table-cell table:number-columns-repeated="2"/>
        </table:table-row>
        <table:table-row table:style-name="ro1">
          <table:table-cell office:value-type="float" office:value="0.2769" calcext:value-type="float">
            <text:p>0.2769</text:p>
          </table:table-cell>
          <table:table-cell office:value-type="float" office:value="0.320538" calcext:value-type="float">
            <text:p>0.320538</text:p>
          </table:table-cell>
          <table:table-cell table:formula="of:=([.A186]*[.A186])" office:value-type="float" office:value="0.07667361" calcext:value-type="float">
            <text:p>0.07667361</text:p>
          </table:table-cell>
          <table:table-cell table:formula="of:=([.A186]-[.B186])*([.A186]-[.B186])" office:value-type="float" office:value="0.001904275044" calcext:value-type="float">
            <text:p>0.001904275044</text:p>
          </table:table-cell>
          <table:table-cell table:number-columns-repeated="2"/>
        </table:table-row>
        <table:table-row table:style-name="ro1">
          <table:table-cell office:value-type="float" office:value="0.345755" calcext:value-type="float">
            <text:p>0.345755</text:p>
          </table:table-cell>
          <table:table-cell office:value-type="float" office:value="0.394249" calcext:value-type="float">
            <text:p>0.394249</text:p>
          </table:table-cell>
          <table:table-cell table:formula="of:=([.A187]*[.A187])" office:value-type="float" office:value="0.119546520025" calcext:value-type="float">
            <text:p>0.119546520025</text:p>
          </table:table-cell>
          <table:table-cell table:formula="of:=([.A187]-[.B187])*([.A187]-[.B187])" office:value-type="float" office:value="0.002351668036" calcext:value-type="float">
            <text:p>0.002351668036</text:p>
          </table:table-cell>
          <table:table-cell table:number-columns-repeated="2"/>
        </table:table-row>
        <table:table-row table:style-name="ro1">
          <table:table-cell office:value-type="float" office:value="0.392839" calcext:value-type="float">
            <text:p>0.392839</text:p>
          </table:table-cell>
          <table:table-cell office:value-type="float" office:value="0.498619" calcext:value-type="float">
            <text:p>0.498619</text:p>
          </table:table-cell>
          <table:table-cell table:formula="of:=([.A188]*[.A188])" office:value-type="float" office:value="0.154322479921" calcext:value-type="float">
            <text:p>0.154322479921</text:p>
          </table:table-cell>
          <table:table-cell table:formula="of:=([.A188]-[.B188])*([.A188]-[.B188])" office:value-type="float" office:value="0.0111894084" calcext:value-type="float">
            <text:p>0.0111894084</text:p>
          </table:table-cell>
          <table:table-cell table:number-columns-repeated="2"/>
        </table:table-row>
        <table:table-row table:style-name="ro1">
          <table:table-cell office:value-type="float" office:value="0.596315" calcext:value-type="float">
            <text:p>0.596315</text:p>
          </table:table-cell>
          <table:table-cell office:value-type="float" office:value="0.505737" calcext:value-type="float">
            <text:p>0.505737</text:p>
          </table:table-cell>
          <table:table-cell table:formula="of:=([.A189]*[.A189])" office:value-type="float" office:value="0.355591579225" calcext:value-type="float">
            <text:p>0.355591579225</text:p>
          </table:table-cell>
          <table:table-cell table:formula="of:=([.A189]-[.B189])*([.A189]-[.B189])" office:value-type="float" office:value="0.00820437408400001" calcext:value-type="float">
            <text:p>0.00820437408400001</text:p>
          </table:table-cell>
          <table:table-cell table:number-columns-repeated="2"/>
        </table:table-row>
        <table:table-row table:style-name="ro1">
          <table:table-cell office:value-type="float" office:value="0.569103" calcext:value-type="float">
            <text:p>0.569103</text:p>
          </table:table-cell>
          <table:table-cell office:value-type="float" office:value="0.51368" calcext:value-type="float">
            <text:p>0.51368</text:p>
          </table:table-cell>
          <table:table-cell table:formula="of:=([.A190]*[.A190])" office:value-type="float" office:value="0.323878224609" calcext:value-type="float">
            <text:p>0.323878224609</text:p>
          </table:table-cell>
          <table:table-cell table:formula="of:=([.A190]-[.B190])*([.A190]-[.B190])" office:value-type="float" office:value="0.003071708929" calcext:value-type="float">
            <text:p>0.003071708929</text:p>
          </table:table-cell>
          <table:table-cell table:number-columns-repeated="2"/>
        </table:table-row>
        <table:table-row table:style-name="ro1">
          <table:table-cell office:value-type="float" office:value="0.675031" calcext:value-type="float">
            <text:p>0.675031</text:p>
          </table:table-cell>
          <table:table-cell office:value-type="float" office:value="0.755848" calcext:value-type="float">
            <text:p>0.755848</text:p>
          </table:table-cell>
          <table:table-cell table:formula="of:=([.A191]*[.A191])" office:value-type="float" office:value="0.455666850961" calcext:value-type="float">
            <text:p>0.455666850961</text:p>
          </table:table-cell>
          <table:table-cell table:formula="of:=([.A191]-[.B191])*([.A191]-[.B191])" office:value-type="float" office:value="0.00653138748899999" calcext:value-type="float">
            <text:p>0.00653138748899999</text:p>
          </table:table-cell>
          <table:table-cell table:number-columns-repeated="2"/>
        </table:table-row>
        <table:table-row table:style-name="ro1">
          <table:table-cell office:value-type="float" office:value="0.83726" calcext:value-type="float">
            <text:p>0.83726</text:p>
          </table:table-cell>
          <table:table-cell office:value-type="float" office:value="0.790571" calcext:value-type="float">
            <text:p>0.790571</text:p>
          </table:table-cell>
          <table:table-cell table:formula="of:=([.A192]*[.A192])" office:value-type="float" office:value="0.7010043076" calcext:value-type="float">
            <text:p>0.7010043076</text:p>
          </table:table-cell>
          <table:table-cell table:formula="of:=([.A192]-[.B192])*([.A192]-[.B192])" office:value-type="float" office:value="0.002179862721" calcext:value-type="float">
            <text:p>0.002179862721</text:p>
          </table:table-cell>
          <table:table-cell table:number-columns-repeated="2"/>
        </table:table-row>
        <table:table-row table:style-name="ro1">
          <table:table-cell office:value-type="float" office:value="0.83726" calcext:value-type="float">
            <text:p>0.83726</text:p>
          </table:table-cell>
          <table:table-cell office:value-type="float" office:value="0.845381" calcext:value-type="float">
            <text:p>0.845381</text:p>
          </table:table-cell>
          <table:table-cell table:formula="of:=([.A193]*[.A193])" office:value-type="float" office:value="0.7010043076" calcext:value-type="float">
            <text:p>0.7010043076</text:p>
          </table:table-cell>
          <table:table-cell table:formula="of:=([.A193]-[.B193])*([.A193]-[.B193])" office:value-type="float" office:value="0.0000659506410000007" calcext:value-type="float">
            <text:p>6.59506410000007E-05</text:p>
          </table:table-cell>
          <table:table-cell table:number-columns-repeated="2"/>
        </table:table-row>
        <table:table-row table:style-name="ro1">
          <table:table-cell office:value-type="float" office:value="0.83726" calcext:value-type="float">
            <text:p>0.83726</text:p>
          </table:table-cell>
          <table:table-cell office:value-type="float" office:value="0.844194" calcext:value-type="float">
            <text:p>0.844194</text:p>
          </table:table-cell>
          <table:table-cell table:formula="of:=([.A194]*[.A194])" office:value-type="float" office:value="0.7010043076" calcext:value-type="float">
            <text:p>0.7010043076</text:p>
          </table:table-cell>
          <table:table-cell table:formula="of:=([.A194]-[.B194])*([.A194]-[.B194])" office:value-type="float" office:value="0.0000480803559999999" calcext:value-type="float">
            <text:p>0.0000480803559999999</text:p>
          </table:table-cell>
          <table:table-cell table:number-columns-repeated="2"/>
        </table:table-row>
        <table:table-row table:style-name="ro1">
          <table:table-cell office:value-type="float" office:value="0.837261" calcext:value-type="float">
            <text:p>0.837261</text:p>
          </table:table-cell>
          <table:table-cell office:value-type="float" office:value="0.85575" calcext:value-type="float">
            <text:p>0.85575</text:p>
          </table:table-cell>
          <table:table-cell table:formula="of:=([.A195]*[.A195])" office:value-type="float" office:value="0.701005982121" calcext:value-type="float">
            <text:p>0.701005982121</text:p>
          </table:table-cell>
          <table:table-cell table:formula="of:=([.A195]-[.B195])*([.A195]-[.B195])" office:value-type="float" office:value="0.000341843120999999" calcext:value-type="float">
            <text:p>0.000341843120999999</text:p>
          </table:table-cell>
          <table:table-cell table:number-columns-repeated="2"/>
        </table:table-row>
        <table:table-row table:style-name="ro1">
          <table:table-cell office:value-type="float" office:value="0.981614" calcext:value-type="float">
            <text:p>0.981614</text:p>
          </table:table-cell>
          <table:table-cell office:value-type="float" office:value="0.999865" calcext:value-type="float">
            <text:p>0.999865</text:p>
          </table:table-cell>
          <table:table-cell table:formula="of:=([.A196]*[.A196])" office:value-type="float" office:value="0.963566044996" calcext:value-type="float">
            <text:p>0.963566044996</text:p>
          </table:table-cell>
          <table:table-cell table:formula="of:=([.A196]-[.B196])*([.A196]-[.B196])" office:value-type="float" office:value="0.000333099001000001" calcext:value-type="float">
            <text:p>0.000333099001000001</text:p>
          </table:table-cell>
          <table:table-cell table:number-columns-repeated="2"/>
        </table:table-row>
        <table:table-row table:style-name="ro1">
          <table:table-cell office:value-type="float" office:value="0.000125587" calcext:value-type="float">
            <text:p>0.000125587</text:p>
          </table:table-cell>
          <table:table-cell office:value-type="float" office:value="0.00000303222" calcext:value-type="float">
            <text:p>0.00000303222</text:p>
          </table:table-cell>
          <table:table-cell table:formula="of:=([.A197]*[.A197])" office:value-type="float" office:value="0.000000015772094569" calcext:value-type="float">
            <text:p>1.5772094569E-08</text:p>
          </table:table-cell>
          <table:table-cell table:formula="of:=([.A197]-[.B197])*([.A197]-[.B197])" office:value-type="float" office:value="0.00000001501967410085" calcext:value-type="float">
            <text:p>1.50196741008484E-08</text:p>
          </table:table-cell>
          <table:table-cell table:number-columns-repeated="2"/>
        </table:table-row>
        <table:table-row table:style-name="ro1">
          <table:table-cell office:value-type="float" office:value="0.0000876784" calcext:value-type="float">
            <text:p>0.0000876784</text:p>
          </table:table-cell>
          <table:table-cell office:value-type="float" office:value="0.00151459" calcext:value-type="float">
            <text:p>0.00151459</text:p>
          </table:table-cell>
          <table:table-cell table:formula="of:=([.A198]*[.A198])" office:value-type="float" office:value="0.00000000768750182656" calcext:value-type="float">
            <text:p>7.68750182656E-09</text:p>
          </table:table-cell>
          <table:table-cell table:formula="of:=([.A198]-[.B198])*([.A198]-[.B198])" office:value-type="float" office:value="0.00000203607671421456" calcext:value-type="float">
            <text:p>2.03607671421456E-06</text:p>
          </table:table-cell>
          <table:table-cell table:number-columns-repeated="2"/>
        </table:table-row>
        <table:table-row table:style-name="ro1">
          <table:table-cell office:value-type="float" office:value="0.0000876784" calcext:value-type="float">
            <text:p>0.0000876784</text:p>
          </table:table-cell>
          <table:table-cell office:value-type="float" office:value="0.0128071" calcext:value-type="float">
            <text:p>0.0128071</text:p>
          </table:table-cell>
          <table:table-cell table:formula="of:=([.A199]*[.A199])" office:value-type="float" office:value="0.00000000768750182656" calcext:value-type="float">
            <text:p>7.68750182656E-09</text:p>
          </table:table-cell>
          <table:table-cell table:formula="of:=([.A199]-[.B199])*([.A199]-[.B199])" office:value-type="float" office:value="0.000161783685838547" calcext:value-type="float">
            <text:p>0.000161783685838547</text:p>
          </table:table-cell>
          <table:table-cell table:number-columns-repeated="2"/>
        </table:table-row>
        <table:table-row table:style-name="ro1">
          <table:table-cell office:value-type="float" office:value="0.000129044" calcext:value-type="float">
            <text:p>0.000129044</text:p>
          </table:table-cell>
          <table:table-cell office:value-type="float" office:value="0.0048607" calcext:value-type="float">
            <text:p>0.0048607</text:p>
          </table:table-cell>
          <table:table-cell table:formula="of:=([.A200]*[.A200])" office:value-type="float" office:value="0.000000016652353936" calcext:value-type="float">
            <text:p>1.6652353936E-08</text:p>
          </table:table-cell>
          <table:table-cell table:formula="of:=([.A200]-[.B200])*([.A200]-[.B200])" office:value-type="float" office:value="0.000022388568502336" calcext:value-type="float">
            <text:p>2.2388568502336E-05</text:p>
          </table:table-cell>
          <table:table-cell table:number-columns-repeated="2"/>
        </table:table-row>
        <table:table-row table:style-name="ro1">
          <table:table-cell office:value-type="float" office:value="0.0000687838" calcext:value-type="float">
            <text:p>0.0000687838</text:p>
          </table:table-cell>
          <table:table-cell office:value-type="float" office:value="0.0000689426" calcext:value-type="float">
            <text:p>0.0000689426</text:p>
          </table:table-cell>
          <table:table-cell table:formula="of:=([.A201]*[.A201])" office:value-type="float" office:value="0.00000000473121114244" calcext:value-type="float">
            <text:p>4.73121114244E-09</text:p>
          </table:table-cell>
          <table:table-cell table:formula="of:=([.A201]-[.B201])*([.A201]-[.B201])" office:value-type="float" office:value="0.00000000000002521744" calcext:value-type="float">
            <text:p>2.5217440000003E-14</text:p>
          </table:table-cell>
          <table:table-cell table:number-columns-repeated="2"/>
        </table:table-row>
        <table:table-row table:style-name="ro1">
          <table:table-cell office:value-type="float" office:value="0.0000523925" calcext:value-type="float">
            <text:p>0.0000523925</text:p>
          </table:table-cell>
          <table:table-cell office:value-type="float" office:value="0.000309575" calcext:value-type="float">
            <text:p>0.000309575</text:p>
          </table:table-cell>
          <table:table-cell table:formula="of:=([.A202]*[.A202])" office:value-type="float" office:value="0.00000000274497405625" calcext:value-type="float">
            <text:p>2.74497405625E-09</text:p>
          </table:table-cell>
          <table:table-cell table:formula="of:=([.A202]-[.B202])*([.A202]-[.B202])" office:value-type="float" office:value="0.00000006614283830625" calcext:value-type="float">
            <text:p>6.614283830625E-08</text:p>
          </table:table-cell>
          <table:table-cell table:number-columns-repeated="2"/>
        </table:table-row>
        <table:table-row table:style-name="ro1">
          <table:table-cell office:value-type="float" office:value="0.0000517964" calcext:value-type="float">
            <text:p>0.0000517964</text:p>
          </table:table-cell>
          <table:table-cell office:value-type="float" office:value="0.0000830864" calcext:value-type="float">
            <text:p>0.0000830864</text:p>
          </table:table-cell>
          <table:table-cell table:formula="of:=([.A203]*[.A203])" office:value-type="float" office:value="0.00000000268286705296" calcext:value-type="float">
            <text:p>2.68286705296E-09</text:p>
          </table:table-cell>
          <table:table-cell table:formula="of:=([.A203]-[.B203])*([.A203]-[.B203])" office:value-type="float" office:value="0.0000000009790641" calcext:value-type="float">
            <text:p>9.790641E-10</text:p>
          </table:table-cell>
          <table:table-cell table:number-columns-repeated="2"/>
        </table:table-row>
        <table:table-row table:style-name="ro1">
          <table:table-cell office:value-type="float" office:value="0.000196636" calcext:value-type="float">
            <text:p>0.000196636</text:p>
          </table:table-cell>
          <table:table-cell office:value-type="float" office:value="0.0000390688" calcext:value-type="float">
            <text:p>0.0000390688</text:p>
          </table:table-cell>
          <table:table-cell table:formula="of:=([.A204]*[.A204])" office:value-type="float" office:value="0.000000038665716496" calcext:value-type="float">
            <text:p>3.8665716496E-08</text:p>
          </table:table-cell>
          <table:table-cell table:formula="of:=([.A204]-[.B204])*([.A204]-[.B204])" office:value-type="float" office:value="0.00000002482742251584" calcext:value-type="float">
            <text:p>2.482742251584E-08</text:p>
          </table:table-cell>
          <table:table-cell table:number-columns-repeated="2"/>
        </table:table-row>
        <table:table-row table:style-name="ro1">
          <table:table-cell office:value-type="float" office:value="0.000221431" calcext:value-type="float">
            <text:p>0.000221431</text:p>
          </table:table-cell>
          <table:table-cell office:value-type="float" office:value="0.000592333" calcext:value-type="float">
            <text:p>0.000592333</text:p>
          </table:table-cell>
          <table:table-cell table:formula="of:=([.A205]*[.A205])" office:value-type="float" office:value="0.000000049031687761" calcext:value-type="float">
            <text:p>4.9031687761E-08</text:p>
          </table:table-cell>
          <table:table-cell table:formula="of:=([.A205]-[.B205])*([.A205]-[.B205])" office:value-type="float" office:value="0.000000137568293604" calcext:value-type="float">
            <text:p>1.37568293604E-07</text:p>
          </table:table-cell>
          <table:table-cell table:number-columns-repeated="2"/>
        </table:table-row>
        <table:table-row table:style-name="ro1">
          <table:table-cell office:value-type="float" office:value="0.000221431" calcext:value-type="float">
            <text:p>0.000221431</text:p>
          </table:table-cell>
          <table:table-cell office:value-type="float" office:value="0.00100441" calcext:value-type="float">
            <text:p>0.00100441</text:p>
          </table:table-cell>
          <table:table-cell table:formula="of:=([.A206]*[.A206])" office:value-type="float" office:value="0.000000049031687761" calcext:value-type="float">
            <text:p>4.9031687761E-08</text:p>
          </table:table-cell>
          <table:table-cell table:formula="of:=([.A206]-[.B206])*([.A206]-[.B206])" office:value-type="float" office:value="0.000000613056114441" calcext:value-type="float">
            <text:p>6.13056114441E-07</text:p>
          </table:table-cell>
          <table:table-cell table:number-columns-repeated="2"/>
        </table:table-row>
        <table:table-row table:style-name="ro1">
          <table:table-cell office:value-type="float" office:value="0.000875533" calcext:value-type="float">
            <text:p>0.000875533</text:p>
          </table:table-cell>
          <table:table-cell office:value-type="float" office:value="0.000210829" calcext:value-type="float">
            <text:p>0.000210829</text:p>
          </table:table-cell>
          <table:table-cell table:formula="of:=([.A207]*[.A207])" office:value-type="float" office:value="0.000000766558034089" calcext:value-type="float">
            <text:p>7.66558034089E-07</text:p>
          </table:table-cell>
          <table:table-cell table:formula="of:=([.A207]-[.B207])*([.A207]-[.B207])" office:value-type="float" office:value="0.000000441831407616" calcext:value-type="float">
            <text:p>4.41831407616E-07</text:p>
          </table:table-cell>
          <table:table-cell table:number-columns-repeated="2"/>
        </table:table-row>
        <table:table-row table:style-name="ro1">
          <table:table-cell office:value-type="float" office:value="0.000313938" calcext:value-type="float">
            <text:p>0.000313938</text:p>
          </table:table-cell>
          <table:table-cell office:value-type="float" office:value="0.000591482" calcext:value-type="float">
            <text:p>0.000591482</text:p>
          </table:table-cell>
          <table:table-cell table:formula="of:=([.A208]*[.A208])" office:value-type="float" office:value="0.000000098557067844" calcext:value-type="float">
            <text:p>9.8557067844E-08</text:p>
          </table:table-cell>
          <table:table-cell table:formula="of:=([.A208]-[.B208])*([.A208]-[.B208])" office:value-type="float" office:value="0.000000077030671936" calcext:value-type="float">
            <text:p>7.7030671936E-08</text:p>
          </table:table-cell>
          <table:table-cell table:number-columns-repeated="2"/>
        </table:table-row>
        <table:table-row table:style-name="ro1">
          <table:table-cell office:value-type="float" office:value="0.0016489" calcext:value-type="float">
            <text:p>0.0016489</text:p>
          </table:table-cell>
          <table:table-cell office:value-type="float" office:value="0.00163844" calcext:value-type="float">
            <text:p>0.00163844</text:p>
          </table:table-cell>
          <table:table-cell table:formula="of:=([.A209]*[.A209])" office:value-type="float" office:value="0.00000271887121" calcext:value-type="float">
            <text:p>0.00000271887121</text:p>
          </table:table-cell>
          <table:table-cell table:formula="of:=([.A209]-[.B209])*([.A209]-[.B209])" office:value-type="float" office:value="0.0000000001094116" calcext:value-type="float">
            <text:p>1.09411600000002E-10</text:p>
          </table:table-cell>
          <table:table-cell table:number-columns-repeated="2"/>
        </table:table-row>
        <table:table-row table:style-name="ro1">
          <table:table-cell office:value-type="float" office:value="0.00513482" calcext:value-type="float">
            <text:p>0.00513482</text:p>
          </table:table-cell>
          <table:table-cell office:value-type="float" office:value="0.0634034" calcext:value-type="float">
            <text:p>0.0634034</text:p>
          </table:table-cell>
          <table:table-cell table:formula="of:=([.A210]*[.A210])" office:value-type="float" office:value="0.0000263663764324" calcext:value-type="float">
            <text:p>0.0000263663764324</text:p>
          </table:table-cell>
          <table:table-cell table:formula="of:=([.A210]-[.B210])*([.A210]-[.B210])" office:value-type="float" office:value="0.0033952274152164" calcext:value-type="float">
            <text:p>0.0033952274152164</text:p>
          </table:table-cell>
          <table:table-cell table:number-columns-repeated="2"/>
        </table:table-row>
        <table:table-row table:style-name="ro1">
          <table:table-cell office:value-type="float" office:value="0.00523323" calcext:value-type="float">
            <text:p>0.00523323</text:p>
          </table:table-cell>
          <table:table-cell office:value-type="float" office:value="0.000092626" calcext:value-type="float">
            <text:p>0.000092626</text:p>
          </table:table-cell>
          <table:table-cell table:formula="of:=([.A211]*[.A211])" office:value-type="float" office:value="0.0000273866962329" calcext:value-type="float">
            <text:p>0.0000273866962329</text:p>
          </table:table-cell>
          <table:table-cell table:formula="of:=([.A211]-[.B211])*([.A211]-[.B211])" office:value-type="float" office:value="0.000026425809484816" calcext:value-type="float">
            <text:p>2.6425809484816E-05</text:p>
          </table:table-cell>
          <table:table-cell table:number-columns-repeated="2"/>
        </table:table-row>
        <table:table-row table:style-name="ro1">
          <table:table-cell office:value-type="float" office:value="0.00523323" calcext:value-type="float">
            <text:p>0.00523323</text:p>
          </table:table-cell>
          <table:table-cell office:value-type="float" office:value="0.00110189" calcext:value-type="float">
            <text:p>0.00110189</text:p>
          </table:table-cell>
          <table:table-cell table:formula="of:=([.A212]*[.A212])" office:value-type="float" office:value="0.0000273866962329" calcext:value-type="float">
            <text:p>0.0000273866962329</text:p>
          </table:table-cell>
          <table:table-cell table:formula="of:=([.A212]-[.B212])*([.A212]-[.B212])" office:value-type="float" office:value="0.0000170679701956" calcext:value-type="float">
            <text:p>0.0000170679701956</text:p>
          </table:table-cell>
          <table:table-cell table:number-columns-repeated="2"/>
        </table:table-row>
        <table:table-row table:style-name="ro1">
          <table:table-cell office:value-type="float" office:value="0.00549692" calcext:value-type="float">
            <text:p>0.00549692</text:p>
          </table:table-cell>
          <table:table-cell office:value-type="float" office:value="0.00465628" calcext:value-type="float">
            <text:p>0.00465628</text:p>
          </table:table-cell>
          <table:table-cell table:formula="of:=([.A213]*[.A213])" office:value-type="float" office:value="0.0000302161294864" calcext:value-type="float">
            <text:p>0.0000302161294864</text:p>
          </table:table-cell>
          <table:table-cell table:formula="of:=([.A213]-[.B213])*([.A213]-[.B213])" office:value-type="float" office:value="0.0000007066756096" calcext:value-type="float">
            <text:p>0.0000007066756096</text:p>
          </table:table-cell>
          <table:table-cell table:number-columns-repeated="2"/>
        </table:table-row>
        <table:table-row table:style-name="ro1">
          <table:table-cell office:value-type="float" office:value="0.00751615" calcext:value-type="float">
            <text:p>0.00751615</text:p>
          </table:table-cell>
          <table:table-cell office:value-type="float" office:value="0.0008951" calcext:value-type="float">
            <text:p>0.0008951</text:p>
          </table:table-cell>
          <table:table-cell table:formula="of:=([.A214]*[.A214])" office:value-type="float" office:value="0.0000564925108225" calcext:value-type="float">
            <text:p>0.0000564925108225</text:p>
          </table:table-cell>
          <table:table-cell table:formula="of:=([.A214]-[.B214])*([.A214]-[.B214])" office:value-type="float" office:value="0.0000438383031025" calcext:value-type="float">
            <text:p>0.0000438383031025</text:p>
          </table:table-cell>
          <table:table-cell table:number-columns-repeated="2"/>
        </table:table-row>
        <table:table-row table:style-name="ro1">
          <table:table-cell office:value-type="float" office:value="0.00751615" calcext:value-type="float">
            <text:p>0.00751615</text:p>
          </table:table-cell>
          <table:table-cell office:value-type="float" office:value="0.00178889" calcext:value-type="float">
            <text:p>0.00178889</text:p>
          </table:table-cell>
          <table:table-cell table:formula="of:=([.A215]*[.A215])" office:value-type="float" office:value="0.0000564925108225" calcext:value-type="float">
            <text:p>0.0000564925108225</text:p>
          </table:table-cell>
          <table:table-cell table:formula="of:=([.A215]-[.B215])*([.A215]-[.B215])" office:value-type="float" office:value="0.0000328015071076" calcext:value-type="float">
            <text:p>0.0000328015071076</text:p>
          </table:table-cell>
          <table:table-cell table:number-columns-repeated="2"/>
        </table:table-row>
        <table:table-row table:style-name="ro1">
          <table:table-cell office:value-type="float" office:value="0.0111279" calcext:value-type="float">
            <text:p>0.0111279</text:p>
          </table:table-cell>
          <table:table-cell office:value-type="float" office:value="0.00223439" calcext:value-type="float">
            <text:p>0.00223439</text:p>
          </table:table-cell>
          <table:table-cell table:formula="of:=([.A216]*[.A216])" office:value-type="float" office:value="0.00012383015841" calcext:value-type="float">
            <text:p>0.00012383015841</text:p>
          </table:table-cell>
          <table:table-cell table:formula="of:=([.A216]-[.B216])*([.A216]-[.B216])" office:value-type="float" office:value="0.0000790945201201" calcext:value-type="float">
            <text:p>0.0000790945201201</text:p>
          </table:table-cell>
          <table:table-cell table:number-columns-repeated="2"/>
        </table:table-row>
        <table:table-row table:style-name="ro1">
          <table:table-cell office:value-type="float" office:value="0.0299008" calcext:value-type="float">
            <text:p>0.0299008</text:p>
          </table:table-cell>
          <table:table-cell office:value-type="float" office:value="0.0675893" calcext:value-type="float">
            <text:p>0.0675893</text:p>
          </table:table-cell>
          <table:table-cell table:formula="of:=([.A217]*[.A217])" office:value-type="float" office:value="0.00089405784064" calcext:value-type="float">
            <text:p>0.00089405784064</text:p>
          </table:table-cell>
          <table:table-cell table:formula="of:=([.A217]-[.B217])*([.A217]-[.B217])" office:value-type="float" office:value="0.00142042303225" calcext:value-type="float">
            <text:p>0.00142042303225</text:p>
          </table:table-cell>
          <table:table-cell table:number-columns-repeated="2"/>
        </table:table-row>
        <table:table-row table:style-name="ro1">
          <table:table-cell office:value-type="float" office:value="0.0616969" calcext:value-type="float">
            <text:p>0.0616969</text:p>
          </table:table-cell>
          <table:table-cell office:value-type="float" office:value="0.0993804" calcext:value-type="float">
            <text:p>0.0993804</text:p>
          </table:table-cell>
          <table:table-cell table:formula="of:=([.A218]*[.A218])" office:value-type="float" office:value="0.00380650746961" calcext:value-type="float">
            <text:p>0.00380650746961</text:p>
          </table:table-cell>
          <table:table-cell table:formula="of:=([.A218]-[.B218])*([.A218]-[.B218])" office:value-type="float" office:value="0.00142004617225" calcext:value-type="float">
            <text:p>0.00142004617225</text:p>
          </table:table-cell>
          <table:table-cell table:number-columns-repeated="2"/>
        </table:table-row>
        <table:table-row table:style-name="ro1">
          <table:table-cell office:value-type="float" office:value="0.0834985" calcext:value-type="float">
            <text:p>0.0834985</text:p>
          </table:table-cell>
          <table:table-cell office:value-type="float" office:value="0.0921136" calcext:value-type="float">
            <text:p>0.0921136</text:p>
          </table:table-cell>
          <table:table-cell table:formula="of:=([.A219]*[.A219])" office:value-type="float" office:value="0.00697199950225" calcext:value-type="float">
            <text:p>0.00697199950225</text:p>
          </table:table-cell>
          <table:table-cell table:formula="of:=([.A219]-[.B219])*([.A219]-[.B219])" office:value-type="float" office:value="0.00007421994801" calcext:value-type="float">
            <text:p>0.00007421994801</text:p>
          </table:table-cell>
          <table:table-cell table:number-columns-repeated="2"/>
        </table:table-row>
        <table:table-row table:style-name="ro1">
          <table:table-cell office:value-type="float" office:value="0.0834985" calcext:value-type="float">
            <text:p>0.0834985</text:p>
          </table:table-cell>
          <table:table-cell office:value-type="float" office:value="0.0955348" calcext:value-type="float">
            <text:p>0.0955348</text:p>
          </table:table-cell>
          <table:table-cell table:formula="of:=([.A220]*[.A220])" office:value-type="float" office:value="0.00697199950225" calcext:value-type="float">
            <text:p>0.00697199950225</text:p>
          </table:table-cell>
          <table:table-cell table:formula="of:=([.A220]-[.B220])*([.A220]-[.B220])" office:value-type="float" office:value="0.00014487251769" calcext:value-type="float">
            <text:p>0.00014487251769</text:p>
          </table:table-cell>
          <table:table-cell table:number-columns-repeated="2"/>
        </table:table-row>
        <table:table-row table:style-name="ro1">
          <table:table-cell office:value-type="float" office:value="0.0834984" calcext:value-type="float">
            <text:p>0.0834984</text:p>
          </table:table-cell>
          <table:table-cell office:value-type="float" office:value="0.121751" calcext:value-type="float">
            <text:p>0.121751</text:p>
          </table:table-cell>
          <table:table-cell table:formula="of:=([.A221]*[.A221])" office:value-type="float" office:value="0.00697198280256" calcext:value-type="float">
            <text:p>0.00697198280256</text:p>
          </table:table-cell>
          <table:table-cell table:formula="of:=([.A221]-[.B221])*([.A221]-[.B221])" office:value-type="float" office:value="0.00146326140676" calcext:value-type="float">
            <text:p>0.00146326140676</text:p>
          </table:table-cell>
          <table:table-cell table:number-columns-repeated="2"/>
        </table:table-row>
        <table:table-row table:style-name="ro1">
          <table:table-cell office:value-type="float" office:value="0.0620146" calcext:value-type="float">
            <text:p>0.0620146</text:p>
          </table:table-cell>
          <table:table-cell office:value-type="float" office:value="0.511145" calcext:value-type="float">
            <text:p>0.511145</text:p>
          </table:table-cell>
          <table:table-cell table:formula="of:=([.A222]*[.A222])" office:value-type="float" office:value="0.00384581061316" calcext:value-type="float">
            <text:p>0.00384581061316</text:p>
          </table:table-cell>
          <table:table-cell table:formula="of:=([.A222]-[.B222])*([.A222]-[.B222])" office:value-type="float" office:value="0.20171811620416" calcext:value-type="float">
            <text:p>0.20171811620416</text:p>
          </table:table-cell>
          <table:table-cell table:number-columns-repeated="2"/>
        </table:table-row>
        <table:table-row table:style-name="ro1">
          <table:table-cell office:value-type="float" office:value="0.0620146" calcext:value-type="float">
            <text:p>0.0620146</text:p>
          </table:table-cell>
          <table:table-cell office:value-type="float" office:value="0.530687" calcext:value-type="float">
            <text:p>0.530687</text:p>
          </table:table-cell>
          <table:table-cell table:formula="of:=([.A223]*[.A223])" office:value-type="float" office:value="0.00384581061316" calcext:value-type="float">
            <text:p>0.00384581061316</text:p>
          </table:table-cell>
          <table:table-cell table:formula="of:=([.A223]-[.B223])*([.A223]-[.B223])" office:value-type="float" office:value="0.21965381852176" calcext:value-type="float">
            <text:p>0.21965381852176</text:p>
          </table:table-cell>
          <table:table-cell table:number-columns-repeated="2"/>
        </table:table-row>
        <table:table-row table:style-name="ro1">
          <table:table-cell office:value-type="float" office:value="0.176318" calcext:value-type="float">
            <text:p>0.176318</text:p>
          </table:table-cell>
          <table:table-cell office:value-type="float" office:value="0.507368" calcext:value-type="float">
            <text:p>0.507368</text:p>
          </table:table-cell>
          <table:table-cell table:formula="of:=([.A224]*[.A224])" office:value-type="float" office:value="0.031088037124" calcext:value-type="float">
            <text:p>0.031088037124</text:p>
          </table:table-cell>
          <table:table-cell table:formula="of:=([.A224]-[.B224])*([.A224]-[.B224])" office:value-type="float" office:value="0.1095941025" calcext:value-type="float">
            <text:p>0.1095941025</text:p>
          </table:table-cell>
          <table:table-cell table:number-columns-repeated="2"/>
        </table:table-row>
        <table:table-row table:style-name="ro1">
          <table:table-cell office:value-type="float" office:value="0.262472" calcext:value-type="float">
            <text:p>0.262472</text:p>
          </table:table-cell>
          <table:table-cell office:value-type="float" office:value="0.417116" calcext:value-type="float">
            <text:p>0.417116</text:p>
          </table:table-cell>
          <table:table-cell table:formula="of:=([.A225]*[.A225])" office:value-type="float" office:value="0.068891550784" calcext:value-type="float">
            <text:p>0.068891550784</text:p>
          </table:table-cell>
          <table:table-cell table:formula="of:=([.A225]-[.B225])*([.A225]-[.B225])" office:value-type="float" office:value="0.023914766736" calcext:value-type="float">
            <text:p>0.023914766736</text:p>
          </table:table-cell>
          <table:table-cell table:number-columns-repeated="2"/>
        </table:table-row>
        <table:table-row table:style-name="ro1">
          <table:table-cell office:value-type="float" office:value="0.257006" calcext:value-type="float">
            <text:p>0.257006</text:p>
          </table:table-cell>
          <table:table-cell office:value-type="float" office:value="0.618511" calcext:value-type="float">
            <text:p>0.618511</text:p>
          </table:table-cell>
          <table:table-cell table:formula="of:=([.A226]*[.A226])" office:value-type="float" office:value="0.066052084036" calcext:value-type="float">
            <text:p>0.066052084036</text:p>
          </table:table-cell>
          <table:table-cell table:formula="of:=([.A226]-[.B226])*([.A226]-[.B226])" office:value-type="float" office:value="0.130685865025" calcext:value-type="float">
            <text:p>0.130685865025</text:p>
          </table:table-cell>
          <table:table-cell table:number-columns-repeated="2"/>
        </table:table-row>
        <table:table-row table:style-name="ro1">
          <table:table-cell office:value-type="float" office:value="0.293618" calcext:value-type="float">
            <text:p>0.293618</text:p>
          </table:table-cell>
          <table:table-cell office:value-type="float" office:value="0.558932" calcext:value-type="float">
            <text:p>0.558932</text:p>
          </table:table-cell>
          <table:table-cell table:formula="of:=([.A227]*[.A227])" office:value-type="float" office:value="0.086211529924" calcext:value-type="float">
            <text:p>0.086211529924</text:p>
          </table:table-cell>
          <table:table-cell table:formula="of:=([.A227]-[.B227])*([.A227]-[.B227])" office:value-type="float" office:value="0.070391518596" calcext:value-type="float">
            <text:p>0.070391518596</text:p>
          </table:table-cell>
          <table:table-cell table:number-columns-repeated="2"/>
        </table:table-row>
        <table:table-row table:style-name="ro1">
          <table:table-cell office:value-type="float" office:value="0.469468" calcext:value-type="float">
            <text:p>0.469468</text:p>
          </table:table-cell>
          <table:table-cell office:value-type="float" office:value="0.531353" calcext:value-type="float">
            <text:p>0.531353</text:p>
          </table:table-cell>
          <table:table-cell table:formula="of:=([.A228]*[.A228])" office:value-type="float" office:value="0.220400203024" calcext:value-type="float">
            <text:p>0.220400203024</text:p>
          </table:table-cell>
          <table:table-cell table:formula="of:=([.A228]-[.B228])*([.A228]-[.B228])" office:value-type="float" office:value="0.003829753225" calcext:value-type="float">
            <text:p>0.003829753225</text:p>
          </table:table-cell>
          <table:table-cell table:number-columns-repeated="2"/>
        </table:table-row>
        <table:table-row table:style-name="ro1">
          <table:table-cell office:value-type="float" office:value="0.604741" calcext:value-type="float">
            <text:p>0.604741</text:p>
          </table:table-cell>
          <table:table-cell office:value-type="float" office:value="0.749443" calcext:value-type="float">
            <text:p>0.749443</text:p>
          </table:table-cell>
          <table:table-cell table:formula="of:=([.A229]*[.A229])" office:value-type="float" office:value="0.365711677081" calcext:value-type="float">
            <text:p>0.365711677081</text:p>
          </table:table-cell>
          <table:table-cell table:formula="of:=([.A229]-[.B229])*([.A229]-[.B229])" office:value-type="float" office:value="0.020938668804" calcext:value-type="float">
            <text:p>0.020938668804</text:p>
          </table:table-cell>
          <table:table-cell table:number-columns-repeated="2"/>
        </table:table-row>
        <table:table-row table:style-name="ro1">
          <table:table-cell office:value-type="float" office:value="0.762909" calcext:value-type="float">
            <text:p>0.762909</text:p>
          </table:table-cell>
          <table:table-cell office:value-type="float" office:value="0.613891" calcext:value-type="float">
            <text:p>0.613891</text:p>
          </table:table-cell>
          <table:table-cell table:formula="of:=([.A230]*[.A230])" office:value-type="float" office:value="0.582030142281" calcext:value-type="float">
            <text:p>0.582030142281</text:p>
          </table:table-cell>
          <table:table-cell table:formula="of:=([.A230]-[.B230])*([.A230]-[.B230])" office:value-type="float" office:value="0.022206364324" calcext:value-type="float">
            <text:p>0.022206364324</text:p>
          </table:table-cell>
          <table:table-cell table:number-columns-repeated="2"/>
        </table:table-row>
        <table:table-row table:style-name="ro1">
          <table:table-cell office:value-type="float" office:value="0.724324" calcext:value-type="float">
            <text:p>0.724324</text:p>
          </table:table-cell>
          <table:table-cell office:value-type="float" office:value="0.690525" calcext:value-type="float">
            <text:p>0.690525</text:p>
          </table:table-cell>
          <table:table-cell table:formula="of:=([.A231]*[.A231])" office:value-type="float" office:value="0.524645256976" calcext:value-type="float">
            <text:p>0.524645256976</text:p>
          </table:table-cell>
          <table:table-cell table:formula="of:=([.A231]-[.B231])*([.A231]-[.B231])" office:value-type="float" office:value="0.00114237240099999" calcext:value-type="float">
            <text:p>0.00114237240099999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827735" calcext:value-type="float">
            <text:p>0.827735</text:p>
          </table:table-cell>
          <table:table-cell table:formula="of:=([.A232]*[.A232])" office:value-type="float" office:value="0.999978000121" calcext:value-type="float">
            <text:p>0.999978000121</text:p>
          </table:table-cell>
          <table:table-cell table:formula="of:=([.A232]-[.B232])*([.A232]-[.B232])" office:value-type="float" office:value="0.029671440516" calcext:value-type="float">
            <text:p>0.029671440516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852628" calcext:value-type="float">
            <text:p>0.852628</text:p>
          </table:table-cell>
          <table:table-cell table:formula="of:=([.A233]*[.A233])" office:value-type="float" office:value="0.9999800001" calcext:value-type="float">
            <text:p>0.9999800001</text:p>
          </table:table-cell>
          <table:table-cell table:formula="of:=([.A233]-[.B233])*([.A233]-[.B233])" office:value-type="float" office:value="0.021715559044" calcext:value-type="float">
            <text:p>0.021715559044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88679" calcext:value-type="float">
            <text:p>0.988679</text:p>
          </table:table-cell>
          <table:table-cell table:formula="of:=([.A234]*[.A234])" office:value-type="float" office:value="0.9999800001" calcext:value-type="float">
            <text:p>0.9999800001</text:p>
          </table:table-cell>
          <table:table-cell table:formula="of:=([.A234]-[.B234])*([.A234]-[.B234])" office:value-type="float" office:value="0.000127938721000002" calcext:value-type="float">
            <text:p>0.000127938721000002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0467" calcext:value-type="float">
            <text:p>0.990467</text:p>
          </table:table-cell>
          <table:table-cell table:formula="of:=([.A235]*[.A235])" office:value-type="float" office:value="0.9999800001" calcext:value-type="float">
            <text:p>0.9999800001</text:p>
          </table:table-cell>
          <table:table-cell table:formula="of:=([.A235]-[.B235])*([.A235]-[.B235])" office:value-type="float" office:value="0.0000906875290000011" calcext:value-type="float">
            <text:p>9.06875290000011E-05</text:p>
          </table:table-cell>
          <table:table-cell table:number-columns-repeated="2"/>
        </table:table-row>
        <table:table-row table:style-name="ro1">
          <table:table-cell office:value-type="float" office:value="0.0000298023" calcext:value-type="float">
            <text:p>0.0000298023</text:p>
          </table:table-cell>
          <table:table-cell office:value-type="float" office:value="0.000000755804" calcext:value-type="float">
            <text:p>0.000000755804</text:p>
          </table:table-cell>
          <table:table-cell table:formula="of:=([.A236]*[.A236])" office:value-type="float" office:value="0.00000000088817708529" calcext:value-type="float">
            <text:p>8.8817708529E-10</text:p>
          </table:table-cell>
          <table:table-cell table:formula="of:=([.A236]-[.B236])*([.A236]-[.B236])" office:value-type="float" office:value="0.00000000084369892988" calcext:value-type="float">
            <text:p>8.43698929878016E-10</text:p>
          </table:table-cell>
          <table:table-cell table:number-columns-repeated="2"/>
        </table:table-row>
        <table:table-row table:style-name="ro1">
          <table:table-cell office:value-type="float" office:value="0.0000295639" calcext:value-type="float">
            <text:p>0.0000295639</text:p>
          </table:table-cell>
          <table:table-cell office:value-type="float" office:value="0.000000283188" calcext:value-type="float">
            <text:p>0.000000283188</text:p>
          </table:table-cell>
          <table:table-cell table:formula="of:=([.A237]*[.A237])" office:value-type="float" office:value="0.00000000087402418321" calcext:value-type="float">
            <text:p>8.7402418321E-10</text:p>
          </table:table-cell>
          <table:table-cell table:formula="of:=([.A237]-[.B237])*([.A237]-[.B237])" office:value-type="float" office:value="0.00000000085736009523" calcext:value-type="float">
            <text:p>8.57360095226944E-10</text:p>
          </table:table-cell>
          <table:table-cell table:number-columns-repeated="2"/>
        </table:table-row>
        <table:table-row table:style-name="ro1">
          <table:table-cell office:value-type="float" office:value="0.0000350475" calcext:value-type="float">
            <text:p>0.0000350475</text:p>
          </table:table-cell>
          <table:table-cell office:value-type="float" office:value="0.00355296" calcext:value-type="float">
            <text:p>0.00355296</text:p>
          </table:table-cell>
          <table:table-cell table:formula="of:=([.A238]*[.A238])" office:value-type="float" office:value="0.00000000122832725625" calcext:value-type="float">
            <text:p>1.22832725625E-09</text:p>
          </table:table-cell>
          <table:table-cell table:formula="of:=([.A238]-[.B238])*([.A238]-[.B238])" office:value-type="float" office:value="0.0000123757083576562" calcext:value-type="float">
            <text:p>1.23757083576562E-05</text:p>
          </table:table-cell>
          <table:table-cell table:number-columns-repeated="2"/>
        </table:table-row>
        <table:table-row table:style-name="ro1">
          <table:table-cell office:value-type="float" office:value="0.0000350475" calcext:value-type="float">
            <text:p>0.0000350475</text:p>
          </table:table-cell>
          <table:table-cell office:value-type="float" office:value="0.00130659" calcext:value-type="float">
            <text:p>0.00130659</text:p>
          </table:table-cell>
          <table:table-cell table:formula="of:=([.A239]*[.A239])" office:value-type="float" office:value="0.00000000122832725625" calcext:value-type="float">
            <text:p>1.22832725625E-09</text:p>
          </table:table-cell>
          <table:table-cell table:formula="of:=([.A239]-[.B239])*([.A239]-[.B239])" office:value-type="float" office:value="0.00000161682032930625" calcext:value-type="float">
            <text:p>1.61682032930625E-06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00153829" calcext:value-type="float">
            <text:p>0.00000153829</text:p>
          </table:table-cell>
          <table:table-cell table:formula="of:=([.A240]*[.A240])" office:value-type="float" office:value="0.00000000000240163208" calcext:value-type="float">
            <text:p>2.4016320784E-12</text:p>
          </table:table-cell>
          <table:table-cell table:formula="of:=([.A240]-[.B240])*([.A240]-[.B240])" office:value-type="float" office:value="1.306449E-016" calcext:value-type="float">
            <text:p>1.306449E-16</text:p>
          </table:table-cell>
          <table:table-cell table:number-columns-repeated="2"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0000784862" calcext:value-type="float">
            <text:p>0.00000784862</text:p>
          </table:table-cell>
          <table:table-cell table:formula="of:=([.A241]*[.A241])" office:value-type="float" office:value="0.00000000076818774244" calcext:value-type="float">
            <text:p>7.6818774244E-10</text:p>
          </table:table-cell>
          <table:table-cell table:formula="of:=([.A241]-[.B241])*([.A241]-[.B241])" office:value-type="float" office:value="0.00000000039472073506" calcext:value-type="float">
            <text:p>3.947207350564E-10</text:p>
          </table:table-cell>
          <table:table-cell table:number-columns-repeated="2"/>
        </table:table-row>
        <table:table-row table:style-name="ro1">
          <table:table-cell office:value-type="float" office:value="0.000101626" calcext:value-type="float">
            <text:p>0.000101626</text:p>
          </table:table-cell>
          <table:table-cell office:value-type="float" office:value="0.0000907532" calcext:value-type="float">
            <text:p>0.0000907532</text:p>
          </table:table-cell>
          <table:table-cell table:formula="of:=([.A242]*[.A242])" office:value-type="float" office:value="0.000000010327843876" calcext:value-type="float">
            <text:p>1.0327843876E-08</text:p>
          </table:table-cell>
          <table:table-cell table:formula="of:=([.A242]-[.B242])*([.A242]-[.B242])" office:value-type="float" office:value="0.00000000011821777984" calcext:value-type="float">
            <text:p>1.1821777984E-10</text:p>
          </table:table-cell>
          <table:table-cell table:number-columns-repeated="2"/>
        </table:table-row>
        <table:table-row table:style-name="ro1">
          <table:table-cell office:value-type="float" office:value="0.000852346" calcext:value-type="float">
            <text:p>0.000852346</text:p>
          </table:table-cell>
          <table:table-cell office:value-type="float" office:value="0.00000896129" calcext:value-type="float">
            <text:p>0.00000896129</text:p>
          </table:table-cell>
          <table:table-cell table:formula="of:=([.A243]*[.A243])" office:value-type="float" office:value="0.000000726493703716" calcext:value-type="float">
            <text:p>7.26493703716E-07</text:p>
          </table:table-cell>
          <table:table-cell table:formula="of:=([.A243]-[.B243])*([.A243]-[.B243])" office:value-type="float" office:value="0.00000071129776906179" calcext:value-type="float">
            <text:p>7.11297769061784E-07</text:p>
          </table:table-cell>
          <table:table-cell table:number-columns-repeated="2"/>
        </table:table-row>
        <table:table-row table:style-name="ro1">
          <table:table-cell office:value-type="float" office:value="0.000171304" calcext:value-type="float">
            <text:p>0.000171304</text:p>
          </table:table-cell>
          <table:table-cell office:value-type="float" office:value="0.00000372688" calcext:value-type="float">
            <text:p>0.00000372688</text:p>
          </table:table-cell>
          <table:table-cell table:formula="of:=([.A244]*[.A244])" office:value-type="float" office:value="0.000000029345060416" calcext:value-type="float">
            <text:p>2.9345060416E-08</text:p>
          </table:table-cell>
          <table:table-cell table:formula="of:=([.A244]-[.B244])*([.A244]-[.B244])" office:value-type="float" office:value="0.00000002808209114749" calcext:value-type="float">
            <text:p>2.80820911474944E-08</text:p>
          </table:table-cell>
          <table:table-cell table:number-columns-repeated="2"/>
        </table:table-row>
        <table:table-row table:style-name="ro1">
          <table:table-cell office:value-type="float" office:value="0.000353813" calcext:value-type="float">
            <text:p>0.000353813</text:p>
          </table:table-cell>
          <table:table-cell office:value-type="float" office:value="0.000028328" calcext:value-type="float">
            <text:p>0.000028328</text:p>
          </table:table-cell>
          <table:table-cell table:formula="of:=([.A245]*[.A245])" office:value-type="float" office:value="0.000000125183638969" calcext:value-type="float">
            <text:p>1.25183638969E-07</text:p>
          </table:table-cell>
          <table:table-cell table:formula="of:=([.A245]-[.B245])*([.A245]-[.B245])" office:value-type="float" office:value="0.000000105940485225" calcext:value-type="float">
            <text:p>1.05940485225E-07</text:p>
          </table:table-cell>
          <table:table-cell table:number-columns-repeated="2"/>
        </table:table-row>
        <table:table-row table:style-name="ro1">
          <table:table-cell office:value-type="float" office:value="0.000897944" calcext:value-type="float">
            <text:p>0.000897944</text:p>
          </table:table-cell>
          <table:table-cell office:value-type="float" office:value="0.000000000492104" calcext:value-type="float">
            <text:p>4.92104E-10</text:p>
          </table:table-cell>
          <table:table-cell table:formula="of:=([.A246]*[.A246])" office:value-type="float" office:value="0.000000806303427136" calcext:value-type="float">
            <text:p>8.06303427136E-07</text:p>
          </table:table-cell>
          <table:table-cell table:formula="of:=([.A246]-[.B246])*([.A246]-[.B246])" office:value-type="float" office:value="0.00000080630254337257" calcext:value-type="float">
            <text:p>8.06302543372574E-07</text:p>
          </table:table-cell>
          <table:table-cell table:number-columns-repeated="2"/>
        </table:table-row>
        <table:table-row table:style-name="ro1">
          <table:table-cell office:value-type="float" office:value="0.00250149" calcext:value-type="float">
            <text:p>0.00250149</text:p>
          </table:table-cell>
          <table:table-cell office:value-type="float" office:value="0.0000103608" calcext:value-type="float">
            <text:p>0.0000103608</text:p>
          </table:table-cell>
          <table:table-cell table:formula="of:=([.A247]*[.A247])" office:value-type="float" office:value="0.0000062574522201" calcext:value-type="float">
            <text:p>0.0000062574522201</text:p>
          </table:table-cell>
          <table:table-cell table:formula="of:=([.A247]-[.B247])*([.A247]-[.B247])" office:value-type="float" office:value="0.00000620572469109264" calcext:value-type="float">
            <text:p>6.20572469109264E-06</text:p>
          </table:table-cell>
          <table:table-cell table:number-columns-repeated="2"/>
        </table:table-row>
        <table:table-row table:style-name="ro1">
          <table:table-cell office:value-type="float" office:value="0.00261134" calcext:value-type="float">
            <text:p>0.00261134</text:p>
          </table:table-cell>
          <table:table-cell office:value-type="float" office:value="0.00189374" calcext:value-type="float">
            <text:p>0.00189374</text:p>
          </table:table-cell>
          <table:table-cell table:formula="of:=([.A248]*[.A248])" office:value-type="float" office:value="0.0000068190965956" calcext:value-type="float">
            <text:p>0.0000068190965956</text:p>
          </table:table-cell>
          <table:table-cell table:formula="of:=([.A248]-[.B248])*([.A248]-[.B248])" office:value-type="float" office:value="0.00000051494976" calcext:value-type="float">
            <text:p>0.00000051494976</text:p>
          </table:table-cell>
          <table:table-cell table:number-columns-repeated="2"/>
        </table:table-row>
        <table:table-row table:style-name="ro1">
          <table:table-cell office:value-type="float" office:value="0.00261134" calcext:value-type="float">
            <text:p>0.00261134</text:p>
          </table:table-cell>
          <table:table-cell office:value-type="float" office:value="0.000491683" calcext:value-type="float">
            <text:p>0.000491683</text:p>
          </table:table-cell>
          <table:table-cell table:formula="of:=([.A249]*[.A249])" office:value-type="float" office:value="0.0000068190965956" calcext:value-type="float">
            <text:p>0.0000068190965956</text:p>
          </table:table-cell>
          <table:table-cell table:formula="of:=([.A249]-[.B249])*([.A249]-[.B249])" office:value-type="float" office:value="0.000004492945797649" calcext:value-type="float">
            <text:p>4.492945797649E-06</text:p>
          </table:table-cell>
          <table:table-cell table:number-columns-repeated="2"/>
        </table:table-row>
        <table:table-row table:style-name="ro1">
          <table:table-cell office:value-type="float" office:value="0.00261134" calcext:value-type="float">
            <text:p>0.00261134</text:p>
          </table:table-cell>
          <table:table-cell office:value-type="float" office:value="0.000521283" calcext:value-type="float">
            <text:p>0.000521283</text:p>
          </table:table-cell>
          <table:table-cell table:formula="of:=([.A250]*[.A250])" office:value-type="float" office:value="0.0000068190965956" calcext:value-type="float">
            <text:p>0.0000068190965956</text:p>
          </table:table-cell>
          <table:table-cell table:formula="of:=([.A250]-[.B250])*([.A250]-[.B250])" office:value-type="float" office:value="0.000004368338263249" calcext:value-type="float">
            <text:p>4.368338263249E-06</text:p>
          </table:table-cell>
          <table:table-cell table:number-columns-repeated="2"/>
        </table:table-row>
        <table:table-row table:style-name="ro1">
          <table:table-cell office:value-type="float" office:value="0.00173622" calcext:value-type="float">
            <text:p>0.00173622</text:p>
          </table:table-cell>
          <table:table-cell office:value-type="float" office:value="0.00184156" calcext:value-type="float">
            <text:p>0.00184156</text:p>
          </table:table-cell>
          <table:table-cell table:formula="of:=([.A251]*[.A251])" office:value-type="float" office:value="0.0000030144598884" calcext:value-type="float">
            <text:p>0.0000030144598884</text:p>
          </table:table-cell>
          <table:table-cell table:formula="of:=([.A251]-[.B251])*([.A251]-[.B251])" office:value-type="float" office:value="0.0000000110965156" calcext:value-type="float">
            <text:p>0.0000000110965156</text:p>
          </table:table-cell>
          <table:table-cell table:number-columns-repeated="2"/>
        </table:table-row>
        <table:table-row table:style-name="ro1">
          <table:table-cell office:value-type="float" office:value="0.00236917" calcext:value-type="float">
            <text:p>0.00236917</text:p>
          </table:table-cell>
          <table:table-cell office:value-type="float" office:value="0.025693" calcext:value-type="float">
            <text:p>0.025693</text:p>
          </table:table-cell>
          <table:table-cell table:formula="of:=([.A252]*[.A252])" office:value-type="float" office:value="0.0000056129664889" calcext:value-type="float">
            <text:p>0.0000056129664889</text:p>
          </table:table-cell>
          <table:table-cell table:formula="of:=([.A252]-[.B252])*([.A252]-[.B252])" office:value-type="float" office:value="0.0005440010458689" calcext:value-type="float">
            <text:p>0.0005440010458689</text:p>
          </table:table-cell>
          <table:table-cell table:number-columns-repeated="2"/>
        </table:table-row>
        <table:table-row table:style-name="ro1">
          <table:table-cell office:value-type="float" office:value="0.02692" calcext:value-type="float">
            <text:p>0.02692</text:p>
          </table:table-cell>
          <table:table-cell office:value-type="float" office:value="0.0021476" calcext:value-type="float">
            <text:p>0.0021476</text:p>
          </table:table-cell>
          <table:table-cell table:formula="of:=([.A253]*[.A253])" office:value-type="float" office:value="0.0007246864" calcext:value-type="float">
            <text:p>0.0007246864</text:p>
          </table:table-cell>
          <table:table-cell table:formula="of:=([.A253]-[.B253])*([.A253]-[.B253])" office:value-type="float" office:value="0.00061367180176" calcext:value-type="float">
            <text:p>0.00061367180176</text:p>
          </table:table-cell>
          <table:table-cell table:number-columns-repeated="2"/>
        </table:table-row>
        <table:table-row table:style-name="ro1">
          <table:table-cell office:value-type="float" office:value="0.0222003" calcext:value-type="float">
            <text:p>0.0222003</text:p>
          </table:table-cell>
          <table:table-cell office:value-type="float" office:value="0.00224016" calcext:value-type="float">
            <text:p>0.00224016</text:p>
          </table:table-cell>
          <table:table-cell table:formula="of:=([.A254]*[.A254])" office:value-type="float" office:value="0.00049285332009" calcext:value-type="float">
            <text:p>0.00049285332009</text:p>
          </table:table-cell>
          <table:table-cell table:formula="of:=([.A254]-[.B254])*([.A254]-[.B254])" office:value-type="float" office:value="0.0003984071888196" calcext:value-type="float">
            <text:p>0.0003984071888196</text:p>
          </table:table-cell>
          <table:table-cell table:number-columns-repeated="2"/>
        </table:table-row>
        <table:table-row table:style-name="ro1">
          <table:table-cell office:value-type="float" office:value="0.093537" calcext:value-type="float">
            <text:p>0.093537</text:p>
          </table:table-cell>
          <table:table-cell office:value-type="float" office:value="0.00508419" calcext:value-type="float">
            <text:p>0.00508419</text:p>
          </table:table-cell>
          <table:table-cell table:formula="of:=([.A255]*[.A255])" office:value-type="float" office:value="0.008749170369" calcext:value-type="float">
            <text:p>0.008749170369</text:p>
          </table:table-cell>
          <table:table-cell table:formula="of:=([.A255]-[.B255])*([.A255]-[.B255])" office:value-type="float" office:value="0.0078238995968961" calcext:value-type="float">
            <text:p>0.0078238995968961</text:p>
          </table:table-cell>
          <table:table-cell table:number-columns-repeated="2"/>
        </table:table-row>
        <table:table-row table:style-name="ro1">
          <table:table-cell office:value-type="float" office:value="0.117844" calcext:value-type="float">
            <text:p>0.117844</text:p>
          </table:table-cell>
          <table:table-cell office:value-type="float" office:value="0.018513" calcext:value-type="float">
            <text:p>0.018513</text:p>
          </table:table-cell>
          <table:table-cell table:formula="of:=([.A256]*[.A256])" office:value-type="float" office:value="0.013887208336" calcext:value-type="float">
            <text:p>0.013887208336</text:p>
          </table:table-cell>
          <table:table-cell table:formula="of:=([.A256]-[.B256])*([.A256]-[.B256])" office:value-type="float" office:value="0.009866647561" calcext:value-type="float">
            <text:p>0.009866647561</text:p>
          </table:table-cell>
          <table:table-cell table:number-columns-repeated="2"/>
        </table:table-row>
        <table:table-row table:style-name="ro1">
          <table:table-cell office:value-type="float" office:value="0.200555" calcext:value-type="float">
            <text:p>0.200555</text:p>
          </table:table-cell>
          <table:table-cell office:value-type="float" office:value="0.0752602" calcext:value-type="float">
            <text:p>0.0752602</text:p>
          </table:table-cell>
          <table:table-cell table:formula="of:=([.A257]*[.A257])" office:value-type="float" office:value="0.040222308025" calcext:value-type="float">
            <text:p>0.040222308025</text:p>
          </table:table-cell>
          <table:table-cell table:formula="of:=([.A257]-[.B257])*([.A257]-[.B257])" office:value-type="float" office:value="0.01569878690704" calcext:value-type="float">
            <text:p>0.01569878690704</text:p>
          </table:table-cell>
          <table:table-cell table:number-columns-repeated="2"/>
        </table:table-row>
        <table:table-row table:style-name="ro1">
          <table:table-cell office:value-type="float" office:value="0.274027" calcext:value-type="float">
            <text:p>0.274027</text:p>
          </table:table-cell>
          <table:table-cell office:value-type="float" office:value="0.0553259" calcext:value-type="float">
            <text:p>0.0553259</text:p>
          </table:table-cell>
          <table:table-cell table:formula="of:=([.A258]*[.A258])" office:value-type="float" office:value="0.075090796729" calcext:value-type="float">
            <text:p>0.075090796729</text:p>
          </table:table-cell>
          <table:table-cell table:formula="of:=([.A258]-[.B258])*([.A258]-[.B258])" office:value-type="float" office:value="0.04783017114121" calcext:value-type="float">
            <text:p>0.04783017114121</text:p>
          </table:table-cell>
          <table:table-cell table:number-columns-repeated="2"/>
        </table:table-row>
        <table:table-row table:style-name="ro1">
          <table:table-cell office:value-type="float" office:value="0.274026" calcext:value-type="float">
            <text:p>0.274026</text:p>
          </table:table-cell>
          <table:table-cell office:value-type="float" office:value="0.307558" calcext:value-type="float">
            <text:p>0.307558</text:p>
          </table:table-cell>
          <table:table-cell table:formula="of:=([.A259]*[.A259])" office:value-type="float" office:value="0.075090248676" calcext:value-type="float">
            <text:p>0.075090248676</text:p>
          </table:table-cell>
          <table:table-cell table:formula="of:=([.A259]-[.B259])*([.A259]-[.B259])" office:value-type="float" office:value="0.001124395024" calcext:value-type="float">
            <text:p>0.001124395024</text:p>
          </table:table-cell>
          <table:table-cell table:number-columns-repeated="2"/>
        </table:table-row>
        <table:table-row table:style-name="ro1">
          <table:table-cell office:value-type="float" office:value="0.445769" calcext:value-type="float">
            <text:p>0.445769</text:p>
          </table:table-cell>
          <table:table-cell office:value-type="float" office:value="0.374441" calcext:value-type="float">
            <text:p>0.374441</text:p>
          </table:table-cell>
          <table:table-cell table:formula="of:=([.A260]*[.A260])" office:value-type="float" office:value="0.198710001361" calcext:value-type="float">
            <text:p>0.198710001361</text:p>
          </table:table-cell>
          <table:table-cell table:formula="of:=([.A260]-[.B260])*([.A260]-[.B260])" office:value-type="float" office:value="0.005087683584" calcext:value-type="float">
            <text:p>0.005087683584</text:p>
          </table:table-cell>
          <table:table-cell table:number-columns-repeated="2"/>
        </table:table-row>
        <table:table-row table:style-name="ro1">
          <table:table-cell office:value-type="float" office:value="0.500585" calcext:value-type="float">
            <text:p>0.500585</text:p>
          </table:table-cell>
          <table:table-cell office:value-type="float" office:value="0.387361" calcext:value-type="float">
            <text:p>0.387361</text:p>
          </table:table-cell>
          <table:table-cell table:formula="of:=([.A261]*[.A261])" office:value-type="float" office:value="0.250585342225" calcext:value-type="float">
            <text:p>0.250585342225</text:p>
          </table:table-cell>
          <table:table-cell table:formula="of:=([.A261]-[.B261])*([.A261]-[.B261])" office:value-type="float" office:value="0.012819674176" calcext:value-type="float">
            <text:p>0.012819674176</text:p>
          </table:table-cell>
          <table:table-cell table:number-columns-repeated="2"/>
        </table:table-row>
        <table:table-row table:style-name="ro1">
          <table:table-cell office:value-type="float" office:value="0.500585" calcext:value-type="float">
            <text:p>0.500585</text:p>
          </table:table-cell>
          <table:table-cell office:value-type="float" office:value="0.439274" calcext:value-type="float">
            <text:p>0.439274</text:p>
          </table:table-cell>
          <table:table-cell table:formula="of:=([.A262]*[.A262])" office:value-type="float" office:value="0.250585342225" calcext:value-type="float">
            <text:p>0.250585342225</text:p>
          </table:table-cell>
          <table:table-cell table:formula="of:=([.A262]-[.B262])*([.A262]-[.B262])" office:value-type="float" office:value="0.00375903872099999" calcext:value-type="float">
            <text:p>0.00375903872099999</text:p>
          </table:table-cell>
          <table:table-cell table:number-columns-repeated="2"/>
        </table:table-row>
        <table:table-row table:style-name="ro1">
          <table:table-cell office:value-type="float" office:value="0.500585" calcext:value-type="float">
            <text:p>0.500585</text:p>
          </table:table-cell>
          <table:table-cell office:value-type="float" office:value="0.50006" calcext:value-type="float">
            <text:p>0.50006</text:p>
          </table:table-cell>
          <table:table-cell table:formula="of:=([.A263]*[.A263])" office:value-type="float" office:value="0.250585342225" calcext:value-type="float">
            <text:p>0.250585342225</text:p>
          </table:table-cell>
          <table:table-cell table:formula="of:=([.A263]-[.B263])*([.A263]-[.B263])" office:value-type="float" office:value="0.000000275625" calcext:value-type="float">
            <text:p>2.75624999999998E-07</text:p>
          </table:table-cell>
          <table:table-cell table:number-columns-repeated="2"/>
        </table:table-row>
        <table:table-row table:style-name="ro1">
          <table:table-cell office:value-type="float" office:value="0.577469" calcext:value-type="float">
            <text:p>0.577469</text:p>
          </table:table-cell>
          <table:table-cell office:value-type="float" office:value="0.577632" calcext:value-type="float">
            <text:p>0.577632</text:p>
          </table:table-cell>
          <table:table-cell table:formula="of:=([.A264]*[.A264])" office:value-type="float" office:value="0.333470445961" calcext:value-type="float">
            <text:p>0.333470445961</text:p>
          </table:table-cell>
          <table:table-cell table:formula="of:=([.A264]-[.B264])*([.A264]-[.B264])" office:value-type="float" office:value="0.00000002656900000001" calcext:value-type="float">
            <text:p>2.65690000000079E-08</text:p>
          </table:table-cell>
          <table:table-cell table:number-columns-repeated="2"/>
        </table:table-row>
        <table:table-row table:style-name="ro1">
          <table:table-cell office:value-type="float" office:value="0.618432" calcext:value-type="float">
            <text:p>0.618432</text:p>
          </table:table-cell>
          <table:table-cell office:value-type="float" office:value="0.629776" calcext:value-type="float">
            <text:p>0.629776</text:p>
          </table:table-cell>
          <table:table-cell table:formula="of:=([.A265]*[.A265])" office:value-type="float" office:value="0.382458138624" calcext:value-type="float">
            <text:p>0.382458138624</text:p>
          </table:table-cell>
          <table:table-cell table:formula="of:=([.A265]-[.B265])*([.A265]-[.B265])" office:value-type="float" office:value="0.000128686336" calcext:value-type="float">
            <text:p>0.000128686336</text:p>
          </table:table-cell>
          <table:table-cell table:number-columns-repeated="2"/>
        </table:table-row>
        <table:table-row table:style-name="ro1">
          <table:table-cell office:value-type="float" office:value="0.618433" calcext:value-type="float">
            <text:p>0.618433</text:p>
          </table:table-cell>
          <table:table-cell office:value-type="float" office:value="0.657549" calcext:value-type="float">
            <text:p>0.657549</text:p>
          </table:table-cell>
          <table:table-cell table:formula="of:=([.A266]*[.A266])" office:value-type="float" office:value="0.382459375489" calcext:value-type="float">
            <text:p>0.382459375489</text:p>
          </table:table-cell>
          <table:table-cell table:formula="of:=([.A266]-[.B266])*([.A266]-[.B266])" office:value-type="float" office:value="0.001530061456" calcext:value-type="float">
            <text:p>0.001530061456</text:p>
          </table:table-cell>
          <table:table-cell table:number-columns-repeated="2"/>
        </table:table-row>
        <table:table-row table:style-name="ro1">
          <table:table-cell office:value-type="float" office:value="0.674458" calcext:value-type="float">
            <text:p>0.674458</text:p>
          </table:table-cell>
          <table:table-cell office:value-type="float" office:value="0.627583" calcext:value-type="float">
            <text:p>0.627583</text:p>
          </table:table-cell>
          <table:table-cell table:formula="of:=([.A267]*[.A267])" office:value-type="float" office:value="0.454893593764" calcext:value-type="float">
            <text:p>0.454893593764</text:p>
          </table:table-cell>
          <table:table-cell table:formula="of:=([.A267]-[.B267])*([.A267]-[.B267])" office:value-type="float" office:value="0.002197265625" calcext:value-type="float">
            <text:p>0.002197265625</text:p>
          </table:table-cell>
          <table:table-cell table:number-columns-repeated="2"/>
        </table:table-row>
        <table:table-row table:style-name="ro1">
          <table:table-cell office:value-type="float" office:value="0.726222" calcext:value-type="float">
            <text:p>0.726222</text:p>
          </table:table-cell>
          <table:table-cell office:value-type="float" office:value="0.648548" calcext:value-type="float">
            <text:p>0.648548</text:p>
          </table:table-cell>
          <table:table-cell table:formula="of:=([.A268]*[.A268])" office:value-type="float" office:value="0.527398393284" calcext:value-type="float">
            <text:p>0.527398393284</text:p>
          </table:table-cell>
          <table:table-cell table:formula="of:=([.A268]-[.B268])*([.A268]-[.B268])" office:value-type="float" office:value="0.006033250276" calcext:value-type="float">
            <text:p>0.006033250276</text:p>
          </table:table-cell>
          <table:table-cell table:number-columns-repeated="2"/>
        </table:table-row>
        <table:table-row table:style-name="ro1">
          <table:table-cell office:value-type="float" office:value="0.726223" calcext:value-type="float">
            <text:p>0.726223</text:p>
          </table:table-cell>
          <table:table-cell office:value-type="float" office:value="0.590745" calcext:value-type="float">
            <text:p>0.590745</text:p>
          </table:table-cell>
          <table:table-cell table:formula="of:=([.A269]*[.A269])" office:value-type="float" office:value="0.527399845729" calcext:value-type="float">
            <text:p>0.527399845729</text:p>
          </table:table-cell>
          <table:table-cell table:formula="of:=([.A269]-[.B269])*([.A269]-[.B269])" office:value-type="float" office:value="0.018354288484" calcext:value-type="float">
            <text:p>0.018354288484</text:p>
          </table:table-cell>
          <table:table-cell table:number-columns-repeated="2"/>
        </table:table-row>
        <table:table-row table:style-name="ro1">
          <table:table-cell office:value-type="float" office:value="0.765712" calcext:value-type="float">
            <text:p>0.765712</text:p>
          </table:table-cell>
          <table:table-cell office:value-type="float" office:value="0.719294" calcext:value-type="float">
            <text:p>0.719294</text:p>
          </table:table-cell>
          <table:table-cell table:formula="of:=([.A270]*[.A270])" office:value-type="float" office:value="0.586314866944" calcext:value-type="float">
            <text:p>0.586314866944</text:p>
          </table:table-cell>
          <table:table-cell table:formula="of:=([.A270]-[.B270])*([.A270]-[.B270])" office:value-type="float" office:value="0.002154630724" calcext:value-type="float">
            <text:p>0.002154630724</text:p>
          </table:table-cell>
          <table:table-cell table:number-columns-repeated="2"/>
        </table:table-row>
        <table:table-row table:style-name="ro1">
          <table:table-cell office:value-type="float" office:value="0.889139" calcext:value-type="float">
            <text:p>0.889139</text:p>
          </table:table-cell>
          <table:table-cell office:value-type="float" office:value="0.788729" calcext:value-type="float">
            <text:p>0.788729</text:p>
          </table:table-cell>
          <table:table-cell table:formula="of:=([.A271]*[.A271])" office:value-type="float" office:value="0.790568161321" calcext:value-type="float">
            <text:p>0.790568161321</text:p>
          </table:table-cell>
          <table:table-cell table:formula="of:=([.A271]-[.B271])*([.A271]-[.B271])" office:value-type="float" office:value="0.0100821681" calcext:value-type="float">
            <text:p>0.010082168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76573" calcext:value-type="float">
            <text:p>0.976573</text:p>
          </table:table-cell>
          <table:table-cell table:formula="of:=([.A272]*[.A272])" office:value-type="float" office:value="0.999982000081" calcext:value-type="float">
            <text:p>0.999982000081</text:p>
          </table:table-cell>
          <table:table-cell table:formula="of:=([.A272]-[.B272])*([.A272]-[.B272])" office:value-type="float" office:value="0.000548402723999997" calcext:value-type="float">
            <text:p>0.000548402723999997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9941" calcext:value-type="float">
            <text:p>0.989941</text:p>
          </table:table-cell>
          <table:table-cell table:formula="of:=([.A273]*[.A273])" office:value-type="float" office:value="0.999982000081" calcext:value-type="float">
            <text:p>0.999982000081</text:p>
          </table:table-cell>
          <table:table-cell table:formula="of:=([.A273]-[.B273])*([.A273]-[.B273])" office:value-type="float" office:value="0.0001010025" calcext:value-type="float">
            <text:p>0.0001010025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1731" calcext:value-type="float">
            <text:p>0.991731</text:p>
          </table:table-cell>
          <table:table-cell table:formula="of:=([.A274]*[.A274])" office:value-type="float" office:value="0.999982000081" calcext:value-type="float">
            <text:p>0.999982000081</text:p>
          </table:table-cell>
          <table:table-cell table:formula="of:=([.A274]-[.B274])*([.A274]-[.B274])" office:value-type="float" office:value="0.0000682275999999989" calcext:value-type="float">
            <text:p>6.82275999999989E-05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00303222" calcext:value-type="float">
            <text:p>0.00000303222</text:p>
          </table:table-cell>
          <table:table-cell table:formula="of:=([.A275]*[.A275])" office:value-type="float" office:value="0.00000000008208196921" calcext:value-type="float">
            <text:p>8.20819692081E-11</text:p>
          </table:table-cell>
          <table:table-cell table:formula="of:=([.A275]-[.B275])*([.A275]-[.B275])" office:value-type="float" office:value="0.00000000003633304674" calcext:value-type="float">
            <text:p>3.63330467361E-11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180795" calcext:value-type="float">
            <text:p>0.00180795</text:p>
          </table:table-cell>
          <table:table-cell table:formula="of:=([.A276]*[.A276])" office:value-type="float" office:value="0.00000000008208196921" calcext:value-type="float">
            <text:p>8.20819692081E-11</text:p>
          </table:table-cell>
          <table:table-cell table:formula="of:=([.A276]-[.B276])*([.A276]-[.B276])" office:value-type="float" office:value="0.00000323600555590021" calcext:value-type="float">
            <text:p>3.23600555590021E-06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152877" calcext:value-type="float">
            <text:p>0.0152877</text:p>
          </table:table-cell>
          <table:table-cell table:formula="of:=([.A277]*[.A277])" office:value-type="float" office:value="0.00000000008208196921" calcext:value-type="float">
            <text:p>8.20819692081E-11</text:p>
          </table:table-cell>
          <table:table-cell table:formula="of:=([.A277]-[.B277])*([.A277]-[.B277])" office:value-type="float" office:value="0.000233436842999755" calcext:value-type="float">
            <text:p>0.000233436842999755</text:p>
          </table:table-cell>
          <table:table-cell table:number-columns-repeated="2"/>
        </table:table-row>
        <table:table-row table:style-name="ro1">
          <table:table-cell office:value-type="float" office:value="0.000433803" calcext:value-type="float">
            <text:p>0.000433803</text:p>
          </table:table-cell>
          <table:table-cell office:value-type="float" office:value="0.00126508" calcext:value-type="float">
            <text:p>0.00126508</text:p>
          </table:table-cell>
          <table:table-cell table:formula="of:=([.A278]*[.A278])" office:value-type="float" office:value="0.000000188185042809" calcext:value-type="float">
            <text:p>1.88185042809E-07</text:p>
          </table:table-cell>
          <table:table-cell table:formula="of:=([.A278]-[.B278])*([.A278]-[.B278])" office:value-type="float" office:value="0.000000691021450729" calcext:value-type="float">
            <text:p>6.91021450729E-07</text:p>
          </table:table-cell>
          <table:table-cell table:number-columns-repeated="2"/>
        </table:table-row>
        <table:table-row table:style-name="ro1">
          <table:table-cell office:value-type="float" office:value="0.000433803" calcext:value-type="float">
            <text:p>0.000433803</text:p>
          </table:table-cell>
          <table:table-cell office:value-type="float" office:value="0.00235838" calcext:value-type="float">
            <text:p>0.00235838</text:p>
          </table:table-cell>
          <table:table-cell table:formula="of:=([.A279]*[.A279])" office:value-type="float" office:value="0.000000188185042809" calcext:value-type="float">
            <text:p>1.88185042809E-07</text:p>
          </table:table-cell>
          <table:table-cell table:formula="of:=([.A279]-[.B279])*([.A279]-[.B279])" office:value-type="float" office:value="0.000003703996628929" calcext:value-type="float">
            <text:p>3.703996628929E-06</text:p>
          </table:table-cell>
          <table:table-cell table:number-columns-repeated="2"/>
        </table:table-row>
        <table:table-row table:style-name="ro1">
          <table:table-cell office:value-type="float" office:value="0.000216305" calcext:value-type="float">
            <text:p>0.000216305</text:p>
          </table:table-cell>
          <table:table-cell office:value-type="float" office:value="0.00243137" calcext:value-type="float">
            <text:p>0.00243137</text:p>
          </table:table-cell>
          <table:table-cell table:formula="of:=([.A280]*[.A280])" office:value-type="float" office:value="0.000000046787853025" calcext:value-type="float">
            <text:p>4.6787853025E-08</text:p>
          </table:table-cell>
          <table:table-cell table:formula="of:=([.A280]-[.B280])*([.A280]-[.B280])" office:value-type="float" office:value="0.000004906512954225" calcext:value-type="float">
            <text:p>4.906512954225E-06</text:p>
          </table:table-cell>
          <table:table-cell table:number-columns-repeated="2"/>
        </table:table-row>
        <table:table-row table:style-name="ro1">
          <table:table-cell office:value-type="float" office:value="0.000143051" calcext:value-type="float">
            <text:p>0.000143051</text:p>
          </table:table-cell>
          <table:table-cell office:value-type="float" office:value="0.0070354" calcext:value-type="float">
            <text:p>0.0070354</text:p>
          </table:table-cell>
          <table:table-cell table:formula="of:=([.A281]*[.A281])" office:value-type="float" office:value="0.000000020463588601" calcext:value-type="float">
            <text:p>2.0463588601E-08</text:p>
          </table:table-cell>
          <table:table-cell table:formula="of:=([.A281]-[.B281])*([.A281]-[.B281])" office:value-type="float" office:value="0.000047504474737801" calcext:value-type="float">
            <text:p>4.7504474737801E-05</text:p>
          </table:table-cell>
          <table:table-cell table:number-columns-repeated="2"/>
        </table:table-row>
        <table:table-row table:style-name="ro1">
          <table:table-cell office:value-type="float" office:value="0.0000286698" calcext:value-type="float">
            <text:p>0.0000286698</text:p>
          </table:table-cell>
          <table:table-cell office:value-type="float" office:value="0.00195859" calcext:value-type="float">
            <text:p>0.00195859</text:p>
          </table:table-cell>
          <table:table-cell table:formula="of:=([.A282]*[.A282])" office:value-type="float" office:value="0.00000000082195743204" calcext:value-type="float">
            <text:p>8.2195743204E-10</text:p>
          </table:table-cell>
          <table:table-cell table:formula="of:=([.A282]-[.B282])*([.A282]-[.B282])" office:value-type="float" office:value="0.00000372459197836804" calcext:value-type="float">
            <text:p>3.72459197836804E-06</text:p>
          </table:table-cell>
          <table:table-cell table:number-columns-repeated="2"/>
        </table:table-row>
        <table:table-row table:style-name="ro1">
          <table:table-cell office:value-type="float" office:value="0.000041306" calcext:value-type="float">
            <text:p>0.000041306</text:p>
          </table:table-cell>
          <table:table-cell office:value-type="float" office:value="0.00242323" calcext:value-type="float">
            <text:p>0.00242323</text:p>
          </table:table-cell>
          <table:table-cell table:formula="of:=([.A283]*[.A283])" office:value-type="float" office:value="0.000000001706185636" calcext:value-type="float">
            <text:p>1.706185636E-09</text:p>
          </table:table-cell>
          <table:table-cell table:formula="of:=([.A283]-[.B283])*([.A283]-[.B283])" office:value-type="float" office:value="0.000005673561941776" calcext:value-type="float">
            <text:p>5.673561941776E-06</text:p>
          </table:table-cell>
          <table:table-cell table:number-columns-repeated="2"/>
        </table:table-row>
        <table:table-row table:style-name="ro1">
          <table:table-cell office:value-type="float" office:value="0.000041306" calcext:value-type="float">
            <text:p>0.000041306</text:p>
          </table:table-cell>
          <table:table-cell office:value-type="float" office:value="0.00458743" calcext:value-type="float">
            <text:p>0.00458743</text:p>
          </table:table-cell>
          <table:table-cell table:formula="of:=([.A284]*[.A284])" office:value-type="float" office:value="0.000000001706185636" calcext:value-type="float">
            <text:p>1.706185636E-09</text:p>
          </table:table-cell>
          <table:table-cell table:formula="of:=([.A284]-[.B284])*([.A284]-[.B284])" office:value-type="float" office:value="0.000020667243423376" calcext:value-type="float">
            <text:p>2.0667243423376E-05</text:p>
          </table:table-cell>
          <table:table-cell table:number-columns-repeated="2"/>
        </table:table-row>
        <table:table-row table:style-name="ro1">
          <table:table-cell office:value-type="float" office:value="0.000133395" calcext:value-type="float">
            <text:p>0.000133395</text:p>
          </table:table-cell>
          <table:table-cell office:value-type="float" office:value="0.000482753" calcext:value-type="float">
            <text:p>0.000482753</text:p>
          </table:table-cell>
          <table:table-cell table:formula="of:=([.A285]*[.A285])" office:value-type="float" office:value="0.000000017794226025" calcext:value-type="float">
            <text:p>1.7794226025E-08</text:p>
          </table:table-cell>
          <table:table-cell table:formula="of:=([.A285]-[.B285])*([.A285]-[.B285])" office:value-type="float" office:value="0.000000122051012164" calcext:value-type="float">
            <text:p>1.22051012164E-07</text:p>
          </table:table-cell>
          <table:table-cell table:number-columns-repeated="2"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54487" calcext:value-type="float">
            <text:p>0.0154487</text:p>
          </table:table-cell>
          <table:table-cell table:formula="of:=([.A286]*[.A286])" office:value-type="float" office:value="0.000000104173372081" calcext:value-type="float">
            <text:p>1.04173372081E-07</text:p>
          </table:table-cell>
          <table:table-cell table:formula="of:=([.A286]-[.B286])*([.A286]-[.B286])" office:value-type="float" office:value="0.000228794091135481" calcext:value-type="float">
            <text:p>0.000228794091135481</text:p>
          </table:table-cell>
          <table:table-cell table:number-columns-repeated="2"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66557" calcext:value-type="float">
            <text:p>0.0166557</text:p>
          </table:table-cell>
          <table:table-cell table:formula="of:=([.A287]*[.A287])" office:value-type="float" office:value="0.000000104173372081" calcext:value-type="float">
            <text:p>1.04173372081E-07</text:p>
          </table:table-cell>
          <table:table-cell table:formula="of:=([.A287]-[.B287])*([.A287]-[.B287])" office:value-type="float" office:value="0.000266764961709481" calcext:value-type="float">
            <text:p>0.000266764961709481</text:p>
          </table:table-cell>
          <table:table-cell table:number-columns-repeated="2"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77878" calcext:value-type="float">
            <text:p>0.0177878</text:p>
          </table:table-cell>
          <table:table-cell table:formula="of:=([.A288]*[.A288])" office:value-type="float" office:value="0.000000104173372081" calcext:value-type="float">
            <text:p>1.04173372081E-07</text:p>
          </table:table-cell>
          <table:table-cell table:formula="of:=([.A288]-[.B288])*([.A288]-[.B288])" office:value-type="float" office:value="0.000305027657131681" calcext:value-type="float">
            <text:p>0.000305027657131681</text:p>
          </table:table-cell>
          <table:table-cell table:number-columns-repeated="2"/>
        </table:table-row>
        <table:table-row table:style-name="ro1">
          <table:table-cell office:value-type="float" office:value="0.000322759" calcext:value-type="float">
            <text:p>0.000322759</text:p>
          </table:table-cell>
          <table:table-cell office:value-type="float" office:value="0.0188588" calcext:value-type="float">
            <text:p>0.0188588</text:p>
          </table:table-cell>
          <table:table-cell table:formula="of:=([.A289]*[.A289])" office:value-type="float" office:value="0.000000104173372081" calcext:value-type="float">
            <text:p>1.04173372081E-07</text:p>
          </table:table-cell>
          <table:table-cell table:formula="of:=([.A289]-[.B289])*([.A289]-[.B289])" office:value-type="float" office:value="0.000343584815953681" calcext:value-type="float">
            <text:p>0.000343584815953681</text:p>
          </table:table-cell>
          <table:table-cell table:number-columns-repeated="2"/>
        </table:table-row>
        <table:table-row table:style-name="ro1">
          <table:table-cell office:value-type="float" office:value="0.00136805" calcext:value-type="float">
            <text:p>0.00136805</text:p>
          </table:table-cell>
          <table:table-cell office:value-type="float" office:value="0.0863995" calcext:value-type="float">
            <text:p>0.0863995</text:p>
          </table:table-cell>
          <table:table-cell table:formula="of:=([.A290]*[.A290])" office:value-type="float" office:value="0.0000018715608025" calcext:value-type="float">
            <text:p>0.0000018715608025</text:p>
          </table:table-cell>
          <table:table-cell table:formula="of:=([.A290]-[.B290])*([.A290]-[.B290])" office:value-type="float" office:value="0.0072303474891025" calcext:value-type="float">
            <text:p>0.0072303474891025</text:p>
          </table:table-cell>
          <table:table-cell table:number-columns-repeated="2"/>
        </table:table-row>
        <table:table-row table:style-name="ro1">
          <table:table-cell office:value-type="float" office:value="0.0018146" calcext:value-type="float">
            <text:p>0.0018146</text:p>
          </table:table-cell>
          <table:table-cell office:value-type="float" office:value="0.0770876" calcext:value-type="float">
            <text:p>0.0770876</text:p>
          </table:table-cell>
          <table:table-cell table:formula="of:=([.A291]*[.A291])" office:value-type="float" office:value="0.00000329277316" calcext:value-type="float">
            <text:p>0.00000329277316</text:p>
          </table:table-cell>
          <table:table-cell table:formula="of:=([.A291]-[.B291])*([.A291]-[.B291])" office:value-type="float" office:value="0.005666024529" calcext:value-type="float">
            <text:p>0.005666024529</text:p>
          </table:table-cell>
          <table:table-cell table:number-columns-repeated="2"/>
        </table:table-row>
        <table:table-row table:style-name="ro1">
          <table:table-cell office:value-type="float" office:value="0.00125879" calcext:value-type="float">
            <text:p>0.00125879</text:p>
          </table:table-cell>
          <table:table-cell office:value-type="float" office:value="0.0705866" calcext:value-type="float">
            <text:p>0.0705866</text:p>
          </table:table-cell>
          <table:table-cell table:formula="of:=([.A292]*[.A292])" office:value-type="float" office:value="0.0000015845522641" calcext:value-type="float">
            <text:p>0.0000015845522641</text:p>
          </table:table-cell>
          <table:table-cell table:formula="of:=([.A292]-[.B292])*([.A292]-[.B292])" office:value-type="float" office:value="0.0048063452393961" calcext:value-type="float">
            <text:p>0.0048063452393961</text:p>
          </table:table-cell>
          <table:table-cell table:number-columns-repeated="2"/>
        </table:table-row>
        <table:table-row table:style-name="ro1">
          <table:table-cell office:value-type="float" office:value="0.00768614" calcext:value-type="float">
            <text:p>0.00768614</text:p>
          </table:table-cell>
          <table:table-cell office:value-type="float" office:value="0.015516" calcext:value-type="float">
            <text:p>0.015516</text:p>
          </table:table-cell>
          <table:table-cell table:formula="of:=([.A293]*[.A293])" office:value-type="float" office:value="0.0000590767480996" calcext:value-type="float">
            <text:p>0.0000590767480996</text:p>
          </table:table-cell>
          <table:table-cell table:formula="of:=([.A293]-[.B293])*([.A293]-[.B293])" office:value-type="float" office:value="0.0000613067076196" calcext:value-type="float">
            <text:p>0.0000613067076196</text:p>
          </table:table-cell>
          <table:table-cell table:number-columns-repeated="2"/>
        </table:table-row>
        <table:table-row table:style-name="ro1">
          <table:table-cell office:value-type="float" office:value="0.00743681" calcext:value-type="float">
            <text:p>0.00743681</text:p>
          </table:table-cell>
          <table:table-cell office:value-type="float" office:value="0.0821494" calcext:value-type="float">
            <text:p>0.0821494</text:p>
          </table:table-cell>
          <table:table-cell table:formula="of:=([.A294]*[.A294])" office:value-type="float" office:value="0.0000553061429761" calcext:value-type="float">
            <text:p>0.0000553061429761</text:p>
          </table:table-cell>
          <table:table-cell table:formula="of:=([.A294]-[.B294])*([.A294]-[.B294])" office:value-type="float" office:value="0.0055819711045081" calcext:value-type="float">
            <text:p>0.0055819711045081</text:p>
          </table:table-cell>
          <table:table-cell table:number-columns-repeated="2"/>
        </table:table-row>
        <table:table-row table:style-name="ro1">
          <table:table-cell office:value-type="float" office:value="0.0184401" calcext:value-type="float">
            <text:p>0.0184401</text:p>
          </table:table-cell>
          <table:table-cell office:value-type="float" office:value="0.106764" calcext:value-type="float">
            <text:p>0.106764</text:p>
          </table:table-cell>
          <table:table-cell table:formula="of:=([.A295]*[.A295])" office:value-type="float" office:value="0.00034003728801" calcext:value-type="float">
            <text:p>0.00034003728801</text:p>
          </table:table-cell>
          <table:table-cell table:formula="of:=([.A295]-[.B295])*([.A295]-[.B295])" office:value-type="float" office:value="0.00780111131121" calcext:value-type="float">
            <text:p>0.00780111131121</text:p>
          </table:table-cell>
          <table:table-cell table:number-columns-repeated="2"/>
        </table:table-row>
        <table:table-row table:style-name="ro1">
          <table:table-cell office:value-type="float" office:value="0.0153211" calcext:value-type="float">
            <text:p>0.0153211</text:p>
          </table:table-cell>
          <table:table-cell office:value-type="float" office:value="0.0888022" calcext:value-type="float">
            <text:p>0.0888022</text:p>
          </table:table-cell>
          <table:table-cell table:formula="of:=([.A296]*[.A296])" office:value-type="float" office:value="0.00023473610521" calcext:value-type="float">
            <text:p>0.00023473610521</text:p>
          </table:table-cell>
          <table:table-cell table:formula="of:=([.A296]-[.B296])*([.A296]-[.B296])" office:value-type="float" office:value="0.00539947205721" calcext:value-type="float">
            <text:p>0.00539947205721</text:p>
          </table:table-cell>
          <table:table-cell table:number-columns-repeated="2"/>
        </table:table-row>
        <table:table-row table:style-name="ro1">
          <table:table-cell office:value-type="float" office:value="0.0153211" calcext:value-type="float">
            <text:p>0.0153211</text:p>
          </table:table-cell>
          <table:table-cell office:value-type="float" office:value="0.299807" calcext:value-type="float">
            <text:p>0.299807</text:p>
          </table:table-cell>
          <table:table-cell table:formula="of:=([.A297]*[.A297])" office:value-type="float" office:value="0.00023473610521" calcext:value-type="float">
            <text:p>0.00023473610521</text:p>
          </table:table-cell>
          <table:table-cell table:formula="of:=([.A297]-[.B297])*([.A297]-[.B297])" office:value-type="float" office:value="0.08093222729881" calcext:value-type="float">
            <text:p>0.08093222729881</text:p>
          </table:table-cell>
          <table:table-cell table:number-columns-repeated="2"/>
        </table:table-row>
        <table:table-row table:style-name="ro1">
          <table:table-cell office:value-type="float" office:value="0.0561717" calcext:value-type="float">
            <text:p>0.0561717</text:p>
          </table:table-cell>
          <table:table-cell office:value-type="float" office:value="0.0704712" calcext:value-type="float">
            <text:p>0.0704712</text:p>
          </table:table-cell>
          <table:table-cell table:formula="of:=([.A298]*[.A298])" office:value-type="float" office:value="0.00315525988089" calcext:value-type="float">
            <text:p>0.00315525988089</text:p>
          </table:table-cell>
          <table:table-cell table:formula="of:=([.A298]-[.B298])*([.A298]-[.B298])" office:value-type="float" office:value="0.00020447570025" calcext:value-type="float">
            <text:p>0.00020447570025</text:p>
          </table:table-cell>
          <table:table-cell table:number-columns-repeated="2"/>
        </table:table-row>
        <table:table-row table:style-name="ro1">
          <table:table-cell office:value-type="float" office:value="0.102889" calcext:value-type="float">
            <text:p>0.102889</text:p>
          </table:table-cell>
          <table:table-cell office:value-type="float" office:value="0.105202" calcext:value-type="float">
            <text:p>0.105202</text:p>
          </table:table-cell>
          <table:table-cell table:formula="of:=([.A299]*[.A299])" office:value-type="float" office:value="0.010586146321" calcext:value-type="float">
            <text:p>0.010586146321</text:p>
          </table:table-cell>
          <table:table-cell table:formula="of:=([.A299]-[.B299])*([.A299]-[.B299])" office:value-type="float" office:value="0.00000534996900000004" calcext:value-type="float">
            <text:p>5.34996900000004E-06</text:p>
          </table:table-cell>
          <table:table-cell table:number-columns-repeated="2"/>
        </table:table-row>
        <table:table-row table:style-name="ro1">
          <table:table-cell office:value-type="float" office:value="0.119467" calcext:value-type="float">
            <text:p>0.119467</text:p>
          </table:table-cell>
          <table:table-cell office:value-type="float" office:value="0.0664183" calcext:value-type="float">
            <text:p>0.0664183</text:p>
          </table:table-cell>
          <table:table-cell table:formula="of:=([.A300]*[.A300])" office:value-type="float" office:value="0.014272364089" calcext:value-type="float">
            <text:p>0.014272364089</text:p>
          </table:table-cell>
          <table:table-cell table:formula="of:=([.A300]-[.B300])*([.A300]-[.B300])" office:value-type="float" office:value="0.00281416457169" calcext:value-type="float">
            <text:p>0.00281416457169</text:p>
          </table:table-cell>
          <table:table-cell table:number-columns-repeated="2"/>
        </table:table-row>
        <table:table-row table:style-name="ro1">
          <table:table-cell office:value-type="float" office:value="0.119468" calcext:value-type="float">
            <text:p>0.119468</text:p>
          </table:table-cell>
          <table:table-cell office:value-type="float" office:value="0.0792839" calcext:value-type="float">
            <text:p>0.0792839</text:p>
          </table:table-cell>
          <table:table-cell table:formula="of:=([.A301]*[.A301])" office:value-type="float" office:value="0.014272603024" calcext:value-type="float">
            <text:p>0.014272603024</text:p>
          </table:table-cell>
          <table:table-cell table:formula="of:=([.A301]-[.B301])*([.A301]-[.B301])" office:value-type="float" office:value="0.00161476189281" calcext:value-type="float">
            <text:p>0.00161476189281</text:p>
          </table:table-cell>
          <table:table-cell table:number-columns-repeated="2"/>
        </table:table-row>
        <table:table-row table:style-name="ro1">
          <table:table-cell office:value-type="float" office:value="0.187054" calcext:value-type="float">
            <text:p>0.187054</text:p>
          </table:table-cell>
          <table:table-cell office:value-type="float" office:value="0.0719706" calcext:value-type="float">
            <text:p>0.0719706</text:p>
          </table:table-cell>
          <table:table-cell table:formula="of:=([.A302]*[.A302])" office:value-type="float" office:value="0.034989198916" calcext:value-type="float">
            <text:p>0.034989198916</text:p>
          </table:table-cell>
          <table:table-cell table:formula="of:=([.A302]-[.B302])*([.A302]-[.B302])" office:value-type="float" office:value="0.01324418895556" calcext:value-type="float">
            <text:p>0.01324418895556</text:p>
          </table:table-cell>
          <table:table-cell table:number-columns-repeated="2"/>
        </table:table-row>
        <table:table-row table:style-name="ro1">
          <table:table-cell office:value-type="float" office:value="0.298732" calcext:value-type="float">
            <text:p>0.298732</text:p>
          </table:table-cell>
          <table:table-cell office:value-type="float" office:value="0.092443" calcext:value-type="float">
            <text:p>0.092443</text:p>
          </table:table-cell>
          <table:table-cell table:formula="of:=([.A303]*[.A303])" office:value-type="float" office:value="0.089240807824" calcext:value-type="float">
            <text:p>0.089240807824</text:p>
          </table:table-cell>
          <table:table-cell table:formula="of:=([.A303]-[.B303])*([.A303]-[.B303])" office:value-type="float" office:value="0.042555151521" calcext:value-type="float">
            <text:p>0.042555151521</text:p>
          </table:table-cell>
          <table:table-cell table:number-columns-repeated="2"/>
        </table:table-row>
        <table:table-row table:style-name="ro1">
          <table:table-cell office:value-type="float" office:value="0.365335" calcext:value-type="float">
            <text:p>0.365335</text:p>
          </table:table-cell>
          <table:table-cell office:value-type="float" office:value="0.329852" calcext:value-type="float">
            <text:p>0.329852</text:p>
          </table:table-cell>
          <table:table-cell table:formula="of:=([.A304]*[.A304])" office:value-type="float" office:value="0.133469662225" calcext:value-type="float">
            <text:p>0.133469662225</text:p>
          </table:table-cell>
          <table:table-cell table:formula="of:=([.A304]-[.B304])*([.A304]-[.B304])" office:value-type="float" office:value="0.001259043289" calcext:value-type="float">
            <text:p>0.001259043289</text:p>
          </table:table-cell>
          <table:table-cell table:number-columns-repeated="2"/>
        </table:table-row>
        <table:table-row table:style-name="ro1">
          <table:table-cell office:value-type="float" office:value="0.467516" calcext:value-type="float">
            <text:p>0.467516</text:p>
          </table:table-cell>
          <table:table-cell office:value-type="float" office:value="0.314547" calcext:value-type="float">
            <text:p>0.314547</text:p>
          </table:table-cell>
          <table:table-cell table:formula="of:=([.A305]*[.A305])" office:value-type="float" office:value="0.218571210256" calcext:value-type="float">
            <text:p>0.218571210256</text:p>
          </table:table-cell>
          <table:table-cell table:formula="of:=([.A305]-[.B305])*([.A305]-[.B305])" office:value-type="float" office:value="0.023399514961" calcext:value-type="float">
            <text:p>0.023399514961</text:p>
          </table:table-cell>
          <table:table-cell table:number-columns-repeated="2"/>
        </table:table-row>
        <table:table-row table:style-name="ro1">
          <table:table-cell office:value-type="float" office:value="0.558069" calcext:value-type="float">
            <text:p>0.558069</text:p>
          </table:table-cell>
          <table:table-cell office:value-type="float" office:value="0.424827" calcext:value-type="float">
            <text:p>0.424827</text:p>
          </table:table-cell>
          <table:table-cell table:formula="of:=([.A306]*[.A306])" office:value-type="float" office:value="0.311441008761" calcext:value-type="float">
            <text:p>0.311441008761</text:p>
          </table:table-cell>
          <table:table-cell table:formula="of:=([.A306]-[.B306])*([.A306]-[.B306])" office:value-type="float" office:value="0.017753430564" calcext:value-type="float">
            <text:p>0.017753430564</text:p>
          </table:table-cell>
          <table:table-cell table:number-columns-repeated="2"/>
        </table:table-row>
        <table:table-row table:style-name="ro1">
          <table:table-cell office:value-type="float" office:value="0.72336" calcext:value-type="float">
            <text:p>0.72336</text:p>
          </table:table-cell>
          <table:table-cell office:value-type="float" office:value="0.65649" calcext:value-type="float">
            <text:p>0.65649</text:p>
          </table:table-cell>
          <table:table-cell table:formula="of:=([.A307]*[.A307])" office:value-type="float" office:value="0.5232496896" calcext:value-type="float">
            <text:p>0.5232496896</text:p>
          </table:table-cell>
          <table:table-cell table:formula="of:=([.A307]-[.B307])*([.A307]-[.B307])" office:value-type="float" office:value="0.0044715969" calcext:value-type="float">
            <text:p>0.0044715969</text:p>
          </table:table-cell>
          <table:table-cell table:number-columns-repeated="2"/>
        </table:table-row>
        <table:table-row table:style-name="ro1">
          <table:table-cell office:value-type="float" office:value="0.829712" calcext:value-type="float">
            <text:p>0.829712</text:p>
          </table:table-cell>
          <table:table-cell office:value-type="float" office:value="0.831752" calcext:value-type="float">
            <text:p>0.831752</text:p>
          </table:table-cell>
          <table:table-cell table:formula="of:=([.A308]*[.A308])" office:value-type="float" office:value="0.688422002944" calcext:value-type="float">
            <text:p>0.688422002944</text:p>
          </table:table-cell>
          <table:table-cell table:formula="of:=([.A308]-[.B308])*([.A308]-[.B308])" office:value-type="float" office:value="0.00000416160000000017" calcext:value-type="float">
            <text:p>4.16160000000017E-06</text:p>
          </table:table-cell>
          <table:table-cell table:number-columns-repeated="2"/>
        </table:table-row>
        <table:table-row table:style-name="ro1">
          <table:table-cell office:value-type="float" office:value="0.902074" calcext:value-type="float">
            <text:p>0.902074</text:p>
          </table:table-cell>
          <table:table-cell office:value-type="float" office:value="0.866428" calcext:value-type="float">
            <text:p>0.866428</text:p>
          </table:table-cell>
          <table:table-cell table:formula="of:=([.A309]*[.A309])" office:value-type="float" office:value="0.813737501476" calcext:value-type="float">
            <text:p>0.813737501476</text:p>
          </table:table-cell>
          <table:table-cell table:formula="of:=([.A309]-[.B309])*([.A309]-[.B309])" office:value-type="float" office:value="0.001270637316" calcext:value-type="float">
            <text:p>0.001270637316</text:p>
          </table:table-cell>
          <table:table-cell table:number-columns-repeated="2"/>
        </table:table-row>
        <table:table-row table:style-name="ro1">
          <table:table-cell office:value-type="float" office:value="0.960978" calcext:value-type="float">
            <text:p>0.960978</text:p>
          </table:table-cell>
          <table:table-cell office:value-type="float" office:value="0.932795" calcext:value-type="float">
            <text:p>0.932795</text:p>
          </table:table-cell>
          <table:table-cell table:formula="of:=([.A310]*[.A310])" office:value-type="float" office:value="0.923478716484" calcext:value-type="float">
            <text:p>0.923478716484</text:p>
          </table:table-cell>
          <table:table-cell table:formula="of:=([.A310]-[.B310])*([.A310]-[.B310])" office:value-type="float" office:value="0.000794281488999998" calcext:value-type="float">
            <text:p>0.000794281488999998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4712" calcext:value-type="float">
            <text:p>0.984712</text:p>
          </table:table-cell>
          <table:table-cell table:formula="of:=([.A311]*[.A311])" office:value-type="float" office:value="0.999984000064" calcext:value-type="float">
            <text:p>0.999984000064</text:p>
          </table:table-cell>
          <table:table-cell table:formula="of:=([.A311]-[.B311])*([.A311]-[.B311])" office:value-type="float" office:value="0.000233478399999999" calcext:value-type="float">
            <text:p>0.000233478399999999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8192" calcext:value-type="float">
            <text:p>0.998192</text:p>
          </table:table-cell>
          <table:table-cell table:formula="of:=([.A312]*[.A312])" office:value-type="float" office:value="0.999984000064" calcext:value-type="float">
            <text:p>0.999984000064</text:p>
          </table:table-cell>
          <table:table-cell table:formula="of:=([.A312]-[.B312])*([.A312]-[.B312])" office:value-type="float" office:value="0.00000324000000000009" calcext:value-type="float">
            <text:p>3.24000000000009E-06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313]*[.A313])" office:value-type="float" office:value="0.999986000049" calcext:value-type="float">
            <text:p>0.999986000049</text:p>
          </table:table-cell>
          <table:table-cell table:formula="of:=([.A313]-[.B313])*([.A313]-[.B313])" office:value-type="float" office:value="0.000000000016" calcext:value-type="float">
            <text:p>1.6000000000032E-11</text:p>
          </table:table-cell>
          <table:table-cell table:number-columns-repeated="2"/>
        </table:table-row>
        <table:table-row table:style-name="ro1">
          <table:table-cell office:value-type="float" office:value="0.000250876" calcext:value-type="float">
            <text:p>0.000250876</text:p>
          </table:table-cell>
          <table:table-cell office:value-type="float" office:value="0.0000029771" calcext:value-type="float">
            <text:p>0.0000029771</text:p>
          </table:table-cell>
          <table:table-cell table:formula="of:=([.A314]*[.A314])" office:value-type="float" office:value="0.000000062938767376" calcext:value-type="float">
            <text:p>6.2938767376E-08</text:p>
          </table:table-cell>
          <table:table-cell table:formula="of:=([.A314]-[.B314])*([.A314]-[.B314])" office:value-type="float" office:value="0.00000006145386462121" calcext:value-type="float">
            <text:p>6.145386462121E-08</text:p>
          </table:table-cell>
          <table:table-cell table:number-columns-repeated="2"/>
        </table:table-row>
        <table:table-row table:style-name="ro1">
          <table:table-cell office:value-type="float" office:value="0.000396311" calcext:value-type="float">
            <text:p>0.000396311</text:p>
          </table:table-cell>
          <table:table-cell office:value-type="float" office:value="0.00169236" calcext:value-type="float">
            <text:p>0.00169236</text:p>
          </table:table-cell>
          <table:table-cell table:formula="of:=([.A315]*[.A315])" office:value-type="float" office:value="0.000000157062408721" calcext:value-type="float">
            <text:p>1.57062408721E-07</text:p>
          </table:table-cell>
          <table:table-cell table:formula="of:=([.A315]-[.B315])*([.A315]-[.B315])" office:value-type="float" office:value="0.000001679743010401" calcext:value-type="float">
            <text:p>1.679743010401E-06</text:p>
          </table:table-cell>
          <table:table-cell table:number-columns-repeated="2"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00772172" calcext:value-type="float">
            <text:p>0.000000772172</text:p>
          </table:table-cell>
          <table:table-cell table:formula="of:=([.A316]*[.A316])" office:value-type="float" office:value="0.00000000070986543489" calcext:value-type="float">
            <text:p>7.0986543489E-10</text:p>
          </table:table-cell>
          <table:table-cell table:formula="of:=([.A316]-[.B316])*([.A316]-[.B316])" office:value-type="float" office:value="0.00000000066931526399" calcext:value-type="float">
            <text:p>6.69315263992384E-10</text:p>
          </table:table-cell>
          <table:table-cell table:number-columns-repeated="2"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00197194" calcext:value-type="float">
            <text:p>0.000000197194</text:p>
          </table:table-cell>
          <table:table-cell table:formula="of:=([.A317]*[.A317])" office:value-type="float" office:value="0.00000000070986543489" calcext:value-type="float">
            <text:p>7.0986543489E-10</text:p>
          </table:table-cell>
          <table:table-cell table:formula="of:=([.A317]-[.B317])*([.A317]-[.B317])" office:value-type="float" office:value="0.00000000069939652256" calcext:value-type="float">
            <text:p>6.99396522563236E-10</text:p>
          </table:table-cell>
          <table:table-cell table:number-columns-repeated="2"/>
        </table:table-row>
        <table:table-row table:style-name="ro1">
          <table:table-cell office:value-type="float" office:value="0.0000266433" calcext:value-type="float">
            <text:p>0.0000266433</text:p>
          </table:table-cell>
          <table:table-cell office:value-type="float" office:value="0.000000371385" calcext:value-type="float">
            <text:p>0.000000371385</text:p>
          </table:table-cell>
          <table:table-cell table:formula="of:=([.A318]*[.A318])" office:value-type="float" office:value="0.00000000070986543489" calcext:value-type="float">
            <text:p>7.0986543489E-10</text:p>
          </table:table-cell>
          <table:table-cell table:formula="of:=([.A318]-[.B318])*([.A318]-[.B318])" office:value-type="float" office:value="0.00000000069021351777" calcext:value-type="float">
            <text:p>6.90213517767225E-10</text:p>
          </table:table-cell>
          <table:table-cell table:number-columns-repeated="2"/>
        </table:table-row>
        <table:table-row table:style-name="ro1">
          <table:table-cell office:value-type="float" office:value="0.0000988245" calcext:value-type="float">
            <text:p>0.0000988245</text:p>
          </table:table-cell>
          <table:table-cell office:value-type="float" office:value="0.00743826" calcext:value-type="float">
            <text:p>0.00743826</text:p>
          </table:table-cell>
          <table:table-cell table:formula="of:=([.A319]*[.A319])" office:value-type="float" office:value="0.00000000976628180025" calcext:value-type="float">
            <text:p>9.76628180025E-09</text:p>
          </table:table-cell>
          <table:table-cell table:formula="of:=([.A319]-[.B319])*([.A319]-[.B319])" office:value-type="float" office:value="0.0000538673134586603" calcext:value-type="float">
            <text:p>5.38673134586603E-05</text:p>
          </table:table-cell>
          <table:table-cell table:number-columns-repeated="2"/>
        </table:table-row>
        <table:table-row table:style-name="ro1">
          <table:table-cell office:value-type="float" office:value="0.00108272" calcext:value-type="float">
            <text:p>0.00108272</text:p>
          </table:table-cell>
          <table:table-cell office:value-type="float" office:value="0.00304475" calcext:value-type="float">
            <text:p>0.00304475</text:p>
          </table:table-cell>
          <table:table-cell table:formula="of:=([.A320]*[.A320])" office:value-type="float" office:value="0.0000011722825984" calcext:value-type="float">
            <text:p>0.0000011722825984</text:p>
          </table:table-cell>
          <table:table-cell table:formula="of:=([.A320]-[.B320])*([.A320]-[.B320])" office:value-type="float" office:value="0.0000038495617209" calcext:value-type="float">
            <text:p>0.0000038495617209</text:p>
          </table:table-cell>
          <table:table-cell table:number-columns-repeated="2"/>
        </table:table-row>
        <table:table-row table:style-name="ro1">
          <table:table-cell office:value-type="float" office:value="0.00205088" calcext:value-type="float">
            <text:p>0.00205088</text:p>
          </table:table-cell>
          <table:table-cell office:value-type="float" office:value="0.000847262" calcext:value-type="float">
            <text:p>0.000847262</text:p>
          </table:table-cell>
          <table:table-cell table:formula="of:=([.A321]*[.A321])" office:value-type="float" office:value="0.0000042061087744" calcext:value-type="float">
            <text:p>0.0000042061087744</text:p>
          </table:table-cell>
          <table:table-cell table:formula="of:=([.A321]-[.B321])*([.A321]-[.B321])" office:value-type="float" office:value="0.000001448696289924" calcext:value-type="float">
            <text:p>1.448696289924E-06</text:p>
          </table:table-cell>
          <table:table-cell table:number-columns-repeated="2"/>
        </table:table-row>
        <table:table-row table:style-name="ro1">
          <table:table-cell office:value-type="float" office:value="0.0000854731" calcext:value-type="float">
            <text:p>0.0000854731</text:p>
          </table:table-cell>
          <table:table-cell office:value-type="float" office:value="0.000129521" calcext:value-type="float">
            <text:p>0.000129521</text:p>
          </table:table-cell>
          <table:table-cell table:formula="of:=([.A322]*[.A322])" office:value-type="float" office:value="0.00000000730565082361" calcext:value-type="float">
            <text:p>7.30565082361E-09</text:p>
          </table:table-cell>
          <table:table-cell table:formula="of:=([.A322]-[.B322])*([.A322]-[.B322])" office:value-type="float" office:value="0.00000000194021749441" calcext:value-type="float">
            <text:p>1.94021749441E-09</text:p>
          </table:table-cell>
          <table:table-cell table:number-columns-repeated="2"/>
        </table:table-row>
        <table:table-row table:style-name="ro1">
          <table:table-cell office:value-type="float" office:value="0.00249767" calcext:value-type="float">
            <text:p>0.00249767</text:p>
          </table:table-cell>
          <table:table-cell office:value-type="float" office:value="0.000667463" calcext:value-type="float">
            <text:p>0.000667463</text:p>
          </table:table-cell>
          <table:table-cell table:formula="of:=([.A323]*[.A323])" office:value-type="float" office:value="0.0000062383554289" calcext:value-type="float">
            <text:p>0.0000062383554289</text:p>
          </table:table-cell>
          <table:table-cell table:formula="of:=([.A323]-[.B323])*([.A323]-[.B323])" office:value-type="float" office:value="0.000003349657662849" calcext:value-type="float">
            <text:p>3.349657662849E-06</text:p>
          </table:table-cell>
          <table:table-cell table:number-columns-repeated="2"/>
        </table:table-row>
        <table:table-row table:style-name="ro1">
          <table:table-cell office:value-type="float" office:value="0.00210363" calcext:value-type="float">
            <text:p>0.00210363</text:p>
          </table:table-cell>
          <table:table-cell office:value-type="float" office:value="0.0000733401" calcext:value-type="float">
            <text:p>0.0000733401</text:p>
          </table:table-cell>
          <table:table-cell table:formula="of:=([.A324]*[.A324])" office:value-type="float" office:value="0.0000044252591769" calcext:value-type="float">
            <text:p>0.0000044252591769</text:p>
          </table:table-cell>
          <table:table-cell table:formula="of:=([.A324]-[.B324])*([.A324]-[.B324])" office:value-type="float" office:value="0.00000412207707804201" calcext:value-type="float">
            <text:p>4.12207707804201E-06</text:p>
          </table:table-cell>
          <table:table-cell table:number-columns-repeated="2"/>
        </table:table-row>
        <table:table-row table:style-name="ro1">
          <table:table-cell office:value-type="float" office:value="0.00556135" calcext:value-type="float">
            <text:p>0.00556135</text:p>
          </table:table-cell>
          <table:table-cell office:value-type="float" office:value="0.00015943" calcext:value-type="float">
            <text:p>0.00015943</text:p>
          </table:table-cell>
          <table:table-cell table:formula="of:=([.A325]*[.A325])" office:value-type="float" office:value="0.0000309286138225" calcext:value-type="float">
            <text:p>0.0000309286138225</text:p>
          </table:table-cell>
          <table:table-cell table:formula="of:=([.A325]-[.B325])*([.A325]-[.B325])" office:value-type="float" office:value="0.0000291807396864" calcext:value-type="float">
            <text:p>0.0000291807396864</text:p>
          </table:table-cell>
          <table:table-cell table:number-columns-repeated="2"/>
        </table:table-row>
        <table:table-row table:style-name="ro1">
          <table:table-cell office:value-type="float" office:value="0.00902665" calcext:value-type="float">
            <text:p>0.00902665</text:p>
          </table:table-cell>
          <table:table-cell office:value-type="float" office:value="0.00261716" calcext:value-type="float">
            <text:p>0.00261716</text:p>
          </table:table-cell>
          <table:table-cell table:formula="of:=([.A326]*[.A326])" office:value-type="float" office:value="0.0000814804102225" calcext:value-type="float">
            <text:p>0.0000814804102225</text:p>
          </table:table-cell>
          <table:table-cell table:formula="of:=([.A326]-[.B326])*([.A326]-[.B326])" office:value-type="float" office:value="0.0000410815620601" calcext:value-type="float">
            <text:p>0.0000410815620601</text:p>
          </table:table-cell>
          <table:table-cell table:number-columns-repeated="2"/>
        </table:table-row>
        <table:table-row table:style-name="ro1">
          <table:table-cell office:value-type="float" office:value="0.00836599" calcext:value-type="float">
            <text:p>0.00836599</text:p>
          </table:table-cell>
          <table:table-cell office:value-type="float" office:value="0.00386401" calcext:value-type="float">
            <text:p>0.00386401</text:p>
          </table:table-cell>
          <table:table-cell table:formula="of:=([.A327]*[.A327])" office:value-type="float" office:value="0.0000699897886801" calcext:value-type="float">
            <text:p>0.0000699897886801</text:p>
          </table:table-cell>
          <table:table-cell table:formula="of:=([.A327]-[.B327])*([.A327]-[.B327])" office:value-type="float" office:value="0.0000202678239204" calcext:value-type="float">
            <text:p>0.0000202678239204</text:p>
          </table:table-cell>
          <table:table-cell table:number-columns-repeated="2"/>
        </table:table-row>
        <table:table-row table:style-name="ro1">
          <table:table-cell office:value-type="float" office:value="0.0985922" calcext:value-type="float">
            <text:p>0.0985922</text:p>
          </table:table-cell>
          <table:table-cell office:value-type="float" office:value="0.00350013" calcext:value-type="float">
            <text:p>0.00350013</text:p>
          </table:table-cell>
          <table:table-cell table:formula="of:=([.A328]*[.A328])" office:value-type="float" office:value="0.00972042190084" calcext:value-type="float">
            <text:p>0.00972042190084</text:p>
          </table:table-cell>
          <table:table-cell table:formula="of:=([.A328]-[.B328])*([.A328]-[.B328])" office:value-type="float" office:value="0.0090425017768849" calcext:value-type="float">
            <text:p>0.0090425017768849</text:p>
          </table:table-cell>
          <table:table-cell table:number-columns-repeated="2"/>
        </table:table-row>
        <table:table-row table:style-name="ro1">
          <table:table-cell office:value-type="float" office:value="0.0985922" calcext:value-type="float">
            <text:p>0.0985922</text:p>
          </table:table-cell>
          <table:table-cell office:value-type="float" office:value="0.0865208" calcext:value-type="float">
            <text:p>0.0865208</text:p>
          </table:table-cell>
          <table:table-cell table:formula="of:=([.A329]*[.A329])" office:value-type="float" office:value="0.00972042190084" calcext:value-type="float">
            <text:p>0.00972042190084</text:p>
          </table:table-cell>
          <table:table-cell table:formula="of:=([.A329]-[.B329])*([.A329]-[.B329])" office:value-type="float" office:value="0.00014571869796" calcext:value-type="float">
            <text:p>0.00014571869796</text:p>
          </table:table-cell>
          <table:table-cell table:number-columns-repeated="2"/>
        </table:table-row>
        <table:table-row table:style-name="ro1">
          <table:table-cell office:value-type="float" office:value="0.0985923" calcext:value-type="float">
            <text:p>0.0985923</text:p>
          </table:table-cell>
          <table:table-cell office:value-type="float" office:value="0.0707903" calcext:value-type="float">
            <text:p>0.0707903</text:p>
          </table:table-cell>
          <table:table-cell table:formula="of:=([.A330]*[.A330])" office:value-type="float" office:value="0.00972044161929" calcext:value-type="float">
            <text:p>0.00972044161929</text:p>
          </table:table-cell>
          <table:table-cell table:formula="of:=([.A330]-[.B330])*([.A330]-[.B330])" office:value-type="float" office:value="0.000772951204" calcext:value-type="float">
            <text:p>0.000772951204</text:p>
          </table:table-cell>
          <table:table-cell table:number-columns-repeated="2"/>
        </table:table-row>
        <table:table-row table:style-name="ro1">
          <table:table-cell office:value-type="float" office:value="0.0985922" calcext:value-type="float">
            <text:p>0.0985922</text:p>
          </table:table-cell>
          <table:table-cell office:value-type="float" office:value="0.01553" calcext:value-type="float">
            <text:p>0.01553</text:p>
          </table:table-cell>
          <table:table-cell table:formula="of:=([.A331]*[.A331])" office:value-type="float" office:value="0.00972042190084" calcext:value-type="float">
            <text:p>0.00972042190084</text:p>
          </table:table-cell>
          <table:table-cell table:formula="of:=([.A331]-[.B331])*([.A331]-[.B331])" office:value-type="float" office:value="0.00689932906884" calcext:value-type="float">
            <text:p>0.00689932906884</text:p>
          </table:table-cell>
          <table:table-cell table:number-columns-repeated="2"/>
        </table:table-row>
        <table:table-row table:style-name="ro1">
          <table:table-cell office:value-type="float" office:value="0.170131" calcext:value-type="float">
            <text:p>0.170131</text:p>
          </table:table-cell>
          <table:table-cell office:value-type="float" office:value="0.135755" calcext:value-type="float">
            <text:p>0.135755</text:p>
          </table:table-cell>
          <table:table-cell table:formula="of:=([.A332]*[.A332])" office:value-type="float" office:value="0.028944557161" calcext:value-type="float">
            <text:p>0.028944557161</text:p>
          </table:table-cell>
          <table:table-cell table:formula="of:=([.A332]-[.B332])*([.A332]-[.B332])" office:value-type="float" office:value="0.001181709376" calcext:value-type="float">
            <text:p>0.001181709376</text:p>
          </table:table-cell>
          <table:table-cell table:number-columns-repeated="2"/>
        </table:table-row>
        <table:table-row table:style-name="ro1">
          <table:table-cell office:value-type="float" office:value="0.170131" calcext:value-type="float">
            <text:p>0.170131</text:p>
          </table:table-cell>
          <table:table-cell office:value-type="float" office:value="0.141312" calcext:value-type="float">
            <text:p>0.141312</text:p>
          </table:table-cell>
          <table:table-cell table:formula="of:=([.A333]*[.A333])" office:value-type="float" office:value="0.028944557161" calcext:value-type="float">
            <text:p>0.028944557161</text:p>
          </table:table-cell>
          <table:table-cell table:formula="of:=([.A333]-[.B333])*([.A333]-[.B333])" office:value-type="float" office:value="0.000830534761000001" calcext:value-type="float">
            <text:p>0.000830534761000001</text:p>
          </table:table-cell>
          <table:table-cell table:number-columns-repeated="2"/>
        </table:table-row>
        <table:table-row table:style-name="ro1">
          <table:table-cell office:value-type="float" office:value="0.170131" calcext:value-type="float">
            <text:p>0.170131</text:p>
          </table:table-cell>
          <table:table-cell office:value-type="float" office:value="0.14687" calcext:value-type="float">
            <text:p>0.14687</text:p>
          </table:table-cell>
          <table:table-cell table:formula="of:=([.A334]*[.A334])" office:value-type="float" office:value="0.028944557161" calcext:value-type="float">
            <text:p>0.028944557161</text:p>
          </table:table-cell>
          <table:table-cell table:formula="of:=([.A334]-[.B334])*([.A334]-[.B334])" office:value-type="float" office:value="0.000541074121" calcext:value-type="float">
            <text:p>0.000541074121</text:p>
          </table:table-cell>
          <table:table-cell table:number-columns-repeated="2"/>
        </table:table-row>
        <table:table-row table:style-name="ro1">
          <table:table-cell office:value-type="float" office:value="0.205058" calcext:value-type="float">
            <text:p>0.205058</text:p>
          </table:table-cell>
          <table:table-cell office:value-type="float" office:value="0.0955514" calcext:value-type="float">
            <text:p>0.0955514</text:p>
          </table:table-cell>
          <table:table-cell table:formula="of:=([.A335]*[.A335])" office:value-type="float" office:value="0.042048783364" calcext:value-type="float">
            <text:p>0.042048783364</text:p>
          </table:table-cell>
          <table:table-cell table:formula="of:=([.A335]-[.B335])*([.A335]-[.B335])" office:value-type="float" office:value="0.01199169544356" calcext:value-type="float">
            <text:p>0.01199169544356</text:p>
          </table:table-cell>
          <table:table-cell table:number-columns-repeated="2"/>
        </table:table-row>
        <table:table-row table:style-name="ro1">
          <table:table-cell office:value-type="float" office:value="0.205058" calcext:value-type="float">
            <text:p>0.205058</text:p>
          </table:table-cell>
          <table:table-cell office:value-type="float" office:value="0.102791" calcext:value-type="float">
            <text:p>0.102791</text:p>
          </table:table-cell>
          <table:table-cell table:formula="of:=([.A336]*[.A336])" office:value-type="float" office:value="0.042048783364" calcext:value-type="float">
            <text:p>0.042048783364</text:p>
          </table:table-cell>
          <table:table-cell table:formula="of:=([.A336]-[.B336])*([.A336]-[.B336])" office:value-type="float" office:value="0.010458539289" calcext:value-type="float">
            <text:p>0.010458539289</text:p>
          </table:table-cell>
          <table:table-cell table:number-columns-repeated="2"/>
        </table:table-row>
        <table:table-row table:style-name="ro1">
          <table:table-cell office:value-type="float" office:value="0.27537" calcext:value-type="float">
            <text:p>0.27537</text:p>
          </table:table-cell>
          <table:table-cell office:value-type="float" office:value="0.176849" calcext:value-type="float">
            <text:p>0.176849</text:p>
          </table:table-cell>
          <table:table-cell table:formula="of:=([.A337]*[.A337])" office:value-type="float" office:value="0.0758286369" calcext:value-type="float">
            <text:p>0.0758286369</text:p>
          </table:table-cell>
          <table:table-cell table:formula="of:=([.A337]-[.B337])*([.A337]-[.B337])" office:value-type="float" office:value="0.009706387441" calcext:value-type="float">
            <text:p>0.009706387441</text:p>
          </table:table-cell>
          <table:table-cell table:number-columns-repeated="2"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28897" calcext:value-type="float">
            <text:p>0.28897</text:p>
          </table:table-cell>
          <table:table-cell table:formula="of:=([.A338]*[.A338])" office:value-type="float" office:value="0.052085281284" calcext:value-type="float">
            <text:p>0.052085281284</text:p>
          </table:table-cell>
          <table:table-cell table:formula="of:=([.A338]-[.B338])*([.A338]-[.B338])" office:value-type="float" office:value="0.003690319504" calcext:value-type="float">
            <text:p>0.003690319504</text:p>
          </table:table-cell>
          <table:table-cell table:number-columns-repeated="2"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299815" calcext:value-type="float">
            <text:p>0.299815</text:p>
          </table:table-cell>
          <table:table-cell table:formula="of:=([.A339]*[.A339])" office:value-type="float" office:value="0.052085281284" calcext:value-type="float">
            <text:p>0.052085281284</text:p>
          </table:table-cell>
          <table:table-cell table:formula="of:=([.A339]-[.B339])*([.A339]-[.B339])" office:value-type="float" office:value="0.005125557649" calcext:value-type="float">
            <text:p>0.005125557649</text:p>
          </table:table-cell>
          <table:table-cell table:number-columns-repeated="2"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311278" calcext:value-type="float">
            <text:p>0.311278</text:p>
          </table:table-cell>
          <table:table-cell table:formula="of:=([.A340]*[.A340])" office:value-type="float" office:value="0.052085281284" calcext:value-type="float">
            <text:p>0.052085281284</text:p>
          </table:table-cell>
          <table:table-cell table:formula="of:=([.A340]-[.B340])*([.A340]-[.B340])" office:value-type="float" office:value="0.006898299136" calcext:value-type="float">
            <text:p>0.006898299136</text:p>
          </table:table-cell>
          <table:table-cell table:number-columns-repeated="2"/>
        </table:table-row>
        <table:table-row table:style-name="ro1">
          <table:table-cell office:value-type="float" office:value="0.228222" calcext:value-type="float">
            <text:p>0.228222</text:p>
          </table:table-cell>
          <table:table-cell office:value-type="float" office:value="0.440081" calcext:value-type="float">
            <text:p>0.440081</text:p>
          </table:table-cell>
          <table:table-cell table:formula="of:=([.A341]*[.A341])" office:value-type="float" office:value="0.052085281284" calcext:value-type="float">
            <text:p>0.052085281284</text:p>
          </table:table-cell>
          <table:table-cell table:formula="of:=([.A341]-[.B341])*([.A341]-[.B341])" office:value-type="float" office:value="0.044884235881" calcext:value-type="float">
            <text:p>0.044884235881</text:p>
          </table:table-cell>
          <table:table-cell table:number-columns-repeated="2"/>
        </table:table-row>
        <table:table-row table:style-name="ro1">
          <table:table-cell office:value-type="float" office:value="0.400304" calcext:value-type="float">
            <text:p>0.400304</text:p>
          </table:table-cell>
          <table:table-cell office:value-type="float" office:value="0.351762" calcext:value-type="float">
            <text:p>0.351762</text:p>
          </table:table-cell>
          <table:table-cell table:formula="of:=([.A342]*[.A342])" office:value-type="float" office:value="0.160243292416" calcext:value-type="float">
            <text:p>0.160243292416</text:p>
          </table:table-cell>
          <table:table-cell table:formula="of:=([.A342]-[.B342])*([.A342]-[.B342])" office:value-type="float" office:value="0.002356325764" calcext:value-type="float">
            <text:p>0.002356325764</text:p>
          </table:table-cell>
          <table:table-cell table:number-columns-repeated="2"/>
        </table:table-row>
        <table:table-row table:style-name="ro1">
          <table:table-cell office:value-type="float" office:value="0.43141" calcext:value-type="float">
            <text:p>0.43141</text:p>
          </table:table-cell>
          <table:table-cell office:value-type="float" office:value="0.424096" calcext:value-type="float">
            <text:p>0.424096</text:p>
          </table:table-cell>
          <table:table-cell table:formula="of:=([.A343]*[.A343])" office:value-type="float" office:value="0.1861145881" calcext:value-type="float">
            <text:p>0.1861145881</text:p>
          </table:table-cell>
          <table:table-cell table:formula="of:=([.A343]-[.B343])*([.A343]-[.B343])" office:value-type="float" office:value="0.0000534945960000006" calcext:value-type="float">
            <text:p>5.34945960000006E-05</text:p>
          </table:table-cell>
          <table:table-cell table:number-columns-repeated="2"/>
        </table:table-row>
        <table:table-row table:style-name="ro1">
          <table:table-cell office:value-type="float" office:value="0.591428" calcext:value-type="float">
            <text:p>0.591428</text:p>
          </table:table-cell>
          <table:table-cell office:value-type="float" office:value="0.305637" calcext:value-type="float">
            <text:p>0.305637</text:p>
          </table:table-cell>
          <table:table-cell table:formula="of:=([.A344]*[.A344])" office:value-type="float" office:value="0.349787079184" calcext:value-type="float">
            <text:p>0.349787079184</text:p>
          </table:table-cell>
          <table:table-cell table:formula="of:=([.A344]-[.B344])*([.A344]-[.B344])" office:value-type="float" office:value="0.081676495681" calcext:value-type="float">
            <text:p>0.081676495681</text:p>
          </table:table-cell>
          <table:table-cell table:number-columns-repeated="2"/>
        </table:table-row>
        <table:table-row table:style-name="ro1">
          <table:table-cell office:value-type="float" office:value="0.598336" calcext:value-type="float">
            <text:p>0.598336</text:p>
          </table:table-cell>
          <table:table-cell office:value-type="float" office:value="0.540711" calcext:value-type="float">
            <text:p>0.540711</text:p>
          </table:table-cell>
          <table:table-cell table:formula="of:=([.A345]*[.A345])" office:value-type="float" office:value="0.358005968896" calcext:value-type="float">
            <text:p>0.358005968896</text:p>
          </table:table-cell>
          <table:table-cell table:formula="of:=([.A345]-[.B345])*([.A345]-[.B345])" office:value-type="float" office:value="0.00332064062499999" calcext:value-type="float">
            <text:p>0.00332064062499999</text:p>
          </table:table-cell>
          <table:table-cell table:number-columns-repeated="2"/>
        </table:table-row>
        <table:table-row table:style-name="ro1">
          <table:table-cell office:value-type="float" office:value="0.598337" calcext:value-type="float">
            <text:p>0.598337</text:p>
          </table:table-cell>
          <table:table-cell office:value-type="float" office:value="0.719743" calcext:value-type="float">
            <text:p>0.719743</text:p>
          </table:table-cell>
          <table:table-cell table:formula="of:=([.A346]*[.A346])" office:value-type="float" office:value="0.358007165569" calcext:value-type="float">
            <text:p>0.358007165569</text:p>
          </table:table-cell>
          <table:table-cell table:formula="of:=([.A346]-[.B346])*([.A346]-[.B346])" office:value-type="float" office:value="0.014739416836" calcext:value-type="float">
            <text:p>0.014739416836</text:p>
          </table:table-cell>
          <table:table-cell table:number-columns-repeated="2"/>
        </table:table-row>
        <table:table-row table:style-name="ro1">
          <table:table-cell office:value-type="float" office:value="0.825967" calcext:value-type="float">
            <text:p>0.825967</text:p>
          </table:table-cell>
          <table:table-cell office:value-type="float" office:value="0.728259" calcext:value-type="float">
            <text:p>0.728259</text:p>
          </table:table-cell>
          <table:table-cell table:formula="of:=([.A347]*[.A347])" office:value-type="float" office:value="0.682221485089" calcext:value-type="float">
            <text:p>0.682221485089</text:p>
          </table:table-cell>
          <table:table-cell table:formula="of:=([.A347]-[.B347])*([.A347]-[.B347])" office:value-type="float" office:value="0.009546853264" calcext:value-type="float">
            <text:p>0.009546853264</text:p>
          </table:table-cell>
          <table:table-cell table:number-columns-repeated="2"/>
        </table:table-row>
        <table:table-row table:style-name="ro1">
          <table:table-cell office:value-type="float" office:value="0.80189" calcext:value-type="float">
            <text:p>0.80189</text:p>
          </table:table-cell>
          <table:table-cell office:value-type="float" office:value="0.730715" calcext:value-type="float">
            <text:p>0.730715</text:p>
          </table:table-cell>
          <table:table-cell table:formula="of:=([.A348]*[.A348])" office:value-type="float" office:value="0.6430275721" calcext:value-type="float">
            <text:p>0.6430275721</text:p>
          </table:table-cell>
          <table:table-cell table:formula="of:=([.A348]-[.B348])*([.A348]-[.B348])" office:value-type="float" office:value="0.005065880625" calcext:value-type="float">
            <text:p>0.005065880625</text:p>
          </table:table-cell>
          <table:table-cell table:number-columns-repeated="2"/>
        </table:table-row>
        <table:table-row table:style-name="ro1">
          <table:table-cell office:value-type="float" office:value="0.90436" calcext:value-type="float">
            <text:p>0.90436</text:p>
          </table:table-cell>
          <table:table-cell office:value-type="float" office:value="0.940823" calcext:value-type="float">
            <text:p>0.940823</text:p>
          </table:table-cell>
          <table:table-cell table:formula="of:=([.A349]*[.A349])" office:value-type="float" office:value="0.8178670096" calcext:value-type="float">
            <text:p>0.8178670096</text:p>
          </table:table-cell>
          <table:table-cell table:formula="of:=([.A349]-[.B349])*([.A349]-[.B349])" office:value-type="float" office:value="0.00132955036899999" calcext:value-type="float">
            <text:p>0.00132955036899999</text:p>
          </table:table-cell>
          <table:table-cell table:number-columns-repeated="2"/>
        </table:table-row>
        <table:table-row table:style-name="ro1">
          <table:table-cell office:value-type="float" office:value="0.904359" calcext:value-type="float">
            <text:p>0.904359</text:p>
          </table:table-cell>
          <table:table-cell office:value-type="float" office:value="0.9625" calcext:value-type="float">
            <text:p>0.9625</text:p>
          </table:table-cell>
          <table:table-cell table:formula="of:=([.A350]*[.A350])" office:value-type="float" office:value="0.817865200881" calcext:value-type="float">
            <text:p>0.817865200881</text:p>
          </table:table-cell>
          <table:table-cell table:formula="of:=([.A350]-[.B350])*([.A350]-[.B350])" office:value-type="float" office:value="0.003380375881" calcext:value-type="float">
            <text:p>0.003380375881</text:p>
          </table:table-cell>
          <table:table-cell table:number-columns-repeated="2"/>
        </table:table-row>
        <table:table-row table:style-name="ro1">
          <table:table-cell office:value-type="float" office:value="0.949175" calcext:value-type="float">
            <text:p>0.949175</text:p>
          </table:table-cell>
          <table:table-cell office:value-type="float" office:value="0.975676" calcext:value-type="float">
            <text:p>0.975676</text:p>
          </table:table-cell>
          <table:table-cell table:formula="of:=([.A351]*[.A351])" office:value-type="float" office:value="0.900933180625" calcext:value-type="float">
            <text:p>0.900933180625</text:p>
          </table:table-cell>
          <table:table-cell table:formula="of:=([.A351]-[.B351])*([.A351]-[.B351])" office:value-type="float" office:value="0.000702303001" calcext:value-type="float">
            <text:p>0.000702303001</text:p>
          </table:table-cell>
          <table:table-cell table:number-columns-repeated="2"/>
        </table:table-row>
        <table:table-row table:style-name="ro1">
          <table:table-cell office:value-type="float" office:value="0.99131" calcext:value-type="float">
            <text:p>0.99131</text:p>
          </table:table-cell>
          <table:table-cell office:value-type="float" office:value="0.999997" calcext:value-type="float">
            <text:p>0.999997</text:p>
          </table:table-cell>
          <table:table-cell table:formula="of:=([.A352]*[.A352])" office:value-type="float" office:value="0.9826955161" calcext:value-type="float">
            <text:p>0.9826955161</text:p>
          </table:table-cell>
          <table:table-cell table:formula="of:=([.A352]-[.B352])*([.A352]-[.B352])" office:value-type="float" office:value="0.000075463969" calcext:value-type="float">
            <text:p>0.000075463969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6.37331E-016" calcext:value-type="float">
            <text:p>6.37331E-16</text:p>
          </table:table-cell>
          <table:table-cell table:formula="of:=([.A353]*[.A353])" office:value-type="float" office:value="0.00000000022204576144" calcext:value-type="float">
            <text:p>2.2204576144E-10</text:p>
          </table:table-cell>
          <table:table-cell table:formula="of:=([.A353]-[.B353])*([.A353]-[.B353])" office:value-type="float" office:value="0.00000000022204576142" calcext:value-type="float">
            <text:p>2.22045761421006E-10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134423" calcext:value-type="float">
            <text:p>0.000134423</text:p>
          </table:table-cell>
          <table:table-cell table:formula="of:=([.A354]*[.A354])" office:value-type="float" office:value="0.00000000001195133298" calcext:value-type="float">
            <text:p>1.19513329849E-11</text:p>
          </table:table-cell>
          <table:table-cell table:formula="of:=([.A354]-[.B354])*([.A354]-[.B354])" office:value-type="float" office:value="0.00000001715207482076" calcext:value-type="float">
            <text:p>1.71520748207649E-08</text:p>
          </table:table-cell>
          <table:table-cell table:number-columns-repeated="2"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0197746" calcext:value-type="float">
            <text:p>0.00000197746</text:p>
          </table:table-cell>
          <table:table-cell table:formula="of:=([.A355]*[.A355])" office:value-type="float" office:value="0.00000000042777821584" calcext:value-type="float">
            <text:p>4.2777821584E-10</text:p>
          </table:table-cell>
          <table:table-cell table:formula="of:=([.A355]-[.B355])*([.A355]-[.B355])" office:value-type="float" office:value="0.00000000034988974452" calcext:value-type="float">
            <text:p>3.498897445156E-10</text:p>
          </table:table-cell>
          <table:table-cell table:number-columns-repeated="2"/>
        </table:table-row>
        <table:table-row table:style-name="ro1">
          <table:table-cell office:value-type="float" office:value="0.0000585914" calcext:value-type="float">
            <text:p>0.0000585914</text:p>
          </table:table-cell>
          <table:table-cell office:value-type="float" office:value="0.0000000666143" calcext:value-type="float">
            <text:p>0.0000000666143</text:p>
          </table:table-cell>
          <table:table-cell table:formula="of:=([.A356]*[.A356])" office:value-type="float" office:value="0.00000000343295215396" calcext:value-type="float">
            <text:p>3.43295215396E-09</text:p>
          </table:table-cell>
          <table:table-cell table:formula="of:=([.A356]-[.B356])*([.A356]-[.B356])" office:value-type="float" office:value="0.00000000342515054123" calcext:value-type="float">
            <text:p>3.42515054123092E-09</text:p>
          </table:table-cell>
          <table:table-cell table:number-columns-repeated="2"/>
        </table:table-row>
        <table:table-row table:style-name="ro1">
          <table:table-cell office:value-type="float" office:value="0.0000867248" calcext:value-type="float">
            <text:p>0.0000867248</text:p>
          </table:table-cell>
          <table:table-cell office:value-type="float" office:value="0.000000278986" calcext:value-type="float">
            <text:p>0.000000278986</text:p>
          </table:table-cell>
          <table:table-cell table:formula="of:=([.A357]*[.A357])" office:value-type="float" office:value="0.00000000752119093504" calcext:value-type="float">
            <text:p>7.52119093504E-09</text:p>
          </table:table-cell>
          <table:table-cell table:formula="of:=([.A357]-[.B357])*([.A357]-[.B357])" office:value-type="float" office:value="0.00000000747287875812" calcext:value-type="float">
            <text:p>7.47287875812259E-09</text:p>
          </table:table-cell>
          <table:table-cell table:number-columns-repeated="2"/>
        </table:table-row>
        <table:table-row table:style-name="ro1">
          <table:table-cell office:value-type="float" office:value="0.000235796" calcext:value-type="float">
            <text:p>0.000235796</text:p>
          </table:table-cell>
          <table:table-cell office:value-type="float" office:value="0.000443806" calcext:value-type="float">
            <text:p>0.000443806</text:p>
          </table:table-cell>
          <table:table-cell table:formula="of:=([.A358]*[.A358])" office:value-type="float" office:value="0.000000055599753616" calcext:value-type="float">
            <text:p>5.5599753616E-08</text:p>
          </table:table-cell>
          <table:table-cell table:formula="of:=([.A358]-[.B358])*([.A358]-[.B358])" office:value-type="float" office:value="0.0000000432681601" calcext:value-type="float">
            <text:p>0.0000000432681601</text:p>
          </table:table-cell>
          <table:table-cell table:number-columns-repeated="2"/>
        </table:table-row>
        <table:table-row table:style-name="ro1">
          <table:table-cell office:value-type="float" office:value="0.000463605" calcext:value-type="float">
            <text:p>0.000463605</text:p>
          </table:table-cell>
          <table:table-cell office:value-type="float" office:value="0.00239645" calcext:value-type="float">
            <text:p>0.00239645</text:p>
          </table:table-cell>
          <table:table-cell table:formula="of:=([.A359]*[.A359])" office:value-type="float" office:value="0.000000214929596025" calcext:value-type="float">
            <text:p>2.14929596025E-07</text:p>
          </table:table-cell>
          <table:table-cell table:formula="of:=([.A359]-[.B359])*([.A359]-[.B359])" office:value-type="float" office:value="0.000003735889794025" calcext:value-type="float">
            <text:p>3.735889794025E-06</text:p>
          </table:table-cell>
          <table:table-cell table:number-columns-repeated="2"/>
        </table:table-row>
        <table:table-row table:style-name="ro1">
          <table:table-cell office:value-type="float" office:value="0.000177681" calcext:value-type="float">
            <text:p>0.000177681</text:p>
          </table:table-cell>
          <table:table-cell office:value-type="float" office:value="0.00141785" calcext:value-type="float">
            <text:p>0.00141785</text:p>
          </table:table-cell>
          <table:table-cell table:formula="of:=([.A360]*[.A360])" office:value-type="float" office:value="0.000000031570537761" calcext:value-type="float">
            <text:p>3.1570537761E-08</text:p>
          </table:table-cell>
          <table:table-cell table:formula="of:=([.A360]-[.B360])*([.A360]-[.B360])" office:value-type="float" office:value="0.000001538019148561" calcext:value-type="float">
            <text:p>1.538019148561E-06</text:p>
          </table:table-cell>
          <table:table-cell table:number-columns-repeated="2"/>
        </table:table-row>
        <table:table-row table:style-name="ro1">
          <table:table-cell office:value-type="float" office:value="0.0000400543" calcext:value-type="float">
            <text:p>0.0000400543</text:p>
          </table:table-cell>
          <table:table-cell office:value-type="float" office:value="0.000109164" calcext:value-type="float">
            <text:p>0.000109164</text:p>
          </table:table-cell>
          <table:table-cell table:formula="of:=([.A361]*[.A361])" office:value-type="float" office:value="0.00000000160434694849" calcext:value-type="float">
            <text:p>1.60434694849E-09</text:p>
          </table:table-cell>
          <table:table-cell table:formula="of:=([.A361]-[.B361])*([.A361]-[.B361])" office:value-type="float" office:value="0.00000000477615063409" calcext:value-type="float">
            <text:p>4.77615063409E-09</text:p>
          </table:table-cell>
          <table:table-cell table:number-columns-repeated="2"/>
        </table:table-row>
        <table:table-row table:style-name="ro1">
          <table:table-cell office:value-type="float" office:value="0.000215292" calcext:value-type="float">
            <text:p>0.000215292</text:p>
          </table:table-cell>
          <table:table-cell office:value-type="float" office:value="0.000096123" calcext:value-type="float">
            <text:p>0.000096123</text:p>
          </table:table-cell>
          <table:table-cell table:formula="of:=([.A362]*[.A362])" office:value-type="float" office:value="0.000000046350645264" calcext:value-type="float">
            <text:p>4.6350645264E-08</text:p>
          </table:table-cell>
          <table:table-cell table:formula="of:=([.A362]-[.B362])*([.A362]-[.B362])" office:value-type="float" office:value="0.000000014201250561" calcext:value-type="float">
            <text:p>1.4201250561E-08</text:p>
          </table:table-cell>
          <table:table-cell table:number-columns-repeated="2"/>
        </table:table-row>
        <table:table-row table:style-name="ro1">
          <table:table-cell office:value-type="float" office:value="0.000164807" calcext:value-type="float">
            <text:p>0.000164807</text:p>
          </table:table-cell>
          <table:table-cell office:value-type="float" office:value="0.0000917771" calcext:value-type="float">
            <text:p>0.0000917771</text:p>
          </table:table-cell>
          <table:table-cell table:formula="of:=([.A363]*[.A363])" office:value-type="float" office:value="0.000000027161347249" calcext:value-type="float">
            <text:p>2.7161347249E-08</text:p>
          </table:table-cell>
          <table:table-cell table:formula="of:=([.A363]-[.B363])*([.A363]-[.B363])" office:value-type="float" office:value="0.00000000533336629401" calcext:value-type="float">
            <text:p>5.33336629401E-09</text:p>
          </table:table-cell>
          <table:table-cell table:number-columns-repeated="2"/>
        </table:table-row>
        <table:table-row table:style-name="ro1">
          <table:table-cell office:value-type="float" office:value="0.000164807" calcext:value-type="float">
            <text:p>0.000164807</text:p>
          </table:table-cell>
          <table:table-cell office:value-type="float" office:value="0.00000182478" calcext:value-type="float">
            <text:p>0.00000182478</text:p>
          </table:table-cell>
          <table:table-cell table:formula="of:=([.A364]*[.A364])" office:value-type="float" office:value="0.000000027161347249" calcext:value-type="float">
            <text:p>2.7161347249E-08</text:p>
          </table:table-cell>
          <table:table-cell table:formula="of:=([.A364]-[.B364])*([.A364]-[.B364])" office:value-type="float" office:value="0.00000002656320403613" calcext:value-type="float">
            <text:p>2.65632040361284E-08</text:p>
          </table:table-cell>
          <table:table-cell table:number-columns-repeated="2"/>
        </table:table-row>
        <table:table-row table:style-name="ro1">
          <table:table-cell office:value-type="float" office:value="0.000530243" calcext:value-type="float">
            <text:p>0.000530243</text:p>
          </table:table-cell>
          <table:table-cell office:value-type="float" office:value="0.000000832046" calcext:value-type="float">
            <text:p>0.000000832046</text:p>
          </table:table-cell>
          <table:table-cell table:formula="of:=([.A365]*[.A365])" office:value-type="float" office:value="0.000000281157639049" calcext:value-type="float">
            <text:p>2.81157639049E-07</text:p>
          </table:table-cell>
          <table:table-cell table:formula="of:=([.A365]-[.B365])*([.A365]-[.B365])" office:value-type="float" office:value="0.00000028027595821519" calcext:value-type="float">
            <text:p>2.8027595821519E-07</text:p>
          </table:table-cell>
          <table:table-cell table:number-columns-repeated="2"/>
        </table:table-row>
        <table:table-row table:style-name="ro1">
          <table:table-cell office:value-type="float" office:value="0.000225961" calcext:value-type="float">
            <text:p>0.000225961</text:p>
          </table:table-cell>
          <table:table-cell office:value-type="float" office:value="0.000312448" calcext:value-type="float">
            <text:p>0.000312448</text:p>
          </table:table-cell>
          <table:table-cell table:formula="of:=([.A366]*[.A366])" office:value-type="float" office:value="0.000000051058373521" calcext:value-type="float">
            <text:p>5.1058373521E-08</text:p>
          </table:table-cell>
          <table:table-cell table:formula="of:=([.A366]-[.B366])*([.A366]-[.B366])" office:value-type="float" office:value="0.000000007480001169" calcext:value-type="float">
            <text:p>7.480001169E-09</text:p>
          </table:table-cell>
          <table:table-cell table:number-columns-repeated="2"/>
        </table:table-row>
        <table:table-row table:style-name="ro1">
          <table:table-cell office:value-type="float" office:value="0.000548422" calcext:value-type="float">
            <text:p>0.000548422</text:p>
          </table:table-cell>
          <table:table-cell office:value-type="float" office:value="0.00000000245274" calcext:value-type="float">
            <text:p>0.00000000245274</text:p>
          </table:table-cell>
          <table:table-cell table:formula="of:=([.A367]*[.A367])" office:value-type="float" office:value="0.000000300766690084" calcext:value-type="float">
            <text:p>3.00766690084E-07</text:p>
          </table:table-cell>
          <table:table-cell table:formula="of:=([.A367]-[.B367])*([.A367]-[.B367])" office:value-type="float" office:value="0.00000030076399981686" calcext:value-type="float">
            <text:p>3.00763999816863E-07</text:p>
          </table:table-cell>
          <table:table-cell table:number-columns-repeated="2"/>
        </table:table-row>
        <table:table-row table:style-name="ro1">
          <table:table-cell office:value-type="float" office:value="0.00364888" calcext:value-type="float">
            <text:p>0.00364888</text:p>
          </table:table-cell>
          <table:table-cell office:value-type="float" office:value="0.00545937" calcext:value-type="float">
            <text:p>0.00545937</text:p>
          </table:table-cell>
          <table:table-cell table:formula="of:=([.A368]*[.A368])" office:value-type="float" office:value="0.0000133143252544" calcext:value-type="float">
            <text:p>0.0000133143252544</text:p>
          </table:table-cell>
          <table:table-cell table:formula="of:=([.A368]-[.B368])*([.A368]-[.B368])" office:value-type="float" office:value="0.0000032778740401" calcext:value-type="float">
            <text:p>0.0000032778740401</text:p>
          </table:table-cell>
          <table:table-cell table:number-columns-repeated="2"/>
        </table:table-row>
        <table:table-row table:style-name="ro1">
          <table:table-cell office:value-type="float" office:value="0.00629932" calcext:value-type="float">
            <text:p>0.00629932</text:p>
          </table:table-cell>
          <table:table-cell office:value-type="float" office:value="0.00442034" calcext:value-type="float">
            <text:p>0.00442034</text:p>
          </table:table-cell>
          <table:table-cell table:formula="of:=([.A369]*[.A369])" office:value-type="float" office:value="0.0000396814324624" calcext:value-type="float">
            <text:p>0.0000396814324624</text:p>
          </table:table-cell>
          <table:table-cell table:formula="of:=([.A369]-[.B369])*([.A369]-[.B369])" office:value-type="float" office:value="0.0000035305658404" calcext:value-type="float">
            <text:p>0.0000035305658404</text:p>
          </table:table-cell>
          <table:table-cell table:number-columns-repeated="2"/>
        </table:table-row>
        <table:table-row table:style-name="ro1">
          <table:table-cell office:value-type="float" office:value="0.0323462" calcext:value-type="float">
            <text:p>0.0323462</text:p>
          </table:table-cell>
          <table:table-cell office:value-type="float" office:value="0.0499061" calcext:value-type="float">
            <text:p>0.0499061</text:p>
          </table:table-cell>
          <table:table-cell table:formula="of:=([.A370]*[.A370])" office:value-type="float" office:value="0.00104627665444" calcext:value-type="float">
            <text:p>0.00104627665444</text:p>
          </table:table-cell>
          <table:table-cell table:formula="of:=([.A370]-[.B370])*([.A370]-[.B370])" office:value-type="float" office:value="0.00030835008801" calcext:value-type="float">
            <text:p>0.00030835008801</text:p>
          </table:table-cell>
          <table:table-cell table:number-columns-repeated="2"/>
        </table:table-row>
        <table:table-row table:style-name="ro1">
          <table:table-cell office:value-type="float" office:value="0.0323462" calcext:value-type="float">
            <text:p>0.0323462</text:p>
          </table:table-cell>
          <table:table-cell office:value-type="float" office:value="0.0870517" calcext:value-type="float">
            <text:p>0.0870517</text:p>
          </table:table-cell>
          <table:table-cell table:formula="of:=([.A371]*[.A371])" office:value-type="float" office:value="0.00104627665444" calcext:value-type="float">
            <text:p>0.00104627665444</text:p>
          </table:table-cell>
          <table:table-cell table:formula="of:=([.A371]-[.B371])*([.A371]-[.B371])" office:value-type="float" office:value="0.00299269173025" calcext:value-type="float">
            <text:p>0.00299269173025</text:p>
          </table:table-cell>
          <table:table-cell table:number-columns-repeated="2"/>
        </table:table-row>
        <table:table-row table:style-name="ro1">
          <table:table-cell office:value-type="float" office:value="0.124786" calcext:value-type="float">
            <text:p>0.124786</text:p>
          </table:table-cell>
          <table:table-cell office:value-type="float" office:value="0.196323" calcext:value-type="float">
            <text:p>0.196323</text:p>
          </table:table-cell>
          <table:table-cell table:formula="of:=([.A372]*[.A372])" office:value-type="float" office:value="0.015571545796" calcext:value-type="float">
            <text:p>0.015571545796</text:p>
          </table:table-cell>
          <table:table-cell table:formula="of:=([.A372]-[.B372])*([.A372]-[.B372])" office:value-type="float" office:value="0.005117542369" calcext:value-type="float">
            <text:p>0.005117542369</text:p>
          </table:table-cell>
          <table:table-cell table:number-columns-repeated="2"/>
        </table:table-row>
        <table:table-row table:style-name="ro1">
          <table:table-cell office:value-type="float" office:value="0.12485" calcext:value-type="float">
            <text:p>0.12485</text:p>
          </table:table-cell>
          <table:table-cell office:value-type="float" office:value="0.204044" calcext:value-type="float">
            <text:p>0.204044</text:p>
          </table:table-cell>
          <table:table-cell table:formula="of:=([.A373]*[.A373])" office:value-type="float" office:value="0.0155875225" calcext:value-type="float">
            <text:p>0.0155875225</text:p>
          </table:table-cell>
          <table:table-cell table:formula="of:=([.A373]-[.B373])*([.A373]-[.B373])" office:value-type="float" office:value="0.006271689636" calcext:value-type="float">
            <text:p>0.006271689636</text:p>
          </table:table-cell>
          <table:table-cell table:number-columns-repeated="2"/>
        </table:table-row>
        <table:table-row table:style-name="ro1">
          <table:table-cell office:value-type="float" office:value="0.12485" calcext:value-type="float">
            <text:p>0.12485</text:p>
          </table:table-cell>
          <table:table-cell office:value-type="float" office:value="0.0959824" calcext:value-type="float">
            <text:p>0.0959824</text:p>
          </table:table-cell>
          <table:table-cell table:formula="of:=([.A374]*[.A374])" office:value-type="float" office:value="0.0155875225" calcext:value-type="float">
            <text:p>0.0155875225</text:p>
          </table:table-cell>
          <table:table-cell table:formula="of:=([.A374]-[.B374])*([.A374]-[.B374])" office:value-type="float" office:value="0.00083333832976" calcext:value-type="float">
            <text:p>0.00083333832976</text:p>
          </table:table-cell>
          <table:table-cell table:number-columns-repeated="2"/>
        </table:table-row>
        <table:table-row table:style-name="ro1">
          <table:table-cell office:value-type="float" office:value="0.143077" calcext:value-type="float">
            <text:p>0.143077</text:p>
          </table:table-cell>
          <table:table-cell office:value-type="float" office:value="0.124583" calcext:value-type="float">
            <text:p>0.124583</text:p>
          </table:table-cell>
          <table:table-cell table:formula="of:=([.A375]*[.A375])" office:value-type="float" office:value="0.020471027929" calcext:value-type="float">
            <text:p>0.020471027929</text:p>
          </table:table-cell>
          <table:table-cell table:formula="of:=([.A375]-[.B375])*([.A375]-[.B375])" office:value-type="float" office:value="0.000342028036" calcext:value-type="float">
            <text:p>0.000342028036</text:p>
          </table:table-cell>
          <table:table-cell table:number-columns-repeated="2"/>
        </table:table-row>
        <table:table-row table:style-name="ro1">
          <table:table-cell office:value-type="float" office:value="0.128599" calcext:value-type="float">
            <text:p>0.128599</text:p>
          </table:table-cell>
          <table:table-cell office:value-type="float" office:value="0.0651893" calcext:value-type="float">
            <text:p>0.0651893</text:p>
          </table:table-cell>
          <table:table-cell table:formula="of:=([.A376]*[.A376])" office:value-type="float" office:value="0.016537702801" calcext:value-type="float">
            <text:p>0.016537702801</text:p>
          </table:table-cell>
          <table:table-cell table:formula="of:=([.A376]-[.B376])*([.A376]-[.B376])" office:value-type="float" office:value="0.00402079005409" calcext:value-type="float">
            <text:p>0.00402079005409</text:p>
          </table:table-cell>
          <table:table-cell table:number-columns-repeated="2"/>
        </table:table-row>
        <table:table-row table:style-name="ro1">
          <table:table-cell office:value-type="float" office:value="0.265566" calcext:value-type="float">
            <text:p>0.265566</text:p>
          </table:table-cell>
          <table:table-cell office:value-type="float" office:value="0.0812405" calcext:value-type="float">
            <text:p>0.0812405</text:p>
          </table:table-cell>
          <table:table-cell table:formula="of:=([.A377]*[.A377])" office:value-type="float" office:value="0.070525300356" calcext:value-type="float">
            <text:p>0.070525300356</text:p>
          </table:table-cell>
          <table:table-cell table:formula="of:=([.A377]-[.B377])*([.A377]-[.B377])" office:value-type="float" office:value="0.03397588995025" calcext:value-type="float">
            <text:p>0.03397588995025</text:p>
          </table:table-cell>
          <table:table-cell table:number-columns-repeated="2"/>
        </table:table-row>
        <table:table-row table:style-name="ro1">
          <table:table-cell office:value-type="float" office:value="0.265566" calcext:value-type="float">
            <text:p>0.265566</text:p>
          </table:table-cell>
          <table:table-cell office:value-type="float" office:value="0.112626" calcext:value-type="float">
            <text:p>0.112626</text:p>
          </table:table-cell>
          <table:table-cell table:formula="of:=([.A378]*[.A378])" office:value-type="float" office:value="0.070525300356" calcext:value-type="float">
            <text:p>0.070525300356</text:p>
          </table:table-cell>
          <table:table-cell table:formula="of:=([.A378]-[.B378])*([.A378]-[.B378])" office:value-type="float" office:value="0.0233906436" calcext:value-type="float">
            <text:p>0.0233906436</text:p>
          </table:table-cell>
          <table:table-cell table:number-columns-repeated="2"/>
        </table:table-row>
        <table:table-row table:style-name="ro1">
          <table:table-cell office:value-type="float" office:value="0.134113" calcext:value-type="float">
            <text:p>0.134113</text:p>
          </table:table-cell>
          <table:table-cell office:value-type="float" office:value="0.0701348" calcext:value-type="float">
            <text:p>0.0701348</text:p>
          </table:table-cell>
          <table:table-cell table:formula="of:=([.A379]*[.A379])" office:value-type="float" office:value="0.017986296769" calcext:value-type="float">
            <text:p>0.017986296769</text:p>
          </table:table-cell>
          <table:table-cell table:formula="of:=([.A379]-[.B379])*([.A379]-[.B379])" office:value-type="float" office:value="0.00409321007524" calcext:value-type="float">
            <text:p>0.00409321007524</text:p>
          </table:table-cell>
          <table:table-cell table:number-columns-repeated="2"/>
        </table:table-row>
        <table:table-row table:style-name="ro1">
          <table:table-cell office:value-type="float" office:value="0.336451" calcext:value-type="float">
            <text:p>0.336451</text:p>
          </table:table-cell>
          <table:table-cell office:value-type="float" office:value="0.109336" calcext:value-type="float">
            <text:p>0.109336</text:p>
          </table:table-cell>
          <table:table-cell table:formula="of:=([.A380]*[.A380])" office:value-type="float" office:value="0.113199275401" calcext:value-type="float">
            <text:p>0.113199275401</text:p>
          </table:table-cell>
          <table:table-cell table:formula="of:=([.A380]-[.B380])*([.A380]-[.B380])" office:value-type="float" office:value="0.051581223225" calcext:value-type="float">
            <text:p>0.051581223225</text:p>
          </table:table-cell>
          <table:table-cell table:number-columns-repeated="2"/>
        </table:table-row>
        <table:table-row table:style-name="ro1">
          <table:table-cell office:value-type="float" office:value="0.478922" calcext:value-type="float">
            <text:p>0.478922</text:p>
          </table:table-cell>
          <table:table-cell office:value-type="float" office:value="0.211639" calcext:value-type="float">
            <text:p>0.211639</text:p>
          </table:table-cell>
          <table:table-cell table:formula="of:=([.A381]*[.A381])" office:value-type="float" office:value="0.229366282084" calcext:value-type="float">
            <text:p>0.229366282084</text:p>
          </table:table-cell>
          <table:table-cell table:formula="of:=([.A381]-[.B381])*([.A381]-[.B381])" office:value-type="float" office:value="0.071440202089" calcext:value-type="float">
            <text:p>0.071440202089</text:p>
          </table:table-cell>
          <table:table-cell table:number-columns-repeated="2"/>
        </table:table-row>
        <table:table-row table:style-name="ro1">
          <table:table-cell office:value-type="float" office:value="0.679834" calcext:value-type="float">
            <text:p>0.679834</text:p>
          </table:table-cell>
          <table:table-cell office:value-type="float" office:value="0.519345" calcext:value-type="float">
            <text:p>0.519345</text:p>
          </table:table-cell>
          <table:table-cell table:formula="of:=([.A382]*[.A382])" office:value-type="float" office:value="0.462174267556" calcext:value-type="float">
            <text:p>0.462174267556</text:p>
          </table:table-cell>
          <table:table-cell table:formula="of:=([.A382]-[.B382])*([.A382]-[.B382])" office:value-type="float" office:value="0.025756719121" calcext:value-type="float">
            <text:p>0.025756719121</text:p>
          </table:table-cell>
          <table:table-cell table:number-columns-repeated="2"/>
        </table:table-row>
        <table:table-row table:style-name="ro1">
          <table:table-cell office:value-type="float" office:value="0.679834" calcext:value-type="float">
            <text:p>0.679834</text:p>
          </table:table-cell>
          <table:table-cell office:value-type="float" office:value="0.542249" calcext:value-type="float">
            <text:p>0.542249</text:p>
          </table:table-cell>
          <table:table-cell table:formula="of:=([.A383]*[.A383])" office:value-type="float" office:value="0.462174267556" calcext:value-type="float">
            <text:p>0.462174267556</text:p>
          </table:table-cell>
          <table:table-cell table:formula="of:=([.A383]-[.B383])*([.A383]-[.B383])" office:value-type="float" office:value="0.018929632225" calcext:value-type="float">
            <text:p>0.018929632225</text:p>
          </table:table-cell>
          <table:table-cell table:number-columns-repeated="2"/>
        </table:table-row>
        <table:table-row table:style-name="ro1">
          <table:table-cell office:value-type="float" office:value="0.679835" calcext:value-type="float">
            <text:p>0.679835</text:p>
          </table:table-cell>
          <table:table-cell office:value-type="float" office:value="0.710418" calcext:value-type="float">
            <text:p>0.710418</text:p>
          </table:table-cell>
          <table:table-cell table:formula="of:=([.A384]*[.A384])" office:value-type="float" office:value="0.462175627225" calcext:value-type="float">
            <text:p>0.462175627225</text:p>
          </table:table-cell>
          <table:table-cell table:formula="of:=([.A384]-[.B384])*([.A384]-[.B384])" office:value-type="float" office:value="0.000935319889000002" calcext:value-type="float">
            <text:p>0.000935319889000002</text:p>
          </table:table-cell>
          <table:table-cell table:number-columns-repeated="2"/>
        </table:table-row>
        <table:table-row table:style-name="ro1">
          <table:table-cell office:value-type="float" office:value="0.754225" calcext:value-type="float">
            <text:p>0.754225</text:p>
          </table:table-cell>
          <table:table-cell office:value-type="float" office:value="0.772564" calcext:value-type="float">
            <text:p>0.772564</text:p>
          </table:table-cell>
          <table:table-cell table:formula="of:=([.A385]*[.A385])" office:value-type="float" office:value="0.568855350625" calcext:value-type="float">
            <text:p>0.568855350625</text:p>
          </table:table-cell>
          <table:table-cell table:formula="of:=([.A385]-[.B385])*([.A385]-[.B385])" office:value-type="float" office:value="0.000336318921" calcext:value-type="float">
            <text:p>0.000336318921</text:p>
          </table:table-cell>
          <table:table-cell table:number-columns-repeated="2"/>
        </table:table-row>
        <table:table-row table:style-name="ro1">
          <table:table-cell office:value-type="float" office:value="0.754226" calcext:value-type="float">
            <text:p>0.754226</text:p>
          </table:table-cell>
          <table:table-cell office:value-type="float" office:value="0.808727" calcext:value-type="float">
            <text:p>0.808727</text:p>
          </table:table-cell>
          <table:table-cell table:formula="of:=([.A386]*[.A386])" office:value-type="float" office:value="0.568856859076" calcext:value-type="float">
            <text:p>0.568856859076</text:p>
          </table:table-cell>
          <table:table-cell table:formula="of:=([.A386]-[.B386])*([.A386]-[.B386])" office:value-type="float" office:value="0.002970359001" calcext:value-type="float">
            <text:p>0.002970359001</text:p>
          </table:table-cell>
          <table:table-cell table:number-columns-repeated="2"/>
        </table:table-row>
        <table:table-row table:style-name="ro1">
          <table:table-cell office:value-type="float" office:value="0.812454" calcext:value-type="float">
            <text:p>0.812454</text:p>
          </table:table-cell>
          <table:table-cell office:value-type="float" office:value="0.862836" calcext:value-type="float">
            <text:p>0.862836</text:p>
          </table:table-cell>
          <table:table-cell table:formula="of:=([.A387]*[.A387])" office:value-type="float" office:value="0.660081502116" calcext:value-type="float">
            <text:p>0.660081502116</text:p>
          </table:table-cell>
          <table:table-cell table:formula="of:=([.A387]-[.B387])*([.A387]-[.B387])" office:value-type="float" office:value="0.002538345924" calcext:value-type="float">
            <text:p>0.002538345924</text:p>
          </table:table-cell>
          <table:table-cell table:number-columns-repeated="2"/>
        </table:table-row>
        <table:table-row table:style-name="ro1">
          <table:table-cell office:value-type="float" office:value="0.837337" calcext:value-type="float">
            <text:p>0.837337</text:p>
          </table:table-cell>
          <table:table-cell office:value-type="float" office:value="0.901904" calcext:value-type="float">
            <text:p>0.901904</text:p>
          </table:table-cell>
          <table:table-cell table:formula="of:=([.A388]*[.A388])" office:value-type="float" office:value="0.701133251569" calcext:value-type="float">
            <text:p>0.701133251569</text:p>
          </table:table-cell>
          <table:table-cell table:formula="of:=([.A388]-[.B388])*([.A388]-[.B388])" office:value-type="float" office:value="0.00416889748900001" calcext:value-type="float">
            <text:p>0.00416889748900001</text:p>
          </table:table-cell>
          <table:table-cell table:number-columns-repeated="2"/>
        </table:table-row>
        <table:table-row table:style-name="ro1">
          <table:table-cell office:value-type="float" office:value="0.871979" calcext:value-type="float">
            <text:p>0.871979</text:p>
          </table:table-cell>
          <table:table-cell office:value-type="float" office:value="0.944579" calcext:value-type="float">
            <text:p>0.944579</text:p>
          </table:table-cell>
          <table:table-cell table:formula="of:=([.A389]*[.A389])" office:value-type="float" office:value="0.760347376441" calcext:value-type="float">
            <text:p>0.760347376441</text:p>
          </table:table-cell>
          <table:table-cell table:formula="of:=([.A389]-[.B389])*([.A389]-[.B389])" office:value-type="float" office:value="0.00527076" calcext:value-type="float">
            <text:p>0.00527076</text:p>
          </table:table-cell>
          <table:table-cell table:number-columns-repeated="2"/>
        </table:table-row>
        <table:table-row table:style-name="ro1">
          <table:table-cell office:value-type="float" office:value="0.917388" calcext:value-type="float">
            <text:p>0.917388</text:p>
          </table:table-cell>
          <table:table-cell office:value-type="float" office:value="0.896332" calcext:value-type="float">
            <text:p>0.896332</text:p>
          </table:table-cell>
          <table:table-cell table:formula="of:=([.A390]*[.A390])" office:value-type="float" office:value="0.841600742544" calcext:value-type="float">
            <text:p>0.841600742544</text:p>
          </table:table-cell>
          <table:table-cell table:formula="of:=([.A390]-[.B390])*([.A390]-[.B390])" office:value-type="float" office:value="0.000443355135999998" calcext:value-type="float">
            <text:p>0.000443355135999998</text:p>
          </table:table-cell>
          <table:table-cell table:number-columns-repeated="2"/>
        </table:table-row>
        <table:table-row table:style-name="ro1">
          <table:table-cell office:value-type="float" office:value="0.982182" calcext:value-type="float">
            <text:p>0.982182</text:p>
          </table:table-cell>
          <table:table-cell office:value-type="float" office:value="0.954198" calcext:value-type="float">
            <text:p>0.954198</text:p>
          </table:table-cell>
          <table:table-cell table:formula="of:=([.A391]*[.A391])" office:value-type="float" office:value="0.964681481124" calcext:value-type="float">
            <text:p>0.964681481124</text:p>
          </table:table-cell>
          <table:table-cell table:formula="of:=([.A391]-[.B391])*([.A391]-[.B391])" office:value-type="float" office:value="0.000783104256" calcext:value-type="float">
            <text:p>0.000783104256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0000923048" calcext:value-type="float">
            <text:p>0.0000000923048</text:p>
          </table:table-cell>
          <table:table-cell table:formula="of:=([.A392]*[.A392])" office:value-type="float" office:value="0.0000000000169144658" calcext:value-type="float">
            <text:p>1.69144657984E-11</text:p>
          </table:table-cell>
          <table:table-cell table:formula="of:=([.A392]-[.B392])*([.A392]-[.B392])" office:value-type="float" office:value="0.00000000001616373838" calcext:value-type="float">
            <text:p>1.6163738380391E-11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117607" calcext:value-type="float">
            <text:p>0.00117607</text:p>
          </table:table-cell>
          <table:table-cell table:formula="of:=([.A393]*[.A393])" office:value-type="float" office:value="0.00000000000222045761" calcext:value-type="float">
            <text:p>2.2204576144E-12</text:p>
          </table:table-cell>
          <table:table-cell table:formula="of:=([.A393]-[.B393])*([.A393]-[.B393])" office:value-type="float" office:value="0.00000137963789450081" calcext:value-type="float">
            <text:p>1.37963789450081E-06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758317" calcext:value-type="float">
            <text:p>0.00758317</text:p>
          </table:table-cell>
          <table:table-cell table:formula="of:=([.A394]*[.A394])" office:value-type="float" office:value="0.00000000002941999296" calcext:value-type="float">
            <text:p>2.94199929604E-11</text:p>
          </table:table-cell>
          <table:table-cell table:formula="of:=([.A394]-[.B394])*([.A394]-[.B394])" office:value-type="float" office:value="0.0000574222341374062" calcext:value-type="float">
            <text:p>5.74222341374062E-05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218438" calcext:value-type="float">
            <text:p>0.0218438</text:p>
          </table:table-cell>
          <table:table-cell table:formula="of:=([.A395]*[.A395])" office:value-type="float" office:value="0.00000000002941999296" calcext:value-type="float">
            <text:p>2.94199929604E-11</text:p>
          </table:table-cell>
          <table:table-cell table:formula="of:=([.A395]-[.B395])*([.A395]-[.B395])" office:value-type="float" office:value="0.000476914665443841" calcext:value-type="float">
            <text:p>0.000476914665443841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407217" calcext:value-type="float">
            <text:p>0.0407217</text:p>
          </table:table-cell>
          <table:table-cell table:formula="of:=([.A396]*[.A396])" office:value-type="float" office:value="0.00000000002941999296" calcext:value-type="float">
            <text:p>2.94199929604E-11</text:p>
          </table:table-cell>
          <table:table-cell table:formula="of:=([.A396]-[.B396])*([.A396]-[.B396])" office:value-type="float" office:value="0.00165781512967953" calcext:value-type="float">
            <text:p>0.00165781512967953</text:p>
          </table:table-cell>
          <table:table-cell table:number-columns-repeated="2"/>
        </table:table-row>
        <table:table-row table:style-name="ro1">
          <table:table-cell office:value-type="float" office:value="0.00000351667" calcext:value-type="float">
            <text:p>0.00000351667</text:p>
          </table:table-cell>
          <table:table-cell office:value-type="float" office:value="0.0146066" calcext:value-type="float">
            <text:p>0.0146066</text:p>
          </table:table-cell>
          <table:table-cell table:formula="of:=([.A397]*[.A397])" office:value-type="float" office:value="0.00000000001236696789" calcext:value-type="float">
            <text:p>1.23669678889E-11</text:p>
          </table:table-cell>
          <table:table-cell table:formula="of:=([.A397]-[.B397])*([.A397]-[.B397])" office:value-type="float" office:value="0.000213250042742924" calcext:value-type="float">
            <text:p>0.000213250042742924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612467" calcext:value-type="float">
            <text:p>0.00612467</text:p>
          </table:table-cell>
          <table:table-cell table:formula="of:=([.A398]*[.A398])" office:value-type="float" office:value="0.0000000000012825336" calcext:value-type="float">
            <text:p>1.2825336001E-12</text:p>
          </table:table-cell>
          <table:table-cell table:formula="of:=([.A398]-[.B398])*([.A398]-[.B398])" office:value-type="float" office:value="0.000037497711636377" calcext:value-type="float">
            <text:p>3.7497711636377E-05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127498" calcext:value-type="float">
            <text:p>0.0127498</text:p>
          </table:table-cell>
          <table:table-cell table:formula="of:=([.A399]*[.A399])" office:value-type="float" office:value="0.0000000000012825336" calcext:value-type="float">
            <text:p>1.2825336001E-12</text:p>
          </table:table-cell>
          <table:table-cell table:formula="of:=([.A399]-[.B399])*([.A399]-[.B399])" office:value-type="float" office:value="0.00016252852328053" calcext:value-type="float">
            <text:p>0.00016252852328053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196191" calcext:value-type="float">
            <text:p>0.0196191</text:p>
          </table:table-cell>
          <table:table-cell table:formula="of:=([.A400]*[.A400])" office:value-type="float" office:value="0.00000000006004080196" calcext:value-type="float">
            <text:p>6.004080196E-11</text:p>
          </table:table-cell>
          <table:table-cell table:formula="of:=([.A400]-[.B400])*([.A400]-[.B400])" office:value-type="float" office:value="0.000384605103734282" calcext:value-type="float">
            <text:p>0.000384605103734282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00107942" calcext:value-type="float">
            <text:p>0.0000107942</text:p>
          </table:table-cell>
          <table:table-cell table:formula="of:=([.A401]*[.A401])" office:value-type="float" office:value="0.00000000006004080196" calcext:value-type="float">
            <text:p>6.004080196E-11</text:p>
          </table:table-cell>
          <table:table-cell table:formula="of:=([.A401]-[.B401])*([.A401]-[.B401])" office:value-type="float" office:value="0.00000000000927567936" calcext:value-type="float">
            <text:p>9.27567936E-12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0112484" calcext:value-type="float">
            <text:p>0.000112484</text:p>
          </table:table-cell>
          <table:table-cell table:formula="of:=([.A402]*[.A402])" office:value-type="float" office:value="0.00000000000142107857" calcext:value-type="float">
            <text:p>1.4210785681E-12</text:p>
          </table:table-cell>
          <table:table-cell table:formula="of:=([.A402]-[.B402])*([.A402]-[.B402])" office:value-type="float" office:value="0.00000001238588923145" calcext:value-type="float">
            <text:p>1.23858892314481E-08</text:p>
          </table:table-cell>
          <table:table-cell table:number-columns-repeated="2"/>
        </table:table-row>
        <table:table-row table:style-name="ro1">
          <table:table-cell office:value-type="float" office:value="0.0000593662" calcext:value-type="float">
            <text:p>0.0000593662</text:p>
          </table:table-cell>
          <table:table-cell office:value-type="float" office:value="0.00155815" calcext:value-type="float">
            <text:p>0.00155815</text:p>
          </table:table-cell>
          <table:table-cell table:formula="of:=([.A403]*[.A403])" office:value-type="float" office:value="0.00000000352434570244" calcext:value-type="float">
            <text:p>3.52434570244E-09</text:p>
          </table:table-cell>
          <table:table-cell table:formula="of:=([.A403]-[.B403])*([.A403]-[.B403])" office:value-type="float" office:value="0.00000224635287914244" calcext:value-type="float">
            <text:p>2.24635287914244E-06</text:p>
          </table:table-cell>
          <table:table-cell table:number-columns-repeated="2"/>
        </table:table-row>
        <table:table-row table:style-name="ro1">
          <table:table-cell office:value-type="float" office:value="0.0000593662" calcext:value-type="float">
            <text:p>0.0000593662</text:p>
          </table:table-cell>
          <table:table-cell office:value-type="float" office:value="0.00167988" calcext:value-type="float">
            <text:p>0.00167988</text:p>
          </table:table-cell>
          <table:table-cell table:formula="of:=([.A404]*[.A404])" office:value-type="float" office:value="0.00000000352434570244" calcext:value-type="float">
            <text:p>3.52434570244E-09</text:p>
          </table:table-cell>
          <table:table-cell table:formula="of:=([.A404]-[.B404])*([.A404]-[.B404])" office:value-type="float" office:value="0.00000262606497599044" calcext:value-type="float">
            <text:p>2.62606497599044E-06</text:p>
          </table:table-cell>
          <table:table-cell table:number-columns-repeated="2"/>
        </table:table-row>
        <table:table-row table:style-name="ro1">
          <table:table-cell office:value-type="float" office:value="0.00655574" calcext:value-type="float">
            <text:p>0.00655574</text:p>
          </table:table-cell>
          <table:table-cell office:value-type="float" office:value="0.0203436" calcext:value-type="float">
            <text:p>0.0203436</text:p>
          </table:table-cell>
          <table:table-cell table:formula="of:=([.A405]*[.A405])" office:value-type="float" office:value="0.0000429777269476" calcext:value-type="float">
            <text:p>0.0000429777269476</text:p>
          </table:table-cell>
          <table:table-cell table:formula="of:=([.A405]-[.B405])*([.A405]-[.B405])" office:value-type="float" office:value="0.0001901050833796" calcext:value-type="float">
            <text:p>0.0001901050833796</text:p>
          </table:table-cell>
          <table:table-cell table:number-columns-repeated="2"/>
        </table:table-row>
        <table:table-row table:style-name="ro1">
          <table:table-cell office:value-type="float" office:value="0.00174844" calcext:value-type="float">
            <text:p>0.00174844</text:p>
          </table:table-cell>
          <table:table-cell office:value-type="float" office:value="0.0722474" calcext:value-type="float">
            <text:p>0.0722474</text:p>
          </table:table-cell>
          <table:table-cell table:formula="of:=([.A406]*[.A406])" office:value-type="float" office:value="0.0000030570424336" calcext:value-type="float">
            <text:p>0.0000030570424336</text:p>
          </table:table-cell>
          <table:table-cell table:formula="of:=([.A406]-[.B406])*([.A406]-[.B406])" office:value-type="float" office:value="0.0049701033610816" calcext:value-type="float">
            <text:p>0.0049701033610816</text:p>
          </table:table-cell>
          <table:table-cell table:number-columns-repeated="2"/>
        </table:table-row>
        <table:table-row table:style-name="ro1">
          <table:table-cell office:value-type="float" office:value="0.00120586" calcext:value-type="float">
            <text:p>0.00120586</text:p>
          </table:table-cell>
          <table:table-cell office:value-type="float" office:value="0.0409203" calcext:value-type="float">
            <text:p>0.0409203</text:p>
          </table:table-cell>
          <table:table-cell table:formula="of:=([.A407]*[.A407])" office:value-type="float" office:value="0.0000014540983396" calcext:value-type="float">
            <text:p>0.0000014540983396</text:p>
          </table:table-cell>
          <table:table-cell table:formula="of:=([.A407]-[.B407])*([.A407]-[.B407])" office:value-type="float" office:value="0.0015772367445136" calcext:value-type="float">
            <text:p>0.0015772367445136</text:p>
          </table:table-cell>
          <table:table-cell table:number-columns-repeated="2"/>
        </table:table-row>
        <table:table-row table:style-name="ro1">
          <table:table-cell office:value-type="float" office:value="0.00171977" calcext:value-type="float">
            <text:p>0.00171977</text:p>
          </table:table-cell>
          <table:table-cell office:value-type="float" office:value="0.0146547" calcext:value-type="float">
            <text:p>0.0146547</text:p>
          </table:table-cell>
          <table:table-cell table:formula="of:=([.A408]*[.A408])" office:value-type="float" office:value="0.0000029576088529" calcext:value-type="float">
            <text:p>0.0000029576088529</text:p>
          </table:table-cell>
          <table:table-cell table:formula="of:=([.A408]-[.B408])*([.A408]-[.B408])" office:value-type="float" office:value="0.0001673124141049" calcext:value-type="float">
            <text:p>0.0001673124141049</text:p>
          </table:table-cell>
          <table:table-cell table:number-columns-repeated="2"/>
        </table:table-row>
        <table:table-row table:style-name="ro1">
          <table:table-cell office:value-type="float" office:value="0.00189322" calcext:value-type="float">
            <text:p>0.00189322</text:p>
          </table:table-cell>
          <table:table-cell office:value-type="float" office:value="0.0324755" calcext:value-type="float">
            <text:p>0.0324755</text:p>
          </table:table-cell>
          <table:table-cell table:formula="of:=([.A409]*[.A409])" office:value-type="float" office:value="0.0000035842819684" calcext:value-type="float">
            <text:p>0.0000035842819684</text:p>
          </table:table-cell>
          <table:table-cell table:formula="of:=([.A409]-[.B409])*([.A409]-[.B409])" office:value-type="float" office:value="0.0009352758499984" calcext:value-type="float">
            <text:p>0.0009352758499984</text:p>
          </table:table-cell>
          <table:table-cell table:number-columns-repeated="2"/>
        </table:table-row>
        <table:table-row table:style-name="ro1">
          <table:table-cell office:value-type="float" office:value="0.00189322" calcext:value-type="float">
            <text:p>0.00189322</text:p>
          </table:table-cell>
          <table:table-cell office:value-type="float" office:value="0.0305789" calcext:value-type="float">
            <text:p>0.0305789</text:p>
          </table:table-cell>
          <table:table-cell table:formula="of:=([.A410]*[.A410])" office:value-type="float" office:value="0.0000035842819684" calcext:value-type="float">
            <text:p>0.0000035842819684</text:p>
          </table:table-cell>
          <table:table-cell table:formula="of:=([.A410]-[.B410])*([.A410]-[.B410])" office:value-type="float" office:value="0.0008228682370624" calcext:value-type="float">
            <text:p>0.0008228682370624</text:p>
          </table:table-cell>
          <table:table-cell table:number-columns-repeated="2"/>
        </table:table-row>
        <table:table-row table:style-name="ro1">
          <table:table-cell office:value-type="float" office:value="0.00335157" calcext:value-type="float">
            <text:p>0.00335157</text:p>
          </table:table-cell>
          <table:table-cell office:value-type="float" office:value="0.0914723" calcext:value-type="float">
            <text:p>0.0914723</text:p>
          </table:table-cell>
          <table:table-cell table:formula="of:=([.A411]*[.A411])" office:value-type="float" office:value="0.0000112330214649" calcext:value-type="float">
            <text:p>0.0000112330214649</text:p>
          </table:table-cell>
          <table:table-cell table:formula="of:=([.A411]-[.B411])*([.A411]-[.B411])" office:value-type="float" office:value="0.0077652630557329" calcext:value-type="float">
            <text:p>0.0077652630557329</text:p>
          </table:table-cell>
          <table:table-cell table:number-columns-repeated="2"/>
        </table:table-row>
        <table:table-row table:style-name="ro1">
          <table:table-cell office:value-type="float" office:value="0.00335157" calcext:value-type="float">
            <text:p>0.00335157</text:p>
          </table:table-cell>
          <table:table-cell office:value-type="float" office:value="0.163352" calcext:value-type="float">
            <text:p>0.163352</text:p>
          </table:table-cell>
          <table:table-cell table:formula="of:=([.A412]*[.A412])" office:value-type="float" office:value="0.0000112330214649" calcext:value-type="float">
            <text:p>0.0000112330214649</text:p>
          </table:table-cell>
          <table:table-cell table:formula="of:=([.A412]-[.B412])*([.A412]-[.B412])" office:value-type="float" office:value="0.0256001376001849" calcext:value-type="float">
            <text:p>0.0256001376001849</text:p>
          </table:table-cell>
          <table:table-cell table:number-columns-repeated="2"/>
        </table:table-row>
        <table:table-row table:style-name="ro1">
          <table:table-cell office:value-type="float" office:value="0.00384378" calcext:value-type="float">
            <text:p>0.00384378</text:p>
          </table:table-cell>
          <table:table-cell office:value-type="float" office:value="0.165655" calcext:value-type="float">
            <text:p>0.165655</text:p>
          </table:table-cell>
          <table:table-cell table:formula="of:=([.A413]*[.A413])" office:value-type="float" office:value="0.0000147746446884" calcext:value-type="float">
            <text:p>0.0000147746446884</text:p>
          </table:table-cell>
          <table:table-cell table:formula="of:=([.A413]-[.B413])*([.A413]-[.B413])" office:value-type="float" office:value="0.0261828709178884" calcext:value-type="float">
            <text:p>0.0261828709178884</text:p>
          </table:table-cell>
          <table:table-cell table:number-columns-repeated="2"/>
        </table:table-row>
        <table:table-row table:style-name="ro1">
          <table:table-cell office:value-type="float" office:value="0.00665706" calcext:value-type="float">
            <text:p>0.00665706</text:p>
          </table:table-cell>
          <table:table-cell office:value-type="float" office:value="0.165574" calcext:value-type="float">
            <text:p>0.165574</text:p>
          </table:table-cell>
          <table:table-cell table:formula="of:=([.A414]*[.A414])" office:value-type="float" office:value="0.0000443164478436" calcext:value-type="float">
            <text:p>0.0000443164478436</text:p>
          </table:table-cell>
          <table:table-cell table:formula="of:=([.A414]-[.B414])*([.A414]-[.B414])" office:value-type="float" office:value="0.0252545938189636" calcext:value-type="float">
            <text:p>0.0252545938189636</text:p>
          </table:table-cell>
          <table:table-cell table:number-columns-repeated="2"/>
        </table:table-row>
        <table:table-row table:style-name="ro1">
          <table:table-cell office:value-type="float" office:value="0.0390127" calcext:value-type="float">
            <text:p>0.0390127</text:p>
          </table:table-cell>
          <table:table-cell office:value-type="float" office:value="0.187041" calcext:value-type="float">
            <text:p>0.187041</text:p>
          </table:table-cell>
          <table:table-cell table:formula="of:=([.A415]*[.A415])" office:value-type="float" office:value="0.00152199076129" calcext:value-type="float">
            <text:p>0.00152199076129</text:p>
          </table:table-cell>
          <table:table-cell table:formula="of:=([.A415]-[.B415])*([.A415]-[.B415])" office:value-type="float" office:value="0.02191237760089" calcext:value-type="float">
            <text:p>0.02191237760089</text:p>
          </table:table-cell>
          <table:table-cell table:number-columns-repeated="2"/>
        </table:table-row>
        <table:table-row table:style-name="ro1">
          <table:table-cell office:value-type="float" office:value="0.0390127" calcext:value-type="float">
            <text:p>0.0390127</text:p>
          </table:table-cell>
          <table:table-cell office:value-type="float" office:value="0.250638" calcext:value-type="float">
            <text:p>0.250638</text:p>
          </table:table-cell>
          <table:table-cell table:formula="of:=([.A416]*[.A416])" office:value-type="float" office:value="0.00152199076129" calcext:value-type="float">
            <text:p>0.00152199076129</text:p>
          </table:table-cell>
          <table:table-cell table:formula="of:=([.A416]-[.B416])*([.A416]-[.B416])" office:value-type="float" office:value="0.04478526760009" calcext:value-type="float">
            <text:p>0.04478526760009</text:p>
          </table:table-cell>
          <table:table-cell table:number-columns-repeated="2"/>
        </table:table-row>
        <table:table-row table:style-name="ro1">
          <table:table-cell office:value-type="float" office:value="0.0882192" calcext:value-type="float">
            <text:p>0.0882192</text:p>
          </table:table-cell>
          <table:table-cell office:value-type="float" office:value="0.128138" calcext:value-type="float">
            <text:p>0.128138</text:p>
          </table:table-cell>
          <table:table-cell table:formula="of:=([.A417]*[.A417])" office:value-type="float" office:value="0.00778262724864" calcext:value-type="float">
            <text:p>0.00778262724864</text:p>
          </table:table-cell>
          <table:table-cell table:formula="of:=([.A417]-[.B417])*([.A417]-[.B417])" office:value-type="float" office:value="0.00159351059344" calcext:value-type="float">
            <text:p>0.00159351059344</text:p>
          </table:table-cell>
          <table:table-cell table:number-columns-repeated="2"/>
        </table:table-row>
        <table:table-row table:style-name="ro1">
          <table:table-cell office:value-type="float" office:value="0.1916" calcext:value-type="float">
            <text:p>0.1916</text:p>
          </table:table-cell>
          <table:table-cell office:value-type="float" office:value="0.0934092" calcext:value-type="float">
            <text:p>0.0934092</text:p>
          </table:table-cell>
          <table:table-cell table:formula="of:=([.A418]*[.A418])" office:value-type="float" office:value="0.03671056" calcext:value-type="float">
            <text:p>0.03671056</text:p>
          </table:table-cell>
          <table:table-cell table:formula="of:=([.A418]-[.B418])*([.A418]-[.B418])" office:value-type="float" office:value="0.00964143320464" calcext:value-type="float">
            <text:p>0.00964143320464</text:p>
          </table:table-cell>
          <table:table-cell table:number-columns-repeated="2"/>
        </table:table-row>
        <table:table-row table:style-name="ro1">
          <table:table-cell office:value-type="float" office:value="0.230574" calcext:value-type="float">
            <text:p>0.230574</text:p>
          </table:table-cell>
          <table:table-cell office:value-type="float" office:value="0.209306" calcext:value-type="float">
            <text:p>0.209306</text:p>
          </table:table-cell>
          <table:table-cell table:formula="of:=([.A419]*[.A419])" office:value-type="float" office:value="0.053164369476" calcext:value-type="float">
            <text:p>0.053164369476</text:p>
          </table:table-cell>
          <table:table-cell table:formula="of:=([.A419]-[.B419])*([.A419]-[.B419])" office:value-type="float" office:value="0.000452327824" calcext:value-type="float">
            <text:p>0.000452327824</text:p>
          </table:table-cell>
          <table:table-cell table:number-columns-repeated="2"/>
        </table:table-row>
        <table:table-row table:style-name="ro1">
          <table:table-cell office:value-type="float" office:value="0.296091" calcext:value-type="float">
            <text:p>0.296091</text:p>
          </table:table-cell>
          <table:table-cell office:value-type="float" office:value="0.371539" calcext:value-type="float">
            <text:p>0.371539</text:p>
          </table:table-cell>
          <table:table-cell table:formula="of:=([.A420]*[.A420])" office:value-type="float" office:value="0.087669880281" calcext:value-type="float">
            <text:p>0.087669880281</text:p>
          </table:table-cell>
          <table:table-cell table:formula="of:=([.A420]-[.B420])*([.A420]-[.B420])" office:value-type="float" office:value="0.005692400704" calcext:value-type="float">
            <text:p>0.005692400704</text:p>
          </table:table-cell>
          <table:table-cell table:number-columns-repeated="2"/>
        </table:table-row>
        <table:table-row table:style-name="ro1">
          <table:table-cell office:value-type="float" office:value="0.296091" calcext:value-type="float">
            <text:p>0.296091</text:p>
          </table:table-cell>
          <table:table-cell office:value-type="float" office:value="0.387237" calcext:value-type="float">
            <text:p>0.387237</text:p>
          </table:table-cell>
          <table:table-cell table:formula="of:=([.A421]*[.A421])" office:value-type="float" office:value="0.087669880281" calcext:value-type="float">
            <text:p>0.087669880281</text:p>
          </table:table-cell>
          <table:table-cell table:formula="of:=([.A421]-[.B421])*([.A421]-[.B421])" office:value-type="float" office:value="0.008307593316" calcext:value-type="float">
            <text:p>0.008307593316</text:p>
          </table:table-cell>
          <table:table-cell table:number-columns-repeated="2"/>
        </table:table-row>
        <table:table-row table:style-name="ro1">
          <table:table-cell office:value-type="float" office:value="0.872642" calcext:value-type="float">
            <text:p>0.872642</text:p>
          </table:table-cell>
          <table:table-cell office:value-type="float" office:value="0.182474" calcext:value-type="float">
            <text:p>0.182474</text:p>
          </table:table-cell>
          <table:table-cell table:formula="of:=([.A422]*[.A422])" office:value-type="float" office:value="0.761504060164" calcext:value-type="float">
            <text:p>0.761504060164</text:p>
          </table:table-cell>
          <table:table-cell table:formula="of:=([.A422]-[.B422])*([.A422]-[.B422])" office:value-type="float" office:value="0.476331868224" calcext:value-type="float">
            <text:p>0.476331868224</text:p>
          </table:table-cell>
          <table:table-cell table:number-columns-repeated="2"/>
        </table:table-row>
        <table:table-row table:style-name="ro1">
          <table:table-cell office:value-type="float" office:value="0.872642" calcext:value-type="float">
            <text:p>0.872642</text:p>
          </table:table-cell>
          <table:table-cell office:value-type="float" office:value="0.316385" calcext:value-type="float">
            <text:p>0.316385</text:p>
          </table:table-cell>
          <table:table-cell table:formula="of:=([.A423]*[.A423])" office:value-type="float" office:value="0.761504060164" calcext:value-type="float">
            <text:p>0.761504060164</text:p>
          </table:table-cell>
          <table:table-cell table:formula="of:=([.A423]-[.B423])*([.A423]-[.B423])" office:value-type="float" office:value="0.309421850049" calcext:value-type="float">
            <text:p>0.309421850049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713318" calcext:value-type="float">
            <text:p>0.713318</text:p>
          </table:table-cell>
          <table:table-cell table:formula="of:=([.A424]*[.A424])" office:value-type="float" office:value="0.999986000049" calcext:value-type="float">
            <text:p>0.999986000049</text:p>
          </table:table-cell>
          <table:table-cell table:formula="of:=([.A424]-[.B424])*([.A424]-[.B424])" office:value-type="float" office:value="0.082182555625" calcext:value-type="float">
            <text:p>0.082182555625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853731" calcext:value-type="float">
            <text:p>0.853731</text:p>
          </table:table-cell>
          <table:table-cell table:formula="of:=([.A425]*[.A425])" office:value-type="float" office:value="0.999984000064" calcext:value-type="float">
            <text:p>0.999984000064</text:p>
          </table:table-cell>
          <table:table-cell table:formula="of:=([.A425]-[.B425])*([.A425]-[.B425])" office:value-type="float" office:value="0.021392280121" calcext:value-type="float">
            <text:p>0.021392280121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893738" calcext:value-type="float">
            <text:p>0.893738</text:p>
          </table:table-cell>
          <table:table-cell table:formula="of:=([.A426]*[.A426])" office:value-type="float" office:value="0.999986000049" calcext:value-type="float">
            <text:p>0.999986000049</text:p>
          </table:table-cell>
          <table:table-cell table:formula="of:=([.A426]-[.B426])*([.A426]-[.B426])" office:value-type="float" office:value="0.011290125025" calcext:value-type="float">
            <text:p>0.011290125025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30795" calcext:value-type="float">
            <text:p>0.930795</text:p>
          </table:table-cell>
          <table:table-cell table:formula="of:=([.A427]*[.A427])" office:value-type="float" office:value="0.999984000064" calcext:value-type="float">
            <text:p>0.999984000064</text:p>
          </table:table-cell>
          <table:table-cell table:formula="of:=([.A427]-[.B427])*([.A427]-[.B427])" office:value-type="float" office:value="0.00478822480899999" calcext:value-type="float">
            <text:p>0.00478822480899999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58788" calcext:value-type="float">
            <text:p>0.958788</text:p>
          </table:table-cell>
          <table:table-cell table:formula="of:=([.A428]*[.A428])" office:value-type="float" office:value="0.999986000049" calcext:value-type="float">
            <text:p>0.999986000049</text:p>
          </table:table-cell>
          <table:table-cell table:formula="of:=([.A428]-[.B428])*([.A428]-[.B428])" office:value-type="float" office:value="0.001697852025" calcext:value-type="float">
            <text:p>0.001697852025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71912" calcext:value-type="float">
            <text:p>0.971912</text:p>
          </table:table-cell>
          <table:table-cell table:formula="of:=([.A429]*[.A429])" office:value-type="float" office:value="0.999986000049" calcext:value-type="float">
            <text:p>0.999986000049</text:p>
          </table:table-cell>
          <table:table-cell table:formula="of:=([.A429]-[.B429])*([.A429]-[.B429])" office:value-type="float" office:value="0.000788542561000001" calcext:value-type="float">
            <text:p>0.000788542561000001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9786" calcext:value-type="float">
            <text:p>0.989786</text:p>
          </table:table-cell>
          <table:table-cell table:formula="of:=([.A430]*[.A430])" office:value-type="float" office:value="0.999986000049" calcext:value-type="float">
            <text:p>0.999986000049</text:p>
          </table:table-cell>
          <table:table-cell table:formula="of:=([.A430]-[.B430])*([.A430]-[.B430])" office:value-type="float" office:value="0.000104182848999999" calcext:value-type="float">
            <text:p>0.000104182848999999</text:p>
          </table:table-cell>
          <table:table-cell table:number-columns-repeated="2"/>
        </table:table-row>
        <table:table-row table:style-name="ro1">
          <table:table-cell office:value-type="float" office:value="0.00000268221" calcext:value-type="float">
            <text:p>0.00000268221</text:p>
          </table:table-cell>
          <table:table-cell office:value-type="float" office:value="0.000000000521883" calcext:value-type="float">
            <text:p>5.21883E-10</text:p>
          </table:table-cell>
          <table:table-cell table:formula="of:=([.A431]*[.A431])" office:value-type="float" office:value="0.00000000000719425048" calcext:value-type="float">
            <text:p>7.1942504841E-12</text:p>
          </table:table-cell>
          <table:table-cell table:formula="of:=([.A431]-[.B431])*([.A431]-[.B431])" office:value-type="float" office:value="0.00000000000719145116" calcext:value-type="float">
            <text:p>7.19145115685901E-12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0000685512" calcext:value-type="float">
            <text:p>6.85512E-10</text:p>
          </table:table-cell>
          <table:table-cell table:formula="of:=([.A432]*[.A432])" office:value-type="float" office:value="3.55270834116E-015" calcext:value-type="float">
            <text:p>3.55270834116E-15</text:p>
          </table:table-cell>
          <table:table-cell table:formula="of:=([.A432]-[.B432])*([.A432]-[.B432])" office:value-type="float" office:value="3.47145893075174E-015" calcext:value-type="float">
            <text:p>3.47145893075174E-15</text:p>
          </table:table-cell>
          <table:table-cell table:number-columns-repeated="2"/>
        </table:table-row>
        <table:table-row table:style-name="ro1">
          <table:table-cell office:value-type="float" office:value="0.0000259876" calcext:value-type="float">
            <text:p>0.0000259876</text:p>
          </table:table-cell>
          <table:table-cell office:value-type="float" office:value="0.00000000359924" calcext:value-type="float">
            <text:p>0.00000000359924</text:p>
          </table:table-cell>
          <table:table-cell table:formula="of:=([.A433]*[.A433])" office:value-type="float" office:value="0.00000000067535535376" calcext:value-type="float">
            <text:p>6.7535535376E-10</text:p>
          </table:table-cell>
          <table:table-cell table:formula="of:=([.A433]-[.B433])*([.A433]-[.B433])" office:value-type="float" office:value="0.0000000006751682955" calcext:value-type="float">
            <text:p>6.7516829549568E-10</text:p>
          </table:table-cell>
          <table:table-cell table:number-columns-repeated="2"/>
        </table:table-row>
        <table:table-row table:style-name="ro1">
          <table:table-cell office:value-type="float" office:value="0.0000402927" calcext:value-type="float">
            <text:p>0.0000402927</text:p>
          </table:table-cell>
          <table:table-cell office:value-type="float" office:value="0.0000000300866" calcext:value-type="float">
            <text:p>0.0000000300866</text:p>
          </table:table-cell>
          <table:table-cell table:formula="of:=([.A434]*[.A434])" office:value-type="float" office:value="0.00000000162350167329" calcext:value-type="float">
            <text:p>1.62350167329E-09</text:p>
          </table:table-cell>
          <table:table-cell table:formula="of:=([.A434]-[.B434])*([.A434]-[.B434])" office:value-type="float" office:value="0.0000000016210780378" calcext:value-type="float">
            <text:p>1.62107803779786E-09</text:p>
          </table:table-cell>
          <table:table-cell table:number-columns-repeated="2"/>
        </table:table-row>
        <table:table-row table:style-name="ro1">
          <table:table-cell office:value-type="float" office:value="0.0000114441" calcext:value-type="float">
            <text:p>0.0000114441</text:p>
          </table:table-cell>
          <table:table-cell office:value-type="float" office:value="0.000906371" calcext:value-type="float">
            <text:p>0.000906371</text:p>
          </table:table-cell>
          <table:table-cell table:formula="of:=([.A435]*[.A435])" office:value-type="float" office:value="0.00000000013096742481" calcext:value-type="float">
            <text:p>1.3096742481E-10</text:p>
          </table:table-cell>
          <table:table-cell table:formula="of:=([.A435]-[.B435])*([.A435]-[.B435])" office:value-type="float" office:value="0.00000080089415634361" calcext:value-type="float">
            <text:p>8.0089415634361E-07</text:p>
          </table:table-cell>
          <table:table-cell table:number-columns-repeated="2"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107473" calcext:value-type="float">
            <text:p>0.00000107473</text:p>
          </table:table-cell>
          <table:table-cell table:formula="of:=([.A436]*[.A436])" office:value-type="float" office:value="0.00000000000341414311" calcext:value-type="float">
            <text:p>3.4141431076E-12</text:p>
          </table:table-cell>
          <table:table-cell table:formula="of:=([.A436]-[.B436])*([.A436]-[.B436])" office:value-type="float" office:value="0.00000000000059754446" calcext:value-type="float">
            <text:p>5.975444601E-13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0151213" calcext:value-type="float">
            <text:p>0.00000151213</text:p>
          </table:table-cell>
          <table:table-cell table:formula="of:=([.A437]*[.A437])" office:value-type="float" office:value="0.0000000000085300796" calcext:value-type="float">
            <text:p>8.5300795969E-12</text:p>
          </table:table-cell>
          <table:table-cell table:formula="of:=([.A437]-[.B437])*([.A437]-[.B437])" office:value-type="float" office:value="0.00000000000198387225" calcext:value-type="float">
            <text:p>1.98387225E-12</text:p>
          </table:table-cell>
          <table:table-cell table:number-columns-repeated="2"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469391" calcext:value-type="float">
            <text:p>0.0000469391</text:p>
          </table:table-cell>
          <table:table-cell table:formula="of:=([.A438]*[.A438])" office:value-type="float" office:value="0.00000000042777821584" calcext:value-type="float">
            <text:p>4.2777821584E-10</text:p>
          </table:table-cell>
          <table:table-cell table:formula="of:=([.A438]-[.B438])*([.A438]-[.B438])" office:value-type="float" office:value="0.00000000068939328969" calcext:value-type="float">
            <text:p>6.8939328969E-10</text:p>
          </table:table-cell>
          <table:table-cell table:number-columns-repeated="2"/>
        </table:table-row>
        <table:table-row table:style-name="ro1">
          <table:table-cell office:value-type="float" office:value="0.000022769" calcext:value-type="float">
            <text:p>0.000022769</text:p>
          </table:table-cell>
          <table:table-cell office:value-type="float" office:value="0.0000268514" calcext:value-type="float">
            <text:p>0.0000268514</text:p>
          </table:table-cell>
          <table:table-cell table:formula="of:=([.A439]*[.A439])" office:value-type="float" office:value="0.000000000518427361" calcext:value-type="float">
            <text:p>5.18427361E-10</text:p>
          </table:table-cell>
          <table:table-cell table:formula="of:=([.A439]-[.B439])*([.A439]-[.B439])" office:value-type="float" office:value="0.00000000001666598976" calcext:value-type="float">
            <text:p>1.666598976E-11</text:p>
          </table:table-cell>
          <table:table-cell table:number-columns-repeated="2"/>
        </table:table-row>
        <table:table-row table:style-name="ro1">
          <table:table-cell office:value-type="float" office:value="0.0000291467" calcext:value-type="float">
            <text:p>0.0000291467</text:p>
          </table:table-cell>
          <table:table-cell office:value-type="float" office:value="0.0149902" calcext:value-type="float">
            <text:p>0.0149902</text:p>
          </table:table-cell>
          <table:table-cell table:formula="of:=([.A440]*[.A440])" office:value-type="float" office:value="0.00000000084953012089" calcext:value-type="float">
            <text:p>8.4953012089E-10</text:p>
          </table:table-cell>
          <table:table-cell table:formula="of:=([.A440]-[.B440])*([.A440]-[.B440])" office:value-type="float" office:value="0.000223833115845441" calcext:value-type="float">
            <text:p>0.000223833115845441</text:p>
          </table:table-cell>
          <table:table-cell table:number-columns-repeated="2"/>
        </table:table-row>
        <table:table-row table:style-name="ro1">
          <table:table-cell office:value-type="float" office:value="0.0000976324" calcext:value-type="float">
            <text:p>0.0000976324</text:p>
          </table:table-cell>
          <table:table-cell office:value-type="float" office:value="0.0000462011" calcext:value-type="float">
            <text:p>0.0000462011</text:p>
          </table:table-cell>
          <table:table-cell table:formula="of:=([.A441]*[.A441])" office:value-type="float" office:value="0.00000000953208552976" calcext:value-type="float">
            <text:p>9.53208552976E-09</text:p>
          </table:table-cell>
          <table:table-cell table:formula="of:=([.A441]-[.B441])*([.A441]-[.B441])" office:value-type="float" office:value="0.00000000264517861969" calcext:value-type="float">
            <text:p>2.64517861969E-09</text:p>
          </table:table-cell>
          <table:table-cell table:number-columns-repeated="2"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00157414" calcext:value-type="float">
            <text:p>0.000157414</text:p>
          </table:table-cell>
          <table:table-cell table:formula="of:=([.A442]*[.A442])" office:value-type="float" office:value="0.00000000027654692209" calcext:value-type="float">
            <text:p>2.7654692209E-10</text:p>
          </table:table-cell>
          <table:table-cell table:formula="of:=([.A442]-[.B442])*([.A442]-[.B442])" office:value-type="float" office:value="0.00000001982021912649" calcext:value-type="float">
            <text:p>1.982021912649E-08</text:p>
          </table:table-cell>
          <table:table-cell table:number-columns-repeated="2"/>
        </table:table-row>
        <table:table-row table:style-name="ro1">
          <table:table-cell office:value-type="float" office:value="0.0000160336" calcext:value-type="float">
            <text:p>0.0000160336</text:p>
          </table:table-cell>
          <table:table-cell office:value-type="float" office:value="0.0000335381" calcext:value-type="float">
            <text:p>0.0000335381</text:p>
          </table:table-cell>
          <table:table-cell table:formula="of:=([.A443]*[.A443])" office:value-type="float" office:value="0.00000000025707632896" calcext:value-type="float">
            <text:p>2.5707632896E-10</text:p>
          </table:table-cell>
          <table:table-cell table:formula="of:=([.A443]-[.B443])*([.A443]-[.B443])" office:value-type="float" office:value="0.00000000030640752025" calcext:value-type="float">
            <text:p>3.0640752025E-10</text:p>
          </table:table-cell>
          <table:table-cell table:number-columns-repeated="2"/>
        </table:table-row>
        <table:table-row table:style-name="ro1">
          <table:table-cell office:value-type="float" office:value="0.0000670552" calcext:value-type="float">
            <text:p>0.0000670552</text:p>
          </table:table-cell>
          <table:table-cell office:value-type="float" office:value="0.000710343" calcext:value-type="float">
            <text:p>0.000710343</text:p>
          </table:table-cell>
          <table:table-cell table:formula="of:=([.A444]*[.A444])" office:value-type="float" office:value="0.00000000449639984704" calcext:value-type="float">
            <text:p>4.49639984704E-09</text:p>
          </table:table-cell>
          <table:table-cell table:formula="of:=([.A444]-[.B444])*([.A444]-[.B444])" office:value-type="float" office:value="0.00000041381919362884" calcext:value-type="float">
            <text:p>4.1381919362884E-07</text:p>
          </table:table-cell>
          <table:table-cell table:number-columns-repeated="2"/>
        </table:table-row>
        <table:table-row table:style-name="ro1">
          <table:table-cell office:value-type="float" office:value="0.00317353" calcext:value-type="float">
            <text:p>0.00317353</text:p>
          </table:table-cell>
          <table:table-cell office:value-type="float" office:value="0.0302432" calcext:value-type="float">
            <text:p>0.0302432</text:p>
          </table:table-cell>
          <table:table-cell table:formula="of:=([.A445]*[.A445])" office:value-type="float" office:value="0.0000100712926609" calcext:value-type="float">
            <text:p>0.0000100712926609</text:p>
          </table:table-cell>
          <table:table-cell table:formula="of:=([.A445]-[.B445])*([.A445]-[.B445])" office:value-type="float" office:value="0.0007327670339089" calcext:value-type="float">
            <text:p>0.0007327670339089</text:p>
          </table:table-cell>
          <table:table-cell table:number-columns-repeated="2"/>
        </table:table-row>
        <table:table-row table:style-name="ro1">
          <table:table-cell office:value-type="float" office:value="0.019532" calcext:value-type="float">
            <text:p>0.019532</text:p>
          </table:table-cell>
          <table:table-cell office:value-type="float" office:value="0.0211782" calcext:value-type="float">
            <text:p>0.0211782</text:p>
          </table:table-cell>
          <table:table-cell table:formula="of:=([.A446]*[.A446])" office:value-type="float" office:value="0.000381499024" calcext:value-type="float">
            <text:p>0.000381499024</text:p>
          </table:table-cell>
          <table:table-cell table:formula="of:=([.A446]-[.B446])*([.A446]-[.B446])" office:value-type="float" office:value="0.00000270997444" calcext:value-type="float">
            <text:p>0.00000270997444</text:p>
          </table:table-cell>
          <table:table-cell table:number-columns-repeated="2"/>
        </table:table-row>
        <table:table-row table:style-name="ro1">
          <table:table-cell office:value-type="float" office:value="0.0350009" calcext:value-type="float">
            <text:p>0.0350009</text:p>
          </table:table-cell>
          <table:table-cell office:value-type="float" office:value="0.126467" calcext:value-type="float">
            <text:p>0.126467</text:p>
          </table:table-cell>
          <table:table-cell table:formula="of:=([.A447]*[.A447])" office:value-type="float" office:value="0.00122506300081" calcext:value-type="float">
            <text:p>0.00122506300081</text:p>
          </table:table-cell>
          <table:table-cell table:formula="of:=([.A447]-[.B447])*([.A447]-[.B447])" office:value-type="float" office:value="0.00836604744921" calcext:value-type="float">
            <text:p>0.00836604744921</text:p>
          </table:table-cell>
          <table:table-cell table:number-columns-repeated="2"/>
        </table:table-row>
        <table:table-row table:style-name="ro1">
          <table:table-cell office:value-type="float" office:value="0.0243304" calcext:value-type="float">
            <text:p>0.0243304</text:p>
          </table:table-cell>
          <table:table-cell office:value-type="float" office:value="0.0704821" calcext:value-type="float">
            <text:p>0.0704821</text:p>
          </table:table-cell>
          <table:table-cell table:formula="of:=([.A448]*[.A448])" office:value-type="float" office:value="0.00059196836416" calcext:value-type="float">
            <text:p>0.00059196836416</text:p>
          </table:table-cell>
          <table:table-cell table:formula="of:=([.A448]-[.B448])*([.A448]-[.B448])" office:value-type="float" office:value="0.00212997941289" calcext:value-type="float">
            <text:p>0.00212997941289</text:p>
          </table:table-cell>
          <table:table-cell table:number-columns-repeated="2"/>
        </table:table-row>
        <table:table-row table:style-name="ro1">
          <table:table-cell office:value-type="float" office:value="0.0481819" calcext:value-type="float">
            <text:p>0.0481819</text:p>
          </table:table-cell>
          <table:table-cell office:value-type="float" office:value="0.0235262" calcext:value-type="float">
            <text:p>0.0235262</text:p>
          </table:table-cell>
          <table:table-cell table:formula="of:=([.A449]*[.A449])" office:value-type="float" office:value="0.00232149548761" calcext:value-type="float">
            <text:p>0.00232149548761</text:p>
          </table:table-cell>
          <table:table-cell table:formula="of:=([.A449]-[.B449])*([.A449]-[.B449])" office:value-type="float" office:value="0.00060790354249" calcext:value-type="float">
            <text:p>0.00060790354249</text:p>
          </table:table-cell>
          <table:table-cell table:number-columns-repeated="2"/>
        </table:table-row>
        <table:table-row table:style-name="ro1">
          <table:table-cell office:value-type="float" office:value="0.0481818" calcext:value-type="float">
            <text:p>0.0481818</text:p>
          </table:table-cell>
          <table:table-cell office:value-type="float" office:value="0.056597" calcext:value-type="float">
            <text:p>0.056597</text:p>
          </table:table-cell>
          <table:table-cell table:formula="of:=([.A450]*[.A450])" office:value-type="float" office:value="0.00232148585124" calcext:value-type="float">
            <text:p>0.00232148585124</text:p>
          </table:table-cell>
          <table:table-cell table:formula="of:=([.A450]-[.B450])*([.A450]-[.B450])" office:value-type="float" office:value="0.0000708155910400001" calcext:value-type="float">
            <text:p>0.0000708155910400001</text:p>
          </table:table-cell>
          <table:table-cell table:number-columns-repeated="2"/>
        </table:table-row>
        <table:table-row table:style-name="ro1">
          <table:table-cell office:value-type="float" office:value="0.08061" calcext:value-type="float">
            <text:p>0.08061</text:p>
          </table:table-cell>
          <table:table-cell office:value-type="float" office:value="0.00961625" calcext:value-type="float">
            <text:p>0.00961625</text:p>
          </table:table-cell>
          <table:table-cell table:formula="of:=([.A451]*[.A451])" office:value-type="float" office:value="0.0064979721" calcext:value-type="float">
            <text:p>0.0064979721</text:p>
          </table:table-cell>
          <table:table-cell table:formula="of:=([.A451]-[.B451])*([.A451]-[.B451])" office:value-type="float" office:value="0.0050401125390625" calcext:value-type="float">
            <text:p>0.0050401125390625</text:p>
          </table:table-cell>
          <table:table-cell table:number-columns-repeated="2"/>
        </table:table-row>
        <table:table-row table:style-name="ro1">
          <table:table-cell office:value-type="float" office:value="0.148897" calcext:value-type="float">
            <text:p>0.148897</text:p>
          </table:table-cell>
          <table:table-cell office:value-type="float" office:value="0.0825406" calcext:value-type="float">
            <text:p>0.0825406</text:p>
          </table:table-cell>
          <table:table-cell table:formula="of:=([.A452]*[.A452])" office:value-type="float" office:value="0.022170316609" calcext:value-type="float">
            <text:p>0.022170316609</text:p>
          </table:table-cell>
          <table:table-cell table:formula="of:=([.A452]-[.B452])*([.A452]-[.B452])" office:value-type="float" office:value="0.00440317182096" calcext:value-type="float">
            <text:p>0.00440317182096</text:p>
          </table:table-cell>
          <table:table-cell table:number-columns-repeated="2"/>
        </table:table-row>
        <table:table-row table:style-name="ro1">
          <table:table-cell office:value-type="float" office:value="0.189833" calcext:value-type="float">
            <text:p>0.189833</text:p>
          </table:table-cell>
          <table:table-cell office:value-type="float" office:value="0.0882154" calcext:value-type="float">
            <text:p>0.0882154</text:p>
          </table:table-cell>
          <table:table-cell table:formula="of:=([.A453]*[.A453])" office:value-type="float" office:value="0.036036567889" calcext:value-type="float">
            <text:p>0.036036567889</text:p>
          </table:table-cell>
          <table:table-cell table:formula="of:=([.A453]-[.B453])*([.A453]-[.B453])" office:value-type="float" office:value="0.01032613662976" calcext:value-type="float">
            <text:p>0.01032613662976</text:p>
          </table:table-cell>
          <table:table-cell table:number-columns-repeated="2"/>
        </table:table-row>
        <table:table-row table:style-name="ro1">
          <table:table-cell office:value-type="float" office:value="0.451902" calcext:value-type="float">
            <text:p>0.451902</text:p>
          </table:table-cell>
          <table:table-cell office:value-type="float" office:value="0.288578" calcext:value-type="float">
            <text:p>0.288578</text:p>
          </table:table-cell>
          <table:table-cell table:formula="of:=([.A454]*[.A454])" office:value-type="float" office:value="0.204215417604" calcext:value-type="float">
            <text:p>0.204215417604</text:p>
          </table:table-cell>
          <table:table-cell table:formula="of:=([.A454]-[.B454])*([.A454]-[.B454])" office:value-type="float" office:value="0.026674728976" calcext:value-type="float">
            <text:p>0.026674728976</text:p>
          </table:table-cell>
          <table:table-cell table:number-columns-repeated="2"/>
        </table:table-row>
        <table:table-row table:style-name="ro1">
          <table:table-cell office:value-type="float" office:value="0.642872" calcext:value-type="float">
            <text:p>0.642872</text:p>
          </table:table-cell>
          <table:table-cell office:value-type="float" office:value="0.382222" calcext:value-type="float">
            <text:p>0.382222</text:p>
          </table:table-cell>
          <table:table-cell table:formula="of:=([.A455]*[.A455])" office:value-type="float" office:value="0.413284408384" calcext:value-type="float">
            <text:p>0.413284408384</text:p>
          </table:table-cell>
          <table:table-cell table:formula="of:=([.A455]-[.B455])*([.A455]-[.B455])" office:value-type="float" office:value="0.0679384225" calcext:value-type="float">
            <text:p>0.0679384225</text:p>
          </table:table-cell>
          <table:table-cell table:number-columns-repeated="2"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494726" calcext:value-type="float">
            <text:p>0.494726</text:p>
          </table:table-cell>
          <table:table-cell table:formula="of:=([.A456]*[.A456])" office:value-type="float" office:value="0.413283122641" calcext:value-type="float">
            <text:p>0.413283122641</text:p>
          </table:table-cell>
          <table:table-cell table:formula="of:=([.A456]-[.B456])*([.A456]-[.B456])" office:value-type="float" office:value="0.021946941025" calcext:value-type="float">
            <text:p>0.021946941025</text:p>
          </table:table-cell>
          <table:table-cell table:number-columns-repeated="2"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513641" calcext:value-type="float">
            <text:p>0.513641</text:p>
          </table:table-cell>
          <table:table-cell table:formula="of:=([.A457]*[.A457])" office:value-type="float" office:value="0.413283122641" calcext:value-type="float">
            <text:p>0.413283122641</text:p>
          </table:table-cell>
          <table:table-cell table:formula="of:=([.A457]-[.B457])*([.A457]-[.B457])" office:value-type="float" office:value="0.0167003929" calcext:value-type="float">
            <text:p>0.0167003929</text:p>
          </table:table-cell>
          <table:table-cell table:number-columns-repeated="2"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533809" calcext:value-type="float">
            <text:p>0.533809</text:p>
          </table:table-cell>
          <table:table-cell table:formula="of:=([.A458]*[.A458])" office:value-type="float" office:value="0.413283122641" calcext:value-type="float">
            <text:p>0.413283122641</text:p>
          </table:table-cell>
          <table:table-cell table:formula="of:=([.A458]-[.B458])*([.A458]-[.B458])" office:value-type="float" office:value="0.011894519844" calcext:value-type="float">
            <text:p>0.011894519844</text:p>
          </table:table-cell>
          <table:table-cell table:number-columns-repeated="2"/>
        </table:table-row>
        <table:table-row table:style-name="ro1">
          <table:table-cell office:value-type="float" office:value="0.642871" calcext:value-type="float">
            <text:p>0.642871</text:p>
          </table:table-cell>
          <table:table-cell office:value-type="float" office:value="0.55549" calcext:value-type="float">
            <text:p>0.55549</text:p>
          </table:table-cell>
          <table:table-cell table:formula="of:=([.A459]*[.A459])" office:value-type="float" office:value="0.413283122641" calcext:value-type="float">
            <text:p>0.413283122641</text:p>
          </table:table-cell>
          <table:table-cell table:formula="of:=([.A459]-[.B459])*([.A459]-[.B459])" office:value-type="float" office:value="0.00763543916099999" calcext:value-type="float">
            <text:p>0.00763543916099999</text:p>
          </table:table-cell>
          <table:table-cell table:number-columns-repeated="2"/>
        </table:table-row>
        <table:table-row table:style-name="ro1">
          <table:table-cell office:value-type="float" office:value="0.780148" calcext:value-type="float">
            <text:p>0.780148</text:p>
          </table:table-cell>
          <table:table-cell office:value-type="float" office:value="0.601442" calcext:value-type="float">
            <text:p>0.601442</text:p>
          </table:table-cell>
          <table:table-cell table:formula="of:=([.A460]*[.A460])" office:value-type="float" office:value="0.608630901904" calcext:value-type="float">
            <text:p>0.608630901904</text:p>
          </table:table-cell>
          <table:table-cell table:formula="of:=([.A460]-[.B460])*([.A460]-[.B460])" office:value-type="float" office:value="0.031935834436" calcext:value-type="float">
            <text:p>0.031935834436</text:p>
          </table:table-cell>
          <table:table-cell table:number-columns-repeated="2"/>
        </table:table-row>
        <table:table-row table:style-name="ro1">
          <table:table-cell office:value-type="float" office:value="0.780148" calcext:value-type="float">
            <text:p>0.780148</text:p>
          </table:table-cell>
          <table:table-cell office:value-type="float" office:value="0.627965" calcext:value-type="float">
            <text:p>0.627965</text:p>
          </table:table-cell>
          <table:table-cell table:formula="of:=([.A461]*[.A461])" office:value-type="float" office:value="0.608630901904" calcext:value-type="float">
            <text:p>0.608630901904</text:p>
          </table:table-cell>
          <table:table-cell table:formula="of:=([.A461]-[.B461])*([.A461]-[.B461])" office:value-type="float" office:value="0.023159665489" calcext:value-type="float">
            <text:p>0.023159665489</text:p>
          </table:table-cell>
          <table:table-cell table:number-columns-repeated="2"/>
        </table:table-row>
        <table:table-row table:style-name="ro1">
          <table:table-cell office:value-type="float" office:value="0.780149" calcext:value-type="float">
            <text:p>0.780149</text:p>
          </table:table-cell>
          <table:table-cell office:value-type="float" office:value="0.656851" calcext:value-type="float">
            <text:p>0.656851</text:p>
          </table:table-cell>
          <table:table-cell table:formula="of:=([.A462]*[.A462])" office:value-type="float" office:value="0.608632462201" calcext:value-type="float">
            <text:p>0.608632462201</text:p>
          </table:table-cell>
          <table:table-cell table:formula="of:=([.A462]-[.B462])*([.A462]-[.B462])" office:value-type="float" office:value="0.015202396804" calcext:value-type="float">
            <text:p>0.015202396804</text:p>
          </table:table-cell>
          <table:table-cell table:number-columns-repeated="2"/>
        </table:table-row>
        <table:table-row table:style-name="ro1">
          <table:table-cell office:value-type="float" office:value="0.780149" calcext:value-type="float">
            <text:p>0.780149</text:p>
          </table:table-cell>
          <table:table-cell office:value-type="float" office:value="0.688124" calcext:value-type="float">
            <text:p>0.688124</text:p>
          </table:table-cell>
          <table:table-cell table:formula="of:=([.A463]*[.A463])" office:value-type="float" office:value="0.608632462201" calcext:value-type="float">
            <text:p>0.608632462201</text:p>
          </table:table-cell>
          <table:table-cell table:formula="of:=([.A463]-[.B463])*([.A463]-[.B463])" office:value-type="float" office:value="0.008468600625" calcext:value-type="float">
            <text:p>0.008468600625</text:p>
          </table:table-cell>
          <table:table-cell table:number-columns-repeated="2"/>
        </table:table-row>
        <table:table-row table:style-name="ro1">
          <table:table-cell office:value-type="float" office:value="0.780149" calcext:value-type="float">
            <text:p>0.780149</text:p>
          </table:table-cell>
          <table:table-cell office:value-type="float" office:value="0.786207" calcext:value-type="float">
            <text:p>0.786207</text:p>
          </table:table-cell>
          <table:table-cell table:formula="of:=([.A464]*[.A464])" office:value-type="float" office:value="0.608632462201" calcext:value-type="float">
            <text:p>0.608632462201</text:p>
          </table:table-cell>
          <table:table-cell table:formula="of:=([.A464]-[.B464])*([.A464]-[.B464])" office:value-type="float" office:value="0.0000366993640000001" calcext:value-type="float">
            <text:p>0.0000366993640000001</text:p>
          </table:table-cell>
          <table:table-cell table:number-columns-repeated="2"/>
        </table:table-row>
        <table:table-row table:style-name="ro1">
          <table:table-cell office:value-type="float" office:value="0.957827" calcext:value-type="float">
            <text:p>0.957827</text:p>
          </table:table-cell>
          <table:table-cell office:value-type="float" office:value="0.809905" calcext:value-type="float">
            <text:p>0.809905</text:p>
          </table:table-cell>
          <table:table-cell table:formula="of:=([.A465]*[.A465])" office:value-type="float" office:value="0.917432561929" calcext:value-type="float">
            <text:p>0.917432561929</text:p>
          </table:table-cell>
          <table:table-cell table:formula="of:=([.A465]-[.B465])*([.A465]-[.B465])" office:value-type="float" office:value="0.021880918084" calcext:value-type="float">
            <text:p>0.021880918084</text:p>
          </table:table-cell>
          <table:table-cell table:number-columns-repeated="2"/>
        </table:table-row>
        <table:table-row table:style-name="ro1">
          <table:table-cell office:value-type="float" office:value="0.957826" calcext:value-type="float">
            <text:p>0.957826</text:p>
          </table:table-cell>
          <table:table-cell office:value-type="float" office:value="0.915984" calcext:value-type="float">
            <text:p>0.915984</text:p>
          </table:table-cell>
          <table:table-cell table:formula="of:=([.A466]*[.A466])" office:value-type="float" office:value="0.917430646276" calcext:value-type="float">
            <text:p>0.917430646276</text:p>
          </table:table-cell>
          <table:table-cell table:formula="of:=([.A466]-[.B466])*([.A466]-[.B466])" office:value-type="float" office:value="0.00175075296399999" calcext:value-type="float">
            <text:p>0.00175075296399999</text:p>
          </table:table-cell>
          <table:table-cell table:number-columns-repeated="2"/>
        </table:table-row>
        <table:table-row table:style-name="ro1">
          <table:table-cell office:value-type="float" office:value="0.961626" calcext:value-type="float">
            <text:p>0.961626</text:p>
          </table:table-cell>
          <table:table-cell office:value-type="float" office:value="0.963839" calcext:value-type="float">
            <text:p>0.963839</text:p>
          </table:table-cell>
          <table:table-cell table:formula="of:=([.A467]*[.A467])" office:value-type="float" office:value="0.924724563876" calcext:value-type="float">
            <text:p>0.924724563876</text:p>
          </table:table-cell>
          <table:table-cell table:formula="of:=([.A467]-[.B467])*([.A467]-[.B467])" office:value-type="float" office:value="0.00000489736900000009" calcext:value-type="float">
            <text:p>4.89736900000009E-06</text:p>
          </table:table-cell>
          <table:table-cell table:number-columns-repeated="2"/>
        </table:table-row>
        <table:table-row table:style-name="ro1">
          <table:table-cell office:value-type="float" office:value="0.961626" calcext:value-type="float">
            <text:p>0.961626</text:p>
          </table:table-cell>
          <table:table-cell office:value-type="float" office:value="0.976467" calcext:value-type="float">
            <text:p>0.976467</text:p>
          </table:table-cell>
          <table:table-cell table:formula="of:=([.A468]*[.A468])" office:value-type="float" office:value="0.924724563876" calcext:value-type="float">
            <text:p>0.924724563876</text:p>
          </table:table-cell>
          <table:table-cell table:formula="of:=([.A468]-[.B468])*([.A468]-[.B468])" office:value-type="float" office:value="0.000220255281" calcext:value-type="float">
            <text:p>0.000220255281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4551" calcext:value-type="float">
            <text:p>0.994551</text:p>
          </table:table-cell>
          <table:table-cell table:formula="of:=([.A469]*[.A469])" office:value-type="float" office:value="0.999986000049" calcext:value-type="float">
            <text:p>0.999986000049</text:p>
          </table:table-cell>
          <table:table-cell table:formula="of:=([.A469]-[.B469])*([.A469]-[.B469])" office:value-type="float" office:value="0.0000296153640000006" calcext:value-type="float">
            <text:p>2.96153640000006E-05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0291132" calcext:value-type="float">
            <text:p>0.00000291132</text:p>
          </table:table-cell>
          <table:table-cell table:formula="of:=([.A470]*[.A470])" office:value-type="float" office:value="0.00000000000258994305" calcext:value-type="float">
            <text:p>2.5899430489E-12</text:p>
          </table:table-cell>
          <table:table-cell table:formula="of:=([.A470]-[.B470])*([.A470]-[.B470])" office:value-type="float" office:value="0.00000000000169517796" calcext:value-type="float">
            <text:p>1.6951779601E-12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173586" calcext:value-type="float">
            <text:p>0.00173586</text:p>
          </table:table-cell>
          <table:table-cell table:formula="of:=([.A471]*[.A471])" office:value-type="float" office:value="0.00000000000258994305" calcext:value-type="float">
            <text:p>2.5899430489E-12</text:p>
          </table:table-cell>
          <table:table-cell table:formula="of:=([.A471]-[.B471])*([.A471]-[.B471])" office:value-type="float" office:value="0.00000300762538639545" calcext:value-type="float">
            <text:p>3.00762538639545E-06</text:p>
          </table:table-cell>
          <table:table-cell table:number-columns-repeated="2"/>
        </table:table-row>
        <table:table-row table:style-name="ro1">
          <table:table-cell office:value-type="float" office:value="0.0000161529" calcext:value-type="float">
            <text:p>0.0000161529</text:p>
          </table:table-cell>
          <table:table-cell office:value-type="float" office:value="0.0137776" calcext:value-type="float">
            <text:p>0.0137776</text:p>
          </table:table-cell>
          <table:table-cell table:formula="of:=([.A472]*[.A472])" office:value-type="float" office:value="0.00000000026091617841" calcext:value-type="float">
            <text:p>2.6091617841E-10</text:p>
          </table:table-cell>
          <table:table-cell table:formula="of:=([.A472]-[.B472])*([.A472]-[.B472])" office:value-type="float" office:value="0.000189377426286098" calcext:value-type="float">
            <text:p>0.000189377426286098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002748" calcext:value-type="float">
            <text:p>0.00002748</text:p>
          </table:table-cell>
          <table:table-cell table:formula="of:=([.A473]*[.A473])" office:value-type="float" office:value="0.00000000001790923152" calcext:value-type="float">
            <text:p>1.79092315249E-11</text:p>
          </table:table-cell>
          <table:table-cell table:formula="of:=([.A473]-[.B473])*([.A473]-[.B473])" office:value-type="float" office:value="0.00000000054047275872" calcext:value-type="float">
            <text:p>5.404727587249E-10</text:p>
          </table:table-cell>
          <table:table-cell table:number-columns-repeated="2"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350225" calcext:value-type="float">
            <text:p>0.00350225</text:p>
          </table:table-cell>
          <table:table-cell table:formula="of:=([.A474]*[.A474])" office:value-type="float" office:value="0.00000000010146935824" calcext:value-type="float">
            <text:p>1.0146935824E-10</text:p>
          </table:table-cell>
          <table:table-cell table:formula="of:=([.A474]-[.B474])*([.A474]-[.B474])" office:value-type="float" office:value="0.0000121952988024582" calcext:value-type="float">
            <text:p>1.21952988024582E-05</text:p>
          </table:table-cell>
          <table:table-cell table:number-columns-repeated="2"/>
        </table:table-row>
        <table:table-row table:style-name="ro1">
          <table:table-cell office:value-type="float" office:value="0.0000100732" calcext:value-type="float">
            <text:p>0.0000100732</text:p>
          </table:table-cell>
          <table:table-cell office:value-type="float" office:value="0.00415613" calcext:value-type="float">
            <text:p>0.00415613</text:p>
          </table:table-cell>
          <table:table-cell table:formula="of:=([.A475]*[.A475])" office:value-type="float" office:value="0.00000000010146935824" calcext:value-type="float">
            <text:p>1.0146935824E-10</text:p>
          </table:table-cell>
          <table:table-cell table:formula="of:=([.A475]-[.B475])*([.A475]-[.B475])" office:value-type="float" office:value="0.0000171897869888262" calcext:value-type="float">
            <text:p>1.71897869888262E-05</text:p>
          </table:table-cell>
          <table:table-cell table:number-columns-repeated="2"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219494" calcext:value-type="float">
            <text:p>0.000219494</text:p>
          </table:table-cell>
          <table:table-cell table:formula="of:=([.A476]*[.A476])" office:value-type="float" office:value="0.0000000000038688923" calcext:value-type="float">
            <text:p>3.8688923025E-12</text:p>
          </table:table-cell>
          <table:table-cell table:formula="of:=([.A476]-[.B476])*([.A476]-[.B476])" office:value-type="float" office:value="0.0000000473180174817" calcext:value-type="float">
            <text:p>4.73180174817025E-08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237781" calcext:value-type="float">
            <text:p>0.00237781</text:p>
          </table:table-cell>
          <table:table-cell table:formula="of:=([.A477]*[.A477])" office:value-type="float" office:value="0.00000000000222045761" calcext:value-type="float">
            <text:p>2.2204576144E-12</text:p>
          </table:table-cell>
          <table:table-cell table:formula="of:=([.A477]-[.B477])*([.A477]-[.B477])" office:value-type="float" office:value="0.00000564689617208321" calcext:value-type="float">
            <text:p>5.64689617208321E-06</text:p>
          </table:table-cell>
          <table:table-cell table:number-columns-repeated="2"/>
        </table:table-row>
        <table:table-row table:style-name="ro1">
          <table:table-cell office:value-type="float" office:value="0.0000166297" calcext:value-type="float">
            <text:p>0.0000166297</text:p>
          </table:table-cell>
          <table:table-cell office:value-type="float" office:value="0.00792435" calcext:value-type="float">
            <text:p>0.00792435</text:p>
          </table:table-cell>
          <table:table-cell table:formula="of:=([.A478]*[.A478])" office:value-type="float" office:value="0.00000000027654692209" calcext:value-type="float">
            <text:p>2.7654692209E-10</text:p>
          </table:table-cell>
          <table:table-cell table:formula="of:=([.A478]-[.B478])*([.A478]-[.B478])" office:value-type="float" office:value="0.0000625320403430321" calcext:value-type="float">
            <text:p>6.25320403430321E-05</text:p>
          </table:table-cell>
          <table:table-cell table:number-columns-repeated="2"/>
        </table:table-row>
        <table:table-row table:style-name="ro1">
          <table:table-cell office:value-type="float" office:value="0.000045836" calcext:value-type="float">
            <text:p>0.000045836</text:p>
          </table:table-cell>
          <table:table-cell office:value-type="float" office:value="0.00132458" calcext:value-type="float">
            <text:p>0.00132458</text:p>
          </table:table-cell>
          <table:table-cell table:formula="of:=([.A479]*[.A479])" office:value-type="float" office:value="0.000000002100938896" calcext:value-type="float">
            <text:p>2.100938896E-09</text:p>
          </table:table-cell>
          <table:table-cell table:formula="of:=([.A479]-[.B479])*([.A479]-[.B479])" office:value-type="float" office:value="0.000001635186217536" calcext:value-type="float">
            <text:p>1.635186217536E-06</text:p>
          </table:table-cell>
          <table:table-cell table:number-columns-repeated="2"/>
        </table:table-row>
        <table:table-row table:style-name="ro1">
          <table:table-cell office:value-type="float" office:value="0.000195622" calcext:value-type="float">
            <text:p>0.000195622</text:p>
          </table:table-cell>
          <table:table-cell office:value-type="float" office:value="0.00408883" calcext:value-type="float">
            <text:p>0.00408883</text:p>
          </table:table-cell>
          <table:table-cell table:formula="of:=([.A480]*[.A480])" office:value-type="float" office:value="0.000000038267966884" calcext:value-type="float">
            <text:p>3.8267966884E-08</text:p>
          </table:table-cell>
          <table:table-cell table:formula="of:=([.A480]-[.B480])*([.A480]-[.B480])" office:value-type="float" office:value="0.000015157068531264" calcext:value-type="float">
            <text:p>1.5157068531264E-05</text:p>
          </table:table-cell>
          <table:table-cell table:number-columns-repeated="2"/>
        </table:table-row>
        <table:table-row table:style-name="ro1">
          <table:table-cell office:value-type="float" office:value="0.00000846386" calcext:value-type="float">
            <text:p>0.00000846386</text:p>
          </table:table-cell>
          <table:table-cell office:value-type="float" office:value="0.0406601" calcext:value-type="float">
            <text:p>0.0406601</text:p>
          </table:table-cell>
          <table:table-cell table:formula="of:=([.A481]*[.A481])" office:value-type="float" office:value="0.0000000000716369261" calcext:value-type="float">
            <text:p>7.16369260996E-11</text:p>
          </table:table-cell>
          <table:table-cell table:formula="of:=([.A481]-[.B481])*([.A481]-[.B481])" office:value-type="float" office:value="0.00165255552085895" calcext:value-type="float">
            <text:p>0.00165255552085895</text:p>
          </table:table-cell>
          <table:table-cell table:number-columns-repeated="2"/>
        </table:table-row>
        <table:table-row table:style-name="ro1">
          <table:table-cell office:value-type="float" office:value="0.000173867" calcext:value-type="float">
            <text:p>0.000173867</text:p>
          </table:table-cell>
          <table:table-cell office:value-type="float" office:value="0.00665283" calcext:value-type="float">
            <text:p>0.00665283</text:p>
          </table:table-cell>
          <table:table-cell table:formula="of:=([.A482]*[.A482])" office:value-type="float" office:value="0.000000030229733689" calcext:value-type="float">
            <text:p>3.0229733689E-08</text:p>
          </table:table-cell>
          <table:table-cell table:formula="of:=([.A482]-[.B482])*([.A482]-[.B482])" office:value-type="float" office:value="0.000041976961555369" calcext:value-type="float">
            <text:p>4.1976961555369E-05</text:p>
          </table:table-cell>
          <table:table-cell table:number-columns-repeated="2"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0954041" calcext:value-type="float">
            <text:p>0.0000954041</text:p>
          </table:table-cell>
          <table:table-cell table:formula="of:=([.A483]*[.A483])" office:value-type="float" office:value="0.00000254370601" calcext:value-type="float">
            <text:p>0.00000254370601</text:p>
          </table:table-cell>
          <table:table-cell table:formula="of:=([.A483]-[.B483])*([.A483]-[.B483])" office:value-type="float" office:value="0.00000224848795411681" calcext:value-type="float">
            <text:p>2.24848795411681E-06</text:p>
          </table:table-cell>
          <table:table-cell table:number-columns-repeated="2"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101149" calcext:value-type="float">
            <text:p>0.000101149</text:p>
          </table:table-cell>
          <table:table-cell table:formula="of:=([.A484]*[.A484])" office:value-type="float" office:value="0.00000254370601" calcext:value-type="float">
            <text:p>0.00000254370601</text:p>
          </table:table-cell>
          <table:table-cell table:formula="of:=([.A484]-[.B484])*([.A484]-[.B484])" office:value-type="float" office:value="0.000002231292050001" calcext:value-type="float">
            <text:p>2.231292050001E-06</text:p>
          </table:table-cell>
          <table:table-cell table:number-columns-repeated="2"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527906" calcext:value-type="float">
            <text:p>0.000527906</text:p>
          </table:table-cell>
          <table:table-cell table:formula="of:=([.A485]*[.A485])" office:value-type="float" office:value="0.00000254370601" calcext:value-type="float">
            <text:p>0.00000254370601</text:p>
          </table:table-cell>
          <table:table-cell table:formula="of:=([.A485]-[.B485])*([.A485]-[.B485])" office:value-type="float" office:value="0.000001138476196036" calcext:value-type="float">
            <text:p>1.138476196036E-06</text:p>
          </table:table-cell>
          <table:table-cell table:number-columns-repeated="2"/>
        </table:table-row>
        <table:table-row table:style-name="ro1">
          <table:table-cell office:value-type="float" office:value="0.0015949" calcext:value-type="float">
            <text:p>0.0015949</text:p>
          </table:table-cell>
          <table:table-cell office:value-type="float" office:value="0.000554067" calcext:value-type="float">
            <text:p>0.000554067</text:p>
          </table:table-cell>
          <table:table-cell table:formula="of:=([.A486]*[.A486])" office:value-type="float" office:value="0.00000254370601" calcext:value-type="float">
            <text:p>0.00000254370601</text:p>
          </table:table-cell>
          <table:table-cell table:formula="of:=([.A486]-[.B486])*([.A486]-[.B486])" office:value-type="float" office:value="0.000001083333333889" calcext:value-type="float">
            <text:p>1.083333333889E-06</text:p>
          </table:table-cell>
          <table:table-cell table:number-columns-repeated="2"/>
        </table:table-row>
        <table:table-row table:style-name="ro1">
          <table:table-cell office:value-type="float" office:value="0.000344098" calcext:value-type="float">
            <text:p>0.000344098</text:p>
          </table:table-cell>
          <table:table-cell office:value-type="float" office:value="0.00242294" calcext:value-type="float">
            <text:p>0.00242294</text:p>
          </table:table-cell>
          <table:table-cell table:formula="of:=([.A487]*[.A487])" office:value-type="float" office:value="0.000000118403433604" calcext:value-type="float">
            <text:p>1.18403433604E-07</text:p>
          </table:table-cell>
          <table:table-cell table:formula="of:=([.A487]-[.B487])*([.A487]-[.B487])" office:value-type="float" office:value="0.000004321584060964" calcext:value-type="float">
            <text:p>4.321584060964E-06</text:p>
          </table:table-cell>
          <table:table-cell table:number-columns-repeated="2"/>
        </table:table-row>
        <table:table-row table:style-name="ro1">
          <table:table-cell office:value-type="float" office:value="0.00134194" calcext:value-type="float">
            <text:p>0.00134194</text:p>
          </table:table-cell>
          <table:table-cell office:value-type="float" office:value="0.00969313" calcext:value-type="float">
            <text:p>0.00969313</text:p>
          </table:table-cell>
          <table:table-cell table:formula="of:=([.A488]*[.A488])" office:value-type="float" office:value="0.0000018008029636" calcext:value-type="float">
            <text:p>0.0000018008029636</text:p>
          </table:table-cell>
          <table:table-cell table:formula="of:=([.A488]-[.B488])*([.A488]-[.B488])" office:value-type="float" office:value="0.0000697423744161" calcext:value-type="float">
            <text:p>0.0000697423744161</text:p>
          </table:table-cell>
          <table:table-cell table:number-columns-repeated="2"/>
        </table:table-row>
        <table:table-row table:style-name="ro1">
          <table:table-cell office:value-type="float" office:value="0.00161338" calcext:value-type="float">
            <text:p>0.00161338</text:p>
          </table:table-cell>
          <table:table-cell office:value-type="float" office:value="0.000848869" calcext:value-type="float">
            <text:p>0.000848869</text:p>
          </table:table-cell>
          <table:table-cell table:formula="of:=([.A489]*[.A489])" office:value-type="float" office:value="0.0000026029950244" calcext:value-type="float">
            <text:p>0.0000026029950244</text:p>
          </table:table-cell>
          <table:table-cell table:formula="of:=([.A489]-[.B489])*([.A489]-[.B489])" office:value-type="float" office:value="0.000000584477069121" calcext:value-type="float">
            <text:p>5.84477069121E-07</text:p>
          </table:table-cell>
          <table:table-cell table:number-columns-repeated="2"/>
        </table:table-row>
        <table:table-row table:style-name="ro1">
          <table:table-cell office:value-type="float" office:value="0.0121766" calcext:value-type="float">
            <text:p>0.0121766</text:p>
          </table:table-cell>
          <table:table-cell office:value-type="float" office:value="0.000638326" calcext:value-type="float">
            <text:p>0.000638326</text:p>
          </table:table-cell>
          <table:table-cell table:formula="of:=([.A490]*[.A490])" office:value-type="float" office:value="0.00014826958756" calcext:value-type="float">
            <text:p>0.00014826958756</text:p>
          </table:table-cell>
          <table:table-cell table:formula="of:=([.A490]-[.B490])*([.A490]-[.B490])" office:value-type="float" office:value="0.000133131766899076" calcext:value-type="float">
            <text:p>0.000133131766899076</text:p>
          </table:table-cell>
          <table:table-cell table:number-columns-repeated="2"/>
        </table:table-row>
        <table:table-row table:style-name="ro1">
          <table:table-cell office:value-type="float" office:value="0.0163187" calcext:value-type="float">
            <text:p>0.0163187</text:p>
          </table:table-cell>
          <table:table-cell office:value-type="float" office:value="0.0838163" calcext:value-type="float">
            <text:p>0.0838163</text:p>
          </table:table-cell>
          <table:table-cell table:formula="of:=([.A491]*[.A491])" office:value-type="float" office:value="0.00026629996969" calcext:value-type="float">
            <text:p>0.00026629996969</text:p>
          </table:table-cell>
          <table:table-cell table:formula="of:=([.A491]-[.B491])*([.A491]-[.B491])" office:value-type="float" office:value="0.00455592600576" calcext:value-type="float">
            <text:p>0.00455592600576</text:p>
          </table:table-cell>
          <table:table-cell table:number-columns-repeated="2"/>
        </table:table-row>
        <table:table-row table:style-name="ro1">
          <table:table-cell office:value-type="float" office:value="0.0186973" calcext:value-type="float">
            <text:p>0.0186973</text:p>
          </table:table-cell>
          <table:table-cell office:value-type="float" office:value="0.0922989" calcext:value-type="float">
            <text:p>0.0922989</text:p>
          </table:table-cell>
          <table:table-cell table:formula="of:=([.A492]*[.A492])" office:value-type="float" office:value="0.00034958902729" calcext:value-type="float">
            <text:p>0.00034958902729</text:p>
          </table:table-cell>
          <table:table-cell table:formula="of:=([.A492]-[.B492])*([.A492]-[.B492])" office:value-type="float" office:value="0.00541719552256" calcext:value-type="float">
            <text:p>0.00541719552256</text:p>
          </table:table-cell>
          <table:table-cell table:number-columns-repeated="2"/>
        </table:table-row>
        <table:table-row table:style-name="ro1">
          <table:table-cell office:value-type="float" office:value="0.00195068" calcext:value-type="float">
            <text:p>0.00195068</text:p>
          </table:table-cell>
          <table:table-cell office:value-type="float" office:value="0.0449044" calcext:value-type="float">
            <text:p>0.0449044</text:p>
          </table:table-cell>
          <table:table-cell table:formula="of:=([.A493]*[.A493])" office:value-type="float" office:value="0.0000038051524624" calcext:value-type="float">
            <text:p>0.0000038051524624</text:p>
          </table:table-cell>
          <table:table-cell table:formula="of:=([.A493]-[.B493])*([.A493]-[.B493])" office:value-type="float" office:value="0.0018450220618384" calcext:value-type="float">
            <text:p>0.0018450220618384</text:p>
          </table:table-cell>
          <table:table-cell table:number-columns-repeated="2"/>
        </table:table-row>
        <table:table-row table:style-name="ro1">
          <table:table-cell office:value-type="float" office:value="0.0487037" calcext:value-type="float">
            <text:p>0.0487037</text:p>
          </table:table-cell>
          <table:table-cell office:value-type="float" office:value="0.0725861" calcext:value-type="float">
            <text:p>0.0725861</text:p>
          </table:table-cell>
          <table:table-cell table:formula="of:=([.A494]*[.A494])" office:value-type="float" office:value="0.00237205039369" calcext:value-type="float">
            <text:p>0.00237205039369</text:p>
          </table:table-cell>
          <table:table-cell table:formula="of:=([.A494]-[.B494])*([.A494]-[.B494])" office:value-type="float" office:value="0.00057036902976" calcext:value-type="float">
            <text:p>0.00057036902976</text:p>
          </table:table-cell>
          <table:table-cell table:number-columns-repeated="2"/>
        </table:table-row>
        <table:table-row table:style-name="ro1">
          <table:table-cell office:value-type="float" office:value="0.108704" calcext:value-type="float">
            <text:p>0.108704</text:p>
          </table:table-cell>
          <table:table-cell office:value-type="float" office:value="0.0707997" calcext:value-type="float">
            <text:p>0.0707997</text:p>
          </table:table-cell>
          <table:table-cell table:formula="of:=([.A495]*[.A495])" office:value-type="float" office:value="0.011816559616" calcext:value-type="float">
            <text:p>0.011816559616</text:p>
          </table:table-cell>
          <table:table-cell table:formula="of:=([.A495]-[.B495])*([.A495]-[.B495])" office:value-type="float" office:value="0.00143673595849" calcext:value-type="float">
            <text:p>0.00143673595849</text:p>
          </table:table-cell>
          <table:table-cell table:number-columns-repeated="2"/>
        </table:table-row>
        <table:table-row table:style-name="ro1">
          <table:table-cell office:value-type="float" office:value="0.202593" calcext:value-type="float">
            <text:p>0.202593</text:p>
          </table:table-cell>
          <table:table-cell office:value-type="float" office:value="0.121006" calcext:value-type="float">
            <text:p>0.121006</text:p>
          </table:table-cell>
          <table:table-cell table:formula="of:=([.A496]*[.A496])" office:value-type="float" office:value="0.041043923649" calcext:value-type="float">
            <text:p>0.041043923649</text:p>
          </table:table-cell>
          <table:table-cell table:formula="of:=([.A496]-[.B496])*([.A496]-[.B496])" office:value-type="float" office:value="0.006656438569" calcext:value-type="float">
            <text:p>0.006656438569</text:p>
          </table:table-cell>
          <table:table-cell table:number-columns-repeated="2"/>
        </table:table-row>
        <table:table-row table:style-name="ro1">
          <table:table-cell office:value-type="float" office:value="0.182603" calcext:value-type="float">
            <text:p>0.182603</text:p>
          </table:table-cell>
          <table:table-cell office:value-type="float" office:value="0.130438" calcext:value-type="float">
            <text:p>0.130438</text:p>
          </table:table-cell>
          <table:table-cell table:formula="of:=([.A497]*[.A497])" office:value-type="float" office:value="0.033343855609" calcext:value-type="float">
            <text:p>0.033343855609</text:p>
          </table:table-cell>
          <table:table-cell table:formula="of:=([.A497]-[.B497])*([.A497]-[.B497])" office:value-type="float" office:value="0.002721187225" calcext:value-type="float">
            <text:p>0.002721187225</text:p>
          </table:table-cell>
          <table:table-cell table:number-columns-repeated="2"/>
        </table:table-row>
        <table:table-row table:style-name="ro1">
          <table:table-cell office:value-type="float" office:value="0.330191" calcext:value-type="float">
            <text:p>0.330191</text:p>
          </table:table-cell>
          <table:table-cell office:value-type="float" office:value="0.0863636" calcext:value-type="float">
            <text:p>0.0863636</text:p>
          </table:table-cell>
          <table:table-cell table:formula="of:=([.A498]*[.A498])" office:value-type="float" office:value="0.109026096481" calcext:value-type="float">
            <text:p>0.109026096481</text:p>
          </table:table-cell>
          <table:table-cell table:formula="of:=([.A498]-[.B498])*([.A498]-[.B498])" office:value-type="float" office:value="0.05945180099076" calcext:value-type="float">
            <text:p>0.05945180099076</text:p>
          </table:table-cell>
          <table:table-cell table:number-columns-repeated="2"/>
        </table:table-row>
        <table:table-row table:style-name="ro1">
          <table:table-cell office:value-type="float" office:value="0.330191" calcext:value-type="float">
            <text:p>0.330191</text:p>
          </table:table-cell>
          <table:table-cell office:value-type="float" office:value="0.232533" calcext:value-type="float">
            <text:p>0.232533</text:p>
          </table:table-cell>
          <table:table-cell table:formula="of:=([.A499]*[.A499])" office:value-type="float" office:value="0.109026096481" calcext:value-type="float">
            <text:p>0.109026096481</text:p>
          </table:table-cell>
          <table:table-cell table:formula="of:=([.A499]-[.B499])*([.A499]-[.B499])" office:value-type="float" office:value="0.009537084964" calcext:value-type="float">
            <text:p>0.009537084964</text:p>
          </table:table-cell>
          <table:table-cell table:number-columns-repeated="2"/>
        </table:table-row>
        <table:table-row table:style-name="ro1">
          <table:table-cell office:value-type="float" office:value="0.494469" calcext:value-type="float">
            <text:p>0.494469</text:p>
          </table:table-cell>
          <table:table-cell office:value-type="float" office:value="0.351006" calcext:value-type="float">
            <text:p>0.351006</text:p>
          </table:table-cell>
          <table:table-cell table:formula="of:=([.A500]*[.A500])" office:value-type="float" office:value="0.244499591961" calcext:value-type="float">
            <text:p>0.244499591961</text:p>
          </table:table-cell>
          <table:table-cell table:formula="of:=([.A500]-[.B500])*([.A500]-[.B500])" office:value-type="float" office:value="0.020581632369" calcext:value-type="float">
            <text:p>0.020581632369</text:p>
          </table:table-cell>
          <table:table-cell table:number-columns-repeated="2"/>
        </table:table-row>
        <table:table-row table:style-name="ro1">
          <table:table-cell office:value-type="float" office:value="0.59494" calcext:value-type="float">
            <text:p>0.59494</text:p>
          </table:table-cell>
          <table:table-cell office:value-type="float" office:value="0.422636" calcext:value-type="float">
            <text:p>0.422636</text:p>
          </table:table-cell>
          <table:table-cell table:formula="of:=([.A501]*[.A501])" office:value-type="float" office:value="0.3539536036" calcext:value-type="float">
            <text:p>0.3539536036</text:p>
          </table:table-cell>
          <table:table-cell table:formula="of:=([.A501]-[.B501])*([.A501]-[.B501])" office:value-type="float" office:value="0.029688668416" calcext:value-type="float">
            <text:p>0.029688668416</text:p>
          </table:table-cell>
          <table:table-cell table:number-columns-repeated="2"/>
        </table:table-row>
        <table:table-row table:style-name="ro1">
          <table:table-cell office:value-type="float" office:value="0.830043" calcext:value-type="float">
            <text:p>0.830043</text:p>
          </table:table-cell>
          <table:table-cell office:value-type="float" office:value="0.375979" calcext:value-type="float">
            <text:p>0.375979</text:p>
          </table:table-cell>
          <table:table-cell table:formula="of:=([.A502]*[.A502])" office:value-type="float" office:value="0.688971381849" calcext:value-type="float">
            <text:p>0.688971381849</text:p>
          </table:table-cell>
          <table:table-cell table:formula="of:=([.A502]-[.B502])*([.A502]-[.B502])" office:value-type="float" office:value="0.206174116096" calcext:value-type="float">
            <text:p>0.206174116096</text:p>
          </table:table-cell>
          <table:table-cell table:number-columns-repeated="2"/>
        </table:table-row>
        <table:table-row table:style-name="ro1">
          <table:table-cell office:value-type="float" office:value="0.901131" calcext:value-type="float">
            <text:p>0.901131</text:p>
          </table:table-cell>
          <table:table-cell office:value-type="float" office:value="0.645881" calcext:value-type="float">
            <text:p>0.645881</text:p>
          </table:table-cell>
          <table:table-cell table:formula="of:=([.A503]*[.A503])" office:value-type="float" office:value="0.812037079161" calcext:value-type="float">
            <text:p>0.812037079161</text:p>
          </table:table-cell>
          <table:table-cell table:formula="of:=([.A503]-[.B503])*([.A503]-[.B503])" office:value-type="float" office:value="0.0651525625" calcext:value-type="float">
            <text:p>0.0651525625</text:p>
          </table:table-cell>
          <table:table-cell table:number-columns-repeated="2"/>
        </table:table-row>
        <table:table-row table:style-name="ro1">
          <table:table-cell office:value-type="float" office:value="0.964869" calcext:value-type="float">
            <text:p>0.964869</text:p>
          </table:table-cell>
          <table:table-cell office:value-type="float" office:value="0.823923" calcext:value-type="float">
            <text:p>0.823923</text:p>
          </table:table-cell>
          <table:table-cell table:formula="of:=([.A504]*[.A504])" office:value-type="float" office:value="0.930972187161" calcext:value-type="float">
            <text:p>0.930972187161</text:p>
          </table:table-cell>
          <table:table-cell table:formula="of:=([.A504]-[.B504])*([.A504]-[.B504])" office:value-type="float" office:value="0.019865774916" calcext:value-type="float">
            <text:p>0.019865774916</text:p>
          </table:table-cell>
          <table:table-cell table:number-columns-repeated="2"/>
        </table:table-row>
        <table:table-row table:style-name="ro1">
          <table:table-cell office:value-type="float" office:value="0.953271" calcext:value-type="float">
            <text:p>0.953271</text:p>
          </table:table-cell>
          <table:table-cell office:value-type="float" office:value="0.880116" calcext:value-type="float">
            <text:p>0.880116</text:p>
          </table:table-cell>
          <table:table-cell table:formula="of:=([.A505]*[.A505])" office:value-type="float" office:value="0.908725599441" calcext:value-type="float">
            <text:p>0.908725599441</text:p>
          </table:table-cell>
          <table:table-cell table:formula="of:=([.A505]-[.B505])*([.A505]-[.B505])" office:value-type="float" office:value="0.005351654025" calcext:value-type="float">
            <text:p>0.005351654025</text:p>
          </table:table-cell>
          <table:table-cell table:number-columns-repeated="2"/>
        </table:table-row>
        <table:table-row table:style-name="ro1">
          <table:table-cell office:value-type="float" office:value="0.994786" calcext:value-type="float">
            <text:p>0.994786</text:p>
          </table:table-cell>
          <table:table-cell office:value-type="float" office:value="0.92058" calcext:value-type="float">
            <text:p>0.92058</text:p>
          </table:table-cell>
          <table:table-cell table:formula="of:=([.A506]*[.A506])" office:value-type="float" office:value="0.989599185796" calcext:value-type="float">
            <text:p>0.989599185796</text:p>
          </table:table-cell>
          <table:table-cell table:formula="of:=([.A506]-[.B506])*([.A506]-[.B506])" office:value-type="float" office:value="0.005506530436" calcext:value-type="float">
            <text:p>0.005506530436</text:p>
          </table:table-cell>
          <table:table-cell table:number-columns-repeated="2"/>
        </table:table-row>
        <table:table-row table:style-name="ro1">
          <table:table-cell office:value-type="float" office:value="0.994785" calcext:value-type="float">
            <text:p>0.994785</text:p>
          </table:table-cell>
          <table:table-cell office:value-type="float" office:value="0.963767" calcext:value-type="float">
            <text:p>0.963767</text:p>
          </table:table-cell>
          <table:table-cell table:formula="of:=([.A507]*[.A507])" office:value-type="float" office:value="0.989597196225" calcext:value-type="float">
            <text:p>0.989597196225</text:p>
          </table:table-cell>
          <table:table-cell table:formula="of:=([.A507]-[.B507])*([.A507]-[.B507])" office:value-type="float" office:value="0.000962116323999999" calcext:value-type="float">
            <text:p>0.000962116323999999</text:p>
          </table:table-cell>
          <table:table-cell table:number-columns-repeated="2"/>
        </table:table-row>
        <table:table-row table:style-name="ro1">
          <table:table-cell office:value-type="float" office:value="0.994786" calcext:value-type="float">
            <text:p>0.994786</text:p>
          </table:table-cell>
          <table:table-cell office:value-type="float" office:value="0.999997" calcext:value-type="float">
            <text:p>0.999997</text:p>
          </table:table-cell>
          <table:table-cell table:formula="of:=([.A508]*[.A508])" office:value-type="float" office:value="0.989599185796" calcext:value-type="float">
            <text:p>0.989599185796</text:p>
          </table:table-cell>
          <table:table-cell table:formula="of:=([.A508]-[.B508])*([.A508]-[.B508])" office:value-type="float" office:value="0.0000271545210000008" calcext:value-type="float">
            <text:p>2.71545210000008E-05</text:p>
          </table:table-cell>
          <table:table-cell table:number-columns-repeated="2"/>
        </table:table-row>
        <table:table-row table:style-name="ro1">
          <table:table-cell office:value-type="float" office:value="0.00000244379" calcext:value-type="float">
            <text:p>0.00000244379</text:p>
          </table:table-cell>
          <table:table-cell office:value-type="float" office:value="0.00000303222" calcext:value-type="float">
            <text:p>0.00000303222</text:p>
          </table:table-cell>
          <table:table-cell table:formula="of:=([.A509]*[.A509])" office:value-type="float" office:value="0.00000000000597210956" calcext:value-type="float">
            <text:p>5.9721095641E-12</text:p>
          </table:table-cell>
          <table:table-cell table:formula="of:=([.A509]-[.B509])*([.A509]-[.B509])" office:value-type="float" office:value="0.00000000000034624986" calcext:value-type="float">
            <text:p>3.462498649E-13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119062" calcext:value-type="float">
            <text:p>0.00119062</text:p>
          </table:table-cell>
          <table:table-cell table:formula="of:=([.A510]*[.A510])" office:value-type="float" office:value="0.00000000000069633184" calcext:value-type="float">
            <text:p>6.96331836225E-13</text:p>
          </table:table-cell>
          <table:table-cell table:formula="of:=([.A510]-[.B510])*([.A510]-[.B510])" office:value-type="float" office:value="0.00000141558961929524" calcext:value-type="float">
            <text:p>1.41558961929524E-06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115234" calcext:value-type="float">
            <text:p>0.000115234</text:p>
          </table:table-cell>
          <table:table-cell table:formula="of:=([.A511]*[.A511])" office:value-type="float" office:value="0.00000000000022737352" calcext:value-type="float">
            <text:p>2.27373524569E-13</text:p>
          </table:table-cell>
          <table:table-cell table:formula="of:=([.A511]-[.B511])*([.A511]-[.B511])" office:value-type="float" office:value="0.00000001316920645981" calcext:value-type="float">
            <text:p>1.31692064598086E-08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257927" calcext:value-type="float">
            <text:p>0.0257927</text:p>
          </table:table-cell>
          <table:table-cell table:formula="of:=([.A512]*[.A512])" office:value-type="float" office:value="0.00000000002330939088" calcext:value-type="float">
            <text:p>2.33093908804E-11</text:p>
          </table:table-cell>
          <table:table-cell table:formula="of:=([.A512]-[.B512])*([.A512]-[.B512])" office:value-type="float" office:value="0.000665014343319899" calcext:value-type="float">
            <text:p>0.000665014343319899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480835" calcext:value-type="float">
            <text:p>0.0480835</text:p>
          </table:table-cell>
          <table:table-cell table:formula="of:=([.A513]*[.A513])" office:value-type="float" office:value="0.00000000002330939088" calcext:value-type="float">
            <text:p>2.33093908804E-11</text:p>
          </table:table-cell>
          <table:table-cell table:formula="of:=([.A513]-[.B513])*([.A513]-[.B513])" office:value-type="float" office:value="0.00231155870320673" calcext:value-type="float">
            <text:p>0.00231155870320673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536509" calcext:value-type="float">
            <text:p>0.0536509</text:p>
          </table:table-cell>
          <table:table-cell table:formula="of:=([.A514]*[.A514])" office:value-type="float" office:value="0.00000000002330939088" calcext:value-type="float">
            <text:p>2.33093908804E-11</text:p>
          </table:table-cell>
          <table:table-cell table:formula="of:=([.A514]-[.B514])*([.A514]-[.B514])" office:value-type="float" office:value="0.00287790104317503" calcext:value-type="float">
            <text:p>0.00287790104317503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743772" calcext:value-type="float">
            <text:p>0.0743772</text:p>
          </table:table-cell>
          <table:table-cell table:formula="of:=([.A515]*[.A515])" office:value-type="float" office:value="0.00000000002330939088" calcext:value-type="float">
            <text:p>2.33093908804E-11</text:p>
          </table:table-cell>
          <table:table-cell table:formula="of:=([.A515]-[.B515])*([.A515]-[.B515])" office:value-type="float" office:value="0.00553124971988128" calcext:value-type="float">
            <text:p>0.00553124971988128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00253557" calcext:value-type="float">
            <text:p>0.000000253557</text:p>
          </table:table-cell>
          <table:table-cell table:formula="of:=([.A516]*[.A516])" office:value-type="float" office:value="0.00000000001547564789" calcext:value-type="float">
            <text:p>1.54756478881E-11</text:p>
          </table:table-cell>
          <table:table-cell table:formula="of:=([.A516]-[.B516])*([.A516]-[.B516])" office:value-type="float" office:value="0.0000000000135449982" calcext:value-type="float">
            <text:p>1.3544998204609E-11</text:p>
          </table:table-cell>
          <table:table-cell table:number-columns-repeated="2"/>
        </table:table-row>
        <table:table-row table:style-name="ro1">
          <table:table-cell office:value-type="float" office:value="0.000158787" calcext:value-type="float">
            <text:p>0.000158787</text:p>
          </table:table-cell>
          <table:table-cell office:value-type="float" office:value="0.0908948" calcext:value-type="float">
            <text:p>0.0908948</text:p>
          </table:table-cell>
          <table:table-cell table:formula="of:=([.A517]*[.A517])" office:value-type="float" office:value="0.000000025213311369" calcext:value-type="float">
            <text:p>2.5213311369E-08</text:p>
          </table:table-cell>
          <table:table-cell table:formula="of:=([.A517]-[.B517])*([.A517]-[.B517])" office:value-type="float" office:value="0.00823302405513617" calcext:value-type="float">
            <text:p>0.00823302405513617</text:p>
          </table:table-cell>
          <table:table-cell table:number-columns-repeated="2"/>
        </table:table-row>
        <table:table-row table:style-name="ro1">
          <table:table-cell office:value-type="float" office:value="0.000158787" calcext:value-type="float">
            <text:p>0.000158787</text:p>
          </table:table-cell>
          <table:table-cell office:value-type="float" office:value="0.0905401" calcext:value-type="float">
            <text:p>0.0905401</text:p>
          </table:table-cell>
          <table:table-cell table:formula="of:=([.A518]*[.A518])" office:value-type="float" office:value="0.000000025213311369" calcext:value-type="float">
            <text:p>2.5213311369E-08</text:p>
          </table:table-cell>
          <table:table-cell table:formula="of:=([.A518]-[.B518])*([.A518]-[.B518])" office:value-type="float" office:value="0.00816878173960397" calcext:value-type="float">
            <text:p>0.00816878173960397</text:p>
          </table:table-cell>
          <table:table-cell table:number-columns-repeated="2"/>
        </table:table-row>
        <table:table-row table:style-name="ro1">
          <table:table-cell office:value-type="float" office:value="0.000175595" calcext:value-type="float">
            <text:p>0.000175595</text:p>
          </table:table-cell>
          <table:table-cell office:value-type="float" office:value="0.00401996" calcext:value-type="float">
            <text:p>0.00401996</text:p>
          </table:table-cell>
          <table:table-cell table:formula="of:=([.A519]*[.A519])" office:value-type="float" office:value="0.000000030833604025" calcext:value-type="float">
            <text:p>3.0833604025E-08</text:p>
          </table:table-cell>
          <table:table-cell table:formula="of:=([.A519]-[.B519])*([.A519]-[.B519])" office:value-type="float" office:value="0.000014779142253225" calcext:value-type="float">
            <text:p>1.4779142253225E-05</text:p>
          </table:table-cell>
          <table:table-cell table:number-columns-repeated="2"/>
        </table:table-row>
        <table:table-row table:style-name="ro1">
          <table:table-cell office:value-type="float" office:value="0.0000283122" calcext:value-type="float">
            <text:p>0.0000283122</text:p>
          </table:table-cell>
          <table:table-cell office:value-type="float" office:value="0.000000374051" calcext:value-type="float">
            <text:p>0.000000374051</text:p>
          </table:table-cell>
          <table:table-cell table:formula="of:=([.A520]*[.A520])" office:value-type="float" office:value="0.00000000080158066884" calcext:value-type="float">
            <text:p>8.0158066884E-10</text:p>
          </table:table-cell>
          <table:table-cell table:formula="of:=([.A520]-[.B520])*([.A520]-[.B520])" office:value-type="float" office:value="0.00000000078054016955" calcext:value-type="float">
            <text:p>7.80540169546201E-10</text:p>
          </table:table-cell>
          <table:table-cell table:number-columns-repeated="2"/>
        </table:table-row>
        <table:table-row table:style-name="ro1">
          <table:table-cell office:value-type="float" office:value="0.00290799" calcext:value-type="float">
            <text:p>0.00290799</text:p>
          </table:table-cell>
          <table:table-cell office:value-type="float" office:value="0.000000326209" calcext:value-type="float">
            <text:p>0.000000326209</text:p>
          </table:table-cell>
          <table:table-cell table:formula="of:=([.A521]*[.A521])" office:value-type="float" office:value="0.0000084564058401" calcext:value-type="float">
            <text:p>0.0000084564058401</text:p>
          </table:table-cell>
          <table:table-cell table:formula="of:=([.A521]-[.B521])*([.A521]-[.B521])" office:value-type="float" office:value="0.00000845450872149249" calcext:value-type="float">
            <text:p>8.45450872149249E-06</text:p>
          </table:table-cell>
          <table:table-cell table:number-columns-repeated="2"/>
        </table:table-row>
        <table:table-row table:style-name="ro1">
          <table:table-cell office:value-type="float" office:value="0.00031966" calcext:value-type="float">
            <text:p>0.00031966</text:p>
          </table:table-cell>
          <table:table-cell office:value-type="float" office:value="0.0126565" calcext:value-type="float">
            <text:p>0.0126565</text:p>
          </table:table-cell>
          <table:table-cell table:formula="of:=([.A522]*[.A522])" office:value-type="float" office:value="0.0000001021825156" calcext:value-type="float">
            <text:p>0.0000001021825156</text:p>
          </table:table-cell>
          <table:table-cell table:formula="of:=([.A522]-[.B522])*([.A522]-[.B522])" office:value-type="float" office:value="0.0001521976211856" calcext:value-type="float">
            <text:p>0.0001521976211856</text:p>
          </table:table-cell>
          <table:table-cell table:number-columns-repeated="2"/>
        </table:table-row>
        <table:table-row table:style-name="ro1">
          <table:table-cell office:value-type="float" office:value="0.00055635" calcext:value-type="float">
            <text:p>0.00055635</text:p>
          </table:table-cell>
          <table:table-cell office:value-type="float" office:value="0.025425" calcext:value-type="float">
            <text:p>0.025425</text:p>
          </table:table-cell>
          <table:table-cell table:formula="of:=([.A523]*[.A523])" office:value-type="float" office:value="0.0000003095253225" calcext:value-type="float">
            <text:p>0.0000003095253225</text:p>
          </table:table-cell>
          <table:table-cell table:formula="of:=([.A523]-[.B523])*([.A523]-[.B523])" office:value-type="float" office:value="0.0006184497528225" calcext:value-type="float">
            <text:p>0.0006184497528225</text:p>
          </table:table-cell>
          <table:table-cell table:number-columns-repeated="2"/>
        </table:table-row>
        <table:table-row table:style-name="ro1">
          <table:table-cell office:value-type="float" office:value="0.000372231" calcext:value-type="float">
            <text:p>0.000372231</text:p>
          </table:table-cell>
          <table:table-cell office:value-type="float" office:value="0.0177658" calcext:value-type="float">
            <text:p>0.0177658</text:p>
          </table:table-cell>
          <table:table-cell table:formula="of:=([.A524]*[.A524])" office:value-type="float" office:value="0.000000138555917361" calcext:value-type="float">
            <text:p>1.38555917361E-07</text:p>
          </table:table-cell>
          <table:table-cell table:formula="of:=([.A524]-[.B524])*([.A524]-[.B524])" office:value-type="float" office:value="0.000302536242557761" calcext:value-type="float">
            <text:p>0.000302536242557761</text:p>
          </table:table-cell>
          <table:table-cell table:number-columns-repeated="2"/>
        </table:table-row>
        <table:table-row table:style-name="ro1">
          <table:table-cell office:value-type="float" office:value="0.00214213" calcext:value-type="float">
            <text:p>0.00214213</text:p>
          </table:table-cell>
          <table:table-cell office:value-type="float" office:value="0.0559336" calcext:value-type="float">
            <text:p>0.0559336</text:p>
          </table:table-cell>
          <table:table-cell table:formula="of:=([.A525]*[.A525])" office:value-type="float" office:value="0.0000045887209369" calcext:value-type="float">
            <text:p>0.0000045887209369</text:p>
          </table:table-cell>
          <table:table-cell table:formula="of:=([.A525]-[.B525])*([.A525]-[.B525])" office:value-type="float" office:value="0.0028935222447609" calcext:value-type="float">
            <text:p>0.0028935222447609</text:p>
          </table:table-cell>
          <table:table-cell table:number-columns-repeated="2"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0936378" calcext:value-type="float">
            <text:p>0.00936378</text:p>
          </table:table-cell>
          <table:table-cell table:formula="of:=([.A526]*[.A526])" office:value-type="float" office:value="0.0000380774150761" calcext:value-type="float">
            <text:p>0.0000380774150761</text:p>
          </table:table-cell>
          <table:table-cell table:formula="of:=([.A526]-[.B526])*([.A526]-[.B526])" office:value-type="float" office:value="0.0000101958237481" calcext:value-type="float">
            <text:p>0.0000101958237481</text:p>
          </table:table-cell>
          <table:table-cell table:number-columns-repeated="2"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168717" calcext:value-type="float">
            <text:p>0.0168717</text:p>
          </table:table-cell>
          <table:table-cell table:formula="of:=([.A527]*[.A527])" office:value-type="float" office:value="0.0000380774150761" calcext:value-type="float">
            <text:p>0.0000380774150761</text:p>
          </table:table-cell>
          <table:table-cell table:formula="of:=([.A527]-[.B527])*([.A527]-[.B527])" office:value-type="float" office:value="0.0001145116150201" calcext:value-type="float">
            <text:p>0.0001145116150201</text:p>
          </table:table-cell>
          <table:table-cell table:number-columns-repeated="2"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24947" calcext:value-type="float">
            <text:p>0.024947</text:p>
          </table:table-cell>
          <table:table-cell table:formula="of:=([.A528]*[.A528])" office:value-type="float" office:value="0.0000380774150761" calcext:value-type="float">
            <text:p>0.0000380774150761</text:p>
          </table:table-cell>
          <table:table-cell table:formula="of:=([.A528]-[.B528])*([.A528]-[.B528])" office:value-type="float" office:value="0.0003525498172161" calcext:value-type="float">
            <text:p>0.0003525498172161</text:p>
          </table:table-cell>
          <table:table-cell table:number-columns-repeated="2"/>
        </table:table-row>
        <table:table-row table:style-name="ro1">
          <table:table-cell office:value-type="float" office:value="0.00617069" calcext:value-type="float">
            <text:p>0.00617069</text:p>
          </table:table-cell>
          <table:table-cell office:value-type="float" office:value="0.0259283" calcext:value-type="float">
            <text:p>0.0259283</text:p>
          </table:table-cell>
          <table:table-cell table:formula="of:=([.A529]*[.A529])" office:value-type="float" office:value="0.0000380774150761" calcext:value-type="float">
            <text:p>0.0000380774150761</text:p>
          </table:table-cell>
          <table:table-cell table:formula="of:=([.A529]-[.B529])*([.A529]-[.B529])" office:value-type="float" office:value="0.0003903631529121" calcext:value-type="float">
            <text:p>0.0003903631529121</text:p>
          </table:table-cell>
          <table:table-cell table:number-columns-repeated="2"/>
        </table:table-row>
        <table:table-row table:style-name="ro1">
          <table:table-cell office:value-type="float" office:value="0.0181569" calcext:value-type="float">
            <text:p>0.0181569</text:p>
          </table:table-cell>
          <table:table-cell office:value-type="float" office:value="0.00847428" calcext:value-type="float">
            <text:p>0.00847428</text:p>
          </table:table-cell>
          <table:table-cell table:formula="of:=([.A530]*[.A530])" office:value-type="float" office:value="0.00032967301761" calcext:value-type="float">
            <text:p>0.00032967301761</text:p>
          </table:table-cell>
          <table:table-cell table:formula="of:=([.A530]-[.B530])*([.A530]-[.B530])" office:value-type="float" office:value="0.0000937531300644" calcext:value-type="float">
            <text:p>0.0000937531300644</text:p>
          </table:table-cell>
          <table:table-cell table:number-columns-repeated="2"/>
        </table:table-row>
        <table:table-row table:style-name="ro1">
          <table:table-cell office:value-type="float" office:value="0.0963953" calcext:value-type="float">
            <text:p>0.0963953</text:p>
          </table:table-cell>
          <table:table-cell office:value-type="float" office:value="0.167014" calcext:value-type="float">
            <text:p>0.167014</text:p>
          </table:table-cell>
          <table:table-cell table:formula="of:=([.A531]*[.A531])" office:value-type="float" office:value="0.00929205386209" calcext:value-type="float">
            <text:p>0.00929205386209</text:p>
          </table:table-cell>
          <table:table-cell table:formula="of:=([.A531]-[.B531])*([.A531]-[.B531])" office:value-type="float" office:value="0.00498700078969" calcext:value-type="float">
            <text:p>0.00498700078969</text:p>
          </table:table-cell>
          <table:table-cell table:number-columns-repeated="2"/>
        </table:table-row>
        <table:table-row table:style-name="ro1">
          <table:table-cell office:value-type="float" office:value="0.158811" calcext:value-type="float">
            <text:p>0.158811</text:p>
          </table:table-cell>
          <table:table-cell office:value-type="float" office:value="0.173215" calcext:value-type="float">
            <text:p>0.173215</text:p>
          </table:table-cell>
          <table:table-cell table:formula="of:=([.A532]*[.A532])" office:value-type="float" office:value="0.025220933721" calcext:value-type="float">
            <text:p>0.025220933721</text:p>
          </table:table-cell>
          <table:table-cell table:formula="of:=([.A532]-[.B532])*([.A532]-[.B532])" office:value-type="float" office:value="0.000207475216" calcext:value-type="float">
            <text:p>0.000207475216</text:p>
          </table:table-cell>
          <table:table-cell table:number-columns-repeated="2"/>
        </table:table-row>
        <table:table-row table:style-name="ro1">
          <table:table-cell office:value-type="float" office:value="0.172966" calcext:value-type="float">
            <text:p>0.172966</text:p>
          </table:table-cell>
          <table:table-cell office:value-type="float" office:value="0.264395" calcext:value-type="float">
            <text:p>0.264395</text:p>
          </table:table-cell>
          <table:table-cell table:formula="of:=([.A533]*[.A533])" office:value-type="float" office:value="0.029917237156" calcext:value-type="float">
            <text:p>0.029917237156</text:p>
          </table:table-cell>
          <table:table-cell table:formula="of:=([.A533]-[.B533])*([.A533]-[.B533])" office:value-type="float" office:value="0.008359262041" calcext:value-type="float">
            <text:p>0.008359262041</text:p>
          </table:table-cell>
          <table:table-cell table:number-columns-repeated="2"/>
        </table:table-row>
        <table:table-row table:style-name="ro1">
          <table:table-cell office:value-type="float" office:value="0.172966" calcext:value-type="float">
            <text:p>0.172966</text:p>
          </table:table-cell>
          <table:table-cell office:value-type="float" office:value="0.32044" calcext:value-type="float">
            <text:p>0.32044</text:p>
          </table:table-cell>
          <table:table-cell table:formula="of:=([.A534]*[.A534])" office:value-type="float" office:value="0.029917237156" calcext:value-type="float">
            <text:p>0.029917237156</text:p>
          </table:table-cell>
          <table:table-cell table:formula="of:=([.A534]-[.B534])*([.A534]-[.B534])" office:value-type="float" office:value="0.021748580676" calcext:value-type="float">
            <text:p>0.021748580676</text:p>
          </table:table-cell>
          <table:table-cell table:number-columns-repeated="2"/>
        </table:table-row>
        <table:table-row table:style-name="ro1">
          <table:table-cell office:value-type="float" office:value="0.287641" calcext:value-type="float">
            <text:p>0.287641</text:p>
          </table:table-cell>
          <table:table-cell office:value-type="float" office:value="0.332692" calcext:value-type="float">
            <text:p>0.332692</text:p>
          </table:table-cell>
          <table:table-cell table:formula="of:=([.A535]*[.A535])" office:value-type="float" office:value="0.082737344881" calcext:value-type="float">
            <text:p>0.082737344881</text:p>
          </table:table-cell>
          <table:table-cell table:formula="of:=([.A535]-[.B535])*([.A535]-[.B535])" office:value-type="float" office:value="0.002029592601" calcext:value-type="float">
            <text:p>0.002029592601</text:p>
          </table:table-cell>
          <table:table-cell table:number-columns-repeated="2"/>
        </table:table-row>
        <table:table-row table:style-name="ro1">
          <table:table-cell office:value-type="float" office:value="0.287641" calcext:value-type="float">
            <text:p>0.287641</text:p>
          </table:table-cell>
          <table:table-cell office:value-type="float" office:value="0.581168" calcext:value-type="float">
            <text:p>0.581168</text:p>
          </table:table-cell>
          <table:table-cell table:formula="of:=([.A536]*[.A536])" office:value-type="float" office:value="0.082737344881" calcext:value-type="float">
            <text:p>0.082737344881</text:p>
          </table:table-cell>
          <table:table-cell table:formula="of:=([.A536]-[.B536])*([.A536]-[.B536])" office:value-type="float" office:value="0.086158099729" calcext:value-type="float">
            <text:p>0.086158099729</text:p>
          </table:table-cell>
          <table:table-cell table:number-columns-repeated="2"/>
        </table:table-row>
        <table:table-row table:style-name="ro1">
          <table:table-cell office:value-type="float" office:value="0.477617" calcext:value-type="float">
            <text:p>0.477617</text:p>
          </table:table-cell>
          <table:table-cell office:value-type="float" office:value="0.343269" calcext:value-type="float">
            <text:p>0.343269</text:p>
          </table:table-cell>
          <table:table-cell table:formula="of:=([.A537]*[.A537])" office:value-type="float" office:value="0.228117998689" calcext:value-type="float">
            <text:p>0.228117998689</text:p>
          </table:table-cell>
          <table:table-cell table:formula="of:=([.A537]-[.B537])*([.A537]-[.B537])" office:value-type="float" office:value="0.018049385104" calcext:value-type="float">
            <text:p>0.018049385104</text:p>
          </table:table-cell>
          <table:table-cell table:number-columns-repeated="2"/>
        </table:table-row>
        <table:table-row table:style-name="ro1">
          <table:table-cell office:value-type="float" office:value="0.477616" calcext:value-type="float">
            <text:p>0.477616</text:p>
          </table:table-cell>
          <table:table-cell office:value-type="float" office:value="0.410815" calcext:value-type="float">
            <text:p>0.410815</text:p>
          </table:table-cell>
          <table:table-cell table:formula="of:=([.A538]*[.A538])" office:value-type="float" office:value="0.228117043456" calcext:value-type="float">
            <text:p>0.228117043456</text:p>
          </table:table-cell>
          <table:table-cell table:formula="of:=([.A538]-[.B538])*([.A538]-[.B538])" office:value-type="float" office:value="0.004462373601" calcext:value-type="float">
            <text:p>0.004462373601</text:p>
          </table:table-cell>
          <table:table-cell table:number-columns-repeated="2"/>
        </table:table-row>
        <table:table-row table:style-name="ro1">
          <table:table-cell office:value-type="float" office:value="0.477616" calcext:value-type="float">
            <text:p>0.477616</text:p>
          </table:table-cell>
          <table:table-cell office:value-type="float" office:value="0.428932" calcext:value-type="float">
            <text:p>0.428932</text:p>
          </table:table-cell>
          <table:table-cell table:formula="of:=([.A539]*[.A539])" office:value-type="float" office:value="0.228117043456" calcext:value-type="float">
            <text:p>0.228117043456</text:p>
          </table:table-cell>
          <table:table-cell table:formula="of:=([.A539]-[.B539])*([.A539]-[.B539])" office:value-type="float" office:value="0.002370131856" calcext:value-type="float">
            <text:p>0.002370131856</text:p>
          </table:table-cell>
          <table:table-cell table:number-columns-repeated="2"/>
        </table:table-row>
        <table:table-row table:style-name="ro1">
          <table:table-cell office:value-type="float" office:value="0.535723" calcext:value-type="float">
            <text:p>0.535723</text:p>
          </table:table-cell>
          <table:table-cell office:value-type="float" office:value="0.760457" calcext:value-type="float">
            <text:p>0.760457</text:p>
          </table:table-cell>
          <table:table-cell table:formula="of:=([.A540]*[.A540])" office:value-type="float" office:value="0.286999132729" calcext:value-type="float">
            <text:p>0.286999132729</text:p>
          </table:table-cell>
          <table:table-cell table:formula="of:=([.A540]-[.B540])*([.A540]-[.B540])" office:value-type="float" office:value="0.0505053707560001" calcext:value-type="float">
            <text:p>0.0505053707560001</text:p>
          </table:table-cell>
          <table:table-cell table:number-columns-repeated="2"/>
        </table:table-row>
        <table:table-row table:style-name="ro1">
          <table:table-cell office:value-type="float" office:value="0.657546" calcext:value-type="float">
            <text:p>0.657546</text:p>
          </table:table-cell>
          <table:table-cell office:value-type="float" office:value="0.768657" calcext:value-type="float">
            <text:p>0.768657</text:p>
          </table:table-cell>
          <table:table-cell table:formula="of:=([.A541]*[.A541])" office:value-type="float" office:value="0.432366742116" calcext:value-type="float">
            <text:p>0.432366742116</text:p>
          </table:table-cell>
          <table:table-cell table:formula="of:=([.A541]-[.B541])*([.A541]-[.B541])" office:value-type="float" office:value="0.012345654321" calcext:value-type="float">
            <text:p>0.012345654321</text:p>
          </table:table-cell>
          <table:table-cell table:number-columns-repeated="2"/>
        </table:table-row>
        <table:table-row table:style-name="ro1">
          <table:table-cell office:value-type="float" office:value="0.657545" calcext:value-type="float">
            <text:p>0.657545</text:p>
          </table:table-cell>
          <table:table-cell office:value-type="float" office:value="0.827298" calcext:value-type="float">
            <text:p>0.827298</text:p>
          </table:table-cell>
          <table:table-cell table:formula="of:=([.A542]*[.A542])" office:value-type="float" office:value="0.432365427025" calcext:value-type="float">
            <text:p>0.432365427025</text:p>
          </table:table-cell>
          <table:table-cell table:formula="of:=([.A542]-[.B542])*([.A542]-[.B542])" office:value-type="float" office:value="0.028816081009" calcext:value-type="float">
            <text:p>0.028816081009</text:p>
          </table:table-cell>
          <table:table-cell table:number-columns-repeated="2"/>
        </table:table-row>
        <table:table-row table:style-name="ro1">
          <table:table-cell office:value-type="float" office:value="0.657545" calcext:value-type="float">
            <text:p>0.657545</text:p>
          </table:table-cell>
          <table:table-cell office:value-type="float" office:value="0.865252" calcext:value-type="float">
            <text:p>0.865252</text:p>
          </table:table-cell>
          <table:table-cell table:formula="of:=([.A543]*[.A543])" office:value-type="float" office:value="0.432365427025" calcext:value-type="float">
            <text:p>0.432365427025</text:p>
          </table:table-cell>
          <table:table-cell table:formula="of:=([.A543]-[.B543])*([.A543]-[.B543])" office:value-type="float" office:value="0.043142197849" calcext:value-type="float">
            <text:p>0.043142197849</text:p>
          </table:table-cell>
          <table:table-cell table:number-columns-repeated="2"/>
        </table:table-row>
        <table:table-row table:style-name="ro1">
          <table:table-cell office:value-type="float" office:value="0.657546" calcext:value-type="float">
            <text:p>0.657546</text:p>
          </table:table-cell>
          <table:table-cell office:value-type="float" office:value="0.901126" calcext:value-type="float">
            <text:p>0.901126</text:p>
          </table:table-cell>
          <table:table-cell table:formula="of:=([.A544]*[.A544])" office:value-type="float" office:value="0.432366742116" calcext:value-type="float">
            <text:p>0.432366742116</text:p>
          </table:table-cell>
          <table:table-cell table:formula="of:=([.A544]-[.B544])*([.A544]-[.B544])" office:value-type="float" office:value="0.0593312164" calcext:value-type="float">
            <text:p>0.0593312164</text:p>
          </table:table-cell>
          <table:table-cell table:number-columns-repeated="2"/>
        </table:table-row>
        <table:table-row table:style-name="ro1">
          <table:table-cell office:value-type="float" office:value="0.822859" calcext:value-type="float">
            <text:p>0.822859</text:p>
          </table:table-cell>
          <table:table-cell office:value-type="float" office:value="0.821164" calcext:value-type="float">
            <text:p>0.821164</text:p>
          </table:table-cell>
          <table:table-cell table:formula="of:=([.A545]*[.A545])" office:value-type="float" office:value="0.677096933881" calcext:value-type="float">
            <text:p>0.677096933881</text:p>
          </table:table-cell>
          <table:table-cell table:formula="of:=([.A545]-[.B545])*([.A545]-[.B545])" office:value-type="float" office:value="0.00000287302500000001" calcext:value-type="float">
            <text:p>0.00000287302500000001</text:p>
          </table:table-cell>
          <table:table-cell table:number-columns-repeated="2"/>
        </table:table-row>
        <table:table-row table:style-name="ro1">
          <table:table-cell office:value-type="float" office:value="0.847967" calcext:value-type="float">
            <text:p>0.847967</text:p>
          </table:table-cell>
          <table:table-cell office:value-type="float" office:value="0.966935" calcext:value-type="float">
            <text:p>0.966935</text:p>
          </table:table-cell>
          <table:table-cell table:formula="of:=([.A546]*[.A546])" office:value-type="float" office:value="0.719048033089" calcext:value-type="float">
            <text:p>0.719048033089</text:p>
          </table:table-cell>
          <table:table-cell table:formula="of:=([.A546]-[.B546])*([.A546]-[.B546])" office:value-type="float" office:value="0.014153385024" calcext:value-type="float">
            <text:p>0.014153385024</text:p>
          </table:table-cell>
          <table:table-cell table:number-columns-repeated="2"/>
        </table:table-row>
        <table:table-row table:style-name="ro1">
          <table:table-cell office:value-type="float" office:value="0.975331" calcext:value-type="float">
            <text:p>0.975331</text:p>
          </table:table-cell>
          <table:table-cell office:value-type="float" office:value="0.991991" calcext:value-type="float">
            <text:p>0.991991</text:p>
          </table:table-cell>
          <table:table-cell table:formula="of:=([.A547]*[.A547])" office:value-type="float" office:value="0.951270559561" calcext:value-type="float">
            <text:p>0.951270559561</text:p>
          </table:table-cell>
          <table:table-cell table:formula="of:=([.A547]-[.B547])*([.A547]-[.B547])" office:value-type="float" office:value="0.0002775556" calcext:value-type="float">
            <text:p>0.0002775556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195828" calcext:value-type="float">
            <text:p>0.00000195828</text:p>
          </table:table-cell>
          <table:table-cell table:formula="of:=([.A548]*[.A548])" office:value-type="float" office:value="0.00000000000102673636" calcext:value-type="float">
            <text:p>1.0267363584E-12</text:p>
          </table:table-cell>
          <table:table-cell table:formula="of:=([.A548]-[.B548])*([.A548]-[.B548])" office:value-type="float" office:value="0.000000000000893025" calcext:value-type="float">
            <text:p>8.93025E-13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122048" calcext:value-type="float">
            <text:p>0.00122048</text:p>
          </table:table-cell>
          <table:table-cell table:formula="of:=([.A549]*[.A549])" office:value-type="float" office:value="0.00000000000102673636" calcext:value-type="float">
            <text:p>1.0267363584E-12</text:p>
          </table:table-cell>
          <table:table-cell table:formula="of:=([.A549]-[.B549])*([.A549]-[.B549])" office:value-type="float" office:value="0.00000148709908118756" calcext:value-type="float">
            <text:p>1.48709908118756E-06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226163" calcext:value-type="float">
            <text:p>0.00226163</text:p>
          </table:table-cell>
          <table:table-cell table:formula="of:=([.A550]*[.A550])" office:value-type="float" office:value="0.00000000000022737352" calcext:value-type="float">
            <text:p>2.27373524569E-13</text:p>
          </table:table-cell>
          <table:table-cell table:formula="of:=([.A550]-[.B550])*([.A550]-[.B550])" office:value-type="float" office:value="0.00000511281362654491" calcext:value-type="float">
            <text:p>5.11281362654491E-06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910075" calcext:value-type="float">
            <text:p>0.000910075</text:p>
          </table:table-cell>
          <table:table-cell table:formula="of:=([.A551]*[.A551])" office:value-type="float" office:value="0.00000000000035527083" calcext:value-type="float">
            <text:p>3.55270834116E-13</text:p>
          </table:table-cell>
          <table:table-cell table:formula="of:=([.A551]-[.B551])*([.A551]-[.B551])" office:value-type="float" office:value="0.00000082715196776893" calcext:value-type="float">
            <text:p>8.27151967768934E-07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169661" calcext:value-type="float">
            <text:p>0.00169661</text:p>
          </table:table-cell>
          <table:table-cell table:formula="of:=([.A552]*[.A552])" office:value-type="float" office:value="0.00000000000035527083" calcext:value-type="float">
            <text:p>3.55270834116E-13</text:p>
          </table:table-cell>
          <table:table-cell table:formula="of:=([.A552]-[.B552])*([.A552]-[.B552])" office:value-type="float" office:value="0.00000287646333216271" calcext:value-type="float">
            <text:p>2.87646333216271E-06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803812" calcext:value-type="float">
            <text:p>0.000803812</text:p>
          </table:table-cell>
          <table:table-cell table:formula="of:=([.A553]*[.A553])" office:value-type="float" office:value="0.00000000000240163208" calcext:value-type="float">
            <text:p>2.4016320784E-12</text:p>
          </table:table-cell>
          <table:table-cell table:formula="of:=([.A553]-[.B553])*([.A553]-[.B553])" office:value-type="float" office:value="0.0000006436247659108" calcext:value-type="float">
            <text:p>6.43624765910798E-07</text:p>
          </table:table-cell>
          <table:table-cell table:number-columns-repeated="2"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214643" calcext:value-type="float">
            <text:p>0.00214643</text:p>
          </table:table-cell>
          <table:table-cell table:formula="of:=([.A554]*[.A554])" office:value-type="float" office:value="0.00000000047331048249" calcext:value-type="float">
            <text:p>4.7331048249E-10</text:p>
          </table:table-cell>
          <table:table-cell table:formula="of:=([.A554]-[.B554])*([.A554]-[.B554])" office:value-type="float" office:value="0.00000451424088108049" calcext:value-type="float">
            <text:p>4.51424088108049E-06</text:p>
          </table:table-cell>
          <table:table-cell table:number-columns-repeated="2"/>
        </table:table-row>
        <table:table-row table:style-name="ro1">
          <table:table-cell office:value-type="float" office:value="0.0000110269" calcext:value-type="float">
            <text:p>0.0000110269</text:p>
          </table:table-cell>
          <table:table-cell office:value-type="float" office:value="0.0000115416" calcext:value-type="float">
            <text:p>0.0000115416</text:p>
          </table:table-cell>
          <table:table-cell table:formula="of:=([.A555]*[.A555])" office:value-type="float" office:value="0.00000000012159252361" calcext:value-type="float">
            <text:p>1.2159252361E-10</text:p>
          </table:table-cell>
          <table:table-cell table:formula="of:=([.A555]-[.B555])*([.A555]-[.B555])" office:value-type="float" office:value="0.00000000000026491609" calcext:value-type="float">
            <text:p>2.6491609E-13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440491" calcext:value-type="float">
            <text:p>0.00000440491</text:p>
          </table:table-cell>
          <table:table-cell table:formula="of:=([.A556]*[.A556])" office:value-type="float" office:value="0.00000000000008881771" calcext:value-type="float">
            <text:p>8.8817708529E-14</text:p>
          </table:table-cell>
          <table:table-cell table:formula="of:=([.A556]-[.B556])*([.A556]-[.B556])" office:value-type="float" office:value="0.00000000001686652083" calcext:value-type="float">
            <text:p>1.6866520830769E-11</text:p>
          </table:table-cell>
          <table:table-cell table:number-columns-repeated="2"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358438" calcext:value-type="float">
            <text:p>0.00358438</text:p>
          </table:table-cell>
          <table:table-cell table:formula="of:=([.A557]*[.A557])" office:value-type="float" office:value="0.00000000009439210611" calcext:value-type="float">
            <text:p>9.43921061136E-11</text:p>
          </table:table-cell>
          <table:table-cell table:formula="of:=([.A557]-[.B557])*([.A557]-[.B557])" office:value-type="float" office:value="0.0000127782258586005" calcext:value-type="float">
            <text:p>1.27782258586005E-05</text:p>
          </table:table-cell>
          <table:table-cell table:number-columns-repeated="2"/>
        </table:table-row>
        <table:table-row table:style-name="ro1">
          <table:table-cell office:value-type="float" office:value="0.0000759959" calcext:value-type="float">
            <text:p>0.0000759959</text:p>
          </table:table-cell>
          <table:table-cell office:value-type="float" office:value="0.00251535" calcext:value-type="float">
            <text:p>0.00251535</text:p>
          </table:table-cell>
          <table:table-cell table:formula="of:=([.A558]*[.A558])" office:value-type="float" office:value="0.00000000577537681681" calcext:value-type="float">
            <text:p>5.77537681681E-09</text:p>
          </table:table-cell>
          <table:table-cell table:formula="of:=([.A558]-[.B558])*([.A558]-[.B558])" office:value-type="float" office:value="0.00000595044842518681" calcext:value-type="float">
            <text:p>5.95044842518681E-06</text:p>
          </table:table-cell>
          <table:table-cell table:number-columns-repeated="2"/>
        </table:table-row>
        <table:table-row table:style-name="ro1">
          <table:table-cell office:value-type="float" office:value="0.000493705" calcext:value-type="float">
            <text:p>0.000493705</text:p>
          </table:table-cell>
          <table:table-cell office:value-type="float" office:value="0.00000125829" calcext:value-type="float">
            <text:p>0.00000125829</text:p>
          </table:table-cell>
          <table:table-cell table:formula="of:=([.A559]*[.A559])" office:value-type="float" office:value="0.000000243744627025" calcext:value-type="float">
            <text:p>2.43744627025E-07</text:p>
          </table:table-cell>
          <table:table-cell table:formula="of:=([.A559]-[.B559])*([.A559]-[.B559])" office:value-type="float" office:value="0.00000024250376218983" calcext:value-type="float">
            <text:p>2.42503762189824E-07</text:p>
          </table:table-cell>
          <table:table-cell table:number-columns-repeated="2"/>
        </table:table-row>
        <table:table-row table:style-name="ro1">
          <table:table-cell office:value-type="float" office:value="0.000131547" calcext:value-type="float">
            <text:p>0.000131547</text:p>
          </table:table-cell>
          <table:table-cell office:value-type="float" office:value="0.0000616564" calcext:value-type="float">
            <text:p>0.0000616564</text:p>
          </table:table-cell>
          <table:table-cell table:formula="of:=([.A560]*[.A560])" office:value-type="float" office:value="0.000000017304613209" calcext:value-type="float">
            <text:p>1.7304613209E-08</text:p>
          </table:table-cell>
          <table:table-cell table:formula="of:=([.A560]-[.B560])*([.A560]-[.B560])" office:value-type="float" office:value="0.00000000488469596836" calcext:value-type="float">
            <text:p>4.88469596836E-09</text:p>
          </table:table-cell>
          <table:table-cell table:number-columns-repeated="2"/>
        </table:table-row>
        <table:table-row table:style-name="ro1">
          <table:table-cell office:value-type="float" office:value="0.00130165" calcext:value-type="float">
            <text:p>0.00130165</text:p>
          </table:table-cell>
          <table:table-cell office:value-type="float" office:value="0.0000551585" calcext:value-type="float">
            <text:p>0.0000551585</text:p>
          </table:table-cell>
          <table:table-cell table:formula="of:=([.A561]*[.A561])" office:value-type="float" office:value="0.0000016942927225" calcext:value-type="float">
            <text:p>0.0000016942927225</text:p>
          </table:table-cell>
          <table:table-cell table:formula="of:=([.A561]-[.B561])*([.A561]-[.B561])" office:value-type="float" office:value="0.00000155374105957225" calcext:value-type="float">
            <text:p>1.55374105957225E-06</text:p>
          </table:table-cell>
          <table:table-cell table:number-columns-repeated="2"/>
        </table:table-row>
        <table:table-row table:style-name="ro1">
          <table:table-cell office:value-type="float" office:value="0.00152105" calcext:value-type="float">
            <text:p>0.00152105</text:p>
          </table:table-cell>
          <table:table-cell office:value-type="float" office:value="0.0000498552" calcext:value-type="float">
            <text:p>0.0000498552</text:p>
          </table:table-cell>
          <table:table-cell table:formula="of:=([.A562]*[.A562])" office:value-type="float" office:value="0.0000023135931025" calcext:value-type="float">
            <text:p>0.0000023135931025</text:p>
          </table:table-cell>
          <table:table-cell table:formula="of:=([.A562]-[.B562])*([.A562]-[.B562])" office:value-type="float" office:value="0.00000216441413954704" calcext:value-type="float">
            <text:p>2.16441413954704E-06</text:p>
          </table:table-cell>
          <table:table-cell table:number-columns-repeated="2"/>
        </table:table-row>
        <table:table-row table:style-name="ro1">
          <table:table-cell office:value-type="float" office:value="0.00152105" calcext:value-type="float">
            <text:p>0.00152105</text:p>
          </table:table-cell>
          <table:table-cell office:value-type="float" office:value="0.0000885352" calcext:value-type="float">
            <text:p>0.0000885352</text:p>
          </table:table-cell>
          <table:table-cell table:formula="of:=([.A563]*[.A563])" office:value-type="float" office:value="0.0000023135931025" calcext:value-type="float">
            <text:p>0.0000023135931025</text:p>
          </table:table-cell>
          <table:table-cell table:formula="of:=([.A563]-[.B563])*([.A563]-[.B563])" office:value-type="float" office:value="0.00000205209865221904" calcext:value-type="float">
            <text:p>2.05209865221904E-06</text:p>
          </table:table-cell>
          <table:table-cell table:number-columns-repeated="2"/>
        </table:table-row>
        <table:table-row table:style-name="ro1">
          <table:table-cell office:value-type="float" office:value="0.00541967" calcext:value-type="float">
            <text:p>0.00541967</text:p>
          </table:table-cell>
          <table:table-cell office:value-type="float" office:value="0.00327189" calcext:value-type="float">
            <text:p>0.00327189</text:p>
          </table:table-cell>
          <table:table-cell table:formula="of:=([.A564]*[.A564])" office:value-type="float" office:value="0.0000293728229089" calcext:value-type="float">
            <text:p>0.0000293728229089</text:p>
          </table:table-cell>
          <table:table-cell table:formula="of:=([.A564]-[.B564])*([.A564]-[.B564])" office:value-type="float" office:value="0.0000046129589284" calcext:value-type="float">
            <text:p>0.0000046129589284</text:p>
          </table:table-cell>
          <table:table-cell table:number-columns-repeated="2"/>
        </table:table-row>
        <table:table-row table:style-name="ro1">
          <table:table-cell office:value-type="float" office:value="0.00541967" calcext:value-type="float">
            <text:p>0.00541967</text:p>
          </table:table-cell>
          <table:table-cell office:value-type="float" office:value="0.00668277" calcext:value-type="float">
            <text:p>0.00668277</text:p>
          </table:table-cell>
          <table:table-cell table:formula="of:=([.A565]*[.A565])" office:value-type="float" office:value="0.0000293728229089" calcext:value-type="float">
            <text:p>0.0000293728229089</text:p>
          </table:table-cell>
          <table:table-cell table:formula="of:=([.A565]-[.B565])*([.A565]-[.B565])" office:value-type="float" office:value="0.00000159542161" calcext:value-type="float">
            <text:p>0.00000159542161</text:p>
          </table:table-cell>
          <table:table-cell table:number-columns-repeated="2"/>
        </table:table-row>
        <table:table-row table:style-name="ro1">
          <table:table-cell office:value-type="float" office:value="0.00893509" calcext:value-type="float">
            <text:p>0.00893509</text:p>
          </table:table-cell>
          <table:table-cell office:value-type="float" office:value="0.0209661" calcext:value-type="float">
            <text:p>0.0209661</text:p>
          </table:table-cell>
          <table:table-cell table:formula="of:=([.A566]*[.A566])" office:value-type="float" office:value="0.0000798358333081" calcext:value-type="float">
            <text:p>0.0000798358333081</text:p>
          </table:table-cell>
          <table:table-cell table:formula="of:=([.A566]-[.B566])*([.A566]-[.B566])" office:value-type="float" office:value="0.0001447452016201" calcext:value-type="float">
            <text:p>0.0001447452016201</text:p>
          </table:table-cell>
          <table:table-cell table:number-columns-repeated="2"/>
        </table:table-row>
        <table:table-row table:style-name="ro1">
          <table:table-cell office:value-type="float" office:value="0.00786918" calcext:value-type="float">
            <text:p>0.00786918</text:p>
          </table:table-cell>
          <table:table-cell office:value-type="float" office:value="0.0487957" calcext:value-type="float">
            <text:p>0.0487957</text:p>
          </table:table-cell>
          <table:table-cell table:formula="of:=([.A567]*[.A567])" office:value-type="float" office:value="0.0000619239938724" calcext:value-type="float">
            <text:p>0.0000619239938724</text:p>
          </table:table-cell>
          <table:table-cell table:formula="of:=([.A567]-[.B567])*([.A567]-[.B567])" office:value-type="float" office:value="0.0016749800393104" calcext:value-type="float">
            <text:p>0.0016749800393104</text:p>
          </table:table-cell>
          <table:table-cell table:number-columns-repeated="2"/>
        </table:table-row>
        <table:table-row table:style-name="ro1">
          <table:table-cell office:value-type="float" office:value="0.0333163" calcext:value-type="float">
            <text:p>0.0333163</text:p>
          </table:table-cell>
          <table:table-cell office:value-type="float" office:value="0.013841" calcext:value-type="float">
            <text:p>0.013841</text:p>
          </table:table-cell>
          <table:table-cell table:formula="of:=([.A568]*[.A568])" office:value-type="float" office:value="0.00110997584569" calcext:value-type="float">
            <text:p>0.00110997584569</text:p>
          </table:table-cell>
          <table:table-cell table:formula="of:=([.A568]-[.B568])*([.A568]-[.B568])" office:value-type="float" office:value="0.00037928731009" calcext:value-type="float">
            <text:p>0.00037928731009</text:p>
          </table:table-cell>
          <table:table-cell table:number-columns-repeated="2"/>
        </table:table-row>
        <table:table-row table:style-name="ro1">
          <table:table-cell office:value-type="float" office:value="0.0333163" calcext:value-type="float">
            <text:p>0.0333163</text:p>
          </table:table-cell>
          <table:table-cell office:value-type="float" office:value="0.0564606" calcext:value-type="float">
            <text:p>0.0564606</text:p>
          </table:table-cell>
          <table:table-cell table:formula="of:=([.A569]*[.A569])" office:value-type="float" office:value="0.00110997584569" calcext:value-type="float">
            <text:p>0.00110997584569</text:p>
          </table:table-cell>
          <table:table-cell table:formula="of:=([.A569]-[.B569])*([.A569]-[.B569])" office:value-type="float" office:value="0.00053565862249" calcext:value-type="float">
            <text:p>0.00053565862249</text:p>
          </table:table-cell>
          <table:table-cell table:number-columns-repeated="2"/>
        </table:table-row>
        <table:table-row table:style-name="ro1">
          <table:table-cell office:value-type="float" office:value="0.0333163" calcext:value-type="float">
            <text:p>0.0333163</text:p>
          </table:table-cell>
          <table:table-cell office:value-type="float" office:value="0.097823" calcext:value-type="float">
            <text:p>0.097823</text:p>
          </table:table-cell>
          <table:table-cell table:formula="of:=([.A570]*[.A570])" office:value-type="float" office:value="0.00110997584569" calcext:value-type="float">
            <text:p>0.00110997584569</text:p>
          </table:table-cell>
          <table:table-cell table:formula="of:=([.A570]-[.B570])*([.A570]-[.B570])" office:value-type="float" office:value="0.00416111434489" calcext:value-type="float">
            <text:p>0.00416111434489</text:p>
          </table:table-cell>
          <table:table-cell table:number-columns-repeated="2"/>
        </table:table-row>
        <table:table-row table:style-name="ro1">
          <table:table-cell office:value-type="float" office:value="0.0753325" calcext:value-type="float">
            <text:p>0.0753325</text:p>
          </table:table-cell>
          <table:table-cell office:value-type="float" office:value="0.151647" calcext:value-type="float">
            <text:p>0.151647</text:p>
          </table:table-cell>
          <table:table-cell table:formula="of:=([.A571]*[.A571])" office:value-type="float" office:value="0.00567498555625" calcext:value-type="float">
            <text:p>0.00567498555625</text:p>
          </table:table-cell>
          <table:table-cell table:formula="of:=([.A571]-[.B571])*([.A571]-[.B571])" office:value-type="float" office:value="0.00582390291025" calcext:value-type="float">
            <text:p>0.00582390291025</text:p>
          </table:table-cell>
          <table:table-cell table:number-columns-repeated="2"/>
        </table:table-row>
        <table:table-row table:style-name="ro1">
          <table:table-cell office:value-type="float" office:value="0.0753325" calcext:value-type="float">
            <text:p>0.0753325</text:p>
          </table:table-cell>
          <table:table-cell office:value-type="float" office:value="0.157283" calcext:value-type="float">
            <text:p>0.157283</text:p>
          </table:table-cell>
          <table:table-cell table:formula="of:=([.A572]*[.A572])" office:value-type="float" office:value="0.00567498555625" calcext:value-type="float">
            <text:p>0.00567498555625</text:p>
          </table:table-cell>
          <table:table-cell table:formula="of:=([.A572]-[.B572])*([.A572]-[.B572])" office:value-type="float" office:value="0.00671588445025" calcext:value-type="float">
            <text:p>0.00671588445025</text:p>
          </table:table-cell>
          <table:table-cell table:number-columns-repeated="2"/>
        </table:table-row>
        <table:table-row table:style-name="ro1">
          <table:table-cell office:value-type="float" office:value="0.105141" calcext:value-type="float">
            <text:p>0.105141</text:p>
          </table:table-cell>
          <table:table-cell office:value-type="float" office:value="0.238411" calcext:value-type="float">
            <text:p>0.238411</text:p>
          </table:table-cell>
          <table:table-cell table:formula="of:=([.A573]*[.A573])" office:value-type="float" office:value="0.011054629881" calcext:value-type="float">
            <text:p>0.011054629881</text:p>
          </table:table-cell>
          <table:table-cell table:formula="of:=([.A573]-[.B573])*([.A573]-[.B573])" office:value-type="float" office:value="0.0177608929" calcext:value-type="float">
            <text:p>0.0177608929</text:p>
          </table:table-cell>
          <table:table-cell table:number-columns-repeated="2"/>
        </table:table-row>
        <table:table-row table:style-name="ro1">
          <table:table-cell office:value-type="float" office:value="0.105141" calcext:value-type="float">
            <text:p>0.105141</text:p>
          </table:table-cell>
          <table:table-cell office:value-type="float" office:value="0.280199" calcext:value-type="float">
            <text:p>0.280199</text:p>
          </table:table-cell>
          <table:table-cell table:formula="of:=([.A574]*[.A574])" office:value-type="float" office:value="0.011054629881" calcext:value-type="float">
            <text:p>0.011054629881</text:p>
          </table:table-cell>
          <table:table-cell table:formula="of:=([.A574]-[.B574])*([.A574]-[.B574])" office:value-type="float" office:value="0.030645303364" calcext:value-type="float">
            <text:p>0.030645303364</text:p>
          </table:table-cell>
          <table:table-cell table:number-columns-repeated="2"/>
        </table:table-row>
        <table:table-row table:style-name="ro1">
          <table:table-cell office:value-type="float" office:value="0.183563" calcext:value-type="float">
            <text:p>0.183563</text:p>
          </table:table-cell>
          <table:table-cell office:value-type="float" office:value="0.104485" calcext:value-type="float">
            <text:p>0.104485</text:p>
          </table:table-cell>
          <table:table-cell table:formula="of:=([.A575]*[.A575])" office:value-type="float" office:value="0.033695374969" calcext:value-type="float">
            <text:p>0.033695374969</text:p>
          </table:table-cell>
          <table:table-cell table:formula="of:=([.A575]-[.B575])*([.A575]-[.B575])" office:value-type="float" office:value="0.006253330084" calcext:value-type="float">
            <text:p>0.006253330084</text:p>
          </table:table-cell>
          <table:table-cell table:number-columns-repeated="2"/>
        </table:table-row>
        <table:table-row table:style-name="ro1">
          <table:table-cell office:value-type="float" office:value="0.602527" calcext:value-type="float">
            <text:p>0.602527</text:p>
          </table:table-cell>
          <table:table-cell office:value-type="float" office:value="0.108261" calcext:value-type="float">
            <text:p>0.108261</text:p>
          </table:table-cell>
          <table:table-cell table:formula="of:=([.A576]*[.A576])" office:value-type="float" office:value="0.363038785729" calcext:value-type="float">
            <text:p>0.363038785729</text:p>
          </table:table-cell>
          <table:table-cell table:formula="of:=([.A576]-[.B576])*([.A576]-[.B576])" office:value-type="float" office:value="0.244298878756" calcext:value-type="float">
            <text:p>0.244298878756</text:p>
          </table:table-cell>
          <table:table-cell table:number-columns-repeated="2"/>
        </table:table-row>
        <table:table-row table:style-name="ro1">
          <table:table-cell office:value-type="float" office:value="0.536372" calcext:value-type="float">
            <text:p>0.536372</text:p>
          </table:table-cell>
          <table:table-cell office:value-type="float" office:value="0.219772" calcext:value-type="float">
            <text:p>0.219772</text:p>
          </table:table-cell>
          <table:table-cell table:formula="of:=([.A577]*[.A577])" office:value-type="float" office:value="0.287694922384" calcext:value-type="float">
            <text:p>0.287694922384</text:p>
          </table:table-cell>
          <table:table-cell table:formula="of:=([.A577]-[.B577])*([.A577]-[.B577])" office:value-type="float" office:value="0.10023556" calcext:value-type="float">
            <text:p>0.10023556</text:p>
          </table:table-cell>
          <table:table-cell table:number-columns-repeated="2"/>
        </table:table-row>
        <table:table-row table:style-name="ro1">
          <table:table-cell office:value-type="float" office:value="0.536372" calcext:value-type="float">
            <text:p>0.536372</text:p>
          </table:table-cell>
          <table:table-cell office:value-type="float" office:value="0.28337" calcext:value-type="float">
            <text:p>0.28337</text:p>
          </table:table-cell>
          <table:table-cell table:formula="of:=([.A578]*[.A578])" office:value-type="float" office:value="0.287694922384" calcext:value-type="float">
            <text:p>0.287694922384</text:p>
          </table:table-cell>
          <table:table-cell table:formula="of:=([.A578]-[.B578])*([.A578]-[.B578])" office:value-type="float" office:value="0.064010012004" calcext:value-type="float">
            <text:p>0.064010012004</text:p>
          </table:table-cell>
          <table:table-cell table:number-columns-repeated="2"/>
        </table:table-row>
        <table:table-row table:style-name="ro1">
          <table:table-cell office:value-type="float" office:value="0.533142" calcext:value-type="float">
            <text:p>0.533142</text:p>
          </table:table-cell>
          <table:table-cell office:value-type="float" office:value="0.491052" calcext:value-type="float">
            <text:p>0.491052</text:p>
          </table:table-cell>
          <table:table-cell table:formula="of:=([.A579]*[.A579])" office:value-type="float" office:value="0.284240392164" calcext:value-type="float">
            <text:p>0.284240392164</text:p>
          </table:table-cell>
          <table:table-cell table:formula="of:=([.A579]-[.B579])*([.A579]-[.B579])" office:value-type="float" office:value="0.0017715681" calcext:value-type="float">
            <text:p>0.0017715681</text:p>
          </table:table-cell>
          <table:table-cell table:number-columns-repeated="2"/>
        </table:table-row>
        <table:table-row table:style-name="ro1">
          <table:table-cell office:value-type="float" office:value="0.533142" calcext:value-type="float">
            <text:p>0.533142</text:p>
          </table:table-cell>
          <table:table-cell office:value-type="float" office:value="0.514433" calcext:value-type="float">
            <text:p>0.514433</text:p>
          </table:table-cell>
          <table:table-cell table:formula="of:=([.A580]*[.A580])" office:value-type="float" office:value="0.284240392164" calcext:value-type="float">
            <text:p>0.284240392164</text:p>
          </table:table-cell>
          <table:table-cell table:formula="of:=([.A580]-[.B580])*([.A580]-[.B580])" office:value-type="float" office:value="0.000350026680999999" calcext:value-type="float">
            <text:p>0.000350026680999999</text:p>
          </table:table-cell>
          <table:table-cell table:number-columns-repeated="2"/>
        </table:table-row>
        <table:table-row table:style-name="ro1">
          <table:table-cell office:value-type="float" office:value="0.85558" calcext:value-type="float">
            <text:p>0.85558</text:p>
          </table:table-cell>
          <table:table-cell office:value-type="float" office:value="0.610711" calcext:value-type="float">
            <text:p>0.610711</text:p>
          </table:table-cell>
          <table:table-cell table:formula="of:=([.A581]*[.A581])" office:value-type="float" office:value="0.7320171364" calcext:value-type="float">
            <text:p>0.7320171364</text:p>
          </table:table-cell>
          <table:table-cell table:formula="of:=([.A581]-[.B581])*([.A581]-[.B581])" office:value-type="float" office:value="0.059960827161" calcext:value-type="float">
            <text:p>0.059960827161</text:p>
          </table:table-cell>
          <table:table-cell table:number-columns-repeated="2"/>
        </table:table-row>
        <table:table-row table:style-name="ro1">
          <table:table-cell office:value-type="float" office:value="0.855581" calcext:value-type="float">
            <text:p>0.855581</text:p>
          </table:table-cell>
          <table:table-cell office:value-type="float" office:value="0.874264" calcext:value-type="float">
            <text:p>0.874264</text:p>
          </table:table-cell>
          <table:table-cell table:formula="of:=([.A582]*[.A582])" office:value-type="float" office:value="0.732018847561" calcext:value-type="float">
            <text:p>0.732018847561</text:p>
          </table:table-cell>
          <table:table-cell table:formula="of:=([.A582]-[.B582])*([.A582]-[.B582])" office:value-type="float" office:value="0.000349054489" calcext:value-type="float">
            <text:p>0.000349054489</text:p>
          </table:table-cell>
          <table:table-cell table:number-columns-repeated="2"/>
        </table:table-row>
        <table:table-row table:style-name="ro1">
          <table:table-cell office:value-type="float" office:value="0.855582" calcext:value-type="float">
            <text:p>0.855582</text:p>
          </table:table-cell>
          <table:table-cell office:value-type="float" office:value="0.935249" calcext:value-type="float">
            <text:p>0.935249</text:p>
          </table:table-cell>
          <table:table-cell table:formula="of:=([.A583]*[.A583])" office:value-type="float" office:value="0.732020558724" calcext:value-type="float">
            <text:p>0.732020558724</text:p>
          </table:table-cell>
          <table:table-cell table:formula="of:=([.A583]-[.B583])*([.A583]-[.B583])" office:value-type="float" office:value="0.00634683088900001" calcext:value-type="float">
            <text:p>0.00634683088900001</text:p>
          </table:table-cell>
          <table:table-cell table:number-columns-repeated="2"/>
        </table:table-row>
        <table:table-row table:style-name="ro1">
          <table:table-cell office:value-type="float" office:value="0.890132" calcext:value-type="float">
            <text:p>0.890132</text:p>
          </table:table-cell>
          <table:table-cell office:value-type="float" office:value="0.976674" calcext:value-type="float">
            <text:p>0.976674</text:p>
          </table:table-cell>
          <table:table-cell table:formula="of:=([.A584]*[.A584])" office:value-type="float" office:value="0.792334977424" calcext:value-type="float">
            <text:p>0.792334977424</text:p>
          </table:table-cell>
          <table:table-cell table:formula="of:=([.A584]-[.B584])*([.A584]-[.B584])" office:value-type="float" office:value="0.007489517764" calcext:value-type="float">
            <text:p>0.007489517764</text:p>
          </table:table-cell>
          <table:table-cell table:number-columns-repeated="2"/>
        </table:table-row>
        <table:table-row table:style-name="ro1">
          <table:table-cell office:value-type="float" office:value="0.921246" calcext:value-type="float">
            <text:p>0.921246</text:p>
          </table:table-cell>
          <table:table-cell office:value-type="float" office:value="0.997994" calcext:value-type="float">
            <text:p>0.997994</text:p>
          </table:table-cell>
          <table:table-cell table:formula="of:=([.A585]*[.A585])" office:value-type="float" office:value="0.848694192516" calcext:value-type="float">
            <text:p>0.848694192516</text:p>
          </table:table-cell>
          <table:table-cell table:formula="of:=([.A585]-[.B585])*([.A585]-[.B585])" office:value-type="float" office:value="0.00589025550400001" calcext:value-type="float">
            <text:p>0.00589025550400001</text:p>
          </table:table-cell>
          <table:table-cell table:number-columns-repeated="2"/>
        </table:table-row>
        <table:table-row table:style-name="ro1">
          <table:table-cell office:value-type="float" office:value="0.995734" calcext:value-type="float">
            <text:p>0.995734</text:p>
          </table:table-cell>
          <table:table-cell office:value-type="float" office:value="0.998713" calcext:value-type="float">
            <text:p>0.998713</text:p>
          </table:table-cell>
          <table:table-cell table:formula="of:=([.A586]*[.A586])" office:value-type="float" office:value="0.991486198756" calcext:value-type="float">
            <text:p>0.991486198756</text:p>
          </table:table-cell>
          <table:table-cell table:formula="of:=([.A586]-[.B586])*([.A586]-[.B586])" office:value-type="float" office:value="0.00000887444099999973" calcext:value-type="float">
            <text:p>8.87444099999973E-06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0030199" calcext:value-type="float">
            <text:p>0.0000030199</text:p>
          </table:table-cell>
          <table:table-cell table:formula="of:=([.A587]*[.A587])" office:value-type="float" office:value="0.0000000000619024342" calcext:value-type="float">
            <text:p>6.19024341961E-11</text:p>
          </table:table-cell>
          <table:table-cell table:formula="of:=([.A587]-[.B587])*([.A587]-[.B587])" office:value-type="float" office:value="0.00000000002350223137" calcext:value-type="float">
            <text:p>2.35022313681E-11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18006" calcext:value-type="float">
            <text:p>0.0018006</text:p>
          </table:table-cell>
          <table:table-cell table:formula="of:=([.A588]*[.A588])" office:value-type="float" office:value="0.0000000000619024342" calcext:value-type="float">
            <text:p>6.19024341961E-11</text:p>
          </table:table-cell>
          <table:table-cell table:formula="of:=([.A588]-[.B588])*([.A588]-[.B588])" office:value-type="float" office:value="0.0000032138887050622" calcext:value-type="float">
            <text:p>3.2138887050622E-06</text:p>
          </table:table-cell>
          <table:table-cell table:number-columns-repeated="2"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147932" calcext:value-type="float">
            <text:p>0.0147932</text:p>
          </table:table-cell>
          <table:table-cell table:formula="of:=([.A589]*[.A589])" office:value-type="float" office:value="0.00000000275747863689" calcext:value-type="float">
            <text:p>2.75747863689E-09</text:p>
          </table:table-cell>
          <table:table-cell table:formula="of:=([.A589]-[.B589])*([.A589]-[.B589])" office:value-type="float" office:value="0.000217287891557757" calcext:value-type="float">
            <text:p>0.000217287891557757</text:p>
          </table:table-cell>
          <table:table-cell table:number-columns-repeated="2"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426127" calcext:value-type="float">
            <text:p>0.0426127</text:p>
          </table:table-cell>
          <table:table-cell table:formula="of:=([.A590]*[.A590])" office:value-type="float" office:value="0.00000000275747863689" calcext:value-type="float">
            <text:p>2.75747863689E-09</text:p>
          </table:table-cell>
          <table:table-cell table:formula="of:=([.A590]-[.B590])*([.A590]-[.B590])" office:value-type="float" office:value="0.00181136962813146" calcext:value-type="float">
            <text:p>0.00181136962813146</text:p>
          </table:table-cell>
          <table:table-cell table:number-columns-repeated="2"/>
        </table:table-row>
        <table:table-row table:style-name="ro1">
          <table:table-cell office:value-type="float" office:value="0.0000525117" calcext:value-type="float">
            <text:p>0.0000525117</text:p>
          </table:table-cell>
          <table:table-cell office:value-type="float" office:value="0.0794397" calcext:value-type="float">
            <text:p>0.0794397</text:p>
          </table:table-cell>
          <table:table-cell table:formula="of:=([.A591]*[.A591])" office:value-type="float" office:value="0.00000000275747863689" calcext:value-type="float">
            <text:p>2.75747863689E-09</text:p>
          </table:table-cell>
          <table:table-cell table:formula="of:=([.A591]-[.B591])*([.A591]-[.B591])" office:value-type="float" office:value="0.00630232566617966" calcext:value-type="float">
            <text:p>0.00630232566617966</text:p>
          </table:table-cell>
          <table:table-cell table:number-columns-repeated="2"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00896441" calcext:value-type="float">
            <text:p>0.0000896441</text:p>
          </table:table-cell>
          <table:table-cell table:formula="of:=([.A592]*[.A592])" office:value-type="float" office:value="0.000000016285332996" calcext:value-type="float">
            <text:p>1.6285332996E-08</text:p>
          </table:table-cell>
          <table:table-cell table:formula="of:=([.A592]-[.B592])*([.A592]-[.B592])" office:value-type="float" office:value="0.00000000144171330601" calcext:value-type="float">
            <text:p>1.44171330601E-09</text:p>
          </table:table-cell>
          <table:table-cell table:number-columns-repeated="2"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00440547" calcext:value-type="float">
            <text:p>0.0000440547</text:p>
          </table:table-cell>
          <table:table-cell table:formula="of:=([.A593]*[.A593])" office:value-type="float" office:value="0.000000016285332996" calcext:value-type="float">
            <text:p>1.6285332996E-08</text:p>
          </table:table-cell>
          <table:table-cell table:formula="of:=([.A593]-[.B593])*([.A593]-[.B593])" office:value-type="float" office:value="0.00000000698215661649" calcext:value-type="float">
            <text:p>6.98215661649E-09</text:p>
          </table:table-cell>
          <table:table-cell table:number-columns-repeated="2"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76361" calcext:value-type="float">
            <text:p>0.0076361</text:p>
          </table:table-cell>
          <table:table-cell table:formula="of:=([.A594]*[.A594])" office:value-type="float" office:value="0.000000016285332996" calcext:value-type="float">
            <text:p>1.6285332996E-08</text:p>
          </table:table-cell>
          <table:table-cell table:formula="of:=([.A594]-[.B594])*([.A594]-[.B594])" office:value-type="float" office:value="0.000056377362012196" calcext:value-type="float">
            <text:p>5.6377362012196E-05</text:p>
          </table:table-cell>
          <table:table-cell table:number-columns-repeated="2"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0896608" calcext:value-type="float">
            <text:p>0.00896608</text:p>
          </table:table-cell>
          <table:table-cell table:formula="of:=([.A595]*[.A595])" office:value-type="float" office:value="0.000000016285332996" calcext:value-type="float">
            <text:p>1.6285332996E-08</text:p>
          </table:table-cell>
          <table:table-cell table:formula="of:=([.A595]-[.B595])*([.A595]-[.B595])" office:value-type="float" office:value="0.000078118481233156" calcext:value-type="float">
            <text:p>7.8118481233156E-05</text:p>
          </table:table-cell>
          <table:table-cell table:number-columns-repeated="2"/>
        </table:table-row>
        <table:table-row table:style-name="ro1">
          <table:table-cell office:value-type="float" office:value="0.000127614" calcext:value-type="float">
            <text:p>0.000127614</text:p>
          </table:table-cell>
          <table:table-cell office:value-type="float" office:value="0.0101873" calcext:value-type="float">
            <text:p>0.0101873</text:p>
          </table:table-cell>
          <table:table-cell table:formula="of:=([.A596]*[.A596])" office:value-type="float" office:value="0.000000016285332996" calcext:value-type="float">
            <text:p>1.6285332996E-08</text:p>
          </table:table-cell>
          <table:table-cell table:formula="of:=([.A596]-[.B596])*([.A596]-[.B596])" office:value-type="float" office:value="0.000101197282418596" calcext:value-type="float">
            <text:p>0.000101197282418596</text:p>
          </table:table-cell>
          <table:table-cell table:number-columns-repeated="2"/>
        </table:table-row>
        <table:table-row table:style-name="ro1">
          <table:table-cell office:value-type="float" office:value="0.000150383" calcext:value-type="float">
            <text:p>0.000150383</text:p>
          </table:table-cell>
          <table:table-cell office:value-type="float" office:value="0.0361394" calcext:value-type="float">
            <text:p>0.0361394</text:p>
          </table:table-cell>
          <table:table-cell table:formula="of:=([.A597]*[.A597])" office:value-type="float" office:value="0.000000022615046689" calcext:value-type="float">
            <text:p>2.2615046689E-08</text:p>
          </table:table-cell>
          <table:table-cell table:formula="of:=([.A597]-[.B597])*([.A597]-[.B597])" office:value-type="float" office:value="0.00129520934462629" calcext:value-type="float">
            <text:p>0.00129520934462629</text:p>
          </table:table-cell>
          <table:table-cell table:number-columns-repeated="2"/>
        </table:table-row>
        <table:table-row table:style-name="ro1">
          <table:table-cell office:value-type="float" office:value="0.000150383" calcext:value-type="float">
            <text:p>0.000150383</text:p>
          </table:table-cell>
          <table:table-cell office:value-type="float" office:value="0.0394529" calcext:value-type="float">
            <text:p>0.0394529</text:p>
          </table:table-cell>
          <table:table-cell table:formula="of:=([.A598]*[.A598])" office:value-type="float" office:value="0.000000022615046689" calcext:value-type="float">
            <text:p>2.2615046689E-08</text:p>
          </table:table-cell>
          <table:table-cell table:formula="of:=([.A598]-[.B598])*([.A598]-[.B598])" office:value-type="float" office:value="0.00154468784253529" calcext:value-type="float">
            <text:p>0.00154468784253529</text:p>
          </table:table-cell>
          <table:table-cell table:number-columns-repeated="2"/>
        </table:table-row>
        <table:table-row table:style-name="ro1">
          <table:table-cell office:value-type="float" office:value="0.00039643" calcext:value-type="float">
            <text:p>0.00039643</text:p>
          </table:table-cell>
          <table:table-cell office:value-type="float" office:value="0.00131267" calcext:value-type="float">
            <text:p>0.00131267</text:p>
          </table:table-cell>
          <table:table-cell table:formula="of:=([.A599]*[.A599])" office:value-type="float" office:value="0.0000001571567449" calcext:value-type="float">
            <text:p>0.0000001571567449</text:p>
          </table:table-cell>
          <table:table-cell table:formula="of:=([.A599]-[.B599])*([.A599]-[.B599])" office:value-type="float" office:value="0.0000008394957376" calcext:value-type="float">
            <text:p>0.0000008394957376</text:p>
          </table:table-cell>
          <table:table-cell table:number-columns-repeated="2"/>
        </table:table-row>
        <table:table-row table:style-name="ro1">
          <table:table-cell office:value-type="float" office:value="0.00026089" calcext:value-type="float">
            <text:p>0.00026089</text:p>
          </table:table-cell>
          <table:table-cell office:value-type="float" office:value="0.00371503" calcext:value-type="float">
            <text:p>0.00371503</text:p>
          </table:table-cell>
          <table:table-cell table:formula="of:=([.A600]*[.A600])" office:value-type="float" office:value="0.0000000680635921" calcext:value-type="float">
            <text:p>0.0000000680635921</text:p>
          </table:table-cell>
          <table:table-cell table:formula="of:=([.A600]-[.B600])*([.A600]-[.B600])" office:value-type="float" office:value="0.0000119310831396" calcext:value-type="float">
            <text:p>0.0000119310831396</text:p>
          </table:table-cell>
          <table:table-cell table:number-columns-repeated="2"/>
        </table:table-row>
        <table:table-row table:style-name="ro1">
          <table:table-cell office:value-type="float" office:value="0.00053829" calcext:value-type="float">
            <text:p>0.00053829</text:p>
          </table:table-cell>
          <table:table-cell office:value-type="float" office:value="0.0043475" calcext:value-type="float">
            <text:p>0.0043475</text:p>
          </table:table-cell>
          <table:table-cell table:formula="of:=([.A601]*[.A601])" office:value-type="float" office:value="0.0000002897561241" calcext:value-type="float">
            <text:p>0.0000002897561241</text:p>
          </table:table-cell>
          <table:table-cell table:formula="of:=([.A601]-[.B601])*([.A601]-[.B601])" office:value-type="float" office:value="0.0000145100808241" calcext:value-type="float">
            <text:p>0.0000145100808241</text:p>
          </table:table-cell>
          <table:table-cell table:number-columns-repeated="2"/>
        </table:table-row>
        <table:table-row table:style-name="ro1">
          <table:table-cell office:value-type="float" office:value="0.00342715" calcext:value-type="float">
            <text:p>0.00342715</text:p>
          </table:table-cell>
          <table:table-cell office:value-type="float" office:value="0.000917476" calcext:value-type="float">
            <text:p>0.000917476</text:p>
          </table:table-cell>
          <table:table-cell table:formula="of:=([.A602]*[.A602])" office:value-type="float" office:value="0.0000117453571225" calcext:value-type="float">
            <text:p>0.0000117453571225</text:p>
          </table:table-cell>
          <table:table-cell table:formula="of:=([.A602]-[.B602])*([.A602]-[.B602])" office:value-type="float" office:value="0.000006298463586276" calcext:value-type="float">
            <text:p>6.298463586276E-06</text:p>
          </table:table-cell>
          <table:table-cell table:number-columns-repeated="2"/>
        </table:table-row>
        <table:table-row table:style-name="ro1">
          <table:table-cell office:value-type="float" office:value="0.00486296" calcext:value-type="float">
            <text:p>0.00486296</text:p>
          </table:table-cell>
          <table:table-cell office:value-type="float" office:value="0.000315708" calcext:value-type="float">
            <text:p>0.000315708</text:p>
          </table:table-cell>
          <table:table-cell table:formula="of:=([.A603]*[.A603])" office:value-type="float" office:value="0.0000236483799616" calcext:value-type="float">
            <text:p>0.0000236483799616</text:p>
          </table:table-cell>
          <table:table-cell table:formula="of:=([.A603]-[.B603])*([.A603]-[.B603])" office:value-type="float" office:value="0.000020677500751504" calcext:value-type="float">
            <text:p>2.0677500751504E-05</text:p>
          </table:table-cell>
          <table:table-cell table:number-columns-repeated="2"/>
        </table:table-row>
        <table:table-row table:style-name="ro1">
          <table:table-cell office:value-type="float" office:value="0.00507247" calcext:value-type="float">
            <text:p>0.00507247</text:p>
          </table:table-cell>
          <table:table-cell office:value-type="float" office:value="0.0106983" calcext:value-type="float">
            <text:p>0.0106983</text:p>
          </table:table-cell>
          <table:table-cell table:formula="of:=([.A604]*[.A604])" office:value-type="float" office:value="0.0000257299519009" calcext:value-type="float">
            <text:p>0.0000257299519009</text:p>
          </table:table-cell>
          <table:table-cell table:formula="of:=([.A604]-[.B604])*([.A604]-[.B604])" office:value-type="float" office:value="0.0000316499631889" calcext:value-type="float">
            <text:p>0.0000316499631889</text:p>
          </table:table-cell>
          <table:table-cell table:number-columns-repeated="2"/>
        </table:table-row>
        <table:table-row table:style-name="ro1">
          <table:table-cell office:value-type="float" office:value="0.0146571" calcext:value-type="float">
            <text:p>0.0146571</text:p>
          </table:table-cell>
          <table:table-cell office:value-type="float" office:value="0.00338563" calcext:value-type="float">
            <text:p>0.00338563</text:p>
          </table:table-cell>
          <table:table-cell table:formula="of:=([.A605]*[.A605])" office:value-type="float" office:value="0.00021483058041" calcext:value-type="float">
            <text:p>0.00021483058041</text:p>
          </table:table-cell>
          <table:table-cell table:formula="of:=([.A605]-[.B605])*([.A605]-[.B605])" office:value-type="float" office:value="0.0001270460359609" calcext:value-type="float">
            <text:p>0.0001270460359609</text:p>
          </table:table-cell>
          <table:table-cell table:number-columns-repeated="2"/>
        </table:table-row>
        <table:table-row table:style-name="ro1">
          <table:table-cell office:value-type="float" office:value="0.0232543" calcext:value-type="float">
            <text:p>0.0232543</text:p>
          </table:table-cell>
          <table:table-cell office:value-type="float" office:value="0.0205217" calcext:value-type="float">
            <text:p>0.0205217</text:p>
          </table:table-cell>
          <table:table-cell table:formula="of:=([.A606]*[.A606])" office:value-type="float" office:value="0.00054076246849" calcext:value-type="float">
            <text:p>0.00054076246849</text:p>
          </table:table-cell>
          <table:table-cell table:formula="of:=([.A606]-[.B606])*([.A606]-[.B606])" office:value-type="float" office:value="0.00000746710275999999" calcext:value-type="float">
            <text:p>0.00000746710275999999</text:p>
          </table:table-cell>
          <table:table-cell table:number-columns-repeated="2"/>
        </table:table-row>
        <table:table-row table:style-name="ro1">
          <table:table-cell office:value-type="float" office:value="0.0131346" calcext:value-type="float">
            <text:p>0.0131346</text:p>
          </table:table-cell>
          <table:table-cell office:value-type="float" office:value="0.0171265" calcext:value-type="float">
            <text:p>0.0171265</text:p>
          </table:table-cell>
          <table:table-cell table:formula="of:=([.A607]*[.A607])" office:value-type="float" office:value="0.00017251771716" calcext:value-type="float">
            <text:p>0.00017251771716</text:p>
          </table:table-cell>
          <table:table-cell table:formula="of:=([.A607]-[.B607])*([.A607]-[.B607])" office:value-type="float" office:value="0.00001593526561" calcext:value-type="float">
            <text:p>0.00001593526561</text:p>
          </table:table-cell>
          <table:table-cell table:number-columns-repeated="2"/>
        </table:table-row>
        <table:table-row table:style-name="ro1">
          <table:table-cell office:value-type="float" office:value="0.0131346" calcext:value-type="float">
            <text:p>0.0131346</text:p>
          </table:table-cell>
          <table:table-cell office:value-type="float" office:value="0.0177806" calcext:value-type="float">
            <text:p>0.0177806</text:p>
          </table:table-cell>
          <table:table-cell table:formula="of:=([.A608]*[.A608])" office:value-type="float" office:value="0.00017251771716" calcext:value-type="float">
            <text:p>0.00017251771716</text:p>
          </table:table-cell>
          <table:table-cell table:formula="of:=([.A608]-[.B608])*([.A608]-[.B608])" office:value-type="float" office:value="0.000021585316" calcext:value-type="float">
            <text:p>0.000021585316</text:p>
          </table:table-cell>
          <table:table-cell table:number-columns-repeated="2"/>
        </table:table-row>
        <table:table-row table:style-name="ro1">
          <table:table-cell office:value-type="float" office:value="0.0707499" calcext:value-type="float">
            <text:p>0.0707499</text:p>
          </table:table-cell>
          <table:table-cell office:value-type="float" office:value="0.14519" calcext:value-type="float">
            <text:p>0.14519</text:p>
          </table:table-cell>
          <table:table-cell table:formula="of:=([.A609]*[.A609])" office:value-type="float" office:value="0.00500554835001" calcext:value-type="float">
            <text:p>0.00500554835001</text:p>
          </table:table-cell>
          <table:table-cell table:formula="of:=([.A609]-[.B609])*([.A609]-[.B609])" office:value-type="float" office:value="0.00554132848801" calcext:value-type="float">
            <text:p>0.00554132848801</text:p>
          </table:table-cell>
          <table:table-cell table:number-columns-repeated="2"/>
        </table:table-row>
        <table:table-row table:style-name="ro1">
          <table:table-cell office:value-type="float" office:value="0.0693208" calcext:value-type="float">
            <text:p>0.0693208</text:p>
          </table:table-cell>
          <table:table-cell office:value-type="float" office:value="0.141803" calcext:value-type="float">
            <text:p>0.141803</text:p>
          </table:table-cell>
          <table:table-cell table:formula="of:=([.A610]*[.A610])" office:value-type="float" office:value="0.00480537331264" calcext:value-type="float">
            <text:p>0.00480537331264</text:p>
          </table:table-cell>
          <table:table-cell table:formula="of:=([.A610]-[.B610])*([.A610]-[.B610])" office:value-type="float" office:value="0.00525366931684" calcext:value-type="float">
            <text:p>0.00525366931684</text:p>
          </table:table-cell>
          <table:table-cell table:number-columns-repeated="2"/>
        </table:table-row>
        <table:table-row table:style-name="ro1">
          <table:table-cell office:value-type="float" office:value="0.107162" calcext:value-type="float">
            <text:p>0.107162</text:p>
          </table:table-cell>
          <table:table-cell office:value-type="float" office:value="0.133459" calcext:value-type="float">
            <text:p>0.133459</text:p>
          </table:table-cell>
          <table:table-cell table:formula="of:=([.A611]*[.A611])" office:value-type="float" office:value="0.011483694244" calcext:value-type="float">
            <text:p>0.011483694244</text:p>
          </table:table-cell>
          <table:table-cell table:formula="of:=([.A611]-[.B611])*([.A611]-[.B611])" office:value-type="float" office:value="0.000691532209" calcext:value-type="float">
            <text:p>0.000691532209</text:p>
          </table:table-cell>
          <table:table-cell table:number-columns-repeated="2"/>
        </table:table-row>
        <table:table-row table:style-name="ro1">
          <table:table-cell office:value-type="float" office:value="0.766317" calcext:value-type="float">
            <text:p>0.766317</text:p>
          </table:table-cell>
          <table:table-cell office:value-type="float" office:value="0.395624" calcext:value-type="float">
            <text:p>0.395624</text:p>
          </table:table-cell>
          <table:table-cell table:formula="of:=([.A612]*[.A612])" office:value-type="float" office:value="0.587241744489" calcext:value-type="float">
            <text:p>0.587241744489</text:p>
          </table:table-cell>
          <table:table-cell table:formula="of:=([.A612]-[.B612])*([.A612]-[.B612])" office:value-type="float" office:value="0.137413300249" calcext:value-type="float">
            <text:p>0.137413300249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44066" calcext:value-type="float">
            <text:p>0.344066</text:p>
          </table:table-cell>
          <table:table-cell table:formula="of:=([.A613]*[.A613])" office:value-type="float" office:value="0.621029106916" calcext:value-type="float">
            <text:p>0.621029106916</text:p>
          </table:table-cell>
          <table:table-cell table:formula="of:=([.A613]-[.B613])*([.A613]-[.B613])" office:value-type="float" office:value="0.197125344144" calcext:value-type="float">
            <text:p>0.197125344144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57575" calcext:value-type="float">
            <text:p>0.357575</text:p>
          </table:table-cell>
          <table:table-cell table:formula="of:=([.A614]*[.A614])" office:value-type="float" office:value="0.621029106916" calcext:value-type="float">
            <text:p>0.621029106916</text:p>
          </table:table-cell>
          <table:table-cell table:formula="of:=([.A614]-[.B614])*([.A614]-[.B614])" office:value-type="float" office:value="0.185312169441" calcext:value-type="float">
            <text:p>0.185312169441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68933" calcext:value-type="float">
            <text:p>0.368933</text:p>
          </table:table-cell>
          <table:table-cell table:formula="of:=([.A615]*[.A615])" office:value-type="float" office:value="0.621029106916" calcext:value-type="float">
            <text:p>0.621029106916</text:p>
          </table:table-cell>
          <table:table-cell table:formula="of:=([.A615]-[.B615])*([.A615]-[.B615])" office:value-type="float" office:value="0.175662412641" calcext:value-type="float">
            <text:p>0.175662412641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384521" calcext:value-type="float">
            <text:p>0.384521</text:p>
          </table:table-cell>
          <table:table-cell table:formula="of:=([.A616]*[.A616])" office:value-type="float" office:value="0.621029106916" calcext:value-type="float">
            <text:p>0.621029106916</text:p>
          </table:table-cell>
          <table:table-cell table:formula="of:=([.A616]-[.B616])*([.A616]-[.B616])" office:value-type="float" office:value="0.162838882089" calcext:value-type="float">
            <text:p>0.162838882089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401179" calcext:value-type="float">
            <text:p>0.401179</text:p>
          </table:table-cell>
          <table:table-cell table:formula="of:=([.A617]*[.A617])" office:value-type="float" office:value="0.621029106916" calcext:value-type="float">
            <text:p>0.621029106916</text:p>
          </table:table-cell>
          <table:table-cell table:formula="of:=([.A617]-[.B617])*([.A617]-[.B617])" office:value-type="float" office:value="0.149672265625" calcext:value-type="float">
            <text:p>0.149672265625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703443" calcext:value-type="float">
            <text:p>0.703443</text:p>
          </table:table-cell>
          <table:table-cell table:formula="of:=([.A618]*[.A618])" office:value-type="float" office:value="0.621029106916" calcext:value-type="float">
            <text:p>0.621029106916</text:p>
          </table:table-cell>
          <table:table-cell table:formula="of:=([.A618]-[.B618])*([.A618]-[.B618])" office:value-type="float" office:value="0.007159021321" calcext:value-type="float">
            <text:p>0.007159021321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828649" calcext:value-type="float">
            <text:p>0.828649</text:p>
          </table:table-cell>
          <table:table-cell table:formula="of:=([.A619]*[.A619])" office:value-type="float" office:value="0.621029106916" calcext:value-type="float">
            <text:p>0.621029106916</text:p>
          </table:table-cell>
          <table:table-cell table:formula="of:=([.A619]-[.B619])*([.A619]-[.B619])" office:value-type="float" office:value="0.00164795402499999" calcext:value-type="float">
            <text:p>0.00164795402499999</text:p>
          </table:table-cell>
          <table:table-cell table:number-columns-repeated="2"/>
        </table:table-row>
        <table:table-row table:style-name="ro1">
          <table:table-cell office:value-type="float" office:value="0.788054" calcext:value-type="float">
            <text:p>0.788054</text:p>
          </table:table-cell>
          <table:table-cell office:value-type="float" office:value="0.868665" calcext:value-type="float">
            <text:p>0.868665</text:p>
          </table:table-cell>
          <table:table-cell table:formula="of:=([.A620]*[.A620])" office:value-type="float" office:value="0.621029106916" calcext:value-type="float">
            <text:p>0.621029106916</text:p>
          </table:table-cell>
          <table:table-cell table:formula="of:=([.A620]-[.B620])*([.A620]-[.B620])" office:value-type="float" office:value="0.006498133321" calcext:value-type="float">
            <text:p>0.006498133321</text:p>
          </table:table-cell>
          <table:table-cell table:number-columns-repeated="2"/>
        </table:table-row>
        <table:table-row table:style-name="ro1">
          <table:table-cell office:value-type="float" office:value="0.804689" calcext:value-type="float">
            <text:p>0.804689</text:p>
          </table:table-cell>
          <table:table-cell office:value-type="float" office:value="0.909374" calcext:value-type="float">
            <text:p>0.909374</text:p>
          </table:table-cell>
          <table:table-cell table:formula="of:=([.A621]*[.A621])" office:value-type="float" office:value="0.647524386721" calcext:value-type="float">
            <text:p>0.647524386721</text:p>
          </table:table-cell>
          <table:table-cell table:formula="of:=([.A621]-[.B621])*([.A621]-[.B621])" office:value-type="float" office:value="0.010958949225" calcext:value-type="float">
            <text:p>0.010958949225</text:p>
          </table:table-cell>
          <table:table-cell table:number-columns-repeated="2"/>
        </table:table-row>
        <table:table-row table:style-name="ro1">
          <table:table-cell office:value-type="float" office:value="0.910841" calcext:value-type="float">
            <text:p>0.910841</text:p>
          </table:table-cell>
          <table:table-cell office:value-type="float" office:value="0.844822" calcext:value-type="float">
            <text:p>0.844822</text:p>
          </table:table-cell>
          <table:table-cell table:formula="of:=([.A622]*[.A622])" office:value-type="float" office:value="0.829631327281" calcext:value-type="float">
            <text:p>0.829631327281</text:p>
          </table:table-cell>
          <table:table-cell table:formula="of:=([.A622]-[.B622])*([.A622]-[.B622])" office:value-type="float" office:value="0.00435850836100001" calcext:value-type="float">
            <text:p>0.00435850836100001</text:p>
          </table:table-cell>
          <table:table-cell table:number-columns-repeated="2"/>
        </table:table-row>
        <table:table-row table:style-name="ro1">
          <table:table-cell office:value-type="float" office:value="0.948383" calcext:value-type="float">
            <text:p>0.948383</text:p>
          </table:table-cell>
          <table:table-cell office:value-type="float" office:value="0.98203" calcext:value-type="float">
            <text:p>0.98203</text:p>
          </table:table-cell>
          <table:table-cell table:formula="of:=([.A623]*[.A623])" office:value-type="float" office:value="0.899430314689" calcext:value-type="float">
            <text:p>0.899430314689</text:p>
          </table:table-cell>
          <table:table-cell table:formula="of:=([.A623]-[.B623])*([.A623]-[.B623])" office:value-type="float" office:value="0.001132120609" calcext:value-type="float">
            <text:p>0.001132120609</text:p>
          </table:table-cell>
          <table:table-cell table:number-columns-repeated="2"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5473" calcext:value-type="float">
            <text:p>0.995473</text:p>
          </table:table-cell>
          <table:table-cell table:formula="of:=([.A624]*[.A624])" office:value-type="float" office:value="0.999988000036" calcext:value-type="float">
            <text:p>0.999988000036</text:p>
          </table:table-cell>
          <table:table-cell table:formula="of:=([.A624]-[.B624])*([.A624]-[.B624])" office:value-type="float" office:value="0.000020439441" calcext:value-type="float">
            <text:p>0.000020439441</text:p>
          </table:table-cell>
          <table:table-cell table:number-columns-repeated="2"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7273" calcext:value-type="float">
            <text:p>0.997273</text:p>
          </table:table-cell>
          <table:table-cell table:formula="of:=([.A625]*[.A625])" office:value-type="float" office:value="0.999988000036" calcext:value-type="float">
            <text:p>0.999988000036</text:p>
          </table:table-cell>
          <table:table-cell table:formula="of:=([.A625]-[.B625])*([.A625]-[.B625])" office:value-type="float" office:value="0.00000740384100000046" calcext:value-type="float">
            <text:p>7.40384100000046E-06</text:p>
          </table:table-cell>
          <table:table-cell table:number-columns-repeated="2"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000300775" calcext:value-type="float">
            <text:p>0.00000300775</text:p>
          </table:table-cell>
          <table:table-cell table:formula="of:=([.A626]*[.A626])" office:value-type="float" office:value="0.00000000003139181607" calcext:value-type="float">
            <text:p>3.13918160656E-11</text:p>
          </table:table-cell>
          <table:table-cell table:formula="of:=([.A626]-[.B626])*([.A626]-[.B626])" office:value-type="float" office:value="0.00000000000673449211" calcext:value-type="float">
            <text:p>6.7344921081E-12</text:p>
          </table:table-cell>
          <table:table-cell table:number-columns-repeated="2"/>
        </table:table-row>
        <table:table-row table:style-name="ro1">
          <table:table-cell office:value-type="float" office:value="0.00000822544" calcext:value-type="float">
            <text:p>0.00000822544</text:p>
          </table:table-cell>
          <table:table-cell office:value-type="float" office:value="0.00177106" calcext:value-type="float">
            <text:p>0.00177106</text:p>
          </table:table-cell>
          <table:table-cell table:formula="of:=([.A627]*[.A627])" office:value-type="float" office:value="0.00000000006765786319" calcext:value-type="float">
            <text:p>6.76578631936E-11</text:p>
          </table:table-cell>
          <table:table-cell table:formula="of:=([.A627]-[.B627])*([.A627]-[.B627])" office:value-type="float" office:value="0.00000310758568593039" calcext:value-type="float">
            <text:p>3.10758568593039E-06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120442" calcext:value-type="float">
            <text:p>0.0120442</text:p>
          </table:table-cell>
          <table:table-cell table:formula="of:=([.A628]*[.A628])" office:value-type="float" office:value="0.00000000000142107857" calcext:value-type="float">
            <text:p>1.4210785681E-12</text:p>
          </table:table-cell>
          <table:table-cell table:formula="of:=([.A628]-[.B628])*([.A628]-[.B628])" office:value-type="float" office:value="0.000145034039520323" calcext:value-type="float">
            <text:p>0.000145034039520323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344532" calcext:value-type="float">
            <text:p>0.0344532</text:p>
          </table:table-cell>
          <table:table-cell table:formula="of:=([.A629]*[.A629])" office:value-type="float" office:value="0.00000000000142107857" calcext:value-type="float">
            <text:p>1.4210785681E-12</text:p>
          </table:table-cell>
          <table:table-cell table:formula="of:=([.A629]-[.B629])*([.A629]-[.B629])" office:value-type="float" office:value="0.0011869408490307" calcext:value-type="float">
            <text:p>0.0011869408490307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642284" calcext:value-type="float">
            <text:p>0.0642284</text:p>
          </table:table-cell>
          <table:table-cell table:formula="of:=([.A630]*[.A630])" office:value-type="float" office:value="0.00000000000142107857" calcext:value-type="float">
            <text:p>1.4210785681E-12</text:p>
          </table:table-cell>
          <table:table-cell table:formula="of:=([.A630]-[.B630])*([.A630]-[.B630])" office:value-type="float" office:value="0.00412513423591437" calcext:value-type="float">
            <text:p>0.00412513423591437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518561" calcext:value-type="float">
            <text:p>0.0518561</text:p>
          </table:table-cell>
          <table:table-cell table:formula="of:=([.A631]*[.A631])" office:value-type="float" office:value="0.00000000000298781596" calcext:value-type="float">
            <text:p>2.9878159609E-12</text:p>
          </table:table-cell>
          <table:table-cell table:formula="of:=([.A631]-[.B631])*([.A631]-[.B631])" office:value-type="float" office:value="0.00268887584054875" calcext:value-type="float">
            <text:p>0.00268887584054875</text:p>
          </table:table-cell>
          <table:table-cell table:number-columns-repeated="2"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00000620479" calcext:value-type="float">
            <text:p>0.000000620479</text:p>
          </table:table-cell>
          <table:table-cell table:formula="of:=([.A632]*[.A632])" office:value-type="float" office:value="0.00000000019955235169" calcext:value-type="float">
            <text:p>1.9955235169E-10</text:p>
          </table:table-cell>
          <table:table-cell table:formula="of:=([.A632]-[.B632])*([.A632]-[.B632])" office:value-type="float" office:value="0.00000000018240720088" calcext:value-type="float">
            <text:p>1.82407200884041E-10</text:p>
          </table:table-cell>
          <table:table-cell table:number-columns-repeated="2"/>
        </table:table-row>
        <table:table-row table:style-name="ro1">
          <table:table-cell office:value-type="float" office:value="0.0000141263" calcext:value-type="float">
            <text:p>0.0000141263</text:p>
          </table:table-cell>
          <table:table-cell office:value-type="float" office:value="0.0225048" calcext:value-type="float">
            <text:p>0.0225048</text:p>
          </table:table-cell>
          <table:table-cell table:formula="of:=([.A633]*[.A633])" office:value-type="float" office:value="0.00000000019955235169" calcext:value-type="float">
            <text:p>1.9955235169E-10</text:p>
          </table:table-cell>
          <table:table-cell table:formula="of:=([.A633]-[.B633])*([.A633]-[.B633])" office:value-type="float" office:value="0.000505830403479872" calcext:value-type="float">
            <text:p>0.000505830403479872</text:p>
          </table:table-cell>
          <table:table-cell table:number-columns-repeated="2"/>
        </table:table-row>
        <table:table-row table:style-name="ro1">
          <table:table-cell office:value-type="float" office:value="0.0000493526" calcext:value-type="float">
            <text:p>0.0000493526</text:p>
          </table:table-cell>
          <table:table-cell office:value-type="float" office:value="0.0000354843" calcext:value-type="float">
            <text:p>0.0000354843</text:p>
          </table:table-cell>
          <table:table-cell table:formula="of:=([.A634]*[.A634])" office:value-type="float" office:value="0.00000000243567912676" calcext:value-type="float">
            <text:p>2.43567912676E-09</text:p>
          </table:table-cell>
          <table:table-cell table:formula="of:=([.A634]-[.B634])*([.A634]-[.B634])" office:value-type="float" office:value="0.00000000019232974489" calcext:value-type="float">
            <text:p>1.9232974489E-10</text:p>
          </table:table-cell>
          <table:table-cell table:number-columns-repeated="2"/>
        </table:table-row>
        <table:table-row table:style-name="ro1">
          <table:table-cell office:value-type="float" office:value="0.000082016" calcext:value-type="float">
            <text:p>0.000082016</text:p>
          </table:table-cell>
          <table:table-cell office:value-type="float" office:value="0.000385632" calcext:value-type="float">
            <text:p>0.000385632</text:p>
          </table:table-cell>
          <table:table-cell table:formula="of:=([.A635]*[.A635])" office:value-type="float" office:value="0.000000006726624256" calcext:value-type="float">
            <text:p>6.726624256E-09</text:p>
          </table:table-cell>
          <table:table-cell table:formula="of:=([.A635]-[.B635])*([.A635]-[.B635])" office:value-type="float" office:value="0.000000092182675456" calcext:value-type="float">
            <text:p>9.2182675456E-08</text:p>
          </table:table-cell>
          <table:table-cell table:number-columns-repeated="2"/>
        </table:table-row>
        <table:table-row table:style-name="ro1">
          <table:table-cell office:value-type="float" office:value="0.000162899" calcext:value-type="float">
            <text:p>0.000162899</text:p>
          </table:table-cell>
          <table:table-cell office:value-type="float" office:value="0.000209744" calcext:value-type="float">
            <text:p>0.000209744</text:p>
          </table:table-cell>
          <table:table-cell table:formula="of:=([.A636]*[.A636])" office:value-type="float" office:value="0.000000026536084201" calcext:value-type="float">
            <text:p>2.6536084201E-08</text:p>
          </table:table-cell>
          <table:table-cell table:formula="of:=([.A636]-[.B636])*([.A636]-[.B636])" office:value-type="float" office:value="0.000000002194454025" calcext:value-type="float">
            <text:p>2.194454025E-09</text:p>
          </table:table-cell>
          <table:table-cell table:number-columns-repeated="2"/>
        </table:table-row>
        <table:table-row table:style-name="ro1">
          <table:table-cell office:value-type="float" office:value="0.000162899" calcext:value-type="float">
            <text:p>0.000162899</text:p>
          </table:table-cell>
          <table:table-cell office:value-type="float" office:value="0.00428376" calcext:value-type="float">
            <text:p>0.00428376</text:p>
          </table:table-cell>
          <table:table-cell table:formula="of:=([.A637]*[.A637])" office:value-type="float" office:value="0.000000026536084201" calcext:value-type="float">
            <text:p>2.6536084201E-08</text:p>
          </table:table-cell>
          <table:table-cell table:formula="of:=([.A637]-[.B637])*([.A637]-[.B637])" office:value-type="float" office:value="0.000016981495381321" calcext:value-type="float">
            <text:p>1.6981495381321E-05</text:p>
          </table:table-cell>
          <table:table-cell table:number-columns-repeated="2"/>
        </table:table-row>
        <table:table-row table:style-name="ro1">
          <table:table-cell office:value-type="float" office:value="0.000162899" calcext:value-type="float">
            <text:p>0.000162899</text:p>
          </table:table-cell>
          <table:table-cell office:value-type="float" office:value="0.000000692288" calcext:value-type="float">
            <text:p>0.000000692288</text:p>
          </table:table-cell>
          <table:table-cell table:formula="of:=([.A638]*[.A638])" office:value-type="float" office:value="0.000000026536084201" calcext:value-type="float">
            <text:p>2.6536084201E-08</text:p>
          </table:table-cell>
          <table:table-cell table:formula="of:=([.A638]-[.B638])*([.A638]-[.B638])" office:value-type="float" office:value="0.00000002631101741785" calcext:value-type="float">
            <text:p>2.63110174178509E-08</text:p>
          </table:table-cell>
          <table:table-cell table:number-columns-repeated="2"/>
        </table:table-row>
        <table:table-row table:style-name="ro1">
          <table:table-cell office:value-type="float" office:value="0.000533044" calcext:value-type="float">
            <text:p>0.000533044</text:p>
          </table:table-cell>
          <table:table-cell office:value-type="float" office:value="0.0000134847" calcext:value-type="float">
            <text:p>0.0000134847</text:p>
          </table:table-cell>
          <table:table-cell table:formula="of:=([.A639]*[.A639])" office:value-type="float" office:value="0.000000284135905936" calcext:value-type="float">
            <text:p>2.84135905936E-07</text:p>
          </table:table-cell>
          <table:table-cell table:formula="of:=([.A639]-[.B639])*([.A639]-[.B639])" office:value-type="float" office:value="0.00000026994186621649" calcext:value-type="float">
            <text:p>2.6994186621649E-07</text:p>
          </table:table-cell>
          <table:table-cell table:number-columns-repeated="2"/>
        </table:table-row>
        <table:table-row table:style-name="ro1">
          <table:table-cell office:value-type="float" office:value="0.000533044" calcext:value-type="float">
            <text:p>0.000533044</text:p>
          </table:table-cell>
          <table:table-cell office:value-type="float" office:value="0.000000503428" calcext:value-type="float">
            <text:p>0.000000503428</text:p>
          </table:table-cell>
          <table:table-cell table:formula="of:=([.A640]*[.A640])" office:value-type="float" office:value="0.000000284135905936" calcext:value-type="float">
            <text:p>2.84135905936E-07</text:p>
          </table:table-cell>
          <table:table-cell table:formula="of:=([.A640]-[.B640])*([.A640]-[.B640])" office:value-type="float" office:value="0.00000028359946082609" calcext:value-type="float">
            <text:p>2.83599460826087E-07</text:p>
          </table:table-cell>
          <table:table-cell table:number-columns-repeated="2"/>
        </table:table-row>
        <table:table-row table:style-name="ro1">
          <table:table-cell office:value-type="float" office:value="0.000533044" calcext:value-type="float">
            <text:p>0.000533044</text:p>
          </table:table-cell>
          <table:table-cell office:value-type="float" office:value="0.00000122332" calcext:value-type="float">
            <text:p>0.00000122332</text:p>
          </table:table-cell>
          <table:table-cell table:formula="of:=([.A641]*[.A641])" office:value-type="float" office:value="0.000000284135905936" calcext:value-type="float">
            <text:p>2.84135905936E-07</text:p>
          </table:table-cell>
          <table:table-cell table:formula="of:=([.A641]-[.B641])*([.A641]-[.B641])" office:value-type="float" office:value="0.00000028283323567566" calcext:value-type="float">
            <text:p>2.82833235675662E-07</text:p>
          </table:table-cell>
          <table:table-cell table:number-columns-repeated="2"/>
        </table:table-row>
        <table:table-row table:style-name="ro1">
          <table:table-cell office:value-type="float" office:value="0.000114679" calcext:value-type="float">
            <text:p>0.000114679</text:p>
          </table:table-cell>
          <table:table-cell office:value-type="float" office:value="0.000000419068" calcext:value-type="float">
            <text:p>0.000000419068</text:p>
          </table:table-cell>
          <table:table-cell table:formula="of:=([.A642]*[.A642])" office:value-type="float" office:value="0.000000013151273041" calcext:value-type="float">
            <text:p>1.3151273041E-08</text:p>
          </table:table-cell>
          <table:table-cell table:formula="of:=([.A642]-[.B642])*([.A642]-[.B642])" office:value-type="float" office:value="0.00000001305533206064" calcext:value-type="float">
            <text:p>1.30553320606446E-08</text:p>
          </table:table-cell>
          <table:table-cell table:number-columns-repeated="2"/>
        </table:table-row>
        <table:table-row table:style-name="ro1">
          <table:table-cell office:value-type="float" office:value="0.000125289" calcext:value-type="float">
            <text:p>0.000125289</text:p>
          </table:table-cell>
          <table:table-cell office:value-type="float" office:value="0.00000426306" calcext:value-type="float">
            <text:p>0.00000426306</text:p>
          </table:table-cell>
          <table:table-cell table:formula="of:=([.A643]*[.A643])" office:value-type="float" office:value="0.000000015697333521" calcext:value-type="float">
            <text:p>1.5697333521E-08</text:p>
          </table:table-cell>
          <table:table-cell table:formula="of:=([.A643]-[.B643])*([.A643]-[.B643])" office:value-type="float" office:value="0.00000001464727815288" calcext:value-type="float">
            <text:p>1.46472781528836E-08</text:p>
          </table:table-cell>
          <table:table-cell table:number-columns-repeated="2"/>
        </table:table-row>
        <table:table-row table:style-name="ro1">
          <table:table-cell office:value-type="float" office:value="0.000395417" calcext:value-type="float">
            <text:p>0.000395417</text:p>
          </table:table-cell>
          <table:table-cell office:value-type="float" office:value="0.000119631" calcext:value-type="float">
            <text:p>0.000119631</text:p>
          </table:table-cell>
          <table:table-cell table:formula="of:=([.A644]*[.A644])" office:value-type="float" office:value="0.000000156354603889" calcext:value-type="float">
            <text:p>1.56354603889E-07</text:p>
          </table:table-cell>
          <table:table-cell table:formula="of:=([.A644]-[.B644])*([.A644]-[.B644])" office:value-type="float" office:value="0.000000076057917796" calcext:value-type="float">
            <text:p>7.6057917796E-08</text:p>
          </table:table-cell>
          <table:table-cell table:number-columns-repeated="2"/>
        </table:table-row>
        <table:table-row table:style-name="ro1">
          <table:table-cell office:value-type="float" office:value="0.0184856" calcext:value-type="float">
            <text:p>0.0184856</text:p>
          </table:table-cell>
          <table:table-cell office:value-type="float" office:value="0.046557" calcext:value-type="float">
            <text:p>0.046557</text:p>
          </table:table-cell>
          <table:table-cell table:formula="of:=([.A645]*[.A645])" office:value-type="float" office:value="0.00034171740736" calcext:value-type="float">
            <text:p>0.00034171740736</text:p>
          </table:table-cell>
          <table:table-cell table:formula="of:=([.A645]-[.B645])*([.A645]-[.B645])" office:value-type="float" office:value="0.00078800349796" calcext:value-type="float">
            <text:p>0.00078800349796</text:p>
          </table:table-cell>
          <table:table-cell table:number-columns-repeated="2"/>
        </table:table-row>
        <table:table-row table:style-name="ro1">
          <table:table-cell office:value-type="float" office:value="0.0783862" calcext:value-type="float">
            <text:p>0.0783862</text:p>
          </table:table-cell>
          <table:table-cell office:value-type="float" office:value="0.0336853" calcext:value-type="float">
            <text:p>0.0336853</text:p>
          </table:table-cell>
          <table:table-cell table:formula="of:=([.A646]*[.A646])" office:value-type="float" office:value="0.00614439635044" calcext:value-type="float">
            <text:p>0.00614439635044</text:p>
          </table:table-cell>
          <table:table-cell table:formula="of:=([.A646]-[.B646])*([.A646]-[.B646])" office:value-type="float" office:value="0.00199817046081" calcext:value-type="float">
            <text:p>0.00199817046081</text:p>
          </table:table-cell>
          <table:table-cell table:number-columns-repeated="2"/>
        </table:table-row>
        <table:table-row table:style-name="ro1">
          <table:table-cell office:value-type="float" office:value="0.0783862" calcext:value-type="float">
            <text:p>0.0783862</text:p>
          </table:table-cell>
          <table:table-cell office:value-type="float" office:value="0.0231939" calcext:value-type="float">
            <text:p>0.0231939</text:p>
          </table:table-cell>
          <table:table-cell table:formula="of:=([.A647]*[.A647])" office:value-type="float" office:value="0.00614439635044" calcext:value-type="float">
            <text:p>0.00614439635044</text:p>
          </table:table-cell>
          <table:table-cell table:formula="of:=([.A647]-[.B647])*([.A647]-[.B647])" office:value-type="float" office:value="0.00304618997929" calcext:value-type="float">
            <text:p>0.00304618997929</text:p>
          </table:table-cell>
          <table:table-cell table:number-columns-repeated="2"/>
        </table:table-row>
        <table:table-row table:style-name="ro1">
          <table:table-cell office:value-type="float" office:value="0.0791852" calcext:value-type="float">
            <text:p>0.0791852</text:p>
          </table:table-cell>
          <table:table-cell office:value-type="float" office:value="0.0202572" calcext:value-type="float">
            <text:p>0.0202572</text:p>
          </table:table-cell>
          <table:table-cell table:formula="of:=([.A648]*[.A648])" office:value-type="float" office:value="0.00627029589904" calcext:value-type="float">
            <text:p>0.00627029589904</text:p>
          </table:table-cell>
          <table:table-cell table:formula="of:=([.A648]-[.B648])*([.A648]-[.B648])" office:value-type="float" office:value="0.003472509184" calcext:value-type="float">
            <text:p>0.003472509184</text:p>
          </table:table-cell>
          <table:table-cell table:number-columns-repeated="2"/>
        </table:table-row>
        <table:table-row table:style-name="ro1">
          <table:table-cell office:value-type="float" office:value="0.116512" calcext:value-type="float">
            <text:p>0.116512</text:p>
          </table:table-cell>
          <table:table-cell office:value-type="float" office:value="0.0354459" calcext:value-type="float">
            <text:p>0.0354459</text:p>
          </table:table-cell>
          <table:table-cell table:formula="of:=([.A649]*[.A649])" office:value-type="float" office:value="0.013575046144" calcext:value-type="float">
            <text:p>0.013575046144</text:p>
          </table:table-cell>
          <table:table-cell table:formula="of:=([.A649]-[.B649])*([.A649]-[.B649])" office:value-type="float" office:value="0.00657171256921" calcext:value-type="float">
            <text:p>0.00657171256921</text:p>
          </table:table-cell>
          <table:table-cell table:number-columns-repeated="2"/>
        </table:table-row>
        <table:table-row table:style-name="ro1">
          <table:table-cell office:value-type="float" office:value="0.13524" calcext:value-type="float">
            <text:p>0.13524</text:p>
          </table:table-cell>
          <table:table-cell office:value-type="float" office:value="0.0108506" calcext:value-type="float">
            <text:p>0.0108506</text:p>
          </table:table-cell>
          <table:table-cell table:formula="of:=([.A650]*[.A650])" office:value-type="float" office:value="0.0182898576" calcext:value-type="float">
            <text:p>0.0182898576</text:p>
          </table:table-cell>
          <table:table-cell table:formula="of:=([.A650]-[.B650])*([.A650]-[.B650])" office:value-type="float" office:value="0.01547272283236" calcext:value-type="float">
            <text:p>0.01547272283236</text:p>
          </table:table-cell>
          <table:table-cell table:number-columns-repeated="2"/>
        </table:table-row>
        <table:table-row table:style-name="ro1">
          <table:table-cell office:value-type="float" office:value="0.13524" calcext:value-type="float">
            <text:p>0.13524</text:p>
          </table:table-cell>
          <table:table-cell office:value-type="float" office:value="0.0518974" calcext:value-type="float">
            <text:p>0.0518974</text:p>
          </table:table-cell>
          <table:table-cell table:formula="of:=([.A651]*[.A651])" office:value-type="float" office:value="0.0182898576" calcext:value-type="float">
            <text:p>0.0182898576</text:p>
          </table:table-cell>
          <table:table-cell table:formula="of:=([.A651]-[.B651])*([.A651]-[.B651])" office:value-type="float" office:value="0.00694598897476" calcext:value-type="float">
            <text:p>0.00694598897476</text:p>
          </table:table-cell>
          <table:table-cell table:number-columns-repeated="2"/>
        </table:table-row>
        <table:table-row table:style-name="ro1">
          <table:table-cell office:value-type="float" office:value="0.204596" calcext:value-type="float">
            <text:p>0.204596</text:p>
          </table:table-cell>
          <table:table-cell office:value-type="float" office:value="0.0210104" calcext:value-type="float">
            <text:p>0.0210104</text:p>
          </table:table-cell>
          <table:table-cell table:formula="of:=([.A652]*[.A652])" office:value-type="float" office:value="0.041859523216" calcext:value-type="float">
            <text:p>0.041859523216</text:p>
          </table:table-cell>
          <table:table-cell table:formula="of:=([.A652]-[.B652])*([.A652]-[.B652])" office:value-type="float" office:value="0.03370367252736" calcext:value-type="float">
            <text:p>0.03370367252736</text:p>
          </table:table-cell>
          <table:table-cell table:number-columns-repeated="2"/>
        </table:table-row>
        <table:table-row table:style-name="ro1">
          <table:table-cell office:value-type="float" office:value="0.204596" calcext:value-type="float">
            <text:p>0.204596</text:p>
          </table:table-cell>
          <table:table-cell office:value-type="float" office:value="0.0279286" calcext:value-type="float">
            <text:p>0.0279286</text:p>
          </table:table-cell>
          <table:table-cell table:formula="of:=([.A653]*[.A653])" office:value-type="float" office:value="0.041859523216" calcext:value-type="float">
            <text:p>0.041859523216</text:p>
          </table:table-cell>
          <table:table-cell table:formula="of:=([.A653]-[.B653])*([.A653]-[.B653])" office:value-type="float" office:value="0.03121137022276" calcext:value-type="float">
            <text:p>0.03121137022276</text:p>
          </table:table-cell>
          <table:table-cell table:number-columns-repeated="2"/>
        </table:table-row>
        <table:table-row table:style-name="ro1">
          <table:table-cell office:value-type="float" office:value="0.249058" calcext:value-type="float">
            <text:p>0.249058</text:p>
          </table:table-cell>
          <table:table-cell office:value-type="float" office:value="0.180985" calcext:value-type="float">
            <text:p>0.180985</text:p>
          </table:table-cell>
          <table:table-cell table:formula="of:=([.A654]*[.A654])" office:value-type="float" office:value="0.062029887364" calcext:value-type="float">
            <text:p>0.062029887364</text:p>
          </table:table-cell>
          <table:table-cell table:formula="of:=([.A654]-[.B654])*([.A654]-[.B654])" office:value-type="float" office:value="0.004633933329" calcext:value-type="float">
            <text:p>0.004633933329</text:p>
          </table:table-cell>
          <table:table-cell table:number-columns-repeated="2"/>
        </table:table-row>
        <table:table-row table:style-name="ro1">
          <table:table-cell office:value-type="float" office:value="0.260816" calcext:value-type="float">
            <text:p>0.260816</text:p>
          </table:table-cell>
          <table:table-cell office:value-type="float" office:value="0.222784" calcext:value-type="float">
            <text:p>0.222784</text:p>
          </table:table-cell>
          <table:table-cell table:formula="of:=([.A655]*[.A655])" office:value-type="float" office:value="0.068024985856" calcext:value-type="float">
            <text:p>0.068024985856</text:p>
          </table:table-cell>
          <table:table-cell table:formula="of:=([.A655]-[.B655])*([.A655]-[.B655])" office:value-type="float" office:value="0.001446433024" calcext:value-type="float">
            <text:p>0.001446433024</text:p>
          </table:table-cell>
          <table:table-cell table:number-columns-repeated="2"/>
        </table:table-row>
        <table:table-row table:style-name="ro1">
          <table:table-cell office:value-type="float" office:value="0.393783" calcext:value-type="float">
            <text:p>0.393783</text:p>
          </table:table-cell>
          <table:table-cell office:value-type="float" office:value="0.447435" calcext:value-type="float">
            <text:p>0.447435</text:p>
          </table:table-cell>
          <table:table-cell table:formula="of:=([.A656]*[.A656])" office:value-type="float" office:value="0.155065051089" calcext:value-type="float">
            <text:p>0.155065051089</text:p>
          </table:table-cell>
          <table:table-cell table:formula="of:=([.A656]-[.B656])*([.A656]-[.B656])" office:value-type="float" office:value="0.002878537104" calcext:value-type="float">
            <text:p>0.002878537104</text:p>
          </table:table-cell>
          <table:table-cell table:number-columns-repeated="2"/>
        </table:table-row>
        <table:table-row table:style-name="ro1">
          <table:table-cell office:value-type="float" office:value="0.505107" calcext:value-type="float">
            <text:p>0.505107</text:p>
          </table:table-cell>
          <table:table-cell office:value-type="float" office:value="0.51489" calcext:value-type="float">
            <text:p>0.51489</text:p>
          </table:table-cell>
          <table:table-cell table:formula="of:=([.A657]*[.A657])" office:value-type="float" office:value="0.255133081449" calcext:value-type="float">
            <text:p>0.255133081449</text:p>
          </table:table-cell>
          <table:table-cell table:formula="of:=([.A657]-[.B657])*([.A657]-[.B657])" office:value-type="float" office:value="0.0000957070889999997" calcext:value-type="float">
            <text:p>0.0000957070889999997</text:p>
          </table:table-cell>
          <table:table-cell table:number-columns-repeated="2"/>
        </table:table-row>
        <table:table-row table:style-name="ro1">
          <table:table-cell office:value-type="float" office:value="0.59418" calcext:value-type="float">
            <text:p>0.59418</text:p>
          </table:table-cell>
          <table:table-cell office:value-type="float" office:value="0.53052" calcext:value-type="float">
            <text:p>0.53052</text:p>
          </table:table-cell>
          <table:table-cell table:formula="of:=([.A658]*[.A658])" office:value-type="float" office:value="0.3530498724" calcext:value-type="float">
            <text:p>0.3530498724</text:p>
          </table:table-cell>
          <table:table-cell table:formula="of:=([.A658]-[.B658])*([.A658]-[.B658])" office:value-type="float" office:value="0.00405259560000001" calcext:value-type="float">
            <text:p>0.00405259560000001</text:p>
          </table:table-cell>
          <table:table-cell table:number-columns-repeated="2"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694583" calcext:value-type="float">
            <text:p>0.694583</text:p>
          </table:table-cell>
          <table:table-cell table:formula="of:=([.A659]*[.A659])" office:value-type="float" office:value="0.769948336089" calcext:value-type="float">
            <text:p>0.769948336089</text:p>
          </table:table-cell>
          <table:table-cell table:formula="of:=([.A659]-[.B659])*([.A659]-[.B659])" office:value-type="float" office:value="0.033446557456" calcext:value-type="float">
            <text:p>0.033446557456</text:p>
          </table:table-cell>
          <table:table-cell table:number-columns-repeated="2"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729464" calcext:value-type="float">
            <text:p>0.729464</text:p>
          </table:table-cell>
          <table:table-cell table:formula="of:=([.A660]*[.A660])" office:value-type="float" office:value="0.769948336089" calcext:value-type="float">
            <text:p>0.769948336089</text:p>
          </table:table-cell>
          <table:table-cell table:formula="of:=([.A660]-[.B660])*([.A660]-[.B660])" office:value-type="float" office:value="0.021904888009" calcext:value-type="float">
            <text:p>0.021904888009</text:p>
          </table:table-cell>
          <table:table-cell table:number-columns-repeated="2"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821937" calcext:value-type="float">
            <text:p>0.821937</text:p>
          </table:table-cell>
          <table:table-cell table:formula="of:=([.A661]*[.A661])" office:value-type="float" office:value="0.769948336089" calcext:value-type="float">
            <text:p>0.769948336089</text:p>
          </table:table-cell>
          <table:table-cell table:formula="of:=([.A661]-[.B661])*([.A661]-[.B661])" office:value-type="float" office:value="0.0030835809" calcext:value-type="float">
            <text:p>0.0030835809</text:p>
          </table:table-cell>
          <table:table-cell table:number-columns-repeated="2"/>
        </table:table-row>
        <table:table-row table:style-name="ro1">
          <table:table-cell office:value-type="float" office:value="0.877467" calcext:value-type="float">
            <text:p>0.877467</text:p>
          </table:table-cell>
          <table:table-cell office:value-type="float" office:value="0.94361" calcext:value-type="float">
            <text:p>0.94361</text:p>
          </table:table-cell>
          <table:table-cell table:formula="of:=([.A662]*[.A662])" office:value-type="float" office:value="0.769948336089" calcext:value-type="float">
            <text:p>0.769948336089</text:p>
          </table:table-cell>
          <table:table-cell table:formula="of:=([.A662]-[.B662])*([.A662]-[.B662])" office:value-type="float" office:value="0.00437489644899999" calcext:value-type="float">
            <text:p>0.00437489644899999</text:p>
          </table:table-cell>
          <table:table-cell table:number-columns-repeated="2"/>
        </table:table-row>
        <table:table-row table:style-name="ro1">
          <table:table-cell office:value-type="float" office:value="0.999729" calcext:value-type="float">
            <text:p>0.999729</text:p>
          </table:table-cell>
          <table:table-cell office:value-type="float" office:value="0.947738" calcext:value-type="float">
            <text:p>0.947738</text:p>
          </table:table-cell>
          <table:table-cell table:formula="of:=([.A663]*[.A663])" office:value-type="float" office:value="0.999458073441" calcext:value-type="float">
            <text:p>0.999458073441</text:p>
          </table:table-cell>
          <table:table-cell table:formula="of:=([.A663]-[.B663])*([.A663]-[.B663])" office:value-type="float" office:value="0.002703064081" calcext:value-type="float">
            <text:p>0.002703064081</text:p>
          </table:table-cell>
          <table:table-cell table:number-columns-repeated="2"/>
        </table:table-row>
        <table:table-row table:style-name="ro1">
          <table:table-cell office:value-type="float" office:value="0.999729" calcext:value-type="float">
            <text:p>0.999729</text:p>
          </table:table-cell>
          <table:table-cell office:value-type="float" office:value="0.999998" calcext:value-type="float">
            <text:p>0.999998</text:p>
          </table:table-cell>
          <table:table-cell table:formula="of:=([.A664]*[.A664])" office:value-type="float" office:value="0.999458073441" calcext:value-type="float">
            <text:p>0.999458073441</text:p>
          </table:table-cell>
          <table:table-cell table:formula="of:=([.A664]-[.B664])*([.A664]-[.B664])" office:value-type="float" office:value="0.00000007236100000004" calcext:value-type="float">
            <text:p>7.23610000000402E-08</text:p>
          </table:table-cell>
          <table:table-cell table:number-columns-repeated="2"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000000108542" calcext:value-type="float">
            <text:p>0.0000000108542</text:p>
          </table:table-cell>
          <table:table-cell table:formula="of:=([.A665]*[.A665])" office:value-type="float" office:value="0.00000000031338204676" calcext:value-type="float">
            <text:p>3.1338204676E-10</text:p>
          </table:table-cell>
          <table:table-cell table:formula="of:=([.A665]-[.B665])*([.A665]-[.B665])" office:value-type="float" office:value="0.00000000031299786945" calcext:value-type="float">
            <text:p>3.12997869451818E-10</text:p>
          </table:table-cell>
          <table:table-cell table:number-columns-repeated="2"/>
        </table:table-row>
        <table:table-row table:style-name="ro1">
          <table:table-cell office:value-type="float" office:value="0.0000229478" calcext:value-type="float">
            <text:p>0.0000229478</text:p>
          </table:table-cell>
          <table:table-cell office:value-type="float" office:value="0.00000552564" calcext:value-type="float">
            <text:p>0.00000552564</text:p>
          </table:table-cell>
          <table:table-cell table:formula="of:=([.A666]*[.A666])" office:value-type="float" office:value="0.00000000052660152484" calcext:value-type="float">
            <text:p>5.2660152484E-10</text:p>
          </table:table-cell>
          <table:table-cell table:formula="of:=([.A666]-[.B666])*([.A666]-[.B666])" office:value-type="float" office:value="0.00000000030353165907" calcext:value-type="float">
            <text:p>3.035316590656E-10</text:p>
          </table:table-cell>
          <table:table-cell table:number-columns-repeated="2"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0466655" calcext:value-type="float">
            <text:p>0.00466655</text:p>
          </table:table-cell>
          <table:table-cell table:formula="of:=([.A667]*[.A667])" office:value-type="float" office:value="0.00000000030917595556" calcext:value-type="float">
            <text:p>3.0917595556E-10</text:p>
          </table:table-cell>
          <table:table-cell table:formula="of:=([.A667]-[.B667])*([.A667]-[.B667])" office:value-type="float" office:value="0.0000216128904479156" calcext:value-type="float">
            <text:p>2.16128904479156E-05</text:p>
          </table:table-cell>
          <table:table-cell table:number-columns-repeated="2"/>
        </table:table-row>
        <table:table-row table:style-name="ro1">
          <table:table-cell office:value-type="float" office:value="0.0000175834" calcext:value-type="float">
            <text:p>0.0000175834</text:p>
          </table:table-cell>
          <table:table-cell office:value-type="float" office:value="0.0134423" calcext:value-type="float">
            <text:p>0.0134423</text:p>
          </table:table-cell>
          <table:table-cell table:formula="of:=([.A668]*[.A668])" office:value-type="float" office:value="0.00000000030917595556" calcext:value-type="float">
            <text:p>3.0917595556E-10</text:p>
          </table:table-cell>
          <table:table-cell table:formula="of:=([.A668]-[.B668])*([.A668]-[.B668])" office:value-type="float" office:value="0.000180223015790316" calcext:value-type="float">
            <text:p>0.000180223015790316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0872717" calcext:value-type="float">
            <text:p>0.00000872717</text:p>
          </table:table-cell>
          <table:table-cell table:formula="of:=([.A669]*[.A669])" office:value-type="float" office:value="0.00000000000258994305" calcext:value-type="float">
            <text:p>2.5899430489E-12</text:p>
          </table:table-cell>
          <table:table-cell table:formula="of:=([.A669]-[.B669])*([.A669]-[.B669])" office:value-type="float" office:value="0.00000000005066364627" calcext:value-type="float">
            <text:p>5.06636462656E-11</text:p>
          </table:table-cell>
          <table:table-cell table:number-columns-repeated="2"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00000025732" calcext:value-type="float">
            <text:p>0.000000025732</text:p>
          </table:table-cell>
          <table:table-cell table:formula="of:=([.A670]*[.A670])" office:value-type="float" office:value="0.00000000218926666816" calcext:value-type="float">
            <text:p>2.18926666816E-09</text:p>
          </table:table-cell>
          <table:table-cell table:formula="of:=([.A670]-[.B670])*([.A670]-[.B670])" office:value-type="float" office:value="0.00000000218685935032" calcext:value-type="float">
            <text:p>2.18685935032142E-09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00000585511" calcext:value-type="float">
            <text:p>0.0000000585511</text:p>
          </table:table-cell>
          <table:table-cell table:formula="of:=([.A671]*[.A671])" office:value-type="float" office:value="0.000000000020520447" calcext:value-type="float">
            <text:p>2.05204470025E-11</text:p>
          </table:table-cell>
          <table:table-cell table:formula="of:=([.A671]-[.B671])*([.A671]-[.B671])" office:value-type="float" office:value="0.00000000001999340812" calcext:value-type="float">
            <text:p>1.99934081229212E-11</text:p>
          </table:table-cell>
          <table:table-cell table:number-columns-repeated="2"/>
        </table:table-row>
        <table:table-row table:style-name="ro1">
          <table:table-cell office:value-type="float" office:value="0.00000143051" calcext:value-type="float">
            <text:p>0.00000143051</text:p>
          </table:table-cell>
          <table:table-cell office:value-type="float" office:value="0.000000685955" calcext:value-type="float">
            <text:p>0.000000685955</text:p>
          </table:table-cell>
          <table:table-cell table:formula="of:=([.A672]*[.A672])" office:value-type="float" office:value="0.00000000000204635886" calcext:value-type="float">
            <text:p>2.0463588601E-12</text:p>
          </table:table-cell>
          <table:table-cell table:formula="of:=([.A672]-[.B672])*([.A672]-[.B672])" office:value-type="float" office:value="0.00000000000055436215" calcext:value-type="float">
            <text:p>5.54362148025E-13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0805446" calcext:value-type="float">
            <text:p>0.000000805446</text:p>
          </table:table-cell>
          <table:table-cell table:formula="of:=([.A673]*[.A673])" office:value-type="float" office:value="0.00000000000069633184" calcext:value-type="float">
            <text:p>6.96331836225E-13</text:p>
          </table:table-cell>
          <table:table-cell table:formula="of:=([.A673]-[.B673])*([.A673]-[.B673])" office:value-type="float" office:value="8.42102360999997E-016" calcext:value-type="float">
            <text:p>8.42102360999997E-16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0000528317" calcext:value-type="float">
            <text:p>0.00000528317</text:p>
          </table:table-cell>
          <table:table-cell table:formula="of:=([.A674]*[.A674])" office:value-type="float" office:value="0.00000000000115107149" calcext:value-type="float">
            <text:p>1.1510714944E-12</text:p>
          </table:table-cell>
          <table:table-cell table:formula="of:=([.A674]-[.B674])*([.A674]-[.B674])" office:value-type="float" office:value="0.00000000001772654188" calcext:value-type="float">
            <text:p>1.77265418841E-11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159864" calcext:value-type="float">
            <text:p>0.0159864</text:p>
          </table:table-cell>
          <table:table-cell table:formula="of:=([.A675]*[.A675])" office:value-type="float" office:value="0.00000000004220983955" calcext:value-type="float">
            <text:p>4.22098395481E-11</text:p>
          </table:table-cell>
          <table:table-cell table:formula="of:=([.A675]-[.B675])*([.A675]-[.B675])" office:value-type="float" office:value="0.000255357302765792" calcext:value-type="float">
            <text:p>0.000255357302765792</text:p>
          </table:table-cell>
          <table:table-cell table:number-columns-repeated="2"/>
        </table:table-row>
        <table:table-row table:style-name="ro1">
          <table:table-cell office:value-type="float" office:value="0.000064075" calcext:value-type="float">
            <text:p>0.000064075</text:p>
          </table:table-cell>
          <table:table-cell office:value-type="float" office:value="0.0377216" calcext:value-type="float">
            <text:p>0.0377216</text:p>
          </table:table-cell>
          <table:table-cell table:formula="of:=([.A676]*[.A676])" office:value-type="float" office:value="0.000000004105605625" calcext:value-type="float">
            <text:p>4.105605625E-09</text:p>
          </table:table-cell>
          <table:table-cell table:formula="of:=([.A676]-[.B676])*([.A676]-[.B676])" office:value-type="float" office:value="0.00141808918912563" calcext:value-type="float">
            <text:p>0.00141808918912563</text:p>
          </table:table-cell>
          <table:table-cell table:number-columns-repeated="2"/>
        </table:table-row>
        <table:table-row table:style-name="ro1">
          <table:table-cell office:value-type="float" office:value="0.000115752" calcext:value-type="float">
            <text:p>0.000115752</text:p>
          </table:table-cell>
          <table:table-cell office:value-type="float" office:value="0.0197493" calcext:value-type="float">
            <text:p>0.0197493</text:p>
          </table:table-cell>
          <table:table-cell table:formula="of:=([.A677]*[.A677])" office:value-type="float" office:value="0.000000013398525504" calcext:value-type="float">
            <text:p>1.3398525504E-08</text:p>
          </table:table-cell>
          <table:table-cell table:formula="of:=([.A677]-[.B677])*([.A677]-[.B677])" office:value-type="float" office:value="0.000385476207068304" calcext:value-type="float">
            <text:p>0.000385476207068304</text:p>
          </table:table-cell>
          <table:table-cell table:number-columns-repeated="2"/>
        </table:table-row>
        <table:table-row table:style-name="ro1">
          <table:table-cell office:value-type="float" office:value="0.00258332" calcext:value-type="float">
            <text:p>0.00258332</text:p>
          </table:table-cell>
          <table:table-cell office:value-type="float" office:value="0.00031177" calcext:value-type="float">
            <text:p>0.00031177</text:p>
          </table:table-cell>
          <table:table-cell table:formula="of:=([.A678]*[.A678])" office:value-type="float" office:value="0.0000066735422224" calcext:value-type="float">
            <text:p>0.0000066735422224</text:p>
          </table:table-cell>
          <table:table-cell table:formula="of:=([.A678]-[.B678])*([.A678]-[.B678])" office:value-type="float" office:value="0.0000051599394025" calcext:value-type="float">
            <text:p>0.0000051599394025</text:p>
          </table:table-cell>
          <table:table-cell table:number-columns-repeated="2"/>
        </table:table-row>
        <table:table-row table:style-name="ro1">
          <table:table-cell office:value-type="float" office:value="0.0024426" calcext:value-type="float">
            <text:p>0.0024426</text:p>
          </table:table-cell>
          <table:table-cell office:value-type="float" office:value="0.0921395" calcext:value-type="float">
            <text:p>0.0921395</text:p>
          </table:table-cell>
          <table:table-cell table:formula="of:=([.A679]*[.A679])" office:value-type="float" office:value="0.00000596629476" calcext:value-type="float">
            <text:p>0.00000596629476</text:p>
          </table:table-cell>
          <table:table-cell table:formula="of:=([.A679]-[.B679])*([.A679]-[.B679])" office:value-type="float" office:value="0.00804553386961" calcext:value-type="float">
            <text:p>0.00804553386961</text:p>
          </table:table-cell>
          <table:table-cell table:number-columns-repeated="2"/>
        </table:table-row>
        <table:table-row table:style-name="ro1">
          <table:table-cell office:value-type="float" office:value="0.00321305" calcext:value-type="float">
            <text:p>0.00321305</text:p>
          </table:table-cell>
          <table:table-cell office:value-type="float" office:value="0.00987425" calcext:value-type="float">
            <text:p>0.00987425</text:p>
          </table:table-cell>
          <table:table-cell table:formula="of:=([.A680]*[.A680])" office:value-type="float" office:value="0.0000103236903025" calcext:value-type="float">
            <text:p>0.0000103236903025</text:p>
          </table:table-cell>
          <table:table-cell table:formula="of:=([.A680]-[.B680])*([.A680]-[.B680])" office:value-type="float" office:value="0.00004437158544" calcext:value-type="float">
            <text:p>0.00004437158544</text:p>
          </table:table-cell>
          <table:table-cell table:number-columns-repeated="2"/>
        </table:table-row>
        <table:table-row table:style-name="ro1">
          <table:table-cell office:value-type="float" office:value="0.00321305" calcext:value-type="float">
            <text:p>0.00321305</text:p>
          </table:table-cell>
          <table:table-cell office:value-type="float" office:value="0.0163011" calcext:value-type="float">
            <text:p>0.0163011</text:p>
          </table:table-cell>
          <table:table-cell table:formula="of:=([.A681]*[.A681])" office:value-type="float" office:value="0.0000103236903025" calcext:value-type="float">
            <text:p>0.0000103236903025</text:p>
          </table:table-cell>
          <table:table-cell table:formula="of:=([.A681]-[.B681])*([.A681]-[.B681])" office:value-type="float" office:value="0.0001712970528025" calcext:value-type="float">
            <text:p>0.0001712970528025</text:p>
          </table:table-cell>
          <table:table-cell table:number-columns-repeated="2"/>
        </table:table-row>
        <table:table-row table:style-name="ro1">
          <table:table-cell office:value-type="float" office:value="0.00324994" calcext:value-type="float">
            <text:p>0.00324994</text:p>
          </table:table-cell>
          <table:table-cell office:value-type="float" office:value="0.0818181" calcext:value-type="float">
            <text:p>0.0818181</text:p>
          </table:table-cell>
          <table:table-cell table:formula="of:=([.A682]*[.A682])" office:value-type="float" office:value="0.0000105621100036" calcext:value-type="float">
            <text:p>0.0000105621100036</text:p>
          </table:table-cell>
          <table:table-cell table:formula="of:=([.A682]-[.B682])*([.A682]-[.B682])" office:value-type="float" office:value="0.0061729557657856" calcext:value-type="float">
            <text:p>0.0061729557657856</text:p>
          </table:table-cell>
          <table:table-cell table:number-columns-repeated="2"/>
        </table:table-row>
        <table:table-row table:style-name="ro1">
          <table:table-cell office:value-type="float" office:value="0.0142184" calcext:value-type="float">
            <text:p>0.0142184</text:p>
          </table:table-cell>
          <table:table-cell office:value-type="float" office:value="0.0343052" calcext:value-type="float">
            <text:p>0.0343052</text:p>
          </table:table-cell>
          <table:table-cell table:formula="of:=([.A683]*[.A683])" office:value-type="float" office:value="0.00020216289856" calcext:value-type="float">
            <text:p>0.00020216289856</text:p>
          </table:table-cell>
          <table:table-cell table:formula="of:=([.A683]-[.B683])*([.A683]-[.B683])" office:value-type="float" office:value="0.00040347953424" calcext:value-type="float">
            <text:p>0.00040347953424</text:p>
          </table:table-cell>
          <table:table-cell table:number-columns-repeated="2"/>
        </table:table-row>
        <table:table-row table:style-name="ro1">
          <table:table-cell office:value-type="float" office:value="0.026247" calcext:value-type="float">
            <text:p>0.026247</text:p>
          </table:table-cell>
          <table:table-cell office:value-type="float" office:value="0.0614158" calcext:value-type="float">
            <text:p>0.0614158</text:p>
          </table:table-cell>
          <table:table-cell table:formula="of:=([.A684]*[.A684])" office:value-type="float" office:value="0.000688905009" calcext:value-type="float">
            <text:p>0.000688905009</text:p>
          </table:table-cell>
          <table:table-cell table:formula="of:=([.A684]-[.B684])*([.A684]-[.B684])" office:value-type="float" office:value="0.00123684449344" calcext:value-type="float">
            <text:p>0.00123684449344</text:p>
          </table:table-cell>
          <table:table-cell table:number-columns-repeated="2"/>
        </table:table-row>
        <table:table-row table:style-name="ro1">
          <table:table-cell office:value-type="float" office:value="0.026247" calcext:value-type="float">
            <text:p>0.026247</text:p>
          </table:table-cell>
          <table:table-cell office:value-type="float" office:value="0.111203" calcext:value-type="float">
            <text:p>0.111203</text:p>
          </table:table-cell>
          <table:table-cell table:formula="of:=([.A685]*[.A685])" office:value-type="float" office:value="0.000688905009" calcext:value-type="float">
            <text:p>0.000688905009</text:p>
          </table:table-cell>
          <table:table-cell table:formula="of:=([.A685]-[.B685])*([.A685]-[.B685])" office:value-type="float" office:value="0.007217521936" calcext:value-type="float">
            <text:p>0.007217521936</text:p>
          </table:table-cell>
          <table:table-cell table:number-columns-repeated="2"/>
        </table:table-row>
        <table:table-row table:style-name="ro1">
          <table:table-cell office:value-type="float" office:value="0.0211376" calcext:value-type="float">
            <text:p>0.0211376</text:p>
          </table:table-cell>
          <table:table-cell office:value-type="float" office:value="0.108571" calcext:value-type="float">
            <text:p>0.108571</text:p>
          </table:table-cell>
          <table:table-cell table:formula="of:=([.A686]*[.A686])" office:value-type="float" office:value="0.00044679813376" calcext:value-type="float">
            <text:p>0.00044679813376</text:p>
          </table:table-cell>
          <table:table-cell table:formula="of:=([.A686]-[.B686])*([.A686]-[.B686])" office:value-type="float" office:value="0.00764459943556" calcext:value-type="float">
            <text:p>0.00764459943556</text:p>
          </table:table-cell>
          <table:table-cell table:number-columns-repeated="2"/>
        </table:table-row>
        <table:table-row table:style-name="ro1">
          <table:table-cell office:value-type="float" office:value="0.102918" calcext:value-type="float">
            <text:p>0.102918</text:p>
          </table:table-cell>
          <table:table-cell office:value-type="float" office:value="0.0677995" calcext:value-type="float">
            <text:p>0.0677995</text:p>
          </table:table-cell>
          <table:table-cell table:formula="of:=([.A687]*[.A687])" office:value-type="float" office:value="0.010592114724" calcext:value-type="float">
            <text:p>0.010592114724</text:p>
          </table:table-cell>
          <table:table-cell table:formula="of:=([.A687]-[.B687])*([.A687]-[.B687])" office:value-type="float" office:value="0.00123330904225" calcext:value-type="float">
            <text:p>0.00123330904225</text:p>
          </table:table-cell>
          <table:table-cell table:number-columns-repeated="2"/>
        </table:table-row>
        <table:table-row table:style-name="ro1">
          <table:table-cell office:value-type="float" office:value="0.221819" calcext:value-type="float">
            <text:p>0.221819</text:p>
          </table:table-cell>
          <table:table-cell office:value-type="float" office:value="0.0863084" calcext:value-type="float">
            <text:p>0.0863084</text:p>
          </table:table-cell>
          <table:table-cell table:formula="of:=([.A688]*[.A688])" office:value-type="float" office:value="0.049203668761" calcext:value-type="float">
            <text:p>0.049203668761</text:p>
          </table:table-cell>
          <table:table-cell table:formula="of:=([.A688]-[.B688])*([.A688]-[.B688])" office:value-type="float" office:value="0.01836312271236" calcext:value-type="float">
            <text:p>0.01836312271236</text:p>
          </table:table-cell>
          <table:table-cell table:number-columns-repeated="2"/>
        </table:table-row>
        <table:table-row table:style-name="ro1">
          <table:table-cell office:value-type="float" office:value="0.290122" calcext:value-type="float">
            <text:p>0.290122</text:p>
          </table:table-cell>
          <table:table-cell office:value-type="float" office:value="0.0219541" calcext:value-type="float">
            <text:p>0.0219541</text:p>
          </table:table-cell>
          <table:table-cell table:formula="of:=([.A689]*[.A689])" office:value-type="float" office:value="0.084170774884" calcext:value-type="float">
            <text:p>0.084170774884</text:p>
          </table:table-cell>
          <table:table-cell table:formula="of:=([.A689]-[.B689])*([.A689]-[.B689])" office:value-type="float" office:value="0.07191402259041" calcext:value-type="float">
            <text:p>0.07191402259041</text:p>
          </table:table-cell>
          <table:table-cell table:number-columns-repeated="2"/>
        </table:table-row>
        <table:table-row table:style-name="ro1">
          <table:table-cell office:value-type="float" office:value="0.14213" calcext:value-type="float">
            <text:p>0.14213</text:p>
          </table:table-cell>
          <table:table-cell office:value-type="float" office:value="0.0177805" calcext:value-type="float">
            <text:p>0.0177805</text:p>
          </table:table-cell>
          <table:table-cell table:formula="of:=([.A690]*[.A690])" office:value-type="float" office:value="0.0202009369" calcext:value-type="float">
            <text:p>0.0202009369</text:p>
          </table:table-cell>
          <table:table-cell table:formula="of:=([.A690]-[.B690])*([.A690]-[.B690])" office:value-type="float" office:value="0.01546279815025" calcext:value-type="float">
            <text:p>0.01546279815025</text:p>
          </table:table-cell>
          <table:table-cell table:number-columns-repeated="2"/>
        </table:table-row>
        <table:table-row table:style-name="ro1">
          <table:table-cell office:value-type="float" office:value="0.304198" calcext:value-type="float">
            <text:p>0.304198</text:p>
          </table:table-cell>
          <table:table-cell office:value-type="float" office:value="0.0384594" calcext:value-type="float">
            <text:p>0.0384594</text:p>
          </table:table-cell>
          <table:table-cell table:formula="of:=([.A691]*[.A691])" office:value-type="float" office:value="0.092536423204" calcext:value-type="float">
            <text:p>0.092536423204</text:p>
          </table:table-cell>
          <table:table-cell table:formula="of:=([.A691]-[.B691])*([.A691]-[.B691])" office:value-type="float" office:value="0.07061700352996" calcext:value-type="float">
            <text:p>0.07061700352996</text:p>
          </table:table-cell>
          <table:table-cell table:number-columns-repeated="2"/>
        </table:table-row>
        <table:table-row table:style-name="ro1">
          <table:table-cell office:value-type="float" office:value="0.304198" calcext:value-type="float">
            <text:p>0.304198</text:p>
          </table:table-cell>
          <table:table-cell office:value-type="float" office:value="0.181949" calcext:value-type="float">
            <text:p>0.181949</text:p>
          </table:table-cell>
          <table:table-cell table:formula="of:=([.A692]*[.A692])" office:value-type="float" office:value="0.092536423204" calcext:value-type="float">
            <text:p>0.092536423204</text:p>
          </table:table-cell>
          <table:table-cell table:formula="of:=([.A692]-[.B692])*([.A692]-[.B692])" office:value-type="float" office:value="0.014944818001" calcext:value-type="float">
            <text:p>0.014944818001</text:p>
          </table:table-cell>
          <table:table-cell table:number-columns-repeated="2"/>
        </table:table-row>
        <table:table-row table:style-name="ro1">
          <table:table-cell office:value-type="float" office:value="0.709809" calcext:value-type="float">
            <text:p>0.709809</text:p>
          </table:table-cell>
          <table:table-cell office:value-type="float" office:value="0.23173" calcext:value-type="float">
            <text:p>0.23173</text:p>
          </table:table-cell>
          <table:table-cell table:formula="of:=([.A693]*[.A693])" office:value-type="float" office:value="0.503828816481" calcext:value-type="float">
            <text:p>0.503828816481</text:p>
          </table:table-cell>
          <table:table-cell table:formula="of:=([.A693]-[.B693])*([.A693]-[.B693])" office:value-type="float" office:value="0.228559530241" calcext:value-type="float">
            <text:p>0.228559530241</text:p>
          </table:table-cell>
          <table:table-cell table:number-columns-repeated="2"/>
        </table:table-row>
        <table:table-row table:style-name="ro1">
          <table:table-cell office:value-type="float" office:value="0.839497" calcext:value-type="float">
            <text:p>0.839497</text:p>
          </table:table-cell>
          <table:table-cell office:value-type="float" office:value="0.616121" calcext:value-type="float">
            <text:p>0.616121</text:p>
          </table:table-cell>
          <table:table-cell table:formula="of:=([.A694]*[.A694])" office:value-type="float" office:value="0.704755213009" calcext:value-type="float">
            <text:p>0.704755213009</text:p>
          </table:table-cell>
          <table:table-cell table:formula="of:=([.A694]-[.B694])*([.A694]-[.B694])" office:value-type="float" office:value="0.049896837376" calcext:value-type="float">
            <text:p>0.049896837376</text:p>
          </table:table-cell>
          <table:table-cell table:number-columns-repeated="2"/>
        </table:table-row>
        <table:table-row table:style-name="ro1">
          <table:table-cell office:value-type="float" office:value="0.874267" calcext:value-type="float">
            <text:p>0.874267</text:p>
          </table:table-cell>
          <table:table-cell office:value-type="float" office:value="0.668272" calcext:value-type="float">
            <text:p>0.668272</text:p>
          </table:table-cell>
          <table:table-cell table:formula="of:=([.A695]*[.A695])" office:value-type="float" office:value="0.764342787289" calcext:value-type="float">
            <text:p>0.764342787289</text:p>
          </table:table-cell>
          <table:table-cell table:formula="of:=([.A695]-[.B695])*([.A695]-[.B695])" office:value-type="float" office:value="0.042433940025" calcext:value-type="float">
            <text:p>0.042433940025</text:p>
          </table:table-cell>
          <table:table-cell table:number-columns-repeated="2"/>
        </table:table-row>
        <table:table-row table:style-name="ro1">
          <table:table-cell office:value-type="float" office:value="0.874267" calcext:value-type="float">
            <text:p>0.874267</text:p>
          </table:table-cell>
          <table:table-cell office:value-type="float" office:value="0.723449" calcext:value-type="float">
            <text:p>0.723449</text:p>
          </table:table-cell>
          <table:table-cell table:formula="of:=([.A696]*[.A696])" office:value-type="float" office:value="0.764342787289" calcext:value-type="float">
            <text:p>0.764342787289</text:p>
          </table:table-cell>
          <table:table-cell table:formula="of:=([.A696]-[.B696])*([.A696]-[.B696])" office:value-type="float" office:value="0.022746069124" calcext:value-type="float">
            <text:p>0.022746069124</text:p>
          </table:table-cell>
          <table:table-cell table:number-columns-repeated="2"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772785" calcext:value-type="float">
            <text:p>0.772785</text:p>
          </table:table-cell>
          <table:table-cell table:formula="of:=([.A697]*[.A697])" office:value-type="float" office:value="0.943746189156" calcext:value-type="float">
            <text:p>0.943746189156</text:p>
          </table:table-cell>
          <table:table-cell table:formula="of:=([.A697]-[.B697])*([.A697]-[.B697])" office:value-type="float" office:value="0.039474139761" calcext:value-type="float">
            <text:p>0.039474139761</text:p>
          </table:table-cell>
          <table:table-cell table:number-columns-repeated="2"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810104" calcext:value-type="float">
            <text:p>0.810104</text:p>
          </table:table-cell>
          <table:table-cell table:formula="of:=([.A698]*[.A698])" office:value-type="float" office:value="0.943746189156" calcext:value-type="float">
            <text:p>0.943746189156</text:p>
          </table:table-cell>
          <table:table-cell table:formula="of:=([.A698]-[.B698])*([.A698]-[.B698])" office:value-type="float" office:value="0.026037695044" calcext:value-type="float">
            <text:p>0.026037695044</text:p>
          </table:table-cell>
          <table:table-cell table:number-columns-repeated="2"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848067" calcext:value-type="float">
            <text:p>0.848067</text:p>
          </table:table-cell>
          <table:table-cell table:formula="of:=([.A699]*[.A699])" office:value-type="float" office:value="0.943746189156" calcext:value-type="float">
            <text:p>0.943746189156</text:p>
          </table:table-cell>
          <table:table-cell table:formula="of:=([.A699]-[.B699])*([.A699]-[.B699])" office:value-type="float" office:value="0.015227313201" calcext:value-type="float">
            <text:p>0.015227313201</text:p>
          </table:table-cell>
          <table:table-cell table:number-columns-repeated="2"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895822" calcext:value-type="float">
            <text:p>0.895822</text:p>
          </table:table-cell>
          <table:table-cell table:formula="of:=([.A700]*[.A700])" office:value-type="float" office:value="0.943746189156" calcext:value-type="float">
            <text:p>0.943746189156</text:p>
          </table:table-cell>
          <table:table-cell table:formula="of:=([.A700]-[.B700])*([.A700]-[.B700])" office:value-type="float" office:value="0.00572201473600001" calcext:value-type="float">
            <text:p>0.00572201473600001</text:p>
          </table:table-cell>
          <table:table-cell table:number-columns-repeated="2"/>
        </table:table-row>
        <table:table-row table:style-name="ro1">
          <table:table-cell office:value-type="float" office:value="0.971466" calcext:value-type="float">
            <text:p>0.971466</text:p>
          </table:table-cell>
          <table:table-cell office:value-type="float" office:value="0.922763" calcext:value-type="float">
            <text:p>0.922763</text:p>
          </table:table-cell>
          <table:table-cell table:formula="of:=([.A701]*[.A701])" office:value-type="float" office:value="0.943746189156" calcext:value-type="float">
            <text:p>0.943746189156</text:p>
          </table:table-cell>
          <table:table-cell table:formula="of:=([.A701]-[.B701])*([.A701]-[.B701])" office:value-type="float" office:value="0.002371982209" calcext:value-type="float">
            <text:p>0.002371982209</text:p>
          </table:table-cell>
          <table:table-cell table:number-columns-repeated="2"/>
        </table:table-row>
        <table:table-row table:style-name="ro1">
          <table:table-cell office:value-type="float" office:value="0.980365" calcext:value-type="float">
            <text:p>0.980365</text:p>
          </table:table-cell>
          <table:table-cell office:value-type="float" office:value="0.990505" calcext:value-type="float">
            <text:p>0.990505</text:p>
          </table:table-cell>
          <table:table-cell table:formula="of:=([.A702]*[.A702])" office:value-type="float" office:value="0.961115533225" calcext:value-type="float">
            <text:p>0.961115533225</text:p>
          </table:table-cell>
          <table:table-cell table:formula="of:=([.A702]-[.B702])*([.A702]-[.B702])" office:value-type="float" office:value="0.000102819599999999" calcext:value-type="float">
            <text:p>0.000102819599999999</text:p>
          </table:table-cell>
          <table:table-cell table:number-columns-repeated="2"/>
        </table:table-row>
        <table:table-row table:style-name="ro1">
          <table:table-cell office:value-type="float" office:value="0.994974" calcext:value-type="float">
            <text:p>0.994974</text:p>
          </table:table-cell>
          <table:table-cell office:value-type="float" office:value="0.991591" calcext:value-type="float">
            <text:p>0.991591</text:p>
          </table:table-cell>
          <table:table-cell table:formula="of:=([.A703]*[.A703])" office:value-type="float" office:value="0.989973260676" calcext:value-type="float">
            <text:p>0.989973260676</text:p>
          </table:table-cell>
          <table:table-cell table:formula="of:=([.A703]-[.B703])*([.A703]-[.B703])" office:value-type="float" office:value="0.0000114446890000002" calcext:value-type="float">
            <text:p>1.14446890000002E-05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00000533671" calcext:value-type="float">
            <text:p>5.33671E-11</text:p>
          </table:table-cell>
          <table:table-cell table:formula="of:=([.A704]*[.A704])" office:value-type="float" office:value="0.00000000022027309056" calcext:value-type="float">
            <text:p>2.2027309056E-10</text:p>
          </table:table-cell>
          <table:table-cell table:formula="of:=([.A704]-[.B704])*([.A704]-[.B704])" office:value-type="float" office:value="0.00000000022027150646" calcext:value-type="float">
            <text:p>2.20271506456545E-10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262695" calcext:value-type="float">
            <text:p>0.00000262695</text:p>
          </table:table-cell>
          <table:table-cell table:formula="of:=([.A705]*[.A705])" office:value-type="float" office:value="0.00000000008100540009" calcext:value-type="float">
            <text:p>8.100540009E-11</text:p>
          </table:table-cell>
          <table:table-cell table:formula="of:=([.A705]-[.B705])*([.A705]-[.B705])" office:value-type="float" office:value="0.00000000004061959022" calcext:value-type="float">
            <text:p>4.06195902225E-11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910052" calcext:value-type="float">
            <text:p>0.00000910052</text:p>
          </table:table-cell>
          <table:table-cell table:formula="of:=([.A706]*[.A706])" office:value-type="float" office:value="0.00000000000102673636" calcext:value-type="float">
            <text:p>1.0267363584E-12</text:p>
          </table:table-cell>
          <table:table-cell table:formula="of:=([.A706]-[.B706])*([.A706]-[.B706])" office:value-type="float" office:value="0.00000000006540345082" calcext:value-type="float">
            <text:p>6.54034508176E-11</text:p>
          </table:table-cell>
          <table:table-cell table:number-columns-repeated="2"/>
        </table:table-row>
        <table:table-row table:style-name="ro1">
          <table:table-cell office:value-type="float" office:value="0.0000282526" calcext:value-type="float">
            <text:p>0.0000282526</text:p>
          </table:table-cell>
          <table:table-cell office:value-type="float" office:value="0.000565482" calcext:value-type="float">
            <text:p>0.000565482</text:p>
          </table:table-cell>
          <table:table-cell table:formula="of:=([.A707]*[.A707])" office:value-type="float" office:value="0.00000000079820940676" calcext:value-type="float">
            <text:p>7.9820940676E-10</text:p>
          </table:table-cell>
          <table:table-cell table:formula="of:=([.A707]-[.B707])*([.A707]-[.B707])" office:value-type="float" office:value="0.00000028861542822436" calcext:value-type="float">
            <text:p>2.8861542822436E-07</text:p>
          </table:table-cell>
          <table:table-cell table:number-columns-repeated="2"/>
        </table:table-row>
        <table:table-row table:style-name="ro1">
          <table:table-cell office:value-type="float" office:value="0.0000280738" calcext:value-type="float">
            <text:p>0.0000280738</text:p>
          </table:table-cell>
          <table:table-cell office:value-type="float" office:value="0.00107476" calcext:value-type="float">
            <text:p>0.00107476</text:p>
          </table:table-cell>
          <table:table-cell table:formula="of:=([.A708]*[.A708])" office:value-type="float" office:value="0.00000000078813824644" calcext:value-type="float">
            <text:p>7.8813824644E-10</text:p>
          </table:table-cell>
          <table:table-cell table:formula="of:=([.A708]-[.B708])*([.A708]-[.B708])" office:value-type="float" office:value="0.00000109555200127044" calcext:value-type="float">
            <text:p>1.09555200127044E-06</text:p>
          </table:table-cell>
          <table:table-cell table:number-columns-repeated="2"/>
        </table:table-row>
        <table:table-row table:style-name="ro1">
          <table:table-cell office:value-type="float" office:value="0.0000286102" calcext:value-type="float">
            <text:p>0.0000286102</text:p>
          </table:table-cell>
          <table:table-cell office:value-type="float" office:value="0.000106387" calcext:value-type="float">
            <text:p>0.000106387</text:p>
          </table:table-cell>
          <table:table-cell table:formula="of:=([.A709]*[.A709])" office:value-type="float" office:value="0.00000000081854354404" calcext:value-type="float">
            <text:p>8.1854354404E-10</text:p>
          </table:table-cell>
          <table:table-cell table:formula="of:=([.A709]-[.B709])*([.A709]-[.B709])" office:value-type="float" office:value="0.00000000604923061824" calcext:value-type="float">
            <text:p>6.04923061824E-09</text:p>
          </table:table-cell>
          <table:table-cell table:number-columns-repeated="2"/>
        </table:table-row>
        <table:table-row table:style-name="ro1">
          <table:table-cell office:value-type="float" office:value="0.00012964" calcext:value-type="float">
            <text:p>0.00012964</text:p>
          </table:table-cell>
          <table:table-cell office:value-type="float" office:value="0.0000383087" calcext:value-type="float">
            <text:p>0.0000383087</text:p>
          </table:table-cell>
          <table:table-cell table:formula="of:=([.A710]*[.A710])" office:value-type="float" office:value="0.0000000168065296" calcext:value-type="float">
            <text:p>0.0000000168065296</text:p>
          </table:table-cell>
          <table:table-cell table:formula="of:=([.A710]-[.B710])*([.A710]-[.B710])" office:value-type="float" office:value="0.00000000834140635969" calcext:value-type="float">
            <text:p>8.34140635969E-09</text:p>
          </table:table-cell>
          <table:table-cell table:number-columns-repeated="2"/>
        </table:table-row>
        <table:table-row table:style-name="ro1">
          <table:table-cell office:value-type="float" office:value="0.00000524521" calcext:value-type="float">
            <text:p>0.00000524521</text:p>
          </table:table-cell>
          <table:table-cell office:value-type="float" office:value="0.0238665" calcext:value-type="float">
            <text:p>0.0238665</text:p>
          </table:table-cell>
          <table:table-cell table:formula="of:=([.A711]*[.A711])" office:value-type="float" office:value="0.00000000002751222794" calcext:value-type="float">
            <text:p>2.75122279441E-11</text:p>
          </table:table-cell>
          <table:table-cell table:formula="of:=([.A711]-[.B711])*([.A711]-[.B711])" office:value-type="float" office:value="0.000569359480153298" calcext:value-type="float">
            <text:p>0.000569359480153298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242" calcext:value-type="float">
            <text:p>0.00242</text:p>
          </table:table-cell>
          <table:table-cell table:formula="of:=([.A712]*[.A712])" office:value-type="float" office:value="0.00000000000410694543" calcext:value-type="float">
            <text:p>4.1069454336E-12</text:p>
          </table:table-cell>
          <table:table-cell table:formula="of:=([.A712]-[.B712])*([.A712]-[.B712])" office:value-type="float" office:value="0.00000584659555654543" calcext:value-type="float">
            <text:p>5.84659555654543E-06</text:p>
          </table:table-cell>
          <table:table-cell table:number-columns-repeated="2"/>
        </table:table-row>
        <table:table-row table:style-name="ro1">
          <table:table-cell office:value-type="float" office:value="0.0000579953" calcext:value-type="float">
            <text:p>0.0000579953</text:p>
          </table:table-cell>
          <table:table-cell office:value-type="float" office:value="0.00675884" calcext:value-type="float">
            <text:p>0.00675884</text:p>
          </table:table-cell>
          <table:table-cell table:formula="of:=([.A713]*[.A713])" office:value-type="float" office:value="0.00000000336345482209" calcext:value-type="float">
            <text:p>3.36345482209E-09</text:p>
          </table:table-cell>
          <table:table-cell table:formula="of:=([.A713]-[.B713])*([.A713]-[.B713])" office:value-type="float" office:value="0.0000449013196935181" calcext:value-type="float">
            <text:p>4.49013196935181E-05</text:p>
          </table:table-cell>
          <table:table-cell table:number-columns-repeated="2"/>
        </table:table-row>
        <table:table-row table:style-name="ro1">
          <table:table-cell office:value-type="float" office:value="0.0000215173" calcext:value-type="float">
            <text:p>0.0000215173</text:p>
          </table:table-cell>
          <table:table-cell office:value-type="float" office:value="0.00387803" calcext:value-type="float">
            <text:p>0.00387803</text:p>
          </table:table-cell>
          <table:table-cell table:formula="of:=([.A714]*[.A714])" office:value-type="float" office:value="0.00000000046299419929" calcext:value-type="float">
            <text:p>4.6299419929E-10</text:p>
          </table:table-cell>
          <table:table-cell table:formula="of:=([.A714]-[.B714])*([.A714]-[.B714])" office:value-type="float" office:value="0.0000148726902052613" calcext:value-type="float">
            <text:p>1.48726902052613E-05</text:p>
          </table:table-cell>
          <table:table-cell table:number-columns-repeated="2"/>
        </table:table-row>
        <table:table-row table:style-name="ro1">
          <table:table-cell office:value-type="float" office:value="0.00019908" calcext:value-type="float">
            <text:p>0.00019908</text:p>
          </table:table-cell>
          <table:table-cell office:value-type="float" office:value="0.000000774879" calcext:value-type="float">
            <text:p>0.000000774879</text:p>
          </table:table-cell>
          <table:table-cell table:formula="of:=([.A715]*[.A715])" office:value-type="float" office:value="0.0000000396328464" calcext:value-type="float">
            <text:p>0.0000000396328464</text:p>
          </table:table-cell>
          <table:table-cell table:formula="of:=([.A715]-[.B715])*([.A715]-[.B715])" office:value-type="float" office:value="0.00000003932492101482" calcext:value-type="float">
            <text:p>3.93249210148246E-08</text:p>
          </table:table-cell>
          <table:table-cell table:number-columns-repeated="2"/>
        </table:table-row>
        <table:table-row table:style-name="ro1">
          <table:table-cell office:value-type="float" office:value="0.000938952" calcext:value-type="float">
            <text:p>0.000938952</text:p>
          </table:table-cell>
          <table:table-cell office:value-type="float" office:value="0.00769797" calcext:value-type="float">
            <text:p>0.00769797</text:p>
          </table:table-cell>
          <table:table-cell table:formula="of:=([.A716]*[.A716])" office:value-type="float" office:value="0.000000881630858304" calcext:value-type="float">
            <text:p>8.81630858304E-07</text:p>
          </table:table-cell>
          <table:table-cell table:formula="of:=([.A716]-[.B716])*([.A716]-[.B716])" office:value-type="float" office:value="0.000045684324324324" calcext:value-type="float">
            <text:p>4.5684324324324E-05</text:p>
          </table:table-cell>
          <table:table-cell table:number-columns-repeated="2"/>
        </table:table-row>
        <table:table-row table:style-name="ro1">
          <table:table-cell office:value-type="float" office:value="0.00176072" calcext:value-type="float">
            <text:p>0.00176072</text:p>
          </table:table-cell>
          <table:table-cell office:value-type="float" office:value="0.000100949" calcext:value-type="float">
            <text:p>0.000100949</text:p>
          </table:table-cell>
          <table:table-cell table:formula="of:=([.A717]*[.A717])" office:value-type="float" office:value="0.0000031001349184" calcext:value-type="float">
            <text:p>0.0000031001349184</text:p>
          </table:table-cell>
          <table:table-cell table:formula="of:=([.A717]-[.B717])*([.A717]-[.B717])" office:value-type="float" office:value="0.000002754839772441" calcext:value-type="float">
            <text:p>2.754839772441E-06</text:p>
          </table:table-cell>
          <table:table-cell table:number-columns-repeated="2"/>
        </table:table-row>
        <table:table-row table:style-name="ro1">
          <table:table-cell office:value-type="float" office:value="0.00712758" calcext:value-type="float">
            <text:p>0.00712758</text:p>
          </table:table-cell>
          <table:table-cell office:value-type="float" office:value="0.00273674" calcext:value-type="float">
            <text:p>0.00273674</text:p>
          </table:table-cell>
          <table:table-cell table:formula="of:=([.A718]*[.A718])" office:value-type="float" office:value="0.0000508023966564" calcext:value-type="float">
            <text:p>0.0000508023966564</text:p>
          </table:table-cell>
          <table:table-cell table:formula="of:=([.A718]-[.B718])*([.A718]-[.B718])" office:value-type="float" office:value="0.0000192794759056" calcext:value-type="float">
            <text:p>0.0000192794759056</text:p>
          </table:table-cell>
          <table:table-cell table:number-columns-repeated="2"/>
        </table:table-row>
        <table:table-row table:style-name="ro1">
          <table:table-cell office:value-type="float" office:value="0.0172951" calcext:value-type="float">
            <text:p>0.0172951</text:p>
          </table:table-cell>
          <table:table-cell office:value-type="float" office:value="0.00371183" calcext:value-type="float">
            <text:p>0.00371183</text:p>
          </table:table-cell>
          <table:table-cell table:formula="of:=([.A719]*[.A719])" office:value-type="float" office:value="0.00029912048401" calcext:value-type="float">
            <text:p>0.00029912048401</text:p>
          </table:table-cell>
          <table:table-cell table:formula="of:=([.A719]-[.B719])*([.A719]-[.B719])" office:value-type="float" office:value="0.0001845052238929" calcext:value-type="float">
            <text:p>0.0001845052238929</text:p>
          </table:table-cell>
          <table:table-cell table:number-columns-repeated="2"/>
        </table:table-row>
        <table:table-row table:style-name="ro1">
          <table:table-cell office:value-type="float" office:value="0.0172951" calcext:value-type="float">
            <text:p>0.0172951</text:p>
          </table:table-cell>
          <table:table-cell office:value-type="float" office:value="0.025066" calcext:value-type="float">
            <text:p>0.025066</text:p>
          </table:table-cell>
          <table:table-cell table:formula="of:=([.A720]*[.A720])" office:value-type="float" office:value="0.00029912048401" calcext:value-type="float">
            <text:p>0.00029912048401</text:p>
          </table:table-cell>
          <table:table-cell table:formula="of:=([.A720]-[.B720])*([.A720]-[.B720])" office:value-type="float" office:value="0.00006038688681" calcext:value-type="float">
            <text:p>0.00006038688681</text:p>
          </table:table-cell>
          <table:table-cell table:number-columns-repeated="2"/>
        </table:table-row>
        <table:table-row table:style-name="ro1">
          <table:table-cell office:value-type="float" office:value="0.0124163" calcext:value-type="float">
            <text:p>0.0124163</text:p>
          </table:table-cell>
          <table:table-cell office:value-type="float" office:value="0.00778727" calcext:value-type="float">
            <text:p>0.00778727</text:p>
          </table:table-cell>
          <table:table-cell table:formula="of:=([.A721]*[.A721])" office:value-type="float" office:value="0.00015416450569" calcext:value-type="float">
            <text:p>0.00015416450569</text:p>
          </table:table-cell>
          <table:table-cell table:formula="of:=([.A721]-[.B721])*([.A721]-[.B721])" office:value-type="float" office:value="0.0000214279187409" calcext:value-type="float">
            <text:p>0.0000214279187409</text:p>
          </table:table-cell>
          <table:table-cell table:number-columns-repeated="2"/>
        </table:table-row>
        <table:table-row table:style-name="ro1">
          <table:table-cell office:value-type="float" office:value="0.0850871" calcext:value-type="float">
            <text:p>0.0850871</text:p>
          </table:table-cell>
          <table:table-cell office:value-type="float" office:value="0.0210373" calcext:value-type="float">
            <text:p>0.0210373</text:p>
          </table:table-cell>
          <table:table-cell table:formula="of:=([.A722]*[.A722])" office:value-type="float" office:value="0.00723981458641" calcext:value-type="float">
            <text:p>0.00723981458641</text:p>
          </table:table-cell>
          <table:table-cell table:formula="of:=([.A722]-[.B722])*([.A722]-[.B722])" office:value-type="float" office:value="0.00410237688004" calcext:value-type="float">
            <text:p>0.00410237688004</text:p>
          </table:table-cell>
          <table:table-cell table:number-columns-repeated="2"/>
        </table:table-row>
        <table:table-row table:style-name="ro1">
          <table:table-cell office:value-type="float" office:value="0.0850869" calcext:value-type="float">
            <text:p>0.0850869</text:p>
          </table:table-cell>
          <table:table-cell office:value-type="float" office:value="0.0218986" calcext:value-type="float">
            <text:p>0.0218986</text:p>
          </table:table-cell>
          <table:table-cell table:formula="of:=([.A723]*[.A723])" office:value-type="float" office:value="0.00723978055161" calcext:value-type="float">
            <text:p>0.00723978055161</text:p>
          </table:table-cell>
          <table:table-cell table:formula="of:=([.A723]-[.B723])*([.A723]-[.B723])" office:value-type="float" office:value="0.00399276125689" calcext:value-type="float">
            <text:p>0.00399276125689</text:p>
          </table:table-cell>
          <table:table-cell table:number-columns-repeated="2"/>
        </table:table-row>
        <table:table-row table:style-name="ro1">
          <table:table-cell office:value-type="float" office:value="0.0850869" calcext:value-type="float">
            <text:p>0.0850869</text:p>
          </table:table-cell>
          <table:table-cell office:value-type="float" office:value="0.0678476" calcext:value-type="float">
            <text:p>0.0678476</text:p>
          </table:table-cell>
          <table:table-cell table:formula="of:=([.A724]*[.A724])" office:value-type="float" office:value="0.00723978055161" calcext:value-type="float">
            <text:p>0.00723978055161</text:p>
          </table:table-cell>
          <table:table-cell table:formula="of:=([.A724]-[.B724])*([.A724]-[.B724])" office:value-type="float" office:value="0.00029719346449" calcext:value-type="float">
            <text:p>0.00029719346449</text:p>
          </table:table-cell>
          <table:table-cell table:number-columns-repeated="2"/>
        </table:table-row>
        <table:table-row table:style-name="ro1">
          <table:table-cell office:value-type="float" office:value="0.0850871" calcext:value-type="float">
            <text:p>0.0850871</text:p>
          </table:table-cell>
          <table:table-cell office:value-type="float" office:value="0.0704389" calcext:value-type="float">
            <text:p>0.0704389</text:p>
          </table:table-cell>
          <table:table-cell table:formula="of:=([.A725]*[.A725])" office:value-type="float" office:value="0.00723981458641" calcext:value-type="float">
            <text:p>0.00723981458641</text:p>
          </table:table-cell>
          <table:table-cell table:formula="of:=([.A725]-[.B725])*([.A725]-[.B725])" office:value-type="float" office:value="0.00021456976324" calcext:value-type="float">
            <text:p>0.00021456976324</text:p>
          </table:table-cell>
          <table:table-cell table:number-columns-repeated="2"/>
        </table:table-row>
        <table:table-row table:style-name="ro1">
          <table:table-cell office:value-type="float" office:value="0.085087" calcext:value-type="float">
            <text:p>0.085087</text:p>
          </table:table-cell>
          <table:table-cell office:value-type="float" office:value="0.114151" calcext:value-type="float">
            <text:p>0.114151</text:p>
          </table:table-cell>
          <table:table-cell table:formula="of:=([.A726]*[.A726])" office:value-type="float" office:value="0.007239797569" calcext:value-type="float">
            <text:p>0.007239797569</text:p>
          </table:table-cell>
          <table:table-cell table:formula="of:=([.A726]-[.B726])*([.A726]-[.B726])" office:value-type="float" office:value="0.000844716096" calcext:value-type="float">
            <text:p>0.000844716096</text:p>
          </table:table-cell>
          <table:table-cell table:number-columns-repeated="2"/>
        </table:table-row>
        <table:table-row table:style-name="ro1">
          <table:table-cell office:value-type="float" office:value="0.120341" calcext:value-type="float">
            <text:p>0.120341</text:p>
          </table:table-cell>
          <table:table-cell office:value-type="float" office:value="0.21708" calcext:value-type="float">
            <text:p>0.21708</text:p>
          </table:table-cell>
          <table:table-cell table:formula="of:=([.A727]*[.A727])" office:value-type="float" office:value="0.014481956281" calcext:value-type="float">
            <text:p>0.014481956281</text:p>
          </table:table-cell>
          <table:table-cell table:formula="of:=([.A727]-[.B727])*([.A727]-[.B727])" office:value-type="float" office:value="0.009358434121" calcext:value-type="float">
            <text:p>0.009358434121</text:p>
          </table:table-cell>
          <table:table-cell table:number-columns-repeated="2"/>
        </table:table-row>
        <table:table-row table:style-name="ro1">
          <table:table-cell office:value-type="float" office:value="0.120341" calcext:value-type="float">
            <text:p>0.120341</text:p>
          </table:table-cell>
          <table:table-cell office:value-type="float" office:value="0.18168" calcext:value-type="float">
            <text:p>0.18168</text:p>
          </table:table-cell>
          <table:table-cell table:formula="of:=([.A728]*[.A728])" office:value-type="float" office:value="0.014481956281" calcext:value-type="float">
            <text:p>0.014481956281</text:p>
          </table:table-cell>
          <table:table-cell table:formula="of:=([.A728]-[.B728])*([.A728]-[.B728])" office:value-type="float" office:value="0.003762472921" calcext:value-type="float">
            <text:p>0.003762472921</text:p>
          </table:table-cell>
          <table:table-cell table:number-columns-repeated="2"/>
        </table:table-row>
        <table:table-row table:style-name="ro1">
          <table:table-cell office:value-type="float" office:value="0.110692" calcext:value-type="float">
            <text:p>0.110692</text:p>
          </table:table-cell>
          <table:table-cell office:value-type="float" office:value="0.0774964" calcext:value-type="float">
            <text:p>0.0774964</text:p>
          </table:table-cell>
          <table:table-cell table:formula="of:=([.A729]*[.A729])" office:value-type="float" office:value="0.012252718864" calcext:value-type="float">
            <text:p>0.012252718864</text:p>
          </table:table-cell>
          <table:table-cell table:formula="of:=([.A729]-[.B729])*([.A729]-[.B729])" office:value-type="float" office:value="0.00110194785936" calcext:value-type="float">
            <text:p>0.00110194785936</text:p>
          </table:table-cell>
          <table:table-cell table:number-columns-repeated="2"/>
        </table:table-row>
        <table:table-row table:style-name="ro1">
          <table:table-cell office:value-type="float" office:value="0.119506" calcext:value-type="float">
            <text:p>0.119506</text:p>
          </table:table-cell>
          <table:table-cell office:value-type="float" office:value="0.198674" calcext:value-type="float">
            <text:p>0.198674</text:p>
          </table:table-cell>
          <table:table-cell table:formula="of:=([.A730]*[.A730])" office:value-type="float" office:value="0.014281684036" calcext:value-type="float">
            <text:p>0.014281684036</text:p>
          </table:table-cell>
          <table:table-cell table:formula="of:=([.A730]-[.B730])*([.A730]-[.B730])" office:value-type="float" office:value="0.006267572224" calcext:value-type="float">
            <text:p>0.006267572224</text:p>
          </table:table-cell>
          <table:table-cell table:number-columns-repeated="2"/>
        </table:table-row>
        <table:table-row table:style-name="ro1">
          <table:table-cell office:value-type="float" office:value="0.119506" calcext:value-type="float">
            <text:p>0.119506</text:p>
          </table:table-cell>
          <table:table-cell office:value-type="float" office:value="0.206591" calcext:value-type="float">
            <text:p>0.206591</text:p>
          </table:table-cell>
          <table:table-cell table:formula="of:=([.A731]*[.A731])" office:value-type="float" office:value="0.014281684036" calcext:value-type="float">
            <text:p>0.014281684036</text:p>
          </table:table-cell>
          <table:table-cell table:formula="of:=([.A731]-[.B731])*([.A731]-[.B731])" office:value-type="float" office:value="0.007583797225" calcext:value-type="float">
            <text:p>0.007583797225</text:p>
          </table:table-cell>
          <table:table-cell table:number-columns-repeated="2"/>
        </table:table-row>
        <table:table-row table:style-name="ro1">
          <table:table-cell office:value-type="float" office:value="0.161377" calcext:value-type="float">
            <text:p>0.161377</text:p>
          </table:table-cell>
          <table:table-cell office:value-type="float" office:value="0.28149" calcext:value-type="float">
            <text:p>0.28149</text:p>
          </table:table-cell>
          <table:table-cell table:formula="of:=([.A732]*[.A732])" office:value-type="float" office:value="0.026042536129" calcext:value-type="float">
            <text:p>0.026042536129</text:p>
          </table:table-cell>
          <table:table-cell table:formula="of:=([.A732]-[.B732])*([.A732]-[.B732])" office:value-type="float" office:value="0.014427132769" calcext:value-type="float">
            <text:p>0.014427132769</text:p>
          </table:table-cell>
          <table:table-cell table:number-columns-repeated="2"/>
        </table:table-row>
        <table:table-row table:style-name="ro1">
          <table:table-cell office:value-type="float" office:value="0.296503" calcext:value-type="float">
            <text:p>0.296503</text:p>
          </table:table-cell>
          <table:table-cell office:value-type="float" office:value="0.715318" calcext:value-type="float">
            <text:p>0.715318</text:p>
          </table:table-cell>
          <table:table-cell table:formula="of:=([.A733]*[.A733])" office:value-type="float" office:value="0.087914029009" calcext:value-type="float">
            <text:p>0.087914029009</text:p>
          </table:table-cell>
          <table:table-cell table:formula="of:=([.A733]-[.B733])*([.A733]-[.B733])" office:value-type="float" office:value="0.175406004225" calcext:value-type="float">
            <text:p>0.175406004225</text:p>
          </table:table-cell>
          <table:table-cell table:number-columns-repeated="2"/>
        </table:table-row>
        <table:table-row table:style-name="ro1">
          <table:table-cell office:value-type="float" office:value="0.296503" calcext:value-type="float">
            <text:p>0.296503</text:p>
          </table:table-cell>
          <table:table-cell office:value-type="float" office:value="0.746863" calcext:value-type="float">
            <text:p>0.746863</text:p>
          </table:table-cell>
          <table:table-cell table:formula="of:=([.A734]*[.A734])" office:value-type="float" office:value="0.087914029009" calcext:value-type="float">
            <text:p>0.087914029009</text:p>
          </table:table-cell>
          <table:table-cell table:formula="of:=([.A734]-[.B734])*([.A734]-[.B734])" office:value-type="float" office:value="0.2028241296" calcext:value-type="float">
            <text:p>0.2028241296</text:p>
          </table:table-cell>
          <table:table-cell table:number-columns-repeated="2"/>
        </table:table-row>
        <table:table-row table:style-name="ro1">
          <table:table-cell office:value-type="float" office:value="0.435339" calcext:value-type="float">
            <text:p>0.435339</text:p>
          </table:table-cell>
          <table:table-cell office:value-type="float" office:value="0.550349" calcext:value-type="float">
            <text:p>0.550349</text:p>
          </table:table-cell>
          <table:table-cell table:formula="of:=([.A735]*[.A735])" office:value-type="float" office:value="0.189520044921" calcext:value-type="float">
            <text:p>0.189520044921</text:p>
          </table:table-cell>
          <table:table-cell table:formula="of:=([.A735]-[.B735])*([.A735]-[.B735])" office:value-type="float" office:value="0.0132273001" calcext:value-type="float">
            <text:p>0.0132273001</text:p>
          </table:table-cell>
          <table:table-cell table:number-columns-repeated="2"/>
        </table:table-row>
        <table:table-row table:style-name="ro1">
          <table:table-cell office:value-type="float" office:value="0.641178" calcext:value-type="float">
            <text:p>0.641178</text:p>
          </table:table-cell>
          <table:table-cell office:value-type="float" office:value="0.395696" calcext:value-type="float">
            <text:p>0.395696</text:p>
          </table:table-cell>
          <table:table-cell table:formula="of:=([.A736]*[.A736])" office:value-type="float" office:value="0.411109227684" calcext:value-type="float">
            <text:p>0.411109227684</text:p>
          </table:table-cell>
          <table:table-cell table:formula="of:=([.A736]-[.B736])*([.A736]-[.B736])" office:value-type="float" office:value="0.060261412324" calcext:value-type="float">
            <text:p>0.060261412324</text:p>
          </table:table-cell>
          <table:table-cell table:number-columns-repeated="2"/>
        </table:table-row>
        <table:table-row table:style-name="ro1">
          <table:table-cell office:value-type="float" office:value="0.934216" calcext:value-type="float">
            <text:p>0.934216</text:p>
          </table:table-cell>
          <table:table-cell office:value-type="float" office:value="0.593725" calcext:value-type="float">
            <text:p>0.593725</text:p>
          </table:table-cell>
          <table:table-cell table:formula="of:=([.A737]*[.A737])" office:value-type="float" office:value="0.872759534656" calcext:value-type="float">
            <text:p>0.872759534656</text:p>
          </table:table-cell>
          <table:table-cell table:formula="of:=([.A737]-[.B737])*([.A737]-[.B737])" office:value-type="float" office:value="0.115934121081" calcext:value-type="float">
            <text:p>0.115934121081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635227" calcext:value-type="float">
            <text:p>0.635227</text:p>
          </table:table-cell>
          <table:table-cell table:formula="of:=([.A738]*[.A738])" office:value-type="float" office:value="0.999986000049" calcext:value-type="float">
            <text:p>0.999986000049</text:p>
          </table:table-cell>
          <table:table-cell table:formula="of:=([.A738]-[.B738])*([.A738]-[.B738])" office:value-type="float" office:value="0.133054234756" calcext:value-type="float">
            <text:p>0.13305423475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892906" calcext:value-type="float">
            <text:p>0.892906</text:p>
          </table:table-cell>
          <table:table-cell table:formula="of:=([.A739]*[.A739])" office:value-type="float" office:value="0.999982000081" calcext:value-type="float">
            <text:p>0.999982000081</text:p>
          </table:table-cell>
          <table:table-cell table:formula="of:=([.A739]-[.B739])*([.A739]-[.B739])" office:value-type="float" office:value="0.011467197225" calcext:value-type="float">
            <text:p>0.011467197225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67331" calcext:value-type="float">
            <text:p>0.967331</text:p>
          </table:table-cell>
          <table:table-cell table:formula="of:=([.A740]*[.A740])" office:value-type="float" office:value="0.999986000049" calcext:value-type="float">
            <text:p>0.999986000049</text:p>
          </table:table-cell>
          <table:table-cell table:formula="of:=([.A740]-[.B740])*([.A740]-[.B740])" office:value-type="float" office:value="0.001066806244" calcext:value-type="float">
            <text:p>0.001066806244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0573" calcext:value-type="float">
            <text:p>0.980573</text:p>
          </table:table-cell>
          <table:table-cell table:formula="of:=([.A741]*[.A741])" office:value-type="float" office:value="0.999984000064" calcext:value-type="float">
            <text:p>0.999984000064</text:p>
          </table:table-cell>
          <table:table-cell table:formula="of:=([.A741]-[.B741])*([.A741]-[.B741])" office:value-type="float" office:value="0.000377097560999999" calcext:value-type="float">
            <text:p>0.000377097560999999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9997" calcext:value-type="float">
            <text:p>0.999997</text:p>
          </table:table-cell>
          <table:table-cell table:formula="of:=([.A742]*[.A742])" office:value-type="float" office:value="0.999984000064" calcext:value-type="float">
            <text:p>0.999984000064</text:p>
          </table:table-cell>
          <table:table-cell table:formula="of:=([.A742]-[.B742])*([.A742]-[.B742])" office:value-type="float" office:value="0.000000000025" calcext:value-type="float">
            <text:p>2.50000000003276E-11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00132701" calcext:value-type="float">
            <text:p>0.000000132701</text:p>
          </table:table-cell>
          <table:table-cell table:formula="of:=([.A743]*[.A743])" office:value-type="float" office:value="0.00000000001195133298" calcext:value-type="float">
            <text:p>1.19513329849E-11</text:p>
          </table:table-cell>
          <table:table-cell table:formula="of:=([.A743]-[.B743])*([.A743]-[.B743])" office:value-type="float" office:value="0.00000000001105142925" calcext:value-type="float">
            <text:p>1.1051429248161E-11</text:p>
          </table:table-cell>
          <table:table-cell table:number-columns-repeated="2"/>
        </table:table-row>
        <table:table-row table:style-name="ro1">
          <table:table-cell office:value-type="float" office:value="0.0000233054" calcext:value-type="float">
            <text:p>0.0000233054</text:p>
          </table:table-cell>
          <table:table-cell office:value-type="float" office:value="0.0000732666" calcext:value-type="float">
            <text:p>0.0000732666</text:p>
          </table:table-cell>
          <table:table-cell table:formula="of:=([.A744]*[.A744])" office:value-type="float" office:value="0.00000000054314166916" calcext:value-type="float">
            <text:p>5.4314166916E-10</text:p>
          </table:table-cell>
          <table:table-cell table:formula="of:=([.A744]-[.B744])*([.A744]-[.B744])" office:value-type="float" office:value="0.00000000249612150544" calcext:value-type="float">
            <text:p>2.49612150544E-09</text:p>
          </table:table-cell>
          <table:table-cell table:number-columns-repeated="2"/>
        </table:table-row>
        <table:table-row table:style-name="ro1">
          <table:table-cell office:value-type="float" office:value="0.0000175238" calcext:value-type="float">
            <text:p>0.0000175238</text:p>
          </table:table-cell>
          <table:table-cell office:value-type="float" office:value="0.000000013959" calcext:value-type="float">
            <text:p>0.000000013959</text:p>
          </table:table-cell>
          <table:table-cell table:formula="of:=([.A745]*[.A745])" office:value-type="float" office:value="0.00000000030708356644" calcext:value-type="float">
            <text:p>3.0708356644E-10</text:p>
          </table:table-cell>
          <table:table-cell table:formula="of:=([.A745]-[.B745])*([.A745]-[.B745])" office:value-type="float" office:value="0.00000000030659453185" calcext:value-type="float">
            <text:p>3.06594531845281E-10</text:p>
          </table:table-cell>
          <table:table-cell table:number-columns-repeated="2"/>
        </table:table-row>
        <table:table-row table:style-name="ro1">
          <table:table-cell office:value-type="float" office:value="0.0000877976" calcext:value-type="float">
            <text:p>0.0000877976</text:p>
          </table:table-cell>
          <table:table-cell office:value-type="float" office:value="0.000000411689" calcext:value-type="float">
            <text:p>0.000000411689</text:p>
          </table:table-cell>
          <table:table-cell table:formula="of:=([.A746]*[.A746])" office:value-type="float" office:value="0.00000000770841856576" calcext:value-type="float">
            <text:p>7.70841856576E-09</text:p>
          </table:table-cell>
          <table:table-cell table:formula="of:=([.A746]-[.B746])*([.A746]-[.B746])" office:value-type="float" office:value="0.0000000076362974413" calcext:value-type="float">
            <text:p>7.63629744129992E-09</text:p>
          </table:table-cell>
          <table:table-cell table:number-columns-repeated="2"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00560956" calcext:value-type="float">
            <text:p>0.00000560956</text:p>
          </table:table-cell>
          <table:table-cell table:formula="of:=([.A747]*[.A747])" office:value-type="float" office:value="0.00000000003769075892" calcext:value-type="float">
            <text:p>3.76907589184E-11</text:p>
          </table:table-cell>
          <table:table-cell table:formula="of:=([.A747]-[.B747])*([.A747]-[.B747])" office:value-type="float" office:value="0.00000000000028060328" calcext:value-type="float">
            <text:p>2.806032784E-13</text:p>
          </table:table-cell>
          <table:table-cell table:number-columns-repeated="2"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644972" calcext:value-type="float">
            <text:p>0.000644972</text:p>
          </table:table-cell>
          <table:table-cell table:formula="of:=([.A748]*[.A748])" office:value-type="float" office:value="0.00000000003769075892" calcext:value-type="float">
            <text:p>3.76907589184E-11</text:p>
          </table:table-cell>
          <table:table-cell table:formula="of:=([.A748]-[.B748])*([.A748]-[.B748])" office:value-type="float" office:value="0.0000004081072441426" calcext:value-type="float">
            <text:p>4.08107244142598E-07</text:p>
          </table:table-cell>
          <table:table-cell table:number-columns-repeated="2"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302267" calcext:value-type="float">
            <text:p>0.00302267</text:p>
          </table:table-cell>
          <table:table-cell table:formula="of:=([.A749]*[.A749])" office:value-type="float" office:value="0.00000000006668094291" calcext:value-type="float">
            <text:p>6.66809429056E-11</text:p>
          </table:table-cell>
          <table:table-cell table:formula="of:=([.A749]-[.B749])*([.A749]-[.B749])" office:value-type="float" office:value="0.0000090872353306573" calcext:value-type="float">
            <text:p>9.0872353306573E-06</text:p>
          </table:table-cell>
          <table:table-cell table:number-columns-repeated="2"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205212" calcext:value-type="float">
            <text:p>0.00205212</text:p>
          </table:table-cell>
          <table:table-cell table:formula="of:=([.A750]*[.A750])" office:value-type="float" office:value="0.00000000006668094291" calcext:value-type="float">
            <text:p>6.66809429056E-11</text:p>
          </table:table-cell>
          <table:table-cell table:formula="of:=([.A750]-[.B750])*([.A750]-[.B750])" office:value-type="float" office:value="0.00000417774860818131" calcext:value-type="float">
            <text:p>4.17774860818131E-06</text:p>
          </table:table-cell>
          <table:table-cell table:number-columns-repeated="2"/>
        </table:table-row>
        <table:table-row table:style-name="ro1">
          <table:table-cell office:value-type="float" office:value="0.00000816584" calcext:value-type="float">
            <text:p>0.00000816584</text:p>
          </table:table-cell>
          <table:table-cell office:value-type="float" office:value="0.00237648" calcext:value-type="float">
            <text:p>0.00237648</text:p>
          </table:table-cell>
          <table:table-cell table:formula="of:=([.A751]*[.A751])" office:value-type="float" office:value="0.00000000006668094291" calcext:value-type="float">
            <text:p>6.66809429056E-11</text:p>
          </table:table-cell>
          <table:table-cell table:formula="of:=([.A751]-[.B751])*([.A751]-[.B751])" office:value-type="float" office:value="0.0000056089119604565" calcext:value-type="float">
            <text:p>5.6089119604565E-06</text:p>
          </table:table-cell>
          <table:table-cell table:number-columns-repeated="2"/>
        </table:table-row>
        <table:table-row table:style-name="ro1">
          <table:table-cell office:value-type="float" office:value="0.0000646114" calcext:value-type="float">
            <text:p>0.0000646114</text:p>
          </table:table-cell>
          <table:table-cell office:value-type="float" office:value="0.00287265" calcext:value-type="float">
            <text:p>0.00287265</text:p>
          </table:table-cell>
          <table:table-cell table:formula="of:=([.A752]*[.A752])" office:value-type="float" office:value="0.00000000417463300996" calcext:value-type="float">
            <text:p>4.17463300996E-09</text:p>
          </table:table-cell>
          <table:table-cell table:formula="of:=([.A752]-[.B752])*([.A752]-[.B752])" office:value-type="float" office:value="0.00000788508077908996" calcext:value-type="float">
            <text:p>7.88508077908996E-06</text:p>
          </table:table-cell>
          <table:table-cell table:number-columns-repeated="2"/>
        </table:table-row>
        <table:table-row table:style-name="ro1">
          <table:table-cell office:value-type="float" office:value="0.0000646114" calcext:value-type="float">
            <text:p>0.0000646114</text:p>
          </table:table-cell>
          <table:table-cell office:value-type="float" office:value="0.00391422" calcext:value-type="float">
            <text:p>0.00391422</text:p>
          </table:table-cell>
          <table:table-cell table:formula="of:=([.A753]*[.A753])" office:value-type="float" office:value="0.00000000417463300996" calcext:value-type="float">
            <text:p>4.17463300996E-09</text:p>
          </table:table-cell>
          <table:table-cell table:formula="of:=([.A753]-[.B753])*([.A753]-[.B753])" office:value-type="float" office:value="0.000014819486373194" calcext:value-type="float">
            <text:p>1.4819486373194E-05</text:p>
          </table:table-cell>
          <table:table-cell table:number-columns-repeated="2"/>
        </table:table-row>
        <table:table-row table:style-name="ro1">
          <table:table-cell office:value-type="float" office:value="0.000097096" calcext:value-type="float">
            <text:p>0.000097096</text:p>
          </table:table-cell>
          <table:table-cell office:value-type="float" office:value="0.029557" calcext:value-type="float">
            <text:p>0.029557</text:p>
          </table:table-cell>
          <table:table-cell table:formula="of:=([.A754]*[.A754])" office:value-type="float" office:value="0.000000009427633216" calcext:value-type="float">
            <text:p>9.427633216E-09</text:p>
          </table:table-cell>
          <table:table-cell table:formula="of:=([.A754]-[.B754])*([.A754]-[.B754])" office:value-type="float" office:value="0.000867885943689216" calcext:value-type="float">
            <text:p>0.000867885943689216</text:p>
          </table:table-cell>
          <table:table-cell table:number-columns-repeated="2"/>
        </table:table-row>
        <table:table-row table:style-name="ro1">
          <table:table-cell office:value-type="float" office:value="0.0000471473" calcext:value-type="float">
            <text:p>0.0000471473</text:p>
          </table:table-cell>
          <table:table-cell office:value-type="float" office:value="0.0236509" calcext:value-type="float">
            <text:p>0.0236509</text:p>
          </table:table-cell>
          <table:table-cell table:formula="of:=([.A755]*[.A755])" office:value-type="float" office:value="0.00000000222286789729" calcext:value-type="float">
            <text:p>2.22286789729E-09</text:p>
          </table:table-cell>
          <table:table-cell table:formula="of:=([.A755]-[.B755])*([.A755]-[.B755])" office:value-type="float" office:value="0.000557137141522757" calcext:value-type="float">
            <text:p>0.000557137141522757</text:p>
          </table:table-cell>
          <table:table-cell table:number-columns-repeated="2"/>
        </table:table-row>
        <table:table-row table:style-name="ro1">
          <table:table-cell office:value-type="float" office:value="0.0000471473" calcext:value-type="float">
            <text:p>0.0000471473</text:p>
          </table:table-cell>
          <table:table-cell office:value-type="float" office:value="0.026535" calcext:value-type="float">
            <text:p>0.026535</text:p>
          </table:table-cell>
          <table:table-cell table:formula="of:=([.A756]*[.A756])" office:value-type="float" office:value="0.00000000222286789729" calcext:value-type="float">
            <text:p>2.22286789729E-09</text:p>
          </table:table-cell>
          <table:table-cell table:formula="of:=([.A756]-[.B756])*([.A756]-[.B756])" office:value-type="float" office:value="0.000701606340656897" calcext:value-type="float">
            <text:p>0.000701606340656897</text:p>
          </table:table-cell>
          <table:table-cell table:number-columns-repeated="2"/>
        </table:table-row>
        <table:table-row table:style-name="ro1">
          <table:table-cell office:value-type="float" office:value="0.000306368" calcext:value-type="float">
            <text:p>0.000306368</text:p>
          </table:table-cell>
          <table:table-cell office:value-type="float" office:value="0.0129136" calcext:value-type="float">
            <text:p>0.0129136</text:p>
          </table:table-cell>
          <table:table-cell table:formula="of:=([.A757]*[.A757])" office:value-type="float" office:value="0.000000093861351424" calcext:value-type="float">
            <text:p>9.3861351424E-08</text:p>
          </table:table-cell>
          <table:table-cell table:formula="of:=([.A757]-[.B757])*([.A757]-[.B757])" office:value-type="float" office:value="0.000158942298701824" calcext:value-type="float">
            <text:p>0.000158942298701824</text:p>
          </table:table-cell>
          <table:table-cell table:number-columns-repeated="2"/>
        </table:table-row>
        <table:table-row table:style-name="ro1">
          <table:table-cell office:value-type="float" office:value="0.000306368" calcext:value-type="float">
            <text:p>0.000306368</text:p>
          </table:table-cell>
          <table:table-cell office:value-type="float" office:value="0.106199" calcext:value-type="float">
            <text:p>0.106199</text:p>
          </table:table-cell>
          <table:table-cell table:formula="of:=([.A758]*[.A758])" office:value-type="float" office:value="0.000000093861351424" calcext:value-type="float">
            <text:p>9.3861351424E-08</text:p>
          </table:table-cell>
          <table:table-cell table:formula="of:=([.A758]-[.B758])*([.A758]-[.B758])" office:value-type="float" office:value="0.0112132495118874" calcext:value-type="float">
            <text:p>0.0112132495118874</text:p>
          </table:table-cell>
          <table:table-cell table:number-columns-repeated="2"/>
        </table:table-row>
        <table:table-row table:style-name="ro1">
          <table:table-cell office:value-type="float" office:value="0.00044024" calcext:value-type="float">
            <text:p>0.00044024</text:p>
          </table:table-cell>
          <table:table-cell office:value-type="float" office:value="0.0135177" calcext:value-type="float">
            <text:p>0.0135177</text:p>
          </table:table-cell>
          <table:table-cell table:formula="of:=([.A759]*[.A759])" office:value-type="float" office:value="0.0000001938112576" calcext:value-type="float">
            <text:p>0.0000001938112576</text:p>
          </table:table-cell>
          <table:table-cell table:formula="of:=([.A759]-[.B759])*([.A759]-[.B759])" office:value-type="float" office:value="0.0001710199600516" calcext:value-type="float">
            <text:p>0.0001710199600516</text:p>
          </table:table-cell>
          <table:table-cell table:number-columns-repeated="2"/>
        </table:table-row>
        <table:table-row table:style-name="ro1">
          <table:table-cell office:value-type="float" office:value="0.000309348" calcext:value-type="float">
            <text:p>0.000309348</text:p>
          </table:table-cell>
          <table:table-cell office:value-type="float" office:value="0.0137863" calcext:value-type="float">
            <text:p>0.0137863</text:p>
          </table:table-cell>
          <table:table-cell table:formula="of:=([.A760]*[.A760])" office:value-type="float" office:value="0.000000095696185104" calcext:value-type="float">
            <text:p>9.5696185104E-08</text:p>
          </table:table-cell>
          <table:table-cell table:formula="of:=([.A760]-[.B760])*([.A760]-[.B760])" office:value-type="float" office:value="0.000181628235210304" calcext:value-type="float">
            <text:p>0.000181628235210304</text:p>
          </table:table-cell>
          <table:table-cell table:number-columns-repeated="2"/>
        </table:table-row>
        <table:table-row table:style-name="ro1">
          <table:table-cell office:value-type="float" office:value="0.000309348" calcext:value-type="float">
            <text:p>0.000309348</text:p>
          </table:table-cell>
          <table:table-cell office:value-type="float" office:value="0.0134068" calcext:value-type="float">
            <text:p>0.0134068</text:p>
          </table:table-cell>
          <table:table-cell table:formula="of:=([.A761]*[.A761])" office:value-type="float" office:value="0.000000095696185104" calcext:value-type="float">
            <text:p>9.5696185104E-08</text:p>
          </table:table-cell>
          <table:table-cell table:formula="of:=([.A761]-[.B761])*([.A761]-[.B761])" office:value-type="float" office:value="0.000171543248892304" calcext:value-type="float">
            <text:p>0.000171543248892304</text:p>
          </table:table-cell>
          <table:table-cell table:number-columns-repeated="2"/>
        </table:table-row>
        <table:table-row table:style-name="ro1">
          <table:table-cell office:value-type="float" office:value="0.000309348" calcext:value-type="float">
            <text:p>0.000309348</text:p>
          </table:table-cell>
          <table:table-cell office:value-type="float" office:value="0.0434236" calcext:value-type="float">
            <text:p>0.0434236</text:p>
          </table:table-cell>
          <table:table-cell table:formula="of:=([.A762]*[.A762])" office:value-type="float" office:value="0.000000095696185104" calcext:value-type="float">
            <text:p>9.5696185104E-08</text:p>
          </table:table-cell>
          <table:table-cell table:formula="of:=([.A762]-[.B762])*([.A762]-[.B762])" office:value-type="float" office:value="0.0018588387255195" calcext:value-type="float">
            <text:p>0.0018588387255195</text:p>
          </table:table-cell>
          <table:table-cell table:number-columns-repeated="2"/>
        </table:table-row>
        <table:table-row table:style-name="ro1">
          <table:table-cell office:value-type="float" office:value="0.00812322" calcext:value-type="float">
            <text:p>0.00812322</text:p>
          </table:table-cell>
          <table:table-cell office:value-type="float" office:value="0.122979" calcext:value-type="float">
            <text:p>0.122979</text:p>
          </table:table-cell>
          <table:table-cell table:formula="of:=([.A763]*[.A763])" office:value-type="float" office:value="0.0000659867031684" calcext:value-type="float">
            <text:p>0.0000659867031684</text:p>
          </table:table-cell>
          <table:table-cell table:formula="of:=([.A763]-[.B763])*([.A763]-[.B763])" office:value-type="float" office:value="0.0131918501994084" calcext:value-type="float">
            <text:p>0.0131918501994084</text:p>
          </table:table-cell>
          <table:table-cell table:number-columns-repeated="2"/>
        </table:table-row>
        <table:table-row table:style-name="ro1">
          <table:table-cell office:value-type="float" office:value="0.0185702" calcext:value-type="float">
            <text:p>0.0185702</text:p>
          </table:table-cell>
          <table:table-cell office:value-type="float" office:value="0.0093262" calcext:value-type="float">
            <text:p>0.0093262</text:p>
          </table:table-cell>
          <table:table-cell table:formula="of:=([.A764]*[.A764])" office:value-type="float" office:value="0.00034485232804" calcext:value-type="float">
            <text:p>0.00034485232804</text:p>
          </table:table-cell>
          <table:table-cell table:formula="of:=([.A764]-[.B764])*([.A764]-[.B764])" office:value-type="float" office:value="0.000085451536" calcext:value-type="float">
            <text:p>0.000085451536</text:p>
          </table:table-cell>
          <table:table-cell table:number-columns-repeated="2"/>
        </table:table-row>
        <table:table-row table:style-name="ro1">
          <table:table-cell office:value-type="float" office:value="0.0712678" calcext:value-type="float">
            <text:p>0.0712678</text:p>
          </table:table-cell>
          <table:table-cell office:value-type="float" office:value="0.133212" calcext:value-type="float">
            <text:p>0.133212</text:p>
          </table:table-cell>
          <table:table-cell table:formula="of:=([.A765]*[.A765])" office:value-type="float" office:value="0.00507909931684" calcext:value-type="float">
            <text:p>0.00507909931684</text:p>
          </table:table-cell>
          <table:table-cell table:formula="of:=([.A765]-[.B765])*([.A765]-[.B765])" office:value-type="float" office:value="0.00383708391364" calcext:value-type="float">
            <text:p>0.00383708391364</text:p>
          </table:table-cell>
          <table:table-cell table:number-columns-repeated="2"/>
        </table:table-row>
        <table:table-row table:style-name="ro1">
          <table:table-cell office:value-type="float" office:value="0.0757063" calcext:value-type="float">
            <text:p>0.0757063</text:p>
          </table:table-cell>
          <table:table-cell office:value-type="float" office:value="0.139204" calcext:value-type="float">
            <text:p>0.139204</text:p>
          </table:table-cell>
          <table:table-cell table:formula="of:=([.A766]*[.A766])" office:value-type="float" office:value="0.00573144385969" calcext:value-type="float">
            <text:p>0.00573144385969</text:p>
          </table:table-cell>
          <table:table-cell table:formula="of:=([.A766]-[.B766])*([.A766]-[.B766])" office:value-type="float" office:value="0.00403195790529" calcext:value-type="float">
            <text:p>0.00403195790529</text:p>
          </table:table-cell>
          <table:table-cell table:number-columns-repeated="2"/>
        </table:table-row>
        <table:table-row table:style-name="ro1">
          <table:table-cell office:value-type="float" office:value="0.0757062" calcext:value-type="float">
            <text:p>0.0757062</text:p>
          </table:table-cell>
          <table:table-cell office:value-type="float" office:value="0.18758" calcext:value-type="float">
            <text:p>0.18758</text:p>
          </table:table-cell>
          <table:table-cell table:formula="of:=([.A767]*[.A767])" office:value-type="float" office:value="0.00573142871844" calcext:value-type="float">
            <text:p>0.00573142871844</text:p>
          </table:table-cell>
          <table:table-cell table:formula="of:=([.A767]-[.B767])*([.A767]-[.B767])" office:value-type="float" office:value="0.01251574712644" calcext:value-type="float">
            <text:p>0.01251574712644</text:p>
          </table:table-cell>
          <table:table-cell table:number-columns-repeated="2"/>
        </table:table-row>
        <table:table-row table:style-name="ro1">
          <table:table-cell office:value-type="float" office:value="0.152125" calcext:value-type="float">
            <text:p>0.152125</text:p>
          </table:table-cell>
          <table:table-cell office:value-type="float" office:value="0.364659" calcext:value-type="float">
            <text:p>0.364659</text:p>
          </table:table-cell>
          <table:table-cell table:formula="of:=([.A768]*[.A768])" office:value-type="float" office:value="0.023142015625" calcext:value-type="float">
            <text:p>0.023142015625</text:p>
          </table:table-cell>
          <table:table-cell table:formula="of:=([.A768]-[.B768])*([.A768]-[.B768])" office:value-type="float" office:value="0.045170701156" calcext:value-type="float">
            <text:p>0.045170701156</text:p>
          </table:table-cell>
          <table:table-cell table:number-columns-repeated="2"/>
        </table:table-row>
        <table:table-row table:style-name="ro1">
          <table:table-cell office:value-type="float" office:value="0.152125" calcext:value-type="float">
            <text:p>0.152125</text:p>
          </table:table-cell>
          <table:table-cell office:value-type="float" office:value="0.37585" calcext:value-type="float">
            <text:p>0.37585</text:p>
          </table:table-cell>
          <table:table-cell table:formula="of:=([.A769]*[.A769])" office:value-type="float" office:value="0.023142015625" calcext:value-type="float">
            <text:p>0.023142015625</text:p>
          </table:table-cell>
          <table:table-cell table:formula="of:=([.A769]-[.B769])*([.A769]-[.B769])" office:value-type="float" office:value="0.050052875625" calcext:value-type="float">
            <text:p>0.050052875625</text:p>
          </table:table-cell>
          <table:table-cell table:number-columns-repeated="2"/>
        </table:table-row>
        <table:table-row table:style-name="ro1">
          <table:table-cell office:value-type="float" office:value="0.302553" calcext:value-type="float">
            <text:p>0.302553</text:p>
          </table:table-cell>
          <table:table-cell office:value-type="float" office:value="0.428359" calcext:value-type="float">
            <text:p>0.428359</text:p>
          </table:table-cell>
          <table:table-cell table:formula="of:=([.A770]*[.A770])" office:value-type="float" office:value="0.091538317809" calcext:value-type="float">
            <text:p>0.091538317809</text:p>
          </table:table-cell>
          <table:table-cell table:formula="of:=([.A770]-[.B770])*([.A770]-[.B770])" office:value-type="float" office:value="0.015827149636" calcext:value-type="float">
            <text:p>0.015827149636</text:p>
          </table:table-cell>
          <table:table-cell table:number-columns-repeated="2"/>
        </table:table-row>
        <table:table-row table:style-name="ro1">
          <table:table-cell office:value-type="float" office:value="0.50253" calcext:value-type="float">
            <text:p>0.50253</text:p>
          </table:table-cell>
          <table:table-cell office:value-type="float" office:value="0.433176" calcext:value-type="float">
            <text:p>0.433176</text:p>
          </table:table-cell>
          <table:table-cell table:formula="of:=([.A771]*[.A771])" office:value-type="float" office:value="0.2525364009" calcext:value-type="float">
            <text:p>0.2525364009</text:p>
          </table:table-cell>
          <table:table-cell table:formula="of:=([.A771]-[.B771])*([.A771]-[.B771])" office:value-type="float" office:value="0.004809977316" calcext:value-type="float">
            <text:p>0.004809977316</text:p>
          </table:table-cell>
          <table:table-cell table:number-columns-repeated="2"/>
        </table:table-row>
        <table:table-row table:style-name="ro1">
          <table:table-cell office:value-type="float" office:value="0.541307" calcext:value-type="float">
            <text:p>0.541307</text:p>
          </table:table-cell>
          <table:table-cell office:value-type="float" office:value="0.518355" calcext:value-type="float">
            <text:p>0.518355</text:p>
          </table:table-cell>
          <table:table-cell table:formula="of:=([.A772]*[.A772])" office:value-type="float" office:value="0.293013268249" calcext:value-type="float">
            <text:p>0.293013268249</text:p>
          </table:table-cell>
          <table:table-cell table:formula="of:=([.A772]-[.B772])*([.A772]-[.B772])" office:value-type="float" office:value="0.000526794303999999" calcext:value-type="float">
            <text:p>0.000526794303999999</text:p>
          </table:table-cell>
          <table:table-cell table:number-columns-repeated="2"/>
        </table:table-row>
        <table:table-row table:style-name="ro1">
          <table:table-cell office:value-type="float" office:value="0.647467" calcext:value-type="float">
            <text:p>0.647467</text:p>
          </table:table-cell>
          <table:table-cell office:value-type="float" office:value="0.550749" calcext:value-type="float">
            <text:p>0.550749</text:p>
          </table:table-cell>
          <table:table-cell table:formula="of:=([.A773]*[.A773])" office:value-type="float" office:value="0.419213516089" calcext:value-type="float">
            <text:p>0.419213516089</text:p>
          </table:table-cell>
          <table:table-cell table:formula="of:=([.A773]-[.B773])*([.A773]-[.B773])" office:value-type="float" office:value="0.00935437152399999" calcext:value-type="float">
            <text:p>0.00935437152399999</text:p>
          </table:table-cell>
          <table:table-cell table:number-columns-repeated="2"/>
        </table:table-row>
        <table:table-row table:style-name="ro1">
          <table:table-cell office:value-type="float" office:value="0.73967" calcext:value-type="float">
            <text:p>0.73967</text:p>
          </table:table-cell>
          <table:table-cell office:value-type="float" office:value="0.683936" calcext:value-type="float">
            <text:p>0.683936</text:p>
          </table:table-cell>
          <table:table-cell table:formula="of:=([.A774]*[.A774])" office:value-type="float" office:value="0.5471117089" calcext:value-type="float">
            <text:p>0.5471117089</text:p>
          </table:table-cell>
          <table:table-cell table:formula="of:=([.A774]-[.B774])*([.A774]-[.B774])" office:value-type="float" office:value="0.00310627875600001" calcext:value-type="float">
            <text:p>0.00310627875600001</text:p>
          </table:table-cell>
          <table:table-cell table:number-columns-repeated="2"/>
        </table:table-row>
        <table:table-row table:style-name="ro1">
          <table:table-cell office:value-type="float" office:value="0.779168" calcext:value-type="float">
            <text:p>0.779168</text:p>
          </table:table-cell>
          <table:table-cell office:value-type="float" office:value="0.710573" calcext:value-type="float">
            <text:p>0.710573</text:p>
          </table:table-cell>
          <table:table-cell table:formula="of:=([.A775]*[.A775])" office:value-type="float" office:value="0.607102772224" calcext:value-type="float">
            <text:p>0.607102772224</text:p>
          </table:table-cell>
          <table:table-cell table:formula="of:=([.A775]-[.B775])*([.A775]-[.B775])" office:value-type="float" office:value="0.004705274025" calcext:value-type="float">
            <text:p>0.004705274025</text:p>
          </table:table-cell>
          <table:table-cell table:number-columns-repeated="2"/>
        </table:table-row>
        <table:table-row table:style-name="ro1">
          <table:table-cell office:value-type="float" office:value="0.779168" calcext:value-type="float">
            <text:p>0.779168</text:p>
          </table:table-cell>
          <table:table-cell office:value-type="float" office:value="0.744887" calcext:value-type="float">
            <text:p>0.744887</text:p>
          </table:table-cell>
          <table:table-cell table:formula="of:=([.A776]*[.A776])" office:value-type="float" office:value="0.607102772224" calcext:value-type="float">
            <text:p>0.607102772224</text:p>
          </table:table-cell>
          <table:table-cell table:formula="of:=([.A776]-[.B776])*([.A776]-[.B776])" office:value-type="float" office:value="0.001175186961" calcext:value-type="float">
            <text:p>0.001175186961</text:p>
          </table:table-cell>
          <table:table-cell table:number-columns-repeated="2"/>
        </table:table-row>
        <table:table-row table:style-name="ro1">
          <table:table-cell office:value-type="float" office:value="0.918598" calcext:value-type="float">
            <text:p>0.918598</text:p>
          </table:table-cell>
          <table:table-cell office:value-type="float" office:value="0.822927" calcext:value-type="float">
            <text:p>0.822927</text:p>
          </table:table-cell>
          <table:table-cell table:formula="of:=([.A777]*[.A777])" office:value-type="float" office:value="0.843822285604" calcext:value-type="float">
            <text:p>0.843822285604</text:p>
          </table:table-cell>
          <table:table-cell table:formula="of:=([.A777]-[.B777])*([.A777]-[.B777])" office:value-type="float" office:value="0.00915294024100001" calcext:value-type="float">
            <text:p>0.00915294024100001</text:p>
          </table:table-cell>
          <table:table-cell table:number-columns-repeated="2"/>
        </table:table-row>
        <table:table-row table:style-name="ro1">
          <table:table-cell office:value-type="float" office:value="0.918598" calcext:value-type="float">
            <text:p>0.918598</text:p>
          </table:table-cell>
          <table:table-cell office:value-type="float" office:value="0.861339" calcext:value-type="float">
            <text:p>0.861339</text:p>
          </table:table-cell>
          <table:table-cell table:formula="of:=([.A778]*[.A778])" office:value-type="float" office:value="0.843822285604" calcext:value-type="float">
            <text:p>0.843822285604</text:p>
          </table:table-cell>
          <table:table-cell table:formula="of:=([.A778]-[.B778])*([.A778]-[.B778])" office:value-type="float" office:value="0.00327859308100001" calcext:value-type="float">
            <text:p>0.00327859308100001</text:p>
          </table:table-cell>
          <table:table-cell table:number-columns-repeated="2"/>
        </table:table-row>
        <table:table-row table:style-name="ro1">
          <table:table-cell office:value-type="float" office:value="0.918598" calcext:value-type="float">
            <text:p>0.918598</text:p>
          </table:table-cell>
          <table:table-cell office:value-type="float" office:value="0.96984" calcext:value-type="float">
            <text:p>0.96984</text:p>
          </table:table-cell>
          <table:table-cell table:formula="of:=([.A779]*[.A779])" office:value-type="float" office:value="0.843822285604" calcext:value-type="float">
            <text:p>0.843822285604</text:p>
          </table:table-cell>
          <table:table-cell table:formula="of:=([.A779]-[.B779])*([.A779]-[.B779])" office:value-type="float" office:value="0.002625742564" calcext:value-type="float">
            <text:p>0.002625742564</text:p>
          </table:table-cell>
          <table:table-cell table:number-columns-repeated="2"/>
        </table:table-row>
        <table:table-row table:style-name="ro1">
          <table:table-cell office:value-type="float" office:value="0.966276" calcext:value-type="float">
            <text:p>0.966276</text:p>
          </table:table-cell>
          <table:table-cell office:value-type="float" office:value="0.991078" calcext:value-type="float">
            <text:p>0.991078</text:p>
          </table:table-cell>
          <table:table-cell table:formula="of:=([.A780]*[.A780])" office:value-type="float" office:value="0.933689308176" calcext:value-type="float">
            <text:p>0.933689308176</text:p>
          </table:table-cell>
          <table:table-cell table:formula="of:=([.A780]-[.B780])*([.A780]-[.B780])" office:value-type="float" office:value="0.000615139204" calcext:value-type="float">
            <text:p>0.000615139204</text:p>
          </table:table-cell>
          <table:table-cell table:number-columns-repeated="2"/>
        </table:table-row>
        <table:table-row table:style-name="ro1">
          <table:table-cell office:value-type="float" office:value="0.984846" calcext:value-type="float">
            <text:p>0.984846</text:p>
          </table:table-cell>
          <table:table-cell office:value-type="float" office:value="0.980977" calcext:value-type="float">
            <text:p>0.980977</text:p>
          </table:table-cell>
          <table:table-cell table:formula="of:=([.A781]*[.A781])" office:value-type="float" office:value="0.969921643716" calcext:value-type="float">
            <text:p>0.969921643716</text:p>
          </table:table-cell>
          <table:table-cell table:formula="of:=([.A781]-[.B781])*([.A781]-[.B781])" office:value-type="float" office:value="0.0000149691610000001" calcext:value-type="float">
            <text:p>1.49691610000001E-05</text:p>
          </table:table-cell>
          <table:table-cell table:number-columns-repeated="2"/>
        </table:table-row>
        <table:table-row table:style-name="ro1">
          <table:table-cell office:value-type="float" office:value="0.0000334978" calcext:value-type="float">
            <text:p>0.0000334978</text:p>
          </table:table-cell>
          <table:table-cell office:value-type="float" office:value="0.00000125765" calcext:value-type="float">
            <text:p>0.00000125765</text:p>
          </table:table-cell>
          <table:table-cell table:formula="of:=([.A782]*[.A782])" office:value-type="float" office:value="0.00000000112210260484" calcext:value-type="float">
            <text:p>1.12210260484E-09</text:p>
          </table:table-cell>
          <table:table-cell table:formula="of:=([.A782]-[.B782])*([.A782]-[.B782])" office:value-type="float" office:value="0.00000000103942727202" calcext:value-type="float">
            <text:p>1.0394272720225E-09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157345" calcext:value-type="float">
            <text:p>0.000157345</text:p>
          </table:table-cell>
          <table:table-cell table:formula="of:=([.A783]*[.A783])" office:value-type="float" office:value="0.00000000000008881771" calcext:value-type="float">
            <text:p>8.8817708529E-14</text:p>
          </table:table-cell>
          <table:table-cell table:formula="of:=([.A783]-[.B783])*([.A783]-[.B783])" office:value-type="float" office:value="0.00000002466375298484" calcext:value-type="float">
            <text:p>2.46637529848385E-08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94601" calcext:value-type="float">
            <text:p>0.00094601</text:p>
          </table:table-cell>
          <table:table-cell table:formula="of:=([.A784]*[.A784])" office:value-type="float" office:value="0.00000000000008881771" calcext:value-type="float">
            <text:p>8.8817708529E-14</text:p>
          </table:table-cell>
          <table:table-cell table:formula="of:=([.A784]-[.B784])*([.A784]-[.B784])" office:value-type="float" office:value="0.00000089437114344125" calcext:value-type="float">
            <text:p>8.94371143441248E-07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72502" calcext:value-type="float">
            <text:p>0.00272502</text:p>
          </table:table-cell>
          <table:table-cell table:formula="of:=([.A785]*[.A785])" office:value-type="float" office:value="0.00000000000008881771" calcext:value-type="float">
            <text:p>8.8817708529E-14</text:p>
          </table:table-cell>
          <table:table-cell table:formula="of:=([.A785]-[.B785])*([.A785]-[.B785])" office:value-type="float" office:value="0.00000742410985194679" calcext:value-type="float">
            <text:p>7.42410985194679E-06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29945" calcext:value-type="float">
            <text:p>0.0129945</text:p>
          </table:table-cell>
          <table:table-cell table:formula="of:=([.A786]*[.A786])" office:value-type="float" office:value="0.00000000000008881771" calcext:value-type="float">
            <text:p>8.8817708529E-14</text:p>
          </table:table-cell>
          <table:table-cell table:formula="of:=([.A786]-[.B786])*([.A786]-[.B786])" office:value-type="float" office:value="0.000168849285019071" calcext:value-type="float">
            <text:p>0.000168849285019071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600714" calcext:value-type="float">
            <text:p>0.000600714</text:p>
          </table:table-cell>
          <table:table-cell table:formula="of:=([.A787]*[.A787])" office:value-type="float" office:value="0.0000000000932373704" calcext:value-type="float">
            <text:p>9.32373704025E-11</text:p>
          </table:table-cell>
          <table:table-cell table:formula="of:=([.A787]-[.B787])*([.A787]-[.B787])" office:value-type="float" office:value="0.0000003493496184698" calcext:value-type="float">
            <text:p>3.49349618469803E-07</text:p>
          </table:table-cell>
          <table:table-cell table:number-columns-repeated="2"/>
        </table:table-row>
        <table:table-row table:style-name="ro1">
          <table:table-cell office:value-type="float" office:value="0.00000107288" calcext:value-type="float">
            <text:p>0.00000107288</text:p>
          </table:table-cell>
          <table:table-cell office:value-type="float" office:value="0.0264312" calcext:value-type="float">
            <text:p>0.0264312</text:p>
          </table:table-cell>
          <table:table-cell table:formula="of:=([.A788]*[.A788])" office:value-type="float" office:value="0.00000000000115107149" calcext:value-type="float">
            <text:p>1.1510714944E-12</text:p>
          </table:table-cell>
          <table:table-cell table:formula="of:=([.A788]-[.B788])*([.A788]-[.B788])" office:value-type="float" office:value="0.000698551619579359" calcext:value-type="float">
            <text:p>0.000698551619579359</text:p>
          </table:table-cell>
          <table:table-cell table:number-columns-repeated="2"/>
        </table:table-row>
        <table:table-row table:style-name="ro1">
          <table:table-cell office:value-type="float" office:value="0.00000697374" calcext:value-type="float">
            <text:p>0.00000697374</text:p>
          </table:table-cell>
          <table:table-cell office:value-type="float" office:value="0.000464979" calcext:value-type="float">
            <text:p>0.000464979</text:p>
          </table:table-cell>
          <table:table-cell table:formula="of:=([.A789]*[.A789])" office:value-type="float" office:value="0.00000000004863304959" calcext:value-type="float">
            <text:p>4.86330495876E-11</text:p>
          </table:table-cell>
          <table:table-cell table:formula="of:=([.A789]-[.B789])*([.A789]-[.B789])" office:value-type="float" office:value="0.00000020976881818767" calcext:value-type="float">
            <text:p>2.09768818187668E-07</text:p>
          </table:table-cell>
          <table:table-cell table:number-columns-repeated="2"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203017" calcext:value-type="float">
            <text:p>0.00203017</text:p>
          </table:table-cell>
          <table:table-cell table:formula="of:=([.A790]*[.A790])" office:value-type="float" office:value="0.00000000009439210611" calcext:value-type="float">
            <text:p>9.43921061136E-11</text:p>
          </table:table-cell>
          <table:table-cell table:formula="of:=([.A790]-[.B790])*([.A790]-[.B790])" office:value-type="float" office:value="0.00000408223614411571" calcext:value-type="float">
            <text:p>4.08223614411571E-06</text:p>
          </table:table-cell>
          <table:table-cell table:number-columns-repeated="2"/>
        </table:table-row>
        <table:table-row table:style-name="ro1">
          <table:table-cell office:value-type="float" office:value="0.00003016" calcext:value-type="float">
            <text:p>0.00003016</text:p>
          </table:table-cell>
          <table:table-cell office:value-type="float" office:value="0.00020732" calcext:value-type="float">
            <text:p>0.00020732</text:p>
          </table:table-cell>
          <table:table-cell table:formula="of:=([.A791]*[.A791])" office:value-type="float" office:value="0.0000000009096256" calcext:value-type="float">
            <text:p>9.096256E-10</text:p>
          </table:table-cell>
          <table:table-cell table:formula="of:=([.A791]-[.B791])*([.A791]-[.B791])" office:value-type="float" office:value="0.0000000313856656" calcext:value-type="float">
            <text:p>0.0000000313856656</text:p>
          </table:table-cell>
          <table:table-cell table:number-columns-repeated="2"/>
        </table:table-row>
        <table:table-row table:style-name="ro1">
          <table:table-cell office:value-type="float" office:value="0.0000464916" calcext:value-type="float">
            <text:p>0.0000464916</text:p>
          </table:table-cell>
          <table:table-cell office:value-type="float" office:value="0.000128192" calcext:value-type="float">
            <text:p>0.000128192</text:p>
          </table:table-cell>
          <table:table-cell table:formula="of:=([.A792]*[.A792])" office:value-type="float" office:value="0.00000000216146887056" calcext:value-type="float">
            <text:p>2.16146887056E-09</text:p>
          </table:table-cell>
          <table:table-cell table:formula="of:=([.A792]-[.B792])*([.A792]-[.B792])" office:value-type="float" office:value="0.00000000667495536016" calcext:value-type="float">
            <text:p>6.67495536016E-09</text:p>
          </table:table-cell>
          <table:table-cell table:number-columns-repeated="2"/>
        </table:table-row>
        <table:table-row table:style-name="ro1">
          <table:table-cell office:value-type="float" office:value="0.000546336" calcext:value-type="float">
            <text:p>0.000546336</text:p>
          </table:table-cell>
          <table:table-cell office:value-type="float" office:value="0.00000875227" calcext:value-type="float">
            <text:p>0.00000875227</text:p>
          </table:table-cell>
          <table:table-cell table:formula="of:=([.A793]*[.A793])" office:value-type="float" office:value="0.000000298483024896" calcext:value-type="float">
            <text:p>2.98483024896E-07</text:p>
          </table:table-cell>
          <table:table-cell table:formula="of:=([.A793]-[.B793])*([.A793]-[.B793])" office:value-type="float" office:value="0.00000028899626676071" calcext:value-type="float">
            <text:p>2.88996266760713E-07</text:p>
          </table:table-cell>
          <table:table-cell table:number-columns-repeated="2"/>
        </table:table-row>
        <table:table-row table:style-name="ro1">
          <table:table-cell office:value-type="float" office:value="0.00103956" calcext:value-type="float">
            <text:p>0.00103956</text:p>
          </table:table-cell>
          <table:table-cell office:value-type="float" office:value="0.0000194168" calcext:value-type="float">
            <text:p>0.0000194168</text:p>
          </table:table-cell>
          <table:table-cell table:formula="of:=([.A794]*[.A794])" office:value-type="float" office:value="0.0000010806849936" calcext:value-type="float">
            <text:p>0.0000010806849936</text:p>
          </table:table-cell>
          <table:table-cell table:formula="of:=([.A794]-[.B794])*([.A794]-[.B794])" office:value-type="float" office:value="0.00000104069214850624" calcext:value-type="float">
            <text:p>1.04069214850624E-06</text:p>
          </table:table-cell>
          <table:table-cell table:number-columns-repeated="2"/>
        </table:table-row>
        <table:table-row table:style-name="ro1">
          <table:table-cell office:value-type="float" office:value="0.000535607" calcext:value-type="float">
            <text:p>0.000535607</text:p>
          </table:table-cell>
          <table:table-cell office:value-type="float" office:value="0.00533576" calcext:value-type="float">
            <text:p>0.00533576</text:p>
          </table:table-cell>
          <table:table-cell table:formula="of:=([.A795]*[.A795])" office:value-type="float" office:value="0.000000286874858449" calcext:value-type="float">
            <text:p>2.86874858449E-07</text:p>
          </table:table-cell>
          <table:table-cell table:formula="of:=([.A795]-[.B795])*([.A795]-[.B795])" office:value-type="float" office:value="0.000023041468823409" calcext:value-type="float">
            <text:p>2.3041468823409E-05</text:p>
          </table:table-cell>
          <table:table-cell table:number-columns-repeated="2"/>
        </table:table-row>
        <table:table-row table:style-name="ro1">
          <table:table-cell office:value-type="float" office:value="0.000199795" calcext:value-type="float">
            <text:p>0.000199795</text:p>
          </table:table-cell>
          <table:table-cell office:value-type="float" office:value="0.00841513" calcext:value-type="float">
            <text:p>0.00841513</text:p>
          </table:table-cell>
          <table:table-cell table:formula="of:=([.A796]*[.A796])" office:value-type="float" office:value="0.000000039918042025" calcext:value-type="float">
            <text:p>3.9918042025E-08</text:p>
          </table:table-cell>
          <table:table-cell table:formula="of:=([.A796]-[.B796])*([.A796]-[.B796])" office:value-type="float" office:value="0.000067491729162225" calcext:value-type="float">
            <text:p>6.7491729162225E-05</text:p>
          </table:table-cell>
          <table:table-cell table:number-columns-repeated="2"/>
        </table:table-row>
        <table:table-row table:style-name="ro1">
          <table:table-cell office:value-type="float" office:value="0.000720799" calcext:value-type="float">
            <text:p>0.000720799</text:p>
          </table:table-cell>
          <table:table-cell office:value-type="float" office:value="0.000053492" calcext:value-type="float">
            <text:p>0.000053492</text:p>
          </table:table-cell>
          <table:table-cell table:formula="of:=([.A797]*[.A797])" office:value-type="float" office:value="0.000000519551198401" calcext:value-type="float">
            <text:p>5.19551198401E-07</text:p>
          </table:table-cell>
          <table:table-cell table:formula="of:=([.A797]-[.B797])*([.A797]-[.B797])" office:value-type="float" office:value="0.000000445298632249" calcext:value-type="float">
            <text:p>4.45298632249E-07</text:p>
          </table:table-cell>
          <table:table-cell table:number-columns-repeated="2"/>
        </table:table-row>
        <table:table-row table:style-name="ro1">
          <table:table-cell office:value-type="float" office:value="0.0463786" calcext:value-type="float">
            <text:p>0.0463786</text:p>
          </table:table-cell>
          <table:table-cell office:value-type="float" office:value="0.0207492" calcext:value-type="float">
            <text:p>0.0207492</text:p>
          </table:table-cell>
          <table:table-cell table:formula="of:=([.A798]*[.A798])" office:value-type="float" office:value="0.00215097453796" calcext:value-type="float">
            <text:p>0.00215097453796</text:p>
          </table:table-cell>
          <table:table-cell table:formula="of:=([.A798]-[.B798])*([.A798]-[.B798])" office:value-type="float" office:value="0.00065686614436" calcext:value-type="float">
            <text:p>0.00065686614436</text:p>
          </table:table-cell>
          <table:table-cell table:number-columns-repeated="2"/>
        </table:table-row>
        <table:table-row table:style-name="ro1">
          <table:table-cell office:value-type="float" office:value="0.0598232" calcext:value-type="float">
            <text:p>0.0598232</text:p>
          </table:table-cell>
          <table:table-cell office:value-type="float" office:value="0.0151552" calcext:value-type="float">
            <text:p>0.0151552</text:p>
          </table:table-cell>
          <table:table-cell table:formula="of:=([.A799]*[.A799])" office:value-type="float" office:value="0.00357881525824" calcext:value-type="float">
            <text:p>0.00357881525824</text:p>
          </table:table-cell>
          <table:table-cell table:formula="of:=([.A799]-[.B799])*([.A799]-[.B799])" office:value-type="float" office:value="0.001995230224" calcext:value-type="float">
            <text:p>0.001995230224</text:p>
          </table:table-cell>
          <table:table-cell table:number-columns-repeated="2"/>
        </table:table-row>
        <table:table-row table:style-name="ro1">
          <table:table-cell office:value-type="float" office:value="0.0598231" calcext:value-type="float">
            <text:p>0.0598231</text:p>
          </table:table-cell>
          <table:table-cell office:value-type="float" office:value="0.0158084" calcext:value-type="float">
            <text:p>0.0158084</text:p>
          </table:table-cell>
          <table:table-cell table:formula="of:=([.A800]*[.A800])" office:value-type="float" office:value="0.00357880329361" calcext:value-type="float">
            <text:p>0.00357880329361</text:p>
          </table:table-cell>
          <table:table-cell table:formula="of:=([.A800]-[.B800])*([.A800]-[.B800])" office:value-type="float" office:value="0.00193729381609" calcext:value-type="float">
            <text:p>0.00193729381609</text:p>
          </table:table-cell>
          <table:table-cell table:number-columns-repeated="2"/>
        </table:table-row>
        <table:table-row table:style-name="ro1">
          <table:table-cell office:value-type="float" office:value="0.059823" calcext:value-type="float">
            <text:p>0.059823</text:p>
          </table:table-cell>
          <table:table-cell office:value-type="float" office:value="0.0164557" calcext:value-type="float">
            <text:p>0.0164557</text:p>
          </table:table-cell>
          <table:table-cell table:formula="of:=([.A801]*[.A801])" office:value-type="float" office:value="0.003578791329" calcext:value-type="float">
            <text:p>0.003578791329</text:p>
          </table:table-cell>
          <table:table-cell table:formula="of:=([.A801]-[.B801])*([.A801]-[.B801])" office:value-type="float" office:value="0.00188072270929" calcext:value-type="float">
            <text:p>0.00188072270929</text:p>
          </table:table-cell>
          <table:table-cell table:number-columns-repeated="2"/>
        </table:table-row>
        <table:table-row table:style-name="ro1">
          <table:table-cell office:value-type="float" office:value="0.0598232" calcext:value-type="float">
            <text:p>0.0598232</text:p>
          </table:table-cell>
          <table:table-cell office:value-type="float" office:value="0.0158362" calcext:value-type="float">
            <text:p>0.0158362</text:p>
          </table:table-cell>
          <table:table-cell table:formula="of:=([.A802]*[.A802])" office:value-type="float" office:value="0.00357881525824" calcext:value-type="float">
            <text:p>0.00357881525824</text:p>
          </table:table-cell>
          <table:table-cell table:formula="of:=([.A802]-[.B802])*([.A802]-[.B802])" office:value-type="float" office:value="0.001934856169" calcext:value-type="float">
            <text:p>0.001934856169</text:p>
          </table:table-cell>
          <table:table-cell table:number-columns-repeated="2"/>
        </table:table-row>
        <table:table-row table:style-name="ro1">
          <table:table-cell office:value-type="float" office:value="0.0598232" calcext:value-type="float">
            <text:p>0.0598232</text:p>
          </table:table-cell>
          <table:table-cell office:value-type="float" office:value="0.0694205" calcext:value-type="float">
            <text:p>0.0694205</text:p>
          </table:table-cell>
          <table:table-cell table:formula="of:=([.A803]*[.A803])" office:value-type="float" office:value="0.00357881525824" calcext:value-type="float">
            <text:p>0.00357881525824</text:p>
          </table:table-cell>
          <table:table-cell table:formula="of:=([.A803]-[.B803])*([.A803]-[.B803])" office:value-type="float" office:value="0.0000921081672899999" calcext:value-type="float">
            <text:p>0.0000921081672899999</text:p>
          </table:table-cell>
          <table:table-cell table:number-columns-repeated="2"/>
        </table:table-row>
        <table:table-row table:style-name="ro1">
          <table:table-cell office:value-type="float" office:value="0.0746713" calcext:value-type="float">
            <text:p>0.0746713</text:p>
          </table:table-cell>
          <table:table-cell office:value-type="float" office:value="0.0472628" calcext:value-type="float">
            <text:p>0.0472628</text:p>
          </table:table-cell>
          <table:table-cell table:formula="of:=([.A804]*[.A804])" office:value-type="float" office:value="0.00557580304369" calcext:value-type="float">
            <text:p>0.00557580304369</text:p>
          </table:table-cell>
          <table:table-cell table:formula="of:=([.A804]-[.B804])*([.A804]-[.B804])" office:value-type="float" office:value="0.00075122587225" calcext:value-type="float">
            <text:p>0.00075122587225</text:p>
          </table:table-cell>
          <table:table-cell table:number-columns-repeated="2"/>
        </table:table-row>
        <table:table-row table:style-name="ro1">
          <table:table-cell office:value-type="float" office:value="0.0755119" calcext:value-type="float">
            <text:p>0.0755119</text:p>
          </table:table-cell>
          <table:table-cell office:value-type="float" office:value="0.0117514" calcext:value-type="float">
            <text:p>0.0117514</text:p>
          </table:table-cell>
          <table:table-cell table:formula="of:=([.A805]*[.A805])" office:value-type="float" office:value="0.00570204704161" calcext:value-type="float">
            <text:p>0.00570204704161</text:p>
          </table:table-cell>
          <table:table-cell table:formula="of:=([.A805]-[.B805])*([.A805]-[.B805])" office:value-type="float" office:value="0.00406540136025" calcext:value-type="float">
            <text:p>0.00406540136025</text:p>
          </table:table-cell>
          <table:table-cell table:number-columns-repeated="2"/>
        </table:table-row>
        <table:table-row table:style-name="ro1">
          <table:table-cell office:value-type="float" office:value="0.110704" calcext:value-type="float">
            <text:p>0.110704</text:p>
          </table:table-cell>
          <table:table-cell office:value-type="float" office:value="0.0111564" calcext:value-type="float">
            <text:p>0.0111564</text:p>
          </table:table-cell>
          <table:table-cell table:formula="of:=([.A806]*[.A806])" office:value-type="float" office:value="0.012255375616" calcext:value-type="float">
            <text:p>0.012255375616</text:p>
          </table:table-cell>
          <table:table-cell table:formula="of:=([.A806]-[.B806])*([.A806]-[.B806])" office:value-type="float" office:value="0.00990972466576" calcext:value-type="float">
            <text:p>0.00990972466576</text:p>
          </table:table-cell>
          <table:table-cell table:number-columns-repeated="2"/>
        </table:table-row>
        <table:table-row table:style-name="ro1">
          <table:table-cell office:value-type="float" office:value="0.296592" calcext:value-type="float">
            <text:p>0.296592</text:p>
          </table:table-cell>
          <table:table-cell office:value-type="float" office:value="0.0342287" calcext:value-type="float">
            <text:p>0.0342287</text:p>
          </table:table-cell>
          <table:table-cell table:formula="of:=([.A807]*[.A807])" office:value-type="float" office:value="0.087966814464" calcext:value-type="float">
            <text:p>0.087966814464</text:p>
          </table:table-cell>
          <table:table-cell table:formula="of:=([.A807]-[.B807])*([.A807]-[.B807])" office:value-type="float" office:value="0.06883450118689" calcext:value-type="float">
            <text:p>0.06883450118689</text:p>
          </table:table-cell>
          <table:table-cell table:number-columns-repeated="2"/>
        </table:table-row>
        <table:table-row table:style-name="ro1">
          <table:table-cell office:value-type="float" office:value="0.359323" calcext:value-type="float">
            <text:p>0.359323</text:p>
          </table:table-cell>
          <table:table-cell office:value-type="float" office:value="0.163375" calcext:value-type="float">
            <text:p>0.163375</text:p>
          </table:table-cell>
          <table:table-cell table:formula="of:=([.A808]*[.A808])" office:value-type="float" office:value="0.129113018329" calcext:value-type="float">
            <text:p>0.129113018329</text:p>
          </table:table-cell>
          <table:table-cell table:formula="of:=([.A808]-[.B808])*([.A808]-[.B808])" office:value-type="float" office:value="0.038395618704" calcext:value-type="float">
            <text:p>0.038395618704</text:p>
          </table:table-cell>
          <table:table-cell table:number-columns-repeated="2"/>
        </table:table-row>
        <table:table-row table:style-name="ro1">
          <table:table-cell office:value-type="float" office:value="0.403617" calcext:value-type="float">
            <text:p>0.403617</text:p>
          </table:table-cell>
          <table:table-cell office:value-type="float" office:value="0.402036" calcext:value-type="float">
            <text:p>0.402036</text:p>
          </table:table-cell>
          <table:table-cell table:formula="of:=([.A809]*[.A809])" office:value-type="float" office:value="0.162906682689" calcext:value-type="float">
            <text:p>0.162906682689</text:p>
          </table:table-cell>
          <table:table-cell table:formula="of:=([.A809]-[.B809])*([.A809]-[.B809])" office:value-type="float" office:value="0.000002499561" calcext:value-type="float">
            <text:p>0.000002499561</text:p>
          </table:table-cell>
          <table:table-cell table:number-columns-repeated="2"/>
        </table:table-row>
        <table:table-row table:style-name="ro1">
          <table:table-cell office:value-type="float" office:value="0.517476" calcext:value-type="float">
            <text:p>0.517476</text:p>
          </table:table-cell>
          <table:table-cell office:value-type="float" office:value="0.326849" calcext:value-type="float">
            <text:p>0.326849</text:p>
          </table:table-cell>
          <table:table-cell table:formula="of:=([.A810]*[.A810])" office:value-type="float" office:value="0.267781410576" calcext:value-type="float">
            <text:p>0.267781410576</text:p>
          </table:table-cell>
          <table:table-cell table:formula="of:=([.A810]-[.B810])*([.A810]-[.B810])" office:value-type="float" office:value="0.036338653129" calcext:value-type="float">
            <text:p>0.036338653129</text:p>
          </table:table-cell>
          <table:table-cell table:number-columns-repeated="2"/>
        </table:table-row>
        <table:table-row table:style-name="ro1">
          <table:table-cell office:value-type="float" office:value="0.637463" calcext:value-type="float">
            <text:p>0.637463</text:p>
          </table:table-cell>
          <table:table-cell office:value-type="float" office:value="0.512562" calcext:value-type="float">
            <text:p>0.512562</text:p>
          </table:table-cell>
          <table:table-cell table:formula="of:=([.A811]*[.A811])" office:value-type="float" office:value="0.406359076369" calcext:value-type="float">
            <text:p>0.406359076369</text:p>
          </table:table-cell>
          <table:table-cell table:formula="of:=([.A811]-[.B811])*([.A811]-[.B811])" office:value-type="float" office:value="0.015600259801" calcext:value-type="float">
            <text:p>0.015600259801</text:p>
          </table:table-cell>
          <table:table-cell table:number-columns-repeated="2"/>
        </table:table-row>
        <table:table-row table:style-name="ro1">
          <table:table-cell office:value-type="float" office:value="0.637463" calcext:value-type="float">
            <text:p>0.637463</text:p>
          </table:table-cell>
          <table:table-cell office:value-type="float" office:value="0.566361" calcext:value-type="float">
            <text:p>0.566361</text:p>
          </table:table-cell>
          <table:table-cell table:formula="of:=([.A812]*[.A812])" office:value-type="float" office:value="0.406359076369" calcext:value-type="float">
            <text:p>0.406359076369</text:p>
          </table:table-cell>
          <table:table-cell table:formula="of:=([.A812]-[.B812])*([.A812]-[.B812])" office:value-type="float" office:value="0.005055494404" calcext:value-type="float">
            <text:p>0.005055494404</text:p>
          </table:table-cell>
          <table:table-cell table:number-columns-repeated="2"/>
        </table:table-row>
        <table:table-row table:style-name="ro1">
          <table:table-cell office:value-type="float" office:value="0.640025" calcext:value-type="float">
            <text:p>0.640025</text:p>
          </table:table-cell>
          <table:table-cell office:value-type="float" office:value="0.590886" calcext:value-type="float">
            <text:p>0.590886</text:p>
          </table:table-cell>
          <table:table-cell table:formula="of:=([.A813]*[.A813])" office:value-type="float" office:value="0.409632000625" calcext:value-type="float">
            <text:p>0.409632000625</text:p>
          </table:table-cell>
          <table:table-cell table:formula="of:=([.A813]-[.B813])*([.A813]-[.B813])" office:value-type="float" office:value="0.00241464132099999" calcext:value-type="float">
            <text:p>0.00241464132099999</text:p>
          </table:table-cell>
          <table:table-cell table:number-columns-repeated="2"/>
        </table:table-row>
        <table:table-row table:style-name="ro1">
          <table:table-cell office:value-type="float" office:value="0.64182" calcext:value-type="float">
            <text:p>0.64182</text:p>
          </table:table-cell>
          <table:table-cell office:value-type="float" office:value="0.619299" calcext:value-type="float">
            <text:p>0.619299</text:p>
          </table:table-cell>
          <table:table-cell table:formula="of:=([.A814]*[.A814])" office:value-type="float" office:value="0.4119329124" calcext:value-type="float">
            <text:p>0.4119329124</text:p>
          </table:table-cell>
          <table:table-cell table:formula="of:=([.A814]-[.B814])*([.A814]-[.B814])" office:value-type="float" office:value="0.000507195440999996" calcext:value-type="float">
            <text:p>0.000507195440999996</text:p>
          </table:table-cell>
          <table:table-cell table:number-columns-repeated="2"/>
        </table:table-row>
        <table:table-row table:style-name="ro1">
          <table:table-cell office:value-type="float" office:value="0.64182" calcext:value-type="float">
            <text:p>0.64182</text:p>
          </table:table-cell>
          <table:table-cell office:value-type="float" office:value="0.675697" calcext:value-type="float">
            <text:p>0.675697</text:p>
          </table:table-cell>
          <table:table-cell table:formula="of:=([.A815]*[.A815])" office:value-type="float" office:value="0.4119329124" calcext:value-type="float">
            <text:p>0.4119329124</text:p>
          </table:table-cell>
          <table:table-cell table:formula="of:=([.A815]-[.B815])*([.A815]-[.B815])" office:value-type="float" office:value="0.001147651129" calcext:value-type="float">
            <text:p>0.001147651129</text:p>
          </table:table-cell>
          <table:table-cell table:number-columns-repeated="2"/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float" office:value="0.797431" calcext:value-type="float">
            <text:p>0.797431</text:p>
          </table:table-cell>
          <table:table-cell table:formula="of:=([.A816]*[.A816])" office:value-type="float" office:value="0.730074549136" calcext:value-type="float">
            <text:p>0.730074549136</text:p>
          </table:table-cell>
          <table:table-cell table:formula="of:=([.A816]-[.B816])*([.A816]-[.B816])" office:value-type="float" office:value="0.003250482169" calcext:value-type="float">
            <text:p>0.003250482169</text:p>
          </table:table-cell>
          <table:table-cell table:number-columns-repeated="2"/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float" office:value="0.915779" calcext:value-type="float">
            <text:p>0.915779</text:p>
          </table:table-cell>
          <table:table-cell table:formula="of:=([.A817]*[.A817])" office:value-type="float" office:value="0.730074549136" calcext:value-type="float">
            <text:p>0.730074549136</text:p>
          </table:table-cell>
          <table:table-cell table:formula="of:=([.A817]-[.B817])*([.A817]-[.B817])" office:value-type="float" office:value="0.003761982225" calcext:value-type="float">
            <text:p>0.003761982225</text:p>
          </table:table-cell>
          <table:table-cell table:number-columns-repeated="2"/>
        </table:table-row>
        <table:table-row table:style-name="ro1">
          <table:table-cell office:value-type="float" office:value="0.854444" calcext:value-type="float">
            <text:p>0.854444</text:p>
          </table:table-cell>
          <table:table-cell office:value-type="float" office:value="0.94332" calcext:value-type="float">
            <text:p>0.94332</text:p>
          </table:table-cell>
          <table:table-cell table:formula="of:=([.A818]*[.A818])" office:value-type="float" office:value="0.730074549136" calcext:value-type="float">
            <text:p>0.730074549136</text:p>
          </table:table-cell>
          <table:table-cell table:formula="of:=([.A818]-[.B818])*([.A818]-[.B818])" office:value-type="float" office:value="0.00789894337600001" calcext:value-type="float">
            <text:p>0.00789894337600001</text:p>
          </table:table-cell>
          <table:table-cell table:number-columns-repeated="2"/>
        </table:table-row>
        <table:table-row table:style-name="ro1">
          <table:table-cell office:value-type="float" office:value="0.993603" calcext:value-type="float">
            <text:p>0.993603</text:p>
          </table:table-cell>
          <table:table-cell office:value-type="float" office:value="0.989177" calcext:value-type="float">
            <text:p>0.989177</text:p>
          </table:table-cell>
          <table:table-cell table:formula="of:=([.A819]*[.A819])" office:value-type="float" office:value="0.987246921609" calcext:value-type="float">
            <text:p>0.987246921609</text:p>
          </table:table-cell>
          <table:table-cell table:formula="of:=([.A819]-[.B819])*([.A819]-[.B819])" office:value-type="float" office:value="0.0000195894760000004" calcext:value-type="float">
            <text:p>1.95894760000004E-05</text:p>
          </table:table-cell>
          <table:table-cell table:number-columns-repeated="2"/>
        </table:table-row>
        <table:table-row table:style-name="ro1">
          <table:table-cell office:value-type="float" office:value="0.993604" calcext:value-type="float">
            <text:p>0.993604</text:p>
          </table:table-cell>
          <table:table-cell office:value-type="float" office:value="0.990965" calcext:value-type="float">
            <text:p>0.990965</text:p>
          </table:table-cell>
          <table:table-cell table:formula="of:=([.A820]*[.A820])" office:value-type="float" office:value="0.987248908816" calcext:value-type="float">
            <text:p>0.987248908816</text:p>
          </table:table-cell>
          <table:table-cell table:formula="of:=([.A820]-[.B820])*([.A820]-[.B820])" office:value-type="float" office:value="0.00000696432100000031" calcext:value-type="float">
            <text:p>6.96432100000031E-06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298108" calcext:value-type="float">
            <text:p>0.00000298108</text:p>
          </table:table-cell>
          <table:table-cell table:formula="of:=([.A821]*[.A821])" office:value-type="float" office:value="0.00000000000784795402" calcext:value-type="float">
            <text:p>7.8479540164E-12</text:p>
          </table:table-cell>
          <table:table-cell table:formula="of:=([.A821]-[.B821])*([.A821]-[.B821])" office:value-type="float" office:value="0.00000000000003227772" calcext:value-type="float">
            <text:p>3.22777156E-14</text:p>
          </table:table-cell>
          <table:table-cell table:number-columns-repeated="2"/>
        </table:table-row>
        <table:table-row table:style-name="ro1">
          <table:table-cell office:value-type="float" office:value="0.0000146031" calcext:value-type="float">
            <text:p>0.0000146031</text:p>
          </table:table-cell>
          <table:table-cell office:value-type="float" office:value="0.000368477" calcext:value-type="float">
            <text:p>0.000368477</text:p>
          </table:table-cell>
          <table:table-cell table:formula="of:=([.A822]*[.A822])" office:value-type="float" office:value="0.00000000021325052961" calcext:value-type="float">
            <text:p>2.1325052961E-10</text:p>
          </table:table-cell>
          <table:table-cell table:formula="of:=([.A822]-[.B822])*([.A822]-[.B822])" office:value-type="float" office:value="0.00000012522673710121" calcext:value-type="float">
            <text:p>1.2522673710121E-07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0436229" calcext:value-type="float">
            <text:p>0.0000436229</text:p>
          </table:table-cell>
          <table:table-cell table:formula="of:=([.A823]*[.A823])" office:value-type="float" office:value="0.00000000002161468871" calcext:value-type="float">
            <text:p>2.16146887056E-11</text:p>
          </table:table-cell>
          <table:table-cell table:formula="of:=([.A823]-[.B823])*([.A823]-[.B823])" office:value-type="float" office:value="0.00000000151895240959" calcext:value-type="float">
            <text:p>1.5189524095876E-09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381267" calcext:value-type="float">
            <text:p>0.000381267</text:p>
          </table:table-cell>
          <table:table-cell table:formula="of:=([.A824]*[.A824])" office:value-type="float" office:value="0.00000000002388843826" calcext:value-type="float">
            <text:p>2.38884382564E-11</text:p>
          </table:table-cell>
          <table:table-cell table:formula="of:=([.A824]-[.B824])*([.A824]-[.B824])" office:value-type="float" office:value="0.00000014166146779954" calcext:value-type="float">
            <text:p>1.41661467799536E-07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0334569" calcext:value-type="float">
            <text:p>0.0000334569</text:p>
          </table:table-cell>
          <table:table-cell table:formula="of:=([.A825]*[.A825])" office:value-type="float" office:value="0.0000000000619024342" calcext:value-type="float">
            <text:p>6.19024341961E-11</text:p>
          </table:table-cell>
          <table:table-cell table:formula="of:=([.A825]-[.B825])*([.A825]-[.B825])" office:value-type="float" office:value="0.00000000065480152703" calcext:value-type="float">
            <text:p>6.548015270281E-10</text:p>
          </table:table-cell>
          <table:table-cell table:number-columns-repeated="2"/>
        </table:table-row>
        <table:table-row table:style-name="ro1">
          <table:table-cell office:value-type="float" office:value="0.00000786781" calcext:value-type="float">
            <text:p>0.00000786781</text:p>
          </table:table-cell>
          <table:table-cell office:value-type="float" office:value="0.000352298" calcext:value-type="float">
            <text:p>0.000352298</text:p>
          </table:table-cell>
          <table:table-cell table:formula="of:=([.A826]*[.A826])" office:value-type="float" office:value="0.0000000000619024342" calcext:value-type="float">
            <text:p>6.19024341961E-11</text:p>
          </table:table-cell>
          <table:table-cell table:formula="of:=([.A826]-[.B826])*([.A826]-[.B826])" office:value-type="float" office:value="0.00000011863215578344" calcext:value-type="float">
            <text:p>1.18632155783436E-07</text:p>
          </table:table-cell>
          <table:table-cell table:number-columns-repeated="2"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000541893" calcext:value-type="float">
            <text:p>0.0000541893</text:p>
          </table:table-cell>
          <table:table-cell table:formula="of:=([.A827]*[.A827])" office:value-type="float" office:value="0.00000000024760910736" calcext:value-type="float">
            <text:p>2.4760910736E-10</text:p>
          </table:table-cell>
          <table:table-cell table:formula="of:=([.A827]-[.B827])*([.A827]-[.B827])" office:value-type="float" office:value="0.00000000147868704369" calcext:value-type="float">
            <text:p>1.47868704369E-09</text:p>
          </table:table-cell>
          <table:table-cell table:number-columns-repeated="2"/>
        </table:table-row>
        <table:table-row table:style-name="ro1">
          <table:table-cell office:value-type="float" office:value="0.0000348687" calcext:value-type="float">
            <text:p>0.0000348687</text:p>
          </table:table-cell>
          <table:table-cell office:value-type="float" office:value="0.0122285" calcext:value-type="float">
            <text:p>0.0122285</text:p>
          </table:table-cell>
          <table:table-cell table:formula="of:=([.A828]*[.A828])" office:value-type="float" office:value="0.00000000121582623969" calcext:value-type="float">
            <text:p>1.21582623969E-09</text:p>
          </table:table-cell>
          <table:table-cell table:formula="of:=([.A828]-[.B828])*([.A828]-[.B828])" office:value-type="float" office:value="0.00014868464428034" calcext:value-type="float">
            <text:p>0.00014868464428034</text:p>
          </table:table-cell>
          <table:table-cell table:number-columns-repeated="2"/>
        </table:table-row>
        <table:table-row table:style-name="ro1">
          <table:table-cell office:value-type="float" office:value="0.0000625253" calcext:value-type="float">
            <text:p>0.0000625253</text:p>
          </table:table-cell>
          <table:table-cell office:value-type="float" office:value="0.0557692" calcext:value-type="float">
            <text:p>0.0557692</text:p>
          </table:table-cell>
          <table:table-cell table:formula="of:=([.A829]*[.A829])" office:value-type="float" office:value="0.00000000390941314009" calcext:value-type="float">
            <text:p>3.90941314009E-09</text:p>
          </table:table-cell>
          <table:table-cell table:formula="of:=([.A829]-[.B829])*([.A829]-[.B829])" office:value-type="float" office:value="0.00310323360613162" calcext:value-type="float">
            <text:p>0.00310323360613162</text:p>
          </table:table-cell>
          <table:table-cell table:number-columns-repeated="2"/>
        </table:table-row>
        <table:table-row table:style-name="ro1">
          <table:table-cell office:value-type="float" office:value="0.0000107288" calcext:value-type="float">
            <text:p>0.0000107288</text:p>
          </table:table-cell>
          <table:table-cell office:value-type="float" office:value="0.0000155979" calcext:value-type="float">
            <text:p>0.0000155979</text:p>
          </table:table-cell>
          <table:table-cell table:formula="of:=([.A830]*[.A830])" office:value-type="float" office:value="0.00000000011510714944" calcext:value-type="float">
            <text:p>1.1510714944E-10</text:p>
          </table:table-cell>
          <table:table-cell table:formula="of:=([.A830]-[.B830])*([.A830]-[.B830])" office:value-type="float" office:value="0.00000000002370813481" calcext:value-type="float">
            <text:p>2.370813481E-11</text:p>
          </table:table-cell>
          <table:table-cell table:number-columns-repeated="2"/>
        </table:table-row>
        <table:table-row table:style-name="ro1">
          <table:table-cell office:value-type="float" office:value="0.000151277" calcext:value-type="float">
            <text:p>0.000151277</text:p>
          </table:table-cell>
          <table:table-cell office:value-type="float" office:value="0.0000292402" calcext:value-type="float">
            <text:p>0.0000292402</text:p>
          </table:table-cell>
          <table:table-cell table:formula="of:=([.A831]*[.A831])" office:value-type="float" office:value="0.000000022884730729" calcext:value-type="float">
            <text:p>2.2884730729E-08</text:p>
          </table:table-cell>
          <table:table-cell table:formula="of:=([.A831]-[.B831])*([.A831]-[.B831])" office:value-type="float" office:value="0.00000001489298055424" calcext:value-type="float">
            <text:p>1.489298055424E-08</text:p>
          </table:table-cell>
          <table:table-cell table:number-columns-repeated="2"/>
        </table:table-row>
        <table:table-row table:style-name="ro1">
          <table:table-cell office:value-type="float" office:value="0.000151277" calcext:value-type="float">
            <text:p>0.000151277</text:p>
          </table:table-cell>
          <table:table-cell office:value-type="float" office:value="0.0000319213" calcext:value-type="float">
            <text:p>0.0000319213</text:p>
          </table:table-cell>
          <table:table-cell table:formula="of:=([.A832]*[.A832])" office:value-type="float" office:value="0.000000022884730729" calcext:value-type="float">
            <text:p>2.2884730729E-08</text:p>
          </table:table-cell>
          <table:table-cell table:formula="of:=([.A832]-[.B832])*([.A832]-[.B832])" office:value-type="float" office:value="0.00000001424578312249" calcext:value-type="float">
            <text:p>1.424578312249E-08</text:p>
          </table:table-cell>
          <table:table-cell table:number-columns-repeated="2"/>
        </table:table-row>
        <table:table-row table:style-name="ro1">
          <table:table-cell office:value-type="float" office:value="0.000151277" calcext:value-type="float">
            <text:p>0.000151277</text:p>
          </table:table-cell>
          <table:table-cell office:value-type="float" office:value="0.0000344153" calcext:value-type="float">
            <text:p>0.0000344153</text:p>
          </table:table-cell>
          <table:table-cell table:formula="of:=([.A833]*[.A833])" office:value-type="float" office:value="0.000000022884730729" calcext:value-type="float">
            <text:p>2.2884730729E-08</text:p>
          </table:table-cell>
          <table:table-cell table:formula="of:=([.A833]-[.B833])*([.A833]-[.B833])" office:value-type="float" office:value="0.00000001365665692689" calcext:value-type="float">
            <text:p>1.365665692689E-08</text:p>
          </table:table-cell>
          <table:table-cell table:number-columns-repeated="2"/>
        </table:table-row>
        <table:table-row table:style-name="ro1">
          <table:table-cell office:value-type="float" office:value="0.00014168" calcext:value-type="float">
            <text:p>0.00014168</text:p>
          </table:table-cell>
          <table:table-cell office:value-type="float" office:value="0.000858168" calcext:value-type="float">
            <text:p>0.000858168</text:p>
          </table:table-cell>
          <table:table-cell table:formula="of:=([.A834]*[.A834])" office:value-type="float" office:value="0.0000000200732224" calcext:value-type="float">
            <text:p>0.0000000200732224</text:p>
          </table:table-cell>
          <table:table-cell table:formula="of:=([.A834]-[.B834])*([.A834]-[.B834])" office:value-type="float" office:value="0.000000513355054144" calcext:value-type="float">
            <text:p>5.13355054144E-07</text:p>
          </table:table-cell>
          <table:table-cell table:number-columns-repeated="2"/>
        </table:table-row>
        <table:table-row table:style-name="ro1">
          <table:table-cell office:value-type="float" office:value="0.000259221" calcext:value-type="float">
            <text:p>0.000259221</text:p>
          </table:table-cell>
          <table:table-cell office:value-type="float" office:value="0.00321056" calcext:value-type="float">
            <text:p>0.00321056</text:p>
          </table:table-cell>
          <table:table-cell table:formula="of:=([.A835]*[.A835])" office:value-type="float" office:value="0.000000067195526841" calcext:value-type="float">
            <text:p>6.7195526841E-08</text:p>
          </table:table-cell>
          <table:table-cell table:formula="of:=([.A835]-[.B835])*([.A835]-[.B835])" office:value-type="float" office:value="0.000008710401892921" calcext:value-type="float">
            <text:p>8.710401892921E-06</text:p>
          </table:table-cell>
          <table:table-cell table:number-columns-repeated="2"/>
        </table:table-row>
        <table:table-row table:style-name="ro1">
          <table:table-cell office:value-type="float" office:value="0.0000398159" calcext:value-type="float">
            <text:p>0.0000398159</text:p>
          </table:table-cell>
          <table:table-cell office:value-type="float" office:value="0.00533952" calcext:value-type="float">
            <text:p>0.00533952</text:p>
          </table:table-cell>
          <table:table-cell table:formula="of:=([.A836]*[.A836])" office:value-type="float" office:value="0.00000000158530589281" calcext:value-type="float">
            <text:p>1.58530589281E-09</text:p>
          </table:table-cell>
          <table:table-cell table:formula="of:=([.A836]-[.B836])*([.A836]-[.B836])" office:value-type="float" office:value="0.0000280868635475568" calcext:value-type="float">
            <text:p>2.80868635475568E-05</text:p>
          </table:table-cell>
          <table:table-cell table:number-columns-repeated="2"/>
        </table:table-row>
        <table:table-row table:style-name="ro1">
          <table:table-cell office:value-type="float" office:value="0.00101221" calcext:value-type="float">
            <text:p>0.00101221</text:p>
          </table:table-cell>
          <table:table-cell office:value-type="float" office:value="0.0785197" calcext:value-type="float">
            <text:p>0.0785197</text:p>
          </table:table-cell>
          <table:table-cell table:formula="of:=([.A837]*[.A837])" office:value-type="float" office:value="0.0000010245690841" calcext:value-type="float">
            <text:p>0.0000010245690841</text:p>
          </table:table-cell>
          <table:table-cell table:formula="of:=([.A837]-[.B837])*([.A837]-[.B837])" office:value-type="float" office:value="0.0060074110061001" calcext:value-type="float">
            <text:p>0.0060074110061001</text:p>
          </table:table-cell>
          <table:table-cell table:number-columns-repeated="2"/>
        </table:table-row>
        <table:table-row table:style-name="ro1">
          <table:table-cell office:value-type="float" office:value="0.0112259" calcext:value-type="float">
            <text:p>0.0112259</text:p>
          </table:table-cell>
          <table:table-cell office:value-type="float" office:value="0.00329007" calcext:value-type="float">
            <text:p>0.00329007</text:p>
          </table:table-cell>
          <table:table-cell table:formula="of:=([.A838]*[.A838])" office:value-type="float" office:value="0.00012602083081" calcext:value-type="float">
            <text:p>0.00012602083081</text:p>
          </table:table-cell>
          <table:table-cell table:formula="of:=([.A838]-[.B838])*([.A838]-[.B838])" office:value-type="float" office:value="0.0000629773977889" calcext:value-type="float">
            <text:p>0.0000629773977889</text:p>
          </table:table-cell>
          <table:table-cell table:number-columns-repeated="2"/>
        </table:table-row>
        <table:table-row table:style-name="ro1">
          <table:table-cell office:value-type="float" office:value="0.0512984" calcext:value-type="float">
            <text:p>0.0512984</text:p>
          </table:table-cell>
          <table:table-cell office:value-type="float" office:value="0.0558105" calcext:value-type="float">
            <text:p>0.0558105</text:p>
          </table:table-cell>
          <table:table-cell table:formula="of:=([.A839]*[.A839])" office:value-type="float" office:value="0.00263152584256" calcext:value-type="float">
            <text:p>0.00263152584256</text:p>
          </table:table-cell>
          <table:table-cell table:formula="of:=([.A839]-[.B839])*([.A839]-[.B839])" office:value-type="float" office:value="0.00002035904641" calcext:value-type="float">
            <text:p>0.00002035904641</text:p>
          </table:table-cell>
          <table:table-cell table:number-columns-repeated="2"/>
        </table:table-row>
        <table:table-row table:style-name="ro1">
          <table:table-cell office:value-type="float" office:value="0.308289" calcext:value-type="float">
            <text:p>0.308289</text:p>
          </table:table-cell>
          <table:table-cell office:value-type="float" office:value="0.0523847" calcext:value-type="float">
            <text:p>0.0523847</text:p>
          </table:table-cell>
          <table:table-cell table:formula="of:=([.A840]*[.A840])" office:value-type="float" office:value="0.095042107521" calcext:value-type="float">
            <text:p>0.095042107521</text:p>
          </table:table-cell>
          <table:table-cell table:formula="of:=([.A840]-[.B840])*([.A840]-[.B840])" office:value-type="float" office:value="0.06548701075849" calcext:value-type="float">
            <text:p>0.06548701075849</text:p>
          </table:table-cell>
          <table:table-cell table:number-columns-repeated="2"/>
        </table:table-row>
        <table:table-row table:style-name="ro1">
          <table:table-cell office:value-type="float" office:value="0.308289" calcext:value-type="float">
            <text:p>0.308289</text:p>
          </table:table-cell>
          <table:table-cell office:value-type="float" office:value="0.0688806" calcext:value-type="float">
            <text:p>0.0688806</text:p>
          </table:table-cell>
          <table:table-cell table:formula="of:=([.A841]*[.A841])" office:value-type="float" office:value="0.095042107521" calcext:value-type="float">
            <text:p>0.095042107521</text:p>
          </table:table-cell>
          <table:table-cell table:formula="of:=([.A841]-[.B841])*([.A841]-[.B841])" office:value-type="float" office:value="0.05731638199056" calcext:value-type="float">
            <text:p>0.05731638199056</text:p>
          </table:table-cell>
          <table:table-cell table:number-columns-repeated="2"/>
        </table:table-row>
        <table:table-row table:style-name="ro1">
          <table:table-cell office:value-type="float" office:value="0.399218" calcext:value-type="float">
            <text:p>0.399218</text:p>
          </table:table-cell>
          <table:table-cell office:value-type="float" office:value="0.202136" calcext:value-type="float">
            <text:p>0.202136</text:p>
          </table:table-cell>
          <table:table-cell table:formula="of:=([.A842]*[.A842])" office:value-type="float" office:value="0.159375011524" calcext:value-type="float">
            <text:p>0.159375011524</text:p>
          </table:table-cell>
          <table:table-cell table:formula="of:=([.A842]-[.B842])*([.A842]-[.B842])" office:value-type="float" office:value="0.038841314724" calcext:value-type="float">
            <text:p>0.038841314724</text:p>
          </table:table-cell>
          <table:table-cell table:number-columns-repeated="2"/>
        </table:table-row>
        <table:table-row table:style-name="ro1">
          <table:table-cell office:value-type="float" office:value="0.399219" calcext:value-type="float">
            <text:p>0.399219</text:p>
          </table:table-cell>
          <table:table-cell office:value-type="float" office:value="0.290805" calcext:value-type="float">
            <text:p>0.290805</text:p>
          </table:table-cell>
          <table:table-cell table:formula="of:=([.A843]*[.A843])" office:value-type="float" office:value="0.159375809961" calcext:value-type="float">
            <text:p>0.159375809961</text:p>
          </table:table-cell>
          <table:table-cell table:formula="of:=([.A843]-[.B843])*([.A843]-[.B843])" office:value-type="float" office:value="0.011753595396" calcext:value-type="float">
            <text:p>0.011753595396</text:p>
          </table:table-cell>
          <table:table-cell table:number-columns-repeated="2"/>
        </table:table-row>
        <table:table-row table:style-name="ro1">
          <table:table-cell office:value-type="float" office:value="0.399219" calcext:value-type="float">
            <text:p>0.399219</text:p>
          </table:table-cell>
          <table:table-cell office:value-type="float" office:value="0.301606" calcext:value-type="float">
            <text:p>0.301606</text:p>
          </table:table-cell>
          <table:table-cell table:formula="of:=([.A844]*[.A844])" office:value-type="float" office:value="0.159375809961" calcext:value-type="float">
            <text:p>0.159375809961</text:p>
          </table:table-cell>
          <table:table-cell table:formula="of:=([.A844]-[.B844])*([.A844]-[.B844])" office:value-type="float" office:value="0.009528297769" calcext:value-type="float">
            <text:p>0.009528297769</text:p>
          </table:table-cell>
          <table:table-cell table:number-columns-repeated="2"/>
        </table:table-row>
        <table:table-row table:style-name="ro1">
          <table:table-cell office:value-type="float" office:value="0.434748" calcext:value-type="float">
            <text:p>0.434748</text:p>
          </table:table-cell>
          <table:table-cell office:value-type="float" office:value="0.499405" calcext:value-type="float">
            <text:p>0.499405</text:p>
          </table:table-cell>
          <table:table-cell table:formula="of:=([.A845]*[.A845])" office:value-type="float" office:value="0.189005823504" calcext:value-type="float">
            <text:p>0.189005823504</text:p>
          </table:table-cell>
          <table:table-cell table:formula="of:=([.A845]-[.B845])*([.A845]-[.B845])" office:value-type="float" office:value="0.004180527649" calcext:value-type="float">
            <text:p>0.004180527649</text:p>
          </table:table-cell>
          <table:table-cell table:number-columns-repeated="2"/>
        </table:table-row>
        <table:table-row table:style-name="ro1">
          <table:table-cell office:value-type="float" office:value="0.651054" calcext:value-type="float">
            <text:p>0.651054</text:p>
          </table:table-cell>
          <table:table-cell office:value-type="float" office:value="0.560269" calcext:value-type="float">
            <text:p>0.560269</text:p>
          </table:table-cell>
          <table:table-cell table:formula="of:=([.A846]*[.A846])" office:value-type="float" office:value="0.423871310916" calcext:value-type="float">
            <text:p>0.423871310916</text:p>
          </table:table-cell>
          <table:table-cell table:formula="of:=([.A846]-[.B846])*([.A846]-[.B846])" office:value-type="float" office:value="0.008241916225" calcext:value-type="float">
            <text:p>0.008241916225</text:p>
          </table:table-cell>
          <table:table-cell table:number-columns-repeated="2"/>
        </table:table-row>
        <table:table-row table:style-name="ro1">
          <table:table-cell office:value-type="float" office:value="0.651054" calcext:value-type="float">
            <text:p>0.651054</text:p>
          </table:table-cell>
          <table:table-cell office:value-type="float" office:value="0.58169" calcext:value-type="float">
            <text:p>0.58169</text:p>
          </table:table-cell>
          <table:table-cell table:formula="of:=([.A847]*[.A847])" office:value-type="float" office:value="0.423871310916" calcext:value-type="float">
            <text:p>0.423871310916</text:p>
          </table:table-cell>
          <table:table-cell table:formula="of:=([.A847]-[.B847])*([.A847]-[.B847])" office:value-type="float" office:value="0.004811364496" calcext:value-type="float">
            <text:p>0.004811364496</text:p>
          </table:table-cell>
          <table:table-cell table:number-columns-repeated="2"/>
        </table:table-row>
        <table:table-row table:style-name="ro1">
          <table:table-cell office:value-type="float" office:value="0.651054" calcext:value-type="float">
            <text:p>0.651054</text:p>
          </table:table-cell>
          <table:table-cell office:value-type="float" office:value="0.60453" calcext:value-type="float">
            <text:p>0.60453</text:p>
          </table:table-cell>
          <table:table-cell table:formula="of:=([.A848]*[.A848])" office:value-type="float" office:value="0.423871310916" calcext:value-type="float">
            <text:p>0.423871310916</text:p>
          </table:table-cell>
          <table:table-cell table:formula="of:=([.A848]-[.B848])*([.A848]-[.B848])" office:value-type="float" office:value="0.002164482576" calcext:value-type="float">
            <text:p>0.002164482576</text:p>
          </table:table-cell>
          <table:table-cell table:number-columns-repeated="2"/>
        </table:table-row>
        <table:table-row table:style-name="ro1">
          <table:table-cell office:value-type="float" office:value="0.760687" calcext:value-type="float">
            <text:p>0.760687</text:p>
          </table:table-cell>
          <table:table-cell office:value-type="float" office:value="0.629244" calcext:value-type="float">
            <text:p>0.629244</text:p>
          </table:table-cell>
          <table:table-cell table:formula="of:=([.A849]*[.A849])" office:value-type="float" office:value="0.578644711969" calcext:value-type="float">
            <text:p>0.578644711969</text:p>
          </table:table-cell>
          <table:table-cell table:formula="of:=([.A849]-[.B849])*([.A849]-[.B849])" office:value-type="float" office:value="0.017277262249" calcext:value-type="float">
            <text:p>0.017277262249</text:p>
          </table:table-cell>
          <table:table-cell table:number-columns-repeated="2"/>
        </table:table-row>
        <table:table-row table:style-name="ro1">
          <table:table-cell office:value-type="float" office:value="0.760688" calcext:value-type="float">
            <text:p>0.760688</text:p>
          </table:table-cell>
          <table:table-cell office:value-type="float" office:value="0.669044" calcext:value-type="float">
            <text:p>0.669044</text:p>
          </table:table-cell>
          <table:table-cell table:formula="of:=([.A850]*[.A850])" office:value-type="float" office:value="0.578646233344" calcext:value-type="float">
            <text:p>0.578646233344</text:p>
          </table:table-cell>
          <table:table-cell table:formula="of:=([.A850]-[.B850])*([.A850]-[.B850])" office:value-type="float" office:value="0.00839862273600001" calcext:value-type="float">
            <text:p>0.00839862273600001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698549" calcext:value-type="float">
            <text:p>0.698549</text:p>
          </table:table-cell>
          <table:table-cell table:formula="of:=([.A851]*[.A851])" office:value-type="float" office:value="0.924005407504" calcext:value-type="float">
            <text:p>0.924005407504</text:p>
          </table:table-cell>
          <table:table-cell table:formula="of:=([.A851]-[.B851])*([.A851]-[.B851])" office:value-type="float" office:value="0.069012866209" calcext:value-type="float">
            <text:p>0.069012866209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730681" calcext:value-type="float">
            <text:p>0.730681</text:p>
          </table:table-cell>
          <table:table-cell table:formula="of:=([.A852]*[.A852])" office:value-type="float" office:value="0.924005407504" calcext:value-type="float">
            <text:p>0.924005407504</text:p>
          </table:table-cell>
          <table:table-cell table:formula="of:=([.A852]-[.B852])*([.A852]-[.B852])" office:value-type="float" office:value="0.053162986041" calcext:value-type="float">
            <text:p>0.053162986041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76547" calcext:value-type="float">
            <text:p>0.76547</text:p>
          </table:table-cell>
          <table:table-cell table:formula="of:=([.A853]*[.A853])" office:value-type="float" office:value="0.924005407504" calcext:value-type="float">
            <text:p>0.924005407504</text:p>
          </table:table-cell>
          <table:table-cell table:formula="of:=([.A853]-[.B853])*([.A853]-[.B853])" office:value-type="float" office:value="0.038330591524" calcext:value-type="float">
            <text:p>0.038330591524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802436" calcext:value-type="float">
            <text:p>0.802436</text:p>
          </table:table-cell>
          <table:table-cell table:formula="of:=([.A854]*[.A854])" office:value-type="float" office:value="0.924005407504" calcext:value-type="float">
            <text:p>0.924005407504</text:p>
          </table:table-cell>
          <table:table-cell table:formula="of:=([.A854]-[.B854])*([.A854]-[.B854])" office:value-type="float" office:value="0.025222521856" calcext:value-type="float">
            <text:p>0.025222521856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840041" calcext:value-type="float">
            <text:p>0.840041</text:p>
          </table:table-cell>
          <table:table-cell table:formula="of:=([.A855]*[.A855])" office:value-type="float" office:value="0.924005407504" calcext:value-type="float">
            <text:p>0.924005407504</text:p>
          </table:table-cell>
          <table:table-cell table:formula="of:=([.A855]-[.B855])*([.A855]-[.B855])" office:value-type="float" office:value="0.014692106521" calcext:value-type="float">
            <text:p>0.014692106521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874869" calcext:value-type="float">
            <text:p>0.874869</text:p>
          </table:table-cell>
          <table:table-cell table:formula="of:=([.A856]*[.A856])" office:value-type="float" office:value="0.924005407504" calcext:value-type="float">
            <text:p>0.924005407504</text:p>
          </table:table-cell>
          <table:table-cell table:formula="of:=([.A856]-[.B856])*([.A856]-[.B856])" office:value-type="float" office:value="0.007462022689" calcext:value-type="float">
            <text:p>0.007462022689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938396" calcext:value-type="float">
            <text:p>0.938396</text:p>
          </table:table-cell>
          <table:table-cell table:formula="of:=([.A857]*[.A857])" office:value-type="float" office:value="0.924005407504" calcext:value-type="float">
            <text:p>0.924005407504</text:p>
          </table:table-cell>
          <table:table-cell table:formula="of:=([.A857]-[.B857])*([.A857]-[.B857])" office:value-type="float" office:value="0.000522396735999999" calcext:value-type="float">
            <text:p>0.000522396735999999</text:p>
          </table:table-cell>
          <table:table-cell table:number-columns-repeated="2"/>
        </table:table-row>
        <table:table-row table:style-name="ro1">
          <table:table-cell office:value-type="float" office:value="0.961252" calcext:value-type="float">
            <text:p>0.961252</text:p>
          </table:table-cell>
          <table:table-cell office:value-type="float" office:value="0.998181" calcext:value-type="float">
            <text:p>0.998181</text:p>
          </table:table-cell>
          <table:table-cell table:formula="of:=([.A858]*[.A858])" office:value-type="float" office:value="0.924005407504" calcext:value-type="float">
            <text:p>0.924005407504</text:p>
          </table:table-cell>
          <table:table-cell table:formula="of:=([.A858]-[.B858])*([.A858]-[.B858])" office:value-type="float" office:value="0.001363751041" calcext:value-type="float">
            <text:p>0.001363751041</text:p>
          </table:table-cell>
          <table:table-cell table:number-columns-repeated="2"/>
        </table:table-row>
        <table:table-row table:style-name="ro1">
          <table:table-cell office:value-type="float" office:value="0.961253" calcext:value-type="float">
            <text:p>0.961253</text:p>
          </table:table-cell>
          <table:table-cell office:value-type="float" office:value="0.999986" calcext:value-type="float">
            <text:p>0.999986</text:p>
          </table:table-cell>
          <table:table-cell table:formula="of:=([.A859]*[.A859])" office:value-type="float" office:value="0.924007330009" calcext:value-type="float">
            <text:p>0.924007330009</text:p>
          </table:table-cell>
          <table:table-cell table:formula="of:=([.A859]-[.B859])*([.A859]-[.B859])" office:value-type="float" office:value="0.001500245289" calcext:value-type="float">
            <text:p>0.001500245289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280993" calcext:value-type="float">
            <text:p>0.00000280993</text:p>
          </table:table-cell>
          <table:table-cell table:formula="of:=([.A860]*[.A860])" office:value-type="float" office:value="0.00000000000079936116" calcext:value-type="float">
            <text:p>7.993611649E-13</text:p>
          </table:table-cell>
          <table:table-cell table:formula="of:=([.A860]-[.B860])*([.A860]-[.B860])" office:value-type="float" office:value="0.00000000000367051954" calcext:value-type="float">
            <text:p>3.6705195396E-12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000038379" calcext:value-type="float">
            <text:p>0.000000038379</text:p>
          </table:table-cell>
          <table:table-cell table:formula="of:=([.A861]*[.A861])" office:value-type="float" office:value="0.00000000001547564789" calcext:value-type="float">
            <text:p>1.54756478881E-11</text:p>
          </table:table-cell>
          <table:table-cell table:formula="of:=([.A861]-[.B861])*([.A861]-[.B861])" office:value-type="float" office:value="0.00000000001517516177" calcext:value-type="float">
            <text:p>1.5175161771961E-11</text:p>
          </table:table-cell>
          <table:table-cell table:number-columns-repeated="2"/>
        </table:table-row>
        <table:table-row table:style-name="ro1">
          <table:table-cell office:value-type="float" office:value="0.00000411272" calcext:value-type="float">
            <text:p>0.00000411272</text:p>
          </table:table-cell>
          <table:table-cell office:value-type="float" office:value="0.000388248" calcext:value-type="float">
            <text:p>0.000388248</text:p>
          </table:table-cell>
          <table:table-cell table:formula="of:=([.A862]*[.A862])" office:value-type="float" office:value="0.0000000000169144658" calcext:value-type="float">
            <text:p>1.69144657984E-11</text:p>
          </table:table-cell>
          <table:table-cell table:formula="of:=([.A862]-[.B862])*([.A862]-[.B862])" office:value-type="float" office:value="0.00000014755991334068" calcext:value-type="float">
            <text:p>1.47559913340678E-07</text:p>
          </table:table-cell>
          <table:table-cell table:number-columns-repeated="2"/>
        </table:table-row>
        <table:table-row table:style-name="ro1">
          <table:table-cell office:value-type="float" office:value="0.0000550747" calcext:value-type="float">
            <text:p>0.0000550747</text:p>
          </table:table-cell>
          <table:table-cell office:value-type="float" office:value="0.00380935" calcext:value-type="float">
            <text:p>0.00380935</text:p>
          </table:table-cell>
          <table:table-cell table:formula="of:=([.A863]*[.A863])" office:value-type="float" office:value="0.00000000303322258009" calcext:value-type="float">
            <text:p>3.03322258009E-09</text:p>
          </table:table-cell>
          <table:table-cell table:formula="of:=([.A863]-[.B863])*([.A863]-[.B863])" office:value-type="float" office:value="0.0000140945830281901" calcext:value-type="float">
            <text:p>1.40945830281901E-05</text:p>
          </table:table-cell>
          <table:table-cell table:number-columns-repeated="2"/>
        </table:table-row>
        <table:table-row table:style-name="ro1">
          <table:table-cell office:value-type="float" office:value="0.0000830889" calcext:value-type="float">
            <text:p>0.0000830889</text:p>
          </table:table-cell>
          <table:table-cell office:value-type="float" office:value="0.000000000514049" calcext:value-type="float">
            <text:p>5.14049E-10</text:p>
          </table:table-cell>
          <table:table-cell table:formula="of:=([.A864]*[.A864])" office:value-type="float" office:value="0.00000000690376530321" calcext:value-type="float">
            <text:p>6.90376530321E-09</text:p>
          </table:table-cell>
          <table:table-cell table:formula="of:=([.A864]-[.B864])*([.A864]-[.B864])" office:value-type="float" office:value="0.00000000690367987994" calcext:value-type="float">
            <text:p>6.90367987994233E-09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255345" calcext:value-type="float">
            <text:p>0.0255345</text:p>
          </table:table-cell>
          <table:table-cell table:formula="of:=([.A865]*[.A865])" office:value-type="float" office:value="0.0000000000085300796" calcext:value-type="float">
            <text:p>8.5300795969E-12</text:p>
          </table:table-cell>
          <table:table-cell table:formula="of:=([.A865]-[.B865])*([.A865]-[.B865])" office:value-type="float" office:value="0.00065186154512661" calcext:value-type="float">
            <text:p>0.00065186154512661</text:p>
          </table:table-cell>
          <table:table-cell table:number-columns-repeated="2"/>
        </table:table-row>
        <table:table-row table:style-name="ro1">
          <table:table-cell office:value-type="float" office:value="0.0000431538" calcext:value-type="float">
            <text:p>0.0000431538</text:p>
          </table:table-cell>
          <table:table-cell office:value-type="float" office:value="0.00500072" calcext:value-type="float">
            <text:p>0.00500072</text:p>
          </table:table-cell>
          <table:table-cell table:formula="of:=([.A866]*[.A866])" office:value-type="float" office:value="0.00000000186225045444" calcext:value-type="float">
            <text:p>1.86225045444E-09</text:p>
          </table:table-cell>
          <table:table-cell table:formula="of:=([.A866]-[.B866])*([.A866]-[.B866])" office:value-type="float" office:value="0.0000245774626273824" calcext:value-type="float">
            <text:p>2.45774626273824E-05</text:p>
          </table:table-cell>
          <table:table-cell table:number-columns-repeated="2"/>
        </table:table-row>
        <table:table-row table:style-name="ro1">
          <table:table-cell office:value-type="float" office:value="0.0000247955" calcext:value-type="float">
            <text:p>0.0000247955</text:p>
          </table:table-cell>
          <table:table-cell office:value-type="float" office:value="0.0101521" calcext:value-type="float">
            <text:p>0.0101521</text:p>
          </table:table-cell>
          <table:table-cell table:formula="of:=([.A867]*[.A867])" office:value-type="float" office:value="0.00000000061481682025" calcext:value-type="float">
            <text:p>6.1481682025E-10</text:p>
          </table:table-cell>
          <table:table-cell table:formula="of:=([.A867]-[.B867])*([.A867]-[.B867])" office:value-type="float" office:value="0.00010256229643572" calcext:value-type="float">
            <text:p>0.00010256229643572</text:p>
          </table:table-cell>
          <table:table-cell table:number-columns-repeated="2"/>
        </table:table-row>
        <table:table-row table:style-name="ro1">
          <table:table-cell office:value-type="float" office:value="0.0000520945" calcext:value-type="float">
            <text:p>0.0000520945</text:p>
          </table:table-cell>
          <table:table-cell office:value-type="float" office:value="0.00370574" calcext:value-type="float">
            <text:p>0.00370574</text:p>
          </table:table-cell>
          <table:table-cell table:formula="of:=([.A868]*[.A868])" office:value-type="float" office:value="0.00000000271383693025" calcext:value-type="float">
            <text:p>2.71383693025E-09</text:p>
          </table:table-cell>
          <table:table-cell table:formula="of:=([.A868]-[.B868])*([.A868]-[.B868])" office:value-type="float" office:value="0.0000133491254396702" calcext:value-type="float">
            <text:p>1.33491254396702E-05</text:p>
          </table:table-cell>
          <table:table-cell table:number-columns-repeated="2"/>
        </table:table-row>
        <table:table-row table:style-name="ro1">
          <table:table-cell office:value-type="float" office:value="0.0000520945" calcext:value-type="float">
            <text:p>0.0000520945</text:p>
          </table:table-cell>
          <table:table-cell office:value-type="float" office:value="0.00584884" calcext:value-type="float">
            <text:p>0.00584884</text:p>
          </table:table-cell>
          <table:table-cell table:formula="of:=([.A869]*[.A869])" office:value-type="float" office:value="0.00000000271383693025" calcext:value-type="float">
            <text:p>2.71383693025E-09</text:p>
          </table:table-cell>
          <table:table-cell table:formula="of:=([.A869]-[.B869])*([.A869]-[.B869])" office:value-type="float" office:value="0.0000336022583917703" calcext:value-type="float">
            <text:p>3.36022583917703E-05</text:p>
          </table:table-cell>
          <table:table-cell table:number-columns-repeated="2"/>
        </table:table-row>
        <table:table-row table:style-name="ro1">
          <table:table-cell office:value-type="float" office:value="0.00015378" calcext:value-type="float">
            <text:p>0.00015378</text:p>
          </table:table-cell>
          <table:table-cell office:value-type="float" office:value="0.00000387824" calcext:value-type="float">
            <text:p>0.00000387824</text:p>
          </table:table-cell>
          <table:table-cell table:formula="of:=([.A870]*[.A870])" office:value-type="float" office:value="0.0000000236482884" calcext:value-type="float">
            <text:p>0.0000000236482884</text:p>
          </table:table-cell>
          <table:table-cell table:formula="of:=([.A870]-[.B870])*([.A870]-[.B870])" office:value-type="float" office:value="0.0000000224705376511" calcext:value-type="float">
            <text:p>2.24705376510976E-08</text:p>
          </table:table-cell>
          <table:table-cell table:number-columns-repeated="2"/>
        </table:table-row>
        <table:table-row table:style-name="ro1">
          <table:table-cell office:value-type="float" office:value="0.0000838041" calcext:value-type="float">
            <text:p>0.0000838041</text:p>
          </table:table-cell>
          <table:table-cell office:value-type="float" office:value="0.0000000814583" calcext:value-type="float">
            <text:p>0.0000000814583</text:p>
          </table:table-cell>
          <table:table-cell table:formula="of:=([.A871]*[.A871])" office:value-type="float" office:value="0.00000000702312717681" calcext:value-type="float">
            <text:p>7.02312717681E-09</text:p>
          </table:table-cell>
          <table:table-cell table:formula="of:=([.A871]-[.B871])*([.A871]-[.B871])" office:value-type="float" office:value="0.00000000700948073323" calcext:value-type="float">
            <text:p>7.00948073322658E-09</text:p>
          </table:table-cell>
          <table:table-cell table:number-columns-repeated="2"/>
        </table:table-row>
        <table:table-row table:style-name="ro1">
          <table:table-cell office:value-type="float" office:value="0.000393569" calcext:value-type="float">
            <text:p>0.000393569</text:p>
          </table:table-cell>
          <table:table-cell office:value-type="float" office:value="0.0000047129" calcext:value-type="float">
            <text:p>0.0000047129</text:p>
          </table:table-cell>
          <table:table-cell table:formula="of:=([.A872]*[.A872])" office:value-type="float" office:value="0.000000154896557761" calcext:value-type="float">
            <text:p>1.54896557761E-07</text:p>
          </table:table-cell>
          <table:table-cell table:formula="of:=([.A872]-[.B872])*([.A872]-[.B872])" office:value-type="float" office:value="0.00000015120906650721" calcext:value-type="float">
            <text:p>1.5120906650721E-07</text:p>
          </table:table-cell>
          <table:table-cell table:number-columns-repeated="2"/>
        </table:table-row>
        <table:table-row table:style-name="ro1">
          <table:table-cell office:value-type="float" office:value="0.00128567" calcext:value-type="float">
            <text:p>0.00128567</text:p>
          </table:table-cell>
          <table:table-cell office:value-type="float" office:value="0.0657539" calcext:value-type="float">
            <text:p>0.0657539</text:p>
          </table:table-cell>
          <table:table-cell table:formula="of:=([.A873]*[.A873])" office:value-type="float" office:value="0.0000016529473489" calcext:value-type="float">
            <text:p>0.0000016529473489</text:p>
          </table:table-cell>
          <table:table-cell table:formula="of:=([.A873]-[.B873])*([.A873]-[.B873])" office:value-type="float" office:value="0.0041561526793329" calcext:value-type="float">
            <text:p>0.0041561526793329</text:p>
          </table:table-cell>
          <table:table-cell table:number-columns-repeated="2"/>
        </table:table-row>
        <table:table-row table:style-name="ro1">
          <table:table-cell office:value-type="float" office:value="0.00128567" calcext:value-type="float">
            <text:p>0.00128567</text:p>
          </table:table-cell>
          <table:table-cell office:value-type="float" office:value="0.00385225" calcext:value-type="float">
            <text:p>0.00385225</text:p>
          </table:table-cell>
          <table:table-cell table:formula="of:=([.A874]*[.A874])" office:value-type="float" office:value="0.0000016529473489" calcext:value-type="float">
            <text:p>0.0000016529473489</text:p>
          </table:table-cell>
          <table:table-cell table:formula="of:=([.A874]-[.B874])*([.A874]-[.B874])" office:value-type="float" office:value="0.0000065873328964" calcext:value-type="float">
            <text:p>0.0000065873328964</text:p>
          </table:table-cell>
          <table:table-cell table:number-columns-repeated="2"/>
        </table:table-row>
        <table:table-row table:style-name="ro1">
          <table:table-cell office:value-type="float" office:value="0.0027675" calcext:value-type="float">
            <text:p>0.0027675</text:p>
          </table:table-cell>
          <table:table-cell office:value-type="float" office:value="0.000276816" calcext:value-type="float">
            <text:p>0.000276816</text:p>
          </table:table-cell>
          <table:table-cell table:formula="of:=([.A875]*[.A875])" office:value-type="float" office:value="0.00000765905625" calcext:value-type="float">
            <text:p>0.00000765905625</text:p>
          </table:table-cell>
          <table:table-cell table:formula="of:=([.A875]-[.B875])*([.A875]-[.B875])" office:value-type="float" office:value="0.000006203506787856" calcext:value-type="float">
            <text:p>6.203506787856E-06</text:p>
          </table:table-cell>
          <table:table-cell table:number-columns-repeated="2"/>
        </table:table-row>
        <table:table-row table:style-name="ro1">
          <table:table-cell office:value-type="float" office:value="0.000127673" calcext:value-type="float">
            <text:p>0.000127673</text:p>
          </table:table-cell>
          <table:table-cell office:value-type="float" office:value="0.0382863" calcext:value-type="float">
            <text:p>0.0382863</text:p>
          </table:table-cell>
          <table:table-cell table:formula="of:=([.A876]*[.A876])" office:value-type="float" office:value="0.000000016300394929" calcext:value-type="float">
            <text:p>1.6300394929E-08</text:p>
          </table:table-cell>
          <table:table-cell table:formula="of:=([.A876]-[.B876])*([.A876]-[.B876])" office:value-type="float" office:value="0.00145608081452513" calcext:value-type="float">
            <text:p>0.00145608081452513</text:p>
          </table:table-cell>
          <table:table-cell table:number-columns-repeated="2"/>
        </table:table-row>
        <table:table-row table:style-name="ro1">
          <table:table-cell office:value-type="float" office:value="0.000184953" calcext:value-type="float">
            <text:p>0.000184953</text:p>
          </table:table-cell>
          <table:table-cell office:value-type="float" office:value="0.0207805" calcext:value-type="float">
            <text:p>0.0207805</text:p>
          </table:table-cell>
          <table:table-cell table:formula="of:=([.A877]*[.A877])" office:value-type="float" office:value="0.000000034207612209" calcext:value-type="float">
            <text:p>3.4207612209E-08</text:p>
          </table:table-cell>
          <table:table-cell table:formula="of:=([.A877]-[.B877])*([.A877]-[.B877])" office:value-type="float" office:value="0.000424176556229209" calcext:value-type="float">
            <text:p>0.000424176556229209</text:p>
          </table:table-cell>
          <table:table-cell table:number-columns-repeated="2"/>
        </table:table-row>
        <table:table-row table:style-name="ro1">
          <table:table-cell office:value-type="float" office:value="0.000184953" calcext:value-type="float">
            <text:p>0.000184953</text:p>
          </table:table-cell>
          <table:table-cell office:value-type="float" office:value="0.0202458" calcext:value-type="float">
            <text:p>0.0202458</text:p>
          </table:table-cell>
          <table:table-cell table:formula="of:=([.A878]*[.A878])" office:value-type="float" office:value="0.000000034207612209" calcext:value-type="float">
            <text:p>3.4207612209E-08</text:p>
          </table:table-cell>
          <table:table-cell table:formula="of:=([.A878]-[.B878])*([.A878]-[.B878])" office:value-type="float" office:value="0.000402437582357409" calcext:value-type="float">
            <text:p>0.000402437582357409</text:p>
          </table:table-cell>
          <table:table-cell table:number-columns-repeated="2"/>
        </table:table-row>
        <table:table-row table:style-name="ro1">
          <table:table-cell office:value-type="float" office:value="0.00015986" calcext:value-type="float">
            <text:p>0.00015986</text:p>
          </table:table-cell>
          <table:table-cell office:value-type="float" office:value="0.0187214" calcext:value-type="float">
            <text:p>0.0187214</text:p>
          </table:table-cell>
          <table:table-cell table:formula="of:=([.A879]*[.A879])" office:value-type="float" office:value="0.0000000255552196" calcext:value-type="float">
            <text:p>0.0000000255552196</text:p>
          </table:table-cell>
          <table:table-cell table:formula="of:=([.A879]-[.B879])*([.A879]-[.B879])" office:value-type="float" office:value="0.0003445307671716" calcext:value-type="float">
            <text:p>0.0003445307671716</text:p>
          </table:table-cell>
          <table:table-cell table:number-columns-repeated="2"/>
        </table:table-row>
        <table:table-row table:style-name="ro1">
          <table:table-cell office:value-type="float" office:value="0.000817001" calcext:value-type="float">
            <text:p>0.000817001</text:p>
          </table:table-cell>
          <table:table-cell office:value-type="float" office:value="0.0221752" calcext:value-type="float">
            <text:p>0.0221752</text:p>
          </table:table-cell>
          <table:table-cell table:formula="of:=([.A880]*[.A880])" office:value-type="float" office:value="0.000000667490634001" calcext:value-type="float">
            <text:p>6.67490634001E-07</text:p>
          </table:table-cell>
          <table:table-cell table:formula="of:=([.A880]-[.B880])*([.A880]-[.B880])" office:value-type="float" office:value="0.000456172664523601" calcext:value-type="float">
            <text:p>0.000456172664523601</text:p>
          </table:table-cell>
          <table:table-cell table:number-columns-repeated="2"/>
        </table:table-row>
        <table:table-row table:style-name="ro1">
          <table:table-cell office:value-type="float" office:value="0.00111312" calcext:value-type="float">
            <text:p>0.00111312</text:p>
          </table:table-cell>
          <table:table-cell office:value-type="float" office:value="0.0203846" calcext:value-type="float">
            <text:p>0.0203846</text:p>
          </table:table-cell>
          <table:table-cell table:formula="of:=([.A881]*[.A881])" office:value-type="float" office:value="0.0000012390361344" calcext:value-type="float">
            <text:p>0.0000012390361344</text:p>
          </table:table-cell>
          <table:table-cell table:formula="of:=([.A881]-[.B881])*([.A881]-[.B881])" office:value-type="float" office:value="0.0003713899413904" calcext:value-type="float">
            <text:p>0.0003713899413904</text:p>
          </table:table-cell>
          <table:table-cell table:number-columns-repeated="2"/>
        </table:table-row>
        <table:table-row table:style-name="ro1">
          <table:table-cell office:value-type="float" office:value="0.0119286" calcext:value-type="float">
            <text:p>0.0119286</text:p>
          </table:table-cell>
          <table:table-cell office:value-type="float" office:value="0.242706" calcext:value-type="float">
            <text:p>0.242706</text:p>
          </table:table-cell>
          <table:table-cell table:formula="of:=([.A882]*[.A882])" office:value-type="float" office:value="0.00014229149796" calcext:value-type="float">
            <text:p>0.00014229149796</text:p>
          </table:table-cell>
          <table:table-cell table:formula="of:=([.A882]-[.B882])*([.A882]-[.B882])" office:value-type="float" office:value="0.05325820835076" calcext:value-type="float">
            <text:p>0.05325820835076</text:p>
          </table:table-cell>
          <table:table-cell table:number-columns-repeated="2"/>
        </table:table-row>
        <table:table-row table:style-name="ro1">
          <table:table-cell office:value-type="float" office:value="0.0269827" calcext:value-type="float">
            <text:p>0.0269827</text:p>
          </table:table-cell>
          <table:table-cell office:value-type="float" office:value="0.268726" calcext:value-type="float">
            <text:p>0.268726</text:p>
          </table:table-cell>
          <table:table-cell table:formula="of:=([.A883]*[.A883])" office:value-type="float" office:value="0.00072806609929" calcext:value-type="float">
            <text:p>0.00072806609929</text:p>
          </table:table-cell>
          <table:table-cell table:formula="of:=([.A883]-[.B883])*([.A883]-[.B883])" office:value-type="float" office:value="0.05843982309489" calcext:value-type="float">
            <text:p>0.05843982309489</text:p>
          </table:table-cell>
          <table:table-cell table:number-columns-repeated="2"/>
        </table:table-row>
        <table:table-row table:style-name="ro1">
          <table:table-cell office:value-type="float" office:value="0.058148" calcext:value-type="float">
            <text:p>0.058148</text:p>
          </table:table-cell>
          <table:table-cell office:value-type="float" office:value="0.120902" calcext:value-type="float">
            <text:p>0.120902</text:p>
          </table:table-cell>
          <table:table-cell table:formula="of:=([.A884]*[.A884])" office:value-type="float" office:value="0.003381189904" calcext:value-type="float">
            <text:p>0.003381189904</text:p>
          </table:table-cell>
          <table:table-cell table:formula="of:=([.A884]-[.B884])*([.A884]-[.B884])" office:value-type="float" office:value="0.003938064516" calcext:value-type="float">
            <text:p>0.003938064516</text:p>
          </table:table-cell>
          <table:table-cell table:number-columns-repeated="2"/>
        </table:table-row>
        <table:table-row table:style-name="ro1">
          <table:table-cell office:value-type="float" office:value="0.116508" calcext:value-type="float">
            <text:p>0.116508</text:p>
          </table:table-cell>
          <table:table-cell office:value-type="float" office:value="0.136257" calcext:value-type="float">
            <text:p>0.136257</text:p>
          </table:table-cell>
          <table:table-cell table:formula="of:=([.A885]*[.A885])" office:value-type="float" office:value="0.013574114064" calcext:value-type="float">
            <text:p>0.013574114064</text:p>
          </table:table-cell>
          <table:table-cell table:formula="of:=([.A885]-[.B885])*([.A885]-[.B885])" office:value-type="float" office:value="0.000390023000999999" calcext:value-type="float">
            <text:p>0.000390023000999999</text:p>
          </table:table-cell>
          <table:table-cell table:number-columns-repeated="2"/>
        </table:table-row>
        <table:table-row table:style-name="ro1">
          <table:table-cell office:value-type="float" office:value="0.116508" calcext:value-type="float">
            <text:p>0.116508</text:p>
          </table:table-cell>
          <table:table-cell office:value-type="float" office:value="0.138536" calcext:value-type="float">
            <text:p>0.138536</text:p>
          </table:table-cell>
          <table:table-cell table:formula="of:=([.A886]*[.A886])" office:value-type="float" office:value="0.013574114064" calcext:value-type="float">
            <text:p>0.013574114064</text:p>
          </table:table-cell>
          <table:table-cell table:formula="of:=([.A886]-[.B886])*([.A886]-[.B886])" office:value-type="float" office:value="0.000485232784" calcext:value-type="float">
            <text:p>0.000485232784</text:p>
          </table:table-cell>
          <table:table-cell table:number-columns-repeated="2"/>
        </table:table-row>
        <table:table-row table:style-name="ro1">
          <table:table-cell office:value-type="float" office:value="0.116508" calcext:value-type="float">
            <text:p>0.116508</text:p>
          </table:table-cell>
          <table:table-cell office:value-type="float" office:value="0.187569" calcext:value-type="float">
            <text:p>0.187569</text:p>
          </table:table-cell>
          <table:table-cell table:formula="of:=([.A887]*[.A887])" office:value-type="float" office:value="0.013574114064" calcext:value-type="float">
            <text:p>0.013574114064</text:p>
          </table:table-cell>
          <table:table-cell table:formula="of:=([.A887]-[.B887])*([.A887]-[.B887])" office:value-type="float" office:value="0.005049665721" calcext:value-type="float">
            <text:p>0.005049665721</text:p>
          </table:table-cell>
          <table:table-cell table:number-columns-repeated="2"/>
        </table:table-row>
        <table:table-row table:style-name="ro1">
          <table:table-cell office:value-type="float" office:value="0.162154" calcext:value-type="float">
            <text:p>0.162154</text:p>
          </table:table-cell>
          <table:table-cell office:value-type="float" office:value="0.396524" calcext:value-type="float">
            <text:p>0.396524</text:p>
          </table:table-cell>
          <table:table-cell table:formula="of:=([.A888]*[.A888])" office:value-type="float" office:value="0.026293919716" calcext:value-type="float">
            <text:p>0.026293919716</text:p>
          </table:table-cell>
          <table:table-cell table:formula="of:=([.A888]-[.B888])*([.A888]-[.B888])" office:value-type="float" office:value="0.0549292969" calcext:value-type="float">
            <text:p>0.0549292969</text:p>
          </table:table-cell>
          <table:table-cell table:number-columns-repeated="2"/>
        </table:table-row>
        <table:table-row table:style-name="ro1">
          <table:table-cell office:value-type="float" office:value="0.26807" calcext:value-type="float">
            <text:p>0.26807</text:p>
          </table:table-cell>
          <table:table-cell office:value-type="float" office:value="0.420222" calcext:value-type="float">
            <text:p>0.420222</text:p>
          </table:table-cell>
          <table:table-cell table:formula="of:=([.A889]*[.A889])" office:value-type="float" office:value="0.0718615249" calcext:value-type="float">
            <text:p>0.0718615249</text:p>
          </table:table-cell>
          <table:table-cell table:formula="of:=([.A889]-[.B889])*([.A889]-[.B889])" office:value-type="float" office:value="0.023150231104" calcext:value-type="float">
            <text:p>0.023150231104</text:p>
          </table:table-cell>
          <table:table-cell table:number-columns-repeated="2"/>
        </table:table-row>
        <table:table-row table:style-name="ro1">
          <table:table-cell office:value-type="float" office:value="0.750423" calcext:value-type="float">
            <text:p>0.750423</text:p>
          </table:table-cell>
          <table:table-cell office:value-type="float" office:value="0.340134" calcext:value-type="float">
            <text:p>0.340134</text:p>
          </table:table-cell>
          <table:table-cell table:formula="of:=([.A890]*[.A890])" office:value-type="float" office:value="0.563134678929" calcext:value-type="float">
            <text:p>0.563134678929</text:p>
          </table:table-cell>
          <table:table-cell table:formula="of:=([.A890]-[.B890])*([.A890]-[.B890])" office:value-type="float" office:value="0.168337063521" calcext:value-type="float">
            <text:p>0.168337063521</text:p>
          </table:table-cell>
          <table:table-cell table:number-columns-repeated="2"/>
        </table:table-row>
        <table:table-row table:style-name="ro1">
          <table:table-cell office:value-type="float" office:value="0.750423" calcext:value-type="float">
            <text:p>0.750423</text:p>
          </table:table-cell>
          <table:table-cell office:value-type="float" office:value="0.35578" calcext:value-type="float">
            <text:p>0.35578</text:p>
          </table:table-cell>
          <table:table-cell table:formula="of:=([.A891]*[.A891])" office:value-type="float" office:value="0.563134678929" calcext:value-type="float">
            <text:p>0.563134678929</text:p>
          </table:table-cell>
          <table:table-cell table:formula="of:=([.A891]-[.B891])*([.A891]-[.B891])" office:value-type="float" office:value="0.155743097449" calcext:value-type="float">
            <text:p>0.155743097449</text:p>
          </table:table-cell>
          <table:table-cell table:number-columns-repeated="2"/>
        </table:table-row>
        <table:table-row table:style-name="ro1">
          <table:table-cell office:value-type="float" office:value="0.85982" calcext:value-type="float">
            <text:p>0.85982</text:p>
          </table:table-cell>
          <table:table-cell office:value-type="float" office:value="0.593847" calcext:value-type="float">
            <text:p>0.593847</text:p>
          </table:table-cell>
          <table:table-cell table:formula="of:=([.A892]*[.A892])" office:value-type="float" office:value="0.7392904324" calcext:value-type="float">
            <text:p>0.7392904324</text:p>
          </table:table-cell>
          <table:table-cell table:formula="of:=([.A892]-[.B892])*([.A892]-[.B892])" office:value-type="float" office:value="0.070741636729" calcext:value-type="float">
            <text:p>0.070741636729</text:p>
          </table:table-cell>
          <table:table-cell table:number-columns-repeated="2"/>
        </table:table-row>
        <table:table-row table:style-name="ro1">
          <table:table-cell office:value-type="float" office:value="0.88802" calcext:value-type="float">
            <text:p>0.88802</text:p>
          </table:table-cell>
          <table:table-cell office:value-type="float" office:value="0.626875" calcext:value-type="float">
            <text:p>0.626875</text:p>
          </table:table-cell>
          <table:table-cell table:formula="of:=([.A893]*[.A893])" office:value-type="float" office:value="0.7885795204" calcext:value-type="float">
            <text:p>0.7885795204</text:p>
          </table:table-cell>
          <table:table-cell table:formula="of:=([.A893]-[.B893])*([.A893]-[.B893])" office:value-type="float" office:value="0.068196711025" calcext:value-type="float">
            <text:p>0.068196711025</text:p>
          </table:table-cell>
          <table:table-cell table:number-columns-repeated="2"/>
        </table:table-row>
        <table:table-row table:style-name="ro1">
          <table:table-cell office:value-type="float" office:value="0.88802" calcext:value-type="float">
            <text:p>0.88802</text:p>
          </table:table-cell>
          <table:table-cell office:value-type="float" office:value="0.694422" calcext:value-type="float">
            <text:p>0.694422</text:p>
          </table:table-cell>
          <table:table-cell table:formula="of:=([.A894]*[.A894])" office:value-type="float" office:value="0.7885795204" calcext:value-type="float">
            <text:p>0.7885795204</text:p>
          </table:table-cell>
          <table:table-cell table:formula="of:=([.A894]-[.B894])*([.A894]-[.B894])" office:value-type="float" office:value="0.037480185604" calcext:value-type="float">
            <text:p>0.037480185604</text:p>
          </table:table-cell>
          <table:table-cell table:number-columns-repeated="2"/>
        </table:table-row>
        <table:table-row table:style-name="ro1">
          <table:table-cell office:value-type="float" office:value="0.888019" calcext:value-type="float">
            <text:p>0.888019</text:p>
          </table:table-cell>
          <table:table-cell office:value-type="float" office:value="0.91774" calcext:value-type="float">
            <text:p>0.91774</text:p>
          </table:table-cell>
          <table:table-cell table:formula="of:=([.A895]*[.A895])" office:value-type="float" office:value="0.788577744361" calcext:value-type="float">
            <text:p>0.788577744361</text:p>
          </table:table-cell>
          <table:table-cell table:formula="of:=([.A895]-[.B895])*([.A895]-[.B895])" office:value-type="float" office:value="0.000883337841" calcext:value-type="float">
            <text:p>0.000883337841</text:p>
          </table:table-cell>
          <table:table-cell table:number-columns-repeated="2"/>
        </table:table-row>
        <table:table-row table:style-name="ro1">
          <table:table-cell office:value-type="float" office:value="0.929092" calcext:value-type="float">
            <text:p>0.929092</text:p>
          </table:table-cell>
          <table:table-cell office:value-type="float" office:value="0.948679" calcext:value-type="float">
            <text:p>0.948679</text:p>
          </table:table-cell>
          <table:table-cell table:formula="of:=([.A896]*[.A896])" office:value-type="float" office:value="0.863211944464" calcext:value-type="float">
            <text:p>0.863211944464</text:p>
          </table:table-cell>
          <table:table-cell table:formula="of:=([.A896]-[.B896])*([.A896]-[.B896])" office:value-type="float" office:value="0.000383650569000001" calcext:value-type="float">
            <text:p>0.000383650569000001</text:p>
          </table:table-cell>
          <table:table-cell table:number-columns-repeated="2"/>
        </table:table-row>
        <table:table-row table:style-name="ro1">
          <table:table-cell office:value-type="float" office:value="0.937064" calcext:value-type="float">
            <text:p>0.937064</text:p>
          </table:table-cell>
          <table:table-cell office:value-type="float" office:value="0.98868" calcext:value-type="float">
            <text:p>0.98868</text:p>
          </table:table-cell>
          <table:table-cell table:formula="of:=([.A897]*[.A897])" office:value-type="float" office:value="0.878088940096" calcext:value-type="float">
            <text:p>0.878088940096</text:p>
          </table:table-cell>
          <table:table-cell table:formula="of:=([.A897]-[.B897])*([.A897]-[.B897])" office:value-type="float" office:value="0.002664211456" calcext:value-type="float">
            <text:p>0.002664211456</text:p>
          </table:table-cell>
          <table:table-cell table:number-columns-repeated="2"/>
        </table:table-row>
        <table:table-row table:style-name="ro1">
          <table:table-cell office:value-type="float" office:value="0.987732" calcext:value-type="float">
            <text:p>0.987732</text:p>
          </table:table-cell>
          <table:table-cell office:value-type="float" office:value="0.983642" calcext:value-type="float">
            <text:p>0.983642</text:p>
          </table:table-cell>
          <table:table-cell table:formula="of:=([.A898]*[.A898])" office:value-type="float" office:value="0.975614503824" calcext:value-type="float">
            <text:p>0.975614503824</text:p>
          </table:table-cell>
          <table:table-cell table:formula="of:=([.A898]-[.B898])*([.A898]-[.B898])" office:value-type="float" office:value="0.0000167281000000003" calcext:value-type="float">
            <text:p>1.67281000000003E-05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00300771" calcext:value-type="float">
            <text:p>0.00000300771</text:p>
          </table:table-cell>
          <table:table-cell table:formula="of:=([.A899]*[.A899])" office:value-type="float" office:value="0.00000000001278977864" calcext:value-type="float">
            <text:p>1.27897786384E-11</text:p>
          </table:table-cell>
          <table:table-cell table:formula="of:=([.A899]-[.B899])*([.A899]-[.B899])" office:value-type="float" office:value="0.00000000000032327184" calcext:value-type="float">
            <text:p>3.232718449E-13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179333" calcext:value-type="float">
            <text:p>0.00179333</text:p>
          </table:table-cell>
          <table:table-cell table:formula="of:=([.A900]*[.A900])" office:value-type="float" office:value="0.00000000001278977864" calcext:value-type="float">
            <text:p>1.27897786384E-11</text:p>
          </table:table-cell>
          <table:table-cell table:formula="of:=([.A900]-[.B900])*([.A900]-[.B900])" office:value-type="float" office:value="0.00000320321837825384" calcext:value-type="float">
            <text:p>3.20321837825384E-06</text:p>
          </table:table-cell>
          <table:table-cell table:number-columns-repeated="2"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117188" calcext:value-type="float">
            <text:p>0.0117188</text:p>
          </table:table-cell>
          <table:table-cell table:formula="of:=([.A901]*[.A901])" office:value-type="float" office:value="0.000000000545923225" calcext:value-type="float">
            <text:p>5.45923225E-10</text:p>
          </table:table-cell>
          <table:table-cell table:formula="of:=([.A901]-[.B901])*([.A901]-[.B901])" office:value-type="float" office:value="0.000136783199839225" calcext:value-type="float">
            <text:p>0.000136783199839225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127455" calcext:value-type="float">
            <text:p>0.00000127455</text:p>
          </table:table-cell>
          <table:table-cell table:formula="of:=([.A902]*[.A902])" office:value-type="float" office:value="0.00000000000008881771" calcext:value-type="float">
            <text:p>8.8817708529E-14</text:p>
          </table:table-cell>
          <table:table-cell table:formula="of:=([.A902]-[.B902])*([.A902]-[.B902])" office:value-type="float" office:value="0.00000000000095360498" calcext:value-type="float">
            <text:p>9.53604981729E-13</text:p>
          </table:table-cell>
          <table:table-cell table:number-columns-repeated="2"/>
        </table:table-row>
        <table:table-row table:style-name="ro1">
          <table:table-cell office:value-type="float" office:value="0.00000876188" calcext:value-type="float">
            <text:p>0.00000876188</text:p>
          </table:table-cell>
          <table:table-cell office:value-type="float" office:value="0.00183492" calcext:value-type="float">
            <text:p>0.00183492</text:p>
          </table:table-cell>
          <table:table-cell table:formula="of:=([.A903]*[.A903])" office:value-type="float" office:value="0.00000000007677054113" calcext:value-type="float">
            <text:p>7.67705411344E-11</text:p>
          </table:table-cell>
          <table:table-cell table:formula="of:=([.A903]-[.B903])*([.A903]-[.B903])" office:value-type="float" office:value="0.00000333485347924193" calcext:value-type="float">
            <text:p>3.33485347924193E-06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00936452" calcext:value-type="float">
            <text:p>0.00000936452</text:p>
          </table:table-cell>
          <table:table-cell table:formula="of:=([.A904]*[.A904])" office:value-type="float" office:value="0.00000000000079936116" calcext:value-type="float">
            <text:p>7.993611649E-13</text:p>
          </table:table-cell>
          <table:table-cell table:formula="of:=([.A904]-[.B904])*([.A904]-[.B904])" office:value-type="float" office:value="0.0000000000717485232" calcext:value-type="float">
            <text:p>7.17485232025E-11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859869" calcext:value-type="float">
            <text:p>0.000859869</text:p>
          </table:table-cell>
          <table:table-cell table:formula="of:=([.A905]*[.A905])" office:value-type="float" office:value="0.00000000000079936116" calcext:value-type="float">
            <text:p>7.993611649E-13</text:p>
          </table:table-cell>
          <table:table-cell table:formula="of:=([.A905]-[.B905])*([.A905]-[.B905])" office:value-type="float" office:value="0.00000073783793036851" calcext:value-type="float">
            <text:p>7.37837930368505E-07</text:p>
          </table:table-cell>
          <table:table-cell table:number-columns-repeated="2"/>
        </table:table-row>
        <table:table-row table:style-name="ro1">
          <table:table-cell office:value-type="float" office:value="0.0000400543" calcext:value-type="float">
            <text:p>0.0000400543</text:p>
          </table:table-cell>
          <table:table-cell office:value-type="float" office:value="0.00267613" calcext:value-type="float">
            <text:p>0.00267613</text:p>
          </table:table-cell>
          <table:table-cell table:formula="of:=([.A906]*[.A906])" office:value-type="float" office:value="0.00000000160434694849" calcext:value-type="float">
            <text:p>1.60434694849E-09</text:p>
          </table:table-cell>
          <table:table-cell table:formula="of:=([.A906]-[.B906])*([.A906]-[.B906])" office:value-type="float" office:value="0.00000694889509613049" calcext:value-type="float">
            <text:p>6.94889509613049E-06</text:p>
          </table:table-cell>
          <table:table-cell table:number-columns-repeated="2"/>
        </table:table-row>
        <table:table-row table:style-name="ro1">
          <table:table-cell office:value-type="float" office:value="0.0000487566" calcext:value-type="float">
            <text:p>0.0000487566</text:p>
          </table:table-cell>
          <table:table-cell office:value-type="float" office:value="0.000000875814" calcext:value-type="float">
            <text:p>0.000000875814</text:p>
          </table:table-cell>
          <table:table-cell table:formula="of:=([.A907]*[.A907])" office:value-type="float" office:value="0.00000000237720604356" calcext:value-type="float">
            <text:p>2.37720604356E-09</text:p>
          </table:table-cell>
          <table:table-cell table:formula="of:=([.A907]-[.B907])*([.A907]-[.B907])" office:value-type="float" office:value="0.00000000229256966798" calcext:value-type="float">
            <text:p>2.2925696679778E-09</text:p>
          </table:table-cell>
          <table:table-cell table:number-columns-repeated="2"/>
        </table:table-row>
        <table:table-row table:style-name="ro1">
          <table:table-cell office:value-type="float" office:value="0.0000433922" calcext:value-type="float">
            <text:p>0.0000433922</text:p>
          </table:table-cell>
          <table:table-cell office:value-type="float" office:value="0.0000526062" calcext:value-type="float">
            <text:p>0.0000526062</text:p>
          </table:table-cell>
          <table:table-cell table:formula="of:=([.A908]*[.A908])" office:value-type="float" office:value="0.00000000188288302084" calcext:value-type="float">
            <text:p>1.88288302084E-09</text:p>
          </table:table-cell>
          <table:table-cell table:formula="of:=([.A908]-[.B908])*([.A908]-[.B908])" office:value-type="float" office:value="0.000000000084897796" calcext:value-type="float">
            <text:p>8.4897796E-11</text:p>
          </table:table-cell>
          <table:table-cell table:number-columns-repeated="2"/>
        </table:table-row>
        <table:table-row table:style-name="ro1">
          <table:table-cell office:value-type="float" office:value="0.0000433922" calcext:value-type="float">
            <text:p>0.0000433922</text:p>
          </table:table-cell>
          <table:table-cell office:value-type="float" office:value="0.0237861" calcext:value-type="float">
            <text:p>0.0237861</text:p>
          </table:table-cell>
          <table:table-cell table:formula="of:=([.A909]*[.A909])" office:value-type="float" office:value="0.00000000188288302084" calcext:value-type="float">
            <text:p>1.88288302084E-09</text:p>
          </table:table-cell>
          <table:table-cell table:formula="of:=([.A909]-[.B909])*([.A909]-[.B909])" office:value-type="float" office:value="0.000563716173676181" calcext:value-type="float">
            <text:p>0.000563716173676181</text:p>
          </table:table-cell>
          <table:table-cell table:number-columns-repeated="2"/>
        </table:table-row>
        <table:table-row table:style-name="ro1">
          <table:table-cell office:value-type="float" office:value="0.0000380874" calcext:value-type="float">
            <text:p>0.0000380874</text:p>
          </table:table-cell>
          <table:table-cell office:value-type="float" office:value="0.00826684" calcext:value-type="float">
            <text:p>0.00826684</text:p>
          </table:table-cell>
          <table:table-cell table:formula="of:=([.A910]*[.A910])" office:value-type="float" office:value="0.00000000145065003876" calcext:value-type="float">
            <text:p>1.45065003876E-09</text:p>
          </table:table-cell>
          <table:table-cell table:formula="of:=([.A910]-[.B910])*([.A910]-[.B910])" office:value-type="float" office:value="0.0000677123693520068" calcext:value-type="float">
            <text:p>6.77123693520068E-05</text:p>
          </table:table-cell>
          <table:table-cell table:number-columns-repeated="2"/>
        </table:table-row>
        <table:table-row table:style-name="ro1">
          <table:table-cell office:value-type="float" office:value="0.0000453591" calcext:value-type="float">
            <text:p>0.0000453591</text:p>
          </table:table-cell>
          <table:table-cell office:value-type="float" office:value="0.00719411" calcext:value-type="float">
            <text:p>0.00719411</text:p>
          </table:table-cell>
          <table:table-cell table:formula="of:=([.A911]*[.A911])" office:value-type="float" office:value="0.00000000205744795281" calcext:value-type="float">
            <text:p>2.05744795281E-09</text:p>
          </table:table-cell>
          <table:table-cell table:formula="of:=([.A911]-[.B911])*([.A911]-[.B911])" office:value-type="float" office:value="0.0000511046394302508" calcext:value-type="float">
            <text:p>5.11046394302508E-05</text:p>
          </table:table-cell>
          <table:table-cell table:number-columns-repeated="2"/>
        </table:table-row>
        <table:table-row table:style-name="ro1">
          <table:table-cell office:value-type="float" office:value="0.0000535846" calcext:value-type="float">
            <text:p>0.0000535846</text:p>
          </table:table-cell>
          <table:table-cell office:value-type="float" office:value="0.0000572004" calcext:value-type="float">
            <text:p>0.0000572004</text:p>
          </table:table-cell>
          <table:table-cell table:formula="of:=([.A912]*[.A912])" office:value-type="float" office:value="0.00000000287130935716" calcext:value-type="float">
            <text:p>2.87130935716E-09</text:p>
          </table:table-cell>
          <table:table-cell table:formula="of:=([.A912]-[.B912])*([.A912]-[.B912])" office:value-type="float" office:value="0.00000000001307400964" calcext:value-type="float">
            <text:p>1.307400964E-11</text:p>
          </table:table-cell>
          <table:table-cell table:number-columns-repeated="2"/>
        </table:table-row>
        <table:table-row table:style-name="ro1">
          <table:table-cell office:value-type="float" office:value="0.000834942" calcext:value-type="float">
            <text:p>0.000834942</text:p>
          </table:table-cell>
          <table:table-cell office:value-type="float" office:value="0.00068854" calcext:value-type="float">
            <text:p>0.00068854</text:p>
          </table:table-cell>
          <table:table-cell table:formula="of:=([.A913]*[.A913])" office:value-type="float" office:value="0.000000697128143364" calcext:value-type="float">
            <text:p>6.97128143364E-07</text:p>
          </table:table-cell>
          <table:table-cell table:formula="of:=([.A913]-[.B913])*([.A913]-[.B913])" office:value-type="float" office:value="0.000000021433545604" calcext:value-type="float">
            <text:p>2.1433545604E-08</text:p>
          </table:table-cell>
          <table:table-cell table:number-columns-repeated="2"/>
        </table:table-row>
        <table:table-row table:style-name="ro1">
          <table:table-cell office:value-type="float" office:value="0.00715971" calcext:value-type="float">
            <text:p>0.00715971</text:p>
          </table:table-cell>
          <table:table-cell office:value-type="float" office:value="0.000867531" calcext:value-type="float">
            <text:p>0.000867531</text:p>
          </table:table-cell>
          <table:table-cell table:formula="of:=([.A914]*[.A914])" office:value-type="float" office:value="0.0000512614472841" calcext:value-type="float">
            <text:p>0.0000512614472841</text:p>
          </table:table-cell>
          <table:table-cell table:formula="of:=([.A914]-[.B914])*([.A914]-[.B914])" office:value-type="float" office:value="0.000039591516568041" calcext:value-type="float">
            <text:p>3.9591516568041E-05</text:p>
          </table:table-cell>
          <table:table-cell table:number-columns-repeated="2"/>
        </table:table-row>
        <table:table-row table:style-name="ro1">
          <table:table-cell office:value-type="float" office:value="0.00781465" calcext:value-type="float">
            <text:p>0.00781465</text:p>
          </table:table-cell>
          <table:table-cell office:value-type="float" office:value="0.000454344" calcext:value-type="float">
            <text:p>0.000454344</text:p>
          </table:table-cell>
          <table:table-cell table:formula="of:=([.A915]*[.A915])" office:value-type="float" office:value="0.0000610687546225" calcext:value-type="float">
            <text:p>0.0000610687546225</text:p>
          </table:table-cell>
          <table:table-cell table:formula="of:=([.A915]-[.B915])*([.A915]-[.B915])" office:value-type="float" office:value="0.000054174104413636" calcext:value-type="float">
            <text:p>5.4174104413636E-05</text:p>
          </table:table-cell>
          <table:table-cell table:number-columns-repeated="2"/>
        </table:table-row>
        <table:table-row table:style-name="ro1">
          <table:table-cell office:value-type="float" office:value="0.0160094" calcext:value-type="float">
            <text:p>0.0160094</text:p>
          </table:table-cell>
          <table:table-cell office:value-type="float" office:value="0.02271" calcext:value-type="float">
            <text:p>0.02271</text:p>
          </table:table-cell>
          <table:table-cell table:formula="of:=([.A916]*[.A916])" office:value-type="float" office:value="0.00025630088836" calcext:value-type="float">
            <text:p>0.00025630088836</text:p>
          </table:table-cell>
          <table:table-cell table:formula="of:=([.A916]-[.B916])*([.A916]-[.B916])" office:value-type="float" office:value="0.00004489804036" calcext:value-type="float">
            <text:p>0.00004489804036</text:p>
          </table:table-cell>
          <table:table-cell table:number-columns-repeated="2"/>
        </table:table-row>
        <table:table-row table:style-name="ro1">
          <table:table-cell office:value-type="float" office:value="0.0182025" calcext:value-type="float">
            <text:p>0.0182025</text:p>
          </table:table-cell>
          <table:table-cell office:value-type="float" office:value="0.056945" calcext:value-type="float">
            <text:p>0.056945</text:p>
          </table:table-cell>
          <table:table-cell table:formula="of:=([.A917]*[.A917])" office:value-type="float" office:value="0.00033133100625" calcext:value-type="float">
            <text:p>0.00033133100625</text:p>
          </table:table-cell>
          <table:table-cell table:formula="of:=([.A917]-[.B917])*([.A917]-[.B917])" office:value-type="float" office:value="0.00150098130625" calcext:value-type="float">
            <text:p>0.00150098130625</text:p>
          </table:table-cell>
          <table:table-cell table:number-columns-repeated="2"/>
        </table:table-row>
        <table:table-row table:style-name="ro1">
          <table:table-cell office:value-type="float" office:value="0.0179018" calcext:value-type="float">
            <text:p>0.0179018</text:p>
          </table:table-cell>
          <table:table-cell office:value-type="float" office:value="0.0011307" calcext:value-type="float">
            <text:p>0.0011307</text:p>
          </table:table-cell>
          <table:table-cell table:formula="of:=([.A918]*[.A918])" office:value-type="float" office:value="0.00032047444324" calcext:value-type="float">
            <text:p>0.00032047444324</text:p>
          </table:table-cell>
          <table:table-cell table:formula="of:=([.A918]-[.B918])*([.A918]-[.B918])" office:value-type="float" office:value="0.00028126979521" calcext:value-type="float">
            <text:p>0.00028126979521</text:p>
          </table:table-cell>
          <table:table-cell table:number-columns-repeated="2"/>
        </table:table-row>
        <table:table-row table:style-name="ro1">
          <table:table-cell office:value-type="float" office:value="0.0179018" calcext:value-type="float">
            <text:p>0.0179018</text:p>
          </table:table-cell>
          <table:table-cell office:value-type="float" office:value="0.00251173" calcext:value-type="float">
            <text:p>0.00251173</text:p>
          </table:table-cell>
          <table:table-cell table:formula="of:=([.A919]*[.A919])" office:value-type="float" office:value="0.00032047444324" calcext:value-type="float">
            <text:p>0.00032047444324</text:p>
          </table:table-cell>
          <table:table-cell table:formula="of:=([.A919]-[.B919])*([.A919]-[.B919])" office:value-type="float" office:value="0.0002368542546049" calcext:value-type="float">
            <text:p>0.0002368542546049</text:p>
          </table:table-cell>
          <table:table-cell table:number-columns-repeated="2"/>
        </table:table-row>
        <table:table-row table:style-name="ro1">
          <table:table-cell office:value-type="float" office:value="0.0789887" calcext:value-type="float">
            <text:p>0.0789887</text:p>
          </table:table-cell>
          <table:table-cell office:value-type="float" office:value="0.091641" calcext:value-type="float">
            <text:p>0.091641</text:p>
          </table:table-cell>
          <table:table-cell table:formula="of:=([.A920]*[.A920])" office:value-type="float" office:value="0.00623921472769" calcext:value-type="float">
            <text:p>0.00623921472769</text:p>
          </table:table-cell>
          <table:table-cell table:formula="of:=([.A920]-[.B920])*([.A920]-[.B920])" office:value-type="float" office:value="0.00016008069529" calcext:value-type="float">
            <text:p>0.00016008069529</text:p>
          </table:table-cell>
          <table:table-cell table:number-columns-repeated="2"/>
        </table:table-row>
        <table:table-row table:style-name="ro1">
          <table:table-cell office:value-type="float" office:value="0.223309" calcext:value-type="float">
            <text:p>0.223309</text:p>
          </table:table-cell>
          <table:table-cell office:value-type="float" office:value="0.103004" calcext:value-type="float">
            <text:p>0.103004</text:p>
          </table:table-cell>
          <table:table-cell table:formula="of:=([.A921]*[.A921])" office:value-type="float" office:value="0.049866909481" calcext:value-type="float">
            <text:p>0.049866909481</text:p>
          </table:table-cell>
          <table:table-cell table:formula="of:=([.A921]-[.B921])*([.A921]-[.B921])" office:value-type="float" office:value="0.014473293025" calcext:value-type="float">
            <text:p>0.014473293025</text:p>
          </table:table-cell>
          <table:table-cell table:number-columns-repeated="2"/>
        </table:table-row>
        <table:table-row table:style-name="ro1">
          <table:table-cell office:value-type="float" office:value="0.239937" calcext:value-type="float">
            <text:p>0.239937</text:p>
          </table:table-cell>
          <table:table-cell office:value-type="float" office:value="0.0875743" calcext:value-type="float">
            <text:p>0.0875743</text:p>
          </table:table-cell>
          <table:table-cell table:formula="of:=([.A922]*[.A922])" office:value-type="float" office:value="0.057569763969" calcext:value-type="float">
            <text:p>0.057569763969</text:p>
          </table:table-cell>
          <table:table-cell table:formula="of:=([.A922]-[.B922])*([.A922]-[.B922])" office:value-type="float" office:value="0.02321439235129" calcext:value-type="float">
            <text:p>0.02321439235129</text:p>
          </table:table-cell>
          <table:table-cell table:number-columns-repeated="2"/>
        </table:table-row>
        <table:table-row table:style-name="ro1">
          <table:table-cell office:value-type="float" office:value="0.282311" calcext:value-type="float">
            <text:p>0.282311</text:p>
          </table:table-cell>
          <table:table-cell office:value-type="float" office:value="0.259014" calcext:value-type="float">
            <text:p>0.259014</text:p>
          </table:table-cell>
          <table:table-cell table:formula="of:=([.A923]*[.A923])" office:value-type="float" office:value="0.079699500721" calcext:value-type="float">
            <text:p>0.079699500721</text:p>
          </table:table-cell>
          <table:table-cell table:formula="of:=([.A923]-[.B923])*([.A923]-[.B923])" office:value-type="float" office:value="0.000542750208999998" calcext:value-type="float">
            <text:p>0.000542750208999998</text:p>
          </table:table-cell>
          <table:table-cell table:number-columns-repeated="2"/>
        </table:table-row>
        <table:table-row table:style-name="ro1">
          <table:table-cell office:value-type="float" office:value="0.2764" calcext:value-type="float">
            <text:p>0.2764</text:p>
          </table:table-cell>
          <table:table-cell office:value-type="float" office:value="0.269749" calcext:value-type="float">
            <text:p>0.269749</text:p>
          </table:table-cell>
          <table:table-cell table:formula="of:=([.A924]*[.A924])" office:value-type="float" office:value="0.07639696" calcext:value-type="float">
            <text:p>0.07639696</text:p>
          </table:table-cell>
          <table:table-cell table:formula="of:=([.A924]-[.B924])*([.A924]-[.B924])" office:value-type="float" office:value="0.0000442358009999995" calcext:value-type="float">
            <text:p>4.42358009999995E-05</text:p>
          </table:table-cell>
          <table:table-cell table:number-columns-repeated="2"/>
        </table:table-row>
        <table:table-row table:style-name="ro1">
          <table:table-cell office:value-type="float" office:value="0.382156" calcext:value-type="float">
            <text:p>0.382156</text:p>
          </table:table-cell>
          <table:table-cell office:value-type="float" office:value="0.193525" calcext:value-type="float">
            <text:p>0.193525</text:p>
          </table:table-cell>
          <table:table-cell table:formula="of:=([.A925]*[.A925])" office:value-type="float" office:value="0.146043208336" calcext:value-type="float">
            <text:p>0.146043208336</text:p>
          </table:table-cell>
          <table:table-cell table:formula="of:=([.A925]-[.B925])*([.A925]-[.B925])" office:value-type="float" office:value="0.035581654161" calcext:value-type="float">
            <text:p>0.035581654161</text:p>
          </table:table-cell>
          <table:table-cell table:number-columns-repeated="2"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169502" calcext:value-type="float">
            <text:p>0.169502</text:p>
          </table:table-cell>
          <table:table-cell table:formula="of:=([.A926]*[.A926])" office:value-type="float" office:value="0.517950817344" calcext:value-type="float">
            <text:p>0.517950817344</text:p>
          </table:table-cell>
          <table:table-cell table:formula="of:=([.A926]-[.B926])*([.A926]-[.B926])" office:value-type="float" office:value="0.302704634596" calcext:value-type="float">
            <text:p>0.302704634596</text:p>
          </table:table-cell>
          <table:table-cell table:number-columns-repeated="2"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259406" calcext:value-type="float">
            <text:p>0.259406</text:p>
          </table:table-cell>
          <table:table-cell table:formula="of:=([.A927]*[.A927])" office:value-type="float" office:value="0.517950817344" calcext:value-type="float">
            <text:p>0.517950817344</text:p>
          </table:table-cell>
          <table:table-cell table:formula="of:=([.A927]-[.B927])*([.A927]-[.B927])" office:value-type="float" office:value="0.211859519524" calcext:value-type="float">
            <text:p>0.211859519524</text:p>
          </table:table-cell>
          <table:table-cell table:number-columns-repeated="2"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408075" calcext:value-type="float">
            <text:p>0.408075</text:p>
          </table:table-cell>
          <table:table-cell table:formula="of:=([.A928]*[.A928])" office:value-type="float" office:value="0.517950817344" calcext:value-type="float">
            <text:p>0.517950817344</text:p>
          </table:table-cell>
          <table:table-cell table:formula="of:=([.A928]-[.B928])*([.A928]-[.B928])" office:value-type="float" office:value="0.097102661769" calcext:value-type="float">
            <text:p>0.097102661769</text:p>
          </table:table-cell>
          <table:table-cell table:number-columns-repeated="2"/>
        </table:table-row>
        <table:table-row table:style-name="ro1">
          <table:table-cell office:value-type="float" office:value="0.719688" calcext:value-type="float">
            <text:p>0.719688</text:p>
          </table:table-cell>
          <table:table-cell office:value-type="float" office:value="0.4574" calcext:value-type="float">
            <text:p>0.4574</text:p>
          </table:table-cell>
          <table:table-cell table:formula="of:=([.A929]*[.A929])" office:value-type="float" office:value="0.517950817344" calcext:value-type="float">
            <text:p>0.517950817344</text:p>
          </table:table-cell>
          <table:table-cell table:formula="of:=([.A929]-[.B929])*([.A929]-[.B929])" office:value-type="float" office:value="0.068794994944" calcext:value-type="float">
            <text:p>0.068794994944</text:p>
          </table:table-cell>
          <table:table-cell table:number-columns-repeated="2"/>
        </table:table-row>
        <table:table-row table:style-name="ro1">
          <table:table-cell office:value-type="float" office:value="0.778479" calcext:value-type="float">
            <text:p>0.778479</text:p>
          </table:table-cell>
          <table:table-cell office:value-type="float" office:value="0.636826" calcext:value-type="float">
            <text:p>0.636826</text:p>
          </table:table-cell>
          <table:table-cell table:formula="of:=([.A930]*[.A930])" office:value-type="float" office:value="0.606029553441" calcext:value-type="float">
            <text:p>0.606029553441</text:p>
          </table:table-cell>
          <table:table-cell table:formula="of:=([.A930]-[.B930])*([.A930]-[.B930])" office:value-type="float" office:value="0.020065572409" calcext:value-type="float">
            <text:p>0.020065572409</text:p>
          </table:table-cell>
          <table:table-cell table:number-columns-repeated="2"/>
        </table:table-row>
        <table:table-row table:style-name="ro1">
          <table:table-cell office:value-type="float" office:value="0.965741" calcext:value-type="float">
            <text:p>0.965741</text:p>
          </table:table-cell>
          <table:table-cell office:value-type="float" office:value="0.68253" calcext:value-type="float">
            <text:p>0.68253</text:p>
          </table:table-cell>
          <table:table-cell table:formula="of:=([.A931]*[.A931])" office:value-type="float" office:value="0.932655679081" calcext:value-type="float">
            <text:p>0.932655679081</text:p>
          </table:table-cell>
          <table:table-cell table:formula="of:=([.A931]-[.B931])*([.A931]-[.B931])" office:value-type="float" office:value="0.080208470521" calcext:value-type="float">
            <text:p>0.080208470521</text:p>
          </table:table-cell>
          <table:table-cell table:number-columns-repeated="2"/>
        </table:table-row>
        <table:table-row table:style-name="ro1">
          <table:table-cell office:value-type="float" office:value="0.965742" calcext:value-type="float">
            <text:p>0.965742</text:p>
          </table:table-cell>
          <table:table-cell office:value-type="float" office:value="0.852973" calcext:value-type="float">
            <text:p>0.852973</text:p>
          </table:table-cell>
          <table:table-cell table:formula="of:=([.A932]*[.A932])" office:value-type="float" office:value="0.932657610564" calcext:value-type="float">
            <text:p>0.932657610564</text:p>
          </table:table-cell>
          <table:table-cell table:formula="of:=([.A932]-[.B932])*([.A932]-[.B932])" office:value-type="float" office:value="0.012716847361" calcext:value-type="float">
            <text:p>0.012716847361</text:p>
          </table:table-cell>
          <table:table-cell table:number-columns-repeated="2"/>
        </table:table-row>
        <table:table-row table:style-name="ro1">
          <table:table-cell office:value-type="float" office:value="0.977969" calcext:value-type="float">
            <text:p>0.977969</text:p>
          </table:table-cell>
          <table:table-cell office:value-type="float" office:value="0.893886" calcext:value-type="float">
            <text:p>0.893886</text:p>
          </table:table-cell>
          <table:table-cell table:formula="of:=([.A933]*[.A933])" office:value-type="float" office:value="0.956423364961" calcext:value-type="float">
            <text:p>0.956423364961</text:p>
          </table:table-cell>
          <table:table-cell table:formula="of:=([.A933]-[.B933])*([.A933]-[.B933])" office:value-type="float" office:value="0.007069950889" calcext:value-type="float">
            <text:p>0.007069950889</text:p>
          </table:table-cell>
          <table:table-cell table:number-columns-repeated="2"/>
        </table:table-row>
        <table:table-row table:style-name="ro1">
          <table:table-cell office:value-type="float" office:value="0.977969" calcext:value-type="float">
            <text:p>0.977969</text:p>
          </table:table-cell>
          <table:table-cell office:value-type="float" office:value="0.930947" calcext:value-type="float">
            <text:p>0.930947</text:p>
          </table:table-cell>
          <table:table-cell table:formula="of:=([.A934]*[.A934])" office:value-type="float" office:value="0.956423364961" calcext:value-type="float">
            <text:p>0.956423364961</text:p>
          </table:table-cell>
          <table:table-cell table:formula="of:=([.A934]-[.B934])*([.A934]-[.B934])" office:value-type="float" office:value="0.002211068484" calcext:value-type="float">
            <text:p>0.002211068484</text:p>
          </table:table-cell>
          <table:table-cell table:number-columns-repeated="2"/>
        </table:table-row>
        <table:table-row table:style-name="ro1">
          <table:table-cell office:value-type="float" office:value="0.977969" calcext:value-type="float">
            <text:p>0.977969</text:p>
          </table:table-cell>
          <table:table-cell office:value-type="float" office:value="0.958945" calcext:value-type="float">
            <text:p>0.958945</text:p>
          </table:table-cell>
          <table:table-cell table:formula="of:=([.A935]*[.A935])" office:value-type="float" office:value="0.956423364961" calcext:value-type="float">
            <text:p>0.956423364961</text:p>
          </table:table-cell>
          <table:table-cell table:formula="of:=([.A935]-[.B935])*([.A935]-[.B935])" office:value-type="float" office:value="0.000361912575999997" calcext:value-type="float">
            <text:p>0.000361912575999997</text:p>
          </table:table-cell>
          <table:table-cell table:number-columns-repeated="2"/>
        </table:table-row>
        <table:table-row table:style-name="ro1">
          <table:table-cell office:value-type="float" office:value="0.977968" calcext:value-type="float">
            <text:p>0.977968</text:p>
          </table:table-cell>
          <table:table-cell office:value-type="float" office:value="0.972072" calcext:value-type="float">
            <text:p>0.972072</text:p>
          </table:table-cell>
          <table:table-cell table:formula="of:=([.A936]*[.A936])" office:value-type="float" office:value="0.956421409024" calcext:value-type="float">
            <text:p>0.956421409024</text:p>
          </table:table-cell>
          <table:table-cell table:formula="of:=([.A936]-[.B936])*([.A936]-[.B936])" office:value-type="float" office:value="0.0000347628159999988" calcext:value-type="float">
            <text:p>3.47628159999988E-05</text:p>
          </table:table-cell>
          <table:table-cell table:number-columns-repeated="2"/>
        </table:table-row>
        <table:table-row table:style-name="ro1">
          <table:table-cell office:value-type="float" office:value="0.992651" calcext:value-type="float">
            <text:p>0.992651</text:p>
          </table:table-cell>
          <table:table-cell office:value-type="float" office:value="0.978332" calcext:value-type="float">
            <text:p>0.978332</text:p>
          </table:table-cell>
          <table:table-cell table:formula="of:=([.A937]*[.A937])" office:value-type="float" office:value="0.985356007801" calcext:value-type="float">
            <text:p>0.985356007801</text:p>
          </table:table-cell>
          <table:table-cell table:formula="of:=([.A937]-[.B937])*([.A937]-[.B937])" office:value-type="float" office:value="0.000205033760999999" calcext:value-type="float">
            <text:p>0.000205033760999999</text:p>
          </table:table-cell>
          <table:table-cell table:number-columns-repeated="2"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000236596" calcext:value-type="float">
            <text:p>0.00000236596</text:p>
          </table:table-cell>
          <table:table-cell table:formula="of:=([.A938]*[.A938])" office:value-type="float" office:value="0.00000000102068109361" calcext:value-type="float">
            <text:p>1.02068109361E-09</text:p>
          </table:table-cell>
          <table:table-cell table:formula="of:=([.A938]-[.B938])*([.A938]-[.B938])" office:value-type="float" office:value="0.00000000087510300698" calcext:value-type="float">
            <text:p>8.751030069796E-10</text:p>
          </table:table-cell>
          <table:table-cell table:number-columns-repeated="2"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000518088" calcext:value-type="float">
            <text:p>0.0000518088</text:p>
          </table:table-cell>
          <table:table-cell table:formula="of:=([.A939]*[.A939])" office:value-type="float" office:value="0.00000000218926666816" calcext:value-type="float">
            <text:p>2.18926666816E-09</text:p>
          </table:table-cell>
          <table:table-cell table:formula="of:=([.A939]-[.B939])*([.A939]-[.B939])" office:value-type="float" office:value="0.00000000002519236864" calcext:value-type="float">
            <text:p>2.519236864E-11</text:p>
          </table:table-cell>
          <table:table-cell table:number-columns-repeated="2"/>
        </table:table-row>
        <table:table-row table:style-name="ro1">
          <table:table-cell office:value-type="float" office:value="0.0000467896" calcext:value-type="float">
            <text:p>0.0000467896</text:p>
          </table:table-cell>
          <table:table-cell office:value-type="float" office:value="0.000438087" calcext:value-type="float">
            <text:p>0.000438087</text:p>
          </table:table-cell>
          <table:table-cell table:formula="of:=([.A940]*[.A940])" office:value-type="float" office:value="0.00000000218926666816" calcext:value-type="float">
            <text:p>2.18926666816E-09</text:p>
          </table:table-cell>
          <table:table-cell table:formula="of:=([.A940]-[.B940])*([.A940]-[.B940])" office:value-type="float" office:value="0.00000015311365524676" calcext:value-type="float">
            <text:p>1.5311365524676E-07</text:p>
          </table:table-cell>
          <table:table-cell table:number-columns-repeated="2"/>
        </table:table-row>
        <table:table-row table:style-name="ro1">
          <table:table-cell office:value-type="float" office:value="0.0000587702" calcext:value-type="float">
            <text:p>0.0000587702</text:p>
          </table:table-cell>
          <table:table-cell office:value-type="float" office:value="0.0011927" calcext:value-type="float">
            <text:p>0.0011927</text:p>
          </table:table-cell>
          <table:table-cell table:formula="of:=([.A941]*[.A941])" office:value-type="float" office:value="0.00000000345393640804" calcext:value-type="float">
            <text:p>3.45393640804E-09</text:p>
          </table:table-cell>
          <table:table-cell table:formula="of:=([.A941]-[.B941])*([.A941]-[.B941])" office:value-type="float" office:value="0.00000128579679132804" calcext:value-type="float">
            <text:p>1.28579679132804E-06</text:p>
          </table:table-cell>
          <table:table-cell table:number-columns-repeated="2"/>
        </table:table-row>
        <table:table-row table:style-name="ro1">
          <table:table-cell office:value-type="float" office:value="0.0000437498" calcext:value-type="float">
            <text:p>0.0000437498</text:p>
          </table:table-cell>
          <table:table-cell office:value-type="float" office:value="0.0000168693" calcext:value-type="float">
            <text:p>0.0000168693</text:p>
          </table:table-cell>
          <table:table-cell table:formula="of:=([.A942]*[.A942])" office:value-type="float" office:value="0.00000000191404500004" calcext:value-type="float">
            <text:p>1.91404500004E-09</text:p>
          </table:table-cell>
          <table:table-cell table:formula="of:=([.A942]-[.B942])*([.A942]-[.B942])" office:value-type="float" office:value="0.00000000072256128025" calcext:value-type="float">
            <text:p>7.2256128025E-10</text:p>
          </table:table-cell>
          <table:table-cell table:number-columns-repeated="2"/>
        </table:table-row>
        <table:table-row table:style-name="ro1">
          <table:table-cell office:value-type="float" office:value="0.000012815" calcext:value-type="float">
            <text:p>0.000012815</text:p>
          </table:table-cell>
          <table:table-cell office:value-type="float" office:value="0.000386948" calcext:value-type="float">
            <text:p>0.000386948</text:p>
          </table:table-cell>
          <table:table-cell table:formula="of:=([.A943]*[.A943])" office:value-type="float" office:value="0.000000000164224225" calcext:value-type="float">
            <text:p>1.64224225E-10</text:p>
          </table:table-cell>
          <table:table-cell table:formula="of:=([.A943]-[.B943])*([.A943]-[.B943])" office:value-type="float" office:value="0.000000139975501689" calcext:value-type="float">
            <text:p>1.39975501689E-07</text:p>
          </table:table-cell>
          <table:table-cell table:number-columns-repeated="2"/>
        </table:table-row>
        <table:table-row table:style-name="ro1">
          <table:table-cell office:value-type="float" office:value="0.0000415444" calcext:value-type="float">
            <text:p>0.0000415444</text:p>
          </table:table-cell>
          <table:table-cell office:value-type="float" office:value="0.0183723" calcext:value-type="float">
            <text:p>0.0183723</text:p>
          </table:table-cell>
          <table:table-cell table:formula="of:=([.A944]*[.A944])" office:value-type="float" office:value="0.00000000172593717136" calcext:value-type="float">
            <text:p>1.72593717136E-09</text:p>
          </table:table-cell>
          <table:table-cell table:formula="of:=([.A944]-[.B944])*([.A944]-[.B944])" office:value-type="float" office:value="0.000336016600866931" calcext:value-type="float">
            <text:p>0.000336016600866931</text:p>
          </table:table-cell>
          <table:table-cell table:number-columns-repeated="2"/>
        </table:table-row>
        <table:table-row table:style-name="ro1">
          <table:table-cell office:value-type="float" office:value="0.0000415444" calcext:value-type="float">
            <text:p>0.0000415444</text:p>
          </table:table-cell>
          <table:table-cell office:value-type="float" office:value="0.010875" calcext:value-type="float">
            <text:p>0.010875</text:p>
          </table:table-cell>
          <table:table-cell table:formula="of:=([.A945]*[.A945])" office:value-type="float" office:value="0.00000000172593717136" calcext:value-type="float">
            <text:p>1.72593717136E-09</text:p>
          </table:table-cell>
          <table:table-cell table:formula="of:=([.A945]-[.B945])*([.A945]-[.B945])" office:value-type="float" office:value="0.000117363760237171" calcext:value-type="float">
            <text:p>0.000117363760237171</text:p>
          </table:table-cell>
          <table:table-cell table:number-columns-repeated="2"/>
        </table:table-row>
        <table:table-row table:style-name="ro1">
          <table:table-cell office:value-type="float" office:value="0.0000415444" calcext:value-type="float">
            <text:p>0.0000415444</text:p>
          </table:table-cell>
          <table:table-cell office:value-type="float" office:value="0.090958" calcext:value-type="float">
            <text:p>0.090958</text:p>
          </table:table-cell>
          <table:table-cell table:formula="of:=([.A946]*[.A946])" office:value-type="float" office:value="0.00000000172593717136" calcext:value-type="float">
            <text:p>1.72593717136E-09</text:p>
          </table:table-cell>
          <table:table-cell table:formula="of:=([.A946]-[.B946])*([.A946]-[.B946])" office:value-type="float" office:value="0.00826580189886677" calcext:value-type="float">
            <text:p>0.00826580189886677</text:p>
          </table:table-cell>
          <table:table-cell table:number-columns-repeated="2"/>
        </table:table-row>
        <table:table-row table:style-name="ro1">
          <table:table-cell office:value-type="float" office:value="0.000146389" calcext:value-type="float">
            <text:p>0.000146389</text:p>
          </table:table-cell>
          <table:table-cell office:value-type="float" office:value="0.0632324" calcext:value-type="float">
            <text:p>0.0632324</text:p>
          </table:table-cell>
          <table:table-cell table:formula="of:=([.A947]*[.A947])" office:value-type="float" office:value="0.000000021429739321" calcext:value-type="float">
            <text:p>2.1429739321E-08</text:p>
          </table:table-cell>
          <table:table-cell table:formula="of:=([.A947]-[.B947])*([.A947]-[.B947])" office:value-type="float" office:value="0.00397984478389212" calcext:value-type="float">
            <text:p>0.00397984478389212</text:p>
          </table:table-cell>
          <table:table-cell table:number-columns-repeated="2"/>
        </table:table-row>
        <table:table-row table:style-name="ro1">
          <table:table-cell office:value-type="float" office:value="0.000247717" calcext:value-type="float">
            <text:p>0.000247717</text:p>
          </table:table-cell>
          <table:table-cell office:value-type="float" office:value="0.0437047" calcext:value-type="float">
            <text:p>0.0437047</text:p>
          </table:table-cell>
          <table:table-cell table:formula="of:=([.A948]*[.A948])" office:value-type="float" office:value="0.000000061363712089" calcext:value-type="float">
            <text:p>6.1363712089E-08</text:p>
          </table:table-cell>
          <table:table-cell table:formula="of:=([.A948]-[.B948])*([.A948]-[.B948])" office:value-type="float" office:value="0.00188850937146229" calcext:value-type="float">
            <text:p>0.00188850937146229</text:p>
          </table:table-cell>
          <table:table-cell table:number-columns-repeated="2"/>
        </table:table-row>
        <table:table-row table:style-name="ro1">
          <table:table-cell office:value-type="float" office:value="0.000247717" calcext:value-type="float">
            <text:p>0.000247717</text:p>
          </table:table-cell>
          <table:table-cell office:value-type="float" office:value="0.0477119" calcext:value-type="float">
            <text:p>0.0477119</text:p>
          </table:table-cell>
          <table:table-cell table:formula="of:=([.A949]*[.A949])" office:value-type="float" office:value="0.000000061363712089" calcext:value-type="float">
            <text:p>6.1363712089E-08</text:p>
          </table:table-cell>
          <table:table-cell table:formula="of:=([.A949]-[.B949])*([.A949]-[.B949])" office:value-type="float" office:value="0.00225284866785749" calcext:value-type="float">
            <text:p>0.00225284866785749</text:p>
          </table:table-cell>
          <table:table-cell table:number-columns-repeated="2"/>
        </table:table-row>
        <table:table-row table:style-name="ro1">
          <table:table-cell office:value-type="float" office:value="0.000554144" calcext:value-type="float">
            <text:p>0.000554144</text:p>
          </table:table-cell>
          <table:table-cell office:value-type="float" office:value="0.0287653" calcext:value-type="float">
            <text:p>0.0287653</text:p>
          </table:table-cell>
          <table:table-cell table:formula="of:=([.A950]*[.A950])" office:value-type="float" office:value="0.000000307075572736" calcext:value-type="float">
            <text:p>3.07075572736E-07</text:p>
          </table:table-cell>
          <table:table-cell table:formula="of:=([.A950]-[.B950])*([.A950]-[.B950])" office:value-type="float" office:value="0.000795869322856336" calcext:value-type="float">
            <text:p>0.000795869322856336</text:p>
          </table:table-cell>
          <table:table-cell table:number-columns-repeated="2"/>
        </table:table-row>
        <table:table-row table:style-name="ro1">
          <table:table-cell office:value-type="float" office:value="0.000988245" calcext:value-type="float">
            <text:p>0.000988245</text:p>
          </table:table-cell>
          <table:table-cell office:value-type="float" office:value="0.0605917" calcext:value-type="float">
            <text:p>0.0605917</text:p>
          </table:table-cell>
          <table:table-cell table:formula="of:=([.A951]*[.A951])" office:value-type="float" office:value="0.000000976628180025" calcext:value-type="float">
            <text:p>9.76628180025E-07</text:p>
          </table:table-cell>
          <table:table-cell table:formula="of:=([.A951]-[.B951])*([.A951]-[.B951])" office:value-type="float" office:value="0.00355257184793702" calcext:value-type="float">
            <text:p>0.00355257184793702</text:p>
          </table:table-cell>
          <table:table-cell table:number-columns-repeated="2"/>
        </table:table-row>
        <table:table-row table:style-name="ro1">
          <table:table-cell office:value-type="float" office:value="0.000837743" calcext:value-type="float">
            <text:p>0.000837743</text:p>
          </table:table-cell>
          <table:table-cell office:value-type="float" office:value="0.0713946" calcext:value-type="float">
            <text:p>0.0713946</text:p>
          </table:table-cell>
          <table:table-cell table:formula="of:=([.A952]*[.A952])" office:value-type="float" office:value="0.000000701813334049" calcext:value-type="float">
            <text:p>7.01813334049E-07</text:p>
          </table:table-cell>
          <table:table-cell table:formula="of:=([.A952]-[.B952])*([.A952]-[.B952])" office:value-type="float" office:value="0.00497827006971845" calcext:value-type="float">
            <text:p>0.00497827006971845</text:p>
          </table:table-cell>
          <table:table-cell table:number-columns-repeated="2"/>
        </table:table-row>
        <table:table-row table:style-name="ro1">
          <table:table-cell office:value-type="float" office:value="0.00080049" calcext:value-type="float">
            <text:p>0.00080049</text:p>
          </table:table-cell>
          <table:table-cell office:value-type="float" office:value="0.000000218574" calcext:value-type="float">
            <text:p>0.000000218574</text:p>
          </table:table-cell>
          <table:table-cell table:formula="of:=([.A953]*[.A953])" office:value-type="float" office:value="0.0000006407842401" calcext:value-type="float">
            <text:p>0.0000006407842401</text:p>
          </table:table-cell>
          <table:table-cell table:formula="of:=([.A953]-[.B953])*([.A953]-[.B953])" office:value-type="float" office:value="0.00000064043435527207" calcext:value-type="float">
            <text:p>6.40434355272074E-07</text:p>
          </table:table-cell>
          <table:table-cell table:number-columns-repeated="2"/>
        </table:table-row>
        <table:table-row table:style-name="ro1">
          <table:table-cell office:value-type="float" office:value="0.00080049" calcext:value-type="float">
            <text:p>0.00080049</text:p>
          </table:table-cell>
          <table:table-cell office:value-type="float" office:value="0.000000252558" calcext:value-type="float">
            <text:p>0.000000252558</text:p>
          </table:table-cell>
          <table:table-cell table:formula="of:=([.A954]*[.A954])" office:value-type="float" office:value="0.0000006407842401" calcext:value-type="float">
            <text:p>0.0000006407842401</text:p>
          </table:table-cell>
          <table:table-cell table:formula="of:=([.A954]-[.B954])*([.A954]-[.B954])" office:value-type="float" office:value="0.0000006403799635787" calcext:value-type="float">
            <text:p>6.40379963578703E-07</text:p>
          </table:table-cell>
          <table:table-cell table:number-columns-repeated="2"/>
        </table:table-row>
        <table:table-row table:style-name="ro1">
          <table:table-cell office:value-type="float" office:value="0.00255811" calcext:value-type="float">
            <text:p>0.00255811</text:p>
          </table:table-cell>
          <table:table-cell office:value-type="float" office:value="0.00000527634" calcext:value-type="float">
            <text:p>0.00000527634</text:p>
          </table:table-cell>
          <table:table-cell table:formula="of:=([.A955]*[.A955])" office:value-type="float" office:value="0.0000065439267721" calcext:value-type="float">
            <text:p>0.0000065439267721</text:p>
          </table:table-cell>
          <table:table-cell table:formula="of:=([.A955]-[.B955])*([.A955]-[.B955])" office:value-type="float" office:value="0.000006516959695629" calcext:value-type="float">
            <text:p>6.516959695629E-06</text:p>
          </table:table-cell>
          <table:table-cell table:number-columns-repeated="2"/>
        </table:table-row>
        <table:table-row table:style-name="ro1">
          <table:table-cell office:value-type="float" office:value="0.00504184" calcext:value-type="float">
            <text:p>0.00504184</text:p>
          </table:table-cell>
          <table:table-cell office:value-type="float" office:value="0.104636" calcext:value-type="float">
            <text:p>0.104636</text:p>
          </table:table-cell>
          <table:table-cell table:formula="of:=([.A956]*[.A956])" office:value-type="float" office:value="0.0000254201505856" calcext:value-type="float">
            <text:p>0.0000254201505856</text:p>
          </table:table-cell>
          <table:table-cell table:formula="of:=([.A956]-[.B956])*([.A956]-[.B956])" office:value-type="float" office:value="0.0099189967061056" calcext:value-type="float">
            <text:p>0.0099189967061056</text:p>
          </table:table-cell>
          <table:table-cell table:number-columns-repeated="2"/>
        </table:table-row>
        <table:table-row table:style-name="ro1">
          <table:table-cell office:value-type="float" office:value="0.002644" calcext:value-type="float">
            <text:p>0.002644</text:p>
          </table:table-cell>
          <table:table-cell office:value-type="float" office:value="0.107242" calcext:value-type="float">
            <text:p>0.107242</text:p>
          </table:table-cell>
          <table:table-cell table:formula="of:=([.A957]*[.A957])" office:value-type="float" office:value="0.000006990736" calcext:value-type="float">
            <text:p>0.000006990736</text:p>
          </table:table-cell>
          <table:table-cell table:formula="of:=([.A957]-[.B957])*([.A957]-[.B957])" office:value-type="float" office:value="0.010940741604" calcext:value-type="float">
            <text:p>0.010940741604</text:p>
          </table:table-cell>
          <table:table-cell table:number-columns-repeated="2"/>
        </table:table-row>
        <table:table-row table:style-name="ro1">
          <table:table-cell office:value-type="float" office:value="0.00127417" calcext:value-type="float">
            <text:p>0.00127417</text:p>
          </table:table-cell>
          <table:table-cell office:value-type="float" office:value="0.107821" calcext:value-type="float">
            <text:p>0.107821</text:p>
          </table:table-cell>
          <table:table-cell table:formula="of:=([.A958]*[.A958])" office:value-type="float" office:value="0.0000016235091889" calcext:value-type="float">
            <text:p>0.0000016235091889</text:p>
          </table:table-cell>
          <table:table-cell table:formula="of:=([.A958]-[.B958])*([.A958]-[.B958])" office:value-type="float" office:value="0.0113522269830489" calcext:value-type="float">
            <text:p>0.0113522269830489</text:p>
          </table:table-cell>
          <table:table-cell table:number-columns-repeated="2"/>
        </table:table-row>
        <table:table-row table:style-name="ro1">
          <table:table-cell office:value-type="float" office:value="0.00127417" calcext:value-type="float">
            <text:p>0.00127417</text:p>
          </table:table-cell>
          <table:table-cell office:value-type="float" office:value="0.0762179" calcext:value-type="float">
            <text:p>0.0762179</text:p>
          </table:table-cell>
          <table:table-cell table:formula="of:=([.A959]*[.A959])" office:value-type="float" office:value="0.0000016235091889" calcext:value-type="float">
            <text:p>0.0000016235091889</text:p>
          </table:table-cell>
          <table:table-cell table:formula="of:=([.A959]-[.B959])*([.A959]-[.B959])" office:value-type="float" office:value="0.0056165626663129" calcext:value-type="float">
            <text:p>0.0056165626663129</text:p>
          </table:table-cell>
          <table:table-cell table:number-columns-repeated="2"/>
        </table:table-row>
        <table:table-row table:style-name="ro1">
          <table:table-cell office:value-type="float" office:value="0.00181371" calcext:value-type="float">
            <text:p>0.00181371</text:p>
          </table:table-cell>
          <table:table-cell office:value-type="float" office:value="0.171091" calcext:value-type="float">
            <text:p>0.171091</text:p>
          </table:table-cell>
          <table:table-cell table:formula="of:=([.A960]*[.A960])" office:value-type="float" office:value="0.0000032895439641" calcext:value-type="float">
            <text:p>0.0000032895439641</text:p>
          </table:table-cell>
          <table:table-cell table:formula="of:=([.A960]-[.B960])*([.A960]-[.B960])" office:value-type="float" office:value="0.0286548009097441" calcext:value-type="float">
            <text:p>0.0286548009097441</text:p>
          </table:table-cell>
          <table:table-cell table:number-columns-repeated="2"/>
        </table:table-row>
        <table:table-row table:style-name="ro1">
          <table:table-cell office:value-type="float" office:value="0.0241908" calcext:value-type="float">
            <text:p>0.0241908</text:p>
          </table:table-cell>
          <table:table-cell office:value-type="float" office:value="0.0391988" calcext:value-type="float">
            <text:p>0.0391988</text:p>
          </table:table-cell>
          <table:table-cell table:formula="of:=([.A961]*[.A961])" office:value-type="float" office:value="0.00058519480464" calcext:value-type="float">
            <text:p>0.00058519480464</text:p>
          </table:table-cell>
          <table:table-cell table:formula="of:=([.A961]-[.B961])*([.A961]-[.B961])" office:value-type="float" office:value="0.000225240064" calcext:value-type="float">
            <text:p>0.000225240064</text:p>
          </table:table-cell>
          <table:table-cell table:number-columns-repeated="2"/>
        </table:table-row>
        <table:table-row table:style-name="ro1">
          <table:table-cell office:value-type="float" office:value="0.100904" calcext:value-type="float">
            <text:p>0.100904</text:p>
          </table:table-cell>
          <table:table-cell office:value-type="float" office:value="0.0402794" calcext:value-type="float">
            <text:p>0.0402794</text:p>
          </table:table-cell>
          <table:table-cell table:formula="of:=([.A962]*[.A962])" office:value-type="float" office:value="0.010181617216" calcext:value-type="float">
            <text:p>0.010181617216</text:p>
          </table:table-cell>
          <table:table-cell table:formula="of:=([.A962]-[.B962])*([.A962]-[.B962])" office:value-type="float" office:value="0.00367534212516" calcext:value-type="float">
            <text:p>0.00367534212516</text:p>
          </table:table-cell>
          <table:table-cell table:number-columns-repeated="2"/>
        </table:table-row>
        <table:table-row table:style-name="ro1">
          <table:table-cell office:value-type="float" office:value="0.178842" calcext:value-type="float">
            <text:p>0.178842</text:p>
          </table:table-cell>
          <table:table-cell office:value-type="float" office:value="0.246946" calcext:value-type="float">
            <text:p>0.246946</text:p>
          </table:table-cell>
          <table:table-cell table:formula="of:=([.A963]*[.A963])" office:value-type="float" office:value="0.031984460964" calcext:value-type="float">
            <text:p>0.031984460964</text:p>
          </table:table-cell>
          <table:table-cell table:formula="of:=([.A963]-[.B963])*([.A963]-[.B963])" office:value-type="float" office:value="0.004638154816" calcext:value-type="float">
            <text:p>0.004638154816</text:p>
          </table:table-cell>
          <table:table-cell table:number-columns-repeated="2"/>
        </table:table-row>
        <table:table-row table:style-name="ro1">
          <table:table-cell office:value-type="float" office:value="0.178842" calcext:value-type="float">
            <text:p>0.178842</text:p>
          </table:table-cell>
          <table:table-cell office:value-type="float" office:value="0.271755" calcext:value-type="float">
            <text:p>0.271755</text:p>
          </table:table-cell>
          <table:table-cell table:formula="of:=([.A964]*[.A964])" office:value-type="float" office:value="0.031984460964" calcext:value-type="float">
            <text:p>0.031984460964</text:p>
          </table:table-cell>
          <table:table-cell table:formula="of:=([.A964]-[.B964])*([.A964]-[.B964])" office:value-type="float" office:value="0.008632825569" calcext:value-type="float">
            <text:p>0.008632825569</text:p>
          </table:table-cell>
          <table:table-cell table:number-columns-repeated="2"/>
        </table:table-row>
        <table:table-row table:style-name="ro1">
          <table:table-cell office:value-type="float" office:value="0.219646" calcext:value-type="float">
            <text:p>0.219646</text:p>
          </table:table-cell>
          <table:table-cell office:value-type="float" office:value="0.584713" calcext:value-type="float">
            <text:p>0.584713</text:p>
          </table:table-cell>
          <table:table-cell table:formula="of:=([.A965]*[.A965])" office:value-type="float" office:value="0.048244365316" calcext:value-type="float">
            <text:p>0.048244365316</text:p>
          </table:table-cell>
          <table:table-cell table:formula="of:=([.A965]-[.B965])*([.A965]-[.B965])" office:value-type="float" office:value="0.133273914489" calcext:value-type="float">
            <text:p>0.133273914489</text:p>
          </table:table-cell>
          <table:table-cell table:number-columns-repeated="2"/>
        </table:table-row>
        <table:table-row table:style-name="ro1">
          <table:table-cell office:value-type="float" office:value="0.219646" calcext:value-type="float">
            <text:p>0.219646</text:p>
          </table:table-cell>
          <table:table-cell office:value-type="float" office:value="0.60846" calcext:value-type="float">
            <text:p>0.60846</text:p>
          </table:table-cell>
          <table:table-cell table:formula="of:=([.A966]*[.A966])" office:value-type="float" office:value="0.048244365316" calcext:value-type="float">
            <text:p>0.048244365316</text:p>
          </table:table-cell>
          <table:table-cell table:formula="of:=([.A966]-[.B966])*([.A966]-[.B966])" office:value-type="float" office:value="0.151176326596" calcext:value-type="float">
            <text:p>0.151176326596</text:p>
          </table:table-cell>
          <table:table-cell table:number-columns-repeated="2"/>
        </table:table-row>
        <table:table-row table:style-name="ro1">
          <table:table-cell office:value-type="float" office:value="0.305504" calcext:value-type="float">
            <text:p>0.305504</text:p>
          </table:table-cell>
          <table:table-cell office:value-type="float" office:value="0.588085" calcext:value-type="float">
            <text:p>0.588085</text:p>
          </table:table-cell>
          <table:table-cell table:formula="of:=([.A967]*[.A967])" office:value-type="float" office:value="0.093332694016" calcext:value-type="float">
            <text:p>0.093332694016</text:p>
          </table:table-cell>
          <table:table-cell table:formula="of:=([.A967]-[.B967])*([.A967]-[.B967])" office:value-type="float" office:value="0.079852021561" calcext:value-type="float">
            <text:p>0.079852021561</text:p>
          </table:table-cell>
          <table:table-cell table:number-columns-repeated="2"/>
        </table:table-row>
        <table:table-row table:style-name="ro1">
          <table:table-cell office:value-type="float" office:value="0.453325" calcext:value-type="float">
            <text:p>0.453325</text:p>
          </table:table-cell>
          <table:table-cell office:value-type="float" office:value="0.662136" calcext:value-type="float">
            <text:p>0.662136</text:p>
          </table:table-cell>
          <table:table-cell table:formula="of:=([.A968]*[.A968])" office:value-type="float" office:value="0.205503555625" calcext:value-type="float">
            <text:p>0.205503555625</text:p>
          </table:table-cell>
          <table:table-cell table:formula="of:=([.A968]-[.B968])*([.A968]-[.B968])" office:value-type="float" office:value="0.043602033721" calcext:value-type="float">
            <text:p>0.043602033721</text:p>
          </table:table-cell>
          <table:table-cell table:number-columns-repeated="2"/>
        </table:table-row>
        <table:table-row table:style-name="ro1">
          <table:table-cell office:value-type="float" office:value="0.453325" calcext:value-type="float">
            <text:p>0.453325</text:p>
          </table:table-cell>
          <table:table-cell office:value-type="float" office:value="0.692594" calcext:value-type="float">
            <text:p>0.692594</text:p>
          </table:table-cell>
          <table:table-cell table:formula="of:=([.A969]*[.A969])" office:value-type="float" office:value="0.205503555625" calcext:value-type="float">
            <text:p>0.205503555625</text:p>
          </table:table-cell>
          <table:table-cell table:formula="of:=([.A969]-[.B969])*([.A969]-[.B969])" office:value-type="float" office:value="0.057249654361" calcext:value-type="float">
            <text:p>0.057249654361</text:p>
          </table:table-cell>
          <table:table-cell table:number-columns-repeated="2"/>
        </table:table-row>
        <table:table-row table:style-name="ro1">
          <table:table-cell office:value-type="float" office:value="0.549025" calcext:value-type="float">
            <text:p>0.549025</text:p>
          </table:table-cell>
          <table:table-cell office:value-type="float" office:value="0.658633" calcext:value-type="float">
            <text:p>0.658633</text:p>
          </table:table-cell>
          <table:table-cell table:formula="of:=([.A970]*[.A970])" office:value-type="float" office:value="0.301428450625" calcext:value-type="float">
            <text:p>0.301428450625</text:p>
          </table:table-cell>
          <table:table-cell table:formula="of:=([.A970]-[.B970])*([.A970]-[.B970])" office:value-type="float" office:value="0.012013913664" calcext:value-type="float">
            <text:p>0.012013913664</text:p>
          </table:table-cell>
          <table:table-cell table:number-columns-repeated="2"/>
        </table:table-row>
        <table:table-row table:style-name="ro1">
          <table:table-cell office:value-type="float" office:value="0.820551" calcext:value-type="float">
            <text:p>0.820551</text:p>
          </table:table-cell>
          <table:table-cell office:value-type="float" office:value="0.741606" calcext:value-type="float">
            <text:p>0.741606</text:p>
          </table:table-cell>
          <table:table-cell table:formula="of:=([.A971]*[.A971])" office:value-type="float" office:value="0.673303943601" calcext:value-type="float">
            <text:p>0.673303943601</text:p>
          </table:table-cell>
          <table:table-cell table:formula="of:=([.A971]-[.B971])*([.A971]-[.B971])" office:value-type="float" office:value="0.00623231302500001" calcext:value-type="float">
            <text:p>0.00623231302500001</text:p>
          </table:table-cell>
          <table:table-cell table:number-columns-repeated="2"/>
        </table:table-row>
        <table:table-row table:style-name="ro1">
          <table:table-cell office:value-type="float" office:value="0.820551" calcext:value-type="float">
            <text:p>0.820551</text:p>
          </table:table-cell>
          <table:table-cell office:value-type="float" office:value="0.838506" calcext:value-type="float">
            <text:p>0.838506</text:p>
          </table:table-cell>
          <table:table-cell table:formula="of:=([.A972]*[.A972])" office:value-type="float" office:value="0.673303943601" calcext:value-type="float">
            <text:p>0.673303943601</text:p>
          </table:table-cell>
          <table:table-cell table:formula="of:=([.A972]-[.B972])*([.A972]-[.B972])" office:value-type="float" office:value="0.000322382024999998" calcext:value-type="float">
            <text:p>0.000322382024999998</text:p>
          </table:table-cell>
          <table:table-cell table:number-columns-repeated="2"/>
        </table:table-row>
        <table:table-row table:style-name="ro1">
          <table:table-cell office:value-type="float" office:value="0.912532" calcext:value-type="float">
            <text:p>0.912532</text:p>
          </table:table-cell>
          <table:table-cell office:value-type="float" office:value="0.86528" calcext:value-type="float">
            <text:p>0.86528</text:p>
          </table:table-cell>
          <table:table-cell table:formula="of:=([.A973]*[.A973])" office:value-type="float" office:value="0.832714651024" calcext:value-type="float">
            <text:p>0.832714651024</text:p>
          </table:table-cell>
          <table:table-cell table:formula="of:=([.A973]-[.B973])*([.A973]-[.B973])" office:value-type="float" office:value="0.002232751504" calcext:value-type="float">
            <text:p>0.002232751504</text:p>
          </table:table-cell>
          <table:table-cell table:number-columns-repeated="2"/>
        </table:table-row>
        <table:table-row table:style-name="ro1">
          <table:table-cell office:value-type="float" office:value="0.912531" calcext:value-type="float">
            <text:p>0.912531</text:p>
          </table:table-cell>
          <table:table-cell office:value-type="float" office:value="0.983924" calcext:value-type="float">
            <text:p>0.983924</text:p>
          </table:table-cell>
          <table:table-cell table:formula="of:=([.A974]*[.A974])" office:value-type="float" office:value="0.832712825961" calcext:value-type="float">
            <text:p>0.832712825961</text:p>
          </table:table-cell>
          <table:table-cell table:formula="of:=([.A974]-[.B974])*([.A974]-[.B974])" office:value-type="float" office:value="0.00509696044900001" calcext:value-type="float">
            <text:p>0.00509696044900001</text:p>
          </table:table-cell>
          <table:table-cell table:number-columns-repeated="2"/>
        </table:table-row>
        <table:table-row table:style-name="ro1">
          <table:table-cell office:value-type="float" office:value="0.934537" calcext:value-type="float">
            <text:p>0.934537</text:p>
          </table:table-cell>
          <table:table-cell office:value-type="float" office:value="0.993122" calcext:value-type="float">
            <text:p>0.993122</text:p>
          </table:table-cell>
          <table:table-cell table:formula="of:=([.A975]*[.A975])" office:value-type="float" office:value="0.873359404369" calcext:value-type="float">
            <text:p>0.873359404369</text:p>
          </table:table-cell>
          <table:table-cell table:formula="of:=([.A975]-[.B975])*([.A975]-[.B975])" office:value-type="float" office:value="0.003432202225" calcext:value-type="float">
            <text:p>0.003432202225</text:p>
          </table:table-cell>
          <table:table-cell table:number-columns-repeated="2"/>
        </table:table-row>
        <table:table-row table:style-name="ro1">
          <table:table-cell office:value-type="float" office:value="0.999996" calcext:value-type="float">
            <text:p>0.999996</text:p>
          </table:table-cell>
          <table:table-cell office:value-type="float" office:value="0.999196" calcext:value-type="float">
            <text:p>0.999196</text:p>
          </table:table-cell>
          <table:table-cell table:formula="of:=([.A976]*[.A976])" office:value-type="float" office:value="0.999992000016" calcext:value-type="float">
            <text:p>0.999992000016</text:p>
          </table:table-cell>
          <table:table-cell table:formula="of:=([.A976]-[.B976])*([.A976]-[.B976])" office:value-type="float" office:value="0.00000064000000000004" calcext:value-type="float">
            <text:p>6.40000000000037E-07</text:p>
          </table:table-cell>
          <table:table-cell table:number-columns-repeated="2"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000303222" calcext:value-type="float">
            <text:p>0.00000303222</text:p>
          </table:table-cell>
          <table:table-cell table:formula="of:=([.A977]*[.A977])" office:value-type="float" office:value="0.00000000019287376641" calcext:value-type="float">
            <text:p>1.9287376641E-10</text:p>
          </table:table-cell>
          <table:table-cell table:formula="of:=([.A977]-[.B977])*([.A977]-[.B977])" office:value-type="float" office:value="0.00000000011784578826" calcext:value-type="float">
            <text:p>1.178457882624E-10</text:p>
          </table:table-cell>
          <table:table-cell table:number-columns-repeated="2"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000000724457" calcext:value-type="float">
            <text:p>0.00000000724457</text:p>
          </table:table-cell>
          <table:table-cell table:formula="of:=([.A978]*[.A978])" office:value-type="float" office:value="0.00000000035926548849" calcext:value-type="float">
            <text:p>3.5926548849E-10</text:p>
          </table:table-cell>
          <table:table-cell table:formula="of:=([.A978]-[.B978])*([.A978]-[.B978])" office:value-type="float" office:value="0.00000000035899090947" calcext:value-type="float">
            <text:p>3.58990909467492E-10</text:p>
          </table:table-cell>
          <table:table-cell table:number-columns-repeated="2"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664119" calcext:value-type="float">
            <text:p>0.00664119</text:p>
          </table:table-cell>
          <table:table-cell table:formula="of:=([.A979]*[.A979])" office:value-type="float" office:value="0.00000000035926548849" calcext:value-type="float">
            <text:p>3.5926548849E-10</text:p>
          </table:table-cell>
          <table:table-cell table:formula="of:=([.A979]-[.B979])*([.A979]-[.B979])" office:value-type="float" office:value="0.0000438540056663545" calcext:value-type="float">
            <text:p>4.38540056663545E-05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228253" calcext:value-type="float">
            <text:p>0.00228253</text:p>
          </table:table-cell>
          <table:table-cell table:formula="of:=([.A980]*[.A980])" office:value-type="float" office:value="0.00000000000278532734" calcext:value-type="float">
            <text:p>2.7853273449E-12</text:p>
          </table:table-cell>
          <table:table-cell table:formula="of:=([.A980]-[.B980])*([.A980]-[.B980])" office:value-type="float" office:value="0.00000520232722064155" calcext:value-type="float">
            <text:p>5.20232722064155E-06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425514" calcext:value-type="float">
            <text:p>0.00425514</text:p>
          </table:table-cell>
          <table:table-cell table:formula="of:=([.A981]*[.A981])" office:value-type="float" office:value="0.00000000000278532734" calcext:value-type="float">
            <text:p>2.7853273449E-12</text:p>
          </table:table-cell>
          <table:table-cell table:formula="of:=([.A981]-[.B981])*([.A981]-[.B981])" office:value-type="float" office:value="0.0000180920161433269" calcext:value-type="float">
            <text:p>1.80920161433269E-05</text:p>
          </table:table-cell>
          <table:table-cell table:number-columns-repeated="2"/>
        </table:table-row>
        <table:table-row table:style-name="ro1">
          <table:table-cell office:value-type="float" office:value="0.0000963211" calcext:value-type="float">
            <text:p>0.0000963211</text:p>
          </table:table-cell>
          <table:table-cell office:value-type="float" office:value="0.00000000919059" calcext:value-type="float">
            <text:p>0.00000000919059</text:p>
          </table:table-cell>
          <table:table-cell table:formula="of:=([.A982]*[.A982])" office:value-type="float" office:value="0.00000000927775430521" calcext:value-type="float">
            <text:p>9.27775430521E-09</text:p>
          </table:table-cell>
          <table:table-cell table:formula="of:=([.A982]-[.B982])*([.A982]-[.B982])" office:value-type="float" office:value="0.0000000092759838942" calcext:value-type="float">
            <text:p>9.27598389420004E-09</text:p>
          </table:table-cell>
          <table:table-cell table:number-columns-repeated="2"/>
        </table:table-row>
        <table:table-row table:style-name="ro1">
          <table:table-cell office:value-type="float" office:value="0.0000963211" calcext:value-type="float">
            <text:p>0.0000963211</text:p>
          </table:table-cell>
          <table:table-cell office:value-type="float" office:value="0.0000426359" calcext:value-type="float">
            <text:p>0.0000426359</text:p>
          </table:table-cell>
          <table:table-cell table:formula="of:=([.A983]*[.A983])" office:value-type="float" office:value="0.00000000927775430521" calcext:value-type="float">
            <text:p>9.27775430521E-09</text:p>
          </table:table-cell>
          <table:table-cell table:formula="of:=([.A983]-[.B983])*([.A983]-[.B983])" office:value-type="float" office:value="0.00000000288210069904" calcext:value-type="float">
            <text:p>2.88210069904E-09</text:p>
          </table:table-cell>
          <table:table-cell table:number-columns-repeated="2"/>
        </table:table-row>
        <table:table-row table:style-name="ro1">
          <table:table-cell office:value-type="float" office:value="0.0000783205" calcext:value-type="float">
            <text:p>0.0000783205</text:p>
          </table:table-cell>
          <table:table-cell office:value-type="float" office:value="0.00643409" calcext:value-type="float">
            <text:p>0.00643409</text:p>
          </table:table-cell>
          <table:table-cell table:formula="of:=([.A984]*[.A984])" office:value-type="float" office:value="0.00000000613410072025" calcext:value-type="float">
            <text:p>6.13410072025E-09</text:p>
          </table:table-cell>
          <table:table-cell table:formula="of:=([.A984]-[.B984])*([.A984]-[.B984])" office:value-type="float" office:value="0.0000403958059371302" calcext:value-type="float">
            <text:p>4.03958059371302E-05</text:p>
          </table:table-cell>
          <table:table-cell table:number-columns-repeated="2"/>
        </table:table-row>
        <table:table-row table:style-name="ro1">
          <table:table-cell office:value-type="float" office:value="0.00017333" calcext:value-type="float">
            <text:p>0.00017333</text:p>
          </table:table-cell>
          <table:table-cell office:value-type="float" office:value="0.0056266" calcext:value-type="float">
            <text:p>0.0056266</text:p>
          </table:table-cell>
          <table:table-cell table:formula="of:=([.A985]*[.A985])" office:value-type="float" office:value="0.0000000300432889" calcext:value-type="float">
            <text:p>0.0000000300432889</text:p>
          </table:table-cell>
          <table:table-cell table:formula="of:=([.A985]-[.B985])*([.A985]-[.B985])" office:value-type="float" office:value="0.0000297381536929" calcext:value-type="float">
            <text:p>0.0000297381536929</text:p>
          </table:table-cell>
          <table:table-cell table:number-columns-repeated="2"/>
        </table:table-row>
        <table:table-row table:style-name="ro1">
          <table:table-cell office:value-type="float" office:value="0.0000910759" calcext:value-type="float">
            <text:p>0.0000910759</text:p>
          </table:table-cell>
          <table:table-cell office:value-type="float" office:value="0.00415814" calcext:value-type="float">
            <text:p>0.00415814</text:p>
          </table:table-cell>
          <table:table-cell table:formula="of:=([.A986]*[.A986])" office:value-type="float" office:value="0.00000000829481956081" calcext:value-type="float">
            <text:p>8.29481956081E-09</text:p>
          </table:table-cell>
          <table:table-cell table:formula="of:=([.A986]-[.B986])*([.A986]-[.B986])" office:value-type="float" office:value="0.0000165410103935088" calcext:value-type="float">
            <text:p>1.65410103935088E-05</text:p>
          </table:table-cell>
          <table:table-cell table:number-columns-repeated="2"/>
        </table:table-row>
        <table:table-row table:style-name="ro1">
          <table:table-cell office:value-type="float" office:value="0.0000910759" calcext:value-type="float">
            <text:p>0.0000910759</text:p>
          </table:table-cell>
          <table:table-cell office:value-type="float" office:value="0.00461636" calcext:value-type="float">
            <text:p>0.00461636</text:p>
          </table:table-cell>
          <table:table-cell table:formula="of:=([.A987]*[.A987])" office:value-type="float" office:value="0.00000000829481956081" calcext:value-type="float">
            <text:p>8.29481956081E-09</text:p>
          </table:table-cell>
          <table:table-cell table:formula="of:=([.A987]-[.B987])*([.A987]-[.B987])" office:value-type="float" office:value="0.0000204781961857128" calcext:value-type="float">
            <text:p>2.04781961857128E-05</text:p>
          </table:table-cell>
          <table:table-cell table:number-columns-repeated="2"/>
        </table:table-row>
        <table:table-row table:style-name="ro1">
          <table:table-cell office:value-type="float" office:value="0.0000912547" calcext:value-type="float">
            <text:p>0.0000912547</text:p>
          </table:table-cell>
          <table:table-cell office:value-type="float" office:value="0.000000437546" calcext:value-type="float">
            <text:p>0.000000437546</text:p>
          </table:table-cell>
          <table:table-cell table:formula="of:=([.A988]*[.A988])" office:value-type="float" office:value="0.00000000832742027209" calcext:value-type="float">
            <text:p>8.32742027209E-09</text:p>
          </table:table-cell>
          <table:table-cell table:formula="of:=([.A988]-[.B988])*([.A988]-[.B988])" office:value-type="float" office:value="0.00000000824775546066" calcext:value-type="float">
            <text:p>8.24775546065972E-09</text:p>
          </table:table-cell>
          <table:table-cell table:number-columns-repeated="2"/>
        </table:table-row>
        <table:table-row table:style-name="ro1">
          <table:table-cell office:value-type="float" office:value="0.0000912547" calcext:value-type="float">
            <text:p>0.0000912547</text:p>
          </table:table-cell>
          <table:table-cell office:value-type="float" office:value="0.000000164094" calcext:value-type="float">
            <text:p>0.000000164094</text:p>
          </table:table-cell>
          <table:table-cell table:formula="of:=([.A989]*[.A989])" office:value-type="float" office:value="0.00000000832742027209" calcext:value-type="float">
            <text:p>8.32742027209E-09</text:p>
          </table:table-cell>
          <table:table-cell table:formula="of:=([.A989]-[.B989])*([.A989]-[.B989])" office:value-type="float" office:value="0.00000000829749850145" calcext:value-type="float">
            <text:p>8.29749850144724E-09</text:p>
          </table:table-cell>
          <table:table-cell table:number-columns-repeated="2"/>
        </table:table-row>
        <table:table-row table:style-name="ro1">
          <table:table-cell office:value-type="float" office:value="0.0000817776" calcext:value-type="float">
            <text:p>0.0000817776</text:p>
          </table:table-cell>
          <table:table-cell office:value-type="float" office:value="0.0000000887982" calcext:value-type="float">
            <text:p>0.0000000887982</text:p>
          </table:table-cell>
          <table:table-cell table:formula="of:=([.A990]*[.A990])" office:value-type="float" office:value="0.00000000668757586176" calcext:value-type="float">
            <text:p>6.68757586176E-09</text:p>
          </table:table-cell>
          <table:table-cell table:formula="of:=([.A990]-[.B990])*([.A990]-[.B990])" office:value-type="float" office:value="0.00000000667306033952" calcext:value-type="float">
            <text:p>6.67306033951968E-09</text:p>
          </table:table-cell>
          <table:table-cell table:number-columns-repeated="2"/>
        </table:table-row>
        <table:table-row table:style-name="ro1">
          <table:table-cell office:value-type="float" office:value="0.000421941" calcext:value-type="float">
            <text:p>0.000421941</text:p>
          </table:table-cell>
          <table:table-cell office:value-type="float" office:value="0.0680664" calcext:value-type="float">
            <text:p>0.0680664</text:p>
          </table:table-cell>
          <table:table-cell table:formula="of:=([.A991]*[.A991])" office:value-type="float" office:value="0.000000178034207481" calcext:value-type="float">
            <text:p>1.78034207481E-07</text:p>
          </table:table-cell>
          <table:table-cell table:formula="of:=([.A991]-[.B991])*([.A991]-[.B991])" office:value-type="float" office:value="0.00457577283340268" calcext:value-type="float">
            <text:p>0.00457577283340268</text:p>
          </table:table-cell>
          <table:table-cell table:number-columns-repeated="2"/>
        </table:table-row>
        <table:table-row table:style-name="ro1">
          <table:table-cell office:value-type="float" office:value="0.00230038" calcext:value-type="float">
            <text:p>0.00230038</text:p>
          </table:table-cell>
          <table:table-cell office:value-type="float" office:value="0.00285095" calcext:value-type="float">
            <text:p>0.00285095</text:p>
          </table:table-cell>
          <table:table-cell table:formula="of:=([.A992]*[.A992])" office:value-type="float" office:value="0.0000052917481444" calcext:value-type="float">
            <text:p>0.0000052917481444</text:p>
          </table:table-cell>
          <table:table-cell table:formula="of:=([.A992]-[.B992])*([.A992]-[.B992])" office:value-type="float" office:value="0.0000003031273249" calcext:value-type="float">
            <text:p>0.0000003031273249</text:p>
          </table:table-cell>
          <table:table-cell table:number-columns-repeated="2"/>
        </table:table-row>
        <table:table-row table:style-name="ro1">
          <table:table-cell office:value-type="float" office:value="0.0228456" calcext:value-type="float">
            <text:p>0.0228456</text:p>
          </table:table-cell>
          <table:table-cell office:value-type="float" office:value="0.139396" calcext:value-type="float">
            <text:p>0.139396</text:p>
          </table:table-cell>
          <table:table-cell table:formula="of:=([.A993]*[.A993])" office:value-type="float" office:value="0.00052192143936" calcext:value-type="float">
            <text:p>0.00052192143936</text:p>
          </table:table-cell>
          <table:table-cell table:formula="of:=([.A993]-[.B993])*([.A993]-[.B993])" office:value-type="float" office:value="0.01358399574016" calcext:value-type="float">
            <text:p>0.01358399574016</text:p>
          </table:table-cell>
          <table:table-cell table:number-columns-repeated="2"/>
        </table:table-row>
        <table:table-row table:style-name="ro1">
          <table:table-cell office:value-type="float" office:value="0.0228455" calcext:value-type="float">
            <text:p>0.0228455</text:p>
          </table:table-cell>
          <table:table-cell office:value-type="float" office:value="0.145798" calcext:value-type="float">
            <text:p>0.145798</text:p>
          </table:table-cell>
          <table:table-cell table:formula="of:=([.A994]*[.A994])" office:value-type="float" office:value="0.00052191687025" calcext:value-type="float">
            <text:p>0.00052191687025</text:p>
          </table:table-cell>
          <table:table-cell table:formula="of:=([.A994]-[.B994])*([.A994]-[.B994])" office:value-type="float" office:value="0.01511731725625" calcext:value-type="float">
            <text:p>0.01511731725625</text:p>
          </table:table-cell>
          <table:table-cell table:number-columns-repeated="2"/>
        </table:table-row>
        <table:table-row table:style-name="ro1">
          <table:table-cell office:value-type="float" office:value="0.0228456" calcext:value-type="float">
            <text:p>0.0228456</text:p>
          </table:table-cell>
          <table:table-cell office:value-type="float" office:value="0.152082" calcext:value-type="float">
            <text:p>0.152082</text:p>
          </table:table-cell>
          <table:table-cell table:formula="of:=([.A995]*[.A995])" office:value-type="float" office:value="0.00052192143936" calcext:value-type="float">
            <text:p>0.00052192143936</text:p>
          </table:table-cell>
          <table:table-cell table:formula="of:=([.A995]-[.B995])*([.A995]-[.B995])" office:value-type="float" office:value="0.01670204708496" calcext:value-type="float">
            <text:p>0.01670204708496</text:p>
          </table:table-cell>
          <table:table-cell table:number-columns-repeated="2"/>
        </table:table-row>
        <table:table-row table:style-name="ro1">
          <table:table-cell office:value-type="float" office:value="0.0257936" calcext:value-type="float">
            <text:p>0.0257936</text:p>
          </table:table-cell>
          <table:table-cell office:value-type="float" office:value="0.0558884" calcext:value-type="float">
            <text:p>0.0558884</text:p>
          </table:table-cell>
          <table:table-cell table:formula="of:=([.A996]*[.A996])" office:value-type="float" office:value="0.00066530980096" calcext:value-type="float">
            <text:p>0.00066530980096</text:p>
          </table:table-cell>
          <table:table-cell table:formula="of:=([.A996]-[.B996])*([.A996]-[.B996])" office:value-type="float" office:value="0.00090569698704" calcext:value-type="float">
            <text:p>0.00090569698704</text:p>
          </table:table-cell>
          <table:table-cell table:number-columns-repeated="2"/>
        </table:table-row>
        <table:table-row table:style-name="ro1">
          <table:table-cell office:value-type="float" office:value="0.0257937" calcext:value-type="float">
            <text:p>0.0257937</text:p>
          </table:table-cell>
          <table:table-cell office:value-type="float" office:value="0.0580866" calcext:value-type="float">
            <text:p>0.0580866</text:p>
          </table:table-cell>
          <table:table-cell table:formula="of:=([.A997]*[.A997])" office:value-type="float" office:value="0.00066531495969" calcext:value-type="float">
            <text:p>0.00066531495969</text:p>
          </table:table-cell>
          <table:table-cell table:formula="of:=([.A997]-[.B997])*([.A997]-[.B997])" office:value-type="float" office:value="0.00104283139041" calcext:value-type="float">
            <text:p>0.00104283139041</text:p>
          </table:table-cell>
          <table:table-cell table:number-columns-repeated="2"/>
        </table:table-row>
        <table:table-row table:style-name="ro1">
          <table:table-cell office:value-type="float" office:value="0.0125742" calcext:value-type="float">
            <text:p>0.0125742</text:p>
          </table:table-cell>
          <table:table-cell office:value-type="float" office:value="0.0388235" calcext:value-type="float">
            <text:p>0.0388235</text:p>
          </table:table-cell>
          <table:table-cell table:formula="of:=([.A998]*[.A998])" office:value-type="float" office:value="0.00015811050564" calcext:value-type="float">
            <text:p>0.00015811050564</text:p>
          </table:table-cell>
          <table:table-cell table:formula="of:=([.A998]-[.B998])*([.A998]-[.B998])" office:value-type="float" office:value="0.00068902575049" calcext:value-type="float">
            <text:p>0.00068902575049</text:p>
          </table:table-cell>
          <table:table-cell table:number-columns-repeated="2"/>
        </table:table-row>
        <table:table-row table:style-name="ro1">
          <table:table-cell office:value-type="float" office:value="0.0215747" calcext:value-type="float">
            <text:p>0.0215747</text:p>
          </table:table-cell>
          <table:table-cell office:value-type="float" office:value="0.0368223" calcext:value-type="float">
            <text:p>0.0368223</text:p>
          </table:table-cell>
          <table:table-cell table:formula="of:=([.A999]*[.A999])" office:value-type="float" office:value="0.00046546768009" calcext:value-type="float">
            <text:p>0.00046546768009</text:p>
          </table:table-cell>
          <table:table-cell table:formula="of:=([.A999]-[.B999])*([.A999]-[.B999])" office:value-type="float" office:value="0.00023248930576" calcext:value-type="float">
            <text:p>0.00023248930576</text:p>
          </table:table-cell>
          <table:table-cell table:number-columns-repeated="2"/>
        </table:table-row>
        <table:table-row table:style-name="ro1">
          <table:table-cell office:value-type="float" office:value="0.0594684" calcext:value-type="float">
            <text:p>0.0594684</text:p>
          </table:table-cell>
          <table:table-cell office:value-type="float" office:value="0.126053" calcext:value-type="float">
            <text:p>0.126053</text:p>
          </table:table-cell>
          <table:table-cell table:formula="of:=([.A1000]*[.A1000])" office:value-type="float" office:value="0.00353649059856" calcext:value-type="float">
            <text:p>0.00353649059856</text:p>
          </table:table-cell>
          <table:table-cell table:formula="of:=([.A1000]-[.B1000])*([.A1000]-[.B1000])" office:value-type="float" office:value="0.00443350895716" calcext:value-type="float">
            <text:p>0.00443350895716</text:p>
          </table:table-cell>
          <table:table-cell table:number-columns-repeated="2"/>
        </table:table-row>
        <table:table-row table:style-name="ro1">
          <table:table-cell office:value-type="float" office:value="0.0572126" calcext:value-type="float">
            <text:p>0.0572126</text:p>
          </table:table-cell>
          <table:table-cell office:value-type="float" office:value="0.141638" calcext:value-type="float">
            <text:p>0.141638</text:p>
          </table:table-cell>
          <table:table-cell table:formula="of:=([.A1001]*[.A1001])" office:value-type="float" office:value="0.00327328159876" calcext:value-type="float">
            <text:p>0.00327328159876</text:p>
          </table:table-cell>
          <table:table-cell table:formula="of:=([.A1001]-[.B1001])*([.A1001]-[.B1001])" office:value-type="float" office:value="0.00712764816516" calcext:value-type="float">
            <text:p>0.00712764816516</text:p>
          </table:table-cell>
          <table:table-cell table:number-columns-repeated="2"/>
        </table:table-row>
        <table:table-row table:style-name="ro1">
          <table:table-cell office:value-type="float" office:value="0.0572125" calcext:value-type="float">
            <text:p>0.0572125</text:p>
          </table:table-cell>
          <table:table-cell office:value-type="float" office:value="0.0789055" calcext:value-type="float">
            <text:p>0.0789055</text:p>
          </table:table-cell>
          <table:table-cell table:formula="of:=([.A1002]*[.A1002])" office:value-type="float" office:value="0.00327327015625" calcext:value-type="float">
            <text:p>0.00327327015625</text:p>
          </table:table-cell>
          <table:table-cell table:formula="of:=([.A1002]-[.B1002])*([.A1002]-[.B1002])" office:value-type="float" office:value="0.000470586249" calcext:value-type="float">
            <text:p>0.000470586249</text:p>
          </table:table-cell>
          <table:table-cell table:number-columns-repeated="2"/>
        </table:table-row>
        <table:table-row table:style-name="ro1">
          <table:table-cell office:value-type="float" office:value="0.0739071" calcext:value-type="float">
            <text:p>0.0739071</text:p>
          </table:table-cell>
          <table:table-cell office:value-type="float" office:value="0.0802502" calcext:value-type="float">
            <text:p>0.0802502</text:p>
          </table:table-cell>
          <table:table-cell table:formula="of:=([.A1003]*[.A1003])" office:value-type="float" office:value="0.00546225943041" calcext:value-type="float">
            <text:p>0.00546225943041</text:p>
          </table:table-cell>
          <table:table-cell table:formula="of:=([.A1003]-[.B1003])*([.A1003]-[.B1003])" office:value-type="float" office:value="0.0000402349176099999" calcext:value-type="float">
            <text:p>0.0000402349176099999</text:p>
          </table:table-cell>
          <table:table-cell table:number-columns-repeated="2"/>
        </table:table-row>
        <table:table-row table:style-name="ro1">
          <table:table-cell office:value-type="float" office:value="0.12177" calcext:value-type="float">
            <text:p>0.12177</text:p>
          </table:table-cell>
          <table:table-cell office:value-type="float" office:value="0.276855" calcext:value-type="float">
            <text:p>0.276855</text:p>
          </table:table-cell>
          <table:table-cell table:formula="of:=([.A1004]*[.A1004])" office:value-type="float" office:value="0.0148279329" calcext:value-type="float">
            <text:p>0.0148279329</text:p>
          </table:table-cell>
          <table:table-cell table:formula="of:=([.A1004]-[.B1004])*([.A1004]-[.B1004])" office:value-type="float" office:value="0.024051357225" calcext:value-type="float">
            <text:p>0.024051357225</text:p>
          </table:table-cell>
          <table:table-cell table:number-columns-repeated="2"/>
        </table:table-row>
        <table:table-row table:style-name="ro1">
          <table:table-cell office:value-type="float" office:value="0.167683" calcext:value-type="float">
            <text:p>0.167683</text:p>
          </table:table-cell>
          <table:table-cell office:value-type="float" office:value="0.553134" calcext:value-type="float">
            <text:p>0.553134</text:p>
          </table:table-cell>
          <table:table-cell table:formula="of:=([.A1005]*[.A1005])" office:value-type="float" office:value="0.028117588489" calcext:value-type="float">
            <text:p>0.028117588489</text:p>
          </table:table-cell>
          <table:table-cell table:formula="of:=([.A1005]-[.B1005])*([.A1005]-[.B1005])" office:value-type="float" office:value="0.148572473401" calcext:value-type="float">
            <text:p>0.148572473401</text:p>
          </table:table-cell>
          <table:table-cell table:number-columns-repeated="2"/>
        </table:table-row>
        <table:table-row table:style-name="ro1">
          <table:table-cell office:value-type="float" office:value="0.165562" calcext:value-type="float">
            <text:p>0.165562</text:p>
          </table:table-cell>
          <table:table-cell office:value-type="float" office:value="0.46415" calcext:value-type="float">
            <text:p>0.46415</text:p>
          </table:table-cell>
          <table:table-cell table:formula="of:=([.A1006]*[.A1006])" office:value-type="float" office:value="0.027410775844" calcext:value-type="float">
            <text:p>0.027410775844</text:p>
          </table:table-cell>
          <table:table-cell table:formula="of:=([.A1006]-[.B1006])*([.A1006]-[.B1006])" office:value-type="float" office:value="0.089154793744" calcext:value-type="float">
            <text:p>0.089154793744</text:p>
          </table:table-cell>
          <table:table-cell table:number-columns-repeated="2"/>
        </table:table-row>
        <table:table-row table:style-name="ro1">
          <table:table-cell office:value-type="float" office:value="0.621747" calcext:value-type="float">
            <text:p>0.621747</text:p>
          </table:table-cell>
          <table:table-cell office:value-type="float" office:value="0.634177" calcext:value-type="float">
            <text:p>0.634177</text:p>
          </table:table-cell>
          <table:table-cell table:formula="of:=([.A1007]*[.A1007])" office:value-type="float" office:value="0.386569332009" calcext:value-type="float">
            <text:p>0.386569332009</text:p>
          </table:table-cell>
          <table:table-cell table:formula="of:=([.A1007]-[.B1007])*([.A1007]-[.B1007])" office:value-type="float" office:value="0.000154504899999999" calcext:value-type="float">
            <text:p>0.000154504899999999</text:p>
          </table:table-cell>
          <table:table-cell table:number-columns-repeated="2"/>
        </table:table-row>
        <table:table-row table:style-name="ro1">
          <table:table-cell office:value-type="float" office:value="0.671155" calcext:value-type="float">
            <text:p>0.671155</text:p>
          </table:table-cell>
          <table:table-cell office:value-type="float" office:value="0.619496" calcext:value-type="float">
            <text:p>0.619496</text:p>
          </table:table-cell>
          <table:table-cell table:formula="of:=([.A1008]*[.A1008])" office:value-type="float" office:value="0.450449034025" calcext:value-type="float">
            <text:p>0.450449034025</text:p>
          </table:table-cell>
          <table:table-cell table:formula="of:=([.A1008]-[.B1008])*([.A1008]-[.B1008])" office:value-type="float" office:value="0.00266865228099999" calcext:value-type="float">
            <text:p>0.00266865228099999</text:p>
          </table:table-cell>
          <table:table-cell table:number-columns-repeated="2"/>
        </table:table-row>
        <table:table-row table:style-name="ro1">
          <table:table-cell office:value-type="float" office:value="0.671155" calcext:value-type="float">
            <text:p>0.671155</text:p>
          </table:table-cell>
          <table:table-cell office:value-type="float" office:value="0.70983" calcext:value-type="float">
            <text:p>0.70983</text:p>
          </table:table-cell>
          <table:table-cell table:formula="of:=([.A1009]*[.A1009])" office:value-type="float" office:value="0.450449034025" calcext:value-type="float">
            <text:p>0.450449034025</text:p>
          </table:table-cell>
          <table:table-cell table:formula="of:=([.A1009]-[.B1009])*([.A1009]-[.B1009])" office:value-type="float" office:value="0.001495755625" calcext:value-type="float">
            <text:p>0.001495755625</text:p>
          </table:table-cell>
          <table:table-cell table:number-columns-repeated="2"/>
        </table:table-row>
        <table:table-row table:style-name="ro1">
          <table:table-cell office:value-type="float" office:value="0.809857" calcext:value-type="float">
            <text:p>0.809857</text:p>
          </table:table-cell>
          <table:table-cell office:value-type="float" office:value="0.794117" calcext:value-type="float">
            <text:p>0.794117</text:p>
          </table:table-cell>
          <table:table-cell table:formula="of:=([.A1010]*[.A1010])" office:value-type="float" office:value="0.655868360449" calcext:value-type="float">
            <text:p>0.655868360449</text:p>
          </table:table-cell>
          <table:table-cell table:formula="of:=([.A1010]-[.B1010])*([.A1010]-[.B1010])" office:value-type="float" office:value="0.000247747600000003" calcext:value-type="float">
            <text:p>0.000247747600000003</text:p>
          </table:table-cell>
          <table:table-cell table:number-columns-repeated="2"/>
        </table:table-row>
        <table:table-row table:style-name="ro1">
          <table:table-cell office:value-type="float" office:value="0.870301" calcext:value-type="float">
            <text:p>0.870301</text:p>
          </table:table-cell>
          <table:table-cell office:value-type="float" office:value="0.90257" calcext:value-type="float">
            <text:p>0.90257</text:p>
          </table:table-cell>
          <table:table-cell table:formula="of:=([.A1011]*[.A1011])" office:value-type="float" office:value="0.757423830601" calcext:value-type="float">
            <text:p>0.757423830601</text:p>
          </table:table-cell>
          <table:table-cell table:formula="of:=([.A1011]-[.B1011])*([.A1011]-[.B1011])" office:value-type="float" office:value="0.001041288361" calcext:value-type="float">
            <text:p>0.001041288361</text:p>
          </table:table-cell>
          <table:table-cell table:number-columns-repeated="2"/>
        </table:table-row>
        <table:table-row table:style-name="ro1">
          <table:table-cell office:value-type="float" office:value="0.967056" calcext:value-type="float">
            <text:p>0.967056</text:p>
          </table:table-cell>
          <table:table-cell office:value-type="float" office:value="0.939992" calcext:value-type="float">
            <text:p>0.939992</text:p>
          </table:table-cell>
          <table:table-cell table:formula="of:=([.A1012]*[.A1012])" office:value-type="float" office:value="0.935197307136" calcext:value-type="float">
            <text:p>0.935197307136</text:p>
          </table:table-cell>
          <table:table-cell table:formula="of:=([.A1012]-[.B1012])*([.A1012]-[.B1012])" office:value-type="float" office:value="0.000732460095999999" calcext:value-type="float">
            <text:p>0.000732460095999999</text:p>
          </table:table-cell>
          <table:table-cell table:number-columns-repeated="2"/>
        </table:table-row>
        <table:table-row table:style-name="ro1">
          <table:table-cell office:value-type="float" office:value="0.967056" calcext:value-type="float">
            <text:p>0.967056</text:p>
          </table:table-cell>
          <table:table-cell office:value-type="float" office:value="0.968262" calcext:value-type="float">
            <text:p>0.968262</text:p>
          </table:table-cell>
          <table:table-cell table:formula="of:=([.A1013]*[.A1013])" office:value-type="float" office:value="0.935197307136" calcext:value-type="float">
            <text:p>0.935197307136</text:p>
          </table:table-cell>
          <table:table-cell table:formula="of:=([.A1013]-[.B1013])*([.A1013]-[.B1013])" office:value-type="float" office:value="0.00000145443599999983" calcext:value-type="float">
            <text:p>1.45443599999983E-06</text:p>
          </table:table-cell>
          <table:table-cell table:number-columns-repeated="2"/>
        </table:table-row>
        <table:table-row table:style-name="ro1">
          <table:table-cell office:value-type="float" office:value="0.967056" calcext:value-type="float">
            <text:p>0.967056</text:p>
          </table:table-cell>
          <table:table-cell office:value-type="float" office:value="0.981516" calcext:value-type="float">
            <text:p>0.981516</text:p>
          </table:table-cell>
          <table:table-cell table:formula="of:=([.A1014]*[.A1014])" office:value-type="float" office:value="0.935197307136" calcext:value-type="float">
            <text:p>0.935197307136</text:p>
          </table:table-cell>
          <table:table-cell table:formula="of:=([.A1014]-[.B1014])*([.A1014]-[.B1014])" office:value-type="float" office:value="0.000209091600000001" calcext:value-type="float">
            <text:p>0.000209091600000001</text:p>
          </table:table-cell>
          <table:table-cell table:number-columns-repeated="2"/>
        </table:table-row>
        <table:table-row table:style-name="ro1">
          <table:table-cell office:value-type="float" office:value="0.988962" calcext:value-type="float">
            <text:p>0.988962</text:p>
          </table:table-cell>
          <table:table-cell office:value-type="float" office:value="0.999997" calcext:value-type="float">
            <text:p>0.999997</text:p>
          </table:table-cell>
          <table:table-cell table:formula="of:=([.A1015]*[.A1015])" office:value-type="float" office:value="0.978045837444" calcext:value-type="float">
            <text:p>0.978045837444</text:p>
          </table:table-cell>
          <table:table-cell table:formula="of:=([.A1015]-[.B1015])*([.A1015]-[.B1015])" office:value-type="float" office:value="0.000121771225" calcext:value-type="float">
            <text:p>0.000121771225</text:p>
          </table:table-cell>
          <table:table-cell table:number-columns-repeated="2"/>
        </table:table-row>
        <table:table-row table:style-name="ro1">
          <table:table-cell office:value-type="float" office:value="0.0000226498" calcext:value-type="float">
            <text:p>0.0000226498</text:p>
          </table:table-cell>
          <table:table-cell office:value-type="float" office:value="0.00000000711547" calcext:value-type="float">
            <text:p>0.00000000711547</text:p>
          </table:table-cell>
          <table:table-cell table:formula="of:=([.A1016]*[.A1016])" office:value-type="float" office:value="0.00000000051301344004" calcext:value-type="float">
            <text:p>5.1301344004E-10</text:p>
          </table:table-cell>
          <table:table-cell table:formula="of:=([.A1016]-[.B1016])*([.A1016]-[.B1016])" office:value-type="float" office:value="0.00000000051269116273" calcext:value-type="float">
            <text:p>5.12691162725101E-10</text:p>
          </table:table-cell>
          <table:table-cell table:number-columns-repeated="2"/>
        </table:table-row>
        <table:table-row table:style-name="ro1">
          <table:table-cell office:value-type="float" office:value="0.00000607967" calcext:value-type="float">
            <text:p>0.00000607967</text:p>
          </table:table-cell>
          <table:table-cell office:value-type="float" office:value="0.000951795" calcext:value-type="float">
            <text:p>0.000951795</text:p>
          </table:table-cell>
          <table:table-cell table:formula="of:=([.A1017]*[.A1017])" office:value-type="float" office:value="0.00000000003696238731" calcext:value-type="float">
            <text:p>3.69623873089E-11</text:p>
          </table:table-cell>
          <table:table-cell table:formula="of:=([.A1017]-[.B1017])*([.A1017]-[.B1017])" office:value-type="float" office:value="0.00000089437748539701" calcext:value-type="float">
            <text:p>8.94377485397009E-07</text:p>
          </table:table-cell>
          <table:table-cell table:number-columns-repeated="2"/>
        </table:table-row>
        <table:table-row table:style-name="ro1">
          <table:table-cell office:value-type="float" office:value="0.0000501275" calcext:value-type="float">
            <text:p>0.0000501275</text:p>
          </table:table-cell>
          <table:table-cell office:value-type="float" office:value="0.000364725" calcext:value-type="float">
            <text:p>0.000364725</text:p>
          </table:table-cell>
          <table:table-cell table:formula="of:=([.A1018]*[.A1018])" office:value-type="float" office:value="0.00000000251276625625" calcext:value-type="float">
            <text:p>2.51276625625E-09</text:p>
          </table:table-cell>
          <table:table-cell table:formula="of:=([.A1018]-[.B1018])*([.A1018]-[.B1018])" office:value-type="float" office:value="0.00000009897158700625" calcext:value-type="float">
            <text:p>9.897158700625E-08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432719" calcext:value-type="float">
            <text:p>0.000432719</text:p>
          </table:table-cell>
          <table:table-cell table:formula="of:=([.A1019]*[.A1019])" office:value-type="float" office:value="0.00000000022027309056" calcext:value-type="float">
            <text:p>2.2027309056E-10</text:p>
          </table:table-cell>
          <table:table-cell table:formula="of:=([.A1019]-[.B1019])*([.A1019]-[.B1019])" office:value-type="float" office:value="0.00000017462152143076" calcext:value-type="float">
            <text:p>1.7462152143076E-07</text:p>
          </table:table-cell>
          <table:table-cell table:number-columns-repeated="2"/>
        </table:table-row>
        <table:table-row table:style-name="ro1">
          <table:table-cell office:value-type="float" office:value="0.0000863671" calcext:value-type="float">
            <text:p>0.0000863671</text:p>
          </table:table-cell>
          <table:table-cell office:value-type="float" office:value="0.00000483363" calcext:value-type="float">
            <text:p>0.00000483363</text:p>
          </table:table-cell>
          <table:table-cell table:formula="of:=([.A1020]*[.A1020])" office:value-type="float" office:value="0.00000000745927596241" calcext:value-type="float">
            <text:p>7.45927596241E-09</text:p>
          </table:table-cell>
          <table:table-cell table:formula="of:=([.A1020]-[.B1020])*([.A1020]-[.B1020])" office:value-type="float" office:value="0.00000000664770673024" calcext:value-type="float">
            <text:p>6.6477067302409E-09</text:p>
          </table:table-cell>
          <table:table-cell table:number-columns-repeated="2"/>
        </table:table-row>
        <table:table-row table:style-name="ro1">
          <table:table-cell office:value-type="float" office:value="0.0000323057" calcext:value-type="float">
            <text:p>0.0000323057</text:p>
          </table:table-cell>
          <table:table-cell office:value-type="float" office:value="0.00000146668" calcext:value-type="float">
            <text:p>0.00000146668</text:p>
          </table:table-cell>
          <table:table-cell table:formula="of:=([.A1021]*[.A1021])" office:value-type="float" office:value="0.00000000104365825249" calcext:value-type="float">
            <text:p>1.04365825249E-09</text:p>
          </table:table-cell>
          <table:table-cell table:formula="of:=([.A1021]-[.B1021])*([.A1021]-[.B1021])" office:value-type="float" office:value="0.00000000095104515456" calcext:value-type="float">
            <text:p>9.510451545604E-10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145955" calcext:value-type="float">
            <text:p>0.0000145955</text:p>
          </table:table-cell>
          <table:table-cell table:formula="of:=([.A1022]*[.A1022])" office:value-type="float" office:value="0.00000000000060040802" calcext:value-type="float">
            <text:p>6.004080196E-13</text:p>
          </table:table-cell>
          <table:table-cell table:formula="of:=([.A1022]-[.B1022])*([.A1022]-[.B1022])" office:value-type="float" office:value="0.00000000019101009001" calcext:value-type="float">
            <text:p>1.910100900096E-10</text:p>
          </table:table-cell>
          <table:table-cell table:number-columns-repeated="2"/>
        </table:table-row>
        <table:table-row table:style-name="ro1">
          <table:table-cell office:value-type="float" office:value="0.0000163317" calcext:value-type="float">
            <text:p>0.0000163317</text:p>
          </table:table-cell>
          <table:table-cell office:value-type="float" office:value="0.0000000527296" calcext:value-type="float">
            <text:p>0.0000000527296</text:p>
          </table:table-cell>
          <table:table-cell table:formula="of:=([.A1023]*[.A1023])" office:value-type="float" office:value="0.00000000026672442489" calcext:value-type="float">
            <text:p>2.6672442489E-10</text:p>
          </table:table-cell>
          <table:table-cell table:formula="of:=([.A1023]-[.B1023])*([.A1023]-[.B1023])" office:value-type="float" office:value="0.00000000026500487728" calcext:value-type="float">
            <text:p>2.65004877284076E-10</text:p>
          </table:table-cell>
          <table:table-cell table:number-columns-repeated="2"/>
        </table:table-row>
        <table:table-row table:style-name="ro1">
          <table:table-cell office:value-type="float" office:value="0.0000522137" calcext:value-type="float">
            <text:p>0.0000522137</text:p>
          </table:table-cell>
          <table:table-cell office:value-type="float" office:value="0.00000289336" calcext:value-type="float">
            <text:p>0.00000289336</text:p>
          </table:table-cell>
          <table:table-cell table:formula="of:=([.A1024]*[.A1024])" office:value-type="float" office:value="0.00000000272627046769" calcext:value-type="float">
            <text:p>2.72627046769E-09</text:p>
          </table:table-cell>
          <table:table-cell table:formula="of:=([.A1024]-[.B1024])*([.A1024]-[.B1024])" office:value-type="float" office:value="0.00000000243249593772" calcext:value-type="float">
            <text:p>2.4324959377156E-09</text:p>
          </table:table-cell>
          <table:table-cell table:number-columns-repeated="2"/>
        </table:table-row>
        <table:table-row table:style-name="ro1">
          <table:table-cell office:value-type="float" office:value="0.0000522137" calcext:value-type="float">
            <text:p>0.0000522137</text:p>
          </table:table-cell>
          <table:table-cell office:value-type="float" office:value="0.00392761" calcext:value-type="float">
            <text:p>0.00392761</text:p>
          </table:table-cell>
          <table:table-cell table:formula="of:=([.A1025]*[.A1025])" office:value-type="float" office:value="0.00000000272627046769" calcext:value-type="float">
            <text:p>2.72627046769E-09</text:p>
          </table:table-cell>
          <table:table-cell table:formula="of:=([.A1025]-[.B1025])*([.A1025]-[.B1025])" office:value-type="float" office:value="0.0000150186964820537" calcext:value-type="float">
            <text:p>1.50186964820537E-05</text:p>
          </table:table-cell>
          <table:table-cell table:number-columns-repeated="2"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0184891" calcext:value-type="float">
            <text:p>0.000184891</text:p>
          </table:table-cell>
          <table:table-cell table:formula="of:=([.A1026]*[.A1026])" office:value-type="float" office:value="0.00000000004377304385" calcext:value-type="float">
            <text:p>4.37730438544E-11</text:p>
          </table:table-cell>
          <table:table-cell table:formula="of:=([.A1026]-[.B1026])*([.A1026]-[.B1026])" office:value-type="float" office:value="0.00000003178193283901" calcext:value-type="float">
            <text:p>3.17819328390144E-08</text:p>
          </table:table-cell>
          <table:table-cell table:number-columns-repeated="2"/>
        </table:table-row>
        <table:table-row table:style-name="ro1">
          <table:table-cell office:value-type="float" office:value="0.00000661612" calcext:value-type="float">
            <text:p>0.00000661612</text:p>
          </table:table-cell>
          <table:table-cell office:value-type="float" office:value="0.00000216036" calcext:value-type="float">
            <text:p>0.00000216036</text:p>
          </table:table-cell>
          <table:table-cell table:formula="of:=([.A1027]*[.A1027])" office:value-type="float" office:value="0.00000000004377304385" calcext:value-type="float">
            <text:p>4.37730438544E-11</text:p>
          </table:table-cell>
          <table:table-cell table:formula="of:=([.A1027]-[.B1027])*([.A1027]-[.B1027])" office:value-type="float" office:value="0.00000000001985379718" calcext:value-type="float">
            <text:p>1.98537971776E-11</text:p>
          </table:table-cell>
          <table:table-cell table:number-columns-repeated="2"/>
        </table:table-row>
        <table:table-row table:style-name="ro1">
          <table:table-cell office:value-type="float" office:value="0.00264806" calcext:value-type="float">
            <text:p>0.00264806</text:p>
          </table:table-cell>
          <table:table-cell office:value-type="float" office:value="0.000634473" calcext:value-type="float">
            <text:p>0.000634473</text:p>
          </table:table-cell>
          <table:table-cell table:formula="of:=([.A1028]*[.A1028])" office:value-type="float" office:value="0.0000070122217636" calcext:value-type="float">
            <text:p>0.0000070122217636</text:p>
          </table:table-cell>
          <table:table-cell table:formula="of:=([.A1028]-[.B1028])*([.A1028]-[.B1028])" office:value-type="float" office:value="0.000004054532606569" calcext:value-type="float">
            <text:p>4.054532606569E-06</text:p>
          </table:table-cell>
          <table:table-cell table:number-columns-repeated="2"/>
        </table:table-row>
        <table:table-row table:style-name="ro1">
          <table:table-cell office:value-type="float" office:value="0.00241911" calcext:value-type="float">
            <text:p>0.00241911</text:p>
          </table:table-cell>
          <table:table-cell office:value-type="float" office:value="0.00176579" calcext:value-type="float">
            <text:p>0.00176579</text:p>
          </table:table-cell>
          <table:table-cell table:formula="of:=([.A1029]*[.A1029])" office:value-type="float" office:value="0.0000058520931921" calcext:value-type="float">
            <text:p>0.0000058520931921</text:p>
          </table:table-cell>
          <table:table-cell table:formula="of:=([.A1029]-[.B1029])*([.A1029]-[.B1029])" office:value-type="float" office:value="0.0000004268270224" calcext:value-type="float">
            <text:p>0.0000004268270224</text:p>
          </table:table-cell>
          <table:table-cell table:number-columns-repeated="2"/>
        </table:table-row>
        <table:table-row table:style-name="ro1">
          <table:table-cell office:value-type="float" office:value="0.00408679" calcext:value-type="float">
            <text:p>0.00408679</text:p>
          </table:table-cell>
          <table:table-cell office:value-type="float" office:value="0.00156154" calcext:value-type="float">
            <text:p>0.00156154</text:p>
          </table:table-cell>
          <table:table-cell table:formula="of:=([.A1030]*[.A1030])" office:value-type="float" office:value="0.0000167018525041" calcext:value-type="float">
            <text:p>0.0000167018525041</text:p>
          </table:table-cell>
          <table:table-cell table:formula="of:=([.A1030]-[.B1030])*([.A1030]-[.B1030])" office:value-type="float" office:value="0.0000063768875625" calcext:value-type="float">
            <text:p>0.0000063768875625</text:p>
          </table:table-cell>
          <table:table-cell table:number-columns-repeated="2"/>
        </table:table-row>
        <table:table-row table:style-name="ro1">
          <table:table-cell office:value-type="float" office:value="0.018387" calcext:value-type="float">
            <text:p>0.018387</text:p>
          </table:table-cell>
          <table:table-cell office:value-type="float" office:value="0.0819357" calcext:value-type="float">
            <text:p>0.0819357</text:p>
          </table:table-cell>
          <table:table-cell table:formula="of:=([.A1031]*[.A1031])" office:value-type="float" office:value="0.000338081769" calcext:value-type="float">
            <text:p>0.000338081769</text:p>
          </table:table-cell>
          <table:table-cell table:formula="of:=([.A1031]-[.B1031])*([.A1031]-[.B1031])" office:value-type="float" office:value="0.00403843727169" calcext:value-type="float">
            <text:p>0.00403843727169</text:p>
          </table:table-cell>
          <table:table-cell table:number-columns-repeated="2"/>
        </table:table-row>
        <table:table-row table:style-name="ro1">
          <table:table-cell office:value-type="float" office:value="0.0120958" calcext:value-type="float">
            <text:p>0.0120958</text:p>
          </table:table-cell>
          <table:table-cell office:value-type="float" office:value="0.000478681" calcext:value-type="float">
            <text:p>0.000478681</text:p>
          </table:table-cell>
          <table:table-cell table:formula="of:=([.A1032]*[.A1032])" office:value-type="float" office:value="0.00014630837764" calcext:value-type="float">
            <text:p>0.00014630837764</text:p>
          </table:table-cell>
          <table:table-cell table:formula="of:=([.A1032]-[.B1032])*([.A1032]-[.B1032])" office:value-type="float" office:value="0.000134957453860161" calcext:value-type="float">
            <text:p>0.000134957453860161</text:p>
          </table:table-cell>
          <table:table-cell table:number-columns-repeated="2"/>
        </table:table-row>
        <table:table-row table:style-name="ro1">
          <table:table-cell office:value-type="float" office:value="0.00546408" calcext:value-type="float">
            <text:p>0.00546408</text:p>
          </table:table-cell>
          <table:table-cell office:value-type="float" office:value="0.0585568" calcext:value-type="float">
            <text:p>0.0585568</text:p>
          </table:table-cell>
          <table:table-cell table:formula="of:=([.A1033]*[.A1033])" office:value-type="float" office:value="0.0000298561702464" calcext:value-type="float">
            <text:p>0.0000298561702464</text:p>
          </table:table-cell>
          <table:table-cell table:formula="of:=([.A1033]-[.B1033])*([.A1033]-[.B1033])" office:value-type="float" office:value="0.0028188369169984" calcext:value-type="float">
            <text:p>0.0028188369169984</text:p>
          </table:table-cell>
          <table:table-cell table:number-columns-repeated="2"/>
        </table:table-row>
        <table:table-row table:style-name="ro1">
          <table:table-cell office:value-type="float" office:value="0.00855714" calcext:value-type="float">
            <text:p>0.00855714</text:p>
          </table:table-cell>
          <table:table-cell office:value-type="float" office:value="0.0598496" calcext:value-type="float">
            <text:p>0.0598496</text:p>
          </table:table-cell>
          <table:table-cell table:formula="of:=([.A1034]*[.A1034])" office:value-type="float" office:value="0.0000732246449796" calcext:value-type="float">
            <text:p>0.0000732246449796</text:p>
          </table:table-cell>
          <table:table-cell table:formula="of:=([.A1034]-[.B1034])*([.A1034]-[.B1034])" office:value-type="float" office:value="0.0026309164528516" calcext:value-type="float">
            <text:p>0.0026309164528516</text:p>
          </table:table-cell>
          <table:table-cell table:number-columns-repeated="2"/>
        </table:table-row>
        <table:table-row table:style-name="ro1">
          <table:table-cell office:value-type="float" office:value="0.00855714" calcext:value-type="float">
            <text:p>0.00855714</text:p>
          </table:table-cell>
          <table:table-cell office:value-type="float" office:value="0.00663769" calcext:value-type="float">
            <text:p>0.00663769</text:p>
          </table:table-cell>
          <table:table-cell table:formula="of:=([.A1035]*[.A1035])" office:value-type="float" office:value="0.0000732246449796" calcext:value-type="float">
            <text:p>0.0000732246449796</text:p>
          </table:table-cell>
          <table:table-cell table:formula="of:=([.A1035]-[.B1035])*([.A1035]-[.B1035])" office:value-type="float" office:value="0.0000036842883025" calcext:value-type="float">
            <text:p>0.0000036842883025</text:p>
          </table:table-cell>
          <table:table-cell table:number-columns-repeated="2"/>
        </table:table-row>
        <table:table-row table:style-name="ro1">
          <table:table-cell office:value-type="float" office:value="0.0222932" calcext:value-type="float">
            <text:p>0.0222932</text:p>
          </table:table-cell>
          <table:table-cell office:value-type="float" office:value="0.00395746" calcext:value-type="float">
            <text:p>0.00395746</text:p>
          </table:table-cell>
          <table:table-cell table:formula="of:=([.A1036]*[.A1036])" office:value-type="float" office:value="0.00049698676624" calcext:value-type="float">
            <text:p>0.00049698676624</text:p>
          </table:table-cell>
          <table:table-cell table:formula="of:=([.A1036]-[.B1036])*([.A1036]-[.B1036])" office:value-type="float" office:value="0.0003361993613476" calcext:value-type="float">
            <text:p>0.0003361993613476</text:p>
          </table:table-cell>
          <table:table-cell table:number-columns-repeated="2"/>
        </table:table-row>
        <table:table-row table:style-name="ro1">
          <table:table-cell office:value-type="float" office:value="0.0431156" calcext:value-type="float">
            <text:p>0.0431156</text:p>
          </table:table-cell>
          <table:table-cell office:value-type="float" office:value="0.00305536" calcext:value-type="float">
            <text:p>0.00305536</text:p>
          </table:table-cell>
          <table:table-cell table:formula="of:=([.A1037]*[.A1037])" office:value-type="float" office:value="0.00185895496336" calcext:value-type="float">
            <text:p>0.00185895496336</text:p>
          </table:table-cell>
          <table:table-cell table:formula="of:=([.A1037]-[.B1037])*([.A1037]-[.B1037])" office:value-type="float" office:value="0.0016048228288576" calcext:value-type="float">
            <text:p>0.0016048228288576</text:p>
          </table:table-cell>
          <table:table-cell table:number-columns-repeated="2"/>
        </table:table-row>
        <table:table-row table:style-name="ro1">
          <table:table-cell office:value-type="float" office:value="0.0908499" calcext:value-type="float">
            <text:p>0.0908499</text:p>
          </table:table-cell>
          <table:table-cell office:value-type="float" office:value="0.00426327" calcext:value-type="float">
            <text:p>0.00426327</text:p>
          </table:table-cell>
          <table:table-cell table:formula="of:=([.A1038]*[.A1038])" office:value-type="float" office:value="0.00825370433001" calcext:value-type="float">
            <text:p>0.00825370433001</text:p>
          </table:table-cell>
          <table:table-cell table:formula="of:=([.A1038]-[.B1038])*([.A1038]-[.B1038])" office:value-type="float" office:value="0.0074972444947569" calcext:value-type="float">
            <text:p>0.0074972444947569</text:p>
          </table:table-cell>
          <table:table-cell table:number-columns-repeated="2"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155874" calcext:value-type="float">
            <text:p>0.155874</text:p>
          </table:table-cell>
          <table:table-cell table:formula="of:=([.A1039]*[.A1039])" office:value-type="float" office:value="0.1165129956" calcext:value-type="float">
            <text:p>0.1165129956</text:p>
          </table:table-cell>
          <table:table-cell table:formula="of:=([.A1039]-[.B1039])*([.A1039]-[.B1039])" office:value-type="float" office:value="0.034397637156" calcext:value-type="float">
            <text:p>0.034397637156</text:p>
          </table:table-cell>
          <table:table-cell table:number-columns-repeated="2"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256611" calcext:value-type="float">
            <text:p>0.256611</text:p>
          </table:table-cell>
          <table:table-cell table:formula="of:=([.A1040]*[.A1040])" office:value-type="float" office:value="0.1165129956" calcext:value-type="float">
            <text:p>0.1165129956</text:p>
          </table:table-cell>
          <table:table-cell table:formula="of:=([.A1040]-[.B1040])*([.A1040]-[.B1040])" office:value-type="float" office:value="0.007179003441" calcext:value-type="float">
            <text:p>0.007179003441</text:p>
          </table:table-cell>
          <table:table-cell table:number-columns-repeated="2"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266242" calcext:value-type="float">
            <text:p>0.266242</text:p>
          </table:table-cell>
          <table:table-cell table:formula="of:=([.A1041]*[.A1041])" office:value-type="float" office:value="0.1165129956" calcext:value-type="float">
            <text:p>0.1165129956</text:p>
          </table:table-cell>
          <table:table-cell table:formula="of:=([.A1041]-[.B1041])*([.A1041]-[.B1041])" office:value-type="float" office:value="0.005639709604" calcext:value-type="float">
            <text:p>0.005639709604</text:p>
          </table:table-cell>
          <table:table-cell table:number-columns-repeated="2"/>
        </table:table-row>
        <table:table-row table:style-name="ro1">
          <table:table-cell office:value-type="float" office:value="0.34134" calcext:value-type="float">
            <text:p>0.34134</text:p>
          </table:table-cell>
          <table:table-cell office:value-type="float" office:value="0.328441" calcext:value-type="float">
            <text:p>0.328441</text:p>
          </table:table-cell>
          <table:table-cell table:formula="of:=([.A1042]*[.A1042])" office:value-type="float" office:value="0.1165129956" calcext:value-type="float">
            <text:p>0.1165129956</text:p>
          </table:table-cell>
          <table:table-cell table:formula="of:=([.A1042]-[.B1042])*([.A1042]-[.B1042])" office:value-type="float" office:value="0.000166384201" calcext:value-type="float">
            <text:p>0.000166384201</text:p>
          </table:table-cell>
          <table:table-cell table:number-columns-repeated="2"/>
        </table:table-row>
        <table:table-row table:style-name="ro1">
          <table:table-cell office:value-type="float" office:value="0.404169" calcext:value-type="float">
            <text:p>0.404169</text:p>
          </table:table-cell>
          <table:table-cell office:value-type="float" office:value="0.224931" calcext:value-type="float">
            <text:p>0.224931</text:p>
          </table:table-cell>
          <table:table-cell table:formula="of:=([.A1043]*[.A1043])" office:value-type="float" office:value="0.163352580561" calcext:value-type="float">
            <text:p>0.163352580561</text:p>
          </table:table-cell>
          <table:table-cell table:formula="of:=([.A1043]-[.B1043])*([.A1043]-[.B1043])" office:value-type="float" office:value="0.032126260644" calcext:value-type="float">
            <text:p>0.032126260644</text:p>
          </table:table-cell>
          <table:table-cell table:number-columns-repeated="2"/>
        </table:table-row>
        <table:table-row table:style-name="ro1">
          <table:table-cell office:value-type="float" office:value="0.404169" calcext:value-type="float">
            <text:p>0.404169</text:p>
          </table:table-cell>
          <table:table-cell office:value-type="float" office:value="0.234066" calcext:value-type="float">
            <text:p>0.234066</text:p>
          </table:table-cell>
          <table:table-cell table:formula="of:=([.A1044]*[.A1044])" office:value-type="float" office:value="0.163352580561" calcext:value-type="float">
            <text:p>0.163352580561</text:p>
          </table:table-cell>
          <table:table-cell table:formula="of:=([.A1044]-[.B1044])*([.A1044]-[.B1044])" office:value-type="float" office:value="0.028935030609" calcext:value-type="float">
            <text:p>0.028935030609</text:p>
          </table:table-cell>
          <table:table-cell table:number-columns-repeated="2"/>
        </table:table-row>
        <table:table-row table:style-name="ro1">
          <table:table-cell office:value-type="float" office:value="0.472447" calcext:value-type="float">
            <text:p>0.472447</text:p>
          </table:table-cell>
          <table:table-cell office:value-type="float" office:value="0.35674" calcext:value-type="float">
            <text:p>0.35674</text:p>
          </table:table-cell>
          <table:table-cell table:formula="of:=([.A1045]*[.A1045])" office:value-type="float" office:value="0.223206167809" calcext:value-type="float">
            <text:p>0.223206167809</text:p>
          </table:table-cell>
          <table:table-cell table:formula="of:=([.A1045]-[.B1045])*([.A1045]-[.B1045])" office:value-type="float" office:value="0.013388109849" calcext:value-type="float">
            <text:p>0.013388109849</text:p>
          </table:table-cell>
          <table:table-cell table:number-columns-repeated="2"/>
        </table:table-row>
        <table:table-row table:style-name="ro1">
          <table:table-cell office:value-type="float" office:value="0.515341" calcext:value-type="float">
            <text:p>0.515341</text:p>
          </table:table-cell>
          <table:table-cell office:value-type="float" office:value="0.627699" calcext:value-type="float">
            <text:p>0.627699</text:p>
          </table:table-cell>
          <table:table-cell table:formula="of:=([.A1046]*[.A1046])" office:value-type="float" office:value="0.265576346281" calcext:value-type="float">
            <text:p>0.265576346281</text:p>
          </table:table-cell>
          <table:table-cell table:formula="of:=([.A1046]-[.B1046])*([.A1046]-[.B1046])" office:value-type="float" office:value="0.012624320164" calcext:value-type="float">
            <text:p>0.012624320164</text:p>
          </table:table-cell>
          <table:table-cell table:number-columns-repeated="2"/>
        </table:table-row>
        <table:table-row table:style-name="ro1">
          <table:table-cell office:value-type="float" office:value="0.515341" calcext:value-type="float">
            <text:p>0.515341</text:p>
          </table:table-cell>
          <table:table-cell office:value-type="float" office:value="0.741804" calcext:value-type="float">
            <text:p>0.741804</text:p>
          </table:table-cell>
          <table:table-cell table:formula="of:=([.A1047]*[.A1047])" office:value-type="float" office:value="0.265576346281" calcext:value-type="float">
            <text:p>0.265576346281</text:p>
          </table:table-cell>
          <table:table-cell table:formula="of:=([.A1047]-[.B1047])*([.A1047]-[.B1047])" office:value-type="float" office:value="0.051285490369" calcext:value-type="float">
            <text:p>0.051285490369</text:p>
          </table:table-cell>
          <table:table-cell table:number-columns-repeated="2"/>
        </table:table-row>
        <table:table-row table:style-name="ro1">
          <table:table-cell office:value-type="float" office:value="0.63927" calcext:value-type="float">
            <text:p>0.63927</text:p>
          </table:table-cell>
          <table:table-cell office:value-type="float" office:value="0.688618" calcext:value-type="float">
            <text:p>0.688618</text:p>
          </table:table-cell>
          <table:table-cell table:formula="of:=([.A1048]*[.A1048])" office:value-type="float" office:value="0.4086661329" calcext:value-type="float">
            <text:p>0.4086661329</text:p>
          </table:table-cell>
          <table:table-cell table:formula="of:=([.A1048]-[.B1048])*([.A1048]-[.B1048])" office:value-type="float" office:value="0.00243522510399999" calcext:value-type="float">
            <text:p>0.00243522510399999</text:p>
          </table:table-cell>
          <table:table-cell table:number-columns-repeated="2"/>
        </table:table-row>
        <table:table-row table:style-name="ro1">
          <table:table-cell office:value-type="float" office:value="0.806671" calcext:value-type="float">
            <text:p>0.806671</text:p>
          </table:table-cell>
          <table:table-cell office:value-type="float" office:value="0.605639" calcext:value-type="float">
            <text:p>0.605639</text:p>
          </table:table-cell>
          <table:table-cell table:formula="of:=([.A1049]*[.A1049])" office:value-type="float" office:value="0.650718102241" calcext:value-type="float">
            <text:p>0.650718102241</text:p>
          </table:table-cell>
          <table:table-cell table:formula="of:=([.A1049]-[.B1049])*([.A1049]-[.B1049])" office:value-type="float" office:value="0.040413865024" calcext:value-type="float">
            <text:p>0.040413865024</text:p>
          </table:table-cell>
          <table:table-cell table:number-columns-repeated="2"/>
        </table:table-row>
        <table:table-row table:style-name="ro1">
          <table:table-cell office:value-type="float" office:value="0.80667" calcext:value-type="float">
            <text:p>0.80667</text:p>
          </table:table-cell>
          <table:table-cell office:value-type="float" office:value="0.866289" calcext:value-type="float">
            <text:p>0.866289</text:p>
          </table:table-cell>
          <table:table-cell table:formula="of:=([.A1050]*[.A1050])" office:value-type="float" office:value="0.6507164889" calcext:value-type="float">
            <text:p>0.6507164889</text:p>
          </table:table-cell>
          <table:table-cell table:formula="of:=([.A1050]-[.B1050])*([.A1050]-[.B1050])" office:value-type="float" office:value="0.003554425161" calcext:value-type="float">
            <text:p>0.003554425161</text:p>
          </table:table-cell>
          <table:table-cell table:number-columns-repeated="2"/>
        </table:table-row>
        <table:table-row table:style-name="ro1">
          <table:table-cell office:value-type="float" office:value="0.788674" calcext:value-type="float">
            <text:p>0.788674</text:p>
          </table:table-cell>
          <table:table-cell office:value-type="float" office:value="0.924273" calcext:value-type="float">
            <text:p>0.924273</text:p>
          </table:table-cell>
          <table:table-cell table:formula="of:=([.A1051]*[.A1051])" office:value-type="float" office:value="0.622006678276" calcext:value-type="float">
            <text:p>0.622006678276</text:p>
          </table:table-cell>
          <table:table-cell table:formula="of:=([.A1051]-[.B1051])*([.A1051]-[.B1051])" office:value-type="float" office:value="0.018387088801" calcext:value-type="float">
            <text:p>0.018387088801</text:p>
          </table:table-cell>
          <table:table-cell table:number-columns-repeated="2"/>
        </table:table-row>
        <table:table-row table:style-name="ro1">
          <table:table-cell office:value-type="float" office:value="0.895239" calcext:value-type="float">
            <text:p>0.895239</text:p>
          </table:table-cell>
          <table:table-cell office:value-type="float" office:value="0.825605" calcext:value-type="float">
            <text:p>0.825605</text:p>
          </table:table-cell>
          <table:table-cell table:formula="of:=([.A1052]*[.A1052])" office:value-type="float" office:value="0.801452867121" calcext:value-type="float">
            <text:p>0.801452867121</text:p>
          </table:table-cell>
          <table:table-cell table:formula="of:=([.A1052]-[.B1052])*([.A1052]-[.B1052])" office:value-type="float" office:value="0.004848893956" calcext:value-type="float">
            <text:p>0.004848893956</text:p>
          </table:table-cell>
          <table:table-cell table:number-columns-repeated="2"/>
        </table:table-row>
        <table:table-row table:style-name="ro1">
          <table:table-cell office:value-type="float" office:value="0.929263" calcext:value-type="float">
            <text:p>0.929263</text:p>
          </table:table-cell>
          <table:table-cell office:value-type="float" office:value="0.998192" calcext:value-type="float">
            <text:p>0.998192</text:p>
          </table:table-cell>
          <table:table-cell table:formula="of:=([.A1053]*[.A1053])" office:value-type="float" office:value="0.863529723169" calcext:value-type="float">
            <text:p>0.863529723169</text:p>
          </table:table-cell>
          <table:table-cell table:formula="of:=([.A1053]-[.B1053])*([.A1053]-[.B1053])" office:value-type="float" office:value="0.004751207041" calcext:value-type="float">
            <text:p>0.004751207041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507" calcext:value-type="float">
            <text:p>0.999507</text:p>
          </table:table-cell>
          <table:table-cell table:formula="of:=([.A1054]*[.A1054])" office:value-type="float" office:value="0.999986000049" calcext:value-type="float">
            <text:p>0.999986000049</text:p>
          </table:table-cell>
          <table:table-cell table:formula="of:=([.A1054]-[.B1054])*([.A1054]-[.B1054])" office:value-type="float" office:value="0.00000023619599999999" calcext:value-type="float">
            <text:p>2.36195999999987E-07</text:p>
          </table:table-cell>
          <table:table-cell table:number-columns-repeated="2"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000303222" calcext:value-type="float">
            <text:p>0.00000303222</text:p>
          </table:table-cell>
          <table:table-cell table:formula="of:=([.A1055]*[.A1055])" office:value-type="float" office:value="0.00000000004456523752" calcext:value-type="float">
            <text:p>4.45652375184E-11</text:p>
          </table:table-cell>
          <table:table-cell table:formula="of:=([.A1055]-[.B1055])*([.A1055]-[.B1055])" office:value-type="float" office:value="0.00000000001327509225" calcext:value-type="float">
            <text:p>1.327509225E-11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154864" calcext:value-type="float">
            <text:p>0.00154864</text:p>
          </table:table-cell>
          <table:table-cell table:formula="of:=([.A1056]*[.A1056])" office:value-type="float" office:value="0.00000000085649290281" calcext:value-type="float">
            <text:p>8.5649290281E-10</text:p>
          </table:table-cell>
          <table:table-cell table:formula="of:=([.A1056]-[.B1056])*([.A1056]-[.B1056])" office:value-type="float" office:value="0.00000230849765575081" calcext:value-type="float">
            <text:p>2.30849765575081E-06</text:p>
          </table:table-cell>
          <table:table-cell table:number-columns-repeated="2"/>
        </table:table-row>
        <table:table-row table:style-name="ro1">
          <table:table-cell office:value-type="float" office:value="0.0000456572" calcext:value-type="float">
            <text:p>0.0000456572</text:p>
          </table:table-cell>
          <table:table-cell office:value-type="float" office:value="0.00182406" calcext:value-type="float">
            <text:p>0.00182406</text:p>
          </table:table-cell>
          <table:table-cell table:formula="of:=([.A1057]*[.A1057])" office:value-type="float" office:value="0.00000000208457991184" calcext:value-type="float">
            <text:p>2.08457991184E-09</text:p>
          </table:table-cell>
          <table:table-cell table:formula="of:=([.A1057]-[.B1057])*([.A1057]-[.B1057])" office:value-type="float" office:value="0.00000316271651904784" calcext:value-type="float">
            <text:p>3.16271651904784E-06</text:p>
          </table:table-cell>
          <table:table-cell table:number-columns-repeated="2"/>
        </table:table-row>
        <table:table-row table:style-name="ro1">
          <table:table-cell office:value-type="float" office:value="0.000062108" calcext:value-type="float">
            <text:p>0.000062108</text:p>
          </table:table-cell>
          <table:table-cell office:value-type="float" office:value="0.00279781" calcext:value-type="float">
            <text:p>0.00279781</text:p>
          </table:table-cell>
          <table:table-cell table:formula="of:=([.A1058]*[.A1058])" office:value-type="float" office:value="0.000000003857403664" calcext:value-type="float">
            <text:p>3.857403664E-09</text:p>
          </table:table-cell>
          <table:table-cell table:formula="of:=([.A1058]-[.B1058])*([.A1058]-[.B1058])" office:value-type="float" office:value="0.000007484065432804" calcext:value-type="float">
            <text:p>7.484065432804E-06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521575" calcext:value-type="float">
            <text:p>0.00521575</text:p>
          </table:table-cell>
          <table:table-cell table:formula="of:=([.A1059]*[.A1059])" office:value-type="float" office:value="0.00000000003991826125" calcext:value-type="float">
            <text:p>3.99182612481E-11</text:p>
          </table:table-cell>
          <table:table-cell table:formula="of:=([.A1059]-[.B1059])*([.A1059]-[.B1059])" office:value-type="float" office:value="0.0000271381808249262" calcext:value-type="float">
            <text:p>2.71381808249262E-05</text:p>
          </table:table-cell>
          <table:table-cell table:number-columns-repeated="2"/>
        </table:table-row>
        <table:table-row table:style-name="ro1">
          <table:table-cell office:value-type="float" office:value="0.0000460744" calcext:value-type="float">
            <text:p>0.0000460744</text:p>
          </table:table-cell>
          <table:table-cell office:value-type="float" office:value="0.0511672" calcext:value-type="float">
            <text:p>0.0511672</text:p>
          </table:table-cell>
          <table:table-cell table:formula="of:=([.A1060]*[.A1060])" office:value-type="float" office:value="0.00000000212285033536" calcext:value-type="float">
            <text:p>2.12285033536E-09</text:p>
          </table:table-cell>
          <table:table-cell table:formula="of:=([.A1060]-[.B1060])*([.A1060]-[.B1060])" office:value-type="float" office:value="0.00261336948261098" calcext:value-type="float">
            <text:p>0.00261336948261098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44944" calcext:value-type="float">
            <text:p>0.0044944</text:p>
          </table:table-cell>
          <table:table-cell table:formula="of:=([.A1061]*[.A1061])" office:value-type="float" office:value="0.00000000000028777002" calcext:value-type="float">
            <text:p>2.87770019364E-13</text:p>
          </table:table-cell>
          <table:table-cell table:formula="of:=([.A1061]-[.B1061])*([.A1061]-[.B1061])" office:value-type="float" office:value="0.0000201948096779204" calcext:value-type="float">
            <text:p>2.01948096779204E-05</text:p>
          </table:table-cell>
          <table:table-cell table:number-columns-repeated="2"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0913472" calcext:value-type="float">
            <text:p>0.00913472</text:p>
          </table:table-cell>
          <table:table-cell table:formula="of:=([.A1062]*[.A1062])" office:value-type="float" office:value="0.00000000031761655524" calcext:value-type="float">
            <text:p>3.1761655524E-10</text:p>
          </table:table-cell>
          <table:table-cell table:formula="of:=([.A1062]-[.B1062])*([.A1062]-[.B1062])" office:value-type="float" office:value="0.0000831178327891633" calcext:value-type="float">
            <text:p>8.31178327891633E-05</text:p>
          </table:table-cell>
          <table:table-cell table:number-columns-repeated="2"/>
        </table:table-row>
        <table:table-row table:style-name="ro1">
          <table:table-cell office:value-type="float" office:value="0.000313759" calcext:value-type="float">
            <text:p>0.000313759</text:p>
          </table:table-cell>
          <table:table-cell office:value-type="float" office:value="0.000787987" calcext:value-type="float">
            <text:p>0.000787987</text:p>
          </table:table-cell>
          <table:table-cell table:formula="of:=([.A1063]*[.A1063])" office:value-type="float" office:value="0.000000098444710081" calcext:value-type="float">
            <text:p>9.8444710081E-08</text:p>
          </table:table-cell>
          <table:table-cell table:formula="of:=([.A1063]-[.B1063])*([.A1063]-[.B1063])" office:value-type="float" office:value="0.000000224892195984" calcext:value-type="float">
            <text:p>2.24892195984E-07</text:p>
          </table:table-cell>
          <table:table-cell table:number-columns-repeated="2"/>
        </table:table-row>
        <table:table-row table:style-name="ro1">
          <table:table-cell office:value-type="float" office:value="0.000748217" calcext:value-type="float">
            <text:p>0.000748217</text:p>
          </table:table-cell>
          <table:table-cell office:value-type="float" office:value="0.0000000717806" calcext:value-type="float">
            <text:p>0.0000000717806</text:p>
          </table:table-cell>
          <table:table-cell table:formula="of:=([.A1064]*[.A1064])" office:value-type="float" office:value="0.000000559828679089" calcext:value-type="float">
            <text:p>5.59828679089E-07</text:p>
          </table:table-cell>
          <table:table-cell table:formula="of:=([.A1064]-[.B1064])*([.A1064]-[.B1064])" office:value-type="float" office:value="0.00000055972126931107" calcext:value-type="float">
            <text:p>5.59721269311074E-07</text:p>
          </table:table-cell>
          <table:table-cell table:number-columns-repeated="2"/>
        </table:table-row>
        <table:table-row table:style-name="ro1">
          <table:table-cell office:value-type="float" office:value="0.000252306" calcext:value-type="float">
            <text:p>0.000252306</text:p>
          </table:table-cell>
          <table:table-cell office:value-type="float" office:value="0.00351073" calcext:value-type="float">
            <text:p>0.00351073</text:p>
          </table:table-cell>
          <table:table-cell table:formula="of:=([.A1065]*[.A1065])" office:value-type="float" office:value="0.000000063658317636" calcext:value-type="float">
            <text:p>6.3658317636E-08</text:p>
          </table:table-cell>
          <table:table-cell table:formula="of:=([.A1065]-[.B1065])*([.A1065]-[.B1065])" office:value-type="float" office:value="0.000010617326963776" calcext:value-type="float">
            <text:p>1.0617326963776E-05</text:p>
          </table:table-cell>
          <table:table-cell table:number-columns-repeated="2"/>
        </table:table-row>
        <table:table-row table:style-name="ro1">
          <table:table-cell office:value-type="float" office:value="0.000355244" calcext:value-type="float">
            <text:p>0.000355244</text:p>
          </table:table-cell>
          <table:table-cell office:value-type="float" office:value="0.0038766" calcext:value-type="float">
            <text:p>0.0038766</text:p>
          </table:table-cell>
          <table:table-cell table:formula="of:=([.A1066]*[.A1066])" office:value-type="float" office:value="0.000000126198299536" calcext:value-type="float">
            <text:p>1.26198299536E-07</text:p>
          </table:table-cell>
          <table:table-cell table:formula="of:=([.A1066]-[.B1066])*([.A1066]-[.B1066])" office:value-type="float" office:value="0.000012399948078736" calcext:value-type="float">
            <text:p>1.2399948078736E-05</text:p>
          </table:table-cell>
          <table:table-cell table:number-columns-repeated="2"/>
        </table:table-row>
        <table:table-row table:style-name="ro1">
          <table:table-cell office:value-type="float" office:value="0.000355244" calcext:value-type="float">
            <text:p>0.000355244</text:p>
          </table:table-cell>
          <table:table-cell office:value-type="float" office:value="0.000914068" calcext:value-type="float">
            <text:p>0.000914068</text:p>
          </table:table-cell>
          <table:table-cell table:formula="of:=([.A1067]*[.A1067])" office:value-type="float" office:value="0.000000126198299536" calcext:value-type="float">
            <text:p>1.26198299536E-07</text:p>
          </table:table-cell>
          <table:table-cell table:formula="of:=([.A1067]-[.B1067])*([.A1067]-[.B1067])" office:value-type="float" office:value="0.000000312284262976" calcext:value-type="float">
            <text:p>3.12284262976E-07</text:p>
          </table:table-cell>
          <table:table-cell table:number-columns-repeated="2"/>
        </table:table-row>
        <table:table-row table:style-name="ro1">
          <table:table-cell office:value-type="float" office:value="0.000074923" calcext:value-type="float">
            <text:p>0.000074923</text:p>
          </table:table-cell>
          <table:table-cell office:value-type="float" office:value="0.0868443" calcext:value-type="float">
            <text:p>0.0868443</text:p>
          </table:table-cell>
          <table:table-cell table:formula="of:=([.A1068]*[.A1068])" office:value-type="float" office:value="0.000000005613455929" calcext:value-type="float">
            <text:p>5.613455929E-09</text:p>
          </table:table-cell>
          <table:table-cell table:formula="of:=([.A1068]-[.B1068])*([.A1068]-[.B1068])" office:value-type="float" office:value="0.00752892478496813" calcext:value-type="float">
            <text:p>0.00752892478496813</text:p>
          </table:table-cell>
          <table:table-cell table:number-columns-repeated="2"/>
        </table:table-row>
        <table:table-row table:style-name="ro1">
          <table:table-cell office:value-type="float" office:value="0.00419813" calcext:value-type="float">
            <text:p>0.00419813</text:p>
          </table:table-cell>
          <table:table-cell office:value-type="float" office:value="0.00908342" calcext:value-type="float">
            <text:p>0.00908342</text:p>
          </table:table-cell>
          <table:table-cell table:formula="of:=([.A1069]*[.A1069])" office:value-type="float" office:value="0.0000176242954969" calcext:value-type="float">
            <text:p>0.0000176242954969</text:p>
          </table:table-cell>
          <table:table-cell table:formula="of:=([.A1069]-[.B1069])*([.A1069]-[.B1069])" office:value-type="float" office:value="0.0000238660583841" calcext:value-type="float">
            <text:p>0.0000238660583841</text:p>
          </table:table-cell>
          <table:table-cell table:number-columns-repeated="2"/>
        </table:table-row>
        <table:table-row table:style-name="ro1">
          <table:table-cell office:value-type="float" office:value="0.0141634" calcext:value-type="float">
            <text:p>0.0141634</text:p>
          </table:table-cell>
          <table:table-cell office:value-type="float" office:value="0.0215793" calcext:value-type="float">
            <text:p>0.0215793</text:p>
          </table:table-cell>
          <table:table-cell table:formula="of:=([.A1070]*[.A1070])" office:value-type="float" office:value="0.00020060189956" calcext:value-type="float">
            <text:p>0.00020060189956</text:p>
          </table:table-cell>
          <table:table-cell table:formula="of:=([.A1070]-[.B1070])*([.A1070]-[.B1070])" office:value-type="float" office:value="0.00005499557281" calcext:value-type="float">
            <text:p>0.00005499557281</text:p>
          </table:table-cell>
          <table:table-cell table:number-columns-repeated="2"/>
        </table:table-row>
        <table:table-row table:style-name="ro1">
          <table:table-cell office:value-type="float" office:value="0.0273154" calcext:value-type="float">
            <text:p>0.0273154</text:p>
          </table:table-cell>
          <table:table-cell office:value-type="float" office:value="0.0401439" calcext:value-type="float">
            <text:p>0.0401439</text:p>
          </table:table-cell>
          <table:table-cell table:formula="of:=([.A1071]*[.A1071])" office:value-type="float" office:value="0.00074613107716" calcext:value-type="float">
            <text:p>0.00074613107716</text:p>
          </table:table-cell>
          <table:table-cell table:formula="of:=([.A1071]-[.B1071])*([.A1071]-[.B1071])" office:value-type="float" office:value="0.00016457041225" calcext:value-type="float">
            <text:p>0.00016457041225</text:p>
          </table:table-cell>
          <table:table-cell table:number-columns-repeated="2"/>
        </table:table-row>
        <table:table-row table:style-name="ro1">
          <table:table-cell office:value-type="float" office:value="0.0193185" calcext:value-type="float">
            <text:p>0.0193185</text:p>
          </table:table-cell>
          <table:table-cell office:value-type="float" office:value="0.150189" calcext:value-type="float">
            <text:p>0.150189</text:p>
          </table:table-cell>
          <table:table-cell table:formula="of:=([.A1072]*[.A1072])" office:value-type="float" office:value="0.00037320444225" calcext:value-type="float">
            <text:p>0.00037320444225</text:p>
          </table:table-cell>
          <table:table-cell table:formula="of:=([.A1072]-[.B1072])*([.A1072]-[.B1072])" office:value-type="float" office:value="0.01712708777025" calcext:value-type="float">
            <text:p>0.01712708777025</text:p>
          </table:table-cell>
          <table:table-cell table:number-columns-repeated="2"/>
        </table:table-row>
        <table:table-row table:style-name="ro1">
          <table:table-cell office:value-type="float" office:value="0.204406" calcext:value-type="float">
            <text:p>0.204406</text:p>
          </table:table-cell>
          <table:table-cell office:value-type="float" office:value="0.10091" calcext:value-type="float">
            <text:p>0.10091</text:p>
          </table:table-cell>
          <table:table-cell table:formula="of:=([.A1073]*[.A1073])" office:value-type="float" office:value="0.041781812836" calcext:value-type="float">
            <text:p>0.041781812836</text:p>
          </table:table-cell>
          <table:table-cell table:formula="of:=([.A1073]-[.B1073])*([.A1073]-[.B1073])" office:value-type="float" office:value="0.010711422016" calcext:value-type="float">
            <text:p>0.010711422016</text:p>
          </table:table-cell>
          <table:table-cell table:number-columns-repeated="2"/>
        </table:table-row>
        <table:table-row table:style-name="ro1">
          <table:table-cell office:value-type="float" office:value="0.204405" calcext:value-type="float">
            <text:p>0.204405</text:p>
          </table:table-cell>
          <table:table-cell office:value-type="float" office:value="0.0408465" calcext:value-type="float">
            <text:p>0.0408465</text:p>
          </table:table-cell>
          <table:table-cell table:formula="of:=([.A1074]*[.A1074])" office:value-type="float" office:value="0.041781404025" calcext:value-type="float">
            <text:p>0.041781404025</text:p>
          </table:table-cell>
          <table:table-cell table:formula="of:=([.A1074]-[.B1074])*([.A1074]-[.B1074])" office:value-type="float" office:value="0.02675138292225" calcext:value-type="float">
            <text:p>0.02675138292225</text:p>
          </table:table-cell>
          <table:table-cell table:number-columns-repeated="2"/>
        </table:table-row>
        <table:table-row table:style-name="ro1">
          <table:table-cell office:value-type="float" office:value="0.204405" calcext:value-type="float">
            <text:p>0.204405</text:p>
          </table:table-cell>
          <table:table-cell office:value-type="float" office:value="0.0424531" calcext:value-type="float">
            <text:p>0.0424531</text:p>
          </table:table-cell>
          <table:table-cell table:formula="of:=([.A1075]*[.A1075])" office:value-type="float" office:value="0.041781404025" calcext:value-type="float">
            <text:p>0.041781404025</text:p>
          </table:table-cell>
          <table:table-cell table:formula="of:=([.A1075]-[.B1075])*([.A1075]-[.B1075])" office:value-type="float" office:value="0.02622841791361" calcext:value-type="float">
            <text:p>0.02622841791361</text:p>
          </table:table-cell>
          <table:table-cell table:number-columns-repeated="2"/>
        </table:table-row>
        <table:table-row table:style-name="ro1">
          <table:table-cell office:value-type="float" office:value="0.204405" calcext:value-type="float">
            <text:p>0.204405</text:p>
          </table:table-cell>
          <table:table-cell office:value-type="float" office:value="0.0440746" calcext:value-type="float">
            <text:p>0.0440746</text:p>
          </table:table-cell>
          <table:table-cell table:formula="of:=([.A1076]*[.A1076])" office:value-type="float" office:value="0.041781404025" calcext:value-type="float">
            <text:p>0.041781404025</text:p>
          </table:table-cell>
          <table:table-cell table:formula="of:=([.A1076]-[.B1076])*([.A1076]-[.B1076])" office:value-type="float" office:value="0.02570583716416" calcext:value-type="float">
            <text:p>0.02570583716416</text:p>
          </table:table-cell>
          <table:table-cell table:number-columns-repeated="2"/>
        </table:table-row>
        <table:table-row table:style-name="ro1">
          <table:table-cell office:value-type="float" office:value="0.251333" calcext:value-type="float">
            <text:p>0.251333</text:p>
          </table:table-cell>
          <table:table-cell office:value-type="float" office:value="0.0700883" calcext:value-type="float">
            <text:p>0.0700883</text:p>
          </table:table-cell>
          <table:table-cell table:formula="of:=([.A1077]*[.A1077])" office:value-type="float" office:value="0.063168276889" calcext:value-type="float">
            <text:p>0.063168276889</text:p>
          </table:table-cell>
          <table:table-cell table:formula="of:=([.A1077]-[.B1077])*([.A1077]-[.B1077])" office:value-type="float" office:value="0.03284964127809" calcext:value-type="float">
            <text:p>0.03284964127809</text:p>
          </table:table-cell>
          <table:table-cell table:number-columns-repeated="2"/>
        </table:table-row>
        <table:table-row table:style-name="ro1">
          <table:table-cell office:value-type="float" office:value="0.251333" calcext:value-type="float">
            <text:p>0.251333</text:p>
          </table:table-cell>
          <table:table-cell office:value-type="float" office:value="0.0616547" calcext:value-type="float">
            <text:p>0.0616547</text:p>
          </table:table-cell>
          <table:table-cell table:formula="of:=([.A1078]*[.A1078])" office:value-type="float" office:value="0.063168276889" calcext:value-type="float">
            <text:p>0.063168276889</text:p>
          </table:table-cell>
          <table:table-cell table:formula="of:=([.A1078]-[.B1078])*([.A1078]-[.B1078])" office:value-type="float" office:value="0.03597785749089" calcext:value-type="float">
            <text:p>0.03597785749089</text:p>
          </table:table-cell>
          <table:table-cell table:number-columns-repeated="2"/>
        </table:table-row>
        <table:table-row table:style-name="ro1">
          <table:table-cell office:value-type="float" office:value="0.262394" calcext:value-type="float">
            <text:p>0.262394</text:p>
          </table:table-cell>
          <table:table-cell office:value-type="float" office:value="0.130873" calcext:value-type="float">
            <text:p>0.130873</text:p>
          </table:table-cell>
          <table:table-cell table:formula="of:=([.A1079]*[.A1079])" office:value-type="float" office:value="0.068850611236" calcext:value-type="float">
            <text:p>0.068850611236</text:p>
          </table:table-cell>
          <table:table-cell table:formula="of:=([.A1079]-[.B1079])*([.A1079]-[.B1079])" office:value-type="float" office:value="0.017297773441" calcext:value-type="float">
            <text:p>0.017297773441</text:p>
          </table:table-cell>
          <table:table-cell table:number-columns-repeated="2"/>
        </table:table-row>
        <table:table-row table:style-name="ro1">
          <table:table-cell office:value-type="float" office:value="0.327988" calcext:value-type="float">
            <text:p>0.327988</text:p>
          </table:table-cell>
          <table:table-cell office:value-type="float" office:value="0.272582" calcext:value-type="float">
            <text:p>0.272582</text:p>
          </table:table-cell>
          <table:table-cell table:formula="of:=([.A1080]*[.A1080])" office:value-type="float" office:value="0.107576128144" calcext:value-type="float">
            <text:p>0.107576128144</text:p>
          </table:table-cell>
          <table:table-cell table:formula="of:=([.A1080]-[.B1080])*([.A1080]-[.B1080])" office:value-type="float" office:value="0.003069824836" calcext:value-type="float">
            <text:p>0.003069824836</text:p>
          </table:table-cell>
          <table:table-cell table:number-columns-repeated="2"/>
        </table:table-row>
        <table:table-row table:style-name="ro1">
          <table:table-cell office:value-type="float" office:value="0.481009" calcext:value-type="float">
            <text:p>0.481009</text:p>
          </table:table-cell>
          <table:table-cell office:value-type="float" office:value="0.440964" calcext:value-type="float">
            <text:p>0.440964</text:p>
          </table:table-cell>
          <table:table-cell table:formula="of:=([.A1081]*[.A1081])" office:value-type="float" office:value="0.231369658081" calcext:value-type="float">
            <text:p>0.231369658081</text:p>
          </table:table-cell>
          <table:table-cell table:formula="of:=([.A1081]-[.B1081])*([.A1081]-[.B1081])" office:value-type="float" office:value="0.001603602025" calcext:value-type="float">
            <text:p>0.001603602025</text:p>
          </table:table-cell>
          <table:table-cell table:number-columns-repeated="2"/>
        </table:table-row>
        <table:table-row table:style-name="ro1">
          <table:table-cell office:value-type="float" office:value="0.589155" calcext:value-type="float">
            <text:p>0.589155</text:p>
          </table:table-cell>
          <table:table-cell office:value-type="float" office:value="0.56037" calcext:value-type="float">
            <text:p>0.56037</text:p>
          </table:table-cell>
          <table:table-cell table:formula="of:=([.A1082]*[.A1082])" office:value-type="float" office:value="0.347103614025" calcext:value-type="float">
            <text:p>0.347103614025</text:p>
          </table:table-cell>
          <table:table-cell table:formula="of:=([.A1082]-[.B1082])*([.A1082]-[.B1082])" office:value-type="float" office:value="0.000828576224999997" calcext:value-type="float">
            <text:p>0.000828576224999997</text:p>
          </table:table-cell>
          <table:table-cell table:number-columns-repeated="2"/>
        </table:table-row>
        <table:table-row table:style-name="ro1">
          <table:table-cell office:value-type="float" office:value="0.589155" calcext:value-type="float">
            <text:p>0.589155</text:p>
          </table:table-cell>
          <table:table-cell office:value-type="float" office:value="0.583129" calcext:value-type="float">
            <text:p>0.583129</text:p>
          </table:table-cell>
          <table:table-cell table:formula="of:=([.A1083]*[.A1083])" office:value-type="float" office:value="0.347103614025" calcext:value-type="float">
            <text:p>0.347103614025</text:p>
          </table:table-cell>
          <table:table-cell table:formula="of:=([.A1083]-[.B1083])*([.A1083]-[.B1083])" office:value-type="float" office:value="0.0000363126759999997" calcext:value-type="float">
            <text:p>3.63126759999997E-05</text:p>
          </table:table-cell>
          <table:table-cell table:number-columns-repeated="2"/>
        </table:table-row>
        <table:table-row table:style-name="ro1">
          <table:table-cell office:value-type="float" office:value="0.671032" calcext:value-type="float">
            <text:p>0.671032</text:p>
          </table:table-cell>
          <table:table-cell office:value-type="float" office:value="0.644946" calcext:value-type="float">
            <text:p>0.644946</text:p>
          </table:table-cell>
          <table:table-cell table:formula="of:=([.A1084]*[.A1084])" office:value-type="float" office:value="0.450283945024" calcext:value-type="float">
            <text:p>0.450283945024</text:p>
          </table:table-cell>
          <table:table-cell table:formula="of:=([.A1084]-[.B1084])*([.A1084]-[.B1084])" office:value-type="float" office:value="0.000680479395999997" calcext:value-type="float">
            <text:p>0.000680479395999997</text:p>
          </table:table-cell>
          <table:table-cell table:number-columns-repeated="2"/>
        </table:table-row>
        <table:table-row table:style-name="ro1">
          <table:table-cell office:value-type="float" office:value="0.745109" calcext:value-type="float">
            <text:p>0.745109</text:p>
          </table:table-cell>
          <table:table-cell office:value-type="float" office:value="0.669202" calcext:value-type="float">
            <text:p>0.669202</text:p>
          </table:table-cell>
          <table:table-cell table:formula="of:=([.A1085]*[.A1085])" office:value-type="float" office:value="0.555187421881" calcext:value-type="float">
            <text:p>0.555187421881</text:p>
          </table:table-cell>
          <table:table-cell table:formula="of:=([.A1085]-[.B1085])*([.A1085]-[.B1085])" office:value-type="float" office:value="0.00576187264900001" calcext:value-type="float">
            <text:p>0.00576187264900001</text:p>
          </table:table-cell>
          <table:table-cell table:number-columns-repeated="2"/>
        </table:table-row>
        <table:table-row table:style-name="ro1">
          <table:table-cell office:value-type="float" office:value="0.745108" calcext:value-type="float">
            <text:p>0.745108</text:p>
          </table:table-cell>
          <table:table-cell office:value-type="float" office:value="0.723115" calcext:value-type="float">
            <text:p>0.723115</text:p>
          </table:table-cell>
          <table:table-cell table:formula="of:=([.A1086]*[.A1086])" office:value-type="float" office:value="0.555185931664" calcext:value-type="float">
            <text:p>0.555185931664</text:p>
          </table:table-cell>
          <table:table-cell table:formula="of:=([.A1086]-[.B1086])*([.A1086]-[.B1086])" office:value-type="float" office:value="0.000483692049000002" calcext:value-type="float">
            <text:p>0.000483692049000002</text:p>
          </table:table-cell>
          <table:table-cell table:number-columns-repeated="2"/>
        </table:table-row>
        <table:table-row table:style-name="ro1">
          <table:table-cell office:value-type="float" office:value="0.745109" calcext:value-type="float">
            <text:p>0.745109</text:p>
          </table:table-cell>
          <table:table-cell office:value-type="float" office:value="0.836424" calcext:value-type="float">
            <text:p>0.836424</text:p>
          </table:table-cell>
          <table:table-cell table:formula="of:=([.A1087]*[.A1087])" office:value-type="float" office:value="0.555187421881" calcext:value-type="float">
            <text:p>0.555187421881</text:p>
          </table:table-cell>
          <table:table-cell table:formula="of:=([.A1087]-[.B1087])*([.A1087]-[.B1087])" office:value-type="float" office:value="0.00833842922499998" calcext:value-type="float">
            <text:p>0.00833842922499998</text:p>
          </table:table-cell>
          <table:table-cell table:number-columns-repeated="2"/>
        </table:table-row>
        <table:table-row table:style-name="ro1">
          <table:table-cell office:value-type="float" office:value="0.745108" calcext:value-type="float">
            <text:p>0.745108</text:p>
          </table:table-cell>
          <table:table-cell office:value-type="float" office:value="0.876815" calcext:value-type="float">
            <text:p>0.876815</text:p>
          </table:table-cell>
          <table:table-cell table:formula="of:=([.A1088]*[.A1088])" office:value-type="float" office:value="0.555185931664" calcext:value-type="float">
            <text:p>0.555185931664</text:p>
          </table:table-cell>
          <table:table-cell table:formula="of:=([.A1088]-[.B1088])*([.A1088]-[.B1088])" office:value-type="float" office:value="0.017346733849" calcext:value-type="float">
            <text:p>0.017346733849</text:p>
          </table:table-cell>
          <table:table-cell table:number-columns-repeated="2"/>
        </table:table-row>
        <table:table-row table:style-name="ro1">
          <table:table-cell office:value-type="float" office:value="0.745109" calcext:value-type="float">
            <text:p>0.745109</text:p>
          </table:table-cell>
          <table:table-cell office:value-type="float" office:value="0.917905" calcext:value-type="float">
            <text:p>0.917905</text:p>
          </table:table-cell>
          <table:table-cell table:formula="of:=([.A1089]*[.A1089])" office:value-type="float" office:value="0.555187421881" calcext:value-type="float">
            <text:p>0.555187421881</text:p>
          </table:table-cell>
          <table:table-cell table:formula="of:=([.A1089]-[.B1089])*([.A1089]-[.B1089])" office:value-type="float" office:value="0.029858457616" calcext:value-type="float">
            <text:p>0.029858457616</text:p>
          </table:table-cell>
          <table:table-cell table:number-columns-repeated="2"/>
        </table:table-row>
        <table:table-row table:style-name="ro1">
          <table:table-cell office:value-type="float" office:value="0.776216" calcext:value-type="float">
            <text:p>0.776216</text:p>
          </table:table-cell>
          <table:table-cell office:value-type="float" office:value="0.95147" calcext:value-type="float">
            <text:p>0.95147</text:p>
          </table:table-cell>
          <table:table-cell table:formula="of:=([.A1090]*[.A1090])" office:value-type="float" office:value="0.602511278656" calcext:value-type="float">
            <text:p>0.602511278656</text:p>
          </table:table-cell>
          <table:table-cell table:formula="of:=([.A1090]-[.B1090])*([.A1090]-[.B1090])" office:value-type="float" office:value="0.030713964516" calcext:value-type="float">
            <text:p>0.030713964516</text:p>
          </table:table-cell>
          <table:table-cell table:number-columns-repeated="2"/>
        </table:table-row>
        <table:table-row table:style-name="ro1">
          <table:table-cell office:value-type="float" office:value="0.776217" calcext:value-type="float">
            <text:p>0.776217</text:p>
          </table:table-cell>
          <table:table-cell office:value-type="float" office:value="0.93156" calcext:value-type="float">
            <text:p>0.93156</text:p>
          </table:table-cell>
          <table:table-cell table:formula="of:=([.A1091]*[.A1091])" office:value-type="float" office:value="0.602512831089" calcext:value-type="float">
            <text:p>0.602512831089</text:p>
          </table:table-cell>
          <table:table-cell table:formula="of:=([.A1091]-[.B1091])*([.A1091]-[.B1091])" office:value-type="float" office:value="0.024131447649" calcext:value-type="float">
            <text:p>0.024131447649</text:p>
          </table:table-cell>
          <table:table-cell table:number-columns-repeated="2"/>
        </table:table-row>
        <table:table-row table:style-name="ro1">
          <table:table-cell office:value-type="float" office:value="0.949863" calcext:value-type="float">
            <text:p>0.949863</text:p>
          </table:table-cell>
          <table:table-cell office:value-type="float" office:value="0.905294" calcext:value-type="float">
            <text:p>0.905294</text:p>
          </table:table-cell>
          <table:table-cell table:formula="of:=([.A1092]*[.A1092])" office:value-type="float" office:value="0.902239718769" calcext:value-type="float">
            <text:p>0.902239718769</text:p>
          </table:table-cell>
          <table:table-cell table:formula="of:=([.A1092]-[.B1092])*([.A1092]-[.B1092])" office:value-type="float" office:value="0.001986395761" calcext:value-type="float">
            <text:p>0.001986395761</text:p>
          </table:table-cell>
          <table:table-cell table:number-columns-repeated="2"/>
        </table:table-row>
        <table:table-row table:style-name="ro1">
          <table:table-cell office:value-type="float" office:value="0.992066" calcext:value-type="float">
            <text:p>0.992066</text:p>
          </table:table-cell>
          <table:table-cell office:value-type="float" office:value="0.999997" calcext:value-type="float">
            <text:p>0.999997</text:p>
          </table:table-cell>
          <table:table-cell table:formula="of:=([.A1093]*[.A1093])" office:value-type="float" office:value="0.984194948356" calcext:value-type="float">
            <text:p>0.984194948356</text:p>
          </table:table-cell>
          <table:table-cell table:formula="of:=([.A1093]-[.B1093])*([.A1093]-[.B1093])" office:value-type="float" office:value="0.0000629007610000003" calcext:value-type="float">
            <text:p>6.29007610000003E-05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000303222" calcext:value-type="float">
            <text:p>0.00000303222</text:p>
          </table:table-cell>
          <table:table-cell table:formula="of:=([.A1094]*[.A1094])" office:value-type="float" office:value="0.00000000009555375303" calcext:value-type="float">
            <text:p>9.55537530256E-11</text:p>
          </table:table-cell>
          <table:table-cell table:formula="of:=([.A1094]-[.B1094])*([.A1094]-[.B1094])" office:value-type="float" office:value="0.00000000004546723984" calcext:value-type="float">
            <text:p>4.54672398436E-11</text:p>
          </table:table-cell>
          <table:table-cell table:number-columns-repeated="2"/>
        </table:table-row>
        <table:table-row table:style-name="ro1">
          <table:table-cell office:value-type="float" office:value="0.00000977516" calcext:value-type="float">
            <text:p>0.00000977516</text:p>
          </table:table-cell>
          <table:table-cell office:value-type="float" office:value="0.00180795" calcext:value-type="float">
            <text:p>0.00180795</text:p>
          </table:table-cell>
          <table:table-cell table:formula="of:=([.A1095]*[.A1095])" office:value-type="float" office:value="0.00000000009555375303" calcext:value-type="float">
            <text:p>9.55537530256E-11</text:p>
          </table:table-cell>
          <table:table-cell table:formula="of:=([.A1095]-[.B1095])*([.A1095]-[.B1095])" office:value-type="float" office:value="0.00000323343275520903" calcext:value-type="float">
            <text:p>3.23343275520903E-06</text:p>
          </table:table-cell>
          <table:table-cell table:number-columns-repeated="2"/>
        </table:table-row>
        <table:table-row table:style-name="ro1">
          <table:table-cell office:value-type="float" office:value="0.0000434518" calcext:value-type="float">
            <text:p>0.0000434518</text:p>
          </table:table-cell>
          <table:table-cell office:value-type="float" office:value="0.0000831428" calcext:value-type="float">
            <text:p>0.0000831428</text:p>
          </table:table-cell>
          <table:table-cell table:formula="of:=([.A1096]*[.A1096])" office:value-type="float" office:value="0.00000000188805892324" calcext:value-type="float">
            <text:p>1.88805892324E-09</text:p>
          </table:table-cell>
          <table:table-cell table:formula="of:=([.A1096]-[.B1096])*([.A1096]-[.B1096])" office:value-type="float" office:value="0.000000001575375481" calcext:value-type="float">
            <text:p>1.575375481E-09</text:p>
          </table:table-cell>
          <table:table-cell table:number-columns-repeated="2"/>
        </table:table-row>
        <table:table-row table:style-name="ro1">
          <table:table-cell office:value-type="float" office:value="0.0000305176" calcext:value-type="float">
            <text:p>0.0000305176</text:p>
          </table:table-cell>
          <table:table-cell office:value-type="float" office:value="0.0000830682" calcext:value-type="float">
            <text:p>0.0000830682</text:p>
          </table:table-cell>
          <table:table-cell table:formula="of:=([.A1097]*[.A1097])" office:value-type="float" office:value="0.00000000093132390976" calcext:value-type="float">
            <text:p>9.3132390976E-10</text:p>
          </table:table-cell>
          <table:table-cell table:formula="of:=([.A1097]-[.B1097])*([.A1097]-[.B1097])" office:value-type="float" office:value="0.00000000276156556036" calcext:value-type="float">
            <text:p>2.76156556036E-09</text:p>
          </table:table-cell>
          <table:table-cell table:number-columns-repeated="2"/>
        </table:table-row>
        <table:table-row table:style-name="ro1">
          <table:table-cell office:value-type="float" office:value="0.0000305176" calcext:value-type="float">
            <text:p>0.0000305176</text:p>
          </table:table-cell>
          <table:table-cell office:value-type="float" office:value="0.0214271" calcext:value-type="float">
            <text:p>0.0214271</text:p>
          </table:table-cell>
          <table:table-cell table:formula="of:=([.A1098]*[.A1098])" office:value-type="float" office:value="0.00000000093132390976" calcext:value-type="float">
            <text:p>9.3132390976E-10</text:p>
          </table:table-cell>
          <table:table-cell table:formula="of:=([.A1098]-[.B1098])*([.A1098]-[.B1098])" office:value-type="float" office:value="0.00045781373839999" calcext:value-type="float">
            <text:p>0.00045781373839999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00835098" calcext:value-type="float">
            <text:p>0.00000835098</text:p>
          </table:table-cell>
          <table:table-cell table:formula="of:=([.A1099]*[.A1099])" office:value-type="float" office:value="0.00000000022027309056" calcext:value-type="float">
            <text:p>2.2027309056E-10</text:p>
          </table:table-cell>
          <table:table-cell table:formula="of:=([.A1099]-[.B1099])*([.A1099]-[.B1099])" office:value-type="float" office:value="0.00000000004212814798" calcext:value-type="float">
            <text:p>4.21281479844E-11</text:p>
          </table:table-cell>
          <table:table-cell table:number-columns-repeated="2"/>
        </table:table-row>
        <table:table-row table:style-name="ro1">
          <table:table-cell office:value-type="float" office:value="0.000058949" calcext:value-type="float">
            <text:p>0.000058949</text:p>
          </table:table-cell>
          <table:table-cell office:value-type="float" office:value="0.000000942296" calcext:value-type="float">
            <text:p>0.000000942296</text:p>
          </table:table-cell>
          <table:table-cell table:formula="of:=([.A1100]*[.A1100])" office:value-type="float" office:value="0.000000003474984601" calcext:value-type="float">
            <text:p>3.474984601E-09</text:p>
          </table:table-cell>
          <table:table-cell table:formula="of:=([.A1100]-[.B1100])*([.A1100]-[.B1100])" office:value-type="float" office:value="0.00000000336477770894" calcext:value-type="float">
            <text:p>3.36477770894362E-09</text:p>
          </table:table-cell>
          <table:table-cell table:number-columns-repeated="2"/>
        </table:table-row>
        <table:table-row table:style-name="ro1">
          <table:table-cell office:value-type="float" office:value="0.000058949" calcext:value-type="float">
            <text:p>0.000058949</text:p>
          </table:table-cell>
          <table:table-cell office:value-type="float" office:value="0.00000601403" calcext:value-type="float">
            <text:p>0.00000601403</text:p>
          </table:table-cell>
          <table:table-cell table:formula="of:=([.A1101]*[.A1101])" office:value-type="float" office:value="0.000000003474984601" calcext:value-type="float">
            <text:p>3.474984601E-09</text:p>
          </table:table-cell>
          <table:table-cell table:formula="of:=([.A1101]-[.B1101])*([.A1101]-[.B1101])" office:value-type="float" office:value="0.0000000028021110489" calcext:value-type="float">
            <text:p>2.8021110489009E-09</text:p>
          </table:table-cell>
          <table:table-cell table:number-columns-repeated="2"/>
        </table:table-row>
        <table:table-row table:style-name="ro1">
          <table:table-cell office:value-type="float" office:value="0.0000967383" calcext:value-type="float">
            <text:p>0.0000967383</text:p>
          </table:table-cell>
          <table:table-cell office:value-type="float" office:value="0.000000116493" calcext:value-type="float">
            <text:p>0.000000116493</text:p>
          </table:table-cell>
          <table:table-cell table:formula="of:=([.A1102]*[.A1102])" office:value-type="float" office:value="0.00000000935829868689" calcext:value-type="float">
            <text:p>9.35829868689E-09</text:p>
          </table:table-cell>
          <table:table-cell table:formula="of:=([.A1102]-[.B1102])*([.A1102]-[.B1102])" office:value-type="float" office:value="0.00000000933577358795" calcext:value-type="float">
            <text:p>9.33577358794525E-09</text:p>
          </table:table-cell>
          <table:table-cell table:number-columns-repeated="2"/>
        </table:table-row>
        <table:table-row table:style-name="ro1">
          <table:table-cell office:value-type="float" office:value="0.0000967383" calcext:value-type="float">
            <text:p>0.0000967383</text:p>
          </table:table-cell>
          <table:table-cell office:value-type="float" office:value="0.000000132359" calcext:value-type="float">
            <text:p>0.000000132359</text:p>
          </table:table-cell>
          <table:table-cell table:formula="of:=([.A1103]*[.A1103])" office:value-type="float" office:value="0.00000000935829868689" calcext:value-type="float">
            <text:p>9.35829868689E-09</text:p>
          </table:table-cell>
          <table:table-cell table:formula="of:=([.A1103]-[.B1103])*([.A1103]-[.B1103])" office:value-type="float" office:value="0.0000000093327078365" calcext:value-type="float">
            <text:p>9.33270783649548E-09</text:p>
          </table:table-cell>
          <table:table-cell table:number-columns-repeated="2"/>
        </table:table-row>
        <table:table-row table:style-name="ro1">
          <table:table-cell office:value-type="float" office:value="0.0000967383" calcext:value-type="float">
            <text:p>0.0000967383</text:p>
          </table:table-cell>
          <table:table-cell office:value-type="float" office:value="0.000000146948" calcext:value-type="float">
            <text:p>0.000000146948</text:p>
          </table:table-cell>
          <table:table-cell table:formula="of:=([.A1104]*[.A1104])" office:value-type="float" office:value="0.00000000935829868689" calcext:value-type="float">
            <text:p>9.35829868689E-09</text:p>
          </table:table-cell>
          <table:table-cell table:formula="of:=([.A1104]-[.B1104])*([.A1104]-[.B1104])" office:value-type="float" office:value="0.00000000932988928119" calcext:value-type="float">
            <text:p>9.3298892811879E-09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000126175" calcext:value-type="float">
            <text:p>0.00000126175</text:p>
          </table:table-cell>
          <table:table-cell table:formula="of:=([.A1105]*[.A1105])" office:value-type="float" office:value="0.000000141859196164" calcext:value-type="float">
            <text:p>1.41859196164E-07</text:p>
          </table:table-cell>
          <table:table-cell table:formula="of:=([.A1105]-[.B1105])*([.A1105]-[.B1105])" office:value-type="float" office:value="0.00000014091033209006" calcext:value-type="float">
            <text:p>1.40910332090063E-07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0000136033" calcext:value-type="float">
            <text:p>0.00000136033</text:p>
          </table:table-cell>
          <table:table-cell table:formula="of:=([.A1106]*[.A1106])" office:value-type="float" office:value="0.000000141859196164" calcext:value-type="float">
            <text:p>1.41859196164E-07</text:p>
          </table:table-cell>
          <table:table-cell table:formula="of:=([.A1106]-[.B1106])*([.A1106]-[.B1106])" office:value-type="float" office:value="0.00000014083633183799" calcext:value-type="float">
            <text:p>1.40836331837989E-07</text:p>
          </table:table-cell>
          <table:table-cell table:number-columns-repeated="2"/>
        </table:table-row>
        <table:table-row table:style-name="ro1">
          <table:table-cell office:value-type="float" office:value="0.000882745" calcext:value-type="float">
            <text:p>0.000882745</text:p>
          </table:table-cell>
          <table:table-cell office:value-type="float" office:value="0.0000157046" calcext:value-type="float">
            <text:p>0.0000157046</text:p>
          </table:table-cell>
          <table:table-cell table:formula="of:=([.A1107]*[.A1107])" office:value-type="float" office:value="0.000000779238735025" calcext:value-type="float">
            <text:p>7.79238735025E-07</text:p>
          </table:table-cell>
          <table:table-cell table:formula="of:=([.A1107]-[.B1107])*([.A1107]-[.B1107])" office:value-type="float" office:value="0.00000075175905523216" calcext:value-type="float">
            <text:p>7.5175905523216E-07</text:p>
          </table:table-cell>
          <table:table-cell table:number-columns-repeated="2"/>
        </table:table-row>
        <table:table-row table:style-name="ro1">
          <table:table-cell office:value-type="float" office:value="0.00123167" calcext:value-type="float">
            <text:p>0.00123167</text:p>
          </table:table-cell>
          <table:table-cell office:value-type="float" office:value="0.0319011" calcext:value-type="float">
            <text:p>0.0319011</text:p>
          </table:table-cell>
          <table:table-cell table:formula="of:=([.A1108]*[.A1108])" office:value-type="float" office:value="0.0000015170109889" calcext:value-type="float">
            <text:p>0.0000015170109889</text:p>
          </table:table-cell>
          <table:table-cell table:formula="of:=([.A1108]-[.B1108])*([.A1108]-[.B1108])" office:value-type="float" office:value="0.0009406139365249" calcext:value-type="float">
            <text:p>0.0009406139365249</text:p>
          </table:table-cell>
          <table:table-cell table:number-columns-repeated="2"/>
        </table:table-row>
        <table:table-row table:style-name="ro1">
          <table:table-cell office:value-type="float" office:value="0.00539613" calcext:value-type="float">
            <text:p>0.00539613</text:p>
          </table:table-cell>
          <table:table-cell office:value-type="float" office:value="0.00000017227" calcext:value-type="float">
            <text:p>0.00000017227</text:p>
          </table:table-cell>
          <table:table-cell table:formula="of:=([.A1109]*[.A1109])" office:value-type="float" office:value="0.0000291182189769" calcext:value-type="float">
            <text:p>0.0000291182189769</text:p>
          </table:table-cell>
          <table:table-cell table:formula="of:=([.A1109]-[.B1109])*([.A1109]-[.B1109])" office:value-type="float" office:value="0.0000291163598239467" calcext:value-type="float">
            <text:p>2.91163598239467E-05</text:p>
          </table:table-cell>
          <table:table-cell table:number-columns-repeated="2"/>
        </table:table-row>
        <table:table-row table:style-name="ro1">
          <table:table-cell office:value-type="float" office:value="0.0239117" calcext:value-type="float">
            <text:p>0.0239117</text:p>
          </table:table-cell>
          <table:table-cell office:value-type="float" office:value="0.0642548" calcext:value-type="float">
            <text:p>0.0642548</text:p>
          </table:table-cell>
          <table:table-cell table:formula="of:=([.A1110]*[.A1110])" office:value-type="float" office:value="0.00057176939689" calcext:value-type="float">
            <text:p>0.00057176939689</text:p>
          </table:table-cell>
          <table:table-cell table:formula="of:=([.A1110]-[.B1110])*([.A1110]-[.B1110])" office:value-type="float" office:value="0.00162756571761" calcext:value-type="float">
            <text:p>0.00162756571761</text:p>
          </table:table-cell>
          <table:table-cell table:number-columns-repeated="2"/>
        </table:table-row>
        <table:table-row table:style-name="ro1">
          <table:table-cell office:value-type="float" office:value="0.0672719" calcext:value-type="float">
            <text:p>0.0672719</text:p>
          </table:table-cell>
          <table:table-cell office:value-type="float" office:value="0.117601" calcext:value-type="float">
            <text:p>0.117601</text:p>
          </table:table-cell>
          <table:table-cell table:formula="of:=([.A1111]*[.A1111])" office:value-type="float" office:value="0.00452550852961" calcext:value-type="float">
            <text:p>0.00452550852961</text:p>
          </table:table-cell>
          <table:table-cell table:formula="of:=([.A1111]-[.B1111])*([.A1111]-[.B1111])" office:value-type="float" office:value="0.00253301830681" calcext:value-type="float">
            <text:p>0.00253301830681</text:p>
          </table:table-cell>
          <table:table-cell table:number-columns-repeated="2"/>
        </table:table-row>
        <table:table-row table:style-name="ro1">
          <table:table-cell office:value-type="float" office:value="0.156779" calcext:value-type="float">
            <text:p>0.156779</text:p>
          </table:table-cell>
          <table:table-cell office:value-type="float" office:value="0.110065" calcext:value-type="float">
            <text:p>0.110065</text:p>
          </table:table-cell>
          <table:table-cell table:formula="of:=([.A1112]*[.A1112])" office:value-type="float" office:value="0.024579654841" calcext:value-type="float">
            <text:p>0.024579654841</text:p>
          </table:table-cell>
          <table:table-cell table:formula="of:=([.A1112]-[.B1112])*([.A1112]-[.B1112])" office:value-type="float" office:value="0.002182197796" calcext:value-type="float">
            <text:p>0.002182197796</text:p>
          </table:table-cell>
          <table:table-cell table:number-columns-repeated="2"/>
        </table:table-row>
        <table:table-row table:style-name="ro1">
          <table:table-cell office:value-type="float" office:value="0.156779" calcext:value-type="float">
            <text:p>0.156779</text:p>
          </table:table-cell>
          <table:table-cell office:value-type="float" office:value="0.114572" calcext:value-type="float">
            <text:p>0.114572</text:p>
          </table:table-cell>
          <table:table-cell table:formula="of:=([.A1113]*[.A1113])" office:value-type="float" office:value="0.024579654841" calcext:value-type="float">
            <text:p>0.024579654841</text:p>
          </table:table-cell>
          <table:table-cell table:formula="of:=([.A1113]-[.B1113])*([.A1113]-[.B1113])" office:value-type="float" office:value="0.001781430849" calcext:value-type="float">
            <text:p>0.001781430849</text:p>
          </table:table-cell>
          <table:table-cell table:number-columns-repeated="2"/>
        </table:table-row>
        <table:table-row table:style-name="ro1">
          <table:table-cell office:value-type="float" office:value="0.156779" calcext:value-type="float">
            <text:p>0.156779</text:p>
          </table:table-cell>
          <table:table-cell office:value-type="float" office:value="0.287413" calcext:value-type="float">
            <text:p>0.287413</text:p>
          </table:table-cell>
          <table:table-cell table:formula="of:=([.A1114]*[.A1114])" office:value-type="float" office:value="0.024579654841" calcext:value-type="float">
            <text:p>0.024579654841</text:p>
          </table:table-cell>
          <table:table-cell table:formula="of:=([.A1114]-[.B1114])*([.A1114]-[.B1114])" office:value-type="float" office:value="0.017065241956" calcext:value-type="float">
            <text:p>0.017065241956</text:p>
          </table:table-cell>
          <table:table-cell table:number-columns-repeated="2"/>
        </table:table-row>
        <table:table-row table:style-name="ro1">
          <table:table-cell office:value-type="float" office:value="0.16478" calcext:value-type="float">
            <text:p>0.16478</text:p>
          </table:table-cell>
          <table:table-cell office:value-type="float" office:value="0.249066" calcext:value-type="float">
            <text:p>0.249066</text:p>
          </table:table-cell>
          <table:table-cell table:formula="of:=([.A1115]*[.A1115])" office:value-type="float" office:value="0.0271524484" calcext:value-type="float">
            <text:p>0.0271524484</text:p>
          </table:table-cell>
          <table:table-cell table:formula="of:=([.A1115]-[.B1115])*([.A1115]-[.B1115])" office:value-type="float" office:value="0.007104129796" calcext:value-type="float">
            <text:p>0.007104129796</text:p>
          </table:table-cell>
          <table:table-cell table:number-columns-repeated="2"/>
        </table:table-row>
        <table:table-row table:style-name="ro1">
          <table:table-cell office:value-type="float" office:value="0.16478" calcext:value-type="float">
            <text:p>0.16478</text:p>
          </table:table-cell>
          <table:table-cell office:value-type="float" office:value="0.2584" calcext:value-type="float">
            <text:p>0.2584</text:p>
          </table:table-cell>
          <table:table-cell table:formula="of:=([.A1116]*[.A1116])" office:value-type="float" office:value="0.0271524484" calcext:value-type="float">
            <text:p>0.0271524484</text:p>
          </table:table-cell>
          <table:table-cell table:formula="of:=([.A1116]-[.B1116])*([.A1116]-[.B1116])" office:value-type="float" office:value="0.0087647044" calcext:value-type="float">
            <text:p>0.0087647044</text:p>
          </table:table-cell>
          <table:table-cell table:number-columns-repeated="2"/>
        </table:table-row>
        <table:table-row table:style-name="ro1">
          <table:table-cell office:value-type="float" office:value="0.16478" calcext:value-type="float">
            <text:p>0.16478</text:p>
          </table:table-cell>
          <table:table-cell office:value-type="float" office:value="0.267998" calcext:value-type="float">
            <text:p>0.267998</text:p>
          </table:table-cell>
          <table:table-cell table:formula="of:=([.A1117]*[.A1117])" office:value-type="float" office:value="0.0271524484" calcext:value-type="float">
            <text:p>0.0271524484</text:p>
          </table:table-cell>
          <table:table-cell table:formula="of:=([.A1117]-[.B1117])*([.A1117]-[.B1117])" office:value-type="float" office:value="0.010653955524" calcext:value-type="float">
            <text:p>0.010653955524</text:p>
          </table:table-cell>
          <table:table-cell table:number-columns-repeated="2"/>
        </table:table-row>
        <table:table-row table:style-name="ro1">
          <table:table-cell office:value-type="float" office:value="0.141641" calcext:value-type="float">
            <text:p>0.141641</text:p>
          </table:table-cell>
          <table:table-cell office:value-type="float" office:value="0.208489" calcext:value-type="float">
            <text:p>0.208489</text:p>
          </table:table-cell>
          <table:table-cell table:formula="of:=([.A1118]*[.A1118])" office:value-type="float" office:value="0.020062172881" calcext:value-type="float">
            <text:p>0.020062172881</text:p>
          </table:table-cell>
          <table:table-cell table:formula="of:=([.A1118]-[.B1118])*([.A1118]-[.B1118])" office:value-type="float" office:value="0.004468655104" calcext:value-type="float">
            <text:p>0.004468655104</text:p>
          </table:table-cell>
          <table:table-cell table:number-columns-repeated="2"/>
        </table:table-row>
        <table:table-row table:style-name="ro1">
          <table:table-cell office:value-type="float" office:value="0.263987" calcext:value-type="float">
            <text:p>0.263987</text:p>
          </table:table-cell>
          <table:table-cell office:value-type="float" office:value="0.122854" calcext:value-type="float">
            <text:p>0.122854</text:p>
          </table:table-cell>
          <table:table-cell table:formula="of:=([.A1119]*[.A1119])" office:value-type="float" office:value="0.069689136169" calcext:value-type="float">
            <text:p>0.069689136169</text:p>
          </table:table-cell>
          <table:table-cell table:formula="of:=([.A1119]-[.B1119])*([.A1119]-[.B1119])" office:value-type="float" office:value="0.019918523689" calcext:value-type="float">
            <text:p>0.019918523689</text:p>
          </table:table-cell>
          <table:table-cell table:number-columns-repeated="2"/>
        </table:table-row>
        <table:table-row table:style-name="ro1">
          <table:table-cell office:value-type="float" office:value="0.329148" calcext:value-type="float">
            <text:p>0.329148</text:p>
          </table:table-cell>
          <table:table-cell office:value-type="float" office:value="0.0603747" calcext:value-type="float">
            <text:p>0.0603747</text:p>
          </table:table-cell>
          <table:table-cell table:formula="of:=([.A1120]*[.A1120])" office:value-type="float" office:value="0.108338405904" calcext:value-type="float">
            <text:p>0.108338405904</text:p>
          </table:table-cell>
          <table:table-cell table:formula="of:=([.A1120]-[.B1120])*([.A1120]-[.B1120])" office:value-type="float" office:value="0.07223908679289" calcext:value-type="float">
            <text:p>0.07223908679289</text:p>
          </table:table-cell>
          <table:table-cell table:number-columns-repeated="2"/>
        </table:table-row>
        <table:table-row table:style-name="ro1">
          <table:table-cell office:value-type="float" office:value="0.329148" calcext:value-type="float">
            <text:p>0.329148</text:p>
          </table:table-cell>
          <table:table-cell office:value-type="float" office:value="0.288438" calcext:value-type="float">
            <text:p>0.288438</text:p>
          </table:table-cell>
          <table:table-cell table:formula="of:=([.A1121]*[.A1121])" office:value-type="float" office:value="0.108338405904" calcext:value-type="float">
            <text:p>0.108338405904</text:p>
          </table:table-cell>
          <table:table-cell table:formula="of:=([.A1121]-[.B1121])*([.A1121]-[.B1121])" office:value-type="float" office:value="0.0016573041" calcext:value-type="float">
            <text:p>0.0016573041</text:p>
          </table:table-cell>
          <table:table-cell table:number-columns-repeated="2"/>
        </table:table-row>
        <table:table-row table:style-name="ro1">
          <table:table-cell office:value-type="float" office:value="0.387759" calcext:value-type="float">
            <text:p>0.387759</text:p>
          </table:table-cell>
          <table:table-cell office:value-type="float" office:value="0.313807" calcext:value-type="float">
            <text:p>0.313807</text:p>
          </table:table-cell>
          <table:table-cell table:formula="of:=([.A1122]*[.A1122])" office:value-type="float" office:value="0.150357042081" calcext:value-type="float">
            <text:p>0.150357042081</text:p>
          </table:table-cell>
          <table:table-cell table:formula="of:=([.A1122]-[.B1122])*([.A1122]-[.B1122])" office:value-type="float" office:value="0.005468898304" calcext:value-type="float">
            <text:p>0.005468898304</text:p>
          </table:table-cell>
          <table:table-cell table:number-columns-repeated="2"/>
        </table:table-row>
        <table:table-row table:style-name="ro1">
          <table:table-cell office:value-type="float" office:value="0.39621" calcext:value-type="float">
            <text:p>0.39621</text:p>
          </table:table-cell>
          <table:table-cell office:value-type="float" office:value="0.343699" calcext:value-type="float">
            <text:p>0.343699</text:p>
          </table:table-cell>
          <table:table-cell table:formula="of:=([.A1123]*[.A1123])" office:value-type="float" office:value="0.1569823641" calcext:value-type="float">
            <text:p>0.1569823641</text:p>
          </table:table-cell>
          <table:table-cell table:formula="of:=([.A1123]-[.B1123])*([.A1123]-[.B1123])" office:value-type="float" office:value="0.002757405121" calcext:value-type="float">
            <text:p>0.002757405121</text:p>
          </table:table-cell>
          <table:table-cell table:number-columns-repeated="2"/>
        </table:table-row>
        <table:table-row table:style-name="ro1">
          <table:table-cell office:value-type="float" office:value="0.40939" calcext:value-type="float">
            <text:p>0.40939</text:p>
          </table:table-cell>
          <table:table-cell office:value-type="float" office:value="0.513161" calcext:value-type="float">
            <text:p>0.513161</text:p>
          </table:table-cell>
          <table:table-cell table:formula="of:=([.A1124]*[.A1124])" office:value-type="float" office:value="0.1676001721" calcext:value-type="float">
            <text:p>0.1676001721</text:p>
          </table:table-cell>
          <table:table-cell table:formula="of:=([.A1124]-[.B1124])*([.A1124]-[.B1124])" office:value-type="float" office:value="0.010768420441" calcext:value-type="float">
            <text:p>0.010768420441</text:p>
          </table:table-cell>
          <table:table-cell table:number-columns-repeated="2"/>
        </table:table-row>
        <table:table-row table:style-name="ro1">
          <table:table-cell office:value-type="float" office:value="0.414785" calcext:value-type="float">
            <text:p>0.414785</text:p>
          </table:table-cell>
          <table:table-cell office:value-type="float" office:value="0.585518" calcext:value-type="float">
            <text:p>0.585518</text:p>
          </table:table-cell>
          <table:table-cell table:formula="of:=([.A1125]*[.A1125])" office:value-type="float" office:value="0.172046596225" calcext:value-type="float">
            <text:p>0.172046596225</text:p>
          </table:table-cell>
          <table:table-cell table:formula="of:=([.A1125]-[.B1125])*([.A1125]-[.B1125])" office:value-type="float" office:value="0.029149757289" calcext:value-type="float">
            <text:p>0.029149757289</text:p>
          </table:table-cell>
          <table:table-cell table:number-columns-repeated="2"/>
        </table:table-row>
        <table:table-row table:style-name="ro1">
          <table:table-cell office:value-type="float" office:value="0.55942" calcext:value-type="float">
            <text:p>0.55942</text:p>
          </table:table-cell>
          <table:table-cell office:value-type="float" office:value="0.707566" calcext:value-type="float">
            <text:p>0.707566</text:p>
          </table:table-cell>
          <table:table-cell table:formula="of:=([.A1126]*[.A1126])" office:value-type="float" office:value="0.3129507364" calcext:value-type="float">
            <text:p>0.3129507364</text:p>
          </table:table-cell>
          <table:table-cell table:formula="of:=([.A1126]-[.B1126])*([.A1126]-[.B1126])" office:value-type="float" office:value="0.021947237316" calcext:value-type="float">
            <text:p>0.021947237316</text:p>
          </table:table-cell>
          <table:table-cell table:number-columns-repeated="2"/>
        </table:table-row>
        <table:table-row table:style-name="ro1">
          <table:table-cell office:value-type="float" office:value="0.696378" calcext:value-type="float">
            <text:p>0.696378</text:p>
          </table:table-cell>
          <table:table-cell office:value-type="float" office:value="0.788133" calcext:value-type="float">
            <text:p>0.788133</text:p>
          </table:table-cell>
          <table:table-cell table:formula="of:=([.A1127]*[.A1127])" office:value-type="float" office:value="0.484942318884" calcext:value-type="float">
            <text:p>0.484942318884</text:p>
          </table:table-cell>
          <table:table-cell table:formula="of:=([.A1127]-[.B1127])*([.A1127]-[.B1127])" office:value-type="float" office:value="0.00841898002499999" calcext:value-type="float">
            <text:p>0.00841898002499999</text:p>
          </table:table-cell>
          <table:table-cell table:number-columns-repeated="2"/>
        </table:table-row>
        <table:table-row table:style-name="ro1">
          <table:table-cell office:value-type="float" office:value="0.696378" calcext:value-type="float">
            <text:p>0.696378</text:p>
          </table:table-cell>
          <table:table-cell office:value-type="float" office:value="0.887944" calcext:value-type="float">
            <text:p>0.887944</text:p>
          </table:table-cell>
          <table:table-cell table:formula="of:=([.A1128]*[.A1128])" office:value-type="float" office:value="0.484942318884" calcext:value-type="float">
            <text:p>0.484942318884</text:p>
          </table:table-cell>
          <table:table-cell table:formula="of:=([.A1128]-[.B1128])*([.A1128]-[.B1128])" office:value-type="float" office:value="0.036697532356" calcext:value-type="float">
            <text:p>0.036697532356</text:p>
          </table:table-cell>
          <table:table-cell table:number-columns-repeated="2"/>
        </table:table-row>
        <table:table-row table:style-name="ro1">
          <table:table-cell office:value-type="float" office:value="0.755015" calcext:value-type="float">
            <text:p>0.755015</text:p>
          </table:table-cell>
          <table:table-cell office:value-type="float" office:value="0.951829" calcext:value-type="float">
            <text:p>0.951829</text:p>
          </table:table-cell>
          <table:table-cell table:formula="of:=([.A1129]*[.A1129])" office:value-type="float" office:value="0.570047650225" calcext:value-type="float">
            <text:p>0.570047650225</text:p>
          </table:table-cell>
          <table:table-cell table:formula="of:=([.A1129]-[.B1129])*([.A1129]-[.B1129])" office:value-type="float" office:value="0.038735750596" calcext:value-type="float">
            <text:p>0.038735750596</text:p>
          </table:table-cell>
          <table:table-cell table:number-columns-repeated="2"/>
        </table:table-row>
        <table:table-row table:style-name="ro1">
          <table:table-cell office:value-type="float" office:value="0.755016" calcext:value-type="float">
            <text:p>0.755016</text:p>
          </table:table-cell>
          <table:table-cell office:value-type="float" office:value="0.980454" calcext:value-type="float">
            <text:p>0.980454</text:p>
          </table:table-cell>
          <table:table-cell table:formula="of:=([.A1130]*[.A1130])" office:value-type="float" office:value="0.570049160256" calcext:value-type="float">
            <text:p>0.570049160256</text:p>
          </table:table-cell>
          <table:table-cell table:formula="of:=([.A1130]-[.B1130])*([.A1130]-[.B1130])" office:value-type="float" office:value="0.050822291844" calcext:value-type="float">
            <text:p>0.050822291844</text:p>
          </table:table-cell>
          <table:table-cell table:number-columns-repeated="2"/>
        </table:table-row>
        <table:table-row table:style-name="ro1">
          <table:table-cell office:value-type="float" office:value="0.945479" calcext:value-type="float">
            <text:p>0.945479</text:p>
          </table:table-cell>
          <table:table-cell office:value-type="float" office:value="0.883097" calcext:value-type="float">
            <text:p>0.883097</text:p>
          </table:table-cell>
          <table:table-cell table:formula="of:=([.A1131]*[.A1131])" office:value-type="float" office:value="0.893930539441" calcext:value-type="float">
            <text:p>0.893930539441</text:p>
          </table:table-cell>
          <table:table-cell table:formula="of:=([.A1131]-[.B1131])*([.A1131]-[.B1131])" office:value-type="float" office:value="0.00389151392399999" calcext:value-type="float">
            <text:p>0.00389151392399999</text:p>
          </table:table-cell>
          <table:table-cell table:number-columns-repeated="2"/>
        </table:table-row>
        <table:table-row table:style-name="ro1">
          <table:table-cell office:value-type="float" office:value="0.986889" calcext:value-type="float">
            <text:p>0.986889</text:p>
          </table:table-cell>
          <table:table-cell office:value-type="float" office:value="0.985578" calcext:value-type="float">
            <text:p>0.985578</text:p>
          </table:table-cell>
          <table:table-cell table:formula="of:=([.A1132]*[.A1132])" office:value-type="float" office:value="0.973949898321" calcext:value-type="float">
            <text:p>0.973949898321</text:p>
          </table:table-cell>
          <table:table-cell table:formula="of:=([.A1132]-[.B1132])*([.A1132]-[.B1132])" office:value-type="float" office:value="0.00000171872100000016" calcext:value-type="float">
            <text:p>1.71872100000016E-06</text:p>
          </table:table-cell>
          <table:table-cell table:number-columns-repeated="2"/>
        </table:table-row>
        <table:table-row table:style-name="ro1">
          <table:table-cell office:value-type="float" office:value="0.0000339746" calcext:value-type="float">
            <text:p>0.0000339746</text:p>
          </table:table-cell>
          <table:table-cell office:value-type="float" office:value="0.0000000671758" calcext:value-type="float">
            <text:p>0.0000000671758</text:p>
          </table:table-cell>
          <table:table-cell table:formula="of:=([.A1133]*[.A1133])" office:value-type="float" office:value="0.00000000115427344516" calcext:value-type="float">
            <text:p>1.15427344516E-09</text:p>
          </table:table-cell>
          <table:table-cell table:formula="of:=([.A1133]-[.B1133])*([.A1133]-[.B1133])" office:value-type="float" office:value="0.00000000114971341588" calcext:value-type="float">
            <text:p>1.14971341587875E-09</text:p>
          </table:table-cell>
          <table:table-cell table:number-columns-repeated="2"/>
        </table:table-row>
        <table:table-row table:style-name="ro1">
          <table:table-cell office:value-type="float" office:value="0.0000339746" calcext:value-type="float">
            <text:p>0.0000339746</text:p>
          </table:table-cell>
          <table:table-cell office:value-type="float" office:value="0.00000447182" calcext:value-type="float">
            <text:p>0.00000447182</text:p>
          </table:table-cell>
          <table:table-cell table:formula="of:=([.A1134]*[.A1134])" office:value-type="float" office:value="0.00000000115427344516" calcext:value-type="float">
            <text:p>1.15427344516E-09</text:p>
          </table:table-cell>
          <table:table-cell table:formula="of:=([.A1134]-[.B1134])*([.A1134]-[.B1134])" office:value-type="float" office:value="0.00000000087041402773" calcext:value-type="float">
            <text:p>8.704140277284E-10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00204094" calcext:value-type="float">
            <text:p>0.0000204094</text:p>
          </table:table-cell>
          <table:table-cell table:formula="of:=([.A1135]*[.A1135])" office:value-type="float" office:value="0.00000000007887375959" calcext:value-type="float">
            <text:p>7.88737595881E-11</text:p>
          </table:table-cell>
          <table:table-cell table:formula="of:=([.A1135]-[.B1135])*([.A1135]-[.B1135])" office:value-type="float" office:value="0.00000000013290193146" calcext:value-type="float">
            <text:p>1.329019314561E-10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896429" calcext:value-type="float">
            <text:p>0.00896429</text:p>
          </table:table-cell>
          <table:table-cell table:formula="of:=([.A1136]*[.A1136])" office:value-type="float" office:value="0.00000000000687803076" calcext:value-type="float">
            <text:p>6.87803076E-12</text:p>
          </table:table-cell>
          <table:table-cell table:formula="of:=([.A1136]-[.B1136])*([.A1136]-[.B1136])" office:value-type="float" office:value="0.0000803114825882228" calcext:value-type="float">
            <text:p>8.03114825882228E-05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67115" calcext:value-type="float">
            <text:p>0.0167115</text:p>
          </table:table-cell>
          <table:table-cell table:formula="of:=([.A1137]*[.A1137])" office:value-type="float" office:value="0.00000000000687803076" calcext:value-type="float">
            <text:p>6.87803076E-12</text:p>
          </table:table-cell>
          <table:table-cell table:formula="of:=([.A1137]-[.B1137])*([.A1137]-[.B1137])" office:value-type="float" office:value="0.000279186583968231" calcext:value-type="float">
            <text:p>0.000279186583968231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695867" calcext:value-type="float">
            <text:p>0.00695867</text:p>
          </table:table-cell>
          <table:table-cell table:formula="of:=([.A1138]*[.A1138])" office:value-type="float" office:value="0.00000000003991826125" calcext:value-type="float">
            <text:p>3.99182612481E-11</text:p>
          </table:table-cell>
          <table:table-cell table:formula="of:=([.A1138]-[.B1138])*([.A1138]-[.B1138])" office:value-type="float" office:value="0.0000483351970804807" calcext:value-type="float">
            <text:p>4.83351970804807E-05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238421" calcext:value-type="float">
            <text:p>0.00238421</text:p>
          </table:table-cell>
          <table:table-cell table:formula="of:=([.A1139]*[.A1139])" office:value-type="float" office:value="0.00000000003991826125" calcext:value-type="float">
            <text:p>3.99182612481E-11</text:p>
          </table:table-cell>
          <table:table-cell table:formula="of:=([.A1139]-[.B1139])*([.A1139]-[.B1139])" office:value-type="float" office:value="0.00000565436993564345" calcext:value-type="float">
            <text:p>5.65436993564345E-06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78028" calcext:value-type="float">
            <text:p>0.00278028</text:p>
          </table:table-cell>
          <table:table-cell table:formula="of:=([.A1140]*[.A1140])" office:value-type="float" office:value="0.00000000000008881771" calcext:value-type="float">
            <text:p>8.8817708529E-14</text:p>
          </table:table-cell>
          <table:table-cell table:formula="of:=([.A1140]-[.B1140])*([.A1140]-[.B1140])" office:value-type="float" office:value="0.00000772829979244483" calcext:value-type="float">
            <text:p>7.72829979244483E-06</text:p>
          </table:table-cell>
          <table:table-cell table:number-columns-repeated="2"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00161191" calcext:value-type="float">
            <text:p>0.000000161191</text:p>
          </table:table-cell>
          <table:table-cell table:formula="of:=([.A1141]*[.A1141])" office:value-type="float" office:value="0.00000000027259661025" calcext:value-type="float">
            <text:p>2.7259661025E-10</text:p>
          </table:table-cell>
          <table:table-cell table:formula="of:=([.A1141]-[.B1141])*([.A1141]-[.B1141])" office:value-type="float" office:value="0.00000000026729990478" calcext:value-type="float">
            <text:p>2.67299904777481E-10</text:p>
          </table:table-cell>
          <table:table-cell table:number-columns-repeated="2"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00255016" calcext:value-type="float">
            <text:p>0.000000255016</text:p>
          </table:table-cell>
          <table:table-cell table:formula="of:=([.A1142]*[.A1142])" office:value-type="float" office:value="0.00000000027259661025" calcext:value-type="float">
            <text:p>2.7259661025E-10</text:p>
          </table:table-cell>
          <table:table-cell table:formula="of:=([.A1142]-[.B1142])*([.A1142]-[.B1142])" office:value-type="float" office:value="0.00000000026424076007" calcext:value-type="float">
            <text:p>2.64240760074256E-10</text:p>
          </table:table-cell>
          <table:table-cell table:number-columns-repeated="2"/>
        </table:table-row>
        <table:table-row table:style-name="ro1">
          <table:table-cell office:value-type="float" office:value="0.0000267029" calcext:value-type="float">
            <text:p>0.0000267029</text:p>
          </table:table-cell>
          <table:table-cell office:value-type="float" office:value="0.000099673" calcext:value-type="float">
            <text:p>0.000099673</text:p>
          </table:table-cell>
          <table:table-cell table:formula="of:=([.A1143]*[.A1143])" office:value-type="float" office:value="0.00000000071304486841" calcext:value-type="float">
            <text:p>7.1304486841E-10</text:p>
          </table:table-cell>
          <table:table-cell table:formula="of:=([.A1143]-[.B1143])*([.A1143]-[.B1143])" office:value-type="float" office:value="0.00000000532463549401" calcext:value-type="float">
            <text:p>5.32463549401E-09</text:p>
          </table:table-cell>
          <table:table-cell table:number-columns-repeated="2"/>
        </table:table-row>
        <table:table-row table:style-name="ro1">
          <table:table-cell office:value-type="float" office:value="0.0000411868" calcext:value-type="float">
            <text:p>0.0000411868</text:p>
          </table:table-cell>
          <table:table-cell office:value-type="float" office:value="0.00011459" calcext:value-type="float">
            <text:p>0.00011459</text:p>
          </table:table-cell>
          <table:table-cell table:formula="of:=([.A1144]*[.A1144])" office:value-type="float" office:value="0.00000000169635249424" calcext:value-type="float">
            <text:p>1.69635249424E-09</text:p>
          </table:table-cell>
          <table:table-cell table:formula="of:=([.A1144]-[.B1144])*([.A1144]-[.B1144])" office:value-type="float" office:value="0.00000000538802977024" calcext:value-type="float">
            <text:p>5.38802977024E-09</text:p>
          </table:table-cell>
          <table:table-cell table:number-columns-repeated="2"/>
        </table:table-row>
        <table:table-row table:style-name="ro1">
          <table:table-cell office:value-type="float" office:value="0.000182986" calcext:value-type="float">
            <text:p>0.000182986</text:p>
          </table:table-cell>
          <table:table-cell office:value-type="float" office:value="0.000268327" calcext:value-type="float">
            <text:p>0.000268327</text:p>
          </table:table-cell>
          <table:table-cell table:formula="of:=([.A1145]*[.A1145])" office:value-type="float" office:value="0.000000033483876196" calcext:value-type="float">
            <text:p>3.3483876196E-08</text:p>
          </table:table-cell>
          <table:table-cell table:formula="of:=([.A1145]-[.B1145])*([.A1145]-[.B1145])" office:value-type="float" office:value="0.000000007283086281" calcext:value-type="float">
            <text:p>7.283086281E-09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48794" calcext:value-type="float">
            <text:p>0.0000048794</text:p>
          </table:table-cell>
          <table:table-cell table:formula="of:=([.A1146]*[.A1146])" office:value-type="float" office:value="0.00000000001501020049" calcext:value-type="float">
            <text:p>1.501020049E-11</text:p>
          </table:table-cell>
          <table:table-cell table:formula="of:=([.A1146]-[.B1146])*([.A1146]-[.B1146])" office:value-type="float" office:value="0.00000000000101022601" calcext:value-type="float">
            <text:p>1.01022601E-12</text:p>
          </table:table-cell>
          <table:table-cell table:number-columns-repeated="2"/>
        </table:table-row>
        <table:table-row table:style-name="ro1">
          <table:table-cell office:value-type="float" office:value="0.000027597" calcext:value-type="float">
            <text:p>0.000027597</text:p>
          </table:table-cell>
          <table:table-cell office:value-type="float" office:value="0.0000354589" calcext:value-type="float">
            <text:p>0.0000354589</text:p>
          </table:table-cell>
          <table:table-cell table:formula="of:=([.A1147]*[.A1147])" office:value-type="float" office:value="0.000000000761594409" calcext:value-type="float">
            <text:p>7.61594409E-10</text:p>
          </table:table-cell>
          <table:table-cell table:formula="of:=([.A1147]-[.B1147])*([.A1147]-[.B1147])" office:value-type="float" office:value="0.00000000006180947161" calcext:value-type="float">
            <text:p>6.180947161E-11</text:p>
          </table:table-cell>
          <table:table-cell table:number-columns-repeated="2"/>
        </table:table-row>
        <table:table-row table:style-name="ro1">
          <table:table-cell office:value-type="float" office:value="0.0000379682" calcext:value-type="float">
            <text:p>0.0000379682</text:p>
          </table:table-cell>
          <table:table-cell office:value-type="float" office:value="0.0000373836" calcext:value-type="float">
            <text:p>0.0000373836</text:p>
          </table:table-cell>
          <table:table-cell table:formula="of:=([.A1148]*[.A1148])" office:value-type="float" office:value="0.00000000144158421124" calcext:value-type="float">
            <text:p>1.44158421124E-09</text:p>
          </table:table-cell>
          <table:table-cell table:formula="of:=([.A1148]-[.B1148])*([.A1148]-[.B1148])" office:value-type="float" office:value="0.00000000000034175716" calcext:value-type="float">
            <text:p>3.41757160000001E-13</text:p>
          </table:table-cell>
          <table:table-cell table:number-columns-repeated="2"/>
        </table:table-row>
        <table:table-row table:style-name="ro1">
          <table:table-cell office:value-type="float" office:value="0.0000379682" calcext:value-type="float">
            <text:p>0.0000379682</text:p>
          </table:table-cell>
          <table:table-cell office:value-type="float" office:value="0.00132627" calcext:value-type="float">
            <text:p>0.00132627</text:p>
          </table:table-cell>
          <table:table-cell table:formula="of:=([.A1149]*[.A1149])" office:value-type="float" office:value="0.00000000144158421124" calcext:value-type="float">
            <text:p>1.44158421124E-09</text:p>
          </table:table-cell>
          <table:table-cell table:formula="of:=([.A1149]-[.B1149])*([.A1149]-[.B1149])" office:value-type="float" office:value="0.00000165972152788324" calcext:value-type="float">
            <text:p>1.65972152788324E-06</text:p>
          </table:table-cell>
          <table:table-cell table:number-columns-repeated="2"/>
        </table:table-row>
        <table:table-row table:style-name="ro1">
          <table:table-cell office:value-type="float" office:value="0.0039643" calcext:value-type="float">
            <text:p>0.0039643</text:p>
          </table:table-cell>
          <table:table-cell office:value-type="float" office:value="0.0197136" calcext:value-type="float">
            <text:p>0.0197136</text:p>
          </table:table-cell>
          <table:table-cell table:formula="of:=([.A1150]*[.A1150])" office:value-type="float" office:value="0.00001571567449" calcext:value-type="float">
            <text:p>0.00001571567449</text:p>
          </table:table-cell>
          <table:table-cell table:formula="of:=([.A1150]-[.B1150])*([.A1150]-[.B1150])" office:value-type="float" office:value="0.00024804045049" calcext:value-type="float">
            <text:p>0.00024804045049</text:p>
          </table:table-cell>
          <table:table-cell table:number-columns-repeated="2"/>
        </table:table-row>
        <table:table-row table:style-name="ro1">
          <table:table-cell office:value-type="float" office:value="0.00452346" calcext:value-type="float">
            <text:p>0.00452346</text:p>
          </table:table-cell>
          <table:table-cell office:value-type="float" office:value="0.00617362" calcext:value-type="float">
            <text:p>0.00617362</text:p>
          </table:table-cell>
          <table:table-cell table:formula="of:=([.A1151]*[.A1151])" office:value-type="float" office:value="0.0000204616903716" calcext:value-type="float">
            <text:p>0.0000204616903716</text:p>
          </table:table-cell>
          <table:table-cell table:formula="of:=([.A1151]-[.B1151])*([.A1151]-[.B1151])" office:value-type="float" office:value="0.0000027230280256" calcext:value-type="float">
            <text:p>0.0000027230280256</text:p>
          </table:table-cell>
          <table:table-cell table:number-columns-repeated="2"/>
        </table:table-row>
        <table:table-row table:style-name="ro1">
          <table:table-cell office:value-type="float" office:value="0.00915605" calcext:value-type="float">
            <text:p>0.00915605</text:p>
          </table:table-cell>
          <table:table-cell office:value-type="float" office:value="0.00580797" calcext:value-type="float">
            <text:p>0.00580797</text:p>
          </table:table-cell>
          <table:table-cell table:formula="of:=([.A1152]*[.A1152])" office:value-type="float" office:value="0.0000838332516025" calcext:value-type="float">
            <text:p>0.0000838332516025</text:p>
          </table:table-cell>
          <table:table-cell table:formula="of:=([.A1152]-[.B1152])*([.A1152]-[.B1152])" office:value-type="float" office:value="0.0000112096396864" calcext:value-type="float">
            <text:p>0.0000112096396864</text:p>
          </table:table-cell>
          <table:table-cell table:number-columns-repeated="2"/>
        </table:table-row>
        <table:table-row table:style-name="ro1">
          <table:table-cell office:value-type="float" office:value="0.0441419" calcext:value-type="float">
            <text:p>0.0441419</text:p>
          </table:table-cell>
          <table:table-cell office:value-type="float" office:value="0.0102222" calcext:value-type="float">
            <text:p>0.0102222</text:p>
          </table:table-cell>
          <table:table-cell table:formula="of:=([.A1153]*[.A1153])" office:value-type="float" office:value="0.00194850733561" calcext:value-type="float">
            <text:p>0.00194850733561</text:p>
          </table:table-cell>
          <table:table-cell table:formula="of:=([.A1153]-[.B1153])*([.A1153]-[.B1153])" office:value-type="float" office:value="0.00115054604809" calcext:value-type="float">
            <text:p>0.00115054604809</text:p>
          </table:table-cell>
          <table:table-cell table:number-columns-repeated="2"/>
        </table:table-row>
        <table:table-row table:style-name="ro1">
          <table:table-cell office:value-type="float" office:value="0.0441419" calcext:value-type="float">
            <text:p>0.0441419</text:p>
          </table:table-cell>
          <table:table-cell office:value-type="float" office:value="0.0106126" calcext:value-type="float">
            <text:p>0.0106126</text:p>
          </table:table-cell>
          <table:table-cell table:formula="of:=([.A1154]*[.A1154])" office:value-type="float" office:value="0.00194850733561" calcext:value-type="float">
            <text:p>0.00194850733561</text:p>
          </table:table-cell>
          <table:table-cell table:formula="of:=([.A1154]-[.B1154])*([.A1154]-[.B1154])" office:value-type="float" office:value="0.00112421395849" calcext:value-type="float">
            <text:p>0.00112421395849</text:p>
          </table:table-cell>
          <table:table-cell table:number-columns-repeated="2"/>
        </table:table-row>
        <table:table-row table:style-name="ro1">
          <table:table-cell office:value-type="float" office:value="0.0441419" calcext:value-type="float">
            <text:p>0.0441419</text:p>
          </table:table-cell>
          <table:table-cell office:value-type="float" office:value="0.0402112" calcext:value-type="float">
            <text:p>0.0402112</text:p>
          </table:table-cell>
          <table:table-cell table:formula="of:=([.A1155]*[.A1155])" office:value-type="float" office:value="0.00194850733561" calcext:value-type="float">
            <text:p>0.00194850733561</text:p>
          </table:table-cell>
          <table:table-cell table:formula="of:=([.A1155]-[.B1155])*([.A1155]-[.B1155])" office:value-type="float" office:value="0.00001545040249" calcext:value-type="float">
            <text:p>0.00001545040249</text:p>
          </table:table-cell>
          <table:table-cell table:number-columns-repeated="2"/>
        </table:table-row>
        <table:table-row table:style-name="ro1">
          <table:table-cell office:value-type="float" office:value="0.0573503" calcext:value-type="float">
            <text:p>0.0573503</text:p>
          </table:table-cell>
          <table:table-cell office:value-type="float" office:value="0.0370579" calcext:value-type="float">
            <text:p>0.0370579</text:p>
          </table:table-cell>
          <table:table-cell table:formula="of:=([.A1156]*[.A1156])" office:value-type="float" office:value="0.00328905691009" calcext:value-type="float">
            <text:p>0.00328905691009</text:p>
          </table:table-cell>
          <table:table-cell table:formula="of:=([.A1156]-[.B1156])*([.A1156]-[.B1156])" office:value-type="float" office:value="0.00041178149776" calcext:value-type="float">
            <text:p>0.00041178149776</text:p>
          </table:table-cell>
          <table:table-cell table:number-columns-repeated="2"/>
        </table:table-row>
        <table:table-row table:style-name="ro1">
          <table:table-cell office:value-type="float" office:value="0.0800652" calcext:value-type="float">
            <text:p>0.0800652</text:p>
          </table:table-cell>
          <table:table-cell office:value-type="float" office:value="0.0361097" calcext:value-type="float">
            <text:p>0.0361097</text:p>
          </table:table-cell>
          <table:table-cell table:formula="of:=([.A1157]*[.A1157])" office:value-type="float" office:value="0.00641043625104" calcext:value-type="float">
            <text:p>0.00641043625104</text:p>
          </table:table-cell>
          <table:table-cell table:formula="of:=([.A1157]-[.B1157])*([.A1157]-[.B1157])" office:value-type="float" office:value="0.00193208598025" calcext:value-type="float">
            <text:p>0.00193208598025</text:p>
          </table:table-cell>
          <table:table-cell table:number-columns-repeated="2"/>
        </table:table-row>
        <table:table-row table:style-name="ro1">
          <table:table-cell office:value-type="float" office:value="0.0800653" calcext:value-type="float">
            <text:p>0.0800653</text:p>
          </table:table-cell>
          <table:table-cell office:value-type="float" office:value="0.0996968" calcext:value-type="float">
            <text:p>0.0996968</text:p>
          </table:table-cell>
          <table:table-cell table:formula="of:=([.A1158]*[.A1158])" office:value-type="float" office:value="0.00641045226409" calcext:value-type="float">
            <text:p>0.00641045226409</text:p>
          </table:table-cell>
          <table:table-cell table:formula="of:=([.A1158]-[.B1158])*([.A1158]-[.B1158])" office:value-type="float" office:value="0.00038539579225" calcext:value-type="float">
            <text:p>0.00038539579225</text:p>
          </table:table-cell>
          <table:table-cell table:number-columns-repeated="2"/>
        </table:table-row>
        <table:table-row table:style-name="ro1">
          <table:table-cell office:value-type="float" office:value="0.162986" calcext:value-type="float">
            <text:p>0.162986</text:p>
          </table:table-cell>
          <table:table-cell office:value-type="float" office:value="0.10135" calcext:value-type="float">
            <text:p>0.10135</text:p>
          </table:table-cell>
          <table:table-cell table:formula="of:=([.A1159]*[.A1159])" office:value-type="float" office:value="0.026564436196" calcext:value-type="float">
            <text:p>0.026564436196</text:p>
          </table:table-cell>
          <table:table-cell table:formula="of:=([.A1159]-[.B1159])*([.A1159]-[.B1159])" office:value-type="float" office:value="0.003798996496" calcext:value-type="float">
            <text:p>0.003798996496</text:p>
          </table:table-cell>
          <table:table-cell table:number-columns-repeated="2"/>
        </table:table-row>
        <table:table-row table:style-name="ro1">
          <table:table-cell office:value-type="float" office:value="0.162986" calcext:value-type="float">
            <text:p>0.162986</text:p>
          </table:table-cell>
          <table:table-cell office:value-type="float" office:value="0.322204" calcext:value-type="float">
            <text:p>0.322204</text:p>
          </table:table-cell>
          <table:table-cell table:formula="of:=([.A1160]*[.A1160])" office:value-type="float" office:value="0.026564436196" calcext:value-type="float">
            <text:p>0.026564436196</text:p>
          </table:table-cell>
          <table:table-cell table:formula="of:=([.A1160]-[.B1160])*([.A1160]-[.B1160])" office:value-type="float" office:value="0.025350371524" calcext:value-type="float">
            <text:p>0.025350371524</text:p>
          </table:table-cell>
          <table:table-cell table:number-columns-repeated="2"/>
        </table:table-row>
        <table:table-row table:style-name="ro1">
          <table:table-cell office:value-type="float" office:value="0.241795" calcext:value-type="float">
            <text:p>0.241795</text:p>
          </table:table-cell>
          <table:table-cell office:value-type="float" office:value="0.413466" calcext:value-type="float">
            <text:p>0.413466</text:p>
          </table:table-cell>
          <table:table-cell table:formula="of:=([.A1161]*[.A1161])" office:value-type="float" office:value="0.058464822025" calcext:value-type="float">
            <text:p>0.058464822025</text:p>
          </table:table-cell>
          <table:table-cell table:formula="of:=([.A1161]-[.B1161])*([.A1161]-[.B1161])" office:value-type="float" office:value="0.029470932241" calcext:value-type="float">
            <text:p>0.029470932241</text:p>
          </table:table-cell>
          <table:table-cell table:number-columns-repeated="2"/>
        </table:table-row>
        <table:table-row table:style-name="ro1">
          <table:table-cell office:value-type="float" office:value="0.241795" calcext:value-type="float">
            <text:p>0.241795</text:p>
          </table:table-cell>
          <table:table-cell office:value-type="float" office:value="0.430936" calcext:value-type="float">
            <text:p>0.430936</text:p>
          </table:table-cell>
          <table:table-cell table:formula="of:=([.A1162]*[.A1162])" office:value-type="float" office:value="0.058464822025" calcext:value-type="float">
            <text:p>0.058464822025</text:p>
          </table:table-cell>
          <table:table-cell table:formula="of:=([.A1162]-[.B1162])*([.A1162]-[.B1162])" office:value-type="float" office:value="0.035774317881" calcext:value-type="float">
            <text:p>0.035774317881</text:p>
          </table:table-cell>
          <table:table-cell table:number-columns-repeated="2"/>
        </table:table-row>
        <table:table-row table:style-name="ro1">
          <table:table-cell office:value-type="float" office:value="0.466213" calcext:value-type="float">
            <text:p>0.466213</text:p>
          </table:table-cell>
          <table:table-cell office:value-type="float" office:value="0.638754" calcext:value-type="float">
            <text:p>0.638754</text:p>
          </table:table-cell>
          <table:table-cell table:formula="of:=([.A1163]*[.A1163])" office:value-type="float" office:value="0.217354561369" calcext:value-type="float">
            <text:p>0.217354561369</text:p>
          </table:table-cell>
          <table:table-cell table:formula="of:=([.A1163]-[.B1163])*([.A1163]-[.B1163])" office:value-type="float" office:value="0.029770396681" calcext:value-type="float">
            <text:p>0.029770396681</text:p>
          </table:table-cell>
          <table:table-cell table:number-columns-repeated="2"/>
        </table:table-row>
        <table:table-row table:style-name="ro1">
          <table:table-cell office:value-type="float" office:value="0.597658" calcext:value-type="float">
            <text:p>0.597658</text:p>
          </table:table-cell>
          <table:table-cell office:value-type="float" office:value="0.664306" calcext:value-type="float">
            <text:p>0.664306</text:p>
          </table:table-cell>
          <table:table-cell table:formula="of:=([.A1164]*[.A1164])" office:value-type="float" office:value="0.357195084964" calcext:value-type="float">
            <text:p>0.357195084964</text:p>
          </table:table-cell>
          <table:table-cell table:formula="of:=([.A1164]-[.B1164])*([.A1164]-[.B1164])" office:value-type="float" office:value="0.00444195590399999" calcext:value-type="float">
            <text:p>0.00444195590399999</text:p>
          </table:table-cell>
          <table:table-cell table:number-columns-repeated="2"/>
        </table:table-row>
        <table:table-row table:style-name="ro1">
          <table:table-cell office:value-type="float" office:value="0.597658" calcext:value-type="float">
            <text:p>0.597658</text:p>
          </table:table-cell>
          <table:table-cell office:value-type="float" office:value="0.695934" calcext:value-type="float">
            <text:p>0.695934</text:p>
          </table:table-cell>
          <table:table-cell table:formula="of:=([.A1165]*[.A1165])" office:value-type="float" office:value="0.357195084964" calcext:value-type="float">
            <text:p>0.357195084964</text:p>
          </table:table-cell>
          <table:table-cell table:formula="of:=([.A1165]-[.B1165])*([.A1165]-[.B1165])" office:value-type="float" office:value="0.00965817217600001" calcext:value-type="float">
            <text:p>0.00965817217600001</text:p>
          </table:table-cell>
          <table:table-cell table:number-columns-repeated="2"/>
        </table:table-row>
        <table:table-row table:style-name="ro1">
          <table:table-cell office:value-type="float" office:value="0.597658" calcext:value-type="float">
            <text:p>0.597658</text:p>
          </table:table-cell>
          <table:table-cell office:value-type="float" office:value="0.679407" calcext:value-type="float">
            <text:p>0.679407</text:p>
          </table:table-cell>
          <table:table-cell table:formula="of:=([.A1166]*[.A1166])" office:value-type="float" office:value="0.357195084964" calcext:value-type="float">
            <text:p>0.357195084964</text:p>
          </table:table-cell>
          <table:table-cell table:formula="of:=([.A1166]-[.B1166])*([.A1166]-[.B1166])" office:value-type="float" office:value="0.00668289900099999" calcext:value-type="float">
            <text:p>0.00668289900099999</text:p>
          </table:table-cell>
          <table:table-cell table:number-columns-repeated="2"/>
        </table:table-row>
        <table:table-row table:style-name="ro1">
          <table:table-cell office:value-type="float" office:value="0.68687" calcext:value-type="float">
            <text:p>0.68687</text:p>
          </table:table-cell>
          <table:table-cell office:value-type="float" office:value="0.870672" calcext:value-type="float">
            <text:p>0.870672</text:p>
          </table:table-cell>
          <table:table-cell table:formula="of:=([.A1167]*[.A1167])" office:value-type="float" office:value="0.4717903969" calcext:value-type="float">
            <text:p>0.4717903969</text:p>
          </table:table-cell>
          <table:table-cell table:formula="of:=([.A1167]-[.B1167])*([.A1167]-[.B1167])" office:value-type="float" office:value="0.033783175204" calcext:value-type="float">
            <text:p>0.033783175204</text:p>
          </table:table-cell>
          <table:table-cell table:number-columns-repeated="2"/>
        </table:table-row>
        <table:table-row table:style-name="ro1">
          <table:table-cell office:value-type="float" office:value="0.686869" calcext:value-type="float">
            <text:p>0.686869</text:p>
          </table:table-cell>
          <table:table-cell office:value-type="float" office:value="0.954918" calcext:value-type="float">
            <text:p>0.954918</text:p>
          </table:table-cell>
          <table:table-cell table:formula="of:=([.A1168]*[.A1168])" office:value-type="float" office:value="0.471789023161" calcext:value-type="float">
            <text:p>0.471789023161</text:p>
          </table:table-cell>
          <table:table-cell table:formula="of:=([.A1168]-[.B1168])*([.A1168]-[.B1168])" office:value-type="float" office:value="0.0718502664010001" calcext:value-type="float">
            <text:p>0.0718502664010001</text:p>
          </table:table-cell>
          <table:table-cell table:number-columns-repeated="2"/>
        </table:table-row>
        <table:table-row table:style-name="ro1">
          <table:table-cell office:value-type="float" office:value="0.893478" calcext:value-type="float">
            <text:p>0.893478</text:p>
          </table:table-cell>
          <table:table-cell office:value-type="float" office:value="0.983636" calcext:value-type="float">
            <text:p>0.983636</text:p>
          </table:table-cell>
          <table:table-cell table:formula="of:=([.A1169]*[.A1169])" office:value-type="float" office:value="0.798302936484" calcext:value-type="float">
            <text:p>0.798302936484</text:p>
          </table:table-cell>
          <table:table-cell table:formula="of:=([.A1169]-[.B1169])*([.A1169]-[.B1169])" office:value-type="float" office:value="0.00812846496399999" calcext:value-type="float">
            <text:p>0.00812846496399999</text:p>
          </table:table-cell>
          <table:table-cell table:number-columns-repeated="2"/>
        </table:table-row>
        <table:table-row table:style-name="ro1">
          <table:table-cell office:value-type="float" office:value="0.935212" calcext:value-type="float">
            <text:p>0.935212</text:p>
          </table:table-cell>
          <table:table-cell office:value-type="float" office:value="0.977009" calcext:value-type="float">
            <text:p>0.977009</text:p>
          </table:table-cell>
          <table:table-cell table:formula="of:=([.A1170]*[.A1170])" office:value-type="float" office:value="0.874621484944" calcext:value-type="float">
            <text:p>0.874621484944</text:p>
          </table:table-cell>
          <table:table-cell table:formula="of:=([.A1170]-[.B1170])*([.A1170]-[.B1170])" office:value-type="float" office:value="0.001746989209" calcext:value-type="float">
            <text:p>0.001746989209</text:p>
          </table:table-cell>
          <table:table-cell table:number-columns-repeated="2"/>
        </table:table-row>
        <table:table-row table:style-name="ro1">
          <table:table-cell office:value-type="float" office:value="0.984101" calcext:value-type="float">
            <text:p>0.984101</text:p>
          </table:table-cell>
          <table:table-cell office:value-type="float" office:value="0.994475" calcext:value-type="float">
            <text:p>0.994475</text:p>
          </table:table-cell>
          <table:table-cell table:formula="of:=([.A1171]*[.A1171])" office:value-type="float" office:value="0.968454778201" calcext:value-type="float">
            <text:p>0.968454778201</text:p>
          </table:table-cell>
          <table:table-cell table:formula="of:=([.A1171]-[.B1171])*([.A1171]-[.B1171])" office:value-type="float" office:value="0.000107619876" calcext:value-type="float">
            <text:p>0.000107619876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303222" calcext:value-type="float">
            <text:p>0.00000303222</text:p>
          </table:table-cell>
          <table:table-cell table:formula="of:=([.A1172]*[.A1172])" office:value-type="float" office:value="0.00000000002941999296" calcext:value-type="float">
            <text:p>2.94199929604E-11</text:p>
          </table:table-cell>
          <table:table-cell table:formula="of:=([.A1172]-[.B1172])*([.A1172]-[.B1172])" office:value-type="float" office:value="0.00000000000572070724" calcext:value-type="float">
            <text:p>5.72070724E-12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180795" calcext:value-type="float">
            <text:p>0.00180795</text:p>
          </table:table-cell>
          <table:table-cell table:formula="of:=([.A1173]*[.A1173])" office:value-type="float" office:value="0.00000000000410694543" calcext:value-type="float">
            <text:p>4.1069454336E-12</text:p>
          </table:table-cell>
          <table:table-cell table:formula="of:=([.A1173]-[.B1173])*([.A1173]-[.B1173])" office:value-type="float" office:value="0.00000326135947114143" calcext:value-type="float">
            <text:p>3.26135947114143E-06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152877" calcext:value-type="float">
            <text:p>0.0152877</text:p>
          </table:table-cell>
          <table:table-cell table:formula="of:=([.A1174]*[.A1174])" office:value-type="float" office:value="0.00000000000410694543" calcext:value-type="float">
            <text:p>4.1069454336E-12</text:p>
          </table:table-cell>
          <table:table-cell table:formula="of:=([.A1174]-[.B1174])*([.A1174]-[.B1174])" office:value-type="float" office:value="0.000233651812514321" calcext:value-type="float">
            <text:p>0.000233651812514321</text:p>
          </table:table-cell>
          <table:table-cell table:number-columns-repeated="2"/>
        </table:table-row>
        <table:table-row table:style-name="ro1">
          <table:table-cell office:value-type="float" office:value="0.0000398159" calcext:value-type="float">
            <text:p>0.0000398159</text:p>
          </table:table-cell>
          <table:table-cell office:value-type="float" office:value="0.0437689" calcext:value-type="float">
            <text:p>0.0437689</text:p>
          </table:table-cell>
          <table:table-cell table:formula="of:=([.A1175]*[.A1175])" office:value-type="float" office:value="0.00000000158530589281" calcext:value-type="float">
            <text:p>1.58530589281E-09</text:p>
          </table:table-cell>
          <table:table-cell table:formula="of:=([.A1175]-[.B1175])*([.A1175]-[.B1175])" office:value-type="float" office:value="0.00191223279622487" calcext:value-type="float">
            <text:p>0.00191223279622487</text:p>
          </table:table-cell>
          <table:table-cell table:number-columns-repeated="2"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0759287" calcext:value-type="float">
            <text:p>0.0759287</text:p>
          </table:table-cell>
          <table:table-cell table:formula="of:=([.A1176]*[.A1176])" office:value-type="float" office:value="0.00000000232518768804" calcext:value-type="float">
            <text:p>2.32518768804E-09</text:p>
          </table:table-cell>
          <table:table-cell table:formula="of:=([.A1176]-[.B1176])*([.A1176]-[.B1176])" office:value-type="float" office:value="0.00575784721467821" calcext:value-type="float">
            <text:p>0.00575784721467821</text:p>
          </table:table-cell>
          <table:table-cell table:number-columns-repeated="2"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113932" calcext:value-type="float">
            <text:p>0.113932</text:p>
          </table:table-cell>
          <table:table-cell table:formula="of:=([.A1177]*[.A1177])" office:value-type="float" office:value="0.00000000232518768804" calcext:value-type="float">
            <text:p>2.32518768804E-09</text:p>
          </table:table-cell>
          <table:table-cell table:formula="of:=([.A1177]-[.B1177])*([.A1177]-[.B1177])" office:value-type="float" office:value="0.0129695153015349" calcext:value-type="float">
            <text:p>0.0129695153015349</text:p>
          </table:table-cell>
          <table:table-cell table:number-columns-repeated="2"/>
        </table:table-row>
        <table:table-row table:style-name="ro1">
          <table:table-cell office:value-type="float" office:value="0.0000482202" calcext:value-type="float">
            <text:p>0.0000482202</text:p>
          </table:table-cell>
          <table:table-cell office:value-type="float" office:value="0.15129" calcext:value-type="float">
            <text:p>0.15129</text:p>
          </table:table-cell>
          <table:table-cell table:formula="of:=([.A1178]*[.A1178])" office:value-type="float" office:value="0.00000000232518768804" calcext:value-type="float">
            <text:p>2.32518768804E-09</text:p>
          </table:table-cell>
          <table:table-cell table:formula="of:=([.A1178]-[.B1178])*([.A1178]-[.B1178])" office:value-type="float" office:value="0.0228740759570717" calcext:value-type="float">
            <text:p>0.0228740759570717</text:p>
          </table:table-cell>
          <table:table-cell table:number-columns-repeated="2"/>
        </table:table-row>
        <table:table-row table:style-name="ro1">
          <table:table-cell office:value-type="float" office:value="0.0000526905" calcext:value-type="float">
            <text:p>0.0000526905</text:p>
          </table:table-cell>
          <table:table-cell office:value-type="float" office:value="0.110132" calcext:value-type="float">
            <text:p>0.110132</text:p>
          </table:table-cell>
          <table:table-cell table:formula="of:=([.A1179]*[.A1179])" office:value-type="float" office:value="0.00000000277628879025" calcext:value-type="float">
            <text:p>2.77628879025E-09</text:p>
          </table:table-cell>
          <table:table-cell table:formula="of:=([.A1179]-[.B1179])*([.A1179]-[.B1179])" office:value-type="float" office:value="0.0121174543799968" calcext:value-type="float">
            <text:p>0.0121174543799968</text:p>
          </table:table-cell>
          <table:table-cell table:number-columns-repeated="2"/>
        </table:table-row>
        <table:table-row table:style-name="ro1">
          <table:table-cell office:value-type="float" office:value="0.0000285506" calcext:value-type="float">
            <text:p>0.0000285506</text:p>
          </table:table-cell>
          <table:table-cell office:value-type="float" office:value="0.108173" calcext:value-type="float">
            <text:p>0.108173</text:p>
          </table:table-cell>
          <table:table-cell table:formula="of:=([.A1180]*[.A1180])" office:value-type="float" office:value="0.00000000081513676036" calcext:value-type="float">
            <text:p>8.1513676036E-10</text:p>
          </table:table-cell>
          <table:table-cell table:formula="of:=([.A1180]-[.B1180])*([.A1180]-[.B1180])" office:value-type="float" office:value="0.0116952219360292" calcext:value-type="float">
            <text:p>0.0116952219360292</text:p>
          </table:table-cell>
          <table:table-cell table:number-columns-repeated="2"/>
        </table:table-row>
        <table:table-row table:style-name="ro1">
          <table:table-cell office:value-type="float" office:value="0.0000137091" calcext:value-type="float">
            <text:p>0.0000137091</text:p>
          </table:table-cell>
          <table:table-cell office:value-type="float" office:value="0.000000377037" calcext:value-type="float">
            <text:p>0.000000377037</text:p>
          </table:table-cell>
          <table:table-cell table:formula="of:=([.A1181]*[.A1181])" office:value-type="float" office:value="0.00000000018793942281" calcext:value-type="float">
            <text:p>1.8793942281E-10</text:p>
          </table:table-cell>
          <table:table-cell table:formula="of:=([.A1181]-[.B1181])*([.A1181]-[.B1181])" office:value-type="float" office:value="0.00000000017774390384" calcext:value-type="float">
            <text:p>1.77743903835969E-10</text:p>
          </table:table-cell>
          <table:table-cell table:number-columns-repeated="2"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600574" calcext:value-type="float">
            <text:p>0.00600574</text:p>
          </table:table-cell>
          <table:table-cell table:formula="of:=([.A1182]*[.A1182])" office:value-type="float" office:value="0.00000000058561580025" calcext:value-type="float">
            <text:p>5.8561580025E-10</text:p>
          </table:table-cell>
          <table:table-cell table:formula="of:=([.A1182]-[.B1182])*([.A1182]-[.B1182])" office:value-type="float" office:value="0.0000357788267531403" calcext:value-type="float">
            <text:p>3.57788267531403E-05</text:p>
          </table:table-cell>
          <table:table-cell table:number-columns-repeated="2"/>
        </table:table-row>
        <table:table-row table:style-name="ro1">
          <table:table-cell office:value-type="float" office:value="0.0000497103" calcext:value-type="float">
            <text:p>0.0000497103</text:p>
          </table:table-cell>
          <table:table-cell office:value-type="float" office:value="0.0291892" calcext:value-type="float">
            <text:p>0.0291892</text:p>
          </table:table-cell>
          <table:table-cell table:formula="of:=([.A1183]*[.A1183])" office:value-type="float" office:value="0.00000000247111392609" calcext:value-type="float">
            <text:p>2.47111392609E-09</text:p>
          </table:table-cell>
          <table:table-cell table:formula="of:=([.A1183]-[.B1183])*([.A1183]-[.B1183])" office:value-type="float" office:value="0.000849109859976406" calcext:value-type="float">
            <text:p>0.000849109859976406</text:p>
          </table:table-cell>
          <table:table-cell table:number-columns-repeated="2"/>
        </table:table-row>
        <table:table-row table:style-name="ro1">
          <table:table-cell office:value-type="float" office:value="0.0000576377" calcext:value-type="float">
            <text:p>0.0000576377</text:p>
          </table:table-cell>
          <table:table-cell office:value-type="float" office:value="0.0866881" calcext:value-type="float">
            <text:p>0.0866881</text:p>
          </table:table-cell>
          <table:table-cell table:formula="of:=([.A1184]*[.A1184])" office:value-type="float" office:value="0.00000000332210446129" calcext:value-type="float">
            <text:p>3.32210446129E-09</text:p>
          </table:table-cell>
          <table:table-cell table:formula="of:=([.A1184]-[.B1184])*([.A1184]-[.B1184])" office:value-type="float" office:value="0.00750483699831172" calcext:value-type="float">
            <text:p>0.00750483699831172</text:p>
          </table:table-cell>
          <table:table-cell table:number-columns-repeated="2"/>
        </table:table-row>
        <table:table-row table:style-name="ro1">
          <table:table-cell office:value-type="float" office:value="0.000154674" calcext:value-type="float">
            <text:p>0.000154674</text:p>
          </table:table-cell>
          <table:table-cell office:value-type="float" office:value="0.047108" calcext:value-type="float">
            <text:p>0.047108</text:p>
          </table:table-cell>
          <table:table-cell table:formula="of:=([.A1185]*[.A1185])" office:value-type="float" office:value="0.000000023924046276" calcext:value-type="float">
            <text:p>2.3924046276E-08</text:p>
          </table:table-cell>
          <table:table-cell table:formula="of:=([.A1185]-[.B1185])*([.A1185]-[.B1185])" office:value-type="float" office:value="0.00220461482246228" calcext:value-type="float">
            <text:p>0.00220461482246228</text:p>
          </table:table-cell>
          <table:table-cell table:number-columns-repeated="2"/>
        </table:table-row>
        <table:table-row table:style-name="ro1">
          <table:table-cell office:value-type="float" office:value="0.000279605" calcext:value-type="float">
            <text:p>0.000279605</text:p>
          </table:table-cell>
          <table:table-cell office:value-type="float" office:value="0.0113579" calcext:value-type="float">
            <text:p>0.0113579</text:p>
          </table:table-cell>
          <table:table-cell table:formula="of:=([.A1186]*[.A1186])" office:value-type="float" office:value="0.000000078178956025" calcext:value-type="float">
            <text:p>7.8178956025E-08</text:p>
          </table:table-cell>
          <table:table-cell table:formula="of:=([.A1186]-[.B1186])*([.A1186]-[.B1186])" office:value-type="float" office:value="0.000122728620107025" calcext:value-type="float">
            <text:p>0.000122728620107025</text:p>
          </table:table-cell>
          <table:table-cell table:number-columns-repeated="2"/>
        </table:table-row>
        <table:table-row table:style-name="ro1">
          <table:table-cell office:value-type="float" office:value="0.000279605" calcext:value-type="float">
            <text:p>0.000279605</text:p>
          </table:table-cell>
          <table:table-cell office:value-type="float" office:value="0.0106706" calcext:value-type="float">
            <text:p>0.0106706</text:p>
          </table:table-cell>
          <table:table-cell table:formula="of:=([.A1187]*[.A1187])" office:value-type="float" office:value="0.000000078178956025" calcext:value-type="float">
            <text:p>7.8178956025E-08</text:p>
          </table:table-cell>
          <table:table-cell table:formula="of:=([.A1187]-[.B1187])*([.A1187]-[.B1187])" office:value-type="float" office:value="0.000107972777090025" calcext:value-type="float">
            <text:p>0.000107972777090025</text:p>
          </table:table-cell>
          <table:table-cell table:number-columns-repeated="2"/>
        </table:table-row>
        <table:table-row table:style-name="ro1">
          <table:table-cell office:value-type="float" office:value="0.0000784397" calcext:value-type="float">
            <text:p>0.0000784397</text:p>
          </table:table-cell>
          <table:table-cell office:value-type="float" office:value="0.00690479" calcext:value-type="float">
            <text:p>0.00690479</text:p>
          </table:table-cell>
          <table:table-cell table:formula="of:=([.A1188]*[.A1188])" office:value-type="float" office:value="0.00000000615278653609" calcext:value-type="float">
            <text:p>6.15278653609E-09</text:p>
          </table:table-cell>
          <table:table-cell table:formula="of:=([.A1188]-[.B1188])*([.A1188]-[.B1188])" office:value-type="float" office:value="0.0000465990584183101" calcext:value-type="float">
            <text:p>4.65990584183101E-05</text:p>
          </table:table-cell>
          <table:table-cell table:number-columns-repeated="2"/>
        </table:table-row>
        <table:table-row table:style-name="ro1">
          <table:table-cell office:value-type="float" office:value="0.000114083" calcext:value-type="float">
            <text:p>0.000114083</text:p>
          </table:table-cell>
          <table:table-cell office:value-type="float" office:value="0.00192609" calcext:value-type="float">
            <text:p>0.00192609</text:p>
          </table:table-cell>
          <table:table-cell table:formula="of:=([.A1189]*[.A1189])" office:value-type="float" office:value="0.000000013014930889" calcext:value-type="float">
            <text:p>1.3014930889E-08</text:p>
          </table:table-cell>
          <table:table-cell table:formula="of:=([.A1189]-[.B1189])*([.A1189]-[.B1189])" office:value-type="float" office:value="0.000003283369368049" calcext:value-type="float">
            <text:p>3.283369368049E-06</text:p>
          </table:table-cell>
          <table:table-cell table:number-columns-repeated="2"/>
        </table:table-row>
        <table:table-row table:style-name="ro1">
          <table:table-cell office:value-type="float" office:value="0.0173058" calcext:value-type="float">
            <text:p>0.0173058</text:p>
          </table:table-cell>
          <table:table-cell office:value-type="float" office:value="0.00000654093" calcext:value-type="float">
            <text:p>0.00000654093</text:p>
          </table:table-cell>
          <table:table-cell table:formula="of:=([.A1190]*[.A1190])" office:value-type="float" office:value="0.00029949071364" calcext:value-type="float">
            <text:p>0.00029949071364</text:p>
          </table:table-cell>
          <table:table-cell table:formula="of:=([.A1190]-[.B1190])*([.A1190]-[.B1190])" office:value-type="float" office:value="0.000299264364370977" calcext:value-type="float">
            <text:p>0.000299264364370977</text:p>
          </table:table-cell>
          <table:table-cell table:number-columns-repeated="2"/>
        </table:table-row>
        <table:table-row table:style-name="ro1">
          <table:table-cell office:value-type="float" office:value="0.0245986" calcext:value-type="float">
            <text:p>0.0245986</text:p>
          </table:table-cell>
          <table:table-cell office:value-type="float" office:value="0.0000109793" calcext:value-type="float">
            <text:p>0.0000109793</text:p>
          </table:table-cell>
          <table:table-cell table:formula="of:=([.A1191]*[.A1191])" office:value-type="float" office:value="0.00060509112196" calcext:value-type="float">
            <text:p>0.00060509112196</text:p>
          </table:table-cell>
          <table:table-cell table:formula="of:=([.A1191]-[.B1191])*([.A1191]-[.B1191])" office:value-type="float" office:value="0.000604551091687069" calcext:value-type="float">
            <text:p>0.000604551091687069</text:p>
          </table:table-cell>
          <table:table-cell table:number-columns-repeated="2"/>
        </table:table-row>
        <table:table-row table:style-name="ro1">
          <table:table-cell office:value-type="float" office:value="0.0344285" calcext:value-type="float">
            <text:p>0.0344285</text:p>
          </table:table-cell>
          <table:table-cell office:value-type="float" office:value="0.00686535" calcext:value-type="float">
            <text:p>0.00686535</text:p>
          </table:table-cell>
          <table:table-cell table:formula="of:=([.A1192]*[.A1192])" office:value-type="float" office:value="0.00118532161225" calcext:value-type="float">
            <text:p>0.00118532161225</text:p>
          </table:table-cell>
          <table:table-cell table:formula="of:=([.A1192]-[.B1192])*([.A1192]-[.B1192])" office:value-type="float" office:value="0.0007597272379225" calcext:value-type="float">
            <text:p>0.0007597272379225</text:p>
          </table:table-cell>
          <table:table-cell table:number-columns-repeated="2"/>
        </table:table-row>
        <table:table-row table:style-name="ro1">
          <table:table-cell office:value-type="float" office:value="0.0781334" calcext:value-type="float">
            <text:p>0.0781334</text:p>
          </table:table-cell>
          <table:table-cell office:value-type="float" office:value="0.0409592" calcext:value-type="float">
            <text:p>0.0409592</text:p>
          </table:table-cell>
          <table:table-cell table:formula="of:=([.A1193]*[.A1193])" office:value-type="float" office:value="0.00610482819556" calcext:value-type="float">
            <text:p>0.00610482819556</text:p>
          </table:table-cell>
          <table:table-cell table:formula="of:=([.A1193]-[.B1193])*([.A1193]-[.B1193])" office:value-type="float" office:value="0.00138192114564" calcext:value-type="float">
            <text:p>0.00138192114564</text:p>
          </table:table-cell>
          <table:table-cell table:number-columns-repeated="2"/>
        </table:table-row>
        <table:table-row table:style-name="ro1">
          <table:table-cell office:value-type="float" office:value="0.0781333" calcext:value-type="float">
            <text:p>0.0781333</text:p>
          </table:table-cell>
          <table:table-cell office:value-type="float" office:value="0.0424943" calcext:value-type="float">
            <text:p>0.0424943</text:p>
          </table:table-cell>
          <table:table-cell table:formula="of:=([.A1194]*[.A1194])" office:value-type="float" office:value="0.00610481256889" calcext:value-type="float">
            <text:p>0.00610481256889</text:p>
          </table:table-cell>
          <table:table-cell table:formula="of:=([.A1194]-[.B1194])*([.A1194]-[.B1194])" office:value-type="float" office:value="0.001270138321" calcext:value-type="float">
            <text:p>0.001270138321</text:p>
          </table:table-cell>
          <table:table-cell table:number-columns-repeated="2"/>
        </table:table-row>
        <table:table-row table:style-name="ro1">
          <table:table-cell office:value-type="float" office:value="0.0463999" calcext:value-type="float">
            <text:p>0.0463999</text:p>
          </table:table-cell>
          <table:table-cell office:value-type="float" office:value="0.0385187" calcext:value-type="float">
            <text:p>0.0385187</text:p>
          </table:table-cell>
          <table:table-cell table:formula="of:=([.A1195]*[.A1195])" office:value-type="float" office:value="0.00215295072001" calcext:value-type="float">
            <text:p>0.00215295072001</text:p>
          </table:table-cell>
          <table:table-cell table:formula="of:=([.A1195]-[.B1195])*([.A1195]-[.B1195])" office:value-type="float" office:value="0.00006211331344" calcext:value-type="float">
            <text:p>0.00006211331344</text:p>
          </table:table-cell>
          <table:table-cell table:number-columns-repeated="2"/>
        </table:table-row>
        <table:table-row table:style-name="ro1">
          <table:table-cell office:value-type="float" office:value="0.079565" calcext:value-type="float">
            <text:p>0.079565</text:p>
          </table:table-cell>
          <table:table-cell office:value-type="float" office:value="0.0156172" calcext:value-type="float">
            <text:p>0.0156172</text:p>
          </table:table-cell>
          <table:table-cell table:formula="of:=([.A1196]*[.A1196])" office:value-type="float" office:value="0.006330589225" calcext:value-type="float">
            <text:p>0.006330589225</text:p>
          </table:table-cell>
          <table:table-cell table:formula="of:=([.A1196]-[.B1196])*([.A1196]-[.B1196])" office:value-type="float" office:value="0.00408932112484" calcext:value-type="float">
            <text:p>0.00408932112484</text:p>
          </table:table-cell>
          <table:table-cell table:number-columns-repeated="2"/>
        </table:table-row>
        <table:table-row table:style-name="ro1">
          <table:table-cell office:value-type="float" office:value="0.22118" calcext:value-type="float">
            <text:p>0.22118</text:p>
          </table:table-cell>
          <table:table-cell office:value-type="float" office:value="0.0831822" calcext:value-type="float">
            <text:p>0.0831822</text:p>
          </table:table-cell>
          <table:table-cell table:formula="of:=([.A1197]*[.A1197])" office:value-type="float" office:value="0.0489205924" calcext:value-type="float">
            <text:p>0.0489205924</text:p>
          </table:table-cell>
          <table:table-cell table:formula="of:=([.A1197]-[.B1197])*([.A1197]-[.B1197])" office:value-type="float" office:value="0.01904339280484" calcext:value-type="float">
            <text:p>0.01904339280484</text:p>
          </table:table-cell>
          <table:table-cell table:number-columns-repeated="2"/>
        </table:table-row>
        <table:table-row table:style-name="ro1">
          <table:table-cell office:value-type="float" office:value="0.185623" calcext:value-type="float">
            <text:p>0.185623</text:p>
          </table:table-cell>
          <table:table-cell office:value-type="float" office:value="0.123305" calcext:value-type="float">
            <text:p>0.123305</text:p>
          </table:table-cell>
          <table:table-cell table:formula="of:=([.A1198]*[.A1198])" office:value-type="float" office:value="0.034455898129" calcext:value-type="float">
            <text:p>0.034455898129</text:p>
          </table:table-cell>
          <table:table-cell table:formula="of:=([.A1198]-[.B1198])*([.A1198]-[.B1198])" office:value-type="float" office:value="0.003883533124" calcext:value-type="float">
            <text:p>0.003883533124</text:p>
          </table:table-cell>
          <table:table-cell table:number-columns-repeated="2"/>
        </table:table-row>
        <table:table-row table:style-name="ro1">
          <table:table-cell office:value-type="float" office:value="0.430582" calcext:value-type="float">
            <text:p>0.430582</text:p>
          </table:table-cell>
          <table:table-cell office:value-type="float" office:value="0.226939" calcext:value-type="float">
            <text:p>0.226939</text:p>
          </table:table-cell>
          <table:table-cell table:formula="of:=([.A1199]*[.A1199])" office:value-type="float" office:value="0.185400858724" calcext:value-type="float">
            <text:p>0.185400858724</text:p>
          </table:table-cell>
          <table:table-cell table:formula="of:=([.A1199]-[.B1199])*([.A1199]-[.B1199])" office:value-type="float" office:value="0.041470471449" calcext:value-type="float">
            <text:p>0.041470471449</text:p>
          </table:table-cell>
          <table:table-cell table:number-columns-repeated="2"/>
        </table:table-row>
        <table:table-row table:style-name="ro1">
          <table:table-cell office:value-type="float" office:value="0.499587" calcext:value-type="float">
            <text:p>0.499587</text:p>
          </table:table-cell>
          <table:table-cell office:value-type="float" office:value="0.339314" calcext:value-type="float">
            <text:p>0.339314</text:p>
          </table:table-cell>
          <table:table-cell table:formula="of:=([.A1200]*[.A1200])" office:value-type="float" office:value="0.249587170569" calcext:value-type="float">
            <text:p>0.249587170569</text:p>
          </table:table-cell>
          <table:table-cell table:formula="of:=([.A1200]-[.B1200])*([.A1200]-[.B1200])" office:value-type="float" office:value="0.025687434529" calcext:value-type="float">
            <text:p>0.025687434529</text:p>
          </table:table-cell>
          <table:table-cell table:number-columns-repeated="2"/>
        </table:table-row>
        <table:table-row table:style-name="ro1">
          <table:table-cell office:value-type="float" office:value="0.450976" calcext:value-type="float">
            <text:p>0.450976</text:p>
          </table:table-cell>
          <table:table-cell office:value-type="float" office:value="0.0676808" calcext:value-type="float">
            <text:p>0.0676808</text:p>
          </table:table-cell>
          <table:table-cell table:formula="of:=([.A1201]*[.A1201])" office:value-type="float" office:value="0.203379352576" calcext:value-type="float">
            <text:p>0.203379352576</text:p>
          </table:table-cell>
          <table:table-cell table:formula="of:=([.A1201]-[.B1201])*([.A1201]-[.B1201])" office:value-type="float" office:value="0.14691521034304" calcext:value-type="float">
            <text:p>0.14691521034304</text:p>
          </table:table-cell>
          <table:table-cell table:number-columns-repeated="2"/>
        </table:table-row>
        <table:table-row table:style-name="ro1">
          <table:table-cell office:value-type="float" office:value="0.742431" calcext:value-type="float">
            <text:p>0.742431</text:p>
          </table:table-cell>
          <table:table-cell office:value-type="float" office:value="0.608352" calcext:value-type="float">
            <text:p>0.608352</text:p>
          </table:table-cell>
          <table:table-cell table:formula="of:=([.A1202]*[.A1202])" office:value-type="float" office:value="0.551203789761" calcext:value-type="float">
            <text:p>0.551203789761</text:p>
          </table:table-cell>
          <table:table-cell table:formula="of:=([.A1202]-[.B1202])*([.A1202]-[.B1202])" office:value-type="float" office:value="0.017977178241" calcext:value-type="float">
            <text:p>0.017977178241</text:p>
          </table:table-cell>
          <table:table-cell table:number-columns-repeated="2"/>
        </table:table-row>
        <table:table-row table:style-name="ro1">
          <table:table-cell office:value-type="float" office:value="0.742432" calcext:value-type="float">
            <text:p>0.742432</text:p>
          </table:table-cell>
          <table:table-cell office:value-type="float" office:value="0.636335" calcext:value-type="float">
            <text:p>0.636335</text:p>
          </table:table-cell>
          <table:table-cell table:formula="of:=([.A1203]*[.A1203])" office:value-type="float" office:value="0.551205274624" calcext:value-type="float">
            <text:p>0.551205274624</text:p>
          </table:table-cell>
          <table:table-cell table:formula="of:=([.A1203]-[.B1203])*([.A1203]-[.B1203])" office:value-type="float" office:value="0.011256573409" calcext:value-type="float">
            <text:p>0.011256573409</text:p>
          </table:table-cell>
          <table:table-cell table:number-columns-repeated="2"/>
        </table:table-row>
        <table:table-row table:style-name="ro1">
          <table:table-cell office:value-type="float" office:value="0.816901" calcext:value-type="float">
            <text:p>0.816901</text:p>
          </table:table-cell>
          <table:table-cell office:value-type="float" office:value="0.713731" calcext:value-type="float">
            <text:p>0.713731</text:p>
          </table:table-cell>
          <table:table-cell table:formula="of:=([.A1204]*[.A1204])" office:value-type="float" office:value="0.667327243801" calcext:value-type="float">
            <text:p>0.667327243801</text:p>
          </table:table-cell>
          <table:table-cell table:formula="of:=([.A1204]-[.B1204])*([.A1204]-[.B1204])" office:value-type="float" office:value="0.0106440489" calcext:value-type="float">
            <text:p>0.0106440489</text:p>
          </table:table-cell>
          <table:table-cell table:number-columns-repeated="2"/>
        </table:table-row>
        <table:table-row table:style-name="ro1">
          <table:table-cell office:value-type="float" office:value="0.802244" calcext:value-type="float">
            <text:p>0.802244</text:p>
          </table:table-cell>
          <table:table-cell office:value-type="float" office:value="0.747311" calcext:value-type="float">
            <text:p>0.747311</text:p>
          </table:table-cell>
          <table:table-cell table:formula="of:=([.A1205]*[.A1205])" office:value-type="float" office:value="0.643595435536" calcext:value-type="float">
            <text:p>0.643595435536</text:p>
          </table:table-cell>
          <table:table-cell table:formula="of:=([.A1205]-[.B1205])*([.A1205]-[.B1205])" office:value-type="float" office:value="0.003017634489" calcext:value-type="float">
            <text:p>0.003017634489</text:p>
          </table:table-cell>
          <table:table-cell table:number-columns-repeated="2"/>
        </table:table-row>
        <table:table-row table:style-name="ro1">
          <table:table-cell office:value-type="float" office:value="0.917792" calcext:value-type="float">
            <text:p>0.917792</text:p>
          </table:table-cell>
          <table:table-cell office:value-type="float" office:value="0.752661" calcext:value-type="float">
            <text:p>0.752661</text:p>
          </table:table-cell>
          <table:table-cell table:formula="of:=([.A1206]*[.A1206])" office:value-type="float" office:value="0.842342155264" calcext:value-type="float">
            <text:p>0.842342155264</text:p>
          </table:table-cell>
          <table:table-cell table:formula="of:=([.A1206]-[.B1206])*([.A1206]-[.B1206])" office:value-type="float" office:value="0.027268247161" calcext:value-type="float">
            <text:p>0.027268247161</text:p>
          </table:table-cell>
          <table:table-cell table:number-columns-repeated="2"/>
        </table:table-row>
        <table:table-row table:style-name="ro1">
          <table:table-cell office:value-type="float" office:value="0.973333" calcext:value-type="float">
            <text:p>0.973333</text:p>
          </table:table-cell>
          <table:table-cell office:value-type="float" office:value="0.806461" calcext:value-type="float">
            <text:p>0.806461</text:p>
          </table:table-cell>
          <table:table-cell table:formula="of:=([.A1207]*[.A1207])" office:value-type="float" office:value="0.947377128889" calcext:value-type="float">
            <text:p>0.947377128889</text:p>
          </table:table-cell>
          <table:table-cell table:formula="of:=([.A1207]-[.B1207])*([.A1207]-[.B1207])" office:value-type="float" office:value="0.027846264384" calcext:value-type="float">
            <text:p>0.027846264384</text:p>
          </table:table-cell>
          <table:table-cell table:number-columns-repeated="2"/>
        </table:table-row>
        <table:table-row table:style-name="ro1">
          <table:table-cell office:value-type="float" office:value="0.991245" calcext:value-type="float">
            <text:p>0.991245</text:p>
          </table:table-cell>
          <table:table-cell office:value-type="float" office:value="0.960344" calcext:value-type="float">
            <text:p>0.960344</text:p>
          </table:table-cell>
          <table:table-cell table:formula="of:=([.A1208]*[.A1208])" office:value-type="float" office:value="0.982566650025" calcext:value-type="float">
            <text:p>0.982566650025</text:p>
          </table:table-cell>
          <table:table-cell table:formula="of:=([.A1208]-[.B1208])*([.A1208]-[.B1208])" office:value-type="float" office:value="0.000954871801000004" calcext:value-type="float">
            <text:p>0.000954871801000004</text:p>
          </table:table-cell>
          <table:table-cell table:number-columns-repeated="2"/>
        </table:table-row>
        <table:table-row table:style-name="ro1">
          <table:table-cell office:value-type="float" office:value="0.991245" calcext:value-type="float">
            <text:p>0.991245</text:p>
          </table:table-cell>
          <table:table-cell office:value-type="float" office:value="0.973489" calcext:value-type="float">
            <text:p>0.973489</text:p>
          </table:table-cell>
          <table:table-cell table:formula="of:=([.A1209]*[.A1209])" office:value-type="float" office:value="0.982566650025" calcext:value-type="float">
            <text:p>0.982566650025</text:p>
          </table:table-cell>
          <table:table-cell table:formula="of:=([.A1209]-[.B1209])*([.A1209]-[.B1209])" office:value-type="float" office:value="0.000315275536" calcext:value-type="float">
            <text:p>0.000315275536</text:p>
          </table:table-cell>
          <table:table-cell table:number-columns-repeated="2"/>
        </table:table-row>
        <table:table-row table:style-name="ro1">
          <table:table-cell office:value-type="float" office:value="0.991245" calcext:value-type="float">
            <text:p>0.991245</text:p>
          </table:table-cell>
          <table:table-cell office:value-type="float" office:value="0.991952" calcext:value-type="float">
            <text:p>0.991952</text:p>
          </table:table-cell>
          <table:table-cell table:formula="of:=([.A1210]*[.A1210])" office:value-type="float" office:value="0.982566650025" calcext:value-type="float">
            <text:p>0.982566650025</text:p>
          </table:table-cell>
          <table:table-cell table:formula="of:=([.A1210]-[.B1210])*([.A1210]-[.B1210])" office:value-type="float" office:value="0.00000049984899999986" calcext:value-type="float">
            <text:p>4.99848999999862E-07</text:p>
          </table:table-cell>
          <table:table-cell table:number-columns-repeated="2"/>
        </table:table-row>
        <table:table-row table:style-name="ro1">
          <table:table-cell office:value-type="float" office:value="0.0000314713" calcext:value-type="float">
            <text:p>0.0000314713</text:p>
          </table:table-cell>
          <table:table-cell office:value-type="float" office:value="0.00000303222" calcext:value-type="float">
            <text:p>0.00000303222</text:p>
          </table:table-cell>
          <table:table-cell table:formula="of:=([.A1211]*[.A1211])" office:value-type="float" office:value="0.00000000099044272369" calcext:value-type="float">
            <text:p>9.9044272369E-10</text:p>
          </table:table-cell>
          <table:table-cell table:formula="of:=([.A1211]-[.B1211])*([.A1211]-[.B1211])" office:value-type="float" office:value="0.00000000080878127125" calcext:value-type="float">
            <text:p>8.087812712464E-10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644439" calcext:value-type="float">
            <text:p>0.0000644439</text:p>
          </table:table-cell>
          <table:table-cell table:formula="of:=([.A1212]*[.A1212])" office:value-type="float" office:value="0.00000000000410694543" calcext:value-type="float">
            <text:p>4.1069454336E-12</text:p>
          </table:table-cell>
          <table:table-cell table:formula="of:=([.A1212]-[.B1212])*([.A1212]-[.B1212])" office:value-type="float" office:value="0.00000000389592433268" calcext:value-type="float">
            <text:p>3.8959243326756E-09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544927" calcext:value-type="float">
            <text:p>0.000544927</text:p>
          </table:table-cell>
          <table:table-cell table:formula="of:=([.A1213]*[.A1213])" office:value-type="float" office:value="0.00000000000410694543" calcext:value-type="float">
            <text:p>4.1069454336E-12</text:p>
          </table:table-cell>
          <table:table-cell table:formula="of:=([.A1213]-[.B1213])*([.A1213]-[.B1213])" office:value-type="float" office:value="0.00000029474088775219" calcext:value-type="float">
            <text:p>2.94740887752194E-07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53692" calcext:value-type="float">
            <text:p>0.0153692</text:p>
          </table:table-cell>
          <table:table-cell table:formula="of:=([.A1214]*[.A1214])" office:value-type="float" office:value="0.00000000000687803076" calcext:value-type="float">
            <text:p>6.87803076E-12</text:p>
          </table:table-cell>
          <table:table-cell table:formula="of:=([.A1214]-[.B1214])*([.A1214]-[.B1214])" office:value-type="float" office:value="0.000236131700990191" calcext:value-type="float">
            <text:p>0.000236131700990191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286517" calcext:value-type="float">
            <text:p>0.0286517</text:p>
          </table:table-cell>
          <table:table-cell table:formula="of:=([.A1215]*[.A1215])" office:value-type="float" office:value="0.00000000000687803076" calcext:value-type="float">
            <text:p>6.87803076E-12</text:p>
          </table:table-cell>
          <table:table-cell table:formula="of:=([.A1215]-[.B1215])*([.A1215]-[.B1215])" office:value-type="float" office:value="0.000820769635871191" calcext:value-type="float">
            <text:p>0.000820769635871191</text:p>
          </table:table-cell>
          <table:table-cell table:number-columns-repeated="2"/>
        </table:table-row>
        <table:table-row table:style-name="ro1">
          <table:table-cell office:value-type="float" office:value="0.0000124574" calcext:value-type="float">
            <text:p>0.0000124574</text:p>
          </table:table-cell>
          <table:table-cell office:value-type="float" office:value="0.0484554" calcext:value-type="float">
            <text:p>0.0484554</text:p>
          </table:table-cell>
          <table:table-cell table:formula="of:=([.A1216]*[.A1216])" office:value-type="float" office:value="0.00000000015518681476" calcext:value-type="float">
            <text:p>1.5518681476E-10</text:p>
          </table:table-cell>
          <table:table-cell table:formula="of:=([.A1216]-[.B1216])*([.A1216]-[.B1216])" office:value-type="float" office:value="0.00234671868774689" calcext:value-type="float">
            <text:p>0.00234671868774689</text:p>
          </table:table-cell>
          <table:table-cell table:number-columns-repeated="2"/>
        </table:table-row>
        <table:table-row table:style-name="ro1">
          <table:table-cell office:value-type="float" office:value="0.0000209212" calcext:value-type="float">
            <text:p>0.0000209212</text:p>
          </table:table-cell>
          <table:table-cell office:value-type="float" office:value="0.0176922" calcext:value-type="float">
            <text:p>0.0176922</text:p>
          </table:table-cell>
          <table:table-cell table:formula="of:=([.A1217]*[.A1217])" office:value-type="float" office:value="0.00000000043769660944" calcext:value-type="float">
            <text:p>4.3769660944E-10</text:p>
          </table:table-cell>
          <table:table-cell table:formula="of:=([.A1217]-[.B1217])*([.A1217]-[.B1217])" office:value-type="float" office:value="0.00031227409442733" calcext:value-type="float">
            <text:p>0.00031227409442733</text:p>
          </table:table-cell>
          <table:table-cell table:number-columns-repeated="2"/>
        </table:table-row>
        <table:table-row table:style-name="ro1">
          <table:table-cell office:value-type="float" office:value="0.0000406504" calcext:value-type="float">
            <text:p>0.0000406504</text:p>
          </table:table-cell>
          <table:table-cell office:value-type="float" office:value="0.0212311" calcext:value-type="float">
            <text:p>0.0212311</text:p>
          </table:table-cell>
          <table:table-cell table:formula="of:=([.A1218]*[.A1218])" office:value-type="float" office:value="0.00000000165245502016" calcext:value-type="float">
            <text:p>1.65245502016E-09</text:p>
          </table:table-cell>
          <table:table-cell table:formula="of:=([.A1218]-[.B1218])*([.A1218]-[.B1218])" office:value-type="float" office:value="0.00044903515425014" calcext:value-type="float">
            <text:p>0.00044903515425014</text:p>
          </table:table-cell>
          <table:table-cell table:number-columns-repeated="2"/>
        </table:table-row>
        <table:table-row table:style-name="ro1">
          <table:table-cell office:value-type="float" office:value="0.00018996" calcext:value-type="float">
            <text:p>0.00018996</text:p>
          </table:table-cell>
          <table:table-cell office:value-type="float" office:value="0.041221" calcext:value-type="float">
            <text:p>0.041221</text:p>
          </table:table-cell>
          <table:table-cell table:formula="of:=([.A1219]*[.A1219])" office:value-type="float" office:value="0.0000000360848016" calcext:value-type="float">
            <text:p>0.0000000360848016</text:p>
          </table:table-cell>
          <table:table-cell table:formula="of:=([.A1219]-[.B1219])*([.A1219]-[.B1219])" office:value-type="float" office:value="0.0016835462434816" calcext:value-type="float">
            <text:p>0.0016835462434816</text:p>
          </table:table-cell>
          <table:table-cell table:number-columns-repeated="2"/>
        </table:table-row>
        <table:table-row table:style-name="ro1">
          <table:table-cell office:value-type="float" office:value="0.000237525" calcext:value-type="float">
            <text:p>0.000237525</text:p>
          </table:table-cell>
          <table:table-cell office:value-type="float" office:value="0.000627477" calcext:value-type="float">
            <text:p>0.000627477</text:p>
          </table:table-cell>
          <table:table-cell table:formula="of:=([.A1220]*[.A1220])" office:value-type="float" office:value="0.000000056418125625" calcext:value-type="float">
            <text:p>5.6418125625E-08</text:p>
          </table:table-cell>
          <table:table-cell table:formula="of:=([.A1220]-[.B1220])*([.A1220]-[.B1220])" office:value-type="float" office:value="0.000000152062562304" calcext:value-type="float">
            <text:p>1.52062562304E-07</text:p>
          </table:table-cell>
          <table:table-cell table:number-columns-repeated="2"/>
        </table:table-row>
        <table:table-row table:style-name="ro1">
          <table:table-cell office:value-type="float" office:value="0.000259221" calcext:value-type="float">
            <text:p>0.000259221</text:p>
          </table:table-cell>
          <table:table-cell office:value-type="float" office:value="0.0165422" calcext:value-type="float">
            <text:p>0.0165422</text:p>
          </table:table-cell>
          <table:table-cell table:formula="of:=([.A1221]*[.A1221])" office:value-type="float" office:value="0.000000067195526841" calcext:value-type="float">
            <text:p>6.7195526841E-08</text:p>
          </table:table-cell>
          <table:table-cell table:formula="of:=([.A1221]-[.B1221])*([.A1221]-[.B1221])" office:value-type="float" office:value="0.000265135405114441" calcext:value-type="float">
            <text:p>0.000265135405114441</text:p>
          </table:table-cell>
          <table:table-cell table:number-columns-repeated="2"/>
        </table:table-row>
        <table:table-row table:style-name="ro1">
          <table:table-cell office:value-type="float" office:value="0.000275075" calcext:value-type="float">
            <text:p>0.000275075</text:p>
          </table:table-cell>
          <table:table-cell office:value-type="float" office:value="0.00677805" calcext:value-type="float">
            <text:p>0.00677805</text:p>
          </table:table-cell>
          <table:table-cell table:formula="of:=([.A1222]*[.A1222])" office:value-type="float" office:value="0.000000075666255625" calcext:value-type="float">
            <text:p>7.5666255625E-08</text:p>
          </table:table-cell>
          <table:table-cell table:formula="of:=([.A1222]-[.B1222])*([.A1222]-[.B1222])" office:value-type="float" office:value="0.000042288683850625" calcext:value-type="float">
            <text:p>4.2288683850625E-05</text:p>
          </table:table-cell>
          <table:table-cell table:number-columns-repeated="2"/>
        </table:table-row>
        <table:table-row table:style-name="ro1">
          <table:table-cell office:value-type="float" office:value="0.000275075" calcext:value-type="float">
            <text:p>0.000275075</text:p>
          </table:table-cell>
          <table:table-cell office:value-type="float" office:value="0.0115609" calcext:value-type="float">
            <text:p>0.0115609</text:p>
          </table:table-cell>
          <table:table-cell table:formula="of:=([.A1223]*[.A1223])" office:value-type="float" office:value="0.000000075666255625" calcext:value-type="float">
            <text:p>7.5666255625E-08</text:p>
          </table:table-cell>
          <table:table-cell table:formula="of:=([.A1223]-[.B1223])*([.A1223]-[.B1223])" office:value-type="float" office:value="0.000127369845930625" calcext:value-type="float">
            <text:p>0.000127369845930625</text:p>
          </table:table-cell>
          <table:table-cell table:number-columns-repeated="2"/>
        </table:table-row>
        <table:table-row table:style-name="ro1">
          <table:table-cell office:value-type="float" office:value="0.000632644" calcext:value-type="float">
            <text:p>0.000632644</text:p>
          </table:table-cell>
          <table:table-cell office:value-type="float" office:value="0.00126308" calcext:value-type="float">
            <text:p>0.00126308</text:p>
          </table:table-cell>
          <table:table-cell table:formula="of:=([.A1224]*[.A1224])" office:value-type="float" office:value="0.000000400238430736" calcext:value-type="float">
            <text:p>4.00238430736E-07</text:p>
          </table:table-cell>
          <table:table-cell table:formula="of:=([.A1224]-[.B1224])*([.A1224]-[.B1224])" office:value-type="float" office:value="0.000000397449550096" calcext:value-type="float">
            <text:p>3.97449550096E-07</text:p>
          </table:table-cell>
          <table:table-cell table:number-columns-repeated="2"/>
        </table:table-row>
        <table:table-row table:style-name="ro1">
          <table:table-cell office:value-type="float" office:value="0.000632644" calcext:value-type="float">
            <text:p>0.000632644</text:p>
          </table:table-cell>
          <table:table-cell office:value-type="float" office:value="0.0235108" calcext:value-type="float">
            <text:p>0.0235108</text:p>
          </table:table-cell>
          <table:table-cell table:formula="of:=([.A1225]*[.A1225])" office:value-type="float" office:value="0.000000400238430736" calcext:value-type="float">
            <text:p>4.00238430736E-07</text:p>
          </table:table-cell>
          <table:table-cell table:formula="of:=([.A1225]-[.B1225])*([.A1225]-[.B1225])" office:value-type="float" office:value="0.000523410021960336" calcext:value-type="float">
            <text:p>0.000523410021960336</text:p>
          </table:table-cell>
          <table:table-cell table:number-columns-repeated="2"/>
        </table:table-row>
        <table:table-row table:style-name="ro1">
          <table:table-cell office:value-type="float" office:value="0.000460684" calcext:value-type="float">
            <text:p>0.000460684</text:p>
          </table:table-cell>
          <table:table-cell office:value-type="float" office:value="0.00183581" calcext:value-type="float">
            <text:p>0.00183581</text:p>
          </table:table-cell>
          <table:table-cell table:formula="of:=([.A1226]*[.A1226])" office:value-type="float" office:value="0.000000212229747856" calcext:value-type="float">
            <text:p>2.12229747856E-07</text:p>
          </table:table-cell>
          <table:table-cell table:formula="of:=([.A1226]-[.B1226])*([.A1226]-[.B1226])" office:value-type="float" office:value="0.000001890971515876" calcext:value-type="float">
            <text:p>1.890971515876E-06</text:p>
          </table:table-cell>
          <table:table-cell table:number-columns-repeated="2"/>
        </table:table-row>
        <table:table-row table:style-name="ro1">
          <table:table-cell office:value-type="float" office:value="0.00522923" calcext:value-type="float">
            <text:p>0.00522923</text:p>
          </table:table-cell>
          <table:table-cell office:value-type="float" office:value="0.000174526" calcext:value-type="float">
            <text:p>0.000174526</text:p>
          </table:table-cell>
          <table:table-cell table:formula="of:=([.A1227]*[.A1227])" office:value-type="float" office:value="0.0000273448463929" calcext:value-type="float">
            <text:p>0.0000273448463929</text:p>
          </table:table-cell>
          <table:table-cell table:formula="of:=([.A1227]-[.B1227])*([.A1227]-[.B1227])" office:value-type="float" office:value="0.000025550032527616" calcext:value-type="float">
            <text:p>2.5550032527616E-05</text:p>
          </table:table-cell>
          <table:table-cell table:number-columns-repeated="2"/>
        </table:table-row>
        <table:table-row table:style-name="ro1">
          <table:table-cell office:value-type="float" office:value="0.00871277" calcext:value-type="float">
            <text:p>0.00871277</text:p>
          </table:table-cell>
          <table:table-cell office:value-type="float" office:value="0.000735094" calcext:value-type="float">
            <text:p>0.000735094</text:p>
          </table:table-cell>
          <table:table-cell table:formula="of:=([.A1228]*[.A1228])" office:value-type="float" office:value="0.0000759123610729" calcext:value-type="float">
            <text:p>0.0000759123610729</text:p>
          </table:table-cell>
          <table:table-cell table:formula="of:=([.A1228]-[.B1228])*([.A1228]-[.B1228])" office:value-type="float" office:value="0.000063643314360976" calcext:value-type="float">
            <text:p>6.3643314360976E-05</text:p>
          </table:table-cell>
          <table:table-cell table:number-columns-repeated="2"/>
        </table:table-row>
        <table:table-row table:style-name="ro1">
          <table:table-cell office:value-type="float" office:value="0.00871277" calcext:value-type="float">
            <text:p>0.00871277</text:p>
          </table:table-cell>
          <table:table-cell office:value-type="float" office:value="0.00250422" calcext:value-type="float">
            <text:p>0.00250422</text:p>
          </table:table-cell>
          <table:table-cell table:formula="of:=([.A1229]*[.A1229])" office:value-type="float" office:value="0.0000759123610729" calcext:value-type="float">
            <text:p>0.0000759123610729</text:p>
          </table:table-cell>
          <table:table-cell table:formula="of:=([.A1229]-[.B1229])*([.A1229]-[.B1229])" office:value-type="float" office:value="0.0000385460931025" calcext:value-type="float">
            <text:p>0.0000385460931025</text:p>
          </table:table-cell>
          <table:table-cell table:number-columns-repeated="2"/>
        </table:table-row>
        <table:table-row table:style-name="ro1">
          <table:table-cell office:value-type="float" office:value="0.0191951" calcext:value-type="float">
            <text:p>0.0191951</text:p>
          </table:table-cell>
          <table:table-cell office:value-type="float" office:value="0.00981097" calcext:value-type="float">
            <text:p>0.00981097</text:p>
          </table:table-cell>
          <table:table-cell table:formula="of:=([.A1230]*[.A1230])" office:value-type="float" office:value="0.00036845186401" calcext:value-type="float">
            <text:p>0.00036845186401</text:p>
          </table:table-cell>
          <table:table-cell table:formula="of:=([.A1230]-[.B1230])*([.A1230]-[.B1230])" office:value-type="float" office:value="0.0000880618958569" calcext:value-type="float">
            <text:p>0.0000880618958569</text:p>
          </table:table-cell>
          <table:table-cell table:number-columns-repeated="2"/>
        </table:table-row>
        <table:table-row table:style-name="ro1">
          <table:table-cell office:value-type="float" office:value="0.019195" calcext:value-type="float">
            <text:p>0.019195</text:p>
          </table:table-cell>
          <table:table-cell office:value-type="float" office:value="0.0438907" calcext:value-type="float">
            <text:p>0.0438907</text:p>
          </table:table-cell>
          <table:table-cell table:formula="of:=([.A1231]*[.A1231])" office:value-type="float" office:value="0.000368448025" calcext:value-type="float">
            <text:p>0.000368448025</text:p>
          </table:table-cell>
          <table:table-cell table:formula="of:=([.A1231]-[.B1231])*([.A1231]-[.B1231])" office:value-type="float" office:value="0.00060987759849" calcext:value-type="float">
            <text:p>0.00060987759849</text:p>
          </table:table-cell>
          <table:table-cell table:number-columns-repeated="2"/>
        </table:table-row>
        <table:table-row table:style-name="ro1">
          <table:table-cell office:value-type="float" office:value="0.0529439" calcext:value-type="float">
            <text:p>0.0529439</text:p>
          </table:table-cell>
          <table:table-cell office:value-type="float" office:value="0.096934" calcext:value-type="float">
            <text:p>0.096934</text:p>
          </table:table-cell>
          <table:table-cell table:formula="of:=([.A1232]*[.A1232])" office:value-type="float" office:value="0.00280305654721" calcext:value-type="float">
            <text:p>0.00280305654721</text:p>
          </table:table-cell>
          <table:table-cell table:formula="of:=([.A1232]-[.B1232])*([.A1232]-[.B1232])" office:value-type="float" office:value="0.00193512889801" calcext:value-type="float">
            <text:p>0.00193512889801</text:p>
          </table:table-cell>
          <table:table-cell table:number-columns-repeated="2"/>
        </table:table-row>
        <table:table-row table:style-name="ro1">
          <table:table-cell office:value-type="float" office:value="0.133892" calcext:value-type="float">
            <text:p>0.133892</text:p>
          </table:table-cell>
          <table:table-cell office:value-type="float" office:value="0.107741" calcext:value-type="float">
            <text:p>0.107741</text:p>
          </table:table-cell>
          <table:table-cell table:formula="of:=([.A1233]*[.A1233])" office:value-type="float" office:value="0.017927067664" calcext:value-type="float">
            <text:p>0.017927067664</text:p>
          </table:table-cell>
          <table:table-cell table:formula="of:=([.A1233]-[.B1233])*([.A1233]-[.B1233])" office:value-type="float" office:value="0.000683874801" calcext:value-type="float">
            <text:p>0.000683874801</text:p>
          </table:table-cell>
          <table:table-cell table:number-columns-repeated="2"/>
        </table:table-row>
        <table:table-row table:style-name="ro1">
          <table:table-cell office:value-type="float" office:value="0.165144" calcext:value-type="float">
            <text:p>0.165144</text:p>
          </table:table-cell>
          <table:table-cell office:value-type="float" office:value="0.18477" calcext:value-type="float">
            <text:p>0.18477</text:p>
          </table:table-cell>
          <table:table-cell table:formula="of:=([.A1234]*[.A1234])" office:value-type="float" office:value="0.027272540736" calcext:value-type="float">
            <text:p>0.027272540736</text:p>
          </table:table-cell>
          <table:table-cell table:formula="of:=([.A1234]-[.B1234])*([.A1234]-[.B1234])" office:value-type="float" office:value="0.000385179875999999" calcext:value-type="float">
            <text:p>0.000385179875999999</text:p>
          </table:table-cell>
          <table:table-cell table:number-columns-repeated="2"/>
        </table:table-row>
        <table:table-row table:style-name="ro1">
          <table:table-cell office:value-type="float" office:value="0.170849" calcext:value-type="float">
            <text:p>0.170849</text:p>
          </table:table-cell>
          <table:table-cell office:value-type="float" office:value="0.18301" calcext:value-type="float">
            <text:p>0.18301</text:p>
          </table:table-cell>
          <table:table-cell table:formula="of:=([.A1235]*[.A1235])" office:value-type="float" office:value="0.029189380801" calcext:value-type="float">
            <text:p>0.029189380801</text:p>
          </table:table-cell>
          <table:table-cell table:formula="of:=([.A1235]-[.B1235])*([.A1235]-[.B1235])" office:value-type="float" office:value="0.000147889921" calcext:value-type="float">
            <text:p>0.000147889921</text:p>
          </table:table-cell>
          <table:table-cell table:number-columns-repeated="2"/>
        </table:table-row>
        <table:table-row table:style-name="ro1">
          <table:table-cell office:value-type="float" office:value="0.349747" calcext:value-type="float">
            <text:p>0.349747</text:p>
          </table:table-cell>
          <table:table-cell office:value-type="float" office:value="0.082783" calcext:value-type="float">
            <text:p>0.082783</text:p>
          </table:table-cell>
          <table:table-cell table:formula="of:=([.A1236]*[.A1236])" office:value-type="float" office:value="0.122322964009" calcext:value-type="float">
            <text:p>0.122322964009</text:p>
          </table:table-cell>
          <table:table-cell table:formula="of:=([.A1236]-[.B1236])*([.A1236]-[.B1236])" office:value-type="float" office:value="0.071269777296" calcext:value-type="float">
            <text:p>0.071269777296</text:p>
          </table:table-cell>
          <table:table-cell table:number-columns-repeated="2"/>
        </table:table-row>
        <table:table-row table:style-name="ro1">
          <table:table-cell office:value-type="float" office:value="0.349748" calcext:value-type="float">
            <text:p>0.349748</text:p>
          </table:table-cell>
          <table:table-cell office:value-type="float" office:value="0.0766055" calcext:value-type="float">
            <text:p>0.0766055</text:p>
          </table:table-cell>
          <table:table-cell table:formula="of:=([.A1237]*[.A1237])" office:value-type="float" office:value="0.122323663504" calcext:value-type="float">
            <text:p>0.122323663504</text:p>
          </table:table-cell>
          <table:table-cell table:formula="of:=([.A1237]-[.B1237])*([.A1237]-[.B1237])" office:value-type="float" office:value="0.07460682530625" calcext:value-type="float">
            <text:p>0.07460682530625</text:p>
          </table:table-cell>
          <table:table-cell table:number-columns-repeated="2"/>
        </table:table-row>
        <table:table-row table:style-name="ro1">
          <table:table-cell office:value-type="float" office:value="0.470436" calcext:value-type="float">
            <text:p>0.470436</text:p>
          </table:table-cell>
          <table:table-cell office:value-type="float" office:value="0.140168" calcext:value-type="float">
            <text:p>0.140168</text:p>
          </table:table-cell>
          <table:table-cell table:formula="of:=([.A1238]*[.A1238])" office:value-type="float" office:value="0.221310030096" calcext:value-type="float">
            <text:p>0.221310030096</text:p>
          </table:table-cell>
          <table:table-cell table:formula="of:=([.A1238]-[.B1238])*([.A1238]-[.B1238])" office:value-type="float" office:value="0.109076951824" calcext:value-type="float">
            <text:p>0.109076951824</text:p>
          </table:table-cell>
          <table:table-cell table:number-columns-repeated="2"/>
        </table:table-row>
        <table:table-row table:style-name="ro1">
          <table:table-cell office:value-type="float" office:value="0.470436" calcext:value-type="float">
            <text:p>0.470436</text:p>
          </table:table-cell>
          <table:table-cell office:value-type="float" office:value="0.163638" calcext:value-type="float">
            <text:p>0.163638</text:p>
          </table:table-cell>
          <table:table-cell table:formula="of:=([.A1239]*[.A1239])" office:value-type="float" office:value="0.221310030096" calcext:value-type="float">
            <text:p>0.221310030096</text:p>
          </table:table-cell>
          <table:table-cell table:formula="of:=([.A1239]-[.B1239])*([.A1239]-[.B1239])" office:value-type="float" office:value="0.094125012804" calcext:value-type="float">
            <text:p>0.094125012804</text:p>
          </table:table-cell>
          <table:table-cell table:number-columns-repeated="2"/>
        </table:table-row>
        <table:table-row table:style-name="ro1">
          <table:table-cell office:value-type="float" office:value="0.650483" calcext:value-type="float">
            <text:p>0.650483</text:p>
          </table:table-cell>
          <table:table-cell office:value-type="float" office:value="0.450436" calcext:value-type="float">
            <text:p>0.450436</text:p>
          </table:table-cell>
          <table:table-cell table:formula="of:=([.A1240]*[.A1240])" office:value-type="float" office:value="0.423128133289" calcext:value-type="float">
            <text:p>0.423128133289</text:p>
          </table:table-cell>
          <table:table-cell table:formula="of:=([.A1240]-[.B1240])*([.A1240]-[.B1240])" office:value-type="float" office:value="0.040018802209" calcext:value-type="float">
            <text:p>0.040018802209</text:p>
          </table:table-cell>
          <table:table-cell table:number-columns-repeated="2"/>
        </table:table-row>
        <table:table-row table:style-name="ro1">
          <table:table-cell office:value-type="float" office:value="0.748267" calcext:value-type="float">
            <text:p>0.748267</text:p>
          </table:table-cell>
          <table:table-cell office:value-type="float" office:value="0.58987" calcext:value-type="float">
            <text:p>0.58987</text:p>
          </table:table-cell>
          <table:table-cell table:formula="of:=([.A1241]*[.A1241])" office:value-type="float" office:value="0.559903503289" calcext:value-type="float">
            <text:p>0.559903503289</text:p>
          </table:table-cell>
          <table:table-cell table:formula="of:=([.A1241]-[.B1241])*([.A1241]-[.B1241])" office:value-type="float" office:value="0.025089609609" calcext:value-type="float">
            <text:p>0.025089609609</text:p>
          </table:table-cell>
          <table:table-cell table:number-columns-repeated="2"/>
        </table:table-row>
        <table:table-row table:style-name="ro1">
          <table:table-cell office:value-type="float" office:value="0.867709" calcext:value-type="float">
            <text:p>0.867709</text:p>
          </table:table-cell>
          <table:table-cell office:value-type="float" office:value="0.663968" calcext:value-type="float">
            <text:p>0.663968</text:p>
          </table:table-cell>
          <table:table-cell table:formula="of:=([.A1242]*[.A1242])" office:value-type="float" office:value="0.752918908681" calcext:value-type="float">
            <text:p>0.752918908681</text:p>
          </table:table-cell>
          <table:table-cell table:formula="of:=([.A1242]-[.B1242])*([.A1242]-[.B1242])" office:value-type="float" office:value="0.041510395081" calcext:value-type="float">
            <text:p>0.041510395081</text:p>
          </table:table-cell>
          <table:table-cell table:number-columns-repeated="2"/>
        </table:table-row>
        <table:table-row table:style-name="ro1">
          <table:table-cell office:value-type="float" office:value="0.86771" calcext:value-type="float">
            <text:p>0.86771</text:p>
          </table:table-cell>
          <table:table-cell office:value-type="float" office:value="0.802644" calcext:value-type="float">
            <text:p>0.802644</text:p>
          </table:table-cell>
          <table:table-cell table:formula="of:=([.A1243]*[.A1243])" office:value-type="float" office:value="0.7529206441" calcext:value-type="float">
            <text:p>0.7529206441</text:p>
          </table:table-cell>
          <table:table-cell table:formula="of:=([.A1243]-[.B1243])*([.A1243]-[.B1243])" office:value-type="float" office:value="0.00423358435599999" calcext:value-type="float">
            <text:p>0.00423358435599999</text:p>
          </table:table-cell>
          <table:table-cell table:number-columns-repeated="2"/>
        </table:table-row>
        <table:table-row table:style-name="ro1">
          <table:table-cell office:value-type="float" office:value="0.867709" calcext:value-type="float">
            <text:p>0.867709</text:p>
          </table:table-cell>
          <table:table-cell office:value-type="float" office:value="0.841404" calcext:value-type="float">
            <text:p>0.841404</text:p>
          </table:table-cell>
          <table:table-cell table:formula="of:=([.A1244]*[.A1244])" office:value-type="float" office:value="0.752918908681" calcext:value-type="float">
            <text:p>0.752918908681</text:p>
          </table:table-cell>
          <table:table-cell table:formula="of:=([.A1244]-[.B1244])*([.A1244]-[.B1244])" office:value-type="float" office:value="0.000691953024999995" calcext:value-type="float">
            <text:p>0.000691953024999995</text:p>
          </table:table-cell>
          <table:table-cell table:number-columns-repeated="2"/>
        </table:table-row>
        <table:table-row table:style-name="ro1">
          <table:table-cell office:value-type="float" office:value="0.939456" calcext:value-type="float">
            <text:p>0.939456</text:p>
          </table:table-cell>
          <table:table-cell office:value-type="float" office:value="0.878856" calcext:value-type="float">
            <text:p>0.878856</text:p>
          </table:table-cell>
          <table:table-cell table:formula="of:=([.A1245]*[.A1245])" office:value-type="float" office:value="0.882577575936" calcext:value-type="float">
            <text:p>0.882577575936</text:p>
          </table:table-cell>
          <table:table-cell table:formula="of:=([.A1245]-[.B1245])*([.A1245]-[.B1245])" office:value-type="float" office:value="0.00367236" calcext:value-type="float">
            <text:p>0.0036723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45429" calcext:value-type="float">
            <text:p>0.945429</text:p>
          </table:table-cell>
          <table:table-cell table:formula="of:=([.A1246]*[.A1246])" office:value-type="float" office:value="0.999982000081" calcext:value-type="float">
            <text:p>0.999982000081</text:p>
          </table:table-cell>
          <table:table-cell table:formula="of:=([.A1246]-[.B1246])*([.A1246]-[.B1246])" office:value-type="float" office:value="0.002977011844" calcext:value-type="float">
            <text:p>0.002977011844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73862" calcext:value-type="float">
            <text:p>0.973862</text:p>
          </table:table-cell>
          <table:table-cell table:formula="of:=([.A1247]*[.A1247])" office:value-type="float" office:value="0.999984000064" calcext:value-type="float">
            <text:p>0.999984000064</text:p>
          </table:table-cell>
          <table:table-cell table:formula="of:=([.A1247]-[.B1247])*([.A1247]-[.B1247])" office:value-type="float" office:value="0.000682776899999999" calcext:value-type="float">
            <text:p>0.000682776899999999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7194" calcext:value-type="float">
            <text:p>0.987194</text:p>
          </table:table-cell>
          <table:table-cell table:formula="of:=([.A1248]*[.A1248])" office:value-type="float" office:value="0.999982000081" calcext:value-type="float">
            <text:p>0.999982000081</text:p>
          </table:table-cell>
          <table:table-cell table:formula="of:=([.A1248]-[.B1248])*([.A1248]-[.B1248])" office:value-type="float" office:value="0.000163763208999999" calcext:value-type="float">
            <text:p>0.000163763208999999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8979" calcext:value-type="float">
            <text:p>0.988979</text:p>
          </table:table-cell>
          <table:table-cell table:formula="of:=([.A1249]*[.A1249])" office:value-type="float" office:value="0.999984000064" calcext:value-type="float">
            <text:p>0.999984000064</text:p>
          </table:table-cell>
          <table:table-cell table:formula="of:=([.A1249]-[.B1249])*([.A1249]-[.B1249])" office:value-type="float" office:value="0.000121286168999999" calcext:value-type="float">
            <text:p>0.000121286168999999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208885" calcext:value-type="float">
            <text:p>0.00000208885</text:p>
          </table:table-cell>
          <table:table-cell table:formula="of:=([.A1250]*[.A1250])" office:value-type="float" office:value="0.00000000000363798402" calcext:value-type="float">
            <text:p>3.6379840225E-12</text:p>
          </table:table-cell>
          <table:table-cell table:formula="of:=([.A1250]-[.B1250])*([.A1250]-[.B1250])" office:value-type="float" office:value="0.00000000000003294225" calcext:value-type="float">
            <text:p>3.29422499999999E-14</text:p>
          </table:table-cell>
          <table:table-cell table:number-columns-repeated="2"/>
        </table:table-row>
        <table:table-row table:style-name="ro1">
          <table:table-cell office:value-type="float" office:value="0.00000089407" calcext:value-type="float">
            <text:p>0.00000089407</text:p>
          </table:table-cell>
          <table:table-cell office:value-type="float" office:value="0.000391783" calcext:value-type="float">
            <text:p>0.000391783</text:p>
          </table:table-cell>
          <table:table-cell table:formula="of:=([.A1251]*[.A1251])" office:value-type="float" office:value="0.00000000000079936116" calcext:value-type="float">
            <text:p>7.993611649E-13</text:p>
          </table:table-cell>
          <table:table-cell table:formula="of:=([.A1251]-[.B1251])*([.A1251]-[.B1251])" office:value-type="float" office:value="0.00000015279415559655" calcext:value-type="float">
            <text:p>1.52794155596545E-07</text:p>
          </table:table-cell>
          <table:table-cell table:number-columns-repeated="2"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10446" calcext:value-type="float">
            <text:p>0.000010446</text:p>
          </table:table-cell>
          <table:table-cell table:formula="of:=([.A1252]*[.A1252])" office:value-type="float" office:value="0.00000000005551114234" calcext:value-type="float">
            <text:p>5.55111423364E-11</text:p>
          </table:table-cell>
          <table:table-cell table:formula="of:=([.A1252]-[.B1252])*([.A1252]-[.B1252])" office:value-type="float" office:value="0.00000000000897254098" calcext:value-type="float">
            <text:p>8.9725409764E-12</text:p>
          </table:table-cell>
          <table:table-cell table:number-columns-repeated="2"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00000709484" calcext:value-type="float">
            <text:p>0.000000709484</text:p>
          </table:table-cell>
          <table:table-cell table:formula="of:=([.A1253]*[.A1253])" office:value-type="float" office:value="0.00000000019287376641" calcext:value-type="float">
            <text:p>1.9287376641E-10</text:p>
          </table:table-cell>
          <table:table-cell table:formula="of:=([.A1253]-[.B1253])*([.A1253]-[.B1253])" office:value-type="float" office:value="0.00000000017367064827" calcext:value-type="float">
            <text:p>1.73670648269056E-10</text:p>
          </table:table-cell>
          <table:table-cell table:number-columns-repeated="2"/>
        </table:table-row>
        <table:table-row table:style-name="ro1">
          <table:table-cell office:value-type="float" office:value="0.0000194907" calcext:value-type="float">
            <text:p>0.0000194907</text:p>
          </table:table-cell>
          <table:table-cell office:value-type="float" office:value="0.00000117238" calcext:value-type="float">
            <text:p>0.00000117238</text:p>
          </table:table-cell>
          <table:table-cell table:formula="of:=([.A1254]*[.A1254])" office:value-type="float" office:value="0.00000000037988738649" calcext:value-type="float">
            <text:p>3.7988738649E-10</text:p>
          </table:table-cell>
          <table:table-cell table:formula="of:=([.A1254]-[.B1254])*([.A1254]-[.B1254])" office:value-type="float" office:value="0.00000000033556084762" calcext:value-type="float">
            <text:p>3.355608476224E-10</text:p>
          </table:table-cell>
          <table:table-cell table:number-columns-repeated="2"/>
        </table:table-row>
        <table:table-row table:style-name="ro1">
          <table:table-cell office:value-type="float" office:value="0.0000188351" calcext:value-type="float">
            <text:p>0.0000188351</text:p>
          </table:table-cell>
          <table:table-cell office:value-type="float" office:value="0.000223042" calcext:value-type="float">
            <text:p>0.000223042</text:p>
          </table:table-cell>
          <table:table-cell table:formula="of:=([.A1255]*[.A1255])" office:value-type="float" office:value="0.00000000035476099201" calcext:value-type="float">
            <text:p>3.5476099201E-10</text:p>
          </table:table-cell>
          <table:table-cell table:formula="of:=([.A1255]-[.B1255])*([.A1255]-[.B1255])" office:value-type="float" office:value="0.00000004170045800761" calcext:value-type="float">
            <text:p>4.170045800761E-08</text:p>
          </table:table-cell>
          <table:table-cell table:number-columns-repeated="2"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165202" calcext:value-type="float">
            <text:p>0.000165202</text:p>
          </table:table-cell>
          <table:table-cell table:formula="of:=([.A1256]*[.A1256])" office:value-type="float" office:value="0.00000000003206322675" calcext:value-type="float">
            <text:p>3.20632267536E-11</text:p>
          </table:table-cell>
          <table:table-cell table:formula="of:=([.A1256]-[.B1256])*([.A1256]-[.B1256])" office:value-type="float" office:value="0.00000002545287120499" calcext:value-type="float">
            <text:p>2.54528712049936E-08</text:p>
          </table:table-cell>
          <table:table-cell table:number-columns-repeated="2"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203594" calcext:value-type="float">
            <text:p>0.000203594</text:p>
          </table:table-cell>
          <table:table-cell table:formula="of:=([.A1257]*[.A1257])" office:value-type="float" office:value="0.00000000003206322675" calcext:value-type="float">
            <text:p>3.20632267536E-11</text:p>
          </table:table-cell>
          <table:table-cell table:formula="of:=([.A1257]-[.B1257])*([.A1257]-[.B1257])" office:value-type="float" office:value="0.00000003917690244403" calcext:value-type="float">
            <text:p>3.91769024440336E-08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257946" calcext:value-type="float">
            <text:p>0.0257946</text:p>
          </table:table-cell>
          <table:table-cell table:formula="of:=([.A1258]*[.A1258])" office:value-type="float" office:value="0.00000000000102673636" calcext:value-type="float">
            <text:p>1.0267363584E-12</text:p>
          </table:table-cell>
          <table:table-cell table:formula="of:=([.A1258]-[.B1258])*([.A1258]-[.B1258])" office:value-type="float" office:value="0.00066530911588216" calcext:value-type="float">
            <text:p>0.00066530911588216</text:p>
          </table:table-cell>
          <table:table-cell table:number-columns-repeated="2"/>
        </table:table-row>
        <table:table-row table:style-name="ro1">
          <table:table-cell office:value-type="float" office:value="0.00000417233" calcext:value-type="float">
            <text:p>0.00000417233</text:p>
          </table:table-cell>
          <table:table-cell office:value-type="float" office:value="0.000139622" calcext:value-type="float">
            <text:p>0.000139622</text:p>
          </table:table-cell>
          <table:table-cell table:formula="of:=([.A1259]*[.A1259])" office:value-type="float" office:value="0.00000000001740833763" calcext:value-type="float">
            <text:p>1.74083376289E-11</text:p>
          </table:table-cell>
          <table:table-cell table:formula="of:=([.A1259]-[.B1259])*([.A1259]-[.B1259])" office:value-type="float" office:value="0.00000001834661310311" calcext:value-type="float">
            <text:p>1.83466131031089E-08</text:p>
          </table:table-cell>
          <table:table-cell table:number-columns-repeated="2"/>
        </table:table-row>
        <table:table-row table:style-name="ro1">
          <table:table-cell office:value-type="float" office:value="0.00102097" calcext:value-type="float">
            <text:p>0.00102097</text:p>
          </table:table-cell>
          <table:table-cell office:value-type="float" office:value="0.0144426" calcext:value-type="float">
            <text:p>0.0144426</text:p>
          </table:table-cell>
          <table:table-cell table:formula="of:=([.A1260]*[.A1260])" office:value-type="float" office:value="0.0000010423797409" calcext:value-type="float">
            <text:p>0.0000010423797409</text:p>
          </table:table-cell>
          <table:table-cell table:formula="of:=([.A1260]-[.B1260])*([.A1260]-[.B1260])" office:value-type="float" office:value="0.0001801401518569" calcext:value-type="float">
            <text:p>0.0001801401518569</text:p>
          </table:table-cell>
          <table:table-cell table:number-columns-repeated="2"/>
        </table:table-row>
        <table:table-row table:style-name="ro1">
          <table:table-cell office:value-type="float" office:value="0.00102097" calcext:value-type="float">
            <text:p>0.00102097</text:p>
          </table:table-cell>
          <table:table-cell office:value-type="float" office:value="0.00349632" calcext:value-type="float">
            <text:p>0.00349632</text:p>
          </table:table-cell>
          <table:table-cell table:formula="of:=([.A1261]*[.A1261])" office:value-type="float" office:value="0.0000010423797409" calcext:value-type="float">
            <text:p>0.0000010423797409</text:p>
          </table:table-cell>
          <table:table-cell table:formula="of:=([.A1261]-[.B1261])*([.A1261]-[.B1261])" office:value-type="float" office:value="0.0000061273576225" calcext:value-type="float">
            <text:p>0.0000061273576225</text:p>
          </table:table-cell>
          <table:table-cell table:number-columns-repeated="2"/>
        </table:table-row>
        <table:table-row table:style-name="ro1">
          <table:table-cell office:value-type="float" office:value="0.00102097" calcext:value-type="float">
            <text:p>0.00102097</text:p>
          </table:table-cell>
          <table:table-cell office:value-type="float" office:value="0.0169987" calcext:value-type="float">
            <text:p>0.0169987</text:p>
          </table:table-cell>
          <table:table-cell table:formula="of:=([.A1262]*[.A1262])" office:value-type="float" office:value="0.0000010423797409" calcext:value-type="float">
            <text:p>0.0000010423797409</text:p>
          </table:table-cell>
          <table:table-cell table:formula="of:=([.A1262]-[.B1262])*([.A1262]-[.B1262])" office:value-type="float" office:value="0.0002552878559529" calcext:value-type="float">
            <text:p>0.0002552878559529</text:p>
          </table:table-cell>
          <table:table-cell table:number-columns-repeated="2"/>
        </table:table-row>
        <table:table-row table:style-name="ro1">
          <table:table-cell office:value-type="float" office:value="0.00291121" calcext:value-type="float">
            <text:p>0.00291121</text:p>
          </table:table-cell>
          <table:table-cell office:value-type="float" office:value="0.00432492" calcext:value-type="float">
            <text:p>0.00432492</text:p>
          </table:table-cell>
          <table:table-cell table:formula="of:=([.A1263]*[.A1263])" office:value-type="float" office:value="0.0000084751436641" calcext:value-type="float">
            <text:p>0.0000084751436641</text:p>
          </table:table-cell>
          <table:table-cell table:formula="of:=([.A1263]-[.B1263])*([.A1263]-[.B1263])" office:value-type="float" office:value="0.0000019985759641" calcext:value-type="float">
            <text:p>0.0000019985759641</text:p>
          </table:table-cell>
          <table:table-cell table:number-columns-repeated="2"/>
        </table:table-row>
        <table:table-row table:style-name="ro1">
          <table:table-cell office:value-type="float" office:value="0.00291121" calcext:value-type="float">
            <text:p>0.00291121</text:p>
          </table:table-cell>
          <table:table-cell office:value-type="float" office:value="0.0014279" calcext:value-type="float">
            <text:p>0.0014279</text:p>
          </table:table-cell>
          <table:table-cell table:formula="of:=([.A1264]*[.A1264])" office:value-type="float" office:value="0.0000084751436641" calcext:value-type="float">
            <text:p>0.0000084751436641</text:p>
          </table:table-cell>
          <table:table-cell table:formula="of:=([.A1264]-[.B1264])*([.A1264]-[.B1264])" office:value-type="float" office:value="0.0000022002085561" calcext:value-type="float">
            <text:p>0.0000022002085561</text:p>
          </table:table-cell>
          <table:table-cell table:number-columns-repeated="2"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0189233" calcext:value-type="float">
            <text:p>0.00189233</text:p>
          </table:table-cell>
          <table:table-cell table:formula="of:=([.A1265]*[.A1265])" office:value-type="float" office:value="0.0000161415115225" calcext:value-type="float">
            <text:p>0.0000161415115225</text:p>
          </table:table-cell>
          <table:table-cell table:formula="of:=([.A1265]-[.B1265])*([.A1265]-[.B1265])" office:value-type="float" office:value="0.0000045169851024" calcext:value-type="float">
            <text:p>0.0000045169851024</text:p>
          </table:table-cell>
          <table:table-cell table:number-columns-repeated="2"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540178" calcext:value-type="float">
            <text:p>0.0540178</text:p>
          </table:table-cell>
          <table:table-cell table:formula="of:=([.A1266]*[.A1266])" office:value-type="float" office:value="0.0000161415115225" calcext:value-type="float">
            <text:p>0.0000161415115225</text:p>
          </table:table-cell>
          <table:table-cell table:formula="of:=([.A1266]-[.B1266])*([.A1266]-[.B1266])" office:value-type="float" office:value="0.0025000150000225" calcext:value-type="float">
            <text:p>0.0025000150000225</text:p>
          </table:table-cell>
          <table:table-cell table:number-columns-repeated="2"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26068" calcext:value-type="float">
            <text:p>0.026068</text:p>
          </table:table-cell>
          <table:table-cell table:formula="of:=([.A1267]*[.A1267])" office:value-type="float" office:value="0.0000161415115225" calcext:value-type="float">
            <text:p>0.0000161415115225</text:p>
          </table:table-cell>
          <table:table-cell table:formula="of:=([.A1267]-[.B1267])*([.A1267]-[.B1267])" office:value-type="float" office:value="0.0004862179351225" calcext:value-type="float">
            <text:p>0.0004862179351225</text:p>
          </table:table-cell>
          <table:table-cell table:number-columns-repeated="2"/>
        </table:table-row>
        <table:table-row table:style-name="ro1">
          <table:table-cell office:value-type="float" office:value="0.00401765" calcext:value-type="float">
            <text:p>0.00401765</text:p>
          </table:table-cell>
          <table:table-cell office:value-type="float" office:value="0.0272347" calcext:value-type="float">
            <text:p>0.0272347</text:p>
          </table:table-cell>
          <table:table-cell table:formula="of:=([.A1268]*[.A1268])" office:value-type="float" office:value="0.0000161415115225" calcext:value-type="float">
            <text:p>0.0000161415115225</text:p>
          </table:table-cell>
          <table:table-cell table:formula="of:=([.A1268]-[.B1268])*([.A1268]-[.B1268])" office:value-type="float" office:value="0.0005390314107025" calcext:value-type="float">
            <text:p>0.0005390314107025</text:p>
          </table:table-cell>
          <table:table-cell table:number-columns-repeated="2"/>
        </table:table-row>
        <table:table-row table:style-name="ro1">
          <table:table-cell office:value-type="float" office:value="0.0229194" calcext:value-type="float">
            <text:p>0.0229194</text:p>
          </table:table-cell>
          <table:table-cell office:value-type="float" office:value="0.0581303" calcext:value-type="float">
            <text:p>0.0581303</text:p>
          </table:table-cell>
          <table:table-cell table:formula="of:=([.A1269]*[.A1269])" office:value-type="float" office:value="0.00052529889636" calcext:value-type="float">
            <text:p>0.00052529889636</text:p>
          </table:table-cell>
          <table:table-cell table:formula="of:=([.A1269]-[.B1269])*([.A1269]-[.B1269])" office:value-type="float" office:value="0.00123980747881" calcext:value-type="float">
            <text:p>0.00123980747881</text:p>
          </table:table-cell>
          <table:table-cell table:number-columns-repeated="2"/>
        </table:table-row>
        <table:table-row table:style-name="ro1">
          <table:table-cell office:value-type="float" office:value="0.0229194" calcext:value-type="float">
            <text:p>0.0229194</text:p>
          </table:table-cell>
          <table:table-cell office:value-type="float" office:value="0.0213617" calcext:value-type="float">
            <text:p>0.0213617</text:p>
          </table:table-cell>
          <table:table-cell table:formula="of:=([.A1270]*[.A1270])" office:value-type="float" office:value="0.00052529889636" calcext:value-type="float">
            <text:p>0.00052529889636</text:p>
          </table:table-cell>
          <table:table-cell table:formula="of:=([.A1270]-[.B1270])*([.A1270]-[.B1270])" office:value-type="float" office:value="0.00000242642929" calcext:value-type="float">
            <text:p>0.00000242642929</text:p>
          </table:table-cell>
          <table:table-cell table:number-columns-repeated="2"/>
        </table:table-row>
        <table:table-row table:style-name="ro1">
          <table:table-cell office:value-type="float" office:value="0.0471082" calcext:value-type="float">
            <text:p>0.0471082</text:p>
          </table:table-cell>
          <table:table-cell office:value-type="float" office:value="0.218356" calcext:value-type="float">
            <text:p>0.218356</text:p>
          </table:table-cell>
          <table:table-cell table:formula="of:=([.A1271]*[.A1271])" office:value-type="float" office:value="0.00221918250724" calcext:value-type="float">
            <text:p>0.00221918250724</text:p>
          </table:table-cell>
          <table:table-cell table:formula="of:=([.A1271]-[.B1271])*([.A1271]-[.B1271])" office:value-type="float" office:value="0.02932580900484" calcext:value-type="float">
            <text:p>0.02932580900484</text:p>
          </table:table-cell>
          <table:table-cell table:number-columns-repeated="2"/>
        </table:table-row>
        <table:table-row table:style-name="ro1">
          <table:table-cell office:value-type="float" office:value="0.0955014" calcext:value-type="float">
            <text:p>0.0955014</text:p>
          </table:table-cell>
          <table:table-cell office:value-type="float" office:value="0.0995401" calcext:value-type="float">
            <text:p>0.0995401</text:p>
          </table:table-cell>
          <table:table-cell table:formula="of:=([.A1272]*[.A1272])" office:value-type="float" office:value="0.00912051740196" calcext:value-type="float">
            <text:p>0.00912051740196</text:p>
          </table:table-cell>
          <table:table-cell table:formula="of:=([.A1272]-[.B1272])*([.A1272]-[.B1272])" office:value-type="float" office:value="0.00001631109769" calcext:value-type="float">
            <text:p>0.00001631109769</text:p>
          </table:table-cell>
          <table:table-cell table:number-columns-repeated="2"/>
        </table:table-row>
        <table:table-row table:style-name="ro1">
          <table:table-cell office:value-type="float" office:value="0.188168" calcext:value-type="float">
            <text:p>0.188168</text:p>
          </table:table-cell>
          <table:table-cell office:value-type="float" office:value="0.0949416" calcext:value-type="float">
            <text:p>0.0949416</text:p>
          </table:table-cell>
          <table:table-cell table:formula="of:=([.A1273]*[.A1273])" office:value-type="float" office:value="0.035407196224" calcext:value-type="float">
            <text:p>0.035407196224</text:p>
          </table:table-cell>
          <table:table-cell table:formula="of:=([.A1273]-[.B1273])*([.A1273]-[.B1273])" office:value-type="float" office:value="0.00869116165696" calcext:value-type="float">
            <text:p>0.00869116165696</text:p>
          </table:table-cell>
          <table:table-cell table:number-columns-repeated="2"/>
        </table:table-row>
        <table:table-row table:style-name="ro1">
          <table:table-cell office:value-type="float" office:value="0.193913" calcext:value-type="float">
            <text:p>0.193913</text:p>
          </table:table-cell>
          <table:table-cell office:value-type="float" office:value="0.110724" calcext:value-type="float">
            <text:p>0.110724</text:p>
          </table:table-cell>
          <table:table-cell table:formula="of:=([.A1274]*[.A1274])" office:value-type="float" office:value="0.037602251569" calcext:value-type="float">
            <text:p>0.037602251569</text:p>
          </table:table-cell>
          <table:table-cell table:formula="of:=([.A1274]-[.B1274])*([.A1274]-[.B1274])" office:value-type="float" office:value="0.006920409721" calcext:value-type="float">
            <text:p>0.006920409721</text:p>
          </table:table-cell>
          <table:table-cell table:number-columns-repeated="2"/>
        </table:table-row>
        <table:table-row table:style-name="ro1">
          <table:table-cell office:value-type="float" office:value="0.193912" calcext:value-type="float">
            <text:p>0.193912</text:p>
          </table:table-cell>
          <table:table-cell office:value-type="float" office:value="0.120546" calcext:value-type="float">
            <text:p>0.120546</text:p>
          </table:table-cell>
          <table:table-cell table:formula="of:=([.A1275]*[.A1275])" office:value-type="float" office:value="0.037601863744" calcext:value-type="float">
            <text:p>0.037601863744</text:p>
          </table:table-cell>
          <table:table-cell table:formula="of:=([.A1275]-[.B1275])*([.A1275]-[.B1275])" office:value-type="float" office:value="0.005382569956" calcext:value-type="float">
            <text:p>0.005382569956</text:p>
          </table:table-cell>
          <table:table-cell table:number-columns-repeated="2"/>
        </table:table-row>
        <table:table-row table:style-name="ro1">
          <table:table-cell office:value-type="float" office:value="0.193913" calcext:value-type="float">
            <text:p>0.193913</text:p>
          </table:table-cell>
          <table:table-cell office:value-type="float" office:value="0.132308" calcext:value-type="float">
            <text:p>0.132308</text:p>
          </table:table-cell>
          <table:table-cell table:formula="of:=([.A1276]*[.A1276])" office:value-type="float" office:value="0.037602251569" calcext:value-type="float">
            <text:p>0.037602251569</text:p>
          </table:table-cell>
          <table:table-cell table:formula="of:=([.A1276]-[.B1276])*([.A1276]-[.B1276])" office:value-type="float" office:value="0.003795176025" calcext:value-type="float">
            <text:p>0.003795176025</text:p>
          </table:table-cell>
          <table:table-cell table:number-columns-repeated="2"/>
        </table:table-row>
        <table:table-row table:style-name="ro1">
          <table:table-cell office:value-type="float" office:value="0.193912" calcext:value-type="float">
            <text:p>0.193912</text:p>
          </table:table-cell>
          <table:table-cell office:value-type="float" office:value="0.308722" calcext:value-type="float">
            <text:p>0.308722</text:p>
          </table:table-cell>
          <table:table-cell table:formula="of:=([.A1277]*[.A1277])" office:value-type="float" office:value="0.037601863744" calcext:value-type="float">
            <text:p>0.037601863744</text:p>
          </table:table-cell>
          <table:table-cell table:formula="of:=([.A1277]-[.B1277])*([.A1277]-[.B1277])" office:value-type="float" office:value="0.0131813361" calcext:value-type="float">
            <text:p>0.0131813361</text:p>
          </table:table-cell>
          <table:table-cell table:number-columns-repeated="2"/>
        </table:table-row>
        <table:table-row table:style-name="ro1">
          <table:table-cell office:value-type="float" office:value="0.268047" calcext:value-type="float">
            <text:p>0.268047</text:p>
          </table:table-cell>
          <table:table-cell office:value-type="float" office:value="0.616754" calcext:value-type="float">
            <text:p>0.616754</text:p>
          </table:table-cell>
          <table:table-cell table:formula="of:=([.A1278]*[.A1278])" office:value-type="float" office:value="0.071849194209" calcext:value-type="float">
            <text:p>0.071849194209</text:p>
          </table:table-cell>
          <table:table-cell table:formula="of:=([.A1278]-[.B1278])*([.A1278]-[.B1278])" office:value-type="float" office:value="0.121596571849" calcext:value-type="float">
            <text:p>0.121596571849</text:p>
          </table:table-cell>
          <table:table-cell table:number-columns-repeated="2"/>
        </table:table-row>
        <table:table-row table:style-name="ro1">
          <table:table-cell office:value-type="float" office:value="0.316834" calcext:value-type="float">
            <text:p>0.316834</text:p>
          </table:table-cell>
          <table:table-cell office:value-type="float" office:value="0.532131" calcext:value-type="float">
            <text:p>0.532131</text:p>
          </table:table-cell>
          <table:table-cell table:formula="of:=([.A1279]*[.A1279])" office:value-type="float" office:value="0.100383783556" calcext:value-type="float">
            <text:p>0.100383783556</text:p>
          </table:table-cell>
          <table:table-cell table:formula="of:=([.A1279]-[.B1279])*([.A1279]-[.B1279])" office:value-type="float" office:value="0.046352798209" calcext:value-type="float">
            <text:p>0.046352798209</text:p>
          </table:table-cell>
          <table:table-cell table:number-columns-repeated="2"/>
        </table:table-row>
        <table:table-row table:style-name="ro1">
          <table:table-cell office:value-type="float" office:value="0.370955" calcext:value-type="float">
            <text:p>0.370955</text:p>
          </table:table-cell>
          <table:table-cell office:value-type="float" office:value="0.629158" calcext:value-type="float">
            <text:p>0.629158</text:p>
          </table:table-cell>
          <table:table-cell table:formula="of:=([.A1280]*[.A1280])" office:value-type="float" office:value="0.137607612025" calcext:value-type="float">
            <text:p>0.137607612025</text:p>
          </table:table-cell>
          <table:table-cell table:formula="of:=([.A1280]-[.B1280])*([.A1280]-[.B1280])" office:value-type="float" office:value="0.066668789209" calcext:value-type="float">
            <text:p>0.066668789209</text:p>
          </table:table-cell>
          <table:table-cell table:number-columns-repeated="2"/>
        </table:table-row>
        <table:table-row table:style-name="ro1">
          <table:table-cell office:value-type="float" office:value="0.370955" calcext:value-type="float">
            <text:p>0.370955</text:p>
          </table:table-cell>
          <table:table-cell office:value-type="float" office:value="0.658099" calcext:value-type="float">
            <text:p>0.658099</text:p>
          </table:table-cell>
          <table:table-cell table:formula="of:=([.A1281]*[.A1281])" office:value-type="float" office:value="0.137607612025" calcext:value-type="float">
            <text:p>0.137607612025</text:p>
          </table:table-cell>
          <table:table-cell table:formula="of:=([.A1281]-[.B1281])*([.A1281]-[.B1281])" office:value-type="float" office:value="0.082451676736" calcext:value-type="float">
            <text:p>0.082451676736</text:p>
          </table:table-cell>
          <table:table-cell table:number-columns-repeated="2"/>
        </table:table-row>
        <table:table-row table:style-name="ro1">
          <table:table-cell office:value-type="float" office:value="0.57563" calcext:value-type="float">
            <text:p>0.57563</text:p>
          </table:table-cell>
          <table:table-cell office:value-type="float" office:value="0.689432" calcext:value-type="float">
            <text:p>0.689432</text:p>
          </table:table-cell>
          <table:table-cell table:formula="of:=([.A1282]*[.A1282])" office:value-type="float" office:value="0.3313498969" calcext:value-type="float">
            <text:p>0.3313498969</text:p>
          </table:table-cell>
          <table:table-cell table:formula="of:=([.A1282]-[.B1282])*([.A1282]-[.B1282])" office:value-type="float" office:value="0.012950895204" calcext:value-type="float">
            <text:p>0.012950895204</text:p>
          </table:table-cell>
          <table:table-cell table:number-columns-repeated="2"/>
        </table:table-row>
        <table:table-row table:style-name="ro1">
          <table:table-cell office:value-type="float" office:value="0.92086" calcext:value-type="float">
            <text:p>0.92086</text:p>
          </table:table-cell>
          <table:table-cell office:value-type="float" office:value="0.710302" calcext:value-type="float">
            <text:p>0.710302</text:p>
          </table:table-cell>
          <table:table-cell table:formula="of:=([.A1283]*[.A1283])" office:value-type="float" office:value="0.8479831396" calcext:value-type="float">
            <text:p>0.8479831396</text:p>
          </table:table-cell>
          <table:table-cell table:formula="of:=([.A1283]-[.B1283])*([.A1283]-[.B1283])" office:value-type="float" office:value="0.044334671364" calcext:value-type="float">
            <text:p>0.044334671364</text:p>
          </table:table-cell>
          <table:table-cell table:number-columns-repeated="2"/>
        </table:table-row>
        <table:table-row table:style-name="ro1">
          <table:table-cell office:value-type="float" office:value="0.811122" calcext:value-type="float">
            <text:p>0.811122</text:p>
          </table:table-cell>
          <table:table-cell office:value-type="float" office:value="0.598729" calcext:value-type="float">
            <text:p>0.598729</text:p>
          </table:table-cell>
          <table:table-cell table:formula="of:=([.A1284]*[.A1284])" office:value-type="float" office:value="0.657918898884" calcext:value-type="float">
            <text:p>0.657918898884</text:p>
          </table:table-cell>
          <table:table-cell table:formula="of:=([.A1284]-[.B1284])*([.A1284]-[.B1284])" office:value-type="float" office:value="0.045110786449" calcext:value-type="float">
            <text:p>0.045110786449</text:p>
          </table:table-cell>
          <table:table-cell table:number-columns-repeated="2"/>
        </table:table-row>
        <table:table-row table:style-name="ro1">
          <table:table-cell office:value-type="float" office:value="0.846434" calcext:value-type="float">
            <text:p>0.846434</text:p>
          </table:table-cell>
          <table:table-cell office:value-type="float" office:value="0.771479" calcext:value-type="float">
            <text:p>0.771479</text:p>
          </table:table-cell>
          <table:table-cell table:formula="of:=([.A1285]*[.A1285])" office:value-type="float" office:value="0.716450516356" calcext:value-type="float">
            <text:p>0.716450516356</text:p>
          </table:table-cell>
          <table:table-cell table:formula="of:=([.A1285]-[.B1285])*([.A1285]-[.B1285])" office:value-type="float" office:value="0.005618252025" calcext:value-type="float">
            <text:p>0.005618252025</text:p>
          </table:table-cell>
          <table:table-cell table:number-columns-repeated="2"/>
        </table:table-row>
        <table:table-row table:style-name="ro1">
          <table:table-cell office:value-type="float" office:value="0.912266" calcext:value-type="float">
            <text:p>0.912266</text:p>
          </table:table-cell>
          <table:table-cell office:value-type="float" office:value="0.91557" calcext:value-type="float">
            <text:p>0.91557</text:p>
          </table:table-cell>
          <table:table-cell table:formula="of:=([.A1286]*[.A1286])" office:value-type="float" office:value="0.832229254756" calcext:value-type="float">
            <text:p>0.832229254756</text:p>
          </table:table-cell>
          <table:table-cell table:formula="of:=([.A1286]-[.B1286])*([.A1286]-[.B1286])" office:value-type="float" office:value="0.0000109164159999998" calcext:value-type="float">
            <text:p>1.09164159999998E-05</text:p>
          </table:table-cell>
          <table:table-cell table:number-columns-repeated="2"/>
        </table:table-row>
        <table:table-row table:style-name="ro1">
          <table:table-cell office:value-type="float" office:value="0.957833" calcext:value-type="float">
            <text:p>0.957833</text:p>
          </table:table-cell>
          <table:table-cell office:value-type="float" office:value="0.886502" calcext:value-type="float">
            <text:p>0.886502</text:p>
          </table:table-cell>
          <table:table-cell table:formula="of:=([.A1287]*[.A1287])" office:value-type="float" office:value="0.917444055889" calcext:value-type="float">
            <text:p>0.917444055889</text:p>
          </table:table-cell>
          <table:table-cell table:formula="of:=([.A1287]-[.B1287])*([.A1287]-[.B1287])" office:value-type="float" office:value="0.005088111561" calcext:value-type="float">
            <text:p>0.005088111561</text:p>
          </table:table-cell>
          <table:table-cell table:number-columns-repeated="2"/>
        </table:table-row>
        <table:table-row table:style-name="ro1">
          <table:table-cell office:value-type="float" office:value="0.980245" calcext:value-type="float">
            <text:p>0.980245</text:p>
          </table:table-cell>
          <table:table-cell office:value-type="float" office:value="0.980225" calcext:value-type="float">
            <text:p>0.980225</text:p>
          </table:table-cell>
          <table:table-cell table:formula="of:=([.A1288]*[.A1288])" office:value-type="float" office:value="0.960880260025" calcext:value-type="float">
            <text:p>0.960880260025</text:p>
          </table:table-cell>
          <table:table-cell table:formula="of:=([.A1288]-[.B1288])*([.A1288]-[.B1288])" office:value-type="float" office:value="0.0000000004" calcext:value-type="float">
            <text:p>4.000000000008E-10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1289]*[.A1289])" office:value-type="float" office:value="0.00000000000035527083" calcext:value-type="float">
            <text:p>3.55270834116E-13</text:p>
          </table:table-cell>
          <table:table-cell table:formula="of:=([.A1289]-[.B1289])*([.A1289]-[.B1289])" office:value-type="float" office:value="0.00000000000593494376" calcext:value-type="float">
            <text:p>5.934943758276E-12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180795" calcext:value-type="float">
            <text:p>0.00180795</text:p>
          </table:table-cell>
          <table:table-cell table:formula="of:=([.A1290]*[.A1290])" office:value-type="float" office:value="0.00000000000035527083" calcext:value-type="float">
            <text:p>3.55270834116E-13</text:p>
          </table:table-cell>
          <table:table-cell table:formula="of:=([.A1290]-[.B1290])*([.A1290]-[.B1290])" office:value-type="float" office:value="0.00000326652831503943" calcext:value-type="float">
            <text:p>3.26652831503943E-06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152877" calcext:value-type="float">
            <text:p>0.0152877</text:p>
          </table:table-cell>
          <table:table-cell table:formula="of:=([.A1291]*[.A1291])" office:value-type="float" office:value="0.00000000000035527083" calcext:value-type="float">
            <text:p>3.55270834116E-13</text:p>
          </table:table-cell>
          <table:table-cell table:formula="of:=([.A1291]-[.B1291])*([.A1291]-[.B1291])" office:value-type="float" office:value="0.000233695547300402" calcext:value-type="float">
            <text:p>0.000233695547300402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492895" calcext:value-type="float">
            <text:p>0.00492895</text:p>
          </table:table-cell>
          <table:table-cell table:formula="of:=([.A1292]*[.A1292])" office:value-type="float" office:value="0.00000000000060040802" calcext:value-type="float">
            <text:p>6.004080196E-13</text:p>
          </table:table-cell>
          <table:table-cell table:formula="of:=([.A1292]-[.B1292])*([.A1292]-[.B1292])" office:value-type="float" office:value="0.000024286910210514" calcext:value-type="float">
            <text:p>2.4286910210514E-05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104217" calcext:value-type="float">
            <text:p>0.00104217</text:p>
          </table:table-cell>
          <table:table-cell table:formula="of:=([.A1293]*[.A1293])" office:value-type="float" office:value="0.0000000000051301344" calcext:value-type="float">
            <text:p>5.1301344004E-12</text:p>
          </table:table-cell>
          <table:table-cell table:formula="of:=([.A1293]-[.B1293])*([.A1293]-[.B1293])" office:value-type="float" office:value="0.0000010814024506212" calcext:value-type="float">
            <text:p>1.0814024506212E-06</text:p>
          </table:table-cell>
          <table:table-cell table:number-columns-repeated="2"/>
        </table:table-row>
        <table:table-row table:style-name="ro1">
          <table:table-cell office:value-type="float" office:value="0.00000137091" calcext:value-type="float">
            <text:p>0.00000137091</text:p>
          </table:table-cell>
          <table:table-cell office:value-type="float" office:value="0.00406379" calcext:value-type="float">
            <text:p>0.00406379</text:p>
          </table:table-cell>
          <table:table-cell table:formula="of:=([.A1294]*[.A1294])" office:value-type="float" office:value="0.00000000000187939423" calcext:value-type="float">
            <text:p>1.8793942281E-12</text:p>
          </table:table-cell>
          <table:table-cell table:formula="of:=([.A1294]-[.B1294])*([.A1294]-[.B1294])" office:value-type="float" office:value="0.0000165032488627964" calcext:value-type="float">
            <text:p>1.65032488627964E-05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500753" calcext:value-type="float">
            <text:p>0.00500753</text:p>
          </table:table-cell>
          <table:table-cell table:formula="of:=([.A1295]*[.A1295])" office:value-type="float" office:value="0.00000000000003197445" calcext:value-type="float">
            <text:p>3.1974446596E-14</text:p>
          </table:table-cell>
          <table:table-cell table:formula="of:=([.A1295]-[.B1295])*([.A1295]-[.B1295])" office:value-type="float" office:value="0.0000250735658999356" calcext:value-type="float">
            <text:p>2.50735658999356E-05</text:p>
          </table:table-cell>
          <table:table-cell table:number-columns-repeated="2"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00000738242" calcext:value-type="float">
            <text:p>0.00000000738242</text:p>
          </table:table-cell>
          <table:table-cell table:formula="of:=([.A1296]*[.A1296])" office:value-type="float" office:value="0.0000000000189324193" calcext:value-type="float">
            <text:p>1.89324192996E-11</text:p>
          </table:table-cell>
          <table:table-cell table:formula="of:=([.A1296]-[.B1296])*([.A1296]-[.B1296])" office:value-type="float" office:value="0.00000000001886822991" calcext:value-type="float">
            <text:p>1.88682299138075E-11</text:p>
          </table:table-cell>
          <table:table-cell table:number-columns-repeated="2"/>
        </table:table-row>
        <table:table-row table:style-name="ro1">
          <table:table-cell office:value-type="float" office:value="0.00000965595" calcext:value-type="float">
            <text:p>0.00000965595</text:p>
          </table:table-cell>
          <table:table-cell office:value-type="float" office:value="0.000000475156" calcext:value-type="float">
            <text:p>0.000000475156</text:p>
          </table:table-cell>
          <table:table-cell table:formula="of:=([.A1297]*[.A1297])" office:value-type="float" office:value="0.0000000000932373704" calcext:value-type="float">
            <text:p>9.32373704025E-11</text:p>
          </table:table-cell>
          <table:table-cell table:formula="of:=([.A1297]-[.B1297])*([.A1297]-[.B1297])" office:value-type="float" office:value="0.00000000008428697847" calcext:value-type="float">
            <text:p>8.4286978470436E-11</text:p>
          </table:table-cell>
          <table:table-cell table:number-columns-repeated="2"/>
        </table:table-row>
        <table:table-row table:style-name="ro1">
          <table:table-cell office:value-type="float" office:value="0.00000393391" calcext:value-type="float">
            <text:p>0.00000393391</text:p>
          </table:table-cell>
          <table:table-cell office:value-type="float" office:value="0.000842647" calcext:value-type="float">
            <text:p>0.000842647</text:p>
          </table:table-cell>
          <table:table-cell table:formula="of:=([.A1298]*[.A1298])" office:value-type="float" office:value="0.00000000001547564789" calcext:value-type="float">
            <text:p>1.54756478881E-11</text:p>
          </table:table-cell>
          <table:table-cell table:formula="of:=([.A1298]-[.B1298])*([.A1298]-[.B1298])" office:value-type="float" office:value="0.00000070343964733735" calcext:value-type="float">
            <text:p>7.03439647337348E-07</text:p>
          </table:table-cell>
          <table:table-cell table:number-columns-repeated="2"/>
        </table:table-row>
        <table:table-row table:style-name="ro1">
          <table:table-cell office:value-type="float" office:value="0.000033021" calcext:value-type="float">
            <text:p>0.000033021</text:p>
          </table:table-cell>
          <table:table-cell office:value-type="float" office:value="0.000759224" calcext:value-type="float">
            <text:p>0.000759224</text:p>
          </table:table-cell>
          <table:table-cell table:formula="of:=([.A1299]*[.A1299])" office:value-type="float" office:value="0.000000001090386441" calcext:value-type="float">
            <text:p>1.090386441E-09</text:p>
          </table:table-cell>
          <table:table-cell table:formula="of:=([.A1299]-[.B1299])*([.A1299]-[.B1299])" office:value-type="float" office:value="0.000000527370797209" calcext:value-type="float">
            <text:p>5.27370797209E-07</text:p>
          </table:table-cell>
          <table:table-cell table:number-columns-repeated="2"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0668158" calcext:value-type="float">
            <text:p>0.000668158</text:p>
          </table:table-cell>
          <table:table-cell table:formula="of:=([.A1300]*[.A1300])" office:value-type="float" office:value="0.00000000107861010084" calcext:value-type="float">
            <text:p>1.07861010084E-09</text:p>
          </table:table-cell>
          <table:table-cell table:formula="of:=([.A1300]-[.B1300])*([.A1300]-[.B1300])" office:value-type="float" office:value="0.00000040362616572964" calcext:value-type="float">
            <text:p>4.0362616572964E-07</text:p>
          </table:table-cell>
          <table:table-cell table:number-columns-repeated="2"/>
        </table:table-row>
        <table:table-row table:style-name="ro1">
          <table:table-cell office:value-type="float" office:value="0.000184536" calcext:value-type="float">
            <text:p>0.000184536</text:p>
          </table:table-cell>
          <table:table-cell office:value-type="float" office:value="0.0565649" calcext:value-type="float">
            <text:p>0.0565649</text:p>
          </table:table-cell>
          <table:table-cell table:formula="of:=([.A1301]*[.A1301])" office:value-type="float" office:value="0.000000034053535296" calcext:value-type="float">
            <text:p>3.4053535296E-08</text:p>
          </table:table-cell>
          <table:table-cell table:formula="of:=([.A1301]-[.B1301])*([.A1301]-[.B1301])" office:value-type="float" office:value="0.0031787454447725" calcext:value-type="float">
            <text:p>0.0031787454447725</text:p>
          </table:table-cell>
          <table:table-cell table:number-columns-repeated="2"/>
        </table:table-row>
        <table:table-row table:style-name="ro1">
          <table:table-cell office:value-type="float" office:value="0.000018537" calcext:value-type="float">
            <text:p>0.000018537</text:p>
          </table:table-cell>
          <table:table-cell office:value-type="float" office:value="0.00000696037" calcext:value-type="float">
            <text:p>0.00000696037</text:p>
          </table:table-cell>
          <table:table-cell table:formula="of:=([.A1302]*[.A1302])" office:value-type="float" office:value="0.000000000343620369" calcext:value-type="float">
            <text:p>3.43620369E-10</text:p>
          </table:table-cell>
          <table:table-cell table:formula="of:=([.A1302]-[.B1302])*([.A1302]-[.B1302])" office:value-type="float" office:value="0.00000000013401836216" calcext:value-type="float">
            <text:p>1.340183621569E-10</text:p>
          </table:table-cell>
          <table:table-cell table:number-columns-repeated="2"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244453" calcext:value-type="float">
            <text:p>0.0244453</text:p>
          </table:table-cell>
          <table:table-cell table:formula="of:=([.A1303]*[.A1303])" office:value-type="float" office:value="0.00000000040108873984" calcext:value-type="float">
            <text:p>4.0108873984E-10</text:p>
          </table:table-cell>
          <table:table-cell table:formula="of:=([.A1303]-[.B1303])*([.A1303]-[.B1303])" office:value-type="float" office:value="0.00059659395135442" calcext:value-type="float">
            <text:p>0.00059659395135442</text:p>
          </table:table-cell>
          <table:table-cell table:number-columns-repeated="2"/>
        </table:table-row>
        <table:table-row table:style-name="ro1">
          <table:table-cell office:value-type="float" office:value="0.0000151992" calcext:value-type="float">
            <text:p>0.0000151992</text:p>
          </table:table-cell>
          <table:table-cell office:value-type="float" office:value="0.0780818" calcext:value-type="float">
            <text:p>0.0780818</text:p>
          </table:table-cell>
          <table:table-cell table:formula="of:=([.A1304]*[.A1304])" office:value-type="float" office:value="0.00000000023101568064" calcext:value-type="float">
            <text:p>2.3101568064E-10</text:p>
          </table:table-cell>
          <table:table-cell table:formula="of:=([.A1304]-[.B1304])*([.A1304]-[.B1304])" office:value-type="float" office:value="0.00609439416046656" calcext:value-type="float">
            <text:p>0.00609439416046656</text:p>
          </table:table-cell>
          <table:table-cell table:number-columns-repeated="2"/>
        </table:table-row>
        <table:table-row table:style-name="ro1">
          <table:table-cell office:value-type="float" office:value="0.00000458956" calcext:value-type="float">
            <text:p>0.00000458956</text:p>
          </table:table-cell>
          <table:table-cell office:value-type="float" office:value="0.00230718" calcext:value-type="float">
            <text:p>0.00230718</text:p>
          </table:table-cell>
          <table:table-cell table:formula="of:=([.A1305]*[.A1305])" office:value-type="float" office:value="0.00000000002106406099" calcext:value-type="float">
            <text:p>2.10640609936E-11</text:p>
          </table:table-cell>
          <table:table-cell table:formula="of:=([.A1305]-[.B1305])*([.A1305]-[.B1305])" office:value-type="float" office:value="0.00000530192273437939" calcext:value-type="float">
            <text:p>5.30192273437939E-06</text:p>
          </table:table-cell>
          <table:table-cell table:number-columns-repeated="2"/>
        </table:table-row>
        <table:table-row table:style-name="ro1">
          <table:table-cell office:value-type="float" office:value="0.00130206" calcext:value-type="float">
            <text:p>0.00130206</text:p>
          </table:table-cell>
          <table:table-cell office:value-type="float" office:value="0.0220984" calcext:value-type="float">
            <text:p>0.0220984</text:p>
          </table:table-cell>
          <table:table-cell table:formula="of:=([.A1306]*[.A1306])" office:value-type="float" office:value="0.0000016953602436" calcext:value-type="float">
            <text:p>0.0000016953602436</text:p>
          </table:table-cell>
          <table:table-cell table:formula="of:=([.A1306]-[.B1306])*([.A1306]-[.B1306])" office:value-type="float" office:value="0.0004324877573956" calcext:value-type="float">
            <text:p>0.0004324877573956</text:p>
          </table:table-cell>
          <table:table-cell table:number-columns-repeated="2"/>
        </table:table-row>
        <table:table-row table:style-name="ro1">
          <table:table-cell office:value-type="float" office:value="0.000807345" calcext:value-type="float">
            <text:p>0.000807345</text:p>
          </table:table-cell>
          <table:table-cell office:value-type="float" office:value="0.0295182" calcext:value-type="float">
            <text:p>0.0295182</text:p>
          </table:table-cell>
          <table:table-cell table:formula="of:=([.A1307]*[.A1307])" office:value-type="float" office:value="0.000000651805949025" calcext:value-type="float">
            <text:p>6.51805949025E-07</text:p>
          </table:table-cell>
          <table:table-cell table:formula="of:=([.A1307]-[.B1307])*([.A1307]-[.B1307])" office:value-type="float" office:value="0.000824313194831025" calcext:value-type="float">
            <text:p>0.000824313194831025</text:p>
          </table:table-cell>
          <table:table-cell table:number-columns-repeated="2"/>
        </table:table-row>
        <table:table-row table:style-name="ro1">
          <table:table-cell office:value-type="float" office:value="0.00370264" calcext:value-type="float">
            <text:p>0.00370264</text:p>
          </table:table-cell>
          <table:table-cell office:value-type="float" office:value="0.0103655" calcext:value-type="float">
            <text:p>0.0103655</text:p>
          </table:table-cell>
          <table:table-cell table:formula="of:=([.A1308]*[.A1308])" office:value-type="float" office:value="0.0000137095429696" calcext:value-type="float">
            <text:p>0.0000137095429696</text:p>
          </table:table-cell>
          <table:table-cell table:formula="of:=([.A1308]-[.B1308])*([.A1308]-[.B1308])" office:value-type="float" office:value="0.0000443937033796" calcext:value-type="float">
            <text:p>0.0000443937033796</text:p>
          </table:table-cell>
          <table:table-cell table:number-columns-repeated="2"/>
        </table:table-row>
        <table:table-row table:style-name="ro1">
          <table:table-cell office:value-type="float" office:value="0.00212437" calcext:value-type="float">
            <text:p>0.00212437</text:p>
          </table:table-cell>
          <table:table-cell office:value-type="float" office:value="0.0120767" calcext:value-type="float">
            <text:p>0.0120767</text:p>
          </table:table-cell>
          <table:table-cell table:formula="of:=([.A1309]*[.A1309])" office:value-type="float" office:value="0.0000045129478969" calcext:value-type="float">
            <text:p>0.0000045129478969</text:p>
          </table:table-cell>
          <table:table-cell table:formula="of:=([.A1309]-[.B1309])*([.A1309]-[.B1309])" office:value-type="float" office:value="0.0000990488724289" calcext:value-type="float">
            <text:p>0.0000990488724289</text:p>
          </table:table-cell>
          <table:table-cell table:number-columns-repeated="2"/>
        </table:table-row>
        <table:table-row table:style-name="ro1">
          <table:table-cell office:value-type="float" office:value="0.00188655" calcext:value-type="float">
            <text:p>0.00188655</text:p>
          </table:table-cell>
          <table:table-cell office:value-type="float" office:value="0.0353994" calcext:value-type="float">
            <text:p>0.0353994</text:p>
          </table:table-cell>
          <table:table-cell table:formula="of:=([.A1310]*[.A1310])" office:value-type="float" office:value="0.0000035590709025" calcext:value-type="float">
            <text:p>0.0000035590709025</text:p>
          </table:table-cell>
          <table:table-cell table:formula="of:=([.A1310]-[.B1310])*([.A1310]-[.B1310])" office:value-type="float" office:value="0.0011231111151225" calcext:value-type="float">
            <text:p>0.0011231111151225</text:p>
          </table:table-cell>
          <table:table-cell table:number-columns-repeated="2"/>
        </table:table-row>
        <table:table-row table:style-name="ro1">
          <table:table-cell office:value-type="float" office:value="0.00469983" calcext:value-type="float">
            <text:p>0.00469983</text:p>
          </table:table-cell>
          <table:table-cell office:value-type="float" office:value="0.0619995" calcext:value-type="float">
            <text:p>0.0619995</text:p>
          </table:table-cell>
          <table:table-cell table:formula="of:=([.A1311]*[.A1311])" office:value-type="float" office:value="0.0000220884020289" calcext:value-type="float">
            <text:p>0.0000220884020289</text:p>
          </table:table-cell>
          <table:table-cell table:formula="of:=([.A1311]-[.B1311])*([.A1311]-[.B1311])" office:value-type="float" office:value="0.0032832521821089" calcext:value-type="float">
            <text:p>0.0032832521821089</text:p>
          </table:table-cell>
          <table:table-cell table:number-columns-repeated="2"/>
        </table:table-row>
        <table:table-row table:style-name="ro1">
          <table:table-cell office:value-type="float" office:value="0.0054388" calcext:value-type="float">
            <text:p>0.0054388</text:p>
          </table:table-cell>
          <table:table-cell office:value-type="float" office:value="0.096568" calcext:value-type="float">
            <text:p>0.096568</text:p>
          </table:table-cell>
          <table:table-cell table:formula="of:=([.A1312]*[.A1312])" office:value-type="float" office:value="0.00002958054544" calcext:value-type="float">
            <text:p>0.00002958054544</text:p>
          </table:table-cell>
          <table:table-cell table:formula="of:=([.A1312]-[.B1312])*([.A1312]-[.B1312])" office:value-type="float" office:value="0.00830453109264" calcext:value-type="float">
            <text:p>0.00830453109264</text:p>
          </table:table-cell>
          <table:table-cell table:number-columns-repeated="2"/>
        </table:table-row>
        <table:table-row table:style-name="ro1">
          <table:table-cell office:value-type="float" office:value="0.0129417" calcext:value-type="float">
            <text:p>0.0129417</text:p>
          </table:table-cell>
          <table:table-cell office:value-type="float" office:value="0.0752685" calcext:value-type="float">
            <text:p>0.0752685</text:p>
          </table:table-cell>
          <table:table-cell table:formula="of:=([.A1313]*[.A1313])" office:value-type="float" office:value="0.00016748759889" calcext:value-type="float">
            <text:p>0.00016748759889</text:p>
          </table:table-cell>
          <table:table-cell table:formula="of:=([.A1313]-[.B1313])*([.A1313]-[.B1313])" office:value-type="float" office:value="0.00388462999824" calcext:value-type="float">
            <text:p>0.00388462999824</text:p>
          </table:table-cell>
          <table:table-cell table:number-columns-repeated="2"/>
        </table:table-row>
        <table:table-row table:style-name="ro1">
          <table:table-cell office:value-type="float" office:value="0.0320485" calcext:value-type="float">
            <text:p>0.0320485</text:p>
          </table:table-cell>
          <table:table-cell office:value-type="float" office:value="0.202924" calcext:value-type="float">
            <text:p>0.202924</text:p>
          </table:table-cell>
          <table:table-cell table:formula="of:=([.A1314]*[.A1314])" office:value-type="float" office:value="0.00102710635225" calcext:value-type="float">
            <text:p>0.00102710635225</text:p>
          </table:table-cell>
          <table:table-cell table:formula="of:=([.A1314]-[.B1314])*([.A1314]-[.B1314])" office:value-type="float" office:value="0.02919843650025" calcext:value-type="float">
            <text:p>0.02919843650025</text:p>
          </table:table-cell>
          <table:table-cell table:number-columns-repeated="2"/>
        </table:table-row>
        <table:table-row table:style-name="ro1">
          <table:table-cell office:value-type="float" office:value="0.0320485" calcext:value-type="float">
            <text:p>0.0320485</text:p>
          </table:table-cell>
          <table:table-cell office:value-type="float" office:value="0.230424" calcext:value-type="float">
            <text:p>0.230424</text:p>
          </table:table-cell>
          <table:table-cell table:formula="of:=([.A1315]*[.A1315])" office:value-type="float" office:value="0.00102710635225" calcext:value-type="float">
            <text:p>0.00102710635225</text:p>
          </table:table-cell>
          <table:table-cell table:formula="of:=([.A1315]-[.B1315])*([.A1315]-[.B1315])" office:value-type="float" office:value="0.03935283900025" calcext:value-type="float">
            <text:p>0.03935283900025</text:p>
          </table:table-cell>
          <table:table-cell table:number-columns-repeated="2"/>
        </table:table-row>
        <table:table-row table:style-name="ro1">
          <table:table-cell office:value-type="float" office:value="0.0320485" calcext:value-type="float">
            <text:p>0.0320485</text:p>
          </table:table-cell>
          <table:table-cell office:value-type="float" office:value="0.247343" calcext:value-type="float">
            <text:p>0.247343</text:p>
          </table:table-cell>
          <table:table-cell table:formula="of:=([.A1316]*[.A1316])" office:value-type="float" office:value="0.00102710635225" calcext:value-type="float">
            <text:p>0.00102710635225</text:p>
          </table:table-cell>
          <table:table-cell table:formula="of:=([.A1316]-[.B1316])*([.A1316]-[.B1316])" office:value-type="float" office:value="0.04635172173025" calcext:value-type="float">
            <text:p>0.04635172173025</text:p>
          </table:table-cell>
          <table:table-cell table:number-columns-repeated="2"/>
        </table:table-row>
        <table:table-row table:style-name="ro1">
          <table:table-cell office:value-type="float" office:value="0.0916916" calcext:value-type="float">
            <text:p>0.0916916</text:p>
          </table:table-cell>
          <table:table-cell office:value-type="float" office:value="0.114607" calcext:value-type="float">
            <text:p>0.114607</text:p>
          </table:table-cell>
          <table:table-cell table:formula="of:=([.A1317]*[.A1317])" office:value-type="float" office:value="0.00840734951056" calcext:value-type="float">
            <text:p>0.00840734951056</text:p>
          </table:table-cell>
          <table:table-cell table:formula="of:=([.A1317]-[.B1317])*([.A1317]-[.B1317])" office:value-type="float" office:value="0.00052511555716" calcext:value-type="float">
            <text:p>0.00052511555716</text:p>
          </table:table-cell>
          <table:table-cell table:number-columns-repeated="2"/>
        </table:table-row>
        <table:table-row table:style-name="ro1">
          <table:table-cell office:value-type="float" office:value="0.429114" calcext:value-type="float">
            <text:p>0.429114</text:p>
          </table:table-cell>
          <table:table-cell office:value-type="float" office:value="0.290096" calcext:value-type="float">
            <text:p>0.290096</text:p>
          </table:table-cell>
          <table:table-cell table:formula="of:=([.A1318]*[.A1318])" office:value-type="float" office:value="0.184138824996" calcext:value-type="float">
            <text:p>0.184138824996</text:p>
          </table:table-cell>
          <table:table-cell table:formula="of:=([.A1318]-[.B1318])*([.A1318]-[.B1318])" office:value-type="float" office:value="0.019326004324" calcext:value-type="float">
            <text:p>0.019326004324</text:p>
          </table:table-cell>
          <table:table-cell table:number-columns-repeated="2"/>
        </table:table-row>
        <table:table-row table:style-name="ro1">
          <table:table-cell office:value-type="float" office:value="0.549125" calcext:value-type="float">
            <text:p>0.549125</text:p>
          </table:table-cell>
          <table:table-cell office:value-type="float" office:value="0.387941" calcext:value-type="float">
            <text:p>0.387941</text:p>
          </table:table-cell>
          <table:table-cell table:formula="of:=([.A1319]*[.A1319])" office:value-type="float" office:value="0.301538265625" calcext:value-type="float">
            <text:p>0.301538265625</text:p>
          </table:table-cell>
          <table:table-cell table:formula="of:=([.A1319]-[.B1319])*([.A1319]-[.B1319])" office:value-type="float" office:value="0.025980281856" calcext:value-type="float">
            <text:p>0.025980281856</text:p>
          </table:table-cell>
          <table:table-cell table:number-columns-repeated="2"/>
        </table:table-row>
        <table:table-row table:style-name="ro1">
          <table:table-cell office:value-type="float" office:value="0.731642" calcext:value-type="float">
            <text:p>0.731642</text:p>
          </table:table-cell>
          <table:table-cell office:value-type="float" office:value="0.668398" calcext:value-type="float">
            <text:p>0.668398</text:p>
          </table:table-cell>
          <table:table-cell table:formula="of:=([.A1320]*[.A1320])" office:value-type="float" office:value="0.535300016164" calcext:value-type="float">
            <text:p>0.535300016164</text:p>
          </table:table-cell>
          <table:table-cell table:formula="of:=([.A1320]-[.B1320])*([.A1320]-[.B1320])" office:value-type="float" office:value="0.003999803536" calcext:value-type="float">
            <text:p>0.003999803536</text:p>
          </table:table-cell>
          <table:table-cell table:number-columns-repeated="2"/>
        </table:table-row>
        <table:table-row table:style-name="ro1">
          <table:table-cell office:value-type="float" office:value="0.731642" calcext:value-type="float">
            <text:p>0.731642</text:p>
          </table:table-cell>
          <table:table-cell office:value-type="float" office:value="0.700222" calcext:value-type="float">
            <text:p>0.700222</text:p>
          </table:table-cell>
          <table:table-cell table:formula="of:=([.A1321]*[.A1321])" office:value-type="float" office:value="0.535300016164" calcext:value-type="float">
            <text:p>0.535300016164</text:p>
          </table:table-cell>
          <table:table-cell table:formula="of:=([.A1321]-[.B1321])*([.A1321]-[.B1321])" office:value-type="float" office:value="0.0009872164" calcext:value-type="float">
            <text:p>0.0009872164</text:p>
          </table:table-cell>
          <table:table-cell table:number-columns-repeated="2"/>
        </table:table-row>
        <table:table-row table:style-name="ro1">
          <table:table-cell office:value-type="float" office:value="0.731641" calcext:value-type="float">
            <text:p>0.731641</text:p>
          </table:table-cell>
          <table:table-cell office:value-type="float" office:value="0.734036" calcext:value-type="float">
            <text:p>0.734036</text:p>
          </table:table-cell>
          <table:table-cell table:formula="of:=([.A1322]*[.A1322])" office:value-type="float" office:value="0.535298552881" calcext:value-type="float">
            <text:p>0.535298552881</text:p>
          </table:table-cell>
          <table:table-cell table:formula="of:=([.A1322]-[.B1322])*([.A1322]-[.B1322])" office:value-type="float" office:value="0.00000573602500000017" calcext:value-type="float">
            <text:p>5.73602500000017E-06</text:p>
          </table:table-cell>
          <table:table-cell table:number-columns-repeated="2"/>
        </table:table-row>
        <table:table-row table:style-name="ro1">
          <table:table-cell office:value-type="float" office:value="0.790815" calcext:value-type="float">
            <text:p>0.790815</text:p>
          </table:table-cell>
          <table:table-cell office:value-type="float" office:value="0.758152" calcext:value-type="float">
            <text:p>0.758152</text:p>
          </table:table-cell>
          <table:table-cell table:formula="of:=([.A1323]*[.A1323])" office:value-type="float" office:value="0.625388364225" calcext:value-type="float">
            <text:p>0.625388364225</text:p>
          </table:table-cell>
          <table:table-cell table:formula="of:=([.A1323]-[.B1323])*([.A1323]-[.B1323])" office:value-type="float" office:value="0.001066871569" calcext:value-type="float">
            <text:p>0.001066871569</text:p>
          </table:table-cell>
          <table:table-cell table:number-columns-repeated="2"/>
        </table:table-row>
        <table:table-row table:style-name="ro1">
          <table:table-cell office:value-type="float" office:value="0.880463" calcext:value-type="float">
            <text:p>0.880463</text:p>
          </table:table-cell>
          <table:table-cell office:value-type="float" office:value="0.885471" calcext:value-type="float">
            <text:p>0.885471</text:p>
          </table:table-cell>
          <table:table-cell table:formula="of:=([.A1324]*[.A1324])" office:value-type="float" office:value="0.775215094369" calcext:value-type="float">
            <text:p>0.775215094369</text:p>
          </table:table-cell>
          <table:table-cell table:formula="of:=([.A1324]-[.B1324])*([.A1324]-[.B1324])" office:value-type="float" office:value="0.0000250800640000001" calcext:value-type="float">
            <text:p>2.50800640000001E-05</text:p>
          </table:table-cell>
          <table:table-cell table:number-columns-repeated="2"/>
        </table:table-row>
        <table:table-row table:style-name="ro1">
          <table:table-cell office:value-type="float" office:value="0.880463" calcext:value-type="float">
            <text:p>0.880463</text:p>
          </table:table-cell>
          <table:table-cell office:value-type="float" office:value="0.953012" calcext:value-type="float">
            <text:p>0.953012</text:p>
          </table:table-cell>
          <table:table-cell table:formula="of:=([.A1325]*[.A1325])" office:value-type="float" office:value="0.775215094369" calcext:value-type="float">
            <text:p>0.775215094369</text:p>
          </table:table-cell>
          <table:table-cell table:formula="of:=([.A1325]-[.B1325])*([.A1325]-[.B1325])" office:value-type="float" office:value="0.005263357401" calcext:value-type="float">
            <text:p>0.005263357401</text:p>
          </table:table-cell>
          <table:table-cell table:number-columns-repeated="2"/>
        </table:table-row>
        <table:table-row table:style-name="ro1">
          <table:table-cell office:value-type="float" office:value="0.973041" calcext:value-type="float">
            <text:p>0.973041</text:p>
          </table:table-cell>
          <table:table-cell office:value-type="float" office:value="0.892747" calcext:value-type="float">
            <text:p>0.892747</text:p>
          </table:table-cell>
          <table:table-cell table:formula="of:=([.A1326]*[.A1326])" office:value-type="float" office:value="0.946808787681" calcext:value-type="float">
            <text:p>0.946808787681</text:p>
          </table:table-cell>
          <table:table-cell table:formula="of:=([.A1326]-[.B1326])*([.A1326]-[.B1326])" office:value-type="float" office:value="0.00644712643600001" calcext:value-type="float">
            <text:p>0.00644712643600001</text:p>
          </table:table-cell>
          <table:table-cell table:number-columns-repeated="2"/>
        </table:table-row>
        <table:table-row table:style-name="ro1">
          <table:table-cell office:value-type="float" office:value="0.990824" calcext:value-type="float">
            <text:p>0.990824</text:p>
          </table:table-cell>
          <table:table-cell office:value-type="float" office:value="0.98863" calcext:value-type="float">
            <text:p>0.98863</text:p>
          </table:table-cell>
          <table:table-cell table:formula="of:=([.A1327]*[.A1327])" office:value-type="float" office:value="0.981732198976" calcext:value-type="float">
            <text:p>0.981732198976</text:p>
          </table:table-cell>
          <table:table-cell table:formula="of:=([.A1327]-[.B1327])*([.A1327]-[.B1327])" office:value-type="float" office:value="0.00000481363600000013" calcext:value-type="float">
            <text:p>4.81363600000013E-06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303222" calcext:value-type="float">
            <text:p>0.00000303222</text:p>
          </table:table-cell>
          <table:table-cell table:formula="of:=([.A1328]*[.A1328])" office:value-type="float" office:value="0.00000000000012789779" calcext:value-type="float">
            <text:p>1.27897786384E-13</text:p>
          </table:table-cell>
          <table:table-cell table:formula="of:=([.A1328]-[.B1328])*([.A1328]-[.B1328])" office:value-type="float" office:value="0.00000000000715344237" calcext:value-type="float">
            <text:p>7.153442366464E-12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158946" calcext:value-type="float">
            <text:p>0.00158946</text:p>
          </table:table-cell>
          <table:table-cell table:formula="of:=([.A1329]*[.A1329])" office:value-type="float" office:value="0.00000000001841722974" calcext:value-type="float">
            <text:p>1.84172297409E-11</text:p>
          </table:table-cell>
          <table:table-cell table:formula="of:=([.A1329]-[.B1329])*([.A1329]-[.B1329])" office:value-type="float" office:value="0.00000251275907828214" calcext:value-type="float">
            <text:p>2.51275907828214E-06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134402" calcext:value-type="float">
            <text:p>0.0134402</text:p>
          </table:table-cell>
          <table:table-cell table:formula="of:=([.A1330]*[.A1330])" office:value-type="float" office:value="0.00000000001841722974" calcext:value-type="float">
            <text:p>1.84172297409E-11</text:p>
          </table:table-cell>
          <table:table-cell table:formula="of:=([.A1330]-[.B1330])*([.A1330]-[.B1330])" office:value-type="float" office:value="0.000180523636414218" calcext:value-type="float">
            <text:p>0.000180523636414218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477236" calcext:value-type="float">
            <text:p>0.00477236</text:p>
          </table:table-cell>
          <table:table-cell table:formula="of:=([.A1331]*[.A1331])" office:value-type="float" office:value="0.00000000000258994305" calcext:value-type="float">
            <text:p>2.5899430489E-12</text:p>
          </table:table-cell>
          <table:table-cell table:formula="of:=([.A1331]-[.B1331])*([.A1331]-[.B1331])" office:value-type="float" office:value="0.0000227600619553054" calcext:value-type="float">
            <text:p>2.27600619553054E-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00427464" calcext:value-type="float">
            <text:p>0.00000000427464</text:p>
          </table:table-cell>
          <table:table-cell table:formula="of:=([.A1332]*[.A1332])" office:value-type="float" office:value="0" calcext:value-type="float">
            <text:p>0</text:p>
          </table:table-cell>
          <table:table-cell table:formula="of:=([.A1332]-[.B1332])*([.A1332]-[.B1332])" office:value-type="float" office:value="1.82725471296E-017" calcext:value-type="float">
            <text:p>1.82725471296E-17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000638745" calcext:value-type="float">
            <text:p>0.00000000638745</text:p>
          </table:table-cell>
          <table:table-cell table:formula="of:=([.A1333]*[.A1333])" office:value-type="float" office:value="0.00000000000001421079" calcext:value-type="float">
            <text:p>1.4210785681E-14</text:p>
          </table:table-cell>
          <table:table-cell table:formula="of:=([.A1333]-[.B1333])*([.A1333]-[.B1333])" office:value-type="float" office:value="0.0000000000000127287" calcext:value-type="float">
            <text:p>1.27287021444025E-14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0231227" calcext:value-type="float">
            <text:p>0.000000231227</text:p>
          </table:table-cell>
          <table:table-cell table:formula="of:=([.A1334]*[.A1334])" office:value-type="float" office:value="0.00000000000060040802" calcext:value-type="float">
            <text:p>6.004080196E-13</text:p>
          </table:table-cell>
          <table:table-cell table:formula="of:=([.A1334]-[.B1334])*([.A1334]-[.B1334])" office:value-type="float" office:value="0.00000000000029553684" calcext:value-type="float">
            <text:p>2.95536838689E-13</text:p>
          </table:table-cell>
          <table:table-cell table:number-columns-repeated="2"/>
        </table:table-row>
        <table:table-row table:style-name="ro1">
          <table:table-cell office:value-type="float" office:value="0.00000077486" calcext:value-type="float">
            <text:p>0.00000077486</text:p>
          </table:table-cell>
          <table:table-cell office:value-type="float" office:value="0.000000284962" calcext:value-type="float">
            <text:p>0.000000284962</text:p>
          </table:table-cell>
          <table:table-cell table:formula="of:=([.A1335]*[.A1335])" office:value-type="float" office:value="0.00000000000060040802" calcext:value-type="float">
            <text:p>6.004080196E-13</text:p>
          </table:table-cell>
          <table:table-cell table:formula="of:=([.A1335]-[.B1335])*([.A1335]-[.B1335])" office:value-type="float" office:value="0.00000000000024000005" calcext:value-type="float">
            <text:p>2.40000050404E-13</text:p>
          </table:table-cell>
          <table:table-cell table:number-columns-repeated="2"/>
        </table:table-row>
        <table:table-row table:style-name="ro1">
          <table:table-cell office:value-type="float" office:value="0.0000104904" calcext:value-type="float">
            <text:p>0.0000104904</text:p>
          </table:table-cell>
          <table:table-cell office:value-type="float" office:value="0.0000000322462" calcext:value-type="float">
            <text:p>0.0000000322462</text:p>
          </table:table-cell>
          <table:table-cell table:formula="of:=([.A1336]*[.A1336])" office:value-type="float" office:value="0.00000000011004849216" calcext:value-type="float">
            <text:p>1.1004849216E-10</text:p>
          </table:table-cell>
          <table:table-cell table:formula="of:=([.A1336]-[.B1336])*([.A1336]-[.B1336])" office:value-type="float" office:value="0.0000000001093729809" calcext:value-type="float">
            <text:p>1.09372980904454E-10</text:p>
          </table:table-cell>
          <table:table-cell table:number-columns-repeated="2"/>
        </table:table-row>
        <table:table-row table:style-name="ro1">
          <table:table-cell office:value-type="float" office:value="0.000141561" calcext:value-type="float">
            <text:p>0.000141561</text:p>
          </table:table-cell>
          <table:table-cell office:value-type="float" office:value="0.00016447" calcext:value-type="float">
            <text:p>0.00016447</text:p>
          </table:table-cell>
          <table:table-cell table:formula="of:=([.A1337]*[.A1337])" office:value-type="float" office:value="0.000000020039516721" calcext:value-type="float">
            <text:p>2.0039516721E-08</text:p>
          </table:table-cell>
          <table:table-cell table:formula="of:=([.A1337]-[.B1337])*([.A1337]-[.B1337])" office:value-type="float" office:value="0.000000000524822281" calcext:value-type="float">
            <text:p>5.24822281E-10</text:p>
          </table:table-cell>
          <table:table-cell table:number-columns-repeated="2"/>
        </table:table-row>
        <table:table-row table:style-name="ro1">
          <table:table-cell office:value-type="float" office:value="0.000129223" calcext:value-type="float">
            <text:p>0.000129223</text:p>
          </table:table-cell>
          <table:table-cell office:value-type="float" office:value="0.00000231282" calcext:value-type="float">
            <text:p>0.00000231282</text:p>
          </table:table-cell>
          <table:table-cell table:formula="of:=([.A1338]*[.A1338])" office:value-type="float" office:value="0.000000016698583729" calcext:value-type="float">
            <text:p>1.6698583729E-08</text:p>
          </table:table-cell>
          <table:table-cell table:formula="of:=([.A1338]-[.B1338])*([.A1338]-[.B1338])" office:value-type="float" office:value="0.00000001610619378763" calcext:value-type="float">
            <text:p>1.61061937876324E-08</text:p>
          </table:table-cell>
          <table:table-cell table:number-columns-repeated="2"/>
        </table:table-row>
        <table:table-row table:style-name="ro1">
          <table:table-cell office:value-type="float" office:value="0.000145793" calcext:value-type="float">
            <text:p>0.000145793</text:p>
          </table:table-cell>
          <table:table-cell office:value-type="float" office:value="0.00000860848" calcext:value-type="float">
            <text:p>0.00000860848</text:p>
          </table:table-cell>
          <table:table-cell table:formula="of:=([.A1339]*[.A1339])" office:value-type="float" office:value="0.000000021255598849" calcext:value-type="float">
            <text:p>2.1255598849E-08</text:p>
          </table:table-cell>
          <table:table-cell table:formula="of:=([.A1339]-[.B1339])*([.A1339]-[.B1339])" office:value-type="float" office:value="0.00000001881959252763" calcext:value-type="float">
            <text:p>1.88195925276304E-08</text:p>
          </table:table-cell>
          <table:table-cell table:number-columns-repeated="2"/>
        </table:table-row>
        <table:table-row table:style-name="ro1">
          <table:table-cell office:value-type="float" office:value="0.00107229" calcext:value-type="float">
            <text:p>0.00107229</text:p>
          </table:table-cell>
          <table:table-cell office:value-type="float" office:value="0.00000139628" calcext:value-type="float">
            <text:p>0.00000139628</text:p>
          </table:table-cell>
          <table:table-cell table:formula="of:=([.A1340]*[.A1340])" office:value-type="float" office:value="0.0000011498058441" calcext:value-type="float">
            <text:p>0.0000011498058441</text:p>
          </table:table-cell>
          <table:table-cell table:formula="of:=([.A1340]-[.B1340])*([.A1340]-[.B1340])" office:value-type="float" office:value="0.00000114681335953544" calcext:value-type="float">
            <text:p>1.14681335953544E-06</text:p>
          </table:table-cell>
          <table:table-cell table:number-columns-repeated="2"/>
        </table:table-row>
        <table:table-row table:style-name="ro1">
          <table:table-cell office:value-type="float" office:value="0.00107229" calcext:value-type="float">
            <text:p>0.00107229</text:p>
          </table:table-cell>
          <table:table-cell office:value-type="float" office:value="0.00000100745" calcext:value-type="float">
            <text:p>0.00000100745</text:p>
          </table:table-cell>
          <table:table-cell table:formula="of:=([.A1341]*[.A1341])" office:value-type="float" office:value="0.0000011498058441" calcext:value-type="float">
            <text:p>0.0000011498058441</text:p>
          </table:table-cell>
          <table:table-cell table:formula="of:=([.A1341]-[.B1341])*([.A1341]-[.B1341])" office:value-type="float" office:value="0.0000011476463019345" calcext:value-type="float">
            <text:p>1.1476463019345E-06</text:p>
          </table:table-cell>
          <table:table-cell table:number-columns-repeated="2"/>
        </table:table-row>
        <table:table-row table:style-name="ro1">
          <table:table-cell office:value-type="float" office:value="0.000685692" calcext:value-type="float">
            <text:p>0.000685692</text:p>
          </table:table-cell>
          <table:table-cell office:value-type="float" office:value="0.00013088" calcext:value-type="float">
            <text:p>0.00013088</text:p>
          </table:table-cell>
          <table:table-cell table:formula="of:=([.A1342]*[.A1342])" office:value-type="float" office:value="0.000000470173518864" calcext:value-type="float">
            <text:p>4.70173518864E-07</text:p>
          </table:table-cell>
          <table:table-cell table:formula="of:=([.A1342]-[.B1342])*([.A1342]-[.B1342])" office:value-type="float" office:value="0.000000307816355344" calcext:value-type="float">
            <text:p>3.07816355344E-07</text:p>
          </table:table-cell>
          <table:table-cell table:number-columns-repeated="2"/>
        </table:table-row>
        <table:table-row table:style-name="ro1">
          <table:table-cell office:value-type="float" office:value="0.000862539" calcext:value-type="float">
            <text:p>0.000862539</text:p>
          </table:table-cell>
          <table:table-cell office:value-type="float" office:value="0.00000966243" calcext:value-type="float">
            <text:p>0.00000966243</text:p>
          </table:table-cell>
          <table:table-cell table:formula="of:=([.A1343]*[.A1343])" office:value-type="float" office:value="0.000000743973526521" calcext:value-type="float">
            <text:p>7.43973526521E-07</text:p>
          </table:table-cell>
          <table:table-cell table:formula="of:=([.A1343]-[.B1343])*([.A1343]-[.B1343])" office:value-type="float" office:value="0.00000072739844365497" calcext:value-type="float">
            <text:p>7.27398443654965E-07</text:p>
          </table:table-cell>
          <table:table-cell table:number-columns-repeated="2"/>
        </table:table-row>
        <table:table-row table:style-name="ro1">
          <table:table-cell office:value-type="float" office:value="0.000998795" calcext:value-type="float">
            <text:p>0.000998795</text:p>
          </table:table-cell>
          <table:table-cell office:value-type="float" office:value="0.000000919734" calcext:value-type="float">
            <text:p>0.000000919734</text:p>
          </table:table-cell>
          <table:table-cell table:formula="of:=([.A1344]*[.A1344])" office:value-type="float" office:value="0.000000997591452025" calcext:value-type="float">
            <text:p>9.97591452025E-07</text:p>
          </table:table-cell>
          <table:table-cell table:formula="of:=([.A1344]-[.B1344])*([.A1344]-[.B1344])" office:value-type="float" office:value="0.00000099575504649457" calcext:value-type="float">
            <text:p>9.95755046494571E-07</text:p>
          </table:table-cell>
          <table:table-cell table:number-columns-repeated="2"/>
        </table:table-row>
        <table:table-row table:style-name="ro1">
          <table:table-cell office:value-type="float" office:value="0.00611526" calcext:value-type="float">
            <text:p>0.00611526</text:p>
          </table:table-cell>
          <table:table-cell office:value-type="float" office:value="0.000033231" calcext:value-type="float">
            <text:p>0.000033231</text:p>
          </table:table-cell>
          <table:table-cell table:formula="of:=([.A1345]*[.A1345])" office:value-type="float" office:value="0.0000373964048676" calcext:value-type="float">
            <text:p>0.0000373964048676</text:p>
          </table:table-cell>
          <table:table-cell table:formula="of:=([.A1345]-[.B1345])*([.A1345]-[.B1345])" office:value-type="float" office:value="0.000036991076756841" calcext:value-type="float">
            <text:p>3.6991076756841E-05</text:p>
          </table:table-cell>
          <table:table-cell table:number-columns-repeated="2"/>
        </table:table-row>
        <table:table-row table:style-name="ro1">
          <table:table-cell office:value-type="float" office:value="0.00820208" calcext:value-type="float">
            <text:p>0.00820208</text:p>
          </table:table-cell>
          <table:table-cell office:value-type="float" office:value="0.0000099397" calcext:value-type="float">
            <text:p>0.0000099397</text:p>
          </table:table-cell>
          <table:table-cell table:formula="of:=([.A1346]*[.A1346])" office:value-type="float" office:value="0.0000672741163264" calcext:value-type="float">
            <text:p>0.0000672741163264</text:p>
          </table:table-cell>
          <table:table-cell table:formula="of:=([.A1346]-[.B1346])*([.A1346]-[.B1346])" office:value-type="float" office:value="0.0000671111626948841" calcext:value-type="float">
            <text:p>6.71111626948841E-05</text:p>
          </table:table-cell>
          <table:table-cell table:number-columns-repeated="2"/>
        </table:table-row>
        <table:table-row table:style-name="ro1">
          <table:table-cell office:value-type="float" office:value="0.07421" calcext:value-type="float">
            <text:p>0.07421</text:p>
          </table:table-cell>
          <table:table-cell office:value-type="float" office:value="0.024346" calcext:value-type="float">
            <text:p>0.024346</text:p>
          </table:table-cell>
          <table:table-cell table:formula="of:=([.A1347]*[.A1347])" office:value-type="float" office:value="0.0055071241" calcext:value-type="float">
            <text:p>0.0055071241</text:p>
          </table:table-cell>
          <table:table-cell table:formula="of:=([.A1347]-[.B1347])*([.A1347]-[.B1347])" office:value-type="float" office:value="0.002486418496" calcext:value-type="float">
            <text:p>0.002486418496</text:p>
          </table:table-cell>
          <table:table-cell table:number-columns-repeated="2"/>
        </table:table-row>
        <table:table-row table:style-name="ro1">
          <table:table-cell office:value-type="float" office:value="0.07421" calcext:value-type="float">
            <text:p>0.07421</text:p>
          </table:table-cell>
          <table:table-cell office:value-type="float" office:value="0.0127975" calcext:value-type="float">
            <text:p>0.0127975</text:p>
          </table:table-cell>
          <table:table-cell table:formula="of:=([.A1348]*[.A1348])" office:value-type="float" office:value="0.0055071241" calcext:value-type="float">
            <text:p>0.0055071241</text:p>
          </table:table-cell>
          <table:table-cell table:formula="of:=([.A1348]-[.B1348])*([.A1348]-[.B1348])" office:value-type="float" office:value="0.00377149515625" calcext:value-type="float">
            <text:p>0.00377149515625</text:p>
          </table:table-cell>
          <table:table-cell table:number-columns-repeated="2"/>
        </table:table-row>
        <table:table-row table:style-name="ro1">
          <table:table-cell office:value-type="float" office:value="0.1483" calcext:value-type="float">
            <text:p>0.1483</text:p>
          </table:table-cell>
          <table:table-cell office:value-type="float" office:value="0.0374968" calcext:value-type="float">
            <text:p>0.0374968</text:p>
          </table:table-cell>
          <table:table-cell table:formula="of:=([.A1349]*[.A1349])" office:value-type="float" office:value="0.02199289" calcext:value-type="float">
            <text:p>0.02199289</text:p>
          </table:table-cell>
          <table:table-cell table:formula="of:=([.A1349]-[.B1349])*([.A1349]-[.B1349])" office:value-type="float" office:value="0.01227734913024" calcext:value-type="float">
            <text:p>0.01227734913024</text:p>
          </table:table-cell>
          <table:table-cell table:number-columns-repeated="2"/>
        </table:table-row>
        <table:table-row table:style-name="ro1">
          <table:table-cell office:value-type="float" office:value="0.1483" calcext:value-type="float">
            <text:p>0.1483</text:p>
          </table:table-cell>
          <table:table-cell office:value-type="float" office:value="0.146047" calcext:value-type="float">
            <text:p>0.146047</text:p>
          </table:table-cell>
          <table:table-cell table:formula="of:=([.A1350]*[.A1350])" office:value-type="float" office:value="0.02199289" calcext:value-type="float">
            <text:p>0.02199289</text:p>
          </table:table-cell>
          <table:table-cell table:formula="of:=([.A1350]-[.B1350])*([.A1350]-[.B1350])" office:value-type="float" office:value="0.0000050760089999999" calcext:value-type="float">
            <text:p>5.0760089999999E-06</text:p>
          </table:table-cell>
          <table:table-cell table:number-columns-repeated="2"/>
        </table:table-row>
        <table:table-row table:style-name="ro1">
          <table:table-cell office:value-type="float" office:value="0.207725" calcext:value-type="float">
            <text:p>0.207725</text:p>
          </table:table-cell>
          <table:table-cell office:value-type="float" office:value="0.0935277" calcext:value-type="float">
            <text:p>0.0935277</text:p>
          </table:table-cell>
          <table:table-cell table:formula="of:=([.A1351]*[.A1351])" office:value-type="float" office:value="0.043149675625" calcext:value-type="float">
            <text:p>0.043149675625</text:p>
          </table:table-cell>
          <table:table-cell table:formula="of:=([.A1351]-[.B1351])*([.A1351]-[.B1351])" office:value-type="float" office:value="0.01304102332729" calcext:value-type="float">
            <text:p>0.01304102332729</text:p>
          </table:table-cell>
          <table:table-cell table:number-columns-repeated="2"/>
        </table:table-row>
        <table:table-row table:style-name="ro1">
          <table:table-cell office:value-type="float" office:value="0.345653" calcext:value-type="float">
            <text:p>0.345653</text:p>
          </table:table-cell>
          <table:table-cell office:value-type="float" office:value="0.0705867" calcext:value-type="float">
            <text:p>0.0705867</text:p>
          </table:table-cell>
          <table:table-cell table:formula="of:=([.A1352]*[.A1352])" office:value-type="float" office:value="0.119475996409" calcext:value-type="float">
            <text:p>0.119475996409</text:p>
          </table:table-cell>
          <table:table-cell table:formula="of:=([.A1352]-[.B1352])*([.A1352]-[.B1352])" office:value-type="float" office:value="0.07566146939569" calcext:value-type="float">
            <text:p>0.07566146939569</text:p>
          </table:table-cell>
          <table:table-cell table:number-columns-repeated="2"/>
        </table:table-row>
        <table:table-row table:style-name="ro1">
          <table:table-cell office:value-type="float" office:value="0.345653" calcext:value-type="float">
            <text:p>0.345653</text:p>
          </table:table-cell>
          <table:table-cell office:value-type="float" office:value="0.275655" calcext:value-type="float">
            <text:p>0.275655</text:p>
          </table:table-cell>
          <table:table-cell table:formula="of:=([.A1353]*[.A1353])" office:value-type="float" office:value="0.119475996409" calcext:value-type="float">
            <text:p>0.119475996409</text:p>
          </table:table-cell>
          <table:table-cell table:formula="of:=([.A1353]-[.B1353])*([.A1353]-[.B1353])" office:value-type="float" office:value="0.004899720004" calcext:value-type="float">
            <text:p>0.004899720004</text:p>
          </table:table-cell>
          <table:table-cell table:number-columns-repeated="2"/>
        </table:table-row>
        <table:table-row table:style-name="ro1">
          <table:table-cell office:value-type="float" office:value="0.354292" calcext:value-type="float">
            <text:p>0.354292</text:p>
          </table:table-cell>
          <table:table-cell office:value-type="float" office:value="0.285521" calcext:value-type="float">
            <text:p>0.285521</text:p>
          </table:table-cell>
          <table:table-cell table:formula="of:=([.A1354]*[.A1354])" office:value-type="float" office:value="0.125522821264" calcext:value-type="float">
            <text:p>0.125522821264</text:p>
          </table:table-cell>
          <table:table-cell table:formula="of:=([.A1354]-[.B1354])*([.A1354]-[.B1354])" office:value-type="float" office:value="0.004729450441" calcext:value-type="float">
            <text:p>0.004729450441</text:p>
          </table:table-cell>
          <table:table-cell table:number-columns-repeated="2"/>
        </table:table-row>
        <table:table-row table:style-name="ro1">
          <table:table-cell office:value-type="float" office:value="0.45448" calcext:value-type="float">
            <text:p>0.45448</text:p>
          </table:table-cell>
          <table:table-cell office:value-type="float" office:value="0.334451" calcext:value-type="float">
            <text:p>0.334451</text:p>
          </table:table-cell>
          <table:table-cell table:formula="of:=([.A1355]*[.A1355])" office:value-type="float" office:value="0.2065520704" calcext:value-type="float">
            <text:p>0.2065520704</text:p>
          </table:table-cell>
          <table:table-cell table:formula="of:=([.A1355]-[.B1355])*([.A1355]-[.B1355])" office:value-type="float" office:value="0.014406960841" calcext:value-type="float">
            <text:p>0.014406960841</text:p>
          </table:table-cell>
          <table:table-cell table:number-columns-repeated="2"/>
        </table:table-row>
        <table:table-row table:style-name="ro1">
          <table:table-cell office:value-type="float" office:value="0.612388" calcext:value-type="float">
            <text:p>0.612388</text:p>
          </table:table-cell>
          <table:table-cell office:value-type="float" office:value="0.547108" calcext:value-type="float">
            <text:p>0.547108</text:p>
          </table:table-cell>
          <table:table-cell table:formula="of:=([.A1356]*[.A1356])" office:value-type="float" office:value="0.375019062544" calcext:value-type="float">
            <text:p>0.375019062544</text:p>
          </table:table-cell>
          <table:table-cell table:formula="of:=([.A1356]-[.B1356])*([.A1356]-[.B1356])" office:value-type="float" office:value="0.0042614784" calcext:value-type="float">
            <text:p>0.0042614784</text:p>
          </table:table-cell>
          <table:table-cell table:number-columns-repeated="2"/>
        </table:table-row>
        <table:table-row table:style-name="ro1">
          <table:table-cell office:value-type="float" office:value="0.577352" calcext:value-type="float">
            <text:p>0.577352</text:p>
          </table:table-cell>
          <table:table-cell office:value-type="float" office:value="0.443772" calcext:value-type="float">
            <text:p>0.443772</text:p>
          </table:table-cell>
          <table:table-cell table:formula="of:=([.A1357]*[.A1357])" office:value-type="float" office:value="0.333335331904" calcext:value-type="float">
            <text:p>0.333335331904</text:p>
          </table:table-cell>
          <table:table-cell table:formula="of:=([.A1357]-[.B1357])*([.A1357]-[.B1357])" office:value-type="float" office:value="0.0178436164" calcext:value-type="float">
            <text:p>0.0178436164</text:p>
          </table:table-cell>
          <table:table-cell table:number-columns-repeated="2"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621824" calcext:value-type="float">
            <text:p>0.621824</text:p>
          </table:table-cell>
          <table:table-cell table:formula="of:=([.A1358]*[.A1358])" office:value-type="float" office:value="0.545237513604" calcext:value-type="float">
            <text:p>0.545237513604</text:p>
          </table:table-cell>
          <table:table-cell table:formula="of:=([.A1358]-[.B1358])*([.A1358]-[.B1358])" office:value-type="float" office:value="0.013590430084" calcext:value-type="float">
            <text:p>0.013590430084</text:p>
          </table:table-cell>
          <table:table-cell table:number-columns-repeated="2"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788876" calcext:value-type="float">
            <text:p>0.788876</text:p>
          </table:table-cell>
          <table:table-cell table:formula="of:=([.A1359]*[.A1359])" office:value-type="float" office:value="0.545237513604" calcext:value-type="float">
            <text:p>0.545237513604</text:p>
          </table:table-cell>
          <table:table-cell table:formula="of:=([.A1359]-[.B1359])*([.A1359]-[.B1359])" office:value-type="float" office:value="0.002547624676" calcext:value-type="float">
            <text:p>0.002547624676</text:p>
          </table:table-cell>
          <table:table-cell table:number-columns-repeated="2"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826436" calcext:value-type="float">
            <text:p>0.826436</text:p>
          </table:table-cell>
          <table:table-cell table:formula="of:=([.A1360]*[.A1360])" office:value-type="float" office:value="0.545237513604" calcext:value-type="float">
            <text:p>0.545237513604</text:p>
          </table:table-cell>
          <table:table-cell table:formula="of:=([.A1360]-[.B1360])*([.A1360]-[.B1360])" office:value-type="float" office:value="0.00774998515599999" calcext:value-type="float">
            <text:p>0.00774998515599999</text:p>
          </table:table-cell>
          <table:table-cell table:number-columns-repeated="2"/>
        </table:table-row>
        <table:table-row table:style-name="ro1">
          <table:table-cell office:value-type="float" office:value="0.738402" calcext:value-type="float">
            <text:p>0.738402</text:p>
          </table:table-cell>
          <table:table-cell office:value-type="float" office:value="0.866346" calcext:value-type="float">
            <text:p>0.866346</text:p>
          </table:table-cell>
          <table:table-cell table:formula="of:=([.A1361]*[.A1361])" office:value-type="float" office:value="0.545237513604" calcext:value-type="float">
            <text:p>0.545237513604</text:p>
          </table:table-cell>
          <table:table-cell table:formula="of:=([.A1361]-[.B1361])*([.A1361]-[.B1361])" office:value-type="float" office:value="0.016369667136" calcext:value-type="float">
            <text:p>0.016369667136</text:p>
          </table:table-cell>
          <table:table-cell table:number-columns-repeated="2"/>
        </table:table-row>
        <table:table-row table:style-name="ro1">
          <table:table-cell office:value-type="float" office:value="0.996906" calcext:value-type="float">
            <text:p>0.996906</text:p>
          </table:table-cell>
          <table:table-cell office:value-type="float" office:value="0.9021" calcext:value-type="float">
            <text:p>0.9021</text:p>
          </table:table-cell>
          <table:table-cell table:formula="of:=([.A1362]*[.A1362])" office:value-type="float" office:value="0.993821572836" calcext:value-type="float">
            <text:p>0.993821572836</text:p>
          </table:table-cell>
          <table:table-cell table:formula="of:=([.A1362]-[.B1362])*([.A1362]-[.B1362])" office:value-type="float" office:value="0.00898817763599999" calcext:value-type="float">
            <text:p>0.00898817763599999</text:p>
          </table:table-cell>
          <table:table-cell table:number-columns-repeated="2"/>
        </table:table-row>
        <table:table-row table:style-name="ro1">
          <table:table-cell office:value-type="float" office:value="0.996907" calcext:value-type="float">
            <text:p>0.996907</text:p>
          </table:table-cell>
          <table:table-cell office:value-type="float" office:value="0.939503" calcext:value-type="float">
            <text:p>0.939503</text:p>
          </table:table-cell>
          <table:table-cell table:formula="of:=([.A1363]*[.A1363])" office:value-type="float" office:value="0.993823566649" calcext:value-type="float">
            <text:p>0.993823566649</text:p>
          </table:table-cell>
          <table:table-cell table:formula="of:=([.A1363]-[.B1363])*([.A1363]-[.B1363])" office:value-type="float" office:value="0.003295219216" calcext:value-type="float">
            <text:p>0.003295219216</text:p>
          </table:table-cell>
          <table:table-cell table:number-columns-repeated="2"/>
        </table:table-row>
        <table:table-row table:style-name="ro1">
          <table:table-cell office:value-type="float" office:value="0.996906" calcext:value-type="float">
            <text:p>0.996906</text:p>
          </table:table-cell>
          <table:table-cell office:value-type="float" office:value="0.967758" calcext:value-type="float">
            <text:p>0.967758</text:p>
          </table:table-cell>
          <table:table-cell table:formula="of:=([.A1364]*[.A1364])" office:value-type="float" office:value="0.993821572836" calcext:value-type="float">
            <text:p>0.993821572836</text:p>
          </table:table-cell>
          <table:table-cell table:formula="of:=([.A1364]-[.B1364])*([.A1364]-[.B1364])" office:value-type="float" office:value="0.000849605903999997" calcext:value-type="float">
            <text:p>0.000849605903999997</text:p>
          </table:table-cell>
          <table:table-cell table:number-columns-repeated="2"/>
        </table:table-row>
        <table:table-row table:style-name="ro1">
          <table:table-cell office:value-type="float" office:value="0.996906" calcext:value-type="float">
            <text:p>0.996906</text:p>
          </table:table-cell>
          <table:table-cell office:value-type="float" office:value="0.981005" calcext:value-type="float">
            <text:p>0.981005</text:p>
          </table:table-cell>
          <table:table-cell table:formula="of:=([.A1365]*[.A1365])" office:value-type="float" office:value="0.993821572836" calcext:value-type="float">
            <text:p>0.993821572836</text:p>
          </table:table-cell>
          <table:table-cell table:formula="of:=([.A1365]-[.B1365])*([.A1365]-[.B1365])" office:value-type="float" office:value="0.000252841800999998" calcext:value-type="float">
            <text:p>0.000252841800999998</text:p>
          </table:table-cell>
          <table:table-cell table:number-columns-repeated="2"/>
        </table:table-row>
        <table:table-row table:style-name="ro1">
          <table:table-cell office:value-type="float" office:value="0.996907" calcext:value-type="float">
            <text:p>0.996907</text:p>
          </table:table-cell>
          <table:table-cell office:value-type="float" office:value="0.982779" calcext:value-type="float">
            <text:p>0.982779</text:p>
          </table:table-cell>
          <table:table-cell table:formula="of:=([.A1366]*[.A1366])" office:value-type="float" office:value="0.993823566649" calcext:value-type="float">
            <text:p>0.993823566649</text:p>
          </table:table-cell>
          <table:table-cell table:formula="of:=([.A1366]-[.B1366])*([.A1366]-[.B1366])" office:value-type="float" office:value="0.000199600384000001" calcext:value-type="float">
            <text:p>0.000199600384000001</text:p>
          </table:table-cell>
          <table:table-cell table:number-columns-repeated="2"/>
        </table:table-row>
        <table:table-row table:style-name="ro1">
          <table:table-cell office:value-type="float" office:value="0.00000613928" calcext:value-type="float">
            <text:p>0.00000613928</text:p>
          </table:table-cell>
          <table:table-cell office:value-type="float" office:value="0.00000303222" calcext:value-type="float">
            <text:p>0.00000303222</text:p>
          </table:table-cell>
          <table:table-cell table:formula="of:=([.A1367]*[.A1367])" office:value-type="float" office:value="0.00000000003769075892" calcext:value-type="float">
            <text:p>3.76907589184E-11</text:p>
          </table:table-cell>
          <table:table-cell table:formula="of:=([.A1367]-[.B1367])*([.A1367]-[.B1367])" office:value-type="float" office:value="0.00000000000965382184" calcext:value-type="float">
            <text:p>9.6538218436E-12</text:p>
          </table:table-cell>
          <table:table-cell table:number-columns-repeated="2"/>
        </table:table-row>
        <table:table-row table:style-name="ro1">
          <table:table-cell office:value-type="float" office:value="0.00000149012" calcext:value-type="float">
            <text:p>0.00000149012</text:p>
          </table:table-cell>
          <table:table-cell office:value-type="float" office:value="0.000348477" calcext:value-type="float">
            <text:p>0.000348477</text:p>
          </table:table-cell>
          <table:table-cell table:formula="of:=([.A1368]*[.A1368])" office:value-type="float" office:value="0.00000000000222045761" calcext:value-type="float">
            <text:p>2.2204576144E-12</text:p>
          </table:table-cell>
          <table:table-cell table:formula="of:=([.A1368]-[.B1368])*([.A1368]-[.B1368])" office:value-type="float" office:value="0.00000012039989489214" calcext:value-type="float">
            <text:p>1.20399894892134E-07</text:p>
          </table:table-cell>
          <table:table-cell table:number-columns-repeated="2"/>
        </table:table-row>
        <table:table-row table:style-name="ro1">
          <table:table-cell office:value-type="float" office:value="0.00000482798" calcext:value-type="float">
            <text:p>0.00000482798</text:p>
          </table:table-cell>
          <table:table-cell office:value-type="float" office:value="0.0000339957" calcext:value-type="float">
            <text:p>0.0000339957</text:p>
          </table:table-cell>
          <table:table-cell table:formula="of:=([.A1369]*[.A1369])" office:value-type="float" office:value="0.00000000002330939088" calcext:value-type="float">
            <text:p>2.33093908804E-11</text:p>
          </table:table-cell>
          <table:table-cell table:formula="of:=([.A1369]-[.B1369])*([.A1369]-[.B1369])" office:value-type="float" office:value="0.00000000085075589" calcext:value-type="float">
            <text:p>8.507558899984E-10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0000178125" calcext:value-type="float">
            <text:p>0.00000178125</text:p>
          </table:table-cell>
          <table:table-cell table:formula="of:=([.A1370]*[.A1370])" office:value-type="float" office:value="0.00000000000171950769" calcext:value-type="float">
            <text:p>1.71950769E-12</text:p>
          </table:table-cell>
          <table:table-cell table:formula="of:=([.A1370]-[.B1370])*([.A1370]-[.B1370])" office:value-type="float" office:value="0.000000000000220853" calcext:value-type="float">
            <text:p>2.208530025E-13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434286" calcext:value-type="float">
            <text:p>0.0000434286</text:p>
          </table:table-cell>
          <table:table-cell table:formula="of:=([.A1371]*[.A1371])" office:value-type="float" office:value="0.0000000000085300796" calcext:value-type="float">
            <text:p>8.5300795969E-12</text:p>
          </table:table-cell>
          <table:table-cell table:formula="of:=([.A1371]-[.B1371])*([.A1371]-[.B1371])" office:value-type="float" office:value="0.00000000164089563352" calcext:value-type="float">
            <text:p>1.6408956335209E-09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886322" calcext:value-type="float">
            <text:p>0.00886322</text:p>
          </table:table-cell>
          <table:table-cell table:formula="of:=([.A1372]*[.A1372])" office:value-type="float" office:value="0.0000000000085300796" calcext:value-type="float">
            <text:p>8.5300795969E-12</text:p>
          </table:table-cell>
          <table:table-cell table:formula="of:=([.A1372]-[.B1372])*([.A1372]-[.B1372])" office:value-type="float" office:value="0.0000785049049260224" calcext:value-type="float">
            <text:p>7.85049049260224E-05</text:p>
          </table:table-cell>
          <table:table-cell table:number-columns-repeated="2"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29575" calcext:value-type="float">
            <text:p>0.0029575</text:p>
          </table:table-cell>
          <table:table-cell table:formula="of:=([.A1373]*[.A1373])" office:value-type="float" office:value="0.00000000004456523752" calcext:value-type="float">
            <text:p>4.45652375184E-11</text:p>
          </table:table-cell>
          <table:table-cell table:formula="of:=([.A1373]-[.B1373])*([.A1373]-[.B1373])" office:value-type="float" office:value="0.00000870736393143752" calcext:value-type="float">
            <text:p>8.70736393143752E-06</text:p>
          </table:table-cell>
          <table:table-cell table:number-columns-repeated="2"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0130202" calcext:value-type="float">
            <text:p>0.000130202</text:p>
          </table:table-cell>
          <table:table-cell table:formula="of:=([.A1374]*[.A1374])" office:value-type="float" office:value="0.00000000005820759177" calcext:value-type="float">
            <text:p>5.82075917721E-11</text:p>
          </table:table-cell>
          <table:table-cell table:formula="of:=([.A1374]-[.B1374])*([.A1374]-[.B1374])" office:value-type="float" office:value="0.00000001502404472221" calcext:value-type="float">
            <text:p>1.50240447222121E-08</text:p>
          </table:table-cell>
          <table:table-cell table:number-columns-repeated="2"/>
        </table:table-row>
        <table:table-row table:style-name="ro1">
          <table:table-cell office:value-type="float" office:value="0.00000834465" calcext:value-type="float">
            <text:p>0.00000834465</text:p>
          </table:table-cell>
          <table:table-cell office:value-type="float" office:value="0.000093899" calcext:value-type="float">
            <text:p>0.000093899</text:p>
          </table:table-cell>
          <table:table-cell table:formula="of:=([.A1375]*[.A1375])" office:value-type="float" office:value="0.00000000006963318362" calcext:value-type="float">
            <text:p>6.96331836225E-11</text:p>
          </table:table-cell>
          <table:table-cell table:formula="of:=([.A1375]-[.B1375])*([.A1375]-[.B1375])" office:value-type="float" office:value="0.00000000731954680392" calcext:value-type="float">
            <text:p>7.3195468039225E-09</text:p>
          </table:table-cell>
          <table:table-cell table:number-columns-repeated="2"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865859" calcext:value-type="float">
            <text:p>0.00865859</text:p>
          </table:table-cell>
          <table:table-cell table:formula="of:=([.A1376]*[.A1376])" office:value-type="float" office:value="0.00000000014353238025" calcext:value-type="float">
            <text:p>1.4353238025E-10</text:p>
          </table:table-cell>
          <table:table-cell table:formula="of:=([.A1376]-[.B1376])*([.A1376]-[.B1376])" office:value-type="float" office:value="0.0000747638558454903" calcext:value-type="float">
            <text:p>7.47638558454903E-05</text:p>
          </table:table-cell>
          <table:table-cell table:number-columns-repeated="2"/>
        </table:table-row>
        <table:table-row table:style-name="ro1">
          <table:table-cell office:value-type="float" office:value="0.0000180602" calcext:value-type="float">
            <text:p>0.0000180602</text:p>
          </table:table-cell>
          <table:table-cell office:value-type="float" office:value="0.0143458" calcext:value-type="float">
            <text:p>0.0143458</text:p>
          </table:table-cell>
          <table:table-cell table:formula="of:=([.A1377]*[.A1377])" office:value-type="float" office:value="0.00000000032617082404" calcext:value-type="float">
            <text:p>3.2617082404E-10</text:p>
          </table:table-cell>
          <table:table-cell table:formula="of:=([.A1377]-[.B1377])*([.A1377]-[.B1377])" office:value-type="float" office:value="0.000205284127776504" calcext:value-type="float">
            <text:p>0.000205284127776504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352162" calcext:value-type="float">
            <text:p>0.000352162</text:p>
          </table:table-cell>
          <table:table-cell table:formula="of:=([.A1378]*[.A1378])" office:value-type="float" office:value="0.00000000008208196921" calcext:value-type="float">
            <text:p>8.20819692081E-11</text:p>
          </table:table-cell>
          <table:table-cell table:formula="of:=([.A1378]-[.B1378])*([.A1378]-[.B1378])" office:value-type="float" office:value="0.00000011771904416237" calcext:value-type="float">
            <text:p>1.17719044162368E-07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037161" calcext:value-type="float">
            <text:p>0.000037161</text:p>
          </table:table-cell>
          <table:table-cell table:formula="of:=([.A1379]*[.A1379])" office:value-type="float" office:value="0.00000000008208196921" calcext:value-type="float">
            <text:p>8.20819692081E-11</text:p>
          </table:table-cell>
          <table:table-cell table:formula="of:=([.A1379]-[.B1379])*([.A1379]-[.B1379])" office:value-type="float" office:value="0.00000000078967125919" calcext:value-type="float">
            <text:p>7.896712591881E-10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889126" calcext:value-type="float">
            <text:p>0.00889126</text:p>
          </table:table-cell>
          <table:table-cell table:formula="of:=([.A1380]*[.A1380])" office:value-type="float" office:value="0.00000000000687803076" calcext:value-type="float">
            <text:p>6.87803076E-12</text:p>
          </table:table-cell>
          <table:table-cell table:formula="of:=([.A1380]-[.B1380])*([.A1380]-[.B1380])" office:value-type="float" office:value="0.0000790078748286788" calcext:value-type="float">
            <text:p>7.90078748286788E-05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657916" calcext:value-type="float">
            <text:p>0.00657916</text:p>
          </table:table-cell>
          <table:table-cell table:formula="of:=([.A1381]*[.A1381])" office:value-type="float" office:value="3.55270834116E-015" calcext:value-type="float">
            <text:p>3.55270834116E-15</text:p>
          </table:table-cell>
          <table:table-cell table:formula="of:=([.A1381]-[.B1381])*([.A1381]-[.B1381])" office:value-type="float" office:value="0.0000432845620127524" calcext:value-type="float">
            <text:p>4.32845620127524E-05</text:p>
          </table:table-cell>
          <table:table-cell table:number-columns-repeated="2"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00314704" calcext:value-type="float">
            <text:p>0.0000314704</text:p>
          </table:table-cell>
          <table:table-cell table:formula="of:=([.A1382]*[.A1382])" office:value-type="float" office:value="0.00000000035926548849" calcext:value-type="float">
            <text:p>3.5926548849E-10</text:p>
          </table:table-cell>
          <table:table-cell table:formula="of:=([.A1382]-[.B1382])*([.A1382]-[.B1382])" office:value-type="float" office:value="0.00000000015665275921" calcext:value-type="float">
            <text:p>1.5665275921E-10</text:p>
          </table:table-cell>
          <table:table-cell table:number-columns-repeated="2"/>
        </table:table-row>
        <table:table-row table:style-name="ro1">
          <table:table-cell office:value-type="float" office:value="0.0000189543" calcext:value-type="float">
            <text:p>0.0000189543</text:p>
          </table:table-cell>
          <table:table-cell office:value-type="float" office:value="0.000168969" calcext:value-type="float">
            <text:p>0.000168969</text:p>
          </table:table-cell>
          <table:table-cell table:formula="of:=([.A1383]*[.A1383])" office:value-type="float" office:value="0.00000000035926548849" calcext:value-type="float">
            <text:p>3.5926548849E-10</text:p>
          </table:table-cell>
          <table:table-cell table:formula="of:=([.A1383]-[.B1383])*([.A1383]-[.B1383])" office:value-type="float" office:value="0.00000002250441021609" calcext:value-type="float">
            <text:p>2.250441021609E-08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310264" calcext:value-type="float">
            <text:p>0.00310264</text:p>
          </table:table-cell>
          <table:table-cell table:formula="of:=([.A1384]*[.A1384])" office:value-type="float" office:value="0.00000000002566830763" calcext:value-type="float">
            <text:p>2.56683076321E-11</text:p>
          </table:table-cell>
          <table:table-cell table:formula="of:=([.A1384]-[.B1384])*([.A1384]-[.B1384])" office:value-type="float" office:value="0.00000959496226936843" calcext:value-type="float">
            <text:p>9.59496226936843E-06</text:p>
          </table:table-cell>
          <table:table-cell table:number-columns-repeated="2"/>
        </table:table-row>
        <table:table-row table:style-name="ro1">
          <table:table-cell office:value-type="float" office:value="0.000027895" calcext:value-type="float">
            <text:p>0.000027895</text:p>
          </table:table-cell>
          <table:table-cell office:value-type="float" office:value="0.0355925" calcext:value-type="float">
            <text:p>0.0355925</text:p>
          </table:table-cell>
          <table:table-cell table:formula="of:=([.A1385]*[.A1385])" office:value-type="float" office:value="0.000000000778131025" calcext:value-type="float">
            <text:p>7.78131025E-10</text:p>
          </table:table-cell>
          <table:table-cell table:formula="of:=([.A1385]-[.B1385])*([.A1385]-[.B1385])" office:value-type="float" office:value="0.00126484112880602" calcext:value-type="float">
            <text:p>0.00126484112880602</text:p>
          </table:table-cell>
          <table:table-cell table:number-columns-repeated="2"/>
        </table:table-row>
        <table:table-row table:style-name="ro1">
          <table:table-cell office:value-type="float" office:value="0.0334411" calcext:value-type="float">
            <text:p>0.0334411</text:p>
          </table:table-cell>
          <table:table-cell office:value-type="float" office:value="0.244307" calcext:value-type="float">
            <text:p>0.244307</text:p>
          </table:table-cell>
          <table:table-cell table:formula="of:=([.A1386]*[.A1386])" office:value-type="float" office:value="0.00111830716921" calcext:value-type="float">
            <text:p>0.00111830716921</text:p>
          </table:table-cell>
          <table:table-cell table:formula="of:=([.A1386]-[.B1386])*([.A1386]-[.B1386])" office:value-type="float" office:value="0.04446442778281" calcext:value-type="float">
            <text:p>0.04446442778281</text:p>
          </table:table-cell>
          <table:table-cell table:number-columns-repeated="2"/>
        </table:table-row>
        <table:table-row table:style-name="ro1">
          <table:table-cell office:value-type="float" office:value="0.033441" calcext:value-type="float">
            <text:p>0.033441</text:p>
          </table:table-cell>
          <table:table-cell office:value-type="float" office:value="0.253915" calcext:value-type="float">
            <text:p>0.253915</text:p>
          </table:table-cell>
          <table:table-cell table:formula="of:=([.A1387]*[.A1387])" office:value-type="float" office:value="0.001118300481" calcext:value-type="float">
            <text:p>0.001118300481</text:p>
          </table:table-cell>
          <table:table-cell table:formula="of:=([.A1387]-[.B1387])*([.A1387]-[.B1387])" office:value-type="float" office:value="0.048608784676" calcext:value-type="float">
            <text:p>0.048608784676</text:p>
          </table:table-cell>
          <table:table-cell table:number-columns-repeated="2"/>
        </table:table-row>
        <table:table-row table:style-name="ro1">
          <table:table-cell office:value-type="float" office:value="0.0334411" calcext:value-type="float">
            <text:p>0.0334411</text:p>
          </table:table-cell>
          <table:table-cell office:value-type="float" office:value="0.301183" calcext:value-type="float">
            <text:p>0.301183</text:p>
          </table:table-cell>
          <table:table-cell table:formula="of:=([.A1388]*[.A1388])" office:value-type="float" office:value="0.00111830716921" calcext:value-type="float">
            <text:p>0.00111830716921</text:p>
          </table:table-cell>
          <table:table-cell table:formula="of:=([.A1388]-[.B1388])*([.A1388]-[.B1388])" office:value-type="float" office:value="0.07168572501561" calcext:value-type="float">
            <text:p>0.07168572501561</text:p>
          </table:table-cell>
          <table:table-cell table:number-columns-repeated="2"/>
        </table:table-row>
        <table:table-row table:style-name="ro1">
          <table:table-cell office:value-type="float" office:value="0.0433476" calcext:value-type="float">
            <text:p>0.0433476</text:p>
          </table:table-cell>
          <table:table-cell office:value-type="float" office:value="0.364433" calcext:value-type="float">
            <text:p>0.364433</text:p>
          </table:table-cell>
          <table:table-cell table:formula="of:=([.A1389]*[.A1389])" office:value-type="float" office:value="0.00187901442576" calcext:value-type="float">
            <text:p>0.00187901442576</text:p>
          </table:table-cell>
          <table:table-cell table:formula="of:=([.A1389]-[.B1389])*([.A1389]-[.B1389])" office:value-type="float" office:value="0.10309583409316" calcext:value-type="float">
            <text:p>0.10309583409316</text:p>
          </table:table-cell>
          <table:table-cell table:number-columns-repeated="2"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55851" calcext:value-type="float">
            <text:p>0.355851</text:p>
          </table:table-cell>
          <table:table-cell table:formula="of:=([.A1390]*[.A1390])" office:value-type="float" office:value="0.00765037112896" calcext:value-type="float">
            <text:p>0.00765037112896</text:p>
          </table:table-cell>
          <table:table-cell table:formula="of:=([.A1390]-[.B1390])*([.A1390]-[.B1390])" office:value-type="float" office:value="0.07203029351716" calcext:value-type="float">
            <text:p>0.07203029351716</text:p>
          </table:table-cell>
          <table:table-cell table:number-columns-repeated="2"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69076" calcext:value-type="float">
            <text:p>0.369076</text:p>
          </table:table-cell>
          <table:table-cell table:formula="of:=([.A1391]*[.A1391])" office:value-type="float" office:value="0.00765037112896" calcext:value-type="float">
            <text:p>0.00765037112896</text:p>
          </table:table-cell>
          <table:table-cell table:formula="of:=([.A1391]-[.B1391])*([.A1391]-[.B1391])" office:value-type="float" office:value="0.07930396681216" calcext:value-type="float">
            <text:p>0.07930396681216</text:p>
          </table:table-cell>
          <table:table-cell table:number-columns-repeated="2"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82928" calcext:value-type="float">
            <text:p>0.382928</text:p>
          </table:table-cell>
          <table:table-cell table:formula="of:=([.A1392]*[.A1392])" office:value-type="float" office:value="0.00765037112896" calcext:value-type="float">
            <text:p>0.00765037112896</text:p>
          </table:table-cell>
          <table:table-cell table:formula="of:=([.A1392]-[.B1392])*([.A1392]-[.B1392])" office:value-type="float" office:value="0.08729755707456" calcext:value-type="float">
            <text:p>0.08729755707456</text:p>
          </table:table-cell>
          <table:table-cell table:number-columns-repeated="2"/>
        </table:table-row>
        <table:table-row table:style-name="ro1">
          <table:table-cell office:value-type="float" office:value="0.0874664" calcext:value-type="float">
            <text:p>0.0874664</text:p>
          </table:table-cell>
          <table:table-cell office:value-type="float" office:value="0.397568" calcext:value-type="float">
            <text:p>0.397568</text:p>
          </table:table-cell>
          <table:table-cell table:formula="of:=([.A1393]*[.A1393])" office:value-type="float" office:value="0.00765037112896" calcext:value-type="float">
            <text:p>0.00765037112896</text:p>
          </table:table-cell>
          <table:table-cell table:formula="of:=([.A1393]-[.B1393])*([.A1393]-[.B1393])" office:value-type="float" office:value="0.09616300232256" calcext:value-type="float">
            <text:p>0.09616300232256</text:p>
          </table:table-cell>
          <table:table-cell table:number-columns-repeated="2"/>
        </table:table-row>
        <table:table-row table:style-name="ro1">
          <table:table-cell office:value-type="float" office:value="0.127294" calcext:value-type="float">
            <text:p>0.127294</text:p>
          </table:table-cell>
          <table:table-cell office:value-type="float" office:value="0.522335" calcext:value-type="float">
            <text:p>0.522335</text:p>
          </table:table-cell>
          <table:table-cell table:formula="of:=([.A1394]*[.A1394])" office:value-type="float" office:value="0.016203762436" calcext:value-type="float">
            <text:p>0.016203762436</text:p>
          </table:table-cell>
          <table:table-cell table:formula="of:=([.A1394]-[.B1394])*([.A1394]-[.B1394])" office:value-type="float" office:value="0.156057391681" calcext:value-type="float">
            <text:p>0.156057391681</text:p>
          </table:table-cell>
          <table:table-cell table:number-columns-repeated="2"/>
        </table:table-row>
        <table:table-row table:style-name="ro1">
          <table:table-cell office:value-type="float" office:value="0.127294" calcext:value-type="float">
            <text:p>0.127294</text:p>
          </table:table-cell>
          <table:table-cell office:value-type="float" office:value="0.543549" calcext:value-type="float">
            <text:p>0.543549</text:p>
          </table:table-cell>
          <table:table-cell table:formula="of:=([.A1395]*[.A1395])" office:value-type="float" office:value="0.016203762436" calcext:value-type="float">
            <text:p>0.016203762436</text:p>
          </table:table-cell>
          <table:table-cell table:formula="of:=([.A1395]-[.B1395])*([.A1395]-[.B1395])" office:value-type="float" office:value="0.173268225025" calcext:value-type="float">
            <text:p>0.173268225025</text:p>
          </table:table-cell>
          <table:table-cell table:number-columns-repeated="2"/>
        </table:table-row>
        <table:table-row table:style-name="ro1">
          <table:table-cell office:value-type="float" office:value="0.454936" calcext:value-type="float">
            <text:p>0.454936</text:p>
          </table:table-cell>
          <table:table-cell office:value-type="float" office:value="0.29314" calcext:value-type="float">
            <text:p>0.29314</text:p>
          </table:table-cell>
          <table:table-cell table:formula="of:=([.A1396]*[.A1396])" office:value-type="float" office:value="0.206966764096" calcext:value-type="float">
            <text:p>0.206966764096</text:p>
          </table:table-cell>
          <table:table-cell table:formula="of:=([.A1396]-[.B1396])*([.A1396]-[.B1396])" office:value-type="float" office:value="0.026177945616" calcext:value-type="float">
            <text:p>0.026177945616</text:p>
          </table:table-cell>
          <table:table-cell table:number-columns-repeated="2"/>
        </table:table-row>
        <table:table-row table:style-name="ro1">
          <table:table-cell office:value-type="float" office:value="0.520895" calcext:value-type="float">
            <text:p>0.520895</text:p>
          </table:table-cell>
          <table:table-cell office:value-type="float" office:value="0.319029" calcext:value-type="float">
            <text:p>0.319029</text:p>
          </table:table-cell>
          <table:table-cell table:formula="of:=([.A1397]*[.A1397])" office:value-type="float" office:value="0.271331601025" calcext:value-type="float">
            <text:p>0.271331601025</text:p>
          </table:table-cell>
          <table:table-cell table:formula="of:=([.A1397]-[.B1397])*([.A1397]-[.B1397])" office:value-type="float" office:value="0.040749881956" calcext:value-type="float">
            <text:p>0.040749881956</text:p>
          </table:table-cell>
          <table:table-cell table:number-columns-repeated="2"/>
        </table:table-row>
        <table:table-row table:style-name="ro1">
          <table:table-cell office:value-type="float" office:value="0.596144" calcext:value-type="float">
            <text:p>0.596144</text:p>
          </table:table-cell>
          <table:table-cell office:value-type="float" office:value="0.245034" calcext:value-type="float">
            <text:p>0.245034</text:p>
          </table:table-cell>
          <table:table-cell table:formula="of:=([.A1398]*[.A1398])" office:value-type="float" office:value="0.355387668736" calcext:value-type="float">
            <text:p>0.355387668736</text:p>
          </table:table-cell>
          <table:table-cell table:formula="of:=([.A1398]-[.B1398])*([.A1398]-[.B1398])" office:value-type="float" office:value="0.1232782321" calcext:value-type="float">
            <text:p>0.1232782321</text:p>
          </table:table-cell>
          <table:table-cell table:number-columns-repeated="2"/>
        </table:table-row>
        <table:table-row table:style-name="ro1">
          <table:table-cell office:value-type="float" office:value="0.686182" calcext:value-type="float">
            <text:p>0.686182</text:p>
          </table:table-cell>
          <table:table-cell office:value-type="float" office:value="0.513723" calcext:value-type="float">
            <text:p>0.513723</text:p>
          </table:table-cell>
          <table:table-cell table:formula="of:=([.A1399]*[.A1399])" office:value-type="float" office:value="0.470845737124" calcext:value-type="float">
            <text:p>0.470845737124</text:p>
          </table:table-cell>
          <table:table-cell table:formula="of:=([.A1399]-[.B1399])*([.A1399]-[.B1399])" office:value-type="float" office:value="0.029742106681" calcext:value-type="float">
            <text:p>0.029742106681</text:p>
          </table:table-cell>
          <table:table-cell table:number-columns-repeated="2"/>
        </table:table-row>
        <table:table-row table:style-name="ro1">
          <table:table-cell office:value-type="float" office:value="0.74835" calcext:value-type="float">
            <text:p>0.74835</text:p>
          </table:table-cell>
          <table:table-cell office:value-type="float" office:value="0.805491" calcext:value-type="float">
            <text:p>0.805491</text:p>
          </table:table-cell>
          <table:table-cell table:formula="of:=([.A1400]*[.A1400])" office:value-type="float" office:value="0.5600277225" calcext:value-type="float">
            <text:p>0.5600277225</text:p>
          </table:table-cell>
          <table:table-cell table:formula="of:=([.A1400]-[.B1400])*([.A1400]-[.B1400])" office:value-type="float" office:value="0.003265093881" calcext:value-type="float">
            <text:p>0.003265093881</text:p>
          </table:table-cell>
          <table:table-cell table:number-columns-repeated="2"/>
        </table:table-row>
        <table:table-row table:style-name="ro1">
          <table:table-cell office:value-type="float" office:value="0.87484" calcext:value-type="float">
            <text:p>0.87484</text:p>
          </table:table-cell>
          <table:table-cell office:value-type="float" office:value="0.683266" calcext:value-type="float">
            <text:p>0.683266</text:p>
          </table:table-cell>
          <table:table-cell table:formula="of:=([.A1401]*[.A1401])" office:value-type="float" office:value="0.7653450256" calcext:value-type="float">
            <text:p>0.7653450256</text:p>
          </table:table-cell>
          <table:table-cell table:formula="of:=([.A1401]-[.B1401])*([.A1401]-[.B1401])" office:value-type="float" office:value="0.036700597476" calcext:value-type="float">
            <text:p>0.036700597476</text:p>
          </table:table-cell>
          <table:table-cell table:number-columns-repeated="2"/>
        </table:table-row>
        <table:table-row table:style-name="ro1">
          <table:table-cell office:value-type="float" office:value="0.924369" calcext:value-type="float">
            <text:p>0.924369</text:p>
          </table:table-cell>
          <table:table-cell office:value-type="float" office:value="0.927007" calcext:value-type="float">
            <text:p>0.927007</text:p>
          </table:table-cell>
          <table:table-cell table:formula="of:=([.A1402]*[.A1402])" office:value-type="float" office:value="0.854458048161" calcext:value-type="float">
            <text:p>0.854458048161</text:p>
          </table:table-cell>
          <table:table-cell table:formula="of:=([.A1402]-[.B1402])*([.A1402]-[.B1402])" office:value-type="float" office:value="0.00000695904400000016" calcext:value-type="float">
            <text:p>6.95904400000016E-06</text:p>
          </table:table-cell>
          <table:table-cell table:number-columns-repeated="2"/>
        </table:table-row>
        <table:table-row table:style-name="ro1">
          <table:table-cell office:value-type="float" office:value="0.924368" calcext:value-type="float">
            <text:p>0.924368</text:p>
          </table:table-cell>
          <table:table-cell office:value-type="float" office:value="0.954886" calcext:value-type="float">
            <text:p>0.954886</text:p>
          </table:table-cell>
          <table:table-cell table:formula="of:=([.A1403]*[.A1403])" office:value-type="float" office:value="0.854456199424" calcext:value-type="float">
            <text:p>0.854456199424</text:p>
          </table:table-cell>
          <table:table-cell table:formula="of:=([.A1403]-[.B1403])*([.A1403]-[.B1403])" office:value-type="float" office:value="0.000931348324000003" calcext:value-type="float">
            <text:p>0.000931348324000003</text:p>
          </table:table-cell>
          <table:table-cell table:number-columns-repeated="2"/>
        </table:table-row>
        <table:table-row table:style-name="ro1">
          <table:table-cell office:value-type="float" office:value="0.983365" calcext:value-type="float">
            <text:p>0.983365</text:p>
          </table:table-cell>
          <table:table-cell office:value-type="float" office:value="0.967958" calcext:value-type="float">
            <text:p>0.967958</text:p>
          </table:table-cell>
          <table:table-cell table:formula="of:=([.A1404]*[.A1404])" office:value-type="float" office:value="0.967006723225" calcext:value-type="float">
            <text:p>0.967006723225</text:p>
          </table:table-cell>
          <table:table-cell table:formula="of:=([.A1404]-[.B1404])*([.A1404]-[.B1404])" office:value-type="float" office:value="0.000237375649000002" calcext:value-type="float">
            <text:p>0.000237375649000002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3279" calcext:value-type="float">
            <text:p>0.993279</text:p>
          </table:table-cell>
          <table:table-cell table:formula="of:=([.A1405]*[.A1405])" office:value-type="float" office:value="0.999978000121" calcext:value-type="float">
            <text:p>0.999978000121</text:p>
          </table:table-cell>
          <table:table-cell table:formula="of:=([.A1405]-[.B1405])*([.A1405]-[.B1405])" office:value-type="float" office:value="0.0000450240999999999" calcext:value-type="float">
            <text:p>0.0000450240999999999</text:p>
          </table:table-cell>
          <table:table-cell table:number-columns-repeated="2"/>
        </table:table-row>
        <table:table-row table:style-name="ro1">
          <table:table-cell office:value-type="float" office:value="0.000173211" calcext:value-type="float">
            <text:p>0.000173211</text:p>
          </table:table-cell>
          <table:table-cell office:value-type="float" office:value="0.0000000928304" calcext:value-type="float">
            <text:p>0.0000000928304</text:p>
          </table:table-cell>
          <table:table-cell table:formula="of:=([.A1406]*[.A1406])" office:value-type="float" office:value="0.000000030002050521" calcext:value-type="float">
            <text:p>3.0002050521E-08</text:p>
          </table:table-cell>
          <table:table-cell table:formula="of:=([.A1406]-[.B1406])*([.A1406]-[.B1406])" office:value-type="float" office:value="0.00000002996990064565" calcext:value-type="float">
            <text:p>2.99699006456544E-08</text:p>
          </table:table-cell>
          <table:table-cell table:number-columns-repeated="2"/>
        </table:table-row>
        <table:table-row table:style-name="ro1">
          <table:table-cell office:value-type="float" office:value="0.000147879" calcext:value-type="float">
            <text:p>0.000147879</text:p>
          </table:table-cell>
          <table:table-cell office:value-type="float" office:value="0.0000400843" calcext:value-type="float">
            <text:p>0.0000400843</text:p>
          </table:table-cell>
          <table:table-cell table:formula="of:=([.A1407]*[.A1407])" office:value-type="float" office:value="0.000000021868198641" calcext:value-type="float">
            <text:p>2.1868198641E-08</text:p>
          </table:table-cell>
          <table:table-cell table:formula="of:=([.A1407]-[.B1407])*([.A1407]-[.B1407])" office:value-type="float" office:value="0.00000001161969734809" calcext:value-type="float">
            <text:p>1.161969734809E-08</text:p>
          </table:table-cell>
          <table:table-cell table:number-columns-repeated="2"/>
        </table:table-row>
        <table:table-row table:style-name="ro1">
          <table:table-cell office:value-type="float" office:value="0.000404954" calcext:value-type="float">
            <text:p>0.000404954</text:p>
          </table:table-cell>
          <table:table-cell office:value-type="float" office:value="0.000232263" calcext:value-type="float">
            <text:p>0.000232263</text:p>
          </table:table-cell>
          <table:table-cell table:formula="of:=([.A1408]*[.A1408])" office:value-type="float" office:value="0.000000163987742116" calcext:value-type="float">
            <text:p>1.63987742116E-07</text:p>
          </table:table-cell>
          <table:table-cell table:formula="of:=([.A1408]-[.B1408])*([.A1408]-[.B1408])" office:value-type="float" office:value="0.000000029822181481" calcext:value-type="float">
            <text:p>2.9822181481E-08</text:p>
          </table:table-cell>
          <table:table-cell table:number-columns-repeated="2"/>
        </table:table-row>
        <table:table-row table:style-name="ro1">
          <table:table-cell office:value-type="float" office:value="0.0000977516" calcext:value-type="float">
            <text:p>0.0000977516</text:p>
          </table:table-cell>
          <table:table-cell office:value-type="float" office:value="0.0170881" calcext:value-type="float">
            <text:p>0.0170881</text:p>
          </table:table-cell>
          <table:table-cell table:formula="of:=([.A1409]*[.A1409])" office:value-type="float" office:value="0.00000000955537530256" calcext:value-type="float">
            <text:p>9.55537530256E-09</text:p>
          </table:table-cell>
          <table:table-cell table:formula="of:=([.A1409]-[.B1409])*([.A1409]-[.B1409])" office:value-type="float" office:value="0.000288671938753382" calcext:value-type="float">
            <text:p>0.000288671938753382</text:p>
          </table:table-cell>
          <table:table-cell table:number-columns-repeated="2"/>
        </table:table-row>
        <table:table-row table:style-name="ro1">
          <table:table-cell office:value-type="float" office:value="0.0000977516" calcext:value-type="float">
            <text:p>0.0000977516</text:p>
          </table:table-cell>
          <table:table-cell office:value-type="float" office:value="0.0318561" calcext:value-type="float">
            <text:p>0.0318561</text:p>
          </table:table-cell>
          <table:table-cell table:formula="of:=([.A1410]*[.A1410])" office:value-type="float" office:value="0.00000000955537530256" calcext:value-type="float">
            <text:p>9.55537530256E-09</text:p>
          </table:table-cell>
          <table:table-cell table:formula="of:=([.A1410]-[.B1410])*([.A1410]-[.B1410])" office:value-type="float" office:value="0.00100859269309578" calcext:value-type="float">
            <text:p>0.00100859269309578</text:p>
          </table:table-cell>
          <table:table-cell table:number-columns-repeated="2"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045062" calcext:value-type="float">
            <text:p>0.00045062</text:p>
          </table:table-cell>
          <table:table-cell table:formula="of:=([.A1411]*[.A1411])" office:value-type="float" office:value="0.00000000458476597881" calcext:value-type="float">
            <text:p>4.58476597881E-09</text:p>
          </table:table-cell>
          <table:table-cell table:formula="of:=([.A1411]-[.B1411])*([.A1411]-[.B1411])" office:value-type="float" office:value="0.00000014661937886281" calcext:value-type="float">
            <text:p>1.4661937886281E-07</text:p>
          </table:table-cell>
          <table:table-cell table:number-columns-repeated="2"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059839" calcext:value-type="float">
            <text:p>0.00059839</text:p>
          </table:table-cell>
          <table:table-cell table:formula="of:=([.A1412]*[.A1412])" office:value-type="float" office:value="0.00000000458476597881" calcext:value-type="float">
            <text:p>4.58476597881E-09</text:p>
          </table:table-cell>
          <table:table-cell table:formula="of:=([.A1412]-[.B1412])*([.A1412]-[.B1412])" office:value-type="float" office:value="0.00000028162030717681" calcext:value-type="float">
            <text:p>2.8162030717681E-07</text:p>
          </table:table-cell>
          <table:table-cell table:number-columns-repeated="2"/>
        </table:table-row>
        <table:table-row table:style-name="ro1">
          <table:table-cell office:value-type="float" office:value="0.000106215" calcext:value-type="float">
            <text:p>0.000106215</text:p>
          </table:table-cell>
          <table:table-cell office:value-type="float" office:value="0.00210278" calcext:value-type="float">
            <text:p>0.00210278</text:p>
          </table:table-cell>
          <table:table-cell table:formula="of:=([.A1413]*[.A1413])" office:value-type="float" office:value="0.000000011281626225" calcext:value-type="float">
            <text:p>1.1281626225E-08</text:p>
          </table:table-cell>
          <table:table-cell table:formula="of:=([.A1413]-[.B1413])*([.A1413]-[.B1413])" office:value-type="float" office:value="0.000003986271799225" calcext:value-type="float">
            <text:p>3.986271799225E-06</text:p>
          </table:table-cell>
          <table:table-cell table:number-columns-repeated="2"/>
        </table:table-row>
        <table:table-row table:style-name="ro1">
          <table:table-cell office:value-type="float" office:value="0.000214815" calcext:value-type="float">
            <text:p>0.000214815</text:p>
          </table:table-cell>
          <table:table-cell office:value-type="float" office:value="0.00847444" calcext:value-type="float">
            <text:p>0.00847444</text:p>
          </table:table-cell>
          <table:table-cell table:formula="of:=([.A1414]*[.A1414])" office:value-type="float" office:value="0.000000046145484225" calcext:value-type="float">
            <text:p>4.6145484225E-08</text:p>
          </table:table-cell>
          <table:table-cell table:formula="of:=([.A1414]-[.B1414])*([.A1414]-[.B1414])" office:value-type="float" office:value="0.000068221405140625" calcext:value-type="float">
            <text:p>6.8221405140625E-05</text:p>
          </table:table-cell>
          <table:table-cell table:number-columns-repeated="2"/>
        </table:table-row>
        <table:table-row table:style-name="ro1">
          <table:table-cell office:value-type="float" office:value="0.0000458956" calcext:value-type="float">
            <text:p>0.0000458956</text:p>
          </table:table-cell>
          <table:table-cell office:value-type="float" office:value="0.00747466" calcext:value-type="float">
            <text:p>0.00747466</text:p>
          </table:table-cell>
          <table:table-cell table:formula="of:=([.A1415]*[.A1415])" office:value-type="float" office:value="0.00000000210640609936" calcext:value-type="float">
            <text:p>2.10640609936E-09</text:p>
          </table:table-cell>
          <table:table-cell table:formula="of:=([.A1415]-[.B1415])*([.A1415]-[.B1415])" office:value-type="float" office:value="0.0000551865405107074" calcext:value-type="float">
            <text:p>5.51865405107074E-05</text:p>
          </table:table-cell>
          <table:table-cell table:number-columns-repeated="2"/>
        </table:table-row>
        <table:table-row table:style-name="ro1">
          <table:table-cell office:value-type="float" office:value="0.0000388026" calcext:value-type="float">
            <text:p>0.0000388026</text:p>
          </table:table-cell>
          <table:table-cell office:value-type="float" office:value="0.00392195" calcext:value-type="float">
            <text:p>0.00392195</text:p>
          </table:table-cell>
          <table:table-cell table:formula="of:=([.A1416]*[.A1416])" office:value-type="float" office:value="0.00000000150564176676" calcext:value-type="float">
            <text:p>1.50564176676E-09</text:p>
          </table:table-cell>
          <table:table-cell table:formula="of:=([.A1416]-[.B1416])*([.A1416]-[.B1416])" office:value-type="float" office:value="0.0000150788337301268" calcext:value-type="float">
            <text:p>1.50788337301268E-05</text:p>
          </table:table-cell>
          <table:table-cell table:number-columns-repeated="2"/>
        </table:table-row>
        <table:table-row table:style-name="ro1">
          <table:table-cell office:value-type="float" office:value="0.0000388026" calcext:value-type="float">
            <text:p>0.0000388026</text:p>
          </table:table-cell>
          <table:table-cell office:value-type="float" office:value="0.00454322" calcext:value-type="float">
            <text:p>0.00454322</text:p>
          </table:table-cell>
          <table:table-cell table:formula="of:=([.A1417]*[.A1417])" office:value-type="float" office:value="0.00000000150564176676" calcext:value-type="float">
            <text:p>1.50564176676E-09</text:p>
          </table:table-cell>
          <table:table-cell table:formula="of:=([.A1417]-[.B1417])*([.A1417]-[.B1417])" office:value-type="float" office:value="0.0000202897761134228" calcext:value-type="float">
            <text:p>2.02897761134228E-05</text:p>
          </table:table-cell>
          <table:table-cell table:number-columns-repeated="2"/>
        </table:table-row>
        <table:table-row table:style-name="ro1">
          <table:table-cell office:value-type="float" office:value="0.000438988" calcext:value-type="float">
            <text:p>0.000438988</text:p>
          </table:table-cell>
          <table:table-cell office:value-type="float" office:value="0.000659635" calcext:value-type="float">
            <text:p>0.000659635</text:p>
          </table:table-cell>
          <table:table-cell table:formula="of:=([.A1418]*[.A1418])" office:value-type="float" office:value="0.000000192710464144" calcext:value-type="float">
            <text:p>1.92710464144E-07</text:p>
          </table:table-cell>
          <table:table-cell table:formula="of:=([.A1418]-[.B1418])*([.A1418]-[.B1418])" office:value-type="float" office:value="0.000000048685098609" calcext:value-type="float">
            <text:p>4.8685098609E-08</text:p>
          </table:table-cell>
          <table:table-cell table:number-columns-repeated="2"/>
        </table:table-row>
        <table:table-row table:style-name="ro1">
          <table:table-cell office:value-type="float" office:value="0.0000531673" calcext:value-type="float">
            <text:p>0.0000531673</text:p>
          </table:table-cell>
          <table:table-cell office:value-type="float" office:value="0.00908909" calcext:value-type="float">
            <text:p>0.00908909</text:p>
          </table:table-cell>
          <table:table-cell table:formula="of:=([.A1419]*[.A1419])" office:value-type="float" office:value="0.00000000282676178929" calcext:value-type="float">
            <text:p>2.82676178929E-09</text:p>
          </table:table-cell>
          <table:table-cell table:formula="of:=([.A1419]-[.B1419])*([.A1419]-[.B1419])" office:value-type="float" office:value="0.0000816478990403753" calcext:value-type="float">
            <text:p>8.16478990403753E-05</text:p>
          </table:table-cell>
          <table:table-cell table:number-columns-repeated="2"/>
        </table:table-row>
        <table:table-row table:style-name="ro1">
          <table:table-cell office:value-type="float" office:value="0.000308573" calcext:value-type="float">
            <text:p>0.000308573</text:p>
          </table:table-cell>
          <table:table-cell office:value-type="float" office:value="0.000441969" calcext:value-type="float">
            <text:p>0.000441969</text:p>
          </table:table-cell>
          <table:table-cell table:formula="of:=([.A1420]*[.A1420])" office:value-type="float" office:value="0.000000095217296329" calcext:value-type="float">
            <text:p>9.5217296329E-08</text:p>
          </table:table-cell>
          <table:table-cell table:formula="of:=([.A1420]-[.B1420])*([.A1420]-[.B1420])" office:value-type="float" office:value="0.000000017794492816" calcext:value-type="float">
            <text:p>1.7794492816E-08</text:p>
          </table:table-cell>
          <table:table-cell table:number-columns-repeated="2"/>
        </table:table-row>
        <table:table-row table:style-name="ro1">
          <table:table-cell office:value-type="float" office:value="0.000308573" calcext:value-type="float">
            <text:p>0.000308573</text:p>
          </table:table-cell>
          <table:table-cell office:value-type="float" office:value="0.00130046" calcext:value-type="float">
            <text:p>0.00130046</text:p>
          </table:table-cell>
          <table:table-cell table:formula="of:=([.A1421]*[.A1421])" office:value-type="float" office:value="0.000000095217296329" calcext:value-type="float">
            <text:p>9.5217296329E-08</text:p>
          </table:table-cell>
          <table:table-cell table:formula="of:=([.A1421]-[.B1421])*([.A1421]-[.B1421])" office:value-type="float" office:value="0.000000983839820769" calcext:value-type="float">
            <text:p>9.83839820769E-07</text:p>
          </table:table-cell>
          <table:table-cell table:number-columns-repeated="2"/>
        </table:table-row>
        <table:table-row table:style-name="ro1">
          <table:table-cell office:value-type="float" office:value="0.00373155" calcext:value-type="float">
            <text:p>0.00373155</text:p>
          </table:table-cell>
          <table:table-cell office:value-type="float" office:value="0.0000152165" calcext:value-type="float">
            <text:p>0.0000152165</text:p>
          </table:table-cell>
          <table:table-cell table:formula="of:=([.A1422]*[.A1422])" office:value-type="float" office:value="0.0000139244654025" calcext:value-type="float">
            <text:p>0.0000139244654025</text:p>
          </table:table-cell>
          <table:table-cell table:formula="of:=([.A1422]-[.B1422])*([.A1422]-[.B1422])" office:value-type="float" office:value="0.0000138111346832223" calcext:value-type="float">
            <text:p>1.38111346832223E-05</text:p>
          </table:table-cell>
          <table:table-cell table:number-columns-repeated="2"/>
        </table:table-row>
        <table:table-row table:style-name="ro1">
          <table:table-cell office:value-type="float" office:value="0.00373155" calcext:value-type="float">
            <text:p>0.00373155</text:p>
          </table:table-cell>
          <table:table-cell office:value-type="float" office:value="0.000133957" calcext:value-type="float">
            <text:p>0.000133957</text:p>
          </table:table-cell>
          <table:table-cell table:formula="of:=([.A1423]*[.A1423])" office:value-type="float" office:value="0.0000139244654025" calcext:value-type="float">
            <text:p>0.0000139244654025</text:p>
          </table:table-cell>
          <table:table-cell table:formula="of:=([.A1423]-[.B1423])*([.A1423]-[.B1423])" office:value-type="float" office:value="0.000012942675393649" calcext:value-type="float">
            <text:p>1.2942675393649E-05</text:p>
          </table:table-cell>
          <table:table-cell table:number-columns-repeated="2"/>
        </table:table-row>
        <table:table-row table:style-name="ro1">
          <table:table-cell office:value-type="float" office:value="0.0165688" calcext:value-type="float">
            <text:p>0.0165688</text:p>
          </table:table-cell>
          <table:table-cell office:value-type="float" office:value="0.0083026" calcext:value-type="float">
            <text:p>0.0083026</text:p>
          </table:table-cell>
          <table:table-cell table:formula="of:=([.A1424]*[.A1424])" office:value-type="float" office:value="0.00027452513344" calcext:value-type="float">
            <text:p>0.00027452513344</text:p>
          </table:table-cell>
          <table:table-cell table:formula="of:=([.A1424]-[.B1424])*([.A1424]-[.B1424])" office:value-type="float" office:value="0.00006833006244" calcext:value-type="float">
            <text:p>0.00006833006244</text:p>
          </table:table-cell>
          <table:table-cell table:number-columns-repeated="2"/>
        </table:table-row>
        <table:table-row table:style-name="ro1">
          <table:table-cell office:value-type="float" office:value="0.0165688" calcext:value-type="float">
            <text:p>0.0165688</text:p>
          </table:table-cell>
          <table:table-cell office:value-type="float" office:value="0.00767079" calcext:value-type="float">
            <text:p>0.00767079</text:p>
          </table:table-cell>
          <table:table-cell table:formula="of:=([.A1425]*[.A1425])" office:value-type="float" office:value="0.00027452513344" calcext:value-type="float">
            <text:p>0.00027452513344</text:p>
          </table:table-cell>
          <table:table-cell table:formula="of:=([.A1425]-[.B1425])*([.A1425]-[.B1425])" office:value-type="float" office:value="0.0000791745819601" calcext:value-type="float">
            <text:p>0.0000791745819601</text:p>
          </table:table-cell>
          <table:table-cell table:number-columns-repeated="2"/>
        </table:table-row>
        <table:table-row table:style-name="ro1">
          <table:table-cell office:value-type="float" office:value="0.01644" calcext:value-type="float">
            <text:p>0.01644</text:p>
          </table:table-cell>
          <table:table-cell office:value-type="float" office:value="0.00952011" calcext:value-type="float">
            <text:p>0.00952011</text:p>
          </table:table-cell>
          <table:table-cell table:formula="of:=([.A1426]*[.A1426])" office:value-type="float" office:value="0.0002702736" calcext:value-type="float">
            <text:p>0.0002702736</text:p>
          </table:table-cell>
          <table:table-cell table:formula="of:=([.A1426]-[.B1426])*([.A1426]-[.B1426])" office:value-type="float" office:value="0.0000478848776121" calcext:value-type="float">
            <text:p>0.0000478848776121</text:p>
          </table:table-cell>
          <table:table-cell table:number-columns-repeated="2"/>
        </table:table-row>
        <table:table-row table:style-name="ro1">
          <table:table-cell office:value-type="float" office:value="0.108867" calcext:value-type="float">
            <text:p>0.108867</text:p>
          </table:table-cell>
          <table:table-cell office:value-type="float" office:value="0.0135079" calcext:value-type="float">
            <text:p>0.0135079</text:p>
          </table:table-cell>
          <table:table-cell table:formula="of:=([.A1427]*[.A1427])" office:value-type="float" office:value="0.011852023689" calcext:value-type="float">
            <text:p>0.011852023689</text:p>
          </table:table-cell>
          <table:table-cell table:formula="of:=([.A1427]-[.B1427])*([.A1427]-[.B1427])" office:value-type="float" office:value="0.00909335795281" calcext:value-type="float">
            <text:p>0.00909335795281</text:p>
          </table:table-cell>
          <table:table-cell table:number-columns-repeated="2"/>
        </table:table-row>
        <table:table-row table:style-name="ro1">
          <table:table-cell office:value-type="float" office:value="0.121775" calcext:value-type="float">
            <text:p>0.121775</text:p>
          </table:table-cell>
          <table:table-cell office:value-type="float" office:value="0.05511" calcext:value-type="float">
            <text:p>0.05511</text:p>
          </table:table-cell>
          <table:table-cell table:formula="of:=([.A1428]*[.A1428])" office:value-type="float" office:value="0.014829150625" calcext:value-type="float">
            <text:p>0.014829150625</text:p>
          </table:table-cell>
          <table:table-cell table:formula="of:=([.A1428]-[.B1428])*([.A1428]-[.B1428])" office:value-type="float" office:value="0.004444222225" calcext:value-type="float">
            <text:p>0.004444222225</text:p>
          </table:table-cell>
          <table:table-cell table:number-columns-repeated="2"/>
        </table:table-row>
        <table:table-row table:style-name="ro1">
          <table:table-cell office:value-type="float" office:value="0.142393" calcext:value-type="float">
            <text:p>0.142393</text:p>
          </table:table-cell>
          <table:table-cell office:value-type="float" office:value="0.0774192" calcext:value-type="float">
            <text:p>0.0774192</text:p>
          </table:table-cell>
          <table:table-cell table:formula="of:=([.A1429]*[.A1429])" office:value-type="float" office:value="0.020275766449" calcext:value-type="float">
            <text:p>0.020275766449</text:p>
          </table:table-cell>
          <table:table-cell table:formula="of:=([.A1429]-[.B1429])*([.A1429]-[.B1429])" office:value-type="float" office:value="0.00422159468644" calcext:value-type="float">
            <text:p>0.00422159468644</text:p>
          </table:table-cell>
          <table:table-cell table:number-columns-repeated="2"/>
        </table:table-row>
        <table:table-row table:style-name="ro1">
          <table:table-cell office:value-type="float" office:value="0.231895" calcext:value-type="float">
            <text:p>0.231895</text:p>
          </table:table-cell>
          <table:table-cell office:value-type="float" office:value="0.30172" calcext:value-type="float">
            <text:p>0.30172</text:p>
          </table:table-cell>
          <table:table-cell table:formula="of:=([.A1430]*[.A1430])" office:value-type="float" office:value="0.053775291025" calcext:value-type="float">
            <text:p>0.053775291025</text:p>
          </table:table-cell>
          <table:table-cell table:formula="of:=([.A1430]-[.B1430])*([.A1430]-[.B1430])" office:value-type="float" office:value="0.004875530625" calcext:value-type="float">
            <text:p>0.004875530625</text:p>
          </table:table-cell>
          <table:table-cell table:number-columns-repeated="2"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275633" calcext:value-type="float">
            <text:p>0.275633</text:p>
          </table:table-cell>
          <table:table-cell table:formula="of:=([.A1431]*[.A1431])" office:value-type="float" office:value="0.078205241104" calcext:value-type="float">
            <text:p>0.078205241104</text:p>
          </table:table-cell>
          <table:table-cell table:formula="of:=([.A1431]-[.B1431])*([.A1431]-[.B1431])" office:value-type="float" office:value="0.000016152361" calcext:value-type="float">
            <text:p>0.000016152361</text:p>
          </table:table-cell>
          <table:table-cell table:number-columns-repeated="2"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338047" calcext:value-type="float">
            <text:p>0.338047</text:p>
          </table:table-cell>
          <table:table-cell table:formula="of:=([.A1432]*[.A1432])" office:value-type="float" office:value="0.078205241104" calcext:value-type="float">
            <text:p>0.078205241104</text:p>
          </table:table-cell>
          <table:table-cell table:formula="of:=([.A1432]-[.B1432])*([.A1432]-[.B1432])" office:value-type="float" office:value="0.003409976025" calcext:value-type="float">
            <text:p>0.003409976025</text:p>
          </table:table-cell>
          <table:table-cell table:number-columns-repeated="2"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351321" calcext:value-type="float">
            <text:p>0.351321</text:p>
          </table:table-cell>
          <table:table-cell table:formula="of:=([.A1433]*[.A1433])" office:value-type="float" office:value="0.078205241104" calcext:value-type="float">
            <text:p>0.078205241104</text:p>
          </table:table-cell>
          <table:table-cell table:formula="of:=([.A1433]-[.B1433])*([.A1433]-[.B1433])" office:value-type="float" office:value="0.005136445561" calcext:value-type="float">
            <text:p>0.005136445561</text:p>
          </table:table-cell>
          <table:table-cell table:number-columns-repeated="2"/>
        </table:table-row>
        <table:table-row table:style-name="ro1">
          <table:table-cell office:value-type="float" office:value="0.279652" calcext:value-type="float">
            <text:p>0.279652</text:p>
          </table:table-cell>
          <table:table-cell office:value-type="float" office:value="0.36559" calcext:value-type="float">
            <text:p>0.36559</text:p>
          </table:table-cell>
          <table:table-cell table:formula="of:=([.A1434]*[.A1434])" office:value-type="float" office:value="0.078205241104" calcext:value-type="float">
            <text:p>0.078205241104</text:p>
          </table:table-cell>
          <table:table-cell table:formula="of:=([.A1434]-[.B1434])*([.A1434]-[.B1434])" office:value-type="float" office:value="0.007385339844" calcext:value-type="float">
            <text:p>0.007385339844</text:p>
          </table:table-cell>
          <table:table-cell table:number-columns-repeated="2"/>
        </table:table-row>
        <table:table-row table:style-name="ro1">
          <table:table-cell office:value-type="float" office:value="0.298831" calcext:value-type="float">
            <text:p>0.298831</text:p>
          </table:table-cell>
          <table:table-cell office:value-type="float" office:value="0.401076" calcext:value-type="float">
            <text:p>0.401076</text:p>
          </table:table-cell>
          <table:table-cell table:formula="of:=([.A1435]*[.A1435])" office:value-type="float" office:value="0.089299966561" calcext:value-type="float">
            <text:p>0.089299966561</text:p>
          </table:table-cell>
          <table:table-cell table:formula="of:=([.A1435]-[.B1435])*([.A1435]-[.B1435])" office:value-type="float" office:value="0.010454040025" calcext:value-type="float">
            <text:p>0.010454040025</text:p>
          </table:table-cell>
          <table:table-cell table:number-columns-repeated="2"/>
        </table:table-row>
        <table:table-row table:style-name="ro1">
          <table:table-cell office:value-type="float" office:value="0.456561" calcext:value-type="float">
            <text:p>0.456561</text:p>
          </table:table-cell>
          <table:table-cell office:value-type="float" office:value="0.687336" calcext:value-type="float">
            <text:p>0.687336</text:p>
          </table:table-cell>
          <table:table-cell table:formula="of:=([.A1436]*[.A1436])" office:value-type="float" office:value="0.208447946721" calcext:value-type="float">
            <text:p>0.208447946721</text:p>
          </table:table-cell>
          <table:table-cell table:formula="of:=([.A1436]-[.B1436])*([.A1436]-[.B1436])" office:value-type="float" office:value="0.053257100625" calcext:value-type="float">
            <text:p>0.053257100625</text:p>
          </table:table-cell>
          <table:table-cell table:number-columns-repeated="2"/>
        </table:table-row>
        <table:table-row table:style-name="ro1">
          <table:table-cell office:value-type="float" office:value="0.601935" calcext:value-type="float">
            <text:p>0.601935</text:p>
          </table:table-cell>
          <table:table-cell office:value-type="float" office:value="0.721604" calcext:value-type="float">
            <text:p>0.721604</text:p>
          </table:table-cell>
          <table:table-cell table:formula="of:=([.A1437]*[.A1437])" office:value-type="float" office:value="0.362325744225" calcext:value-type="float">
            <text:p>0.362325744225</text:p>
          </table:table-cell>
          <table:table-cell table:formula="of:=([.A1437]-[.B1437])*([.A1437]-[.B1437])" office:value-type="float" office:value="0.014320669561" calcext:value-type="float">
            <text:p>0.014320669561</text:p>
          </table:table-cell>
          <table:table-cell table:number-columns-repeated="2"/>
        </table:table-row>
        <table:table-row table:style-name="ro1">
          <table:table-cell office:value-type="float" office:value="0.601935" calcext:value-type="float">
            <text:p>0.601935</text:p>
          </table:table-cell>
          <table:table-cell office:value-type="float" office:value="0.75596" calcext:value-type="float">
            <text:p>0.75596</text:p>
          </table:table-cell>
          <table:table-cell table:formula="of:=([.A1438]*[.A1438])" office:value-type="float" office:value="0.362325744225" calcext:value-type="float">
            <text:p>0.362325744225</text:p>
          </table:table-cell>
          <table:table-cell table:formula="of:=([.A1438]-[.B1438])*([.A1438]-[.B1438])" office:value-type="float" office:value="0.023723700625" calcext:value-type="float">
            <text:p>0.023723700625</text:p>
          </table:table-cell>
          <table:table-cell table:number-columns-repeated="2"/>
        </table:table-row>
        <table:table-row table:style-name="ro1">
          <table:table-cell office:value-type="float" office:value="0.601935" calcext:value-type="float">
            <text:p>0.601935</text:p>
          </table:table-cell>
          <table:table-cell office:value-type="float" office:value="0.853359" calcext:value-type="float">
            <text:p>0.853359</text:p>
          </table:table-cell>
          <table:table-cell table:formula="of:=([.A1439]*[.A1439])" office:value-type="float" office:value="0.362325744225" calcext:value-type="float">
            <text:p>0.362325744225</text:p>
          </table:table-cell>
          <table:table-cell table:formula="of:=([.A1439]-[.B1439])*([.A1439]-[.B1439])" office:value-type="float" office:value="0.063214027776" calcext:value-type="float">
            <text:p>0.063214027776</text:p>
          </table:table-cell>
          <table:table-cell table:number-columns-repeated="2"/>
        </table:table-row>
        <table:table-row table:style-name="ro1">
          <table:table-cell office:value-type="float" office:value="0.756542" calcext:value-type="float">
            <text:p>0.756542</text:p>
          </table:table-cell>
          <table:table-cell office:value-type="float" office:value="0.740403" calcext:value-type="float">
            <text:p>0.740403</text:p>
          </table:table-cell>
          <table:table-cell table:formula="of:=([.A1440]*[.A1440])" office:value-type="float" office:value="0.572355797764" calcext:value-type="float">
            <text:p>0.572355797764</text:p>
          </table:table-cell>
          <table:table-cell table:formula="of:=([.A1440]-[.B1440])*([.A1440]-[.B1440])" office:value-type="float" office:value="0.000260467321" calcext:value-type="float">
            <text:p>0.000260467321</text:p>
          </table:table-cell>
          <table:table-cell table:number-columns-repeated="2"/>
        </table:table-row>
        <table:table-row table:style-name="ro1">
          <table:table-cell office:value-type="float" office:value="0.889584" calcext:value-type="float">
            <text:p>0.889584</text:p>
          </table:table-cell>
          <table:table-cell office:value-type="float" office:value="0.688172" calcext:value-type="float">
            <text:p>0.688172</text:p>
          </table:table-cell>
          <table:table-cell table:formula="of:=([.A1441]*[.A1441])" office:value-type="float" office:value="0.791359693056" calcext:value-type="float">
            <text:p>0.791359693056</text:p>
          </table:table-cell>
          <table:table-cell table:formula="of:=([.A1441]-[.B1441])*([.A1441]-[.B1441])" office:value-type="float" office:value="0.040566793744" calcext:value-type="float">
            <text:p>0.040566793744</text:p>
          </table:table-cell>
          <table:table-cell table:number-columns-repeated="2"/>
        </table:table-row>
        <table:table-row table:style-name="ro1">
          <table:table-cell office:value-type="float" office:value="0.927763" calcext:value-type="float">
            <text:p>0.927763</text:p>
          </table:table-cell>
          <table:table-cell office:value-type="float" office:value="0.959125" calcext:value-type="float">
            <text:p>0.959125</text:p>
          </table:table-cell>
          <table:table-cell table:formula="of:=([.A1442]*[.A1442])" office:value-type="float" office:value="0.860744184169" calcext:value-type="float">
            <text:p>0.860744184169</text:p>
          </table:table-cell>
          <table:table-cell table:formula="of:=([.A1442]-[.B1442])*([.A1442]-[.B1442])" office:value-type="float" office:value="0.000983575044" calcext:value-type="float">
            <text:p>0.000983575044</text:p>
          </table:table-cell>
          <table:table-cell table:number-columns-repeated="2"/>
        </table:table-row>
        <table:table-row table:style-name="ro1">
          <table:table-cell office:value-type="float" office:value="0.927763" calcext:value-type="float">
            <text:p>0.927763</text:p>
          </table:table-cell>
          <table:table-cell office:value-type="float" office:value="0.972255" calcext:value-type="float">
            <text:p>0.972255</text:p>
          </table:table-cell>
          <table:table-cell table:formula="of:=([.A1443]*[.A1443])" office:value-type="float" office:value="0.860744184169" calcext:value-type="float">
            <text:p>0.860744184169</text:p>
          </table:table-cell>
          <table:table-cell table:formula="of:=([.A1443]-[.B1443])*([.A1443]-[.B1443])" office:value-type="float" office:value="0.001979538064" calcext:value-type="float">
            <text:p>0.001979538064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9022" calcext:value-type="float">
            <text:p>0.999022</text:p>
          </table:table-cell>
          <table:table-cell table:formula="of:=([.A1444]*[.A1444])" office:value-type="float" office:value="0.999990000025" calcext:value-type="float">
            <text:p>0.999990000025</text:p>
          </table:table-cell>
          <table:table-cell table:formula="of:=([.A1444]-[.B1444])*([.A1444]-[.B1444])" office:value-type="float" office:value="0.000000946729" calcext:value-type="float">
            <text:p>0.000000946729</text:p>
          </table:table-cell>
          <table:table-cell table:number-columns-repeated="2"/>
        </table:table-row>
        <table:table-row table:style-name="ro1">
          <table:table-cell office:value-type="float" office:value="0.0000395179" calcext:value-type="float">
            <text:p>0.0000395179</text:p>
          </table:table-cell>
          <table:table-cell office:value-type="float" office:value="0.000000177289" calcext:value-type="float">
            <text:p>0.000000177289</text:p>
          </table:table-cell>
          <table:table-cell table:formula="of:=([.A1445]*[.A1445])" office:value-type="float" office:value="0.00000000156166442041" calcext:value-type="float">
            <text:p>1.56166442041E-09</text:p>
          </table:table-cell>
          <table:table-cell table:formula="of:=([.A1445]-[.B1445])*([.A1445]-[.B1445])" office:value-type="float" office:value="0.00000000154768367385" calcext:value-type="float">
            <text:p>1.54768367385332E-09</text:p>
          </table:table-cell>
          <table:table-cell table:number-columns-repeated="2"/>
        </table:table-row>
        <table:table-row table:style-name="ro1">
          <table:table-cell office:value-type="float" office:value="0.0000904202" calcext:value-type="float">
            <text:p>0.0000904202</text:p>
          </table:table-cell>
          <table:table-cell office:value-type="float" office:value="0.000126921" calcext:value-type="float">
            <text:p>0.000126921</text:p>
          </table:table-cell>
          <table:table-cell table:formula="of:=([.A1446]*[.A1446])" office:value-type="float" office:value="0.00000000817581256804" calcext:value-type="float">
            <text:p>8.17581256804E-09</text:p>
          </table:table-cell>
          <table:table-cell table:formula="of:=([.A1446]-[.B1446])*([.A1446]-[.B1446])" office:value-type="float" office:value="0.00000000133230840064" calcext:value-type="float">
            <text:p>1.33230840064E-09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635895" calcext:value-type="float">
            <text:p>0.000635895</text:p>
          </table:table-cell>
          <table:table-cell table:formula="of:=([.A1447]*[.A1447])" office:value-type="float" office:value="0.00000000000156675289" calcext:value-type="float">
            <text:p>1.56675289E-12</text:p>
          </table:table-cell>
          <table:table-cell table:formula="of:=([.A1447]-[.B1447])*([.A1447]-[.B1447])" office:value-type="float" office:value="0.00000040277211823489" calcext:value-type="float">
            <text:p>4.0277211823489E-07</text:p>
          </table:table-cell>
          <table:table-cell table:number-columns-repeated="2"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0261922" calcext:value-type="float">
            <text:p>0.00261922</text:p>
          </table:table-cell>
          <table:table-cell table:formula="of:=([.A1448]*[.A1448])" office:value-type="float" office:value="0.000000000179854921" calcext:value-type="float">
            <text:p>1.79854921E-10</text:p>
          </table:table-cell>
          <table:table-cell table:formula="of:=([.A1448]-[.B1448])*([.A1448]-[.B1448])" office:value-type="float" office:value="0.000006790240544481" calcext:value-type="float">
            <text:p>6.790240544481E-06</text:p>
          </table:table-cell>
          <table:table-cell table:number-columns-repeated="2"/>
        </table:table-row>
        <table:table-row table:style-name="ro1">
          <table:table-cell office:value-type="float" office:value="0.0000260472" calcext:value-type="float">
            <text:p>0.0000260472</text:p>
          </table:table-cell>
          <table:table-cell office:value-type="float" office:value="0.000756356" calcext:value-type="float">
            <text:p>0.000756356</text:p>
          </table:table-cell>
          <table:table-cell table:formula="of:=([.A1449]*[.A1449])" office:value-type="float" office:value="0.00000000067845662784" calcext:value-type="float">
            <text:p>6.7845662784E-10</text:p>
          </table:table-cell>
          <table:table-cell table:formula="of:=([.A1449]-[.B1449])*([.A1449]-[.B1449])" office:value-type="float" office:value="0.00000053335094335744" calcext:value-type="float">
            <text:p>5.3335094335744E-07</text:p>
          </table:table-cell>
          <table:table-cell table:number-columns-repeated="2"/>
        </table:table-row>
        <table:table-row table:style-name="ro1">
          <table:table-cell office:value-type="float" office:value="0.0000793338" calcext:value-type="float">
            <text:p>0.0000793338</text:p>
          </table:table-cell>
          <table:table-cell office:value-type="float" office:value="0.00015433" calcext:value-type="float">
            <text:p>0.00015433</text:p>
          </table:table-cell>
          <table:table-cell table:formula="of:=([.A1450]*[.A1450])" office:value-type="float" office:value="0.00000000629385182244" calcext:value-type="float">
            <text:p>6.29385182244E-09</text:p>
          </table:table-cell>
          <table:table-cell table:formula="of:=([.A1450]-[.B1450])*([.A1450]-[.B1450])" office:value-type="float" office:value="0.00000000562443001444" calcext:value-type="float">
            <text:p>5.62443001444E-09</text:p>
          </table:table-cell>
          <table:table-cell table:number-columns-repeated="2"/>
        </table:table-row>
        <table:table-row table:style-name="ro1">
          <table:table-cell office:value-type="float" office:value="0.00147706" calcext:value-type="float">
            <text:p>0.00147706</text:p>
          </table:table-cell>
          <table:table-cell office:value-type="float" office:value="0.00017062" calcext:value-type="float">
            <text:p>0.00017062</text:p>
          </table:table-cell>
          <table:table-cell table:formula="of:=([.A1451]*[.A1451])" office:value-type="float" office:value="0.0000021817062436" calcext:value-type="float">
            <text:p>0.0000021817062436</text:p>
          </table:table-cell>
          <table:table-cell table:formula="of:=([.A1451]-[.B1451])*([.A1451]-[.B1451])" office:value-type="float" office:value="0.0000017067854736" calcext:value-type="float">
            <text:p>0.0000017067854736</text:p>
          </table:table-cell>
          <table:table-cell table:number-columns-repeated="2"/>
        </table:table-row>
        <table:table-row table:style-name="ro1">
          <table:table-cell office:value-type="float" office:value="0.00109488" calcext:value-type="float">
            <text:p>0.00109488</text:p>
          </table:table-cell>
          <table:table-cell office:value-type="float" office:value="0.0003179" calcext:value-type="float">
            <text:p>0.0003179</text:p>
          </table:table-cell>
          <table:table-cell table:formula="of:=([.A1452]*[.A1452])" office:value-type="float" office:value="0.0000011987622144" calcext:value-type="float">
            <text:p>0.0000011987622144</text:p>
          </table:table-cell>
          <table:table-cell table:formula="of:=([.A1452]-[.B1452])*([.A1452]-[.B1452])" office:value-type="float" office:value="0.0000006036979204" calcext:value-type="float">
            <text:p>0.0000006036979204</text:p>
          </table:table-cell>
          <table:table-cell table:number-columns-repeated="2"/>
        </table:table-row>
        <table:table-row table:style-name="ro1">
          <table:table-cell office:value-type="float" office:value="0.00173467" calcext:value-type="float">
            <text:p>0.00173467</text:p>
          </table:table-cell>
          <table:table-cell office:value-type="float" office:value="0.0000418724" calcext:value-type="float">
            <text:p>0.0000418724</text:p>
          </table:table-cell>
          <table:table-cell table:formula="of:=([.A1453]*[.A1453])" office:value-type="float" office:value="0.0000030090800089" calcext:value-type="float">
            <text:p>0.0000030090800089</text:p>
          </table:table-cell>
          <table:table-cell table:formula="of:=([.A1453]-[.B1453])*([.A1453]-[.B1453])" office:value-type="float" office:value="0.00000286556371456576" calcext:value-type="float">
            <text:p>2.86556371456576E-06</text:p>
          </table:table-cell>
          <table:table-cell table:number-columns-repeated="2"/>
        </table:table-row>
        <table:table-row table:style-name="ro1">
          <table:table-cell office:value-type="float" office:value="0.00173467" calcext:value-type="float">
            <text:p>0.00173467</text:p>
          </table:table-cell>
          <table:table-cell office:value-type="float" office:value="0.0000369021" calcext:value-type="float">
            <text:p>0.0000369021</text:p>
          </table:table-cell>
          <table:table-cell table:formula="of:=([.A1454]*[.A1454])" office:value-type="float" office:value="0.0000030090800089" calcext:value-type="float">
            <text:p>0.0000030090800089</text:p>
          </table:table-cell>
          <table:table-cell table:formula="of:=([.A1454]-[.B1454])*([.A1454]-[.B1454])" office:value-type="float" office:value="0.00000288241584227041" calcext:value-type="float">
            <text:p>2.88241584227041E-06</text:p>
          </table:table-cell>
          <table:table-cell table:number-columns-repeated="2"/>
        </table:table-row>
        <table:table-row table:style-name="ro1">
          <table:table-cell office:value-type="float" office:value="0.00140715" calcext:value-type="float">
            <text:p>0.00140715</text:p>
          </table:table-cell>
          <table:table-cell office:value-type="float" office:value="0.00000511849" calcext:value-type="float">
            <text:p>0.00000511849</text:p>
          </table:table-cell>
          <table:table-cell table:formula="of:=([.A1455]*[.A1455])" office:value-type="float" office:value="0.0000019800711225" calcext:value-type="float">
            <text:p>0.0000019800711225</text:p>
          </table:table-cell>
          <table:table-cell table:formula="of:=([.A1455]-[.B1455])*([.A1455]-[.B1455])" office:value-type="float" office:value="0.00000196569235503288" calcext:value-type="float">
            <text:p>1.96569235503288E-06</text:p>
          </table:table-cell>
          <table:table-cell table:number-columns-repeated="2"/>
        </table:table-row>
        <table:table-row table:style-name="ro1">
          <table:table-cell office:value-type="float" office:value="0.00140715" calcext:value-type="float">
            <text:p>0.00140715</text:p>
          </table:table-cell>
          <table:table-cell office:value-type="float" office:value="0.00000605993" calcext:value-type="float">
            <text:p>0.00000605993</text:p>
          </table:table-cell>
          <table:table-cell table:formula="of:=([.A1456]*[.A1456])" office:value-type="float" office:value="0.0000019800711225" calcext:value-type="float">
            <text:p>0.0000019800711225</text:p>
          </table:table-cell>
          <table:table-cell table:formula="of:=([.A1456]-[.B1456])*([.A1456]-[.B1456])" office:value-type="float" office:value="0.00000196305338425261" calcext:value-type="float">
            <text:p>1.96305338425261E-06</text:p>
          </table:table-cell>
          <table:table-cell table:number-columns-repeated="2"/>
        </table:table-row>
        <table:table-row table:style-name="ro1">
          <table:table-cell office:value-type="float" office:value="0.00140715" calcext:value-type="float">
            <text:p>0.00140715</text:p>
          </table:table-cell>
          <table:table-cell office:value-type="float" office:value="0.00000653334" calcext:value-type="float">
            <text:p>0.00000653334</text:p>
          </table:table-cell>
          <table:table-cell table:formula="of:=([.A1457]*[.A1457])" office:value-type="float" office:value="0.0000019800711225" calcext:value-type="float">
            <text:p>0.0000019800711225</text:p>
          </table:table-cell>
          <table:table-cell table:formula="of:=([.A1457]-[.B1457])*([.A1457]-[.B1457])" office:value-type="float" office:value="0.00000196172702826956" calcext:value-type="float">
            <text:p>1.96172702826956E-06</text:p>
          </table:table-cell>
          <table:table-cell table:number-columns-repeated="2"/>
        </table:table-row>
        <table:table-row table:style-name="ro1">
          <table:table-cell office:value-type="float" office:value="0.0024516" calcext:value-type="float">
            <text:p>0.0024516</text:p>
          </table:table-cell>
          <table:table-cell office:value-type="float" office:value="0.000692515" calcext:value-type="float">
            <text:p>0.000692515</text:p>
          </table:table-cell>
          <table:table-cell table:formula="of:=([.A1458]*[.A1458])" office:value-type="float" office:value="0.00000601034256" calcext:value-type="float">
            <text:p>0.00000601034256</text:p>
          </table:table-cell>
          <table:table-cell table:formula="of:=([.A1458]-[.B1458])*([.A1458]-[.B1458])" office:value-type="float" office:value="0.000003094380037225" calcext:value-type="float">
            <text:p>3.094380037225E-06</text:p>
          </table:table-cell>
          <table:table-cell table:number-columns-repeated="2"/>
        </table:table-row>
        <table:table-row table:style-name="ro1">
          <table:table-cell office:value-type="float" office:value="0.001926" calcext:value-type="float">
            <text:p>0.001926</text:p>
          </table:table-cell>
          <table:table-cell office:value-type="float" office:value="0.000735226" calcext:value-type="float">
            <text:p>0.000735226</text:p>
          </table:table-cell>
          <table:table-cell table:formula="of:=([.A1459]*[.A1459])" office:value-type="float" office:value="0.000003709476" calcext:value-type="float">
            <text:p>0.000003709476</text:p>
          </table:table-cell>
          <table:table-cell table:formula="of:=([.A1459]-[.B1459])*([.A1459]-[.B1459])" office:value-type="float" office:value="0.000001417942719076" calcext:value-type="float">
            <text:p>1.417942719076E-06</text:p>
          </table:table-cell>
          <table:table-cell table:number-columns-repeated="2"/>
        </table:table-row>
        <table:table-row table:style-name="ro1">
          <table:table-cell office:value-type="float" office:value="0.00210887" calcext:value-type="float">
            <text:p>0.00210887</text:p>
          </table:table-cell>
          <table:table-cell office:value-type="float" office:value="0.019128" calcext:value-type="float">
            <text:p>0.019128</text:p>
          </table:table-cell>
          <table:table-cell table:formula="of:=([.A1460]*[.A1460])" office:value-type="float" office:value="0.0000044473326769" calcext:value-type="float">
            <text:p>0.0000044473326769</text:p>
          </table:table-cell>
          <table:table-cell table:formula="of:=([.A1460]-[.B1460])*([.A1460]-[.B1460])" office:value-type="float" office:value="0.0002896507859569" calcext:value-type="float">
            <text:p>0.0002896507859569</text:p>
          </table:table-cell>
          <table:table-cell table:number-columns-repeated="2"/>
        </table:table-row>
        <table:table-row table:style-name="ro1">
          <table:table-cell office:value-type="float" office:value="0.00210887" calcext:value-type="float">
            <text:p>0.00210887</text:p>
          </table:table-cell>
          <table:table-cell office:value-type="float" office:value="0.0299444" calcext:value-type="float">
            <text:p>0.0299444</text:p>
          </table:table-cell>
          <table:table-cell table:formula="of:=([.A1461]*[.A1461])" office:value-type="float" office:value="0.0000044473326769" calcext:value-type="float">
            <text:p>0.0000044473326769</text:p>
          </table:table-cell>
          <table:table-cell table:formula="of:=([.A1461]-[.B1461])*([.A1461]-[.B1461])" office:value-type="float" office:value="0.0007748167303809" calcext:value-type="float">
            <text:p>0.0007748167303809</text:p>
          </table:table-cell>
          <table:table-cell table:number-columns-repeated="2"/>
        </table:table-row>
        <table:table-row table:style-name="ro1">
          <table:table-cell office:value-type="float" office:value="0.00203282" calcext:value-type="float">
            <text:p>0.00203282</text:p>
          </table:table-cell>
          <table:table-cell office:value-type="float" office:value="0.0283292" calcext:value-type="float">
            <text:p>0.0283292</text:p>
          </table:table-cell>
          <table:table-cell table:formula="of:=([.A1462]*[.A1462])" office:value-type="float" office:value="0.0000041323571524" calcext:value-type="float">
            <text:p>0.0000041323571524</text:p>
          </table:table-cell>
          <table:table-cell table:formula="of:=([.A1462]-[.B1462])*([.A1462]-[.B1462])" office:value-type="float" office:value="0.0006914996011044" calcext:value-type="float">
            <text:p>0.0006914996011044</text:p>
          </table:table-cell>
          <table:table-cell table:number-columns-repeated="2"/>
        </table:table-row>
        <table:table-row table:style-name="ro1">
          <table:table-cell office:value-type="float" office:value="0.000914633" calcext:value-type="float">
            <text:p>0.000914633</text:p>
          </table:table-cell>
          <table:table-cell office:value-type="float" office:value="0.00229604" calcext:value-type="float">
            <text:p>0.00229604</text:p>
          </table:table-cell>
          <table:table-cell table:formula="of:=([.A1463]*[.A1463])" office:value-type="float" office:value="0.000000836553524689" calcext:value-type="float">
            <text:p>8.36553524689E-07</text:p>
          </table:table-cell>
          <table:table-cell table:formula="of:=([.A1463]-[.B1463])*([.A1463]-[.B1463])" office:value-type="float" office:value="0.000001908285299649" calcext:value-type="float">
            <text:p>1.908285299649E-06</text:p>
          </table:table-cell>
          <table:table-cell table:number-columns-repeated="2"/>
        </table:table-row>
        <table:table-row table:style-name="ro1">
          <table:table-cell office:value-type="float" office:value="0.000914633" calcext:value-type="float">
            <text:p>0.000914633</text:p>
          </table:table-cell>
          <table:table-cell office:value-type="float" office:value="0.00239005" calcext:value-type="float">
            <text:p>0.00239005</text:p>
          </table:table-cell>
          <table:table-cell table:formula="of:=([.A1464]*[.A1464])" office:value-type="float" office:value="0.000000836553524689" calcext:value-type="float">
            <text:p>8.36553524689E-07</text:p>
          </table:table-cell>
          <table:table-cell table:formula="of:=([.A1464]-[.B1464])*([.A1464]-[.B1464])" office:value-type="float" office:value="0.000002176855323889" calcext:value-type="float">
            <text:p>2.176855323889E-06</text:p>
          </table:table-cell>
          <table:table-cell table:number-columns-repeated="2"/>
        </table:table-row>
        <table:table-row table:style-name="ro1">
          <table:table-cell office:value-type="float" office:value="0.00213993" calcext:value-type="float">
            <text:p>0.00213993</text:p>
          </table:table-cell>
          <table:table-cell office:value-type="float" office:value="0.0713444" calcext:value-type="float">
            <text:p>0.0713444</text:p>
          </table:table-cell>
          <table:table-cell table:formula="of:=([.A1465]*[.A1465])" office:value-type="float" office:value="0.0000045793004049" calcext:value-type="float">
            <text:p>0.0000045793004049</text:p>
          </table:table-cell>
          <table:table-cell table:formula="of:=([.A1465]-[.B1465])*([.A1465]-[.B1465])" office:value-type="float" office:value="0.0047892586679809" calcext:value-type="float">
            <text:p>0.0047892586679809</text:p>
          </table:table-cell>
          <table:table-cell table:number-columns-repeated="2"/>
        </table:table-row>
        <table:table-row table:style-name="ro1">
          <table:table-cell office:value-type="float" office:value="0.00593066" calcext:value-type="float">
            <text:p>0.00593066</text:p>
          </table:table-cell>
          <table:table-cell office:value-type="float" office:value="0.0778032" calcext:value-type="float">
            <text:p>0.0778032</text:p>
          </table:table-cell>
          <table:table-cell table:formula="of:=([.A1466]*[.A1466])" office:value-type="float" office:value="0.0000351727280356" calcext:value-type="float">
            <text:p>0.0000351727280356</text:p>
          </table:table-cell>
          <table:table-cell table:formula="of:=([.A1466]-[.B1466])*([.A1466]-[.B1466])" office:value-type="float" office:value="0.0051656620060516" calcext:value-type="float">
            <text:p>0.0051656620060516</text:p>
          </table:table-cell>
          <table:table-cell table:number-columns-repeated="2"/>
        </table:table-row>
        <table:table-row table:style-name="ro1">
          <table:table-cell office:value-type="float" office:value="0.00957906" calcext:value-type="float">
            <text:p>0.00957906</text:p>
          </table:table-cell>
          <table:table-cell office:value-type="float" office:value="0.0633731" calcext:value-type="float">
            <text:p>0.0633731</text:p>
          </table:table-cell>
          <table:table-cell table:formula="of:=([.A1467]*[.A1467])" office:value-type="float" office:value="0.0000917583904836" calcext:value-type="float">
            <text:p>0.0000917583904836</text:p>
          </table:table-cell>
          <table:table-cell table:formula="of:=([.A1467]-[.B1467])*([.A1467]-[.B1467])" office:value-type="float" office:value="0.0028937987395216" calcext:value-type="float">
            <text:p>0.0028937987395216</text:p>
          </table:table-cell>
          <table:table-cell table:number-columns-repeated="2"/>
        </table:table-row>
        <table:table-row table:style-name="ro1">
          <table:table-cell office:value-type="float" office:value="0.0178978" calcext:value-type="float">
            <text:p>0.0178978</text:p>
          </table:table-cell>
          <table:table-cell office:value-type="float" office:value="0.0649904" calcext:value-type="float">
            <text:p>0.0649904</text:p>
          </table:table-cell>
          <table:table-cell table:formula="of:=([.A1468]*[.A1468])" office:value-type="float" office:value="0.00032033124484" calcext:value-type="float">
            <text:p>0.00032033124484</text:p>
          </table:table-cell>
          <table:table-cell table:formula="of:=([.A1468]-[.B1468])*([.A1468]-[.B1468])" office:value-type="float" office:value="0.00221771297476" calcext:value-type="float">
            <text:p>0.00221771297476</text:p>
          </table:table-cell>
          <table:table-cell table:number-columns-repeated="2"/>
        </table:table-row>
        <table:table-row table:style-name="ro1">
          <table:table-cell office:value-type="float" office:value="0.034986" calcext:value-type="float">
            <text:p>0.034986</text:p>
          </table:table-cell>
          <table:table-cell office:value-type="float" office:value="0.0428473" calcext:value-type="float">
            <text:p>0.0428473</text:p>
          </table:table-cell>
          <table:table-cell table:formula="of:=([.A1469]*[.A1469])" office:value-type="float" office:value="0.001224020196" calcext:value-type="float">
            <text:p>0.001224020196</text:p>
          </table:table-cell>
          <table:table-cell table:formula="of:=([.A1469]-[.B1469])*([.A1469]-[.B1469])" office:value-type="float" office:value="0.0000618000376899999" calcext:value-type="float">
            <text:p>0.0000618000376899999</text:p>
          </table:table-cell>
          <table:table-cell table:number-columns-repeated="2"/>
        </table:table-row>
        <table:table-row table:style-name="ro1">
          <table:table-cell office:value-type="float" office:value="0.0804951" calcext:value-type="float">
            <text:p>0.0804951</text:p>
          </table:table-cell>
          <table:table-cell office:value-type="float" office:value="0.13888" calcext:value-type="float">
            <text:p>0.13888</text:p>
          </table:table-cell>
          <table:table-cell table:formula="of:=([.A1470]*[.A1470])" office:value-type="float" office:value="0.00647946112401" calcext:value-type="float">
            <text:p>0.00647946112401</text:p>
          </table:table-cell>
          <table:table-cell table:formula="of:=([.A1470]-[.B1470])*([.A1470]-[.B1470])" office:value-type="float" office:value="0.00340879654801" calcext:value-type="float">
            <text:p>0.00340879654801</text:p>
          </table:table-cell>
          <table:table-cell table:number-columns-repeated="2"/>
        </table:table-row>
        <table:table-row table:style-name="ro1">
          <table:table-cell office:value-type="float" office:value="0.0804951" calcext:value-type="float">
            <text:p>0.0804951</text:p>
          </table:table-cell>
          <table:table-cell office:value-type="float" office:value="0.13724" calcext:value-type="float">
            <text:p>0.13724</text:p>
          </table:table-cell>
          <table:table-cell table:formula="of:=([.A1471]*[.A1471])" office:value-type="float" office:value="0.00647946112401" calcext:value-type="float">
            <text:p>0.00647946112401</text:p>
          </table:table-cell>
          <table:table-cell table:formula="of:=([.A1471]-[.B1471])*([.A1471]-[.B1471])" office:value-type="float" office:value="0.00321998367601" calcext:value-type="float">
            <text:p>0.00321998367601</text:p>
          </table:table-cell>
          <table:table-cell table:number-columns-repeated="2"/>
        </table:table-row>
        <table:table-row table:style-name="ro1">
          <table:table-cell office:value-type="float" office:value="0.110483" calcext:value-type="float">
            <text:p>0.110483</text:p>
          </table:table-cell>
          <table:table-cell office:value-type="float" office:value="0.405638" calcext:value-type="float">
            <text:p>0.405638</text:p>
          </table:table-cell>
          <table:table-cell table:formula="of:=([.A1472]*[.A1472])" office:value-type="float" office:value="0.012206493289" calcext:value-type="float">
            <text:p>0.012206493289</text:p>
          </table:table-cell>
          <table:table-cell table:formula="of:=([.A1472]-[.B1472])*([.A1472]-[.B1472])" office:value-type="float" office:value="0.087116474025" calcext:value-type="float">
            <text:p>0.087116474025</text:p>
          </table:table-cell>
          <table:table-cell table:number-columns-repeated="2"/>
        </table:table-row>
        <table:table-row table:style-name="ro1">
          <table:table-cell office:value-type="float" office:value="0.193875" calcext:value-type="float">
            <text:p>0.193875</text:p>
          </table:table-cell>
          <table:table-cell office:value-type="float" office:value="0.610477" calcext:value-type="float">
            <text:p>0.610477</text:p>
          </table:table-cell>
          <table:table-cell table:formula="of:=([.A1473]*[.A1473])" office:value-type="float" office:value="0.037587515625" calcext:value-type="float">
            <text:p>0.037587515625</text:p>
          </table:table-cell>
          <table:table-cell table:formula="of:=([.A1473]-[.B1473])*([.A1473]-[.B1473])" office:value-type="float" office:value="0.173557226404" calcext:value-type="float">
            <text:p>0.173557226404</text:p>
          </table:table-cell>
          <table:table-cell table:number-columns-repeated="2"/>
        </table:table-row>
        <table:table-row table:style-name="ro1">
          <table:table-cell office:value-type="float" office:value="0.261656" calcext:value-type="float">
            <text:p>0.261656</text:p>
          </table:table-cell>
          <table:table-cell office:value-type="float" office:value="0.368648" calcext:value-type="float">
            <text:p>0.368648</text:p>
          </table:table-cell>
          <table:table-cell table:formula="of:=([.A1474]*[.A1474])" office:value-type="float" office:value="0.068463862336" calcext:value-type="float">
            <text:p>0.068463862336</text:p>
          </table:table-cell>
          <table:table-cell table:formula="of:=([.A1474]-[.B1474])*([.A1474]-[.B1474])" office:value-type="float" office:value="0.011447288064" calcext:value-type="float">
            <text:p>0.011447288064</text:p>
          </table:table-cell>
          <table:table-cell table:number-columns-repeated="2"/>
        </table:table-row>
        <table:table-row table:style-name="ro1">
          <table:table-cell office:value-type="float" office:value="0.308057" calcext:value-type="float">
            <text:p>0.308057</text:p>
          </table:table-cell>
          <table:table-cell office:value-type="float" office:value="0.315589" calcext:value-type="float">
            <text:p>0.315589</text:p>
          </table:table-cell>
          <table:table-cell table:formula="of:=([.A1475]*[.A1475])" office:value-type="float" office:value="0.094899115249" calcext:value-type="float">
            <text:p>0.094899115249</text:p>
          </table:table-cell>
          <table:table-cell table:formula="of:=([.A1475]-[.B1475])*([.A1475]-[.B1475])" office:value-type="float" office:value="0.0000567310239999997" calcext:value-type="float">
            <text:p>5.67310239999997E-05</text:p>
          </table:table-cell>
          <table:table-cell table:number-columns-repeated="2"/>
        </table:table-row>
        <table:table-row table:style-name="ro1">
          <table:table-cell office:value-type="float" office:value="0.407457" calcext:value-type="float">
            <text:p>0.407457</text:p>
          </table:table-cell>
          <table:table-cell office:value-type="float" office:value="0.574595" calcext:value-type="float">
            <text:p>0.574595</text:p>
          </table:table-cell>
          <table:table-cell table:formula="of:=([.A1476]*[.A1476])" office:value-type="float" office:value="0.166021206849" calcext:value-type="float">
            <text:p>0.166021206849</text:p>
          </table:table-cell>
          <table:table-cell table:formula="of:=([.A1476]-[.B1476])*([.A1476]-[.B1476])" office:value-type="float" office:value="0.027935111044" calcext:value-type="float">
            <text:p>0.027935111044</text:p>
          </table:table-cell>
          <table:table-cell table:number-columns-repeated="2"/>
        </table:table-row>
        <table:table-row table:style-name="ro1">
          <table:table-cell office:value-type="float" office:value="0.426695" calcext:value-type="float">
            <text:p>0.426695</text:p>
          </table:table-cell>
          <table:table-cell office:value-type="float" office:value="0.499196" calcext:value-type="float">
            <text:p>0.499196</text:p>
          </table:table-cell>
          <table:table-cell table:formula="of:=([.A1477]*[.A1477])" office:value-type="float" office:value="0.182068623025" calcext:value-type="float">
            <text:p>0.182068623025</text:p>
          </table:table-cell>
          <table:table-cell table:formula="of:=([.A1477]-[.B1477])*([.A1477]-[.B1477])" office:value-type="float" office:value="0.005256395001" calcext:value-type="float">
            <text:p>0.005256395001</text:p>
          </table:table-cell>
          <table:table-cell table:number-columns-repeated="2"/>
        </table:table-row>
        <table:table-row table:style-name="ro1">
          <table:table-cell office:value-type="float" office:value="0.646219" calcext:value-type="float">
            <text:p>0.646219</text:p>
          </table:table-cell>
          <table:table-cell office:value-type="float" office:value="0.377206" calcext:value-type="float">
            <text:p>0.377206</text:p>
          </table:table-cell>
          <table:table-cell table:formula="of:=([.A1478]*[.A1478])" office:value-type="float" office:value="0.417598995961" calcext:value-type="float">
            <text:p>0.417598995961</text:p>
          </table:table-cell>
          <table:table-cell table:formula="of:=([.A1478]-[.B1478])*([.A1478]-[.B1478])" office:value-type="float" office:value="0.072367994169" calcext:value-type="float">
            <text:p>0.072367994169</text:p>
          </table:table-cell>
          <table:table-cell table:number-columns-repeated="2"/>
        </table:table-row>
        <table:table-row table:style-name="ro1">
          <table:table-cell office:value-type="float" office:value="0.646219" calcext:value-type="float">
            <text:p>0.646219</text:p>
          </table:table-cell>
          <table:table-cell office:value-type="float" office:value="0.46284" calcext:value-type="float">
            <text:p>0.46284</text:p>
          </table:table-cell>
          <table:table-cell table:formula="of:=([.A1479]*[.A1479])" office:value-type="float" office:value="0.417598995961" calcext:value-type="float">
            <text:p>0.417598995961</text:p>
          </table:table-cell>
          <table:table-cell table:formula="of:=([.A1479]-[.B1479])*([.A1479]-[.B1479])" office:value-type="float" office:value="0.033627857641" calcext:value-type="float">
            <text:p>0.033627857641</text:p>
          </table:table-cell>
          <table:table-cell table:number-columns-repeated="2"/>
        </table:table-row>
        <table:table-row table:style-name="ro1">
          <table:table-cell office:value-type="float" office:value="0.821615" calcext:value-type="float">
            <text:p>0.821615</text:p>
          </table:table-cell>
          <table:table-cell office:value-type="float" office:value="0.807043" calcext:value-type="float">
            <text:p>0.807043</text:p>
          </table:table-cell>
          <table:table-cell table:formula="of:=([.A1480]*[.A1480])" office:value-type="float" office:value="0.675051208225" calcext:value-type="float">
            <text:p>0.675051208225</text:p>
          </table:table-cell>
          <table:table-cell table:formula="of:=([.A1480]-[.B1480])*([.A1480]-[.B1480])" office:value-type="float" office:value="0.000212343184000001" calcext:value-type="float">
            <text:p>0.000212343184000001</text:p>
          </table:table-cell>
          <table:table-cell table:number-columns-repeated="2"/>
        </table:table-row>
        <table:table-row table:style-name="ro1">
          <table:table-cell office:value-type="float" office:value="0.894289" calcext:value-type="float">
            <text:p>0.894289</text:p>
          </table:table-cell>
          <table:table-cell office:value-type="float" office:value="0.924141" calcext:value-type="float">
            <text:p>0.924141</text:p>
          </table:table-cell>
          <table:table-cell table:formula="of:=([.A1481]*[.A1481])" office:value-type="float" office:value="0.799752815521" calcext:value-type="float">
            <text:p>0.799752815521</text:p>
          </table:table-cell>
          <table:table-cell table:formula="of:=([.A1481]-[.B1481])*([.A1481]-[.B1481])" office:value-type="float" office:value="0.000891141903999999" calcext:value-type="float">
            <text:p>0.000891141903999999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02469" calcext:value-type="float">
            <text:p>0.902469</text:p>
          </table:table-cell>
          <table:table-cell table:formula="of:=([.A1482]*[.A1482])" office:value-type="float" office:value="0.999982000081" calcext:value-type="float">
            <text:p>0.999982000081</text:p>
          </table:table-cell>
          <table:table-cell table:formula="of:=([.A1482]-[.B1482])*([.A1482]-[.B1482])" office:value-type="float" office:value="0.009510540484" calcext:value-type="float">
            <text:p>0.009510540484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8563" calcext:value-type="float">
            <text:p>0.988563</text:p>
          </table:table-cell>
          <table:table-cell table:formula="of:=([.A1483]*[.A1483])" office:value-type="float" office:value="0.999982000081" calcext:value-type="float">
            <text:p>0.999982000081</text:p>
          </table:table-cell>
          <table:table-cell table:formula="of:=([.A1483]-[.B1483])*([.A1483]-[.B1483])" office:value-type="float" office:value="0.000130599184" calcext:value-type="float">
            <text:p>0.000130599184</text:p>
          </table:table-cell>
          <table:table-cell table:number-columns-repeated="2"/>
        </table:table-row>
        <table:table-row table:style-name="ro1">
          <table:table-cell office:value-type="float" office:value="0.00000101328" calcext:value-type="float">
            <text:p>0.00000101328</text:p>
          </table:table-cell>
          <table:table-cell office:value-type="float" office:value="0.000000027145" calcext:value-type="float">
            <text:p>0.000000027145</text:p>
          </table:table-cell>
          <table:table-cell table:formula="of:=([.A1484]*[.A1484])" office:value-type="float" office:value="0.00000000000102673636" calcext:value-type="float">
            <text:p>1.0267363584E-12</text:p>
          </table:table-cell>
          <table:table-cell table:formula="of:=([.A1484]-[.B1484])*([.A1484]-[.B1484])" office:value-type="float" office:value="0.00000000000097246224" calcext:value-type="float">
            <text:p>9.72462238225E-13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783103" calcext:value-type="float">
            <text:p>0.00000783103</text:p>
          </table:table-cell>
          <table:table-cell table:formula="of:=([.A1485]*[.A1485])" office:value-type="float" office:value="0.00000000000003197445" calcext:value-type="float">
            <text:p>3.1974446596E-14</text:p>
          </table:table-cell>
          <table:table-cell table:formula="of:=([.A1485]-[.B1485])*([.A1485]-[.B1485])" office:value-type="float" office:value="0.00000000005855640971" calcext:value-type="float">
            <text:p>5.8556409710656E-11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0558053" calcext:value-type="float">
            <text:p>0.00000558053</text:p>
          </table:table-cell>
          <table:table-cell table:formula="of:=([.A1486]*[.A1486])" office:value-type="float" office:value="0.00000000000003197445" calcext:value-type="float">
            <text:p>3.1974446596E-14</text:p>
          </table:table-cell>
          <table:table-cell table:formula="of:=([.A1486]-[.B1486])*([.A1486]-[.B1486])" office:value-type="float" office:value="0.00000000002917853574" calcext:value-type="float">
            <text:p>2.9178535744656E-11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379612" calcext:value-type="float">
            <text:p>0.00000379612</text:p>
          </table:table-cell>
          <table:table-cell table:formula="of:=([.A1487]*[.A1487])" office:value-type="float" office:value="0.00000000000012789779" calcext:value-type="float">
            <text:p>1.27897786384E-13</text:p>
          </table:table-cell>
          <table:table-cell table:formula="of:=([.A1487]-[.B1487])*([.A1487]-[.B1487])" office:value-type="float" office:value="0.00000000001182322723" calcext:value-type="float">
            <text:p>1.1823227234064E-11</text:p>
          </table:table-cell>
          <table:table-cell table:number-columns-repeated="2"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111601" calcext:value-type="float">
            <text:p>0.0111601</text:p>
          </table:table-cell>
          <table:table-cell table:formula="of:=([.A1488]*[.A1488])" office:value-type="float" office:value="0.00000000000626701156" calcext:value-type="float">
            <text:p>6.26701156E-12</text:p>
          </table:table-cell>
          <table:table-cell table:formula="of:=([.A1488]-[.B1488])*([.A1488]-[.B1488])" office:value-type="float" office:value="0.000124491961888332" calcext:value-type="float">
            <text:p>0.000124491961888332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15598" calcext:value-type="float">
            <text:p>0.015598</text:p>
          </table:table-cell>
          <table:table-cell table:formula="of:=([.A1489]*[.A1489])" office:value-type="float" office:value="0.00000000000258994305" calcext:value-type="float">
            <text:p>2.5899430489E-12</text:p>
          </table:table-cell>
          <table:table-cell table:formula="of:=([.A1489]-[.B1489])*([.A1489]-[.B1489])" office:value-type="float" office:value="0.000243247401931263" calcext:value-type="float">
            <text:p>0.000243247401931263</text:p>
          </table:table-cell>
          <table:table-cell table:number-columns-repeated="2"/>
        </table:table-row>
        <table:table-row table:style-name="ro1">
          <table:table-cell office:value-type="float" office:value="0.0000157356" calcext:value-type="float">
            <text:p>0.0000157356</text:p>
          </table:table-cell>
          <table:table-cell office:value-type="float" office:value="0.0179229" calcext:value-type="float">
            <text:p>0.0179229</text:p>
          </table:table-cell>
          <table:table-cell table:formula="of:=([.A1490]*[.A1490])" office:value-type="float" office:value="0.00000000024760910736" calcext:value-type="float">
            <text:p>2.4760910736E-10</text:p>
          </table:table-cell>
          <table:table-cell table:formula="of:=([.A1490]-[.B1490])*([.A1490]-[.B1490])" office:value-type="float" office:value="0.000320666536848627" calcext:value-type="float">
            <text:p>0.000320666536848627</text:p>
          </table:table-cell>
          <table:table-cell table:number-columns-repeated="2"/>
        </table:table-row>
        <table:table-row table:style-name="ro1">
          <table:table-cell office:value-type="float" office:value="0.0000258684" calcext:value-type="float">
            <text:p>0.0000258684</text:p>
          </table:table-cell>
          <table:table-cell office:value-type="float" office:value="0.0000371982" calcext:value-type="float">
            <text:p>0.0000371982</text:p>
          </table:table-cell>
          <table:table-cell table:formula="of:=([.A1491]*[.A1491])" office:value-type="float" office:value="0.00000000066917411856" calcext:value-type="float">
            <text:p>6.6917411856E-10</text:p>
          </table:table-cell>
          <table:table-cell table:formula="of:=([.A1491]-[.B1491])*([.A1491]-[.B1491])" office:value-type="float" office:value="0.00000000012836436804" calcext:value-type="float">
            <text:p>1.2836436804E-10</text:p>
          </table:table-cell>
          <table:table-cell table:number-columns-repeated="2"/>
        </table:table-row>
        <table:table-row table:style-name="ro1">
          <table:table-cell office:value-type="float" office:value="0.0000814199" calcext:value-type="float">
            <text:p>0.0000814199</text:p>
          </table:table-cell>
          <table:table-cell office:value-type="float" office:value="0.000000989225" calcext:value-type="float">
            <text:p>0.000000989225</text:p>
          </table:table-cell>
          <table:table-cell table:formula="of:=([.A1492]*[.A1492])" office:value-type="float" office:value="0.00000000662920011601" calcext:value-type="float">
            <text:p>6.62920011601E-09</text:p>
          </table:table-cell>
          <table:table-cell table:formula="of:=([.A1492]-[.B1492])*([.A1492]-[.B1492])" office:value-type="float" office:value="0.00000000646909348096" calcext:value-type="float">
            <text:p>6.46909348095562E-09</text:p>
          </table:table-cell>
          <table:table-cell table:number-columns-repeated="2"/>
        </table:table-row>
        <table:table-row table:style-name="ro1">
          <table:table-cell office:value-type="float" office:value="0.0000942349" calcext:value-type="float">
            <text:p>0.0000942349</text:p>
          </table:table-cell>
          <table:table-cell office:value-type="float" office:value="0.000768077" calcext:value-type="float">
            <text:p>0.000768077</text:p>
          </table:table-cell>
          <table:table-cell table:formula="of:=([.A1493]*[.A1493])" office:value-type="float" office:value="0.00000000888021637801" calcext:value-type="float">
            <text:p>8.88021637801E-09</text:p>
          </table:table-cell>
          <table:table-cell table:formula="of:=([.A1493]-[.B1493])*([.A1493]-[.B1493])" office:value-type="float" office:value="0.00000045406317573241" calcext:value-type="float">
            <text:p>4.5406317573241E-07</text:p>
          </table:table-cell>
          <table:table-cell table:number-columns-repeated="2"/>
        </table:table-row>
        <table:table-row table:style-name="ro1">
          <table:table-cell office:value-type="float" office:value="0.0000942349" calcext:value-type="float">
            <text:p>0.0000942349</text:p>
          </table:table-cell>
          <table:table-cell office:value-type="float" office:value="0.00404087" calcext:value-type="float">
            <text:p>0.00404087</text:p>
          </table:table-cell>
          <table:table-cell table:formula="of:=([.A1494]*[.A1494])" office:value-type="float" office:value="0.00000000888021637801" calcext:value-type="float">
            <text:p>8.88021637801E-09</text:p>
          </table:table-cell>
          <table:table-cell table:formula="of:=([.A1494]-[.B1494])*([.A1494]-[.B1494])" office:value-type="float" office:value="0.000015575928612552" calcext:value-type="float">
            <text:p>1.5575928612552E-05</text:p>
          </table:table-cell>
          <table:table-cell table:number-columns-repeated="2"/>
        </table:table-row>
        <table:table-row table:style-name="ro1">
          <table:table-cell office:value-type="float" office:value="0.0000942349" calcext:value-type="float">
            <text:p>0.0000942349</text:p>
          </table:table-cell>
          <table:table-cell office:value-type="float" office:value="0.000930899" calcext:value-type="float">
            <text:p>0.000930899</text:p>
          </table:table-cell>
          <table:table-cell table:formula="of:=([.A1495]*[.A1495])" office:value-type="float" office:value="0.00000000888021637801" calcext:value-type="float">
            <text:p>8.88021637801E-09</text:p>
          </table:table-cell>
          <table:table-cell table:formula="of:=([.A1495]-[.B1495])*([.A1495]-[.B1495])" office:value-type="float" office:value="0.00000070000681622881" calcext:value-type="float">
            <text:p>7.0000681622881E-07</text:p>
          </table:table-cell>
          <table:table-cell table:number-columns-repeated="2"/>
        </table:table-row>
        <table:table-row table:style-name="ro1">
          <table:table-cell office:value-type="float" office:value="0.000043869" calcext:value-type="float">
            <text:p>0.000043869</text:p>
          </table:table-cell>
          <table:table-cell office:value-type="float" office:value="0.000000107191" calcext:value-type="float">
            <text:p>0.000000107191</text:p>
          </table:table-cell>
          <table:table-cell table:formula="of:=([.A1496]*[.A1496])" office:value-type="float" office:value="0.000000001924489161" calcext:value-type="float">
            <text:p>1.924489161E-09</text:p>
          </table:table-cell>
          <table:table-cell table:formula="of:=([.A1496]-[.B1496])*([.A1496]-[.B1496])" office:value-type="float" office:value="0.00000000191509592695" calcext:value-type="float">
            <text:p>1.91509592695248E-09</text:p>
          </table:table-cell>
          <table:table-cell table:number-columns-repeated="2"/>
        </table:table-row>
        <table:table-row table:style-name="ro1">
          <table:table-cell office:value-type="float" office:value="0.0000155568" calcext:value-type="float">
            <text:p>0.0000155568</text:p>
          </table:table-cell>
          <table:table-cell office:value-type="float" office:value="0.00250747" calcext:value-type="float">
            <text:p>0.00250747</text:p>
          </table:table-cell>
          <table:table-cell table:formula="of:=([.A1497]*[.A1497])" office:value-type="float" office:value="0.00000000024201402624" calcext:value-type="float">
            <text:p>2.4201402624E-10</text:p>
          </table:table-cell>
          <table:table-cell table:formula="of:=([.A1497]-[.B1497])*([.A1497]-[.B1497])" office:value-type="float" office:value="0.00000620963139633424" calcext:value-type="float">
            <text:p>6.20963139633424E-06</text:p>
          </table:table-cell>
          <table:table-cell table:number-columns-repeated="2"/>
        </table:table-row>
        <table:table-row table:style-name="ro1">
          <table:table-cell office:value-type="float" office:value="0.000153065" calcext:value-type="float">
            <text:p>0.000153065</text:p>
          </table:table-cell>
          <table:table-cell office:value-type="float" office:value="0.0111518" calcext:value-type="float">
            <text:p>0.0111518</text:p>
          </table:table-cell>
          <table:table-cell table:formula="of:=([.A1498]*[.A1498])" office:value-type="float" office:value="0.000000023428894225" calcext:value-type="float">
            <text:p>2.3428894225E-08</text:p>
          </table:table-cell>
          <table:table-cell table:formula="of:=([.A1498]-[.B1498])*([.A1498]-[.B1498])" office:value-type="float" office:value="0.000120972171600225" calcext:value-type="float">
            <text:p>0.000120972171600225</text:p>
          </table:table-cell>
          <table:table-cell table:number-columns-repeated="2"/>
        </table:table-row>
        <table:table-row table:style-name="ro1">
          <table:table-cell office:value-type="float" office:value="0.000231445" calcext:value-type="float">
            <text:p>0.000231445</text:p>
          </table:table-cell>
          <table:table-cell office:value-type="float" office:value="0.046675" calcext:value-type="float">
            <text:p>0.046675</text:p>
          </table:table-cell>
          <table:table-cell table:formula="of:=([.A1499]*[.A1499])" office:value-type="float" office:value="0.000000053566788025" calcext:value-type="float">
            <text:p>5.3566788025E-08</text:p>
          </table:table-cell>
          <table:table-cell table:formula="of:=([.A1499]-[.B1499])*([.A1499]-[.B1499])" office:value-type="float" office:value="0.00215700380103803" calcext:value-type="float">
            <text:p>0.00215700380103803</text:p>
          </table:table-cell>
          <table:table-cell table:number-columns-repeated="2"/>
        </table:table-row>
        <table:table-row table:style-name="ro1">
          <table:table-cell office:value-type="float" office:value="0.000231445" calcext:value-type="float">
            <text:p>0.000231445</text:p>
          </table:table-cell>
          <table:table-cell office:value-type="float" office:value="0.0702769" calcext:value-type="float">
            <text:p>0.0702769</text:p>
          </table:table-cell>
          <table:table-cell table:formula="of:=([.A1500]*[.A1500])" office:value-type="float" office:value="0.000000053566788025" calcext:value-type="float">
            <text:p>5.3566788025E-08</text:p>
          </table:table-cell>
          <table:table-cell table:formula="of:=([.A1500]-[.B1500])*([.A1500]-[.B1500])" office:value-type="float" office:value="0.00490636576615703" calcext:value-type="float">
            <text:p>0.00490636576615703</text:p>
          </table:table-cell>
          <table:table-cell table:number-columns-repeated="2"/>
        </table:table-row>
        <table:table-row table:style-name="ro1">
          <table:table-cell office:value-type="float" office:value="0.000667572" calcext:value-type="float">
            <text:p>0.000667572</text:p>
          </table:table-cell>
          <table:table-cell office:value-type="float" office:value="0.0672496" calcext:value-type="float">
            <text:p>0.0672496</text:p>
          </table:table-cell>
          <table:table-cell table:formula="of:=([.A1501]*[.A1501])" office:value-type="float" office:value="0.000000445652375184" calcext:value-type="float">
            <text:p>4.45652375184E-07</text:p>
          </table:table-cell>
          <table:table-cell table:formula="of:=([.A1501]-[.B1501])*([.A1501]-[.B1501])" office:value-type="float" office:value="0.00443316645259278" calcext:value-type="float">
            <text:p>0.00443316645259278</text:p>
          </table:table-cell>
          <table:table-cell table:number-columns-repeated="2"/>
        </table:table-row>
        <table:table-row table:style-name="ro1">
          <table:table-cell office:value-type="float" office:value="0.000848114" calcext:value-type="float">
            <text:p>0.000848114</text:p>
          </table:table-cell>
          <table:table-cell office:value-type="float" office:value="0.0117504" calcext:value-type="float">
            <text:p>0.0117504</text:p>
          </table:table-cell>
          <table:table-cell table:formula="of:=([.A1502]*[.A1502])" office:value-type="float" office:value="0.000000719297356996" calcext:value-type="float">
            <text:p>7.19297356996E-07</text:p>
          </table:table-cell>
          <table:table-cell table:formula="of:=([.A1502]-[.B1502])*([.A1502]-[.B1502])" office:value-type="float" office:value="0.000118859840025796" calcext:value-type="float">
            <text:p>0.000118859840025796</text:p>
          </table:table-cell>
          <table:table-cell table:number-columns-repeated="2"/>
        </table:table-row>
        <table:table-row table:style-name="ro1">
          <table:table-cell office:value-type="float" office:value="0.0167212" calcext:value-type="float">
            <text:p>0.0167212</text:p>
          </table:table-cell>
          <table:table-cell office:value-type="float" office:value="0.0653122" calcext:value-type="float">
            <text:p>0.0653122</text:p>
          </table:table-cell>
          <table:table-cell table:formula="of:=([.A1503]*[.A1503])" office:value-type="float" office:value="0.00027959852944" calcext:value-type="float">
            <text:p>0.00027959852944</text:p>
          </table:table-cell>
          <table:table-cell table:formula="of:=([.A1503]-[.B1503])*([.A1503]-[.B1503])" office:value-type="float" office:value="0.002361085281" calcext:value-type="float">
            <text:p>0.002361085281</text:p>
          </table:table-cell>
          <table:table-cell table:number-columns-repeated="2"/>
        </table:table-row>
        <table:table-row table:style-name="ro1">
          <table:table-cell office:value-type="float" office:value="0.0270267" calcext:value-type="float">
            <text:p>0.0270267</text:p>
          </table:table-cell>
          <table:table-cell office:value-type="float" office:value="0.0820447" calcext:value-type="float">
            <text:p>0.0820447</text:p>
          </table:table-cell>
          <table:table-cell table:formula="of:=([.A1504]*[.A1504])" office:value-type="float" office:value="0.00073044251289" calcext:value-type="float">
            <text:p>0.00073044251289</text:p>
          </table:table-cell>
          <table:table-cell table:formula="of:=([.A1504]-[.B1504])*([.A1504]-[.B1504])" office:value-type="float" office:value="0.003026980324" calcext:value-type="float">
            <text:p>0.003026980324</text:p>
          </table:table-cell>
          <table:table-cell table:number-columns-repeated="2"/>
        </table:table-row>
        <table:table-row table:style-name="ro1">
          <table:table-cell office:value-type="float" office:value="0.0597659" calcext:value-type="float">
            <text:p>0.0597659</text:p>
          </table:table-cell>
          <table:table-cell office:value-type="float" office:value="0.237279" calcext:value-type="float">
            <text:p>0.237279</text:p>
          </table:table-cell>
          <table:table-cell table:formula="of:=([.A1505]*[.A1505])" office:value-type="float" office:value="0.00357196280281" calcext:value-type="float">
            <text:p>0.00357196280281</text:p>
          </table:table-cell>
          <table:table-cell table:formula="of:=([.A1505]-[.B1505])*([.A1505]-[.B1505])" office:value-type="float" office:value="0.03151090067161" calcext:value-type="float">
            <text:p>0.03151090067161</text:p>
          </table:table-cell>
          <table:table-cell table:number-columns-repeated="2"/>
        </table:table-row>
        <table:table-row table:style-name="ro1">
          <table:table-cell office:value-type="float" office:value="0.0741864" calcext:value-type="float">
            <text:p>0.0741864</text:p>
          </table:table-cell>
          <table:table-cell office:value-type="float" office:value="0.243402" calcext:value-type="float">
            <text:p>0.243402</text:p>
          </table:table-cell>
          <table:table-cell table:formula="of:=([.A1506]*[.A1506])" office:value-type="float" office:value="0.00550362194496" calcext:value-type="float">
            <text:p>0.00550362194496</text:p>
          </table:table-cell>
          <table:table-cell table:formula="of:=([.A1506]-[.B1506])*([.A1506]-[.B1506])" office:value-type="float" office:value="0.02863391928336" calcext:value-type="float">
            <text:p>0.02863391928336</text:p>
          </table:table-cell>
          <table:table-cell table:number-columns-repeated="2"/>
        </table:table-row>
        <table:table-row table:style-name="ro1">
          <table:table-cell office:value-type="float" office:value="0.0741866" calcext:value-type="float">
            <text:p>0.0741866</text:p>
          </table:table-cell>
          <table:table-cell office:value-type="float" office:value="0.316582" calcext:value-type="float">
            <text:p>0.316582</text:p>
          </table:table-cell>
          <table:table-cell table:formula="of:=([.A1507]*[.A1507])" office:value-type="float" office:value="0.00550365161956" calcext:value-type="float">
            <text:p>0.00550365161956</text:p>
          </table:table-cell>
          <table:table-cell table:formula="of:=([.A1507]-[.B1507])*([.A1507]-[.B1507])" office:value-type="float" office:value="0.05875552994116" calcext:value-type="float">
            <text:p>0.05875552994116</text:p>
          </table:table-cell>
          <table:table-cell table:number-columns-repeated="2"/>
        </table:table-row>
        <table:table-row table:style-name="ro1">
          <table:table-cell office:value-type="float" office:value="0.0741866" calcext:value-type="float">
            <text:p>0.0741866</text:p>
          </table:table-cell>
          <table:table-cell office:value-type="float" office:value="0.0402353" calcext:value-type="float">
            <text:p>0.0402353</text:p>
          </table:table-cell>
          <table:table-cell table:formula="of:=([.A1508]*[.A1508])" office:value-type="float" office:value="0.00550365161956" calcext:value-type="float">
            <text:p>0.00550365161956</text:p>
          </table:table-cell>
          <table:table-cell table:formula="of:=([.A1508]-[.B1508])*([.A1508]-[.B1508])" office:value-type="float" office:value="0.00115269077169" calcext:value-type="float">
            <text:p>0.00115269077169</text:p>
          </table:table-cell>
          <table:table-cell table:number-columns-repeated="2"/>
        </table:table-row>
        <table:table-row table:style-name="ro1">
          <table:table-cell office:value-type="float" office:value="0.0741864" calcext:value-type="float">
            <text:p>0.0741864</text:p>
          </table:table-cell>
          <table:table-cell office:value-type="float" office:value="0.0417453" calcext:value-type="float">
            <text:p>0.0417453</text:p>
          </table:table-cell>
          <table:table-cell table:formula="of:=([.A1509]*[.A1509])" office:value-type="float" office:value="0.00550362194496" calcext:value-type="float">
            <text:p>0.00550362194496</text:p>
          </table:table-cell>
          <table:table-cell table:formula="of:=([.A1509]-[.B1509])*([.A1509]-[.B1509])" office:value-type="float" office:value="0.00105242496921" calcext:value-type="float">
            <text:p>0.00105242496921</text:p>
          </table:table-cell>
          <table:table-cell table:number-columns-repeated="2"/>
        </table:table-row>
        <table:table-row table:style-name="ro1">
          <table:table-cell office:value-type="float" office:value="0.0741864" calcext:value-type="float">
            <text:p>0.0741864</text:p>
          </table:table-cell>
          <table:table-cell office:value-type="float" office:value="0.0433414" calcext:value-type="float">
            <text:p>0.0433414</text:p>
          </table:table-cell>
          <table:table-cell table:formula="of:=([.A1510]*[.A1510])" office:value-type="float" office:value="0.00550362194496" calcext:value-type="float">
            <text:p>0.00550362194496</text:p>
          </table:table-cell>
          <table:table-cell table:formula="of:=([.A1510]-[.B1510])*([.A1510]-[.B1510])" office:value-type="float" office:value="0.000951414025" calcext:value-type="float">
            <text:p>0.000951414025</text:p>
          </table:table-cell>
          <table:table-cell table:number-columns-repeated="2"/>
        </table:table-row>
        <table:table-row table:style-name="ro1">
          <table:table-cell office:value-type="float" office:value="0.0741866" calcext:value-type="float">
            <text:p>0.0741866</text:p>
          </table:table-cell>
          <table:table-cell office:value-type="float" office:value="0.0450432" calcext:value-type="float">
            <text:p>0.0450432</text:p>
          </table:table-cell>
          <table:table-cell table:formula="of:=([.A1511]*[.A1511])" office:value-type="float" office:value="0.00550365161956" calcext:value-type="float">
            <text:p>0.00550365161956</text:p>
          </table:table-cell>
          <table:table-cell table:formula="of:=([.A1511]-[.B1511])*([.A1511]-[.B1511])" office:value-type="float" office:value="0.00084933776356" calcext:value-type="float">
            <text:p>0.00084933776356</text:p>
          </table:table-cell>
          <table:table-cell table:number-columns-repeated="2"/>
        </table:table-row>
        <table:table-row table:style-name="ro1">
          <table:table-cell office:value-type="float" office:value="0.413089" calcext:value-type="float">
            <text:p>0.413089</text:p>
          </table:table-cell>
          <table:table-cell office:value-type="float" office:value="0.203026" calcext:value-type="float">
            <text:p>0.203026</text:p>
          </table:table-cell>
          <table:table-cell table:formula="of:=([.A1512]*[.A1512])" office:value-type="float" office:value="0.170642521921" calcext:value-type="float">
            <text:p>0.170642521921</text:p>
          </table:table-cell>
          <table:table-cell table:formula="of:=([.A1512]-[.B1512])*([.A1512]-[.B1512])" office:value-type="float" office:value="0.044126463969" calcext:value-type="float">
            <text:p>0.044126463969</text:p>
          </table:table-cell>
          <table:table-cell table:number-columns-repeated="2"/>
        </table:table-row>
        <table:table-row table:style-name="ro1">
          <table:table-cell office:value-type="float" office:value="0.659227" calcext:value-type="float">
            <text:p>0.659227</text:p>
          </table:table-cell>
          <table:table-cell office:value-type="float" office:value="0.423471" calcext:value-type="float">
            <text:p>0.423471</text:p>
          </table:table-cell>
          <table:table-cell table:formula="of:=([.A1513]*[.A1513])" office:value-type="float" office:value="0.434580237529" calcext:value-type="float">
            <text:p>0.434580237529</text:p>
          </table:table-cell>
          <table:table-cell table:formula="of:=([.A1513]-[.B1513])*([.A1513]-[.B1513])" office:value-type="float" office:value="0.055580891536" calcext:value-type="float">
            <text:p>0.055580891536</text:p>
          </table:table-cell>
          <table:table-cell table:number-columns-repeated="2"/>
        </table:table-row>
        <table:table-row table:style-name="ro1">
          <table:table-cell office:value-type="float" office:value="0.880908" calcext:value-type="float">
            <text:p>0.880908</text:p>
          </table:table-cell>
          <table:table-cell office:value-type="float" office:value="0.728866" calcext:value-type="float">
            <text:p>0.728866</text:p>
          </table:table-cell>
          <table:table-cell table:formula="of:=([.A1514]*[.A1514])" office:value-type="float" office:value="0.775998904464" calcext:value-type="float">
            <text:p>0.775998904464</text:p>
          </table:table-cell>
          <table:table-cell table:formula="of:=([.A1514]-[.B1514])*([.A1514]-[.B1514])" office:value-type="float" office:value="0.023116769764" calcext:value-type="float">
            <text:p>0.023116769764</text:p>
          </table:table-cell>
          <table:table-cell table:number-columns-repeated="2"/>
        </table:table-row>
        <table:table-row table:style-name="ro1">
          <table:table-cell office:value-type="float" office:value="0.880909" calcext:value-type="float">
            <text:p>0.880909</text:p>
          </table:table-cell>
          <table:table-cell office:value-type="float" office:value="0.797695" calcext:value-type="float">
            <text:p>0.797695</text:p>
          </table:table-cell>
          <table:table-cell table:formula="of:=([.A1515]*[.A1515])" office:value-type="float" office:value="0.776000666281" calcext:value-type="float">
            <text:p>0.776000666281</text:p>
          </table:table-cell>
          <table:table-cell table:formula="of:=([.A1515]-[.B1515])*([.A1515]-[.B1515])" office:value-type="float" office:value="0.006924569796" calcext:value-type="float">
            <text:p>0.006924569796</text:p>
          </table:table-cell>
          <table:table-cell table:number-columns-repeated="2"/>
        </table:table-row>
        <table:table-row table:style-name="ro1">
          <table:table-cell office:value-type="float" office:value="0.880909" calcext:value-type="float">
            <text:p>0.880909</text:p>
          </table:table-cell>
          <table:table-cell office:value-type="float" office:value="0.835675" calcext:value-type="float">
            <text:p>0.835675</text:p>
          </table:table-cell>
          <table:table-cell table:formula="of:=([.A1516]*[.A1516])" office:value-type="float" office:value="0.776000666281" calcext:value-type="float">
            <text:p>0.776000666281</text:p>
          </table:table-cell>
          <table:table-cell table:formula="of:=([.A1516]-[.B1516])*([.A1516]-[.B1516])" office:value-type="float" office:value="0.00204611475600001" calcext:value-type="float">
            <text:p>0.00204611475600001</text:p>
          </table:table-cell>
          <table:table-cell table:number-columns-repeated="2"/>
        </table:table-row>
        <table:table-row table:style-name="ro1">
          <table:table-cell office:value-type="float" office:value="0.880909" calcext:value-type="float">
            <text:p>0.880909</text:p>
          </table:table-cell>
          <table:table-cell office:value-type="float" office:value="0.876031" calcext:value-type="float">
            <text:p>0.876031</text:p>
          </table:table-cell>
          <table:table-cell table:formula="of:=([.A1517]*[.A1517])" office:value-type="float" office:value="0.776000666281" calcext:value-type="float">
            <text:p>0.776000666281</text:p>
          </table:table-cell>
          <table:table-cell table:formula="of:=([.A1517]-[.B1517])*([.A1517]-[.B1517])" office:value-type="float" office:value="0.0000237948840000005" calcext:value-type="float">
            <text:p>2.37948840000005E-05</text:p>
          </table:table-cell>
          <table:table-cell table:number-columns-repeated="2"/>
        </table:table-row>
        <table:table-row table:style-name="ro1">
          <table:table-cell office:value-type="float" office:value="0.880908" calcext:value-type="float">
            <text:p>0.880908</text:p>
          </table:table-cell>
          <table:table-cell office:value-type="float" office:value="0.917084" calcext:value-type="float">
            <text:p>0.917084</text:p>
          </table:table-cell>
          <table:table-cell table:formula="of:=([.A1518]*[.A1518])" office:value-type="float" office:value="0.775998904464" calcext:value-type="float">
            <text:p>0.775998904464</text:p>
          </table:table-cell>
          <table:table-cell table:formula="of:=([.A1518]-[.B1518])*([.A1518]-[.B1518])" office:value-type="float" office:value="0.001308702976" calcext:value-type="float">
            <text:p>0.001308702976</text:p>
          </table:table-cell>
          <table:table-cell table:number-columns-repeated="2"/>
        </table:table-row>
        <table:table-row table:style-name="ro1">
          <table:table-cell office:value-type="float" office:value="0.946335" calcext:value-type="float">
            <text:p>0.946335</text:p>
          </table:table-cell>
          <table:table-cell office:value-type="float" office:value="0.955963" calcext:value-type="float">
            <text:p>0.955963</text:p>
          </table:table-cell>
          <table:table-cell table:formula="of:=([.A1519]*[.A1519])" office:value-type="float" office:value="0.895549932225" calcext:value-type="float">
            <text:p>0.895549932225</text:p>
          </table:table-cell>
          <table:table-cell table:formula="of:=([.A1519]-[.B1519])*([.A1519]-[.B1519])" office:value-type="float" office:value="0.0000926983839999994" calcext:value-type="float">
            <text:p>9.26983839999994E-05</text:p>
          </table:table-cell>
          <table:table-cell table:number-columns-repeated="2"/>
        </table:table-row>
        <table:table-row table:style-name="ro1">
          <table:table-cell office:value-type="float" office:value="0.946335" calcext:value-type="float">
            <text:p>0.946335</text:p>
          </table:table-cell>
          <table:table-cell office:value-type="float" office:value="0.984713" calcext:value-type="float">
            <text:p>0.984713</text:p>
          </table:table-cell>
          <table:table-cell table:formula="of:=([.A1520]*[.A1520])" office:value-type="float" office:value="0.895549932225" calcext:value-type="float">
            <text:p>0.895549932225</text:p>
          </table:table-cell>
          <table:table-cell table:formula="of:=([.A1520]-[.B1520])*([.A1520]-[.B1520])" office:value-type="float" office:value="0.00147287088399999" calcext:value-type="float">
            <text:p>0.00147287088399999</text:p>
          </table:table-cell>
          <table:table-cell table:number-columns-repeated="2"/>
        </table:table-row>
        <table:table-row table:style-name="ro1">
          <table:table-cell office:value-type="float" office:value="0.946335" calcext:value-type="float">
            <text:p>0.946335</text:p>
          </table:table-cell>
          <table:table-cell office:value-type="float" office:value="0.998192" calcext:value-type="float">
            <text:p>0.998192</text:p>
          </table:table-cell>
          <table:table-cell table:formula="of:=([.A1521]*[.A1521])" office:value-type="float" office:value="0.895549932225" calcext:value-type="float">
            <text:p>0.895549932225</text:p>
          </table:table-cell>
          <table:table-cell table:formula="of:=([.A1521]-[.B1521])*([.A1521]-[.B1521])" office:value-type="float" office:value="0.00268914844899999" calcext:value-type="float">
            <text:p>0.00268914844899999</text:p>
          </table:table-cell>
          <table:table-cell table:number-columns-repeated="2"/>
        </table:table-row>
        <table:table-row table:style-name="ro1">
          <table:table-cell office:value-type="float" office:value="0.971752" calcext:value-type="float">
            <text:p>0.971752</text:p>
          </table:table-cell>
          <table:table-cell office:value-type="float" office:value="0.999997" calcext:value-type="float">
            <text:p>0.999997</text:p>
          </table:table-cell>
          <table:table-cell table:formula="of:=([.A1522]*[.A1522])" office:value-type="float" office:value="0.944301949504" calcext:value-type="float">
            <text:p>0.944301949504</text:p>
          </table:table-cell>
          <table:table-cell table:formula="of:=([.A1522]-[.B1522])*([.A1522]-[.B1522])" office:value-type="float" office:value="0.000797780025000004" calcext:value-type="float">
            <text:p>0.000797780025000004</text:p>
          </table:table-cell>
          <table:table-cell table:number-columns-repeated="2"/>
        </table:table-row>
        <table:table-row table:style-name="ro1">
          <table:table-cell office:value-type="float" office:value="0.0000418425" calcext:value-type="float">
            <text:p>0.0000418425</text:p>
          </table:table-cell>
          <table:table-cell office:value-type="float" office:value="0.00000303222" calcext:value-type="float">
            <text:p>0.00000303222</text:p>
          </table:table-cell>
          <table:table-cell table:formula="of:=([.A1523]*[.A1523])" office:value-type="float" office:value="0.00000000175079480625" calcext:value-type="float">
            <text:p>1.75079480625E-09</text:p>
          </table:table-cell>
          <table:table-cell table:formula="of:=([.A1523]-[.B1523])*([.A1523]-[.B1523])" office:value-type="float" office:value="0.00000000150623783368" calcext:value-type="float">
            <text:p>1.5062378336784E-09</text:p>
          </table:table-cell>
          <table:table-cell table:number-columns-repeated="2"/>
        </table:table-row>
        <table:table-row table:style-name="ro1">
          <table:table-cell office:value-type="float" office:value="0.000155926" calcext:value-type="float">
            <text:p>0.000155926</text:p>
          </table:table-cell>
          <table:table-cell office:value-type="float" office:value="0.00156164" calcext:value-type="float">
            <text:p>0.00156164</text:p>
          </table:table-cell>
          <table:table-cell table:formula="of:=([.A1524]*[.A1524])" office:value-type="float" office:value="0.000000024312917476" calcext:value-type="float">
            <text:p>2.4312917476E-08</text:p>
          </table:table-cell>
          <table:table-cell table:formula="of:=([.A1524]-[.B1524])*([.A1524]-[.B1524])" office:value-type="float" office:value="0.000001976031849796" calcext:value-type="float">
            <text:p>1.976031849796E-06</text:p>
          </table:table-cell>
          <table:table-cell table:number-columns-repeated="2"/>
        </table:table-row>
        <table:table-row table:style-name="ro1">
          <table:table-cell office:value-type="float" office:value="0.000044167" calcext:value-type="float">
            <text:p>0.000044167</text:p>
          </table:table-cell>
          <table:table-cell office:value-type="float" office:value="0.0129414" calcext:value-type="float">
            <text:p>0.0129414</text:p>
          </table:table-cell>
          <table:table-cell table:formula="of:=([.A1525]*[.A1525])" office:value-type="float" office:value="0.000000001950723889" calcext:value-type="float">
            <text:p>1.950723889E-09</text:p>
          </table:table-cell>
          <table:table-cell table:formula="of:=([.A1525]-[.B1525])*([.A1525]-[.B1525])" office:value-type="float" office:value="0.000166338619056289" calcext:value-type="float">
            <text:p>0.000166338619056289</text:p>
          </table:table-cell>
          <table:table-cell table:number-columns-repeated="2"/>
        </table:table-row>
        <table:table-row table:style-name="ro1">
          <table:table-cell office:value-type="float" office:value="0.000044167" calcext:value-type="float">
            <text:p>0.000044167</text:p>
          </table:table-cell>
          <table:table-cell office:value-type="float" office:value="0.0372784" calcext:value-type="float">
            <text:p>0.0372784</text:p>
          </table:table-cell>
          <table:table-cell table:formula="of:=([.A1526]*[.A1526])" office:value-type="float" office:value="0.000000001950723889" calcext:value-type="float">
            <text:p>1.950723889E-09</text:p>
          </table:table-cell>
          <table:table-cell table:formula="of:=([.A1526]-[.B1526])*([.A1526]-[.B1526])" office:value-type="float" office:value="0.00138638810709829" calcext:value-type="float">
            <text:p>0.00138638810709829</text:p>
          </table:table-cell>
          <table:table-cell table:number-columns-repeated="2"/>
        </table:table-row>
        <table:table-row table:style-name="ro1">
          <table:table-cell office:value-type="float" office:value="0.0000342131" calcext:value-type="float">
            <text:p>0.0000342131</text:p>
          </table:table-cell>
          <table:table-cell office:value-type="float" office:value="0.0178244" calcext:value-type="float">
            <text:p>0.0178244</text:p>
          </table:table-cell>
          <table:table-cell table:formula="of:=([.A1527]*[.A1527])" office:value-type="float" office:value="0.00000000117053621161" calcext:value-type="float">
            <text:p>1.17053621161E-09</text:p>
          </table:table-cell>
          <table:table-cell table:formula="of:=([.A1527]-[.B1527])*([.A1527]-[.B1527])" office:value-type="float" office:value="0.000316490749936932" calcext:value-type="float">
            <text:p>0.000316490749936932</text:p>
          </table:table-cell>
          <table:table-cell table:number-columns-repeated="2"/>
        </table:table-row>
        <table:table-row table:style-name="ro1">
          <table:table-cell office:value-type="float" office:value="0.0000559688" calcext:value-type="float">
            <text:p>0.0000559688</text:p>
          </table:table-cell>
          <table:table-cell office:value-type="float" office:value="0.0071643" calcext:value-type="float">
            <text:p>0.0071643</text:p>
          </table:table-cell>
          <table:table-cell table:formula="of:=([.A1528]*[.A1528])" office:value-type="float" office:value="0.00000000313250657344" calcext:value-type="float">
            <text:p>3.13250657344E-09</text:p>
          </table:table-cell>
          <table:table-cell table:formula="of:=([.A1528]-[.B1528])*([.A1528]-[.B1528])" office:value-type="float" office:value="0.0000505283724488934" calcext:value-type="float">
            <text:p>5.05283724488934E-05</text:p>
          </table:table-cell>
          <table:table-cell table:number-columns-repeated="2"/>
        </table:table-row>
        <table:table-row table:style-name="ro1">
          <table:table-cell office:value-type="float" office:value="0.00213087" calcext:value-type="float">
            <text:p>0.00213087</text:p>
          </table:table-cell>
          <table:table-cell office:value-type="float" office:value="0.000393764" calcext:value-type="float">
            <text:p>0.000393764</text:p>
          </table:table-cell>
          <table:table-cell table:formula="of:=([.A1529]*[.A1529])" office:value-type="float" office:value="0.0000045406069569" calcext:value-type="float">
            <text:p>0.0000045406069569</text:p>
          </table:table-cell>
          <table:table-cell table:formula="of:=([.A1529]-[.B1529])*([.A1529]-[.B1529])" office:value-type="float" office:value="0.000003017537255236" calcext:value-type="float">
            <text:p>3.017537255236E-06</text:p>
          </table:table-cell>
          <table:table-cell table:number-columns-repeated="2"/>
        </table:table-row>
        <table:table-row table:style-name="ro1">
          <table:table-cell office:value-type="float" office:value="0.0011186" calcext:value-type="float">
            <text:p>0.0011186</text:p>
          </table:table-cell>
          <table:table-cell office:value-type="float" office:value="0.0297817" calcext:value-type="float">
            <text:p>0.0297817</text:p>
          </table:table-cell>
          <table:table-cell table:formula="of:=([.A1530]*[.A1530])" office:value-type="float" office:value="0.00000125126596" calcext:value-type="float">
            <text:p>0.00000125126596</text:p>
          </table:table-cell>
          <table:table-cell table:formula="of:=([.A1530]-[.B1530])*([.A1530]-[.B1530])" office:value-type="float" office:value="0.00082157330161" calcext:value-type="float">
            <text:p>0.00082157330161</text:p>
          </table:table-cell>
          <table:table-cell table:number-columns-repeated="2"/>
        </table:table-row>
        <table:table-row table:style-name="ro1">
          <table:table-cell office:value-type="float" office:value="0.00200379" calcext:value-type="float">
            <text:p>0.00200379</text:p>
          </table:table-cell>
          <table:table-cell office:value-type="float" office:value="0.0659954" calcext:value-type="float">
            <text:p>0.0659954</text:p>
          </table:table-cell>
          <table:table-cell table:formula="of:=([.A1531]*[.A1531])" office:value-type="float" office:value="0.0000040151743641" calcext:value-type="float">
            <text:p>0.0000040151743641</text:p>
          </table:table-cell>
          <table:table-cell table:formula="of:=([.A1531]-[.B1531])*([.A1531]-[.B1531])" office:value-type="float" office:value="0.0040949261503921" calcext:value-type="float">
            <text:p>0.0040949261503921</text:p>
          </table:table-cell>
          <table:table-cell table:number-columns-repeated="2"/>
        </table:table-row>
        <table:table-row table:style-name="ro1">
          <table:table-cell office:value-type="float" office:value="0.00200373" calcext:value-type="float">
            <text:p>0.00200373</text:p>
          </table:table-cell>
          <table:table-cell office:value-type="float" office:value="0.0014257" calcext:value-type="float">
            <text:p>0.0014257</text:p>
          </table:table-cell>
          <table:table-cell table:formula="of:=([.A1532]*[.A1532])" office:value-type="float" office:value="0.0000040149339129" calcext:value-type="float">
            <text:p>0.0000040149339129</text:p>
          </table:table-cell>
          <table:table-cell table:formula="of:=([.A1532]-[.B1532])*([.A1532]-[.B1532])" office:value-type="float" office:value="0.0000003341186809" calcext:value-type="float">
            <text:p>0.0000003341186809</text:p>
          </table:table-cell>
          <table:table-cell table:number-columns-repeated="2"/>
        </table:table-row>
        <table:table-row table:style-name="ro1">
          <table:table-cell office:value-type="float" office:value="0.000404298" calcext:value-type="float">
            <text:p>0.000404298</text:p>
          </table:table-cell>
          <table:table-cell office:value-type="float" office:value="0.0464592" calcext:value-type="float">
            <text:p>0.0464592</text:p>
          </table:table-cell>
          <table:table-cell table:formula="of:=([.A1533]*[.A1533])" office:value-type="float" office:value="0.000000163456872804" calcext:value-type="float">
            <text:p>1.63456872804E-07</text:p>
          </table:table-cell>
          <table:table-cell table:formula="of:=([.A1533]-[.B1533])*([.A1533]-[.B1533])" office:value-type="float" office:value="0.0021210539982296" calcext:value-type="float">
            <text:p>0.0021210539982296</text:p>
          </table:table-cell>
          <table:table-cell table:number-columns-repeated="2"/>
        </table:table-row>
        <table:table-row table:style-name="ro1">
          <table:table-cell office:value-type="float" office:value="0.000137508" calcext:value-type="float">
            <text:p>0.000137508</text:p>
          </table:table-cell>
          <table:table-cell office:value-type="float" office:value="0.000948336" calcext:value-type="float">
            <text:p>0.000948336</text:p>
          </table:table-cell>
          <table:table-cell table:formula="of:=([.A1534]*[.A1534])" office:value-type="float" office:value="0.000000018908450064" calcext:value-type="float">
            <text:p>1.8908450064E-08</text:p>
          </table:table-cell>
          <table:table-cell table:formula="of:=([.A1534]-[.B1534])*([.A1534]-[.B1534])" office:value-type="float" office:value="0.000000657442045584" calcext:value-type="float">
            <text:p>6.57442045584E-07</text:p>
          </table:table-cell>
          <table:table-cell table:number-columns-repeated="2"/>
        </table:table-row>
        <table:table-row table:style-name="ro1">
          <table:table-cell office:value-type="float" office:value="0.000147045" calcext:value-type="float">
            <text:p>0.000147045</text:p>
          </table:table-cell>
          <table:table-cell office:value-type="float" office:value="0.0130022" calcext:value-type="float">
            <text:p>0.0130022</text:p>
          </table:table-cell>
          <table:table-cell table:formula="of:=([.A1535]*[.A1535])" office:value-type="float" office:value="0.000000021622232025" calcext:value-type="float">
            <text:p>2.1622232025E-08</text:p>
          </table:table-cell>
          <table:table-cell table:formula="of:=([.A1535]-[.B1535])*([.A1535]-[.B1535])" office:value-type="float" office:value="0.000165255010074025" calcext:value-type="float">
            <text:p>0.000165255010074025</text:p>
          </table:table-cell>
          <table:table-cell table:number-columns-repeated="2"/>
        </table:table-row>
        <table:table-row table:style-name="ro1">
          <table:table-cell office:value-type="float" office:value="0.000753522" calcext:value-type="float">
            <text:p>0.000753522</text:p>
          </table:table-cell>
          <table:table-cell office:value-type="float" office:value="0.00594026" calcext:value-type="float">
            <text:p>0.00594026</text:p>
          </table:table-cell>
          <table:table-cell table:formula="of:=([.A1536]*[.A1536])" office:value-type="float" office:value="0.000000567795404484" calcext:value-type="float">
            <text:p>5.67795404484E-07</text:p>
          </table:table-cell>
          <table:table-cell table:formula="of:=([.A1536]-[.B1536])*([.A1536]-[.B1536])" office:value-type="float" office:value="0.000026902251080644" calcext:value-type="float">
            <text:p>2.6902251080644E-05</text:p>
          </table:table-cell>
          <table:table-cell table:number-columns-repeated="2"/>
        </table:table-row>
        <table:table-row table:style-name="ro1">
          <table:table-cell office:value-type="float" office:value="0.000594378" calcext:value-type="float">
            <text:p>0.000594378</text:p>
          </table:table-cell>
          <table:table-cell office:value-type="float" office:value="0.00253163" calcext:value-type="float">
            <text:p>0.00253163</text:p>
          </table:table-cell>
          <table:table-cell table:formula="of:=([.A1537]*[.A1537])" office:value-type="float" office:value="0.000000353285206884" calcext:value-type="float">
            <text:p>3.53285206884E-07</text:p>
          </table:table-cell>
          <table:table-cell table:formula="of:=([.A1537]-[.B1537])*([.A1537]-[.B1537])" office:value-type="float" office:value="0.000003752945311504" calcext:value-type="float">
            <text:p>3.752945311504E-06</text:p>
          </table:table-cell>
          <table:table-cell table:number-columns-repeated="2"/>
        </table:table-row>
        <table:table-row table:style-name="ro1">
          <table:table-cell office:value-type="float" office:value="0.000398517" calcext:value-type="float">
            <text:p>0.000398517</text:p>
          </table:table-cell>
          <table:table-cell office:value-type="float" office:value="0.00290773" calcext:value-type="float">
            <text:p>0.00290773</text:p>
          </table:table-cell>
          <table:table-cell table:formula="of:=([.A1538]*[.A1538])" office:value-type="float" office:value="0.000000158815799289" calcext:value-type="float">
            <text:p>1.58815799289E-07</text:p>
          </table:table-cell>
          <table:table-cell table:formula="of:=([.A1538]-[.B1538])*([.A1538]-[.B1538])" office:value-type="float" office:value="0.000006296149879369" calcext:value-type="float">
            <text:p>6.296149879369E-06</text:p>
          </table:table-cell>
          <table:table-cell table:number-columns-repeated="2"/>
        </table:table-row>
        <table:table-row table:style-name="ro1">
          <table:table-cell office:value-type="float" office:value="0.000578403" calcext:value-type="float">
            <text:p>0.000578403</text:p>
          </table:table-cell>
          <table:table-cell office:value-type="float" office:value="0.00379659" calcext:value-type="float">
            <text:p>0.00379659</text:p>
          </table:table-cell>
          <table:table-cell table:formula="of:=([.A1539]*[.A1539])" office:value-type="float" office:value="0.000000334550030409" calcext:value-type="float">
            <text:p>3.34550030409E-07</text:p>
          </table:table-cell>
          <table:table-cell table:formula="of:=([.A1539]-[.B1539])*([.A1539]-[.B1539])" office:value-type="float" office:value="0.000010356727566969" calcext:value-type="float">
            <text:p>1.0356727566969E-05</text:p>
          </table:table-cell>
          <table:table-cell table:number-columns-repeated="2"/>
        </table:table-row>
        <table:table-row table:style-name="ro1">
          <table:table-cell office:value-type="float" office:value="0.00332826" calcext:value-type="float">
            <text:p>0.00332826</text:p>
          </table:table-cell>
          <table:table-cell office:value-type="float" office:value="0.00624842" calcext:value-type="float">
            <text:p>0.00624842</text:p>
          </table:table-cell>
          <table:table-cell table:formula="of:=([.A1540]*[.A1540])" office:value-type="float" office:value="0.0000110773146276" calcext:value-type="float">
            <text:p>0.0000110773146276</text:p>
          </table:table-cell>
          <table:table-cell table:formula="of:=([.A1540]-[.B1540])*([.A1540]-[.B1540])" office:value-type="float" office:value="0.0000085273344256" calcext:value-type="float">
            <text:p>0.0000085273344256</text:p>
          </table:table-cell>
          <table:table-cell table:number-columns-repeated="2"/>
        </table:table-row>
        <table:table-row table:style-name="ro1">
          <table:table-cell office:value-type="float" office:value="0.0100245" calcext:value-type="float">
            <text:p>0.0100245</text:p>
          </table:table-cell>
          <table:table-cell office:value-type="float" office:value="0.000233228" calcext:value-type="float">
            <text:p>0.000233228</text:p>
          </table:table-cell>
          <table:table-cell table:formula="of:=([.A1541]*[.A1541])" office:value-type="float" office:value="0.00010049060025" calcext:value-type="float">
            <text:p>0.00010049060025</text:p>
          </table:table-cell>
          <table:table-cell table:formula="of:=([.A1541]-[.B1541])*([.A1541]-[.B1541])" office:value-type="float" office:value="0.000095869007377984" calcext:value-type="float">
            <text:p>9.5869007377984E-05</text:p>
          </table:table-cell>
          <table:table-cell table:number-columns-repeated="2"/>
        </table:table-row>
        <table:table-row table:style-name="ro1">
          <table:table-cell office:value-type="float" office:value="0.0123796" calcext:value-type="float">
            <text:p>0.0123796</text:p>
          </table:table-cell>
          <table:table-cell office:value-type="float" office:value="0.00631627" calcext:value-type="float">
            <text:p>0.00631627</text:p>
          </table:table-cell>
          <table:table-cell table:formula="of:=([.A1542]*[.A1542])" office:value-type="float" office:value="0.00015325449616" calcext:value-type="float">
            <text:p>0.00015325449616</text:p>
          </table:table-cell>
          <table:table-cell table:formula="of:=([.A1542]-[.B1542])*([.A1542]-[.B1542])" office:value-type="float" office:value="0.0000367639706889" calcext:value-type="float">
            <text:p>0.0000367639706889</text:p>
          </table:table-cell>
          <table:table-cell table:number-columns-repeated="2"/>
        </table:table-row>
        <table:table-row table:style-name="ro1">
          <table:table-cell office:value-type="float" office:value="0.0126126" calcext:value-type="float">
            <text:p>0.0126126</text:p>
          </table:table-cell>
          <table:table-cell office:value-type="float" office:value="0.0443949" calcext:value-type="float">
            <text:p>0.0443949</text:p>
          </table:table-cell>
          <table:table-cell table:formula="of:=([.A1543]*[.A1543])" office:value-type="float" office:value="0.00015907767876" calcext:value-type="float">
            <text:p>0.00015907767876</text:p>
          </table:table-cell>
          <table:table-cell table:formula="of:=([.A1543]-[.B1543])*([.A1543]-[.B1543])" office:value-type="float" office:value="0.00101011459329" calcext:value-type="float">
            <text:p>0.00101011459329</text:p>
          </table:table-cell>
          <table:table-cell table:number-columns-repeated="2"/>
        </table:table-row>
        <table:table-row table:style-name="ro1">
          <table:table-cell office:value-type="float" office:value="0.00984234" calcext:value-type="float">
            <text:p>0.00984234</text:p>
          </table:table-cell>
          <table:table-cell office:value-type="float" office:value="0.0121071" calcext:value-type="float">
            <text:p>0.0121071</text:p>
          </table:table-cell>
          <table:table-cell table:formula="of:=([.A1544]*[.A1544])" office:value-type="float" office:value="0.0000968716566756" calcext:value-type="float">
            <text:p>0.0000968716566756</text:p>
          </table:table-cell>
          <table:table-cell table:formula="of:=([.A1544]-[.B1544])*([.A1544]-[.B1544])" office:value-type="float" office:value="0.00000512913785760001" calcext:value-type="float">
            <text:p>0.00000512913785760001</text:p>
          </table:table-cell>
          <table:table-cell table:number-columns-repeated="2"/>
        </table:table-row>
        <table:table-row table:style-name="ro1">
          <table:table-cell office:value-type="float" office:value="0.0131303" calcext:value-type="float">
            <text:p>0.0131303</text:p>
          </table:table-cell>
          <table:table-cell office:value-type="float" office:value="0.0064027" calcext:value-type="float">
            <text:p>0.0064027</text:p>
          </table:table-cell>
          <table:table-cell table:formula="of:=([.A1545]*[.A1545])" office:value-type="float" office:value="0.00017240477809" calcext:value-type="float">
            <text:p>0.00017240477809</text:p>
          </table:table-cell>
          <table:table-cell table:formula="of:=([.A1545]-[.B1545])*([.A1545]-[.B1545])" office:value-type="float" office:value="0.00004526060176" calcext:value-type="float">
            <text:p>0.00004526060176</text:p>
          </table:table-cell>
          <table:table-cell table:number-columns-repeated="2"/>
        </table:table-row>
        <table:table-row table:style-name="ro1">
          <table:table-cell office:value-type="float" office:value="0.0497968" calcext:value-type="float">
            <text:p>0.0497968</text:p>
          </table:table-cell>
          <table:table-cell office:value-type="float" office:value="0.0620715" calcext:value-type="float">
            <text:p>0.0620715</text:p>
          </table:table-cell>
          <table:table-cell table:formula="of:=([.A1546]*[.A1546])" office:value-type="float" office:value="0.00247972129024" calcext:value-type="float">
            <text:p>0.00247972129024</text:p>
          </table:table-cell>
          <table:table-cell table:formula="of:=([.A1546]-[.B1546])*([.A1546]-[.B1546])" office:value-type="float" office:value="0.00015066826009" calcext:value-type="float">
            <text:p>0.00015066826009</text:p>
          </table:table-cell>
          <table:table-cell table:number-columns-repeated="2"/>
        </table:table-row>
        <table:table-row table:style-name="ro1">
          <table:table-cell office:value-type="float" office:value="0.159468" calcext:value-type="float">
            <text:p>0.159468</text:p>
          </table:table-cell>
          <table:table-cell office:value-type="float" office:value="0.0609828" calcext:value-type="float">
            <text:p>0.0609828</text:p>
          </table:table-cell>
          <table:table-cell table:formula="of:=([.A1547]*[.A1547])" office:value-type="float" office:value="0.025430043024" calcext:value-type="float">
            <text:p>0.025430043024</text:p>
          </table:table-cell>
          <table:table-cell table:formula="of:=([.A1547]-[.B1547])*([.A1547]-[.B1547])" office:value-type="float" office:value="0.00969933461904" calcext:value-type="float">
            <text:p>0.00969933461904</text:p>
          </table:table-cell>
          <table:table-cell table:number-columns-repeated="2"/>
        </table:table-row>
        <table:table-row table:style-name="ro1">
          <table:table-cell office:value-type="float" office:value="0.194133" calcext:value-type="float">
            <text:p>0.194133</text:p>
          </table:table-cell>
          <table:table-cell office:value-type="float" office:value="0.0744358" calcext:value-type="float">
            <text:p>0.0744358</text:p>
          </table:table-cell>
          <table:table-cell table:formula="of:=([.A1548]*[.A1548])" office:value-type="float" office:value="0.037687621689" calcext:value-type="float">
            <text:p>0.037687621689</text:p>
          </table:table-cell>
          <table:table-cell table:formula="of:=([.A1548]-[.B1548])*([.A1548]-[.B1548])" office:value-type="float" office:value="0.01432741968784" calcext:value-type="float">
            <text:p>0.01432741968784</text:p>
          </table:table-cell>
          <table:table-cell table:number-columns-repeated="2"/>
        </table:table-row>
        <table:table-row table:style-name="ro1">
          <table:table-cell office:value-type="float" office:value="0.194133" calcext:value-type="float">
            <text:p>0.194133</text:p>
          </table:table-cell>
          <table:table-cell office:value-type="float" office:value="0.0895543" calcext:value-type="float">
            <text:p>0.0895543</text:p>
          </table:table-cell>
          <table:table-cell table:formula="of:=([.A1549]*[.A1549])" office:value-type="float" office:value="0.037687621689" calcext:value-type="float">
            <text:p>0.037687621689</text:p>
          </table:table-cell>
          <table:table-cell table:formula="of:=([.A1549]-[.B1549])*([.A1549]-[.B1549])" office:value-type="float" office:value="0.01093670449369" calcext:value-type="float">
            <text:p>0.01093670449369</text:p>
          </table:table-cell>
          <table:table-cell table:number-columns-repeated="2"/>
        </table:table-row>
        <table:table-row table:style-name="ro1">
          <table:table-cell office:value-type="float" office:value="0.194133" calcext:value-type="float">
            <text:p>0.194133</text:p>
          </table:table-cell>
          <table:table-cell office:value-type="float" office:value="0.186065" calcext:value-type="float">
            <text:p>0.186065</text:p>
          </table:table-cell>
          <table:table-cell table:formula="of:=([.A1550]*[.A1550])" office:value-type="float" office:value="0.037687621689" calcext:value-type="float">
            <text:p>0.037687621689</text:p>
          </table:table-cell>
          <table:table-cell table:formula="of:=([.A1550]-[.B1550])*([.A1550]-[.B1550])" office:value-type="float" office:value="0.0000650926239999999" calcext:value-type="float">
            <text:p>0.0000650926239999999</text:p>
          </table:table-cell>
          <table:table-cell table:number-columns-repeated="2"/>
        </table:table-row>
        <table:table-row table:style-name="ro1">
          <table:table-cell office:value-type="float" office:value="0.18834" calcext:value-type="float">
            <text:p>0.18834</text:p>
          </table:table-cell>
          <table:table-cell office:value-type="float" office:value="0.233008" calcext:value-type="float">
            <text:p>0.233008</text:p>
          </table:table-cell>
          <table:table-cell table:formula="of:=([.A1551]*[.A1551])" office:value-type="float" office:value="0.0354719556" calcext:value-type="float">
            <text:p>0.0354719556</text:p>
          </table:table-cell>
          <table:table-cell table:formula="of:=([.A1551]-[.B1551])*([.A1551]-[.B1551])" office:value-type="float" office:value="0.001995230224" calcext:value-type="float">
            <text:p>0.001995230224</text:p>
          </table:table-cell>
          <table:table-cell table:number-columns-repeated="2"/>
        </table:table-row>
        <table:table-row table:style-name="ro1">
          <table:table-cell office:value-type="float" office:value="0.18834" calcext:value-type="float">
            <text:p>0.18834</text:p>
          </table:table-cell>
          <table:table-cell office:value-type="float" office:value="0.205491" calcext:value-type="float">
            <text:p>0.205491</text:p>
          </table:table-cell>
          <table:table-cell table:formula="of:=([.A1552]*[.A1552])" office:value-type="float" office:value="0.0354719556" calcext:value-type="float">
            <text:p>0.0354719556</text:p>
          </table:table-cell>
          <table:table-cell table:formula="of:=([.A1552]-[.B1552])*([.A1552]-[.B1552])" office:value-type="float" office:value="0.000294156801" calcext:value-type="float">
            <text:p>0.000294156801</text:p>
          </table:table-cell>
          <table:table-cell table:number-columns-repeated="2"/>
        </table:table-row>
        <table:table-row table:style-name="ro1">
          <table:table-cell office:value-type="float" office:value="0.329815" calcext:value-type="float">
            <text:p>0.329815</text:p>
          </table:table-cell>
          <table:table-cell office:value-type="float" office:value="0.273707" calcext:value-type="float">
            <text:p>0.273707</text:p>
          </table:table-cell>
          <table:table-cell table:formula="of:=([.A1553]*[.A1553])" office:value-type="float" office:value="0.108777934225" calcext:value-type="float">
            <text:p>0.108777934225</text:p>
          </table:table-cell>
          <table:table-cell table:formula="of:=([.A1553]-[.B1553])*([.A1553]-[.B1553])" office:value-type="float" office:value="0.00314810766400001" calcext:value-type="float">
            <text:p>0.00314810766400001</text:p>
          </table:table-cell>
          <table:table-cell table:number-columns-repeated="2"/>
        </table:table-row>
        <table:table-row table:style-name="ro1">
          <table:table-cell office:value-type="float" office:value="0.712492" calcext:value-type="float">
            <text:p>0.712492</text:p>
          </table:table-cell>
          <table:table-cell office:value-type="float" office:value="0.420524" calcext:value-type="float">
            <text:p>0.420524</text:p>
          </table:table-cell>
          <table:table-cell table:formula="of:=([.A1554]*[.A1554])" office:value-type="float" office:value="0.507644850064" calcext:value-type="float">
            <text:p>0.507644850064</text:p>
          </table:table-cell>
          <table:table-cell table:formula="of:=([.A1554]-[.B1554])*([.A1554]-[.B1554])" office:value-type="float" office:value="0.085245313024" calcext:value-type="float">
            <text:p>0.085245313024</text:p>
          </table:table-cell>
          <table:table-cell table:number-columns-repeated="2"/>
        </table:table-row>
        <table:table-row table:style-name="ro1">
          <table:table-cell office:value-type="float" office:value="0.712492" calcext:value-type="float">
            <text:p>0.712492</text:p>
          </table:table-cell>
          <table:table-cell office:value-type="float" office:value="0.682435" calcext:value-type="float">
            <text:p>0.682435</text:p>
          </table:table-cell>
          <table:table-cell table:formula="of:=([.A1555]*[.A1555])" office:value-type="float" office:value="0.507644850064" calcext:value-type="float">
            <text:p>0.507644850064</text:p>
          </table:table-cell>
          <table:table-cell table:formula="of:=([.A1555]-[.B1555])*([.A1555]-[.B1555])" office:value-type="float" office:value="0.000903423249" calcext:value-type="float">
            <text:p>0.000903423249</text:p>
          </table:table-cell>
          <table:table-cell table:number-columns-repeated="2"/>
        </table:table-row>
        <table:table-row table:style-name="ro1">
          <table:table-cell office:value-type="float" office:value="0.710016" calcext:value-type="float">
            <text:p>0.710016</text:p>
          </table:table-cell>
          <table:table-cell office:value-type="float" office:value="0.715007" calcext:value-type="float">
            <text:p>0.715007</text:p>
          </table:table-cell>
          <table:table-cell table:formula="of:=([.A1556]*[.A1556])" office:value-type="float" office:value="0.504122720256" calcext:value-type="float">
            <text:p>0.504122720256</text:p>
          </table:table-cell>
          <table:table-cell table:formula="of:=([.A1556]-[.B1556])*([.A1556]-[.B1556])" office:value-type="float" office:value="0.0000249100809999997" calcext:value-type="float">
            <text:p>2.49100809999997E-05</text:p>
          </table:table-cell>
          <table:table-cell table:number-columns-repeated="2"/>
        </table:table-row>
        <table:table-row table:style-name="ro1">
          <table:table-cell office:value-type="float" office:value="0.849495" calcext:value-type="float">
            <text:p>0.849495</text:p>
          </table:table-cell>
          <table:table-cell office:value-type="float" office:value="0.855384" calcext:value-type="float">
            <text:p>0.855384</text:p>
          </table:table-cell>
          <table:table-cell table:formula="of:=([.A1557]*[.A1557])" office:value-type="float" office:value="0.721641755025" calcext:value-type="float">
            <text:p>0.721641755025</text:p>
          </table:table-cell>
          <table:table-cell table:formula="of:=([.A1557]-[.B1557])*([.A1557]-[.B1557])" office:value-type="float" office:value="0.0000346803210000004" calcext:value-type="float">
            <text:p>3.46803210000004E-05</text:p>
          </table:table-cell>
          <table:table-cell table:number-columns-repeated="2"/>
        </table:table-row>
        <table:table-row table:style-name="ro1">
          <table:table-cell office:value-type="float" office:value="0.887987" calcext:value-type="float">
            <text:p>0.887987</text:p>
          </table:table-cell>
          <table:table-cell office:value-type="float" office:value="0.891787" calcext:value-type="float">
            <text:p>0.891787</text:p>
          </table:table-cell>
          <table:table-cell table:formula="of:=([.A1558]*[.A1558])" office:value-type="float" office:value="0.788520912169" calcext:value-type="float">
            <text:p>0.788520912169</text:p>
          </table:table-cell>
          <table:table-cell table:formula="of:=([.A1558]-[.B1558])*([.A1558]-[.B1558])" office:value-type="float" office:value="0.0000144400000000002" calcext:value-type="float">
            <text:p>1.44400000000002E-05</text:p>
          </table:table-cell>
          <table:table-cell table:number-columns-repeated="2"/>
        </table:table-row>
        <table:table-row table:style-name="ro1">
          <table:table-cell office:value-type="float" office:value="0.887987" calcext:value-type="float">
            <text:p>0.887987</text:p>
          </table:table-cell>
          <table:table-cell office:value-type="float" office:value="0.918606" calcext:value-type="float">
            <text:p>0.918606</text:p>
          </table:table-cell>
          <table:table-cell table:formula="of:=([.A1559]*[.A1559])" office:value-type="float" office:value="0.788520912169" calcext:value-type="float">
            <text:p>0.788520912169</text:p>
          </table:table-cell>
          <table:table-cell table:formula="of:=([.A1559]-[.B1559])*([.A1559]-[.B1559])" office:value-type="float" office:value="0.000937523161000004" calcext:value-type="float">
            <text:p>0.000937523161000004</text:p>
          </table:table-cell>
          <table:table-cell table:number-columns-repeated="2"/>
        </table:table-row>
        <table:table-row table:style-name="ro1">
          <table:table-cell office:value-type="float" office:value="0.938628" calcext:value-type="float">
            <text:p>0.938628</text:p>
          </table:table-cell>
          <table:table-cell office:value-type="float" office:value="0.915754" calcext:value-type="float">
            <text:p>0.915754</text:p>
          </table:table-cell>
          <table:table-cell table:formula="of:=([.A1560]*[.A1560])" office:value-type="float" office:value="0.881022522384" calcext:value-type="float">
            <text:p>0.881022522384</text:p>
          </table:table-cell>
          <table:table-cell table:formula="of:=([.A1560]-[.B1560])*([.A1560]-[.B1560])" office:value-type="float" office:value="0.000523219876000003" calcext:value-type="float">
            <text:p>0.000523219876000003</text:p>
          </table:table-cell>
          <table:table-cell table:number-columns-repeated="2"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9997" calcext:value-type="float">
            <text:p>0.999997</text:p>
          </table:table-cell>
          <table:table-cell table:formula="of:=([.A1561]*[.A1561])" office:value-type="float" office:value="0.999988000036" calcext:value-type="float">
            <text:p>0.999988000036</text:p>
          </table:table-cell>
          <table:table-cell table:formula="of:=([.A1561]-[.B1561])*([.A1561]-[.B1561])" office:value-type="float" office:value="0.000000000009" calcext:value-type="float">
            <text:p>8.99999999985147E-12</text:p>
          </table:table-cell>
          <table:table-cell table:number-columns-repeated="2"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000303222" calcext:value-type="float">
            <text:p>0.00000303222</text:p>
          </table:table-cell>
          <table:table-cell table:formula="of:=([.A1562]*[.A1562])" office:value-type="float" office:value="0.00000000019619885041" calcext:value-type="float">
            <text:p>1.9619885041E-10</text:p>
          </table:table-cell>
          <table:table-cell table:formula="of:=([.A1562]-[.B1562])*([.A1562]-[.B1562])" office:value-type="float" office:value="0.00000000012044799101" calcext:value-type="float">
            <text:p>1.204479910144E-10</text:p>
          </table:table-cell>
          <table:table-cell table:number-columns-repeated="2"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0180795" calcext:value-type="float">
            <text:p>0.00180795</text:p>
          </table:table-cell>
          <table:table-cell table:formula="of:=([.A1563]*[.A1563])" office:value-type="float" office:value="0.00000000019619885041" calcext:value-type="float">
            <text:p>1.9619885041E-10</text:p>
          </table:table-cell>
          <table:table-cell table:formula="of:=([.A1563]-[.B1563])*([.A1563]-[.B1563])" office:value-type="float" office:value="0.00000321823112846041" calcext:value-type="float">
            <text:p>3.21823112846041E-06</text:p>
          </table:table-cell>
          <table:table-cell table:number-columns-repeated="2"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152877" calcext:value-type="float">
            <text:p>0.0152877</text:p>
          </table:table-cell>
          <table:table-cell table:formula="of:=([.A1564]*[.A1564])" office:value-type="float" office:value="0.00000000019619885041" calcext:value-type="float">
            <text:p>1.9619885041E-10</text:p>
          </table:table-cell>
          <table:table-cell table:formula="of:=([.A1564]-[.B1564])*([.A1564]-[.B1564])" office:value-type="float" office:value="0.00023328569480351" calcext:value-type="float">
            <text:p>0.00023328569480351</text:p>
          </table:table-cell>
          <table:table-cell table:number-columns-repeated="2"/>
        </table:table-row>
        <table:table-row table:style-name="ro1">
          <table:table-cell office:value-type="float" office:value="0.0000140071" calcext:value-type="float">
            <text:p>0.0000140071</text:p>
          </table:table-cell>
          <table:table-cell office:value-type="float" office:value="0.0440372" calcext:value-type="float">
            <text:p>0.0440372</text:p>
          </table:table-cell>
          <table:table-cell table:formula="of:=([.A1565]*[.A1565])" office:value-type="float" office:value="0.00000000019619885041" calcext:value-type="float">
            <text:p>1.9619885041E-10</text:p>
          </table:table-cell>
          <table:table-cell table:formula="of:=([.A1565]-[.B1565])*([.A1565]-[.B1565])" office:value-type="float" office:value="0.00193804151311061" calcext:value-type="float">
            <text:p>0.00193804151311061</text:p>
          </table:table-cell>
          <table:table-cell table:number-columns-repeated="2"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0815701" calcext:value-type="float">
            <text:p>0.0815701</text:p>
          </table:table-cell>
          <table:table-cell table:formula="of:=([.A1566]*[.A1566])" office:value-type="float" office:value="0.00000000023283097744" calcext:value-type="float">
            <text:p>2.3283097744E-10</text:p>
          </table:table-cell>
          <table:table-cell table:formula="of:=([.A1566]-[.B1566])*([.A1566]-[.B1566])" office:value-type="float" office:value="0.00665119212315722" calcext:value-type="float">
            <text:p>0.00665119212315722</text:p>
          </table:table-cell>
          <table:table-cell table:number-columns-repeated="2"/>
        </table:table-row>
        <table:table-row table:style-name="ro1">
          <table:table-cell office:value-type="float" office:value="0.0000152588" calcext:value-type="float">
            <text:p>0.0000152588</text:p>
          </table:table-cell>
          <table:table-cell office:value-type="float" office:value="0.122397" calcext:value-type="float">
            <text:p>0.122397</text:p>
          </table:table-cell>
          <table:table-cell table:formula="of:=([.A1567]*[.A1567])" office:value-type="float" office:value="0.00000000023283097744" calcext:value-type="float">
            <text:p>2.3283097744E-10</text:p>
          </table:table-cell>
          <table:table-cell table:formula="of:=([.A1567]-[.B1567])*([.A1567]-[.B1567])" office:value-type="float" office:value="0.0149772905791438" calcext:value-type="float">
            <text:p>0.0149772905791438</text:p>
          </table:table-cell>
          <table:table-cell table:number-columns-repeated="2"/>
        </table:table-row>
        <table:table-row table:style-name="ro1">
          <table:table-cell office:value-type="float" office:value="0.0000323653" calcext:value-type="float">
            <text:p>0.0000323653</text:p>
          </table:table-cell>
          <table:table-cell office:value-type="float" office:value="0.00181507" calcext:value-type="float">
            <text:p>0.00181507</text:p>
          </table:table-cell>
          <table:table-cell table:formula="of:=([.A1568]*[.A1568])" office:value-type="float" office:value="0.00000000104751264409" calcext:value-type="float">
            <text:p>1.04751264409E-09</text:p>
          </table:table-cell>
          <table:table-cell table:formula="of:=([.A1568]-[.B1568])*([.A1568]-[.B1568])" office:value-type="float" office:value="0.00000317803604740209" calcext:value-type="float">
            <text:p>3.17803604740209E-06</text:p>
          </table:table-cell>
          <table:table-cell table:number-columns-repeated="2"/>
        </table:table-row>
        <table:table-row table:style-name="ro1">
          <table:table-cell office:value-type="float" office:value="0.000233531" calcext:value-type="float">
            <text:p>0.000233531</text:p>
          </table:table-cell>
          <table:table-cell office:value-type="float" office:value="0.031592" calcext:value-type="float">
            <text:p>0.031592</text:p>
          </table:table-cell>
          <table:table-cell table:formula="of:=([.A1569]*[.A1569])" office:value-type="float" office:value="0.000000054536727961" calcext:value-type="float">
            <text:p>5.4536727961E-08</text:p>
          </table:table-cell>
          <table:table-cell table:formula="of:=([.A1569]-[.B1569])*([.A1569]-[.B1569])" office:value-type="float" office:value="0.000983353578023961" calcext:value-type="float">
            <text:p>0.000983353578023961</text:p>
          </table:table-cell>
          <table:table-cell table:number-columns-repeated="2"/>
        </table:table-row>
        <table:table-row table:style-name="ro1">
          <table:table-cell office:value-type="float" office:value="0.000142217" calcext:value-type="float">
            <text:p>0.000142217</text:p>
          </table:table-cell>
          <table:table-cell office:value-type="float" office:value="0.000250205" calcext:value-type="float">
            <text:p>0.000250205</text:p>
          </table:table-cell>
          <table:table-cell table:formula="of:=([.A1570]*[.A1570])" office:value-type="float" office:value="0.000000020225675089" calcext:value-type="float">
            <text:p>2.0225675089E-08</text:p>
          </table:table-cell>
          <table:table-cell table:formula="of:=([.A1570]-[.B1570])*([.A1570]-[.B1570])" office:value-type="float" office:value="0.000000011661408144" calcext:value-type="float">
            <text:p>1.1661408144E-08</text:p>
          </table:table-cell>
          <table:table-cell table:number-columns-repeated="2"/>
        </table:table-row>
        <table:table-row table:style-name="ro1">
          <table:table-cell office:value-type="float" office:value="0.000142217" calcext:value-type="float">
            <text:p>0.000142217</text:p>
          </table:table-cell>
          <table:table-cell office:value-type="float" office:value="0.000284283" calcext:value-type="float">
            <text:p>0.000284283</text:p>
          </table:table-cell>
          <table:table-cell table:formula="of:=([.A1571]*[.A1571])" office:value-type="float" office:value="0.000000020225675089" calcext:value-type="float">
            <text:p>2.0225675089E-08</text:p>
          </table:table-cell>
          <table:table-cell table:formula="of:=([.A1571]-[.B1571])*([.A1571]-[.B1571])" office:value-type="float" office:value="0.000000020182748356" calcext:value-type="float">
            <text:p>2.0182748356E-08</text:p>
          </table:table-cell>
          <table:table-cell table:number-columns-repeated="2"/>
        </table:table-row>
        <table:table-row table:style-name="ro1">
          <table:table-cell office:value-type="float" office:value="0.000769436" calcext:value-type="float">
            <text:p>0.000769436</text:p>
          </table:table-cell>
          <table:table-cell office:value-type="float" office:value="0.0822989" calcext:value-type="float">
            <text:p>0.0822989</text:p>
          </table:table-cell>
          <table:table-cell table:formula="of:=([.A1572]*[.A1572])" office:value-type="float" office:value="0.000000592031758096" calcext:value-type="float">
            <text:p>5.92031758096E-07</text:p>
          </table:table-cell>
          <table:table-cell table:formula="of:=([.A1572]-[.B1572])*([.A1572]-[.B1572])" office:value-type="float" office:value="0.0066470535001273" calcext:value-type="float">
            <text:p>0.0066470535001273</text:p>
          </table:table-cell>
          <table:table-cell table:number-columns-repeated="2"/>
        </table:table-row>
        <table:table-row table:style-name="ro1">
          <table:table-cell office:value-type="float" office:value="0.000348985" calcext:value-type="float">
            <text:p>0.000348985</text:p>
          </table:table-cell>
          <table:table-cell office:value-type="float" office:value="0.00270708" calcext:value-type="float">
            <text:p>0.00270708</text:p>
          </table:table-cell>
          <table:table-cell table:formula="of:=([.A1573]*[.A1573])" office:value-type="float" office:value="0.000000121790530225" calcext:value-type="float">
            <text:p>1.21790530225E-07</text:p>
          </table:table-cell>
          <table:table-cell table:formula="of:=([.A1573]-[.B1573])*([.A1573]-[.B1573])" office:value-type="float" office:value="0.000005560612029025" calcext:value-type="float">
            <text:p>5.560612029025E-06</text:p>
          </table:table-cell>
          <table:table-cell table:number-columns-repeated="2"/>
        </table:table-row>
        <table:table-row table:style-name="ro1">
          <table:table-cell office:value-type="float" office:value="0.000317454" calcext:value-type="float">
            <text:p>0.000317454</text:p>
          </table:table-cell>
          <table:table-cell office:value-type="float" office:value="0.00300434" calcext:value-type="float">
            <text:p>0.00300434</text:p>
          </table:table-cell>
          <table:table-cell table:formula="of:=([.A1574]*[.A1574])" office:value-type="float" office:value="0.000000100777042116" calcext:value-type="float">
            <text:p>1.00777042116E-07</text:p>
          </table:table-cell>
          <table:table-cell table:formula="of:=([.A1574]-[.B1574])*([.A1574]-[.B1574])" office:value-type="float" office:value="0.000007219356376996" calcext:value-type="float">
            <text:p>7.219356376996E-06</text:p>
          </table:table-cell>
          <table:table-cell table:number-columns-repeated="2"/>
        </table:table-row>
        <table:table-row table:style-name="ro1">
          <table:table-cell office:value-type="float" office:value="0.000491977" calcext:value-type="float">
            <text:p>0.000491977</text:p>
          </table:table-cell>
          <table:table-cell office:value-type="float" office:value="0.00350033" calcext:value-type="float">
            <text:p>0.00350033</text:p>
          </table:table-cell>
          <table:table-cell table:formula="of:=([.A1575]*[.A1575])" office:value-type="float" office:value="0.000000242041368529" calcext:value-type="float">
            <text:p>2.42041368529E-07</text:p>
          </table:table-cell>
          <table:table-cell table:formula="of:=([.A1575]-[.B1575])*([.A1575]-[.B1575])" office:value-type="float" office:value="0.000009050187772609" calcext:value-type="float">
            <text:p>9.050187772609E-06</text:p>
          </table:table-cell>
          <table:table-cell table:number-columns-repeated="2"/>
        </table:table-row>
        <table:table-row table:style-name="ro1">
          <table:table-cell office:value-type="float" office:value="0.0000847578" calcext:value-type="float">
            <text:p>0.0000847578</text:p>
          </table:table-cell>
          <table:table-cell office:value-type="float" office:value="0.000958293" calcext:value-type="float">
            <text:p>0.000958293</text:p>
          </table:table-cell>
          <table:table-cell table:formula="of:=([.A1576]*[.A1576])" office:value-type="float" office:value="0.00000000718388466084" calcext:value-type="float">
            <text:p>7.18388466084E-09</text:p>
          </table:table-cell>
          <table:table-cell table:formula="of:=([.A1576]-[.B1576])*([.A1576]-[.B1576])" office:value-type="float" office:value="0.00000076306374563904" calcext:value-type="float">
            <text:p>7.6306374563904E-07</text:p>
          </table:table-cell>
          <table:table-cell table:number-columns-repeated="2"/>
        </table:table-row>
        <table:table-row table:style-name="ro1">
          <table:table-cell office:value-type="float" office:value="0.000334144" calcext:value-type="float">
            <text:p>0.000334144</text:p>
          </table:table-cell>
          <table:table-cell office:value-type="float" office:value="0.0000823281" calcext:value-type="float">
            <text:p>0.0000823281</text:p>
          </table:table-cell>
          <table:table-cell table:formula="of:=([.A1577]*[.A1577])" office:value-type="float" office:value="0.000000111652212736" calcext:value-type="float">
            <text:p>1.11652212736E-07</text:p>
          </table:table-cell>
          <table:table-cell table:formula="of:=([.A1577]-[.B1577])*([.A1577]-[.B1577])" office:value-type="float" office:value="0.00000006341124749281" calcext:value-type="float">
            <text:p>6.341124749281E-08</text:p>
          </table:table-cell>
          <table:table-cell table:number-columns-repeated="2"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925932" calcext:value-type="float">
            <text:p>0.0925932</text:p>
          </table:table-cell>
          <table:table-cell table:formula="of:=([.A1578]*[.A1578])" office:value-type="float" office:value="0.0000835441700625" calcext:value-type="float">
            <text:p>0.0000835441700625</text:p>
          </table:table-cell>
          <table:table-cell table:formula="of:=([.A1578]-[.B1578])*([.A1578]-[.B1578])" office:value-type="float" office:value="0.0069643948637025" calcext:value-type="float">
            <text:p>0.0069643948637025</text:p>
          </table:table-cell>
          <table:table-cell table:number-columns-repeated="2"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375721" calcext:value-type="float">
            <text:p>0.0375721</text:p>
          </table:table-cell>
          <table:table-cell table:formula="of:=([.A1579]*[.A1579])" office:value-type="float" office:value="0.0000835441700625" calcext:value-type="float">
            <text:p>0.0000835441700625</text:p>
          </table:table-cell>
          <table:table-cell table:formula="of:=([.A1579]-[.B1579])*([.A1579]-[.B1579])" office:value-type="float" office:value="0.0008083700944225" calcext:value-type="float">
            <text:p>0.0008083700944225</text:p>
          </table:table-cell>
          <table:table-cell table:number-columns-repeated="2"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303111" calcext:value-type="float">
            <text:p>0.0303111</text:p>
          </table:table-cell>
          <table:table-cell table:formula="of:=([.A1580]*[.A1580])" office:value-type="float" office:value="0.0000835441700625" calcext:value-type="float">
            <text:p>0.0000835441700625</text:p>
          </table:table-cell>
          <table:table-cell table:formula="of:=([.A1580]-[.B1580])*([.A1580]-[.B1580])" office:value-type="float" office:value="0.0004482048897225" calcext:value-type="float">
            <text:p>0.0004482048897225</text:p>
          </table:table-cell>
          <table:table-cell table:number-columns-repeated="2"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0963468" calcext:value-type="float">
            <text:p>0.0963468</text:p>
          </table:table-cell>
          <table:table-cell table:formula="of:=([.A1581]*[.A1581])" office:value-type="float" office:value="0.0000835441700625" calcext:value-type="float">
            <text:p>0.0000835441700625</text:p>
          </table:table-cell>
          <table:table-cell table:formula="of:=([.A1581]-[.B1581])*([.A1581]-[.B1581])" office:value-type="float" office:value="0.0076049823629025" calcext:value-type="float">
            <text:p>0.0076049823629025</text:p>
          </table:table-cell>
          <table:table-cell table:number-columns-repeated="2"/>
        </table:table-row>
        <table:table-row table:style-name="ro1">
          <table:table-cell office:value-type="float" office:value="0.00914025" calcext:value-type="float">
            <text:p>0.00914025</text:p>
          </table:table-cell>
          <table:table-cell office:value-type="float" office:value="0.100136" calcext:value-type="float">
            <text:p>0.100136</text:p>
          </table:table-cell>
          <table:table-cell table:formula="of:=([.A1582]*[.A1582])" office:value-type="float" office:value="0.0000835441700625" calcext:value-type="float">
            <text:p>0.0000835441700625</text:p>
          </table:table-cell>
          <table:table-cell table:formula="of:=([.A1582]-[.B1582])*([.A1582]-[.B1582])" office:value-type="float" office:value="0.0082802265180625" calcext:value-type="float">
            <text:p>0.0082802265180625</text:p>
          </table:table-cell>
          <table:table-cell table:number-columns-repeated="2"/>
        </table:table-row>
        <table:table-row table:style-name="ro1">
          <table:table-cell office:value-type="float" office:value="0.0927575" calcext:value-type="float">
            <text:p>0.0927575</text:p>
          </table:table-cell>
          <table:table-cell office:value-type="float" office:value="0.0752266" calcext:value-type="float">
            <text:p>0.0752266</text:p>
          </table:table-cell>
          <table:table-cell table:formula="of:=([.A1583]*[.A1583])" office:value-type="float" office:value="0.00860395380625" calcext:value-type="float">
            <text:p>0.00860395380625</text:p>
          </table:table-cell>
          <table:table-cell table:formula="of:=([.A1583]-[.B1583])*([.A1583]-[.B1583])" office:value-type="float" office:value="0.00030733245481" calcext:value-type="float">
            <text:p>0.00030733245481</text:p>
          </table:table-cell>
          <table:table-cell table:number-columns-repeated="2"/>
        </table:table-row>
        <table:table-row table:style-name="ro1">
          <table:table-cell office:value-type="float" office:value="0.138616" calcext:value-type="float">
            <text:p>0.138616</text:p>
          </table:table-cell>
          <table:table-cell office:value-type="float" office:value="0.139916" calcext:value-type="float">
            <text:p>0.139916</text:p>
          </table:table-cell>
          <table:table-cell table:formula="of:=([.A1584]*[.A1584])" office:value-type="float" office:value="0.019214395456" calcext:value-type="float">
            <text:p>0.019214395456</text:p>
          </table:table-cell>
          <table:table-cell table:formula="of:=([.A1584]-[.B1584])*([.A1584]-[.B1584])" office:value-type="float" office:value="0.00000169000000000006" calcext:value-type="float">
            <text:p>1.69000000000006E-06</text:p>
          </table:table-cell>
          <table:table-cell table:number-columns-repeated="2"/>
        </table:table-row>
        <table:table-row table:style-name="ro1">
          <table:table-cell office:value-type="float" office:value="0.0641409" calcext:value-type="float">
            <text:p>0.0641409</text:p>
          </table:table-cell>
          <table:table-cell office:value-type="float" office:value="0.0614939" calcext:value-type="float">
            <text:p>0.0614939</text:p>
          </table:table-cell>
          <table:table-cell table:formula="of:=([.A1585]*[.A1585])" office:value-type="float" office:value="0.00411405505281" calcext:value-type="float">
            <text:p>0.00411405505281</text:p>
          </table:table-cell>
          <table:table-cell table:formula="of:=([.A1585]-[.B1585])*([.A1585]-[.B1585])" office:value-type="float" office:value="0.00000700660900000002" calcext:value-type="float">
            <text:p>0.00000700660900000002</text:p>
          </table:table-cell>
          <table:table-cell table:number-columns-repeated="2"/>
        </table:table-row>
        <table:table-row table:style-name="ro1">
          <table:table-cell office:value-type="float" office:value="0.0641409" calcext:value-type="float">
            <text:p>0.0641409</text:p>
          </table:table-cell>
          <table:table-cell office:value-type="float" office:value="0.039243" calcext:value-type="float">
            <text:p>0.039243</text:p>
          </table:table-cell>
          <table:table-cell table:formula="of:=([.A1586]*[.A1586])" office:value-type="float" office:value="0.00411405505281" calcext:value-type="float">
            <text:p>0.00411405505281</text:p>
          </table:table-cell>
          <table:table-cell table:formula="of:=([.A1586]-[.B1586])*([.A1586]-[.B1586])" office:value-type="float" office:value="0.00061990542441" calcext:value-type="float">
            <text:p>0.00061990542441</text:p>
          </table:table-cell>
          <table:table-cell table:number-columns-repeated="2"/>
        </table:table-row>
        <table:table-row table:style-name="ro1">
          <table:table-cell office:value-type="float" office:value="0.740418" calcext:value-type="float">
            <text:p>0.740418</text:p>
          </table:table-cell>
          <table:table-cell office:value-type="float" office:value="0.343166" calcext:value-type="float">
            <text:p>0.343166</text:p>
          </table:table-cell>
          <table:table-cell table:formula="of:=([.A1587]*[.A1587])" office:value-type="float" office:value="0.548218814724" calcext:value-type="float">
            <text:p>0.548218814724</text:p>
          </table:table-cell>
          <table:table-cell table:formula="of:=([.A1587]-[.B1587])*([.A1587]-[.B1587])" office:value-type="float" office:value="0.157809151504" calcext:value-type="float">
            <text:p>0.157809151504</text:p>
          </table:table-cell>
          <table:table-cell table:number-columns-repeated="2"/>
        </table:table-row>
        <table:table-row table:style-name="ro1">
          <table:table-cell office:value-type="float" office:value="0.81498" calcext:value-type="float">
            <text:p>0.81498</text:p>
          </table:table-cell>
          <table:table-cell office:value-type="float" office:value="0.520915" calcext:value-type="float">
            <text:p>0.520915</text:p>
          </table:table-cell>
          <table:table-cell table:formula="of:=([.A1588]*[.A1588])" office:value-type="float" office:value="0.6641924004" calcext:value-type="float">
            <text:p>0.6641924004</text:p>
          </table:table-cell>
          <table:table-cell table:formula="of:=([.A1588]-[.B1588])*([.A1588]-[.B1588])" office:value-type="float" office:value="0.086474224225" calcext:value-type="float">
            <text:p>0.086474224225</text:p>
          </table:table-cell>
          <table:table-cell table:number-columns-repeated="2"/>
        </table:table-row>
        <table:table-row table:style-name="ro1">
          <table:table-cell office:value-type="float" office:value="0.814979" calcext:value-type="float">
            <text:p>0.814979</text:p>
          </table:table-cell>
          <table:table-cell office:value-type="float" office:value="0.541369" calcext:value-type="float">
            <text:p>0.541369</text:p>
          </table:table-cell>
          <table:table-cell table:formula="of:=([.A1589]*[.A1589])" office:value-type="float" office:value="0.664190770441" calcext:value-type="float">
            <text:p>0.664190770441</text:p>
          </table:table-cell>
          <table:table-cell table:formula="of:=([.A1589]-[.B1589])*([.A1589]-[.B1589])" office:value-type="float" office:value="0.0748624321" calcext:value-type="float">
            <text:p>0.0748624321</text:p>
          </table:table-cell>
          <table:table-cell table:number-columns-repeated="2"/>
        </table:table-row>
        <table:table-row table:style-name="ro1">
          <table:table-cell office:value-type="float" office:value="0.814978" calcext:value-type="float">
            <text:p>0.814978</text:p>
          </table:table-cell>
          <table:table-cell office:value-type="float" office:value="0.563357" calcext:value-type="float">
            <text:p>0.563357</text:p>
          </table:table-cell>
          <table:table-cell table:formula="of:=([.A1590]*[.A1590])" office:value-type="float" office:value="0.664189140484" calcext:value-type="float">
            <text:p>0.664189140484</text:p>
          </table:table-cell>
          <table:table-cell table:formula="of:=([.A1590]-[.B1590])*([.A1590]-[.B1590])" office:value-type="float" office:value="0.063313127641" calcext:value-type="float">
            <text:p>0.063313127641</text:p>
          </table:table-cell>
          <table:table-cell table:number-columns-repeated="2"/>
        </table:table-row>
        <table:table-row table:style-name="ro1">
          <table:table-cell office:value-type="float" office:value="0.814978" calcext:value-type="float">
            <text:p>0.814978</text:p>
          </table:table-cell>
          <table:table-cell office:value-type="float" office:value="0.626966" calcext:value-type="float">
            <text:p>0.626966</text:p>
          </table:table-cell>
          <table:table-cell table:formula="of:=([.A1591]*[.A1591])" office:value-type="float" office:value="0.664189140484" calcext:value-type="float">
            <text:p>0.664189140484</text:p>
          </table:table-cell>
          <table:table-cell table:formula="of:=([.A1591]-[.B1591])*([.A1591]-[.B1591])" office:value-type="float" office:value="0.035348512144" calcext:value-type="float">
            <text:p>0.035348512144</text:p>
          </table:table-cell>
          <table:table-cell table:number-columns-repeated="2"/>
        </table:table-row>
        <table:table-row table:style-name="ro1">
          <table:table-cell office:value-type="float" office:value="0.814979" calcext:value-type="float">
            <text:p>0.814979</text:p>
          </table:table-cell>
          <table:table-cell office:value-type="float" office:value="0.654615" calcext:value-type="float">
            <text:p>0.654615</text:p>
          </table:table-cell>
          <table:table-cell table:formula="of:=([.A1592]*[.A1592])" office:value-type="float" office:value="0.664190770441" calcext:value-type="float">
            <text:p>0.664190770441</text:p>
          </table:table-cell>
          <table:table-cell table:formula="of:=([.A1592]-[.B1592])*([.A1592]-[.B1592])" office:value-type="float" office:value="0.025716612496" calcext:value-type="float">
            <text:p>0.025716612496</text:p>
          </table:table-cell>
          <table:table-cell table:number-columns-repeated="2"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684727" calcext:value-type="float">
            <text:p>0.684727</text:p>
          </table:table-cell>
          <table:table-cell table:formula="of:=([.A1593]*[.A1593])" office:value-type="float" office:value="0.918520976025" calcext:value-type="float">
            <text:p>0.918520976025</text:p>
          </table:table-cell>
          <table:table-cell table:formula="of:=([.A1593]-[.B1593])*([.A1593]-[.B1593])" office:value-type="float" office:value="0.074894174224" calcext:value-type="float">
            <text:p>0.074894174224</text:p>
          </table:table-cell>
          <table:table-cell table:number-columns-repeated="2"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717328" calcext:value-type="float">
            <text:p>0.717328</text:p>
          </table:table-cell>
          <table:table-cell table:formula="of:=([.A1594]*[.A1594])" office:value-type="float" office:value="0.918520976025" calcext:value-type="float">
            <text:p>0.918520976025</text:p>
          </table:table-cell>
          <table:table-cell table:formula="of:=([.A1594]-[.B1594])*([.A1594]-[.B1594])" office:value-type="float" office:value="0.058113298489" calcext:value-type="float">
            <text:p>0.058113298489</text:p>
          </table:table-cell>
          <table:table-cell table:number-columns-repeated="2"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876815" calcext:value-type="float">
            <text:p>0.876815</text:p>
          </table:table-cell>
          <table:table-cell table:formula="of:=([.A1595]*[.A1595])" office:value-type="float" office:value="0.918520976025" calcext:value-type="float">
            <text:p>0.918520976025</text:p>
          </table:table-cell>
          <table:table-cell table:formula="of:=([.A1595]-[.B1595])*([.A1595]-[.B1595])" office:value-type="float" office:value="0.0066552964" calcext:value-type="float">
            <text:p>0.0066552964</text:p>
          </table:table-cell>
          <table:table-cell table:number-columns-repeated="2"/>
        </table:table-row>
        <table:table-row table:style-name="ro1">
          <table:table-cell office:value-type="float" office:value="0.958396" calcext:value-type="float">
            <text:p>0.958396</text:p>
          </table:table-cell>
          <table:table-cell office:value-type="float" office:value="0.917905" calcext:value-type="float">
            <text:p>0.917905</text:p>
          </table:table-cell>
          <table:table-cell table:formula="of:=([.A1596]*[.A1596])" office:value-type="float" office:value="0.918522892816" calcext:value-type="float">
            <text:p>0.918522892816</text:p>
          </table:table-cell>
          <table:table-cell table:formula="of:=([.A1596]-[.B1596])*([.A1596]-[.B1596])" office:value-type="float" office:value="0.001639521081" calcext:value-type="float">
            <text:p>0.001639521081</text:p>
          </table:table-cell>
          <table:table-cell table:number-columns-repeated="2"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955963" calcext:value-type="float">
            <text:p>0.955963</text:p>
          </table:table-cell>
          <table:table-cell table:formula="of:=([.A1597]*[.A1597])" office:value-type="float" office:value="0.918520976025" calcext:value-type="float">
            <text:p>0.918520976025</text:p>
          </table:table-cell>
          <table:table-cell table:formula="of:=([.A1597]-[.B1597])*([.A1597]-[.B1597])" office:value-type="float" office:value="0.00000591462399999995" calcext:value-type="float">
            <text:p>5.91462399999995E-06</text:p>
          </table:table-cell>
          <table:table-cell table:number-columns-repeated="2"/>
        </table:table-row>
        <table:table-row table:style-name="ro1">
          <table:table-cell office:value-type="float" office:value="0.958395" calcext:value-type="float">
            <text:p>0.958395</text:p>
          </table:table-cell>
          <table:table-cell office:value-type="float" office:value="0.984712" calcext:value-type="float">
            <text:p>0.984712</text:p>
          </table:table-cell>
          <table:table-cell table:formula="of:=([.A1598]*[.A1598])" office:value-type="float" office:value="0.918520976025" calcext:value-type="float">
            <text:p>0.918520976025</text:p>
          </table:table-cell>
          <table:table-cell table:formula="of:=([.A1598]-[.B1598])*([.A1598]-[.B1598])" office:value-type="float" office:value="0.000692584489000002" calcext:value-type="float">
            <text:p>0.000692584489000002</text:p>
          </table:table-cell>
          <table:table-cell table:number-columns-repeated="2"/>
        </table:table-row>
        <table:table-row table:style-name="ro1">
          <table:table-cell office:value-type="float" office:value="0.992064" calcext:value-type="float">
            <text:p>0.992064</text:p>
          </table:table-cell>
          <table:table-cell office:value-type="float" office:value="0.987432" calcext:value-type="float">
            <text:p>0.987432</text:p>
          </table:table-cell>
          <table:table-cell table:formula="of:=([.A1599]*[.A1599])" office:value-type="float" office:value="0.984190980096" calcext:value-type="float">
            <text:p>0.984190980096</text:p>
          </table:table-cell>
          <table:table-cell table:formula="of:=([.A1599]-[.B1599])*([.A1599]-[.B1599])" office:value-type="float" office:value="0.0000214554239999997" calcext:value-type="float">
            <text:p>2.14554239999997E-05</text:p>
          </table:table-cell>
          <table:table-cell table:number-columns-repeated="2"/>
        </table:table-row>
        <table:table-row table:style-name="ro1">
          <table:table-cell office:value-type="float" office:value="0.992064" calcext:value-type="float">
            <text:p>0.992064</text:p>
          </table:table-cell>
          <table:table-cell office:value-type="float" office:value="0.999997" calcext:value-type="float">
            <text:p>0.999997</text:p>
          </table:table-cell>
          <table:table-cell table:formula="of:=([.A1600]*[.A1600])" office:value-type="float" office:value="0.984190980096" calcext:value-type="float">
            <text:p>0.984190980096</text:p>
          </table:table-cell>
          <table:table-cell table:formula="of:=([.A1600]-[.B1600])*([.A1600]-[.B1600])" office:value-type="float" office:value="0.0000629324890000013" calcext:value-type="float">
            <text:p>6.29324890000013E-05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95165" calcext:value-type="float">
            <text:p>0.00000295165</text:p>
          </table:table-cell>
          <table:table-cell table:formula="of:=([.A1601]*[.A1601])" office:value-type="float" office:value="0" calcext:value-type="float">
            <text:p>0</text:p>
          </table:table-cell>
          <table:table-cell table:formula="of:=([.A1601]-[.B1601])*([.A1601]-[.B1601])" office:value-type="float" office:value="0.00000000000871223772" calcext:value-type="float">
            <text:p>8.7122377225E-1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5991" calcext:value-type="float">
            <text:p>0.00175991</text:p>
          </table:table-cell>
          <table:table-cell table:formula="of:=([.A1602]*[.A1602])" office:value-type="float" office:value="0" calcext:value-type="float">
            <text:p>0</text:p>
          </table:table-cell>
          <table:table-cell table:formula="of:=([.A1602]-[.B1602])*([.A1602]-[.B1602])" office:value-type="float" office:value="0.0000030972832081" calcext:value-type="float">
            <text:p>0.000003097283208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148815" calcext:value-type="float">
            <text:p>0.0148815</text:p>
          </table:table-cell>
          <table:table-cell table:formula="of:=([.A1603]*[.A1603])" office:value-type="float" office:value="0" calcext:value-type="float">
            <text:p>0</text:p>
          </table:table-cell>
          <table:table-cell table:formula="of:=([.A1603]-[.B1603])*([.A1603]-[.B1603])" office:value-type="float" office:value="0.00022145904225" calcext:value-type="float">
            <text:p>0.00022145904225</text:p>
          </table:table-cell>
          <table:table-cell table:number-columns-repeated="2"/>
        </table:table-row>
        <table:table-row table:style-name="ro1">
          <table:table-cell office:value-type="float" office:value="0.0000013113" calcext:value-type="float">
            <text:p>0.0000013113</text:p>
          </table:table-cell>
          <table:table-cell office:value-type="float" office:value="0.0222844" calcext:value-type="float">
            <text:p>0.0222844</text:p>
          </table:table-cell>
          <table:table-cell table:formula="of:=([.A1604]*[.A1604])" office:value-type="float" office:value="0.00000000000171950769" calcext:value-type="float">
            <text:p>1.71950769E-12</text:p>
          </table:table-cell>
          <table:table-cell table:formula="of:=([.A1604]-[.B1604])*([.A1604]-[.B1604])" office:value-type="float" office:value="0.000496536042012068" calcext:value-type="float">
            <text:p>0.000496536042012068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793544" calcext:value-type="float">
            <text:p>0.0793544</text:p>
          </table:table-cell>
          <table:table-cell table:formula="of:=([.A1605]*[.A1605])" office:value-type="float" office:value="0.00000000000258994305" calcext:value-type="float">
            <text:p>2.5899430489E-12</text:p>
          </table:table-cell>
          <table:table-cell table:formula="of:=([.A1605]-[.B1605])*([.A1605]-[.B1605])" office:value-type="float" office:value="0.00629686538711684" calcext:value-type="float">
            <text:p>0.00629686538711684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0715167" calcext:value-type="float">
            <text:p>0.0000715167</text:p>
          </table:table-cell>
          <table:table-cell table:formula="of:=([.A1606]*[.A1606])" office:value-type="float" office:value="0.00000000000278532734" calcext:value-type="float">
            <text:p>2.7853273449E-12</text:p>
          </table:table-cell>
          <table:table-cell table:formula="of:=([.A1606]-[.B1606])*([.A1606]-[.B1606])" office:value-type="float" office:value="0.00000000487871097397" calcext:value-type="float">
            <text:p>4.8787109739729E-09</text:p>
          </table:table-cell>
          <table:table-cell table:number-columns-repeated="2"/>
        </table:table-row>
        <table:table-row table:style-name="ro1">
          <table:table-cell office:value-type="float" office:value="0.00000166893" calcext:value-type="float">
            <text:p>0.00000166893</text:p>
          </table:table-cell>
          <table:table-cell office:value-type="float" office:value="0.000209083" calcext:value-type="float">
            <text:p>0.000209083</text:p>
          </table:table-cell>
          <table:table-cell table:formula="of:=([.A1607]*[.A1607])" office:value-type="float" office:value="0.00000000000278532734" calcext:value-type="float">
            <text:p>2.7853273449E-12</text:p>
          </table:table-cell>
          <table:table-cell table:formula="of:=([.A1607]-[.B1607])*([.A1607]-[.B1607])" office:value-type="float" office:value="0.00000004302059643396" calcext:value-type="float">
            <text:p>4.30205964339649E-08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0405924" calcext:value-type="float">
            <text:p>0.00405924</text:p>
          </table:table-cell>
          <table:table-cell table:formula="of:=([.A1608]*[.A1608])" office:value-type="float" office:value="0.00000000000142107857" calcext:value-type="float">
            <text:p>1.4210785681E-12</text:p>
          </table:table-cell>
          <table:table-cell table:formula="of:=([.A1608]-[.B1608])*([.A1608]-[.B1608])" office:value-type="float" office:value="0.0000164677528398554" calcext:value-type="float">
            <text:p>1.64677528398554E-05</text:p>
          </table:table-cell>
          <table:table-cell table:number-columns-repeated="2"/>
        </table:table-row>
        <table:table-row table:style-name="ro1">
          <table:table-cell office:value-type="float" office:value="0.00000119209" calcext:value-type="float">
            <text:p>0.00000119209</text:p>
          </table:table-cell>
          <table:table-cell office:value-type="float" office:value="0.0517855" calcext:value-type="float">
            <text:p>0.0517855</text:p>
          </table:table-cell>
          <table:table-cell table:formula="of:=([.A1609]*[.A1609])" office:value-type="float" office:value="0.00000000000142107857" calcext:value-type="float">
            <text:p>1.4210785681E-12</text:p>
          </table:table-cell>
          <table:table-cell table:formula="of:=([.A1609]-[.B1609])*([.A1609]-[.B1609])" office:value-type="float" office:value="0.00268161454571769" calcext:value-type="float">
            <text:p>0.00268161454571769</text:p>
          </table:table-cell>
          <table:table-cell table:number-columns-repeated="2"/>
        </table:table-row>
        <table:table-row table:style-name="ro1">
          <table:table-cell office:value-type="float" office:value="0.0000891089" calcext:value-type="float">
            <text:p>0.0000891089</text:p>
          </table:table-cell>
          <table:table-cell office:value-type="float" office:value="0.000782435" calcext:value-type="float">
            <text:p>0.000782435</text:p>
          </table:table-cell>
          <table:table-cell table:formula="of:=([.A1610]*[.A1610])" office:value-type="float" office:value="0.00000000794039605921" calcext:value-type="float">
            <text:p>7.94039605921E-09</text:p>
          </table:table-cell>
          <table:table-cell table:formula="of:=([.A1610]-[.B1610])*([.A1610]-[.B1610])" office:value-type="float" office:value="0.00000048070108094121" calcext:value-type="float">
            <text:p>4.8070108094121E-07</text:p>
          </table:table-cell>
          <table:table-cell table:number-columns-repeated="2"/>
        </table:table-row>
        <table:table-row table:style-name="ro1">
          <table:table-cell office:value-type="float" office:value="0.0000891089" calcext:value-type="float">
            <text:p>0.0000891089</text:p>
          </table:table-cell>
          <table:table-cell office:value-type="float" office:value="0.000868662" calcext:value-type="float">
            <text:p>0.000868662</text:p>
          </table:table-cell>
          <table:table-cell table:formula="of:=([.A1611]*[.A1611])" office:value-type="float" office:value="0.00000000794039605921" calcext:value-type="float">
            <text:p>7.94039605921E-09</text:p>
          </table:table-cell>
          <table:table-cell table:formula="of:=([.A1611]-[.B1611])*([.A1611]-[.B1611])" office:value-type="float" office:value="0.00000060770303571961" calcext:value-type="float">
            <text:p>6.0770303571961E-07</text:p>
          </table:table-cell>
          <table:table-cell table:number-columns-repeated="2"/>
        </table:table-row>
        <table:table-row table:style-name="ro1">
          <table:table-cell office:value-type="float" office:value="0.0000590682" calcext:value-type="float">
            <text:p>0.0000590682</text:p>
          </table:table-cell>
          <table:table-cell office:value-type="float" office:value="0.000182601" calcext:value-type="float">
            <text:p>0.000182601</text:p>
          </table:table-cell>
          <table:table-cell table:formula="of:=([.A1612]*[.A1612])" office:value-type="float" office:value="0.00000000348905225124" calcext:value-type="float">
            <text:p>3.48905225124E-09</text:p>
          </table:table-cell>
          <table:table-cell table:formula="of:=([.A1612]-[.B1612])*([.A1612]-[.B1612])" office:value-type="float" office:value="0.00000001526035267584" calcext:value-type="float">
            <text:p>1.526035267584E-08</text:p>
          </table:table-cell>
          <table:table-cell table:number-columns-repeated="2"/>
        </table:table-row>
        <table:table-row table:style-name="ro1">
          <table:table-cell office:value-type="float" office:value="0.0000392795" calcext:value-type="float">
            <text:p>0.0000392795</text:p>
          </table:table-cell>
          <table:table-cell office:value-type="float" office:value="0.000207149" calcext:value-type="float">
            <text:p>0.000207149</text:p>
          </table:table-cell>
          <table:table-cell table:formula="of:=([.A1613]*[.A1613])" office:value-type="float" office:value="0.00000000154287912025" calcext:value-type="float">
            <text:p>1.54287912025E-09</text:p>
          </table:table-cell>
          <table:table-cell table:formula="of:=([.A1613]-[.B1613])*([.A1613]-[.B1613])" office:value-type="float" office:value="0.00000002818016903025" calcext:value-type="float">
            <text:p>2.818016903025E-08</text:p>
          </table:table-cell>
          <table:table-cell table:number-columns-repeated="2"/>
        </table:table-row>
        <table:table-row table:style-name="ro1">
          <table:table-cell office:value-type="float" office:value="0.00144458" calcext:value-type="float">
            <text:p>0.00144458</text:p>
          </table:table-cell>
          <table:table-cell office:value-type="float" office:value="0.0462188" calcext:value-type="float">
            <text:p>0.0462188</text:p>
          </table:table-cell>
          <table:table-cell table:formula="of:=([.A1614]*[.A1614])" office:value-type="float" office:value="0.0000020868113764" calcext:value-type="float">
            <text:p>0.0000020868113764</text:p>
          </table:table-cell>
          <table:table-cell table:formula="of:=([.A1614]-[.B1614])*([.A1614]-[.B1614])" office:value-type="float" office:value="0.0020047307766084" calcext:value-type="float">
            <text:p>0.0020047307766084</text:p>
          </table:table-cell>
          <table:table-cell table:number-columns-repeated="2"/>
        </table:table-row>
        <table:table-row table:style-name="ro1">
          <table:table-cell office:value-type="float" office:value="0.00173199" calcext:value-type="float">
            <text:p>0.00173199</text:p>
          </table:table-cell>
          <table:table-cell office:value-type="float" office:value="0.115023" calcext:value-type="float">
            <text:p>0.115023</text:p>
          </table:table-cell>
          <table:table-cell table:formula="of:=([.A1615]*[.A1615])" office:value-type="float" office:value="0.0000029997893601" calcext:value-type="float">
            <text:p>0.0000029997893601</text:p>
          </table:table-cell>
          <table:table-cell table:formula="of:=([.A1615]-[.B1615])*([.A1615]-[.B1615])" office:value-type="float" office:value="0.0128348529468201" calcext:value-type="float">
            <text:p>0.0128348529468201</text:p>
          </table:table-cell>
          <table:table-cell table:number-columns-repeated="2"/>
        </table:table-row>
        <table:table-row table:style-name="ro1">
          <table:table-cell office:value-type="float" office:value="0.00173199" calcext:value-type="float">
            <text:p>0.00173199</text:p>
          </table:table-cell>
          <table:table-cell office:value-type="float" office:value="0.0146954" calcext:value-type="float">
            <text:p>0.0146954</text:p>
          </table:table-cell>
          <table:table-cell table:formula="of:=([.A1616]*[.A1616])" office:value-type="float" office:value="0.0000029997893601" calcext:value-type="float">
            <text:p>0.0000029997893601</text:p>
          </table:table-cell>
          <table:table-cell table:formula="of:=([.A1616]-[.B1616])*([.A1616]-[.B1616])" office:value-type="float" office:value="0.0001680499988281" calcext:value-type="float">
            <text:p>0.0001680499988281</text:p>
          </table:table-cell>
          <table:table-cell table:number-columns-repeated="2"/>
        </table:table-row>
        <table:table-row table:style-name="ro1">
          <table:table-cell office:value-type="float" office:value="0.000953376" calcext:value-type="float">
            <text:p>0.000953376</text:p>
          </table:table-cell>
          <table:table-cell office:value-type="float" office:value="0.00934313" calcext:value-type="float">
            <text:p>0.00934313</text:p>
          </table:table-cell>
          <table:table-cell table:formula="of:=([.A1617]*[.A1617])" office:value-type="float" office:value="0.000000908925797376" calcext:value-type="float">
            <text:p>9.08925797376E-07</text:p>
          </table:table-cell>
          <table:table-cell table:formula="of:=([.A1617]-[.B1617])*([.A1617]-[.B1617])" office:value-type="float" office:value="0.000070387972180516" calcext:value-type="float">
            <text:p>7.0387972180516E-05</text:p>
          </table:table-cell>
          <table:table-cell table:number-columns-repeated="2"/>
        </table:table-row>
        <table:table-row table:style-name="ro1">
          <table:table-cell office:value-type="float" office:value="0.00254083" calcext:value-type="float">
            <text:p>0.00254083</text:p>
          </table:table-cell>
          <table:table-cell office:value-type="float" office:value="0.00496601" calcext:value-type="float">
            <text:p>0.00496601</text:p>
          </table:table-cell>
          <table:table-cell table:formula="of:=([.A1618]*[.A1618])" office:value-type="float" office:value="0.0000064558170889" calcext:value-type="float">
            <text:p>0.0000064558170889</text:p>
          </table:table-cell>
          <table:table-cell table:formula="of:=([.A1618]-[.B1618])*([.A1618]-[.B1618])" office:value-type="float" office:value="0.0000058814980324" calcext:value-type="float">
            <text:p>0.0000058814980324</text:p>
          </table:table-cell>
          <table:table-cell table:number-columns-repeated="2"/>
        </table:table-row>
        <table:table-row table:style-name="ro1">
          <table:table-cell office:value-type="float" office:value="0.00195676" calcext:value-type="float">
            <text:p>0.00195676</text:p>
          </table:table-cell>
          <table:table-cell office:value-type="float" office:value="0.0999546" calcext:value-type="float">
            <text:p>0.0999546</text:p>
          </table:table-cell>
          <table:table-cell table:formula="of:=([.A1619]*[.A1619])" office:value-type="float" office:value="0.0000038289096976" calcext:value-type="float">
            <text:p>0.0000038289096976</text:p>
          </table:table-cell>
          <table:table-cell table:formula="of:=([.A1619]-[.B1619])*([.A1619]-[.B1619])" office:value-type="float" office:value="0.0096035766446656" calcext:value-type="float">
            <text:p>0.0096035766446656</text:p>
          </table:table-cell>
          <table:table-cell table:number-columns-repeated="2"/>
        </table:table-row>
        <table:table-row table:style-name="ro1">
          <table:table-cell office:value-type="float" office:value="0.00153381" calcext:value-type="float">
            <text:p>0.00153381</text:p>
          </table:table-cell>
          <table:table-cell office:value-type="float" office:value="0.0798044" calcext:value-type="float">
            <text:p>0.0798044</text:p>
          </table:table-cell>
          <table:table-cell table:formula="of:=([.A1620]*[.A1620])" office:value-type="float" office:value="0.0000023525731161" calcext:value-type="float">
            <text:p>0.0000023525731161</text:p>
          </table:table-cell>
          <table:table-cell table:formula="of:=([.A1620]-[.B1620])*([.A1620]-[.B1620])" office:value-type="float" office:value="0.0061262852589481" calcext:value-type="float">
            <text:p>0.0061262852589481</text:p>
          </table:table-cell>
          <table:table-cell table:number-columns-repeated="2"/>
        </table:table-row>
        <table:table-row table:style-name="ro1">
          <table:table-cell office:value-type="float" office:value="0.0113603" calcext:value-type="float">
            <text:p>0.0113603</text:p>
          </table:table-cell>
          <table:table-cell office:value-type="float" office:value="0.105294" calcext:value-type="float">
            <text:p>0.105294</text:p>
          </table:table-cell>
          <table:table-cell table:formula="of:=([.A1621]*[.A1621])" office:value-type="float" office:value="0.00012905641609" calcext:value-type="float">
            <text:p>0.00012905641609</text:p>
          </table:table-cell>
          <table:table-cell table:formula="of:=([.A1621]-[.B1621])*([.A1621]-[.B1621])" office:value-type="float" office:value="0.00882353999569" calcext:value-type="float">
            <text:p>0.00882353999569</text:p>
          </table:table-cell>
          <table:table-cell table:number-columns-repeated="2"/>
        </table:table-row>
        <table:table-row table:style-name="ro1">
          <table:table-cell office:value-type="float" office:value="0.0151204" calcext:value-type="float">
            <text:p>0.0151204</text:p>
          </table:table-cell>
          <table:table-cell office:value-type="float" office:value="0.109321" calcext:value-type="float">
            <text:p>0.109321</text:p>
          </table:table-cell>
          <table:table-cell table:formula="of:=([.A1622]*[.A1622])" office:value-type="float" office:value="0.00022862649616" calcext:value-type="float">
            <text:p>0.00022862649616</text:p>
          </table:table-cell>
          <table:table-cell table:formula="of:=([.A1622]-[.B1622])*([.A1622]-[.B1622])" office:value-type="float" office:value="0.00887375304036" calcext:value-type="float">
            <text:p>0.00887375304036</text:p>
          </table:table-cell>
          <table:table-cell table:number-columns-repeated="2"/>
        </table:table-row>
        <table:table-row table:style-name="ro1">
          <table:table-cell office:value-type="float" office:value="0.030945" calcext:value-type="float">
            <text:p>0.030945</text:p>
          </table:table-cell>
          <table:table-cell office:value-type="float" office:value="0.0523582" calcext:value-type="float">
            <text:p>0.0523582</text:p>
          </table:table-cell>
          <table:table-cell table:formula="of:=([.A1623]*[.A1623])" office:value-type="float" office:value="0.000957593025" calcext:value-type="float">
            <text:p>0.000957593025</text:p>
          </table:table-cell>
          <table:table-cell table:formula="of:=([.A1623]-[.B1623])*([.A1623]-[.B1623])" office:value-type="float" office:value="0.00045852513424" calcext:value-type="float">
            <text:p>0.00045852513424</text:p>
          </table:table-cell>
          <table:table-cell table:number-columns-repeated="2"/>
        </table:table-row>
        <table:table-row table:style-name="ro1">
          <table:table-cell office:value-type="float" office:value="0.223738" calcext:value-type="float">
            <text:p>0.223738</text:p>
          </table:table-cell>
          <table:table-cell office:value-type="float" office:value="0.0414533" calcext:value-type="float">
            <text:p>0.0414533</text:p>
          </table:table-cell>
          <table:table-cell table:formula="of:=([.A1624]*[.A1624])" office:value-type="float" office:value="0.050058692644" calcext:value-type="float">
            <text:p>0.050058692644</text:p>
          </table:table-cell>
          <table:table-cell table:formula="of:=([.A1624]-[.B1624])*([.A1624]-[.B1624])" office:value-type="float" office:value="0.03322771185409" calcext:value-type="float">
            <text:p>0.03322771185409</text:p>
          </table:table-cell>
          <table:table-cell table:number-columns-repeated="2"/>
        </table:table-row>
        <table:table-row table:style-name="ro1">
          <table:table-cell office:value-type="float" office:value="0.223738" calcext:value-type="float">
            <text:p>0.223738</text:p>
          </table:table-cell>
          <table:table-cell office:value-type="float" office:value="0.0427172" calcext:value-type="float">
            <text:p>0.0427172</text:p>
          </table:table-cell>
          <table:table-cell table:formula="of:=([.A1625]*[.A1625])" office:value-type="float" office:value="0.050058692644" calcext:value-type="float">
            <text:p>0.050058692644</text:p>
          </table:table-cell>
          <table:table-cell table:formula="of:=([.A1625]-[.B1625])*([.A1625]-[.B1625])" office:value-type="float" office:value="0.03276853003264" calcext:value-type="float">
            <text:p>0.03276853003264</text:p>
          </table:table-cell>
          <table:table-cell table:number-columns-repeated="2"/>
        </table:table-row>
        <table:table-row table:style-name="ro1">
          <table:table-cell office:value-type="float" office:value="0.277617" calcext:value-type="float">
            <text:p>0.277617</text:p>
          </table:table-cell>
          <table:table-cell office:value-type="float" office:value="0.255507" calcext:value-type="float">
            <text:p>0.255507</text:p>
          </table:table-cell>
          <table:table-cell table:formula="of:=([.A1626]*[.A1626])" office:value-type="float" office:value="0.077071198689" calcext:value-type="float">
            <text:p>0.077071198689</text:p>
          </table:table-cell>
          <table:table-cell table:formula="of:=([.A1626]-[.B1626])*([.A1626]-[.B1626])" office:value-type="float" office:value="0.000488852100000001" calcext:value-type="float">
            <text:p>0.000488852100000001</text:p>
          </table:table-cell>
          <table:table-cell table:number-columns-repeated="2"/>
        </table:table-row>
        <table:table-row table:style-name="ro1">
          <table:table-cell office:value-type="float" office:value="0.277616" calcext:value-type="float">
            <text:p>0.277616</text:p>
          </table:table-cell>
          <table:table-cell office:value-type="float" office:value="0.237489" calcext:value-type="float">
            <text:p>0.237489</text:p>
          </table:table-cell>
          <table:table-cell table:formula="of:=([.A1627]*[.A1627])" office:value-type="float" office:value="0.077070643456" calcext:value-type="float">
            <text:p>0.077070643456</text:p>
          </table:table-cell>
          <table:table-cell table:formula="of:=([.A1627]-[.B1627])*([.A1627]-[.B1627])" office:value-type="float" office:value="0.001610176129" calcext:value-type="float">
            <text:p>0.001610176129</text:p>
          </table:table-cell>
          <table:table-cell table:number-columns-repeated="2"/>
        </table:table-row>
        <table:table-row table:style-name="ro1">
          <table:table-cell office:value-type="float" office:value="0.277616" calcext:value-type="float">
            <text:p>0.277616</text:p>
          </table:table-cell>
          <table:table-cell office:value-type="float" office:value="0.277027" calcext:value-type="float">
            <text:p>0.277027</text:p>
          </table:table-cell>
          <table:table-cell table:formula="of:=([.A1628]*[.A1628])" office:value-type="float" office:value="0.077070643456" calcext:value-type="float">
            <text:p>0.077070643456</text:p>
          </table:table-cell>
          <table:table-cell table:formula="of:=([.A1628]-[.B1628])*([.A1628]-[.B1628])" office:value-type="float" office:value="0.00000034692099999994" calcext:value-type="float">
            <text:p>3.46920999999942E-07</text:p>
          </table:table-cell>
          <table:table-cell table:number-columns-repeated="2"/>
        </table:table-row>
        <table:table-row table:style-name="ro1">
          <table:table-cell office:value-type="float" office:value="0.277616" calcext:value-type="float">
            <text:p>0.277616</text:p>
          </table:table-cell>
          <table:table-cell office:value-type="float" office:value="0.313675" calcext:value-type="float">
            <text:p>0.313675</text:p>
          </table:table-cell>
          <table:table-cell table:formula="of:=([.A1629]*[.A1629])" office:value-type="float" office:value="0.077070643456" calcext:value-type="float">
            <text:p>0.077070643456</text:p>
          </table:table-cell>
          <table:table-cell table:formula="of:=([.A1629]-[.B1629])*([.A1629]-[.B1629])" office:value-type="float" office:value="0.001300251481" calcext:value-type="float">
            <text:p>0.001300251481</text:p>
          </table:table-cell>
          <table:table-cell table:number-columns-repeated="2"/>
        </table:table-row>
        <table:table-row table:style-name="ro1">
          <table:table-cell office:value-type="float" office:value="0.277617" calcext:value-type="float">
            <text:p>0.277617</text:p>
          </table:table-cell>
          <table:table-cell office:value-type="float" office:value="0.430935" calcext:value-type="float">
            <text:p>0.430935</text:p>
          </table:table-cell>
          <table:table-cell table:formula="of:=([.A1630]*[.A1630])" office:value-type="float" office:value="0.077071198689" calcext:value-type="float">
            <text:p>0.077071198689</text:p>
          </table:table-cell>
          <table:table-cell table:formula="of:=([.A1630]-[.B1630])*([.A1630]-[.B1630])" office:value-type="float" office:value="0.023506409124" calcext:value-type="float">
            <text:p>0.023506409124</text:p>
          </table:table-cell>
          <table:table-cell table:number-columns-repeated="2"/>
        </table:table-row>
        <table:table-row table:style-name="ro1">
          <table:table-cell office:value-type="float" office:value="0.265375" calcext:value-type="float">
            <text:p>0.265375</text:p>
          </table:table-cell>
          <table:table-cell office:value-type="float" office:value="0.51826" calcext:value-type="float">
            <text:p>0.51826</text:p>
          </table:table-cell>
          <table:table-cell table:formula="of:=([.A1631]*[.A1631])" office:value-type="float" office:value="0.070423890625" calcext:value-type="float">
            <text:p>0.070423890625</text:p>
          </table:table-cell>
          <table:table-cell table:formula="of:=([.A1631]-[.B1631])*([.A1631]-[.B1631])" office:value-type="float" office:value="0.063950823225" calcext:value-type="float">
            <text:p>0.063950823225</text:p>
          </table:table-cell>
          <table:table-cell table:number-columns-repeated="2"/>
        </table:table-row>
        <table:table-row table:style-name="ro1">
          <table:table-cell office:value-type="float" office:value="0.487769" calcext:value-type="float">
            <text:p>0.487769</text:p>
          </table:table-cell>
          <table:table-cell office:value-type="float" office:value="0.341061" calcext:value-type="float">
            <text:p>0.341061</text:p>
          </table:table-cell>
          <table:table-cell table:formula="of:=([.A1632]*[.A1632])" office:value-type="float" office:value="0.237918597361" calcext:value-type="float">
            <text:p>0.237918597361</text:p>
          </table:table-cell>
          <table:table-cell table:formula="of:=([.A1632]-[.B1632])*([.A1632]-[.B1632])" office:value-type="float" office:value="0.021523237264" calcext:value-type="float">
            <text:p>0.021523237264</text:p>
          </table:table-cell>
          <table:table-cell table:number-columns-repeated="2"/>
        </table:table-row>
        <table:table-row table:style-name="ro1">
          <table:table-cell office:value-type="float" office:value="0.680871" calcext:value-type="float">
            <text:p>0.680871</text:p>
          </table:table-cell>
          <table:table-cell office:value-type="float" office:value="0.389733" calcext:value-type="float">
            <text:p>0.389733</text:p>
          </table:table-cell>
          <table:table-cell table:formula="of:=([.A1633]*[.A1633])" office:value-type="float" office:value="0.463585318641" calcext:value-type="float">
            <text:p>0.463585318641</text:p>
          </table:table-cell>
          <table:table-cell table:formula="of:=([.A1633]-[.B1633])*([.A1633]-[.B1633])" office:value-type="float" office:value="0.084761335044" calcext:value-type="float">
            <text:p>0.084761335044</text:p>
          </table:table-cell>
          <table:table-cell table:number-columns-repeated="2"/>
        </table:table-row>
        <table:table-row table:style-name="ro1">
          <table:table-cell office:value-type="float" office:value="0.848904" calcext:value-type="float">
            <text:p>0.848904</text:p>
          </table:table-cell>
          <table:table-cell office:value-type="float" office:value="0.615904" calcext:value-type="float">
            <text:p>0.615904</text:p>
          </table:table-cell>
          <table:table-cell table:formula="of:=([.A1634]*[.A1634])" office:value-type="float" office:value="0.720638001216" calcext:value-type="float">
            <text:p>0.720638001216</text:p>
          </table:table-cell>
          <table:table-cell table:formula="of:=([.A1634]-[.B1634])*([.A1634]-[.B1634])" office:value-type="float" office:value="0.054289" calcext:value-type="float">
            <text:p>0.054289</text:p>
          </table:table-cell>
          <table:table-cell table:number-columns-repeated="2"/>
        </table:table-row>
        <table:table-row table:style-name="ro1">
          <table:table-cell office:value-type="float" office:value="0.89514" calcext:value-type="float">
            <text:p>0.89514</text:p>
          </table:table-cell>
          <table:table-cell office:value-type="float" office:value="0.893402" calcext:value-type="float">
            <text:p>0.893402</text:p>
          </table:table-cell>
          <table:table-cell table:formula="of:=([.A1635]*[.A1635])" office:value-type="float" office:value="0.8012756196" calcext:value-type="float">
            <text:p>0.8012756196</text:p>
          </table:table-cell>
          <table:table-cell table:formula="of:=([.A1635]-[.B1635])*([.A1635]-[.B1635])" office:value-type="float" office:value="0.00000302064400000006" calcext:value-type="float">
            <text:p>3.02064400000006E-06</text:p>
          </table:table-cell>
          <table:table-cell table:number-columns-repeated="2"/>
        </table:table-row>
        <table:table-row table:style-name="ro1">
          <table:table-cell office:value-type="float" office:value="0.895141" calcext:value-type="float">
            <text:p>0.895141</text:p>
          </table:table-cell>
          <table:table-cell office:value-type="float" office:value="0.930446" calcext:value-type="float">
            <text:p>0.930446</text:p>
          </table:table-cell>
          <table:table-cell table:formula="of:=([.A1636]*[.A1636])" office:value-type="float" office:value="0.801277409881" calcext:value-type="float">
            <text:p>0.801277409881</text:p>
          </table:table-cell>
          <table:table-cell table:formula="of:=([.A1636]-[.B1636])*([.A1636]-[.B1636])" office:value-type="float" office:value="0.001246443025" calcext:value-type="float">
            <text:p>0.001246443025</text:p>
          </table:table-cell>
          <table:table-cell table:number-columns-repeated="2"/>
        </table:table-row>
        <table:table-row table:style-name="ro1">
          <table:table-cell office:value-type="float" office:value="0.997494" calcext:value-type="float">
            <text:p>0.997494</text:p>
          </table:table-cell>
          <table:table-cell office:value-type="float" office:value="0.865144" calcext:value-type="float">
            <text:p>0.865144</text:p>
          </table:table-cell>
          <table:table-cell table:formula="of:=([.A1637]*[.A1637])" office:value-type="float" office:value="0.994994280036" calcext:value-type="float">
            <text:p>0.994994280036</text:p>
          </table:table-cell>
          <table:table-cell table:formula="of:=([.A1637]-[.B1637])*([.A1637]-[.B1637])" office:value-type="float" office:value="0.0175165225" calcext:value-type="float">
            <text:p>0.0175165225</text:p>
          </table:table-cell>
          <table:table-cell table:number-columns-repeated="2"/>
        </table:table-row>
        <table:table-row table:style-name="ro1">
          <table:table-cell office:value-type="float" office:value="0.997494" calcext:value-type="float">
            <text:p>0.997494</text:p>
          </table:table-cell>
          <table:table-cell office:value-type="float" office:value="0.979569" calcext:value-type="float">
            <text:p>0.979569</text:p>
          </table:table-cell>
          <table:table-cell table:formula="of:=([.A1638]*[.A1638])" office:value-type="float" office:value="0.994994280036" calcext:value-type="float">
            <text:p>0.994994280036</text:p>
          </table:table-cell>
          <table:table-cell table:formula="of:=([.A1638]-[.B1638])*([.A1638]-[.B1638])" office:value-type="float" office:value="0.000321305624999999" calcext:value-type="float">
            <text:p>0.000321305624999999</text:p>
          </table:table-cell>
          <table:table-cell table:number-columns-repeated="2"/>
        </table:table-row>
        <table:table-row table:style-name="ro1">
          <table:table-cell office:value-type="float" office:value="0.997494" calcext:value-type="float">
            <text:p>0.997494</text:p>
          </table:table-cell>
          <table:table-cell office:value-type="float" office:value="0.999998" calcext:value-type="float">
            <text:p>0.999998</text:p>
          </table:table-cell>
          <table:table-cell table:formula="of:=([.A1639]*[.A1639])" office:value-type="float" office:value="0.994994280036" calcext:value-type="float">
            <text:p>0.994994280036</text:p>
          </table:table-cell>
          <table:table-cell table:formula="of:=([.A1639]-[.B1639])*([.A1639]-[.B1639])" office:value-type="float" office:value="0.00000627001600000031" calcext:value-type="float">
            <text:p>6.27001600000031E-06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1640]*[.A1640])" office:value-type="float" office:value="0.00000000000035527083" calcext:value-type="float">
            <text:p>3.55270834116E-13</text:p>
          </table:table-cell>
          <table:table-cell table:formula="of:=([.A1640]-[.B1640])*([.A1640]-[.B1640])" office:value-type="float" office:value="0.00000000000593494376" calcext:value-type="float">
            <text:p>5.934943758276E-12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415242" calcext:value-type="float">
            <text:p>0.000415242</text:p>
          </table:table-cell>
          <table:table-cell table:formula="of:=([.A1641]*[.A1641])" office:value-type="float" office:value="3.55270834116E-015" calcext:value-type="float">
            <text:p>3.55270834116E-15</text:p>
          </table:table-cell>
          <table:table-cell table:formula="of:=([.A1641]-[.B1641])*([.A1641]-[.B1641])" office:value-type="float" office:value="0.00000017237642145008" calcext:value-type="float">
            <text:p>1.72376421450082E-0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212378" calcext:value-type="float">
            <text:p>0.00212378</text:p>
          </table:table-cell>
          <table:table-cell table:formula="of:=([.A1642]*[.A1642])" office:value-type="float" office:value="0" calcext:value-type="float">
            <text:p>0</text:p>
          </table:table-cell>
          <table:table-cell table:formula="of:=([.A1642]-[.B1642])*([.A1642]-[.B1642])" office:value-type="float" office:value="0.0000045104414884" calcext:value-type="float">
            <text:p>0.000004510441488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611768" calcext:value-type="float">
            <text:p>0.00611768</text:p>
          </table:table-cell>
          <table:table-cell table:formula="of:=([.A1643]*[.A1643])" office:value-type="float" office:value="0" calcext:value-type="float">
            <text:p>0</text:p>
          </table:table-cell>
          <table:table-cell table:formula="of:=([.A1643]-[.B1643])*([.A1643]-[.B1643])" office:value-type="float" office:value="0.0000374260085824" calcext:value-type="float">
            <text:p>0.0000374260085824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104007" calcext:value-type="float">
            <text:p>0.0104007</text:p>
          </table:table-cell>
          <table:table-cell table:formula="of:=([.A1644]*[.A1644])" office:value-type="float" office:value="3.55270834116E-015" calcext:value-type="float">
            <text:p>3.55270834116E-15</text:p>
          </table:table-cell>
          <table:table-cell table:formula="of:=([.A1644]-[.B1644])*([.A1644]-[.B1644])" office:value-type="float" office:value="0.000108173320634426" calcext:value-type="float">
            <text:p>0.000108173320634426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231567" calcext:value-type="float">
            <text:p>0.0000231567</text:p>
          </table:table-cell>
          <table:table-cell table:formula="of:=([.A1645]*[.A1645])" office:value-type="float" office:value="0.00000000000028777002" calcext:value-type="float">
            <text:p>2.87770019364E-13</text:p>
          </table:table-cell>
          <table:table-cell table:formula="of:=([.A1645]-[.B1645])*([.A1645]-[.B1645])" office:value-type="float" office:value="0.00000000051167607199" calcext:value-type="float">
            <text:p>5.11676071986564E-10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000578059" calcext:value-type="float">
            <text:p>0.000000578059</text:p>
          </table:table-cell>
          <table:table-cell table:formula="of:=([.A1646]*[.A1646])" office:value-type="float" office:value="0.0000000000327418562" calcext:value-type="float">
            <text:p>3.27418562025E-11</text:p>
          </table:table-cell>
          <table:table-cell table:formula="of:=([.A1646]-[.B1646])*([.A1646]-[.B1646])" office:value-type="float" office:value="0.00000000002646064341" calcext:value-type="float">
            <text:p>2.6460643408081E-11</text:p>
          </table:table-cell>
          <table:table-cell table:number-columns-repeated="2"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00321384" calcext:value-type="float">
            <text:p>0.000321384</text:p>
          </table:table-cell>
          <table:table-cell table:formula="of:=([.A1647]*[.A1647])" office:value-type="float" office:value="0.00000000012690698409" calcext:value-type="float">
            <text:p>1.2690698409E-10</text:p>
          </table:table-cell>
          <table:table-cell table:formula="of:=([.A1647]-[.B1647])*([.A1647]-[.B1647])" office:value-type="float" office:value="0.00000009617360808969" calcext:value-type="float">
            <text:p>9.617360808969E-08</text:p>
          </table:table-cell>
          <table:table-cell table:number-columns-repeated="2"/>
        </table:table-row>
        <table:table-row table:style-name="ro1">
          <table:table-cell office:value-type="float" office:value="0.0000213385" calcext:value-type="float">
            <text:p>0.0000213385</text:p>
          </table:table-cell>
          <table:table-cell office:value-type="float" office:value="0.0000390398" calcext:value-type="float">
            <text:p>0.0000390398</text:p>
          </table:table-cell>
          <table:table-cell table:formula="of:=([.A1648]*[.A1648])" office:value-type="float" office:value="0.00000000045533158225" calcext:value-type="float">
            <text:p>4.5533158225E-10</text:p>
          </table:table-cell>
          <table:table-cell table:formula="of:=([.A1648]-[.B1648])*([.A1648]-[.B1648])" office:value-type="float" office:value="0.00000000031333602169" calcext:value-type="float">
            <text:p>3.1333602169E-10</text:p>
          </table:table-cell>
          <table:table-cell table:number-columns-repeated="2"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0183244" calcext:value-type="float">
            <text:p>0.00183244</text:p>
          </table:table-cell>
          <table:table-cell table:formula="of:=([.A1649]*[.A1649])" office:value-type="float" office:value="0.000000000179854921" calcext:value-type="float">
            <text:p>1.79854921E-10</text:p>
          </table:table-cell>
          <table:table-cell table:formula="of:=([.A1649]-[.B1649])*([.A1649]-[.B1649])" office:value-type="float" office:value="0.000003308866502841" calcext:value-type="float">
            <text:p>3.308866502841E-06</text:p>
          </table:table-cell>
          <table:table-cell table:number-columns-repeated="2"/>
        </table:table-row>
        <table:table-row table:style-name="ro1">
          <table:table-cell office:value-type="float" office:value="0.0000734329" calcext:value-type="float">
            <text:p>0.0000734329</text:p>
          </table:table-cell>
          <table:table-cell office:value-type="float" office:value="0.000116314" calcext:value-type="float">
            <text:p>0.000116314</text:p>
          </table:table-cell>
          <table:table-cell table:formula="of:=([.A1650]*[.A1650])" office:value-type="float" office:value="0.00000000539239080241" calcext:value-type="float">
            <text:p>5.39239080241E-09</text:p>
          </table:table-cell>
          <table:table-cell table:formula="of:=([.A1650]-[.B1650])*([.A1650]-[.B1650])" office:value-type="float" office:value="0.00000000183878873721" calcext:value-type="float">
            <text:p>1.83878873721E-09</text:p>
          </table:table-cell>
          <table:table-cell table:number-columns-repeated="2"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00530113" calcext:value-type="float">
            <text:p>0.0000530113</text:p>
          </table:table-cell>
          <table:table-cell table:formula="of:=([.A1651]*[.A1651])" office:value-type="float" office:value="0.00000000058850393281" calcext:value-type="float">
            <text:p>5.8850393281E-10</text:p>
          </table:table-cell>
          <table:table-cell table:formula="of:=([.A1651]-[.B1651])*([.A1651]-[.B1651])" office:value-type="float" office:value="0.00000000082668900484" calcext:value-type="float">
            <text:p>8.2668900484E-10</text:p>
          </table:table-cell>
          <table:table-cell table:number-columns-repeated="2"/>
        </table:table-row>
        <table:table-row table:style-name="ro1">
          <table:table-cell office:value-type="float" office:value="0.000376642" calcext:value-type="float">
            <text:p>0.000376642</text:p>
          </table:table-cell>
          <table:table-cell office:value-type="float" office:value="0.0452775" calcext:value-type="float">
            <text:p>0.0452775</text:p>
          </table:table-cell>
          <table:table-cell table:formula="of:=([.A1652]*[.A1652])" office:value-type="float" office:value="0.000000141859196164" calcext:value-type="float">
            <text:p>1.41859196164E-07</text:p>
          </table:table-cell>
          <table:table-cell table:formula="of:=([.A1652]-[.B1652])*([.A1652]-[.B1652])" office:value-type="float" office:value="0.00201608704913616" calcext:value-type="float">
            <text:p>0.00201608704913616</text:p>
          </table:table-cell>
          <table:table-cell table:number-columns-repeated="2"/>
        </table:table-row>
        <table:table-row table:style-name="ro1">
          <table:table-cell office:value-type="float" office:value="0.000553489" calcext:value-type="float">
            <text:p>0.000553489</text:p>
          </table:table-cell>
          <table:table-cell office:value-type="float" office:value="0.00173322" calcext:value-type="float">
            <text:p>0.00173322</text:p>
          </table:table-cell>
          <table:table-cell table:formula="of:=([.A1653]*[.A1653])" office:value-type="float" office:value="0.000000306350073121" calcext:value-type="float">
            <text:p>3.06350073121E-07</text:p>
          </table:table-cell>
          <table:table-cell table:formula="of:=([.A1653]-[.B1653])*([.A1653]-[.B1653])" office:value-type="float" office:value="0.000001391765232361" calcext:value-type="float">
            <text:p>1.391765232361E-06</text:p>
          </table:table-cell>
          <table:table-cell table:number-columns-repeated="2"/>
        </table:table-row>
        <table:table-row table:style-name="ro1">
          <table:table-cell office:value-type="float" office:value="0.000553429" calcext:value-type="float">
            <text:p>0.000553429</text:p>
          </table:table-cell>
          <table:table-cell office:value-type="float" office:value="0.00183757" calcext:value-type="float">
            <text:p>0.00183757</text:p>
          </table:table-cell>
          <table:table-cell table:formula="of:=([.A1654]*[.A1654])" office:value-type="float" office:value="0.000000306283658041" calcext:value-type="float">
            <text:p>3.06283658041E-07</text:p>
          </table:table-cell>
          <table:table-cell table:formula="of:=([.A1654]-[.B1654])*([.A1654]-[.B1654])" office:value-type="float" office:value="0.000001649018107881" calcext:value-type="float">
            <text:p>1.649018107881E-06</text:p>
          </table:table-cell>
          <table:table-cell table:number-columns-repeated="2"/>
        </table:table-row>
        <table:table-row table:style-name="ro1">
          <table:table-cell office:value-type="float" office:value="0.00058639" calcext:value-type="float">
            <text:p>0.00058639</text:p>
          </table:table-cell>
          <table:table-cell office:value-type="float" office:value="0.00352848" calcext:value-type="float">
            <text:p>0.00352848</text:p>
          </table:table-cell>
          <table:table-cell table:formula="of:=([.A1655]*[.A1655])" office:value-type="float" office:value="0.0000003438532321" calcext:value-type="float">
            <text:p>0.0000003438532321</text:p>
          </table:table-cell>
          <table:table-cell table:formula="of:=([.A1655]-[.B1655])*([.A1655]-[.B1655])" office:value-type="float" office:value="0.0000086558935681" calcext:value-type="float">
            <text:p>0.0000086558935681</text:p>
          </table:table-cell>
          <table:table-cell table:number-columns-repeated="2"/>
        </table:table-row>
        <table:table-row table:style-name="ro1">
          <table:table-cell office:value-type="float" office:value="0.000524759" calcext:value-type="float">
            <text:p>0.000524759</text:p>
          </table:table-cell>
          <table:table-cell office:value-type="float" office:value="0.00826872" calcext:value-type="float">
            <text:p>0.00826872</text:p>
          </table:table-cell>
          <table:table-cell table:formula="of:=([.A1656]*[.A1656])" office:value-type="float" office:value="0.000000275372008081" calcext:value-type="float">
            <text:p>2.75372008081E-07</text:p>
          </table:table-cell>
          <table:table-cell table:formula="of:=([.A1656]-[.B1656])*([.A1656]-[.B1656])" office:value-type="float" office:value="0.000059968931969521" calcext:value-type="float">
            <text:p>5.9968931969521E-05</text:p>
          </table:table-cell>
          <table:table-cell table:number-columns-repeated="2"/>
        </table:table-row>
        <table:table-row table:style-name="ro1">
          <table:table-cell office:value-type="float" office:value="0.00267828" calcext:value-type="float">
            <text:p>0.00267828</text:p>
          </table:table-cell>
          <table:table-cell office:value-type="float" office:value="0.105207" calcext:value-type="float">
            <text:p>0.105207</text:p>
          </table:table-cell>
          <table:table-cell table:formula="of:=([.A1657]*[.A1657])" office:value-type="float" office:value="0.0000071731837584" calcext:value-type="float">
            <text:p>0.0000071731837584</text:p>
          </table:table-cell>
          <table:table-cell table:formula="of:=([.A1657]-[.B1657])*([.A1657]-[.B1657])" office:value-type="float" office:value="0.0105121384248384" calcext:value-type="float">
            <text:p>0.0105121384248384</text:p>
          </table:table-cell>
          <table:table-cell table:number-columns-repeated="2"/>
        </table:table-row>
        <table:table-row table:style-name="ro1">
          <table:table-cell office:value-type="float" office:value="0.00295806" calcext:value-type="float">
            <text:p>0.00295806</text:p>
          </table:table-cell>
          <table:table-cell office:value-type="float" office:value="0.0720414" calcext:value-type="float">
            <text:p>0.0720414</text:p>
          </table:table-cell>
          <table:table-cell table:formula="of:=([.A1658]*[.A1658])" office:value-type="float" office:value="0.0000087501189636" calcext:value-type="float">
            <text:p>0.0000087501189636</text:p>
          </table:table-cell>
          <table:table-cell table:formula="of:=([.A1658]-[.B1658])*([.A1658]-[.B1658])" office:value-type="float" office:value="0.0047725078655556" calcext:value-type="float">
            <text:p>0.0047725078655556</text:p>
          </table:table-cell>
          <table:table-cell table:number-columns-repeated="2"/>
        </table:table-row>
        <table:table-row table:style-name="ro1">
          <table:table-cell office:value-type="float" office:value="0.0302026" calcext:value-type="float">
            <text:p>0.0302026</text:p>
          </table:table-cell>
          <table:table-cell office:value-type="float" office:value="0.0557004" calcext:value-type="float">
            <text:p>0.0557004</text:p>
          </table:table-cell>
          <table:table-cell table:formula="of:=([.A1659]*[.A1659])" office:value-type="float" office:value="0.00091219704676" calcext:value-type="float">
            <text:p>0.00091219704676</text:p>
          </table:table-cell>
          <table:table-cell table:formula="of:=([.A1659]-[.B1659])*([.A1659]-[.B1659])" office:value-type="float" office:value="0.00065013780484" calcext:value-type="float">
            <text:p>0.00065013780484</text:p>
          </table:table-cell>
          <table:table-cell table:number-columns-repeated="2"/>
        </table:table-row>
        <table:table-row table:style-name="ro1">
          <table:table-cell office:value-type="float" office:value="0.0302026" calcext:value-type="float">
            <text:p>0.0302026</text:p>
          </table:table-cell>
          <table:table-cell office:value-type="float" office:value="0.0379648" calcext:value-type="float">
            <text:p>0.0379648</text:p>
          </table:table-cell>
          <table:table-cell table:formula="of:=([.A1660]*[.A1660])" office:value-type="float" office:value="0.00091219704676" calcext:value-type="float">
            <text:p>0.00091219704676</text:p>
          </table:table-cell>
          <table:table-cell table:formula="of:=([.A1660]-[.B1660])*([.A1660]-[.B1660])" office:value-type="float" office:value="0.00006025174884" calcext:value-type="float">
            <text:p>0.00006025174884</text:p>
          </table:table-cell>
          <table:table-cell table:number-columns-repeated="2"/>
        </table:table-row>
        <table:table-row table:style-name="ro1">
          <table:table-cell office:value-type="float" office:value="0.04447" calcext:value-type="float">
            <text:p>0.04447</text:p>
          </table:table-cell>
          <table:table-cell office:value-type="float" office:value="0.0299966" calcext:value-type="float">
            <text:p>0.0299966</text:p>
          </table:table-cell>
          <table:table-cell table:formula="of:=([.A1661]*[.A1661])" office:value-type="float" office:value="0.0019775809" calcext:value-type="float">
            <text:p>0.0019775809</text:p>
          </table:table-cell>
          <table:table-cell table:formula="of:=([.A1661]-[.B1661])*([.A1661]-[.B1661])" office:value-type="float" office:value="0.00020947930756" calcext:value-type="float">
            <text:p>0.00020947930756</text:p>
          </table:table-cell>
          <table:table-cell table:number-columns-repeated="2"/>
        </table:table-row>
        <table:table-row table:style-name="ro1">
          <table:table-cell office:value-type="float" office:value="0.0698135" calcext:value-type="float">
            <text:p>0.0698135</text:p>
          </table:table-cell>
          <table:table-cell office:value-type="float" office:value="0.0242065" calcext:value-type="float">
            <text:p>0.0242065</text:p>
          </table:table-cell>
          <table:table-cell table:formula="of:=([.A1662]*[.A1662])" office:value-type="float" office:value="0.00487392478225" calcext:value-type="float">
            <text:p>0.00487392478225</text:p>
          </table:table-cell>
          <table:table-cell table:formula="of:=([.A1662]-[.B1662])*([.A1662]-[.B1662])" office:value-type="float" office:value="0.002079998449" calcext:value-type="float">
            <text:p>0.002079998449</text:p>
          </table:table-cell>
          <table:table-cell table:number-columns-repeated="2"/>
        </table:table-row>
        <table:table-row table:style-name="ro1">
          <table:table-cell office:value-type="float" office:value="0.162346" calcext:value-type="float">
            <text:p>0.162346</text:p>
          </table:table-cell>
          <table:table-cell office:value-type="float" office:value="0.0221377" calcext:value-type="float">
            <text:p>0.0221377</text:p>
          </table:table-cell>
          <table:table-cell table:formula="of:=([.A1663]*[.A1663])" office:value-type="float" office:value="0.026356223716" calcext:value-type="float">
            <text:p>0.026356223716</text:p>
          </table:table-cell>
          <table:table-cell table:formula="of:=([.A1663]-[.B1663])*([.A1663]-[.B1663])" office:value-type="float" office:value="0.01965836738889" calcext:value-type="float">
            <text:p>0.01965836738889</text:p>
          </table:table-cell>
          <table:table-cell table:number-columns-repeated="2"/>
        </table:table-row>
        <table:table-row table:style-name="ro1">
          <table:table-cell office:value-type="float" office:value="0.162346" calcext:value-type="float">
            <text:p>0.162346</text:p>
          </table:table-cell>
          <table:table-cell office:value-type="float" office:value="0.0563192" calcext:value-type="float">
            <text:p>0.0563192</text:p>
          </table:table-cell>
          <table:table-cell table:formula="of:=([.A1664]*[.A1664])" office:value-type="float" office:value="0.026356223716" calcext:value-type="float">
            <text:p>0.026356223716</text:p>
          </table:table-cell>
          <table:table-cell table:formula="of:=([.A1664]-[.B1664])*([.A1664]-[.B1664])" office:value-type="float" office:value="0.01124168231824" calcext:value-type="float">
            <text:p>0.01124168231824</text:p>
          </table:table-cell>
          <table:table-cell table:number-columns-repeated="2"/>
        </table:table-row>
        <table:table-row table:style-name="ro1">
          <table:table-cell office:value-type="float" office:value="0.324474" calcext:value-type="float">
            <text:p>0.324474</text:p>
          </table:table-cell>
          <table:table-cell office:value-type="float" office:value="0.181291" calcext:value-type="float">
            <text:p>0.181291</text:p>
          </table:table-cell>
          <table:table-cell table:formula="of:=([.A1665]*[.A1665])" office:value-type="float" office:value="0.105283376676" calcext:value-type="float">
            <text:p>0.105283376676</text:p>
          </table:table-cell>
          <table:table-cell table:formula="of:=([.A1665]-[.B1665])*([.A1665]-[.B1665])" office:value-type="float" office:value="0.020501371489" calcext:value-type="float">
            <text:p>0.020501371489</text:p>
          </table:table-cell>
          <table:table-cell table:number-columns-repeated="2"/>
        </table:table-row>
        <table:table-row table:style-name="ro1">
          <table:table-cell office:value-type="float" office:value="0.338852" calcext:value-type="float">
            <text:p>0.338852</text:p>
          </table:table-cell>
          <table:table-cell office:value-type="float" office:value="0.0873338" calcext:value-type="float">
            <text:p>0.0873338</text:p>
          </table:table-cell>
          <table:table-cell table:formula="of:=([.A1666]*[.A1666])" office:value-type="float" office:value="0.114820677904" calcext:value-type="float">
            <text:p>0.114820677904</text:p>
          </table:table-cell>
          <table:table-cell table:formula="of:=([.A1666]-[.B1666])*([.A1666]-[.B1666])" office:value-type="float" office:value="0.06326140493124" calcext:value-type="float">
            <text:p>0.06326140493124</text:p>
          </table:table-cell>
          <table:table-cell table:number-columns-repeated="2"/>
        </table:table-row>
        <table:table-row table:style-name="ro1">
          <table:table-cell office:value-type="float" office:value="0.411122" calcext:value-type="float">
            <text:p>0.411122</text:p>
          </table:table-cell>
          <table:table-cell office:value-type="float" office:value="0.386991" calcext:value-type="float">
            <text:p>0.386991</text:p>
          </table:table-cell>
          <table:table-cell table:formula="of:=([.A1667]*[.A1667])" office:value-type="float" office:value="0.169021298884" calcext:value-type="float">
            <text:p>0.169021298884</text:p>
          </table:table-cell>
          <table:table-cell table:formula="of:=([.A1667]-[.B1667])*([.A1667]-[.B1667])" office:value-type="float" office:value="0.000582305161000001" calcext:value-type="float">
            <text:p>0.000582305161000001</text:p>
          </table:table-cell>
          <table:table-cell table:number-columns-repeated="2"/>
        </table:table-row>
        <table:table-row table:style-name="ro1">
          <table:table-cell office:value-type="float" office:value="0.411121" calcext:value-type="float">
            <text:p>0.411121</text:p>
          </table:table-cell>
          <table:table-cell office:value-type="float" office:value="0.485149" calcext:value-type="float">
            <text:p>0.485149</text:p>
          </table:table-cell>
          <table:table-cell table:formula="of:=([.A1668]*[.A1668])" office:value-type="float" office:value="0.169020476641" calcext:value-type="float">
            <text:p>0.169020476641</text:p>
          </table:table-cell>
          <table:table-cell table:formula="of:=([.A1668]-[.B1668])*([.A1668]-[.B1668])" office:value-type="float" office:value="0.005480144784" calcext:value-type="float">
            <text:p>0.005480144784</text:p>
          </table:table-cell>
          <table:table-cell table:number-columns-repeated="2"/>
        </table:table-row>
        <table:table-row table:style-name="ro1">
          <table:table-cell office:value-type="float" office:value="0.411121" calcext:value-type="float">
            <text:p>0.411121</text:p>
          </table:table-cell>
          <table:table-cell office:value-type="float" office:value="0.505647" calcext:value-type="float">
            <text:p>0.505647</text:p>
          </table:table-cell>
          <table:table-cell table:formula="of:=([.A1669]*[.A1669])" office:value-type="float" office:value="0.169020476641" calcext:value-type="float">
            <text:p>0.169020476641</text:p>
          </table:table-cell>
          <table:table-cell table:formula="of:=([.A1669]-[.B1669])*([.A1669]-[.B1669])" office:value-type="float" office:value="0.00893516467599999" calcext:value-type="float">
            <text:p>0.00893516467599999</text:p>
          </table:table-cell>
          <table:table-cell table:number-columns-repeated="2"/>
        </table:table-row>
        <table:table-row table:style-name="ro1">
          <table:table-cell office:value-type="float" office:value="0.519673" calcext:value-type="float">
            <text:p>0.519673</text:p>
          </table:table-cell>
          <table:table-cell office:value-type="float" office:value="0.555948" calcext:value-type="float">
            <text:p>0.555948</text:p>
          </table:table-cell>
          <table:table-cell table:formula="of:=([.A1670]*[.A1670])" office:value-type="float" office:value="0.270060026929" calcext:value-type="float">
            <text:p>0.270060026929</text:p>
          </table:table-cell>
          <table:table-cell table:formula="of:=([.A1670]-[.B1670])*([.A1670]-[.B1670])" office:value-type="float" office:value="0.001315875625" calcext:value-type="float">
            <text:p>0.001315875625</text:p>
          </table:table-cell>
          <table:table-cell table:number-columns-repeated="2"/>
        </table:table-row>
        <table:table-row table:style-name="ro1">
          <table:table-cell office:value-type="float" office:value="0.850447" calcext:value-type="float">
            <text:p>0.850447</text:p>
          </table:table-cell>
          <table:table-cell office:value-type="float" office:value="0.51973" calcext:value-type="float">
            <text:p>0.51973</text:p>
          </table:table-cell>
          <table:table-cell table:formula="of:=([.A1671]*[.A1671])" office:value-type="float" office:value="0.723260099809" calcext:value-type="float">
            <text:p>0.723260099809</text:p>
          </table:table-cell>
          <table:table-cell table:formula="of:=([.A1671]-[.B1671])*([.A1671]-[.B1671])" office:value-type="float" office:value="0.109373734089" calcext:value-type="float">
            <text:p>0.109373734089</text:p>
          </table:table-cell>
          <table:table-cell table:number-columns-repeated="2"/>
        </table:table-row>
        <table:table-row table:style-name="ro1">
          <table:table-cell office:value-type="float" office:value="0.850448" calcext:value-type="float">
            <text:p>0.850448</text:p>
          </table:table-cell>
          <table:table-cell office:value-type="float" office:value="0.545379" calcext:value-type="float">
            <text:p>0.545379</text:p>
          </table:table-cell>
          <table:table-cell table:formula="of:=([.A1672]*[.A1672])" office:value-type="float" office:value="0.723261800704" calcext:value-type="float">
            <text:p>0.723261800704</text:p>
          </table:table-cell>
          <table:table-cell table:formula="of:=([.A1672]-[.B1672])*([.A1672]-[.B1672])" office:value-type="float" office:value="0.093067094761" calcext:value-type="float">
            <text:p>0.093067094761</text:p>
          </table:table-cell>
          <table:table-cell table:number-columns-repeated="2"/>
        </table:table-row>
        <table:table-row table:style-name="ro1">
          <table:table-cell office:value-type="float" office:value="0.850448" calcext:value-type="float">
            <text:p>0.850448</text:p>
          </table:table-cell>
          <table:table-cell office:value-type="float" office:value="0.634463" calcext:value-type="float">
            <text:p>0.634463</text:p>
          </table:table-cell>
          <table:table-cell table:formula="of:=([.A1673]*[.A1673])" office:value-type="float" office:value="0.723261800704" calcext:value-type="float">
            <text:p>0.723261800704</text:p>
          </table:table-cell>
          <table:table-cell table:formula="of:=([.A1673]-[.B1673])*([.A1673]-[.B1673])" office:value-type="float" office:value="0.046649520225" calcext:value-type="float">
            <text:p>0.046649520225</text:p>
          </table:table-cell>
          <table:table-cell table:number-columns-repeated="2"/>
        </table:table-row>
        <table:table-row table:style-name="ro1">
          <table:table-cell office:value-type="float" office:value="0.880135" calcext:value-type="float">
            <text:p>0.880135</text:p>
          </table:table-cell>
          <table:table-cell office:value-type="float" office:value="0.787539" calcext:value-type="float">
            <text:p>0.787539</text:p>
          </table:table-cell>
          <table:table-cell table:formula="of:=([.A1674]*[.A1674])" office:value-type="float" office:value="0.774637618225" calcext:value-type="float">
            <text:p>0.774637618225</text:p>
          </table:table-cell>
          <table:table-cell table:formula="of:=([.A1674]-[.B1674])*([.A1674]-[.B1674])" office:value-type="float" office:value="0.008574019216" calcext:value-type="float">
            <text:p>0.008574019216</text:p>
          </table:table-cell>
          <table:table-cell table:number-columns-repeated="2"/>
        </table:table-row>
        <table:table-row table:style-name="ro1">
          <table:table-cell office:value-type="float" office:value="0.880135" calcext:value-type="float">
            <text:p>0.880135</text:p>
          </table:table-cell>
          <table:table-cell office:value-type="float" office:value="0.895485" calcext:value-type="float">
            <text:p>0.895485</text:p>
          </table:table-cell>
          <table:table-cell table:formula="of:=([.A1675]*[.A1675])" office:value-type="float" office:value="0.774637618225" calcext:value-type="float">
            <text:p>0.774637618225</text:p>
          </table:table-cell>
          <table:table-cell table:formula="of:=([.A1675]-[.B1675])*([.A1675]-[.B1675])" office:value-type="float" office:value="0.000235622499999999" calcext:value-type="float">
            <text:p>0.000235622499999999</text:p>
          </table:table-cell>
          <table:table-cell table:number-columns-repeated="2"/>
        </table:table-row>
        <table:table-row table:style-name="ro1">
          <table:table-cell office:value-type="float" office:value="0.985632" calcext:value-type="float">
            <text:p>0.985632</text:p>
          </table:table-cell>
          <table:table-cell office:value-type="float" office:value="0.957276" calcext:value-type="float">
            <text:p>0.957276</text:p>
          </table:table-cell>
          <table:table-cell table:formula="of:=([.A1676]*[.A1676])" office:value-type="float" office:value="0.971470439424" calcext:value-type="float">
            <text:p>0.971470439424</text:p>
          </table:table-cell>
          <table:table-cell table:formula="of:=([.A1676]-[.B1676])*([.A1676]-[.B1676])" office:value-type="float" office:value="0.000804062735999997" calcext:value-type="float">
            <text:p>0.000804062735999997</text:p>
          </table:table-cell>
          <table:table-cell table:number-columns-repeated="2"/>
        </table:table-row>
        <table:table-row table:style-name="ro1">
          <table:table-cell office:value-type="float" office:value="0.985632" calcext:value-type="float">
            <text:p>0.985632</text:p>
          </table:table-cell>
          <table:table-cell office:value-type="float" office:value="0.983229" calcext:value-type="float">
            <text:p>0.983229</text:p>
          </table:table-cell>
          <table:table-cell table:formula="of:=([.A1677]*[.A1677])" office:value-type="float" office:value="0.971470439424" calcext:value-type="float">
            <text:p>0.971470439424</text:p>
          </table:table-cell>
          <table:table-cell table:formula="of:=([.A1677]-[.B1677])*([.A1677]-[.B1677])" office:value-type="float" office:value="0.00000577440899999968" calcext:value-type="float">
            <text:p>5.77440899999968E-06</text:p>
          </table:table-cell>
          <table:table-cell table:number-columns-repeated="2"/>
        </table:table-row>
        <table:table-row table:style-name="ro1">
          <table:table-cell office:value-type="float" office:value="0.990078" calcext:value-type="float">
            <text:p>0.990078</text:p>
          </table:table-cell>
          <table:table-cell office:value-type="float" office:value="0.985258" calcext:value-type="float">
            <text:p>0.985258</text:p>
          </table:table-cell>
          <table:table-cell table:formula="of:=([.A1678]*[.A1678])" office:value-type="float" office:value="0.980254446084" calcext:value-type="float">
            <text:p>0.980254446084</text:p>
          </table:table-cell>
          <table:table-cell table:formula="of:=([.A1678]-[.B1678])*([.A1678]-[.B1678])" office:value-type="float" office:value="0.0000232324000000004" calcext:value-type="float">
            <text:p>2.32324000000004E-05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000408478" calcext:value-type="float">
            <text:p>0.000000408478</text:p>
          </table:table-cell>
          <table:table-cell table:formula="of:=([.A1679]*[.A1679])" office:value-type="float" office:value="0.000000000026275876" calcext:value-type="float">
            <text:p>2.6275876E-11</text:p>
          </table:table-cell>
          <table:table-cell table:formula="of:=([.A1679]-[.B1679])*([.A1679]-[.B1679])" office:value-type="float" office:value="0.00000000002225501382" calcext:value-type="float">
            <text:p>2.2255013820484E-11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00190429" calcext:value-type="float">
            <text:p>0.000000190429</text:p>
          </table:table-cell>
          <table:table-cell table:formula="of:=([.A1680]*[.A1680])" office:value-type="float" office:value="0.00000000001114130938" calcext:value-type="float">
            <text:p>1.11413093796E-11</text:p>
          </table:table-cell>
          <table:table-cell table:formula="of:=([.A1680]-[.B1680])*([.A1680]-[.B1680])" office:value-type="float" office:value="0.0000000000099063219" calcext:value-type="float">
            <text:p>9.906321899761E-12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00161021" calcext:value-type="float">
            <text:p>0.00000161021</text:p>
          </table:table-cell>
          <table:table-cell table:formula="of:=([.A1681]*[.A1681])" office:value-type="float" office:value="0.00000000001114130938" calcext:value-type="float">
            <text:p>1.11413093796E-11</text:p>
          </table:table-cell>
          <table:table-cell table:formula="of:=([.A1681]-[.B1681])*([.A1681]-[.B1681])" office:value-type="float" office:value="0.00000000000298477452" calcext:value-type="float">
            <text:p>2.9847745225E-12</text:p>
          </table:table-cell>
          <table:table-cell table:number-columns-repeated="2"/>
        </table:table-row>
        <table:table-row table:style-name="ro1">
          <table:table-cell office:value-type="float" office:value="0.00000333786" calcext:value-type="float">
            <text:p>0.00000333786</text:p>
          </table:table-cell>
          <table:table-cell office:value-type="float" office:value="0.000844998" calcext:value-type="float">
            <text:p>0.000844998</text:p>
          </table:table-cell>
          <table:table-cell table:formula="of:=([.A1682]*[.A1682])" office:value-type="float" office:value="0.00000000001114130938" calcext:value-type="float">
            <text:p>1.11413093796E-11</text:p>
          </table:table-cell>
          <table:table-cell table:formula="of:=([.A1682]-[.B1682])*([.A1682]-[.B1682])" office:value-type="float" office:value="0.00000070839179126482" calcext:value-type="float">
            <text:p>7.0839179126482E-07</text:p>
          </table:table-cell>
          <table:table-cell table:number-columns-repeated="2"/>
        </table:table-row>
        <table:table-row table:style-name="ro1">
          <table:table-cell office:value-type="float" office:value="0.00000220537" calcext:value-type="float">
            <text:p>0.00000220537</text:p>
          </table:table-cell>
          <table:table-cell office:value-type="float" office:value="0.00177547" calcext:value-type="float">
            <text:p>0.00177547</text:p>
          </table:table-cell>
          <table:table-cell table:formula="of:=([.A1683]*[.A1683])" office:value-type="float" office:value="0.00000000000486365684" calcext:value-type="float">
            <text:p>4.8636568369E-12</text:p>
          </table:table-cell>
          <table:table-cell table:formula="of:=([.A1683]-[.B1683])*([.A1683]-[.B1683])" office:value-type="float" office:value="0.00000314446744800904" calcext:value-type="float">
            <text:p>3.14446744800904E-06</text:p>
          </table:table-cell>
          <table:table-cell table:number-columns-repeated="2"/>
        </table:table-row>
        <table:table-row table:style-name="ro1">
          <table:table-cell office:value-type="float" office:value="0.00000286102" calcext:value-type="float">
            <text:p>0.00000286102</text:p>
          </table:table-cell>
          <table:table-cell office:value-type="float" office:value="0.000327718" calcext:value-type="float">
            <text:p>0.000327718</text:p>
          </table:table-cell>
          <table:table-cell table:formula="of:=([.A1684]*[.A1684])" office:value-type="float" office:value="0.00000000000818543544" calcext:value-type="float">
            <text:p>8.1854354404E-12</text:p>
          </table:table-cell>
          <table:table-cell table:formula="of:=([.A1684]-[.B1684])*([.A1684]-[.B1684])" office:value-type="float" office:value="0.00000010553205745472" calcext:value-type="float">
            <text:p>1.0553205745472E-07</text:p>
          </table:table-cell>
          <table:table-cell table:number-columns-repeated="2"/>
        </table:table-row>
        <table:table-row table:style-name="ro1">
          <table:table-cell office:value-type="float" office:value="0.0000459552" calcext:value-type="float">
            <text:p>0.0000459552</text:p>
          </table:table-cell>
          <table:table-cell office:value-type="float" office:value="0.000106256" calcext:value-type="float">
            <text:p>0.000106256</text:p>
          </table:table-cell>
          <table:table-cell table:formula="of:=([.A1685]*[.A1685])" office:value-type="float" office:value="0.00000000211188040704" calcext:value-type="float">
            <text:p>2.11188040704E-09</text:p>
          </table:table-cell>
          <table:table-cell table:formula="of:=([.A1685]-[.B1685])*([.A1685]-[.B1685])" office:value-type="float" office:value="0.00000000363618648064" calcext:value-type="float">
            <text:p>3.63618648064E-09</text:p>
          </table:table-cell>
          <table:table-cell table:number-columns-repeated="2"/>
        </table:table-row>
        <table:table-row table:style-name="ro1">
          <table:table-cell office:value-type="float" office:value="0.0000115037" calcext:value-type="float">
            <text:p>0.0000115037</text:p>
          </table:table-cell>
          <table:table-cell office:value-type="float" office:value="0.00000156643" calcext:value-type="float">
            <text:p>0.00000156643</text:p>
          </table:table-cell>
          <table:table-cell table:formula="of:=([.A1686]*[.A1686])" office:value-type="float" office:value="0.00000000013233511369" calcext:value-type="float">
            <text:p>1.3233511369E-10</text:p>
          </table:table-cell>
          <table:table-cell table:formula="of:=([.A1686]-[.B1686])*([.A1686]-[.B1686])" office:value-type="float" office:value="0.00000000009874933505" calcext:value-type="float">
            <text:p>9.87493350529E-11</text:p>
          </table:table-cell>
          <table:table-cell table:number-columns-repeated="2"/>
        </table:table-row>
        <table:table-row table:style-name="ro1">
          <table:table-cell office:value-type="float" office:value="0.0000162721" calcext:value-type="float">
            <text:p>0.0000162721</text:p>
          </table:table-cell>
          <table:table-cell office:value-type="float" office:value="0.0000167639" calcext:value-type="float">
            <text:p>0.0000167639</text:p>
          </table:table-cell>
          <table:table-cell table:formula="of:=([.A1687]*[.A1687])" office:value-type="float" office:value="0.00000000026478123841" calcext:value-type="float">
            <text:p>2.6478123841E-10</text:p>
          </table:table-cell>
          <table:table-cell table:formula="of:=([.A1687]-[.B1687])*([.A1687]-[.B1687])" office:value-type="float" office:value="0.00000000000024186724" calcext:value-type="float">
            <text:p>2.41867240000001E-13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447066" calcext:value-type="float">
            <text:p>0.0447066</text:p>
          </table:table-cell>
          <table:table-cell table:formula="of:=([.A1688]*[.A1688])" office:value-type="float" office:value="0.00000000001321962337" calcext:value-type="float">
            <text:p>1.32196233744E-11</text:p>
          </table:table-cell>
          <table:table-cell table:formula="of:=([.A1688]-[.B1688])*([.A1688]-[.B1688])" office:value-type="float" office:value="0.00199835500111401" calcext:value-type="float">
            <text:p>0.00199835500111401</text:p>
          </table:table-cell>
          <table:table-cell table:number-columns-repeated="2"/>
        </table:table-row>
        <table:table-row table:style-name="ro1">
          <table:table-cell office:value-type="float" office:value="0.0000275373" calcext:value-type="float">
            <text:p>0.0000275373</text:p>
          </table:table-cell>
          <table:table-cell office:value-type="float" office:value="0.00241625" calcext:value-type="float">
            <text:p>0.00241625</text:p>
          </table:table-cell>
          <table:table-cell table:formula="of:=([.A1689]*[.A1689])" office:value-type="float" office:value="0.00000000075830289129" calcext:value-type="float">
            <text:p>7.5830289129E-10</text:p>
          </table:table-cell>
          <table:table-cell table:formula="of:=([.A1689]-[.B1689])*([.A1689]-[.B1689])" office:value-type="float" office:value="0.00000570594836314129" calcext:value-type="float">
            <text:p>5.70594836314129E-06</text:p>
          </table:table-cell>
          <table:table-cell table:number-columns-repeated="2"/>
        </table:table-row>
        <table:table-row table:style-name="ro1">
          <table:table-cell office:value-type="float" office:value="0.000328064" calcext:value-type="float">
            <text:p>0.000328064</text:p>
          </table:table-cell>
          <table:table-cell office:value-type="float" office:value="0.00113012" calcext:value-type="float">
            <text:p>0.00113012</text:p>
          </table:table-cell>
          <table:table-cell table:formula="of:=([.A1690]*[.A1690])" office:value-type="float" office:value="0.000000107625988096" calcext:value-type="float">
            <text:p>1.07625988096E-07</text:p>
          </table:table-cell>
          <table:table-cell table:formula="of:=([.A1690]-[.B1690])*([.A1690]-[.B1690])" office:value-type="float" office:value="0.000000643293827136" calcext:value-type="float">
            <text:p>6.43293827136E-07</text:p>
          </table:table-cell>
          <table:table-cell table:number-columns-repeated="2"/>
        </table:table-row>
        <table:table-row table:style-name="ro1">
          <table:table-cell office:value-type="float" office:value="0.000701785" calcext:value-type="float">
            <text:p>0.000701785</text:p>
          </table:table-cell>
          <table:table-cell office:value-type="float" office:value="0.00019408" calcext:value-type="float">
            <text:p>0.00019408</text:p>
          </table:table-cell>
          <table:table-cell table:formula="of:=([.A1691]*[.A1691])" office:value-type="float" office:value="0.000000492502186225" calcext:value-type="float">
            <text:p>4.92502186225E-07</text:p>
          </table:table-cell>
          <table:table-cell table:formula="of:=([.A1691]-[.B1691])*([.A1691]-[.B1691])" office:value-type="float" office:value="0.000000257764367025" calcext:value-type="float">
            <text:p>2.57764367025E-07</text:p>
          </table:table-cell>
          <table:table-cell table:number-columns-repeated="2"/>
        </table:table-row>
        <table:table-row table:style-name="ro1">
          <table:table-cell office:value-type="float" office:value="0.000933647" calcext:value-type="float">
            <text:p>0.000933647</text:p>
          </table:table-cell>
          <table:table-cell office:value-type="float" office:value="0.000608633" calcext:value-type="float">
            <text:p>0.000608633</text:p>
          </table:table-cell>
          <table:table-cell table:formula="of:=([.A1692]*[.A1692])" office:value-type="float" office:value="0.000000871696720609" calcext:value-type="float">
            <text:p>8.71696720609E-07</text:p>
          </table:table-cell>
          <table:table-cell table:formula="of:=([.A1692]-[.B1692])*([.A1692]-[.B1692])" office:value-type="float" office:value="0.000000105634100196" calcext:value-type="float">
            <text:p>1.05634100196E-07</text:p>
          </table:table-cell>
          <table:table-cell table:number-columns-repeated="2"/>
        </table:table-row>
        <table:table-row table:style-name="ro1">
          <table:table-cell office:value-type="float" office:value="0.000933647" calcext:value-type="float">
            <text:p>0.000933647</text:p>
          </table:table-cell>
          <table:table-cell office:value-type="float" office:value="0.000394446" calcext:value-type="float">
            <text:p>0.000394446</text:p>
          </table:table-cell>
          <table:table-cell table:formula="of:=([.A1693]*[.A1693])" office:value-type="float" office:value="0.000000871696720609" calcext:value-type="float">
            <text:p>8.71696720609E-07</text:p>
          </table:table-cell>
          <table:table-cell table:formula="of:=([.A1693]-[.B1693])*([.A1693]-[.B1693])" office:value-type="float" office:value="0.000000290737718401" calcext:value-type="float">
            <text:p>2.90737718401E-07</text:p>
          </table:table-cell>
          <table:table-cell table:number-columns-repeated="2"/>
        </table:table-row>
        <table:table-row table:style-name="ro1">
          <table:table-cell office:value-type="float" office:value="0.000816286" calcext:value-type="float">
            <text:p>0.000816286</text:p>
          </table:table-cell>
          <table:table-cell office:value-type="float" office:value="0.00075736" calcext:value-type="float">
            <text:p>0.00075736</text:p>
          </table:table-cell>
          <table:table-cell table:formula="of:=([.A1694]*[.A1694])" office:value-type="float" office:value="0.000000666322833796" calcext:value-type="float">
            <text:p>6.66322833796E-07</text:p>
          </table:table-cell>
          <table:table-cell table:formula="of:=([.A1694]-[.B1694])*([.A1694]-[.B1694])" office:value-type="float" office:value="0.000000003472273476" calcext:value-type="float">
            <text:p>3.47227347600001E-09</text:p>
          </table:table-cell>
          <table:table-cell table:number-columns-repeated="2"/>
        </table:table-row>
        <table:table-row table:style-name="ro1">
          <table:table-cell office:value-type="float" office:value="0.000816286" calcext:value-type="float">
            <text:p>0.000816286</text:p>
          </table:table-cell>
          <table:table-cell office:value-type="float" office:value="0.00000823223" calcext:value-type="float">
            <text:p>0.00000823223</text:p>
          </table:table-cell>
          <table:table-cell table:formula="of:=([.A1695]*[.A1695])" office:value-type="float" office:value="0.000000666322833796" calcext:value-type="float">
            <text:p>6.66322833796E-07</text:p>
          </table:table-cell>
          <table:table-cell table:formula="of:=([.A1695]-[.B1695])*([.A1695]-[.B1695])" office:value-type="float" office:value="0.00000065295089521121" calcext:value-type="float">
            <text:p>6.52950895211213E-07</text:p>
          </table:table-cell>
          <table:table-cell table:number-columns-repeated="2"/>
        </table:table-row>
        <table:table-row table:style-name="ro1">
          <table:table-cell office:value-type="float" office:value="0.000816286" calcext:value-type="float">
            <text:p>0.000816286</text:p>
          </table:table-cell>
          <table:table-cell office:value-type="float" office:value="0.0167119" calcext:value-type="float">
            <text:p>0.0167119</text:p>
          </table:table-cell>
          <table:table-cell table:formula="of:=([.A1696]*[.A1696])" office:value-type="float" office:value="0.000000666322833796" calcext:value-type="float">
            <text:p>6.66322833796E-07</text:p>
          </table:table-cell>
          <table:table-cell table:formula="of:=([.A1696]-[.B1696])*([.A1696]-[.B1696])" office:value-type="float" office:value="0.000252670544436996" calcext:value-type="float">
            <text:p>0.000252670544436996</text:p>
          </table:table-cell>
          <table:table-cell table:number-columns-repeated="2"/>
        </table:table-row>
        <table:table-row table:style-name="ro1">
          <table:table-cell office:value-type="float" office:value="0.00118762" calcext:value-type="float">
            <text:p>0.00118762</text:p>
          </table:table-cell>
          <table:table-cell office:value-type="float" office:value="0.00129478" calcext:value-type="float">
            <text:p>0.00129478</text:p>
          </table:table-cell>
          <table:table-cell table:formula="of:=([.A1697]*[.A1697])" office:value-type="float" office:value="0.0000014104412644" calcext:value-type="float">
            <text:p>0.0000014104412644</text:p>
          </table:table-cell>
          <table:table-cell table:formula="of:=([.A1697]-[.B1697])*([.A1697]-[.B1697])" office:value-type="float" office:value="0.0000000114832656" calcext:value-type="float">
            <text:p>0.0000000114832656</text:p>
          </table:table-cell>
          <table:table-cell table:number-columns-repeated="2"/>
        </table:table-row>
        <table:table-row table:style-name="ro1">
          <table:table-cell office:value-type="float" office:value="0.0400783" calcext:value-type="float">
            <text:p>0.0400783</text:p>
          </table:table-cell>
          <table:table-cell office:value-type="float" office:value="0.00203572" calcext:value-type="float">
            <text:p>0.00203572</text:p>
          </table:table-cell>
          <table:table-cell table:formula="of:=([.A1698]*[.A1698])" office:value-type="float" office:value="0.00160627013089" calcext:value-type="float">
            <text:p>0.00160627013089</text:p>
          </table:table-cell>
          <table:table-cell table:formula="of:=([.A1698]-[.B1698])*([.A1698]-[.B1698])" office:value-type="float" office:value="0.0014472378930564" calcext:value-type="float">
            <text:p>0.0014472378930564</text:p>
          </table:table-cell>
          <table:table-cell table:number-columns-repeated="2"/>
        </table:table-row>
        <table:table-row table:style-name="ro1">
          <table:table-cell office:value-type="float" office:value="0.0400783" calcext:value-type="float">
            <text:p>0.0400783</text:p>
          </table:table-cell>
          <table:table-cell office:value-type="float" office:value="0.0435016" calcext:value-type="float">
            <text:p>0.0435016</text:p>
          </table:table-cell>
          <table:table-cell table:formula="of:=([.A1699]*[.A1699])" office:value-type="float" office:value="0.00160627013089" calcext:value-type="float">
            <text:p>0.00160627013089</text:p>
          </table:table-cell>
          <table:table-cell table:formula="of:=([.A1699]-[.B1699])*([.A1699]-[.B1699])" office:value-type="float" office:value="0.00001171898289" calcext:value-type="float">
            <text:p>0.00001171898289</text:p>
          </table:table-cell>
          <table:table-cell table:number-columns-repeated="2"/>
        </table:table-row>
        <table:table-row table:style-name="ro1">
          <table:table-cell office:value-type="float" office:value="0.0791451" calcext:value-type="float">
            <text:p>0.0791451</text:p>
          </table:table-cell>
          <table:table-cell office:value-type="float" office:value="0.218046" calcext:value-type="float">
            <text:p>0.218046</text:p>
          </table:table-cell>
          <table:table-cell table:formula="of:=([.A1700]*[.A1700])" office:value-type="float" office:value="0.00626394685401" calcext:value-type="float">
            <text:p>0.00626394685401</text:p>
          </table:table-cell>
          <table:table-cell table:formula="of:=([.A1700]-[.B1700])*([.A1700]-[.B1700])" office:value-type="float" office:value="0.01929346002081" calcext:value-type="float">
            <text:p>0.01929346002081</text:p>
          </table:table-cell>
          <table:table-cell table:number-columns-repeated="2"/>
        </table:table-row>
        <table:table-row table:style-name="ro1">
          <table:table-cell office:value-type="float" office:value="0.079145" calcext:value-type="float">
            <text:p>0.079145</text:p>
          </table:table-cell>
          <table:table-cell office:value-type="float" office:value="0.318143" calcext:value-type="float">
            <text:p>0.318143</text:p>
          </table:table-cell>
          <table:table-cell table:formula="of:=([.A1701]*[.A1701])" office:value-type="float" office:value="0.006263931025" calcext:value-type="float">
            <text:p>0.006263931025</text:p>
          </table:table-cell>
          <table:table-cell table:formula="of:=([.A1701]-[.B1701])*([.A1701]-[.B1701])" office:value-type="float" office:value="0.057120044004" calcext:value-type="float">
            <text:p>0.057120044004</text:p>
          </table:table-cell>
          <table:table-cell table:number-columns-repeated="2"/>
        </table:table-row>
        <table:table-row table:style-name="ro1">
          <table:table-cell office:value-type="float" office:value="0.0791451" calcext:value-type="float">
            <text:p>0.0791451</text:p>
          </table:table-cell>
          <table:table-cell office:value-type="float" office:value="0.331076" calcext:value-type="float">
            <text:p>0.331076</text:p>
          </table:table-cell>
          <table:table-cell table:formula="of:=([.A1702]*[.A1702])" office:value-type="float" office:value="0.00626394685401" calcext:value-type="float">
            <text:p>0.00626394685401</text:p>
          </table:table-cell>
          <table:table-cell table:formula="of:=([.A1702]-[.B1702])*([.A1702]-[.B1702])" office:value-type="float" office:value="0.06346917837481" calcext:value-type="float">
            <text:p>0.06346917837481</text:p>
          </table:table-cell>
          <table:table-cell table:number-columns-repeated="2"/>
        </table:table-row>
        <table:table-row table:style-name="ro1">
          <table:table-cell office:value-type="float" office:value="0.0791451" calcext:value-type="float">
            <text:p>0.0791451</text:p>
          </table:table-cell>
          <table:table-cell office:value-type="float" office:value="0.343381" calcext:value-type="float">
            <text:p>0.343381</text:p>
          </table:table-cell>
          <table:table-cell table:formula="of:=([.A1703]*[.A1703])" office:value-type="float" office:value="0.00626394685401" calcext:value-type="float">
            <text:p>0.00626394685401</text:p>
          </table:table-cell>
          <table:table-cell table:formula="of:=([.A1703]-[.B1703])*([.A1703]-[.B1703])" office:value-type="float" office:value="0.06982061084881" calcext:value-type="float">
            <text:p>0.06982061084881</text:p>
          </table:table-cell>
          <table:table-cell table:number-columns-repeated="2"/>
        </table:table-row>
        <table:table-row table:style-name="ro1">
          <table:table-cell office:value-type="float" office:value="0.123278" calcext:value-type="float">
            <text:p>0.123278</text:p>
          </table:table-cell>
          <table:table-cell office:value-type="float" office:value="0.39916" calcext:value-type="float">
            <text:p>0.39916</text:p>
          </table:table-cell>
          <table:table-cell table:formula="of:=([.A1704]*[.A1704])" office:value-type="float" office:value="0.015197465284" calcext:value-type="float">
            <text:p>0.015197465284</text:p>
          </table:table-cell>
          <table:table-cell table:formula="of:=([.A1704]-[.B1704])*([.A1704]-[.B1704])" office:value-type="float" office:value="0.076110877924" calcext:value-type="float">
            <text:p>0.076110877924</text:p>
          </table:table-cell>
          <table:table-cell table:number-columns-repeated="2"/>
        </table:table-row>
        <table:table-row table:style-name="ro1">
          <table:table-cell office:value-type="float" office:value="0.126031" calcext:value-type="float">
            <text:p>0.126031</text:p>
          </table:table-cell>
          <table:table-cell office:value-type="float" office:value="0.41142" calcext:value-type="float">
            <text:p>0.41142</text:p>
          </table:table-cell>
          <table:table-cell table:formula="of:=([.A1705]*[.A1705])" office:value-type="float" office:value="0.015883812961" calcext:value-type="float">
            <text:p>0.015883812961</text:p>
          </table:table-cell>
          <table:table-cell table:formula="of:=([.A1705]-[.B1705])*([.A1705]-[.B1705])" office:value-type="float" office:value="0.081446881321" calcext:value-type="float">
            <text:p>0.081446881321</text:p>
          </table:table-cell>
          <table:table-cell table:number-columns-repeated="2"/>
        </table:table-row>
        <table:table-row table:style-name="ro1">
          <table:table-cell office:value-type="float" office:value="0.126031" calcext:value-type="float">
            <text:p>0.126031</text:p>
          </table:table-cell>
          <table:table-cell office:value-type="float" office:value="0.427575" calcext:value-type="float">
            <text:p>0.427575</text:p>
          </table:table-cell>
          <table:table-cell table:formula="of:=([.A1706]*[.A1706])" office:value-type="float" office:value="0.015883812961" calcext:value-type="float">
            <text:p>0.015883812961</text:p>
          </table:table-cell>
          <table:table-cell table:formula="of:=([.A1706]-[.B1706])*([.A1706]-[.B1706])" office:value-type="float" office:value="0.090928783936" calcext:value-type="float">
            <text:p>0.090928783936</text:p>
          </table:table-cell>
          <table:table-cell table:number-columns-repeated="2"/>
        </table:table-row>
        <table:table-row table:style-name="ro1">
          <table:table-cell office:value-type="float" office:value="0.157468" calcext:value-type="float">
            <text:p>0.157468</text:p>
          </table:table-cell>
          <table:table-cell office:value-type="float" office:value="0.398806" calcext:value-type="float">
            <text:p>0.398806</text:p>
          </table:table-cell>
          <table:table-cell table:formula="of:=([.A1707]*[.A1707])" office:value-type="float" office:value="0.024796171024" calcext:value-type="float">
            <text:p>0.024796171024</text:p>
          </table:table-cell>
          <table:table-cell table:formula="of:=([.A1707]-[.B1707])*([.A1707]-[.B1707])" office:value-type="float" office:value="0.058244030244" calcext:value-type="float">
            <text:p>0.058244030244</text:p>
          </table:table-cell>
          <table:table-cell table:number-columns-repeated="2"/>
        </table:table-row>
        <table:table-row table:style-name="ro1">
          <table:table-cell office:value-type="float" office:value="0.186487" calcext:value-type="float">
            <text:p>0.186487</text:p>
          </table:table-cell>
          <table:table-cell office:value-type="float" office:value="0.556477" calcext:value-type="float">
            <text:p>0.556477</text:p>
          </table:table-cell>
          <table:table-cell table:formula="of:=([.A1708]*[.A1708])" office:value-type="float" office:value="0.034777401169" calcext:value-type="float">
            <text:p>0.034777401169</text:p>
          </table:table-cell>
          <table:table-cell table:formula="of:=([.A1708]-[.B1708])*([.A1708]-[.B1708])" office:value-type="float" office:value="0.1368926001" calcext:value-type="float">
            <text:p>0.1368926001</text:p>
          </table:table-cell>
          <table:table-cell table:number-columns-repeated="2"/>
        </table:table-row>
        <table:table-row table:style-name="ro1">
          <table:table-cell office:value-type="float" office:value="0.549364" calcext:value-type="float">
            <text:p>0.549364</text:p>
          </table:table-cell>
          <table:table-cell office:value-type="float" office:value="0.444287" calcext:value-type="float">
            <text:p>0.444287</text:p>
          </table:table-cell>
          <table:table-cell table:formula="of:=([.A1709]*[.A1709])" office:value-type="float" office:value="0.301800804496" calcext:value-type="float">
            <text:p>0.301800804496</text:p>
          </table:table-cell>
          <table:table-cell table:formula="of:=([.A1709]-[.B1709])*([.A1709]-[.B1709])" office:value-type="float" office:value="0.011041175929" calcext:value-type="float">
            <text:p>0.011041175929</text:p>
          </table:table-cell>
          <table:table-cell table:number-columns-repeated="2"/>
        </table:table-row>
        <table:table-row table:style-name="ro1">
          <table:table-cell office:value-type="float" office:value="0.549364" calcext:value-type="float">
            <text:p>0.549364</text:p>
          </table:table-cell>
          <table:table-cell office:value-type="float" office:value="0.530968" calcext:value-type="float">
            <text:p>0.530968</text:p>
          </table:table-cell>
          <table:table-cell table:formula="of:=([.A1710]*[.A1710])" office:value-type="float" office:value="0.301800804496" calcext:value-type="float">
            <text:p>0.301800804496</text:p>
          </table:table-cell>
          <table:table-cell table:formula="of:=([.A1710]-[.B1710])*([.A1710]-[.B1710])" office:value-type="float" office:value="0.000338412815999999" calcext:value-type="float">
            <text:p>0.000338412815999999</text:p>
          </table:table-cell>
          <table:table-cell table:number-columns-repeated="2"/>
        </table:table-row>
        <table:table-row table:style-name="ro1">
          <table:table-cell office:value-type="float" office:value="0.549365" calcext:value-type="float">
            <text:p>0.549365</text:p>
          </table:table-cell>
          <table:table-cell office:value-type="float" office:value="0.73681" calcext:value-type="float">
            <text:p>0.73681</text:p>
          </table:table-cell>
          <table:table-cell table:formula="of:=([.A1711]*[.A1711])" office:value-type="float" office:value="0.301801903225" calcext:value-type="float">
            <text:p>0.301801903225</text:p>
          </table:table-cell>
          <table:table-cell table:formula="of:=([.A1711]-[.B1711])*([.A1711]-[.B1711])" office:value-type="float" office:value="0.035135628025" calcext:value-type="float">
            <text:p>0.035135628025</text:p>
          </table:table-cell>
          <table:table-cell table:number-columns-repeated="2"/>
        </table:table-row>
        <table:table-row table:style-name="ro1">
          <table:table-cell office:value-type="float" office:value="0.907231" calcext:value-type="float">
            <text:p>0.907231</text:p>
          </table:table-cell>
          <table:table-cell office:value-type="float" office:value="0.699244" calcext:value-type="float">
            <text:p>0.699244</text:p>
          </table:table-cell>
          <table:table-cell table:formula="of:=([.A1712]*[.A1712])" office:value-type="float" office:value="0.823068087361" calcext:value-type="float">
            <text:p>0.823068087361</text:p>
          </table:table-cell>
          <table:table-cell table:formula="of:=([.A1712]-[.B1712])*([.A1712]-[.B1712])" office:value-type="float" office:value="0.043258592169" calcext:value-type="float">
            <text:p>0.043258592169</text:p>
          </table:table-cell>
          <table:table-cell table:number-columns-repeated="2"/>
        </table:table-row>
        <table:table-row table:style-name="ro1">
          <table:table-cell office:value-type="float" office:value="0.907231" calcext:value-type="float">
            <text:p>0.907231</text:p>
          </table:table-cell>
          <table:table-cell office:value-type="float" office:value="0.732012" calcext:value-type="float">
            <text:p>0.732012</text:p>
          </table:table-cell>
          <table:table-cell table:formula="of:=([.A1713]*[.A1713])" office:value-type="float" office:value="0.823068087361" calcext:value-type="float">
            <text:p>0.823068087361</text:p>
          </table:table-cell>
          <table:table-cell table:formula="of:=([.A1713]-[.B1713])*([.A1713]-[.B1713])" office:value-type="float" office:value="0.030701697961" calcext:value-type="float">
            <text:p>0.030701697961</text:p>
          </table:table-cell>
          <table:table-cell table:number-columns-repeated="2"/>
        </table:table-row>
        <table:table-row table:style-name="ro1">
          <table:table-cell office:value-type="float" office:value="0.964074" calcext:value-type="float">
            <text:p>0.964074</text:p>
          </table:table-cell>
          <table:table-cell office:value-type="float" office:value="0.90832" calcext:value-type="float">
            <text:p>0.90832</text:p>
          </table:table-cell>
          <table:table-cell table:formula="of:=([.A1714]*[.A1714])" office:value-type="float" office:value="0.929438677476" calcext:value-type="float">
            <text:p>0.929438677476</text:p>
          </table:table-cell>
          <table:table-cell table:formula="of:=([.A1714]-[.B1714])*([.A1714]-[.B1714])" office:value-type="float" office:value="0.003108508516" calcext:value-type="float">
            <text:p>0.003108508516</text:p>
          </table:table-cell>
          <table:table-cell table:number-columns-repeated="2"/>
        </table:table-row>
        <table:table-row table:style-name="ro1">
          <table:table-cell office:value-type="float" office:value="0.973988" calcext:value-type="float">
            <text:p>0.973988</text:p>
          </table:table-cell>
          <table:table-cell office:value-type="float" office:value="0.977927" calcext:value-type="float">
            <text:p>0.977927</text:p>
          </table:table-cell>
          <table:table-cell table:formula="of:=([.A1715]*[.A1715])" office:value-type="float" office:value="0.948652624144" calcext:value-type="float">
            <text:p>0.948652624144</text:p>
          </table:table-cell>
          <table:table-cell table:formula="of:=([.A1715]-[.B1715])*([.A1715]-[.B1715])" office:value-type="float" office:value="0.0000155157210000002" calcext:value-type="float">
            <text:p>1.55157210000002E-05</text:p>
          </table:table-cell>
          <table:table-cell table:number-columns-repeated="2"/>
        </table:table-row>
        <table:table-row table:style-name="ro1">
          <table:table-cell office:value-type="float" office:value="0.973989" calcext:value-type="float">
            <text:p>0.973989</text:p>
          </table:table-cell>
          <table:table-cell office:value-type="float" office:value="0.991315" calcext:value-type="float">
            <text:p>0.991315</text:p>
          </table:table-cell>
          <table:table-cell table:formula="of:=([.A1716]*[.A1716])" office:value-type="float" office:value="0.948654572121" calcext:value-type="float">
            <text:p>0.948654572121</text:p>
          </table:table-cell>
          <table:table-cell table:formula="of:=([.A1716]-[.B1716])*([.A1716]-[.B1716])" office:value-type="float" office:value="0.000300190275999998" calcext:value-type="float">
            <text:p>0.000300190275999998</text:p>
          </table:table-cell>
          <table:table-cell table:number-columns-repeated="2"/>
        </table:table-row>
        <table:table-row table:style-name="ro1">
          <table:table-cell office:value-type="float" office:value="0.994687" calcext:value-type="float">
            <text:p>0.994687</text:p>
          </table:table-cell>
          <table:table-cell office:value-type="float" office:value="0.999949" calcext:value-type="float">
            <text:p>0.999949</text:p>
          </table:table-cell>
          <table:table-cell table:formula="of:=([.A1717]*[.A1717])" office:value-type="float" office:value="0.989402227969" calcext:value-type="float">
            <text:p>0.989402227969</text:p>
          </table:table-cell>
          <table:table-cell table:formula="of:=([.A1717]-[.B1717])*([.A1717]-[.B1717])" office:value-type="float" office:value="0.0000276886439999999" calcext:value-type="float">
            <text:p>2.76886439999999E-05</text:p>
          </table:table-cell>
          <table:table-cell table:number-columns-repeated="2"/>
        </table:table-row>
        <table:table-row table:style-name="ro1">
          <table:table-cell office:value-type="float" office:value="0.0000289083" calcext:value-type="float">
            <text:p>0.0000289083</text:p>
          </table:table-cell>
          <table:table-cell office:value-type="float" office:value="0.00000263097" calcext:value-type="float">
            <text:p>0.00000263097</text:p>
          </table:table-cell>
          <table:table-cell table:formula="of:=([.A1718]*[.A1718])" office:value-type="float" office:value="0.00000000083568980889" calcext:value-type="float">
            <text:p>8.3568980889E-10</text:p>
          </table:table-cell>
          <table:table-cell table:formula="of:=([.A1718]-[.B1718])*([.A1718]-[.B1718])" office:value-type="float" office:value="0.00000000069049807193" calcext:value-type="float">
            <text:p>6.904980719289E-10</text:p>
          </table:table-cell>
          <table:table-cell table:number-columns-repeated="2"/>
        </table:table-row>
        <table:table-row table:style-name="ro1">
          <table:table-cell office:value-type="float" office:value="0.0000333786" calcext:value-type="float">
            <text:p>0.0000333786</text:p>
          </table:table-cell>
          <table:table-cell office:value-type="float" office:value="0.0000219402" calcext:value-type="float">
            <text:p>0.0000219402</text:p>
          </table:table-cell>
          <table:table-cell table:formula="of:=([.A1719]*[.A1719])" office:value-type="float" office:value="0.00000000111413093796" calcext:value-type="float">
            <text:p>1.11413093796E-09</text:p>
          </table:table-cell>
          <table:table-cell table:formula="of:=([.A1719]-[.B1719])*([.A1719]-[.B1719])" office:value-type="float" office:value="0.00000000013083699456" calcext:value-type="float">
            <text:p>1.3083699456E-10</text:p>
          </table:table-cell>
          <table:table-cell table:number-columns-repeated="2"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0081196" calcext:value-type="float">
            <text:p>0.000081196</text:p>
          </table:table-cell>
          <table:table-cell table:formula="of:=([.A1720]*[.A1720])" office:value-type="float" office:value="0.00000000045279158521" calcext:value-type="float">
            <text:p>4.5279158521E-10</text:p>
          </table:table-cell>
          <table:table-cell table:formula="of:=([.A1720]-[.B1720])*([.A1720]-[.B1720])" office:value-type="float" office:value="0.00000000359005887241" calcext:value-type="float">
            <text:p>3.59005887241E-09</text:p>
          </table:table-cell>
          <table:table-cell table:number-columns-repeated="2"/>
        </table:table-row>
        <table:table-row table:style-name="ro1">
          <table:table-cell office:value-type="float" office:value="0.0000212789" calcext:value-type="float">
            <text:p>0.0000212789</text:p>
          </table:table-cell>
          <table:table-cell office:value-type="float" office:value="0.00329922" calcext:value-type="float">
            <text:p>0.00329922</text:p>
          </table:table-cell>
          <table:table-cell table:formula="of:=([.A1721]*[.A1721])" office:value-type="float" office:value="0.00000000045279158521" calcext:value-type="float">
            <text:p>4.5279158521E-10</text:p>
          </table:table-cell>
          <table:table-cell table:formula="of:=([.A1721]-[.B1721])*([.A1721]-[.B1721])" office:value-type="float" office:value="0.0000107448978550692" calcext:value-type="float">
            <text:p>1.07448978550692E-05</text:p>
          </table:table-cell>
          <table:table-cell table:number-columns-repeated="2"/>
        </table:table-row>
        <table:table-row table:style-name="ro1">
          <table:table-cell office:value-type="float" office:value="0.0000340939" calcext:value-type="float">
            <text:p>0.0000340939</text:p>
          </table:table-cell>
          <table:table-cell office:value-type="float" office:value="0.0273605" calcext:value-type="float">
            <text:p>0.0273605</text:p>
          </table:table-cell>
          <table:table-cell table:formula="of:=([.A1722]*[.A1722])" office:value-type="float" office:value="0.00000000116239401721" calcext:value-type="float">
            <text:p>1.16239401721E-09</text:p>
          </table:table-cell>
          <table:table-cell table:formula="of:=([.A1722]-[.B1722])*([.A1722]-[.B1722])" office:value-type="float" office:value="0.000746732470342117" calcext:value-type="float">
            <text:p>0.000746732470342117</text:p>
          </table:table-cell>
          <table:table-cell table:number-columns-repeated="2"/>
        </table:table-row>
        <table:table-row table:style-name="ro1">
          <table:table-cell office:value-type="float" office:value="0.0000575781" calcext:value-type="float">
            <text:p>0.0000575781</text:p>
          </table:table-cell>
          <table:table-cell office:value-type="float" office:value="0.000208724" calcext:value-type="float">
            <text:p>0.000208724</text:p>
          </table:table-cell>
          <table:table-cell table:formula="of:=([.A1723]*[.A1723])" office:value-type="float" office:value="0.00000000331523759961" calcext:value-type="float">
            <text:p>3.31523759961E-09</text:p>
          </table:table-cell>
          <table:table-cell table:formula="of:=([.A1723]-[.B1723])*([.A1723]-[.B1723])" office:value-type="float" office:value="0.00000002284508308681" calcext:value-type="float">
            <text:p>2.284508308681E-08</text:p>
          </table:table-cell>
          <table:table-cell table:number-columns-repeated="2"/>
        </table:table-row>
        <table:table-row table:style-name="ro1">
          <table:table-cell office:value-type="float" office:value="0.0000576973" calcext:value-type="float">
            <text:p>0.0000576973</text:p>
          </table:table-cell>
          <table:table-cell office:value-type="float" office:value="0.00499774" calcext:value-type="float">
            <text:p>0.00499774</text:p>
          </table:table-cell>
          <table:table-cell table:formula="of:=([.A1724]*[.A1724])" office:value-type="float" office:value="0.00000000332897842729" calcext:value-type="float">
            <text:p>3.32897842729E-09</text:p>
          </table:table-cell>
          <table:table-cell table:formula="of:=([.A1724]-[.B1724])*([.A1724]-[.B1724])" office:value-type="float" office:value="0.0000244040218778233" calcext:value-type="float">
            <text:p>2.44040218778233E-05</text:p>
          </table:table-cell>
          <table:table-cell table:number-columns-repeated="2"/>
        </table:table-row>
        <table:table-row table:style-name="ro1">
          <table:table-cell office:value-type="float" office:value="0.0000576973" calcext:value-type="float">
            <text:p>0.0000576973</text:p>
          </table:table-cell>
          <table:table-cell office:value-type="float" office:value="0.00615918" calcext:value-type="float">
            <text:p>0.00615918</text:p>
          </table:table-cell>
          <table:table-cell table:formula="of:=([.A1725]*[.A1725])" office:value-type="float" office:value="0.00000000332897842729" calcext:value-type="float">
            <text:p>3.32897842729E-09</text:p>
          </table:table-cell>
          <table:table-cell table:formula="of:=([.A1725]-[.B1725])*([.A1725]-[.B1725])" office:value-type="float" office:value="0.0000372280911383993" calcext:value-type="float">
            <text:p>3.72280911383993E-05</text:p>
          </table:table-cell>
          <table:table-cell table:number-columns-repeated="2"/>
        </table:table-row>
        <table:table-row table:style-name="ro1">
          <table:table-cell office:value-type="float" office:value="0.000254393" calcext:value-type="float">
            <text:p>0.000254393</text:p>
          </table:table-cell>
          <table:table-cell office:value-type="float" office:value="0.0000114941" calcext:value-type="float">
            <text:p>0.0000114941</text:p>
          </table:table-cell>
          <table:table-cell table:formula="of:=([.A1726]*[.A1726])" office:value-type="float" office:value="0.000000064715798449" calcext:value-type="float">
            <text:p>6.4715798449E-08</text:p>
          </table:table-cell>
          <table:table-cell table:formula="of:=([.A1726]-[.B1726])*([.A1726]-[.B1726])" office:value-type="float" office:value="0.00000005899987562121" calcext:value-type="float">
            <text:p>5.899987562121E-08</text:p>
          </table:table-cell>
          <table:table-cell table:number-columns-repeated="2"/>
        </table:table-row>
        <table:table-row table:style-name="ro1">
          <table:table-cell office:value-type="float" office:value="0.0000330806" calcext:value-type="float">
            <text:p>0.0000330806</text:p>
          </table:table-cell>
          <table:table-cell office:value-type="float" office:value="0.000471118" calcext:value-type="float">
            <text:p>0.000471118</text:p>
          </table:table-cell>
          <table:table-cell table:formula="of:=([.A1727]*[.A1727])" office:value-type="float" office:value="0.00000000109432609636" calcext:value-type="float">
            <text:p>1.09432609636E-09</text:p>
          </table:table-cell>
          <table:table-cell table:formula="of:=([.A1727]-[.B1727])*([.A1727]-[.B1727])" office:value-type="float" office:value="0.00000019187676379876" calcext:value-type="float">
            <text:p>1.9187676379876E-07</text:p>
          </table:table-cell>
          <table:table-cell table:number-columns-repeated="2"/>
        </table:table-row>
        <table:table-row table:style-name="ro1">
          <table:table-cell office:value-type="float" office:value="0.00401896" calcext:value-type="float">
            <text:p>0.00401896</text:p>
          </table:table-cell>
          <table:table-cell office:value-type="float" office:value="0.0000778101" calcext:value-type="float">
            <text:p>0.0000778101</text:p>
          </table:table-cell>
          <table:table-cell table:formula="of:=([.A1728]*[.A1728])" office:value-type="float" office:value="0.0000161520394816" calcext:value-type="float">
            <text:p>0.0000161520394816</text:p>
          </table:table-cell>
          <table:table-cell table:formula="of:=([.A1728]-[.B1728])*([.A1728]-[.B1728])" office:value-type="float" office:value="0.00001553266253427" calcext:value-type="float">
            <text:p>1.553266253427E-05</text:p>
          </table:table-cell>
          <table:table-cell table:number-columns-repeated="2"/>
        </table:table-row>
        <table:table-row table:style-name="ro1">
          <table:table-cell office:value-type="float" office:value="0.00448775" calcext:value-type="float">
            <text:p>0.00448775</text:p>
          </table:table-cell>
          <table:table-cell office:value-type="float" office:value="0.00176521" calcext:value-type="float">
            <text:p>0.00176521</text:p>
          </table:table-cell>
          <table:table-cell table:formula="of:=([.A1729]*[.A1729])" office:value-type="float" office:value="0.0000201399000625" calcext:value-type="float">
            <text:p>0.0000201399000625</text:p>
          </table:table-cell>
          <table:table-cell table:formula="of:=([.A1729]-[.B1729])*([.A1729]-[.B1729])" office:value-type="float" office:value="0.0000074122240516" calcext:value-type="float">
            <text:p>0.0000074122240516</text:p>
          </table:table-cell>
          <table:table-cell table:number-columns-repeated="2"/>
        </table:table-row>
        <table:table-row table:style-name="ro1">
          <table:table-cell office:value-type="float" office:value="0.00217366" calcext:value-type="float">
            <text:p>0.00217366</text:p>
          </table:table-cell>
          <table:table-cell office:value-type="float" office:value="0.028879" calcext:value-type="float">
            <text:p>0.028879</text:p>
          </table:table-cell>
          <table:table-cell table:formula="of:=([.A1730]*[.A1730])" office:value-type="float" office:value="0.0000047247977956" calcext:value-type="float">
            <text:p>0.0000047247977956</text:p>
          </table:table-cell>
          <table:table-cell table:formula="of:=([.A1730]-[.B1730])*([.A1730]-[.B1730])" office:value-type="float" office:value="0.0007131751845156" calcext:value-type="float">
            <text:p>0.0007131751845156</text:p>
          </table:table-cell>
          <table:table-cell table:number-columns-repeated="2"/>
        </table:table-row>
        <table:table-row table:style-name="ro1">
          <table:table-cell office:value-type="float" office:value="0.000366092" calcext:value-type="float">
            <text:p>0.000366092</text:p>
          </table:table-cell>
          <table:table-cell office:value-type="float" office:value="0.0114751" calcext:value-type="float">
            <text:p>0.0114751</text:p>
          </table:table-cell>
          <table:table-cell table:formula="of:=([.A1731]*[.A1731])" office:value-type="float" office:value="0.000000134023352464" calcext:value-type="float">
            <text:p>1.34023352464E-07</text:p>
          </table:table-cell>
          <table:table-cell table:formula="of:=([.A1731]-[.B1731])*([.A1731]-[.B1731])" office:value-type="float" office:value="0.000123410058744064" calcext:value-type="float">
            <text:p>0.000123410058744064</text:p>
          </table:table-cell>
          <table:table-cell table:number-columns-repeated="2"/>
        </table:table-row>
        <table:table-row table:style-name="ro1">
          <table:table-cell office:value-type="float" office:value="0.00333422" calcext:value-type="float">
            <text:p>0.00333422</text:p>
          </table:table-cell>
          <table:table-cell office:value-type="float" office:value="0.00069361" calcext:value-type="float">
            <text:p>0.00069361</text:p>
          </table:table-cell>
          <table:table-cell table:formula="of:=([.A1732]*[.A1732])" office:value-type="float" office:value="0.0000111170230084" calcext:value-type="float">
            <text:p>0.0000111170230084</text:p>
          </table:table-cell>
          <table:table-cell table:formula="of:=([.A1732]-[.B1732])*([.A1732]-[.B1732])" office:value-type="float" office:value="0.0000069728211721" calcext:value-type="float">
            <text:p>0.0000069728211721</text:p>
          </table:table-cell>
          <table:table-cell table:number-columns-repeated="2"/>
        </table:table-row>
        <table:table-row table:style-name="ro1">
          <table:table-cell office:value-type="float" office:value="0.00333422" calcext:value-type="float">
            <text:p>0.00333422</text:p>
          </table:table-cell>
          <table:table-cell office:value-type="float" office:value="0.00055101" calcext:value-type="float">
            <text:p>0.00055101</text:p>
          </table:table-cell>
          <table:table-cell table:formula="of:=([.A1733]*[.A1733])" office:value-type="float" office:value="0.0000111170230084" calcext:value-type="float">
            <text:p>0.0000111170230084</text:p>
          </table:table-cell>
          <table:table-cell table:formula="of:=([.A1733]-[.B1733])*([.A1733]-[.B1733])" office:value-type="float" office:value="0.0000077462579041" calcext:value-type="float">
            <text:p>0.0000077462579041</text:p>
          </table:table-cell>
          <table:table-cell table:number-columns-repeated="2"/>
        </table:table-row>
        <table:table-row table:style-name="ro1">
          <table:table-cell office:value-type="float" office:value="0.00194877" calcext:value-type="float">
            <text:p>0.00194877</text:p>
          </table:table-cell>
          <table:table-cell office:value-type="float" office:value="0.0314683" calcext:value-type="float">
            <text:p>0.0314683</text:p>
          </table:table-cell>
          <table:table-cell table:formula="of:=([.A1734]*[.A1734])" office:value-type="float" office:value="0.0000037977045129" calcext:value-type="float">
            <text:p>0.0000037977045129</text:p>
          </table:table-cell>
          <table:table-cell table:formula="of:=([.A1734]-[.B1734])*([.A1734]-[.B1734])" office:value-type="float" office:value="0.0008714026514209" calcext:value-type="float">
            <text:p>0.0008714026514209</text:p>
          </table:table-cell>
          <table:table-cell table:number-columns-repeated="2"/>
        </table:table-row>
        <table:table-row table:style-name="ro1">
          <table:table-cell office:value-type="float" office:value="0.00373501" calcext:value-type="float">
            <text:p>0.00373501</text:p>
          </table:table-cell>
          <table:table-cell office:value-type="float" office:value="0.0707835" calcext:value-type="float">
            <text:p>0.0707835</text:p>
          </table:table-cell>
          <table:table-cell table:formula="of:=([.A1735]*[.A1735])" office:value-type="float" office:value="0.0000139502997001" calcext:value-type="float">
            <text:p>0.0000139502997001</text:p>
          </table:table-cell>
          <table:table-cell table:formula="of:=([.A1735]-[.B1735])*([.A1735]-[.B1735])" office:value-type="float" office:value="0.0044955000112801" calcext:value-type="float">
            <text:p>0.0044955000112801</text:p>
          </table:table-cell>
          <table:table-cell table:number-columns-repeated="2"/>
        </table:table-row>
        <table:table-row table:style-name="ro1">
          <table:table-cell office:value-type="float" office:value="0.007465" calcext:value-type="float">
            <text:p>0.007465</text:p>
          </table:table-cell>
          <table:table-cell office:value-type="float" office:value="0.00492623" calcext:value-type="float">
            <text:p>0.00492623</text:p>
          </table:table-cell>
          <table:table-cell table:formula="of:=([.A1736]*[.A1736])" office:value-type="float" office:value="0.000055726225" calcext:value-type="float">
            <text:p>0.000055726225</text:p>
          </table:table-cell>
          <table:table-cell table:formula="of:=([.A1736]-[.B1736])*([.A1736]-[.B1736])" office:value-type="float" office:value="0.0000064453531129" calcext:value-type="float">
            <text:p>0.0000064453531129</text:p>
          </table:table-cell>
          <table:table-cell table:number-columns-repeated="2"/>
        </table:table-row>
        <table:table-row table:style-name="ro1">
          <table:table-cell office:value-type="float" office:value="0.0106683" calcext:value-type="float">
            <text:p>0.0106683</text:p>
          </table:table-cell>
          <table:table-cell office:value-type="float" office:value="0.0545745" calcext:value-type="float">
            <text:p>0.0545745</text:p>
          </table:table-cell>
          <table:table-cell table:formula="of:=([.A1737]*[.A1737])" office:value-type="float" office:value="0.00011381262489" calcext:value-type="float">
            <text:p>0.00011381262489</text:p>
          </table:table-cell>
          <table:table-cell table:formula="of:=([.A1737]-[.B1737])*([.A1737]-[.B1737])" office:value-type="float" office:value="0.00192775439844" calcext:value-type="float">
            <text:p>0.00192775439844</text:p>
          </table:table-cell>
          <table:table-cell table:number-columns-repeated="2"/>
        </table:table-row>
        <table:table-row table:style-name="ro1">
          <table:table-cell office:value-type="float" office:value="0.0472631" calcext:value-type="float">
            <text:p>0.0472631</text:p>
          </table:table-cell>
          <table:table-cell office:value-type="float" office:value="0.0276446" calcext:value-type="float">
            <text:p>0.0276446</text:p>
          </table:table-cell>
          <table:table-cell table:formula="of:=([.A1738]*[.A1738])" office:value-type="float" office:value="0.00223380062161" calcext:value-type="float">
            <text:p>0.00223380062161</text:p>
          </table:table-cell>
          <table:table-cell table:formula="of:=([.A1738]-[.B1738])*([.A1738]-[.B1738])" office:value-type="float" office:value="0.00038488554225" calcext:value-type="float">
            <text:p>0.00038488554225</text:p>
          </table:table-cell>
          <table:table-cell table:number-columns-repeated="2"/>
        </table:table-row>
        <table:table-row table:style-name="ro1">
          <table:table-cell office:value-type="float" office:value="0.078176" calcext:value-type="float">
            <text:p>0.078176</text:p>
          </table:table-cell>
          <table:table-cell office:value-type="float" office:value="0.0406688" calcext:value-type="float">
            <text:p>0.0406688</text:p>
          </table:table-cell>
          <table:table-cell table:formula="of:=([.A1739]*[.A1739])" office:value-type="float" office:value="0.006111486976" calcext:value-type="float">
            <text:p>0.006111486976</text:p>
          </table:table-cell>
          <table:table-cell table:formula="of:=([.A1739]-[.B1739])*([.A1739]-[.B1739])" office:value-type="float" office:value="0.00140679005184" calcext:value-type="float">
            <text:p>0.00140679005184</text:p>
          </table:table-cell>
          <table:table-cell table:number-columns-repeated="2"/>
        </table:table-row>
        <table:table-row table:style-name="ro1">
          <table:table-cell office:value-type="float" office:value="0.078176" calcext:value-type="float">
            <text:p>0.078176</text:p>
          </table:table-cell>
          <table:table-cell office:value-type="float" office:value="0.042193" calcext:value-type="float">
            <text:p>0.042193</text:p>
          </table:table-cell>
          <table:table-cell table:formula="of:=([.A1740]*[.A1740])" office:value-type="float" office:value="0.006111486976" calcext:value-type="float">
            <text:p>0.006111486976</text:p>
          </table:table-cell>
          <table:table-cell table:formula="of:=([.A1740]-[.B1740])*([.A1740]-[.B1740])" office:value-type="float" office:value="0.001294776289" calcext:value-type="float">
            <text:p>0.001294776289</text:p>
          </table:table-cell>
          <table:table-cell table:number-columns-repeated="2"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04376" calcext:value-type="float">
            <text:p>0.04376</text:p>
          </table:table-cell>
          <table:table-cell table:formula="of:=([.A1741]*[.A1741])" office:value-type="float" office:value="0.00611150261121" calcext:value-type="float">
            <text:p>0.00611150261121</text:p>
          </table:table-cell>
          <table:table-cell table:formula="of:=([.A1741]-[.B1741])*([.A1741]-[.B1741])" office:value-type="float" office:value="0.00118446793921" calcext:value-type="float">
            <text:p>0.00118446793921</text:p>
          </table:table-cell>
          <table:table-cell table:number-columns-repeated="2"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105114" calcext:value-type="float">
            <text:p>0.105114</text:p>
          </table:table-cell>
          <table:table-cell table:formula="of:=([.A1742]*[.A1742])" office:value-type="float" office:value="0.00611150261121" calcext:value-type="float">
            <text:p>0.00611150261121</text:p>
          </table:table-cell>
          <table:table-cell table:formula="of:=([.A1742]-[.B1742])*([.A1742]-[.B1742])" office:value-type="float" office:value="0.00072565045641" calcext:value-type="float">
            <text:p>0.00072565045641</text:p>
          </table:table-cell>
          <table:table-cell table:number-columns-repeated="2"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108709" calcext:value-type="float">
            <text:p>0.108709</text:p>
          </table:table-cell>
          <table:table-cell table:formula="of:=([.A1743]*[.A1743])" office:value-type="float" office:value="0.00611150261121" calcext:value-type="float">
            <text:p>0.00611150261121</text:p>
          </table:table-cell>
          <table:table-cell table:formula="of:=([.A1743]-[.B1743])*([.A1743]-[.B1743])" office:value-type="float" office:value="0.00093225798241" calcext:value-type="float">
            <text:p>0.00093225798241</text:p>
          </table:table-cell>
          <table:table-cell table:number-columns-repeated="2"/>
        </table:table-row>
        <table:table-row table:style-name="ro1">
          <table:table-cell office:value-type="float" office:value="0.0781761" calcext:value-type="float">
            <text:p>0.0781761</text:p>
          </table:table-cell>
          <table:table-cell office:value-type="float" office:value="0.0942029" calcext:value-type="float">
            <text:p>0.0942029</text:p>
          </table:table-cell>
          <table:table-cell table:formula="of:=([.A1744]*[.A1744])" office:value-type="float" office:value="0.00611150261121" calcext:value-type="float">
            <text:p>0.00611150261121</text:p>
          </table:table-cell>
          <table:table-cell table:formula="of:=([.A1744]-[.B1744])*([.A1744]-[.B1744])" office:value-type="float" office:value="0.00025685831824" calcext:value-type="float">
            <text:p>0.00025685831824</text:p>
          </table:table-cell>
          <table:table-cell table:number-columns-repeated="2"/>
        </table:table-row>
        <table:table-row table:style-name="ro1">
          <table:table-cell office:value-type="float" office:value="0.149055" calcext:value-type="float">
            <text:p>0.149055</text:p>
          </table:table-cell>
          <table:table-cell office:value-type="float" office:value="0.32824" calcext:value-type="float">
            <text:p>0.32824</text:p>
          </table:table-cell>
          <table:table-cell table:formula="of:=([.A1745]*[.A1745])" office:value-type="float" office:value="0.022217393025" calcext:value-type="float">
            <text:p>0.022217393025</text:p>
          </table:table-cell>
          <table:table-cell table:formula="of:=([.A1745]-[.B1745])*([.A1745]-[.B1745])" office:value-type="float" office:value="0.032107264225" calcext:value-type="float">
            <text:p>0.032107264225</text:p>
          </table:table-cell>
          <table:table-cell table:number-columns-repeated="2"/>
        </table:table-row>
        <table:table-row table:style-name="ro1">
          <table:table-cell office:value-type="float" office:value="0.42213" calcext:value-type="float">
            <text:p>0.42213</text:p>
          </table:table-cell>
          <table:table-cell office:value-type="float" office:value="0.199829" calcext:value-type="float">
            <text:p>0.199829</text:p>
          </table:table-cell>
          <table:table-cell table:formula="of:=([.A1746]*[.A1746])" office:value-type="float" office:value="0.1781937369" calcext:value-type="float">
            <text:p>0.1781937369</text:p>
          </table:table-cell>
          <table:table-cell table:formula="of:=([.A1746]-[.B1746])*([.A1746]-[.B1746])" office:value-type="float" office:value="0.049417734601" calcext:value-type="float">
            <text:p>0.049417734601</text:p>
          </table:table-cell>
          <table:table-cell table:number-columns-repeated="2"/>
        </table:table-row>
        <table:table-row table:style-name="ro1">
          <table:table-cell office:value-type="float" office:value="0.582904" calcext:value-type="float">
            <text:p>0.582904</text:p>
          </table:table-cell>
          <table:table-cell office:value-type="float" office:value="0.376607" calcext:value-type="float">
            <text:p>0.376607</text:p>
          </table:table-cell>
          <table:table-cell table:formula="of:=([.A1747]*[.A1747])" office:value-type="float" office:value="0.339777073216" calcext:value-type="float">
            <text:p>0.339777073216</text:p>
          </table:table-cell>
          <table:table-cell table:formula="of:=([.A1747]-[.B1747])*([.A1747]-[.B1747])" office:value-type="float" office:value="0.042558452209" calcext:value-type="float">
            <text:p>0.042558452209</text:p>
          </table:table-cell>
          <table:table-cell table:number-columns-repeated="2"/>
        </table:table-row>
        <table:table-row table:style-name="ro1">
          <table:table-cell office:value-type="float" office:value="0.765679" calcext:value-type="float">
            <text:p>0.765679</text:p>
          </table:table-cell>
          <table:table-cell office:value-type="float" office:value="0.572935" calcext:value-type="float">
            <text:p>0.572935</text:p>
          </table:table-cell>
          <table:table-cell table:formula="of:=([.A1748]*[.A1748])" office:value-type="float" office:value="0.586264331041" calcext:value-type="float">
            <text:p>0.586264331041</text:p>
          </table:table-cell>
          <table:table-cell table:formula="of:=([.A1748]-[.B1748])*([.A1748]-[.B1748])" office:value-type="float" office:value="0.037150249536" calcext:value-type="float">
            <text:p>0.037150249536</text:p>
          </table:table-cell>
          <table:table-cell table:number-columns-repeated="2"/>
        </table:table-row>
        <table:table-row table:style-name="ro1">
          <table:table-cell office:value-type="float" office:value="0.814497" calcext:value-type="float">
            <text:p>0.814497</text:p>
          </table:table-cell>
          <table:table-cell office:value-type="float" office:value="0.618809" calcext:value-type="float">
            <text:p>0.618809</text:p>
          </table:table-cell>
          <table:table-cell table:formula="of:=([.A1749]*[.A1749])" office:value-type="float" office:value="0.663405363009" calcext:value-type="float">
            <text:p>0.663405363009</text:p>
          </table:table-cell>
          <table:table-cell table:formula="of:=([.A1749]-[.B1749])*([.A1749]-[.B1749])" office:value-type="float" office:value="0.038293793344" calcext:value-type="float">
            <text:p>0.038293793344</text:p>
          </table:table-cell>
          <table:table-cell table:number-columns-repeated="2"/>
        </table:table-row>
        <table:table-row table:style-name="ro1">
          <table:table-cell office:value-type="float" office:value="0.814496" calcext:value-type="float">
            <text:p>0.814496</text:p>
          </table:table-cell>
          <table:table-cell office:value-type="float" office:value="0.648272" calcext:value-type="float">
            <text:p>0.648272</text:p>
          </table:table-cell>
          <table:table-cell table:formula="of:=([.A1750]*[.A1750])" office:value-type="float" office:value="0.663403734016" calcext:value-type="float">
            <text:p>0.663403734016</text:p>
          </table:table-cell>
          <table:table-cell table:formula="of:=([.A1750]-[.B1750])*([.A1750]-[.B1750])" office:value-type="float" office:value="0.027630418176" calcext:value-type="float">
            <text:p>0.027630418176</text:p>
          </table:table-cell>
          <table:table-cell table:number-columns-repeated="2"/>
        </table:table-row>
        <table:table-row table:style-name="ro1">
          <table:table-cell office:value-type="float" office:value="0.819962" calcext:value-type="float">
            <text:p>0.819962</text:p>
          </table:table-cell>
          <table:table-cell office:value-type="float" office:value="0.586941" calcext:value-type="float">
            <text:p>0.586941</text:p>
          </table:table-cell>
          <table:table-cell table:formula="of:=([.A1751]*[.A1751])" office:value-type="float" office:value="0.672337681444" calcext:value-type="float">
            <text:p>0.672337681444</text:p>
          </table:table-cell>
          <table:table-cell table:formula="of:=([.A1751]-[.B1751])*([.A1751]-[.B1751])" office:value-type="float" office:value="0.054298786441" calcext:value-type="float">
            <text:p>0.054298786441</text:p>
          </table:table-cell>
          <table:table-cell table:number-columns-repeated="2"/>
        </table:table-row>
        <table:table-row table:style-name="ro1">
          <table:table-cell office:value-type="float" office:value="0.819961" calcext:value-type="float">
            <text:p>0.819961</text:p>
          </table:table-cell>
          <table:table-cell office:value-type="float" office:value="0.711422" calcext:value-type="float">
            <text:p>0.711422</text:p>
          </table:table-cell>
          <table:table-cell table:formula="of:=([.A1752]*[.A1752])" office:value-type="float" office:value="0.672336041521" calcext:value-type="float">
            <text:p>0.672336041521</text:p>
          </table:table-cell>
          <table:table-cell table:formula="of:=([.A1752]-[.B1752])*([.A1752]-[.B1752])" office:value-type="float" office:value="0.011780714521" calcext:value-type="float">
            <text:p>0.011780714521</text:p>
          </table:table-cell>
          <table:table-cell table:number-columns-repeated="2"/>
        </table:table-row>
        <table:table-row table:style-name="ro1">
          <table:table-cell office:value-type="float" office:value="0.819962" calcext:value-type="float">
            <text:p>0.819962</text:p>
          </table:table-cell>
          <table:table-cell office:value-type="float" office:value="0.901314" calcext:value-type="float">
            <text:p>0.901314</text:p>
          </table:table-cell>
          <table:table-cell table:formula="of:=([.A1753]*[.A1753])" office:value-type="float" office:value="0.672337681444" calcext:value-type="float">
            <text:p>0.672337681444</text:p>
          </table:table-cell>
          <table:table-cell table:formula="of:=([.A1753]-[.B1753])*([.A1753]-[.B1753])" office:value-type="float" office:value="0.006618147904" calcext:value-type="float">
            <text:p>0.006618147904</text:p>
          </table:table-cell>
          <table:table-cell table:number-columns-repeated="2"/>
        </table:table-row>
        <table:table-row table:style-name="ro1">
          <table:table-cell office:value-type="float" office:value="0.902146" calcext:value-type="float">
            <text:p>0.902146</text:p>
          </table:table-cell>
          <table:table-cell office:value-type="float" office:value="0.889487" calcext:value-type="float">
            <text:p>0.889487</text:p>
          </table:table-cell>
          <table:table-cell table:formula="of:=([.A1754]*[.A1754])" office:value-type="float" office:value="0.813867405316" calcext:value-type="float">
            <text:p>0.813867405316</text:p>
          </table:table-cell>
          <table:table-cell table:formula="of:=([.A1754]-[.B1754])*([.A1754]-[.B1754])" office:value-type="float" office:value="0.000160250280999999" calcext:value-type="float">
            <text:p>0.000160250280999999</text:p>
          </table:table-cell>
          <table:table-cell table:number-columns-repeated="2"/>
        </table:table-row>
        <table:table-row table:style-name="ro1">
          <table:table-cell office:value-type="float" office:value="0.955199" calcext:value-type="float">
            <text:p>0.955199</text:p>
          </table:table-cell>
          <table:table-cell office:value-type="float" office:value="0.921331" calcext:value-type="float">
            <text:p>0.921331</text:p>
          </table:table-cell>
          <table:table-cell table:formula="of:=([.A1755]*[.A1755])" office:value-type="float" office:value="0.912405129601" calcext:value-type="float">
            <text:p>0.912405129601</text:p>
          </table:table-cell>
          <table:table-cell table:formula="of:=([.A1755]-[.B1755])*([.A1755]-[.B1755])" office:value-type="float" office:value="0.001147041424" calcext:value-type="float">
            <text:p>0.001147041424</text:p>
          </table:table-cell>
          <table:table-cell table:number-columns-repeated="2"/>
        </table:table-row>
        <table:table-row table:style-name="ro1">
          <table:table-cell office:value-type="float" office:value="0.99734" calcext:value-type="float">
            <text:p>0.99734</text:p>
          </table:table-cell>
          <table:table-cell office:value-type="float" office:value="0.987358" calcext:value-type="float">
            <text:p>0.987358</text:p>
          </table:table-cell>
          <table:table-cell table:formula="of:=([.A1756]*[.A1756])" office:value-type="float" office:value="0.9946870756" calcext:value-type="float">
            <text:p>0.9946870756</text:p>
          </table:table-cell>
          <table:table-cell table:formula="of:=([.A1756]-[.B1756])*([.A1756]-[.B1756])" office:value-type="float" office:value="0.0000996403240000009" calcext:value-type="float">
            <text:p>9.96403240000009E-05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0220871" calcext:value-type="float">
            <text:p>0.00000220871</text:p>
          </table:table-cell>
          <table:table-cell table:formula="of:=([.A1757]*[.A1757])" office:value-type="float" office:value="0.00000000000069633184" calcext:value-type="float">
            <text:p>6.96331836225E-13</text:p>
          </table:table-cell>
          <table:table-cell table:formula="of:=([.A1757]-[.B1757])*([.A1757]-[.B1757])" office:value-type="float" office:value="0.00000000000188854932" calcext:value-type="float">
            <text:p>1.888549320025E-12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0119185" calcext:value-type="float">
            <text:p>0.0000119185</text:p>
          </table:table-cell>
          <table:table-cell table:formula="of:=([.A1758]*[.A1758])" office:value-type="float" office:value="0.00000000004143883129" calcext:value-type="float">
            <text:p>4.143883129E-11</text:p>
          </table:table-cell>
          <table:table-cell table:formula="of:=([.A1758]-[.B1758])*([.A1758]-[.B1758])" office:value-type="float" office:value="0.00000000003004355344" calcext:value-type="float">
            <text:p>3.004355344E-11</text:p>
          </table:table-cell>
          <table:table-cell table:number-columns-repeated="2"/>
        </table:table-row>
        <table:table-row table:style-name="ro1">
          <table:table-cell office:value-type="float" office:value="0.00000727177" calcext:value-type="float">
            <text:p>0.00000727177</text:p>
          </table:table-cell>
          <table:table-cell office:value-type="float" office:value="0.000434591" calcext:value-type="float">
            <text:p>0.000434591</text:p>
          </table:table-cell>
          <table:table-cell table:formula="of:=([.A1759]*[.A1759])" office:value-type="float" office:value="0.00000000005287863893" calcext:value-type="float">
            <text:p>5.28786389329E-11</text:p>
          </table:table-cell>
          <table:table-cell table:formula="of:=([.A1759]-[.B1759])*([.A1759]-[.B1759])" office:value-type="float" office:value="0.00000018260172432779" calcext:value-type="float">
            <text:p>1.82601724327793E-07</text:p>
          </table:table-cell>
          <table:table-cell table:number-columns-repeated="2"/>
        </table:table-row>
        <table:table-row table:style-name="ro1">
          <table:table-cell office:value-type="float" office:value="0.00000309944" calcext:value-type="float">
            <text:p>0.00000309944</text:p>
          </table:table-cell>
          <table:table-cell office:value-type="float" office:value="0.00000591591" calcext:value-type="float">
            <text:p>0.00000591591</text:p>
          </table:table-cell>
          <table:table-cell table:formula="of:=([.A1760]*[.A1760])" office:value-type="float" office:value="0.00000000000960652831" calcext:value-type="float">
            <text:p>9.6065283136E-12</text:p>
          </table:table-cell>
          <table:table-cell table:formula="of:=([.A1760]-[.B1760])*([.A1760]-[.B1760])" office:value-type="float" office:value="0.00000000000793250326" calcext:value-type="float">
            <text:p>7.9325032609E-12</text:p>
          </table:table-cell>
          <table:table-cell table:number-columns-repeated="2"/>
        </table:table-row>
        <table:table-row table:style-name="ro1">
          <table:table-cell office:value-type="float" office:value="0.0000294447" calcext:value-type="float">
            <text:p>0.0000294447</text:p>
          </table:table-cell>
          <table:table-cell office:value-type="float" office:value="0.000110765" calcext:value-type="float">
            <text:p>0.000110765</text:p>
          </table:table-cell>
          <table:table-cell table:formula="of:=([.A1761]*[.A1761])" office:value-type="float" office:value="0.00000000086699035809" calcext:value-type="float">
            <text:p>8.6699035809E-10</text:p>
          </table:table-cell>
          <table:table-cell table:formula="of:=([.A1761]-[.B1761])*([.A1761]-[.B1761])" office:value-type="float" office:value="0.00000000661299119209" calcext:value-type="float">
            <text:p>6.61299119209E-09</text:p>
          </table:table-cell>
          <table:table-cell table:number-columns-repeated="2"/>
        </table:table-row>
        <table:table-row table:style-name="ro1">
          <table:table-cell office:value-type="float" office:value="0.0000486374" calcext:value-type="float">
            <text:p>0.0000486374</text:p>
          </table:table-cell>
          <table:table-cell office:value-type="float" office:value="0.000000114048" calcext:value-type="float">
            <text:p>0.000000114048</text:p>
          </table:table-cell>
          <table:table-cell table:formula="of:=([.A1762]*[.A1762])" office:value-type="float" office:value="0.00000000236559667876" calcext:value-type="float">
            <text:p>2.36559667876E-09</text:p>
          </table:table-cell>
          <table:table-cell table:formula="of:=([.A1762]-[.B1762])*([.A1762]-[.B1762])" office:value-type="float" office:value="0.00000000235451568932" calcext:value-type="float">
            <text:p>2.3545156893159E-09</text:p>
          </table:table-cell>
          <table:table-cell table:number-columns-repeated="2"/>
        </table:table-row>
        <table:table-row table:style-name="ro1">
          <table:table-cell office:value-type="float" office:value="0.000914395" calcext:value-type="float">
            <text:p>0.000914395</text:p>
          </table:table-cell>
          <table:table-cell office:value-type="float" office:value="0.00000410705" calcext:value-type="float">
            <text:p>0.00000410705</text:p>
          </table:table-cell>
          <table:table-cell table:formula="of:=([.A1763]*[.A1763])" office:value-type="float" office:value="0.000000836118216025" calcext:value-type="float">
            <text:p>8.36118216025E-07</text:p>
          </table:table-cell>
          <table:table-cell table:formula="of:=([.A1763]-[.B1763])*([.A1763]-[.B1763])" office:value-type="float" office:value="0.0000008286241519152" calcext:value-type="float">
            <text:p>8.28624151915203E-07</text:p>
          </table:table-cell>
          <table:table-cell table:number-columns-repeated="2"/>
        </table:table-row>
        <table:table-row table:style-name="ro1">
          <table:table-cell office:value-type="float" office:value="0.00317544" calcext:value-type="float">
            <text:p>0.00317544</text:p>
          </table:table-cell>
          <table:table-cell office:value-type="float" office:value="0.000888715" calcext:value-type="float">
            <text:p>0.000888715</text:p>
          </table:table-cell>
          <table:table-cell table:formula="of:=([.A1764]*[.A1764])" office:value-type="float" office:value="0.0000100834191936" calcext:value-type="float">
            <text:p>0.0000100834191936</text:p>
          </table:table-cell>
          <table:table-cell table:formula="of:=([.A1764]-[.B1764])*([.A1764]-[.B1764])" office:value-type="float" office:value="0.000005229111225625" calcext:value-type="float">
            <text:p>5.229111225625E-06</text:p>
          </table:table-cell>
          <table:table-cell table:number-columns-repeated="2"/>
        </table:table-row>
        <table:table-row table:style-name="ro1">
          <table:table-cell office:value-type="float" office:value="0.00160366" calcext:value-type="float">
            <text:p>0.00160366</text:p>
          </table:table-cell>
          <table:table-cell office:value-type="float" office:value="0.000972907" calcext:value-type="float">
            <text:p>0.000972907</text:p>
          </table:table-cell>
          <table:table-cell table:formula="of:=([.A1765]*[.A1765])" office:value-type="float" office:value="0.0000025717253956" calcext:value-type="float">
            <text:p>0.0000025717253956</text:p>
          </table:table-cell>
          <table:table-cell table:formula="of:=([.A1765]-[.B1765])*([.A1765]-[.B1765])" office:value-type="float" office:value="0.000000397849347009" calcext:value-type="float">
            <text:p>3.97849347009E-07</text:p>
          </table:table-cell>
          <table:table-cell table:number-columns-repeated="2"/>
        </table:table-row>
        <table:table-row table:style-name="ro1">
          <table:table-cell office:value-type="float" office:value="0.00160366" calcext:value-type="float">
            <text:p>0.00160366</text:p>
          </table:table-cell>
          <table:table-cell office:value-type="float" office:value="0.00110542" calcext:value-type="float">
            <text:p>0.00110542</text:p>
          </table:table-cell>
          <table:table-cell table:formula="of:=([.A1766]*[.A1766])" office:value-type="float" office:value="0.0000025717253956" calcext:value-type="float">
            <text:p>0.0000025717253956</text:p>
          </table:table-cell>
          <table:table-cell table:formula="of:=([.A1766]-[.B1766])*([.A1766]-[.B1766])" office:value-type="float" office:value="0.0000002482430976" calcext:value-type="float">
            <text:p>0.0000002482430976</text:p>
          </table:table-cell>
          <table:table-cell table:number-columns-repeated="2"/>
        </table:table-row>
        <table:table-row table:style-name="ro1">
          <table:table-cell office:value-type="float" office:value="0.00357097" calcext:value-type="float">
            <text:p>0.00357097</text:p>
          </table:table-cell>
          <table:table-cell office:value-type="float" office:value="0.0000634387" calcext:value-type="float">
            <text:p>0.0000634387</text:p>
          </table:table-cell>
          <table:table-cell table:formula="of:=([.A1767]*[.A1767])" office:value-type="float" office:value="0.0000127518267409" calcext:value-type="float">
            <text:p>0.0000127518267409</text:p>
          </table:table-cell>
          <table:table-cell table:formula="of:=([.A1767]-[.B1767])*([.A1767]-[.B1767])" office:value-type="float" office:value="0.0000123027758204797" calcext:value-type="float">
            <text:p>1.23027758204797E-05</text:p>
          </table:table-cell>
          <table:table-cell table:number-columns-repeated="2"/>
        </table:table-row>
        <table:table-row table:style-name="ro1">
          <table:table-cell office:value-type="float" office:value="0.000315964" calcext:value-type="float">
            <text:p>0.000315964</text:p>
          </table:table-cell>
          <table:table-cell office:value-type="float" office:value="0.00000000964286" calcext:value-type="float">
            <text:p>0.00000000964286</text:p>
          </table:table-cell>
          <table:table-cell table:formula="of:=([.A1768]*[.A1768])" office:value-type="float" office:value="0.000000099833249296" calcext:value-type="float">
            <text:p>9.9833249296E-08</text:p>
          </table:table-cell>
          <table:table-cell table:formula="of:=([.A1768]-[.B1768])*([.A1768]-[.B1768])" office:value-type="float" office:value="0.00000009982715579575" calcext:value-type="float">
            <text:p>9.98271557957507E-08</text:p>
          </table:table-cell>
          <table:table-cell table:number-columns-repeated="2"/>
        </table:table-row>
        <table:table-row table:style-name="ro1">
          <table:table-cell office:value-type="float" office:value="0.00150901" calcext:value-type="float">
            <text:p>0.00150901</text:p>
          </table:table-cell>
          <table:table-cell office:value-type="float" office:value="0.00000000260481" calcext:value-type="float">
            <text:p>0.00000000260481</text:p>
          </table:table-cell>
          <table:table-cell table:formula="of:=([.A1769]*[.A1769])" office:value-type="float" office:value="0.0000022771111801" calcext:value-type="float">
            <text:p>0.0000022771111801</text:p>
          </table:table-cell>
          <table:table-cell table:formula="of:=([.A1769]-[.B1769])*([.A1769]-[.B1769])" office:value-type="float" office:value="0.00000227710331873811" calcext:value-type="float">
            <text:p>2.27710331873811E-06</text:p>
          </table:table-cell>
          <table:table-cell table:number-columns-repeated="2"/>
        </table:table-row>
        <table:table-row table:style-name="ro1">
          <table:table-cell office:value-type="float" office:value="0.00150901" calcext:value-type="float">
            <text:p>0.00150901</text:p>
          </table:table-cell>
          <table:table-cell office:value-type="float" office:value="0.000000000788704" calcext:value-type="float">
            <text:p>7.88704E-10</text:p>
          </table:table-cell>
          <table:table-cell table:formula="of:=([.A1770]*[.A1770])" office:value-type="float" office:value="0.0000022771111801" calcext:value-type="float">
            <text:p>0.0000022771111801</text:p>
          </table:table-cell>
          <table:table-cell table:formula="of:=([.A1770]-[.B1770])*([.A1770]-[.B1770])" office:value-type="float" office:value="0.00000227710879977618" calcext:value-type="float">
            <text:p>2.27710879977618E-06</text:p>
          </table:table-cell>
          <table:table-cell table:number-columns-repeated="2"/>
        </table:table-row>
        <table:table-row table:style-name="ro1">
          <table:table-cell office:value-type="float" office:value="0.00141501" calcext:value-type="float">
            <text:p>0.00141501</text:p>
          </table:table-cell>
          <table:table-cell office:value-type="float" office:value="0.0000000923444" calcext:value-type="float">
            <text:p>0.0000000923444</text:p>
          </table:table-cell>
          <table:table-cell table:formula="of:=([.A1771]*[.A1771])" office:value-type="float" office:value="0.0000020022533001" calcext:value-type="float">
            <text:p>0.0000020022533001</text:p>
          </table:table-cell>
          <table:table-cell table:formula="of:=([.A1771]-[.B1771])*([.A1771]-[.B1771])" office:value-type="float" office:value="0.0000020019919721286" calcext:value-type="float">
            <text:p>2.0019919721286E-06</text:p>
          </table:table-cell>
          <table:table-cell table:number-columns-repeated="2"/>
        </table:table-row>
        <table:table-row table:style-name="ro1">
          <table:table-cell office:value-type="float" office:value="0.00342804" calcext:value-type="float">
            <text:p>0.00342804</text:p>
          </table:table-cell>
          <table:table-cell office:value-type="float" office:value="0.000340758" calcext:value-type="float">
            <text:p>0.000340758</text:p>
          </table:table-cell>
          <table:table-cell table:formula="of:=([.A1772]*[.A1772])" office:value-type="float" office:value="0.0000117514582416" calcext:value-type="float">
            <text:p>0.0000117514582416</text:p>
          </table:table-cell>
          <table:table-cell table:formula="of:=([.A1772]-[.B1772])*([.A1772]-[.B1772])" office:value-type="float" office:value="0.000009531310147524" calcext:value-type="float">
            <text:p>9.531310147524E-06</text:p>
          </table:table-cell>
          <table:table-cell table:number-columns-repeated="2"/>
        </table:table-row>
        <table:table-row table:style-name="ro1">
          <table:table-cell office:value-type="float" office:value="0.00284618" calcext:value-type="float">
            <text:p>0.00284618</text:p>
          </table:table-cell>
          <table:table-cell office:value-type="float" office:value="0.000725505" calcext:value-type="float">
            <text:p>0.000725505</text:p>
          </table:table-cell>
          <table:table-cell table:formula="of:=([.A1773]*[.A1773])" office:value-type="float" office:value="0.0000081007405924" calcext:value-type="float">
            <text:p>0.0000081007405924</text:p>
          </table:table-cell>
          <table:table-cell table:formula="of:=([.A1773]-[.B1773])*([.A1773]-[.B1773])" office:value-type="float" office:value="0.000004497262455625" calcext:value-type="float">
            <text:p>4.497262455625E-06</text:p>
          </table:table-cell>
          <table:table-cell table:number-columns-repeated="2"/>
        </table:table-row>
        <table:table-row table:style-name="ro1">
          <table:table-cell office:value-type="float" office:value="0.000166237" calcext:value-type="float">
            <text:p>0.000166237</text:p>
          </table:table-cell>
          <table:table-cell office:value-type="float" office:value="0.00487156" calcext:value-type="float">
            <text:p>0.00487156</text:p>
          </table:table-cell>
          <table:table-cell table:formula="of:=([.A1774]*[.A1774])" office:value-type="float" office:value="0.000000027634740169" calcext:value-type="float">
            <text:p>2.7634740169E-08</text:p>
          </table:table-cell>
          <table:table-cell table:formula="of:=([.A1774]-[.B1774])*([.A1774]-[.B1774])" office:value-type="float" office:value="0.000022140064534329" calcext:value-type="float">
            <text:p>2.2140064534329E-05</text:p>
          </table:table-cell>
          <table:table-cell table:number-columns-repeated="2"/>
        </table:table-row>
        <table:table-row table:style-name="ro1">
          <table:table-cell office:value-type="float" office:value="0.000166237" calcext:value-type="float">
            <text:p>0.000166237</text:p>
          </table:table-cell>
          <table:table-cell office:value-type="float" office:value="0.00508153" calcext:value-type="float">
            <text:p>0.00508153</text:p>
          </table:table-cell>
          <table:table-cell table:formula="of:=([.A1775]*[.A1775])" office:value-type="float" office:value="0.000000027634740169" calcext:value-type="float">
            <text:p>2.7634740169E-08</text:p>
          </table:table-cell>
          <table:table-cell table:formula="of:=([.A1775]-[.B1775])*([.A1775]-[.B1775])" office:value-type="float" office:value="0.000024160105275849" calcext:value-type="float">
            <text:p>2.4160105275849E-05</text:p>
          </table:table-cell>
          <table:table-cell table:number-columns-repeated="2"/>
        </table:table-row>
        <table:table-row table:style-name="ro1">
          <table:table-cell office:value-type="float" office:value="0.0180923" calcext:value-type="float">
            <text:p>0.0180923</text:p>
          </table:table-cell>
          <table:table-cell office:value-type="float" office:value="0.0856545" calcext:value-type="float">
            <text:p>0.0856545</text:p>
          </table:table-cell>
          <table:table-cell table:formula="of:=([.A1776]*[.A1776])" office:value-type="float" office:value="0.00032733131929" calcext:value-type="float">
            <text:p>0.00032733131929</text:p>
          </table:table-cell>
          <table:table-cell table:formula="of:=([.A1776]-[.B1776])*([.A1776]-[.B1776])" office:value-type="float" office:value="0.00456465086884" calcext:value-type="float">
            <text:p>0.00456465086884</text:p>
          </table:table-cell>
          <table:table-cell table:number-columns-repeated="2"/>
        </table:table-row>
        <table:table-row table:style-name="ro1">
          <table:table-cell office:value-type="float" office:value="0.0271758" calcext:value-type="float">
            <text:p>0.0271758</text:p>
          </table:table-cell>
          <table:table-cell office:value-type="float" office:value="0.091671" calcext:value-type="float">
            <text:p>0.091671</text:p>
          </table:table-cell>
          <table:table-cell table:formula="of:=([.A1777]*[.A1777])" office:value-type="float" office:value="0.00073852410564" calcext:value-type="float">
            <text:p>0.00073852410564</text:p>
          </table:table-cell>
          <table:table-cell table:formula="of:=([.A1777]-[.B1777])*([.A1777]-[.B1777])" office:value-type="float" office:value="0.00415963082304" calcext:value-type="float">
            <text:p>0.00415963082304</text:p>
          </table:table-cell>
          <table:table-cell table:number-columns-repeated="2"/>
        </table:table-row>
        <table:table-row table:style-name="ro1">
          <table:table-cell office:value-type="float" office:value="0.0271758" calcext:value-type="float">
            <text:p>0.0271758</text:p>
          </table:table-cell>
          <table:table-cell office:value-type="float" office:value="0.057434" calcext:value-type="float">
            <text:p>0.057434</text:p>
          </table:table-cell>
          <table:table-cell table:formula="of:=([.A1778]*[.A1778])" office:value-type="float" office:value="0.00073852410564" calcext:value-type="float">
            <text:p>0.00073852410564</text:p>
          </table:table-cell>
          <table:table-cell table:formula="of:=([.A1778]-[.B1778])*([.A1778]-[.B1778])" office:value-type="float" office:value="0.00091555866724" calcext:value-type="float">
            <text:p>0.00091555866724</text:p>
          </table:table-cell>
          <table:table-cell table:number-columns-repeated="2"/>
        </table:table-row>
        <table:table-row table:style-name="ro1">
          <table:table-cell office:value-type="float" office:value="0.0520735" calcext:value-type="float">
            <text:p>0.0520735</text:p>
          </table:table-cell>
          <table:table-cell office:value-type="float" office:value="0.0940536" calcext:value-type="float">
            <text:p>0.0940536</text:p>
          </table:table-cell>
          <table:table-cell table:formula="of:=([.A1779]*[.A1779])" office:value-type="float" office:value="0.00271164940225" calcext:value-type="float">
            <text:p>0.00271164940225</text:p>
          </table:table-cell>
          <table:table-cell table:formula="of:=([.A1779]-[.B1779])*([.A1779]-[.B1779])" office:value-type="float" office:value="0.00176232879601" calcext:value-type="float">
            <text:p>0.00176232879601</text:p>
          </table:table-cell>
          <table:table-cell table:number-columns-repeated="2"/>
        </table:table-row>
        <table:table-row table:style-name="ro1">
          <table:table-cell office:value-type="float" office:value="0.177777" calcext:value-type="float">
            <text:p>0.177777</text:p>
          </table:table-cell>
          <table:table-cell office:value-type="float" office:value="0.0896903" calcext:value-type="float">
            <text:p>0.0896903</text:p>
          </table:table-cell>
          <table:table-cell table:formula="of:=([.A1780]*[.A1780])" office:value-type="float" office:value="0.031604661729" calcext:value-type="float">
            <text:p>0.031604661729</text:p>
          </table:table-cell>
          <table:table-cell table:formula="of:=([.A1780]-[.B1780])*([.A1780]-[.B1780])" office:value-type="float" office:value="0.00775926671689" calcext:value-type="float">
            <text:p>0.00775926671689</text:p>
          </table:table-cell>
          <table:table-cell table:number-columns-repeated="2"/>
        </table:table-row>
        <table:table-row table:style-name="ro1">
          <table:table-cell office:value-type="float" office:value="0.186255" calcext:value-type="float">
            <text:p>0.186255</text:p>
          </table:table-cell>
          <table:table-cell office:value-type="float" office:value="0.103378" calcext:value-type="float">
            <text:p>0.103378</text:p>
          </table:table-cell>
          <table:table-cell table:formula="of:=([.A1781]*[.A1781])" office:value-type="float" office:value="0.034690925025" calcext:value-type="float">
            <text:p>0.034690925025</text:p>
          </table:table-cell>
          <table:table-cell table:formula="of:=([.A1781]-[.B1781])*([.A1781]-[.B1781])" office:value-type="float" office:value="0.006868597129" calcext:value-type="float">
            <text:p>0.006868597129</text:p>
          </table:table-cell>
          <table:table-cell table:number-columns-repeated="2"/>
        </table:table-row>
        <table:table-row table:style-name="ro1">
          <table:table-cell office:value-type="float" office:value="0.0471997" calcext:value-type="float">
            <text:p>0.0471997</text:p>
          </table:table-cell>
          <table:table-cell office:value-type="float" office:value="0.221337" calcext:value-type="float">
            <text:p>0.221337</text:p>
          </table:table-cell>
          <table:table-cell table:formula="of:=([.A1782]*[.A1782])" office:value-type="float" office:value="0.00222781168009" calcext:value-type="float">
            <text:p>0.00222781168009</text:p>
          </table:table-cell>
          <table:table-cell table:formula="of:=([.A1782]-[.B1782])*([.A1782]-[.B1782])" office:value-type="float" office:value="0.03032379925129" calcext:value-type="float">
            <text:p>0.03032379925129</text:p>
          </table:table-cell>
          <table:table-cell table:number-columns-repeated="2"/>
        </table:table-row>
        <table:table-row table:style-name="ro1">
          <table:table-cell office:value-type="float" office:value="0.0632703" calcext:value-type="float">
            <text:p>0.0632703</text:p>
          </table:table-cell>
          <table:table-cell office:value-type="float" office:value="0.19882" calcext:value-type="float">
            <text:p>0.19882</text:p>
          </table:table-cell>
          <table:table-cell table:formula="of:=([.A1783]*[.A1783])" office:value-type="float" office:value="0.00400313086209" calcext:value-type="float">
            <text:p>0.00400313086209</text:p>
          </table:table-cell>
          <table:table-cell table:formula="of:=([.A1783]-[.B1783])*([.A1783]-[.B1783])" office:value-type="float" office:value="0.01837372117009" calcext:value-type="float">
            <text:p>0.01837372117009</text:p>
          </table:table-cell>
          <table:table-cell table:number-columns-repeated="2"/>
        </table:table-row>
        <table:table-row table:style-name="ro1">
          <table:table-cell office:value-type="float" office:value="0.417914" calcext:value-type="float">
            <text:p>0.417914</text:p>
          </table:table-cell>
          <table:table-cell office:value-type="float" office:value="0.29039" calcext:value-type="float">
            <text:p>0.29039</text:p>
          </table:table-cell>
          <table:table-cell table:formula="of:=([.A1784]*[.A1784])" office:value-type="float" office:value="0.174652111396" calcext:value-type="float">
            <text:p>0.174652111396</text:p>
          </table:table-cell>
          <table:table-cell table:formula="of:=([.A1784]-[.B1784])*([.A1784]-[.B1784])" office:value-type="float" office:value="0.016262370576" calcext:value-type="float">
            <text:p>0.016262370576</text:p>
          </table:table-cell>
          <table:table-cell table:number-columns-repeated="2"/>
        </table:table-row>
        <table:table-row table:style-name="ro1">
          <table:table-cell office:value-type="float" office:value="0.417913" calcext:value-type="float">
            <text:p>0.417913</text:p>
          </table:table-cell>
          <table:table-cell office:value-type="float" office:value="0.302185" calcext:value-type="float">
            <text:p>0.302185</text:p>
          </table:table-cell>
          <table:table-cell table:formula="of:=([.A1785]*[.A1785])" office:value-type="float" office:value="0.174651275569" calcext:value-type="float">
            <text:p>0.174651275569</text:p>
          </table:table-cell>
          <table:table-cell table:formula="of:=([.A1785]-[.B1785])*([.A1785]-[.B1785])" office:value-type="float" office:value="0.013392969984" calcext:value-type="float">
            <text:p>0.013392969984</text:p>
          </table:table-cell>
          <table:table-cell table:number-columns-repeated="2"/>
        </table:table-row>
        <table:table-row table:style-name="ro1">
          <table:table-cell office:value-type="float" office:value="0.417914" calcext:value-type="float">
            <text:p>0.417914</text:p>
          </table:table-cell>
          <table:table-cell office:value-type="float" office:value="0.314952" calcext:value-type="float">
            <text:p>0.314952</text:p>
          </table:table-cell>
          <table:table-cell table:formula="of:=([.A1786]*[.A1786])" office:value-type="float" office:value="0.174652111396" calcext:value-type="float">
            <text:p>0.174652111396</text:p>
          </table:table-cell>
          <table:table-cell table:formula="of:=([.A1786]-[.B1786])*([.A1786]-[.B1786])" office:value-type="float" office:value="0.010601173444" calcext:value-type="float">
            <text:p>0.010601173444</text:p>
          </table:table-cell>
          <table:table-cell table:number-columns-repeated="2"/>
        </table:table-row>
        <table:table-row table:style-name="ro1">
          <table:table-cell office:value-type="float" office:value="0.616812" calcext:value-type="float">
            <text:p>0.616812</text:p>
          </table:table-cell>
          <table:table-cell office:value-type="float" office:value="0.327176" calcext:value-type="float">
            <text:p>0.327176</text:p>
          </table:table-cell>
          <table:table-cell table:formula="of:=([.A1787]*[.A1787])" office:value-type="float" office:value="0.380457043344" calcext:value-type="float">
            <text:p>0.380457043344</text:p>
          </table:table-cell>
          <table:table-cell table:formula="of:=([.A1787]-[.B1787])*([.A1787]-[.B1787])" office:value-type="float" office:value="0.083889012496" calcext:value-type="float">
            <text:p>0.083889012496</text:p>
          </table:table-cell>
          <table:table-cell table:number-columns-repeated="2"/>
        </table:table-row>
        <table:table-row table:style-name="ro1">
          <table:table-cell office:value-type="float" office:value="0.74139" calcext:value-type="float">
            <text:p>0.74139</text:p>
          </table:table-cell>
          <table:table-cell office:value-type="float" office:value="0.669184" calcext:value-type="float">
            <text:p>0.669184</text:p>
          </table:table-cell>
          <table:table-cell table:formula="of:=([.A1788]*[.A1788])" office:value-type="float" office:value="0.5496591321" calcext:value-type="float">
            <text:p>0.5496591321</text:p>
          </table:table-cell>
          <table:table-cell table:formula="of:=([.A1788]-[.B1788])*([.A1788]-[.B1788])" office:value-type="float" office:value="0.005213706436" calcext:value-type="float">
            <text:p>0.005213706436</text:p>
          </table:table-cell>
          <table:table-cell table:number-columns-repeated="2"/>
        </table:table-row>
        <table:table-row table:style-name="ro1">
          <table:table-cell office:value-type="float" office:value="0.74139" calcext:value-type="float">
            <text:p>0.74139</text:p>
          </table:table-cell>
          <table:table-cell office:value-type="float" office:value="0.701046" calcext:value-type="float">
            <text:p>0.701046</text:p>
          </table:table-cell>
          <table:table-cell table:formula="of:=([.A1789]*[.A1789])" office:value-type="float" office:value="0.5496591321" calcext:value-type="float">
            <text:p>0.5496591321</text:p>
          </table:table-cell>
          <table:table-cell table:formula="of:=([.A1789]-[.B1789])*([.A1789]-[.B1789])" office:value-type="float" office:value="0.001627638336" calcext:value-type="float">
            <text:p>0.001627638336</text:p>
          </table:table-cell>
          <table:table-cell table:number-columns-repeated="2"/>
        </table:table-row>
        <table:table-row table:style-name="ro1">
          <table:table-cell office:value-type="float" office:value="0.804118" calcext:value-type="float">
            <text:p>0.804118</text:p>
          </table:table-cell>
          <table:table-cell office:value-type="float" office:value="0.756533" calcext:value-type="float">
            <text:p>0.756533</text:p>
          </table:table-cell>
          <table:table-cell table:formula="of:=([.A1790]*[.A1790])" office:value-type="float" office:value="0.646605757924" calcext:value-type="float">
            <text:p>0.646605757924</text:p>
          </table:table-cell>
          <table:table-cell table:formula="of:=([.A1790]-[.B1790])*([.A1790]-[.B1790])" office:value-type="float" office:value="0.002264332225" calcext:value-type="float">
            <text:p>0.002264332225</text:p>
          </table:table-cell>
          <table:table-cell table:number-columns-repeated="2"/>
        </table:table-row>
        <table:table-row table:style-name="ro1">
          <table:table-cell office:value-type="float" office:value="0.804118" calcext:value-type="float">
            <text:p>0.804118</text:p>
          </table:table-cell>
          <table:table-cell office:value-type="float" office:value="0.847472" calcext:value-type="float">
            <text:p>0.847472</text:p>
          </table:table-cell>
          <table:table-cell table:formula="of:=([.A1791]*[.A1791])" office:value-type="float" office:value="0.646605757924" calcext:value-type="float">
            <text:p>0.646605757924</text:p>
          </table:table-cell>
          <table:table-cell table:formula="of:=([.A1791]-[.B1791])*([.A1791]-[.B1791])" office:value-type="float" office:value="0.001879569316" calcext:value-type="float">
            <text:p>0.001879569316</text:p>
          </table:table-cell>
          <table:table-cell table:number-columns-repeated="2"/>
        </table:table-row>
        <table:table-row table:style-name="ro1">
          <table:table-cell office:value-type="float" office:value="0.804118" calcext:value-type="float">
            <text:p>0.804118</text:p>
          </table:table-cell>
          <table:table-cell office:value-type="float" office:value="0.913659" calcext:value-type="float">
            <text:p>0.913659</text:p>
          </table:table-cell>
          <table:table-cell table:formula="of:=([.A1792]*[.A1792])" office:value-type="float" office:value="0.646605757924" calcext:value-type="float">
            <text:p>0.646605757924</text:p>
          </table:table-cell>
          <table:table-cell table:formula="of:=([.A1792]-[.B1792])*([.A1792]-[.B1792])" office:value-type="float" office:value="0.011999230681" calcext:value-type="float">
            <text:p>0.011999230681</text:p>
          </table:table-cell>
          <table:table-cell table:number-columns-repeated="2"/>
        </table:table-row>
        <table:table-row table:style-name="ro1">
          <table:table-cell office:value-type="float" office:value="0.872045" calcext:value-type="float">
            <text:p>0.872045</text:p>
          </table:table-cell>
          <table:table-cell office:value-type="float" office:value="0.983017" calcext:value-type="float">
            <text:p>0.983017</text:p>
          </table:table-cell>
          <table:table-cell table:formula="of:=([.A1793]*[.A1793])" office:value-type="float" office:value="0.760462482025" calcext:value-type="float">
            <text:p>0.760462482025</text:p>
          </table:table-cell>
          <table:table-cell table:formula="of:=([.A1793]-[.B1793])*([.A1793]-[.B1793])" office:value-type="float" office:value="0.012314784784" calcext:value-type="float">
            <text:p>0.012314784784</text:p>
          </table:table-cell>
          <table:table-cell table:number-columns-repeated="2"/>
        </table:table-row>
        <table:table-row table:style-name="ro1">
          <table:table-cell office:value-type="float" office:value="0.872044" calcext:value-type="float">
            <text:p>0.872044</text:p>
          </table:table-cell>
          <table:table-cell office:value-type="float" office:value="0.996474" calcext:value-type="float">
            <text:p>0.996474</text:p>
          </table:table-cell>
          <table:table-cell table:formula="of:=([.A1794]*[.A1794])" office:value-type="float" office:value="0.760460737936" calcext:value-type="float">
            <text:p>0.760460737936</text:p>
          </table:table-cell>
          <table:table-cell table:formula="of:=([.A1794]-[.B1794])*([.A1794]-[.B1794])" office:value-type="float" office:value="0.0154828249" calcext:value-type="float">
            <text:p>0.0154828249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0486" calcext:value-type="float">
            <text:p>0.90486</text:p>
          </table:table-cell>
          <table:table-cell table:formula="of:=([.A1795]*[.A1795])" office:value-type="float" office:value="0.999990000025" calcext:value-type="float">
            <text:p>0.999990000025</text:p>
          </table:table-cell>
          <table:table-cell table:formula="of:=([.A1795]-[.B1795])*([.A1795]-[.B1795])" office:value-type="float" office:value="0.00905066822499999" calcext:value-type="float">
            <text:p>0.00905066822499999</text:p>
          </table:table-cell>
          <table:table-cell table:number-columns-repeated="2"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000303222" calcext:value-type="float">
            <text:p>0.00000303222</text:p>
          </table:table-cell>
          <table:table-cell table:formula="of:=([.A1796]*[.A1796])" office:value-type="float" office:value="0.0000000000038688923" calcext:value-type="float">
            <text:p>3.8688923025E-12</text:p>
          </table:table-cell>
          <table:table-cell table:formula="of:=([.A1796]-[.B1796])*([.A1796]-[.B1796])" office:value-type="float" office:value="0.00000000000113480017" calcext:value-type="float">
            <text:p>1.1348001729E-12</text:p>
          </table:table-cell>
          <table:table-cell table:number-columns-repeated="2"/>
        </table:table-row>
        <table:table-row table:style-name="ro1">
          <table:table-cell office:value-type="float" office:value="0.00000196695" calcext:value-type="float">
            <text:p>0.00000196695</text:p>
          </table:table-cell>
          <table:table-cell office:value-type="float" office:value="0.00180795" calcext:value-type="float">
            <text:p>0.00180795</text:p>
          </table:table-cell>
          <table:table-cell table:formula="of:=([.A1797]*[.A1797])" office:value-type="float" office:value="0.0000000000038688923" calcext:value-type="float">
            <text:p>3.8688923025E-12</text:p>
          </table:table-cell>
          <table:table-cell table:formula="of:=([.A1797]-[.B1797])*([.A1797]-[.B1797])" office:value-type="float" office:value="0.0000032615747768873" calcext:value-type="float">
            <text:p>3.2615747768873E-06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152877" calcext:value-type="float">
            <text:p>0.0152877</text:p>
          </table:table-cell>
          <table:table-cell table:formula="of:=([.A1798]*[.A1798])" office:value-type="float" office:value="0.00000000000298781596" calcext:value-type="float">
            <text:p>2.9878159609E-12</text:p>
          </table:table-cell>
          <table:table-cell table:formula="of:=([.A1798]-[.B1798])*([.A1798]-[.B1798])" office:value-type="float" office:value="0.000233660923781654" calcext:value-type="float">
            <text:p>0.000233660923781654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439213" calcext:value-type="float">
            <text:p>0.0439213</text:p>
          </table:table-cell>
          <table:table-cell table:formula="of:=([.A1799]*[.A1799])" office:value-type="float" office:value="0.0000000000051301344" calcext:value-type="float">
            <text:p>5.1301344004E-12</text:p>
          </table:table-cell>
          <table:table-cell table:formula="of:=([.A1799]-[.B1799])*([.A1799]-[.B1799])" office:value-type="float" office:value="0.00192888163708799" calcext:value-type="float">
            <text:p>0.00192888163708799</text:p>
          </table:table-cell>
          <table:table-cell table:number-columns-repeated="2"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318084" calcext:value-type="float">
            <text:p>0.0318084</text:p>
          </table:table-cell>
          <table:table-cell table:formula="of:=([.A1800]*[.A1800])" office:value-type="float" office:value="0.00000000006474825436" calcext:value-type="float">
            <text:p>6.47482543569E-11</text:p>
          </table:table-cell>
          <table:table-cell table:formula="of:=([.A1800]-[.B1800])*([.A1800]-[.B1800])" office:value-type="float" office:value="0.00101126247445687" calcext:value-type="float">
            <text:p>0.00101126247445687</text:p>
          </table:table-cell>
          <table:table-cell table:number-columns-repeated="2"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477289" calcext:value-type="float">
            <text:p>0.0477289</text:p>
          </table:table-cell>
          <table:table-cell table:formula="of:=([.A1801]*[.A1801])" office:value-type="float" office:value="0.00000000006474825436" calcext:value-type="float">
            <text:p>6.47482543569E-11</text:p>
          </table:table-cell>
          <table:table-cell table:formula="of:=([.A1801]-[.B1801])*([.A1801]-[.B1801])" office:value-type="float" office:value="0.00227727984636104" calcext:value-type="float">
            <text:p>0.00227727984636104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106144" calcext:value-type="float">
            <text:p>0.0106144</text:p>
          </table:table-cell>
          <table:table-cell table:formula="of:=([.A1802]*[.A1802])" office:value-type="float" office:value="0.00000000022204576144" calcext:value-type="float">
            <text:p>2.2204576144E-10</text:p>
          </table:table-cell>
          <table:table-cell table:formula="of:=([.A1802]-[.B1802])*([.A1802]-[.B1802])" office:value-type="float" office:value="0.000112349374811201" calcext:value-type="float">
            <text:p>0.000112349374811201</text:p>
          </table:table-cell>
          <table:table-cell table:number-columns-repeated="2"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123727" calcext:value-type="float">
            <text:p>0.00123727</text:p>
          </table:table-cell>
          <table:table-cell table:formula="of:=([.A1803]*[.A1803])" office:value-type="float" office:value="0.00000000035251940025" calcext:value-type="float">
            <text:p>3.5251940025E-10</text:p>
          </table:table-cell>
          <table:table-cell table:formula="of:=([.A1803]-[.B1803])*([.A1803]-[.B1803])" office:value-type="float" office:value="0.00000148472884653025" calcext:value-type="float">
            <text:p>1.48472884653025E-06</text:p>
          </table:table-cell>
          <table:table-cell table:number-columns-repeated="2"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00275738" calcext:value-type="float">
            <text:p>0.00000275738</text:p>
          </table:table-cell>
          <table:table-cell table:formula="of:=([.A1804]*[.A1804])" office:value-type="float" office:value="0.00000000260320366656" calcext:value-type="float">
            <text:p>2.60320366656E-09</text:p>
          </table:table-cell>
          <table:table-cell table:formula="of:=([.A1804]-[.B1804])*([.A1804]-[.B1804])" office:value-type="float" office:value="0.00000000232943493221" calcext:value-type="float">
            <text:p>2.3294349322084E-09</text:p>
          </table:table-cell>
          <table:table-cell table:number-columns-repeated="2"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528479" calcext:value-type="float">
            <text:p>0.000528479</text:p>
          </table:table-cell>
          <table:table-cell table:formula="of:=([.A1805]*[.A1805])" office:value-type="float" office:value="0.00000000260320366656" calcext:value-type="float">
            <text:p>2.60320366656E-09</text:p>
          </table:table-cell>
          <table:table-cell table:formula="of:=([.A1805]-[.B1805])*([.A1805]-[.B1805])" office:value-type="float" office:value="0.00000022796556881476" calcext:value-type="float">
            <text:p>2.2796556881476E-07</text:p>
          </table:table-cell>
          <table:table-cell table:number-columns-repeated="2"/>
        </table:table-row>
        <table:table-row table:style-name="ro1">
          <table:table-cell office:value-type="float" office:value="0.0000510216" calcext:value-type="float">
            <text:p>0.0000510216</text:p>
          </table:table-cell>
          <table:table-cell office:value-type="float" office:value="0.000451457" calcext:value-type="float">
            <text:p>0.000451457</text:p>
          </table:table-cell>
          <table:table-cell table:formula="of:=([.A1806]*[.A1806])" office:value-type="float" office:value="0.00000000260320366656" calcext:value-type="float">
            <text:p>2.60320366656E-09</text:p>
          </table:table-cell>
          <table:table-cell table:formula="of:=([.A1806]-[.B1806])*([.A1806]-[.B1806])" office:value-type="float" office:value="0.00000016034850957316" calcext:value-type="float">
            <text:p>1.6034850957316E-07</text:p>
          </table:table-cell>
          <table:table-cell table:number-columns-repeated="2"/>
        </table:table-row>
        <table:table-row table:style-name="ro1">
          <table:table-cell office:value-type="float" office:value="0.0000264645" calcext:value-type="float">
            <text:p>0.0000264645</text:p>
          </table:table-cell>
          <table:table-cell office:value-type="float" office:value="0.00177363" calcext:value-type="float">
            <text:p>0.00177363</text:p>
          </table:table-cell>
          <table:table-cell table:formula="of:=([.A1807]*[.A1807])" office:value-type="float" office:value="0.00000000070036976025" calcext:value-type="float">
            <text:p>7.0036976025E-10</text:p>
          </table:table-cell>
          <table:table-cell table:formula="of:=([.A1807]-[.B1807])*([.A1807]-[.B1807])" office:value-type="float" office:value="0.00000305258728439025" calcext:value-type="float">
            <text:p>3.05258728439025E-06</text:p>
          </table:table-cell>
          <table:table-cell table:number-columns-repeated="2"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000021235" calcext:value-type="float">
            <text:p>0.0000021235</text:p>
          </table:table-cell>
          <table:table-cell table:formula="of:=([.A1808]*[.A1808])" office:value-type="float" office:value="0.00000000009094940983" calcext:value-type="float">
            <text:p>9.09494098276E-11</text:p>
          </table:table-cell>
          <table:table-cell table:formula="of:=([.A1808]-[.B1808])*([.A1808]-[.B1808])" office:value-type="float" office:value="0.0000000000549561273" calcext:value-type="float">
            <text:p>5.49561272976E-11</text:p>
          </table:table-cell>
          <table:table-cell table:number-columns-repeated="2"/>
        </table:table-row>
        <table:table-row table:style-name="ro1">
          <table:table-cell office:value-type="float" office:value="0.00000953674" calcext:value-type="float">
            <text:p>0.00000953674</text:p>
          </table:table-cell>
          <table:table-cell office:value-type="float" office:value="0.000000726887" calcext:value-type="float">
            <text:p>0.000000726887</text:p>
          </table:table-cell>
          <table:table-cell table:formula="of:=([.A1809]*[.A1809])" office:value-type="float" office:value="0.00000000009094940983" calcext:value-type="float">
            <text:p>9.09494098276E-11</text:p>
          </table:table-cell>
          <table:table-cell table:formula="of:=([.A1809]-[.B1809])*([.A1809]-[.B1809])" office:value-type="float" office:value="0.00000000007761350988" calcext:value-type="float">
            <text:p>7.7613509881609E-11</text:p>
          </table:table-cell>
          <table:table-cell table:number-columns-repeated="2"/>
        </table:table-row>
        <table:table-row table:style-name="ro1">
          <table:table-cell office:value-type="float" office:value="0.0010494" calcext:value-type="float">
            <text:p>0.0010494</text:p>
          </table:table-cell>
          <table:table-cell office:value-type="float" office:value="0.00826596" calcext:value-type="float">
            <text:p>0.00826596</text:p>
          </table:table-cell>
          <table:table-cell table:formula="of:=([.A1810]*[.A1810])" office:value-type="float" office:value="0.00000110124036" calcext:value-type="float">
            <text:p>0.00000110124036</text:p>
          </table:table-cell>
          <table:table-cell table:formula="of:=([.A1810]-[.B1810])*([.A1810]-[.B1810])" office:value-type="float" office:value="0.0000520787382336" calcext:value-type="float">
            <text:p>0.0000520787382336</text:p>
          </table:table-cell>
          <table:table-cell table:number-columns-repeated="2"/>
        </table:table-row>
        <table:table-row table:style-name="ro1">
          <table:table-cell office:value-type="float" office:value="0.00017494" calcext:value-type="float">
            <text:p>0.00017494</text:p>
          </table:table-cell>
          <table:table-cell office:value-type="float" office:value="0.0148245" calcext:value-type="float">
            <text:p>0.0148245</text:p>
          </table:table-cell>
          <table:table-cell table:formula="of:=([.A1811]*[.A1811])" office:value-type="float" office:value="0.0000000306040036" calcext:value-type="float">
            <text:p>0.0000000306040036</text:p>
          </table:table-cell>
          <table:table-cell table:formula="of:=([.A1811]-[.B1811])*([.A1811]-[.B1811])" office:value-type="float" office:value="0.0002146096081936" calcext:value-type="float">
            <text:p>0.0002146096081936</text:p>
          </table:table-cell>
          <table:table-cell table:number-columns-repeated="2"/>
        </table:table-row>
        <table:table-row table:style-name="ro1">
          <table:table-cell office:value-type="float" office:value="0.0000662804" calcext:value-type="float">
            <text:p>0.0000662804</text:p>
          </table:table-cell>
          <table:table-cell office:value-type="float" office:value="0.0887543" calcext:value-type="float">
            <text:p>0.0887543</text:p>
          </table:table-cell>
          <table:table-cell table:formula="of:=([.A1812]*[.A1812])" office:value-type="float" office:value="0.00000000439309142416" calcext:value-type="float">
            <text:p>4.39309142416E-09</text:p>
          </table:table-cell>
          <table:table-cell table:formula="of:=([.A1812]-[.B1812])*([.A1812]-[.B1812])" office:value-type="float" office:value="0.00786556482056998" calcext:value-type="float">
            <text:p>0.00786556482056998</text:p>
          </table:table-cell>
          <table:table-cell table:number-columns-repeated="2"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225185" calcext:value-type="float">
            <text:p>0.0225185</text:p>
          </table:table-cell>
          <table:table-cell table:formula="of:=([.A1813]*[.A1813])" office:value-type="float" office:value="0.00000000517576647184" calcext:value-type="float">
            <text:p>5.17576647184E-09</text:p>
          </table:table-cell>
          <table:table-cell table:formula="of:=([.A1813]-[.B1813])*([.A1813]-[.B1813])" office:value-type="float" office:value="0.000503847930132872" calcext:value-type="float">
            <text:p>0.000503847930132872</text:p>
          </table:table-cell>
          <table:table-cell table:number-columns-repeated="2"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724146" calcext:value-type="float">
            <text:p>0.0724146</text:p>
          </table:table-cell>
          <table:table-cell table:formula="of:=([.A1814]*[.A1814])" office:value-type="float" office:value="0.00000000517576647184" calcext:value-type="float">
            <text:p>5.17576647184E-09</text:p>
          </table:table-cell>
          <table:table-cell table:formula="of:=([.A1814]-[.B1814])*([.A1814]-[.B1814])" office:value-type="float" office:value="0.00523346005075671" calcext:value-type="float">
            <text:p>0.00523346005075671</text:p>
          </table:table-cell>
          <table:table-cell table:number-columns-repeated="2"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0368938" calcext:value-type="float">
            <text:p>0.0368938</text:p>
          </table:table-cell>
          <table:table-cell table:formula="of:=([.A1815]*[.A1815])" office:value-type="float" office:value="0.00000000517576647184" calcext:value-type="float">
            <text:p>5.17576647184E-09</text:p>
          </table:table-cell>
          <table:table-cell table:formula="of:=([.A1815]-[.B1815])*([.A1815]-[.B1815])" office:value-type="float" office:value="0.00135584916765719" calcext:value-type="float">
            <text:p>0.00135584916765719</text:p>
          </table:table-cell>
          <table:table-cell table:number-columns-repeated="2"/>
        </table:table-row>
        <table:table-row table:style-name="ro1">
          <table:table-cell office:value-type="float" office:value="0.0000719428" calcext:value-type="float">
            <text:p>0.0000719428</text:p>
          </table:table-cell>
          <table:table-cell office:value-type="float" office:value="0.22511" calcext:value-type="float">
            <text:p>0.22511</text:p>
          </table:table-cell>
          <table:table-cell table:formula="of:=([.A1816]*[.A1816])" office:value-type="float" office:value="0.00000000517576647184" calcext:value-type="float">
            <text:p>5.17576647184E-09</text:p>
          </table:table-cell>
          <table:table-cell table:formula="of:=([.A1816]-[.B1816])*([.A1816]-[.B1816])" office:value-type="float" office:value="0.0506421271883505" calcext:value-type="float">
            <text:p>0.0506421271883505</text:p>
          </table:table-cell>
          <table:table-cell table:number-columns-repeated="2"/>
        </table:table-row>
        <table:table-row table:style-name="ro1">
          <table:table-cell office:value-type="float" office:value="0.00272143" calcext:value-type="float">
            <text:p>0.00272143</text:p>
          </table:table-cell>
          <table:table-cell office:value-type="float" office:value="0.0150175" calcext:value-type="float">
            <text:p>0.0150175</text:p>
          </table:table-cell>
          <table:table-cell table:formula="of:=([.A1817]*[.A1817])" office:value-type="float" office:value="0.0000074061812449" calcext:value-type="float">
            <text:p>0.0000074061812449</text:p>
          </table:table-cell>
          <table:table-cell table:formula="of:=([.A1817]-[.B1817])*([.A1817]-[.B1817])" office:value-type="float" office:value="0.0001511933374449" calcext:value-type="float">
            <text:p>0.0001511933374449</text:p>
          </table:table-cell>
          <table:table-cell table:number-columns-repeated="2"/>
        </table:table-row>
        <table:table-row table:style-name="ro1">
          <table:table-cell office:value-type="float" office:value="0.00183326" calcext:value-type="float">
            <text:p>0.00183326</text:p>
          </table:table-cell>
          <table:table-cell office:value-type="float" office:value="0.0168229" calcext:value-type="float">
            <text:p>0.0168229</text:p>
          </table:table-cell>
          <table:table-cell table:formula="of:=([.A1818]*[.A1818])" office:value-type="float" office:value="0.0000033608422276" calcext:value-type="float">
            <text:p>0.0000033608422276</text:p>
          </table:table-cell>
          <table:table-cell table:formula="of:=([.A1818]-[.B1818])*([.A1818]-[.B1818])" office:value-type="float" office:value="0.0002246893073296" calcext:value-type="float">
            <text:p>0.0002246893073296</text:p>
          </table:table-cell>
          <table:table-cell table:number-columns-repeated="2"/>
        </table:table-row>
        <table:table-row table:style-name="ro1">
          <table:table-cell office:value-type="float" office:value="0.00110519" calcext:value-type="float">
            <text:p>0.00110519</text:p>
          </table:table-cell>
          <table:table-cell office:value-type="float" office:value="0.0116308" calcext:value-type="float">
            <text:p>0.0116308</text:p>
          </table:table-cell>
          <table:table-cell table:formula="of:=([.A1819]*[.A1819])" office:value-type="float" office:value="0.0000012214449361" calcext:value-type="float">
            <text:p>0.0000012214449361</text:p>
          </table:table-cell>
          <table:table-cell table:formula="of:=([.A1819]-[.B1819])*([.A1819]-[.B1819])" office:value-type="float" office:value="0.0001107884658721" calcext:value-type="float">
            <text:p>0.0001107884658721</text:p>
          </table:table-cell>
          <table:table-cell table:number-columns-repeated="2"/>
        </table:table-row>
        <table:table-row table:style-name="ro1">
          <table:table-cell office:value-type="float" office:value="0.00440353" calcext:value-type="float">
            <text:p>0.00440353</text:p>
          </table:table-cell>
          <table:table-cell office:value-type="float" office:value="0.0304415" calcext:value-type="float">
            <text:p>0.0304415</text:p>
          </table:table-cell>
          <table:table-cell table:formula="of:=([.A1820]*[.A1820])" office:value-type="float" office:value="0.0000193910764609" calcext:value-type="float">
            <text:p>0.0000193910764609</text:p>
          </table:table-cell>
          <table:table-cell table:formula="of:=([.A1820]-[.B1820])*([.A1820]-[.B1820])" office:value-type="float" office:value="0.0006779758817209" calcext:value-type="float">
            <text:p>0.0006779758817209</text:p>
          </table:table-cell>
          <table:table-cell table:number-columns-repeated="2"/>
        </table:table-row>
        <table:table-row table:style-name="ro1">
          <table:table-cell office:value-type="float" office:value="0.0336717" calcext:value-type="float">
            <text:p>0.0336717</text:p>
          </table:table-cell>
          <table:table-cell office:value-type="float" office:value="0.0528742" calcext:value-type="float">
            <text:p>0.0528742</text:p>
          </table:table-cell>
          <table:table-cell table:formula="of:=([.A1821]*[.A1821])" office:value-type="float" office:value="0.00113378338089" calcext:value-type="float">
            <text:p>0.00113378338089</text:p>
          </table:table-cell>
          <table:table-cell table:formula="of:=([.A1821]-[.B1821])*([.A1821]-[.B1821])" office:value-type="float" office:value="0.00036873600625" calcext:value-type="float">
            <text:p>0.00036873600625</text:p>
          </table:table-cell>
          <table:table-cell table:number-columns-repeated="2"/>
        </table:table-row>
        <table:table-row table:style-name="ro1">
          <table:table-cell office:value-type="float" office:value="0.0336717" calcext:value-type="float">
            <text:p>0.0336717</text:p>
          </table:table-cell>
          <table:table-cell office:value-type="float" office:value="0.0632518" calcext:value-type="float">
            <text:p>0.0632518</text:p>
          </table:table-cell>
          <table:table-cell table:formula="of:=([.A1822]*[.A1822])" office:value-type="float" office:value="0.00113378338089" calcext:value-type="float">
            <text:p>0.00113378338089</text:p>
          </table:table-cell>
          <table:table-cell table:formula="of:=([.A1822]-[.B1822])*([.A1822]-[.B1822])" office:value-type="float" office:value="0.00087498231601" calcext:value-type="float">
            <text:p>0.00087498231601</text:p>
          </table:table-cell>
          <table:table-cell table:number-columns-repeated="2"/>
        </table:table-row>
        <table:table-row table:style-name="ro1">
          <table:table-cell office:value-type="float" office:value="0.0568918" calcext:value-type="float">
            <text:p>0.0568918</text:p>
          </table:table-cell>
          <table:table-cell office:value-type="float" office:value="0.022047" calcext:value-type="float">
            <text:p>0.022047</text:p>
          </table:table-cell>
          <table:table-cell table:formula="of:=([.A1823]*[.A1823])" office:value-type="float" office:value="0.00323667690724" calcext:value-type="float">
            <text:p>0.00323667690724</text:p>
          </table:table-cell>
          <table:table-cell table:formula="of:=([.A1823]-[.B1823])*([.A1823]-[.B1823])" office:value-type="float" office:value="0.00121416008704" calcext:value-type="float">
            <text:p>0.00121416008704</text:p>
          </table:table-cell>
          <table:table-cell table:number-columns-repeated="2"/>
        </table:table-row>
        <table:table-row table:style-name="ro1">
          <table:table-cell office:value-type="float" office:value="0.221296" calcext:value-type="float">
            <text:p>0.221296</text:p>
          </table:table-cell>
          <table:table-cell office:value-type="float" office:value="0.227815" calcext:value-type="float">
            <text:p>0.227815</text:p>
          </table:table-cell>
          <table:table-cell table:formula="of:=([.A1824]*[.A1824])" office:value-type="float" office:value="0.048971919616" calcext:value-type="float">
            <text:p>0.048971919616</text:p>
          </table:table-cell>
          <table:table-cell table:formula="of:=([.A1824]-[.B1824])*([.A1824]-[.B1824])" office:value-type="float" office:value="0.000042497361" calcext:value-type="float">
            <text:p>0.000042497361</text:p>
          </table:table-cell>
          <table:table-cell table:number-columns-repeated="2"/>
        </table:table-row>
        <table:table-row table:style-name="ro1">
          <table:table-cell office:value-type="float" office:value="0.265953" calcext:value-type="float">
            <text:p>0.265953</text:p>
          </table:table-cell>
          <table:table-cell office:value-type="float" office:value="0.224948" calcext:value-type="float">
            <text:p>0.224948</text:p>
          </table:table-cell>
          <table:table-cell table:formula="of:=([.A1825]*[.A1825])" office:value-type="float" office:value="0.070730998209" calcext:value-type="float">
            <text:p>0.070730998209</text:p>
          </table:table-cell>
          <table:table-cell table:formula="of:=([.A1825]-[.B1825])*([.A1825]-[.B1825])" office:value-type="float" office:value="0.001681410025" calcext:value-type="float">
            <text:p>0.001681410025</text:p>
          </table:table-cell>
          <table:table-cell table:number-columns-repeated="2"/>
        </table:table-row>
        <table:table-row table:style-name="ro1">
          <table:table-cell office:value-type="float" office:value="0.321679" calcext:value-type="float">
            <text:p>0.321679</text:p>
          </table:table-cell>
          <table:table-cell office:value-type="float" office:value="0.432645" calcext:value-type="float">
            <text:p>0.432645</text:p>
          </table:table-cell>
          <table:table-cell table:formula="of:=([.A1826]*[.A1826])" office:value-type="float" office:value="0.103477379041" calcext:value-type="float">
            <text:p>0.103477379041</text:p>
          </table:table-cell>
          <table:table-cell table:formula="of:=([.A1826]-[.B1826])*([.A1826]-[.B1826])" office:value-type="float" office:value="0.012313453156" calcext:value-type="float">
            <text:p>0.012313453156</text:p>
          </table:table-cell>
          <table:table-cell table:number-columns-repeated="2"/>
        </table:table-row>
        <table:table-row table:style-name="ro1">
          <table:table-cell office:value-type="float" office:value="0.564934" calcext:value-type="float">
            <text:p>0.564934</text:p>
          </table:table-cell>
          <table:table-cell office:value-type="float" office:value="0.334676" calcext:value-type="float">
            <text:p>0.334676</text:p>
          </table:table-cell>
          <table:table-cell table:formula="of:=([.A1827]*[.A1827])" office:value-type="float" office:value="0.319150424356" calcext:value-type="float">
            <text:p>0.319150424356</text:p>
          </table:table-cell>
          <table:table-cell table:formula="of:=([.A1827]-[.B1827])*([.A1827]-[.B1827])" office:value-type="float" office:value="0.053018746564" calcext:value-type="float">
            <text:p>0.053018746564</text:p>
          </table:table-cell>
          <table:table-cell table:number-columns-repeated="2"/>
        </table:table-row>
        <table:table-row table:style-name="ro1">
          <table:table-cell office:value-type="float" office:value="0.61245" calcext:value-type="float">
            <text:p>0.61245</text:p>
          </table:table-cell>
          <table:table-cell office:value-type="float" office:value="0.344165" calcext:value-type="float">
            <text:p>0.344165</text:p>
          </table:table-cell>
          <table:table-cell table:formula="of:=([.A1828]*[.A1828])" office:value-type="float" office:value="0.3750950025" calcext:value-type="float">
            <text:p>0.3750950025</text:p>
          </table:table-cell>
          <table:table-cell table:formula="of:=([.A1828]-[.B1828])*([.A1828]-[.B1828])" office:value-type="float" office:value="0.071976841225" calcext:value-type="float">
            <text:p>0.071976841225</text:p>
          </table:table-cell>
          <table:table-cell table:number-columns-repeated="2"/>
        </table:table-row>
        <table:table-row table:style-name="ro1">
          <table:table-cell office:value-type="float" office:value="0.61245" calcext:value-type="float">
            <text:p>0.61245</text:p>
          </table:table-cell>
          <table:table-cell office:value-type="float" office:value="0.640163" calcext:value-type="float">
            <text:p>0.640163</text:p>
          </table:table-cell>
          <table:table-cell table:formula="of:=([.A1829]*[.A1829])" office:value-type="float" office:value="0.3750950025" calcext:value-type="float">
            <text:p>0.3750950025</text:p>
          </table:table-cell>
          <table:table-cell table:formula="of:=([.A1829]-[.B1829])*([.A1829]-[.B1829])" office:value-type="float" office:value="0.000768010368999999" calcext:value-type="float">
            <text:p>0.000768010368999999</text:p>
          </table:table-cell>
          <table:table-cell table:number-columns-repeated="2"/>
        </table:table-row>
        <table:table-row table:style-name="ro1">
          <table:table-cell office:value-type="float" office:value="0.817061" calcext:value-type="float">
            <text:p>0.817061</text:p>
          </table:table-cell>
          <table:table-cell office:value-type="float" office:value="0.874649" calcext:value-type="float">
            <text:p>0.874649</text:p>
          </table:table-cell>
          <table:table-cell table:formula="of:=([.A1830]*[.A1830])" office:value-type="float" office:value="0.667588677721" calcext:value-type="float">
            <text:p>0.667588677721</text:p>
          </table:table-cell>
          <table:table-cell table:formula="of:=([.A1830]-[.B1830])*([.A1830]-[.B1830])" office:value-type="float" office:value="0.003316377744" calcext:value-type="float">
            <text:p>0.003316377744</text:p>
          </table:table-cell>
          <table:table-cell table:number-columns-repeated="2"/>
        </table:table-row>
        <table:table-row table:style-name="ro1">
          <table:table-cell office:value-type="float" office:value="0.845578" calcext:value-type="float">
            <text:p>0.845578</text:p>
          </table:table-cell>
          <table:table-cell office:value-type="float" office:value="0.941" calcext:value-type="float">
            <text:p>0.941</text:p>
          </table:table-cell>
          <table:table-cell table:formula="of:=([.A1831]*[.A1831])" office:value-type="float" office:value="0.715002154084" calcext:value-type="float">
            <text:p>0.715002154084</text:p>
          </table:table-cell>
          <table:table-cell table:formula="of:=([.A1831]-[.B1831])*([.A1831]-[.B1831])" office:value-type="float" office:value="0.00910535808399998" calcext:value-type="float">
            <text:p>0.00910535808399998</text:p>
          </table:table-cell>
          <table:table-cell table:number-columns-repeated="2"/>
        </table:table-row>
        <table:table-row table:style-name="ro1">
          <table:table-cell office:value-type="float" office:value="0.904823" calcext:value-type="float">
            <text:p>0.904823</text:p>
          </table:table-cell>
          <table:table-cell office:value-type="float" office:value="0.969299" calcext:value-type="float">
            <text:p>0.969299</text:p>
          </table:table-cell>
          <table:table-cell table:formula="of:=([.A1832]*[.A1832])" office:value-type="float" office:value="0.818704661329" calcext:value-type="float">
            <text:p>0.818704661329</text:p>
          </table:table-cell>
          <table:table-cell table:formula="of:=([.A1832]-[.B1832])*([.A1832]-[.B1832])" office:value-type="float" office:value="0.004157154576" calcext:value-type="float">
            <text:p>0.004157154576</text:p>
          </table:table-cell>
          <table:table-cell table:number-columns-repeated="2"/>
        </table:table-row>
        <table:table-row table:style-name="ro1">
          <table:table-cell office:value-type="float" office:value="0.965742" calcext:value-type="float">
            <text:p>0.965742</text:p>
          </table:table-cell>
          <table:table-cell office:value-type="float" office:value="0.982469" calcext:value-type="float">
            <text:p>0.982469</text:p>
          </table:table-cell>
          <table:table-cell table:formula="of:=([.A1833]*[.A1833])" office:value-type="float" office:value="0.932657610564" calcext:value-type="float">
            <text:p>0.932657610564</text:p>
          </table:table-cell>
          <table:table-cell table:formula="of:=([.A1833]-[.B1833])*([.A1833]-[.B1833])" office:value-type="float" office:value="0.000279792529000002" calcext:value-type="float">
            <text:p>0.000279792529000002</text:p>
          </table:table-cell>
          <table:table-cell table:number-columns-repeated="2"/>
        </table:table-row>
        <table:table-row table:style-name="ro1">
          <table:table-cell office:value-type="float" office:value="0.981569" calcext:value-type="float">
            <text:p>0.981569</text:p>
          </table:table-cell>
          <table:table-cell office:value-type="float" office:value="0.99751" calcext:value-type="float">
            <text:p>0.99751</text:p>
          </table:table-cell>
          <table:table-cell table:formula="of:=([.A1834]*[.A1834])" office:value-type="float" office:value="0.963477701761" calcext:value-type="float">
            <text:p>0.963477701761</text:p>
          </table:table-cell>
          <table:table-cell table:formula="of:=([.A1834]-[.B1834])*([.A1834]-[.B1834])" office:value-type="float" office:value="0.000254115480999999" calcext:value-type="float">
            <text:p>0.000254115480999999</text:p>
          </table:table-cell>
          <table:table-cell table:number-columns-repeated="2"/>
        </table:table-row>
        <table:table-row table:style-name="ro1">
          <table:table-cell office:value-type="float" office:value="0.00000292063" calcext:value-type="float">
            <text:p>0.00000292063</text:p>
          </table:table-cell>
          <table:table-cell office:value-type="float" office:value="0.00000298083" calcext:value-type="float">
            <text:p>0.00000298083</text:p>
          </table:table-cell>
          <table:table-cell table:formula="of:=([.A1835]*[.A1835])" office:value-type="float" office:value="0.0000000000085300796" calcext:value-type="float">
            <text:p>8.5300795969E-12</text:p>
          </table:table-cell>
          <table:table-cell table:formula="of:=([.A1835]-[.B1835])*([.A1835]-[.B1835])" office:value-type="float" office:value="3.62403999999998E-015" calcext:value-type="float">
            <text:p>3.62403999999998E-15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168039" calcext:value-type="float">
            <text:p>0.00168039</text:p>
          </table:table-cell>
          <table:table-cell table:formula="of:=([.A1836]*[.A1836])" office:value-type="float" office:value="0.00000000001035970782" calcext:value-type="float">
            <text:p>1.03597078225E-11</text:p>
          </table:table-cell>
          <table:table-cell table:formula="of:=([.A1836]-[.B1836])*([.A1836]-[.B1836])" office:value-type="float" office:value="0.00000281290373726082" calcext:value-type="float">
            <text:p>2.81290373726082E-06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142091" calcext:value-type="float">
            <text:p>0.0142091</text:p>
          </table:table-cell>
          <table:table-cell table:formula="of:=([.A1837]*[.A1837])" office:value-type="float" office:value="0.00000000001035970782" calcext:value-type="float">
            <text:p>1.03597078225E-11</text:p>
          </table:table-cell>
          <table:table-cell table:formula="of:=([.A1837]-[.B1837])*([.A1837]-[.B1837])" office:value-type="float" office:value="0.000201807064930278" calcext:value-type="float">
            <text:p>0.000201807064930278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85536" calcext:value-type="float">
            <text:p>0.0185536</text:p>
          </table:table-cell>
          <table:table-cell table:formula="of:=([.A1838]*[.A1838])" office:value-type="float" office:value="0.00000000000008881771" calcext:value-type="float">
            <text:p>8.8817708529E-14</text:p>
          </table:table-cell>
          <table:table-cell table:formula="of:=([.A1838]-[.B1838])*([.A1838]-[.B1838])" office:value-type="float" office:value="0.000344225014249752" calcext:value-type="float">
            <text:p>0.000344225014249752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12026" calcext:value-type="float">
            <text:p>0.012026</text:p>
          </table:table-cell>
          <table:table-cell table:formula="of:=([.A1839]*[.A1839])" office:value-type="float" office:value="0.00000000000008881771" calcext:value-type="float">
            <text:p>8.8817708529E-14</text:p>
          </table:table-cell>
          <table:table-cell table:formula="of:=([.A1839]-[.B1839])*([.A1839]-[.B1839])" office:value-type="float" office:value="0.000144617508039622" calcext:value-type="float">
            <text:p>0.000144617508039622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26919" calcext:value-type="float">
            <text:p>0.00126919</text:p>
          </table:table-cell>
          <table:table-cell table:formula="of:=([.A1840]*[.A1840])" office:value-type="float" office:value="0.00000000000001421079" calcext:value-type="float">
            <text:p>1.4210785681E-14</text:p>
          </table:table-cell>
          <table:table-cell table:formula="of:=([.A1840]-[.B1840])*([.A1840]-[.B1840])" office:value-type="float" office:value="0.00000161054067256937" calcext:value-type="float">
            <text:p>1.61054067256937E-06</text:p>
          </table:table-cell>
          <table:table-cell table:number-columns-repeated="2"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00191761" calcext:value-type="float">
            <text:p>0.00191761</text:p>
          </table:table-cell>
          <table:table-cell table:formula="of:=([.A1841]*[.A1841])" office:value-type="float" office:value="0.00000000003072739883" calcext:value-type="float">
            <text:p>3.07273988329E-11</text:p>
          </table:table-cell>
          <table:table-cell table:formula="of:=([.A1841]-[.B1841])*([.A1841]-[.B1841])" office:value-type="float" office:value="0.00000365599933293823" calcext:value-type="float">
            <text:p>3.65599933293823E-06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00119391" calcext:value-type="float">
            <text:p>0.000000119391</text:p>
          </table:table-cell>
          <table:table-cell table:formula="of:=([.A1842]*[.A1842])" office:value-type="float" office:value="0.00000000001455193609" calcext:value-type="float">
            <text:p>1.455193609E-11</text:p>
          </table:table-cell>
          <table:table-cell table:formula="of:=([.A1842]-[.B1842])*([.A1842]-[.B1842])" office:value-type="float" office:value="0.00000000001365530861" calcext:value-type="float">
            <text:p>1.3655308605481E-11</text:p>
          </table:table-cell>
          <table:table-cell table:number-columns-repeated="2"/>
        </table:table-row>
        <table:table-row table:style-name="ro1">
          <table:table-cell office:value-type="float" office:value="0.00000911951" calcext:value-type="float">
            <text:p>0.00000911951</text:p>
          </table:table-cell>
          <table:table-cell office:value-type="float" office:value="0.00175956" calcext:value-type="float">
            <text:p>0.00175956</text:p>
          </table:table-cell>
          <table:table-cell table:formula="of:=([.A1843]*[.A1843])" office:value-type="float" office:value="0.00000000008316546264" calcext:value-type="float">
            <text:p>8.31654626401E-11</text:p>
          </table:table-cell>
          <table:table-cell table:formula="of:=([.A1843]-[.B1843])*([.A1843]-[.B1843])" office:value-type="float" office:value="0.00000306404190903144" calcext:value-type="float">
            <text:p>3.06404190903144E-06</text:p>
          </table:table-cell>
          <table:table-cell table:number-columns-repeated="2"/>
        </table:table-row>
        <table:table-row table:style-name="ro1">
          <table:table-cell office:value-type="float" office:value="0.0000359416" calcext:value-type="float">
            <text:p>0.0000359416</text:p>
          </table:table-cell>
          <table:table-cell office:value-type="float" office:value="0.000000356398" calcext:value-type="float">
            <text:p>0.000000356398</text:p>
          </table:table-cell>
          <table:table-cell table:formula="of:=([.A1844]*[.A1844])" office:value-type="float" office:value="0.00000000129179861056" calcext:value-type="float">
            <text:p>1.29179861056E-09</text:p>
          </table:table-cell>
          <table:table-cell table:formula="of:=([.A1844]-[.B1844])*([.A1844]-[.B1844])" office:value-type="float" office:value="0.00000000126630660138" calcext:value-type="float">
            <text:p>1.2663066013808E-09</text:p>
          </table:table-cell>
          <table:table-cell table:number-columns-repeated="2"/>
        </table:table-row>
        <table:table-row table:style-name="ro1">
          <table:table-cell office:value-type="float" office:value="0.0000235438" calcext:value-type="float">
            <text:p>0.0000235438</text:p>
          </table:table-cell>
          <table:table-cell office:value-type="float" office:value="0.0000001988" calcext:value-type="float">
            <text:p>0.0000001988</text:p>
          </table:table-cell>
          <table:table-cell table:formula="of:=([.A1845]*[.A1845])" office:value-type="float" office:value="0.00000000055431051844" calcext:value-type="float">
            <text:p>5.5431051844E-10</text:p>
          </table:table-cell>
          <table:table-cell table:formula="of:=([.A1845]-[.B1845])*([.A1845]-[.B1845])" office:value-type="float" office:value="0.000000000544989025" calcext:value-type="float">
            <text:p>5.44989025E-10</text:p>
          </table:table-cell>
          <table:table-cell table:number-columns-repeated="2"/>
        </table:table-row>
        <table:table-row table:style-name="ro1">
          <table:table-cell office:value-type="float" office:value="0.0000216961" calcext:value-type="float">
            <text:p>0.0000216961</text:p>
          </table:table-cell>
          <table:table-cell office:value-type="float" office:value="0.0000000851508" calcext:value-type="float">
            <text:p>0.0000000851508</text:p>
          </table:table-cell>
          <table:table-cell table:formula="of:=([.A1846]*[.A1846])" office:value-type="float" office:value="0.00000000047072075521" calcext:value-type="float">
            <text:p>4.7072075521E-10</text:p>
          </table:table-cell>
          <table:table-cell table:formula="of:=([.A1846]-[.B1846])*([.A1846]-[.B1846])" office:value-type="float" office:value="0.00000000046703312532" calcext:value-type="float">
            <text:p>4.67033125324981E-10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00121567" calcext:value-type="float">
            <text:p>0.0000000121567</text:p>
          </table:table-cell>
          <table:table-cell table:formula="of:=([.A1847]*[.A1847])" office:value-type="float" office:value="0.00000000002217251491" calcext:value-type="float">
            <text:p>2.21725149129E-11</text:p>
          </table:table-cell>
          <table:table-cell table:formula="of:=([.A1847]-[.B1847])*([.A1847]-[.B1847])" office:value-type="float" office:value="0.00000000002205817649" calcext:value-type="float">
            <text:p>2.20581764897369E-11</text:p>
          </table:table-cell>
          <table:table-cell table:number-columns-repeated="2"/>
        </table:table-row>
        <table:table-row table:style-name="ro1">
          <table:table-cell office:value-type="float" office:value="0.00000470877" calcext:value-type="float">
            <text:p>0.00000470877</text:p>
          </table:table-cell>
          <table:table-cell office:value-type="float" office:value="0.00000000252962" calcext:value-type="float">
            <text:p>0.00000000252962</text:p>
          </table:table-cell>
          <table:table-cell table:formula="of:=([.A1848]*[.A1848])" office:value-type="float" office:value="0.00000000002217251491" calcext:value-type="float">
            <text:p>2.21725149129E-11</text:p>
          </table:table-cell>
          <table:table-cell table:formula="of:=([.A1848]-[.B1848])*([.A1848]-[.B1848])" office:value-type="float" office:value="0.00000000002214869851" calcext:value-type="float">
            <text:p>2.21486985143425E-11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852393" calcext:value-type="float">
            <text:p>0.000852393</text:p>
          </table:table-cell>
          <table:table-cell table:formula="of:=([.A1849]*[.A1849])" office:value-type="float" office:value="0.00000000085649290281" calcext:value-type="float">
            <text:p>8.5649290281E-10</text:p>
          </table:table-cell>
          <table:table-cell table:formula="of:=([.A1849]-[.B1849])*([.A1849]-[.B1849])" office:value-type="float" office:value="0.00000067753822275441" calcext:value-type="float">
            <text:p>6.7753822275441E-07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166776" calcext:value-type="float">
            <text:p>0.0166776</text:p>
          </table:table-cell>
          <table:table-cell table:formula="of:=([.A1850]*[.A1850])" office:value-type="float" office:value="0.00000000085649290281" calcext:value-type="float">
            <text:p>8.5649290281E-10</text:p>
          </table:table-cell>
          <table:table-cell table:formula="of:=([.A1850]-[.B1850])*([.A1850]-[.B1850])" office:value-type="float" office:value="0.000277167028305223" calcext:value-type="float">
            <text:p>0.000277167028305223</text:p>
          </table:table-cell>
          <table:table-cell table:number-columns-repeated="2"/>
        </table:table-row>
        <table:table-row table:style-name="ro1">
          <table:table-cell office:value-type="float" office:value="0.0000439286" calcext:value-type="float">
            <text:p>0.0000439286</text:p>
          </table:table-cell>
          <table:table-cell office:value-type="float" office:value="0.0181253" calcext:value-type="float">
            <text:p>0.0181253</text:p>
          </table:table-cell>
          <table:table-cell table:formula="of:=([.A1851]*[.A1851])" office:value-type="float" office:value="0.00000000192972189796" calcext:value-type="float">
            <text:p>1.92972189796E-09</text:p>
          </table:table-cell>
          <table:table-cell table:formula="of:=([.A1851]-[.B1851])*([.A1851]-[.B1851])" office:value-type="float" office:value="0.000326935991704738" calcext:value-type="float">
            <text:p>0.000326935991704738</text:p>
          </table:table-cell>
          <table:table-cell table:number-columns-repeated="2"/>
        </table:table-row>
        <table:table-row table:style-name="ro1">
          <table:table-cell office:value-type="float" office:value="0.000276029" calcext:value-type="float">
            <text:p>0.000276029</text:p>
          </table:table-cell>
          <table:table-cell office:value-type="float" office:value="0.0061774" calcext:value-type="float">
            <text:p>0.0061774</text:p>
          </table:table-cell>
          <table:table-cell table:formula="of:=([.A1852]*[.A1852])" office:value-type="float" office:value="0.000000076192008841" calcext:value-type="float">
            <text:p>7.6192008841E-08</text:p>
          </table:table-cell>
          <table:table-cell table:formula="of:=([.A1852]-[.B1852])*([.A1852]-[.B1852])" office:value-type="float" office:value="0.000034826179679641" calcext:value-type="float">
            <text:p>3.4826179679641E-05</text:p>
          </table:table-cell>
          <table:table-cell table:number-columns-repeated="2"/>
        </table:table-row>
        <table:table-row table:style-name="ro1">
          <table:table-cell office:value-type="float" office:value="0.000276029" calcext:value-type="float">
            <text:p>0.000276029</text:p>
          </table:table-cell>
          <table:table-cell office:value-type="float" office:value="0.034452" calcext:value-type="float">
            <text:p>0.034452</text:p>
          </table:table-cell>
          <table:table-cell table:formula="of:=([.A1853]*[.A1853])" office:value-type="float" office:value="0.000000076192008841" calcext:value-type="float">
            <text:p>7.6192008841E-08</text:p>
          </table:table-cell>
          <table:table-cell table:formula="of:=([.A1853]-[.B1853])*([.A1853]-[.B1853])" office:value-type="float" office:value="0.00116799699379284" calcext:value-type="float">
            <text:p>0.00116799699379284</text:p>
          </table:table-cell>
          <table:table-cell table:number-columns-repeated="2"/>
        </table:table-row>
        <table:table-row table:style-name="ro1">
          <table:table-cell office:value-type="float" office:value="0.0000680089" calcext:value-type="float">
            <text:p>0.0000680089</text:p>
          </table:table-cell>
          <table:table-cell office:value-type="float" office:value="0.00186398" calcext:value-type="float">
            <text:p>0.00186398</text:p>
          </table:table-cell>
          <table:table-cell table:formula="of:=([.A1854]*[.A1854])" office:value-type="float" office:value="0.00000000462521047921" calcext:value-type="float">
            <text:p>4.62521047921E-09</text:p>
          </table:table-cell>
          <table:table-cell table:formula="of:=([.A1854]-[.B1854])*([.A1854]-[.B1854])" office:value-type="float" office:value="0.00000322551219203521" calcext:value-type="float">
            <text:p>3.22551219203521E-06</text:p>
          </table:table-cell>
          <table:table-cell table:number-columns-repeated="2"/>
        </table:table-row>
        <table:table-row table:style-name="ro1">
          <table:table-cell office:value-type="float" office:value="0.000106096" calcext:value-type="float">
            <text:p>0.000106096</text:p>
          </table:table-cell>
          <table:table-cell office:value-type="float" office:value="0.0285651" calcext:value-type="float">
            <text:p>0.0285651</text:p>
          </table:table-cell>
          <table:table-cell table:formula="of:=([.A1855]*[.A1855])" office:value-type="float" office:value="0.000000011256361216" calcext:value-type="float">
            <text:p>1.1256361216E-08</text:p>
          </table:table-cell>
          <table:table-cell table:formula="of:=([.A1855]-[.B1855])*([.A1855]-[.B1855])" office:value-type="float" office:value="0.000809914908672016" calcext:value-type="float">
            <text:p>0.000809914908672016</text:p>
          </table:table-cell>
          <table:table-cell table:number-columns-repeated="2"/>
        </table:table-row>
        <table:table-row table:style-name="ro1">
          <table:table-cell office:value-type="float" office:value="0.000253201" calcext:value-type="float">
            <text:p>0.000253201</text:p>
          </table:table-cell>
          <table:table-cell office:value-type="float" office:value="0.0414556" calcext:value-type="float">
            <text:p>0.0414556</text:p>
          </table:table-cell>
          <table:table-cell table:formula="of:=([.A1856]*[.A1856])" office:value-type="float" office:value="0.000000064110746401" calcext:value-type="float">
            <text:p>6.4110746401E-08</text:p>
          </table:table-cell>
          <table:table-cell table:formula="of:=([.A1856]-[.B1856])*([.A1856]-[.B1856])" office:value-type="float" office:value="0.0016976376833552" calcext:value-type="float">
            <text:p>0.0016976376833552</text:p>
          </table:table-cell>
          <table:table-cell table:number-columns-repeated="2"/>
        </table:table-row>
        <table:table-row table:style-name="ro1">
          <table:table-cell office:value-type="float" office:value="0.000375509" calcext:value-type="float">
            <text:p>0.000375509</text:p>
          </table:table-cell>
          <table:table-cell office:value-type="float" office:value="0.0224609" calcext:value-type="float">
            <text:p>0.0224609</text:p>
          </table:table-cell>
          <table:table-cell table:formula="of:=([.A1857]*[.A1857])" office:value-type="float" office:value="0.000000141007009081" calcext:value-type="float">
            <text:p>1.41007009081E-07</text:p>
          </table:table-cell>
          <table:table-cell table:formula="of:=([.A1857]-[.B1857])*([.A1857]-[.B1857])" office:value-type="float" office:value="0.000487764495622881" calcext:value-type="float">
            <text:p>0.000487764495622881</text:p>
          </table:table-cell>
          <table:table-cell table:number-columns-repeated="2"/>
        </table:table-row>
        <table:table-row table:style-name="ro1">
          <table:table-cell office:value-type="float" office:value="0.000375509" calcext:value-type="float">
            <text:p>0.000375509</text:p>
          </table:table-cell>
          <table:table-cell office:value-type="float" office:value="0.0257419" calcext:value-type="float">
            <text:p>0.0257419</text:p>
          </table:table-cell>
          <table:table-cell table:formula="of:=([.A1858]*[.A1858])" office:value-type="float" office:value="0.000000141007009081" calcext:value-type="float">
            <text:p>1.41007009081E-07</text:p>
          </table:table-cell>
          <table:table-cell table:formula="of:=([.A1858]-[.B1858])*([.A1858]-[.B1858])" office:value-type="float" office:value="0.000643453792364881" calcext:value-type="float">
            <text:p>0.000643453792364881</text:p>
          </table:table-cell>
          <table:table-cell table:number-columns-repeated="2"/>
        </table:table-row>
        <table:table-row table:style-name="ro1">
          <table:table-cell office:value-type="float" office:value="0.011162" calcext:value-type="float">
            <text:p>0.011162</text:p>
          </table:table-cell>
          <table:table-cell office:value-type="float" office:value="0.103852" calcext:value-type="float">
            <text:p>0.103852</text:p>
          </table:table-cell>
          <table:table-cell table:formula="of:=([.A1859]*[.A1859])" office:value-type="float" office:value="0.000124590244" calcext:value-type="float">
            <text:p>0.000124590244</text:p>
          </table:table-cell>
          <table:table-cell table:formula="of:=([.A1859]-[.B1859])*([.A1859]-[.B1859])" office:value-type="float" office:value="0.0085914361" calcext:value-type="float">
            <text:p>0.0085914361</text:p>
          </table:table-cell>
          <table:table-cell table:number-columns-repeated="2"/>
        </table:table-row>
        <table:table-row table:style-name="ro1">
          <table:table-cell office:value-type="float" office:value="0.141533" calcext:value-type="float">
            <text:p>0.141533</text:p>
          </table:table-cell>
          <table:table-cell office:value-type="float" office:value="0.168557" calcext:value-type="float">
            <text:p>0.168557</text:p>
          </table:table-cell>
          <table:table-cell table:formula="of:=([.A1860]*[.A1860])" office:value-type="float" office:value="0.020031590089" calcext:value-type="float">
            <text:p>0.020031590089</text:p>
          </table:table-cell>
          <table:table-cell table:formula="of:=([.A1860]-[.B1860])*([.A1860]-[.B1860])" office:value-type="float" office:value="0.000730296576000001" calcext:value-type="float">
            <text:p>0.000730296576000001</text:p>
          </table:table-cell>
          <table:table-cell table:number-columns-repeated="2"/>
        </table:table-row>
        <table:table-row table:style-name="ro1">
          <table:table-cell office:value-type="float" office:value="0.175374" calcext:value-type="float">
            <text:p>0.175374</text:p>
          </table:table-cell>
          <table:table-cell office:value-type="float" office:value="0.264282" calcext:value-type="float">
            <text:p>0.264282</text:p>
          </table:table-cell>
          <table:table-cell table:formula="of:=([.A1861]*[.A1861])" office:value-type="float" office:value="0.030756039876" calcext:value-type="float">
            <text:p>0.030756039876</text:p>
          </table:table-cell>
          <table:table-cell table:formula="of:=([.A1861]-[.B1861])*([.A1861]-[.B1861])" office:value-type="float" office:value="0.007904632464" calcext:value-type="float">
            <text:p>0.007904632464</text:p>
          </table:table-cell>
          <table:table-cell table:number-columns-repeated="2"/>
        </table:table-row>
        <table:table-row table:style-name="ro1">
          <table:table-cell office:value-type="float" office:value="0.175374" calcext:value-type="float">
            <text:p>0.175374</text:p>
          </table:table-cell>
          <table:table-cell office:value-type="float" office:value="0.219498" calcext:value-type="float">
            <text:p>0.219498</text:p>
          </table:table-cell>
          <table:table-cell table:formula="of:=([.A1862]*[.A1862])" office:value-type="float" office:value="0.030756039876" calcext:value-type="float">
            <text:p>0.030756039876</text:p>
          </table:table-cell>
          <table:table-cell table:formula="of:=([.A1862]-[.B1862])*([.A1862]-[.B1862])" office:value-type="float" office:value="0.001946927376" calcext:value-type="float">
            <text:p>0.001946927376</text:p>
          </table:table-cell>
          <table:table-cell table:number-columns-repeated="2"/>
        </table:table-row>
        <table:table-row table:style-name="ro1">
          <table:table-cell office:value-type="float" office:value="0.199123" calcext:value-type="float">
            <text:p>0.199123</text:p>
          </table:table-cell>
          <table:table-cell office:value-type="float" office:value="0.224022" calcext:value-type="float">
            <text:p>0.224022</text:p>
          </table:table-cell>
          <table:table-cell table:formula="of:=([.A1863]*[.A1863])" office:value-type="float" office:value="0.039649969129" calcext:value-type="float">
            <text:p>0.039649969129</text:p>
          </table:table-cell>
          <table:table-cell table:formula="of:=([.A1863]-[.B1863])*([.A1863]-[.B1863])" office:value-type="float" office:value="0.000619960201" calcext:value-type="float">
            <text:p>0.000619960201</text:p>
          </table:table-cell>
          <table:table-cell table:number-columns-repeated="2"/>
        </table:table-row>
        <table:table-row table:style-name="ro1">
          <table:table-cell office:value-type="float" office:value="0.199123" calcext:value-type="float">
            <text:p>0.199123</text:p>
          </table:table-cell>
          <table:table-cell office:value-type="float" office:value="0.317555" calcext:value-type="float">
            <text:p>0.317555</text:p>
          </table:table-cell>
          <table:table-cell table:formula="of:=([.A1864]*[.A1864])" office:value-type="float" office:value="0.039649969129" calcext:value-type="float">
            <text:p>0.039649969129</text:p>
          </table:table-cell>
          <table:table-cell table:formula="of:=([.A1864]-[.B1864])*([.A1864]-[.B1864])" office:value-type="float" office:value="0.014026138624" calcext:value-type="float">
            <text:p>0.014026138624</text:p>
          </table:table-cell>
          <table:table-cell table:number-columns-repeated="2"/>
        </table:table-row>
        <table:table-row table:style-name="ro1">
          <table:table-cell office:value-type="float" office:value="0.199123" calcext:value-type="float">
            <text:p>0.199123</text:p>
          </table:table-cell>
          <table:table-cell office:value-type="float" office:value="0.331559" calcext:value-type="float">
            <text:p>0.331559</text:p>
          </table:table-cell>
          <table:table-cell table:formula="of:=([.A1865]*[.A1865])" office:value-type="float" office:value="0.039649969129" calcext:value-type="float">
            <text:p>0.039649969129</text:p>
          </table:table-cell>
          <table:table-cell table:formula="of:=([.A1865]-[.B1865])*([.A1865]-[.B1865])" office:value-type="float" office:value="0.017539294096" calcext:value-type="float">
            <text:p>0.017539294096</text:p>
          </table:table-cell>
          <table:table-cell table:number-columns-repeated="2"/>
        </table:table-row>
        <table:table-row table:style-name="ro1">
          <table:table-cell office:value-type="float" office:value="0.254534" calcext:value-type="float">
            <text:p>0.254534</text:p>
          </table:table-cell>
          <table:table-cell office:value-type="float" office:value="0.346811" calcext:value-type="float">
            <text:p>0.346811</text:p>
          </table:table-cell>
          <table:table-cell table:formula="of:=([.A1866]*[.A1866])" office:value-type="float" office:value="0.064787557156" calcext:value-type="float">
            <text:p>0.064787557156</text:p>
          </table:table-cell>
          <table:table-cell table:formula="of:=([.A1866]-[.B1866])*([.A1866]-[.B1866])" office:value-type="float" office:value="0.008515044729" calcext:value-type="float">
            <text:p>0.008515044729</text:p>
          </table:table-cell>
          <table:table-cell table:number-columns-repeated="2"/>
        </table:table-row>
        <table:table-row table:style-name="ro1">
          <table:table-cell office:value-type="float" office:value="0.508014" calcext:value-type="float">
            <text:p>0.508014</text:p>
          </table:table-cell>
          <table:table-cell office:value-type="float" office:value="0.68465" calcext:value-type="float">
            <text:p>0.68465</text:p>
          </table:table-cell>
          <table:table-cell table:formula="of:=([.A1867]*[.A1867])" office:value-type="float" office:value="0.258078224196" calcext:value-type="float">
            <text:p>0.258078224196</text:p>
          </table:table-cell>
          <table:table-cell table:formula="of:=([.A1867]-[.B1867])*([.A1867]-[.B1867])" office:value-type="float" office:value="0.031200276496" calcext:value-type="float">
            <text:p>0.031200276496</text:p>
          </table:table-cell>
          <table:table-cell table:number-columns-repeated="2"/>
        </table:table-row>
        <table:table-row table:style-name="ro1">
          <table:table-cell office:value-type="float" office:value="0.663423" calcext:value-type="float">
            <text:p>0.663423</text:p>
          </table:table-cell>
          <table:table-cell office:value-type="float" office:value="0.442777" calcext:value-type="float">
            <text:p>0.442777</text:p>
          </table:table-cell>
          <table:table-cell table:formula="of:=([.A1868]*[.A1868])" office:value-type="float" office:value="0.440130076929" calcext:value-type="float">
            <text:p>0.440130076929</text:p>
          </table:table-cell>
          <table:table-cell table:formula="of:=([.A1868]-[.B1868])*([.A1868]-[.B1868])" office:value-type="float" office:value="0.048684657316" calcext:value-type="float">
            <text:p>0.048684657316</text:p>
          </table:table-cell>
          <table:table-cell table:number-columns-repeated="2"/>
        </table:table-row>
        <table:table-row table:style-name="ro1">
          <table:table-cell office:value-type="float" office:value="0.663423" calcext:value-type="float">
            <text:p>0.663423</text:p>
          </table:table-cell>
          <table:table-cell office:value-type="float" office:value="0.488229" calcext:value-type="float">
            <text:p>0.488229</text:p>
          </table:table-cell>
          <table:table-cell table:formula="of:=([.A1869]*[.A1869])" office:value-type="float" office:value="0.440130076929" calcext:value-type="float">
            <text:p>0.440130076929</text:p>
          </table:table-cell>
          <table:table-cell table:formula="of:=([.A1869]-[.B1869])*([.A1869]-[.B1869])" office:value-type="float" office:value="0.030692937636" calcext:value-type="float">
            <text:p>0.030692937636</text:p>
          </table:table-cell>
          <table:table-cell table:number-columns-repeated="2"/>
        </table:table-row>
        <table:table-row table:style-name="ro1">
          <table:table-cell office:value-type="float" office:value="0.814369" calcext:value-type="float">
            <text:p>0.814369</text:p>
          </table:table-cell>
          <table:table-cell office:value-type="float" office:value="0.676065" calcext:value-type="float">
            <text:p>0.676065</text:p>
          </table:table-cell>
          <table:table-cell table:formula="of:=([.A1870]*[.A1870])" office:value-type="float" office:value="0.663196868161" calcext:value-type="float">
            <text:p>0.663196868161</text:p>
          </table:table-cell>
          <table:table-cell table:formula="of:=([.A1870]-[.B1870])*([.A1870]-[.B1870])" office:value-type="float" office:value="0.019127996416" calcext:value-type="float">
            <text:p>0.019127996416</text:p>
          </table:table-cell>
          <table:table-cell table:number-columns-repeated="2"/>
        </table:table-row>
        <table:table-row table:style-name="ro1">
          <table:table-cell office:value-type="float" office:value="0.930842" calcext:value-type="float">
            <text:p>0.930842</text:p>
          </table:table-cell>
          <table:table-cell office:value-type="float" office:value="0.85645" calcext:value-type="float">
            <text:p>0.85645</text:p>
          </table:table-cell>
          <table:table-cell table:formula="of:=([.A1871]*[.A1871])" office:value-type="float" office:value="0.866466828964" calcext:value-type="float">
            <text:p>0.866466828964</text:p>
          </table:table-cell>
          <table:table-cell table:formula="of:=([.A1871]-[.B1871])*([.A1871]-[.B1871])" office:value-type="float" office:value="0.00553416966399999" calcext:value-type="float">
            <text:p>0.00553416966399999</text:p>
          </table:table-cell>
          <table:table-cell table:number-columns-repeated="2"/>
        </table:table-row>
        <table:table-row table:style-name="ro1">
          <table:table-cell office:value-type="float" office:value="0.995754" calcext:value-type="float">
            <text:p>0.995754</text:p>
          </table:table-cell>
          <table:table-cell office:value-type="float" office:value="0.96586" calcext:value-type="float">
            <text:p>0.96586</text:p>
          </table:table-cell>
          <table:table-cell table:formula="of:=([.A1872]*[.A1872])" office:value-type="float" office:value="0.991526028516" calcext:value-type="float">
            <text:p>0.991526028516</text:p>
          </table:table-cell>
          <table:table-cell table:formula="of:=([.A1872]-[.B1872])*([.A1872]-[.B1872])" office:value-type="float" office:value="0.000893651235999999" calcext:value-type="float">
            <text:p>0.000893651235999999</text:p>
          </table:table-cell>
          <table:table-cell table:number-columns-repeated="2"/>
        </table:table-row>
        <table:table-row table:style-name="ro1">
          <table:table-cell office:value-type="float" office:value="0.995754" calcext:value-type="float">
            <text:p>0.995754</text:p>
          </table:table-cell>
          <table:table-cell office:value-type="float" office:value="0.994193" calcext:value-type="float">
            <text:p>0.994193</text:p>
          </table:table-cell>
          <table:table-cell table:formula="of:=([.A1873]*[.A1873])" office:value-type="float" office:value="0.991526028516" calcext:value-type="float">
            <text:p>0.991526028516</text:p>
          </table:table-cell>
          <table:table-cell table:formula="of:=([.A1873]-[.B1873])*([.A1873]-[.B1873])" office:value-type="float" office:value="0.00000243672100000011" calcext:value-type="float">
            <text:p>2.43672100000011E-06</text:p>
          </table:table-cell>
          <table:table-cell table:number-columns-repeated="2"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0000303222" calcext:value-type="float">
            <text:p>0.00000303222</text:p>
          </table:table-cell>
          <table:table-cell table:formula="of:=([.A1874]*[.A1874])" office:value-type="float" office:value="0.00000000040108873984" calcext:value-type="float">
            <text:p>4.0108873984E-10</text:p>
          </table:table-cell>
          <table:table-cell table:formula="of:=([.A1874]-[.B1874])*([.A1874]-[.B1874])" office:value-type="float" office:value="0.0000000002888293452" calcext:value-type="float">
            <text:p>2.888293452004E-10</text:p>
          </table:table-cell>
          <table:table-cell table:number-columns-repeated="2"/>
        </table:table-row>
        <table:table-row table:style-name="ro1">
          <table:table-cell office:value-type="float" office:value="0.0000200272" calcext:value-type="float">
            <text:p>0.0000200272</text:p>
          </table:table-cell>
          <table:table-cell office:value-type="float" office:value="0.00180795" calcext:value-type="float">
            <text:p>0.00180795</text:p>
          </table:table-cell>
          <table:table-cell table:formula="of:=([.A1875]*[.A1875])" office:value-type="float" office:value="0.00000000040108873984" calcext:value-type="float">
            <text:p>4.0108873984E-10</text:p>
          </table:table-cell>
          <table:table-cell table:formula="of:=([.A1875]-[.B1875])*([.A1875]-[.B1875])" office:value-type="float" office:value="0.00000319666793875984" calcext:value-type="float">
            <text:p>3.19666793875984E-06</text:p>
          </table:table-cell>
          <table:table-cell table:number-columns-repeated="2"/>
        </table:table-row>
        <table:table-row table:style-name="ro1">
          <table:table-cell office:value-type="float" office:value="0.0000251532" calcext:value-type="float">
            <text:p>0.0000251532</text:p>
          </table:table-cell>
          <table:table-cell office:value-type="float" office:value="0.0000966727" calcext:value-type="float">
            <text:p>0.0000966727</text:p>
          </table:table-cell>
          <table:table-cell table:formula="of:=([.A1876]*[.A1876])" office:value-type="float" office:value="0.00000000063268347024" calcext:value-type="float">
            <text:p>6.3268347024E-10</text:p>
          </table:table-cell>
          <table:table-cell table:formula="of:=([.A1876]-[.B1876])*([.A1876]-[.B1876])" office:value-type="float" office:value="0.00000000511503888025" calcext:value-type="float">
            <text:p>5.11503888025E-09</text:p>
          </table:table-cell>
          <table:table-cell table:number-columns-repeated="2"/>
        </table:table-row>
        <table:table-row table:style-name="ro1">
          <table:table-cell office:value-type="float" office:value="0.0000154376" calcext:value-type="float">
            <text:p>0.0000154376</text:p>
          </table:table-cell>
          <table:table-cell office:value-type="float" office:value="0.000035925" calcext:value-type="float">
            <text:p>0.000035925</text:p>
          </table:table-cell>
          <table:table-cell table:formula="of:=([.A1877]*[.A1877])" office:value-type="float" office:value="0.00000000023831949376" calcext:value-type="float">
            <text:p>2.3831949376E-10</text:p>
          </table:table-cell>
          <table:table-cell table:formula="of:=([.A1877]-[.B1877])*([.A1877]-[.B1877])" office:value-type="float" office:value="0.00000000041973355876" calcext:value-type="float">
            <text:p>4.1973355876E-10</text:p>
          </table:table-cell>
          <table:table-cell table:number-columns-repeated="2"/>
        </table:table-row>
        <table:table-row table:style-name="ro1">
          <table:table-cell office:value-type="float" office:value="0.0000154376" calcext:value-type="float">
            <text:p>0.0000154376</text:p>
          </table:table-cell>
          <table:table-cell office:value-type="float" office:value="0.0000669722" calcext:value-type="float">
            <text:p>0.0000669722</text:p>
          </table:table-cell>
          <table:table-cell table:formula="of:=([.A1878]*[.A1878])" office:value-type="float" office:value="0.00000000023831949376" calcext:value-type="float">
            <text:p>2.3831949376E-10</text:p>
          </table:table-cell>
          <table:table-cell table:formula="of:=([.A1878]-[.B1878])*([.A1878]-[.B1878])" office:value-type="float" office:value="0.00000000265581499716" calcext:value-type="float">
            <text:p>2.65581499716E-09</text:p>
          </table:table-cell>
          <table:table-cell table:number-columns-repeated="2"/>
        </table:table-row>
        <table:table-row table:style-name="ro1">
          <table:table-cell office:value-type="float" office:value="0.0000154376" calcext:value-type="float">
            <text:p>0.0000154376</text:p>
          </table:table-cell>
          <table:table-cell office:value-type="float" office:value="0.000192901" calcext:value-type="float">
            <text:p>0.000192901</text:p>
          </table:table-cell>
          <table:table-cell table:formula="of:=([.A1879]*[.A1879])" office:value-type="float" office:value="0.00000000023831949376" calcext:value-type="float">
            <text:p>2.3831949376E-10</text:p>
          </table:table-cell>
          <table:table-cell table:formula="of:=([.A1879]-[.B1879])*([.A1879]-[.B1879])" office:value-type="float" office:value="0.00000003149325833956" calcext:value-type="float">
            <text:p>3.149325833956E-08</text:p>
          </table:table-cell>
          <table:table-cell table:number-columns-repeated="2"/>
        </table:table-row>
        <table:table-row table:style-name="ro1">
          <table:table-cell office:value-type="float" office:value="0.000428557" calcext:value-type="float">
            <text:p>0.000428557</text:p>
          </table:table-cell>
          <table:table-cell office:value-type="float" office:value="0.000306178" calcext:value-type="float">
            <text:p>0.000306178</text:p>
          </table:table-cell>
          <table:table-cell table:formula="of:=([.A1880]*[.A1880])" office:value-type="float" office:value="0.000000183661102249" calcext:value-type="float">
            <text:p>1.83661102249E-07</text:p>
          </table:table-cell>
          <table:table-cell table:formula="of:=([.A1880]-[.B1880])*([.A1880]-[.B1880])" office:value-type="float" office:value="0.000000014976619641" calcext:value-type="float">
            <text:p>1.4976619641E-08</text:p>
          </table:table-cell>
          <table:table-cell table:number-columns-repeated="2"/>
        </table:table-row>
        <table:table-row table:style-name="ro1">
          <table:table-cell office:value-type="float" office:value="0.0000486374" calcext:value-type="float">
            <text:p>0.0000486374</text:p>
          </table:table-cell>
          <table:table-cell office:value-type="float" office:value="0.0000025773" calcext:value-type="float">
            <text:p>0.0000025773</text:p>
          </table:table-cell>
          <table:table-cell table:formula="of:=([.A1881]*[.A1881])" office:value-type="float" office:value="0.00000000236559667876" calcext:value-type="float">
            <text:p>2.36559667876E-09</text:p>
          </table:table-cell>
          <table:table-cell table:formula="of:=([.A1881]-[.B1881])*([.A1881]-[.B1881])" office:value-type="float" office:value="0.00000000212153281201" calcext:value-type="float">
            <text:p>2.12153281201E-09</text:p>
          </table:table-cell>
          <table:table-cell table:number-columns-repeated="2"/>
        </table:table-row>
        <table:table-row table:style-name="ro1">
          <table:table-cell office:value-type="float" office:value="0.00327176" calcext:value-type="float">
            <text:p>0.00327176</text:p>
          </table:table-cell>
          <table:table-cell office:value-type="float" office:value="0.0119649" calcext:value-type="float">
            <text:p>0.0119649</text:p>
          </table:table-cell>
          <table:table-cell table:formula="of:=([.A1882]*[.A1882])" office:value-type="float" office:value="0.0000107044134976" calcext:value-type="float">
            <text:p>0.0000107044134976</text:p>
          </table:table-cell>
          <table:table-cell table:formula="of:=([.A1882]-[.B1882])*([.A1882]-[.B1882])" office:value-type="float" office:value="0.0000755706830596" calcext:value-type="float">
            <text:p>0.0000755706830596</text:p>
          </table:table-cell>
          <table:table-cell table:number-columns-repeated="2"/>
        </table:table-row>
        <table:table-row table:style-name="ro1">
          <table:table-cell office:value-type="float" office:value="0.00327176" calcext:value-type="float">
            <text:p>0.00327176</text:p>
          </table:table-cell>
          <table:table-cell office:value-type="float" office:value="0.0135945" calcext:value-type="float">
            <text:p>0.0135945</text:p>
          </table:table-cell>
          <table:table-cell table:formula="of:=([.A1883]*[.A1883])" office:value-type="float" office:value="0.0000107044134976" calcext:value-type="float">
            <text:p>0.0000107044134976</text:p>
          </table:table-cell>
          <table:table-cell table:formula="of:=([.A1883]-[.B1883])*([.A1883]-[.B1883])" office:value-type="float" office:value="0.0001065589611076" calcext:value-type="float">
            <text:p>0.0001065589611076</text:p>
          </table:table-cell>
          <table:table-cell table:number-columns-repeated="2"/>
        </table:table-row>
        <table:table-row table:style-name="ro1">
          <table:table-cell office:value-type="float" office:value="0.00311416" calcext:value-type="float">
            <text:p>0.00311416</text:p>
          </table:table-cell>
          <table:table-cell office:value-type="float" office:value="0.0918952" calcext:value-type="float">
            <text:p>0.0918952</text:p>
          </table:table-cell>
          <table:table-cell table:formula="of:=([.A1884]*[.A1884])" office:value-type="float" office:value="0.0000096979925056" calcext:value-type="float">
            <text:p>0.0000096979925056</text:p>
          </table:table-cell>
          <table:table-cell table:formula="of:=([.A1884]-[.B1884])*([.A1884]-[.B1884])" office:value-type="float" office:value="0.0078820730634816" calcext:value-type="float">
            <text:p>0.0078820730634816</text:p>
          </table:table-cell>
          <table:table-cell table:number-columns-repeated="2"/>
        </table:table-row>
        <table:table-row table:style-name="ro1">
          <table:table-cell office:value-type="float" office:value="0.00311416" calcext:value-type="float">
            <text:p>0.00311416</text:p>
          </table:table-cell>
          <table:table-cell office:value-type="float" office:value="0.0253865" calcext:value-type="float">
            <text:p>0.0253865</text:p>
          </table:table-cell>
          <table:table-cell table:formula="of:=([.A1885]*[.A1885])" office:value-type="float" office:value="0.0000096979925056" calcext:value-type="float">
            <text:p>0.0000096979925056</text:p>
          </table:table-cell>
          <table:table-cell table:formula="of:=([.A1885]-[.B1885])*([.A1885]-[.B1885])" office:value-type="float" office:value="0.0004960571290756" calcext:value-type="float">
            <text:p>0.0004960571290756</text:p>
          </table:table-cell>
          <table:table-cell table:number-columns-repeated="2"/>
        </table:table-row>
        <table:table-row table:style-name="ro1">
          <table:table-cell office:value-type="float" office:value="0.0131651" calcext:value-type="float">
            <text:p>0.0131651</text:p>
          </table:table-cell>
          <table:table-cell office:value-type="float" office:value="0.0412234" calcext:value-type="float">
            <text:p>0.0412234</text:p>
          </table:table-cell>
          <table:table-cell table:formula="of:=([.A1886]*[.A1886])" office:value-type="float" office:value="0.00017331985801" calcext:value-type="float">
            <text:p>0.00017331985801</text:p>
          </table:table-cell>
          <table:table-cell table:formula="of:=([.A1886]-[.B1886])*([.A1886]-[.B1886])" office:value-type="float" office:value="0.00078726819889" calcext:value-type="float">
            <text:p>0.00078726819889</text:p>
          </table:table-cell>
          <table:table-cell table:number-columns-repeated="2"/>
        </table:table-row>
        <table:table-row table:style-name="ro1">
          <table:table-cell office:value-type="float" office:value="0.0224491" calcext:value-type="float">
            <text:p>0.0224491</text:p>
          </table:table-cell>
          <table:table-cell office:value-type="float" office:value="0.0701768" calcext:value-type="float">
            <text:p>0.0701768</text:p>
          </table:table-cell>
          <table:table-cell table:formula="of:=([.A1887]*[.A1887])" office:value-type="float" office:value="0.00050396209081" calcext:value-type="float">
            <text:p>0.00050396209081</text:p>
          </table:table-cell>
          <table:table-cell table:formula="of:=([.A1887]-[.B1887])*([.A1887]-[.B1887])" office:value-type="float" office:value="0.00227793334729" calcext:value-type="float">
            <text:p>0.00227793334729</text:p>
          </table:table-cell>
          <table:table-cell table:number-columns-repeated="2"/>
        </table:table-row>
        <table:table-row table:style-name="ro1">
          <table:table-cell office:value-type="float" office:value="0.0297846" calcext:value-type="float">
            <text:p>0.0297846</text:p>
          </table:table-cell>
          <table:table-cell office:value-type="float" office:value="0.102266" calcext:value-type="float">
            <text:p>0.102266</text:p>
          </table:table-cell>
          <table:table-cell table:formula="of:=([.A1888]*[.A1888])" office:value-type="float" office:value="0.00088712239716" calcext:value-type="float">
            <text:p>0.00088712239716</text:p>
          </table:table-cell>
          <table:table-cell table:formula="of:=([.A1888]-[.B1888])*([.A1888]-[.B1888])" office:value-type="float" office:value="0.00525355334596" calcext:value-type="float">
            <text:p>0.00525355334596</text:p>
          </table:table-cell>
          <table:table-cell table:number-columns-repeated="2"/>
        </table:table-row>
        <table:table-row table:style-name="ro1">
          <table:table-cell office:value-type="float" office:value="0.0346618" calcext:value-type="float">
            <text:p>0.0346618</text:p>
          </table:table-cell>
          <table:table-cell office:value-type="float" office:value="0.102318" calcext:value-type="float">
            <text:p>0.102318</text:p>
          </table:table-cell>
          <table:table-cell table:formula="of:=([.A1889]*[.A1889])" office:value-type="float" office:value="0.00120144037924" calcext:value-type="float">
            <text:p>0.00120144037924</text:p>
          </table:table-cell>
          <table:table-cell table:formula="of:=([.A1889]-[.B1889])*([.A1889]-[.B1889])" office:value-type="float" office:value="0.00457736139844" calcext:value-type="float">
            <text:p>0.00457736139844</text:p>
          </table:table-cell>
          <table:table-cell table:number-columns-repeated="2"/>
        </table:table-row>
        <table:table-row table:style-name="ro1">
          <table:table-cell office:value-type="float" office:value="0.019613" calcext:value-type="float">
            <text:p>0.019613</text:p>
          </table:table-cell>
          <table:table-cell office:value-type="float" office:value="0.00653085" calcext:value-type="float">
            <text:p>0.00653085</text:p>
          </table:table-cell>
          <table:table-cell table:formula="of:=([.A1890]*[.A1890])" office:value-type="float" office:value="0.000384669769" calcext:value-type="float">
            <text:p>0.000384669769</text:p>
          </table:table-cell>
          <table:table-cell table:formula="of:=([.A1890]-[.B1890])*([.A1890]-[.B1890])" office:value-type="float" office:value="0.0001711426486225" calcext:value-type="float">
            <text:p>0.0001711426486225</text:p>
          </table:table-cell>
          <table:table-cell table:number-columns-repeated="2"/>
        </table:table-row>
        <table:table-row table:style-name="ro1">
          <table:table-cell office:value-type="float" office:value="0.0163643" calcext:value-type="float">
            <text:p>0.0163643</text:p>
          </table:table-cell>
          <table:table-cell office:value-type="float" office:value="0.0513787" calcext:value-type="float">
            <text:p>0.0513787</text:p>
          </table:table-cell>
          <table:table-cell table:formula="of:=([.A1891]*[.A1891])" office:value-type="float" office:value="0.00026779031449" calcext:value-type="float">
            <text:p>0.00026779031449</text:p>
          </table:table-cell>
          <table:table-cell table:formula="of:=([.A1891]-[.B1891])*([.A1891]-[.B1891])" office:value-type="float" office:value="0.00122600820736" calcext:value-type="float">
            <text:p>0.00122600820736</text:p>
          </table:table-cell>
          <table:table-cell table:number-columns-repeated="2"/>
        </table:table-row>
        <table:table-row table:style-name="ro1">
          <table:table-cell office:value-type="float" office:value="0.0196294" calcext:value-type="float">
            <text:p>0.0196294</text:p>
          </table:table-cell>
          <table:table-cell office:value-type="float" office:value="0.00824495" calcext:value-type="float">
            <text:p>0.00824495</text:p>
          </table:table-cell>
          <table:table-cell table:formula="of:=([.A1892]*[.A1892])" office:value-type="float" office:value="0.00038531334436" calcext:value-type="float">
            <text:p>0.00038531334436</text:p>
          </table:table-cell>
          <table:table-cell table:formula="of:=([.A1892]-[.B1892])*([.A1892]-[.B1892])" office:value-type="float" office:value="0.0001296057018025" calcext:value-type="float">
            <text:p>0.0001296057018025</text:p>
          </table:table-cell>
          <table:table-cell table:number-columns-repeated="2"/>
        </table:table-row>
        <table:table-row table:style-name="ro1">
          <table:table-cell office:value-type="float" office:value="0.0389274" calcext:value-type="float">
            <text:p>0.0389274</text:p>
          </table:table-cell>
          <table:table-cell office:value-type="float" office:value="0.0620184" calcext:value-type="float">
            <text:p>0.0620184</text:p>
          </table:table-cell>
          <table:table-cell table:formula="of:=([.A1893]*[.A1893])" office:value-type="float" office:value="0.00151534247076" calcext:value-type="float">
            <text:p>0.00151534247076</text:p>
          </table:table-cell>
          <table:table-cell table:formula="of:=([.A1893]-[.B1893])*([.A1893]-[.B1893])" office:value-type="float" office:value="0.000533194281" calcext:value-type="float">
            <text:p>0.000533194281</text:p>
          </table:table-cell>
          <table:table-cell table:number-columns-repeated="2"/>
        </table:table-row>
        <table:table-row table:style-name="ro1">
          <table:table-cell office:value-type="float" office:value="0.0584372" calcext:value-type="float">
            <text:p>0.0584372</text:p>
          </table:table-cell>
          <table:table-cell office:value-type="float" office:value="0.0158208" calcext:value-type="float">
            <text:p>0.0158208</text:p>
          </table:table-cell>
          <table:table-cell table:formula="of:=([.A1894]*[.A1894])" office:value-type="float" office:value="0.00341490634384" calcext:value-type="float">
            <text:p>0.00341490634384</text:p>
          </table:table-cell>
          <table:table-cell table:formula="of:=([.A1894]-[.B1894])*([.A1894]-[.B1894])" office:value-type="float" office:value="0.00181615754896" calcext:value-type="float">
            <text:p>0.00181615754896</text:p>
          </table:table-cell>
          <table:table-cell table:number-columns-repeated="2"/>
        </table:table-row>
        <table:table-row table:style-name="ro1">
          <table:table-cell office:value-type="float" office:value="0.0584373" calcext:value-type="float">
            <text:p>0.0584373</text:p>
          </table:table-cell>
          <table:table-cell office:value-type="float" office:value="0.016425" calcext:value-type="float">
            <text:p>0.016425</text:p>
          </table:table-cell>
          <table:table-cell table:formula="of:=([.A1895]*[.A1895])" office:value-type="float" office:value="0.00341491803129" calcext:value-type="float">
            <text:p>0.00341491803129</text:p>
          </table:table-cell>
          <table:table-cell table:formula="of:=([.A1895]-[.B1895])*([.A1895]-[.B1895])" office:value-type="float" office:value="0.00176503335129" calcext:value-type="float">
            <text:p>0.00176503335129</text:p>
          </table:table-cell>
          <table:table-cell table:number-columns-repeated="2"/>
        </table:table-row>
        <table:table-row table:style-name="ro1">
          <table:table-cell office:value-type="float" office:value="0.0584372" calcext:value-type="float">
            <text:p>0.0584372</text:p>
          </table:table-cell>
          <table:table-cell office:value-type="float" office:value="0.0810118" calcext:value-type="float">
            <text:p>0.0810118</text:p>
          </table:table-cell>
          <table:table-cell table:formula="of:=([.A1896]*[.A1896])" office:value-type="float" office:value="0.00341490634384" calcext:value-type="float">
            <text:p>0.00341490634384</text:p>
          </table:table-cell>
          <table:table-cell table:formula="of:=([.A1896]-[.B1896])*([.A1896]-[.B1896])" office:value-type="float" office:value="0.00050961256516" calcext:value-type="float">
            <text:p>0.00050961256516</text:p>
          </table:table-cell>
          <table:table-cell table:number-columns-repeated="2"/>
        </table:table-row>
        <table:table-row table:style-name="ro1">
          <table:table-cell office:value-type="float" office:value="0.0573258" calcext:value-type="float">
            <text:p>0.0573258</text:p>
          </table:table-cell>
          <table:table-cell office:value-type="float" office:value="0.0559379" calcext:value-type="float">
            <text:p>0.0559379</text:p>
          </table:table-cell>
          <table:table-cell table:formula="of:=([.A1897]*[.A1897])" office:value-type="float" office:value="0.00328624734564" calcext:value-type="float">
            <text:p>0.00328624734564</text:p>
          </table:table-cell>
          <table:table-cell table:formula="of:=([.A1897]-[.B1897])*([.A1897]-[.B1897])" office:value-type="float" office:value="0.00000192626641000001" calcext:value-type="float">
            <text:p>1.92626641000001E-06</text:p>
          </table:table-cell>
          <table:table-cell table:number-columns-repeated="2"/>
        </table:table-row>
        <table:table-row table:style-name="ro1">
          <table:table-cell office:value-type="float" office:value="0.124579" calcext:value-type="float">
            <text:p>0.124579</text:p>
          </table:table-cell>
          <table:table-cell office:value-type="float" office:value="0.0508707" calcext:value-type="float">
            <text:p>0.0508707</text:p>
          </table:table-cell>
          <table:table-cell table:formula="of:=([.A1898]*[.A1898])" office:value-type="float" office:value="0.015519927241" calcext:value-type="float">
            <text:p>0.015519927241</text:p>
          </table:table-cell>
          <table:table-cell table:formula="of:=([.A1898]-[.B1898])*([.A1898]-[.B1898])" office:value-type="float" office:value="0.00543291348889" calcext:value-type="float">
            <text:p>0.00543291348889</text:p>
          </table:table-cell>
          <table:table-cell table:number-columns-repeated="2"/>
        </table:table-row>
        <table:table-row table:style-name="ro1">
          <table:table-cell office:value-type="float" office:value="0.232381" calcext:value-type="float">
            <text:p>0.232381</text:p>
          </table:table-cell>
          <table:table-cell office:value-type="float" office:value="0.139032" calcext:value-type="float">
            <text:p>0.139032</text:p>
          </table:table-cell>
          <table:table-cell table:formula="of:=([.A1899]*[.A1899])" office:value-type="float" office:value="0.054000929161" calcext:value-type="float">
            <text:p>0.054000929161</text:p>
          </table:table-cell>
          <table:table-cell table:formula="of:=([.A1899]-[.B1899])*([.A1899]-[.B1899])" office:value-type="float" office:value="0.008714035801" calcext:value-type="float">
            <text:p>0.008714035801</text:p>
          </table:table-cell>
          <table:table-cell table:number-columns-repeated="2"/>
        </table:table-row>
        <table:table-row table:style-name="ro1">
          <table:table-cell office:value-type="float" office:value="0.232381" calcext:value-type="float">
            <text:p>0.232381</text:p>
          </table:table-cell>
          <table:table-cell office:value-type="float" office:value="0.160157" calcext:value-type="float">
            <text:p>0.160157</text:p>
          </table:table-cell>
          <table:table-cell table:formula="of:=([.A1900]*[.A1900])" office:value-type="float" office:value="0.054000929161" calcext:value-type="float">
            <text:p>0.054000929161</text:p>
          </table:table-cell>
          <table:table-cell table:formula="of:=([.A1900]-[.B1900])*([.A1900]-[.B1900])" office:value-type="float" office:value="0.005216306176" calcext:value-type="float">
            <text:p>0.005216306176</text:p>
          </table:table-cell>
          <table:table-cell table:number-columns-repeated="2"/>
        </table:table-row>
        <table:table-row table:style-name="ro1">
          <table:table-cell office:value-type="float" office:value="0.365882" calcext:value-type="float">
            <text:p>0.365882</text:p>
          </table:table-cell>
          <table:table-cell office:value-type="float" office:value="0.258295" calcext:value-type="float">
            <text:p>0.258295</text:p>
          </table:table-cell>
          <table:table-cell table:formula="of:=([.A1901]*[.A1901])" office:value-type="float" office:value="0.133869637924" calcext:value-type="float">
            <text:p>0.133869637924</text:p>
          </table:table-cell>
          <table:table-cell table:formula="of:=([.A1901]-[.B1901])*([.A1901]-[.B1901])" office:value-type="float" office:value="0.011574962569" calcext:value-type="float">
            <text:p>0.011574962569</text:p>
          </table:table-cell>
          <table:table-cell table:number-columns-repeated="2"/>
        </table:table-row>
        <table:table-row table:style-name="ro1">
          <table:table-cell office:value-type="float" office:value="0.446324" calcext:value-type="float">
            <text:p>0.446324</text:p>
          </table:table-cell>
          <table:table-cell office:value-type="float" office:value="0.202153" calcext:value-type="float">
            <text:p>0.202153</text:p>
          </table:table-cell>
          <table:table-cell table:formula="of:=([.A1902]*[.A1902])" office:value-type="float" office:value="0.199205112976" calcext:value-type="float">
            <text:p>0.199205112976</text:p>
          </table:table-cell>
          <table:table-cell table:formula="of:=([.A1902]-[.B1902])*([.A1902]-[.B1902])" office:value-type="float" office:value="0.059619477241" calcext:value-type="float">
            <text:p>0.059619477241</text:p>
          </table:table-cell>
          <table:table-cell table:number-columns-repeated="2"/>
        </table:table-row>
        <table:table-row table:style-name="ro1">
          <table:table-cell office:value-type="float" office:value="0.623237" calcext:value-type="float">
            <text:p>0.623237</text:p>
          </table:table-cell>
          <table:table-cell office:value-type="float" office:value="0.449556" calcext:value-type="float">
            <text:p>0.449556</text:p>
          </table:table-cell>
          <table:table-cell table:formula="of:=([.A1903]*[.A1903])" office:value-type="float" office:value="0.388424358169" calcext:value-type="float">
            <text:p>0.388424358169</text:p>
          </table:table-cell>
          <table:table-cell table:formula="of:=([.A1903]-[.B1903])*([.A1903]-[.B1903])" office:value-type="float" office:value="0.030165089761" calcext:value-type="float">
            <text:p>0.030165089761</text:p>
          </table:table-cell>
          <table:table-cell table:number-columns-repeated="2"/>
        </table:table-row>
        <table:table-row table:style-name="ro1">
          <table:table-cell office:value-type="float" office:value="0.731501" calcext:value-type="float">
            <text:p>0.731501</text:p>
          </table:table-cell>
          <table:table-cell office:value-type="float" office:value="0.671629" calcext:value-type="float">
            <text:p>0.671629</text:p>
          </table:table-cell>
          <table:table-cell table:formula="of:=([.A1904]*[.A1904])" office:value-type="float" office:value="0.535093713001" calcext:value-type="float">
            <text:p>0.535093713001</text:p>
          </table:table-cell>
          <table:table-cell table:formula="of:=([.A1904]-[.B1904])*([.A1904]-[.B1904])" office:value-type="float" office:value="0.00358465638399999" calcext:value-type="float">
            <text:p>0.00358465638399999</text:p>
          </table:table-cell>
          <table:table-cell table:number-columns-repeated="2"/>
        </table:table-row>
        <table:table-row table:style-name="ro1">
          <table:table-cell office:value-type="float" office:value="0.7315" calcext:value-type="float">
            <text:p>0.7315</text:p>
          </table:table-cell>
          <table:table-cell office:value-type="float" office:value="0.506142" calcext:value-type="float">
            <text:p>0.506142</text:p>
          </table:table-cell>
          <table:table-cell table:formula="of:=([.A1905]*[.A1905])" office:value-type="float" office:value="0.53509225" calcext:value-type="float">
            <text:p>0.53509225</text:p>
          </table:table-cell>
          <table:table-cell table:formula="of:=([.A1905]-[.B1905])*([.A1905]-[.B1905])" office:value-type="float" office:value="0.050786228164" calcext:value-type="float">
            <text:p>0.050786228164</text:p>
          </table:table-cell>
          <table:table-cell table:number-columns-repeated="2"/>
        </table:table-row>
        <table:table-row table:style-name="ro1">
          <table:table-cell office:value-type="float" office:value="0.731501" calcext:value-type="float">
            <text:p>0.731501</text:p>
          </table:table-cell>
          <table:table-cell office:value-type="float" office:value="0.53024" calcext:value-type="float">
            <text:p>0.53024</text:p>
          </table:table-cell>
          <table:table-cell table:formula="of:=([.A1906]*[.A1906])" office:value-type="float" office:value="0.535093713001" calcext:value-type="float">
            <text:p>0.535093713001</text:p>
          </table:table-cell>
          <table:table-cell table:formula="of:=([.A1906]-[.B1906])*([.A1906]-[.B1906])" office:value-type="float" office:value="0.040505990121" calcext:value-type="float">
            <text:p>0.040505990121</text:p>
          </table:table-cell>
          <table:table-cell table:number-columns-repeated="2"/>
        </table:table-row>
        <table:table-row table:style-name="ro1">
          <table:table-cell office:value-type="float" office:value="0.801959" calcext:value-type="float">
            <text:p>0.801959</text:p>
          </table:table-cell>
          <table:table-cell office:value-type="float" office:value="0.859008" calcext:value-type="float">
            <text:p>0.859008</text:p>
          </table:table-cell>
          <table:table-cell table:formula="of:=([.A1907]*[.A1907])" office:value-type="float" office:value="0.643138237681" calcext:value-type="float">
            <text:p>0.643138237681</text:p>
          </table:table-cell>
          <table:table-cell table:formula="of:=([.A1907]-[.B1907])*([.A1907]-[.B1907])" office:value-type="float" office:value="0.003254588401" calcext:value-type="float">
            <text:p>0.003254588401</text:p>
          </table:table-cell>
          <table:table-cell table:number-columns-repeated="2"/>
        </table:table-row>
        <table:table-row table:style-name="ro1">
          <table:table-cell office:value-type="float" office:value="0.855296" calcext:value-type="float">
            <text:p>0.855296</text:p>
          </table:table-cell>
          <table:table-cell office:value-type="float" office:value="0.702514" calcext:value-type="float">
            <text:p>0.702514</text:p>
          </table:table-cell>
          <table:table-cell table:formula="of:=([.A1908]*[.A1908])" office:value-type="float" office:value="0.731531247616" calcext:value-type="float">
            <text:p>0.731531247616</text:p>
          </table:table-cell>
          <table:table-cell table:formula="of:=([.A1908]-[.B1908])*([.A1908]-[.B1908])" office:value-type="float" office:value="0.023342339524" calcext:value-type="float">
            <text:p>0.023342339524</text:p>
          </table:table-cell>
          <table:table-cell table:number-columns-repeated="2"/>
        </table:table-row>
        <table:table-row table:style-name="ro1">
          <table:table-cell office:value-type="float" office:value="0.885293" calcext:value-type="float">
            <text:p>0.885293</text:p>
          </table:table-cell>
          <table:table-cell office:value-type="float" office:value="0.861368" calcext:value-type="float">
            <text:p>0.861368</text:p>
          </table:table-cell>
          <table:table-cell table:formula="of:=([.A1909]*[.A1909])" office:value-type="float" office:value="0.783743695849" calcext:value-type="float">
            <text:p>0.783743695849</text:p>
          </table:table-cell>
          <table:table-cell table:formula="of:=([.A1909]-[.B1909])*([.A1909]-[.B1909])" office:value-type="float" office:value="0.000572405624999999" calcext:value-type="float">
            <text:p>0.000572405624999999</text:p>
          </table:table-cell>
          <table:table-cell table:number-columns-repeated="2"/>
        </table:table-row>
        <table:table-row table:style-name="ro1">
          <table:table-cell office:value-type="float" office:value="0.980997" calcext:value-type="float">
            <text:p>0.980997</text:p>
          </table:table-cell>
          <table:table-cell office:value-type="float" office:value="0.954653" calcext:value-type="float">
            <text:p>0.954653</text:p>
          </table:table-cell>
          <table:table-cell table:formula="of:=([.A1910]*[.A1910])" office:value-type="float" office:value="0.962355114009" calcext:value-type="float">
            <text:p>0.962355114009</text:p>
          </table:table-cell>
          <table:table-cell table:formula="of:=([.A1910]-[.B1910])*([.A1910]-[.B1910])" office:value-type="float" office:value="0.000694006336000002" calcext:value-type="float">
            <text:p>0.000694006336000002</text:p>
          </table:table-cell>
          <table:table-cell table:number-columns-repeated="2"/>
        </table:table-row>
        <table:table-row table:style-name="ro1">
          <table:table-cell office:value-type="float" office:value="0.980997" calcext:value-type="float">
            <text:p>0.980997</text:p>
          </table:table-cell>
          <table:table-cell office:value-type="float" office:value="0.974092" calcext:value-type="float">
            <text:p>0.974092</text:p>
          </table:table-cell>
          <table:table-cell table:formula="of:=([.A1911]*[.A1911])" office:value-type="float" office:value="0.962355114009" calcext:value-type="float">
            <text:p>0.962355114009</text:p>
          </table:table-cell>
          <table:table-cell table:formula="of:=([.A1911]-[.B1911])*([.A1911]-[.B1911])" office:value-type="float" office:value="0.0000476790250000007" calcext:value-type="float">
            <text:p>4.76790250000007E-05</text:p>
          </table:table-cell>
          <table:table-cell table:number-columns-repeated="2"/>
        </table:table-row>
        <table:table-row table:style-name="ro1">
          <table:table-cell office:value-type="float" office:value="0.990425" calcext:value-type="float">
            <text:p>0.990425</text:p>
          </table:table-cell>
          <table:table-cell office:value-type="float" office:value="0.986655" calcext:value-type="float">
            <text:p>0.986655</text:p>
          </table:table-cell>
          <table:table-cell table:formula="of:=([.A1912]*[.A1912])" office:value-type="float" office:value="0.980941680625" calcext:value-type="float">
            <text:p>0.980941680625</text:p>
          </table:table-cell>
          <table:table-cell table:formula="of:=([.A1912]-[.B1912])*([.A1912]-[.B1912])" office:value-type="float" office:value="0.0000142129000000004" calcext:value-type="float">
            <text:p>1.42129000000004E-05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00303222" calcext:value-type="float">
            <text:p>0.00000303222</text:p>
          </table:table-cell>
          <table:table-cell table:formula="of:=([.A1913]*[.A1913])" office:value-type="float" office:value="0.00000000000051159115" calcext:value-type="float">
            <text:p>5.11591145536E-13</text:p>
          </table:table-cell>
          <table:table-cell table:formula="of:=([.A1913]-[.B1913])*([.A1913]-[.B1913])" office:value-type="float" office:value="0.00000000000536832218" calcext:value-type="float">
            <text:p>5.368322177296E-12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180795" calcext:value-type="float">
            <text:p>0.00180795</text:p>
          </table:table-cell>
          <table:table-cell table:formula="of:=([.A1914]*[.A1914])" office:value-type="float" office:value="0.00000000000051159115" calcext:value-type="float">
            <text:p>5.11591145536E-13</text:p>
          </table:table-cell>
          <table:table-cell table:formula="of:=([.A1914]-[.B1914])*([.A1914]-[.B1914])" office:value-type="float" office:value="0.00000326609741992075" calcext:value-type="float">
            <text:p>3.26609741992075E-06</text:p>
          </table:table-cell>
          <table:table-cell table:number-columns-repeated="2"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0185085" calcext:value-type="float">
            <text:p>0.00000185085</text:p>
          </table:table-cell>
          <table:table-cell table:formula="of:=([.A1915]*[.A1915])" office:value-type="float" office:value="0.000000000006568969" calcext:value-type="float">
            <text:p>6.568969E-12</text:p>
          </table:table-cell>
          <table:table-cell table:formula="of:=([.A1915]-[.B1915])*([.A1915]-[.B1915])" office:value-type="float" office:value="0.00000000000050715762" calcext:value-type="float">
            <text:p>5.071576225E-13</text:p>
          </table:table-cell>
          <table:table-cell table:number-columns-repeated="2"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000589819" calcext:value-type="float">
            <text:p>0.00000589819</text:p>
          </table:table-cell>
          <table:table-cell table:formula="of:=([.A1916]*[.A1916])" office:value-type="float" office:value="0.000000000006568969" calcext:value-type="float">
            <text:p>6.568969E-12</text:p>
          </table:table-cell>
          <table:table-cell table:formula="of:=([.A1916]-[.B1916])*([.A1916]-[.B1916])" office:value-type="float" office:value="0.00000000001112349234" calcext:value-type="float">
            <text:p>1.11234923361E-11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772411" calcext:value-type="float">
            <text:p>0.00000772411</text:p>
          </table:table-cell>
          <table:table-cell table:formula="of:=([.A1917]*[.A1917])" office:value-type="float" office:value="0.00000000000410694543" calcext:value-type="float">
            <text:p>4.1069454336E-12</text:p>
          </table:table-cell>
          <table:table-cell table:formula="of:=([.A1917]-[.B1917])*([.A1917]-[.B1917])" office:value-type="float" office:value="0.000000000032462076" calcext:value-type="float">
            <text:p>3.24620760025E-11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115901" calcext:value-type="float">
            <text:p>0.0000115901</text:p>
          </table:table-cell>
          <table:table-cell table:formula="of:=([.A1918]*[.A1918])" office:value-type="float" office:value="0.00000000000410694543" calcext:value-type="float">
            <text:p>4.1069454336E-12</text:p>
          </table:table-cell>
          <table:table-cell table:formula="of:=([.A1918]-[.B1918])*([.A1918]-[.B1918])" office:value-type="float" office:value="0.00000000009146129733" calcext:value-type="float">
            <text:p>9.14612973316E-11</text:p>
          </table:table-cell>
          <table:table-cell table:number-columns-repeated="2"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00202098" calcext:value-type="float">
            <text:p>0.000202098</text:p>
          </table:table-cell>
          <table:table-cell table:formula="of:=([.A1919]*[.A1919])" office:value-type="float" office:value="0.00000000039159264769" calcext:value-type="float">
            <text:p>3.9159264769E-10</text:p>
          </table:table-cell>
          <table:table-cell table:formula="of:=([.A1919]-[.B1919])*([.A1919]-[.B1919])" office:value-type="float" office:value="0.00000003323668086649" calcext:value-type="float">
            <text:p>3.323668086649E-08</text:p>
          </table:table-cell>
          <table:table-cell table:number-columns-repeated="2"/>
        </table:table-row>
        <table:table-row table:style-name="ro1">
          <table:table-cell office:value-type="float" office:value="0.00000762939" calcext:value-type="float">
            <text:p>0.00000762939</text:p>
          </table:table-cell>
          <table:table-cell office:value-type="float" office:value="0.00904877" calcext:value-type="float">
            <text:p>0.00904877</text:p>
          </table:table-cell>
          <table:table-cell table:formula="of:=([.A1920]*[.A1920])" office:value-type="float" office:value="0.00000000005820759177" calcext:value-type="float">
            <text:p>5.82075917721E-11</text:p>
          </table:table-cell>
          <table:table-cell table:formula="of:=([.A1920]-[.B1920])*([.A1920]-[.B1920])" office:value-type="float" office:value="0.0000817422235297912" calcext:value-type="float">
            <text:p>8.17422235297912E-05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0182916" calcext:value-type="float">
            <text:p>0.00182916</text:p>
          </table:table-cell>
          <table:table-cell table:formula="of:=([.A1921]*[.A1921])" office:value-type="float" office:value="0.00000000000751752208" calcext:value-type="float">
            <text:p>7.5175220761E-12</text:p>
          </table:table-cell>
          <table:table-cell table:formula="of:=([.A1921]-[.B1921])*([.A1921]-[.B1921])" office:value-type="float" office:value="0.00000333580340476288" calcext:value-type="float">
            <text:p>3.33580340476288E-06</text:p>
          </table:table-cell>
          <table:table-cell table:number-columns-repeated="2"/>
        </table:table-row>
        <table:table-row table:style-name="ro1">
          <table:table-cell office:value-type="float" office:value="0.0000374913" calcext:value-type="float">
            <text:p>0.0000374913</text:p>
          </table:table-cell>
          <table:table-cell office:value-type="float" office:value="0.0610542" calcext:value-type="float">
            <text:p>0.0610542</text:p>
          </table:table-cell>
          <table:table-cell table:formula="of:=([.A1922]*[.A1922])" office:value-type="float" office:value="0.00000000140559757569" calcext:value-type="float">
            <text:p>1.40559757569E-09</text:p>
          </table:table-cell>
          <table:table-cell table:formula="of:=([.A1922]-[.B1922])*([.A1922]-[.B1922])" office:value-type="float" office:value="0.00372303874058066" calcext:value-type="float">
            <text:p>0.00372303874058066</text:p>
          </table:table-cell>
          <table:table-cell table:number-columns-repeated="2"/>
        </table:table-row>
        <table:table-row table:style-name="ro1">
          <table:table-cell office:value-type="float" office:value="0.0000404716" calcext:value-type="float">
            <text:p>0.0000404716</text:p>
          </table:table-cell>
          <table:table-cell office:value-type="float" office:value="0.00370854" calcext:value-type="float">
            <text:p>0.00370854</text:p>
          </table:table-cell>
          <table:table-cell table:formula="of:=([.A1923]*[.A1923])" office:value-type="float" office:value="0.00000000163795040656" calcext:value-type="float">
            <text:p>1.63795040656E-09</text:p>
          </table:table-cell>
          <table:table-cell table:formula="of:=([.A1923]-[.B1923])*([.A1923]-[.B1923])" office:value-type="float" office:value="0.0000134547257870786" calcext:value-type="float">
            <text:p>1.34547257870786E-05</text:p>
          </table:table-cell>
          <table:table-cell table:number-columns-repeated="2"/>
        </table:table-row>
        <table:table-row table:style-name="ro1">
          <table:table-cell office:value-type="float" office:value="0.000266194" calcext:value-type="float">
            <text:p>0.000266194</text:p>
          </table:table-cell>
          <table:table-cell office:value-type="float" office:value="0.0000179775" calcext:value-type="float">
            <text:p>0.0000179775</text:p>
          </table:table-cell>
          <table:table-cell table:formula="of:=([.A1924]*[.A1924])" office:value-type="float" office:value="0.000000070859245636" calcext:value-type="float">
            <text:p>7.0859245636E-08</text:p>
          </table:table-cell>
          <table:table-cell table:formula="of:=([.A1924]-[.B1924])*([.A1924]-[.B1924])" office:value-type="float" office:value="0.00000006161143087225" calcext:value-type="float">
            <text:p>6.161143087225E-08</text:p>
          </table:table-cell>
          <table:table-cell table:number-columns-repeated="2"/>
        </table:table-row>
        <table:table-row table:style-name="ro1">
          <table:table-cell office:value-type="float" office:value="0.000266194" calcext:value-type="float">
            <text:p>0.000266194</text:p>
          </table:table-cell>
          <table:table-cell office:value-type="float" office:value="0.0000115337" calcext:value-type="float">
            <text:p>0.0000115337</text:p>
          </table:table-cell>
          <table:table-cell table:formula="of:=([.A1925]*[.A1925])" office:value-type="float" office:value="0.000000070859245636" calcext:value-type="float">
            <text:p>7.0859245636E-08</text:p>
          </table:table-cell>
          <table:table-cell table:formula="of:=([.A1925]-[.B1925])*([.A1925]-[.B1925])" office:value-type="float" office:value="0.00000006485186839609" calcext:value-type="float">
            <text:p>6.485186839609E-08</text:p>
          </table:table-cell>
          <table:table-cell table:number-columns-repeated="2"/>
        </table:table-row>
        <table:table-row table:style-name="ro1">
          <table:table-cell office:value-type="float" office:value="0.00475663" calcext:value-type="float">
            <text:p>0.00475663</text:p>
          </table:table-cell>
          <table:table-cell office:value-type="float" office:value="0.0000595279" calcext:value-type="float">
            <text:p>0.0000595279</text:p>
          </table:table-cell>
          <table:table-cell table:formula="of:=([.A1926]*[.A1926])" office:value-type="float" office:value="0.0000226255289569" calcext:value-type="float">
            <text:p>0.0000226255289569</text:p>
          </table:table-cell>
          <table:table-cell table:formula="of:=([.A1926]-[.B1926])*([.A1926]-[.B1926])" office:value-type="float" office:value="0.0000220627681378244" calcext:value-type="float">
            <text:p>2.20627681378244E-05</text:p>
          </table:table-cell>
          <table:table-cell table:number-columns-repeated="2"/>
        </table:table-row>
        <table:table-row table:style-name="ro1">
          <table:table-cell office:value-type="float" office:value="0.0062418" calcext:value-type="float">
            <text:p>0.0062418</text:p>
          </table:table-cell>
          <table:table-cell office:value-type="float" office:value="0.000603693" calcext:value-type="float">
            <text:p>0.000603693</text:p>
          </table:table-cell>
          <table:table-cell table:formula="of:=([.A1927]*[.A1927])" office:value-type="float" office:value="0.00003896006724" calcext:value-type="float">
            <text:p>0.00003896006724</text:p>
          </table:table-cell>
          <table:table-cell table:formula="of:=([.A1927]-[.B1927])*([.A1927]-[.B1927])" office:value-type="float" office:value="0.000031788250543449" calcext:value-type="float">
            <text:p>3.1788250543449E-05</text:p>
          </table:table-cell>
          <table:table-cell table:number-columns-repeated="2"/>
        </table:table-row>
        <table:table-row table:style-name="ro1">
          <table:table-cell office:value-type="float" office:value="0.001041" calcext:value-type="float">
            <text:p>0.001041</text:p>
          </table:table-cell>
          <table:table-cell office:value-type="float" office:value="0.0633686" calcext:value-type="float">
            <text:p>0.0633686</text:p>
          </table:table-cell>
          <table:table-cell table:formula="of:=([.A1928]*[.A1928])" office:value-type="float" office:value="0.000001083681" calcext:value-type="float">
            <text:p>0.000001083681</text:p>
          </table:table-cell>
          <table:table-cell table:formula="of:=([.A1928]-[.B1928])*([.A1928]-[.B1928])" office:value-type="float" office:value="0.00388472972176" calcext:value-type="float">
            <text:p>0.00388472972176</text:p>
          </table:table-cell>
          <table:table-cell table:number-columns-repeated="2"/>
        </table:table-row>
        <table:table-row table:style-name="ro1">
          <table:table-cell office:value-type="float" office:value="0.00243938" calcext:value-type="float">
            <text:p>0.00243938</text:p>
          </table:table-cell>
          <table:table-cell office:value-type="float" office:value="0.000269624" calcext:value-type="float">
            <text:p>0.000269624</text:p>
          </table:table-cell>
          <table:table-cell table:formula="of:=([.A1929]*[.A1929])" office:value-type="float" office:value="0.0000059505747844" calcext:value-type="float">
            <text:p>0.0000059505747844</text:p>
          </table:table-cell>
          <table:table-cell table:formula="of:=([.A1929]-[.B1929])*([.A1929]-[.B1929])" office:value-type="float" office:value="0.000004707841099536" calcext:value-type="float">
            <text:p>4.707841099536E-06</text:p>
          </table:table-cell>
          <table:table-cell table:number-columns-repeated="2"/>
        </table:table-row>
        <table:table-row table:style-name="ro1">
          <table:table-cell office:value-type="float" office:value="0.00675303" calcext:value-type="float">
            <text:p>0.00675303</text:p>
          </table:table-cell>
          <table:table-cell office:value-type="float" office:value="0.0283773" calcext:value-type="float">
            <text:p>0.0283773</text:p>
          </table:table-cell>
          <table:table-cell table:formula="of:=([.A1930]*[.A1930])" office:value-type="float" office:value="0.0000456034141809" calcext:value-type="float">
            <text:p>0.0000456034141809</text:p>
          </table:table-cell>
          <table:table-cell table:formula="of:=([.A1930]-[.B1930])*([.A1930]-[.B1930])" office:value-type="float" office:value="0.0004676090530329" calcext:value-type="float">
            <text:p>0.0004676090530329</text:p>
          </table:table-cell>
          <table:table-cell table:number-columns-repeated="2"/>
        </table:table-row>
        <table:table-row table:style-name="ro1">
          <table:table-cell office:value-type="float" office:value="0.00675303" calcext:value-type="float">
            <text:p>0.00675303</text:p>
          </table:table-cell>
          <table:table-cell office:value-type="float" office:value="0.030504" calcext:value-type="float">
            <text:p>0.030504</text:p>
          </table:table-cell>
          <table:table-cell table:formula="of:=([.A1931]*[.A1931])" office:value-type="float" office:value="0.0000456034141809" calcext:value-type="float">
            <text:p>0.0000456034141809</text:p>
          </table:table-cell>
          <table:table-cell table:formula="of:=([.A1931]-[.B1931])*([.A1931]-[.B1931])" office:value-type="float" office:value="0.0005641085759409" calcext:value-type="float">
            <text:p>0.0005641085759409</text:p>
          </table:table-cell>
          <table:table-cell table:number-columns-repeated="2"/>
        </table:table-row>
        <table:table-row table:style-name="ro1">
          <table:table-cell office:value-type="float" office:value="0.0110214" calcext:value-type="float">
            <text:p>0.0110214</text:p>
          </table:table-cell>
          <table:table-cell office:value-type="float" office:value="0.0307463" calcext:value-type="float">
            <text:p>0.0307463</text:p>
          </table:table-cell>
          <table:table-cell table:formula="of:=([.A1932]*[.A1932])" office:value-type="float" office:value="0.00012147125796" calcext:value-type="float">
            <text:p>0.00012147125796</text:p>
          </table:table-cell>
          <table:table-cell table:formula="of:=([.A1932]-[.B1932])*([.A1932]-[.B1932])" office:value-type="float" office:value="0.00038907168001" calcext:value-type="float">
            <text:p>0.00038907168001</text:p>
          </table:table-cell>
          <table:table-cell table:number-columns-repeated="2"/>
        </table:table-row>
        <table:table-row table:style-name="ro1">
          <table:table-cell office:value-type="float" office:value="0.0223225" calcext:value-type="float">
            <text:p>0.0223225</text:p>
          </table:table-cell>
          <table:table-cell office:value-type="float" office:value="0.0811287" calcext:value-type="float">
            <text:p>0.0811287</text:p>
          </table:table-cell>
          <table:table-cell table:formula="of:=([.A1933]*[.A1933])" office:value-type="float" office:value="0.00049829400625" calcext:value-type="float">
            <text:p>0.00049829400625</text:p>
          </table:table-cell>
          <table:table-cell table:formula="of:=([.A1933]-[.B1933])*([.A1933]-[.B1933])" office:value-type="float" office:value="0.00345816915844" calcext:value-type="float">
            <text:p>0.00345816915844</text:p>
          </table:table-cell>
          <table:table-cell table:number-columns-repeated="2"/>
        </table:table-row>
        <table:table-row table:style-name="ro1">
          <table:table-cell office:value-type="float" office:value="0.0155183" calcext:value-type="float">
            <text:p>0.0155183</text:p>
          </table:table-cell>
          <table:table-cell office:value-type="float" office:value="0.0764343" calcext:value-type="float">
            <text:p>0.0764343</text:p>
          </table:table-cell>
          <table:table-cell table:formula="of:=([.A1934]*[.A1934])" office:value-type="float" office:value="0.00024081763489" calcext:value-type="float">
            <text:p>0.00024081763489</text:p>
          </table:table-cell>
          <table:table-cell table:formula="of:=([.A1934]-[.B1934])*([.A1934]-[.B1934])" office:value-type="float" office:value="0.003710759056" calcext:value-type="float">
            <text:p>0.003710759056</text:p>
          </table:table-cell>
          <table:table-cell table:number-columns-repeated="2"/>
        </table:table-row>
        <table:table-row table:style-name="ro1">
          <table:table-cell office:value-type="float" office:value="0.0612126" calcext:value-type="float">
            <text:p>0.0612126</text:p>
          </table:table-cell>
          <table:table-cell office:value-type="float" office:value="0.0726418" calcext:value-type="float">
            <text:p>0.0726418</text:p>
          </table:table-cell>
          <table:table-cell table:formula="of:=([.A1935]*[.A1935])" office:value-type="float" office:value="0.00374698239876" calcext:value-type="float">
            <text:p>0.00374698239876</text:p>
          </table:table-cell>
          <table:table-cell table:formula="of:=([.A1935]-[.B1935])*([.A1935]-[.B1935])" office:value-type="float" office:value="0.00013062661264" calcext:value-type="float">
            <text:p>0.00013062661264</text:p>
          </table:table-cell>
          <table:table-cell table:number-columns-repeated="2"/>
        </table:table-row>
        <table:table-row table:style-name="ro1">
          <table:table-cell office:value-type="float" office:value="0.0680776" calcext:value-type="float">
            <text:p>0.0680776</text:p>
          </table:table-cell>
          <table:table-cell office:value-type="float" office:value="0.0910386" calcext:value-type="float">
            <text:p>0.0910386</text:p>
          </table:table-cell>
          <table:table-cell table:formula="of:=([.A1936]*[.A1936])" office:value-type="float" office:value="0.00463455962176" calcext:value-type="float">
            <text:p>0.00463455962176</text:p>
          </table:table-cell>
          <table:table-cell table:formula="of:=([.A1936]-[.B1936])*([.A1936]-[.B1936])" office:value-type="float" office:value="0.000527207521" calcext:value-type="float">
            <text:p>0.000527207521</text:p>
          </table:table-cell>
          <table:table-cell table:number-columns-repeated="2"/>
        </table:table-row>
        <table:table-row table:style-name="ro1">
          <table:table-cell office:value-type="float" office:value="0.0861518" calcext:value-type="float">
            <text:p>0.0861518</text:p>
          </table:table-cell>
          <table:table-cell office:value-type="float" office:value="0.162113" calcext:value-type="float">
            <text:p>0.162113</text:p>
          </table:table-cell>
          <table:table-cell table:formula="of:=([.A1937]*[.A1937])" office:value-type="float" office:value="0.00742213264324" calcext:value-type="float">
            <text:p>0.00742213264324</text:p>
          </table:table-cell>
          <table:table-cell table:formula="of:=([.A1937]-[.B1937])*([.A1937]-[.B1937])" office:value-type="float" office:value="0.00577010390544" calcext:value-type="float">
            <text:p>0.00577010390544</text:p>
          </table:table-cell>
          <table:table-cell table:number-columns-repeated="2"/>
        </table:table-row>
        <table:table-row table:style-name="ro1">
          <table:table-cell office:value-type="float" office:value="0.108476" calcext:value-type="float">
            <text:p>0.108476</text:p>
          </table:table-cell>
          <table:table-cell office:value-type="float" office:value="0.369887" calcext:value-type="float">
            <text:p>0.369887</text:p>
          </table:table-cell>
          <table:table-cell table:formula="of:=([.A1938]*[.A1938])" office:value-type="float" office:value="0.011767042576" calcext:value-type="float">
            <text:p>0.011767042576</text:p>
          </table:table-cell>
          <table:table-cell table:formula="of:=([.A1938]-[.B1938])*([.A1938]-[.B1938])" office:value-type="float" office:value="0.068335710921" calcext:value-type="float">
            <text:p>0.068335710921</text:p>
          </table:table-cell>
          <table:table-cell table:number-columns-repeated="2"/>
        </table:table-row>
        <table:table-row table:style-name="ro1">
          <table:table-cell office:value-type="float" office:value="0.22765" calcext:value-type="float">
            <text:p>0.22765</text:p>
          </table:table-cell>
          <table:table-cell office:value-type="float" office:value="0.180041" calcext:value-type="float">
            <text:p>0.180041</text:p>
          </table:table-cell>
          <table:table-cell table:formula="of:=([.A1939]*[.A1939])" office:value-type="float" office:value="0.0518245225" calcext:value-type="float">
            <text:p>0.0518245225</text:p>
          </table:table-cell>
          <table:table-cell table:formula="of:=([.A1939]-[.B1939])*([.A1939]-[.B1939])" office:value-type="float" office:value="0.002266616881" calcext:value-type="float">
            <text:p>0.002266616881</text:p>
          </table:table-cell>
          <table:table-cell table:number-columns-repeated="2"/>
        </table:table-row>
        <table:table-row table:style-name="ro1">
          <table:table-cell office:value-type="float" office:value="0.22765" calcext:value-type="float">
            <text:p>0.22765</text:p>
          </table:table-cell>
          <table:table-cell office:value-type="float" office:value="0.197494" calcext:value-type="float">
            <text:p>0.197494</text:p>
          </table:table-cell>
          <table:table-cell table:formula="of:=([.A1940]*[.A1940])" office:value-type="float" office:value="0.0518245225" calcext:value-type="float">
            <text:p>0.0518245225</text:p>
          </table:table-cell>
          <table:table-cell table:formula="of:=([.A1940]-[.B1940])*([.A1940]-[.B1940])" office:value-type="float" office:value="0.000909384335999999" calcext:value-type="float">
            <text:p>0.000909384335999999</text:p>
          </table:table-cell>
          <table:table-cell table:number-columns-repeated="2"/>
        </table:table-row>
        <table:table-row table:style-name="ro1">
          <table:table-cell office:value-type="float" office:value="0.22765" calcext:value-type="float">
            <text:p>0.22765</text:p>
          </table:table-cell>
          <table:table-cell office:value-type="float" office:value="0.428198" calcext:value-type="float">
            <text:p>0.428198</text:p>
          </table:table-cell>
          <table:table-cell table:formula="of:=([.A1941]*[.A1941])" office:value-type="float" office:value="0.0518245225" calcext:value-type="float">
            <text:p>0.0518245225</text:p>
          </table:table-cell>
          <table:table-cell table:formula="of:=([.A1941]-[.B1941])*([.A1941]-[.B1941])" office:value-type="float" office:value="0.040219500304" calcext:value-type="float">
            <text:p>0.040219500304</text:p>
          </table:table-cell>
          <table:table-cell table:number-columns-repeated="2"/>
        </table:table-row>
        <table:table-row table:style-name="ro1">
          <table:table-cell office:value-type="float" office:value="0.364216" calcext:value-type="float">
            <text:p>0.364216</text:p>
          </table:table-cell>
          <table:table-cell office:value-type="float" office:value="0.386458" calcext:value-type="float">
            <text:p>0.386458</text:p>
          </table:table-cell>
          <table:table-cell table:formula="of:=([.A1942]*[.A1942])" office:value-type="float" office:value="0.132653294656" calcext:value-type="float">
            <text:p>0.132653294656</text:p>
          </table:table-cell>
          <table:table-cell table:formula="of:=([.A1942]-[.B1942])*([.A1942]-[.B1942])" office:value-type="float" office:value="0.000494706564000002" calcext:value-type="float">
            <text:p>0.000494706564000002</text:p>
          </table:table-cell>
          <table:table-cell table:number-columns-repeated="2"/>
        </table:table-row>
        <table:table-row table:style-name="ro1">
          <table:table-cell office:value-type="float" office:value="0.503328" calcext:value-type="float">
            <text:p>0.503328</text:p>
          </table:table-cell>
          <table:table-cell office:value-type="float" office:value="0.426069" calcext:value-type="float">
            <text:p>0.426069</text:p>
          </table:table-cell>
          <table:table-cell table:formula="of:=([.A1943]*[.A1943])" office:value-type="float" office:value="0.253339075584" calcext:value-type="float">
            <text:p>0.253339075584</text:p>
          </table:table-cell>
          <table:table-cell table:formula="of:=([.A1943]-[.B1943])*([.A1943]-[.B1943])" office:value-type="float" office:value="0.005968953081" calcext:value-type="float">
            <text:p>0.005968953081</text:p>
          </table:table-cell>
          <table:table-cell table:number-columns-repeated="2"/>
        </table:table-row>
        <table:table-row table:style-name="ro1">
          <table:table-cell office:value-type="float" office:value="0.695627" calcext:value-type="float">
            <text:p>0.695627</text:p>
          </table:table-cell>
          <table:table-cell office:value-type="float" office:value="0.473898" calcext:value-type="float">
            <text:p>0.473898</text:p>
          </table:table-cell>
          <table:table-cell table:formula="of:=([.A1944]*[.A1944])" office:value-type="float" office:value="0.483896923129" calcext:value-type="float">
            <text:p>0.483896923129</text:p>
          </table:table-cell>
          <table:table-cell table:formula="of:=([.A1944]-[.B1944])*([.A1944]-[.B1944])" office:value-type="float" office:value="0.049163749441" calcext:value-type="float">
            <text:p>0.049163749441</text:p>
          </table:table-cell>
          <table:table-cell table:number-columns-repeated="2"/>
        </table:table-row>
        <table:table-row table:style-name="ro1">
          <table:table-cell office:value-type="float" office:value="0.695627" calcext:value-type="float">
            <text:p>0.695627</text:p>
          </table:table-cell>
          <table:table-cell office:value-type="float" office:value="0.603247" calcext:value-type="float">
            <text:p>0.603247</text:p>
          </table:table-cell>
          <table:table-cell table:formula="of:=([.A1945]*[.A1945])" office:value-type="float" office:value="0.483896923129" calcext:value-type="float">
            <text:p>0.483896923129</text:p>
          </table:table-cell>
          <table:table-cell table:formula="of:=([.A1945]-[.B1945])*([.A1945]-[.B1945])" office:value-type="float" office:value="0.0085340644" calcext:value-type="float">
            <text:p>0.0085340644</text:p>
          </table:table-cell>
          <table:table-cell table:number-columns-repeated="2"/>
        </table:table-row>
        <table:table-row table:style-name="ro1">
          <table:table-cell office:value-type="float" office:value="0.695627" calcext:value-type="float">
            <text:p>0.695627</text:p>
          </table:table-cell>
          <table:table-cell office:value-type="float" office:value="0.634226" calcext:value-type="float">
            <text:p>0.634226</text:p>
          </table:table-cell>
          <table:table-cell table:formula="of:=([.A1946]*[.A1946])" office:value-type="float" office:value="0.483896923129" calcext:value-type="float">
            <text:p>0.483896923129</text:p>
          </table:table-cell>
          <table:table-cell table:formula="of:=([.A1946]-[.B1946])*([.A1946]-[.B1946])" office:value-type="float" office:value="0.003770082801" calcext:value-type="float">
            <text:p>0.003770082801</text:p>
          </table:table-cell>
          <table:table-cell table:number-columns-repeated="2"/>
        </table:table-row>
        <table:table-row table:style-name="ro1">
          <table:table-cell office:value-type="float" office:value="0.795077" calcext:value-type="float">
            <text:p>0.795077</text:p>
          </table:table-cell>
          <table:table-cell office:value-type="float" office:value="0.822744" calcext:value-type="float">
            <text:p>0.822744</text:p>
          </table:table-cell>
          <table:table-cell table:formula="of:=([.A1947]*[.A1947])" office:value-type="float" office:value="0.632147435929" calcext:value-type="float">
            <text:p>0.632147435929</text:p>
          </table:table-cell>
          <table:table-cell table:formula="of:=([.A1947]-[.B1947])*([.A1947]-[.B1947])" office:value-type="float" office:value="0.000765462889" calcext:value-type="float">
            <text:p>0.000765462889</text:p>
          </table:table-cell>
          <table:table-cell table:number-columns-repeated="2"/>
        </table:table-row>
        <table:table-row table:style-name="ro1">
          <table:table-cell office:value-type="float" office:value="0.853702" calcext:value-type="float">
            <text:p>0.853702</text:p>
          </table:table-cell>
          <table:table-cell office:value-type="float" office:value="0.849394" calcext:value-type="float">
            <text:p>0.849394</text:p>
          </table:table-cell>
          <table:table-cell table:formula="of:=([.A1948]*[.A1948])" office:value-type="float" office:value="0.728807104804" calcext:value-type="float">
            <text:p>0.728807104804</text:p>
          </table:table-cell>
          <table:table-cell table:formula="of:=([.A1948]-[.B1948])*([.A1948]-[.B1948])" office:value-type="float" office:value="0.0000185588639999998" calcext:value-type="float">
            <text:p>1.85588639999998E-05</text:p>
          </table:table-cell>
          <table:table-cell table:number-columns-repeated="2"/>
        </table:table-row>
        <table:table-row table:style-name="ro1">
          <table:table-cell office:value-type="float" office:value="0.995631" calcext:value-type="float">
            <text:p>0.995631</text:p>
          </table:table-cell>
          <table:table-cell office:value-type="float" office:value="0.966531" calcext:value-type="float">
            <text:p>0.966531</text:p>
          </table:table-cell>
          <table:table-cell table:formula="of:=([.A1949]*[.A1949])" office:value-type="float" office:value="0.991281088161" calcext:value-type="float">
            <text:p>0.991281088161</text:p>
          </table:table-cell>
          <table:table-cell table:formula="of:=([.A1949]-[.B1949])*([.A1949]-[.B1949])" office:value-type="float" office:value="0.000846810000000001" calcext:value-type="float">
            <text:p>0.000846810000000001</text:p>
          </table:table-cell>
          <table:table-cell table:number-columns-repeated="2"/>
        </table:table-row>
        <table:table-row table:style-name="ro1">
          <table:table-cell office:value-type="float" office:value="0.995979" calcext:value-type="float">
            <text:p>0.995979</text:p>
          </table:table-cell>
          <table:table-cell office:value-type="float" office:value="0.979435" calcext:value-type="float">
            <text:p>0.979435</text:p>
          </table:table-cell>
          <table:table-cell table:formula="of:=([.A1950]*[.A1950])" office:value-type="float" office:value="0.991974168441" calcext:value-type="float">
            <text:p>0.991974168441</text:p>
          </table:table-cell>
          <table:table-cell table:formula="of:=([.A1950]-[.B1950])*([.A1950]-[.B1950])" office:value-type="float" office:value="0.000273703936" calcext:value-type="float">
            <text:p>0.000273703936</text:p>
          </table:table-cell>
          <table:table-cell table:number-columns-repeated="2"/>
        </table:table-row>
        <table:table-row table:style-name="ro1">
          <table:table-cell office:value-type="float" office:value="0.995979" calcext:value-type="float">
            <text:p>0.995979</text:p>
          </table:table-cell>
          <table:table-cell office:value-type="float" office:value="0.999663" calcext:value-type="float">
            <text:p>0.999663</text:p>
          </table:table-cell>
          <table:table-cell table:formula="of:=([.A1951]*[.A1951])" office:value-type="float" office:value="0.991974168441" calcext:value-type="float">
            <text:p>0.991974168441</text:p>
          </table:table-cell>
          <table:table-cell table:formula="of:=([.A1951]-[.B1951])*([.A1951]-[.B1951])" office:value-type="float" office:value="0.0000135718560000002" calcext:value-type="float">
            <text:p>1.35718560000002E-05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00303222" calcext:value-type="float">
            <text:p>0.00000303222</text:p>
          </table:table-cell>
          <table:table-cell table:formula="of:=([.A1952]*[.A1952])" office:value-type="float" office:value="0.00000000000888177085" calcext:value-type="float">
            <text:p>8.8817708529E-12</text:p>
          </table:table-cell>
          <table:table-cell table:formula="of:=([.A1952]-[.B1952])*([.A1952]-[.B1952])" office:value-type="float" office:value="2.70296010000003E-015" calcext:value-type="float">
            <text:p>2.70296010000003E-15</text:p>
          </table:table-cell>
          <table:table-cell table:number-columns-repeated="2"/>
        </table:table-row>
        <table:table-row table:style-name="ro1">
          <table:table-cell office:value-type="float" office:value="0.000069797" calcext:value-type="float">
            <text:p>0.000069797</text:p>
          </table:table-cell>
          <table:table-cell office:value-type="float" office:value="0.0000328553" calcext:value-type="float">
            <text:p>0.0000328553</text:p>
          </table:table-cell>
          <table:table-cell table:formula="of:=([.A1953]*[.A1953])" office:value-type="float" office:value="0.000000004871621209" calcext:value-type="float">
            <text:p>4.871621209E-09</text:p>
          </table:table-cell>
          <table:table-cell table:formula="of:=([.A1953]-[.B1953])*([.A1953]-[.B1953])" office:value-type="float" office:value="0.00000000136468919889" calcext:value-type="float">
            <text:p>1.36468919889E-09</text:p>
          </table:table-cell>
          <table:table-cell table:number-columns-repeated="2"/>
        </table:table-row>
        <table:table-row table:style-name="ro1">
          <table:table-cell office:value-type="float" office:value="0.0000600815" calcext:value-type="float">
            <text:p>0.0000600815</text:p>
          </table:table-cell>
          <table:table-cell office:value-type="float" office:value="0.00039233" calcext:value-type="float">
            <text:p>0.00039233</text:p>
          </table:table-cell>
          <table:table-cell table:formula="of:=([.A1954]*[.A1954])" office:value-type="float" office:value="0.00000000360978664225" calcext:value-type="float">
            <text:p>3.60978664225E-09</text:p>
          </table:table-cell>
          <table:table-cell table:formula="of:=([.A1954]-[.B1954])*([.A1954]-[.B1954])" office:value-type="float" office:value="0.00000011038906575225" calcext:value-type="float">
            <text:p>1.1038906575225E-07</text:p>
          </table:table-cell>
          <table:table-cell table:number-columns-repeated="2"/>
        </table:table-row>
        <table:table-row table:style-name="ro1">
          <table:table-cell office:value-type="float" office:value="0.0000641942" calcext:value-type="float">
            <text:p>0.0000641942</text:p>
          </table:table-cell>
          <table:table-cell office:value-type="float" office:value="0.00128188" calcext:value-type="float">
            <text:p>0.00128188</text:p>
          </table:table-cell>
          <table:table-cell table:formula="of:=([.A1955]*[.A1955])" office:value-type="float" office:value="0.00000000412089531364" calcext:value-type="float">
            <text:p>4.12089531364E-09</text:p>
          </table:table-cell>
          <table:table-cell table:formula="of:=([.A1955]-[.B1955])*([.A1955]-[.B1955])" office:value-type="float" office:value="0.00000148275870752164" calcext:value-type="float">
            <text:p>1.48275870752164E-06</text:p>
          </table:table-cell>
          <table:table-cell table:number-columns-repeated="2"/>
        </table:table-row>
        <table:table-row table:style-name="ro1">
          <table:table-cell office:value-type="float" office:value="0.0000641942" calcext:value-type="float">
            <text:p>0.0000641942</text:p>
          </table:table-cell>
          <table:table-cell office:value-type="float" office:value="0.0023897" calcext:value-type="float">
            <text:p>0.0023897</text:p>
          </table:table-cell>
          <table:table-cell table:formula="of:=([.A1956]*[.A1956])" office:value-type="float" office:value="0.00000000412089531364" calcext:value-type="float">
            <text:p>4.12089531364E-09</text:p>
          </table:table-cell>
          <table:table-cell table:formula="of:=([.A1956]-[.B1956])*([.A1956]-[.B1956])" office:value-type="float" office:value="0.00000540797722583364" calcext:value-type="float">
            <text:p>5.40797722583364E-06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00316188" calcext:value-type="float">
            <text:p>0.00000316188</text:p>
          </table:table-cell>
          <table:table-cell table:formula="of:=([.A1957]*[.A1957])" office:value-type="float" office:value="0.00000000004220983955" calcext:value-type="float">
            <text:p>4.22098395481E-11</text:p>
          </table:table-cell>
          <table:table-cell table:formula="of:=([.A1957]-[.B1957])*([.A1957]-[.B1957])" office:value-type="float" office:value="0.0000000000111224251" calcext:value-type="float">
            <text:p>1.11224251009E-11</text:p>
          </table:table-cell>
          <table:table-cell table:number-columns-repeated="2"/>
        </table:table-row>
        <table:table-row table:style-name="ro1">
          <table:table-cell office:value-type="float" office:value="0.0000408292" calcext:value-type="float">
            <text:p>0.0000408292</text:p>
          </table:table-cell>
          <table:table-cell office:value-type="float" office:value="0.0000014111" calcext:value-type="float">
            <text:p>0.0000014111</text:p>
          </table:table-cell>
          <table:table-cell table:formula="of:=([.A1958]*[.A1958])" office:value-type="float" office:value="0.00000000166702357264" calcext:value-type="float">
            <text:p>1.66702357264E-09</text:p>
          </table:table-cell>
          <table:table-cell table:formula="of:=([.A1958]-[.B1958])*([.A1958]-[.B1958])" office:value-type="float" office:value="0.00000000155378660761" calcext:value-type="float">
            <text:p>1.55378660761E-09</text:p>
          </table:table-cell>
          <table:table-cell table:number-columns-repeated="2"/>
        </table:table-row>
        <table:table-row table:style-name="ro1">
          <table:table-cell office:value-type="float" office:value="0.0000295043" calcext:value-type="float">
            <text:p>0.0000295043</text:p>
          </table:table-cell>
          <table:table-cell office:value-type="float" office:value="0.000000000951822" calcext:value-type="float">
            <text:p>9.51822E-10</text:p>
          </table:table-cell>
          <table:table-cell table:formula="of:=([.A1959]*[.A1959])" office:value-type="float" office:value="0.00000000087050371849" calcext:value-type="float">
            <text:p>8.7050371849E-10</text:p>
          </table:table-cell>
          <table:table-cell table:formula="of:=([.A1959]-[.B1959])*([.A1959]-[.B1959])" office:value-type="float" office:value="0.00000000087044755371" calcext:value-type="float">
            <text:p>8.70447553712296E-10</text:p>
          </table:table-cell>
          <table:table-cell table:number-columns-repeated="2"/>
        </table:table-row>
        <table:table-row table:style-name="ro1">
          <table:table-cell office:value-type="float" office:value="0.0000636578" calcext:value-type="float">
            <text:p>0.0000636578</text:p>
          </table:table-cell>
          <table:table-cell office:value-type="float" office:value="0.0000172979" calcext:value-type="float">
            <text:p>0.0000172979</text:p>
          </table:table-cell>
          <table:table-cell table:formula="of:=([.A1960]*[.A1960])" office:value-type="float" office:value="0.00000000405231550084" calcext:value-type="float">
            <text:p>4.05231550084E-09</text:p>
          </table:table-cell>
          <table:table-cell table:formula="of:=([.A1960]-[.B1960])*([.A1960]-[.B1960])" office:value-type="float" office:value="0.00000000214924032801" calcext:value-type="float">
            <text:p>2.14924032801E-09</text:p>
          </table:table-cell>
          <table:table-cell table:number-columns-repeated="2"/>
        </table:table-row>
        <table:table-row table:style-name="ro1">
          <table:table-cell office:value-type="float" office:value="0.0000804067" calcext:value-type="float">
            <text:p>0.0000804067</text:p>
          </table:table-cell>
          <table:table-cell office:value-type="float" office:value="0.0000075324" calcext:value-type="float">
            <text:p>0.0000075324</text:p>
          </table:table-cell>
          <table:table-cell table:formula="of:=([.A1961]*[.A1961])" office:value-type="float" office:value="0.00000000646523740489" calcext:value-type="float">
            <text:p>6.46523740489E-09</text:p>
          </table:table-cell>
          <table:table-cell table:formula="of:=([.A1961]-[.B1961])*([.A1961]-[.B1961])" office:value-type="float" office:value="0.00000000531066360049" calcext:value-type="float">
            <text:p>5.31066360049E-09</text:p>
          </table:table-cell>
          <table:table-cell table:number-columns-repeated="2"/>
        </table:table-row>
        <table:table-row table:style-name="ro1">
          <table:table-cell office:value-type="float" office:value="0.0000804067" calcext:value-type="float">
            <text:p>0.0000804067</text:p>
          </table:table-cell>
          <table:table-cell office:value-type="float" office:value="0.00000867688" calcext:value-type="float">
            <text:p>0.00000867688</text:p>
          </table:table-cell>
          <table:table-cell table:formula="of:=([.A1962]*[.A1962])" office:value-type="float" office:value="0.00000000646523740489" calcext:value-type="float">
            <text:p>6.46523740489E-09</text:p>
          </table:table-cell>
          <table:table-cell table:formula="of:=([.A1962]-[.B1962])*([.A1962]-[.B1962])" office:value-type="float" office:value="0.00000000514516707723" calcext:value-type="float">
            <text:p>5.1451670772324E-09</text:p>
          </table:table-cell>
          <table:table-cell table:number-columns-repeated="2"/>
        </table:table-row>
        <table:table-row table:style-name="ro1">
          <table:table-cell office:value-type="float" office:value="0.0000814199" calcext:value-type="float">
            <text:p>0.0000814199</text:p>
          </table:table-cell>
          <table:table-cell office:value-type="float" office:value="0.000506504" calcext:value-type="float">
            <text:p>0.000506504</text:p>
          </table:table-cell>
          <table:table-cell table:formula="of:=([.A1963]*[.A1963])" office:value-type="float" office:value="0.00000000662920011601" calcext:value-type="float">
            <text:p>6.62920011601E-09</text:p>
          </table:table-cell>
          <table:table-cell table:formula="of:=([.A1963]-[.B1963])*([.A1963]-[.B1963])" office:value-type="float" office:value="0.00000018069649207281" calcext:value-type="float">
            <text:p>1.8069649207281E-07</text:p>
          </table:table-cell>
          <table:table-cell table:number-columns-repeated="2"/>
        </table:table-row>
        <table:table-row table:style-name="ro1">
          <table:table-cell office:value-type="float" office:value="0.000218451" calcext:value-type="float">
            <text:p>0.000218451</text:p>
          </table:table-cell>
          <table:table-cell office:value-type="float" office:value="0.000476554" calcext:value-type="float">
            <text:p>0.000476554</text:p>
          </table:table-cell>
          <table:table-cell table:formula="of:=([.A1964]*[.A1964])" office:value-type="float" office:value="0.000000047720839401" calcext:value-type="float">
            <text:p>4.7720839401E-08</text:p>
          </table:table-cell>
          <table:table-cell table:formula="of:=([.A1964]-[.B1964])*([.A1964]-[.B1964])" office:value-type="float" office:value="0.000000066617158609" calcext:value-type="float">
            <text:p>6.6617158609E-08</text:p>
          </table:table-cell>
          <table:table-cell table:number-columns-repeated="2"/>
        </table:table-row>
        <table:table-row table:style-name="ro1">
          <table:table-cell office:value-type="float" office:value="0.000208318" calcext:value-type="float">
            <text:p>0.000208318</text:p>
          </table:table-cell>
          <table:table-cell office:value-type="float" office:value="0.0141976" calcext:value-type="float">
            <text:p>0.0141976</text:p>
          </table:table-cell>
          <table:table-cell table:formula="of:=([.A1965]*[.A1965])" office:value-type="float" office:value="0.000000043396389124" calcext:value-type="float">
            <text:p>4.3396389124E-08</text:p>
          </table:table-cell>
          <table:table-cell table:formula="of:=([.A1965]-[.B1965])*([.A1965]-[.B1965])" office:value-type="float" office:value="0.000195700010875524" calcext:value-type="float">
            <text:p>0.000195700010875524</text:p>
          </table:table-cell>
          <table:table-cell table:number-columns-repeated="2"/>
        </table:table-row>
        <table:table-row table:style-name="ro1">
          <table:table-cell office:value-type="float" office:value="0.000167847" calcext:value-type="float">
            <text:p>0.000167847</text:p>
          </table:table-cell>
          <table:table-cell office:value-type="float" office:value="0.00000239572" calcext:value-type="float">
            <text:p>0.00000239572</text:p>
          </table:table-cell>
          <table:table-cell table:formula="of:=([.A1966]*[.A1966])" office:value-type="float" office:value="0.000000028172615409" calcext:value-type="float">
            <text:p>2.8172615409E-08</text:p>
          </table:table-cell>
          <table:table-cell table:formula="of:=([.A1966]-[.B1966])*([.A1966]-[.B1966])" office:value-type="float" office:value="0.00000002737412605364" calcext:value-type="float">
            <text:p>2.73741260536384E-08</text:p>
          </table:table-cell>
          <table:table-cell table:number-columns-repeated="2"/>
        </table:table-row>
        <table:table-row table:style-name="ro1">
          <table:table-cell office:value-type="float" office:value="0.000624239" calcext:value-type="float">
            <text:p>0.000624239</text:p>
          </table:table-cell>
          <table:table-cell office:value-type="float" office:value="0.00111448" calcext:value-type="float">
            <text:p>0.00111448</text:p>
          </table:table-cell>
          <table:table-cell table:formula="of:=([.A1967]*[.A1967])" office:value-type="float" office:value="0.000000389674329121" calcext:value-type="float">
            <text:p>3.89674329121E-07</text:p>
          </table:table-cell>
          <table:table-cell table:formula="of:=([.A1967]-[.B1967])*([.A1967]-[.B1967])" office:value-type="float" office:value="0.000000240336238081" calcext:value-type="float">
            <text:p>2.40336238081E-07</text:p>
          </table:table-cell>
          <table:table-cell table:number-columns-repeated="2"/>
        </table:table-row>
        <table:table-row table:style-name="ro1">
          <table:table-cell office:value-type="float" office:value="0.000936329" calcext:value-type="float">
            <text:p>0.000936329</text:p>
          </table:table-cell>
          <table:table-cell office:value-type="float" office:value="0.00378155" calcext:value-type="float">
            <text:p>0.00378155</text:p>
          </table:table-cell>
          <table:table-cell table:formula="of:=([.A1968]*[.A1968])" office:value-type="float" office:value="0.000000876711996241" calcext:value-type="float">
            <text:p>8.76711996241E-07</text:p>
          </table:table-cell>
          <table:table-cell table:formula="of:=([.A1968]-[.B1968])*([.A1968]-[.B1968])" office:value-type="float" office:value="0.000008095282538841" calcext:value-type="float">
            <text:p>8.095282538841E-06</text:p>
          </table:table-cell>
          <table:table-cell table:number-columns-repeated="2"/>
        </table:table-row>
        <table:table-row table:style-name="ro1">
          <table:table-cell office:value-type="float" office:value="0.00156641" calcext:value-type="float">
            <text:p>0.00156641</text:p>
          </table:table-cell>
          <table:table-cell office:value-type="float" office:value="0.0191554" calcext:value-type="float">
            <text:p>0.0191554</text:p>
          </table:table-cell>
          <table:table-cell table:formula="of:=([.A1969]*[.A1969])" office:value-type="float" office:value="0.0000024536402881" calcext:value-type="float">
            <text:p>0.0000024536402881</text:p>
          </table:table-cell>
          <table:table-cell table:formula="of:=([.A1969]-[.B1969])*([.A1969]-[.B1969])" office:value-type="float" office:value="0.0003093725692201" calcext:value-type="float">
            <text:p>0.0003093725692201</text:p>
          </table:table-cell>
          <table:table-cell table:number-columns-repeated="2"/>
        </table:table-row>
        <table:table-row table:style-name="ro1">
          <table:table-cell office:value-type="float" office:value="0.00318038" calcext:value-type="float">
            <text:p>0.00318038</text:p>
          </table:table-cell>
          <table:table-cell office:value-type="float" office:value="0.0403948" calcext:value-type="float">
            <text:p>0.0403948</text:p>
          </table:table-cell>
          <table:table-cell table:formula="of:=([.A1970]*[.A1970])" office:value-type="float" office:value="0.0000101148169444" calcext:value-type="float">
            <text:p>0.0000101148169444</text:p>
          </table:table-cell>
          <table:table-cell table:formula="of:=([.A1970]-[.B1970])*([.A1970]-[.B1970])" office:value-type="float" office:value="0.0013849130559364" calcext:value-type="float">
            <text:p>0.0013849130559364</text:p>
          </table:table-cell>
          <table:table-cell table:number-columns-repeated="2"/>
        </table:table-row>
        <table:table-row table:style-name="ro1">
          <table:table-cell office:value-type="float" office:value="0.00318044" calcext:value-type="float">
            <text:p>0.00318044</text:p>
          </table:table-cell>
          <table:table-cell office:value-type="float" office:value="0.037804" calcext:value-type="float">
            <text:p>0.037804</text:p>
          </table:table-cell>
          <table:table-cell table:formula="of:=([.A1971]*[.A1971])" office:value-type="float" office:value="0.0000101151985936" calcext:value-type="float">
            <text:p>0.0000101151985936</text:p>
          </table:table-cell>
          <table:table-cell table:formula="of:=([.A1971]-[.B1971])*([.A1971]-[.B1971])" office:value-type="float" office:value="0.0011987909070736" calcext:value-type="float">
            <text:p>0.0011987909070736</text:p>
          </table:table-cell>
          <table:table-cell table:number-columns-repeated="2"/>
        </table:table-row>
        <table:table-row table:style-name="ro1">
          <table:table-cell office:value-type="float" office:value="0.0109148" calcext:value-type="float">
            <text:p>0.0109148</text:p>
          </table:table-cell>
          <table:table-cell office:value-type="float" office:value="0.0782582" calcext:value-type="float">
            <text:p>0.0782582</text:p>
          </table:table-cell>
          <table:table-cell table:formula="of:=([.A1972]*[.A1972])" office:value-type="float" office:value="0.00011913285904" calcext:value-type="float">
            <text:p>0.00011913285904</text:p>
          </table:table-cell>
          <table:table-cell table:formula="of:=([.A1972]-[.B1972])*([.A1972]-[.B1972])" office:value-type="float" office:value="0.00453513352356" calcext:value-type="float">
            <text:p>0.00453513352356</text:p>
          </table:table-cell>
          <table:table-cell table:number-columns-repeated="2"/>
        </table:table-row>
        <table:table-row table:style-name="ro1">
          <table:table-cell office:value-type="float" office:value="0.0316056" calcext:value-type="float">
            <text:p>0.0316056</text:p>
          </table:table-cell>
          <table:table-cell office:value-type="float" office:value="0.0281898" calcext:value-type="float">
            <text:p>0.0281898</text:p>
          </table:table-cell>
          <table:table-cell table:formula="of:=([.A1973]*[.A1973])" office:value-type="float" office:value="0.00099891395136" calcext:value-type="float">
            <text:p>0.00099891395136</text:p>
          </table:table-cell>
          <table:table-cell table:formula="of:=([.A1973]-[.B1973])*([.A1973]-[.B1973])" office:value-type="float" office:value="0.00001166768964" calcext:value-type="float">
            <text:p>0.00001166768964</text:p>
          </table:table-cell>
          <table:table-cell table:number-columns-repeated="2"/>
        </table:table-row>
        <table:table-row table:style-name="ro1">
          <table:table-cell office:value-type="float" office:value="0.0651153" calcext:value-type="float">
            <text:p>0.0651153</text:p>
          </table:table-cell>
          <table:table-cell office:value-type="float" office:value="0.202368" calcext:value-type="float">
            <text:p>0.202368</text:p>
          </table:table-cell>
          <table:table-cell table:formula="of:=([.A1974]*[.A1974])" office:value-type="float" office:value="0.00424000229409" calcext:value-type="float">
            <text:p>0.00424000229409</text:p>
          </table:table-cell>
          <table:table-cell table:formula="of:=([.A1974]-[.B1974])*([.A1974]-[.B1974])" office:value-type="float" office:value="0.01883830365729" calcext:value-type="float">
            <text:p>0.01883830365729</text:p>
          </table:table-cell>
          <table:table-cell table:number-columns-repeated="2"/>
        </table:table-row>
        <table:table-row table:style-name="ro1">
          <table:table-cell office:value-type="float" office:value="0.0651153" calcext:value-type="float">
            <text:p>0.0651153</text:p>
          </table:table-cell>
          <table:table-cell office:value-type="float" office:value="0.246817" calcext:value-type="float">
            <text:p>0.246817</text:p>
          </table:table-cell>
          <table:table-cell table:formula="of:=([.A1975]*[.A1975])" office:value-type="float" office:value="0.00424000229409" calcext:value-type="float">
            <text:p>0.00424000229409</text:p>
          </table:table-cell>
          <table:table-cell table:formula="of:=([.A1975]-[.B1975])*([.A1975]-[.B1975])" office:value-type="float" office:value="0.03301550778289" calcext:value-type="float">
            <text:p>0.03301550778289</text:p>
          </table:table-cell>
          <table:table-cell table:number-columns-repeated="2"/>
        </table:table-row>
        <table:table-row table:style-name="ro1">
          <table:table-cell office:value-type="float" office:value="0.0651153" calcext:value-type="float">
            <text:p>0.0651153</text:p>
          </table:table-cell>
          <table:table-cell office:value-type="float" office:value="0.25599" calcext:value-type="float">
            <text:p>0.25599</text:p>
          </table:table-cell>
          <table:table-cell table:formula="of:=([.A1976]*[.A1976])" office:value-type="float" office:value="0.00424000229409" calcext:value-type="float">
            <text:p>0.00424000229409</text:p>
          </table:table-cell>
          <table:table-cell table:formula="of:=([.A1976]-[.B1976])*([.A1976]-[.B1976])" office:value-type="float" office:value="0.03643315110009" calcext:value-type="float">
            <text:p>0.03643315110009</text:p>
          </table:table-cell>
          <table:table-cell table:number-columns-repeated="2"/>
        </table:table-row>
        <table:table-row table:style-name="ro1">
          <table:table-cell office:value-type="float" office:value="0.104146" calcext:value-type="float">
            <text:p>0.104146</text:p>
          </table:table-cell>
          <table:table-cell office:value-type="float" office:value="0.265598" calcext:value-type="float">
            <text:p>0.265598</text:p>
          </table:table-cell>
          <table:table-cell table:formula="of:=([.A1977]*[.A1977])" office:value-type="float" office:value="0.010846389316" calcext:value-type="float">
            <text:p>0.010846389316</text:p>
          </table:table-cell>
          <table:table-cell table:formula="of:=([.A1977]-[.B1977])*([.A1977]-[.B1977])" office:value-type="float" office:value="0.026066748304" calcext:value-type="float">
            <text:p>0.026066748304</text:p>
          </table:table-cell>
          <table:table-cell table:number-columns-repeated="2"/>
        </table:table-row>
        <table:table-row table:style-name="ro1">
          <table:table-cell office:value-type="float" office:value="0.216938" calcext:value-type="float">
            <text:p>0.216938</text:p>
          </table:table-cell>
          <table:table-cell office:value-type="float" office:value="0.501257" calcext:value-type="float">
            <text:p>0.501257</text:p>
          </table:table-cell>
          <table:table-cell table:formula="of:=([.A1978]*[.A1978])" office:value-type="float" office:value="0.047062095844" calcext:value-type="float">
            <text:p>0.047062095844</text:p>
          </table:table-cell>
          <table:table-cell table:formula="of:=([.A1978]-[.B1978])*([.A1978]-[.B1978])" office:value-type="float" office:value="0.080837293761" calcext:value-type="float">
            <text:p>0.080837293761</text:p>
          </table:table-cell>
          <table:table-cell table:number-columns-repeated="2"/>
        </table:table-row>
        <table:table-row table:style-name="ro1">
          <table:table-cell office:value-type="float" office:value="0.322464" calcext:value-type="float">
            <text:p>0.322464</text:p>
          </table:table-cell>
          <table:table-cell office:value-type="float" office:value="0.443104" calcext:value-type="float">
            <text:p>0.443104</text:p>
          </table:table-cell>
          <table:table-cell table:formula="of:=([.A1979]*[.A1979])" office:value-type="float" office:value="0.103983031296" calcext:value-type="float">
            <text:p>0.103983031296</text:p>
          </table:table-cell>
          <table:table-cell table:formula="of:=([.A1979]-[.B1979])*([.A1979]-[.B1979])" office:value-type="float" office:value="0.0145540096" calcext:value-type="float">
            <text:p>0.0145540096</text:p>
          </table:table-cell>
          <table:table-cell table:number-columns-repeated="2"/>
        </table:table-row>
        <table:table-row table:style-name="ro1">
          <table:table-cell office:value-type="float" office:value="0.493599" calcext:value-type="float">
            <text:p>0.493599</text:p>
          </table:table-cell>
          <table:table-cell office:value-type="float" office:value="0.332817" calcext:value-type="float">
            <text:p>0.332817</text:p>
          </table:table-cell>
          <table:table-cell table:formula="of:=([.A1980]*[.A1980])" office:value-type="float" office:value="0.243639972801" calcext:value-type="float">
            <text:p>0.243639972801</text:p>
          </table:table-cell>
          <table:table-cell table:formula="of:=([.A1980]-[.B1980])*([.A1980]-[.B1980])" office:value-type="float" office:value="0.025850851524" calcext:value-type="float">
            <text:p>0.025850851524</text:p>
          </table:table-cell>
          <table:table-cell table:number-columns-repeated="2"/>
        </table:table-row>
        <table:table-row table:style-name="ro1">
          <table:table-cell office:value-type="float" office:value="0.493599" calcext:value-type="float">
            <text:p>0.493599</text:p>
          </table:table-cell>
          <table:table-cell office:value-type="float" office:value="0.407811" calcext:value-type="float">
            <text:p>0.407811</text:p>
          </table:table-cell>
          <table:table-cell table:formula="of:=([.A1981]*[.A1981])" office:value-type="float" office:value="0.243639972801" calcext:value-type="float">
            <text:p>0.243639972801</text:p>
          </table:table-cell>
          <table:table-cell table:formula="of:=([.A1981]-[.B1981])*([.A1981]-[.B1981])" office:value-type="float" office:value="0.007359580944" calcext:value-type="float">
            <text:p>0.007359580944</text:p>
          </table:table-cell>
          <table:table-cell table:number-columns-repeated="2"/>
        </table:table-row>
        <table:table-row table:style-name="ro1">
          <table:table-cell office:value-type="float" office:value="0.493599" calcext:value-type="float">
            <text:p>0.493599</text:p>
          </table:table-cell>
          <table:table-cell office:value-type="float" office:value="0.589919" calcext:value-type="float">
            <text:p>0.589919</text:p>
          </table:table-cell>
          <table:table-cell table:formula="of:=([.A1982]*[.A1982])" office:value-type="float" office:value="0.243639972801" calcext:value-type="float">
            <text:p>0.243639972801</text:p>
          </table:table-cell>
          <table:table-cell table:formula="of:=([.A1982]-[.B1982])*([.A1982]-[.B1982])" office:value-type="float" office:value="0.00927754239999999" calcext:value-type="float">
            <text:p>0.00927754239999999</text:p>
          </table:table-cell>
          <table:table-cell table:number-columns-repeated="2"/>
        </table:table-row>
        <table:table-row table:style-name="ro1">
          <table:table-cell office:value-type="float" office:value="0.718361" calcext:value-type="float">
            <text:p>0.718361</text:p>
          </table:table-cell>
          <table:table-cell office:value-type="float" office:value="0.733635" calcext:value-type="float">
            <text:p>0.733635</text:p>
          </table:table-cell>
          <table:table-cell table:formula="of:=([.A1983]*[.A1983])" office:value-type="float" office:value="0.516042526321" calcext:value-type="float">
            <text:p>0.516042526321</text:p>
          </table:table-cell>
          <table:table-cell table:formula="of:=([.A1983]-[.B1983])*([.A1983]-[.B1983])" office:value-type="float" office:value="0.000233295076" calcext:value-type="float">
            <text:p>0.000233295076</text:p>
          </table:table-cell>
          <table:table-cell table:number-columns-repeated="2"/>
        </table:table-row>
        <table:table-row table:style-name="ro1">
          <table:table-cell office:value-type="float" office:value="0.905892" calcext:value-type="float">
            <text:p>0.905892</text:p>
          </table:table-cell>
          <table:table-cell office:value-type="float" office:value="0.78785" calcext:value-type="float">
            <text:p>0.78785</text:p>
          </table:table-cell>
          <table:table-cell table:formula="of:=([.A1984]*[.A1984])" office:value-type="float" office:value="0.820640315664" calcext:value-type="float">
            <text:p>0.820640315664</text:p>
          </table:table-cell>
          <table:table-cell table:formula="of:=([.A1984]-[.B1984])*([.A1984]-[.B1984])" office:value-type="float" office:value="0.013933913764" calcext:value-type="float">
            <text:p>0.013933913764</text:p>
          </table:table-cell>
          <table:table-cell table:number-columns-repeated="2"/>
        </table:table-row>
        <table:table-row table:style-name="ro1">
          <table:table-cell office:value-type="float" office:value="0.905891" calcext:value-type="float">
            <text:p>0.905891</text:p>
          </table:table-cell>
          <table:table-cell office:value-type="float" office:value="0.876815" calcext:value-type="float">
            <text:p>0.876815</text:p>
          </table:table-cell>
          <table:table-cell table:formula="of:=([.A1985]*[.A1985])" office:value-type="float" office:value="0.820638503881" calcext:value-type="float">
            <text:p>0.820638503881</text:p>
          </table:table-cell>
          <table:table-cell table:formula="of:=([.A1985]-[.B1985])*([.A1985]-[.B1985])" office:value-type="float" office:value="0.000845413776" calcext:value-type="float">
            <text:p>0.00084541377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17906" calcext:value-type="float">
            <text:p>0.917906</text:p>
          </table:table-cell>
          <table:table-cell table:formula="of:=([.A1986]*[.A1986])" office:value-type="float" office:value="0.999982000081" calcext:value-type="float">
            <text:p>0.999982000081</text:p>
          </table:table-cell>
          <table:table-cell table:formula="of:=([.A1986]-[.B1986])*([.A1986]-[.B1986])" office:value-type="float" office:value="0.00673794722499999" calcext:value-type="float">
            <text:p>0.00673794722499999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55962" calcext:value-type="float">
            <text:p>0.955962</text:p>
          </table:table-cell>
          <table:table-cell table:formula="of:=([.A1987]*[.A1987])" office:value-type="float" office:value="0.999984000064" calcext:value-type="float">
            <text:p>0.999984000064</text:p>
          </table:table-cell>
          <table:table-cell table:formula="of:=([.A1987]-[.B1987])*([.A1987]-[.B1987])" office:value-type="float" office:value="0.0019386409" calcext:value-type="float">
            <text:p>0.0019386409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84712" calcext:value-type="float">
            <text:p>0.984712</text:p>
          </table:table-cell>
          <table:table-cell table:formula="of:=([.A1988]*[.A1988])" office:value-type="float" office:value="0.999984000064" calcext:value-type="float">
            <text:p>0.999984000064</text:p>
          </table:table-cell>
          <table:table-cell table:formula="of:=([.A1988]-[.B1988])*([.A1988]-[.B1988])" office:value-type="float" office:value="0.000233478399999999" calcext:value-type="float">
            <text:p>0.000233478399999999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8192" calcext:value-type="float">
            <text:p>0.998192</text:p>
          </table:table-cell>
          <table:table-cell table:formula="of:=([.A1989]*[.A1989])" office:value-type="float" office:value="0.999984000064" calcext:value-type="float">
            <text:p>0.999984000064</text:p>
          </table:table-cell>
          <table:table-cell table:formula="of:=([.A1989]-[.B1989])*([.A1989]-[.B1989])" office:value-type="float" office:value="0.00000324000000000009" calcext:value-type="float">
            <text:p>3.24000000000009E-0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1990]*[.A1990])" office:value-type="float" office:value="0.999982000081" calcext:value-type="float">
            <text:p>0.999982000081</text:p>
          </table:table-cell>
          <table:table-cell table:formula="of:=([.A1990]-[.B1990])*([.A1990]-[.B1990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108036" calcext:value-type="float">
            <text:p>0.000000108036</text:p>
          </table:table-cell>
          <table:table-cell table:formula="of:=([.A1991]*[.A1991])" office:value-type="float" office:value="0" calcext:value-type="float">
            <text:p>0</text:p>
          </table:table-cell>
          <table:table-cell table:formula="of:=([.A1991]-[.B1991])*([.A1991]-[.B1991])" office:value-type="float" office:value="0.00000000000001167178" calcext:value-type="float">
            <text:p>1.1671777296E-1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503979" calcext:value-type="float">
            <text:p>0.0000503979</text:p>
          </table:table-cell>
          <table:table-cell table:formula="of:=([.A1992]*[.A1992])" office:value-type="float" office:value="0" calcext:value-type="float">
            <text:p>0</text:p>
          </table:table-cell>
          <table:table-cell table:formula="of:=([.A1992]-[.B1992])*([.A1992]-[.B1992])" office:value-type="float" office:value="0.00000000253994832441" calcext:value-type="float">
            <text:p>2.53994832441E-09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569094" calcext:value-type="float">
            <text:p>0.00000569094</text:p>
          </table:table-cell>
          <table:table-cell table:formula="of:=([.A1993]*[.A1993])" office:value-type="float" office:value="0.00000000000001421079" calcext:value-type="float">
            <text:p>1.4210785681E-14</text:p>
          </table:table-cell>
          <table:table-cell table:formula="of:=([.A1993]-[.B1993])*([.A1993]-[.B1993])" office:value-type="float" office:value="0.00000000003104418634" calcext:value-type="float">
            <text:p>3.1044186336361E-11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01541" calcext:value-type="float">
            <text:p>0.00000001541</text:p>
          </table:table-cell>
          <table:table-cell table:formula="of:=([.A1994]*[.A1994])" office:value-type="float" office:value="0.00000000006379248848" calcext:value-type="float">
            <text:p>6.37924884804E-11</text:p>
          </table:table-cell>
          <table:table-cell table:formula="of:=([.A1994]-[.B1994])*([.A1994]-[.B1994])" office:value-type="float" office:value="0.00000000006354656599" calcext:value-type="float">
            <text:p>6.35465659921E-11</text:p>
          </table:table-cell>
          <table:table-cell table:number-columns-repeated="2"/>
        </table:table-row>
        <table:table-row table:style-name="ro1">
          <table:table-cell office:value-type="float" office:value="0.0000183582" calcext:value-type="float">
            <text:p>0.0000183582</text:p>
          </table:table-cell>
          <table:table-cell office:value-type="float" office:value="0.0000000319694" calcext:value-type="float">
            <text:p>0.0000000319694</text:p>
          </table:table-cell>
          <table:table-cell table:formula="of:=([.A1995]*[.A1995])" office:value-type="float" office:value="0.00000000033702350724" calcext:value-type="float">
            <text:p>3.3702350724E-10</text:p>
          </table:table-cell>
          <table:table-cell table:formula="of:=([.A1995]-[.B1995])*([.A1995]-[.B1995])" office:value-type="float" office:value="0.000000000335850728" calcext:value-type="float">
            <text:p>3.35850728004376E-10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627688" calcext:value-type="float">
            <text:p>0.00000627688</text:p>
          </table:table-cell>
          <table:table-cell table:formula="of:=([.A1996]*[.A1996])" office:value-type="float" office:value="0.00000000000319744466" calcext:value-type="float">
            <text:p>3.1974446596E-12</text:p>
          </table:table-cell>
          <table:table-cell table:formula="of:=([.A1996]-[.B1996])*([.A1996]-[.B1996])" office:value-type="float" office:value="0.00000000002014878679" calcext:value-type="float">
            <text:p>2.01487867876E-11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0808528" calcext:value-type="float">
            <text:p>0.000000808528</text:p>
          </table:table-cell>
          <table:table-cell table:formula="of:=([.A1997]*[.A1997])" office:value-type="float" office:value="0.00000000000319744466" calcext:value-type="float">
            <text:p>3.1974446596E-12</text:p>
          </table:table-cell>
          <table:table-cell table:formula="of:=([.A1997]-[.B1997])*([.A1997]-[.B1997])" office:value-type="float" office:value="0.00000000000095963967" calcext:value-type="float">
            <text:p>9.59639670544E-13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00000209204" calcext:value-type="float">
            <text:p>0.00000209204</text:p>
          </table:table-cell>
          <table:table-cell table:formula="of:=([.A1998]*[.A1998])" office:value-type="float" office:value="0.00000000000319744466" calcext:value-type="float">
            <text:p>3.1974446596E-12</text:p>
          </table:table-cell>
          <table:table-cell table:formula="of:=([.A1998]-[.B1998])*([.A1998]-[.B1998])" office:value-type="float" office:value="0.00000000000009235521" calcext:value-type="float">
            <text:p>9.235521E-14</text:p>
          </table:table-cell>
          <table:table-cell table:number-columns-repeated="2"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00471715" calcext:value-type="float">
            <text:p>0.0000471715</text:p>
          </table:table-cell>
          <table:table-cell table:formula="of:=([.A1999]*[.A1999])" office:value-type="float" office:value="0.00000000035251940025" calcext:value-type="float">
            <text:p>3.5251940025E-10</text:p>
          </table:table-cell>
          <table:table-cell table:formula="of:=([.A1999]-[.B1999])*([.A1999]-[.B1999])" office:value-type="float" office:value="0.000000000806332816" calcext:value-type="float">
            <text:p>8.06332816E-10</text:p>
          </table:table-cell>
          <table:table-cell table:number-columns-repeated="2"/>
        </table:table-row>
        <table:table-row table:style-name="ro1">
          <table:table-cell office:value-type="float" office:value="0.0000187755" calcext:value-type="float">
            <text:p>0.0000187755</text:p>
          </table:table-cell>
          <table:table-cell office:value-type="float" office:value="0.0000591489" calcext:value-type="float">
            <text:p>0.0000591489</text:p>
          </table:table-cell>
          <table:table-cell table:formula="of:=([.A2000]*[.A2000])" office:value-type="float" office:value="0.00000000035251940025" calcext:value-type="float">
            <text:p>3.5251940025E-10</text:p>
          </table:table-cell>
          <table:table-cell table:formula="of:=([.A2000]-[.B2000])*([.A2000]-[.B2000])" office:value-type="float" office:value="0.00000000163001142756" calcext:value-type="float">
            <text:p>1.63001142756E-09</text:p>
          </table:table-cell>
          <table:table-cell table:number-columns-repeated="2"/>
        </table:table-row>
        <table:table-row table:style-name="ro1">
          <table:table-cell office:value-type="float" office:value="0.0000221729" calcext:value-type="float">
            <text:p>0.0000221729</text:p>
          </table:table-cell>
          <table:table-cell office:value-type="float" office:value="0.000467218" calcext:value-type="float">
            <text:p>0.000467218</text:p>
          </table:table-cell>
          <table:table-cell table:formula="of:=([.A2001]*[.A2001])" office:value-type="float" office:value="0.00000000049163749441" calcext:value-type="float">
            <text:p>4.9163749441E-10</text:p>
          </table:table-cell>
          <table:table-cell table:formula="of:=([.A2001]-[.B2001])*([.A2001]-[.B2001])" office:value-type="float" office:value="0.00000019806514103401" calcext:value-type="float">
            <text:p>1.9806514103401E-07</text:p>
          </table:table-cell>
          <table:table-cell table:number-columns-repeated="2"/>
        </table:table-row>
        <table:table-row table:style-name="ro1">
          <table:table-cell office:value-type="float" office:value="0.0000668168" calcext:value-type="float">
            <text:p>0.0000668168</text:p>
          </table:table-cell>
          <table:table-cell office:value-type="float" office:value="0.00584094" calcext:value-type="float">
            <text:p>0.00584094</text:p>
          </table:table-cell>
          <table:table-cell table:formula="of:=([.A2002]*[.A2002])" office:value-type="float" office:value="0.00000000446448476224" calcext:value-type="float">
            <text:p>4.46448476224E-09</text:p>
          </table:table-cell>
          <table:table-cell table:formula="of:=([.A2002]-[.B2002])*([.A2002]-[.B2002])" office:value-type="float" office:value="0.0000333404987287782" calcext:value-type="float">
            <text:p>3.33404987287782E-05</text:p>
          </table:table-cell>
          <table:table-cell table:number-columns-repeated="2"/>
        </table:table-row>
        <table:table-row table:style-name="ro1">
          <table:table-cell office:value-type="float" office:value="0.0000793338" calcext:value-type="float">
            <text:p>0.0000793338</text:p>
          </table:table-cell>
          <table:table-cell office:value-type="float" office:value="0.00421833" calcext:value-type="float">
            <text:p>0.00421833</text:p>
          </table:table-cell>
          <table:table-cell table:formula="of:=([.A2003]*[.A2003])" office:value-type="float" office:value="0.00000000629385182244" calcext:value-type="float">
            <text:p>6.29385182244E-09</text:p>
          </table:table-cell>
          <table:table-cell table:formula="of:=([.A2003]-[.B2003])*([.A2003]-[.B2003])" office:value-type="float" office:value="0.0000171312895436144" calcext:value-type="float">
            <text:p>1.71312895436144E-05</text:p>
          </table:table-cell>
          <table:table-cell table:number-columns-repeated="2"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19062" calcext:value-type="float">
            <text:p>0.0019062</text:p>
          </table:table-cell>
          <table:table-cell table:formula="of:=([.A2004]*[.A2004])" office:value-type="float" office:value="0.00000000072904860081" calcext:value-type="float">
            <text:p>7.2904860081E-10</text:p>
          </table:table-cell>
          <table:table-cell table:formula="of:=([.A2004]-[.B2004])*([.A2004]-[.B2004])" office:value-type="float" office:value="0.00000353138925744081" calcext:value-type="float">
            <text:p>3.53138925744081E-06</text:p>
          </table:table-cell>
          <table:table-cell table:number-columns-repeated="2"/>
        </table:table-row>
        <table:table-row table:style-name="ro1">
          <table:table-cell office:value-type="float" office:value="0.000100434" calcext:value-type="float">
            <text:p>0.000100434</text:p>
          </table:table-cell>
          <table:table-cell office:value-type="float" office:value="0.000776071" calcext:value-type="float">
            <text:p>0.000776071</text:p>
          </table:table-cell>
          <table:table-cell table:formula="of:=([.A2005]*[.A2005])" office:value-type="float" office:value="0.000000010086988356" calcext:value-type="float">
            <text:p>1.0086988356E-08</text:p>
          </table:table-cell>
          <table:table-cell table:formula="of:=([.A2005]-[.B2005])*([.A2005]-[.B2005])" office:value-type="float" office:value="0.000000456485355769" calcext:value-type="float">
            <text:p>4.56485355769E-07</text:p>
          </table:table-cell>
          <table:table-cell table:number-columns-repeated="2"/>
        </table:table-row>
        <table:table-row table:style-name="ro1">
          <table:table-cell office:value-type="float" office:value="0.000369966" calcext:value-type="float">
            <text:p>0.000369966</text:p>
          </table:table-cell>
          <table:table-cell office:value-type="float" office:value="0.0151196" calcext:value-type="float">
            <text:p>0.0151196</text:p>
          </table:table-cell>
          <table:table-cell table:formula="of:=([.A2006]*[.A2006])" office:value-type="float" office:value="0.000000136874841156" calcext:value-type="float">
            <text:p>1.36874841156E-07</text:p>
          </table:table-cell>
          <table:table-cell table:formula="of:=([.A2006]-[.B2006])*([.A2006]-[.B2006])" office:value-type="float" office:value="0.000217551703133956" calcext:value-type="float">
            <text:p>0.000217551703133956</text:p>
          </table:table-cell>
          <table:table-cell table:number-columns-repeated="2"/>
        </table:table-row>
        <table:table-row table:style-name="ro1">
          <table:table-cell office:value-type="float" office:value="0.0000371933" calcext:value-type="float">
            <text:p>0.0000371933</text:p>
          </table:table-cell>
          <table:table-cell office:value-type="float" office:value="0.060957" calcext:value-type="float">
            <text:p>0.060957</text:p>
          </table:table-cell>
          <table:table-cell table:formula="of:=([.A2007]*[.A2007])" office:value-type="float" office:value="0.00000000138334156489" calcext:value-type="float">
            <text:p>1.38334156489E-09</text:p>
          </table:table-cell>
          <table:table-cell table:formula="of:=([.A2007]-[.B2007])*([.A2007]-[.B2007])" office:value-type="float" office:value="0.00371122284836536" calcext:value-type="float">
            <text:p>0.00371122284836536</text:p>
          </table:table-cell>
          <table:table-cell table:number-columns-repeated="2"/>
        </table:table-row>
        <table:table-row table:style-name="ro1">
          <table:table-cell office:value-type="float" office:value="0.000542581" calcext:value-type="float">
            <text:p>0.000542581</text:p>
          </table:table-cell>
          <table:table-cell office:value-type="float" office:value="0.0141773" calcext:value-type="float">
            <text:p>0.0141773</text:p>
          </table:table-cell>
          <table:table-cell table:formula="of:=([.A2008]*[.A2008])" office:value-type="float" office:value="0.000000294394141561" calcext:value-type="float">
            <text:p>2.94394141561E-07</text:p>
          </table:table-cell>
          <table:table-cell table:formula="of:=([.A2008]-[.B2008])*([.A2008]-[.B2008])" office:value-type="float" office:value="0.000185905562208961" calcext:value-type="float">
            <text:p>0.000185905562208961</text:p>
          </table:table-cell>
          <table:table-cell table:number-columns-repeated="2"/>
        </table:table-row>
        <table:table-row table:style-name="ro1">
          <table:table-cell office:value-type="float" office:value="0.00058192" calcext:value-type="float">
            <text:p>0.00058192</text:p>
          </table:table-cell>
          <table:table-cell office:value-type="float" office:value="0.0409589" calcext:value-type="float">
            <text:p>0.0409589</text:p>
          </table:table-cell>
          <table:table-cell table:formula="of:=([.A2009]*[.A2009])" office:value-type="float" office:value="0.0000003386308864" calcext:value-type="float">
            <text:p>0.0000003386308864</text:p>
          </table:table-cell>
          <table:table-cell table:formula="of:=([.A2009]-[.B2009])*([.A2009]-[.B2009])" office:value-type="float" office:value="0.0016303005139204" calcext:value-type="float">
            <text:p>0.0016303005139204</text:p>
          </table:table-cell>
          <table:table-cell table:number-columns-repeated="2"/>
        </table:table-row>
        <table:table-row table:style-name="ro1">
          <table:table-cell office:value-type="float" office:value="0.000425696" calcext:value-type="float">
            <text:p>0.000425696</text:p>
          </table:table-cell>
          <table:table-cell office:value-type="float" office:value="0.0520973" calcext:value-type="float">
            <text:p>0.0520973</text:p>
          </table:table-cell>
          <table:table-cell table:formula="of:=([.A2010]*[.A2010])" office:value-type="float" office:value="0.000000181217084416" calcext:value-type="float">
            <text:p>1.81217084416E-07</text:p>
          </table:table-cell>
          <table:table-cell table:formula="of:=([.A2010]-[.B2010])*([.A2010]-[.B2010])" office:value-type="float" office:value="0.00266995465993282" calcext:value-type="float">
            <text:p>0.00266995465993282</text:p>
          </table:table-cell>
          <table:table-cell table:number-columns-repeated="2"/>
        </table:table-row>
        <table:table-row table:style-name="ro1">
          <table:table-cell office:value-type="float" office:value="0.00344336" calcext:value-type="float">
            <text:p>0.00344336</text:p>
          </table:table-cell>
          <table:table-cell office:value-type="float" office:value="0.00538863" calcext:value-type="float">
            <text:p>0.00538863</text:p>
          </table:table-cell>
          <table:table-cell table:formula="of:=([.A2011]*[.A2011])" office:value-type="float" office:value="0.0000118567280896" calcext:value-type="float">
            <text:p>0.0000118567280896</text:p>
          </table:table-cell>
          <table:table-cell table:formula="of:=([.A2011]-[.B2011])*([.A2011]-[.B2011])" office:value-type="float" office:value="0.0000037840753729" calcext:value-type="float">
            <text:p>0.0000037840753729</text:p>
          </table:table-cell>
          <table:table-cell table:number-columns-repeated="2"/>
        </table:table-row>
        <table:table-row table:style-name="ro1">
          <table:table-cell office:value-type="float" office:value="0.00579613" calcext:value-type="float">
            <text:p>0.00579613</text:p>
          </table:table-cell>
          <table:table-cell office:value-type="float" office:value="0.0325089" calcext:value-type="float">
            <text:p>0.0325089</text:p>
          </table:table-cell>
          <table:table-cell table:formula="of:=([.A2012]*[.A2012])" office:value-type="float" office:value="0.0000335951229769" calcext:value-type="float">
            <text:p>0.0000335951229769</text:p>
          </table:table-cell>
          <table:table-cell table:formula="of:=([.A2012]-[.B2012])*([.A2012]-[.B2012])" office:value-type="float" office:value="0.0007135720810729" calcext:value-type="float">
            <text:p>0.0007135720810729</text:p>
          </table:table-cell>
          <table:table-cell table:number-columns-repeated="2"/>
        </table:table-row>
        <table:table-row table:style-name="ro1">
          <table:table-cell office:value-type="float" office:value="0.00662053" calcext:value-type="float">
            <text:p>0.00662053</text:p>
          </table:table-cell>
          <table:table-cell office:value-type="float" office:value="0.0948591" calcext:value-type="float">
            <text:p>0.0948591</text:p>
          </table:table-cell>
          <table:table-cell table:formula="of:=([.A2013]*[.A2013])" office:value-type="float" office:value="0.0000438314174809" calcext:value-type="float">
            <text:p>0.0000438314174809</text:p>
          </table:table-cell>
          <table:table-cell table:formula="of:=([.A2013]-[.B2013])*([.A2013]-[.B2013])" office:value-type="float" office:value="0.0077860452356449" calcext:value-type="float">
            <text:p>0.0077860452356449</text:p>
          </table:table-cell>
          <table:table-cell table:number-columns-repeated="2"/>
        </table:table-row>
        <table:table-row table:style-name="ro1">
          <table:table-cell office:value-type="float" office:value="0.0109466" calcext:value-type="float">
            <text:p>0.0109466</text:p>
          </table:table-cell>
          <table:table-cell office:value-type="float" office:value="0.0201826" calcext:value-type="float">
            <text:p>0.0201826</text:p>
          </table:table-cell>
          <table:table-cell table:formula="of:=([.A2014]*[.A2014])" office:value-type="float" office:value="0.00011982805156" calcext:value-type="float">
            <text:p>0.00011982805156</text:p>
          </table:table-cell>
          <table:table-cell table:formula="of:=([.A2014]-[.B2014])*([.A2014]-[.B2014])" office:value-type="float" office:value="0.000085303696" calcext:value-type="float">
            <text:p>0.000085303696</text:p>
          </table:table-cell>
          <table:table-cell table:number-columns-repeated="2"/>
        </table:table-row>
        <table:table-row table:style-name="ro1">
          <table:table-cell office:value-type="float" office:value="0.142173" calcext:value-type="float">
            <text:p>0.142173</text:p>
          </table:table-cell>
          <table:table-cell office:value-type="float" office:value="0.0842688" calcext:value-type="float">
            <text:p>0.0842688</text:p>
          </table:table-cell>
          <table:table-cell table:formula="of:=([.A2015]*[.A2015])" office:value-type="float" office:value="0.020213161929" calcext:value-type="float">
            <text:p>0.020213161929</text:p>
          </table:table-cell>
          <table:table-cell table:formula="of:=([.A2015]-[.B2015])*([.A2015]-[.B2015])" office:value-type="float" office:value="0.00335289637764" calcext:value-type="float">
            <text:p>0.00335289637764</text:p>
          </table:table-cell>
          <table:table-cell table:number-columns-repeated="2"/>
        </table:table-row>
        <table:table-row table:style-name="ro1">
          <table:table-cell office:value-type="float" office:value="0.159315" calcext:value-type="float">
            <text:p>0.159315</text:p>
          </table:table-cell>
          <table:table-cell office:value-type="float" office:value="0.126289" calcext:value-type="float">
            <text:p>0.126289</text:p>
          </table:table-cell>
          <table:table-cell table:formula="of:=([.A2016]*[.A2016])" office:value-type="float" office:value="0.025381269225" calcext:value-type="float">
            <text:p>0.025381269225</text:p>
          </table:table-cell>
          <table:table-cell table:formula="of:=([.A2016]-[.B2016])*([.A2016]-[.B2016])" office:value-type="float" office:value="0.001090716676" calcext:value-type="float">
            <text:p>0.001090716676</text:p>
          </table:table-cell>
          <table:table-cell table:number-columns-repeated="2"/>
        </table:table-row>
        <table:table-row table:style-name="ro1">
          <table:table-cell office:value-type="float" office:value="0.159315" calcext:value-type="float">
            <text:p>0.159315</text:p>
          </table:table-cell>
          <table:table-cell office:value-type="float" office:value="0.131117" calcext:value-type="float">
            <text:p>0.131117</text:p>
          </table:table-cell>
          <table:table-cell table:formula="of:=([.A2017]*[.A2017])" office:value-type="float" office:value="0.025381269225" calcext:value-type="float">
            <text:p>0.025381269225</text:p>
          </table:table-cell>
          <table:table-cell table:formula="of:=([.A2017]-[.B2017])*([.A2017]-[.B2017])" office:value-type="float" office:value="0.000795127204" calcext:value-type="float">
            <text:p>0.000795127204</text:p>
          </table:table-cell>
          <table:table-cell table:number-columns-repeated="2"/>
        </table:table-row>
        <table:table-row table:style-name="ro1">
          <table:table-cell office:value-type="float" office:value="0.363492" calcext:value-type="float">
            <text:p>0.363492</text:p>
          </table:table-cell>
          <table:table-cell office:value-type="float" office:value="0.226728" calcext:value-type="float">
            <text:p>0.226728</text:p>
          </table:table-cell>
          <table:table-cell table:formula="of:=([.A2018]*[.A2018])" office:value-type="float" office:value="0.132126434064" calcext:value-type="float">
            <text:p>0.132126434064</text:p>
          </table:table-cell>
          <table:table-cell table:formula="of:=([.A2018]-[.B2018])*([.A2018]-[.B2018])" office:value-type="float" office:value="0.018704391696" calcext:value-type="float">
            <text:p>0.018704391696</text:p>
          </table:table-cell>
          <table:table-cell table:number-columns-repeated="2"/>
        </table:table-row>
        <table:table-row table:style-name="ro1">
          <table:table-cell office:value-type="float" office:value="0.481866" calcext:value-type="float">
            <text:p>0.481866</text:p>
          </table:table-cell>
          <table:table-cell office:value-type="float" office:value="0.219713" calcext:value-type="float">
            <text:p>0.219713</text:p>
          </table:table-cell>
          <table:table-cell table:formula="of:=([.A2019]*[.A2019])" office:value-type="float" office:value="0.232194841956" calcext:value-type="float">
            <text:p>0.232194841956</text:p>
          </table:table-cell>
          <table:table-cell table:formula="of:=([.A2019]-[.B2019])*([.A2019]-[.B2019])" office:value-type="float" office:value="0.068724195409" calcext:value-type="float">
            <text:p>0.068724195409</text:p>
          </table:table-cell>
          <table:table-cell table:number-columns-repeated="2"/>
        </table:table-row>
        <table:table-row table:style-name="ro1">
          <table:table-cell office:value-type="float" office:value="0.481866" calcext:value-type="float">
            <text:p>0.481866</text:p>
          </table:table-cell>
          <table:table-cell office:value-type="float" office:value="0.228996" calcext:value-type="float">
            <text:p>0.228996</text:p>
          </table:table-cell>
          <table:table-cell table:formula="of:=([.A2020]*[.A2020])" office:value-type="float" office:value="0.232194841956" calcext:value-type="float">
            <text:p>0.232194841956</text:p>
          </table:table-cell>
          <table:table-cell table:formula="of:=([.A2020]-[.B2020])*([.A2020]-[.B2020])" office:value-type="float" office:value="0.0639432369" calcext:value-type="float">
            <text:p>0.0639432369</text:p>
          </table:table-cell>
          <table:table-cell table:number-columns-repeated="2"/>
        </table:table-row>
        <table:table-row table:style-name="ro1">
          <table:table-cell office:value-type="float" office:value="0.741912" calcext:value-type="float">
            <text:p>0.741912</text:p>
          </table:table-cell>
          <table:table-cell office:value-type="float" office:value="0.307599" calcext:value-type="float">
            <text:p>0.307599</text:p>
          </table:table-cell>
          <table:table-cell table:formula="of:=([.A2021]*[.A2021])" office:value-type="float" office:value="0.550433415744" calcext:value-type="float">
            <text:p>0.550433415744</text:p>
          </table:table-cell>
          <table:table-cell table:formula="of:=([.A2021]-[.B2021])*([.A2021]-[.B2021])" office:value-type="float" office:value="0.188627781969" calcext:value-type="float">
            <text:p>0.188627781969</text:p>
          </table:table-cell>
          <table:table-cell table:number-columns-repeated="2"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577382" calcext:value-type="float">
            <text:p>0.577382</text:p>
          </table:table-cell>
          <table:table-cell table:formula="of:=([.A2022]*[.A2022])" office:value-type="float" office:value="0.9415985296" calcext:value-type="float">
            <text:p>0.9415985296</text:p>
          </table:table-cell>
          <table:table-cell table:formula="of:=([.A2022]-[.B2022])*([.A2022]-[.B2022])" office:value-type="float" office:value="0.154431708484" calcext:value-type="float">
            <text:p>0.154431708484</text:p>
          </table:table-cell>
          <table:table-cell table:number-columns-repeated="2"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668074" calcext:value-type="float">
            <text:p>0.668074</text:p>
          </table:table-cell>
          <table:table-cell table:formula="of:=([.A2023]*[.A2023])" office:value-type="float" office:value="0.9415985296" calcext:value-type="float">
            <text:p>0.9415985296</text:p>
          </table:table-cell>
          <table:table-cell table:formula="of:=([.A2023]-[.B2023])*([.A2023]-[.B2023])" office:value-type="float" office:value="0.091376825796" calcext:value-type="float">
            <text:p>0.091376825796</text:p>
          </table:table-cell>
          <table:table-cell table:number-columns-repeated="2"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753058" calcext:value-type="float">
            <text:p>0.753058</text:p>
          </table:table-cell>
          <table:table-cell table:formula="of:=([.A2024]*[.A2024])" office:value-type="float" office:value="0.9415985296" calcext:value-type="float">
            <text:p>0.9415985296</text:p>
          </table:table-cell>
          <table:table-cell table:formula="of:=([.A2024]-[.B2024])*([.A2024]-[.B2024])" office:value-type="float" office:value="0.047220159204" calcext:value-type="float">
            <text:p>0.047220159204</text:p>
          </table:table-cell>
          <table:table-cell table:number-columns-repeated="2"/>
        </table:table-row>
        <table:table-row table:style-name="ro1">
          <table:table-cell office:value-type="float" office:value="0.970361" calcext:value-type="float">
            <text:p>0.970361</text:p>
          </table:table-cell>
          <table:table-cell office:value-type="float" office:value="0.916575" calcext:value-type="float">
            <text:p>0.916575</text:p>
          </table:table-cell>
          <table:table-cell table:formula="of:=([.A2025]*[.A2025])" office:value-type="float" office:value="0.941600470321" calcext:value-type="float">
            <text:p>0.941600470321</text:p>
          </table:table-cell>
          <table:table-cell table:formula="of:=([.A2025]-[.B2025])*([.A2025]-[.B2025])" office:value-type="float" office:value="0.002892933796" calcext:value-type="float">
            <text:p>0.002892933796</text:p>
          </table:table-cell>
          <table:table-cell table:number-columns-repeated="2"/>
        </table:table-row>
        <table:table-row table:style-name="ro1">
          <table:table-cell office:value-type="float" office:value="0.970361" calcext:value-type="float">
            <text:p>0.970361</text:p>
          </table:table-cell>
          <table:table-cell office:value-type="float" office:value="0.954577" calcext:value-type="float">
            <text:p>0.954577</text:p>
          </table:table-cell>
          <table:table-cell table:formula="of:=([.A2026]*[.A2026])" office:value-type="float" office:value="0.941600470321" calcext:value-type="float">
            <text:p>0.941600470321</text:p>
          </table:table-cell>
          <table:table-cell table:formula="of:=([.A2026]-[.B2026])*([.A2026]-[.B2026])" office:value-type="float" office:value="0.000249134656000001" calcext:value-type="float">
            <text:p>0.000249134656000001</text:p>
          </table:table-cell>
          <table:table-cell table:number-columns-repeated="2"/>
        </table:table-row>
        <table:table-row table:style-name="ro1">
          <table:table-cell office:value-type="float" office:value="0.97036" calcext:value-type="float">
            <text:p>0.97036</text:p>
          </table:table-cell>
          <table:table-cell office:value-type="float" office:value="0.983285" calcext:value-type="float">
            <text:p>0.983285</text:p>
          </table:table-cell>
          <table:table-cell table:formula="of:=([.A2027]*[.A2027])" office:value-type="float" office:value="0.9415985296" calcext:value-type="float">
            <text:p>0.9415985296</text:p>
          </table:table-cell>
          <table:table-cell table:formula="of:=([.A2027]-[.B2027])*([.A2027]-[.B2027])" office:value-type="float" office:value="0.000167055624999999" calcext:value-type="float">
            <text:p>0.000167055624999999</text:p>
          </table:table-cell>
          <table:table-cell table:number-columns-repeated="2"/>
        </table:table-row>
        <table:table-row table:style-name="ro1">
          <table:table-cell office:value-type="float" office:value="0.994727" calcext:value-type="float">
            <text:p>0.994727</text:p>
          </table:table-cell>
          <table:table-cell office:value-type="float" office:value="0.998192" calcext:value-type="float">
            <text:p>0.998192</text:p>
          </table:table-cell>
          <table:table-cell table:formula="of:=([.A2028]*[.A2028])" office:value-type="float" office:value="0.989481804529" calcext:value-type="float">
            <text:p>0.989481804529</text:p>
          </table:table-cell>
          <table:table-cell table:formula="of:=([.A2028]-[.B2028])*([.A2028]-[.B2028])" office:value-type="float" office:value="0.0000120062249999996" calcext:value-type="float">
            <text:p>1.20062249999996E-05</text:p>
          </table:table-cell>
          <table:table-cell table:number-columns-repeated="2"/>
        </table:table-row>
        <table:table-row table:style-name="ro1">
          <table:table-cell office:value-type="float" office:value="0.994727" calcext:value-type="float">
            <text:p>0.994727</text:p>
          </table:table-cell>
          <table:table-cell office:value-type="float" office:value="0.999997" calcext:value-type="float">
            <text:p>0.999997</text:p>
          </table:table-cell>
          <table:table-cell table:formula="of:=([.A2029]*[.A2029])" office:value-type="float" office:value="0.989481804529" calcext:value-type="float">
            <text:p>0.989481804529</text:p>
          </table:table-cell>
          <table:table-cell table:formula="of:=([.A2029]-[.B2029])*([.A2029]-[.B2029])" office:value-type="float" office:value="0.0000277729" calcext:value-type="float">
            <text:p>0.0000277729</text:p>
          </table:table-cell>
          <table:table-cell table:number-columns-repeated="2"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0000266092" calcext:value-type="float">
            <text:p>0.00000266092</text:p>
          </table:table-cell>
          <table:table-cell table:formula="of:=([.A2030]*[.A2030])" office:value-type="float" office:value="0.00000000076818774244" calcext:value-type="float">
            <text:p>7.6818774244E-10</text:p>
          </table:table-cell>
          <table:table-cell table:formula="of:=([.A2030]-[.B2030])*([.A2030]-[.B2030])" office:value-type="float" office:value="0.00000000062776705588" calcext:value-type="float">
            <text:p>6.277670558784E-10</text:p>
          </table:table-cell>
          <table:table-cell table:number-columns-repeated="2"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0158656" calcext:value-type="float">
            <text:p>0.00158656</text:p>
          </table:table-cell>
          <table:table-cell table:formula="of:=([.A2031]*[.A2031])" office:value-type="float" office:value="0.00000000076818774244" calcext:value-type="float">
            <text:p>7.6818774244E-10</text:p>
          </table:table-cell>
          <table:table-cell table:formula="of:=([.A2031]-[.B2031])*([.A2031]-[.B2031])" office:value-type="float" office:value="0.00000242999399279844" calcext:value-type="float">
            <text:p>2.42999399279844E-06</text:p>
          </table:table-cell>
          <table:table-cell table:number-columns-repeated="2"/>
        </table:table-row>
        <table:table-row table:style-name="ro1">
          <table:table-cell office:value-type="float" office:value="0.0000277162" calcext:value-type="float">
            <text:p>0.0000277162</text:p>
          </table:table-cell>
          <table:table-cell office:value-type="float" office:value="0.0134157" calcext:value-type="float">
            <text:p>0.0134157</text:p>
          </table:table-cell>
          <table:table-cell table:formula="of:=([.A2032]*[.A2032])" office:value-type="float" office:value="0.00000000076818774244" calcext:value-type="float">
            <text:p>7.6818774244E-10</text:p>
          </table:table-cell>
          <table:table-cell table:formula="of:=([.A2032]-[.B2032])*([.A2032]-[.B2032])" office:value-type="float" office:value="0.000179238110229062" calcext:value-type="float">
            <text:p>0.000179238110229062</text:p>
          </table:table-cell>
          <table:table-cell table:number-columns-repeated="2"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0564401" calcext:value-type="float">
            <text:p>0.00564401</text:p>
          </table:table-cell>
          <table:table-cell table:formula="of:=([.A2033]*[.A2033])" office:value-type="float" office:value="0.00000000007063141806" calcext:value-type="float">
            <text:p>7.06314180625E-11</text:p>
          </table:table-cell>
          <table:table-cell table:formula="of:=([.A2033]-[.B2033])*([.A2033]-[.B2033])" office:value-type="float" office:value="0.0000317600521694331" calcext:value-type="float">
            <text:p>3.17600521694331E-05</text:p>
          </table:table-cell>
          <table:table-cell table:number-columns-repeated="2"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105217" calcext:value-type="float">
            <text:p>0.0105217</text:p>
          </table:table-cell>
          <table:table-cell table:formula="of:=([.A2034]*[.A2034])" office:value-type="float" office:value="0.00000000007063141806" calcext:value-type="float">
            <text:p>7.06314180625E-11</text:p>
          </table:table-cell>
          <table:table-cell table:formula="of:=([.A2034]-[.B2034])*([.A2034]-[.B2034])" office:value-type="float" office:value="0.000110529387526968" calcext:value-type="float">
            <text:p>0.000110529387526968</text:p>
          </table:table-cell>
          <table:table-cell table:number-columns-repeated="2"/>
        </table:table-row>
        <table:table-row table:style-name="ro1">
          <table:table-cell office:value-type="float" office:value="0.00000840425" calcext:value-type="float">
            <text:p>0.00000840425</text:p>
          </table:table-cell>
          <table:table-cell office:value-type="float" office:value="0.0157879" calcext:value-type="float">
            <text:p>0.0157879</text:p>
          </table:table-cell>
          <table:table-cell table:formula="of:=([.A2035]*[.A2035])" office:value-type="float" office:value="0.00000000007063141806" calcext:value-type="float">
            <text:p>7.06314180625E-11</text:p>
          </table:table-cell>
          <table:table-cell table:formula="of:=([.A2035]-[.B2035])*([.A2035]-[.B2035])" office:value-type="float" office:value="0.000248992486124268" calcext:value-type="float">
            <text:p>0.000248992486124268</text:p>
          </table:table-cell>
          <table:table-cell table:number-columns-repeated="2"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100944" calcext:value-type="float">
            <text:p>0.100944</text:p>
          </table:table-cell>
          <table:table-cell table:formula="of:=([.A2036]*[.A2036])" office:value-type="float" office:value="0.00000000012825336001" calcext:value-type="float">
            <text:p>1.2825336001E-10</text:p>
          </table:table-cell>
          <table:table-cell table:formula="of:=([.A2036]-[.B2036])*([.A2036]-[.B2036])" office:value-type="float" office:value="0.0101874049028422" calcext:value-type="float">
            <text:p>0.0101874049028422</text:p>
          </table:table-cell>
          <table:table-cell table:number-columns-repeated="2"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221278" calcext:value-type="float">
            <text:p>0.0221278</text:p>
          </table:table-cell>
          <table:table-cell table:formula="of:=([.A2037]*[.A2037])" office:value-type="float" office:value="0.00000000144611357284" calcext:value-type="float">
            <text:p>1.44611357284E-09</text:p>
          </table:table-cell>
          <table:table-cell table:formula="of:=([.A2037]-[.B2037])*([.A2037]-[.B2037])" office:value-type="float" office:value="0.000487958035847893" calcext:value-type="float">
            <text:p>0.000487958035847893</text:p>
          </table:table-cell>
          <table:table-cell table:number-columns-repeated="2"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0259818" calcext:value-type="float">
            <text:p>0.0259818</text:p>
          </table:table-cell>
          <table:table-cell table:formula="of:=([.A2038]*[.A2038])" office:value-type="float" office:value="0.00000000144611357284" calcext:value-type="float">
            <text:p>1.44611357284E-09</text:p>
          </table:table-cell>
          <table:table-cell table:formula="of:=([.A2038]-[.B2038])*([.A2038]-[.B2038])" office:value-type="float" office:value="0.000673079315965493" calcext:value-type="float">
            <text:p>0.000673079315965493</text:p>
          </table:table-cell>
          <table:table-cell table:number-columns-repeated="2"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172807" calcext:value-type="float">
            <text:p>0.172807</text:p>
          </table:table-cell>
          <table:table-cell table:formula="of:=([.A2039]*[.A2039])" office:value-type="float" office:value="0.00000000144611357284" calcext:value-type="float">
            <text:p>1.44611357284E-09</text:p>
          </table:table-cell>
          <table:table-cell table:formula="of:=([.A2039]-[.B2039])*([.A2039]-[.B2039])" office:value-type="float" office:value="0.0298491177550444" calcext:value-type="float">
            <text:p>0.0298491177550444</text:p>
          </table:table-cell>
          <table:table-cell table:number-columns-repeated="2"/>
        </table:table-row>
        <table:table-row table:style-name="ro1">
          <table:table-cell office:value-type="float" office:value="0.0000380278" calcext:value-type="float">
            <text:p>0.0000380278</text:p>
          </table:table-cell>
          <table:table-cell office:value-type="float" office:value="0.191849" calcext:value-type="float">
            <text:p>0.191849</text:p>
          </table:table-cell>
          <table:table-cell table:formula="of:=([.A2040]*[.A2040])" office:value-type="float" office:value="0.00000000144611357284" calcext:value-type="float">
            <text:p>1.44611357284E-09</text:p>
          </table:table-cell>
          <table:table-cell table:formula="of:=([.A2040]-[.B2040])*([.A2040]-[.B2040])" office:value-type="float" office:value="0.0367914490563092" calcext:value-type="float">
            <text:p>0.0367914490563092</text:p>
          </table:table-cell>
          <table:table-cell table:number-columns-repeated="2"/>
        </table:table-row>
        <table:table-row table:style-name="ro1">
          <table:table-cell office:value-type="float" office:value="0.0000180602" calcext:value-type="float">
            <text:p>0.0000180602</text:p>
          </table:table-cell>
          <table:table-cell office:value-type="float" office:value="0.0569795" calcext:value-type="float">
            <text:p>0.0569795</text:p>
          </table:table-cell>
          <table:table-cell table:formula="of:=([.A2041]*[.A2041])" office:value-type="float" office:value="0.00000000032617082404" calcext:value-type="float">
            <text:p>3.2617082404E-10</text:p>
          </table:table-cell>
          <table:table-cell table:formula="of:=([.A2041]-[.B2041])*([.A2041]-[.B2041])" office:value-type="float" office:value="0.00324460562408902" calcext:value-type="float">
            <text:p>0.00324460562408902</text:p>
          </table:table-cell>
          <table:table-cell table:number-columns-repeated="2"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07759" calcext:value-type="float">
            <text:p>0.107759</text:p>
          </table:table-cell>
          <table:table-cell table:formula="of:=([.A2042]*[.A2042])" office:value-type="float" office:value="0.000000506572404121" calcext:value-type="float">
            <text:p>5.06572404121E-07</text:p>
          </table:table-cell>
          <table:table-cell table:formula="of:=([.A2042]-[.B2042])*([.A2042]-[.B2042])" office:value-type="float" office:value="0.0114591160876021" calcext:value-type="float">
            <text:p>0.0114591160876021</text:p>
          </table:table-cell>
          <table:table-cell table:number-columns-repeated="2"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15084" calcext:value-type="float">
            <text:p>0.115084</text:p>
          </table:table-cell>
          <table:table-cell table:formula="of:=([.A2043]*[.A2043])" office:value-type="float" office:value="0.000000506572404121" calcext:value-type="float">
            <text:p>5.06572404121E-07</text:p>
          </table:table-cell>
          <table:table-cell table:formula="of:=([.A2043]-[.B2043])*([.A2043]-[.B2043])" office:value-type="float" office:value="0.0130810140862521" calcext:value-type="float">
            <text:p>0.0130810140862521</text:p>
          </table:table-cell>
          <table:table-cell table:number-columns-repeated="2"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22013" calcext:value-type="float">
            <text:p>0.122013</text:p>
          </table:table-cell>
          <table:table-cell table:formula="of:=([.A2044]*[.A2044])" office:value-type="float" office:value="0.000000506572404121" calcext:value-type="float">
            <text:p>5.06572404121E-07</text:p>
          </table:table-cell>
          <table:table-cell table:formula="of:=([.A2044]-[.B2044])*([.A2044]-[.B2044])" office:value-type="float" office:value="0.0147139959201901" calcext:value-type="float">
            <text:p>0.0147139959201901</text:p>
          </table:table-cell>
          <table:table-cell table:number-columns-repeated="2"/>
        </table:table-row>
        <table:table-row table:style-name="ro1">
          <table:table-cell office:value-type="float" office:value="0.000711739" calcext:value-type="float">
            <text:p>0.000711739</text:p>
          </table:table-cell>
          <table:table-cell office:value-type="float" office:value="0.152532" calcext:value-type="float">
            <text:p>0.152532</text:p>
          </table:table-cell>
          <table:table-cell table:formula="of:=([.A2045]*[.A2045])" office:value-type="float" office:value="0.000000506572404121" calcext:value-type="float">
            <text:p>5.06572404121E-07</text:p>
          </table:table-cell>
          <table:table-cell table:formula="of:=([.A2045]-[.B2045])*([.A2045]-[.B2045])" office:value-type="float" office:value="0.0230493916501081" calcext:value-type="float">
            <text:p>0.0230493916501081</text:p>
          </table:table-cell>
          <table:table-cell table:number-columns-repeated="2"/>
        </table:table-row>
        <table:table-row table:style-name="ro1">
          <table:table-cell office:value-type="float" office:value="0.000410557" calcext:value-type="float">
            <text:p>0.000410557</text:p>
          </table:table-cell>
          <table:table-cell office:value-type="float" office:value="0.0178618" calcext:value-type="float">
            <text:p>0.0178618</text:p>
          </table:table-cell>
          <table:table-cell table:formula="of:=([.A2046]*[.A2046])" office:value-type="float" office:value="0.000000168557050249" calcext:value-type="float">
            <text:p>1.68557050249E-07</text:p>
          </table:table-cell>
          <table:table-cell table:formula="of:=([.A2046]-[.B2046])*([.A2046]-[.B2046])" office:value-type="float" office:value="0.000304545882245049" calcext:value-type="float">
            <text:p>0.000304545882245049</text:p>
          </table:table-cell>
          <table:table-cell table:number-columns-repeated="2"/>
        </table:table-row>
        <table:table-row table:style-name="ro1">
          <table:table-cell office:value-type="float" office:value="0.000349283" calcext:value-type="float">
            <text:p>0.000349283</text:p>
          </table:table-cell>
          <table:table-cell office:value-type="float" office:value="0.00000829931" calcext:value-type="float">
            <text:p>0.00000829931</text:p>
          </table:table-cell>
          <table:table-cell table:formula="of:=([.A2047]*[.A2047])" office:value-type="float" office:value="0.000000121998614089" calcext:value-type="float">
            <text:p>1.21998614089E-07</text:p>
          </table:table-cell>
          <table:table-cell table:formula="of:=([.A2047]-[.B2047])*([.A2047]-[.B2047])" office:value-type="float" office:value="0.00000011626987684602" calcext:value-type="float">
            <text:p>1.16269876846016E-07</text:p>
          </table:table-cell>
          <table:table-cell table:number-columns-repeated="2"/>
        </table:table-row>
        <table:table-row table:style-name="ro1">
          <table:table-cell office:value-type="float" office:value="0.00454205" calcext:value-type="float">
            <text:p>0.00454205</text:p>
          </table:table-cell>
          <table:table-cell office:value-type="float" office:value="0.00502203" calcext:value-type="float">
            <text:p>0.00502203</text:p>
          </table:table-cell>
          <table:table-cell table:formula="of:=([.A2048]*[.A2048])" office:value-type="float" office:value="0.0000206302182025" calcext:value-type="float">
            <text:p>0.0000206302182025</text:p>
          </table:table-cell>
          <table:table-cell table:formula="of:=([.A2048]-[.B2048])*([.A2048]-[.B2048])" office:value-type="float" office:value="0.0000002303808004" calcext:value-type="float">
            <text:p>0.0000002303808004</text:p>
          </table:table-cell>
          <table:table-cell table:number-columns-repeated="2"/>
        </table:table-row>
        <table:table-row table:style-name="ro1">
          <table:table-cell office:value-type="float" office:value="0.00718397" calcext:value-type="float">
            <text:p>0.00718397</text:p>
          </table:table-cell>
          <table:table-cell office:value-type="float" office:value="0.0100977" calcext:value-type="float">
            <text:p>0.0100977</text:p>
          </table:table-cell>
          <table:table-cell table:formula="of:=([.A2049]*[.A2049])" office:value-type="float" office:value="0.0000516094249609" calcext:value-type="float">
            <text:p>0.0000516094249609</text:p>
          </table:table-cell>
          <table:table-cell table:formula="of:=([.A2049]-[.B2049])*([.A2049]-[.B2049])" office:value-type="float" office:value="0.0000084898225129" calcext:value-type="float">
            <text:p>0.0000084898225129</text:p>
          </table:table-cell>
          <table:table-cell table:number-columns-repeated="2"/>
        </table:table-row>
        <table:table-row table:style-name="ro1">
          <table:table-cell office:value-type="float" office:value="0.0116239" calcext:value-type="float">
            <text:p>0.0116239</text:p>
          </table:table-cell>
          <table:table-cell office:value-type="float" office:value="0.0167812" calcext:value-type="float">
            <text:p>0.0167812</text:p>
          </table:table-cell>
          <table:table-cell table:formula="of:=([.A2050]*[.A2050])" office:value-type="float" office:value="0.00013511505121" calcext:value-type="float">
            <text:p>0.00013511505121</text:p>
          </table:table-cell>
          <table:table-cell table:formula="of:=([.A2050]-[.B2050])*([.A2050]-[.B2050])" office:value-type="float" office:value="0.00002659774329" calcext:value-type="float">
            <text:p>0.00002659774329</text:p>
          </table:table-cell>
          <table:table-cell table:number-columns-repeated="2"/>
        </table:table-row>
        <table:table-row table:style-name="ro1">
          <table:table-cell office:value-type="float" office:value="0.0116239" calcext:value-type="float">
            <text:p>0.0116239</text:p>
          </table:table-cell>
          <table:table-cell office:value-type="float" office:value="0.110563" calcext:value-type="float">
            <text:p>0.110563</text:p>
          </table:table-cell>
          <table:table-cell table:formula="of:=([.A2051]*[.A2051])" office:value-type="float" office:value="0.00013511505121" calcext:value-type="float">
            <text:p>0.00013511505121</text:p>
          </table:table-cell>
          <table:table-cell table:formula="of:=([.A2051]-[.B2051])*([.A2051]-[.B2051])" office:value-type="float" office:value="0.00978894550881" calcext:value-type="float">
            <text:p>0.00978894550881</text:p>
          </table:table-cell>
          <table:table-cell table:number-columns-repeated="2"/>
        </table:table-row>
        <table:table-row table:style-name="ro1">
          <table:table-cell office:value-type="float" office:value="0.0116239" calcext:value-type="float">
            <text:p>0.0116239</text:p>
          </table:table-cell>
          <table:table-cell office:value-type="float" office:value="0.0224021" calcext:value-type="float">
            <text:p>0.0224021</text:p>
          </table:table-cell>
          <table:table-cell table:formula="of:=([.A2052]*[.A2052])" office:value-type="float" office:value="0.00013511505121" calcext:value-type="float">
            <text:p>0.00013511505121</text:p>
          </table:table-cell>
          <table:table-cell table:formula="of:=([.A2052]-[.B2052])*([.A2052]-[.B2052])" office:value-type="float" office:value="0.00011616959524" calcext:value-type="float">
            <text:p>0.00011616959524</text:p>
          </table:table-cell>
          <table:table-cell table:number-columns-repeated="2"/>
        </table:table-row>
        <table:table-row table:style-name="ro1">
          <table:table-cell office:value-type="float" office:value="0.0517884" calcext:value-type="float">
            <text:p>0.0517884</text:p>
          </table:table-cell>
          <table:table-cell office:value-type="float" office:value="0.0721584" calcext:value-type="float">
            <text:p>0.0721584</text:p>
          </table:table-cell>
          <table:table-cell table:formula="of:=([.A2053]*[.A2053])" office:value-type="float" office:value="0.00268203837456" calcext:value-type="float">
            <text:p>0.00268203837456</text:p>
          </table:table-cell>
          <table:table-cell table:formula="of:=([.A2053]-[.B2053])*([.A2053]-[.B2053])" office:value-type="float" office:value="0.0004149369" calcext:value-type="float">
            <text:p>0.0004149369</text:p>
          </table:table-cell>
          <table:table-cell table:number-columns-repeated="2"/>
        </table:table-row>
        <table:table-row table:style-name="ro1">
          <table:table-cell office:value-type="float" office:value="0.0638951" calcext:value-type="float">
            <text:p>0.0638951</text:p>
          </table:table-cell>
          <table:table-cell office:value-type="float" office:value="0.18473" calcext:value-type="float">
            <text:p>0.18473</text:p>
          </table:table-cell>
          <table:table-cell table:formula="of:=([.A2054]*[.A2054])" office:value-type="float" office:value="0.00408258380401" calcext:value-type="float">
            <text:p>0.00408258380401</text:p>
          </table:table-cell>
          <table:table-cell table:formula="of:=([.A2054]-[.B2054])*([.A2054]-[.B2054])" office:value-type="float" office:value="0.01460107305801" calcext:value-type="float">
            <text:p>0.01460107305801</text:p>
          </table:table-cell>
          <table:table-cell table:number-columns-repeated="2"/>
        </table:table-row>
        <table:table-row table:style-name="ro1">
          <table:table-cell office:value-type="float" office:value="0.10664" calcext:value-type="float">
            <text:p>0.10664</text:p>
          </table:table-cell>
          <table:table-cell office:value-type="float" office:value="0.217968" calcext:value-type="float">
            <text:p>0.217968</text:p>
          </table:table-cell>
          <table:table-cell table:formula="of:=([.A2055]*[.A2055])" office:value-type="float" office:value="0.0113720896" calcext:value-type="float">
            <text:p>0.0113720896</text:p>
          </table:table-cell>
          <table:table-cell table:formula="of:=([.A2055]-[.B2055])*([.A2055]-[.B2055])" office:value-type="float" office:value="0.012393923584" calcext:value-type="float">
            <text:p>0.012393923584</text:p>
          </table:table-cell>
          <table:table-cell table:number-columns-repeated="2"/>
        </table:table-row>
        <table:table-row table:style-name="ro1">
          <table:table-cell office:value-type="float" office:value="0.106641" calcext:value-type="float">
            <text:p>0.106641</text:p>
          </table:table-cell>
          <table:table-cell office:value-type="float" office:value="0.272722" calcext:value-type="float">
            <text:p>0.272722</text:p>
          </table:table-cell>
          <table:table-cell table:formula="of:=([.A2056]*[.A2056])" office:value-type="float" office:value="0.011372302881" calcext:value-type="float">
            <text:p>0.011372302881</text:p>
          </table:table-cell>
          <table:table-cell table:formula="of:=([.A2056]-[.B2056])*([.A2056]-[.B2056])" office:value-type="float" office:value="0.027582898561" calcext:value-type="float">
            <text:p>0.027582898561</text:p>
          </table:table-cell>
          <table:table-cell table:number-columns-repeated="2"/>
        </table:table-row>
        <table:table-row table:style-name="ro1">
          <table:table-cell office:value-type="float" office:value="0.106641" calcext:value-type="float">
            <text:p>0.106641</text:p>
          </table:table-cell>
          <table:table-cell office:value-type="float" office:value="0.253639" calcext:value-type="float">
            <text:p>0.253639</text:p>
          </table:table-cell>
          <table:table-cell table:formula="of:=([.A2057]*[.A2057])" office:value-type="float" office:value="0.011372302881" calcext:value-type="float">
            <text:p>0.011372302881</text:p>
          </table:table-cell>
          <table:table-cell table:formula="of:=([.A2057]-[.B2057])*([.A2057]-[.B2057])" office:value-type="float" office:value="0.021608412004" calcext:value-type="float">
            <text:p>0.021608412004</text:p>
          </table:table-cell>
          <table:table-cell table:number-columns-repeated="2"/>
        </table:table-row>
        <table:table-row table:style-name="ro1">
          <table:table-cell office:value-type="float" office:value="0.129302" calcext:value-type="float">
            <text:p>0.129302</text:p>
          </table:table-cell>
          <table:table-cell office:value-type="float" office:value="0.266494" calcext:value-type="float">
            <text:p>0.266494</text:p>
          </table:table-cell>
          <table:table-cell table:formula="of:=([.A2058]*[.A2058])" office:value-type="float" office:value="0.016719007204" calcext:value-type="float">
            <text:p>0.016719007204</text:p>
          </table:table-cell>
          <table:table-cell table:formula="of:=([.A2058]-[.B2058])*([.A2058]-[.B2058])" office:value-type="float" office:value="0.018821644864" calcext:value-type="float">
            <text:p>0.018821644864</text:p>
          </table:table-cell>
          <table:table-cell table:number-columns-repeated="2"/>
        </table:table-row>
        <table:table-row table:style-name="ro1">
          <table:table-cell office:value-type="float" office:value="0.260012" calcext:value-type="float">
            <text:p>0.260012</text:p>
          </table:table-cell>
          <table:table-cell office:value-type="float" office:value="0.356224" calcext:value-type="float">
            <text:p>0.356224</text:p>
          </table:table-cell>
          <table:table-cell table:formula="of:=([.A2059]*[.A2059])" office:value-type="float" office:value="0.067606240144" calcext:value-type="float">
            <text:p>0.067606240144</text:p>
          </table:table-cell>
          <table:table-cell table:formula="of:=([.A2059]-[.B2059])*([.A2059]-[.B2059])" office:value-type="float" office:value="0.00925674894399999" calcext:value-type="float">
            <text:p>0.00925674894399999</text:p>
          </table:table-cell>
          <table:table-cell table:number-columns-repeated="2"/>
        </table:table-row>
        <table:table-row table:style-name="ro1">
          <table:table-cell office:value-type="float" office:value="0.300553" calcext:value-type="float">
            <text:p>0.300553</text:p>
          </table:table-cell>
          <table:table-cell office:value-type="float" office:value="0.425994" calcext:value-type="float">
            <text:p>0.425994</text:p>
          </table:table-cell>
          <table:table-cell table:formula="of:=([.A2060]*[.A2060])" office:value-type="float" office:value="0.090332105809" calcext:value-type="float">
            <text:p>0.090332105809</text:p>
          </table:table-cell>
          <table:table-cell table:formula="of:=([.A2060]-[.B2060])*([.A2060]-[.B2060])" office:value-type="float" office:value="0.015735444481" calcext:value-type="float">
            <text:p>0.015735444481</text:p>
          </table:table-cell>
          <table:table-cell table:number-columns-repeated="2"/>
        </table:table-row>
        <table:table-row table:style-name="ro1">
          <table:table-cell office:value-type="float" office:value="0.300553" calcext:value-type="float">
            <text:p>0.300553</text:p>
          </table:table-cell>
          <table:table-cell office:value-type="float" office:value="0.44559" calcext:value-type="float">
            <text:p>0.44559</text:p>
          </table:table-cell>
          <table:table-cell table:formula="of:=([.A2061]*[.A2061])" office:value-type="float" office:value="0.090332105809" calcext:value-type="float">
            <text:p>0.090332105809</text:p>
          </table:table-cell>
          <table:table-cell table:formula="of:=([.A2061]-[.B2061])*([.A2061]-[.B2061])" office:value-type="float" office:value="0.021035731369" calcext:value-type="float">
            <text:p>0.021035731369</text:p>
          </table:table-cell>
          <table:table-cell table:number-columns-repeated="2"/>
        </table:table-row>
        <table:table-row table:style-name="ro1">
          <table:table-cell office:value-type="float" office:value="0.352146" calcext:value-type="float">
            <text:p>0.352146</text:p>
          </table:table-cell>
          <table:table-cell office:value-type="float" office:value="0.502809" calcext:value-type="float">
            <text:p>0.502809</text:p>
          </table:table-cell>
          <table:table-cell table:formula="of:=([.A2062]*[.A2062])" office:value-type="float" office:value="0.124006805316" calcext:value-type="float">
            <text:p>0.124006805316</text:p>
          </table:table-cell>
          <table:table-cell table:formula="of:=([.A2062]-[.B2062])*([.A2062]-[.B2062])" office:value-type="float" office:value="0.022699339569" calcext:value-type="float">
            <text:p>0.022699339569</text:p>
          </table:table-cell>
          <table:table-cell table:number-columns-repeated="2"/>
        </table:table-row>
        <table:table-row table:style-name="ro1">
          <table:table-cell office:value-type="float" office:value="0.652943" calcext:value-type="float">
            <text:p>0.652943</text:p>
          </table:table-cell>
          <table:table-cell office:value-type="float" office:value="0.418465" calcext:value-type="float">
            <text:p>0.418465</text:p>
          </table:table-cell>
          <table:table-cell table:formula="of:=([.A2063]*[.A2063])" office:value-type="float" office:value="0.426334561249" calcext:value-type="float">
            <text:p>0.426334561249</text:p>
          </table:table-cell>
          <table:table-cell table:formula="of:=([.A2063]-[.B2063])*([.A2063]-[.B2063])" office:value-type="float" office:value="0.054979932484" calcext:value-type="float">
            <text:p>0.054979932484</text:p>
          </table:table-cell>
          <table:table-cell table:number-columns-repeated="2"/>
        </table:table-row>
        <table:table-row table:style-name="ro1">
          <table:table-cell office:value-type="float" office:value="0.652943" calcext:value-type="float">
            <text:p>0.652943</text:p>
          </table:table-cell>
          <table:table-cell office:value-type="float" office:value="0.540949" calcext:value-type="float">
            <text:p>0.540949</text:p>
          </table:table-cell>
          <table:table-cell table:formula="of:=([.A2064]*[.A2064])" office:value-type="float" office:value="0.426334561249" calcext:value-type="float">
            <text:p>0.426334561249</text:p>
          </table:table-cell>
          <table:table-cell table:formula="of:=([.A2064]-[.B2064])*([.A2064]-[.B2064])" office:value-type="float" office:value="0.012542656036" calcext:value-type="float">
            <text:p>0.012542656036</text:p>
          </table:table-cell>
          <table:table-cell table:number-columns-repeated="2"/>
        </table:table-row>
        <table:table-row table:style-name="ro1">
          <table:table-cell office:value-type="float" office:value="0.908926" calcext:value-type="float">
            <text:p>0.908926</text:p>
          </table:table-cell>
          <table:table-cell office:value-type="float" office:value="0.606846" calcext:value-type="float">
            <text:p>0.606846</text:p>
          </table:table-cell>
          <table:table-cell table:formula="of:=([.A2065]*[.A2065])" office:value-type="float" office:value="0.826146473476" calcext:value-type="float">
            <text:p>0.826146473476</text:p>
          </table:table-cell>
          <table:table-cell table:formula="of:=([.A2065]-[.B2065])*([.A2065]-[.B2065])" office:value-type="float" office:value="0.0912523264" calcext:value-type="float">
            <text:p>0.0912523264</text:p>
          </table:table-cell>
          <table:table-cell table:number-columns-repeated="2"/>
        </table:table-row>
        <table:table-row table:style-name="ro1">
          <table:table-cell office:value-type="float" office:value="0.951432" calcext:value-type="float">
            <text:p>0.951432</text:p>
          </table:table-cell>
          <table:table-cell office:value-type="float" office:value="0.81482" calcext:value-type="float">
            <text:p>0.81482</text:p>
          </table:table-cell>
          <table:table-cell table:formula="of:=([.A2066]*[.A2066])" office:value-type="float" office:value="0.905222850624" calcext:value-type="float">
            <text:p>0.905222850624</text:p>
          </table:table-cell>
          <table:table-cell table:formula="of:=([.A2066]-[.B2066])*([.A2066]-[.B2066])" office:value-type="float" office:value="0.018662838544" calcext:value-type="float">
            <text:p>0.018662838544</text:p>
          </table:table-cell>
          <table:table-cell table:number-columns-repeated="2"/>
        </table:table-row>
        <table:table-row table:style-name="ro1">
          <table:table-cell office:value-type="float" office:value="0.951431" calcext:value-type="float">
            <text:p>0.951431</text:p>
          </table:table-cell>
          <table:table-cell office:value-type="float" office:value="0.98231" calcext:value-type="float">
            <text:p>0.98231</text:p>
          </table:table-cell>
          <table:table-cell table:formula="of:=([.A2067]*[.A2067])" office:value-type="float" office:value="0.905220947761" calcext:value-type="float">
            <text:p>0.905220947761</text:p>
          </table:table-cell>
          <table:table-cell table:formula="of:=([.A2067]-[.B2067])*([.A2067]-[.B2067])" office:value-type="float" office:value="0.000953512640999999" calcext:value-type="float">
            <text:p>0.000953512640999999</text:p>
          </table:table-cell>
          <table:table-cell table:number-columns-repeated="2"/>
        </table:table-row>
        <table:table-row table:style-name="ro1">
          <table:table-cell office:value-type="float" office:value="0.969301" calcext:value-type="float">
            <text:p>0.969301</text:p>
          </table:table-cell>
          <table:table-cell office:value-type="float" office:value="0.999621" calcext:value-type="float">
            <text:p>0.999621</text:p>
          </table:table-cell>
          <table:table-cell table:formula="of:=([.A2068]*[.A2068])" office:value-type="float" office:value="0.939544428601" calcext:value-type="float">
            <text:p>0.939544428601</text:p>
          </table:table-cell>
          <table:table-cell table:formula="of:=([.A2068]-[.B2068])*([.A2068]-[.B2068])" office:value-type="float" office:value="0.000919302400000001" calcext:value-type="float">
            <text:p>0.000919302400000001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00303222" calcext:value-type="float">
            <text:p>0.00000303222</text:p>
          </table:table-cell>
          <table:table-cell table:formula="of:=([.A2069]*[.A2069])" office:value-type="float" office:value="0.00000000001455193609" calcext:value-type="float">
            <text:p>1.455193609E-11</text:p>
          </table:table-cell>
          <table:table-cell table:formula="of:=([.A2069]-[.B2069])*([.A2069]-[.B2069])" office:value-type="float" office:value="0.00000000000061227495" calcext:value-type="float">
            <text:p>6.122749504E-13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180795" calcext:value-type="float">
            <text:p>0.00180795</text:p>
          </table:table-cell>
          <table:table-cell table:formula="of:=([.A2070]*[.A2070])" office:value-type="float" office:value="0.00000000001455193609" calcext:value-type="float">
            <text:p>1.455193609E-11</text:p>
          </table:table-cell>
          <table:table-cell table:formula="of:=([.A2070]-[.B2070])*([.A2070]-[.B2070])" office:value-type="float" office:value="0.00000325490418070609" calcext:value-type="float">
            <text:p>3.25490418070609E-06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152877" calcext:value-type="float">
            <text:p>0.0152877</text:p>
          </table:table-cell>
          <table:table-cell table:formula="of:=([.A2071]*[.A2071])" office:value-type="float" office:value="0.00000000001455193609" calcext:value-type="float">
            <text:p>1.455193609E-11</text:p>
          </table:table-cell>
          <table:table-cell table:formula="of:=([.A2071]-[.B2071])*([.A2071]-[.B2071])" office:value-type="float" office:value="0.000233597149863556" calcext:value-type="float">
            <text:p>0.000233597149863556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440372" calcext:value-type="float">
            <text:p>0.0440372</text:p>
          </table:table-cell>
          <table:table-cell table:formula="of:=([.A2072]*[.A2072])" office:value-type="float" office:value="0.00000000001455193609" calcext:value-type="float">
            <text:p>1.455193609E-11</text:p>
          </table:table-cell>
          <table:table-cell table:formula="of:=([.A2072]-[.B2072])*([.A2072]-[.B2072])" office:value-type="float" office:value="0.00193893902097826" calcext:value-type="float">
            <text:p>0.00193893902097826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22544" calcext:value-type="float">
            <text:p>0.0122544</text:p>
          </table:table-cell>
          <table:table-cell table:formula="of:=([.A2073]*[.A2073])" office:value-type="float" office:value="0.00000000000028777002" calcext:value-type="float">
            <text:p>2.87770019364E-13</text:p>
          </table:table-cell>
          <table:table-cell table:formula="of:=([.A2073]-[.B2073])*([.A2073]-[.B2073])" office:value-type="float" office:value="0.00015015717209808" calcext:value-type="float">
            <text:p>0.00015015717209808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183879" calcext:value-type="float">
            <text:p>0.0183879</text:p>
          </table:table-cell>
          <table:table-cell table:formula="of:=([.A2074]*[.A2074])" office:value-type="float" office:value="0.00000000000028777002" calcext:value-type="float">
            <text:p>2.87770019364E-13</text:p>
          </table:table-cell>
          <table:table-cell table:formula="of:=([.A2074]-[.B2074])*([.A2074]-[.B2074])" office:value-type="float" office:value="0.000338095138614066" calcext:value-type="float">
            <text:p>0.000338095138614066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244173" calcext:value-type="float">
            <text:p>0.0244173</text:p>
          </table:table-cell>
          <table:table-cell table:formula="of:=([.A2075]*[.A2075])" office:value-type="float" office:value="0.00000000000028777002" calcext:value-type="float">
            <text:p>2.87770019364E-13</text:p>
          </table:table-cell>
          <table:table-cell table:formula="of:=([.A2075]-[.B2075])*([.A2075]-[.B2075])" office:value-type="float" office:value="0.000596178342647277" calcext:value-type="float">
            <text:p>0.000596178342647277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147751" calcext:value-type="float">
            <text:p>0.00147751</text:p>
          </table:table-cell>
          <table:table-cell table:formula="of:=([.A2076]*[.A2076])" office:value-type="float" office:value="0.00000000007366909062" calcext:value-type="float">
            <text:p>7.36690906249E-11</text:p>
          </table:table-cell>
          <table:table-cell table:formula="of:=([.A2076]-[.B2076])*([.A2076]-[.B2076])" office:value-type="float" office:value="0.00000215774632567922" calcext:value-type="float">
            <text:p>2.15774632567922E-06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126335" calcext:value-type="float">
            <text:p>0.000126335</text:p>
          </table:table-cell>
          <table:table-cell table:formula="of:=([.A2077]*[.A2077])" office:value-type="float" office:value="0.00000000000028777002" calcext:value-type="float">
            <text:p>2.87770019364E-13</text:p>
          </table:table-cell>
          <table:table-cell table:formula="of:=([.A2077]-[.B2077])*([.A2077]-[.B2077])" office:value-type="float" office:value="0.00000001582527719488" calcext:value-type="float">
            <text:p>1.58252771948794E-08</text:p>
          </table:table-cell>
          <table:table-cell table:number-columns-repeated="2"/>
        </table:table-row>
        <table:table-row table:style-name="ro1">
          <table:table-cell office:value-type="float" office:value="0.0000430942" calcext:value-type="float">
            <text:p>0.0000430942</text:p>
          </table:table-cell>
          <table:table-cell office:value-type="float" office:value="0.000358263" calcext:value-type="float">
            <text:p>0.000358263</text:p>
          </table:table-cell>
          <table:table-cell table:formula="of:=([.A2078]*[.A2078])" office:value-type="float" office:value="0.00000000185711007364" calcext:value-type="float">
            <text:p>1.85711007364E-09</text:p>
          </table:table-cell>
          <table:table-cell table:formula="of:=([.A2078]-[.B2078])*([.A2078]-[.B2078])" office:value-type="float" office:value="0.00000009933137249344" calcext:value-type="float">
            <text:p>9.933137249344E-08</text:p>
          </table:table-cell>
          <table:table-cell table:number-columns-repeated="2"/>
        </table:table-row>
        <table:table-row table:style-name="ro1">
          <table:table-cell office:value-type="float" office:value="0.0000877976" calcext:value-type="float">
            <text:p>0.0000877976</text:p>
          </table:table-cell>
          <table:table-cell office:value-type="float" office:value="0.00126386" calcext:value-type="float">
            <text:p>0.00126386</text:p>
          </table:table-cell>
          <table:table-cell table:formula="of:=([.A2079]*[.A2079])" office:value-type="float" office:value="0.00000000770841856576" calcext:value-type="float">
            <text:p>7.70841856576E-09</text:p>
          </table:table-cell>
          <table:table-cell table:formula="of:=([.A2079]-[.B2079])*([.A2079]-[.B2079])" office:value-type="float" office:value="0.00000138312276869376" calcext:value-type="float">
            <text:p>1.38312276869376E-06</text:p>
          </table:table-cell>
          <table:table-cell table:number-columns-repeated="2"/>
        </table:table-row>
        <table:table-row table:style-name="ro1">
          <table:table-cell office:value-type="float" office:value="0.000134885" calcext:value-type="float">
            <text:p>0.000134885</text:p>
          </table:table-cell>
          <table:table-cell office:value-type="float" office:value="0.00750152" calcext:value-type="float">
            <text:p>0.00750152</text:p>
          </table:table-cell>
          <table:table-cell table:formula="of:=([.A2080]*[.A2080])" office:value-type="float" office:value="0.000000018193963225" calcext:value-type="float">
            <text:p>1.8193963225E-08</text:p>
          </table:table-cell>
          <table:table-cell table:formula="of:=([.A2080]-[.B2080])*([.A2080]-[.B2080])" office:value-type="float" office:value="0.000054267311223225" calcext:value-type="float">
            <text:p>5.4267311223225E-05</text:p>
          </table:table-cell>
          <table:table-cell table:number-columns-repeated="2"/>
        </table:table-row>
        <table:table-row table:style-name="ro1">
          <table:table-cell office:value-type="float" office:value="0.000134885" calcext:value-type="float">
            <text:p>0.000134885</text:p>
          </table:table-cell>
          <table:table-cell office:value-type="float" office:value="0.0128297" calcext:value-type="float">
            <text:p>0.0128297</text:p>
          </table:table-cell>
          <table:table-cell table:formula="of:=([.A2081]*[.A2081])" office:value-type="float" office:value="0.000000018193963225" calcext:value-type="float">
            <text:p>1.8193963225E-08</text:p>
          </table:table-cell>
          <table:table-cell table:formula="of:=([.A2081]-[.B2081])*([.A2081]-[.B2081])" office:value-type="float" office:value="0.000161158327884225" calcext:value-type="float">
            <text:p>0.000161158327884225</text:p>
          </table:table-cell>
          <table:table-cell table:number-columns-repeated="2"/>
        </table:table-row>
        <table:table-row table:style-name="ro1">
          <table:table-cell office:value-type="float" office:value="0.000348628" calcext:value-type="float">
            <text:p>0.000348628</text:p>
          </table:table-cell>
          <table:table-cell office:value-type="float" office:value="0.000518426" calcext:value-type="float">
            <text:p>0.000518426</text:p>
          </table:table-cell>
          <table:table-cell table:formula="of:=([.A2082]*[.A2082])" office:value-type="float" office:value="0.000000121541482384" calcext:value-type="float">
            <text:p>1.21541482384E-07</text:p>
          </table:table-cell>
          <table:table-cell table:formula="of:=([.A2082]-[.B2082])*([.A2082]-[.B2082])" office:value-type="float" office:value="0.000000028831360804" calcext:value-type="float">
            <text:p>2.8831360804E-08</text:p>
          </table:table-cell>
          <table:table-cell table:number-columns-repeated="2"/>
        </table:table-row>
        <table:table-row table:style-name="ro1">
          <table:table-cell office:value-type="float" office:value="0.000348628" calcext:value-type="float">
            <text:p>0.000348628</text:p>
          </table:table-cell>
          <table:table-cell office:value-type="float" office:value="0.00220498" calcext:value-type="float">
            <text:p>0.00220498</text:p>
          </table:table-cell>
          <table:table-cell table:formula="of:=([.A2083]*[.A2083])" office:value-type="float" office:value="0.000000121541482384" calcext:value-type="float">
            <text:p>1.21541482384E-07</text:p>
          </table:table-cell>
          <table:table-cell table:formula="of:=([.A2083]-[.B2083])*([.A2083]-[.B2083])" office:value-type="float" office:value="0.000003446042747904" calcext:value-type="float">
            <text:p>3.446042747904E-06</text:p>
          </table:table-cell>
          <table:table-cell table:number-columns-repeated="2"/>
        </table:table-row>
        <table:table-row table:style-name="ro1">
          <table:table-cell office:value-type="float" office:value="0.000348628" calcext:value-type="float">
            <text:p>0.000348628</text:p>
          </table:table-cell>
          <table:table-cell office:value-type="float" office:value="0.00204488" calcext:value-type="float">
            <text:p>0.00204488</text:p>
          </table:table-cell>
          <table:table-cell table:formula="of:=([.A2084]*[.A2084])" office:value-type="float" office:value="0.000000121541482384" calcext:value-type="float">
            <text:p>1.21541482384E-07</text:p>
          </table:table-cell>
          <table:table-cell table:formula="of:=([.A2084]-[.B2084])*([.A2084]-[.B2084])" office:value-type="float" office:value="0.000002877270847504" calcext:value-type="float">
            <text:p>2.877270847504E-06</text:p>
          </table:table-cell>
          <table:table-cell table:number-columns-repeated="2"/>
        </table:table-row>
        <table:table-row table:style-name="ro1">
          <table:table-cell office:value-type="float" office:value="0.00030309" calcext:value-type="float">
            <text:p>0.00030309</text:p>
          </table:table-cell>
          <table:table-cell office:value-type="float" office:value="0.000190262" calcext:value-type="float">
            <text:p>0.000190262</text:p>
          </table:table-cell>
          <table:table-cell table:formula="of:=([.A2085]*[.A2085])" office:value-type="float" office:value="0.0000000918635481" calcext:value-type="float">
            <text:p>0.0000000918635481</text:p>
          </table:table-cell>
          <table:table-cell table:formula="of:=([.A2085]-[.B2085])*([.A2085]-[.B2085])" office:value-type="float" office:value="0.000000012730157584" calcext:value-type="float">
            <text:p>1.2730157584E-08</text:p>
          </table:table-cell>
          <table:table-cell table:number-columns-repeated="2"/>
        </table:table-row>
        <table:table-row table:style-name="ro1">
          <table:table-cell office:value-type="float" office:value="0.000144958" calcext:value-type="float">
            <text:p>0.000144958</text:p>
          </table:table-cell>
          <table:table-cell office:value-type="float" office:value="0.0011392" calcext:value-type="float">
            <text:p>0.0011392</text:p>
          </table:table-cell>
          <table:table-cell table:formula="of:=([.A2086]*[.A2086])" office:value-type="float" office:value="0.000000021012821764" calcext:value-type="float">
            <text:p>2.1012821764E-08</text:p>
          </table:table-cell>
          <table:table-cell table:formula="of:=([.A2086]-[.B2086])*([.A2086]-[.B2086])" office:value-type="float" office:value="0.000000988517154564" calcext:value-type="float">
            <text:p>9.88517154564E-07</text:p>
          </table:table-cell>
          <table:table-cell table:number-columns-repeated="2"/>
        </table:table-row>
        <table:table-row table:style-name="ro1">
          <table:table-cell office:value-type="float" office:value="0.000448167" calcext:value-type="float">
            <text:p>0.000448167</text:p>
          </table:table-cell>
          <table:table-cell office:value-type="float" office:value="0.0143002" calcext:value-type="float">
            <text:p>0.0143002</text:p>
          </table:table-cell>
          <table:table-cell table:formula="of:=([.A2087]*[.A2087])" office:value-type="float" office:value="0.000000200853659889" calcext:value-type="float">
            <text:p>2.00853659889E-07</text:p>
          </table:table-cell>
          <table:table-cell table:formula="of:=([.A2087]-[.B2087])*([.A2087]-[.B2087])" office:value-type="float" office:value="0.000191878818233089" calcext:value-type="float">
            <text:p>0.000191878818233089</text:p>
          </table:table-cell>
          <table:table-cell table:number-columns-repeated="2"/>
        </table:table-row>
        <table:table-row table:style-name="ro1">
          <table:table-cell office:value-type="float" office:value="0.00404751" calcext:value-type="float">
            <text:p>0.00404751</text:p>
          </table:table-cell>
          <table:table-cell office:value-type="float" office:value="0.0000555685" calcext:value-type="float">
            <text:p>0.0000555685</text:p>
          </table:table-cell>
          <table:table-cell table:formula="of:=([.A2088]*[.A2088])" office:value-type="float" office:value="0.0000163823372001" calcext:value-type="float">
            <text:p>0.0000163823372001</text:p>
          </table:table-cell>
          <table:table-cell table:formula="of:=([.A2088]-[.B2088])*([.A2088]-[.B2088])" office:value-type="float" office:value="0.0000159355969394222" calcext:value-type="float">
            <text:p>1.59355969394222E-05</text:p>
          </table:table-cell>
          <table:table-cell table:number-columns-repeated="2"/>
        </table:table-row>
        <table:table-row table:style-name="ro1">
          <table:table-cell office:value-type="float" office:value="0.0244352" calcext:value-type="float">
            <text:p>0.0244352</text:p>
          </table:table-cell>
          <table:table-cell office:value-type="float" office:value="0.0101353" calcext:value-type="float">
            <text:p>0.0101353</text:p>
          </table:table-cell>
          <table:table-cell table:formula="of:=([.A2089]*[.A2089])" office:value-type="float" office:value="0.00059707899904" calcext:value-type="float">
            <text:p>0.00059707899904</text:p>
          </table:table-cell>
          <table:table-cell table:formula="of:=([.A2089]-[.B2089])*([.A2089]-[.B2089])" office:value-type="float" office:value="0.00020448714001" calcext:value-type="float">
            <text:p>0.00020448714001</text:p>
          </table:table-cell>
          <table:table-cell table:number-columns-repeated="2"/>
        </table:table-row>
        <table:table-row table:style-name="ro1">
          <table:table-cell office:value-type="float" office:value="0.0411184" calcext:value-type="float">
            <text:p>0.0411184</text:p>
          </table:table-cell>
          <table:table-cell office:value-type="float" office:value="0.004838" calcext:value-type="float">
            <text:p>0.004838</text:p>
          </table:table-cell>
          <table:table-cell table:formula="of:=([.A2090]*[.A2090])" office:value-type="float" office:value="0.00169072281856" calcext:value-type="float">
            <text:p>0.00169072281856</text:p>
          </table:table-cell>
          <table:table-cell table:formula="of:=([.A2090]-[.B2090])*([.A2090]-[.B2090])" office:value-type="float" office:value="0.00131626742416" calcext:value-type="float">
            <text:p>0.00131626742416</text:p>
          </table:table-cell>
          <table:table-cell table:number-columns-repeated="2"/>
        </table:table-row>
        <table:table-row table:style-name="ro1">
          <table:table-cell office:value-type="float" office:value="0.046332" calcext:value-type="float">
            <text:p>0.046332</text:p>
          </table:table-cell>
          <table:table-cell office:value-type="float" office:value="0.0165885" calcext:value-type="float">
            <text:p>0.0165885</text:p>
          </table:table-cell>
          <table:table-cell table:formula="of:=([.A2091]*[.A2091])" office:value-type="float" office:value="0.002146654224" calcext:value-type="float">
            <text:p>0.002146654224</text:p>
          </table:table-cell>
          <table:table-cell table:formula="of:=([.A2091]-[.B2091])*([.A2091]-[.B2091])" office:value-type="float" office:value="0.00088467579225" calcext:value-type="float">
            <text:p>0.00088467579225</text:p>
          </table:table-cell>
          <table:table-cell table:number-columns-repeated="2"/>
        </table:table-row>
        <table:table-row table:style-name="ro1">
          <table:table-cell office:value-type="float" office:value="0.0508822" calcext:value-type="float">
            <text:p>0.0508822</text:p>
          </table:table-cell>
          <table:table-cell office:value-type="float" office:value="0.0508487" calcext:value-type="float">
            <text:p>0.0508487</text:p>
          </table:table-cell>
          <table:table-cell table:formula="of:=([.A2092]*[.A2092])" office:value-type="float" office:value="0.00258899827684" calcext:value-type="float">
            <text:p>0.00258899827684</text:p>
          </table:table-cell>
          <table:table-cell table:formula="of:=([.A2092]-[.B2092])*([.A2092]-[.B2092])" office:value-type="float" office:value="0.00000000112225" calcext:value-type="float">
            <text:p>1.12225000000039E-09</text:p>
          </table:table-cell>
          <table:table-cell table:number-columns-repeated="2"/>
        </table:table-row>
        <table:table-row table:style-name="ro1">
          <table:table-cell office:value-type="float" office:value="0.0597222" calcext:value-type="float">
            <text:p>0.0597222</text:p>
          </table:table-cell>
          <table:table-cell office:value-type="float" office:value="0.0662331" calcext:value-type="float">
            <text:p>0.0662331</text:p>
          </table:table-cell>
          <table:table-cell table:formula="of:=([.A2093]*[.A2093])" office:value-type="float" office:value="0.00356674117284" calcext:value-type="float">
            <text:p>0.00356674117284</text:p>
          </table:table-cell>
          <table:table-cell table:formula="of:=([.A2093]-[.B2093])*([.A2093]-[.B2093])" office:value-type="float" office:value="0.00004239181881" calcext:value-type="float">
            <text:p>0.00004239181881</text:p>
          </table:table-cell>
          <table:table-cell table:number-columns-repeated="2"/>
        </table:table-row>
        <table:table-row table:style-name="ro1">
          <table:table-cell office:value-type="float" office:value="0.115874" calcext:value-type="float">
            <text:p>0.115874</text:p>
          </table:table-cell>
          <table:table-cell office:value-type="float" office:value="0.021404" calcext:value-type="float">
            <text:p>0.021404</text:p>
          </table:table-cell>
          <table:table-cell table:formula="of:=([.A2094]*[.A2094])" office:value-type="float" office:value="0.013426783876" calcext:value-type="float">
            <text:p>0.013426783876</text:p>
          </table:table-cell>
          <table:table-cell table:formula="of:=([.A2094]-[.B2094])*([.A2094]-[.B2094])" office:value-type="float" office:value="0.0089245809" calcext:value-type="float">
            <text:p>0.0089245809</text:p>
          </table:table-cell>
          <table:table-cell table:number-columns-repeated="2"/>
        </table:table-row>
        <table:table-row table:style-name="ro1">
          <table:table-cell office:value-type="float" office:value="0.115874" calcext:value-type="float">
            <text:p>0.115874</text:p>
          </table:table-cell>
          <table:table-cell office:value-type="float" office:value="0.0222223" calcext:value-type="float">
            <text:p>0.0222223</text:p>
          </table:table-cell>
          <table:table-cell table:formula="of:=([.A2095]*[.A2095])" office:value-type="float" office:value="0.013426783876" calcext:value-type="float">
            <text:p>0.013426783876</text:p>
          </table:table-cell>
          <table:table-cell table:formula="of:=([.A2095]-[.B2095])*([.A2095]-[.B2095])" office:value-type="float" office:value="0.00877064091289" calcext:value-type="float">
            <text:p>0.00877064091289</text:p>
          </table:table-cell>
          <table:table-cell table:number-columns-repeated="2"/>
        </table:table-row>
        <table:table-row table:style-name="ro1">
          <table:table-cell office:value-type="float" office:value="0.314947" calcext:value-type="float">
            <text:p>0.314947</text:p>
          </table:table-cell>
          <table:table-cell office:value-type="float" office:value="0.114808" calcext:value-type="float">
            <text:p>0.114808</text:p>
          </table:table-cell>
          <table:table-cell table:formula="of:=([.A2096]*[.A2096])" office:value-type="float" office:value="0.099191612809" calcext:value-type="float">
            <text:p>0.099191612809</text:p>
          </table:table-cell>
          <table:table-cell table:formula="of:=([.A2096]-[.B2096])*([.A2096]-[.B2096])" office:value-type="float" office:value="0.040055619321" calcext:value-type="float">
            <text:p>0.040055619321</text:p>
          </table:table-cell>
          <table:table-cell table:number-columns-repeated="2"/>
        </table:table-row>
        <table:table-row table:style-name="ro1">
          <table:table-cell office:value-type="float" office:value="0.400184" calcext:value-type="float">
            <text:p>0.400184</text:p>
          </table:table-cell>
          <table:table-cell office:value-type="float" office:value="0.272613" calcext:value-type="float">
            <text:p>0.272613</text:p>
          </table:table-cell>
          <table:table-cell table:formula="of:=([.A2097]*[.A2097])" office:value-type="float" office:value="0.160147233856" calcext:value-type="float">
            <text:p>0.160147233856</text:p>
          </table:table-cell>
          <table:table-cell table:formula="of:=([.A2097]-[.B2097])*([.A2097]-[.B2097])" office:value-type="float" office:value="0.016274360041" calcext:value-type="float">
            <text:p>0.016274360041</text:p>
          </table:table-cell>
          <table:table-cell table:number-columns-repeated="2"/>
        </table:table-row>
        <table:table-row table:style-name="ro1">
          <table:table-cell office:value-type="float" office:value="0.400184" calcext:value-type="float">
            <text:p>0.400184</text:p>
          </table:table-cell>
          <table:table-cell office:value-type="float" office:value="0.284132" calcext:value-type="float">
            <text:p>0.284132</text:p>
          </table:table-cell>
          <table:table-cell table:formula="of:=([.A2098]*[.A2098])" office:value-type="float" office:value="0.160147233856" calcext:value-type="float">
            <text:p>0.160147233856</text:p>
          </table:table-cell>
          <table:table-cell table:formula="of:=([.A2098]-[.B2098])*([.A2098]-[.B2098])" office:value-type="float" office:value="0.013468066704" calcext:value-type="float">
            <text:p>0.013468066704</text:p>
          </table:table-cell>
          <table:table-cell table:number-columns-repeated="2"/>
        </table:table-row>
        <table:table-row table:style-name="ro1">
          <table:table-cell office:value-type="float" office:value="0.569792" calcext:value-type="float">
            <text:p>0.569792</text:p>
          </table:table-cell>
          <table:table-cell office:value-type="float" office:value="0.422863" calcext:value-type="float">
            <text:p>0.422863</text:p>
          </table:table-cell>
          <table:table-cell table:formula="of:=([.A2099]*[.A2099])" office:value-type="float" office:value="0.324662923264" calcext:value-type="float">
            <text:p>0.324662923264</text:p>
          </table:table-cell>
          <table:table-cell table:formula="of:=([.A2099]-[.B2099])*([.A2099]-[.B2099])" office:value-type="float" office:value="0.021588131041" calcext:value-type="float">
            <text:p>0.021588131041</text:p>
          </table:table-cell>
          <table:table-cell table:number-columns-repeated="2"/>
        </table:table-row>
        <table:table-row table:style-name="ro1">
          <table:table-cell office:value-type="float" office:value="0.569792" calcext:value-type="float">
            <text:p>0.569792</text:p>
          </table:table-cell>
          <table:table-cell office:value-type="float" office:value="0.393263" calcext:value-type="float">
            <text:p>0.393263</text:p>
          </table:table-cell>
          <table:table-cell table:formula="of:=([.A2100]*[.A2100])" office:value-type="float" office:value="0.324662923264" calcext:value-type="float">
            <text:p>0.324662923264</text:p>
          </table:table-cell>
          <table:table-cell table:formula="of:=([.A2100]-[.B2100])*([.A2100]-[.B2100])" office:value-type="float" office:value="0.031162487841" calcext:value-type="float">
            <text:p>0.031162487841</text:p>
          </table:table-cell>
          <table:table-cell table:number-columns-repeated="2"/>
        </table:table-row>
        <table:table-row table:style-name="ro1">
          <table:table-cell office:value-type="float" office:value="0.658452" calcext:value-type="float">
            <text:p>0.658452</text:p>
          </table:table-cell>
          <table:table-cell office:value-type="float" office:value="0.55736" calcext:value-type="float">
            <text:p>0.55736</text:p>
          </table:table-cell>
          <table:table-cell table:formula="of:=([.A2101]*[.A2101])" office:value-type="float" office:value="0.433559036304" calcext:value-type="float">
            <text:p>0.433559036304</text:p>
          </table:table-cell>
          <table:table-cell table:formula="of:=([.A2101]-[.B2101])*([.A2101]-[.B2101])" office:value-type="float" office:value="0.010219592464" calcext:value-type="float">
            <text:p>0.010219592464</text:p>
          </table:table-cell>
          <table:table-cell table:number-columns-repeated="2"/>
        </table:table-row>
        <table:table-row table:style-name="ro1">
          <table:table-cell office:value-type="float" office:value="0.753674" calcext:value-type="float">
            <text:p>0.753674</text:p>
          </table:table-cell>
          <table:table-cell office:value-type="float" office:value="0.849735" calcext:value-type="float">
            <text:p>0.849735</text:p>
          </table:table-cell>
          <table:table-cell table:formula="of:=([.A2102]*[.A2102])" office:value-type="float" office:value="0.568024498276" calcext:value-type="float">
            <text:p>0.568024498276</text:p>
          </table:table-cell>
          <table:table-cell table:formula="of:=([.A2102]-[.B2102])*([.A2102]-[.B2102])" office:value-type="float" office:value="0.00922771572100001" calcext:value-type="float">
            <text:p>0.00922771572100001</text:p>
          </table:table-cell>
          <table:table-cell table:number-columns-repeated="2"/>
        </table:table-row>
        <table:table-row table:style-name="ro1">
          <table:table-cell office:value-type="float" office:value="0.753675" calcext:value-type="float">
            <text:p>0.753675</text:p>
          </table:table-cell>
          <table:table-cell office:value-type="float" office:value="0.889555" calcext:value-type="float">
            <text:p>0.889555</text:p>
          </table:table-cell>
          <table:table-cell table:formula="of:=([.A2103]*[.A2103])" office:value-type="float" office:value="0.568026005625" calcext:value-type="float">
            <text:p>0.568026005625</text:p>
          </table:table-cell>
          <table:table-cell table:formula="of:=([.A2103]-[.B2103])*([.A2103]-[.B2103])" office:value-type="float" office:value="0.0184633744" calcext:value-type="float">
            <text:p>0.0184633744</text:p>
          </table:table-cell>
          <table:table-cell table:number-columns-repeated="2"/>
        </table:table-row>
        <table:table-row table:style-name="ro1">
          <table:table-cell office:value-type="float" office:value="0.74583" calcext:value-type="float">
            <text:p>0.74583</text:p>
          </table:table-cell>
          <table:table-cell office:value-type="float" office:value="0.937075" calcext:value-type="float">
            <text:p>0.937075</text:p>
          </table:table-cell>
          <table:table-cell table:formula="of:=([.A2104]*[.A2104])" office:value-type="float" office:value="0.5562623889" calcext:value-type="float">
            <text:p>0.5562623889</text:p>
          </table:table-cell>
          <table:table-cell table:formula="of:=([.A2104]-[.B2104])*([.A2104]-[.B2104])" office:value-type="float" office:value="0.036574650025" calcext:value-type="float">
            <text:p>0.036574650025</text:p>
          </table:table-cell>
          <table:table-cell table:number-columns-repeated="2"/>
        </table:table-row>
        <table:table-row table:style-name="ro1">
          <table:table-cell office:value-type="float" office:value="0.83153" calcext:value-type="float">
            <text:p>0.83153</text:p>
          </table:table-cell>
          <table:table-cell office:value-type="float" office:value="0.956847" calcext:value-type="float">
            <text:p>0.956847</text:p>
          </table:table-cell>
          <table:table-cell table:formula="of:=([.A2105]*[.A2105])" office:value-type="float" office:value="0.6914421409" calcext:value-type="float">
            <text:p>0.6914421409</text:p>
          </table:table-cell>
          <table:table-cell table:formula="of:=([.A2105]-[.B2105])*([.A2105]-[.B2105])" office:value-type="float" office:value="0.015704350489" calcext:value-type="float">
            <text:p>0.015704350489</text:p>
          </table:table-cell>
          <table:table-cell table:number-columns-repeated="2"/>
        </table:table-row>
        <table:table-row table:style-name="ro1">
          <table:table-cell office:value-type="float" office:value="0.975022" calcext:value-type="float">
            <text:p>0.975022</text:p>
          </table:table-cell>
          <table:table-cell office:value-type="float" office:value="0.912959" calcext:value-type="float">
            <text:p>0.912959</text:p>
          </table:table-cell>
          <table:table-cell table:formula="of:=([.A2106]*[.A2106])" office:value-type="float" office:value="0.950667900484" calcext:value-type="float">
            <text:p>0.950667900484</text:p>
          </table:table-cell>
          <table:table-cell table:formula="of:=([.A2106]-[.B2106])*([.A2106]-[.B2106])" office:value-type="float" office:value="0.00385181596900001" calcext:value-type="float">
            <text:p>0.00385181596900001</text:p>
          </table:table-cell>
          <table:table-cell table:number-columns-repeated="2"/>
        </table:table-row>
        <table:table-row table:style-name="ro1">
          <table:table-cell office:value-type="float" office:value="0.975023" calcext:value-type="float">
            <text:p>0.975023</text:p>
          </table:table-cell>
          <table:table-cell office:value-type="float" office:value="0.988609" calcext:value-type="float">
            <text:p>0.988609</text:p>
          </table:table-cell>
          <table:table-cell table:formula="of:=([.A2107]*[.A2107])" office:value-type="float" office:value="0.950669850529" calcext:value-type="float">
            <text:p>0.950669850529</text:p>
          </table:table-cell>
          <table:table-cell table:formula="of:=([.A2107]-[.B2107])*([.A2107]-[.B2107])" office:value-type="float" office:value="0.000184579396" calcext:value-type="float">
            <text:p>0.000184579396</text:p>
          </table:table-cell>
          <table:table-cell table:number-columns-repeated="2"/>
        </table:table-row>
        <table:table-row table:style-name="ro1">
          <table:table-cell office:value-type="float" office:value="0.0000469089" calcext:value-type="float">
            <text:p>0.0000469089</text:p>
          </table:table-cell>
          <table:table-cell office:value-type="float" office:value="0.0000000250325" calcext:value-type="float">
            <text:p>0.0000000250325</text:p>
          </table:table-cell>
          <table:table-cell table:formula="of:=([.A2108]*[.A2108])" office:value-type="float" office:value="0.00000000220044489921" calcext:value-type="float">
            <text:p>2.20044489921E-09</text:p>
          </table:table-cell>
          <table:table-cell table:formula="of:=([.A2108]-[.B2108])*([.A2108]-[.B2108])" office:value-type="float" office:value="0.00000000219809703176" calcext:value-type="float">
            <text:p>2.19809703175756E-09</text:p>
          </table:table-cell>
          <table:table-cell table:number-columns-repeated="2"/>
        </table:table-row>
        <table:table-row table:style-name="ro1">
          <table:table-cell office:value-type="float" office:value="0.000014782" calcext:value-type="float">
            <text:p>0.000014782</text:p>
          </table:table-cell>
          <table:table-cell office:value-type="float" office:value="0.0000149171" calcext:value-type="float">
            <text:p>0.0000149171</text:p>
          </table:table-cell>
          <table:table-cell table:formula="of:=([.A2109]*[.A2109])" office:value-type="float" office:value="0.000000000218507524" calcext:value-type="float">
            <text:p>2.18507524E-10</text:p>
          </table:table-cell>
          <table:table-cell table:formula="of:=([.A2109]-[.B2109])*([.A2109]-[.B2109])" office:value-type="float" office:value="0.00000000000001825201" calcext:value-type="float">
            <text:p>1.82520099999999E-14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168368" calcext:value-type="float">
            <text:p>0.00000168368</text:p>
          </table:table-cell>
          <table:table-cell table:formula="of:=([.A2110]*[.A2110])" office:value-type="float" office:value="0.00000000000028777002" calcext:value-type="float">
            <text:p>2.87770019364E-13</text:p>
          </table:table-cell>
          <table:table-cell table:formula="of:=([.A2110]-[.B2110])*([.A2110]-[.B2110])" office:value-type="float" office:value="0.00000000000131615503" calcext:value-type="float">
            <text:p>1.316155028644E-12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00874084" calcext:value-type="float">
            <text:p>0.00000874084</text:p>
          </table:table-cell>
          <table:table-cell table:formula="of:=([.A2111]*[.A2111])" office:value-type="float" office:value="0.0000000000327418562" calcext:value-type="float">
            <text:p>3.27418562025E-11</text:p>
          </table:table-cell>
          <table:table-cell table:formula="of:=([.A2111]-[.B2111])*([.A2111]-[.B2111])" office:value-type="float" office:value="0.00000000000911309306" calcext:value-type="float">
            <text:p>9.1130930641E-12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0028069" calcext:value-type="float">
            <text:p>0.0000028069</text:p>
          </table:table-cell>
          <table:table-cell table:formula="of:=([.A2112]*[.A2112])" office:value-type="float" office:value="0.00000000001035970782" calcext:value-type="float">
            <text:p>1.03597078225E-11</text:p>
          </table:table-cell>
          <table:table-cell table:formula="of:=([.A2112]-[.B2112])*([.A2112]-[.B2112])" office:value-type="float" office:value="0.00000000000016953806" calcext:value-type="float">
            <text:p>1.695380625E-13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0246515" calcext:value-type="float">
            <text:p>0.0000246515</text:p>
          </table:table-cell>
          <table:table-cell table:formula="of:=([.A2113]*[.A2113])" office:value-type="float" office:value="0.00000000000258994305" calcext:value-type="float">
            <text:p>2.5899430489E-12</text:p>
          </table:table-cell>
          <table:table-cell table:formula="of:=([.A2113]-[.B2113])*([.A2113]-[.B2113])" office:value-type="float" office:value="0.00000000053094159831" calcext:value-type="float">
            <text:p>5.309415983089E-10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0180271" calcext:value-type="float">
            <text:p>0.00000180271</text:p>
          </table:table-cell>
          <table:table-cell table:formula="of:=([.A2114]*[.A2114])" office:value-type="float" office:value="0.00000000001195133298" calcext:value-type="float">
            <text:p>1.19513329849E-11</text:p>
          </table:table-cell>
          <table:table-cell table:formula="of:=([.A2114]-[.B2114])*([.A2114]-[.B2114])" office:value-type="float" office:value="0.00000000000273690701" calcext:value-type="float">
            <text:p>2.7369070096E-12</text:p>
          </table:table-cell>
          <table:table-cell table:number-columns-repeated="2"/>
        </table:table-row>
        <table:table-row table:style-name="ro1">
          <table:table-cell office:value-type="float" office:value="0.00000429153" calcext:value-type="float">
            <text:p>0.00000429153</text:p>
          </table:table-cell>
          <table:table-cell office:value-type="float" office:value="0.00013016" calcext:value-type="float">
            <text:p>0.00013016</text:p>
          </table:table-cell>
          <table:table-cell table:formula="of:=([.A2115]*[.A2115])" office:value-type="float" office:value="0.00000000001841722974" calcext:value-type="float">
            <text:p>1.84172297409E-11</text:p>
          </table:table-cell>
          <table:table-cell table:formula="of:=([.A2115]-[.B2115])*([.A2115]-[.B2115])" office:value-type="float" office:value="0.00000001584287174014" calcext:value-type="float">
            <text:p>1.58428717401409E-08</text:p>
          </table:table-cell>
          <table:table-cell table:number-columns-repeated="2"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0346342" calcext:value-type="float">
            <text:p>0.0000346342</text:p>
          </table:table-cell>
          <table:table-cell table:formula="of:=([.A2116]*[.A2116])" office:value-type="float" office:value="0.00000000015370544484" calcext:value-type="float">
            <text:p>1.5370544484E-10</text:p>
          </table:table-cell>
          <table:table-cell table:formula="of:=([.A2116]-[.B2116])*([.A2116]-[.B2116])" office:value-type="float" office:value="0.00000000049445748496" calcext:value-type="float">
            <text:p>4.9445748496E-10</text:p>
          </table:table-cell>
          <table:table-cell table:number-columns-repeated="2"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0000331429" calcext:value-type="float">
            <text:p>0.0000000331429</text:p>
          </table:table-cell>
          <table:table-cell table:formula="of:=([.A2117]*[.A2117])" office:value-type="float" office:value="0.00000000015370544484" calcext:value-type="float">
            <text:p>1.5370544484E-10</text:p>
          </table:table-cell>
          <table:table-cell table:formula="of:=([.A2117]-[.B2117])*([.A2117]-[.B2117])" office:value-type="float" office:value="0.0000000001528847452" calcext:value-type="float">
            <text:p>1.5288474520058E-10</text:p>
          </table:table-cell>
          <table:table-cell table:number-columns-repeated="2"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00126321" calcext:value-type="float">
            <text:p>0.000126321</text:p>
          </table:table-cell>
          <table:table-cell table:formula="of:=([.A2118]*[.A2118])" office:value-type="float" office:value="0.00000000015370544484" calcext:value-type="float">
            <text:p>1.5370544484E-10</text:p>
          </table:table-cell>
          <table:table-cell table:formula="of:=([.A2118]-[.B2118])*([.A2118]-[.B2118])" office:value-type="float" office:value="0.00000001297849549824" calcext:value-type="float">
            <text:p>1.297849549824E-08</text:p>
          </table:table-cell>
          <table:table-cell table:number-columns-repeated="2"/>
        </table:table-row>
        <table:table-row table:style-name="ro1">
          <table:table-cell office:value-type="float" office:value="0.0000143051" calcext:value-type="float">
            <text:p>0.0000143051</text:p>
          </table:table-cell>
          <table:table-cell office:value-type="float" office:value="0.0000316918" calcext:value-type="float">
            <text:p>0.0000316918</text:p>
          </table:table-cell>
          <table:table-cell table:formula="of:=([.A2119]*[.A2119])" office:value-type="float" office:value="0.00000000020463588601" calcext:value-type="float">
            <text:p>2.0463588601E-10</text:p>
          </table:table-cell>
          <table:table-cell table:formula="of:=([.A2119]-[.B2119])*([.A2119]-[.B2119])" office:value-type="float" office:value="0.00000000030229733689" calcext:value-type="float">
            <text:p>3.0229733689E-10</text:p>
          </table:table-cell>
          <table:table-cell table:number-columns-repeated="2"/>
        </table:table-row>
        <table:table-row table:style-name="ro1">
          <table:table-cell office:value-type="float" office:value="0.00134158" calcext:value-type="float">
            <text:p>0.00134158</text:p>
          </table:table-cell>
          <table:table-cell office:value-type="float" office:value="0.00126634" calcext:value-type="float">
            <text:p>0.00126634</text:p>
          </table:table-cell>
          <table:table-cell table:formula="of:=([.A2120]*[.A2120])" office:value-type="float" office:value="0.0000017998368964" calcext:value-type="float">
            <text:p>0.0000017998368964</text:p>
          </table:table-cell>
          <table:table-cell table:formula="of:=([.A2120]-[.B2120])*([.A2120]-[.B2120])" office:value-type="float" office:value="0.0000000056610576" calcext:value-type="float">
            <text:p>0.0000000056610576</text:p>
          </table:table-cell>
          <table:table-cell table:number-columns-repeated="2"/>
        </table:table-row>
        <table:table-row table:style-name="ro1">
          <table:table-cell office:value-type="float" office:value="0.00132805" calcext:value-type="float">
            <text:p>0.00132805</text:p>
          </table:table-cell>
          <table:table-cell office:value-type="float" office:value="0.00124233" calcext:value-type="float">
            <text:p>0.00124233</text:p>
          </table:table-cell>
          <table:table-cell table:formula="of:=([.A2121]*[.A2121])" office:value-type="float" office:value="0.0000017637168025" calcext:value-type="float">
            <text:p>0.0000017637168025</text:p>
          </table:table-cell>
          <table:table-cell table:formula="of:=([.A2121]-[.B2121])*([.A2121]-[.B2121])" office:value-type="float" office:value="0.0000000073479184" calcext:value-type="float">
            <text:p>0.0000000073479184</text:p>
          </table:table-cell>
          <table:table-cell table:number-columns-repeated="2"/>
        </table:table-row>
        <table:table-row table:style-name="ro1">
          <table:table-cell office:value-type="float" office:value="0.00305617" calcext:value-type="float">
            <text:p>0.00305617</text:p>
          </table:table-cell>
          <table:table-cell office:value-type="float" office:value="0.0449769" calcext:value-type="float">
            <text:p>0.0449769</text:p>
          </table:table-cell>
          <table:table-cell table:formula="of:=([.A2122]*[.A2122])" office:value-type="float" office:value="0.0000093401750689" calcext:value-type="float">
            <text:p>0.0000093401750689</text:p>
          </table:table-cell>
          <table:table-cell table:formula="of:=([.A2122]-[.B2122])*([.A2122]-[.B2122])" office:value-type="float" office:value="0.0017573476037329" calcext:value-type="float">
            <text:p>0.0017573476037329</text:p>
          </table:table-cell>
          <table:table-cell table:number-columns-repeated="2"/>
        </table:table-row>
        <table:table-row table:style-name="ro1">
          <table:table-cell office:value-type="float" office:value="0.00482565" calcext:value-type="float">
            <text:p>0.00482565</text:p>
          </table:table-cell>
          <table:table-cell office:value-type="float" office:value="0.000766957" calcext:value-type="float">
            <text:p>0.000766957</text:p>
          </table:table-cell>
          <table:table-cell table:formula="of:=([.A2123]*[.A2123])" office:value-type="float" office:value="0.0000232868979225" calcext:value-type="float">
            <text:p>0.0000232868979225</text:p>
          </table:table-cell>
          <table:table-cell table:formula="of:=([.A2123]-[.B2123])*([.A2123]-[.B2123])" office:value-type="float" office:value="0.000016472988868249" calcext:value-type="float">
            <text:p>1.6472988868249E-05</text:p>
          </table:table-cell>
          <table:table-cell table:number-columns-repeated="2"/>
        </table:table-row>
        <table:table-row table:style-name="ro1">
          <table:table-cell office:value-type="float" office:value="0.0188371" calcext:value-type="float">
            <text:p>0.0188371</text:p>
          </table:table-cell>
          <table:table-cell office:value-type="float" office:value="0.0101873" calcext:value-type="float">
            <text:p>0.0101873</text:p>
          </table:table-cell>
          <table:table-cell table:formula="of:=([.A2124]*[.A2124])" office:value-type="float" office:value="0.00035483633641" calcext:value-type="float">
            <text:p>0.00035483633641</text:p>
          </table:table-cell>
          <table:table-cell table:formula="of:=([.A2124]-[.B2124])*([.A2124]-[.B2124])" office:value-type="float" office:value="0.00007481904004" calcext:value-type="float">
            <text:p>0.00007481904004</text:p>
          </table:table-cell>
          <table:table-cell table:number-columns-repeated="2"/>
        </table:table-row>
        <table:table-row table:style-name="ro1">
          <table:table-cell office:value-type="float" office:value="0.0302677" calcext:value-type="float">
            <text:p>0.0302677</text:p>
          </table:table-cell>
          <table:table-cell office:value-type="float" office:value="0.0751296" calcext:value-type="float">
            <text:p>0.0751296</text:p>
          </table:table-cell>
          <table:table-cell table:formula="of:=([.A2125]*[.A2125])" office:value-type="float" office:value="0.00091613366329" calcext:value-type="float">
            <text:p>0.00091613366329</text:p>
          </table:table-cell>
          <table:table-cell table:formula="of:=([.A2125]-[.B2125])*([.A2125]-[.B2125])" office:value-type="float" office:value="0.00201259007161" calcext:value-type="float">
            <text:p>0.00201259007161</text:p>
          </table:table-cell>
          <table:table-cell table:number-columns-repeated="2"/>
        </table:table-row>
        <table:table-row table:style-name="ro1">
          <table:table-cell office:value-type="float" office:value="0.0423543" calcext:value-type="float">
            <text:p>0.0423543</text:p>
          </table:table-cell>
          <table:table-cell office:value-type="float" office:value="0.142651" calcext:value-type="float">
            <text:p>0.142651</text:p>
          </table:table-cell>
          <table:table-cell table:formula="of:=([.A2126]*[.A2126])" office:value-type="float" office:value="0.00179388672849" calcext:value-type="float">
            <text:p>0.00179388672849</text:p>
          </table:table-cell>
          <table:table-cell table:formula="of:=([.A2126]-[.B2126])*([.A2126]-[.B2126])" office:value-type="float" office:value="0.01005942803089" calcext:value-type="float">
            <text:p>0.01005942803089</text:p>
          </table:table-cell>
          <table:table-cell table:number-columns-repeated="2"/>
        </table:table-row>
        <table:table-row table:style-name="ro1">
          <table:table-cell office:value-type="float" office:value="0.0715794" calcext:value-type="float">
            <text:p>0.0715794</text:p>
          </table:table-cell>
          <table:table-cell office:value-type="float" office:value="0.203937" calcext:value-type="float">
            <text:p>0.203937</text:p>
          </table:table-cell>
          <table:table-cell table:formula="of:=([.A2127]*[.A2127])" office:value-type="float" office:value="0.00512361050436" calcext:value-type="float">
            <text:p>0.00512361050436</text:p>
          </table:table-cell>
          <table:table-cell table:formula="of:=([.A2127]-[.B2127])*([.A2127]-[.B2127])" office:value-type="float" office:value="0.01751853427776" calcext:value-type="float">
            <text:p>0.01751853427776</text:p>
          </table:table-cell>
          <table:table-cell table:number-columns-repeated="2"/>
        </table:table-row>
        <table:table-row table:style-name="ro1">
          <table:table-cell office:value-type="float" office:value="0.0715795" calcext:value-type="float">
            <text:p>0.0715795</text:p>
          </table:table-cell>
          <table:table-cell office:value-type="float" office:value="0.211958" calcext:value-type="float">
            <text:p>0.211958</text:p>
          </table:table-cell>
          <table:table-cell table:formula="of:=([.A2128]*[.A2128])" office:value-type="float" office:value="0.00512362482025" calcext:value-type="float">
            <text:p>0.00512362482025</text:p>
          </table:table-cell>
          <table:table-cell table:formula="of:=([.A2128]-[.B2128])*([.A2128]-[.B2128])" office:value-type="float" office:value="0.01970612326225" calcext:value-type="float">
            <text:p>0.01970612326225</text:p>
          </table:table-cell>
          <table:table-cell table:number-columns-repeated="2"/>
        </table:table-row>
        <table:table-row table:style-name="ro1">
          <table:table-cell office:value-type="float" office:value="0.0715795" calcext:value-type="float">
            <text:p>0.0715795</text:p>
          </table:table-cell>
          <table:table-cell office:value-type="float" office:value="0.378771" calcext:value-type="float">
            <text:p>0.378771</text:p>
          </table:table-cell>
          <table:table-cell table:formula="of:=([.A2129]*[.A2129])" office:value-type="float" office:value="0.00512362482025" calcext:value-type="float">
            <text:p>0.00512362482025</text:p>
          </table:table-cell>
          <table:table-cell table:formula="of:=([.A2129]-[.B2129])*([.A2129]-[.B2129])" office:value-type="float" office:value="0.09436661767225" calcext:value-type="float">
            <text:p>0.09436661767225</text:p>
          </table:table-cell>
          <table:table-cell table:number-columns-repeated="2"/>
        </table:table-row>
        <table:table-row table:style-name="ro1">
          <table:table-cell office:value-type="float" office:value="0.241023" calcext:value-type="float">
            <text:p>0.241023</text:p>
          </table:table-cell>
          <table:table-cell office:value-type="float" office:value="0.399624" calcext:value-type="float">
            <text:p>0.399624</text:p>
          </table:table-cell>
          <table:table-cell table:formula="of:=([.A2130]*[.A2130])" office:value-type="float" office:value="0.058092086529" calcext:value-type="float">
            <text:p>0.058092086529</text:p>
          </table:table-cell>
          <table:table-cell table:formula="of:=([.A2130]-[.B2130])*([.A2130]-[.B2130])" office:value-type="float" office:value="0.025154277201" calcext:value-type="float">
            <text:p>0.025154277201</text:p>
          </table:table-cell>
          <table:table-cell table:number-columns-repeated="2"/>
        </table:table-row>
        <table:table-row table:style-name="ro1">
          <table:table-cell office:value-type="float" office:value="0.241023" calcext:value-type="float">
            <text:p>0.241023</text:p>
          </table:table-cell>
          <table:table-cell office:value-type="float" office:value="0.414467" calcext:value-type="float">
            <text:p>0.414467</text:p>
          </table:table-cell>
          <table:table-cell table:formula="of:=([.A2131]*[.A2131])" office:value-type="float" office:value="0.058092086529" calcext:value-type="float">
            <text:p>0.058092086529</text:p>
          </table:table-cell>
          <table:table-cell table:formula="of:=([.A2131]-[.B2131])*([.A2131]-[.B2131])" office:value-type="float" office:value="0.030082821136" calcext:value-type="float">
            <text:p>0.030082821136</text:p>
          </table:table-cell>
          <table:table-cell table:number-columns-repeated="2"/>
        </table:table-row>
        <table:table-row table:style-name="ro1">
          <table:table-cell office:value-type="float" office:value="0.241023" calcext:value-type="float">
            <text:p>0.241023</text:p>
          </table:table-cell>
          <table:table-cell office:value-type="float" office:value="0.462046" calcext:value-type="float">
            <text:p>0.462046</text:p>
          </table:table-cell>
          <table:table-cell table:formula="of:=([.A2132]*[.A2132])" office:value-type="float" office:value="0.058092086529" calcext:value-type="float">
            <text:p>0.058092086529</text:p>
          </table:table-cell>
          <table:table-cell table:formula="of:=([.A2132]-[.B2132])*([.A2132]-[.B2132])" office:value-type="float" office:value="0.048851166529" calcext:value-type="float">
            <text:p>0.048851166529</text:p>
          </table:table-cell>
          <table:table-cell table:number-columns-repeated="2"/>
        </table:table-row>
        <table:table-row table:style-name="ro1">
          <table:table-cell office:value-type="float" office:value="0.437533" calcext:value-type="float">
            <text:p>0.437533</text:p>
          </table:table-cell>
          <table:table-cell office:value-type="float" office:value="0.118469" calcext:value-type="float">
            <text:p>0.118469</text:p>
          </table:table-cell>
          <table:table-cell table:formula="of:=([.A2133]*[.A2133])" office:value-type="float" office:value="0.191435126089" calcext:value-type="float">
            <text:p>0.191435126089</text:p>
          </table:table-cell>
          <table:table-cell table:formula="of:=([.A2133]-[.B2133])*([.A2133]-[.B2133])" office:value-type="float" office:value="0.101801836096" calcext:value-type="float">
            <text:p>0.101801836096</text:p>
          </table:table-cell>
          <table:table-cell table:number-columns-repeated="2"/>
        </table:table-row>
        <table:table-row table:style-name="ro1">
          <table:table-cell office:value-type="float" office:value="0.437533" calcext:value-type="float">
            <text:p>0.437533</text:p>
          </table:table-cell>
          <table:table-cell office:value-type="float" office:value="0.148289" calcext:value-type="float">
            <text:p>0.148289</text:p>
          </table:table-cell>
          <table:table-cell table:formula="of:=([.A2134]*[.A2134])" office:value-type="float" office:value="0.191435126089" calcext:value-type="float">
            <text:p>0.191435126089</text:p>
          </table:table-cell>
          <table:table-cell table:formula="of:=([.A2134]-[.B2134])*([.A2134]-[.B2134])" office:value-type="float" office:value="0.083662091536" calcext:value-type="float">
            <text:p>0.083662091536</text:p>
          </table:table-cell>
          <table:table-cell table:number-columns-repeated="2"/>
        </table:table-row>
        <table:table-row table:style-name="ro1">
          <table:table-cell office:value-type="float" office:value="0.437533" calcext:value-type="float">
            <text:p>0.437533</text:p>
          </table:table-cell>
          <table:table-cell office:value-type="float" office:value="0.154112" calcext:value-type="float">
            <text:p>0.154112</text:p>
          </table:table-cell>
          <table:table-cell table:formula="of:=([.A2135]*[.A2135])" office:value-type="float" office:value="0.191435126089" calcext:value-type="float">
            <text:p>0.191435126089</text:p>
          </table:table-cell>
          <table:table-cell table:formula="of:=([.A2135]-[.B2135])*([.A2135]-[.B2135])" office:value-type="float" office:value="0.080327463241" calcext:value-type="float">
            <text:p>0.080327463241</text:p>
          </table:table-cell>
          <table:table-cell table:number-columns-repeated="2"/>
        </table:table-row>
        <table:table-row table:style-name="ro1">
          <table:table-cell office:value-type="float" office:value="0.607399" calcext:value-type="float">
            <text:p>0.607399</text:p>
          </table:table-cell>
          <table:table-cell office:value-type="float" office:value="0.528781" calcext:value-type="float">
            <text:p>0.528781</text:p>
          </table:table-cell>
          <table:table-cell table:formula="of:=([.A2136]*[.A2136])" office:value-type="float" office:value="0.368933545201" calcext:value-type="float">
            <text:p>0.368933545201</text:p>
          </table:table-cell>
          <table:table-cell table:formula="of:=([.A2136]-[.B2136])*([.A2136]-[.B2136])" office:value-type="float" office:value="0.00618078992400001" calcext:value-type="float">
            <text:p>0.00618078992400001</text:p>
          </table:table-cell>
          <table:table-cell table:number-columns-repeated="2"/>
        </table:table-row>
        <table:table-row table:style-name="ro1">
          <table:table-cell office:value-type="float" office:value="0.607399" calcext:value-type="float">
            <text:p>0.607399</text:p>
          </table:table-cell>
          <table:table-cell office:value-type="float" office:value="0.676361" calcext:value-type="float">
            <text:p>0.676361</text:p>
          </table:table-cell>
          <table:table-cell table:formula="of:=([.A2137]*[.A2137])" office:value-type="float" office:value="0.368933545201" calcext:value-type="float">
            <text:p>0.368933545201</text:p>
          </table:table-cell>
          <table:table-cell table:formula="of:=([.A2137]-[.B2137])*([.A2137]-[.B2137])" office:value-type="float" office:value="0.004755757444" calcext:value-type="float">
            <text:p>0.004755757444</text:p>
          </table:table-cell>
          <table:table-cell table:number-columns-repeated="2"/>
        </table:table-row>
        <table:table-row table:style-name="ro1">
          <table:table-cell office:value-type="float" office:value="0.607399" calcext:value-type="float">
            <text:p>0.607399</text:p>
          </table:table-cell>
          <table:table-cell office:value-type="float" office:value="0.706188" calcext:value-type="float">
            <text:p>0.706188</text:p>
          </table:table-cell>
          <table:table-cell table:formula="of:=([.A2138]*[.A2138])" office:value-type="float" office:value="0.368933545201" calcext:value-type="float">
            <text:p>0.368933545201</text:p>
          </table:table-cell>
          <table:table-cell table:formula="of:=([.A2138]-[.B2138])*([.A2138]-[.B2138])" office:value-type="float" office:value="0.009759266521" calcext:value-type="float">
            <text:p>0.009759266521</text:p>
          </table:table-cell>
          <table:table-cell table:number-columns-repeated="2"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753624" calcext:value-type="float">
            <text:p>0.753624</text:p>
          </table:table-cell>
          <table:table-cell table:formula="of:=([.A2139]*[.A2139])" office:value-type="float" office:value="0.749062554256" calcext:value-type="float">
            <text:p>0.749062554256</text:p>
          </table:table-cell>
          <table:table-cell table:formula="of:=([.A2139]-[.B2139])*([.A2139]-[.B2139])" office:value-type="float" office:value="0.0125126596" calcext:value-type="float">
            <text:p>0.0125126596</text:p>
          </table:table-cell>
          <table:table-cell table:number-columns-repeated="2"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789505" calcext:value-type="float">
            <text:p>0.789505</text:p>
          </table:table-cell>
          <table:table-cell table:formula="of:=([.A2140]*[.A2140])" office:value-type="float" office:value="0.749062554256" calcext:value-type="float">
            <text:p>0.749062554256</text:p>
          </table:table-cell>
          <table:table-cell table:formula="of:=([.A2140]-[.B2140])*([.A2140]-[.B2140])" office:value-type="float" office:value="0.005772808441" calcext:value-type="float">
            <text:p>0.005772808441</text:p>
          </table:table-cell>
          <table:table-cell table:number-columns-repeated="2"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827631" calcext:value-type="float">
            <text:p>0.827631</text:p>
          </table:table-cell>
          <table:table-cell table:formula="of:=([.A2141]*[.A2141])" office:value-type="float" office:value="0.749062554256" calcext:value-type="float">
            <text:p>0.749062554256</text:p>
          </table:table-cell>
          <table:table-cell table:formula="of:=([.A2141]-[.B2141])*([.A2141]-[.B2141])" office:value-type="float" office:value="0.001432849609" calcext:value-type="float">
            <text:p>0.001432849609</text:p>
          </table:table-cell>
          <table:table-cell table:number-columns-repeated="2"/>
        </table:table-row>
        <table:table-row table:style-name="ro1">
          <table:table-cell office:value-type="float" office:value="0.865485" calcext:value-type="float">
            <text:p>0.865485</text:p>
          </table:table-cell>
          <table:table-cell office:value-type="float" office:value="0.884511" calcext:value-type="float">
            <text:p>0.884511</text:p>
          </table:table-cell>
          <table:table-cell table:formula="of:=([.A2142]*[.A2142])" office:value-type="float" office:value="0.749064285225" calcext:value-type="float">
            <text:p>0.749064285225</text:p>
          </table:table-cell>
          <table:table-cell table:formula="of:=([.A2142]-[.B2142])*([.A2142]-[.B2142])" office:value-type="float" office:value="0.000361988676000004" calcext:value-type="float">
            <text:p>0.000361988676000004</text:p>
          </table:table-cell>
          <table:table-cell table:number-columns-repeated="2"/>
        </table:table-row>
        <table:table-row table:style-name="ro1">
          <table:table-cell office:value-type="float" office:value="0.865484" calcext:value-type="float">
            <text:p>0.865484</text:p>
          </table:table-cell>
          <table:table-cell office:value-type="float" office:value="0.921185" calcext:value-type="float">
            <text:p>0.921185</text:p>
          </table:table-cell>
          <table:table-cell table:formula="of:=([.A2143]*[.A2143])" office:value-type="float" office:value="0.749062554256" calcext:value-type="float">
            <text:p>0.749062554256</text:p>
          </table:table-cell>
          <table:table-cell table:formula="of:=([.A2143]-[.B2143])*([.A2143]-[.B2143])" office:value-type="float" office:value="0.003102601401" calcext:value-type="float">
            <text:p>0.003102601401</text:p>
          </table:table-cell>
          <table:table-cell table:number-columns-repeated="2"/>
        </table:table-row>
        <table:table-row table:style-name="ro1">
          <table:table-cell office:value-type="float" office:value="0.969923" calcext:value-type="float">
            <text:p>0.969923</text:p>
          </table:table-cell>
          <table:table-cell office:value-type="float" office:value="0.891238" calcext:value-type="float">
            <text:p>0.891238</text:p>
          </table:table-cell>
          <table:table-cell table:formula="of:=([.A2144]*[.A2144])" office:value-type="float" office:value="0.940750625929" calcext:value-type="float">
            <text:p>0.940750625929</text:p>
          </table:table-cell>
          <table:table-cell table:formula="of:=([.A2144]-[.B2144])*([.A2144]-[.B2144])" office:value-type="float" office:value="0.006191329225" calcext:value-type="float">
            <text:p>0.006191329225</text:p>
          </table:table-cell>
          <table:table-cell table:number-columns-repeated="2"/>
        </table:table-row>
        <table:table-row table:style-name="ro1">
          <table:table-cell office:value-type="float" office:value="0.969924" calcext:value-type="float">
            <text:p>0.969924</text:p>
          </table:table-cell>
          <table:table-cell office:value-type="float" office:value="0.996237" calcext:value-type="float">
            <text:p>0.996237</text:p>
          </table:table-cell>
          <table:table-cell table:formula="of:=([.A2145]*[.A2145])" office:value-type="float" office:value="0.940752565776" calcext:value-type="float">
            <text:p>0.940752565776</text:p>
          </table:table-cell>
          <table:table-cell table:formula="of:=([.A2145]-[.B2145])*([.A2145]-[.B2145])" office:value-type="float" office:value="0.000692373969000002" calcext:value-type="float">
            <text:p>0.000692373969000002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8039" calcext:value-type="float">
            <text:p>0.998039</text:p>
          </table:table-cell>
          <table:table-cell table:formula="of:=([.A2146]*[.A2146])" office:value-type="float" office:value="0.999986000049" calcext:value-type="float">
            <text:p>0.999986000049</text:p>
          </table:table-cell>
          <table:table-cell table:formula="of:=([.A2146]-[.B2146])*([.A2146]-[.B2146])" office:value-type="float" office:value="0.00000381811600000004" calcext:value-type="float">
            <text:p>3.81811600000004E-0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290338" calcext:value-type="float">
            <text:p>0.00000290338</text:p>
          </table:table-cell>
          <table:table-cell table:formula="of:=([.A2147]*[.A2147])" office:value-type="float" office:value="0" calcext:value-type="float">
            <text:p>0</text:p>
          </table:table-cell>
          <table:table-cell table:formula="of:=([.A2147]-[.B2147])*([.A2147]-[.B2147])" office:value-type="float" office:value="0.00000000000842961542" calcext:value-type="float">
            <text:p>8.4296154244E-12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121533" calcext:value-type="float">
            <text:p>0.00121533</text:p>
          </table:table-cell>
          <table:table-cell table:formula="of:=([.A2148]*[.A2148])" office:value-type="float" office:value="0.00000000000001421079" calcext:value-type="float">
            <text:p>1.4210785681E-14</text:p>
          </table:table-cell>
          <table:table-cell table:formula="of:=([.A2148]-[.B2148])*([.A2148]-[.B2148])" office:value-type="float" office:value="0.00000147673726656285" calcext:value-type="float">
            <text:p>1.47673726656285E-06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102766" calcext:value-type="float">
            <text:p>0.0102766</text:p>
          </table:table-cell>
          <table:table-cell table:formula="of:=([.A2149]*[.A2149])" office:value-type="float" office:value="3.55270834116E-015" calcext:value-type="float">
            <text:p>3.55270834116E-15</text:p>
          </table:table-cell>
          <table:table-cell table:formula="of:=([.A2149]-[.B2149])*([.A2149]-[.B2149])" office:value-type="float" office:value="0.000105607282498288" calcext:value-type="float">
            <text:p>0.000105607282498288</text:p>
          </table:table-cell>
          <table:table-cell table:number-columns-repeated="2"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403522" calcext:value-type="float">
            <text:p>0.00403522</text:p>
          </table:table-cell>
          <table:table-cell table:formula="of:=([.A2150]*[.A2150])" office:value-type="float" office:value="0.00000000004067505729" calcext:value-type="float">
            <text:p>4.067505729E-11</text:p>
          </table:table-cell>
          <table:table-cell table:formula="of:=([.A2150]-[.B2150])*([.A2150]-[.B2150])" office:value-type="float" office:value="0.0000162315702782693" calcext:value-type="float">
            <text:p>1.62315702782693E-05</text:p>
          </table:table-cell>
          <table:table-cell table:number-columns-repeated="2"/>
        </table:table-row>
        <table:table-row table:style-name="ro1">
          <table:table-cell office:value-type="float" office:value="0.0000063777" calcext:value-type="float">
            <text:p>0.0000063777</text:p>
          </table:table-cell>
          <table:table-cell office:value-type="float" office:value="0.00025347" calcext:value-type="float">
            <text:p>0.00025347</text:p>
          </table:table-cell>
          <table:table-cell table:formula="of:=([.A2151]*[.A2151])" office:value-type="float" office:value="0.00000000004067505729" calcext:value-type="float">
            <text:p>4.067505729E-11</text:p>
          </table:table-cell>
          <table:table-cell table:formula="of:=([.A2151]-[.B2151])*([.A2151]-[.B2151])" office:value-type="float" office:value="0.00000006105460471929" calcext:value-type="float">
            <text:p>6.105460471929E-08</text:p>
          </table:table-cell>
          <table:table-cell table:number-columns-repeated="2"/>
        </table:table-row>
        <table:table-row table:style-name="ro1">
          <table:table-cell office:value-type="float" office:value="0.00000691414" calcext:value-type="float">
            <text:p>0.00000691414</text:p>
          </table:table-cell>
          <table:table-cell office:value-type="float" office:value="0.00331313" calcext:value-type="float">
            <text:p>0.00331313</text:p>
          </table:table-cell>
          <table:table-cell table:formula="of:=([.A2152]*[.A2152])" office:value-type="float" office:value="0.00000000004780533194" calcext:value-type="float">
            <text:p>4.78053319396E-11</text:p>
          </table:table-cell>
          <table:table-cell table:formula="of:=([.A2152]-[.B2152])*([.A2152]-[.B2152])" office:value-type="float" office:value="0.0000109310633129155" calcext:value-type="float">
            <text:p>1.09310633129155E-05</text:p>
          </table:table-cell>
          <table:table-cell table:number-columns-repeated="2"/>
        </table:table-row>
        <table:table-row table:style-name="ro1">
          <table:table-cell office:value-type="float" office:value="0.0000138879" calcext:value-type="float">
            <text:p>0.0000138879</text:p>
          </table:table-cell>
          <table:table-cell office:value-type="float" office:value="0.0266666" calcext:value-type="float">
            <text:p>0.0266666</text:p>
          </table:table-cell>
          <table:table-cell table:formula="of:=([.A2153]*[.A2153])" office:value-type="float" office:value="0.00000000019287376641" calcext:value-type="float">
            <text:p>1.9287376641E-10</text:p>
          </table:table-cell>
          <table:table-cell table:formula="of:=([.A2153]-[.B2153])*([.A2153]-[.B2153])" office:value-type="float" office:value="0.000710367062285486" calcext:value-type="float">
            <text:p>0.000710367062285486</text:p>
          </table:table-cell>
          <table:table-cell table:number-columns-repeated="2"/>
        </table:table-row>
        <table:table-row table:style-name="ro1">
          <table:table-cell office:value-type="float" office:value="0.0000291467" calcext:value-type="float">
            <text:p>0.0000291467</text:p>
          </table:table-cell>
          <table:table-cell office:value-type="float" office:value="0.00960686" calcext:value-type="float">
            <text:p>0.00960686</text:p>
          </table:table-cell>
          <table:table-cell table:formula="of:=([.A2154]*[.A2154])" office:value-type="float" office:value="0.00000000084953012089" calcext:value-type="float">
            <text:p>8.4953012089E-10</text:p>
          </table:table-cell>
          <table:table-cell table:formula="of:=([.A2154]-[.B2154])*([.A2154]-[.B2154])" office:value-type="float" office:value="0.0000917325920569969" calcext:value-type="float">
            <text:p>9.17325920569969E-05</text:p>
          </table:table-cell>
          <table:table-cell table:number-columns-repeated="2"/>
        </table:table-row>
        <table:table-row table:style-name="ro1">
          <table:table-cell office:value-type="float" office:value="0.000288665" calcext:value-type="float">
            <text:p>0.000288665</text:p>
          </table:table-cell>
          <table:table-cell office:value-type="float" office:value="0.000564773" calcext:value-type="float">
            <text:p>0.000564773</text:p>
          </table:table-cell>
          <table:table-cell table:formula="of:=([.A2155]*[.A2155])" office:value-type="float" office:value="0.000000083327482225" calcext:value-type="float">
            <text:p>8.3327482225E-08</text:p>
          </table:table-cell>
          <table:table-cell table:formula="of:=([.A2155]-[.B2155])*([.A2155]-[.B2155])" office:value-type="float" office:value="0.000000076235627664" calcext:value-type="float">
            <text:p>7.6235627664E-08</text:p>
          </table:table-cell>
          <table:table-cell table:number-columns-repeated="2"/>
        </table:table-row>
        <table:table-row table:style-name="ro1">
          <table:table-cell office:value-type="float" office:value="0.000589132" calcext:value-type="float">
            <text:p>0.000589132</text:p>
          </table:table-cell>
          <table:table-cell office:value-type="float" office:value="0.000274997" calcext:value-type="float">
            <text:p>0.000274997</text:p>
          </table:table-cell>
          <table:table-cell table:formula="of:=([.A2156]*[.A2156])" office:value-type="float" office:value="0.000000347076513424" calcext:value-type="float">
            <text:p>3.47076513424E-07</text:p>
          </table:table-cell>
          <table:table-cell table:formula="of:=([.A2156]-[.B2156])*([.A2156]-[.B2156])" office:value-type="float" office:value="0.000000098680798225" calcext:value-type="float">
            <text:p>9.8680798225E-08</text:p>
          </table:table-cell>
          <table:table-cell table:number-columns-repeated="2"/>
        </table:table-row>
        <table:table-row table:style-name="ro1">
          <table:table-cell office:value-type="float" office:value="0.00163865" calcext:value-type="float">
            <text:p>0.00163865</text:p>
          </table:table-cell>
          <table:table-cell office:value-type="float" office:value="0.104313" calcext:value-type="float">
            <text:p>0.104313</text:p>
          </table:table-cell>
          <table:table-cell table:formula="of:=([.A2157]*[.A2157])" office:value-type="float" office:value="0.0000026851738225" calcext:value-type="float">
            <text:p>0.0000026851738225</text:p>
          </table:table-cell>
          <table:table-cell table:formula="of:=([.A2157]-[.B2157])*([.A2157]-[.B2157])" office:value-type="float" office:value="0.0105420221479225" calcext:value-type="float">
            <text:p>0.0105420221479225</text:p>
          </table:table-cell>
          <table:table-cell table:number-columns-repeated="2"/>
        </table:table-row>
        <table:table-row table:style-name="ro1">
          <table:table-cell office:value-type="float" office:value="0.000866175" calcext:value-type="float">
            <text:p>0.000866175</text:p>
          </table:table-cell>
          <table:table-cell office:value-type="float" office:value="0.0290408" calcext:value-type="float">
            <text:p>0.0290408</text:p>
          </table:table-cell>
          <table:table-cell table:formula="of:=([.A2158]*[.A2158])" office:value-type="float" office:value="0.000000750259130625" calcext:value-type="float">
            <text:p>7.50259130625E-07</text:p>
          </table:table-cell>
          <table:table-cell table:formula="of:=([.A2158]-[.B2158])*([.A2158]-[.B2158])" office:value-type="float" office:value="0.000793809493890625" calcext:value-type="float">
            <text:p>0.000793809493890625</text:p>
          </table:table-cell>
          <table:table-cell table:number-columns-repeated="2"/>
        </table:table-row>
        <table:table-row table:style-name="ro1">
          <table:table-cell office:value-type="float" office:value="0.000866175" calcext:value-type="float">
            <text:p>0.000866175</text:p>
          </table:table-cell>
          <table:table-cell office:value-type="float" office:value="0.0406158" calcext:value-type="float">
            <text:p>0.0406158</text:p>
          </table:table-cell>
          <table:table-cell table:formula="of:=([.A2159]*[.A2159])" office:value-type="float" office:value="0.000000750259130625" calcext:value-type="float">
            <text:p>7.50259130625E-07</text:p>
          </table:table-cell>
          <table:table-cell table:formula="of:=([.A2159]-[.B2159])*([.A2159]-[.B2159])" office:value-type="float" office:value="0.00158003268764063" calcext:value-type="float">
            <text:p>0.00158003268764063</text:p>
          </table:table-cell>
          <table:table-cell table:number-columns-repeated="2"/>
        </table:table-row>
        <table:table-row table:style-name="ro1">
          <table:table-cell office:value-type="float" office:value="0.000499606" calcext:value-type="float">
            <text:p>0.000499606</text:p>
          </table:table-cell>
          <table:table-cell office:value-type="float" office:value="0.0000425402" calcext:value-type="float">
            <text:p>0.0000425402</text:p>
          </table:table-cell>
          <table:table-cell table:formula="of:=([.A2160]*[.A2160])" office:value-type="float" office:value="0.000000249606155236" calcext:value-type="float">
            <text:p>2.49606155236E-07</text:p>
          </table:table-cell>
          <table:table-cell table:formula="of:=([.A2160]-[.B2160])*([.A2160]-[.B2160])" office:value-type="float" office:value="0.00000020890914552964" calcext:value-type="float">
            <text:p>2.0890914552964E-07</text:p>
          </table:table-cell>
          <table:table-cell table:number-columns-repeated="2"/>
        </table:table-row>
        <table:table-row table:style-name="ro1">
          <table:table-cell office:value-type="float" office:value="0.000532448" calcext:value-type="float">
            <text:p>0.000532448</text:p>
          </table:table-cell>
          <table:table-cell office:value-type="float" office:value="0.000164397" calcext:value-type="float">
            <text:p>0.000164397</text:p>
          </table:table-cell>
          <table:table-cell table:formula="of:=([.A2161]*[.A2161])" office:value-type="float" office:value="0.000000283500872704" calcext:value-type="float">
            <text:p>2.83500872704E-07</text:p>
          </table:table-cell>
          <table:table-cell table:formula="of:=([.A2161]-[.B2161])*([.A2161]-[.B2161])" office:value-type="float" office:value="0.000000135461538601" calcext:value-type="float">
            <text:p>1.35461538601E-07</text:p>
          </table:table-cell>
          <table:table-cell table:number-columns-repeated="2"/>
        </table:table-row>
        <table:table-row table:style-name="ro1">
          <table:table-cell office:value-type="float" office:value="0.00540662" calcext:value-type="float">
            <text:p>0.00540662</text:p>
          </table:table-cell>
          <table:table-cell office:value-type="float" office:value="0.0156877" calcext:value-type="float">
            <text:p>0.0156877</text:p>
          </table:table-cell>
          <table:table-cell table:formula="of:=([.A2162]*[.A2162])" office:value-type="float" office:value="0.0000292315398244" calcext:value-type="float">
            <text:p>0.0000292315398244</text:p>
          </table:table-cell>
          <table:table-cell table:formula="of:=([.A2162]-[.B2162])*([.A2162]-[.B2162])" office:value-type="float" office:value="0.0001057006059664" calcext:value-type="float">
            <text:p>0.0001057006059664</text:p>
          </table:table-cell>
          <table:table-cell table:number-columns-repeated="2"/>
        </table:table-row>
        <table:table-row table:style-name="ro1">
          <table:table-cell office:value-type="float" office:value="0.00569201" calcext:value-type="float">
            <text:p>0.00569201</text:p>
          </table:table-cell>
          <table:table-cell office:value-type="float" office:value="0.047954" calcext:value-type="float">
            <text:p>0.047954</text:p>
          </table:table-cell>
          <table:table-cell table:formula="of:=([.A2163]*[.A2163])" office:value-type="float" office:value="0.0000323989778401" calcext:value-type="float">
            <text:p>0.0000323989778401</text:p>
          </table:table-cell>
          <table:table-cell table:formula="of:=([.A2163]-[.B2163])*([.A2163]-[.B2163])" office:value-type="float" office:value="0.0017860757987601" calcext:value-type="float">
            <text:p>0.0017860757987601</text:p>
          </table:table-cell>
          <table:table-cell table:number-columns-repeated="2"/>
        </table:table-row>
        <table:table-row table:style-name="ro1">
          <table:table-cell office:value-type="float" office:value="0.00569201" calcext:value-type="float">
            <text:p>0.00569201</text:p>
          </table:table-cell>
          <table:table-cell office:value-type="float" office:value="0.0427767" calcext:value-type="float">
            <text:p>0.0427767</text:p>
          </table:table-cell>
          <table:table-cell table:formula="of:=([.A2164]*[.A2164])" office:value-type="float" office:value="0.0000323989778401" calcext:value-type="float">
            <text:p>0.0000323989778401</text:p>
          </table:table-cell>
          <table:table-cell table:formula="of:=([.A2164]-[.B2164])*([.A2164]-[.B2164])" office:value-type="float" office:value="0.0013752742323961" calcext:value-type="float">
            <text:p>0.0013752742323961</text:p>
          </table:table-cell>
          <table:table-cell table:number-columns-repeated="2"/>
        </table:table-row>
        <table:table-row table:style-name="ro1">
          <table:table-cell office:value-type="float" office:value="0.00308603" calcext:value-type="float">
            <text:p>0.00308603</text:p>
          </table:table-cell>
          <table:table-cell office:value-type="float" office:value="0.124603" calcext:value-type="float">
            <text:p>0.124603</text:p>
          </table:table-cell>
          <table:table-cell table:formula="of:=([.A2165]*[.A2165])" office:value-type="float" office:value="0.0000095235811609" calcext:value-type="float">
            <text:p>0.0000095235811609</text:p>
          </table:table-cell>
          <table:table-cell table:formula="of:=([.A2165]-[.B2165])*([.A2165]-[.B2165])" office:value-type="float" office:value="0.0147663739979809" calcext:value-type="float">
            <text:p>0.0147663739979809</text:p>
          </table:table-cell>
          <table:table-cell table:number-columns-repeated="2"/>
        </table:table-row>
        <table:table-row table:style-name="ro1">
          <table:table-cell office:value-type="float" office:value="0.0110841" calcext:value-type="float">
            <text:p>0.0110841</text:p>
          </table:table-cell>
          <table:table-cell office:value-type="float" office:value="0.122608" calcext:value-type="float">
            <text:p>0.122608</text:p>
          </table:table-cell>
          <table:table-cell table:formula="of:=([.A2166]*[.A2166])" office:value-type="float" office:value="0.00012285727281" calcext:value-type="float">
            <text:p>0.00012285727281</text:p>
          </table:table-cell>
          <table:table-cell table:formula="of:=([.A2166]-[.B2166])*([.A2166]-[.B2166])" office:value-type="float" office:value="0.01243758027121" calcext:value-type="float">
            <text:p>0.01243758027121</text:p>
          </table:table-cell>
          <table:table-cell table:number-columns-repeated="2"/>
        </table:table-row>
        <table:table-row table:style-name="ro1">
          <table:table-cell office:value-type="float" office:value="0.0110841" calcext:value-type="float">
            <text:p>0.0110841</text:p>
          </table:table-cell>
          <table:table-cell office:value-type="float" office:value="0.134822" calcext:value-type="float">
            <text:p>0.134822</text:p>
          </table:table-cell>
          <table:table-cell table:formula="of:=([.A2167]*[.A2167])" office:value-type="float" office:value="0.00012285727281" calcext:value-type="float">
            <text:p>0.00012285727281</text:p>
          </table:table-cell>
          <table:table-cell table:formula="of:=([.A2167]-[.B2167])*([.A2167]-[.B2167])" office:value-type="float" office:value="0.01531106789641" calcext:value-type="float">
            <text:p>0.01531106789641</text:p>
          </table:table-cell>
          <table:table-cell table:number-columns-repeated="2"/>
        </table:table-row>
        <table:table-row table:style-name="ro1">
          <table:table-cell office:value-type="float" office:value="0.0135775" calcext:value-type="float">
            <text:p>0.0135775</text:p>
          </table:table-cell>
          <table:table-cell office:value-type="float" office:value="0.17023" calcext:value-type="float">
            <text:p>0.17023</text:p>
          </table:table-cell>
          <table:table-cell table:formula="of:=([.A2168]*[.A2168])" office:value-type="float" office:value="0.00018434850625" calcext:value-type="float">
            <text:p>0.00018434850625</text:p>
          </table:table-cell>
          <table:table-cell table:formula="of:=([.A2168]-[.B2168])*([.A2168]-[.B2168])" office:value-type="float" office:value="0.02454000575625" calcext:value-type="float">
            <text:p>0.02454000575625</text:p>
          </table:table-cell>
          <table:table-cell table:number-columns-repeated="2"/>
        </table:table-row>
        <table:table-row table:style-name="ro1">
          <table:table-cell office:value-type="float" office:value="0.0362152" calcext:value-type="float">
            <text:p>0.0362152</text:p>
          </table:table-cell>
          <table:table-cell office:value-type="float" office:value="0.0961703" calcext:value-type="float">
            <text:p>0.0961703</text:p>
          </table:table-cell>
          <table:table-cell table:formula="of:=([.A2169]*[.A2169])" office:value-type="float" office:value="0.00131154071104" calcext:value-type="float">
            <text:p>0.00131154071104</text:p>
          </table:table-cell>
          <table:table-cell table:formula="of:=([.A2169]-[.B2169])*([.A2169]-[.B2169])" office:value-type="float" office:value="0.00359461401601" calcext:value-type="float">
            <text:p>0.00359461401601</text:p>
          </table:table-cell>
          <table:table-cell table:number-columns-repeated="2"/>
        </table:table-row>
        <table:table-row table:style-name="ro1">
          <table:table-cell office:value-type="float" office:value="0.0362152" calcext:value-type="float">
            <text:p>0.0362152</text:p>
          </table:table-cell>
          <table:table-cell office:value-type="float" office:value="0.128215" calcext:value-type="float">
            <text:p>0.128215</text:p>
          </table:table-cell>
          <table:table-cell table:formula="of:=([.A2170]*[.A2170])" office:value-type="float" office:value="0.00131154071104" calcext:value-type="float">
            <text:p>0.00131154071104</text:p>
          </table:table-cell>
          <table:table-cell table:formula="of:=([.A2170]-[.B2170])*([.A2170]-[.B2170])" office:value-type="float" office:value="0.00846396320004" calcext:value-type="float">
            <text:p>0.00846396320004</text:p>
          </table:table-cell>
          <table:table-cell table:number-columns-repeated="2"/>
        </table:table-row>
        <table:table-row table:style-name="ro1">
          <table:table-cell office:value-type="float" office:value="0.0549572" calcext:value-type="float">
            <text:p>0.0549572</text:p>
          </table:table-cell>
          <table:table-cell office:value-type="float" office:value="0.0963454" calcext:value-type="float">
            <text:p>0.0963454</text:p>
          </table:table-cell>
          <table:table-cell table:formula="of:=([.A2171]*[.A2171])" office:value-type="float" office:value="0.00302029383184" calcext:value-type="float">
            <text:p>0.00302029383184</text:p>
          </table:table-cell>
          <table:table-cell table:formula="of:=([.A2171]-[.B2171])*([.A2171]-[.B2171])" office:value-type="float" office:value="0.00171298309924" calcext:value-type="float">
            <text:p>0.00171298309924</text:p>
          </table:table-cell>
          <table:table-cell table:number-columns-repeated="2"/>
        </table:table-row>
        <table:table-row table:style-name="ro1">
          <table:table-cell office:value-type="float" office:value="0.156738" calcext:value-type="float">
            <text:p>0.156738</text:p>
          </table:table-cell>
          <table:table-cell office:value-type="float" office:value="0.321762" calcext:value-type="float">
            <text:p>0.321762</text:p>
          </table:table-cell>
          <table:table-cell table:formula="of:=([.A2172]*[.A2172])" office:value-type="float" office:value="0.024566800644" calcext:value-type="float">
            <text:p>0.024566800644</text:p>
          </table:table-cell>
          <table:table-cell table:formula="of:=([.A2172]-[.B2172])*([.A2172]-[.B2172])" office:value-type="float" office:value="0.027232920576" calcext:value-type="float">
            <text:p>0.027232920576</text:p>
          </table:table-cell>
          <table:table-cell table:number-columns-repeated="2"/>
        </table:table-row>
        <table:table-row table:style-name="ro1">
          <table:table-cell office:value-type="float" office:value="0.219998" calcext:value-type="float">
            <text:p>0.219998</text:p>
          </table:table-cell>
          <table:table-cell office:value-type="float" office:value="0.167857" calcext:value-type="float">
            <text:p>0.167857</text:p>
          </table:table-cell>
          <table:table-cell table:formula="of:=([.A2173]*[.A2173])" office:value-type="float" office:value="0.048399120004" calcext:value-type="float">
            <text:p>0.048399120004</text:p>
          </table:table-cell>
          <table:table-cell table:formula="of:=([.A2173]-[.B2173])*([.A2173]-[.B2173])" office:value-type="float" office:value="0.002718683881" calcext:value-type="float">
            <text:p>0.002718683881</text:p>
          </table:table-cell>
          <table:table-cell table:number-columns-repeated="2"/>
        </table:table-row>
        <table:table-row table:style-name="ro1">
          <table:table-cell office:value-type="float" office:value="0.220856" calcext:value-type="float">
            <text:p>0.220856</text:p>
          </table:table-cell>
          <table:table-cell office:value-type="float" office:value="0.180929" calcext:value-type="float">
            <text:p>0.180929</text:p>
          </table:table-cell>
          <table:table-cell table:formula="of:=([.A2174]*[.A2174])" office:value-type="float" office:value="0.048777372736" calcext:value-type="float">
            <text:p>0.048777372736</text:p>
          </table:table-cell>
          <table:table-cell table:formula="of:=([.A2174]-[.B2174])*([.A2174]-[.B2174])" office:value-type="float" office:value="0.001594165329" calcext:value-type="float">
            <text:p>0.001594165329</text:p>
          </table:table-cell>
          <table:table-cell table:number-columns-repeated="2"/>
        </table:table-row>
        <table:table-row table:style-name="ro1">
          <table:table-cell office:value-type="float" office:value="0.220856" calcext:value-type="float">
            <text:p>0.220856</text:p>
          </table:table-cell>
          <table:table-cell office:value-type="float" office:value="0.199199" calcext:value-type="float">
            <text:p>0.199199</text:p>
          </table:table-cell>
          <table:table-cell table:formula="of:=([.A2175]*[.A2175])" office:value-type="float" office:value="0.048777372736" calcext:value-type="float">
            <text:p>0.048777372736</text:p>
          </table:table-cell>
          <table:table-cell table:formula="of:=([.A2175]-[.B2175])*([.A2175]-[.B2175])" office:value-type="float" office:value="0.000469025649" calcext:value-type="float">
            <text:p>0.000469025649</text:p>
          </table:table-cell>
          <table:table-cell table:number-columns-repeated="2"/>
        </table:table-row>
        <table:table-row table:style-name="ro1">
          <table:table-cell office:value-type="float" office:value="0.490202" calcext:value-type="float">
            <text:p>0.490202</text:p>
          </table:table-cell>
          <table:table-cell office:value-type="float" office:value="0.221864" calcext:value-type="float">
            <text:p>0.221864</text:p>
          </table:table-cell>
          <table:table-cell table:formula="of:=([.A2176]*[.A2176])" office:value-type="float" office:value="0.240298000804" calcext:value-type="float">
            <text:p>0.240298000804</text:p>
          </table:table-cell>
          <table:table-cell table:formula="of:=([.A2176]-[.B2176])*([.A2176]-[.B2176])" office:value-type="float" office:value="0.072005282244" calcext:value-type="float">
            <text:p>0.072005282244</text:p>
          </table:table-cell>
          <table:table-cell table:number-columns-repeated="2"/>
        </table:table-row>
        <table:table-row table:style-name="ro1">
          <table:table-cell office:value-type="float" office:value="0.490202" calcext:value-type="float">
            <text:p>0.490202</text:p>
          </table:table-cell>
          <table:table-cell office:value-type="float" office:value="0.212451" calcext:value-type="float">
            <text:p>0.212451</text:p>
          </table:table-cell>
          <table:table-cell table:formula="of:=([.A2177]*[.A2177])" office:value-type="float" office:value="0.240298000804" calcext:value-type="float">
            <text:p>0.240298000804</text:p>
          </table:table-cell>
          <table:table-cell table:formula="of:=([.A2177]-[.B2177])*([.A2177]-[.B2177])" office:value-type="float" office:value="0.077145618001" calcext:value-type="float">
            <text:p>0.077145618001</text:p>
          </table:table-cell>
          <table:table-cell table:number-columns-repeated="2"/>
        </table:table-row>
        <table:table-row table:style-name="ro1">
          <table:table-cell office:value-type="float" office:value="0.605735" calcext:value-type="float">
            <text:p>0.605735</text:p>
          </table:table-cell>
          <table:table-cell office:value-type="float" office:value="0.56341" calcext:value-type="float">
            <text:p>0.56341</text:p>
          </table:table-cell>
          <table:table-cell table:formula="of:=([.A2178]*[.A2178])" office:value-type="float" office:value="0.366914890225" calcext:value-type="float">
            <text:p>0.366914890225</text:p>
          </table:table-cell>
          <table:table-cell table:formula="of:=([.A2178]-[.B2178])*([.A2178]-[.B2178])" office:value-type="float" office:value="0.001791405625" calcext:value-type="float">
            <text:p>0.001791405625</text:p>
          </table:table-cell>
          <table:table-cell table:number-columns-repeated="2"/>
        </table:table-row>
        <table:table-row table:style-name="ro1">
          <table:table-cell office:value-type="float" office:value="0.725484" calcext:value-type="float">
            <text:p>0.725484</text:p>
          </table:table-cell>
          <table:table-cell office:value-type="float" office:value="0.355977" calcext:value-type="float">
            <text:p>0.355977</text:p>
          </table:table-cell>
          <table:table-cell table:formula="of:=([.A2179]*[.A2179])" office:value-type="float" office:value="0.526327034256" calcext:value-type="float">
            <text:p>0.526327034256</text:p>
          </table:table-cell>
          <table:table-cell table:formula="of:=([.A2179]-[.B2179])*([.A2179]-[.B2179])" office:value-type="float" office:value="0.136535423049" calcext:value-type="float">
            <text:p>0.136535423049</text:p>
          </table:table-cell>
          <table:table-cell table:number-columns-repeated="2"/>
        </table:table-row>
        <table:table-row table:style-name="ro1">
          <table:table-cell office:value-type="float" office:value="0.794349" calcext:value-type="float">
            <text:p>0.794349</text:p>
          </table:table-cell>
          <table:table-cell office:value-type="float" office:value="0.78002" calcext:value-type="float">
            <text:p>0.78002</text:p>
          </table:table-cell>
          <table:table-cell table:formula="of:=([.A2180]*[.A2180])" office:value-type="float" office:value="0.630990333801" calcext:value-type="float">
            <text:p>0.630990333801</text:p>
          </table:table-cell>
          <table:table-cell table:formula="of:=([.A2180]-[.B2180])*([.A2180]-[.B2180])" office:value-type="float" office:value="0.000205320240999998" calcext:value-type="float">
            <text:p>0.000205320240999998</text:p>
          </table:table-cell>
          <table:table-cell table:number-columns-repeated="2"/>
        </table:table-row>
        <table:table-row table:style-name="ro1">
          <table:table-cell office:value-type="float" office:value="0.794349" calcext:value-type="float">
            <text:p>0.794349</text:p>
          </table:table-cell>
          <table:table-cell office:value-type="float" office:value="0.774937" calcext:value-type="float">
            <text:p>0.774937</text:p>
          </table:table-cell>
          <table:table-cell table:formula="of:=([.A2181]*[.A2181])" office:value-type="float" office:value="0.630990333801" calcext:value-type="float">
            <text:p>0.630990333801</text:p>
          </table:table-cell>
          <table:table-cell table:formula="of:=([.A2181]-[.B2181])*([.A2181]-[.B2181])" office:value-type="float" office:value="0.000376825743999999" calcext:value-type="float">
            <text:p>0.000376825743999999</text:p>
          </table:table-cell>
          <table:table-cell table:number-columns-repeated="2"/>
        </table:table-row>
        <table:table-row table:style-name="ro1">
          <table:table-cell office:value-type="float" office:value="0.952758" calcext:value-type="float">
            <text:p>0.952758</text:p>
          </table:table-cell>
          <table:table-cell office:value-type="float" office:value="0.93284" calcext:value-type="float">
            <text:p>0.93284</text:p>
          </table:table-cell>
          <table:table-cell table:formula="of:=([.A2182]*[.A2182])" office:value-type="float" office:value="0.907747806564" calcext:value-type="float">
            <text:p>0.907747806564</text:p>
          </table:table-cell>
          <table:table-cell table:formula="of:=([.A2182]-[.B2182])*([.A2182]-[.B2182])" office:value-type="float" office:value="0.000396726724" calcext:value-type="float">
            <text:p>0.000396726724</text:p>
          </table:table-cell>
          <table:table-cell table:number-columns-repeated="2"/>
        </table:table-row>
        <table:table-row table:style-name="ro1">
          <table:table-cell office:value-type="float" office:value="0.952758" calcext:value-type="float">
            <text:p>0.952758</text:p>
          </table:table-cell>
          <table:table-cell office:value-type="float" office:value="0.960894" calcext:value-type="float">
            <text:p>0.960894</text:p>
          </table:table-cell>
          <table:table-cell table:formula="of:=([.A2183]*[.A2183])" office:value-type="float" office:value="0.907747806564" calcext:value-type="float">
            <text:p>0.907747806564</text:p>
          </table:table-cell>
          <table:table-cell table:formula="of:=([.A2183]-[.B2183])*([.A2183]-[.B2183])" office:value-type="float" office:value="0.0000661944960000005" calcext:value-type="float">
            <text:p>6.61944960000005E-05</text:p>
          </table:table-cell>
          <table:table-cell table:number-columns-repeated="2"/>
        </table:table-row>
        <table:table-row table:style-name="ro1">
          <table:table-cell office:value-type="float" office:value="0.987953" calcext:value-type="float">
            <text:p>0.987953</text:p>
          </table:table-cell>
          <table:table-cell office:value-type="float" office:value="0.996661" calcext:value-type="float">
            <text:p>0.996661</text:p>
          </table:table-cell>
          <table:table-cell table:formula="of:=([.A2184]*[.A2184])" office:value-type="float" office:value="0.976051130209" calcext:value-type="float">
            <text:p>0.976051130209</text:p>
          </table:table-cell>
          <table:table-cell table:formula="of:=([.A2184]-[.B2184])*([.A2184]-[.B2184])" office:value-type="float" office:value="0.0000758292640000008" calcext:value-type="float">
            <text:p>7.58292640000008E-05</text:p>
          </table:table-cell>
          <table:table-cell table:number-columns-repeated="2"/>
        </table:table-row>
        <table:table-row table:style-name="ro1">
          <table:table-cell office:value-type="float" office:value="0.987953" calcext:value-type="float">
            <text:p>0.987953</text:p>
          </table:table-cell>
          <table:table-cell office:value-type="float" office:value="0.998463" calcext:value-type="float">
            <text:p>0.998463</text:p>
          </table:table-cell>
          <table:table-cell table:formula="of:=([.A2185]*[.A2185])" office:value-type="float" office:value="0.976051130209" calcext:value-type="float">
            <text:p>0.976051130209</text:p>
          </table:table-cell>
          <table:table-cell table:formula="of:=([.A2185]-[.B2185])*([.A2185]-[.B2185])" office:value-type="float" office:value="0.0001104601" calcext:value-type="float">
            <text:p>0.0001104601</text:p>
          </table:table-cell>
          <table:table-cell table:number-columns-repeated="2"/>
        </table:table-row>
        <table:table-row table:style-name="ro1">
          <table:table-cell office:value-type="float" office:value="0.0000698566" calcext:value-type="float">
            <text:p>0.0000698566</text:p>
          </table:table-cell>
          <table:table-cell office:value-type="float" office:value="0.00000000399092" calcext:value-type="float">
            <text:p>0.00000000399092</text:p>
          </table:table-cell>
          <table:table-cell table:formula="of:=([.A2186]*[.A2186])" office:value-type="float" office:value="0.00000000487994456356" calcext:value-type="float">
            <text:p>4.87994456356E-09</text:p>
          </table:table-cell>
          <table:table-cell table:formula="of:=([.A2186]-[.B2186])*([.A2186]-[.B2186])" office:value-type="float" office:value="0.00000000487938699528" calcext:value-type="float">
            <text:p>4.8793869952833E-09</text:p>
          </table:table-cell>
          <table:table-cell table:number-columns-repeated="2"/>
        </table:table-row>
        <table:table-row table:style-name="ro1">
          <table:table-cell office:value-type="float" office:value="0.0000698566" calcext:value-type="float">
            <text:p>0.0000698566</text:p>
          </table:table-cell>
          <table:table-cell office:value-type="float" office:value="0.00003551" calcext:value-type="float">
            <text:p>0.00003551</text:p>
          </table:table-cell>
          <table:table-cell table:formula="of:=([.A2187]*[.A2187])" office:value-type="float" office:value="0.00000000487994456356" calcext:value-type="float">
            <text:p>4.87994456356E-09</text:p>
          </table:table-cell>
          <table:table-cell table:formula="of:=([.A2187]-[.B2187])*([.A2187]-[.B2187])" office:value-type="float" office:value="0.00000000117968893156" calcext:value-type="float">
            <text:p>1.17968893156E-09</text:p>
          </table:table-cell>
          <table:table-cell table:number-columns-repeated="2"/>
        </table:table-row>
        <table:table-row table:style-name="ro1">
          <table:table-cell office:value-type="float" office:value="0.0000698566" calcext:value-type="float">
            <text:p>0.0000698566</text:p>
          </table:table-cell>
          <table:table-cell office:value-type="float" office:value="0.00112103" calcext:value-type="float">
            <text:p>0.00112103</text:p>
          </table:table-cell>
          <table:table-cell table:formula="of:=([.A2188]*[.A2188])" office:value-type="float" office:value="0.00000000487994456356" calcext:value-type="float">
            <text:p>4.87994456356E-09</text:p>
          </table:table-cell>
          <table:table-cell table:formula="of:=([.A2188]-[.B2188])*([.A2188]-[.B2188])" office:value-type="float" office:value="0.00000110496551686756" calcext:value-type="float">
            <text:p>1.10496551686756E-06</text:p>
          </table:table-cell>
          <table:table-cell table:number-columns-repeated="2"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0031494" calcext:value-type="float">
            <text:p>0.0031494</text:p>
          </table:table-cell>
          <table:table-cell table:formula="of:=([.A2189]*[.A2189])" office:value-type="float" office:value="0.0000000000686420535" calcext:value-type="float">
            <text:p>6.86420535025E-11</text:p>
          </table:table-cell>
          <table:table-cell table:formula="of:=([.A2189]-[.B2189])*([.A2189]-[.B2189])" office:value-type="float" office:value="0.0000098666031291135" calcext:value-type="float">
            <text:p>9.8666031291135E-06</text:p>
          </table:table-cell>
          <table:table-cell table:number-columns-repeated="2"/>
        </table:table-row>
        <table:table-row table:style-name="ro1">
          <table:table-cell office:value-type="float" office:value="0.0000972748" calcext:value-type="float">
            <text:p>0.0000972748</text:p>
          </table:table-cell>
          <table:table-cell office:value-type="float" office:value="0.00000711651" calcext:value-type="float">
            <text:p>0.00000711651</text:p>
          </table:table-cell>
          <table:table-cell table:formula="of:=([.A2190]*[.A2190])" office:value-type="float" office:value="0.00000000946238671504" calcext:value-type="float">
            <text:p>9.46238671504E-09</text:p>
          </table:table-cell>
          <table:table-cell table:formula="of:=([.A2190]-[.B2190])*([.A2190]-[.B2190])" office:value-type="float" office:value="0.00000000812851725572" calcext:value-type="float">
            <text:p>8.1285172557241E-09</text:p>
          </table:table-cell>
          <table:table-cell table:number-columns-repeated="2"/>
        </table:table-row>
        <table:table-row table:style-name="ro1">
          <table:table-cell office:value-type="float" office:value="0.0000972748" calcext:value-type="float">
            <text:p>0.0000972748</text:p>
          </table:table-cell>
          <table:table-cell office:value-type="float" office:value="0.0000106783" calcext:value-type="float">
            <text:p>0.0000106783</text:p>
          </table:table-cell>
          <table:table-cell table:formula="of:=([.A2191]*[.A2191])" office:value-type="float" office:value="0.00000000946238671504" calcext:value-type="float">
            <text:p>9.46238671504E-09</text:p>
          </table:table-cell>
          <table:table-cell table:formula="of:=([.A2191]-[.B2191])*([.A2191]-[.B2191])" office:value-type="float" office:value="0.00000000749895381225" calcext:value-type="float">
            <text:p>7.49895381225E-09</text:p>
          </table:table-cell>
          <table:table-cell table:number-columns-repeated="2"/>
        </table:table-row>
        <table:table-row table:style-name="ro1">
          <table:table-cell office:value-type="float" office:value="0.0000972748" calcext:value-type="float">
            <text:p>0.0000972748</text:p>
          </table:table-cell>
          <table:table-cell office:value-type="float" office:value="0.117527" calcext:value-type="float">
            <text:p>0.117527</text:p>
          </table:table-cell>
          <table:table-cell table:formula="of:=([.A2192]*[.A2192])" office:value-type="float" office:value="0.00000000946238671504" calcext:value-type="float">
            <text:p>9.46238671504E-09</text:p>
          </table:table-cell>
          <table:table-cell table:formula="of:=([.A2192]-[.B2192])*([.A2192]-[.B2192])" office:value-type="float" office:value="0.0137897403605475" calcext:value-type="float">
            <text:p>0.0137897403605475</text:p>
          </table:table-cell>
          <table:table-cell table:number-columns-repeated="2"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0828257" calcext:value-type="float">
            <text:p>0.00828257</text:p>
          </table:table-cell>
          <table:table-cell table:formula="of:=([.A2193]*[.A2193])" office:value-type="float" office:value="0.00000000031761655524" calcext:value-type="float">
            <text:p>3.1761655524E-10</text:p>
          </table:table-cell>
          <table:table-cell table:formula="of:=([.A2193]-[.B2193])*([.A2193]-[.B2193])" office:value-type="float" office:value="0.0000683060628094032" calcext:value-type="float">
            <text:p>6.83060628094032E-05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000417135" calcext:value-type="float">
            <text:p>0.00000417135</text:p>
          </table:table-cell>
          <table:table-cell table:formula="of:=([.A2194]*[.A2194])" office:value-type="float" office:value="0.00000000004143883129" calcext:value-type="float">
            <text:p>4.143883129E-11</text:p>
          </table:table-cell>
          <table:table-cell table:formula="of:=([.A2194]-[.B2194])*([.A2194]-[.B2194])" office:value-type="float" office:value="0.0000000000051345294" calcext:value-type="float">
            <text:p>5.1345294025E-12</text:p>
          </table:table-cell>
          <table:table-cell table:number-columns-repeated="2"/>
        </table:table-row>
        <table:table-row table:style-name="ro1">
          <table:table-cell office:value-type="float" office:value="0.000558674" calcext:value-type="float">
            <text:p>0.000558674</text:p>
          </table:table-cell>
          <table:table-cell office:value-type="float" office:value="0.00017165" calcext:value-type="float">
            <text:p>0.00017165</text:p>
          </table:table-cell>
          <table:table-cell table:formula="of:=([.A2195]*[.A2195])" office:value-type="float" office:value="0.000000312116638276" calcext:value-type="float">
            <text:p>3.12116638276E-07</text:p>
          </table:table-cell>
          <table:table-cell table:formula="of:=([.A2195]-[.B2195])*([.A2195]-[.B2195])" office:value-type="float" office:value="0.000000149787576576" calcext:value-type="float">
            <text:p>1.49787576576E-07</text:p>
          </table:table-cell>
          <table:table-cell table:number-columns-repeated="2"/>
        </table:table-row>
        <table:table-row table:style-name="ro1">
          <table:table-cell office:value-type="float" office:value="0.000558674" calcext:value-type="float">
            <text:p>0.000558674</text:p>
          </table:table-cell>
          <table:table-cell office:value-type="float" office:value="0.000190565" calcext:value-type="float">
            <text:p>0.000190565</text:p>
          </table:table-cell>
          <table:table-cell table:formula="of:=([.A2196]*[.A2196])" office:value-type="float" office:value="0.000000312116638276" calcext:value-type="float">
            <text:p>3.12116638276E-07</text:p>
          </table:table-cell>
          <table:table-cell table:formula="of:=([.A2196]-[.B2196])*([.A2196]-[.B2196])" office:value-type="float" office:value="0.000000135504235881" calcext:value-type="float">
            <text:p>1.35504235881E-07</text:p>
          </table:table-cell>
          <table:table-cell table:number-columns-repeated="2"/>
        </table:table-row>
        <table:table-row table:style-name="ro1">
          <table:table-cell office:value-type="float" office:value="0.00305945" calcext:value-type="float">
            <text:p>0.00305945</text:p>
          </table:table-cell>
          <table:table-cell office:value-type="float" office:value="0.0000000775755" calcext:value-type="float">
            <text:p>0.0000000775755</text:p>
          </table:table-cell>
          <table:table-cell table:formula="of:=([.A2197]*[.A2197])" office:value-type="float" office:value="0.0000093602343025" calcext:value-type="float">
            <text:p>0.0000093602343025</text:p>
          </table:table-cell>
          <table:table-cell table:formula="of:=([.A2197]-[.B2197])*([.A2197]-[.B2197])" office:value-type="float" office:value="0.00000935975963179101" calcext:value-type="float">
            <text:p>9.35975963179101E-06</text:p>
          </table:table-cell>
          <table:table-cell table:number-columns-repeated="2"/>
        </table:table-row>
        <table:table-row table:style-name="ro1">
          <table:table-cell office:value-type="float" office:value="0.00305945" calcext:value-type="float">
            <text:p>0.00305945</text:p>
          </table:table-cell>
          <table:table-cell office:value-type="float" office:value="0.00000000228227" calcext:value-type="float">
            <text:p>0.00000000228227</text:p>
          </table:table-cell>
          <table:table-cell table:formula="of:=([.A2198]*[.A2198])" office:value-type="float" office:value="0.0000093602343025" calcext:value-type="float">
            <text:p>0.0000093602343025</text:p>
          </table:table-cell>
          <table:table-cell table:formula="of:=([.A2198]-[.B2198])*([.A2198]-[.B2198])" office:value-type="float" office:value="0.00000936022033752331" calcext:value-type="float">
            <text:p>9.36022033752331E-06</text:p>
          </table:table-cell>
          <table:table-cell table:number-columns-repeated="2"/>
        </table:table-row>
        <table:table-row table:style-name="ro1">
          <table:table-cell office:value-type="float" office:value="0.00305945" calcext:value-type="float">
            <text:p>0.00305945</text:p>
          </table:table-cell>
          <table:table-cell office:value-type="float" office:value="0.0770461" calcext:value-type="float">
            <text:p>0.0770461</text:p>
          </table:table-cell>
          <table:table-cell table:formula="of:=([.A2199]*[.A2199])" office:value-type="float" office:value="0.0000093602343025" calcext:value-type="float">
            <text:p>0.0000093602343025</text:p>
          </table:table-cell>
          <table:table-cell table:formula="of:=([.A2199]-[.B2199])*([.A2199]-[.B2199])" office:value-type="float" office:value="0.0054740243782225" calcext:value-type="float">
            <text:p>0.0054740243782225</text:p>
          </table:table-cell>
          <table:table-cell table:number-columns-repeated="2"/>
        </table:table-row>
        <table:table-row table:style-name="ro1">
          <table:table-cell office:value-type="float" office:value="0.00227708" calcext:value-type="float">
            <text:p>0.00227708</text:p>
          </table:table-cell>
          <table:table-cell office:value-type="float" office:value="0.0816851" calcext:value-type="float">
            <text:p>0.0816851</text:p>
          </table:table-cell>
          <table:table-cell table:formula="of:=([.A2200]*[.A2200])" office:value-type="float" office:value="0.0000051850933264" calcext:value-type="float">
            <text:p>0.0000051850933264</text:p>
          </table:table-cell>
          <table:table-cell table:formula="of:=([.A2200]-[.B2200])*([.A2200]-[.B2200])" office:value-type="float" office:value="0.0063056336403204" calcext:value-type="float">
            <text:p>0.0063056336403204</text:p>
          </table:table-cell>
          <table:table-cell table:number-columns-repeated="2"/>
        </table:table-row>
        <table:table-row table:style-name="ro1">
          <table:table-cell office:value-type="float" office:value="0.00185663" calcext:value-type="float">
            <text:p>0.00185663</text:p>
          </table:table-cell>
          <table:table-cell office:value-type="float" office:value="0.0600319" calcext:value-type="float">
            <text:p>0.0600319</text:p>
          </table:table-cell>
          <table:table-cell table:formula="of:=([.A2201]*[.A2201])" office:value-type="float" office:value="0.0000034470749569" calcext:value-type="float">
            <text:p>0.0000034470749569</text:p>
          </table:table-cell>
          <table:table-cell table:formula="of:=([.A2201]-[.B2201])*([.A2201]-[.B2201])" office:value-type="float" office:value="0.0033843620395729" calcext:value-type="float">
            <text:p>0.0033843620395729</text:p>
          </table:table-cell>
          <table:table-cell table:number-columns-repeated="2"/>
        </table:table-row>
        <table:table-row table:style-name="ro1">
          <table:table-cell office:value-type="float" office:value="0.00206137" calcext:value-type="float">
            <text:p>0.00206137</text:p>
          </table:table-cell>
          <table:table-cell office:value-type="float" office:value="0.0000883996" calcext:value-type="float">
            <text:p>0.0000883996</text:p>
          </table:table-cell>
          <table:table-cell table:formula="of:=([.A2202]*[.A2202])" office:value-type="float" office:value="0.0000042492462769" calcext:value-type="float">
            <text:p>0.0000042492462769</text:p>
          </table:table-cell>
          <table:table-cell table:formula="of:=([.A2202]-[.B2202])*([.A2202]-[.B2202])" office:value-type="float" office:value="0.00000389261219927616" calcext:value-type="float">
            <text:p>3.89261219927616E-06</text:p>
          </table:table-cell>
          <table:table-cell table:number-columns-repeated="2"/>
        </table:table-row>
        <table:table-row table:style-name="ro1">
          <table:table-cell office:value-type="float" office:value="0.00235552" calcext:value-type="float">
            <text:p>0.00235552</text:p>
          </table:table-cell>
          <table:table-cell office:value-type="float" office:value="0.0663577" calcext:value-type="float">
            <text:p>0.0663577</text:p>
          </table:table-cell>
          <table:table-cell table:formula="of:=([.A2203]*[.A2203])" office:value-type="float" office:value="0.0000055484744704" calcext:value-type="float">
            <text:p>0.0000055484744704</text:p>
          </table:table-cell>
          <table:table-cell table:formula="of:=([.A2203]-[.B2203])*([.A2203]-[.B2203])" office:value-type="float" office:value="0.0040962790447524" calcext:value-type="float">
            <text:p>0.0040962790447524</text:p>
          </table:table-cell>
          <table:table-cell table:number-columns-repeated="2"/>
        </table:table-row>
        <table:table-row table:style-name="ro1">
          <table:table-cell office:value-type="float" office:value="0.00235552" calcext:value-type="float">
            <text:p>0.00235552</text:p>
          </table:table-cell>
          <table:table-cell office:value-type="float" office:value="0.0471241" calcext:value-type="float">
            <text:p>0.0471241</text:p>
          </table:table-cell>
          <table:table-cell table:formula="of:=([.A2204]*[.A2204])" office:value-type="float" office:value="0.0000055484744704" calcext:value-type="float">
            <text:p>0.0000055484744704</text:p>
          </table:table-cell>
          <table:table-cell table:formula="of:=([.A2204]-[.B2204])*([.A2204]-[.B2204])" office:value-type="float" office:value="0.0020042257552164" calcext:value-type="float">
            <text:p>0.0020042257552164</text:p>
          </table:table-cell>
          <table:table-cell table:number-columns-repeated="2"/>
        </table:table-row>
        <table:table-row table:style-name="ro1">
          <table:table-cell office:value-type="float" office:value="0.00777954" calcext:value-type="float">
            <text:p>0.00777954</text:p>
          </table:table-cell>
          <table:table-cell office:value-type="float" office:value="0.0532139" calcext:value-type="float">
            <text:p>0.0532139</text:p>
          </table:table-cell>
          <table:table-cell table:formula="of:=([.A2205]*[.A2205])" office:value-type="float" office:value="0.0000605212426116" calcext:value-type="float">
            <text:p>0.0000605212426116</text:p>
          </table:table-cell>
          <table:table-cell table:formula="of:=([.A2205]-[.B2205])*([.A2205]-[.B2205])" office:value-type="float" office:value="0.0020642810686096" calcext:value-type="float">
            <text:p>0.0020642810686096</text:p>
          </table:table-cell>
          <table:table-cell table:number-columns-repeated="2"/>
        </table:table-row>
        <table:table-row table:style-name="ro1">
          <table:table-cell office:value-type="float" office:value="0.00777954" calcext:value-type="float">
            <text:p>0.00777954</text:p>
          </table:table-cell>
          <table:table-cell office:value-type="float" office:value="0.0553068" calcext:value-type="float">
            <text:p>0.0553068</text:p>
          </table:table-cell>
          <table:table-cell table:formula="of:=([.A2206]*[.A2206])" office:value-type="float" office:value="0.0000605212426116" calcext:value-type="float">
            <text:p>0.0000605212426116</text:p>
          </table:table-cell>
          <table:table-cell table:formula="of:=([.A2206]-[.B2206])*([.A2206]-[.B2206])" office:value-type="float" office:value="0.0022588404431076" calcext:value-type="float">
            <text:p>0.0022588404431076</text:p>
          </table:table-cell>
          <table:table-cell table:number-columns-repeated="2"/>
        </table:table-row>
        <table:table-row table:style-name="ro1">
          <table:table-cell office:value-type="float" office:value="0.0077796" calcext:value-type="float">
            <text:p>0.0077796</text:p>
          </table:table-cell>
          <table:table-cell office:value-type="float" office:value="0.0574191" calcext:value-type="float">
            <text:p>0.0574191</text:p>
          </table:table-cell>
          <table:table-cell table:formula="of:=([.A2207]*[.A2207])" office:value-type="float" office:value="0.00006052217616" calcext:value-type="float">
            <text:p>0.00006052217616</text:p>
          </table:table-cell>
          <table:table-cell table:formula="of:=([.A2207]-[.B2207])*([.A2207]-[.B2207])" office:value-type="float" office:value="0.00246407996025" calcext:value-type="float">
            <text:p>0.00246407996025</text:p>
          </table:table-cell>
          <table:table-cell table:number-columns-repeated="2"/>
        </table:table-row>
        <table:table-row table:style-name="ro1">
          <table:table-cell office:value-type="float" office:value="0.041173" calcext:value-type="float">
            <text:p>0.041173</text:p>
          </table:table-cell>
          <table:table-cell office:value-type="float" office:value="0.0698659" calcext:value-type="float">
            <text:p>0.0698659</text:p>
          </table:table-cell>
          <table:table-cell table:formula="of:=([.A2208]*[.A2208])" office:value-type="float" office:value="0.001695215929" calcext:value-type="float">
            <text:p>0.001695215929</text:p>
          </table:table-cell>
          <table:table-cell table:formula="of:=([.A2208]-[.B2208])*([.A2208]-[.B2208])" office:value-type="float" office:value="0.00082328251041" calcext:value-type="float">
            <text:p>0.00082328251041</text:p>
          </table:table-cell>
          <table:table-cell table:number-columns-repeated="2"/>
        </table:table-row>
        <table:table-row table:style-name="ro1">
          <table:table-cell office:value-type="float" office:value="0.0932391" calcext:value-type="float">
            <text:p>0.0932391</text:p>
          </table:table-cell>
          <table:table-cell office:value-type="float" office:value="0.0228274" calcext:value-type="float">
            <text:p>0.0228274</text:p>
          </table:table-cell>
          <table:table-cell table:formula="of:=([.A2209]*[.A2209])" office:value-type="float" office:value="0.00869352976881" calcext:value-type="float">
            <text:p>0.00869352976881</text:p>
          </table:table-cell>
          <table:table-cell table:formula="of:=([.A2209]-[.B2209])*([.A2209]-[.B2209])" office:value-type="float" office:value="0.00495780749689" calcext:value-type="float">
            <text:p>0.00495780749689</text:p>
          </table:table-cell>
          <table:table-cell table:number-columns-repeated="2"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0301454" calcext:value-type="float">
            <text:p>0.0301454</text:p>
          </table:table-cell>
          <table:table-cell table:formula="of:=([.A2210]*[.A2210])" office:value-type="float" office:value="0.048523718961" calcext:value-type="float">
            <text:p>0.048523718961</text:p>
          </table:table-cell>
          <table:table-cell table:formula="of:=([.A2210]-[.B2210])*([.A2210]-[.B2210])" office:value-type="float" office:value="0.03615154638736" calcext:value-type="float">
            <text:p>0.03615154638736</text:p>
          </table:table-cell>
          <table:table-cell table:number-columns-repeated="2"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0496842" calcext:value-type="float">
            <text:p>0.0496842</text:p>
          </table:table-cell>
          <table:table-cell table:formula="of:=([.A2211]*[.A2211])" office:value-type="float" office:value="0.048523718961" calcext:value-type="float">
            <text:p>0.048523718961</text:p>
          </table:table-cell>
          <table:table-cell table:formula="of:=([.A2211]-[.B2211])*([.A2211]-[.B2211])" office:value-type="float" office:value="0.02910326817024" calcext:value-type="float">
            <text:p>0.02910326817024</text:p>
          </table:table-cell>
          <table:table-cell table:number-columns-repeated="2"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0681214" calcext:value-type="float">
            <text:p>0.0681214</text:p>
          </table:table-cell>
          <table:table-cell table:formula="of:=([.A2212]*[.A2212])" office:value-type="float" office:value="0.048523718961" calcext:value-type="float">
            <text:p>0.048523718961</text:p>
          </table:table-cell>
          <table:table-cell table:formula="of:=([.A2212]-[.B2212])*([.A2212]-[.B2212])" office:value-type="float" office:value="0.02315254387216" calcext:value-type="float">
            <text:p>0.02315254387216</text:p>
          </table:table-cell>
          <table:table-cell table:number-columns-repeated="2"/>
        </table:table-row>
        <table:table-row table:style-name="ro1">
          <table:table-cell office:value-type="float" office:value="0.220281" calcext:value-type="float">
            <text:p>0.220281</text:p>
          </table:table-cell>
          <table:table-cell office:value-type="float" office:value="0.106487" calcext:value-type="float">
            <text:p>0.106487</text:p>
          </table:table-cell>
          <table:table-cell table:formula="of:=([.A2213]*[.A2213])" office:value-type="float" office:value="0.048523718961" calcext:value-type="float">
            <text:p>0.048523718961</text:p>
          </table:table-cell>
          <table:table-cell table:formula="of:=([.A2213]-[.B2213])*([.A2213]-[.B2213])" office:value-type="float" office:value="0.012949074436" calcext:value-type="float">
            <text:p>0.012949074436</text:p>
          </table:table-cell>
          <table:table-cell table:number-columns-repeated="2"/>
        </table:table-row>
        <table:table-row table:style-name="ro1">
          <table:table-cell office:value-type="float" office:value="0.241087" calcext:value-type="float">
            <text:p>0.241087</text:p>
          </table:table-cell>
          <table:table-cell office:value-type="float" office:value="0.161377" calcext:value-type="float">
            <text:p>0.161377</text:p>
          </table:table-cell>
          <table:table-cell table:formula="of:=([.A2214]*[.A2214])" office:value-type="float" office:value="0.058122941569" calcext:value-type="float">
            <text:p>0.058122941569</text:p>
          </table:table-cell>
          <table:table-cell table:formula="of:=([.A2214]-[.B2214])*([.A2214]-[.B2214])" office:value-type="float" office:value="0.0063536841" calcext:value-type="float">
            <text:p>0.0063536841</text:p>
          </table:table-cell>
          <table:table-cell table:number-columns-repeated="2"/>
        </table:table-row>
        <table:table-row table:style-name="ro1">
          <table:table-cell office:value-type="float" office:value="0.354967" calcext:value-type="float">
            <text:p>0.354967</text:p>
          </table:table-cell>
          <table:table-cell office:value-type="float" office:value="0.155024" calcext:value-type="float">
            <text:p>0.155024</text:p>
          </table:table-cell>
          <table:table-cell table:formula="of:=([.A2215]*[.A2215])" office:value-type="float" office:value="0.126001571089" calcext:value-type="float">
            <text:p>0.126001571089</text:p>
          </table:table-cell>
          <table:table-cell table:formula="of:=([.A2215]-[.B2215])*([.A2215]-[.B2215])" office:value-type="float" office:value="0.039977203249" calcext:value-type="float">
            <text:p>0.039977203249</text:p>
          </table:table-cell>
          <table:table-cell table:number-columns-repeated="2"/>
        </table:table-row>
        <table:table-row table:style-name="ro1">
          <table:table-cell office:value-type="float" office:value="0.408159" calcext:value-type="float">
            <text:p>0.408159</text:p>
          </table:table-cell>
          <table:table-cell office:value-type="float" office:value="0.334756" calcext:value-type="float">
            <text:p>0.334756</text:p>
          </table:table-cell>
          <table:table-cell table:formula="of:=([.A2216]*[.A2216])" office:value-type="float" office:value="0.166593769281" calcext:value-type="float">
            <text:p>0.166593769281</text:p>
          </table:table-cell>
          <table:table-cell table:formula="of:=([.A2216]-[.B2216])*([.A2216]-[.B2216])" office:value-type="float" office:value="0.005388000409" calcext:value-type="float">
            <text:p>0.005388000409</text:p>
          </table:table-cell>
          <table:table-cell table:number-columns-repeated="2"/>
        </table:table-row>
        <table:table-row table:style-name="ro1">
          <table:table-cell office:value-type="float" office:value="0.465046" calcext:value-type="float">
            <text:p>0.465046</text:p>
          </table:table-cell>
          <table:table-cell office:value-type="float" office:value="0.35662" calcext:value-type="float">
            <text:p>0.35662</text:p>
          </table:table-cell>
          <table:table-cell table:formula="of:=([.A2217]*[.A2217])" office:value-type="float" office:value="0.216267782116" calcext:value-type="float">
            <text:p>0.216267782116</text:p>
          </table:table-cell>
          <table:table-cell table:formula="of:=([.A2217]-[.B2217])*([.A2217]-[.B2217])" office:value-type="float" office:value="0.011756197476" calcext:value-type="float">
            <text:p>0.011756197476</text:p>
          </table:table-cell>
          <table:table-cell table:number-columns-repeated="2"/>
        </table:table-row>
        <table:table-row table:style-name="ro1">
          <table:table-cell office:value-type="float" office:value="0.552217" calcext:value-type="float">
            <text:p>0.552217</text:p>
          </table:table-cell>
          <table:table-cell office:value-type="float" office:value="0.450729" calcext:value-type="float">
            <text:p>0.450729</text:p>
          </table:table-cell>
          <table:table-cell table:formula="of:=([.A2218]*[.A2218])" office:value-type="float" office:value="0.304943615089" calcext:value-type="float">
            <text:p>0.304943615089</text:p>
          </table:table-cell>
          <table:table-cell table:formula="of:=([.A2218]-[.B2218])*([.A2218]-[.B2218])" office:value-type="float" office:value="0.010299814144" calcext:value-type="float">
            <text:p>0.010299814144</text:p>
          </table:table-cell>
          <table:table-cell table:number-columns-repeated="2"/>
        </table:table-row>
        <table:table-row table:style-name="ro1">
          <table:table-cell office:value-type="float" office:value="0.787713" calcext:value-type="float">
            <text:p>0.787713</text:p>
          </table:table-cell>
          <table:table-cell office:value-type="float" office:value="0.873003" calcext:value-type="float">
            <text:p>0.873003</text:p>
          </table:table-cell>
          <table:table-cell table:formula="of:=([.A2219]*[.A2219])" office:value-type="float" office:value="0.620491770369" calcext:value-type="float">
            <text:p>0.620491770369</text:p>
          </table:table-cell>
          <table:table-cell table:formula="of:=([.A2219]-[.B2219])*([.A2219]-[.B2219])" office:value-type="float" office:value="0.0072743841" calcext:value-type="float">
            <text:p>0.0072743841</text:p>
          </table:table-cell>
          <table:table-cell table:number-columns-repeated="2"/>
        </table:table-row>
        <table:table-row table:style-name="ro1">
          <table:table-cell office:value-type="float" office:value="0.787714" calcext:value-type="float">
            <text:p>0.787714</text:p>
          </table:table-cell>
          <table:table-cell office:value-type="float" office:value="0.913915" calcext:value-type="float">
            <text:p>0.913915</text:p>
          </table:table-cell>
          <table:table-cell table:formula="of:=([.A2220]*[.A2220])" office:value-type="float" office:value="0.620493345796" calcext:value-type="float">
            <text:p>0.620493345796</text:p>
          </table:table-cell>
          <table:table-cell table:formula="of:=([.A2220]-[.B2220])*([.A2220]-[.B2220])" office:value-type="float" office:value="0.015926692401" calcext:value-type="float">
            <text:p>0.015926692401</text:p>
          </table:table-cell>
          <table:table-cell table:number-columns-repeated="2"/>
        </table:table-row>
        <table:table-row table:style-name="ro1">
          <table:table-cell office:value-type="float" office:value="0.787712" calcext:value-type="float">
            <text:p>0.787712</text:p>
          </table:table-cell>
          <table:table-cell office:value-type="float" office:value="0.951807" calcext:value-type="float">
            <text:p>0.951807</text:p>
          </table:table-cell>
          <table:table-cell table:formula="of:=([.A2221]*[.A2221])" office:value-type="float" office:value="0.620490194944" calcext:value-type="float">
            <text:p>0.620490194944</text:p>
          </table:table-cell>
          <table:table-cell table:formula="of:=([.A2221]-[.B2221])*([.A2221]-[.B2221])" office:value-type="float" office:value="0.026927169025" calcext:value-type="float">
            <text:p>0.026927169025</text:p>
          </table:table-cell>
          <table:table-cell table:number-columns-repeated="2"/>
        </table:table-row>
        <table:table-row table:style-name="ro1">
          <table:table-cell office:value-type="float" office:value="0.787712" calcext:value-type="float">
            <text:p>0.787712</text:p>
          </table:table-cell>
          <table:table-cell office:value-type="float" office:value="0.980431" calcext:value-type="float">
            <text:p>0.980431</text:p>
          </table:table-cell>
          <table:table-cell table:formula="of:=([.A2222]*[.A2222])" office:value-type="float" office:value="0.620490194944" calcext:value-type="float">
            <text:p>0.620490194944</text:p>
          </table:table-cell>
          <table:table-cell table:formula="of:=([.A2222]-[.B2222])*([.A2222]-[.B2222])" office:value-type="float" office:value="0.037140612961" calcext:value-type="float">
            <text:p>0.037140612961</text:p>
          </table:table-cell>
          <table:table-cell table:number-columns-repeated="2"/>
        </table:table-row>
        <table:table-row table:style-name="ro1">
          <table:table-cell office:value-type="float" office:value="0.819464" calcext:value-type="float">
            <text:p>0.819464</text:p>
          </table:table-cell>
          <table:table-cell office:value-type="float" office:value="0.98583" calcext:value-type="float">
            <text:p>0.98583</text:p>
          </table:table-cell>
          <table:table-cell table:formula="of:=([.A2223]*[.A2223])" office:value-type="float" office:value="0.671521247296" calcext:value-type="float">
            <text:p>0.671521247296</text:p>
          </table:table-cell>
          <table:table-cell table:formula="of:=([.A2223]-[.B2223])*([.A2223]-[.B2223])" office:value-type="float" office:value="0.027677645956" calcext:value-type="float">
            <text:p>0.027677645956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997" calcext:value-type="float">
            <text:p>0.999997</text:p>
          </table:table-cell>
          <table:table-cell table:formula="of:=([.A2224]*[.A2224])" office:value-type="float" office:value="0.999986000049" calcext:value-type="float">
            <text:p>0.999986000049</text:p>
          </table:table-cell>
          <table:table-cell table:formula="of:=([.A2224]-[.B2224])*([.A2224]-[.B2224])" office:value-type="float" office:value="0.000000000016" calcext:value-type="float">
            <text:p>1.6000000000032E-11</text:p>
          </table:table-cell>
          <table:table-cell table:number-columns-repeated="2"/>
        </table:table-row>
        <table:table-row table:style-name="ro1">
          <table:table-cell office:value-type="float" office:value="0.00000458956" calcext:value-type="float">
            <text:p>0.00000458956</text:p>
          </table:table-cell>
          <table:table-cell office:value-type="float" office:value="0.00000303223" calcext:value-type="float">
            <text:p>0.00000303223</text:p>
          </table:table-cell>
          <table:table-cell table:formula="of:=([.A2225]*[.A2225])" office:value-type="float" office:value="0.00000000002106406099" calcext:value-type="float">
            <text:p>2.10640609936E-11</text:p>
          </table:table-cell>
          <table:table-cell table:formula="of:=([.A2225]-[.B2225])*([.A2225]-[.B2225])" office:value-type="float" office:value="0.00000000000242527673" calcext:value-type="float">
            <text:p>2.4252767289E-12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0172592" calcext:value-type="float">
            <text:p>0.000172592</text:p>
          </table:table-cell>
          <table:table-cell table:formula="of:=([.A2226]*[.A2226])" office:value-type="float" office:value="0.00000000008208196921" calcext:value-type="float">
            <text:p>8.20819692081E-11</text:p>
          </table:table-cell>
          <table:table-cell table:formula="of:=([.A2226]-[.B2226])*([.A2226]-[.B2226])" office:value-type="float" office:value="0.00000002674274445977" calcext:value-type="float">
            <text:p>2.67427444597681E-08</text:p>
          </table:table-cell>
          <table:table-cell table:number-columns-repeated="2"/>
        </table:table-row>
        <table:table-row table:style-name="ro1">
          <table:table-cell office:value-type="float" office:value="0.00000905991" calcext:value-type="float">
            <text:p>0.00000905991</text:p>
          </table:table-cell>
          <table:table-cell office:value-type="float" office:value="0.00145941" calcext:value-type="float">
            <text:p>0.00145941</text:p>
          </table:table-cell>
          <table:table-cell table:formula="of:=([.A2227]*[.A2227])" office:value-type="float" office:value="0.00000000008208196921" calcext:value-type="float">
            <text:p>8.20819692081E-11</text:p>
          </table:table-cell>
          <table:table-cell table:formula="of:=([.A2227]-[.B2227])*([.A2227]-[.B2227])" office:value-type="float" office:value="0.00000210351538356301" calcext:value-type="float">
            <text:p>2.10351538356301E-06</text:p>
          </table:table-cell>
          <table:table-cell table:number-columns-repeated="2"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116935" calcext:value-type="float">
            <text:p>0.0116935</text:p>
          </table:table-cell>
          <table:table-cell table:formula="of:=([.A2228]*[.A2228])" office:value-type="float" office:value="0.00000000003139181607" calcext:value-type="float">
            <text:p>3.13918160656E-11</text:p>
          </table:table-cell>
          <table:table-cell table:formula="of:=([.A2228]-[.B2228])*([.A2228]-[.B2228])" office:value-type="float" office:value="0.000136606940022736" calcext:value-type="float">
            <text:p>0.000136606940022736</text:p>
          </table:table-cell>
          <table:table-cell table:number-columns-repeated="2"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217992" calcext:value-type="float">
            <text:p>0.0217992</text:p>
          </table:table-cell>
          <table:table-cell table:formula="of:=([.A2229]*[.A2229])" office:value-type="float" office:value="0.00000000003139181607" calcext:value-type="float">
            <text:p>3.13918160656E-11</text:p>
          </table:table-cell>
          <table:table-cell table:formula="of:=([.A2229]-[.B2229])*([.A2229]-[.B2229])" office:value-type="float" office:value="0.00047496087717236" calcext:value-type="float">
            <text:p>0.00047496087717236</text:p>
          </table:table-cell>
          <table:table-cell table:number-columns-repeated="2"/>
        </table:table-row>
        <table:table-row table:style-name="ro1">
          <table:table-cell office:value-type="float" office:value="0.00000560284" calcext:value-type="float">
            <text:p>0.00000560284</text:p>
          </table:table-cell>
          <table:table-cell office:value-type="float" office:value="0.0010668" calcext:value-type="float">
            <text:p>0.0010668</text:p>
          </table:table-cell>
          <table:table-cell table:formula="of:=([.A2230]*[.A2230])" office:value-type="float" office:value="0.00000000003139181607" calcext:value-type="float">
            <text:p>3.13918160656E-11</text:p>
          </table:table-cell>
          <table:table-cell table:formula="of:=([.A2230]-[.B2230])*([.A2230]-[.B2230])" office:value-type="float" office:value="0.00000112613941239207" calcext:value-type="float">
            <text:p>1.12613941239207E-06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225086" calcext:value-type="float">
            <text:p>0.00225086</text:p>
          </table:table-cell>
          <table:table-cell table:formula="of:=([.A2231]*[.A2231])" office:value-type="float" office:value="0.00000000004143883129" calcext:value-type="float">
            <text:p>4.143883129E-11</text:p>
          </table:table-cell>
          <table:table-cell table:formula="of:=([.A2231]-[.B2231])*([.A2231]-[.B2231])" office:value-type="float" office:value="0.00000503743325627529" calcext:value-type="float">
            <text:p>5.03743325627529E-06</text:p>
          </table:table-cell>
          <table:table-cell table:number-columns-repeated="2"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000300063" calcext:value-type="float">
            <text:p>0.0000300063</text:p>
          </table:table-cell>
          <table:table-cell table:formula="of:=([.A2232]*[.A2232])" office:value-type="float" office:value="0.00000000458476597881" calcext:value-type="float">
            <text:p>4.58476597881E-09</text:p>
          </table:table-cell>
          <table:table-cell table:formula="of:=([.A2232]-[.B2232])*([.A2232]-[.B2232])" office:value-type="float" office:value="0.00000000142163686116" calcext:value-type="float">
            <text:p>1.42163686116E-09</text:p>
          </table:table-cell>
          <table:table-cell table:number-columns-repeated="2"/>
        </table:table-row>
        <table:table-row table:style-name="ro1">
          <table:table-cell office:value-type="float" office:value="0.0000677109" calcext:value-type="float">
            <text:p>0.0000677109</text:p>
          </table:table-cell>
          <table:table-cell office:value-type="float" office:value="0.0487226" calcext:value-type="float">
            <text:p>0.0487226</text:p>
          </table:table-cell>
          <table:table-cell table:formula="of:=([.A2233]*[.A2233])" office:value-type="float" office:value="0.00000000458476597881" calcext:value-type="float">
            <text:p>4.58476597881E-09</text:p>
          </table:table-cell>
          <table:table-cell table:formula="of:=([.A2233]-[.B2233])*([.A2233]-[.B2233])" office:value-type="float" office:value="0.0023672982333333" calcext:value-type="float">
            <text:p>0.0023672982333333</text:p>
          </table:table-cell>
          <table:table-cell table:number-columns-repeated="2"/>
        </table:table-row>
        <table:table-row table:style-name="ro1">
          <table:table-cell office:value-type="float" office:value="0.000104249" calcext:value-type="float">
            <text:p>0.000104249</text:p>
          </table:table-cell>
          <table:table-cell office:value-type="float" office:value="0.0385031" calcext:value-type="float">
            <text:p>0.0385031</text:p>
          </table:table-cell>
          <table:table-cell table:formula="of:=([.A2234]*[.A2234])" office:value-type="float" office:value="0.000000010867854001" calcext:value-type="float">
            <text:p>1.0867854001E-08</text:p>
          </table:table-cell>
          <table:table-cell table:formula="of:=([.A2234]-[.B2234])*([.A2234]-[.B2234])" office:value-type="float" office:value="0.0014744717581202" calcext:value-type="float">
            <text:p>0.0014744717581202</text:p>
          </table:table-cell>
          <table:table-cell table:number-columns-repeated="2"/>
        </table:table-row>
        <table:table-row table:style-name="ro1">
          <table:table-cell office:value-type="float" office:value="0.000820279" calcext:value-type="float">
            <text:p>0.000820279</text:p>
          </table:table-cell>
          <table:table-cell office:value-type="float" office:value="0.0370034" calcext:value-type="float">
            <text:p>0.0370034</text:p>
          </table:table-cell>
          <table:table-cell table:formula="of:=([.A2235]*[.A2235])" office:value-type="float" office:value="0.000000672857637841" calcext:value-type="float">
            <text:p>6.72857637841E-07</text:p>
          </table:table-cell>
          <table:table-cell table:formula="of:=([.A2235]-[.B2235])*([.A2235]-[.B2235])" office:value-type="float" office:value="0.00130921824530064" calcext:value-type="float">
            <text:p>0.00130921824530064</text:p>
          </table:table-cell>
          <table:table-cell table:number-columns-repeated="2"/>
        </table:table-row>
        <table:table-row table:style-name="ro1">
          <table:table-cell office:value-type="float" office:value="0.000711501" calcext:value-type="float">
            <text:p>0.000711501</text:p>
          </table:table-cell>
          <table:table-cell office:value-type="float" office:value="0.00391589" calcext:value-type="float">
            <text:p>0.00391589</text:p>
          </table:table-cell>
          <table:table-cell table:formula="of:=([.A2236]*[.A2236])" office:value-type="float" office:value="0.000000506233673001" calcext:value-type="float">
            <text:p>5.06233673001E-07</text:p>
          </table:table-cell>
          <table:table-cell table:formula="of:=([.A2236]-[.B2236])*([.A2236]-[.B2236])" office:value-type="float" office:value="0.000010268108863321" calcext:value-type="float">
            <text:p>1.0268108863321E-05</text:p>
          </table:table-cell>
          <table:table-cell table:number-columns-repeated="2"/>
        </table:table-row>
        <table:table-row table:style-name="ro1">
          <table:table-cell office:value-type="float" office:value="0.000711501" calcext:value-type="float">
            <text:p>0.000711501</text:p>
          </table:table-cell>
          <table:table-cell office:value-type="float" office:value="0.00422184" calcext:value-type="float">
            <text:p>0.00422184</text:p>
          </table:table-cell>
          <table:table-cell table:formula="of:=([.A2237]*[.A2237])" office:value-type="float" office:value="0.000000506233673001" calcext:value-type="float">
            <text:p>5.06233673001E-07</text:p>
          </table:table-cell>
          <table:table-cell table:formula="of:=([.A2237]-[.B2237])*([.A2237]-[.B2237])" office:value-type="float" office:value="0.000012322479894921" calcext:value-type="float">
            <text:p>1.2322479894921E-05</text:p>
          </table:table-cell>
          <table:table-cell table:number-columns-repeated="2"/>
        </table:table-row>
        <table:table-row table:style-name="ro1">
          <table:table-cell office:value-type="float" office:value="0.000386715" calcext:value-type="float">
            <text:p>0.000386715</text:p>
          </table:table-cell>
          <table:table-cell office:value-type="float" office:value="0.00679935" calcext:value-type="float">
            <text:p>0.00679935</text:p>
          </table:table-cell>
          <table:table-cell table:formula="of:=([.A2238]*[.A2238])" office:value-type="float" office:value="0.000000149548491225" calcext:value-type="float">
            <text:p>1.49548491225E-07</text:p>
          </table:table-cell>
          <table:table-cell table:formula="of:=([.A2238]-[.B2238])*([.A2238]-[.B2238])" office:value-type="float" office:value="0.000041121887643225" calcext:value-type="float">
            <text:p>4.1121887643225E-05</text:p>
          </table:table-cell>
          <table:table-cell table:number-columns-repeated="2"/>
        </table:table-row>
        <table:table-row table:style-name="ro1">
          <table:table-cell office:value-type="float" office:value="0.000273049" calcext:value-type="float">
            <text:p>0.000273049</text:p>
          </table:table-cell>
          <table:table-cell office:value-type="float" office:value="0.0000240513" calcext:value-type="float">
            <text:p>0.0000240513</text:p>
          </table:table-cell>
          <table:table-cell table:formula="of:=([.A2239]*[.A2239])" office:value-type="float" office:value="0.000000074555756401" calcext:value-type="float">
            <text:p>7.4555756401E-08</text:p>
          </table:table-cell>
          <table:table-cell table:formula="of:=([.A2239]-[.B2239])*([.A2239]-[.B2239])" office:value-type="float" office:value="0.00000006199985460529" calcext:value-type="float">
            <text:p>6.199985460529E-08</text:p>
          </table:table-cell>
          <table:table-cell table:number-columns-repeated="2"/>
        </table:table-row>
        <table:table-row table:style-name="ro1">
          <table:table-cell office:value-type="float" office:value="0.000861704" calcext:value-type="float">
            <text:p>0.000861704</text:p>
          </table:table-cell>
          <table:table-cell office:value-type="float" office:value="0.0228327" calcext:value-type="float">
            <text:p>0.0228327</text:p>
          </table:table-cell>
          <table:table-cell table:formula="of:=([.A2240]*[.A2240])" office:value-type="float" office:value="0.000000742533783616" calcext:value-type="float">
            <text:p>7.42533783616E-07</text:p>
          </table:table-cell>
          <table:table-cell table:formula="of:=([.A2240]-[.B2240])*([.A2240]-[.B2240])" office:value-type="float" office:value="0.000482724665232016" calcext:value-type="float">
            <text:p>0.000482724665232016</text:p>
          </table:table-cell>
          <table:table-cell table:number-columns-repeated="2"/>
        </table:table-row>
        <table:table-row table:style-name="ro1">
          <table:table-cell office:value-type="float" office:value="0.00165796" calcext:value-type="float">
            <text:p>0.00165796</text:p>
          </table:table-cell>
          <table:table-cell office:value-type="float" office:value="0.109955" calcext:value-type="float">
            <text:p>0.109955</text:p>
          </table:table-cell>
          <table:table-cell table:formula="of:=([.A2241]*[.A2241])" office:value-type="float" office:value="0.0000027488313616" calcext:value-type="float">
            <text:p>0.0000027488313616</text:p>
          </table:table-cell>
          <table:table-cell table:formula="of:=([.A2241]-[.B2241])*([.A2241]-[.B2241])" office:value-type="float" office:value="0.0117282488727616" calcext:value-type="float">
            <text:p>0.0117282488727616</text:p>
          </table:table-cell>
          <table:table-cell table:number-columns-repeated="2"/>
        </table:table-row>
        <table:table-row table:style-name="ro1">
          <table:table-cell office:value-type="float" office:value="0.00165796" calcext:value-type="float">
            <text:p>0.00165796</text:p>
          </table:table-cell>
          <table:table-cell office:value-type="float" office:value="0.115005" calcext:value-type="float">
            <text:p>0.115005</text:p>
          </table:table-cell>
          <table:table-cell table:formula="of:=([.A2242]*[.A2242])" office:value-type="float" office:value="0.0000027488313616" calcext:value-type="float">
            <text:p>0.0000027488313616</text:p>
          </table:table-cell>
          <table:table-cell table:formula="of:=([.A2242]-[.B2242])*([.A2242]-[.B2242])" office:value-type="float" office:value="0.0128475514767616" calcext:value-type="float">
            <text:p>0.0128475514767616</text:p>
          </table:table-cell>
          <table:table-cell table:number-columns-repeated="2"/>
        </table:table-row>
        <table:table-row table:style-name="ro1">
          <table:table-cell office:value-type="float" office:value="0.00165796" calcext:value-type="float">
            <text:p>0.00165796</text:p>
          </table:table-cell>
          <table:table-cell office:value-type="float" office:value="0.119962" calcext:value-type="float">
            <text:p>0.119962</text:p>
          </table:table-cell>
          <table:table-cell table:formula="of:=([.A2243]*[.A2243])" office:value-type="float" office:value="0.0000027488313616" calcext:value-type="float">
            <text:p>0.0000027488313616</text:p>
          </table:table-cell>
          <table:table-cell table:formula="of:=([.A2243]-[.B2243])*([.A2243]-[.B2243])" office:value-type="float" office:value="0.0139958458803216" calcext:value-type="float">
            <text:p>0.0139958458803216</text:p>
          </table:table-cell>
          <table:table-cell table:number-columns-repeated="2"/>
        </table:table-row>
        <table:table-row table:style-name="ro1">
          <table:table-cell office:value-type="float" office:value="0.000102341" calcext:value-type="float">
            <text:p>0.000102341</text:p>
          </table:table-cell>
          <table:table-cell office:value-type="float" office:value="0.000352094" calcext:value-type="float">
            <text:p>0.000352094</text:p>
          </table:table-cell>
          <table:table-cell table:formula="of:=([.A2244]*[.A2244])" office:value-type="float" office:value="0.000000010473680281" calcext:value-type="float">
            <text:p>1.0473680281E-08</text:p>
          </table:table-cell>
          <table:table-cell table:formula="of:=([.A2244]-[.B2244])*([.A2244]-[.B2244])" office:value-type="float" office:value="0.000000062376561009" calcext:value-type="float">
            <text:p>6.2376561009E-08</text:p>
          </table:table-cell>
          <table:table-cell table:number-columns-repeated="2"/>
        </table:table-row>
        <table:table-row table:style-name="ro1">
          <table:table-cell office:value-type="float" office:value="0.024691" calcext:value-type="float">
            <text:p>0.024691</text:p>
          </table:table-cell>
          <table:table-cell office:value-type="float" office:value="0.0677516" calcext:value-type="float">
            <text:p>0.0677516</text:p>
          </table:table-cell>
          <table:table-cell table:formula="of:=([.A2245]*[.A2245])" office:value-type="float" office:value="0.000609645481" calcext:value-type="float">
            <text:p>0.000609645481</text:p>
          </table:table-cell>
          <table:table-cell table:formula="of:=([.A2245]-[.B2245])*([.A2245]-[.B2245])" office:value-type="float" office:value="0.00185421527236" calcext:value-type="float">
            <text:p>0.00185421527236</text:p>
          </table:table-cell>
          <table:table-cell table:number-columns-repeated="2"/>
        </table:table-row>
        <table:table-row table:style-name="ro1">
          <table:table-cell office:value-type="float" office:value="0.124642" calcext:value-type="float">
            <text:p>0.124642</text:p>
          </table:table-cell>
          <table:table-cell office:value-type="float" office:value="0.0190047" calcext:value-type="float">
            <text:p>0.0190047</text:p>
          </table:table-cell>
          <table:table-cell table:formula="of:=([.A2246]*[.A2246])" office:value-type="float" office:value="0.015535628164" calcext:value-type="float">
            <text:p>0.015535628164</text:p>
          </table:table-cell>
          <table:table-cell table:formula="of:=([.A2246]-[.B2246])*([.A2246]-[.B2246])" office:value-type="float" office:value="0.01115923915129" calcext:value-type="float">
            <text:p>0.01115923915129</text:p>
          </table:table-cell>
          <table:table-cell table:number-columns-repeated="2"/>
        </table:table-row>
        <table:table-row table:style-name="ro1">
          <table:table-cell office:value-type="float" office:value="0.0539629" calcext:value-type="float">
            <text:p>0.0539629</text:p>
          </table:table-cell>
          <table:table-cell office:value-type="float" office:value="0.00122757" calcext:value-type="float">
            <text:p>0.00122757</text:p>
          </table:table-cell>
          <table:table-cell table:formula="of:=([.A2247]*[.A2247])" office:value-type="float" office:value="0.00291199457641" calcext:value-type="float">
            <text:p>0.00291199457641</text:p>
          </table:table-cell>
          <table:table-cell table:formula="of:=([.A2247]-[.B2247])*([.A2247]-[.B2247])" office:value-type="float" office:value="0.0027810150302089" calcext:value-type="float">
            <text:p>0.0027810150302089</text:p>
          </table:table-cell>
          <table:table-cell table:number-columns-repeated="2"/>
        </table:table-row>
        <table:table-row table:style-name="ro1">
          <table:table-cell office:value-type="float" office:value="0.165105" calcext:value-type="float">
            <text:p>0.165105</text:p>
          </table:table-cell>
          <table:table-cell office:value-type="float" office:value="0.000611899" calcext:value-type="float">
            <text:p>0.000611899</text:p>
          </table:table-cell>
          <table:table-cell table:formula="of:=([.A2248]*[.A2248])" office:value-type="float" office:value="0.027259661025" calcext:value-type="float">
            <text:p>0.027259661025</text:p>
          </table:table-cell>
          <table:table-cell table:formula="of:=([.A2248]-[.B2248])*([.A2248]-[.B2248])" office:value-type="float" office:value="0.0270579802765962" calcext:value-type="float">
            <text:p>0.0270579802765962</text:p>
          </table:table-cell>
          <table:table-cell table:number-columns-repeated="2"/>
        </table:table-row>
        <table:table-row table:style-name="ro1">
          <table:table-cell office:value-type="float" office:value="0.165105" calcext:value-type="float">
            <text:p>0.165105</text:p>
          </table:table-cell>
          <table:table-cell office:value-type="float" office:value="0.0128541" calcext:value-type="float">
            <text:p>0.0128541</text:p>
          </table:table-cell>
          <table:table-cell table:formula="of:=([.A2249]*[.A2249])" office:value-type="float" office:value="0.027259661025" calcext:value-type="float">
            <text:p>0.027259661025</text:p>
          </table:table-cell>
          <table:table-cell table:formula="of:=([.A2249]-[.B2249])*([.A2249]-[.B2249])" office:value-type="float" office:value="0.02318033655081" calcext:value-type="float">
            <text:p>0.02318033655081</text:p>
          </table:table-cell>
          <table:table-cell table:number-columns-repeated="2"/>
        </table:table-row>
        <table:table-row table:style-name="ro1">
          <table:table-cell office:value-type="float" office:value="0.261086" calcext:value-type="float">
            <text:p>0.261086</text:p>
          </table:table-cell>
          <table:table-cell office:value-type="float" office:value="0.0127204" calcext:value-type="float">
            <text:p>0.0127204</text:p>
          </table:table-cell>
          <table:table-cell table:formula="of:=([.A2250]*[.A2250])" office:value-type="float" office:value="0.068165899396" calcext:value-type="float">
            <text:p>0.068165899396</text:p>
          </table:table-cell>
          <table:table-cell table:formula="of:=([.A2250]-[.B2250])*([.A2250]-[.B2250])" office:value-type="float" office:value="0.06168547126336" calcext:value-type="float">
            <text:p>0.06168547126336</text:p>
          </table:table-cell>
          <table:table-cell table:number-columns-repeated="2"/>
        </table:table-row>
        <table:table-row table:style-name="ro1">
          <table:table-cell office:value-type="float" office:value="0.261086" calcext:value-type="float">
            <text:p>0.261086</text:p>
          </table:table-cell>
          <table:table-cell office:value-type="float" office:value="0.0132067" calcext:value-type="float">
            <text:p>0.0132067</text:p>
          </table:table-cell>
          <table:table-cell table:formula="of:=([.A2251]*[.A2251])" office:value-type="float" office:value="0.068165899396" calcext:value-type="float">
            <text:p>0.068165899396</text:p>
          </table:table-cell>
          <table:table-cell table:formula="of:=([.A2251]-[.B2251])*([.A2251]-[.B2251])" office:value-type="float" office:value="0.06144414736849" calcext:value-type="float">
            <text:p>0.06144414736849</text:p>
          </table:table-cell>
          <table:table-cell table:number-columns-repeated="2"/>
        </table:table-row>
        <table:table-row table:style-name="ro1">
          <table:table-cell office:value-type="float" office:value="0.261086" calcext:value-type="float">
            <text:p>0.261086</text:p>
          </table:table-cell>
          <table:table-cell office:value-type="float" office:value="0.0307648" calcext:value-type="float">
            <text:p>0.0307648</text:p>
          </table:table-cell>
          <table:table-cell table:formula="of:=([.A2252]*[.A2252])" office:value-type="float" office:value="0.068165899396" calcext:value-type="float">
            <text:p>0.068165899396</text:p>
          </table:table-cell>
          <table:table-cell table:formula="of:=([.A2252]-[.B2252])*([.A2252]-[.B2252])" office:value-type="float" office:value="0.05304785516944" calcext:value-type="float">
            <text:p>0.05304785516944</text:p>
          </table:table-cell>
          <table:table-cell table:number-columns-repeated="2"/>
        </table:table-row>
        <table:table-row table:style-name="ro1">
          <table:table-cell office:value-type="float" office:value="0.611565" calcext:value-type="float">
            <text:p>0.611565</text:p>
          </table:table-cell>
          <table:table-cell office:value-type="float" office:value="0.097494" calcext:value-type="float">
            <text:p>0.097494</text:p>
          </table:table-cell>
          <table:table-cell table:formula="of:=([.A2253]*[.A2253])" office:value-type="float" office:value="0.374011749225" calcext:value-type="float">
            <text:p>0.374011749225</text:p>
          </table:table-cell>
          <table:table-cell table:formula="of:=([.A2253]-[.B2253])*([.A2253]-[.B2253])" office:value-type="float" office:value="0.264268993041" calcext:value-type="float">
            <text:p>0.264268993041</text:p>
          </table:table-cell>
          <table:table-cell table:number-columns-repeated="2"/>
        </table:table-row>
        <table:table-row table:style-name="ro1">
          <table:table-cell office:value-type="float" office:value="0.650203" calcext:value-type="float">
            <text:p>0.650203</text:p>
          </table:table-cell>
          <table:table-cell office:value-type="float" office:value="0.122194" calcext:value-type="float">
            <text:p>0.122194</text:p>
          </table:table-cell>
          <table:table-cell table:formula="of:=([.A2254]*[.A2254])" office:value-type="float" office:value="0.422763941209" calcext:value-type="float">
            <text:p>0.422763941209</text:p>
          </table:table-cell>
          <table:table-cell table:formula="of:=([.A2254]-[.B2254])*([.A2254]-[.B2254])" office:value-type="float" office:value="0.278793504081" calcext:value-type="float">
            <text:p>0.278793504081</text:p>
          </table:table-cell>
          <table:table-cell table:number-columns-repeated="2"/>
        </table:table-row>
        <table:table-row table:style-name="ro1">
          <table:table-cell office:value-type="float" office:value="0.647175" calcext:value-type="float">
            <text:p>0.647175</text:p>
          </table:table-cell>
          <table:table-cell office:value-type="float" office:value="0.239298" calcext:value-type="float">
            <text:p>0.239298</text:p>
          </table:table-cell>
          <table:table-cell table:formula="of:=([.A2255]*[.A2255])" office:value-type="float" office:value="0.418835480625" calcext:value-type="float">
            <text:p>0.418835480625</text:p>
          </table:table-cell>
          <table:table-cell table:formula="of:=([.A2255]-[.B2255])*([.A2255]-[.B2255])" office:value-type="float" office:value="0.166363647129" calcext:value-type="float">
            <text:p>0.166363647129</text:p>
          </table:table-cell>
          <table:table-cell table:number-columns-repeated="2"/>
        </table:table-row>
        <table:table-row table:style-name="ro1">
          <table:table-cell office:value-type="float" office:value="0.723413" calcext:value-type="float">
            <text:p>0.723413</text:p>
          </table:table-cell>
          <table:table-cell office:value-type="float" office:value="0.35228" calcext:value-type="float">
            <text:p>0.35228</text:p>
          </table:table-cell>
          <table:table-cell table:formula="of:=([.A2256]*[.A2256])" office:value-type="float" office:value="0.523326368569" calcext:value-type="float">
            <text:p>0.523326368569</text:p>
          </table:table-cell>
          <table:table-cell table:formula="of:=([.A2256]-[.B2256])*([.A2256]-[.B2256])" office:value-type="float" office:value="0.137739703689" calcext:value-type="float">
            <text:p>0.137739703689</text:p>
          </table:table-cell>
          <table:table-cell table:number-columns-repeated="2"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465111" calcext:value-type="float">
            <text:p>0.465111</text:p>
          </table:table-cell>
          <table:table-cell table:formula="of:=([.A2257]*[.A2257])" office:value-type="float" office:value="0.729548306496" calcext:value-type="float">
            <text:p>0.729548306496</text:p>
          </table:table-cell>
          <table:table-cell table:formula="of:=([.A2257]-[.B2257])*([.A2257]-[.B2257])" office:value-type="float" office:value="0.151340450625" calcext:value-type="float">
            <text:p>0.151340450625</text:p>
          </table:table-cell>
          <table:table-cell table:number-columns-repeated="2"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487572" calcext:value-type="float">
            <text:p>0.487572</text:p>
          </table:table-cell>
          <table:table-cell table:formula="of:=([.A2258]*[.A2258])" office:value-type="float" office:value="0.729548306496" calcext:value-type="float">
            <text:p>0.729548306496</text:p>
          </table:table-cell>
          <table:table-cell table:formula="of:=([.A2258]-[.B2258])*([.A2258]-[.B2258])" office:value-type="float" office:value="0.134369166096" calcext:value-type="float">
            <text:p>0.134369166096</text:p>
          </table:table-cell>
          <table:table-cell table:number-columns-repeated="2"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782735" calcext:value-type="float">
            <text:p>0.782735</text:p>
          </table:table-cell>
          <table:table-cell table:formula="of:=([.A2259]*[.A2259])" office:value-type="float" office:value="0.729548306496" calcext:value-type="float">
            <text:p>0.729548306496</text:p>
          </table:table-cell>
          <table:table-cell table:formula="of:=([.A2259]-[.B2259])*([.A2259]-[.B2259])" office:value-type="float" office:value="0.00509810280100001" calcext:value-type="float">
            <text:p>0.00509810280100001</text:p>
          </table:table-cell>
          <table:table-cell table:number-columns-repeated="2"/>
        </table:table-row>
        <table:table-row table:style-name="ro1">
          <table:table-cell office:value-type="float" office:value="0.854136" calcext:value-type="float">
            <text:p>0.854136</text:p>
          </table:table-cell>
          <table:table-cell office:value-type="float" office:value="0.892025" calcext:value-type="float">
            <text:p>0.892025</text:p>
          </table:table-cell>
          <table:table-cell table:formula="of:=([.A2260]*[.A2260])" office:value-type="float" office:value="0.729548306496" calcext:value-type="float">
            <text:p>0.729548306496</text:p>
          </table:table-cell>
          <table:table-cell table:formula="of:=([.A2260]-[.B2260])*([.A2260]-[.B2260])" office:value-type="float" office:value="0.001435576321" calcext:value-type="float">
            <text:p>0.001435576321</text:p>
          </table:table-cell>
          <table:table-cell table:number-columns-repeated="2"/>
        </table:table-row>
        <table:table-row table:style-name="ro1">
          <table:table-cell office:value-type="float" office:value="0.987084" calcext:value-type="float">
            <text:p>0.987084</text:p>
          </table:table-cell>
          <table:table-cell office:value-type="float" office:value="0.972127" calcext:value-type="float">
            <text:p>0.972127</text:p>
          </table:table-cell>
          <table:table-cell table:formula="of:=([.A2261]*[.A2261])" office:value-type="float" office:value="0.974334823056" calcext:value-type="float">
            <text:p>0.974334823056</text:p>
          </table:table-cell>
          <table:table-cell table:formula="of:=([.A2261]-[.B2261])*([.A2261]-[.B2261])" office:value-type="float" office:value="0.000223711849" calcext:value-type="float">
            <text:p>0.000223711849</text:p>
          </table:table-cell>
          <table:table-cell table:number-columns-repeated="2"/>
        </table:table-row>
        <table:table-row table:style-name="ro1">
          <table:table-cell office:value-type="float" office:value="0.987084" calcext:value-type="float">
            <text:p>0.987084</text:p>
          </table:table-cell>
          <table:table-cell office:value-type="float" office:value="0.993398" calcext:value-type="float">
            <text:p>0.993398</text:p>
          </table:table-cell>
          <table:table-cell table:formula="of:=([.A2262]*[.A2262])" office:value-type="float" office:value="0.974334823056" calcext:value-type="float">
            <text:p>0.974334823056</text:p>
          </table:table-cell>
          <table:table-cell table:formula="of:=([.A2262]-[.B2262])*([.A2262]-[.B2262])" office:value-type="float" office:value="0.0000398665960000005" calcext:value-type="float">
            <text:p>3.98665960000005E-05</text:p>
          </table:table-cell>
          <table:table-cell table:number-columns-repeated="2"/>
        </table:table-row>
        <table:table-row table:style-name="ro1">
          <table:table-cell office:value-type="float" office:value="0.987084" calcext:value-type="float">
            <text:p>0.987084</text:p>
          </table:table-cell>
          <table:table-cell office:value-type="float" office:value="0.999998" calcext:value-type="float">
            <text:p>0.999998</text:p>
          </table:table-cell>
          <table:table-cell table:formula="of:=([.A2263]*[.A2263])" office:value-type="float" office:value="0.974334823056" calcext:value-type="float">
            <text:p>0.974334823056</text:p>
          </table:table-cell>
          <table:table-cell table:formula="of:=([.A2263]-[.B2263])*([.A2263]-[.B2263])" office:value-type="float" office:value="0.000166771396000002" calcext:value-type="float">
            <text:p>0.000166771396000002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2264]*[.A2264])" office:value-type="float" office:value="3.55270834116E-015" calcext:value-type="float">
            <text:p>3.55270834116E-15</text:p>
          </table:table-cell>
          <table:table-cell table:formula="of:=([.A2264]-[.B2264])*([.A2264]-[.B2264])" office:value-type="float" office:value="0.00000000000883644232" calcext:value-type="float">
            <text:p>8.83644231631716E-12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180795" calcext:value-type="float">
            <text:p>0.00180795</text:p>
          </table:table-cell>
          <table:table-cell table:formula="of:=([.A2265]*[.A2265])" office:value-type="float" office:value="3.55270834116E-015" calcext:value-type="float">
            <text:p>3.55270834116E-15</text:p>
          </table:table-cell>
          <table:table-cell table:formula="of:=([.A2265]-[.B2265])*([.A2265]-[.B2265])" office:value-type="float" office:value="0.00000326846768177957" calcext:value-type="float">
            <text:p>3.26846768177957E-06</text:p>
          </table:table-cell>
          <table:table-cell table:number-columns-repeated="2"/>
        </table:table-row>
        <table:table-row table:style-name="ro1">
          <table:table-cell office:value-type="float" office:value="0.00000685453" calcext:value-type="float">
            <text:p>0.00000685453</text:p>
          </table:table-cell>
          <table:table-cell office:value-type="float" office:value="0.000324039" calcext:value-type="float">
            <text:p>0.000324039</text:p>
          </table:table-cell>
          <table:table-cell table:formula="of:=([.A2266]*[.A2266])" office:value-type="float" office:value="0.00000000004698458152" calcext:value-type="float">
            <text:p>4.69845815209E-11</text:p>
          </table:table-cell>
          <table:table-cell table:formula="of:=([.A2266]-[.B2266])*([.A2266]-[.B2266])" office:value-type="float" office:value="0.00000010060598800918" calcext:value-type="float">
            <text:p>1.00605988009181E-07</text:p>
          </table:table-cell>
          <table:table-cell table:number-columns-repeated="2"/>
        </table:table-row>
        <table:table-row table:style-name="ro1">
          <table:table-cell office:value-type="float" office:value="0.0000119805" calcext:value-type="float">
            <text:p>0.0000119805</text:p>
          </table:table-cell>
          <table:table-cell office:value-type="float" office:value="0.000252481" calcext:value-type="float">
            <text:p>0.000252481</text:p>
          </table:table-cell>
          <table:table-cell table:formula="of:=([.A2267]*[.A2267])" office:value-type="float" office:value="0.00000000014353238025" calcext:value-type="float">
            <text:p>1.4353238025E-10</text:p>
          </table:table-cell>
          <table:table-cell table:formula="of:=([.A2267]-[.B2267])*([.A2267]-[.B2267])" office:value-type="float" office:value="0.00000005784049050025" calcext:value-type="float">
            <text:p>5.784049050025E-08</text:p>
          </table:table-cell>
          <table:table-cell table:number-columns-repeated="2"/>
        </table:table-row>
        <table:table-row table:style-name="ro1">
          <table:table-cell office:value-type="float" office:value="0.0000259876" calcext:value-type="float">
            <text:p>0.0000259876</text:p>
          </table:table-cell>
          <table:table-cell office:value-type="float" office:value="0.00364963" calcext:value-type="float">
            <text:p>0.00364963</text:p>
          </table:table-cell>
          <table:table-cell table:formula="of:=([.A2268]*[.A2268])" office:value-type="float" office:value="0.00000000067535535376" calcext:value-type="float">
            <text:p>6.7535535376E-10</text:p>
          </table:table-cell>
          <table:table-cell table:formula="of:=([.A2268]-[.B2268])*([.A2268]-[.B2268])" office:value-type="float" office:value="0.0000131307842430778" calcext:value-type="float">
            <text:p>1.31307842430778E-05</text:p>
          </table:table-cell>
          <table:table-cell table:number-columns-repeated="2"/>
        </table:table-row>
        <table:table-row table:style-name="ro1">
          <table:table-cell office:value-type="float" office:value="0.0000784993" calcext:value-type="float">
            <text:p>0.0000784993</text:p>
          </table:table-cell>
          <table:table-cell office:value-type="float" office:value="0.00546748" calcext:value-type="float">
            <text:p>0.00546748</text:p>
          </table:table-cell>
          <table:table-cell table:formula="of:=([.A2269]*[.A2269])" office:value-type="float" office:value="0.00000000616214010049" calcext:value-type="float">
            <text:p>6.16214010049E-09</text:p>
          </table:table-cell>
          <table:table-cell table:formula="of:=([.A2269]-[.B2269])*([.A2269]-[.B2269])" office:value-type="float" office:value="0.0000290411129849725" calcext:value-type="float">
            <text:p>2.90411129849725E-05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0000122492" calcext:value-type="float">
            <text:p>0.000000122492</text:p>
          </table:table-cell>
          <table:table-cell table:formula="of:=([.A2270]*[.A2270])" office:value-type="float" office:value="0.00000000001035970782" calcext:value-type="float">
            <text:p>1.03597078225E-11</text:p>
          </table:table-cell>
          <table:table-cell table:formula="of:=([.A2270]-[.B2270])*([.A2270]-[.B2270])" office:value-type="float" office:value="0.00000000000958619436" calcext:value-type="float">
            <text:p>9.586194360964E-12</text:p>
          </table:table-cell>
          <table:table-cell table:number-columns-repeated="2"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000173813" calcext:value-type="float">
            <text:p>0.0000173813</text:p>
          </table:table-cell>
          <table:table-cell table:formula="of:=([.A2271]*[.A2271])" office:value-type="float" office:value="0.0000000000362412428" calcext:value-type="float">
            <text:p>3.62412428049E-11</text:p>
          </table:table-cell>
          <table:table-cell table:formula="of:=([.A2271]-[.B2271])*([.A2271]-[.B2271])" office:value-type="float" office:value="0.00000000012907754711" calcext:value-type="float">
            <text:p>1.290775471129E-10</text:p>
          </table:table-cell>
          <table:table-cell table:number-columns-repeated="2"/>
        </table:table-row>
        <table:table-row table:style-name="ro1">
          <table:table-cell office:value-type="float" office:value="0.00000602007" calcext:value-type="float">
            <text:p>0.00000602007</text:p>
          </table:table-cell>
          <table:table-cell office:value-type="float" office:value="0.00000218595" calcext:value-type="float">
            <text:p>0.00000218595</text:p>
          </table:table-cell>
          <table:table-cell table:formula="of:=([.A2272]*[.A2272])" office:value-type="float" office:value="0.0000000000362412428" calcext:value-type="float">
            <text:p>3.62412428049E-11</text:p>
          </table:table-cell>
          <table:table-cell table:formula="of:=([.A2272]-[.B2272])*([.A2272]-[.B2272])" office:value-type="float" office:value="0.00000000001470047617" calcext:value-type="float">
            <text:p>1.47004761744E-11</text:p>
          </table:table-cell>
          <table:table-cell table:number-columns-repeated="2"/>
        </table:table-row>
        <table:table-row table:style-name="ro1">
          <table:table-cell office:value-type="float" office:value="0.0000130534" calcext:value-type="float">
            <text:p>0.0000130534</text:p>
          </table:table-cell>
          <table:table-cell office:value-type="float" office:value="0.000830864" calcext:value-type="float">
            <text:p>0.000830864</text:p>
          </table:table-cell>
          <table:table-cell table:formula="of:=([.A2273]*[.A2273])" office:value-type="float" office:value="0.00000000017039125156" calcext:value-type="float">
            <text:p>1.7039125156E-10</text:p>
          </table:table-cell>
          <table:table-cell table:formula="of:=([.A2273]-[.B2273])*([.A2273]-[.B2273])" office:value-type="float" office:value="0.00000066881417747236" calcext:value-type="float">
            <text:p>6.6881417747236E-07</text:p>
          </table:table-cell>
          <table:table-cell table:number-columns-repeated="2"/>
        </table:table-row>
        <table:table-row table:style-name="ro1">
          <table:table-cell office:value-type="float" office:value="0.0000130534" calcext:value-type="float">
            <text:p>0.0000130534</text:p>
          </table:table-cell>
          <table:table-cell office:value-type="float" office:value="0.00218889" calcext:value-type="float">
            <text:p>0.00218889</text:p>
          </table:table-cell>
          <table:table-cell table:formula="of:=([.A2274]*[.A2274])" office:value-type="float" office:value="0.00000000017039125156" calcext:value-type="float">
            <text:p>1.7039125156E-10</text:p>
          </table:table-cell>
          <table:table-cell table:formula="of:=([.A2274]-[.B2274])*([.A2274]-[.B2274])" office:value-type="float" office:value="0.00000473426490989956" calcext:value-type="float">
            <text:p>4.73426490989956E-06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364288" calcext:value-type="float">
            <text:p>0.000364288</text:p>
          </table:table-cell>
          <table:table-cell table:formula="of:=([.A2275]*[.A2275])" office:value-type="float" office:value="0.00000000000258994305" calcext:value-type="float">
            <text:p>2.5899430489E-12</text:p>
          </table:table-cell>
          <table:table-cell table:formula="of:=([.A2275]-[.B2275])*([.A2275]-[.B2275])" office:value-type="float" office:value="0.00000013153581767297" calcext:value-type="float">
            <text:p>1.31535817672969E-07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251263" calcext:value-type="float">
            <text:p>0.000251263</text:p>
          </table:table-cell>
          <table:table-cell table:formula="of:=([.A2276]*[.A2276])" office:value-type="float" office:value="0.00000000000258994305" calcext:value-type="float">
            <text:p>2.5899430489E-12</text:p>
          </table:table-cell>
          <table:table-cell table:formula="of:=([.A2276]-[.B2276])*([.A2276]-[.B2276])" office:value-type="float" office:value="0.00000006232695494447" calcext:value-type="float">
            <text:p>6.23269549444689E-08</text:p>
          </table:table-cell>
          <table:table-cell table:number-columns-repeated="2"/>
        </table:table-row>
        <table:table-row table:style-name="ro1">
          <table:table-cell office:value-type="float" office:value="0.000413239" calcext:value-type="float">
            <text:p>0.000413239</text:p>
          </table:table-cell>
          <table:table-cell office:value-type="float" office:value="0.00116333" calcext:value-type="float">
            <text:p>0.00116333</text:p>
          </table:table-cell>
          <table:table-cell table:formula="of:=([.A2277]*[.A2277])" office:value-type="float" office:value="0.000000170766471121" calcext:value-type="float">
            <text:p>1.70766471121E-07</text:p>
          </table:table-cell>
          <table:table-cell table:formula="of:=([.A2277]-[.B2277])*([.A2277]-[.B2277])" office:value-type="float" office:value="0.000000562636508281" calcext:value-type="float">
            <text:p>5.62636508281E-07</text:p>
          </table:table-cell>
          <table:table-cell table:number-columns-repeated="2"/>
        </table:table-row>
        <table:table-row table:style-name="ro1">
          <table:table-cell office:value-type="float" office:value="0.000133812" calcext:value-type="float">
            <text:p>0.000133812</text:p>
          </table:table-cell>
          <table:table-cell office:value-type="float" office:value="0.0425975" calcext:value-type="float">
            <text:p>0.0425975</text:p>
          </table:table-cell>
          <table:table-cell table:formula="of:=([.A2278]*[.A2278])" office:value-type="float" office:value="0.000000017905651344" calcext:value-type="float">
            <text:p>1.7905651344E-08</text:p>
          </table:table-cell>
          <table:table-cell table:formula="of:=([.A2278]-[.B2278])*([.A2278]-[.B2278])" office:value-type="float" office:value="0.00180316479856134" calcext:value-type="float">
            <text:p>0.00180316479856134</text:p>
          </table:table-cell>
          <table:table-cell table:number-columns-repeated="2"/>
        </table:table-row>
        <table:table-row table:style-name="ro1">
          <table:table-cell office:value-type="float" office:value="0.0126818" calcext:value-type="float">
            <text:p>0.0126818</text:p>
          </table:table-cell>
          <table:table-cell office:value-type="float" office:value="0.0282699" calcext:value-type="float">
            <text:p>0.0282699</text:p>
          </table:table-cell>
          <table:table-cell table:formula="of:=([.A2279]*[.A2279])" office:value-type="float" office:value="0.00016082805124" calcext:value-type="float">
            <text:p>0.00016082805124</text:p>
          </table:table-cell>
          <table:table-cell table:formula="of:=([.A2279]-[.B2279])*([.A2279]-[.B2279])" office:value-type="float" office:value="0.00024298886161" calcext:value-type="float">
            <text:p>0.00024298886161</text:p>
          </table:table-cell>
          <table:table-cell table:number-columns-repeated="2"/>
        </table:table-row>
        <table:table-row table:style-name="ro1">
          <table:table-cell office:value-type="float" office:value="0.0184864" calcext:value-type="float">
            <text:p>0.0184864</text:p>
          </table:table-cell>
          <table:table-cell office:value-type="float" office:value="0.00279733" calcext:value-type="float">
            <text:p>0.00279733</text:p>
          </table:table-cell>
          <table:table-cell table:formula="of:=([.A2280]*[.A2280])" office:value-type="float" office:value="0.00034174698496" calcext:value-type="float">
            <text:p>0.00034174698496</text:p>
          </table:table-cell>
          <table:table-cell table:formula="of:=([.A2280]-[.B2280])*([.A2280]-[.B2280])" office:value-type="float" office:value="0.0002461469174649" calcext:value-type="float">
            <text:p>0.0002461469174649</text:p>
          </table:table-cell>
          <table:table-cell table:number-columns-repeated="2"/>
        </table:table-row>
        <table:table-row table:style-name="ro1">
          <table:table-cell office:value-type="float" office:value="0.0016582" calcext:value-type="float">
            <text:p>0.0016582</text:p>
          </table:table-cell>
          <table:table-cell office:value-type="float" office:value="0.002885" calcext:value-type="float">
            <text:p>0.002885</text:p>
          </table:table-cell>
          <table:table-cell table:formula="of:=([.A2281]*[.A2281])" office:value-type="float" office:value="0.00000274962724" calcext:value-type="float">
            <text:p>0.00000274962724</text:p>
          </table:table-cell>
          <table:table-cell table:formula="of:=([.A2281]-[.B2281])*([.A2281]-[.B2281])" office:value-type="float" office:value="0.00000150503824" calcext:value-type="float">
            <text:p>0.00000150503824</text:p>
          </table:table-cell>
          <table:table-cell table:number-columns-repeated="2"/>
        </table:table-row>
        <table:table-row table:style-name="ro1">
          <table:table-cell office:value-type="float" office:value="0.00191522" calcext:value-type="float">
            <text:p>0.00191522</text:p>
          </table:table-cell>
          <table:table-cell office:value-type="float" office:value="0.10361" calcext:value-type="float">
            <text:p>0.10361</text:p>
          </table:table-cell>
          <table:table-cell table:formula="of:=([.A2282]*[.A2282])" office:value-type="float" office:value="0.0000036680676484" calcext:value-type="float">
            <text:p>0.0000036680676484</text:p>
          </table:table-cell>
          <table:table-cell table:formula="of:=([.A2282]-[.B2282])*([.A2282]-[.B2282])" office:value-type="float" office:value="0.0103418282792484" calcext:value-type="float">
            <text:p>0.0103418282792484</text:p>
          </table:table-cell>
          <table:table-cell table:number-columns-repeated="2"/>
        </table:table-row>
        <table:table-row table:style-name="ro1">
          <table:table-cell office:value-type="float" office:value="0.00244141" calcext:value-type="float">
            <text:p>0.00244141</text:p>
          </table:table-cell>
          <table:table-cell office:value-type="float" office:value="0.00331577" calcext:value-type="float">
            <text:p>0.00331577</text:p>
          </table:table-cell>
          <table:table-cell table:formula="of:=([.A2283]*[.A2283])" office:value-type="float" office:value="0.0000059604827881" calcext:value-type="float">
            <text:p>0.0000059604827881</text:p>
          </table:table-cell>
          <table:table-cell table:formula="of:=([.A2283]-[.B2283])*([.A2283]-[.B2283])" office:value-type="float" office:value="0.0000007645054096" calcext:value-type="float">
            <text:p>0.0000007645054096</text:p>
          </table:table-cell>
          <table:table-cell table:number-columns-repeated="2"/>
        </table:table-row>
        <table:table-row table:style-name="ro1">
          <table:table-cell office:value-type="float" office:value="0.0016802" calcext:value-type="float">
            <text:p>0.0016802</text:p>
          </table:table-cell>
          <table:table-cell office:value-type="float" office:value="0.00289401" calcext:value-type="float">
            <text:p>0.00289401</text:p>
          </table:table-cell>
          <table:table-cell table:formula="of:=([.A2284]*[.A2284])" office:value-type="float" office:value="0.00000282307204" calcext:value-type="float">
            <text:p>0.00000282307204</text:p>
          </table:table-cell>
          <table:table-cell table:formula="of:=([.A2284]-[.B2284])*([.A2284]-[.B2284])" office:value-type="float" office:value="0.0000014733347161" calcext:value-type="float">
            <text:p>0.0000014733347161</text:p>
          </table:table-cell>
          <table:table-cell table:number-columns-repeated="2"/>
        </table:table-row>
        <table:table-row table:style-name="ro1">
          <table:table-cell office:value-type="float" office:value="0.00946528" calcext:value-type="float">
            <text:p>0.00946528</text:p>
          </table:table-cell>
          <table:table-cell office:value-type="float" office:value="0.0416295" calcext:value-type="float">
            <text:p>0.0416295</text:p>
          </table:table-cell>
          <table:table-cell table:formula="of:=([.A2285]*[.A2285])" office:value-type="float" office:value="0.0000895915254784" calcext:value-type="float">
            <text:p>0.0000895915254784</text:p>
          </table:table-cell>
          <table:table-cell table:formula="of:=([.A2285]-[.B2285])*([.A2285]-[.B2285])" office:value-type="float" office:value="0.0010345370482084" calcext:value-type="float">
            <text:p>0.0010345370482084</text:p>
          </table:table-cell>
          <table:table-cell table:number-columns-repeated="2"/>
        </table:table-row>
        <table:table-row table:style-name="ro1">
          <table:table-cell office:value-type="float" office:value="0.0196652" calcext:value-type="float">
            <text:p>0.0196652</text:p>
          </table:table-cell>
          <table:table-cell office:value-type="float" office:value="0.103674" calcext:value-type="float">
            <text:p>0.103674</text:p>
          </table:table-cell>
          <table:table-cell table:formula="of:=([.A2286]*[.A2286])" office:value-type="float" office:value="0.00038672009104" calcext:value-type="float">
            <text:p>0.00038672009104</text:p>
          </table:table-cell>
          <table:table-cell table:formula="of:=([.A2286]-[.B2286])*([.A2286]-[.B2286])" office:value-type="float" office:value="0.00705747847744" calcext:value-type="float">
            <text:p>0.00705747847744</text:p>
          </table:table-cell>
          <table:table-cell table:number-columns-repeated="2"/>
        </table:table-row>
        <table:table-row table:style-name="ro1">
          <table:table-cell office:value-type="float" office:value="0.0196652" calcext:value-type="float">
            <text:p>0.0196652</text:p>
          </table:table-cell>
          <table:table-cell office:value-type="float" office:value="0.107525" calcext:value-type="float">
            <text:p>0.107525</text:p>
          </table:table-cell>
          <table:table-cell table:formula="of:=([.A2287]*[.A2287])" office:value-type="float" office:value="0.00038672009104" calcext:value-type="float">
            <text:p>0.00038672009104</text:p>
          </table:table-cell>
          <table:table-cell table:formula="of:=([.A2287]-[.B2287])*([.A2287]-[.B2287])" office:value-type="float" office:value="0.00771934445604" calcext:value-type="float">
            <text:p>0.00771934445604</text:p>
          </table:table-cell>
          <table:table-cell table:number-columns-repeated="2"/>
        </table:table-row>
        <table:table-row table:style-name="ro1">
          <table:table-cell office:value-type="float" office:value="0.0664594" calcext:value-type="float">
            <text:p>0.0664594</text:p>
          </table:table-cell>
          <table:table-cell office:value-type="float" office:value="0.0560164" calcext:value-type="float">
            <text:p>0.0560164</text:p>
          </table:table-cell>
          <table:table-cell table:formula="of:=([.A2288]*[.A2288])" office:value-type="float" office:value="0.00441685184836" calcext:value-type="float">
            <text:p>0.00441685184836</text:p>
          </table:table-cell>
          <table:table-cell table:formula="of:=([.A2288]-[.B2288])*([.A2288]-[.B2288])" office:value-type="float" office:value="0.000109056249" calcext:value-type="float">
            <text:p>0.000109056249</text:p>
          </table:table-cell>
          <table:table-cell table:number-columns-repeated="2"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181577" calcext:value-type="float">
            <text:p>0.181577</text:p>
          </table:table-cell>
          <table:table-cell table:formula="of:=([.A2289]*[.A2289])" office:value-type="float" office:value="0.045490064656" calcext:value-type="float">
            <text:p>0.045490064656</text:p>
          </table:table-cell>
          <table:table-cell table:formula="of:=([.A2289]-[.B2289])*([.A2289]-[.B2289])" office:value-type="float" office:value="0.001005333849" calcext:value-type="float">
            <text:p>0.001005333849</text:p>
          </table:table-cell>
          <table:table-cell table:number-columns-repeated="2"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18852" calcext:value-type="float">
            <text:p>0.18852</text:p>
          </table:table-cell>
          <table:table-cell table:formula="of:=([.A2290]*[.A2290])" office:value-type="float" office:value="0.045490064656" calcext:value-type="float">
            <text:p>0.045490064656</text:p>
          </table:table-cell>
          <table:table-cell table:formula="of:=([.A2290]-[.B2290])*([.A2290]-[.B2290])" office:value-type="float" office:value="0.000613255696" calcext:value-type="float">
            <text:p>0.000613255696</text:p>
          </table:table-cell>
          <table:table-cell table:number-columns-repeated="2"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195922" calcext:value-type="float">
            <text:p>0.195922</text:p>
          </table:table-cell>
          <table:table-cell table:formula="of:=([.A2291]*[.A2291])" office:value-type="float" office:value="0.045490064656" calcext:value-type="float">
            <text:p>0.045490064656</text:p>
          </table:table-cell>
          <table:table-cell table:formula="of:=([.A2291]-[.B2291])*([.A2291]-[.B2291])" office:value-type="float" office:value="0.000301439044" calcext:value-type="float">
            <text:p>0.000301439044</text:p>
          </table:table-cell>
          <table:table-cell table:number-columns-repeated="2"/>
        </table:table-row>
        <table:table-row table:style-name="ro1">
          <table:table-cell office:value-type="float" office:value="0.213284" calcext:value-type="float">
            <text:p>0.213284</text:p>
          </table:table-cell>
          <table:table-cell office:value-type="float" office:value="0.203879" calcext:value-type="float">
            <text:p>0.203879</text:p>
          </table:table-cell>
          <table:table-cell table:formula="of:=([.A2292]*[.A2292])" office:value-type="float" office:value="0.045490064656" calcext:value-type="float">
            <text:p>0.045490064656</text:p>
          </table:table-cell>
          <table:table-cell table:formula="of:=([.A2292]-[.B2292])*([.A2292]-[.B2292])" office:value-type="float" office:value="0.0000884540249999999" calcext:value-type="float">
            <text:p>0.0000884540249999999</text:p>
          </table:table-cell>
          <table:table-cell table:number-columns-repeated="2"/>
        </table:table-row>
        <table:table-row table:style-name="ro1">
          <table:table-cell office:value-type="float" office:value="0.339333" calcext:value-type="float">
            <text:p>0.339333</text:p>
          </table:table-cell>
          <table:table-cell office:value-type="float" office:value="0.488243" calcext:value-type="float">
            <text:p>0.488243</text:p>
          </table:table-cell>
          <table:table-cell table:formula="of:=([.A2293]*[.A2293])" office:value-type="float" office:value="0.115146884889" calcext:value-type="float">
            <text:p>0.115146884889</text:p>
          </table:table-cell>
          <table:table-cell table:formula="of:=([.A2293]-[.B2293])*([.A2293]-[.B2293])" office:value-type="float" office:value="0.0221741881" calcext:value-type="float">
            <text:p>0.0221741881</text:p>
          </table:table-cell>
          <table:table-cell table:number-columns-repeated="2"/>
        </table:table-row>
        <table:table-row table:style-name="ro1">
          <table:table-cell office:value-type="float" office:value="0.423501" calcext:value-type="float">
            <text:p>0.423501</text:p>
          </table:table-cell>
          <table:table-cell office:value-type="float" office:value="0.594165" calcext:value-type="float">
            <text:p>0.594165</text:p>
          </table:table-cell>
          <table:table-cell table:formula="of:=([.A2294]*[.A2294])" office:value-type="float" office:value="0.179353097001" calcext:value-type="float">
            <text:p>0.179353097001</text:p>
          </table:table-cell>
          <table:table-cell table:formula="of:=([.A2294]-[.B2294])*([.A2294]-[.B2294])" office:value-type="float" office:value="0.029126200896" calcext:value-type="float">
            <text:p>0.029126200896</text:p>
          </table:table-cell>
          <table:table-cell table:number-columns-repeated="2"/>
        </table:table-row>
        <table:table-row table:style-name="ro1">
          <table:table-cell office:value-type="float" office:value="0.4235" calcext:value-type="float">
            <text:p>0.4235</text:p>
          </table:table-cell>
          <table:table-cell office:value-type="float" office:value="0.621495" calcext:value-type="float">
            <text:p>0.621495</text:p>
          </table:table-cell>
          <table:table-cell table:formula="of:=([.A2295]*[.A2295])" office:value-type="float" office:value="0.17935225" calcext:value-type="float">
            <text:p>0.17935225</text:p>
          </table:table-cell>
          <table:table-cell table:formula="of:=([.A2295]-[.B2295])*([.A2295]-[.B2295])" office:value-type="float" office:value="0.039202020025" calcext:value-type="float">
            <text:p>0.039202020025</text:p>
          </table:table-cell>
          <table:table-cell table:number-columns-repeated="2"/>
        </table:table-row>
        <table:table-row table:style-name="ro1">
          <table:table-cell office:value-type="float" office:value="0.734635" calcext:value-type="float">
            <text:p>0.734635</text:p>
          </table:table-cell>
          <table:table-cell office:value-type="float" office:value="0.695891" calcext:value-type="float">
            <text:p>0.695891</text:p>
          </table:table-cell>
          <table:table-cell table:formula="of:=([.A2296]*[.A2296])" office:value-type="float" office:value="0.539688583225" calcext:value-type="float">
            <text:p>0.539688583225</text:p>
          </table:table-cell>
          <table:table-cell table:formula="of:=([.A2296]-[.B2296])*([.A2296]-[.B2296])" office:value-type="float" office:value="0.001501097536" calcext:value-type="float">
            <text:p>0.001501097536</text:p>
          </table:table-cell>
          <table:table-cell table:number-columns-repeated="2"/>
        </table:table-row>
        <table:table-row table:style-name="ro1">
          <table:table-cell office:value-type="float" office:value="0.808912" calcext:value-type="float">
            <text:p>0.808912</text:p>
          </table:table-cell>
          <table:table-cell office:value-type="float" office:value="0.798206" calcext:value-type="float">
            <text:p>0.798206</text:p>
          </table:table-cell>
          <table:table-cell table:formula="of:=([.A2297]*[.A2297])" office:value-type="float" office:value="0.654338623744" calcext:value-type="float">
            <text:p>0.654338623744</text:p>
          </table:table-cell>
          <table:table-cell table:formula="of:=([.A2297]-[.B2297])*([.A2297]-[.B2297])" office:value-type="float" office:value="0.000114618436" calcext:value-type="float">
            <text:p>0.000114618436</text:p>
          </table:table-cell>
          <table:table-cell table:number-columns-repeated="2"/>
        </table:table-row>
        <table:table-row table:style-name="ro1">
          <table:table-cell office:value-type="float" office:value="0.973029" calcext:value-type="float">
            <text:p>0.973029</text:p>
          </table:table-cell>
          <table:table-cell office:value-type="float" office:value="0.863796" calcext:value-type="float">
            <text:p>0.863796</text:p>
          </table:table-cell>
          <table:table-cell table:formula="of:=([.A2298]*[.A2298])" office:value-type="float" office:value="0.946785434841" calcext:value-type="float">
            <text:p>0.946785434841</text:p>
          </table:table-cell>
          <table:table-cell table:formula="of:=([.A2298]-[.B2298])*([.A2298]-[.B2298])" office:value-type="float" office:value="0.011931848289" calcext:value-type="float">
            <text:p>0.011931848289</text:p>
          </table:table-cell>
          <table:table-cell table:number-columns-repeated="2"/>
        </table:table-row>
        <table:table-row table:style-name="ro1">
          <table:table-cell office:value-type="float" office:value="0.97303" calcext:value-type="float">
            <text:p>0.97303</text:p>
          </table:table-cell>
          <table:table-cell office:value-type="float" office:value="0.899612" calcext:value-type="float">
            <text:p>0.899612</text:p>
          </table:table-cell>
          <table:table-cell table:formula="of:=([.A2299]*[.A2299])" office:value-type="float" office:value="0.9467873809" calcext:value-type="float">
            <text:p>0.9467873809</text:p>
          </table:table-cell>
          <table:table-cell table:formula="of:=([.A2299]-[.B2299])*([.A2299]-[.B2299])" office:value-type="float" office:value="0.005390202724" calcext:value-type="float">
            <text:p>0.005390202724</text:p>
          </table:table-cell>
          <table:table-cell table:number-columns-repeated="2"/>
        </table:table-row>
        <table:table-row table:style-name="ro1">
          <table:table-cell office:value-type="float" office:value="0.973031" calcext:value-type="float">
            <text:p>0.973031</text:p>
          </table:table-cell>
          <table:table-cell office:value-type="float" office:value="0.90224" calcext:value-type="float">
            <text:p>0.90224</text:p>
          </table:table-cell>
          <table:table-cell table:formula="of:=([.A2300]*[.A2300])" office:value-type="float" office:value="0.946789326961" calcext:value-type="float">
            <text:p>0.946789326961</text:p>
          </table:table-cell>
          <table:table-cell table:formula="of:=([.A2300]-[.B2300])*([.A2300]-[.B2300])" office:value-type="float" office:value="0.00501136568099999" calcext:value-type="float">
            <text:p>0.00501136568099999</text:p>
          </table:table-cell>
          <table:table-cell table:number-columns-repeated="2"/>
        </table:table-row>
        <table:table-row table:style-name="ro1">
          <table:table-cell office:value-type="float" office:value="0.973031" calcext:value-type="float">
            <text:p>0.973031</text:p>
          </table:table-cell>
          <table:table-cell office:value-type="float" office:value="0.951226" calcext:value-type="float">
            <text:p>0.951226</text:p>
          </table:table-cell>
          <table:table-cell table:formula="of:=([.A2301]*[.A2301])" office:value-type="float" office:value="0.946789326961" calcext:value-type="float">
            <text:p>0.946789326961</text:p>
          </table:table-cell>
          <table:table-cell table:formula="of:=([.A2301]-[.B2301])*([.A2301]-[.B2301])" office:value-type="float" office:value="0.000475458024999998" calcext:value-type="float">
            <text:p>0.000475458024999998</text:p>
          </table:table-cell>
          <table:table-cell table:number-columns-repeated="2"/>
        </table:table-row>
        <table:table-row table:style-name="ro1">
          <table:table-cell office:value-type="float" office:value="0.992128" calcext:value-type="float">
            <text:p>0.992128</text:p>
          </table:table-cell>
          <table:table-cell office:value-type="float" office:value="0.995076" calcext:value-type="float">
            <text:p>0.995076</text:p>
          </table:table-cell>
          <table:table-cell table:formula="of:=([.A2302]*[.A2302])" office:value-type="float" office:value="0.984317968384" calcext:value-type="float">
            <text:p>0.984317968384</text:p>
          </table:table-cell>
          <table:table-cell table:formula="of:=([.A2302]-[.B2302])*([.A2302]-[.B2302])" office:value-type="float" office:value="0.00000869070399999971" calcext:value-type="float">
            <text:p>8.69070399999971E-06</text:p>
          </table:table-cell>
          <table:table-cell table:number-columns-repeated="2"/>
        </table:table-row>
        <table:table-row table:style-name="ro1">
          <table:table-cell office:value-type="float" office:value="0.0000206828" calcext:value-type="float">
            <text:p>0.0000206828</text:p>
          </table:table-cell>
          <table:table-cell office:value-type="float" office:value="0.0000000234718" calcext:value-type="float">
            <text:p>0.0000000234718</text:p>
          </table:table-cell>
          <table:table-cell table:formula="of:=([.A2303]*[.A2303])" office:value-type="float" office:value="0.00000000042777821584" calcext:value-type="float">
            <text:p>4.2777821584E-10</text:p>
          </table:table-cell>
          <table:table-cell table:formula="of:=([.A2303]-[.B2303])*([.A2303]-[.B2303])" office:value-type="float" office:value="0.00000000042680784168" calcext:value-type="float">
            <text:p>4.26807841675315E-10</text:p>
          </table:table-cell>
          <table:table-cell table:number-columns-repeated="2"/>
        </table:table-row>
        <table:table-row table:style-name="ro1">
          <table:table-cell office:value-type="float" office:value="0.0000196099" calcext:value-type="float">
            <text:p>0.0000196099</text:p>
          </table:table-cell>
          <table:table-cell office:value-type="float" office:value="0.00000413023" calcext:value-type="float">
            <text:p>0.00000413023</text:p>
          </table:table-cell>
          <table:table-cell table:formula="of:=([.A2304]*[.A2304])" office:value-type="float" office:value="0.00000000038454817801" calcext:value-type="float">
            <text:p>3.8454817801E-10</text:p>
          </table:table-cell>
          <table:table-cell table:formula="of:=([.A2304]-[.B2304])*([.A2304]-[.B2304])" office:value-type="float" office:value="0.00000000023962018331" calcext:value-type="float">
            <text:p>2.396201833089E-10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205786" calcext:value-type="float">
            <text:p>0.000205786</text:p>
          </table:table-cell>
          <table:table-cell table:formula="of:=([.A2305]*[.A2305])" office:value-type="float" office:value="0.00000000000035527083" calcext:value-type="float">
            <text:p>3.55270834116E-13</text:p>
          </table:table-cell>
          <table:table-cell table:formula="of:=([.A2305]-[.B2305])*([.A2305]-[.B2305])" office:value-type="float" office:value="0.00000004210291722252" calcext:value-type="float">
            <text:p>4.21029172225221E-08</text:p>
          </table:table-cell>
          <table:table-cell table:number-columns-repeated="2"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0024342" calcext:value-type="float">
            <text:p>0.00024342</text:p>
          </table:table-cell>
          <table:table-cell table:formula="of:=([.A2306]*[.A2306])" office:value-type="float" office:value="0.000000000545923225" calcext:value-type="float">
            <text:p>5.45923225E-10</text:p>
          </table:table-cell>
          <table:table-cell table:formula="of:=([.A2306]-[.B2306])*([.A2306]-[.B2306])" office:value-type="float" office:value="0.000000048424203025" calcext:value-type="float">
            <text:p>4.8424203025E-08</text:p>
          </table:table-cell>
          <table:table-cell table:number-columns-repeated="2"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00351159" calcext:value-type="float">
            <text:p>0.000351159</text:p>
          </table:table-cell>
          <table:table-cell table:formula="of:=([.A2307]*[.A2307])" office:value-type="float" office:value="0.000000000545923225" calcext:value-type="float">
            <text:p>5.45923225E-10</text:p>
          </table:table-cell>
          <table:table-cell table:formula="of:=([.A2307]-[.B2307])*([.A2307]-[.B2307])" office:value-type="float" office:value="0.000000107448906436" calcext:value-type="float">
            <text:p>1.07448906436E-07</text:p>
          </table:table-cell>
          <table:table-cell table:number-columns-repeated="2"/>
        </table:table-row>
        <table:table-row table:style-name="ro1">
          <table:table-cell office:value-type="float" office:value="0.000125587" calcext:value-type="float">
            <text:p>0.000125587</text:p>
          </table:table-cell>
          <table:table-cell office:value-type="float" office:value="0.0000183182" calcext:value-type="float">
            <text:p>0.0000183182</text:p>
          </table:table-cell>
          <table:table-cell table:formula="of:=([.A2308]*[.A2308])" office:value-type="float" office:value="0.000000015772094569" calcext:value-type="float">
            <text:p>1.5772094569E-08</text:p>
          </table:table-cell>
          <table:table-cell table:formula="of:=([.A2308]-[.B2308])*([.A2308]-[.B2308])" office:value-type="float" office:value="0.00000001150659545344" calcext:value-type="float">
            <text:p>1.150659545344E-08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0038698" calcext:value-type="float">
            <text:p>0.000038698</text:p>
          </table:table-cell>
          <table:table-cell table:formula="of:=([.A2309]*[.A2309])" office:value-type="float" office:value="0.00000000000240163208" calcext:value-type="float">
            <text:p>2.4016320784E-12</text:p>
          </table:table-cell>
          <table:table-cell table:formula="of:=([.A2309]-[.B2309])*([.A2309]-[.B2309])" office:value-type="float" office:value="0.00000000137999470696" calcext:value-type="float">
            <text:p>1.3799947069584E-09</text:p>
          </table:table-cell>
          <table:table-cell table:number-columns-repeated="2"/>
        </table:table-row>
        <table:table-row table:style-name="ro1">
          <table:table-cell office:value-type="float" office:value="0.000389159" calcext:value-type="float">
            <text:p>0.000389159</text:p>
          </table:table-cell>
          <table:table-cell office:value-type="float" office:value="0.00668593" calcext:value-type="float">
            <text:p>0.00668593</text:p>
          </table:table-cell>
          <table:table-cell table:formula="of:=([.A2310]*[.A2310])" office:value-type="float" office:value="0.000000151444727281" calcext:value-type="float">
            <text:p>1.51444727281E-07</text:p>
          </table:table-cell>
          <table:table-cell table:formula="of:=([.A2310]-[.B2310])*([.A2310]-[.B2310])" office:value-type="float" office:value="0.000039649325026441" calcext:value-type="float">
            <text:p>3.9649325026441E-05</text:p>
          </table:table-cell>
          <table:table-cell table:number-columns-repeated="2"/>
        </table:table-row>
        <table:table-row table:style-name="ro1">
          <table:table-cell office:value-type="float" office:value="0.000240207" calcext:value-type="float">
            <text:p>0.000240207</text:p>
          </table:table-cell>
          <table:table-cell office:value-type="float" office:value="0.0247144" calcext:value-type="float">
            <text:p>0.0247144</text:p>
          </table:table-cell>
          <table:table-cell table:formula="of:=([.A2311]*[.A2311])" office:value-type="float" office:value="0.000000057699402849" calcext:value-type="float">
            <text:p>5.7699402849E-08</text:p>
          </table:table-cell>
          <table:table-cell table:formula="of:=([.A2311]-[.B2311])*([.A2311]-[.B2311])" office:value-type="float" office:value="0.000598986123001249" calcext:value-type="float">
            <text:p>0.000598986123001249</text:p>
          </table:table-cell>
          <table:table-cell table:number-columns-repeated="2"/>
        </table:table-row>
        <table:table-row table:style-name="ro1">
          <table:table-cell office:value-type="float" office:value="0.000771105" calcext:value-type="float">
            <text:p>0.000771105</text:p>
          </table:table-cell>
          <table:table-cell office:value-type="float" office:value="0.000982969" calcext:value-type="float">
            <text:p>0.000982969</text:p>
          </table:table-cell>
          <table:table-cell table:formula="of:=([.A2312]*[.A2312])" office:value-type="float" office:value="0.000000594602921025" calcext:value-type="float">
            <text:p>5.94602921025E-07</text:p>
          </table:table-cell>
          <table:table-cell table:formula="of:=([.A2312]-[.B2312])*([.A2312]-[.B2312])" office:value-type="float" office:value="0.000000044886354496" calcext:value-type="float">
            <text:p>4.4886354496E-08</text:p>
          </table:table-cell>
          <table:table-cell table:number-columns-repeated="2"/>
        </table:table-row>
        <table:table-row table:style-name="ro1">
          <table:table-cell office:value-type="float" office:value="0.000956893" calcext:value-type="float">
            <text:p>0.000956893</text:p>
          </table:table-cell>
          <table:table-cell office:value-type="float" office:value="0.00896535" calcext:value-type="float">
            <text:p>0.00896535</text:p>
          </table:table-cell>
          <table:table-cell table:formula="of:=([.A2313]*[.A2313])" office:value-type="float" office:value="0.000000915644213449" calcext:value-type="float">
            <text:p>9.15644213449E-07</text:p>
          </table:table-cell>
          <table:table-cell table:formula="of:=([.A2313]-[.B2313])*([.A2313]-[.B2313])" office:value-type="float" office:value="0.000064135383520849" calcext:value-type="float">
            <text:p>6.4135383520849E-05</text:p>
          </table:table-cell>
          <table:table-cell table:number-columns-repeated="2"/>
        </table:table-row>
        <table:table-row table:style-name="ro1">
          <table:table-cell office:value-type="float" office:value="0.00241745" calcext:value-type="float">
            <text:p>0.00241745</text:p>
          </table:table-cell>
          <table:table-cell office:value-type="float" office:value="0.02852" calcext:value-type="float">
            <text:p>0.02852</text:p>
          </table:table-cell>
          <table:table-cell table:formula="of:=([.A2314]*[.A2314])" office:value-type="float" office:value="0.0000058440645025" calcext:value-type="float">
            <text:p>0.0000058440645025</text:p>
          </table:table-cell>
          <table:table-cell table:formula="of:=([.A2314]-[.B2314])*([.A2314]-[.B2314])" office:value-type="float" office:value="0.0006813431165025" calcext:value-type="float">
            <text:p>0.0006813431165025</text:p>
          </table:table-cell>
          <table:table-cell table:number-columns-repeated="2"/>
        </table:table-row>
        <table:table-row table:style-name="ro1">
          <table:table-cell office:value-type="float" office:value="0.0124843" calcext:value-type="float">
            <text:p>0.0124843</text:p>
          </table:table-cell>
          <table:table-cell office:value-type="float" office:value="0.0000684099" calcext:value-type="float">
            <text:p>0.0000684099</text:p>
          </table:table-cell>
          <table:table-cell table:formula="of:=([.A2315]*[.A2315])" office:value-type="float" office:value="0.00015585774649" calcext:value-type="float">
            <text:p>0.00015585774649</text:p>
          </table:table-cell>
          <table:table-cell table:formula="of:=([.A2315]-[.B2315])*([.A2315]-[.B2315])" office:value-type="float" office:value="0.000154154326975278" calcext:value-type="float">
            <text:p>0.000154154326975278</text:p>
          </table:table-cell>
          <table:table-cell table:number-columns-repeated="2"/>
        </table:table-row>
        <table:table-row table:style-name="ro1">
          <table:table-cell office:value-type="float" office:value="0.0111393" calcext:value-type="float">
            <text:p>0.0111393</text:p>
          </table:table-cell>
          <table:table-cell office:value-type="float" office:value="0.000186276" calcext:value-type="float">
            <text:p>0.000186276</text:p>
          </table:table-cell>
          <table:table-cell table:formula="of:=([.A2316]*[.A2316])" office:value-type="float" office:value="0.00012408400449" calcext:value-type="float">
            <text:p>0.00012408400449</text:p>
          </table:table-cell>
          <table:table-cell table:formula="of:=([.A2316]-[.B2316])*([.A2316]-[.B2316])" office:value-type="float" office:value="0.000119968734744576" calcext:value-type="float">
            <text:p>0.000119968734744576</text:p>
          </table:table-cell>
          <table:table-cell table:number-columns-repeated="2"/>
        </table:table-row>
        <table:table-row table:style-name="ro1">
          <table:table-cell office:value-type="float" office:value="0.0069536" calcext:value-type="float">
            <text:p>0.0069536</text:p>
          </table:table-cell>
          <table:table-cell office:value-type="float" office:value="0.102395" calcext:value-type="float">
            <text:p>0.102395</text:p>
          </table:table-cell>
          <table:table-cell table:formula="of:=([.A2317]*[.A2317])" office:value-type="float" office:value="0.00004835255296" calcext:value-type="float">
            <text:p>0.00004835255296</text:p>
          </table:table-cell>
          <table:table-cell table:formula="of:=([.A2317]-[.B2317])*([.A2317]-[.B2317])" office:value-type="float" office:value="0.00910906083396" calcext:value-type="float">
            <text:p>0.00910906083396</text:p>
          </table:table-cell>
          <table:table-cell table:number-columns-repeated="2"/>
        </table:table-row>
        <table:table-row table:style-name="ro1">
          <table:table-cell office:value-type="float" office:value="0.00685257" calcext:value-type="float">
            <text:p>0.00685257</text:p>
          </table:table-cell>
          <table:table-cell office:value-type="float" office:value="0.0616877" calcext:value-type="float">
            <text:p>0.0616877</text:p>
          </table:table-cell>
          <table:table-cell table:formula="of:=([.A2318]*[.A2318])" office:value-type="float" office:value="0.0000469577156049" calcext:value-type="float">
            <text:p>0.0000469577156049</text:p>
          </table:table-cell>
          <table:table-cell table:formula="of:=([.A2318]-[.B2318])*([.A2318]-[.B2318])" office:value-type="float" office:value="0.0030068914821169" calcext:value-type="float">
            <text:p>0.0030068914821169</text:p>
          </table:table-cell>
          <table:table-cell table:number-columns-repeated="2"/>
        </table:table-row>
        <table:table-row table:style-name="ro1">
          <table:table-cell office:value-type="float" office:value="0.012233" calcext:value-type="float">
            <text:p>0.012233</text:p>
          </table:table-cell>
          <table:table-cell office:value-type="float" office:value="0.0451379" calcext:value-type="float">
            <text:p>0.0451379</text:p>
          </table:table-cell>
          <table:table-cell table:formula="of:=([.A2319]*[.A2319])" office:value-type="float" office:value="0.000149646289" calcext:value-type="float">
            <text:p>0.000149646289</text:p>
          </table:table-cell>
          <table:table-cell table:formula="of:=([.A2319]-[.B2319])*([.A2319]-[.B2319])" office:value-type="float" office:value="0.00108273244401" calcext:value-type="float">
            <text:p>0.00108273244401</text:p>
          </table:table-cell>
          <table:table-cell table:number-columns-repeated="2"/>
        </table:table-row>
        <table:table-row table:style-name="ro1">
          <table:table-cell office:value-type="float" office:value="0.0236955" calcext:value-type="float">
            <text:p>0.0236955</text:p>
          </table:table-cell>
          <table:table-cell office:value-type="float" office:value="0.0479976" calcext:value-type="float">
            <text:p>0.0479976</text:p>
          </table:table-cell>
          <table:table-cell table:formula="of:=([.A2320]*[.A2320])" office:value-type="float" office:value="0.00056147672025" calcext:value-type="float">
            <text:p>0.00056147672025</text:p>
          </table:table-cell>
          <table:table-cell table:formula="of:=([.A2320]-[.B2320])*([.A2320]-[.B2320])" office:value-type="float" office:value="0.00059059206441" calcext:value-type="float">
            <text:p>0.00059059206441</text:p>
          </table:table-cell>
          <table:table-cell table:number-columns-repeated="2"/>
        </table:table-row>
        <table:table-row table:style-name="ro1">
          <table:table-cell office:value-type="float" office:value="0.0382125" calcext:value-type="float">
            <text:p>0.0382125</text:p>
          </table:table-cell>
          <table:table-cell office:value-type="float" office:value="0.0672196" calcext:value-type="float">
            <text:p>0.0672196</text:p>
          </table:table-cell>
          <table:table-cell table:formula="of:=([.A2321]*[.A2321])" office:value-type="float" office:value="0.00146019515625" calcext:value-type="float">
            <text:p>0.00146019515625</text:p>
          </table:table-cell>
          <table:table-cell table:formula="of:=([.A2321]-[.B2321])*([.A2321]-[.B2321])" office:value-type="float" office:value="0.00084141185041" calcext:value-type="float">
            <text:p>0.00084141185041</text:p>
          </table:table-cell>
          <table:table-cell table:number-columns-repeated="2"/>
        </table:table-row>
        <table:table-row table:style-name="ro1">
          <table:table-cell office:value-type="float" office:value="0.0467279" calcext:value-type="float">
            <text:p>0.0467279</text:p>
          </table:table-cell>
          <table:table-cell office:value-type="float" office:value="0.0499049" calcext:value-type="float">
            <text:p>0.0499049</text:p>
          </table:table-cell>
          <table:table-cell table:formula="of:=([.A2322]*[.A2322])" office:value-type="float" office:value="0.00218349663841" calcext:value-type="float">
            <text:p>0.00218349663841</text:p>
          </table:table-cell>
          <table:table-cell table:formula="of:=([.A2322]-[.B2322])*([.A2322]-[.B2322])" office:value-type="float" office:value="0.000010093329" calcext:value-type="float">
            <text:p>0.000010093329</text:p>
          </table:table-cell>
          <table:table-cell table:number-columns-repeated="2"/>
        </table:table-row>
        <table:table-row table:style-name="ro1">
          <table:table-cell office:value-type="float" office:value="0.0582808" calcext:value-type="float">
            <text:p>0.0582808</text:p>
          </table:table-cell>
          <table:table-cell office:value-type="float" office:value="0.08601" calcext:value-type="float">
            <text:p>0.08601</text:p>
          </table:table-cell>
          <table:table-cell table:formula="of:=([.A2323]*[.A2323])" office:value-type="float" office:value="0.00339665164864" calcext:value-type="float">
            <text:p>0.00339665164864</text:p>
          </table:table-cell>
          <table:table-cell table:formula="of:=([.A2323]-[.B2323])*([.A2323]-[.B2323])" office:value-type="float" office:value="0.00076890853264" calcext:value-type="float">
            <text:p>0.00076890853264</text:p>
          </table:table-cell>
          <table:table-cell table:number-columns-repeated="2"/>
        </table:table-row>
        <table:table-row table:style-name="ro1">
          <table:table-cell office:value-type="float" office:value="0.0582808" calcext:value-type="float">
            <text:p>0.0582808</text:p>
          </table:table-cell>
          <table:table-cell office:value-type="float" office:value="0.302465" calcext:value-type="float">
            <text:p>0.302465</text:p>
          </table:table-cell>
          <table:table-cell table:formula="of:=([.A2324]*[.A2324])" office:value-type="float" office:value="0.00339665164864" calcext:value-type="float">
            <text:p>0.00339665164864</text:p>
          </table:table-cell>
          <table:table-cell table:formula="of:=([.A2324]-[.B2324])*([.A2324]-[.B2324])" office:value-type="float" office:value="0.05962592352964" calcext:value-type="float">
            <text:p>0.05962592352964</text:p>
          </table:table-cell>
          <table:table-cell table:number-columns-repeated="2"/>
        </table:table-row>
        <table:table-row table:style-name="ro1">
          <table:table-cell office:value-type="float" office:value="0.0564387" calcext:value-type="float">
            <text:p>0.0564387</text:p>
          </table:table-cell>
          <table:table-cell office:value-type="float" office:value="0.125611" calcext:value-type="float">
            <text:p>0.125611</text:p>
          </table:table-cell>
          <table:table-cell table:formula="of:=([.A2325]*[.A2325])" office:value-type="float" office:value="0.00318532685769" calcext:value-type="float">
            <text:p>0.00318532685769</text:p>
          </table:table-cell>
          <table:table-cell table:formula="of:=([.A2325]-[.B2325])*([.A2325]-[.B2325])" office:value-type="float" office:value="0.00478480708729" calcext:value-type="float">
            <text:p>0.00478480708729</text:p>
          </table:table-cell>
          <table:table-cell table:number-columns-repeated="2"/>
        </table:table-row>
        <table:table-row table:style-name="ro1">
          <table:table-cell office:value-type="float" office:value="0.182118" calcext:value-type="float">
            <text:p>0.182118</text:p>
          </table:table-cell>
          <table:table-cell office:value-type="float" office:value="0.146122" calcext:value-type="float">
            <text:p>0.146122</text:p>
          </table:table-cell>
          <table:table-cell table:formula="of:=([.A2326]*[.A2326])" office:value-type="float" office:value="0.033166965924" calcext:value-type="float">
            <text:p>0.033166965924</text:p>
          </table:table-cell>
          <table:table-cell table:formula="of:=([.A2326]-[.B2326])*([.A2326]-[.B2326])" office:value-type="float" office:value="0.001295712016" calcext:value-type="float">
            <text:p>0.001295712016</text:p>
          </table:table-cell>
          <table:table-cell table:number-columns-repeated="2"/>
        </table:table-row>
        <table:table-row table:style-name="ro1">
          <table:table-cell office:value-type="float" office:value="0.182118" calcext:value-type="float">
            <text:p>0.182118</text:p>
          </table:table-cell>
          <table:table-cell office:value-type="float" office:value="0.40483" calcext:value-type="float">
            <text:p>0.40483</text:p>
          </table:table-cell>
          <table:table-cell table:formula="of:=([.A2327]*[.A2327])" office:value-type="float" office:value="0.033166965924" calcext:value-type="float">
            <text:p>0.033166965924</text:p>
          </table:table-cell>
          <table:table-cell table:formula="of:=([.A2327]-[.B2327])*([.A2327]-[.B2327])" office:value-type="float" office:value="0.049600634944" calcext:value-type="float">
            <text:p>0.049600634944</text:p>
          </table:table-cell>
          <table:table-cell table:number-columns-repeated="2"/>
        </table:table-row>
        <table:table-row table:style-name="ro1">
          <table:table-cell office:value-type="float" office:value="0.182118" calcext:value-type="float">
            <text:p>0.182118</text:p>
          </table:table-cell>
          <table:table-cell office:value-type="float" office:value="0.420023" calcext:value-type="float">
            <text:p>0.420023</text:p>
          </table:table-cell>
          <table:table-cell table:formula="of:=([.A2328]*[.A2328])" office:value-type="float" office:value="0.033166965924" calcext:value-type="float">
            <text:p>0.033166965924</text:p>
          </table:table-cell>
          <table:table-cell table:formula="of:=([.A2328]-[.B2328])*([.A2328]-[.B2328])" office:value-type="float" office:value="0.056598789025" calcext:value-type="float">
            <text:p>0.056598789025</text:p>
          </table:table-cell>
          <table:table-cell table:number-columns-repeated="2"/>
        </table:table-row>
        <table:table-row table:style-name="ro1">
          <table:table-cell office:value-type="float" office:value="0.247853" calcext:value-type="float">
            <text:p>0.247853</text:p>
          </table:table-cell>
          <table:table-cell office:value-type="float" office:value="0.442644" calcext:value-type="float">
            <text:p>0.442644</text:p>
          </table:table-cell>
          <table:table-cell table:formula="of:=([.A2329]*[.A2329])" office:value-type="float" office:value="0.061431109609" calcext:value-type="float">
            <text:p>0.061431109609</text:p>
          </table:table-cell>
          <table:table-cell table:formula="of:=([.A2329]-[.B2329])*([.A2329]-[.B2329])" office:value-type="float" office:value="0.037943533681" calcext:value-type="float">
            <text:p>0.037943533681</text:p>
          </table:table-cell>
          <table:table-cell table:number-columns-repeated="2"/>
        </table:table-row>
        <table:table-row table:style-name="ro1">
          <table:table-cell office:value-type="float" office:value="0.255469" calcext:value-type="float">
            <text:p>0.255469</text:p>
          </table:table-cell>
          <table:table-cell office:value-type="float" office:value="0.462641" calcext:value-type="float">
            <text:p>0.462641</text:p>
          </table:table-cell>
          <table:table-cell table:formula="of:=([.A2330]*[.A2330])" office:value-type="float" office:value="0.065264409961" calcext:value-type="float">
            <text:p>0.065264409961</text:p>
          </table:table-cell>
          <table:table-cell table:formula="of:=([.A2330]-[.B2330])*([.A2330]-[.B2330])" office:value-type="float" office:value="0.042920237584" calcext:value-type="float">
            <text:p>0.042920237584</text:p>
          </table:table-cell>
          <table:table-cell table:number-columns-repeated="2"/>
        </table:table-row>
        <table:table-row table:style-name="ro1">
          <table:table-cell office:value-type="float" office:value="0.255469" calcext:value-type="float">
            <text:p>0.255469</text:p>
          </table:table-cell>
          <table:table-cell office:value-type="float" office:value="0.481431" calcext:value-type="float">
            <text:p>0.481431</text:p>
          </table:table-cell>
          <table:table-cell table:formula="of:=([.A2331]*[.A2331])" office:value-type="float" office:value="0.065264409961" calcext:value-type="float">
            <text:p>0.065264409961</text:p>
          </table:table-cell>
          <table:table-cell table:formula="of:=([.A2331]-[.B2331])*([.A2331]-[.B2331])" office:value-type="float" office:value="0.051058825444" calcext:value-type="float">
            <text:p>0.051058825444</text:p>
          </table:table-cell>
          <table:table-cell table:number-columns-repeated="2"/>
        </table:table-row>
        <table:table-row table:style-name="ro1">
          <table:table-cell office:value-type="float" office:value="0.425154" calcext:value-type="float">
            <text:p>0.425154</text:p>
          </table:table-cell>
          <table:table-cell office:value-type="float" office:value="0.384332" calcext:value-type="float">
            <text:p>0.384332</text:p>
          </table:table-cell>
          <table:table-cell table:formula="of:=([.A2332]*[.A2332])" office:value-type="float" office:value="0.180755923716" calcext:value-type="float">
            <text:p>0.180755923716</text:p>
          </table:table-cell>
          <table:table-cell table:formula="of:=([.A2332]-[.B2332])*([.A2332]-[.B2332])" office:value-type="float" office:value="0.001666435684" calcext:value-type="float">
            <text:p>0.001666435684</text:p>
          </table:table-cell>
          <table:table-cell table:number-columns-repeated="2"/>
        </table:table-row>
        <table:table-row table:style-name="ro1">
          <table:table-cell office:value-type="float" office:value="0.425154" calcext:value-type="float">
            <text:p>0.425154</text:p>
          </table:table-cell>
          <table:table-cell office:value-type="float" office:value="0.487197" calcext:value-type="float">
            <text:p>0.487197</text:p>
          </table:table-cell>
          <table:table-cell table:formula="of:=([.A2333]*[.A2333])" office:value-type="float" office:value="0.180755923716" calcext:value-type="float">
            <text:p>0.180755923716</text:p>
          </table:table-cell>
          <table:table-cell table:formula="of:=([.A2333]-[.B2333])*([.A2333]-[.B2333])" office:value-type="float" office:value="0.003849333849" calcext:value-type="float">
            <text:p>0.003849333849</text:p>
          </table:table-cell>
          <table:table-cell table:number-columns-repeated="2"/>
        </table:table-row>
        <table:table-row table:style-name="ro1">
          <table:table-cell office:value-type="float" office:value="0.564989" calcext:value-type="float">
            <text:p>0.564989</text:p>
          </table:table-cell>
          <table:table-cell office:value-type="float" office:value="0.509944" calcext:value-type="float">
            <text:p>0.509944</text:p>
          </table:table-cell>
          <table:table-cell table:formula="of:=([.A2334]*[.A2334])" office:value-type="float" office:value="0.319212570121" calcext:value-type="float">
            <text:p>0.319212570121</text:p>
          </table:table-cell>
          <table:table-cell table:formula="of:=([.A2334]-[.B2334])*([.A2334]-[.B2334])" office:value-type="float" office:value="0.003029952025" calcext:value-type="float">
            <text:p>0.003029952025</text:p>
          </table:table-cell>
          <table:table-cell table:number-columns-repeated="2"/>
        </table:table-row>
        <table:table-row table:style-name="ro1">
          <table:table-cell office:value-type="float" office:value="0.65351" calcext:value-type="float">
            <text:p>0.65351</text:p>
          </table:table-cell>
          <table:table-cell office:value-type="float" office:value="0.704223" calcext:value-type="float">
            <text:p>0.704223</text:p>
          </table:table-cell>
          <table:table-cell table:formula="of:=([.A2335]*[.A2335])" office:value-type="float" office:value="0.4270753201" calcext:value-type="float">
            <text:p>0.4270753201</text:p>
          </table:table-cell>
          <table:table-cell table:formula="of:=([.A2335]-[.B2335])*([.A2335]-[.B2335])" office:value-type="float" office:value="0.002571808369" calcext:value-type="float">
            <text:p>0.002571808369</text:p>
          </table:table-cell>
          <table:table-cell table:number-columns-repeated="2"/>
        </table:table-row>
        <table:table-row table:style-name="ro1">
          <table:table-cell office:value-type="float" office:value="0.65351" calcext:value-type="float">
            <text:p>0.65351</text:p>
          </table:table-cell>
          <table:table-cell office:value-type="float" office:value="0.8338" calcext:value-type="float">
            <text:p>0.8338</text:p>
          </table:table-cell>
          <table:table-cell table:formula="of:=([.A2336]*[.A2336])" office:value-type="float" office:value="0.4270753201" calcext:value-type="float">
            <text:p>0.4270753201</text:p>
          </table:table-cell>
          <table:table-cell table:formula="of:=([.A2336]-[.B2336])*([.A2336]-[.B2336])" office:value-type="float" office:value="0.0325044841" calcext:value-type="float">
            <text:p>0.0325044841</text:p>
          </table:table-cell>
          <table:table-cell table:number-columns-repeated="2"/>
        </table:table-row>
        <table:table-row table:style-name="ro1">
          <table:table-cell office:value-type="float" office:value="0.953295" calcext:value-type="float">
            <text:p>0.953295</text:p>
          </table:table-cell>
          <table:table-cell office:value-type="float" office:value="0.659183" calcext:value-type="float">
            <text:p>0.659183</text:p>
          </table:table-cell>
          <table:table-cell table:formula="of:=([.A2337]*[.A2337])" office:value-type="float" office:value="0.908771357025" calcext:value-type="float">
            <text:p>0.908771357025</text:p>
          </table:table-cell>
          <table:table-cell table:formula="of:=([.A2337]-[.B2337])*([.A2337]-[.B2337])" office:value-type="float" office:value="0.086501868544" calcext:value-type="float">
            <text:p>0.086501868544</text:p>
          </table:table-cell>
          <table:table-cell table:number-columns-repeated="2"/>
        </table:table-row>
        <table:table-row table:style-name="ro1">
          <table:table-cell office:value-type="float" office:value="0.953295" calcext:value-type="float">
            <text:p>0.953295</text:p>
          </table:table-cell>
          <table:table-cell office:value-type="float" office:value="0.817387" calcext:value-type="float">
            <text:p>0.817387</text:p>
          </table:table-cell>
          <table:table-cell table:formula="of:=([.A2338]*[.A2338])" office:value-type="float" office:value="0.908771357025" calcext:value-type="float">
            <text:p>0.908771357025</text:p>
          </table:table-cell>
          <table:table-cell table:formula="of:=([.A2338]-[.B2338])*([.A2338]-[.B2338])" office:value-type="float" office:value="0.018470984464" calcext:value-type="float">
            <text:p>0.018470984464</text:p>
          </table:table-cell>
          <table:table-cell table:number-columns-repeated="2"/>
        </table:table-row>
        <table:table-row table:style-name="ro1">
          <table:table-cell office:value-type="float" office:value="0.99988" calcext:value-type="float">
            <text:p>0.99988</text:p>
          </table:table-cell>
          <table:table-cell office:value-type="float" office:value="0.984713" calcext:value-type="float">
            <text:p>0.984713</text:p>
          </table:table-cell>
          <table:table-cell table:formula="of:=([.A2339]*[.A2339])" office:value-type="float" office:value="0.9997600144" calcext:value-type="float">
            <text:p>0.9997600144</text:p>
          </table:table-cell>
          <table:table-cell table:formula="of:=([.A2339]-[.B2339])*([.A2339]-[.B2339])" office:value-type="float" office:value="0.000230037889000001" calcext:value-type="float">
            <text:p>0.000230037889000001</text:p>
          </table:table-cell>
          <table:table-cell table:number-columns-repeated="2"/>
        </table:table-row>
        <table:table-row table:style-name="ro1">
          <table:table-cell office:value-type="float" office:value="0.99988" calcext:value-type="float">
            <text:p>0.99988</text:p>
          </table:table-cell>
          <table:table-cell office:value-type="float" office:value="0.998192" calcext:value-type="float">
            <text:p>0.998192</text:p>
          </table:table-cell>
          <table:table-cell table:formula="of:=([.A2340]*[.A2340])" office:value-type="float" office:value="0.9997600144" calcext:value-type="float">
            <text:p>0.9997600144</text:p>
          </table:table-cell>
          <table:table-cell table:formula="of:=([.A2340]-[.B2340])*([.A2340]-[.B2340])" office:value-type="float" office:value="0.00000284934400000008" calcext:value-type="float">
            <text:p>2.84934400000008E-06</text:p>
          </table:table-cell>
          <table:table-cell table:number-columns-repeated="2"/>
        </table:table-row>
        <table:table-row table:style-name="ro1">
          <table:table-cell office:value-type="float" office:value="0.99988" calcext:value-type="float">
            <text:p>0.99988</text:p>
          </table:table-cell>
          <table:table-cell office:value-type="float" office:value="0.999998" calcext:value-type="float">
            <text:p>0.999998</text:p>
          </table:table-cell>
          <table:table-cell table:formula="of:=([.A2341]*[.A2341])" office:value-type="float" office:value="0.9997600144" calcext:value-type="float">
            <text:p>0.9997600144</text:p>
          </table:table-cell>
          <table:table-cell table:formula="of:=([.A2341]-[.B2341])*([.A2341]-[.B2341])" office:value-type="float" office:value="0.00000001392400000001" calcext:value-type="float">
            <text:p>1.39240000000148E-08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303223" calcext:value-type="float">
            <text:p>0.00000303223</text:p>
          </table:table-cell>
          <table:table-cell table:formula="of:=([.A2342]*[.A2342])" office:value-type="float" office:value="0.00000000000363798402" calcext:value-type="float">
            <text:p>3.6379840225E-12</text:p>
          </table:table-cell>
          <table:table-cell table:formula="of:=([.A2342]-[.B2342])*([.A2342]-[.B2342])" office:value-type="float" office:value="0.00000000000126535501" calcext:value-type="float">
            <text:p>1.2653550144E-12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180795" calcext:value-type="float">
            <text:p>0.00180795</text:p>
          </table:table-cell>
          <table:table-cell table:formula="of:=([.A2343]*[.A2343])" office:value-type="float" office:value="0.00000000000363798402" calcext:value-type="float">
            <text:p>3.6379840225E-12</text:p>
          </table:table-cell>
          <table:table-cell table:formula="of:=([.A2343]-[.B2343])*([.A2343]-[.B2343])" office:value-type="float" office:value="0.00000326179005361902" calcext:value-type="float">
            <text:p>3.26179005361902E-06</text:p>
          </table:table-cell>
          <table:table-cell table:number-columns-repeated="2"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486078" calcext:value-type="float">
            <text:p>0.00486078</text:p>
          </table:table-cell>
          <table:table-cell table:formula="of:=([.A2344]*[.A2344])" office:value-type="float" office:value="0.00000000024387194896" calcext:value-type="float">
            <text:p>2.4387194896E-10</text:p>
          </table:table-cell>
          <table:table-cell table:formula="of:=([.A2344]-[.B2344])*([.A2344]-[.B2344])" office:value-type="float" office:value="0.000023475610310765" calcext:value-type="float">
            <text:p>2.3475610310765E-05</text:p>
          </table:table-cell>
          <table:table-cell table:number-columns-repeated="2"/>
        </table:table-row>
        <table:table-row table:style-name="ro1">
          <table:table-cell office:value-type="float" office:value="0.00000464916" calcext:value-type="float">
            <text:p>0.00000464916</text:p>
          </table:table-cell>
          <table:table-cell office:value-type="float" office:value="0.00010658" calcext:value-type="float">
            <text:p>0.00010658</text:p>
          </table:table-cell>
          <table:table-cell table:formula="of:=([.A2345]*[.A2345])" office:value-type="float" office:value="0.00000000002161468871" calcext:value-type="float">
            <text:p>2.16146887056E-11</text:p>
          </table:table-cell>
          <table:table-cell table:formula="of:=([.A2345]-[.B2345])*([.A2345]-[.B2345])" office:value-type="float" office:value="0.00000001038989614311" calcext:value-type="float">
            <text:p>1.03898961431056E-08</text:p>
          </table:table-cell>
          <table:table-cell table:number-columns-repeated="2"/>
        </table:table-row>
        <table:table-row table:style-name="ro1">
          <table:table-cell office:value-type="float" office:value="0.0000183582" calcext:value-type="float">
            <text:p>0.0000183582</text:p>
          </table:table-cell>
          <table:table-cell office:value-type="float" office:value="0.0000439627" calcext:value-type="float">
            <text:p>0.0000439627</text:p>
          </table:table-cell>
          <table:table-cell table:formula="of:=([.A2346]*[.A2346])" office:value-type="float" office:value="0.00000000033702350724" calcext:value-type="float">
            <text:p>3.3702350724E-10</text:p>
          </table:table-cell>
          <table:table-cell table:formula="of:=([.A2346]-[.B2346])*([.A2346]-[.B2346])" office:value-type="float" office:value="0.00000000065559042025" calcext:value-type="float">
            <text:p>6.5559042025E-10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0000201597" calcext:value-type="float">
            <text:p>0.0000000201597</text:p>
          </table:table-cell>
          <table:table-cell table:formula="of:=([.A2347]*[.A2347])" office:value-type="float" office:value="0.00000000024948834304" calcext:value-type="float">
            <text:p>2.4948834304E-10</text:p>
          </table:table-cell>
          <table:table-cell table:formula="of:=([.A2347]-[.B2347])*([.A2347]-[.B2347])" office:value-type="float" office:value="0.00000000024885189647" calcext:value-type="float">
            <text:p>2.48851896466624E-10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00000231216" calcext:value-type="float">
            <text:p>0.0000000231216</text:p>
          </table:table-cell>
          <table:table-cell table:formula="of:=([.A2348]*[.A2348])" office:value-type="float" office:value="0.00000000024948834304" calcext:value-type="float">
            <text:p>2.4948834304E-10</text:p>
          </table:table-cell>
          <table:table-cell table:formula="of:=([.A2348]-[.B2348])*([.A2348]-[.B2348])" office:value-type="float" office:value="0.00000000024875845706" calcext:value-type="float">
            <text:p>2.48758457055747E-10</text:p>
          </table:table-cell>
          <table:table-cell table:number-columns-repeated="2"/>
        </table:table-row>
        <table:table-row table:style-name="ro1">
          <table:table-cell office:value-type="float" office:value="0.0000171661" calcext:value-type="float">
            <text:p>0.0000171661</text:p>
          </table:table-cell>
          <table:table-cell office:value-type="float" office:value="0.000219763" calcext:value-type="float">
            <text:p>0.000219763</text:p>
          </table:table-cell>
          <table:table-cell table:formula="of:=([.A2349]*[.A2349])" office:value-type="float" office:value="0.00000000029467498921" calcext:value-type="float">
            <text:p>2.9467498921E-10</text:p>
          </table:table-cell>
          <table:table-cell table:formula="of:=([.A2349]-[.B2349])*([.A2349]-[.B2349])" office:value-type="float" office:value="0.00000004104550388961" calcext:value-type="float">
            <text:p>4.104550388961E-08</text:p>
          </table:table-cell>
          <table:table-cell table:number-columns-repeated="2"/>
        </table:table-row>
        <table:table-row table:style-name="ro1">
          <table:table-cell office:value-type="float" office:value="0.0000171661" calcext:value-type="float">
            <text:p>0.0000171661</text:p>
          </table:table-cell>
          <table:table-cell office:value-type="float" office:value="0.00193022" calcext:value-type="float">
            <text:p>0.00193022</text:p>
          </table:table-cell>
          <table:table-cell table:formula="of:=([.A2350]*[.A2350])" office:value-type="float" office:value="0.00000000029467498921" calcext:value-type="float">
            <text:p>2.9467498921E-10</text:p>
          </table:table-cell>
          <table:table-cell table:formula="of:=([.A2350]-[.B2350])*([.A2350]-[.B2350])" office:value-type="float" office:value="0.00000365977522430521" calcext:value-type="float">
            <text:p>3.65977522430521E-06</text:p>
          </table:table-cell>
          <table:table-cell table:number-columns-repeated="2"/>
        </table:table-row>
        <table:table-row table:style-name="ro1">
          <table:table-cell office:value-type="float" office:value="0.00072366" calcext:value-type="float">
            <text:p>0.00072366</text:p>
          </table:table-cell>
          <table:table-cell office:value-type="float" office:value="0.000504749" calcext:value-type="float">
            <text:p>0.000504749</text:p>
          </table:table-cell>
          <table:table-cell table:formula="of:=([.A2351]*[.A2351])" office:value-type="float" office:value="0.0000005236837956" calcext:value-type="float">
            <text:p>0.0000005236837956</text:p>
          </table:table-cell>
          <table:table-cell table:formula="of:=([.A2351]-[.B2351])*([.A2351]-[.B2351])" office:value-type="float" office:value="0.000000047922025921" calcext:value-type="float">
            <text:p>4.7922025921E-08</text:p>
          </table:table-cell>
          <table:table-cell table:number-columns-repeated="2"/>
        </table:table-row>
        <table:table-row table:style-name="ro1">
          <table:table-cell office:value-type="float" office:value="0.0000910163" calcext:value-type="float">
            <text:p>0.0000910163</text:p>
          </table:table-cell>
          <table:table-cell office:value-type="float" office:value="0.0000684018" calcext:value-type="float">
            <text:p>0.0000684018</text:p>
          </table:table-cell>
          <table:table-cell table:formula="of:=([.A2352]*[.A2352])" office:value-type="float" office:value="0.00000000828396686569" calcext:value-type="float">
            <text:p>8.28396686569E-09</text:p>
          </table:table-cell>
          <table:table-cell table:formula="of:=([.A2352]-[.B2352])*([.A2352]-[.B2352])" office:value-type="float" office:value="0.00000000051141561025" calcext:value-type="float">
            <text:p>5.1141561025E-10</text:p>
          </table:table-cell>
          <table:table-cell table:number-columns-repeated="2"/>
        </table:table-row>
        <table:table-row table:style-name="ro1">
          <table:table-cell office:value-type="float" office:value="0.000296235" calcext:value-type="float">
            <text:p>0.000296235</text:p>
          </table:table-cell>
          <table:table-cell office:value-type="float" office:value="0.0655454" calcext:value-type="float">
            <text:p>0.0655454</text:p>
          </table:table-cell>
          <table:table-cell table:formula="of:=([.A2353]*[.A2353])" office:value-type="float" office:value="0.000000087755175225" calcext:value-type="float">
            <text:p>8.7755175225E-08</text:p>
          </table:table-cell>
          <table:table-cell table:formula="of:=([.A2353]-[.B2353])*([.A2353]-[.B2353])" office:value-type="float" office:value="0.00425745353319723" calcext:value-type="float">
            <text:p>0.00425745353319723</text:p>
          </table:table-cell>
          <table:table-cell table:number-columns-repeated="2"/>
        </table:table-row>
        <table:table-row table:style-name="ro1">
          <table:table-cell office:value-type="float" office:value="0.000296235" calcext:value-type="float">
            <text:p>0.000296235</text:p>
          </table:table-cell>
          <table:table-cell office:value-type="float" office:value="0.0706664" calcext:value-type="float">
            <text:p>0.0706664</text:p>
          </table:table-cell>
          <table:table-cell table:formula="of:=([.A2354]*[.A2354])" office:value-type="float" office:value="0.000000087755175225" calcext:value-type="float">
            <text:p>8.7755175225E-08</text:p>
          </table:table-cell>
          <table:table-cell table:formula="of:=([.A2354]-[.B2354])*([.A2354]-[.B2354])" office:value-type="float" office:value="0.00495196012212723" calcext:value-type="float">
            <text:p>0.00495196012212723</text:p>
          </table:table-cell>
          <table:table-cell table:number-columns-repeated="2"/>
        </table:table-row>
        <table:table-row table:style-name="ro1">
          <table:table-cell office:value-type="float" office:value="0.0052582" calcext:value-type="float">
            <text:p>0.0052582</text:p>
          </table:table-cell>
          <table:table-cell office:value-type="float" office:value="0.0295814" calcext:value-type="float">
            <text:p>0.0295814</text:p>
          </table:table-cell>
          <table:table-cell table:formula="of:=([.A2355]*[.A2355])" office:value-type="float" office:value="0.00002764866724" calcext:value-type="float">
            <text:p>0.00002764866724</text:p>
          </table:table-cell>
          <table:table-cell table:formula="of:=([.A2355]-[.B2355])*([.A2355]-[.B2355])" office:value-type="float" office:value="0.00059161805824" calcext:value-type="float">
            <text:p>0.00059161805824</text:p>
          </table:table-cell>
          <table:table-cell table:number-columns-repeated="2"/>
        </table:table-row>
        <table:table-row table:style-name="ro1">
          <table:table-cell office:value-type="float" office:value="0.0052582" calcext:value-type="float">
            <text:p>0.0052582</text:p>
          </table:table-cell>
          <table:table-cell office:value-type="float" office:value="0.00655835" calcext:value-type="float">
            <text:p>0.00655835</text:p>
          </table:table-cell>
          <table:table-cell table:formula="of:=([.A2356]*[.A2356])" office:value-type="float" office:value="0.00002764866724" calcext:value-type="float">
            <text:p>0.00002764866724</text:p>
          </table:table-cell>
          <table:table-cell table:formula="of:=([.A2356]-[.B2356])*([.A2356]-[.B2356])" office:value-type="float" office:value="0.0000016903900225" calcext:value-type="float">
            <text:p>0.0000016903900225</text:p>
          </table:table-cell>
          <table:table-cell table:number-columns-repeated="2"/>
        </table:table-row>
        <table:table-row table:style-name="ro1">
          <table:table-cell office:value-type="float" office:value="0.00954247" calcext:value-type="float">
            <text:p>0.00954247</text:p>
          </table:table-cell>
          <table:table-cell office:value-type="float" office:value="0.0348378" calcext:value-type="float">
            <text:p>0.0348378</text:p>
          </table:table-cell>
          <table:table-cell table:formula="of:=([.A2357]*[.A2357])" office:value-type="float" office:value="0.0000910587337009" calcext:value-type="float">
            <text:p>0.0000910587337009</text:p>
          </table:table-cell>
          <table:table-cell table:formula="of:=([.A2357]-[.B2357])*([.A2357]-[.B2357])" office:value-type="float" office:value="0.0006398537198089" calcext:value-type="float">
            <text:p>0.0006398537198089</text:p>
          </table:table-cell>
          <table:table-cell table:number-columns-repeated="2"/>
        </table:table-row>
        <table:table-row table:style-name="ro1">
          <table:table-cell office:value-type="float" office:value="0.00954247" calcext:value-type="float">
            <text:p>0.00954247</text:p>
          </table:table-cell>
          <table:table-cell office:value-type="float" office:value="0.0365645" calcext:value-type="float">
            <text:p>0.0365645</text:p>
          </table:table-cell>
          <table:table-cell table:formula="of:=([.A2358]*[.A2358])" office:value-type="float" office:value="0.0000910587337009" calcext:value-type="float">
            <text:p>0.0000910587337009</text:p>
          </table:table-cell>
          <table:table-cell table:formula="of:=([.A2358]-[.B2358])*([.A2358]-[.B2358])" office:value-type="float" office:value="0.0007301901053209" calcext:value-type="float">
            <text:p>0.0007301901053209</text:p>
          </table:table-cell>
          <table:table-cell table:number-columns-repeated="2"/>
        </table:table-row>
        <table:table-row table:style-name="ro1">
          <table:table-cell office:value-type="float" office:value="0.0104165" calcext:value-type="float">
            <text:p>0.0104165</text:p>
          </table:table-cell>
          <table:table-cell office:value-type="float" office:value="0.0348722" calcext:value-type="float">
            <text:p>0.0348722</text:p>
          </table:table-cell>
          <table:table-cell table:formula="of:=([.A2359]*[.A2359])" office:value-type="float" office:value="0.00010850347225" calcext:value-type="float">
            <text:p>0.00010850347225</text:p>
          </table:table-cell>
          <table:table-cell table:formula="of:=([.A2359]-[.B2359])*([.A2359]-[.B2359])" office:value-type="float" office:value="0.00059808126249" calcext:value-type="float">
            <text:p>0.00059808126249</text:p>
          </table:table-cell>
          <table:table-cell table:number-columns-repeated="2"/>
        </table:table-row>
        <table:table-row table:style-name="ro1">
          <table:table-cell office:value-type="float" office:value="0.0107658" calcext:value-type="float">
            <text:p>0.0107658</text:p>
          </table:table-cell>
          <table:table-cell office:value-type="float" office:value="0.0577738" calcext:value-type="float">
            <text:p>0.0577738</text:p>
          </table:table-cell>
          <table:table-cell table:formula="of:=([.A2360]*[.A2360])" office:value-type="float" office:value="0.00011590244964" calcext:value-type="float">
            <text:p>0.00011590244964</text:p>
          </table:table-cell>
          <table:table-cell table:formula="of:=([.A2360]-[.B2360])*([.A2360]-[.B2360])" office:value-type="float" office:value="0.002209752064" calcext:value-type="float">
            <text:p>0.002209752064</text:p>
          </table:table-cell>
          <table:table-cell table:number-columns-repeated="2"/>
        </table:table-row>
        <table:table-row table:style-name="ro1">
          <table:table-cell office:value-type="float" office:value="0.0107658" calcext:value-type="float">
            <text:p>0.0107658</text:p>
          </table:table-cell>
          <table:table-cell office:value-type="float" office:value="0.111967" calcext:value-type="float">
            <text:p>0.111967</text:p>
          </table:table-cell>
          <table:table-cell table:formula="of:=([.A2361]*[.A2361])" office:value-type="float" office:value="0.00011590244964" calcext:value-type="float">
            <text:p>0.00011590244964</text:p>
          </table:table-cell>
          <table:table-cell table:formula="of:=([.A2361]-[.B2361])*([.A2361]-[.B2361])" office:value-type="float" office:value="0.01024168288144" calcext:value-type="float">
            <text:p>0.01024168288144</text:p>
          </table:table-cell>
          <table:table-cell table:number-columns-repeated="2"/>
        </table:table-row>
        <table:table-row table:style-name="ro1">
          <table:table-cell office:value-type="float" office:value="0.0215251" calcext:value-type="float">
            <text:p>0.0215251</text:p>
          </table:table-cell>
          <table:table-cell office:value-type="float" office:value="0.102814" calcext:value-type="float">
            <text:p>0.102814</text:p>
          </table:table-cell>
          <table:table-cell table:formula="of:=([.A2362]*[.A2362])" office:value-type="float" office:value="0.00046332993001" calcext:value-type="float">
            <text:p>0.00046332993001</text:p>
          </table:table-cell>
          <table:table-cell table:formula="of:=([.A2362]-[.B2362])*([.A2362]-[.B2362])" office:value-type="float" office:value="0.00660788526321" calcext:value-type="float">
            <text:p>0.00660788526321</text:p>
          </table:table-cell>
          <table:table-cell table:number-columns-repeated="2"/>
        </table:table-row>
        <table:table-row table:style-name="ro1">
          <table:table-cell office:value-type="float" office:value="0.0350807" calcext:value-type="float">
            <text:p>0.0350807</text:p>
          </table:table-cell>
          <table:table-cell office:value-type="float" office:value="0.348858" calcext:value-type="float">
            <text:p>0.348858</text:p>
          </table:table-cell>
          <table:table-cell table:formula="of:=([.A2363]*[.A2363])" office:value-type="float" office:value="0.00123065551249" calcext:value-type="float">
            <text:p>0.00123065551249</text:p>
          </table:table-cell>
          <table:table-cell table:formula="of:=([.A2363]-[.B2363])*([.A2363]-[.B2363])" office:value-type="float" office:value="0.09845619399529" calcext:value-type="float">
            <text:p>0.09845619399529</text:p>
          </table:table-cell>
          <table:table-cell table:number-columns-repeated="2"/>
        </table:table-row>
        <table:table-row table:style-name="ro1">
          <table:table-cell office:value-type="float" office:value="0.0518211" calcext:value-type="float">
            <text:p>0.0518211</text:p>
          </table:table-cell>
          <table:table-cell office:value-type="float" office:value="0.321077" calcext:value-type="float">
            <text:p>0.321077</text:p>
          </table:table-cell>
          <table:table-cell table:formula="of:=([.A2364]*[.A2364])" office:value-type="float" office:value="0.00268542640521" calcext:value-type="float">
            <text:p>0.00268542640521</text:p>
          </table:table-cell>
          <table:table-cell table:formula="of:=([.A2364]-[.B2364])*([.A2364]-[.B2364])" office:value-type="float" office:value="0.07249873968481" calcext:value-type="float">
            <text:p>0.07249873968481</text:p>
          </table:table-cell>
          <table:table-cell table:number-columns-repeated="2"/>
        </table:table-row>
        <table:table-row table:style-name="ro1">
          <table:table-cell office:value-type="float" office:value="0.0855362" calcext:value-type="float">
            <text:p>0.0855362</text:p>
          </table:table-cell>
          <table:table-cell office:value-type="float" office:value="0.372393" calcext:value-type="float">
            <text:p>0.372393</text:p>
          </table:table-cell>
          <table:table-cell table:formula="of:=([.A2365]*[.A2365])" office:value-type="float" office:value="0.00731644151044" calcext:value-type="float">
            <text:p>0.00731644151044</text:p>
          </table:table-cell>
          <table:table-cell table:formula="of:=([.A2365]-[.B2365])*([.A2365]-[.B2365])" office:value-type="float" office:value="0.08228682370624" calcext:value-type="float">
            <text:p>0.08228682370624</text:p>
          </table:table-cell>
          <table:table-cell table:number-columns-repeated="2"/>
        </table:table-row>
        <table:table-row table:style-name="ro1">
          <table:table-cell office:value-type="float" office:value="0.0855362" calcext:value-type="float">
            <text:p>0.0855362</text:p>
          </table:table-cell>
          <table:table-cell office:value-type="float" office:value="0.386233" calcext:value-type="float">
            <text:p>0.386233</text:p>
          </table:table-cell>
          <table:table-cell table:formula="of:=([.A2366]*[.A2366])" office:value-type="float" office:value="0.00731644151044" calcext:value-type="float">
            <text:p>0.00731644151044</text:p>
          </table:table-cell>
          <table:table-cell table:formula="of:=([.A2366]-[.B2366])*([.A2366]-[.B2366])" office:value-type="float" office:value="0.09041856553024" calcext:value-type="float">
            <text:p>0.09041856553024</text:p>
          </table:table-cell>
          <table:table-cell table:number-columns-repeated="2"/>
        </table:table-row>
        <table:table-row table:style-name="ro1">
          <table:table-cell office:value-type="float" office:value="0.104157" calcext:value-type="float">
            <text:p>0.104157</text:p>
          </table:table-cell>
          <table:table-cell office:value-type="float" office:value="0.414974" calcext:value-type="float">
            <text:p>0.414974</text:p>
          </table:table-cell>
          <table:table-cell table:formula="of:=([.A2367]*[.A2367])" office:value-type="float" office:value="0.010848680649" calcext:value-type="float">
            <text:p>0.010848680649</text:p>
          </table:table-cell>
          <table:table-cell table:formula="of:=([.A2367]-[.B2367])*([.A2367]-[.B2367])" office:value-type="float" office:value="0.096607207489" calcext:value-type="float">
            <text:p>0.096607207489</text:p>
          </table:table-cell>
          <table:table-cell table:number-columns-repeated="2"/>
        </table:table-row>
        <table:table-row table:style-name="ro1">
          <table:table-cell office:value-type="float" office:value="0.16131" calcext:value-type="float">
            <text:p>0.16131</text:p>
          </table:table-cell>
          <table:table-cell office:value-type="float" office:value="0.551876" calcext:value-type="float">
            <text:p>0.551876</text:p>
          </table:table-cell>
          <table:table-cell table:formula="of:=([.A2368]*[.A2368])" office:value-type="float" office:value="0.0260209161" calcext:value-type="float">
            <text:p>0.0260209161</text:p>
          </table:table-cell>
          <table:table-cell table:formula="of:=([.A2368]-[.B2368])*([.A2368]-[.B2368])" office:value-type="float" office:value="0.152541800356" calcext:value-type="float">
            <text:p>0.152541800356</text:p>
          </table:table-cell>
          <table:table-cell table:number-columns-repeated="2"/>
        </table:table-row>
        <table:table-row table:style-name="ro1">
          <table:table-cell office:value-type="float" office:value="0.25904" calcext:value-type="float">
            <text:p>0.25904</text:p>
          </table:table-cell>
          <table:table-cell office:value-type="float" office:value="0.10244" calcext:value-type="float">
            <text:p>0.10244</text:p>
          </table:table-cell>
          <table:table-cell table:formula="of:=([.A2369]*[.A2369])" office:value-type="float" office:value="0.0671017216" calcext:value-type="float">
            <text:p>0.0671017216</text:p>
          </table:table-cell>
          <table:table-cell table:formula="of:=([.A2369]-[.B2369])*([.A2369]-[.B2369])" office:value-type="float" office:value="0.02452356" calcext:value-type="float">
            <text:p>0.02452356</text:p>
          </table:table-cell>
          <table:table-cell table:number-columns-repeated="2"/>
        </table:table-row>
        <table:table-row table:style-name="ro1">
          <table:table-cell office:value-type="float" office:value="0.332853" calcext:value-type="float">
            <text:p>0.332853</text:p>
          </table:table-cell>
          <table:table-cell office:value-type="float" office:value="0.251686" calcext:value-type="float">
            <text:p>0.251686</text:p>
          </table:table-cell>
          <table:table-cell table:formula="of:=([.A2370]*[.A2370])" office:value-type="float" office:value="0.110791119609" calcext:value-type="float">
            <text:p>0.110791119609</text:p>
          </table:table-cell>
          <table:table-cell table:formula="of:=([.A2370]-[.B2370])*([.A2370]-[.B2370])" office:value-type="float" office:value="0.006588081889" calcext:value-type="float">
            <text:p>0.006588081889</text:p>
          </table:table-cell>
          <table:table-cell table:number-columns-repeated="2"/>
        </table:table-row>
        <table:table-row table:style-name="ro1">
          <table:table-cell office:value-type="float" office:value="0.506214" calcext:value-type="float">
            <text:p>0.506214</text:p>
          </table:table-cell>
          <table:table-cell office:value-type="float" office:value="0.194846" calcext:value-type="float">
            <text:p>0.194846</text:p>
          </table:table-cell>
          <table:table-cell table:formula="of:=([.A2371]*[.A2371])" office:value-type="float" office:value="0.256252613796" calcext:value-type="float">
            <text:p>0.256252613796</text:p>
          </table:table-cell>
          <table:table-cell table:formula="of:=([.A2371]-[.B2371])*([.A2371]-[.B2371])" office:value-type="float" office:value="0.096950031424" calcext:value-type="float">
            <text:p>0.096950031424</text:p>
          </table:table-cell>
          <table:table-cell table:number-columns-repeated="2"/>
        </table:table-row>
        <table:table-row table:style-name="ro1">
          <table:table-cell office:value-type="float" office:value="0.506214" calcext:value-type="float">
            <text:p>0.506214</text:p>
          </table:table-cell>
          <table:table-cell office:value-type="float" office:value="0.414865" calcext:value-type="float">
            <text:p>0.414865</text:p>
          </table:table-cell>
          <table:table-cell table:formula="of:=([.A2372]*[.A2372])" office:value-type="float" office:value="0.256252613796" calcext:value-type="float">
            <text:p>0.256252613796</text:p>
          </table:table-cell>
          <table:table-cell table:formula="of:=([.A2372]-[.B2372])*([.A2372]-[.B2372])" office:value-type="float" office:value="0.00834463980100001" calcext:value-type="float">
            <text:p>0.00834463980100001</text:p>
          </table:table-cell>
          <table:table-cell table:number-columns-repeated="2"/>
        </table:table-row>
        <table:table-row table:style-name="ro1">
          <table:table-cell office:value-type="float" office:value="0.78458" calcext:value-type="float">
            <text:p>0.78458</text:p>
          </table:table-cell>
          <table:table-cell office:value-type="float" office:value="0.217444" calcext:value-type="float">
            <text:p>0.217444</text:p>
          </table:table-cell>
          <table:table-cell table:formula="of:=([.A2373]*[.A2373])" office:value-type="float" office:value="0.6155657764" calcext:value-type="float">
            <text:p>0.6155657764</text:p>
          </table:table-cell>
          <table:table-cell table:formula="of:=([.A2373]-[.B2373])*([.A2373]-[.B2373])" office:value-type="float" office:value="0.321643242496" calcext:value-type="float">
            <text:p>0.321643242496</text:p>
          </table:table-cell>
          <table:table-cell table:number-columns-repeated="2"/>
        </table:table-row>
        <table:table-row table:style-name="ro1">
          <table:table-cell office:value-type="float" office:value="0.78458" calcext:value-type="float">
            <text:p>0.78458</text:p>
          </table:table-cell>
          <table:table-cell office:value-type="float" office:value="0.833104" calcext:value-type="float">
            <text:p>0.833104</text:p>
          </table:table-cell>
          <table:table-cell table:formula="of:=([.A2374]*[.A2374])" office:value-type="float" office:value="0.6155657764" calcext:value-type="float">
            <text:p>0.6155657764</text:p>
          </table:table-cell>
          <table:table-cell table:formula="of:=([.A2374]-[.B2374])*([.A2374]-[.B2374])" office:value-type="float" office:value="0.00235457857599999" calcext:value-type="float">
            <text:p>0.00235457857599999</text:p>
          </table:table-cell>
          <table:table-cell table:number-columns-repeated="2"/>
        </table:table-row>
        <table:table-row table:style-name="ro1">
          <table:table-cell office:value-type="float" office:value="0.784579" calcext:value-type="float">
            <text:p>0.784579</text:p>
          </table:table-cell>
          <table:table-cell office:value-type="float" office:value="0.873336" calcext:value-type="float">
            <text:p>0.873336</text:p>
          </table:table-cell>
          <table:table-cell table:formula="of:=([.A2375]*[.A2375])" office:value-type="float" office:value="0.615564207241" calcext:value-type="float">
            <text:p>0.615564207241</text:p>
          </table:table-cell>
          <table:table-cell table:formula="of:=([.A2375]-[.B2375])*([.A2375]-[.B2375])" office:value-type="float" office:value="0.007877805049" calcext:value-type="float">
            <text:p>0.007877805049</text:p>
          </table:table-cell>
          <table:table-cell table:number-columns-repeated="2"/>
        </table:table-row>
        <table:table-row table:style-name="ro1">
          <table:table-cell office:value-type="float" office:value="0.784579" calcext:value-type="float">
            <text:p>0.784579</text:p>
          </table:table-cell>
          <table:table-cell office:value-type="float" office:value="0.914263" calcext:value-type="float">
            <text:p>0.914263</text:p>
          </table:table-cell>
          <table:table-cell table:formula="of:=([.A2376]*[.A2376])" office:value-type="float" office:value="0.615564207241" calcext:value-type="float">
            <text:p>0.615564207241</text:p>
          </table:table-cell>
          <table:table-cell table:formula="of:=([.A2376]-[.B2376])*([.A2376]-[.B2376])" office:value-type="float" office:value="0.016817939856" calcext:value-type="float">
            <text:p>0.016817939856</text:p>
          </table:table-cell>
          <table:table-cell table:number-columns-repeated="2"/>
        </table:table-row>
        <table:table-row table:style-name="ro1">
          <table:table-cell office:value-type="float" office:value="0.784581" calcext:value-type="float">
            <text:p>0.784581</text:p>
          </table:table-cell>
          <table:table-cell office:value-type="float" office:value="0.95217" calcext:value-type="float">
            <text:p>0.95217</text:p>
          </table:table-cell>
          <table:table-cell table:formula="of:=([.A2377]*[.A2377])" office:value-type="float" office:value="0.615567345561" calcext:value-type="float">
            <text:p>0.615567345561</text:p>
          </table:table-cell>
          <table:table-cell table:formula="of:=([.A2377]-[.B2377])*([.A2377]-[.B2377])" office:value-type="float" office:value="0.028086072921" calcext:value-type="float">
            <text:p>0.028086072921</text:p>
          </table:table-cell>
          <table:table-cell table:number-columns-repeated="2"/>
        </table:table-row>
        <table:table-row table:style-name="ro1">
          <table:table-cell office:value-type="float" office:value="0.88598" calcext:value-type="float">
            <text:p>0.88598</text:p>
          </table:table-cell>
          <table:table-cell office:value-type="float" office:value="0.930972" calcext:value-type="float">
            <text:p>0.930972</text:p>
          </table:table-cell>
          <table:table-cell table:formula="of:=([.A2378]*[.A2378])" office:value-type="float" office:value="0.7849605604" calcext:value-type="float">
            <text:p>0.7849605604</text:p>
          </table:table-cell>
          <table:table-cell table:formula="of:=([.A2378]-[.B2378])*([.A2378]-[.B2378])" office:value-type="float" office:value="0.002024280064" calcext:value-type="float">
            <text:p>0.002024280064</text:p>
          </table:table-cell>
          <table:table-cell table:number-columns-repeated="2"/>
        </table:table-row>
        <table:table-row table:style-name="ro1">
          <table:table-cell office:value-type="float" office:value="0.976824" calcext:value-type="float">
            <text:p>0.976824</text:p>
          </table:table-cell>
          <table:table-cell office:value-type="float" office:value="0.948394" calcext:value-type="float">
            <text:p>0.948394</text:p>
          </table:table-cell>
          <table:table-cell table:formula="of:=([.A2379]*[.A2379])" office:value-type="float" office:value="0.954185126976" calcext:value-type="float">
            <text:p>0.954185126976</text:p>
          </table:table-cell>
          <table:table-cell table:formula="of:=([.A2379]-[.B2379])*([.A2379]-[.B2379])" office:value-type="float" office:value="0.000808264900000004" calcext:value-type="float">
            <text:p>0.000808264900000004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99453" calcext:value-type="float">
            <text:p>0.999453</text:p>
          </table:table-cell>
          <table:table-cell table:formula="of:=([.A2380]*[.A2380])" office:value-type="float" office:value="0.999986000049" calcext:value-type="float">
            <text:p>0.999986000049</text:p>
          </table:table-cell>
          <table:table-cell table:formula="of:=([.A2380]-[.B2380])*([.A2380]-[.B2380])" office:value-type="float" office:value="0.00000029159999999998" calcext:value-type="float">
            <text:p>2.91599999999984E-07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303222" calcext:value-type="float">
            <text:p>0.00000303222</text:p>
          </table:table-cell>
          <table:table-cell table:formula="of:=([.A2381]*[.A2381])" office:value-type="float" office:value="0.00000000000784795402" calcext:value-type="float">
            <text:p>7.8479540164E-12</text:p>
          </table:table-cell>
          <table:table-cell table:formula="of:=([.A2381]-[.B2381])*([.A2381]-[.B2381])" office:value-type="float" office:value="0.00000000000005326864" calcext:value-type="float">
            <text:p>5.326864E-14</text:p>
          </table:table-cell>
          <table:table-cell table:number-columns-repeated="2"/>
        </table:table-row>
        <table:table-row table:style-name="ro1">
          <table:table-cell office:value-type="float" office:value="0.00000321865" calcext:value-type="float">
            <text:p>0.00000321865</text:p>
          </table:table-cell>
          <table:table-cell office:value-type="float" office:value="0.00162155" calcext:value-type="float">
            <text:p>0.00162155</text:p>
          </table:table-cell>
          <table:table-cell table:formula="of:=([.A2382]*[.A2382])" office:value-type="float" office:value="0.00000000001035970782" calcext:value-type="float">
            <text:p>1.03597078225E-11</text:p>
          </table:table-cell>
          <table:table-cell table:formula="of:=([.A2382]-[.B2382])*([.A2382]-[.B2382])" office:value-type="float" office:value="0.00000261899635839282" calcext:value-type="float">
            <text:p>2.61899635839282E-06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110738" calcext:value-type="float">
            <text:p>0.0110738</text:p>
          </table:table-cell>
          <table:table-cell table:formula="of:=([.A2383]*[.A2383])" office:value-type="float" office:value="0.00000000002566830763" calcext:value-type="float">
            <text:p>2.56683076321E-11</text:p>
          </table:table-cell>
          <table:table-cell table:formula="of:=([.A2383]-[.B2383])*([.A2383]-[.B2383])" office:value-type="float" office:value="0.000122516863729144" calcext:value-type="float">
            <text:p>0.000122516863729144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0112929" calcext:value-type="float">
            <text:p>0.000000112929</text:p>
          </table:table-cell>
          <table:table-cell table:formula="of:=([.A2384]*[.A2384])" office:value-type="float" office:value="0.00000000000035527083" calcext:value-type="float">
            <text:p>3.55270834116E-13</text:p>
          </table:table-cell>
          <table:table-cell table:formula="of:=([.A2384]-[.B2384])*([.A2384]-[.B2384])" office:value-type="float" office:value="0.00000000000023340204" calcext:value-type="float">
            <text:p>2.33402035689E-13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0210524" calcext:value-type="float">
            <text:p>0.000000210524</text:p>
          </table:table-cell>
          <table:table-cell table:formula="of:=([.A2385]*[.A2385])" office:value-type="float" office:value="0.00000000000035527083" calcext:value-type="float">
            <text:p>3.55270834116E-13</text:p>
          </table:table-cell>
          <table:table-cell table:formula="of:=([.A2385]-[.B2385])*([.A2385]-[.B2385])" office:value-type="float" office:value="0.00000000000014862721" calcext:value-type="float">
            <text:p>1.48627212484E-13</text:p>
          </table:table-cell>
          <table:table-cell table:number-columns-repeated="2"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624392" calcext:value-type="float">
            <text:p>0.00000624392</text:p>
          </table:table-cell>
          <table:table-cell table:formula="of:=([.A2386]*[.A2386])" office:value-type="float" office:value="0.00000000000341414311" calcext:value-type="float">
            <text:p>3.4141431076E-12</text:p>
          </table:table-cell>
          <table:table-cell table:formula="of:=([.A2386]-[.B2386])*([.A2386]-[.B2386])" office:value-type="float" office:value="0.00000000001932639859" calcext:value-type="float">
            <text:p>1.93263985924E-11</text:p>
          </table:table-cell>
          <table:table-cell table:number-columns-repeated="2"/>
        </table:table-row>
        <table:table-row table:style-name="ro1">
          <table:table-cell office:value-type="float" office:value="0.00000184774" calcext:value-type="float">
            <text:p>0.00000184774</text:p>
          </table:table-cell>
          <table:table-cell office:value-type="float" office:value="0.0000000647785" calcext:value-type="float">
            <text:p>0.0000000647785</text:p>
          </table:table-cell>
          <table:table-cell table:formula="of:=([.A2387]*[.A2387])" office:value-type="float" office:value="0.00000000000341414311" calcext:value-type="float">
            <text:p>3.4141431076E-12</text:p>
          </table:table-cell>
          <table:table-cell table:formula="of:=([.A2387]-[.B2387])*([.A2387]-[.B2387])" office:value-type="float" office:value="0.00000000000317895171" calcext:value-type="float">
            <text:p>3.17895171048225E-12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254585" calcext:value-type="float">
            <text:p>0.000000254585</text:p>
          </table:table-cell>
          <table:table-cell table:formula="of:=([.A2388]*[.A2388])" office:value-type="float" office:value="0.00000000006379248848" calcext:value-type="float">
            <text:p>6.37924884804E-11</text:p>
          </table:table-cell>
          <table:table-cell table:formula="of:=([.A2388]-[.B2388])*([.A2388]-[.B2388])" office:value-type="float" office:value="0.00000000005979055103" calcext:value-type="float">
            <text:p>5.9790551029225E-11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0065881" calcext:value-type="float">
            <text:p>0.0000065881</text:p>
          </table:table-cell>
          <table:table-cell table:formula="of:=([.A2389]*[.A2389])" office:value-type="float" office:value="0.00000000000005684362" calcext:value-type="float">
            <text:p>5.6843619561E-14</text:p>
          </table:table-cell>
          <table:table-cell table:formula="of:=([.A2389]-[.B2389])*([.A2389]-[.B2389])" office:value-type="float" office:value="0.0000000000403184488" calcext:value-type="float">
            <text:p>4.0318448801761E-11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383129" calcext:value-type="float">
            <text:p>0.000383129</text:p>
          </table:table-cell>
          <table:table-cell table:formula="of:=([.A2390]*[.A2390])" office:value-type="float" office:value="0.00000000008100540009" calcext:value-type="float">
            <text:p>8.100540009E-11</text:p>
          </table:table-cell>
          <table:table-cell table:formula="of:=([.A2390]-[.B2390])*([.A2390]-[.B2390])" office:value-type="float" office:value="0.00000013997228416369" calcext:value-type="float">
            <text:p>1.3997228416369E-07</text:p>
          </table:table-cell>
          <table:table-cell table:number-columns-repeated="2"/>
        </table:table-row>
        <table:table-row table:style-name="ro1">
          <table:table-cell office:value-type="float" office:value="0.00000554323" calcext:value-type="float">
            <text:p>0.00000554323</text:p>
          </table:table-cell>
          <table:table-cell office:value-type="float" office:value="0.0000230386" calcext:value-type="float">
            <text:p>0.0000230386</text:p>
          </table:table-cell>
          <table:table-cell table:formula="of:=([.A2391]*[.A2391])" office:value-type="float" office:value="0.00000000003072739883" calcext:value-type="float">
            <text:p>3.07273988329E-11</text:p>
          </table:table-cell>
          <table:table-cell table:formula="of:=([.A2391]-[.B2391])*([.A2391]-[.B2391])" office:value-type="float" office:value="0.00000000030608797144" calcext:value-type="float">
            <text:p>3.060879714369E-1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098819" calcext:value-type="float">
            <text:p>0.00000098819</text:p>
          </table:table-cell>
          <table:table-cell table:formula="of:=([.A2392]*[.A2392])" office:value-type="float" office:value="0" calcext:value-type="float">
            <text:p>0</text:p>
          </table:table-cell>
          <table:table-cell table:formula="of:=([.A2392]-[.B2392])*([.A2392]-[.B2392])" office:value-type="float" office:value="0.00000000000097651948" calcext:value-type="float">
            <text:p>9.765194761E-13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049064" calcext:value-type="float">
            <text:p>0.0000049064</text:p>
          </table:table-cell>
          <table:table-cell table:formula="of:=([.A2393]*[.A2393])" office:value-type="float" office:value="0" calcext:value-type="float">
            <text:p>0</text:p>
          </table:table-cell>
          <table:table-cell table:formula="of:=([.A2393]-[.B2393])*([.A2393]-[.B2393])" office:value-type="float" office:value="0.00000000002407276096" calcext:value-type="float">
            <text:p>2.407276096E-11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440075" calcext:value-type="float">
            <text:p>0.00000440075</text:p>
          </table:table-cell>
          <table:table-cell table:formula="of:=([.A2394]*[.A2394])" office:value-type="float" office:value="0.00000000000001421079" calcext:value-type="float">
            <text:p>1.4210785681E-14</text:p>
          </table:table-cell>
          <table:table-cell table:formula="of:=([.A2394]-[.B2394])*([.A2394]-[.B2394])" office:value-type="float" office:value="0.00000000001833159333" calcext:value-type="float">
            <text:p>1.8331593334681E-11</text:p>
          </table:table-cell>
          <table:table-cell table:number-columns-repeated="2"/>
        </table:table-row>
        <table:table-row table:style-name="ro1">
          <table:table-cell office:value-type="float" office:value="0.000782013" calcext:value-type="float">
            <text:p>0.000782013</text:p>
          </table:table-cell>
          <table:table-cell office:value-type="float" office:value="0.00000479898" calcext:value-type="float">
            <text:p>0.00000479898</text:p>
          </table:table-cell>
          <table:table-cell table:formula="of:=([.A2395]*[.A2395])" office:value-type="float" office:value="0.000000611544332169" calcext:value-type="float">
            <text:p>6.11544332169E-07</text:p>
          </table:table-cell>
          <table:table-cell table:formula="of:=([.A2395]-[.B2395])*([.A2395]-[.B2395])" office:value-type="float" office:value="0.00000060406163288456" calcext:value-type="float">
            <text:p>6.04061632884561E-07</text:p>
          </table:table-cell>
          <table:table-cell table:number-columns-repeated="2"/>
        </table:table-row>
        <table:table-row table:style-name="ro1">
          <table:table-cell office:value-type="float" office:value="0.000038445" calcext:value-type="float">
            <text:p>0.000038445</text:p>
          </table:table-cell>
          <table:table-cell office:value-type="float" office:value="0.000458456" calcext:value-type="float">
            <text:p>0.000458456</text:p>
          </table:table-cell>
          <table:table-cell table:formula="of:=([.A2396]*[.A2396])" office:value-type="float" office:value="0.000000001478018025" calcext:value-type="float">
            <text:p>1.478018025E-09</text:p>
          </table:table-cell>
          <table:table-cell table:formula="of:=([.A2396]-[.B2396])*([.A2396]-[.B2396])" office:value-type="float" office:value="0.000000176409240121" calcext:value-type="float">
            <text:p>1.76409240121E-07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462768" calcext:value-type="float">
            <text:p>0.0000462768</text:p>
          </table:table-cell>
          <table:table-cell table:formula="of:=([.A2397]*[.A2397])" office:value-type="float" office:value="0.00000000140113216489" calcext:value-type="float">
            <text:p>1.40113216489E-09</text:p>
          </table:table-cell>
          <table:table-cell table:formula="of:=([.A2397]-[.B2397])*([.A2397]-[.B2397])" office:value-type="float" office:value="0.00000000007823579401" calcext:value-type="float">
            <text:p>7.82357940099999E-11</text:p>
          </table:table-cell>
          <table:table-cell table:number-columns-repeated="2"/>
        </table:table-row>
        <table:table-row table:style-name="ro1">
          <table:table-cell office:value-type="float" office:value="0.000106454" calcext:value-type="float">
            <text:p>0.000106454</text:p>
          </table:table-cell>
          <table:table-cell office:value-type="float" office:value="0.00271967" calcext:value-type="float">
            <text:p>0.00271967</text:p>
          </table:table-cell>
          <table:table-cell table:formula="of:=([.A2398]*[.A2398])" office:value-type="float" office:value="0.000000011332454116" calcext:value-type="float">
            <text:p>1.1332454116E-08</text:p>
          </table:table-cell>
          <table:table-cell table:formula="of:=([.A2398]-[.B2398])*([.A2398]-[.B2398])" office:value-type="float" office:value="0.000006828897862656" calcext:value-type="float">
            <text:p>6.828897862656E-06</text:p>
          </table:table-cell>
          <table:table-cell table:number-columns-repeated="2"/>
        </table:table-row>
        <table:table-row table:style-name="ro1">
          <table:table-cell office:value-type="float" office:value="0.00969118" calcext:value-type="float">
            <text:p>0.00969118</text:p>
          </table:table-cell>
          <table:table-cell office:value-type="float" office:value="0.0000198785" calcext:value-type="float">
            <text:p>0.0000198785</text:p>
          </table:table-cell>
          <table:table-cell table:formula="of:=([.A2399]*[.A2399])" office:value-type="float" office:value="0.0000939189697924" calcext:value-type="float">
            <text:p>0.0000939189697924</text:p>
          </table:table-cell>
          <table:table-cell table:formula="of:=([.A2399]-[.B2399])*([.A2399]-[.B2399])" office:value-type="float" office:value="0.0000935340727039023" calcext:value-type="float">
            <text:p>9.35340727039023E-05</text:p>
          </table:table-cell>
          <table:table-cell table:number-columns-repeated="2"/>
        </table:table-row>
        <table:table-row table:style-name="ro1">
          <table:table-cell office:value-type="float" office:value="0.00995129" calcext:value-type="float">
            <text:p>0.00995129</text:p>
          </table:table-cell>
          <table:table-cell office:value-type="float" office:value="0.00140472" calcext:value-type="float">
            <text:p>0.00140472</text:p>
          </table:table-cell>
          <table:table-cell table:formula="of:=([.A2400]*[.A2400])" office:value-type="float" office:value="0.0000990281726641" calcext:value-type="float">
            <text:p>0.0000990281726641</text:p>
          </table:table-cell>
          <table:table-cell table:formula="of:=([.A2400]-[.B2400])*([.A2400]-[.B2400])" office:value-type="float" office:value="0.0000730438587649" calcext:value-type="float">
            <text:p>0.0000730438587649</text:p>
          </table:table-cell>
          <table:table-cell table:number-columns-repeated="2"/>
        </table:table-row>
        <table:table-row table:style-name="ro1">
          <table:table-cell office:value-type="float" office:value="0.0147346" calcext:value-type="float">
            <text:p>0.0147346</text:p>
          </table:table-cell>
          <table:table-cell office:value-type="float" office:value="0.00779949" calcext:value-type="float">
            <text:p>0.00779949</text:p>
          </table:table-cell>
          <table:table-cell table:formula="of:=([.A2401]*[.A2401])" office:value-type="float" office:value="0.00021710843716" calcext:value-type="float">
            <text:p>0.00021710843716</text:p>
          </table:table-cell>
          <table:table-cell table:formula="of:=([.A2401]-[.B2401])*([.A2401]-[.B2401])" office:value-type="float" office:value="0.0000480957507121" calcext:value-type="float">
            <text:p>0.0000480957507121</text:p>
          </table:table-cell>
          <table:table-cell table:number-columns-repeated="2"/>
        </table:table-row>
        <table:table-row table:style-name="ro1">
          <table:table-cell office:value-type="float" office:value="0.0123668" calcext:value-type="float">
            <text:p>0.0123668</text:p>
          </table:table-cell>
          <table:table-cell office:value-type="float" office:value="0.0701862" calcext:value-type="float">
            <text:p>0.0701862</text:p>
          </table:table-cell>
          <table:table-cell table:formula="of:=([.A2402]*[.A2402])" office:value-type="float" office:value="0.00015293774224" calcext:value-type="float">
            <text:p>0.00015293774224</text:p>
          </table:table-cell>
          <table:table-cell table:formula="of:=([.A2402]-[.B2402])*([.A2402]-[.B2402])" office:value-type="float" office:value="0.00334308301636" calcext:value-type="float">
            <text:p>0.00334308301636</text:p>
          </table:table-cell>
          <table:table-cell table:number-columns-repeated="2"/>
        </table:table-row>
        <table:table-row table:style-name="ro1">
          <table:table-cell office:value-type="float" office:value="0.0224873" calcext:value-type="float">
            <text:p>0.0224873</text:p>
          </table:table-cell>
          <table:table-cell office:value-type="float" office:value="0.0960286" calcext:value-type="float">
            <text:p>0.0960286</text:p>
          </table:table-cell>
          <table:table-cell table:formula="of:=([.A2403]*[.A2403])" office:value-type="float" office:value="0.00050567866129" calcext:value-type="float">
            <text:p>0.00050567866129</text:p>
          </table:table-cell>
          <table:table-cell table:formula="of:=([.A2403]-[.B2403])*([.A2403]-[.B2403])" office:value-type="float" office:value="0.00540832280569" calcext:value-type="float">
            <text:p>0.00540832280569</text:p>
          </table:table-cell>
          <table:table-cell table:number-columns-repeated="2"/>
        </table:table-row>
        <table:table-row table:style-name="ro1">
          <table:table-cell office:value-type="float" office:value="0.126453" calcext:value-type="float">
            <text:p>0.126453</text:p>
          </table:table-cell>
          <table:table-cell office:value-type="float" office:value="0.144542" calcext:value-type="float">
            <text:p>0.144542</text:p>
          </table:table-cell>
          <table:table-cell table:formula="of:=([.A2404]*[.A2404])" office:value-type="float" office:value="0.015990361209" calcext:value-type="float">
            <text:p>0.015990361209</text:p>
          </table:table-cell>
          <table:table-cell table:formula="of:=([.A2404]-[.B2404])*([.A2404]-[.B2404])" office:value-type="float" office:value="0.000327211921" calcext:value-type="float">
            <text:p>0.000327211921</text:p>
          </table:table-cell>
          <table:table-cell table:number-columns-repeated="2"/>
        </table:table-row>
        <table:table-row table:style-name="ro1">
          <table:table-cell office:value-type="float" office:value="0.126453" calcext:value-type="float">
            <text:p>0.126453</text:p>
          </table:table-cell>
          <table:table-cell office:value-type="float" office:value="0.149914" calcext:value-type="float">
            <text:p>0.149914</text:p>
          </table:table-cell>
          <table:table-cell table:formula="of:=([.A2405]*[.A2405])" office:value-type="float" office:value="0.015990361209" calcext:value-type="float">
            <text:p>0.015990361209</text:p>
          </table:table-cell>
          <table:table-cell table:formula="of:=([.A2405]-[.B2405])*([.A2405]-[.B2405])" office:value-type="float" office:value="0.000550418520999999" calcext:value-type="float">
            <text:p>0.000550418520999999</text:p>
          </table:table-cell>
          <table:table-cell table:number-columns-repeated="2"/>
        </table:table-row>
        <table:table-row table:style-name="ro1">
          <table:table-cell office:value-type="float" office:value="0.253731" calcext:value-type="float">
            <text:p>0.253731</text:p>
          </table:table-cell>
          <table:table-cell office:value-type="float" office:value="0.347484" calcext:value-type="float">
            <text:p>0.347484</text:p>
          </table:table-cell>
          <table:table-cell table:formula="of:=([.A2406]*[.A2406])" office:value-type="float" office:value="0.064379420361" calcext:value-type="float">
            <text:p>0.064379420361</text:p>
          </table:table-cell>
          <table:table-cell table:formula="of:=([.A2406]-[.B2406])*([.A2406]-[.B2406])" office:value-type="float" office:value="0.00878962500900001" calcext:value-type="float">
            <text:p>0.00878962500900001</text:p>
          </table:table-cell>
          <table:table-cell table:number-columns-repeated="2"/>
        </table:table-row>
        <table:table-row table:style-name="ro1">
          <table:table-cell office:value-type="float" office:value="0.253731" calcext:value-type="float">
            <text:p>0.253731</text:p>
          </table:table-cell>
          <table:table-cell office:value-type="float" office:value="0.360769" calcext:value-type="float">
            <text:p>0.360769</text:p>
          </table:table-cell>
          <table:table-cell table:formula="of:=([.A2407]*[.A2407])" office:value-type="float" office:value="0.064379420361" calcext:value-type="float">
            <text:p>0.064379420361</text:p>
          </table:table-cell>
          <table:table-cell table:formula="of:=([.A2407]-[.B2407])*([.A2407]-[.B2407])" office:value-type="float" office:value="0.011457133444" calcext:value-type="float">
            <text:p>0.011457133444</text:p>
          </table:table-cell>
          <table:table-cell table:number-columns-repeated="2"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442138" calcext:value-type="float">
            <text:p>0.442138</text:p>
          </table:table-cell>
          <table:table-cell table:formula="of:=([.A2408]*[.A2408])" office:value-type="float" office:value="0.340451244324" calcext:value-type="float">
            <text:p>0.340451244324</text:p>
          </table:table-cell>
          <table:table-cell table:formula="of:=([.A2408]-[.B2408])*([.A2408]-[.B2408])" office:value-type="float" office:value="0.019978126336" calcext:value-type="float">
            <text:p>0.019978126336</text:p>
          </table:table-cell>
          <table:table-cell table:number-columns-repeated="2"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460095" calcext:value-type="float">
            <text:p>0.460095</text:p>
          </table:table-cell>
          <table:table-cell table:formula="of:=([.A2409]*[.A2409])" office:value-type="float" office:value="0.340451244324" calcext:value-type="float">
            <text:p>0.340451244324</text:p>
          </table:table-cell>
          <table:table-cell table:formula="of:=([.A2409]-[.B2409])*([.A2409]-[.B2409])" office:value-type="float" office:value="0.015224351769" calcext:value-type="float">
            <text:p>0.015224351769</text:p>
          </table:table-cell>
          <table:table-cell table:number-columns-repeated="2"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479534" calcext:value-type="float">
            <text:p>0.479534</text:p>
          </table:table-cell>
          <table:table-cell table:formula="of:=([.A2410]*[.A2410])" office:value-type="float" office:value="0.340451244324" calcext:value-type="float">
            <text:p>0.340451244324</text:p>
          </table:table-cell>
          <table:table-cell table:formula="of:=([.A2410]-[.B2410])*([.A2410]-[.B2410])" office:value-type="float" office:value="0.010805186704" calcext:value-type="float">
            <text:p>0.010805186704</text:p>
          </table:table-cell>
          <table:table-cell table:number-columns-repeated="2"/>
        </table:table-row>
        <table:table-row table:style-name="ro1">
          <table:table-cell office:value-type="float" office:value="0.583482" calcext:value-type="float">
            <text:p>0.583482</text:p>
          </table:table-cell>
          <table:table-cell office:value-type="float" office:value="0.568344" calcext:value-type="float">
            <text:p>0.568344</text:p>
          </table:table-cell>
          <table:table-cell table:formula="of:=([.A2411]*[.A2411])" office:value-type="float" office:value="0.340451244324" calcext:value-type="float">
            <text:p>0.340451244324</text:p>
          </table:table-cell>
          <table:table-cell table:formula="of:=([.A2411]-[.B2411])*([.A2411]-[.B2411])" office:value-type="float" office:value="0.000229159044" calcext:value-type="float">
            <text:p>0.000229159044</text:p>
          </table:table-cell>
          <table:table-cell table:number-columns-repeated="2"/>
        </table:table-row>
        <table:table-row table:style-name="ro1">
          <table:table-cell office:value-type="float" office:value="0.549377" calcext:value-type="float">
            <text:p>0.549377</text:p>
          </table:table-cell>
          <table:table-cell office:value-type="float" office:value="0.598872" calcext:value-type="float">
            <text:p>0.598872</text:p>
          </table:table-cell>
          <table:table-cell table:formula="of:=([.A2412]*[.A2412])" office:value-type="float" office:value="0.301815088129" calcext:value-type="float">
            <text:p>0.301815088129</text:p>
          </table:table-cell>
          <table:table-cell table:formula="of:=([.A2412]-[.B2412])*([.A2412]-[.B2412])" office:value-type="float" office:value="0.002449755025" calcext:value-type="float">
            <text:p>0.002449755025</text:p>
          </table:table-cell>
          <table:table-cell table:number-columns-repeated="2"/>
        </table:table-row>
        <table:table-row table:style-name="ro1">
          <table:table-cell office:value-type="float" office:value="0.549377" calcext:value-type="float">
            <text:p>0.549377</text:p>
          </table:table-cell>
          <table:table-cell office:value-type="float" office:value="0.729344" calcext:value-type="float">
            <text:p>0.729344</text:p>
          </table:table-cell>
          <table:table-cell table:formula="of:=([.A2413]*[.A2413])" office:value-type="float" office:value="0.301815088129" calcext:value-type="float">
            <text:p>0.301815088129</text:p>
          </table:table-cell>
          <table:table-cell table:formula="of:=([.A2413]-[.B2413])*([.A2413]-[.B2413])" office:value-type="float" office:value="0.032388121089" calcext:value-type="float">
            <text:p>0.032388121089</text:p>
          </table:table-cell>
          <table:table-cell table:number-columns-repeated="2"/>
        </table:table-row>
        <table:table-row table:style-name="ro1">
          <table:table-cell office:value-type="float" office:value="0.612336" calcext:value-type="float">
            <text:p>0.612336</text:p>
          </table:table-cell>
          <table:table-cell office:value-type="float" office:value="0.849752" calcext:value-type="float">
            <text:p>0.849752</text:p>
          </table:table-cell>
          <table:table-cell table:formula="of:=([.A2414]*[.A2414])" office:value-type="float" office:value="0.374955376896" calcext:value-type="float">
            <text:p>0.374955376896</text:p>
          </table:table-cell>
          <table:table-cell table:formula="of:=([.A2414]-[.B2414])*([.A2414]-[.B2414])" office:value-type="float" office:value="0.056366357056" calcext:value-type="float">
            <text:p>0.056366357056</text:p>
          </table:table-cell>
          <table:table-cell table:number-columns-repeated="2"/>
        </table:table-row>
        <table:table-row table:style-name="ro1">
          <table:table-cell office:value-type="float" office:value="0.612336" calcext:value-type="float">
            <text:p>0.612336</text:p>
          </table:table-cell>
          <table:table-cell office:value-type="float" office:value="0.889573" calcext:value-type="float">
            <text:p>0.889573</text:p>
          </table:table-cell>
          <table:table-cell table:formula="of:=([.A2415]*[.A2415])" office:value-type="float" office:value="0.374955376896" calcext:value-type="float">
            <text:p>0.374955376896</text:p>
          </table:table-cell>
          <table:table-cell table:formula="of:=([.A2415]-[.B2415])*([.A2415]-[.B2415])" office:value-type="float" office:value="0.076860354169" calcext:value-type="float">
            <text:p>0.076860354169</text:p>
          </table:table-cell>
          <table:table-cell table:number-columns-repeated="2"/>
        </table:table-row>
        <table:table-row table:style-name="ro1">
          <table:table-cell office:value-type="float" office:value="0.661262" calcext:value-type="float">
            <text:p>0.661262</text:p>
          </table:table-cell>
          <table:table-cell office:value-type="float" office:value="0.909332" calcext:value-type="float">
            <text:p>0.909332</text:p>
          </table:table-cell>
          <table:table-cell table:formula="of:=([.A2416]*[.A2416])" office:value-type="float" office:value="0.437267432644" calcext:value-type="float">
            <text:p>0.437267432644</text:p>
          </table:table-cell>
          <table:table-cell table:formula="of:=([.A2416]-[.B2416])*([.A2416]-[.B2416])" office:value-type="float" office:value="0.0615387249" calcext:value-type="float">
            <text:p>0.0615387249</text:p>
          </table:table-cell>
          <table:table-cell table:number-columns-repeated="2"/>
        </table:table-row>
        <table:table-row table:style-name="ro1">
          <table:table-cell office:value-type="float" office:value="0.740776" calcext:value-type="float">
            <text:p>0.740776</text:p>
          </table:table-cell>
          <table:table-cell office:value-type="float" office:value="0.903048" calcext:value-type="float">
            <text:p>0.903048</text:p>
          </table:table-cell>
          <table:table-cell table:formula="of:=([.A2417]*[.A2417])" office:value-type="float" office:value="0.548749082176" calcext:value-type="float">
            <text:p>0.548749082176</text:p>
          </table:table-cell>
          <table:table-cell table:formula="of:=([.A2417]-[.B2417])*([.A2417]-[.B2417])" office:value-type="float" office:value="0.026332201984" calcext:value-type="float">
            <text:p>0.026332201984</text:p>
          </table:table-cell>
          <table:table-cell table:number-columns-repeated="2"/>
        </table:table-row>
        <table:table-row table:style-name="ro1">
          <table:table-cell office:value-type="float" office:value="0.909982" calcext:value-type="float">
            <text:p>0.909982</text:p>
          </table:table-cell>
          <table:table-cell office:value-type="float" office:value="0.81825" calcext:value-type="float">
            <text:p>0.81825</text:p>
          </table:table-cell>
          <table:table-cell table:formula="of:=([.A2418]*[.A2418])" office:value-type="float" office:value="0.828067240324" calcext:value-type="float">
            <text:p>0.828067240324</text:p>
          </table:table-cell>
          <table:table-cell table:formula="of:=([.A2418]-[.B2418])*([.A2418]-[.B2418])" office:value-type="float" office:value="0.00841475982399999" calcext:value-type="float">
            <text:p>0.00841475982399999</text:p>
          </table:table-cell>
          <table:table-cell table:number-columns-repeated="2"/>
        </table:table-row>
        <table:table-row table:style-name="ro1">
          <table:table-cell office:value-type="float" office:value="0.999996" calcext:value-type="float">
            <text:p>0.999996</text:p>
          </table:table-cell>
          <table:table-cell office:value-type="float" office:value="0.983768" calcext:value-type="float">
            <text:p>0.983768</text:p>
          </table:table-cell>
          <table:table-cell table:formula="of:=([.A2419]*[.A2419])" office:value-type="float" office:value="0.999992000016" calcext:value-type="float">
            <text:p>0.999992000016</text:p>
          </table:table-cell>
          <table:table-cell table:formula="of:=([.A2419]-[.B2419])*([.A2419]-[.B2419])" office:value-type="float" office:value="0.000263347984000001" calcext:value-type="float">
            <text:p>0.000263347984000001</text:p>
          </table:table-cell>
          <table:table-cell table:number-columns-repeated="2"/>
        </table:table-row>
        <table:table-row table:style-name="ro1">
          <table:table-cell office:value-type="float" office:value="0.00000798702" calcext:value-type="float">
            <text:p>0.00000798702</text:p>
          </table:table-cell>
          <table:table-cell office:value-type="float" office:value="0.00000000298412" calcext:value-type="float">
            <text:p>0.00000000298412</text:p>
          </table:table-cell>
          <table:table-cell table:formula="of:=([.A2420]*[.A2420])" office:value-type="float" office:value="0.00000000006379248848" calcext:value-type="float">
            <text:p>6.37924884804E-11</text:p>
          </table:table-cell>
          <table:table-cell table:formula="of:=([.A2420]-[.B2420])*([.A2420]-[.B2420])" office:value-type="float" office:value="0.00000000006374482893" calcext:value-type="float">
            <text:p>6.37448289331274E-11</text:p>
          </table:table-cell>
          <table:table-cell table:number-columns-repeated="2"/>
        </table:table-row>
        <table:table-row table:style-name="ro1">
          <table:table-cell office:value-type="float" office:value="0.0000283718" calcext:value-type="float">
            <text:p>0.0000283718</text:p>
          </table:table-cell>
          <table:table-cell office:value-type="float" office:value="0.000000716289" calcext:value-type="float">
            <text:p>0.000000716289</text:p>
          </table:table-cell>
          <table:table-cell table:formula="of:=([.A2421]*[.A2421])" office:value-type="float" office:value="0.00000000080495903524" calcext:value-type="float">
            <text:p>8.0495903524E-10</text:p>
          </table:table-cell>
          <table:table-cell table:formula="of:=([.A2421]-[.B2421])*([.A2421]-[.B2421])" office:value-type="float" office:value="0.00000000076482728867" calcext:value-type="float">
            <text:p>7.64827288671121E-10</text:p>
          </table:table-cell>
          <table:table-cell table:number-columns-repeated="2"/>
        </table:table-row>
        <table:table-row table:style-name="ro1">
          <table:table-cell office:value-type="float" office:value="0.0000283718" calcext:value-type="float">
            <text:p>0.0000283718</text:p>
          </table:table-cell>
          <table:table-cell office:value-type="float" office:value="0.00000605684" calcext:value-type="float">
            <text:p>0.00000605684</text:p>
          </table:table-cell>
          <table:table-cell table:formula="of:=([.A2422]*[.A2422])" office:value-type="float" office:value="0.00000000080495903524" calcext:value-type="float">
            <text:p>8.0495903524E-10</text:p>
          </table:table-cell>
          <table:table-cell table:formula="of:=([.A2422]-[.B2422])*([.A2422]-[.B2422])" office:value-type="float" office:value="0.0000000004979574398" calcext:value-type="float">
            <text:p>4.979574398016E-10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319508" calcext:value-type="float">
            <text:p>0.000319508</text:p>
          </table:table-cell>
          <table:table-cell table:formula="of:=([.A2423]*[.A2423])" office:value-type="float" office:value="0.0000000000327418562" calcext:value-type="float">
            <text:p>3.27418562025E-11</text:p>
          </table:table-cell>
          <table:table-cell table:formula="of:=([.A2423]-[.B2423])*([.A2423]-[.B2423])" office:value-type="float" office:value="0.0000000984616224174" calcext:value-type="float">
            <text:p>9.84616224174025E-08</text:p>
          </table:table-cell>
          <table:table-cell table:number-columns-repeated="2"/>
        </table:table-row>
        <table:table-row table:style-name="ro1">
          <table:table-cell office:value-type="float" office:value="0.00000572205" calcext:value-type="float">
            <text:p>0.00000572205</text:p>
          </table:table-cell>
          <table:table-cell office:value-type="float" office:value="0.000595635" calcext:value-type="float">
            <text:p>0.000595635</text:p>
          </table:table-cell>
          <table:table-cell table:formula="of:=([.A2424]*[.A2424])" office:value-type="float" office:value="0.0000000000327418562" calcext:value-type="float">
            <text:p>3.27418562025E-11</text:p>
          </table:table-cell>
          <table:table-cell table:formula="of:=([.A2424]-[.B2424])*([.A2424]-[.B2424])" office:value-type="float" office:value="0.0000003479972885777" calcext:value-type="float">
            <text:p>3.47997288577702E-07</text:p>
          </table:table-cell>
          <table:table-cell table:number-columns-repeated="2"/>
        </table:table-row>
        <table:table-row table:style-name="ro1">
          <table:table-cell office:value-type="float" office:value="0.000268638" calcext:value-type="float">
            <text:p>0.000268638</text:p>
          </table:table-cell>
          <table:table-cell office:value-type="float" office:value="0.000234531" calcext:value-type="float">
            <text:p>0.000234531</text:p>
          </table:table-cell>
          <table:table-cell table:formula="of:=([.A2425]*[.A2425])" office:value-type="float" office:value="0.000000072166375044" calcext:value-type="float">
            <text:p>7.2166375044E-08</text:p>
          </table:table-cell>
          <table:table-cell table:formula="of:=([.A2425]-[.B2425])*([.A2425]-[.B2425])" office:value-type="float" office:value="0.000000001163287449" calcext:value-type="float">
            <text:p>1.163287449E-09</text:p>
          </table:table-cell>
          <table:table-cell table:number-columns-repeated="2"/>
        </table:table-row>
        <table:table-row table:style-name="ro1">
          <table:table-cell office:value-type="float" office:value="0.000092864" calcext:value-type="float">
            <text:p>0.000092864</text:p>
          </table:table-cell>
          <table:table-cell office:value-type="float" office:value="0.00837193" calcext:value-type="float">
            <text:p>0.00837193</text:p>
          </table:table-cell>
          <table:table-cell table:formula="of:=([.A2426]*[.A2426])" office:value-type="float" office:value="0.000000008623722496" calcext:value-type="float">
            <text:p>8.623722496E-09</text:p>
          </table:table-cell>
          <table:table-cell table:formula="of:=([.A2426]-[.B2426])*([.A2426]-[.B2426])" office:value-type="float" office:value="0.000068542933832356" calcext:value-type="float">
            <text:p>6.8542933832356E-05</text:p>
          </table:table-cell>
          <table:table-cell table:number-columns-repeated="2"/>
        </table:table-row>
        <table:table-row table:style-name="ro1">
          <table:table-cell office:value-type="float" office:value="0.000092864" calcext:value-type="float">
            <text:p>0.000092864</text:p>
          </table:table-cell>
          <table:table-cell office:value-type="float" office:value="0.0117909" calcext:value-type="float">
            <text:p>0.0117909</text:p>
          </table:table-cell>
          <table:table-cell table:formula="of:=([.A2427]*[.A2427])" office:value-type="float" office:value="0.000000008623722496" calcext:value-type="float">
            <text:p>8.623722496E-09</text:p>
          </table:table-cell>
          <table:table-cell table:formula="of:=([.A2427]-[.B2427])*([.A2427]-[.B2427])" office:value-type="float" office:value="0.000136844046257296" calcext:value-type="float">
            <text:p>0.000136844046257296</text:p>
          </table:table-cell>
          <table:table-cell table:number-columns-repeated="2"/>
        </table:table-row>
        <table:table-row table:style-name="ro1">
          <table:table-cell office:value-type="float" office:value="0.000000238419" calcext:value-type="float">
            <text:p>0.000000238419</text:p>
          </table:table-cell>
          <table:table-cell office:value-type="float" office:value="0.000458422" calcext:value-type="float">
            <text:p>0.000458422</text:p>
          </table:table-cell>
          <table:table-cell table:formula="of:=([.A2428]*[.A2428])" office:value-type="float" office:value="0.00000000000005684362" calcext:value-type="float">
            <text:p>5.6843619561E-14</text:p>
          </table:table-cell>
          <table:table-cell table:formula="of:=([.A2428]-[.B2428])*([.A2428]-[.B2428])" office:value-type="float" office:value="0.00000020993219389798" calcext:value-type="float">
            <text:p>2.09932193897984E-07</text:p>
          </table:table-cell>
          <table:table-cell table:number-columns-repeated="2"/>
        </table:table-row>
        <table:table-row table:style-name="ro1">
          <table:table-cell office:value-type="float" office:value="0.000012517" calcext:value-type="float">
            <text:p>0.000012517</text:p>
          </table:table-cell>
          <table:table-cell office:value-type="float" office:value="0.000034018" calcext:value-type="float">
            <text:p>0.000034018</text:p>
          </table:table-cell>
          <table:table-cell table:formula="of:=([.A2429]*[.A2429])" office:value-type="float" office:value="0.000000000156675289" calcext:value-type="float">
            <text:p>1.56675289E-10</text:p>
          </table:table-cell>
          <table:table-cell table:formula="of:=([.A2429]-[.B2429])*([.A2429]-[.B2429])" office:value-type="float" office:value="0.000000000462293001" calcext:value-type="float">
            <text:p>4.62293001E-10</text:p>
          </table:table-cell>
          <table:table-cell table:number-columns-repeated="2"/>
        </table:table-row>
        <table:table-row table:style-name="ro1">
          <table:table-cell office:value-type="float" office:value="0.0000315309" calcext:value-type="float">
            <text:p>0.0000315309</text:p>
          </table:table-cell>
          <table:table-cell office:value-type="float" office:value="0.0000850149" calcext:value-type="float">
            <text:p>0.0000850149</text:p>
          </table:table-cell>
          <table:table-cell table:formula="of:=([.A2430]*[.A2430])" office:value-type="float" office:value="0.00000000099419765481" calcext:value-type="float">
            <text:p>9.9419765481E-10</text:p>
          </table:table-cell>
          <table:table-cell table:formula="of:=([.A2430]-[.B2430])*([.A2430]-[.B2430])" office:value-type="float" office:value="0.000000002860538256" calcext:value-type="float">
            <text:p>2.860538256E-09</text:p>
          </table:table-cell>
          <table:table-cell table:number-columns-repeated="2"/>
        </table:table-row>
        <table:table-row table:style-name="ro1">
          <table:table-cell office:value-type="float" office:value="0.0000177026" calcext:value-type="float">
            <text:p>0.0000177026</text:p>
          </table:table-cell>
          <table:table-cell office:value-type="float" office:value="0.000149033" calcext:value-type="float">
            <text:p>0.000149033</text:p>
          </table:table-cell>
          <table:table-cell table:formula="of:=([.A2431]*[.A2431])" office:value-type="float" office:value="0.00000000031338204676" calcext:value-type="float">
            <text:p>3.1338204676E-10</text:p>
          </table:table-cell>
          <table:table-cell table:formula="of:=([.A2431]-[.B2431])*([.A2431]-[.B2431])" office:value-type="float" office:value="0.00000001724767396416" calcext:value-type="float">
            <text:p>1.724767396416E-08</text:p>
          </table:table-cell>
          <table:table-cell table:number-columns-repeated="2"/>
        </table:table-row>
        <table:table-row table:style-name="ro1">
          <table:table-cell office:value-type="float" office:value="0.0000870228" calcext:value-type="float">
            <text:p>0.0000870228</text:p>
          </table:table-cell>
          <table:table-cell office:value-type="float" office:value="0.000600527" calcext:value-type="float">
            <text:p>0.000600527</text:p>
          </table:table-cell>
          <table:table-cell table:formula="of:=([.A2432]*[.A2432])" office:value-type="float" office:value="0.00000000757296771984" calcext:value-type="float">
            <text:p>7.57296771984E-09</text:p>
          </table:table-cell>
          <table:table-cell table:formula="of:=([.A2432]-[.B2432])*([.A2432]-[.B2432])" office:value-type="float" office:value="0.00000026368656341764" calcext:value-type="float">
            <text:p>2.6368656341764E-07</text:p>
          </table:table-cell>
          <table:table-cell table:number-columns-repeated="2"/>
        </table:table-row>
        <table:table-row table:style-name="ro1">
          <table:table-cell office:value-type="float" office:value="0.000445485" calcext:value-type="float">
            <text:p>0.000445485</text:p>
          </table:table-cell>
          <table:table-cell office:value-type="float" office:value="0.00000373231" calcext:value-type="float">
            <text:p>0.00000373231</text:p>
          </table:table-cell>
          <table:table-cell table:formula="of:=([.A2433]*[.A2433])" office:value-type="float" office:value="0.000000198456885225" calcext:value-type="float">
            <text:p>1.98456885225E-07</text:p>
          </table:table-cell>
          <table:table-cell table:formula="of:=([.A2433]-[.B2433])*([.A2433]-[.B2433])" office:value-type="float" office:value="0.00000019514543912224" calcext:value-type="float">
            <text:p>1.95145439122236E-07</text:p>
          </table:table-cell>
          <table:table-cell table:number-columns-repeated="2"/>
        </table:table-row>
        <table:table-row table:style-name="ro1">
          <table:table-cell office:value-type="float" office:value="0.000859261" calcext:value-type="float">
            <text:p>0.000859261</text:p>
          </table:table-cell>
          <table:table-cell office:value-type="float" office:value="0.0299831" calcext:value-type="float">
            <text:p>0.0299831</text:p>
          </table:table-cell>
          <table:table-cell table:formula="of:=([.A2434]*[.A2434])" office:value-type="float" office:value="0.000000738329466121" calcext:value-type="float">
            <text:p>7.38329466121E-07</text:p>
          </table:table-cell>
          <table:table-cell table:formula="of:=([.A2434]-[.B2434])*([.A2434]-[.B2434])" office:value-type="float" office:value="0.000848197998097921" calcext:value-type="float">
            <text:p>0.000848197998097921</text:p>
          </table:table-cell>
          <table:table-cell table:number-columns-repeated="2"/>
        </table:table-row>
        <table:table-row table:style-name="ro1">
          <table:table-cell office:value-type="float" office:value="0.00358725" calcext:value-type="float">
            <text:p>0.00358725</text:p>
          </table:table-cell>
          <table:table-cell office:value-type="float" office:value="0.000665051" calcext:value-type="float">
            <text:p>0.000665051</text:p>
          </table:table-cell>
          <table:table-cell table:formula="of:=([.A2435]*[.A2435])" office:value-type="float" office:value="0.0000128683625625" calcext:value-type="float">
            <text:p>0.0000128683625625</text:p>
          </table:table-cell>
          <table:table-cell table:formula="of:=([.A2435]-[.B2435])*([.A2435]-[.B2435])" office:value-type="float" office:value="0.000008539246995601" calcext:value-type="float">
            <text:p>8.539246995601E-06</text:p>
          </table:table-cell>
          <table:table-cell table:number-columns-repeated="2"/>
        </table:table-row>
        <table:table-row table:style-name="ro1">
          <table:table-cell office:value-type="float" office:value="0.00282729" calcext:value-type="float">
            <text:p>0.00282729</text:p>
          </table:table-cell>
          <table:table-cell office:value-type="float" office:value="0.000269983" calcext:value-type="float">
            <text:p>0.000269983</text:p>
          </table:table-cell>
          <table:table-cell table:formula="of:=([.A2436]*[.A2436])" office:value-type="float" office:value="0.0000079935687441" calcext:value-type="float">
            <text:p>0.0000079935687441</text:p>
          </table:table-cell>
          <table:table-cell table:formula="of:=([.A2436]-[.B2436])*([.A2436]-[.B2436])" office:value-type="float" office:value="0.000006539819092249" calcext:value-type="float">
            <text:p>6.539819092249E-06</text:p>
          </table:table-cell>
          <table:table-cell table:number-columns-repeated="2"/>
        </table:table-row>
        <table:table-row table:style-name="ro1">
          <table:table-cell office:value-type="float" office:value="0.00837463" calcext:value-type="float">
            <text:p>0.00837463</text:p>
          </table:table-cell>
          <table:table-cell office:value-type="float" office:value="0.00178404" calcext:value-type="float">
            <text:p>0.00178404</text:p>
          </table:table-cell>
          <table:table-cell table:formula="of:=([.A2437]*[.A2437])" office:value-type="float" office:value="0.0000701344276369" calcext:value-type="float">
            <text:p>0.0000701344276369</text:p>
          </table:table-cell>
          <table:table-cell table:formula="of:=([.A2437]-[.B2437])*([.A2437]-[.B2437])" office:value-type="float" office:value="0.0000434358765481" calcext:value-type="float">
            <text:p>0.0000434358765481</text:p>
          </table:table-cell>
          <table:table-cell table:number-columns-repeated="2"/>
        </table:table-row>
        <table:table-row table:style-name="ro1">
          <table:table-cell office:value-type="float" office:value="0.0150447" calcext:value-type="float">
            <text:p>0.0150447</text:p>
          </table:table-cell>
          <table:table-cell office:value-type="float" office:value="0.00761474" calcext:value-type="float">
            <text:p>0.00761474</text:p>
          </table:table-cell>
          <table:table-cell table:formula="of:=([.A2438]*[.A2438])" office:value-type="float" office:value="0.00022634299809" calcext:value-type="float">
            <text:p>0.00022634299809</text:p>
          </table:table-cell>
          <table:table-cell table:formula="of:=([.A2438]-[.B2438])*([.A2438]-[.B2438])" office:value-type="float" office:value="0.0000552043056016" calcext:value-type="float">
            <text:p>0.0000552043056016</text:p>
          </table:table-cell>
          <table:table-cell table:number-columns-repeated="2"/>
        </table:table-row>
        <table:table-row table:style-name="ro1">
          <table:table-cell office:value-type="float" office:value="0.0267371" calcext:value-type="float">
            <text:p>0.0267371</text:p>
          </table:table-cell>
          <table:table-cell office:value-type="float" office:value="0.0328937" calcext:value-type="float">
            <text:p>0.0328937</text:p>
          </table:table-cell>
          <table:table-cell table:formula="of:=([.A2439]*[.A2439])" office:value-type="float" office:value="0.00071487251641" calcext:value-type="float">
            <text:p>0.00071487251641</text:p>
          </table:table-cell>
          <table:table-cell table:formula="of:=([.A2439]-[.B2439])*([.A2439]-[.B2439])" office:value-type="float" office:value="0.00003790372356" calcext:value-type="float">
            <text:p>0.00003790372356</text:p>
          </table:table-cell>
          <table:table-cell table:number-columns-repeated="2"/>
        </table:table-row>
        <table:table-row table:style-name="ro1">
          <table:table-cell office:value-type="float" office:value="0.0340427" calcext:value-type="float">
            <text:p>0.0340427</text:p>
          </table:table-cell>
          <table:table-cell office:value-type="float" office:value="0.00804237" calcext:value-type="float">
            <text:p>0.00804237</text:p>
          </table:table-cell>
          <table:table-cell table:formula="of:=([.A2440]*[.A2440])" office:value-type="float" office:value="0.00115890542329" calcext:value-type="float">
            <text:p>0.00115890542329</text:p>
          </table:table-cell>
          <table:table-cell table:formula="of:=([.A2440]-[.B2440])*([.A2440]-[.B2440])" office:value-type="float" office:value="0.0006760171601089" calcext:value-type="float">
            <text:p>0.0006760171601089</text:p>
          </table:table-cell>
          <table:table-cell table:number-columns-repeated="2"/>
        </table:table-row>
        <table:table-row table:style-name="ro1">
          <table:table-cell office:value-type="float" office:value="0.0233119" calcext:value-type="float">
            <text:p>0.0233119</text:p>
          </table:table-cell>
          <table:table-cell office:value-type="float" office:value="0.000406097" calcext:value-type="float">
            <text:p>0.000406097</text:p>
          </table:table-cell>
          <table:table-cell table:formula="of:=([.A2441]*[.A2441])" office:value-type="float" office:value="0.00054344468161" calcext:value-type="float">
            <text:p>0.00054344468161</text:p>
          </table:table-cell>
          <table:table-cell table:formula="of:=([.A2441]-[.B2441])*([.A2441]-[.B2441])" office:value-type="float" office:value="0.000524675811074809" calcext:value-type="float">
            <text:p>0.000524675811074809</text:p>
          </table:table-cell>
          <table:table-cell table:number-columns-repeated="2"/>
        </table:table-row>
        <table:table-row table:style-name="ro1">
          <table:table-cell office:value-type="float" office:value="0.262811" calcext:value-type="float">
            <text:p>0.262811</text:p>
          </table:table-cell>
          <table:table-cell office:value-type="float" office:value="0.0910255" calcext:value-type="float">
            <text:p>0.0910255</text:p>
          </table:table-cell>
          <table:table-cell table:formula="of:=([.A2442]*[.A2442])" office:value-type="float" office:value="0.069069621721" calcext:value-type="float">
            <text:p>0.069069621721</text:p>
          </table:table-cell>
          <table:table-cell table:formula="of:=([.A2442]-[.B2442])*([.A2442]-[.B2442])" office:value-type="float" office:value="0.02951025801025" calcext:value-type="float">
            <text:p>0.02951025801025</text:p>
          </table:table-cell>
          <table:table-cell table:number-columns-repeated="2"/>
        </table:table-row>
        <table:table-row table:style-name="ro1">
          <table:table-cell office:value-type="float" office:value="0.299443" calcext:value-type="float">
            <text:p>0.299443</text:p>
          </table:table-cell>
          <table:table-cell office:value-type="float" office:value="0.199946" calcext:value-type="float">
            <text:p>0.199946</text:p>
          </table:table-cell>
          <table:table-cell table:formula="of:=([.A2443]*[.A2443])" office:value-type="float" office:value="0.089666110249" calcext:value-type="float">
            <text:p>0.089666110249</text:p>
          </table:table-cell>
          <table:table-cell table:formula="of:=([.A2443]-[.B2443])*([.A2443]-[.B2443])" office:value-type="float" office:value="0.009899653009" calcext:value-type="float">
            <text:p>0.009899653009</text:p>
          </table:table-cell>
          <table:table-cell table:number-columns-repeated="2"/>
        </table:table-row>
        <table:table-row table:style-name="ro1">
          <table:table-cell office:value-type="float" office:value="0.297589" calcext:value-type="float">
            <text:p>0.297589</text:p>
          </table:table-cell>
          <table:table-cell office:value-type="float" office:value="0.307963" calcext:value-type="float">
            <text:p>0.307963</text:p>
          </table:table-cell>
          <table:table-cell table:formula="of:=([.A2444]*[.A2444])" office:value-type="float" office:value="0.088559212921" calcext:value-type="float">
            <text:p>0.088559212921</text:p>
          </table:table-cell>
          <table:table-cell table:formula="of:=([.A2444]-[.B2444])*([.A2444]-[.B2444])" office:value-type="float" office:value="0.000107619876" calcext:value-type="float">
            <text:p>0.000107619876</text:p>
          </table:table-cell>
          <table:table-cell table:number-columns-repeated="2"/>
        </table:table-row>
        <table:table-row table:style-name="ro1">
          <table:table-cell office:value-type="float" office:value="0.297588" calcext:value-type="float">
            <text:p>0.297588</text:p>
          </table:table-cell>
          <table:table-cell office:value-type="float" office:value="0.319521" calcext:value-type="float">
            <text:p>0.319521</text:p>
          </table:table-cell>
          <table:table-cell table:formula="of:=([.A2445]*[.A2445])" office:value-type="float" office:value="0.088558617744" calcext:value-type="float">
            <text:p>0.088558617744</text:p>
          </table:table-cell>
          <table:table-cell table:formula="of:=([.A2445]-[.B2445])*([.A2445]-[.B2445])" office:value-type="float" office:value="0.000481056488999999" calcext:value-type="float">
            <text:p>0.000481056488999999</text:p>
          </table:table-cell>
          <table:table-cell table:number-columns-repeated="2"/>
        </table:table-row>
        <table:table-row table:style-name="ro1">
          <table:table-cell office:value-type="float" office:value="0.297589" calcext:value-type="float">
            <text:p>0.297589</text:p>
          </table:table-cell>
          <table:table-cell office:value-type="float" office:value="0.367479" calcext:value-type="float">
            <text:p>0.367479</text:p>
          </table:table-cell>
          <table:table-cell table:formula="of:=([.A2446]*[.A2446])" office:value-type="float" office:value="0.088559212921" calcext:value-type="float">
            <text:p>0.088559212921</text:p>
          </table:table-cell>
          <table:table-cell table:formula="of:=([.A2446]-[.B2446])*([.A2446]-[.B2446])" office:value-type="float" office:value="0.0048846121" calcext:value-type="float">
            <text:p>0.0048846121</text:p>
          </table:table-cell>
          <table:table-cell table:number-columns-repeated="2"/>
        </table:table-row>
        <table:table-row table:style-name="ro1">
          <table:table-cell office:value-type="float" office:value="0.297589" calcext:value-type="float">
            <text:p>0.297589</text:p>
          </table:table-cell>
          <table:table-cell office:value-type="float" office:value="0.381908" calcext:value-type="float">
            <text:p>0.381908</text:p>
          </table:table-cell>
          <table:table-cell table:formula="of:=([.A2447]*[.A2447])" office:value-type="float" office:value="0.088559212921" calcext:value-type="float">
            <text:p>0.088559212921</text:p>
          </table:table-cell>
          <table:table-cell table:formula="of:=([.A2447]-[.B2447])*([.A2447]-[.B2447])" office:value-type="float" office:value="0.00710969376100001" calcext:value-type="float">
            <text:p>0.00710969376100001</text:p>
          </table:table-cell>
          <table:table-cell table:number-columns-repeated="2"/>
        </table:table-row>
        <table:table-row table:style-name="ro1">
          <table:table-cell office:value-type="float" office:value="0.388036" calcext:value-type="float">
            <text:p>0.388036</text:p>
          </table:table-cell>
          <table:table-cell office:value-type="float" office:value="0.53138" calcext:value-type="float">
            <text:p>0.53138</text:p>
          </table:table-cell>
          <table:table-cell table:formula="of:=([.A2448]*[.A2448])" office:value-type="float" office:value="0.150571937296" calcext:value-type="float">
            <text:p>0.150571937296</text:p>
          </table:table-cell>
          <table:table-cell table:formula="of:=([.A2448]-[.B2448])*([.A2448]-[.B2448])" office:value-type="float" office:value="0.020547502336" calcext:value-type="float">
            <text:p>0.020547502336</text:p>
          </table:table-cell>
          <table:table-cell table:number-columns-repeated="2"/>
        </table:table-row>
        <table:table-row table:style-name="ro1">
          <table:table-cell office:value-type="float" office:value="0.489329" calcext:value-type="float">
            <text:p>0.489329</text:p>
          </table:table-cell>
          <table:table-cell office:value-type="float" office:value="0.532699" calcext:value-type="float">
            <text:p>0.532699</text:p>
          </table:table-cell>
          <table:table-cell table:formula="of:=([.A2449]*[.A2449])" office:value-type="float" office:value="0.239442870241" calcext:value-type="float">
            <text:p>0.239442870241</text:p>
          </table:table-cell>
          <table:table-cell table:formula="of:=([.A2449]-[.B2449])*([.A2449]-[.B2449])" office:value-type="float" office:value="0.0018809569" calcext:value-type="float">
            <text:p>0.0018809569</text:p>
          </table:table-cell>
          <table:table-cell table:number-columns-repeated="2"/>
        </table:table-row>
        <table:table-row table:style-name="ro1">
          <table:table-cell office:value-type="float" office:value="0.489329" calcext:value-type="float">
            <text:p>0.489329</text:p>
          </table:table-cell>
          <table:table-cell office:value-type="float" office:value="0.625802" calcext:value-type="float">
            <text:p>0.625802</text:p>
          </table:table-cell>
          <table:table-cell table:formula="of:=([.A2450]*[.A2450])" office:value-type="float" office:value="0.239442870241" calcext:value-type="float">
            <text:p>0.239442870241</text:p>
          </table:table-cell>
          <table:table-cell table:formula="of:=([.A2450]-[.B2450])*([.A2450]-[.B2450])" office:value-type="float" office:value="0.018624879729" calcext:value-type="float">
            <text:p>0.018624879729</text:p>
          </table:table-cell>
          <table:table-cell table:number-columns-repeated="2"/>
        </table:table-row>
        <table:table-row table:style-name="ro1">
          <table:table-cell office:value-type="float" office:value="0.702501" calcext:value-type="float">
            <text:p>0.702501</text:p>
          </table:table-cell>
          <table:table-cell office:value-type="float" office:value="0.545416" calcext:value-type="float">
            <text:p>0.545416</text:p>
          </table:table-cell>
          <table:table-cell table:formula="of:=([.A2451]*[.A2451])" office:value-type="float" office:value="0.493507655001" calcext:value-type="float">
            <text:p>0.493507655001</text:p>
          </table:table-cell>
          <table:table-cell table:formula="of:=([.A2451]-[.B2451])*([.A2451]-[.B2451])" office:value-type="float" office:value="0.024675697225" calcext:value-type="float">
            <text:p>0.024675697225</text:p>
          </table:table-cell>
          <table:table-cell table:number-columns-repeated="2"/>
        </table:table-row>
        <table:table-row table:style-name="ro1">
          <table:table-cell office:value-type="float" office:value="0.702501" calcext:value-type="float">
            <text:p>0.702501</text:p>
          </table:table-cell>
          <table:table-cell office:value-type="float" office:value="0.571386" calcext:value-type="float">
            <text:p>0.571386</text:p>
          </table:table-cell>
          <table:table-cell table:formula="of:=([.A2452]*[.A2452])" office:value-type="float" office:value="0.493507655001" calcext:value-type="float">
            <text:p>0.493507655001</text:p>
          </table:table-cell>
          <table:table-cell table:formula="of:=([.A2452]-[.B2452])*([.A2452]-[.B2452])" office:value-type="float" office:value="0.017191143225" calcext:value-type="float">
            <text:p>0.017191143225</text:p>
          </table:table-cell>
          <table:table-cell table:number-columns-repeated="2"/>
        </table:table-row>
        <table:table-row table:style-name="ro1">
          <table:table-cell office:value-type="float" office:value="0.788168" calcext:value-type="float">
            <text:p>0.788168</text:p>
          </table:table-cell>
          <table:table-cell office:value-type="float" office:value="0.711839" calcext:value-type="float">
            <text:p>0.711839</text:p>
          </table:table-cell>
          <table:table-cell table:formula="of:=([.A2453]*[.A2453])" office:value-type="float" office:value="0.621208796224" calcext:value-type="float">
            <text:p>0.621208796224</text:p>
          </table:table-cell>
          <table:table-cell table:formula="of:=([.A2453]-[.B2453])*([.A2453]-[.B2453])" office:value-type="float" office:value="0.005826116241" calcext:value-type="float">
            <text:p>0.005826116241</text:p>
          </table:table-cell>
          <table:table-cell table:number-columns-repeated="2"/>
        </table:table-row>
        <table:table-row table:style-name="ro1">
          <table:table-cell office:value-type="float" office:value="0.934716" calcext:value-type="float">
            <text:p>0.934716</text:p>
          </table:table-cell>
          <table:table-cell office:value-type="float" office:value="0.854132" calcext:value-type="float">
            <text:p>0.854132</text:p>
          </table:table-cell>
          <table:table-cell table:formula="of:=([.A2454]*[.A2454])" office:value-type="float" office:value="0.873694000656" calcext:value-type="float">
            <text:p>0.873694000656</text:p>
          </table:table-cell>
          <table:table-cell table:formula="of:=([.A2454]-[.B2454])*([.A2454]-[.B2454])" office:value-type="float" office:value="0.006493781056" calcext:value-type="float">
            <text:p>0.006493781056</text:p>
          </table:table-cell>
          <table:table-cell table:number-columns-repeated="2"/>
        </table:table-row>
        <table:table-row table:style-name="ro1">
          <table:table-cell office:value-type="float" office:value="0.934716" calcext:value-type="float">
            <text:p>0.934716</text:p>
          </table:table-cell>
          <table:table-cell office:value-type="float" office:value="0.863786" calcext:value-type="float">
            <text:p>0.863786</text:p>
          </table:table-cell>
          <table:table-cell table:formula="of:=([.A2455]*[.A2455])" office:value-type="float" office:value="0.873694000656" calcext:value-type="float">
            <text:p>0.873694000656</text:p>
          </table:table-cell>
          <table:table-cell table:formula="of:=([.A2455]-[.B2455])*([.A2455]-[.B2455])" office:value-type="float" office:value="0.00503106489999999" calcext:value-type="float">
            <text:p>0.00503106489999999</text:p>
          </table:table-cell>
          <table:table-cell table:number-columns-repeated="2"/>
        </table:table-row>
        <table:table-row table:style-name="ro1">
          <table:table-cell office:value-type="float" office:value="0.981062" calcext:value-type="float">
            <text:p>0.981062</text:p>
          </table:table-cell>
          <table:table-cell office:value-type="float" office:value="0.984712" calcext:value-type="float">
            <text:p>0.984712</text:p>
          </table:table-cell>
          <table:table-cell table:formula="of:=([.A2456]*[.A2456])" office:value-type="float" office:value="0.962482647844" calcext:value-type="float">
            <text:p>0.962482647844</text:p>
          </table:table-cell>
          <table:table-cell table:formula="of:=([.A2456]-[.B2456])*([.A2456]-[.B2456])" office:value-type="float" office:value="0.0000133225000000003" calcext:value-type="float">
            <text:p>1.33225000000003E-05</text:p>
          </table:table-cell>
          <table:table-cell table:number-columns-repeated="2"/>
        </table:table-row>
        <table:table-row table:style-name="ro1">
          <table:table-cell office:value-type="float" office:value="0.981062" calcext:value-type="float">
            <text:p>0.981062</text:p>
          </table:table-cell>
          <table:table-cell office:value-type="float" office:value="0.998192" calcext:value-type="float">
            <text:p>0.998192</text:p>
          </table:table-cell>
          <table:table-cell table:formula="of:=([.A2457]*[.A2457])" office:value-type="float" office:value="0.962482647844" calcext:value-type="float">
            <text:p>0.962482647844</text:p>
          </table:table-cell>
          <table:table-cell table:formula="of:=([.A2457]-[.B2457])*([.A2457]-[.B2457])" office:value-type="float" office:value="0.000293436899999999" calcext:value-type="float">
            <text:p>0.000293436899999999</text:p>
          </table:table-cell>
          <table:table-cell table:number-columns-repeated="2"/>
        </table:table-row>
        <table:table-row table:style-name="ro1">
          <table:table-cell office:value-type="float" office:value="0.981063" calcext:value-type="float">
            <text:p>0.981063</text:p>
          </table:table-cell>
          <table:table-cell office:value-type="float" office:value="0.999998" calcext:value-type="float">
            <text:p>0.999998</text:p>
          </table:table-cell>
          <table:table-cell table:formula="of:=([.A2458]*[.A2458])" office:value-type="float" office:value="0.962484609969" calcext:value-type="float">
            <text:p>0.962484609969</text:p>
          </table:table-cell>
          <table:table-cell table:formula="of:=([.A2458]-[.B2458])*([.A2458]-[.B2458])" office:value-type="float" office:value="0.000358534225000001" calcext:value-type="float">
            <text:p>0.000358534225000001</text:p>
          </table:table-cell>
          <table:table-cell table:number-columns-repeated="2"/>
        </table:table-row>
        <table:table-row table:style-name="ro1">
          <table:table-cell office:value-type="float" office:value="0.00000631809" calcext:value-type="float">
            <text:p>0.00000631809</text:p>
          </table:table-cell>
          <table:table-cell office:value-type="float" office:value="0.00000261853" calcext:value-type="float">
            <text:p>0.00000261853</text:p>
          </table:table-cell>
          <table:table-cell table:formula="of:=([.A2459]*[.A2459])" office:value-type="float" office:value="0.00000000003991826125" calcext:value-type="float">
            <text:p>3.99182612481E-11</text:p>
          </table:table-cell>
          <table:table-cell table:formula="of:=([.A2459]-[.B2459])*([.A2459]-[.B2459])" office:value-type="float" office:value="0.00000000001368674419" calcext:value-type="float">
            <text:p>1.36867441936E-11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0212976" calcext:value-type="float">
            <text:p>0.000212976</text:p>
          </table:table-cell>
          <table:table-cell table:formula="of:=([.A2460]*[.A2460])" office:value-type="float" office:value="0.00000000011256361216" calcext:value-type="float">
            <text:p>1.1256361216E-10</text:p>
          </table:table-cell>
          <table:table-cell table:formula="of:=([.A2460]-[.B2460])*([.A2460]-[.B2460])" office:value-type="float" office:value="0.00000004095215984896" calcext:value-type="float">
            <text:p>4.095215984896E-08</text:p>
          </table:table-cell>
          <table:table-cell table:number-columns-repeated="2"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109339" calcext:value-type="float">
            <text:p>0.0109339</text:p>
          </table:table-cell>
          <table:table-cell table:formula="of:=([.A2461]*[.A2461])" office:value-type="float" office:value="0.00000000003412031839" calcext:value-type="float">
            <text:p>3.41203183876E-11</text:p>
          </table:table-cell>
          <table:table-cell table:formula="of:=([.A2461]-[.B2461])*([.A2461]-[.B2461])" office:value-type="float" office:value="0.00011942246782489" calcext:value-type="float">
            <text:p>0.00011942246782489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148212" calcext:value-type="float">
            <text:p>0.0148212</text:p>
          </table:table-cell>
          <table:table-cell table:formula="of:=([.A2462]*[.A2462])" office:value-type="float" office:value="0.00000000010880158864" calcext:value-type="float">
            <text:p>1.0880158864E-10</text:p>
          </table:table-cell>
          <table:table-cell table:formula="of:=([.A2462]-[.B2462])*([.A2462]-[.B2462])" office:value-type="float" office:value="0.000219358884295669" calcext:value-type="float">
            <text:p>0.000219358884295669</text:p>
          </table:table-cell>
          <table:table-cell table:number-columns-repeated="2"/>
        </table:table-row>
        <table:table-row table:style-name="ro1">
          <table:table-cell office:value-type="float" office:value="0.00000727177" calcext:value-type="float">
            <text:p>0.00000727177</text:p>
          </table:table-cell>
          <table:table-cell office:value-type="float" office:value="0.000000273587" calcext:value-type="float">
            <text:p>0.000000273587</text:p>
          </table:table-cell>
          <table:table-cell table:formula="of:=([.A2463]*[.A2463])" office:value-type="float" office:value="0.00000000005287863893" calcext:value-type="float">
            <text:p>5.28786389329E-11</text:p>
          </table:table-cell>
          <table:table-cell table:formula="of:=([.A2463]-[.B2463])*([.A2463]-[.B2463])" office:value-type="float" office:value="0.0000000000489745653" calcext:value-type="float">
            <text:p>4.8974565301489E-11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346732" calcext:value-type="float">
            <text:p>0.00346732</text:p>
          </table:table-cell>
          <table:table-cell table:formula="of:=([.A2464]*[.A2464])" office:value-type="float" office:value="0.00000000002941999296" calcext:value-type="float">
            <text:p>2.94199929604E-11</text:p>
          </table:table-cell>
          <table:table-cell table:formula="of:=([.A2464]-[.B2464])*([.A2464]-[.B2464])" office:value-type="float" office:value="0.0000119847237763402" calcext:value-type="float">
            <text:p>1.19847237763402E-05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165621" calcext:value-type="float">
            <text:p>0.0165621</text:p>
          </table:table-cell>
          <table:table-cell table:formula="of:=([.A2465]*[.A2465])" office:value-type="float" office:value="0.00000000000751752208" calcext:value-type="float">
            <text:p>7.5175220761E-12</text:p>
          </table:table-cell>
          <table:table-cell table:formula="of:=([.A2465]-[.B2465])*([.A2465]-[.B2465])" office:value-type="float" office:value="0.00027421234366472" calcext:value-type="float">
            <text:p>0.00027421234366472</text:p>
          </table:table-cell>
          <table:table-cell table:number-columns-repeated="2"/>
        </table:table-row>
        <table:table-row table:style-name="ro1">
          <table:table-cell office:value-type="float" office:value="0.00000274181" calcext:value-type="float">
            <text:p>0.00000274181</text:p>
          </table:table-cell>
          <table:table-cell office:value-type="float" office:value="0.0204111" calcext:value-type="float">
            <text:p>0.0204111</text:p>
          </table:table-cell>
          <table:table-cell table:formula="of:=([.A2466]*[.A2466])" office:value-type="float" office:value="0.00000000000751752208" calcext:value-type="float">
            <text:p>7.5175220761E-12</text:p>
          </table:table-cell>
          <table:table-cell table:formula="of:=([.A2466]-[.B2466])*([.A2466]-[.B2466])" office:value-type="float" office:value="0.00041650108401134" calcext:value-type="float">
            <text:p>0.00041650108401134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122378" calcext:value-type="float">
            <text:p>0.00122378</text:p>
          </table:table-cell>
          <table:table-cell table:formula="of:=([.A2467]*[.A2467])" office:value-type="float" office:value="0.00000000001365664634" calcext:value-type="float">
            <text:p>1.36566463401E-11</text:p>
          </table:table-cell>
          <table:table-cell table:formula="of:=([.A2467]-[.B2467])*([.A2467]-[.B2467])" office:value-type="float" office:value="0.00000148860621154194" calcext:value-type="float">
            <text:p>1.48860621154194E-06</text:p>
          </table:table-cell>
          <table:table-cell table:number-columns-repeated="2"/>
        </table:table-row>
        <table:table-row table:style-name="ro1">
          <table:table-cell office:value-type="float" office:value="0.0000225306" calcext:value-type="float">
            <text:p>0.0000225306</text:p>
          </table:table-cell>
          <table:table-cell office:value-type="float" office:value="0.0285101" calcext:value-type="float">
            <text:p>0.0285101</text:p>
          </table:table-cell>
          <table:table-cell table:formula="of:=([.A2468]*[.A2468])" office:value-type="float" office:value="0.00000000050762793636" calcext:value-type="float">
            <text:p>5.0762793636E-10</text:p>
          </table:table-cell>
          <table:table-cell table:formula="of:=([.A2468]-[.B2468])*([.A2468]-[.B2468])" office:value-type="float" office:value="0.000811541610319816" calcext:value-type="float">
            <text:p>0.000811541610319816</text:p>
          </table:table-cell>
          <table:table-cell table:number-columns-repeated="2"/>
        </table:table-row>
        <table:table-row table:style-name="ro1">
          <table:table-cell office:value-type="float" office:value="0.000207901" calcext:value-type="float">
            <text:p>0.000207901</text:p>
          </table:table-cell>
          <table:table-cell office:value-type="float" office:value="0.000948409" calcext:value-type="float">
            <text:p>0.000948409</text:p>
          </table:table-cell>
          <table:table-cell table:formula="of:=([.A2469]*[.A2469])" office:value-type="float" office:value="0.000000043222825801" calcext:value-type="float">
            <text:p>4.3222825801E-08</text:p>
          </table:table-cell>
          <table:table-cell table:formula="of:=([.A2469]-[.B2469])*([.A2469]-[.B2469])" office:value-type="float" office:value="0.000000548352098064" calcext:value-type="float">
            <text:p>5.48352098064E-07</text:p>
          </table:table-cell>
          <table:table-cell table:number-columns-repeated="2"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604414" calcext:value-type="float">
            <text:p>0.000604414</text:p>
          </table:table-cell>
          <table:table-cell table:formula="of:=([.A2470]*[.A2470])" office:value-type="float" office:value="0.00000000133499621376" calcext:value-type="float">
            <text:p>1.33499621376E-09</text:p>
          </table:table-cell>
          <table:table-cell table:formula="of:=([.A2470]-[.B2470])*([.A2470]-[.B2470])" office:value-type="float" office:value="0.00000032248360567696" calcext:value-type="float">
            <text:p>3.2248360567696E-07</text:p>
          </table:table-cell>
          <table:table-cell table:number-columns-repeated="2"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0396832" calcext:value-type="float">
            <text:p>0.000396832</text:p>
          </table:table-cell>
          <table:table-cell table:formula="of:=([.A2471]*[.A2471])" office:value-type="float" office:value="0.00000000133499621376" calcext:value-type="float">
            <text:p>1.33499621376E-09</text:p>
          </table:table-cell>
          <table:table-cell table:formula="of:=([.A2471]-[.B2471])*([.A2471]-[.B2471])" office:value-type="float" office:value="0.00000012981205467136" calcext:value-type="float">
            <text:p>1.2981205467136E-07</text:p>
          </table:table-cell>
          <table:table-cell table:number-columns-repeated="2"/>
        </table:table-row>
        <table:table-row table:style-name="ro1">
          <table:table-cell office:value-type="float" office:value="0.0000365376" calcext:value-type="float">
            <text:p>0.0000365376</text:p>
          </table:table-cell>
          <table:table-cell office:value-type="float" office:value="0.00751473" calcext:value-type="float">
            <text:p>0.00751473</text:p>
          </table:table-cell>
          <table:table-cell table:formula="of:=([.A2472]*[.A2472])" office:value-type="float" office:value="0.00000000133499621376" calcext:value-type="float">
            <text:p>1.33499621376E-09</text:p>
          </table:table-cell>
          <table:table-cell table:formula="of:=([.A2472]-[.B2472])*([.A2472]-[.B2472])" office:value-type="float" office:value="0.0000559233615714178" calcext:value-type="float">
            <text:p>5.59233615714178E-05</text:p>
          </table:table-cell>
          <table:table-cell table:number-columns-repeated="2"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218023" calcext:value-type="float">
            <text:p>0.0218023</text:p>
          </table:table-cell>
          <table:table-cell table:formula="of:=([.A2473]*[.A2473])" office:value-type="float" office:value="0.00000000031761655524" calcext:value-type="float">
            <text:p>3.1761655524E-10</text:p>
          </table:table-cell>
          <table:table-cell table:formula="of:=([.A2473]-[.B2473])*([.A2473]-[.B2473])" office:value-type="float" office:value="0.000474563490446275" calcext:value-type="float">
            <text:p>0.000474563490446275</text:p>
          </table:table-cell>
          <table:table-cell table:number-columns-repeated="2"/>
        </table:table-row>
        <table:table-row table:style-name="ro1">
          <table:table-cell office:value-type="float" office:value="0.0000178218" calcext:value-type="float">
            <text:p>0.0000178218</text:p>
          </table:table-cell>
          <table:table-cell office:value-type="float" office:value="0.0229844" calcext:value-type="float">
            <text:p>0.0229844</text:p>
          </table:table-cell>
          <table:table-cell table:formula="of:=([.A2474]*[.A2474])" office:value-type="float" office:value="0.00000000031761655524" calcext:value-type="float">
            <text:p>3.1761655524E-10</text:p>
          </table:table-cell>
          <table:table-cell table:formula="of:=([.A2474]-[.B2474])*([.A2474]-[.B2474])" office:value-type="float" office:value="0.000527463714216715" calcext:value-type="float">
            <text:p>0.000527463714216715</text:p>
          </table:table-cell>
          <table:table-cell table:number-columns-repeated="2"/>
        </table:table-row>
        <table:table-row table:style-name="ro1">
          <table:table-cell office:value-type="float" office:value="0.0000944138" calcext:value-type="float">
            <text:p>0.0000944138</text:p>
          </table:table-cell>
          <table:table-cell office:value-type="float" office:value="0.0309957" calcext:value-type="float">
            <text:p>0.0309957</text:p>
          </table:table-cell>
          <table:table-cell table:formula="of:=([.A2475]*[.A2475])" office:value-type="float" office:value="0.00000000891396563044" calcext:value-type="float">
            <text:p>8.91396563044E-09</text:p>
          </table:table-cell>
          <table:table-cell table:formula="of:=([.A2475]-[.B2475])*([.A2475]-[.B2475])" office:value-type="float" office:value="0.000954889488814311" calcext:value-type="float">
            <text:p>0.000954889488814311</text:p>
          </table:table-cell>
          <table:table-cell table:number-columns-repeated="2"/>
        </table:table-row>
        <table:table-row table:style-name="ro1">
          <table:table-cell office:value-type="float" office:value="0.0069083" calcext:value-type="float">
            <text:p>0.0069083</text:p>
          </table:table-cell>
          <table:table-cell office:value-type="float" office:value="0.010056" calcext:value-type="float">
            <text:p>0.010056</text:p>
          </table:table-cell>
          <table:table-cell table:formula="of:=([.A2476]*[.A2476])" office:value-type="float" office:value="0.00004772460889" calcext:value-type="float">
            <text:p>0.00004772460889</text:p>
          </table:table-cell>
          <table:table-cell table:formula="of:=([.A2476]-[.B2476])*([.A2476]-[.B2476])" office:value-type="float" office:value="0.00000990801529" calcext:value-type="float">
            <text:p>0.00000990801529</text:p>
          </table:table-cell>
          <table:table-cell table:number-columns-repeated="2"/>
        </table:table-row>
        <table:table-row table:style-name="ro1">
          <table:table-cell office:value-type="float" office:value="0.0593866" calcext:value-type="float">
            <text:p>0.0593866</text:p>
          </table:table-cell>
          <table:table-cell office:value-type="float" office:value="0.00876245" calcext:value-type="float">
            <text:p>0.00876245</text:p>
          </table:table-cell>
          <table:table-cell table:formula="of:=([.A2477]*[.A2477])" office:value-type="float" office:value="0.00352676825956" calcext:value-type="float">
            <text:p>0.00352676825956</text:p>
          </table:table-cell>
          <table:table-cell table:formula="of:=([.A2477]-[.B2477])*([.A2477]-[.B2477])" office:value-type="float" office:value="0.0025628045632225" calcext:value-type="float">
            <text:p>0.0025628045632225</text:p>
          </table:table-cell>
          <table:table-cell table:number-columns-repeated="2"/>
        </table:table-row>
        <table:table-row table:style-name="ro1">
          <table:table-cell office:value-type="float" office:value="0.206697" calcext:value-type="float">
            <text:p>0.206697</text:p>
          </table:table-cell>
          <table:table-cell office:value-type="float" office:value="0.0565017" calcext:value-type="float">
            <text:p>0.0565017</text:p>
          </table:table-cell>
          <table:table-cell table:formula="of:=([.A2478]*[.A2478])" office:value-type="float" office:value="0.042723649809" calcext:value-type="float">
            <text:p>0.042723649809</text:p>
          </table:table-cell>
          <table:table-cell table:formula="of:=([.A2478]-[.B2478])*([.A2478]-[.B2478])" office:value-type="float" office:value="0.02255862814209" calcext:value-type="float">
            <text:p>0.02255862814209</text:p>
          </table:table-cell>
          <table:table-cell table:number-columns-repeated="2"/>
        </table:table-row>
        <table:table-row table:style-name="ro1">
          <table:table-cell office:value-type="float" office:value="0.206697" calcext:value-type="float">
            <text:p>0.206697</text:p>
          </table:table-cell>
          <table:table-cell office:value-type="float" office:value="0.0750478" calcext:value-type="float">
            <text:p>0.0750478</text:p>
          </table:table-cell>
          <table:table-cell table:formula="of:=([.A2479]*[.A2479])" office:value-type="float" office:value="0.042723649809" calcext:value-type="float">
            <text:p>0.042723649809</text:p>
          </table:table-cell>
          <table:table-cell table:formula="of:=([.A2479]-[.B2479])*([.A2479]-[.B2479])" office:value-type="float" office:value="0.01733151186064" calcext:value-type="float">
            <text:p>0.01733151186064</text:p>
          </table:table-cell>
          <table:table-cell table:number-columns-repeated="2"/>
        </table:table-row>
        <table:table-row table:style-name="ro1">
          <table:table-cell office:value-type="float" office:value="0.147748" calcext:value-type="float">
            <text:p>0.147748</text:p>
          </table:table-cell>
          <table:table-cell office:value-type="float" office:value="0.0742765" calcext:value-type="float">
            <text:p>0.0742765</text:p>
          </table:table-cell>
          <table:table-cell table:formula="of:=([.A2480]*[.A2480])" office:value-type="float" office:value="0.021829471504" calcext:value-type="float">
            <text:p>0.021829471504</text:p>
          </table:table-cell>
          <table:table-cell table:formula="of:=([.A2480]-[.B2480])*([.A2480]-[.B2480])" office:value-type="float" office:value="0.00539806131225" calcext:value-type="float">
            <text:p>0.00539806131225</text:p>
          </table:table-cell>
          <table:table-cell table:number-columns-repeated="2"/>
        </table:table-row>
        <table:table-row table:style-name="ro1">
          <table:table-cell office:value-type="float" office:value="0.149025" calcext:value-type="float">
            <text:p>0.149025</text:p>
          </table:table-cell>
          <table:table-cell office:value-type="float" office:value="0.0895233" calcext:value-type="float">
            <text:p>0.0895233</text:p>
          </table:table-cell>
          <table:table-cell table:formula="of:=([.A2481]*[.A2481])" office:value-type="float" office:value="0.022208450625" calcext:value-type="float">
            <text:p>0.022208450625</text:p>
          </table:table-cell>
          <table:table-cell table:formula="of:=([.A2481]-[.B2481])*([.A2481]-[.B2481])" office:value-type="float" office:value="0.00354045230289" calcext:value-type="float">
            <text:p>0.00354045230289</text:p>
          </table:table-cell>
          <table:table-cell table:number-columns-repeated="2"/>
        </table:table-row>
        <table:table-row table:style-name="ro1">
          <table:table-cell office:value-type="float" office:value="0.149025" calcext:value-type="float">
            <text:p>0.149025</text:p>
          </table:table-cell>
          <table:table-cell office:value-type="float" office:value="0.109984" calcext:value-type="float">
            <text:p>0.109984</text:p>
          </table:table-cell>
          <table:table-cell table:formula="of:=([.A2482]*[.A2482])" office:value-type="float" office:value="0.022208450625" calcext:value-type="float">
            <text:p>0.022208450625</text:p>
          </table:table-cell>
          <table:table-cell table:formula="of:=([.A2482]-[.B2482])*([.A2482]-[.B2482])" office:value-type="float" office:value="0.001524199681" calcext:value-type="float">
            <text:p>0.001524199681</text:p>
          </table:table-cell>
          <table:table-cell table:number-columns-repeated="2"/>
        </table:table-row>
        <table:table-row table:style-name="ro1">
          <table:table-cell office:value-type="float" office:value="0.278327" calcext:value-type="float">
            <text:p>0.278327</text:p>
          </table:table-cell>
          <table:table-cell office:value-type="float" office:value="0.121666" calcext:value-type="float">
            <text:p>0.121666</text:p>
          </table:table-cell>
          <table:table-cell table:formula="of:=([.A2483]*[.A2483])" office:value-type="float" office:value="0.077465918929" calcext:value-type="float">
            <text:p>0.077465918929</text:p>
          </table:table-cell>
          <table:table-cell table:formula="of:=([.A2483]-[.B2483])*([.A2483]-[.B2483])" office:value-type="float" office:value="0.024542668921" calcext:value-type="float">
            <text:p>0.024542668921</text:p>
          </table:table-cell>
          <table:table-cell table:number-columns-repeated="2"/>
        </table:table-row>
        <table:table-row table:style-name="ro1">
          <table:table-cell office:value-type="float" office:value="0.278327" calcext:value-type="float">
            <text:p>0.278327</text:p>
          </table:table-cell>
          <table:table-cell office:value-type="float" office:value="0.126232" calcext:value-type="float">
            <text:p>0.126232</text:p>
          </table:table-cell>
          <table:table-cell table:formula="of:=([.A2484]*[.A2484])" office:value-type="float" office:value="0.077465918929" calcext:value-type="float">
            <text:p>0.077465918929</text:p>
          </table:table-cell>
          <table:table-cell table:formula="of:=([.A2484]-[.B2484])*([.A2484]-[.B2484])" office:value-type="float" office:value="0.023132889025" calcext:value-type="float">
            <text:p>0.023132889025</text:p>
          </table:table-cell>
          <table:table-cell table:number-columns-repeated="2"/>
        </table:table-row>
        <table:table-row table:style-name="ro1">
          <table:table-cell office:value-type="float" office:value="0.31221" calcext:value-type="float">
            <text:p>0.31221</text:p>
          </table:table-cell>
          <table:table-cell office:value-type="float" office:value="0.136773" calcext:value-type="float">
            <text:p>0.136773</text:p>
          </table:table-cell>
          <table:table-cell table:formula="of:=([.A2485]*[.A2485])" office:value-type="float" office:value="0.0974750841" calcext:value-type="float">
            <text:p>0.0974750841</text:p>
          </table:table-cell>
          <table:table-cell table:formula="of:=([.A2485]-[.B2485])*([.A2485]-[.B2485])" office:value-type="float" office:value="0.030778140969" calcext:value-type="float">
            <text:p>0.030778140969</text:p>
          </table:table-cell>
          <table:table-cell table:number-columns-repeated="2"/>
        </table:table-row>
        <table:table-row table:style-name="ro1">
          <table:table-cell office:value-type="float" office:value="0.424848" calcext:value-type="float">
            <text:p>0.424848</text:p>
          </table:table-cell>
          <table:table-cell office:value-type="float" office:value="0.12993" calcext:value-type="float">
            <text:p>0.12993</text:p>
          </table:table-cell>
          <table:table-cell table:formula="of:=([.A2486]*[.A2486])" office:value-type="float" office:value="0.180495823104" calcext:value-type="float">
            <text:p>0.180495823104</text:p>
          </table:table-cell>
          <table:table-cell table:formula="of:=([.A2486]-[.B2486])*([.A2486]-[.B2486])" office:value-type="float" office:value="0.086976626724" calcext:value-type="float">
            <text:p>0.086976626724</text:p>
          </table:table-cell>
          <table:table-cell table:number-columns-repeated="2"/>
        </table:table-row>
        <table:table-row table:style-name="ro1">
          <table:table-cell office:value-type="float" office:value="0.65479" calcext:value-type="float">
            <text:p>0.65479</text:p>
          </table:table-cell>
          <table:table-cell office:value-type="float" office:value="0.266861" calcext:value-type="float">
            <text:p>0.266861</text:p>
          </table:table-cell>
          <table:table-cell table:formula="of:=([.A2487]*[.A2487])" office:value-type="float" office:value="0.4287499441" calcext:value-type="float">
            <text:p>0.4287499441</text:p>
          </table:table-cell>
          <table:table-cell table:formula="of:=([.A2487]-[.B2487])*([.A2487]-[.B2487])" office:value-type="float" office:value="0.150488909041" calcext:value-type="float">
            <text:p>0.150488909041</text:p>
          </table:table-cell>
          <table:table-cell table:number-columns-repeated="2"/>
        </table:table-row>
        <table:table-row table:style-name="ro1">
          <table:table-cell office:value-type="float" office:value="0.65479" calcext:value-type="float">
            <text:p>0.65479</text:p>
          </table:table-cell>
          <table:table-cell office:value-type="float" office:value="0.64869" calcext:value-type="float">
            <text:p>0.64869</text:p>
          </table:table-cell>
          <table:table-cell table:formula="of:=([.A2488]*[.A2488])" office:value-type="float" office:value="0.4287499441" calcext:value-type="float">
            <text:p>0.4287499441</text:p>
          </table:table-cell>
          <table:table-cell table:formula="of:=([.A2488]-[.B2488])*([.A2488]-[.B2488])" office:value-type="float" office:value="0.0000372099999999999" calcext:value-type="float">
            <text:p>0.0000372099999999999</text:p>
          </table:table-cell>
          <table:table-cell table:number-columns-repeated="2"/>
        </table:table-row>
        <table:table-row table:style-name="ro1">
          <table:table-cell office:value-type="float" office:value="0.654791" calcext:value-type="float">
            <text:p>0.654791</text:p>
          </table:table-cell>
          <table:table-cell office:value-type="float" office:value="0.673701" calcext:value-type="float">
            <text:p>0.673701</text:p>
          </table:table-cell>
          <table:table-cell table:formula="of:=([.A2489]*[.A2489])" office:value-type="float" office:value="0.428751253681" calcext:value-type="float">
            <text:p>0.428751253681</text:p>
          </table:table-cell>
          <table:table-cell table:formula="of:=([.A2489]-[.B2489])*([.A2489]-[.B2489])" office:value-type="float" office:value="0.000357588099999999" calcext:value-type="float">
            <text:p>0.000357588099999999</text:p>
          </table:table-cell>
          <table:table-cell table:number-columns-repeated="2"/>
        </table:table-row>
        <table:table-row table:style-name="ro1">
          <table:table-cell office:value-type="float" office:value="0.655228" calcext:value-type="float">
            <text:p>0.655228</text:p>
          </table:table-cell>
          <table:table-cell office:value-type="float" office:value="0.705371" calcext:value-type="float">
            <text:p>0.705371</text:p>
          </table:table-cell>
          <table:table-cell table:formula="of:=([.A2490]*[.A2490])" office:value-type="float" office:value="0.429323731984" calcext:value-type="float">
            <text:p>0.429323731984</text:p>
          </table:table-cell>
          <table:table-cell table:formula="of:=([.A2490]-[.B2490])*([.A2490]-[.B2490])" office:value-type="float" office:value="0.00251432044899999" calcext:value-type="float">
            <text:p>0.00251432044899999</text:p>
          </table:table-cell>
          <table:table-cell table:number-columns-repeated="2"/>
        </table:table-row>
        <table:table-row table:style-name="ro1">
          <table:table-cell office:value-type="float" office:value="0.720035" calcext:value-type="float">
            <text:p>0.720035</text:p>
          </table:table-cell>
          <table:table-cell office:value-type="float" office:value="0.716156" calcext:value-type="float">
            <text:p>0.716156</text:p>
          </table:table-cell>
          <table:table-cell table:formula="of:=([.A2491]*[.A2491])" office:value-type="float" office:value="0.518450401225" calcext:value-type="float">
            <text:p>0.518450401225</text:p>
          </table:table-cell>
          <table:table-cell table:formula="of:=([.A2491]-[.B2491])*([.A2491]-[.B2491])" office:value-type="float" office:value="0.0000150466409999997" calcext:value-type="float">
            <text:p>1.50466409999997E-05</text:p>
          </table:table-cell>
          <table:table-cell table:number-columns-repeated="2"/>
        </table:table-row>
        <table:table-row table:style-name="ro1">
          <table:table-cell office:value-type="float" office:value="0.862897" calcext:value-type="float">
            <text:p>0.862897</text:p>
          </table:table-cell>
          <table:table-cell office:value-type="float" office:value="0.750741" calcext:value-type="float">
            <text:p>0.750741</text:p>
          </table:table-cell>
          <table:table-cell table:formula="of:=([.A2492]*[.A2492])" office:value-type="float" office:value="0.744591232609" calcext:value-type="float">
            <text:p>0.744591232609</text:p>
          </table:table-cell>
          <table:table-cell table:formula="of:=([.A2492]-[.B2492])*([.A2492]-[.B2492])" office:value-type="float" office:value="0.012578968336" calcext:value-type="float">
            <text:p>0.012578968336</text:p>
          </table:table-cell>
          <table:table-cell table:number-columns-repeated="2"/>
        </table:table-row>
        <table:table-row table:style-name="ro1">
          <table:table-cell office:value-type="float" office:value="0.921977" calcext:value-type="float">
            <text:p>0.921977</text:p>
          </table:table-cell>
          <table:table-cell office:value-type="float" office:value="0.820546" calcext:value-type="float">
            <text:p>0.820546</text:p>
          </table:table-cell>
          <table:table-cell table:formula="of:=([.A2493]*[.A2493])" office:value-type="float" office:value="0.850041588529" calcext:value-type="float">
            <text:p>0.850041588529</text:p>
          </table:table-cell>
          <table:table-cell table:formula="of:=([.A2493]-[.B2493])*([.A2493]-[.B2493])" office:value-type="float" office:value="0.010288247761" calcext:value-type="float">
            <text:p>0.010288247761</text:p>
          </table:table-cell>
          <table:table-cell table:number-columns-repeated="2"/>
        </table:table-row>
        <table:table-row table:style-name="ro1">
          <table:table-cell office:value-type="float" office:value="0.983572" calcext:value-type="float">
            <text:p>0.983572</text:p>
          </table:table-cell>
          <table:table-cell office:value-type="float" office:value="0.898629" calcext:value-type="float">
            <text:p>0.898629</text:p>
          </table:table-cell>
          <table:table-cell table:formula="of:=([.A2494]*[.A2494])" office:value-type="float" office:value="0.967413879184" calcext:value-type="float">
            <text:p>0.967413879184</text:p>
          </table:table-cell>
          <table:table-cell table:formula="of:=([.A2494]-[.B2494])*([.A2494]-[.B2494])" office:value-type="float" office:value="0.007215313249" calcext:value-type="float">
            <text:p>0.007215313249</text:p>
          </table:table-cell>
          <table:table-cell table:number-columns-repeated="2"/>
        </table:table-row>
        <table:table-row table:style-name="ro1">
          <table:table-cell office:value-type="float" office:value="0.983572" calcext:value-type="float">
            <text:p>0.983572</text:p>
          </table:table-cell>
          <table:table-cell office:value-type="float" office:value="0.966635" calcext:value-type="float">
            <text:p>0.966635</text:p>
          </table:table-cell>
          <table:table-cell table:formula="of:=([.A2495]*[.A2495])" office:value-type="float" office:value="0.967413879184" calcext:value-type="float">
            <text:p>0.967413879184</text:p>
          </table:table-cell>
          <table:table-cell table:formula="of:=([.A2495]-[.B2495])*([.A2495]-[.B2495])" office:value-type="float" office:value="0.000286861968999999" calcext:value-type="float">
            <text:p>0.000286861968999999</text:p>
          </table:table-cell>
          <table:table-cell table:number-columns-repeated="2"/>
        </table:table-row>
        <table:table-row table:style-name="ro1">
          <table:table-cell office:value-type="float" office:value="0.983572" calcext:value-type="float">
            <text:p>0.983572</text:p>
          </table:table-cell>
          <table:table-cell office:value-type="float" office:value="0.979867" calcext:value-type="float">
            <text:p>0.979867</text:p>
          </table:table-cell>
          <table:table-cell table:formula="of:=([.A2496]*[.A2496])" office:value-type="float" office:value="0.967413879184" calcext:value-type="float">
            <text:p>0.967413879184</text:p>
          </table:table-cell>
          <table:table-cell table:formula="of:=([.A2496]-[.B2496])*([.A2496]-[.B2496])" office:value-type="float" office:value="0.0000137270249999997" calcext:value-type="float">
            <text:p>1.37270249999997E-05</text:p>
          </table:table-cell>
          <table:table-cell table:number-columns-repeated="2"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5917" calcext:value-type="float">
            <text:p>0.995917</text:p>
          </table:table-cell>
          <table:table-cell table:formula="of:=([.A2497]*[.A2497])" office:value-type="float" office:value="0.999988000036" calcext:value-type="float">
            <text:p>0.999988000036</text:p>
          </table:table-cell>
          <table:table-cell table:formula="of:=([.A2497]-[.B2497])*([.A2497]-[.B2497])" office:value-type="float" office:value="0.000016621929" calcext:value-type="float">
            <text:p>0.000016621929</text:p>
          </table:table-cell>
          <table:table-cell table:number-columns-repeated="2"/>
        </table:table-row>
        <table:table-row table:style-name="ro1">
          <table:table-cell office:value-type="float" office:value="0.0000110865" calcext:value-type="float">
            <text:p>0.0000110865</text:p>
          </table:table-cell>
          <table:table-cell office:value-type="float" office:value="0.00000303222" calcext:value-type="float">
            <text:p>0.00000303222</text:p>
          </table:table-cell>
          <table:table-cell table:formula="of:=([.A2498]*[.A2498])" office:value-type="float" office:value="0.00000000012291048225" calcext:value-type="float">
            <text:p>1.2291048225E-10</text:p>
          </table:table-cell>
          <table:table-cell table:formula="of:=([.A2498]-[.B2498])*([.A2498]-[.B2498])" office:value-type="float" office:value="0.00000000006487142632" calcext:value-type="float">
            <text:p>6.48714263184E-11</text:p>
          </table:table-cell>
          <table:table-cell table:number-columns-repeated="2"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169006" calcext:value-type="float">
            <text:p>0.00169006</text:p>
          </table:table-cell>
          <table:table-cell table:formula="of:=([.A2499]*[.A2499])" office:value-type="float" office:value="0.00000000058850393281" calcext:value-type="float">
            <text:p>5.8850393281E-10</text:p>
          </table:table-cell>
          <table:table-cell table:formula="of:=([.A2499]-[.B2499])*([.A2499]-[.B2499])" office:value-type="float" office:value="0.00000277489263844081" calcext:value-type="float">
            <text:p>2.77489263844081E-06</text:p>
          </table:table-cell>
          <table:table-cell table:number-columns-repeated="2"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248477" calcext:value-type="float">
            <text:p>0.00248477</text:p>
          </table:table-cell>
          <table:table-cell table:formula="of:=([.A2500]*[.A2500])" office:value-type="float" office:value="0.00000000022561241616" calcext:value-type="float">
            <text:p>2.2561241616E-10</text:p>
          </table:table-cell>
          <table:table-cell table:formula="of:=([.A2500]-[.B2500])*([.A2500]-[.B2500])" office:value-type="float" office:value="0.00000609966308670016" calcext:value-type="float">
            <text:p>6.09966308670016E-06</text:p>
          </table:table-cell>
          <table:table-cell table:number-columns-repeated="2"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0715755" calcext:value-type="float">
            <text:p>0.00715755</text:p>
          </table:table-cell>
          <table:table-cell table:formula="of:=([.A2501]*[.A2501])" office:value-type="float" office:value="0.00000000022561241616" calcext:value-type="float">
            <text:p>2.2561241616E-10</text:p>
          </table:table-cell>
          <table:table-cell table:formula="of:=([.A2501]-[.B2501])*([.A2501]-[.B2501])" office:value-type="float" office:value="0.0000510157290868762" calcext:value-type="float">
            <text:p>5.10157290868762E-05</text:p>
          </table:table-cell>
          <table:table-cell table:number-columns-repeated="2"/>
        </table:table-row>
        <table:table-row table:style-name="ro1">
          <table:table-cell office:value-type="float" office:value="0.0000650883" calcext:value-type="float">
            <text:p>0.0000650883</text:p>
          </table:table-cell>
          <table:table-cell office:value-type="float" office:value="0.00000472314" calcext:value-type="float">
            <text:p>0.00000472314</text:p>
          </table:table-cell>
          <table:table-cell table:formula="of:=([.A2502]*[.A2502])" office:value-type="float" office:value="0.00000000423648679689" calcext:value-type="float">
            <text:p>4.23648679689E-09</text:p>
          </table:table-cell>
          <table:table-cell table:formula="of:=([.A2502]-[.B2502])*([.A2502]-[.B2502])" office:value-type="float" office:value="0.00000000364395254183" calcext:value-type="float">
            <text:p>3.6439525418256E-09</text:p>
          </table:table-cell>
          <table:table-cell table:number-columns-repeated="2"/>
        </table:table-row>
        <table:table-row table:style-name="ro1">
          <table:table-cell office:value-type="float" office:value="0.000223935" calcext:value-type="float">
            <text:p>0.000223935</text:p>
          </table:table-cell>
          <table:table-cell office:value-type="float" office:value="0.00421313" calcext:value-type="float">
            <text:p>0.00421313</text:p>
          </table:table-cell>
          <table:table-cell table:formula="of:=([.A2503]*[.A2503])" office:value-type="float" office:value="0.000000050146884225" calcext:value-type="float">
            <text:p>5.0146884225E-08</text:p>
          </table:table-cell>
          <table:table-cell table:formula="of:=([.A2503]-[.B2503])*([.A2503]-[.B2503])" office:value-type="float" office:value="0.000015913676748025" calcext:value-type="float">
            <text:p>1.5913676748025E-05</text:p>
          </table:table-cell>
          <table:table-cell table:number-columns-repeated="2"/>
        </table:table-row>
        <table:table-row table:style-name="ro1">
          <table:table-cell office:value-type="float" office:value="0.000115216" calcext:value-type="float">
            <text:p>0.000115216</text:p>
          </table:table-cell>
          <table:table-cell office:value-type="float" office:value="0.0000351564" calcext:value-type="float">
            <text:p>0.0000351564</text:p>
          </table:table-cell>
          <table:table-cell table:formula="of:=([.A2504]*[.A2504])" office:value-type="float" office:value="0.000000013274726656" calcext:value-type="float">
            <text:p>1.3274726656E-08</text:p>
          </table:table-cell>
          <table:table-cell table:formula="of:=([.A2504]-[.B2504])*([.A2504]-[.B2504])" office:value-type="float" office:value="0.00000000640953955216" calcext:value-type="float">
            <text:p>6.40953955216E-09</text:p>
          </table:table-cell>
          <table:table-cell table:number-columns-repeated="2"/>
        </table:table-row>
        <table:table-row table:style-name="ro1">
          <table:table-cell office:value-type="float" office:value="0.000351965" calcext:value-type="float">
            <text:p>0.000351965</text:p>
          </table:table-cell>
          <table:table-cell office:value-type="float" office:value="0.00159079" calcext:value-type="float">
            <text:p>0.00159079</text:p>
          </table:table-cell>
          <table:table-cell table:formula="of:=([.A2505]*[.A2505])" office:value-type="float" office:value="0.000000123879361225" calcext:value-type="float">
            <text:p>1.23879361225E-07</text:p>
          </table:table-cell>
          <table:table-cell table:formula="of:=([.A2505]-[.B2505])*([.A2505]-[.B2505])" office:value-type="float" office:value="0.000001534687380625" calcext:value-type="float">
            <text:p>1.534687380625E-06</text:p>
          </table:table-cell>
          <table:table-cell table:number-columns-repeated="2"/>
        </table:table-row>
        <table:table-row table:style-name="ro1">
          <table:table-cell office:value-type="float" office:value="0.000155568" calcext:value-type="float">
            <text:p>0.000155568</text:p>
          </table:table-cell>
          <table:table-cell office:value-type="float" office:value="0.000000000753047" calcext:value-type="float">
            <text:p>7.53047E-10</text:p>
          </table:table-cell>
          <table:table-cell table:formula="of:=([.A2506]*[.A2506])" office:value-type="float" office:value="0.000000024201402624" calcext:value-type="float">
            <text:p>2.4201402624E-08</text:p>
          </table:table-cell>
          <table:table-cell table:formula="of:=([.A2506]-[.B2506])*([.A2506]-[.B2506])" office:value-type="float" office:value="0.00000002420116832454" calcext:value-type="float">
            <text:p>2.42011683245357E-08</text:p>
          </table:table-cell>
          <table:table-cell table:number-columns-repeated="2"/>
        </table:table-row>
        <table:table-row table:style-name="ro1">
          <table:table-cell office:value-type="float" office:value="0.00134486" calcext:value-type="float">
            <text:p>0.00134486</text:p>
          </table:table-cell>
          <table:table-cell office:value-type="float" office:value="0.000156841" calcext:value-type="float">
            <text:p>0.000156841</text:p>
          </table:table-cell>
          <table:table-cell table:formula="of:=([.A2507]*[.A2507])" office:value-type="float" office:value="0.0000018086484196" calcext:value-type="float">
            <text:p>0.0000018086484196</text:p>
          </table:table-cell>
          <table:table-cell table:formula="of:=([.A2507]-[.B2507])*([.A2507]-[.B2507])" office:value-type="float" office:value="0.000001411389144361" calcext:value-type="float">
            <text:p>1.411389144361E-06</text:p>
          </table:table-cell>
          <table:table-cell table:number-columns-repeated="2"/>
        </table:table-row>
        <table:table-row table:style-name="ro1">
          <table:table-cell office:value-type="float" office:value="0.00127816" calcext:value-type="float">
            <text:p>0.00127816</text:p>
          </table:table-cell>
          <table:table-cell office:value-type="float" office:value="0.00190344" calcext:value-type="float">
            <text:p>0.00190344</text:p>
          </table:table-cell>
          <table:table-cell table:formula="of:=([.A2508]*[.A2508])" office:value-type="float" office:value="0.0000016336929856" calcext:value-type="float">
            <text:p>0.0000016336929856</text:p>
          </table:table-cell>
          <table:table-cell table:formula="of:=([.A2508]-[.B2508])*([.A2508]-[.B2508])" office:value-type="float" office:value="0.0000003909750784" calcext:value-type="float">
            <text:p>0.0000003909750784</text:p>
          </table:table-cell>
          <table:table-cell table:number-columns-repeated="2"/>
        </table:table-row>
        <table:table-row table:style-name="ro1">
          <table:table-cell office:value-type="float" office:value="0.00127816" calcext:value-type="float">
            <text:p>0.00127816</text:p>
          </table:table-cell>
          <table:table-cell office:value-type="float" office:value="0.047173" calcext:value-type="float">
            <text:p>0.047173</text:p>
          </table:table-cell>
          <table:table-cell table:formula="of:=([.A2509]*[.A2509])" office:value-type="float" office:value="0.0000016336929856" calcext:value-type="float">
            <text:p>0.0000016336929856</text:p>
          </table:table-cell>
          <table:table-cell table:formula="of:=([.A2509]-[.B2509])*([.A2509]-[.B2509])" office:value-type="float" office:value="0.0021063363386256" calcext:value-type="float">
            <text:p>0.0021063363386256</text:p>
          </table:table-cell>
          <table:table-cell table:number-columns-repeated="2"/>
        </table:table-row>
        <table:table-row table:style-name="ro1">
          <table:table-cell office:value-type="float" office:value="0.000330985" calcext:value-type="float">
            <text:p>0.000330985</text:p>
          </table:table-cell>
          <table:table-cell office:value-type="float" office:value="0.0610082" calcext:value-type="float">
            <text:p>0.0610082</text:p>
          </table:table-cell>
          <table:table-cell table:formula="of:=([.A2510]*[.A2510])" office:value-type="float" office:value="0.000000109551070225" calcext:value-type="float">
            <text:p>1.09551070225E-07</text:p>
          </table:table-cell>
          <table:table-cell table:formula="of:=([.A2510]-[.B2510])*([.A2510]-[.B2510])" office:value-type="float" office:value="0.00368172442015622" calcext:value-type="float">
            <text:p>0.00368172442015622</text:p>
          </table:table-cell>
          <table:table-cell table:number-columns-repeated="2"/>
        </table:table-row>
        <table:table-row table:style-name="ro1">
          <table:table-cell office:value-type="float" office:value="0.000330985" calcext:value-type="float">
            <text:p>0.000330985</text:p>
          </table:table-cell>
          <table:table-cell office:value-type="float" office:value="0.0651546" calcext:value-type="float">
            <text:p>0.0651546</text:p>
          </table:table-cell>
          <table:table-cell table:formula="of:=([.A2511]*[.A2511])" office:value-type="float" office:value="0.000000109551070225" calcext:value-type="float">
            <text:p>1.09551070225E-07</text:p>
          </table:table-cell>
          <table:table-cell table:formula="of:=([.A2511]-[.B2511])*([.A2511]-[.B2511])" office:value-type="float" office:value="0.00420210106166822" calcext:value-type="float">
            <text:p>0.00420210106166822</text:p>
          </table:table-cell>
          <table:table-cell table:number-columns-repeated="2"/>
        </table:table-row>
        <table:table-row table:style-name="ro1">
          <table:table-cell office:value-type="float" office:value="0.000650048" calcext:value-type="float">
            <text:p>0.000650048</text:p>
          </table:table-cell>
          <table:table-cell office:value-type="float" office:value="0.170146" calcext:value-type="float">
            <text:p>0.170146</text:p>
          </table:table-cell>
          <table:table-cell table:formula="of:=([.A2512]*[.A2512])" office:value-type="float" office:value="0.000000422562402304" calcext:value-type="float">
            <text:p>4.22562402304E-07</text:p>
          </table:table-cell>
          <table:table-cell table:formula="of:=([.A2512]-[.B2512])*([.A2512]-[.B2512])" office:value-type="float" office:value="0.0287288777443863" calcext:value-type="float">
            <text:p>0.0287288777443863</text:p>
          </table:table-cell>
          <table:table-cell table:number-columns-repeated="2"/>
        </table:table-row>
        <table:table-row table:style-name="ro1">
          <table:table-cell office:value-type="float" office:value="0.00133556" calcext:value-type="float">
            <text:p>0.00133556</text:p>
          </table:table-cell>
          <table:table-cell office:value-type="float" office:value="0.0546208" calcext:value-type="float">
            <text:p>0.0546208</text:p>
          </table:table-cell>
          <table:table-cell table:formula="of:=([.A2513]*[.A2513])" office:value-type="float" office:value="0.0000017837205136" calcext:value-type="float">
            <text:p>0.0000017837205136</text:p>
          </table:table-cell>
          <table:table-cell table:formula="of:=([.A2513]-[.B2513])*([.A2513]-[.B2513])" office:value-type="float" office:value="0.0028393168018576" calcext:value-type="float">
            <text:p>0.0028393168018576</text:p>
          </table:table-cell>
          <table:table-cell table:number-columns-repeated="2"/>
        </table:table-row>
        <table:table-row table:style-name="ro1">
          <table:table-cell office:value-type="float" office:value="0.0159701" calcext:value-type="float">
            <text:p>0.0159701</text:p>
          </table:table-cell>
          <table:table-cell office:value-type="float" office:value="0.0594684" calcext:value-type="float">
            <text:p>0.0594684</text:p>
          </table:table-cell>
          <table:table-cell table:formula="of:=([.A2514]*[.A2514])" office:value-type="float" office:value="0.00025504409401" calcext:value-type="float">
            <text:p>0.00025504409401</text:p>
          </table:table-cell>
          <table:table-cell table:formula="of:=([.A2514]-[.B2514])*([.A2514]-[.B2514])" office:value-type="float" office:value="0.00189210210289" calcext:value-type="float">
            <text:p>0.00189210210289</text:p>
          </table:table-cell>
          <table:table-cell table:number-columns-repeated="2"/>
        </table:table-row>
        <table:table-row table:style-name="ro1">
          <table:table-cell office:value-type="float" office:value="0.0141193" calcext:value-type="float">
            <text:p>0.0141193</text:p>
          </table:table-cell>
          <table:table-cell office:value-type="float" office:value="0.110489" calcext:value-type="float">
            <text:p>0.110489</text:p>
          </table:table-cell>
          <table:table-cell table:formula="of:=([.A2515]*[.A2515])" office:value-type="float" office:value="0.00019935463249" calcext:value-type="float">
            <text:p>0.00019935463249</text:p>
          </table:table-cell>
          <table:table-cell table:formula="of:=([.A2515]-[.B2515])*([.A2515]-[.B2515])" office:value-type="float" office:value="0.00928711907809" calcext:value-type="float">
            <text:p>0.00928711907809</text:p>
          </table:table-cell>
          <table:table-cell table:number-columns-repeated="2"/>
        </table:table-row>
        <table:table-row table:style-name="ro1">
          <table:table-cell office:value-type="float" office:value="0.0201216" calcext:value-type="float">
            <text:p>0.0201216</text:p>
          </table:table-cell>
          <table:table-cell office:value-type="float" office:value="0.0892084" calcext:value-type="float">
            <text:p>0.0892084</text:p>
          </table:table-cell>
          <table:table-cell table:formula="of:=([.A2516]*[.A2516])" office:value-type="float" office:value="0.00040487878656" calcext:value-type="float">
            <text:p>0.00040487878656</text:p>
          </table:table-cell>
          <table:table-cell table:formula="of:=([.A2516]-[.B2516])*([.A2516]-[.B2516])" office:value-type="float" office:value="0.00477298593424" calcext:value-type="float">
            <text:p>0.00477298593424</text:p>
          </table:table-cell>
          <table:table-cell table:number-columns-repeated="2"/>
        </table:table-row>
        <table:table-row table:style-name="ro1">
          <table:table-cell office:value-type="float" office:value="0.0201216" calcext:value-type="float">
            <text:p>0.0201216</text:p>
          </table:table-cell>
          <table:table-cell office:value-type="float" office:value="0.0806543" calcext:value-type="float">
            <text:p>0.0806543</text:p>
          </table:table-cell>
          <table:table-cell table:formula="of:=([.A2517]*[.A2517])" office:value-type="float" office:value="0.00040487878656" calcext:value-type="float">
            <text:p>0.00040487878656</text:p>
          </table:table-cell>
          <table:table-cell table:formula="of:=([.A2517]-[.B2517])*([.A2517]-[.B2517])" office:value-type="float" office:value="0.00366420776929" calcext:value-type="float">
            <text:p>0.00366420776929</text:p>
          </table:table-cell>
          <table:table-cell table:number-columns-repeated="2"/>
        </table:table-row>
        <table:table-row table:style-name="ro1">
          <table:table-cell office:value-type="float" office:value="0.0201216" calcext:value-type="float">
            <text:p>0.0201216</text:p>
          </table:table-cell>
          <table:table-cell office:value-type="float" office:value="0.155159" calcext:value-type="float">
            <text:p>0.155159</text:p>
          </table:table-cell>
          <table:table-cell table:formula="of:=([.A2518]*[.A2518])" office:value-type="float" office:value="0.00040487878656" calcext:value-type="float">
            <text:p>0.00040487878656</text:p>
          </table:table-cell>
          <table:table-cell table:formula="of:=([.A2518]-[.B2518])*([.A2518]-[.B2518])" office:value-type="float" office:value="0.01823509939876" calcext:value-type="float">
            <text:p>0.01823509939876</text:p>
          </table:table-cell>
          <table:table-cell table:number-columns-repeated="2"/>
        </table:table-row>
        <table:table-row table:style-name="ro1">
          <table:table-cell office:value-type="float" office:value="0.0171368" calcext:value-type="float">
            <text:p>0.0171368</text:p>
          </table:table-cell>
          <table:table-cell office:value-type="float" office:value="0.157695" calcext:value-type="float">
            <text:p>0.157695</text:p>
          </table:table-cell>
          <table:table-cell table:formula="of:=([.A2519]*[.A2519])" office:value-type="float" office:value="0.00029366991424" calcext:value-type="float">
            <text:p>0.00029366991424</text:p>
          </table:table-cell>
          <table:table-cell table:formula="of:=([.A2519]-[.B2519])*([.A2519]-[.B2519])" office:value-type="float" office:value="0.01975660758724" calcext:value-type="float">
            <text:p>0.01975660758724</text:p>
          </table:table-cell>
          <table:table-cell table:number-columns-repeated="2"/>
        </table:table-row>
        <table:table-row table:style-name="ro1">
          <table:table-cell office:value-type="float" office:value="0.0171368" calcext:value-type="float">
            <text:p>0.0171368</text:p>
          </table:table-cell>
          <table:table-cell office:value-type="float" office:value="0.163605" calcext:value-type="float">
            <text:p>0.163605</text:p>
          </table:table-cell>
          <table:table-cell table:formula="of:=([.A2520]*[.A2520])" office:value-type="float" office:value="0.00029366991424" calcext:value-type="float">
            <text:p>0.00029366991424</text:p>
          </table:table-cell>
          <table:table-cell table:formula="of:=([.A2520]-[.B2520])*([.A2520]-[.B2520])" office:value-type="float" office:value="0.02145293361124" calcext:value-type="float">
            <text:p>0.02145293361124</text:p>
          </table:table-cell>
          <table:table-cell table:number-columns-repeated="2"/>
        </table:table-row>
        <table:table-row table:style-name="ro1">
          <table:table-cell office:value-type="float" office:value="0.017215" calcext:value-type="float">
            <text:p>0.017215</text:p>
          </table:table-cell>
          <table:table-cell office:value-type="float" office:value="0.169477" calcext:value-type="float">
            <text:p>0.169477</text:p>
          </table:table-cell>
          <table:table-cell table:formula="of:=([.A2521]*[.A2521])" office:value-type="float" office:value="0.000296356225" calcext:value-type="float">
            <text:p>0.000296356225</text:p>
          </table:table-cell>
          <table:table-cell table:formula="of:=([.A2521]-[.B2521])*([.A2521]-[.B2521])" office:value-type="float" office:value="0.023183716644" calcext:value-type="float">
            <text:p>0.023183716644</text:p>
          </table:table-cell>
          <table:table-cell table:number-columns-repeated="2"/>
        </table:table-row>
        <table:table-row table:style-name="ro1">
          <table:table-cell office:value-type="float" office:value="0.0342943" calcext:value-type="float">
            <text:p>0.0342943</text:p>
          </table:table-cell>
          <table:table-cell office:value-type="float" office:value="0.158112" calcext:value-type="float">
            <text:p>0.158112</text:p>
          </table:table-cell>
          <table:table-cell table:formula="of:=([.A2522]*[.A2522])" office:value-type="float" office:value="0.00117609901249" calcext:value-type="float">
            <text:p>0.00117609901249</text:p>
          </table:table-cell>
          <table:table-cell table:formula="of:=([.A2522]-[.B2522])*([.A2522]-[.B2522])" office:value-type="float" office:value="0.01533082283329" calcext:value-type="float">
            <text:p>0.01533082283329</text:p>
          </table:table-cell>
          <table:table-cell table:number-columns-repeated="2"/>
        </table:table-row>
        <table:table-row table:style-name="ro1">
          <table:table-cell office:value-type="float" office:value="0.0287424" calcext:value-type="float">
            <text:p>0.0287424</text:p>
          </table:table-cell>
          <table:table-cell office:value-type="float" office:value="0.156871" calcext:value-type="float">
            <text:p>0.156871</text:p>
          </table:table-cell>
          <table:table-cell table:formula="of:=([.A2523]*[.A2523])" office:value-type="float" office:value="0.00082612555776" calcext:value-type="float">
            <text:p>0.00082612555776</text:p>
          </table:table-cell>
          <table:table-cell table:formula="of:=([.A2523]-[.B2523])*([.A2523]-[.B2523])" office:value-type="float" office:value="0.01641693813796" calcext:value-type="float">
            <text:p>0.01641693813796</text:p>
          </table:table-cell>
          <table:table-cell table:number-columns-repeated="2"/>
        </table:table-row>
        <table:table-row table:style-name="ro1">
          <table:table-cell office:value-type="float" office:value="0.0885814" calcext:value-type="float">
            <text:p>0.0885814</text:p>
          </table:table-cell>
          <table:table-cell office:value-type="float" office:value="0.182335" calcext:value-type="float">
            <text:p>0.182335</text:p>
          </table:table-cell>
          <table:table-cell table:formula="of:=([.A2524]*[.A2524])" office:value-type="float" office:value="0.00784666442596" calcext:value-type="float">
            <text:p>0.00784666442596</text:p>
          </table:table-cell>
          <table:table-cell table:formula="of:=([.A2524]-[.B2524])*([.A2524]-[.B2524])" office:value-type="float" office:value="0.00878973751296" calcext:value-type="float">
            <text:p>0.00878973751296</text:p>
          </table:table-cell>
          <table:table-cell table:number-columns-repeated="2"/>
        </table:table-row>
        <table:table-row table:style-name="ro1">
          <table:table-cell office:value-type="float" office:value="0.0843403" calcext:value-type="float">
            <text:p>0.0843403</text:p>
          </table:table-cell>
          <table:table-cell office:value-type="float" office:value="0.122222" calcext:value-type="float">
            <text:p>0.122222</text:p>
          </table:table-cell>
          <table:table-cell table:formula="of:=([.A2525]*[.A2525])" office:value-type="float" office:value="0.00711328620409" calcext:value-type="float">
            <text:p>0.00711328620409</text:p>
          </table:table-cell>
          <table:table-cell table:formula="of:=([.A2525]-[.B2525])*([.A2525]-[.B2525])" office:value-type="float" office:value="0.00143502319489" calcext:value-type="float">
            <text:p>0.00143502319489</text:p>
          </table:table-cell>
          <table:table-cell table:number-columns-repeated="2"/>
        </table:table-row>
        <table:table-row table:style-name="ro1">
          <table:table-cell office:value-type="float" office:value="0.151921" calcext:value-type="float">
            <text:p>0.151921</text:p>
          </table:table-cell>
          <table:table-cell office:value-type="float" office:value="0.298609" calcext:value-type="float">
            <text:p>0.298609</text:p>
          </table:table-cell>
          <table:table-cell table:formula="of:=([.A2526]*[.A2526])" office:value-type="float" office:value="0.023079990241" calcext:value-type="float">
            <text:p>0.023079990241</text:p>
          </table:table-cell>
          <table:table-cell table:formula="of:=([.A2526]-[.B2526])*([.A2526]-[.B2526])" office:value-type="float" office:value="0.021517369344" calcext:value-type="float">
            <text:p>0.021517369344</text:p>
          </table:table-cell>
          <table:table-cell table:number-columns-repeated="2"/>
        </table:table-row>
        <table:table-row table:style-name="ro1">
          <table:table-cell office:value-type="float" office:value="0.181116" calcext:value-type="float">
            <text:p>0.181116</text:p>
          </table:table-cell>
          <table:table-cell office:value-type="float" office:value="0.305422" calcext:value-type="float">
            <text:p>0.305422</text:p>
          </table:table-cell>
          <table:table-cell table:formula="of:=([.A2527]*[.A2527])" office:value-type="float" office:value="0.032803005456" calcext:value-type="float">
            <text:p>0.032803005456</text:p>
          </table:table-cell>
          <table:table-cell table:formula="of:=([.A2527]-[.B2527])*([.A2527]-[.B2527])" office:value-type="float" office:value="0.015451981636" calcext:value-type="float">
            <text:p>0.015451981636</text:p>
          </table:table-cell>
          <table:table-cell table:number-columns-repeated="2"/>
        </table:table-row>
        <table:table-row table:style-name="ro1">
          <table:table-cell office:value-type="float" office:value="0.296494" calcext:value-type="float">
            <text:p>0.296494</text:p>
          </table:table-cell>
          <table:table-cell office:value-type="float" office:value="0.347355" calcext:value-type="float">
            <text:p>0.347355</text:p>
          </table:table-cell>
          <table:table-cell table:formula="of:=([.A2528]*[.A2528])" office:value-type="float" office:value="0.087908692036" calcext:value-type="float">
            <text:p>0.087908692036</text:p>
          </table:table-cell>
          <table:table-cell table:formula="of:=([.A2528]-[.B2528])*([.A2528]-[.B2528])" office:value-type="float" office:value="0.002586841321" calcext:value-type="float">
            <text:p>0.002586841321</text:p>
          </table:table-cell>
          <table:table-cell table:number-columns-repeated="2"/>
        </table:table-row>
        <table:table-row table:style-name="ro1">
          <table:table-cell office:value-type="float" office:value="0.535247" calcext:value-type="float">
            <text:p>0.535247</text:p>
          </table:table-cell>
          <table:table-cell office:value-type="float" office:value="0.248009" calcext:value-type="float">
            <text:p>0.248009</text:p>
          </table:table-cell>
          <table:table-cell table:formula="of:=([.A2529]*[.A2529])" office:value-type="float" office:value="0.286489351009" calcext:value-type="float">
            <text:p>0.286489351009</text:p>
          </table:table-cell>
          <table:table-cell table:formula="of:=([.A2529]-[.B2529])*([.A2529]-[.B2529])" office:value-type="float" office:value="0.082505668644" calcext:value-type="float">
            <text:p>0.082505668644</text:p>
          </table:table-cell>
          <table:table-cell table:number-columns-repeated="2"/>
        </table:table-row>
        <table:table-row table:style-name="ro1">
          <table:table-cell office:value-type="float" office:value="0.617153" calcext:value-type="float">
            <text:p>0.617153</text:p>
          </table:table-cell>
          <table:table-cell office:value-type="float" office:value="0.225694" calcext:value-type="float">
            <text:p>0.225694</text:p>
          </table:table-cell>
          <table:table-cell table:formula="of:=([.A2530]*[.A2530])" office:value-type="float" office:value="0.380877825409" calcext:value-type="float">
            <text:p>0.380877825409</text:p>
          </table:table-cell>
          <table:table-cell table:formula="of:=([.A2530]-[.B2530])*([.A2530]-[.B2530])" office:value-type="float" office:value="0.153240148681" calcext:value-type="float">
            <text:p>0.153240148681</text:p>
          </table:table-cell>
          <table:table-cell table:number-columns-repeated="2"/>
        </table:table-row>
        <table:table-row table:style-name="ro1">
          <table:table-cell office:value-type="float" office:value="0.670807" calcext:value-type="float">
            <text:p>0.670807</text:p>
          </table:table-cell>
          <table:table-cell office:value-type="float" office:value="0.38392" calcext:value-type="float">
            <text:p>0.38392</text:p>
          </table:table-cell>
          <table:table-cell table:formula="of:=([.A2531]*[.A2531])" office:value-type="float" office:value="0.449982031249" calcext:value-type="float">
            <text:p>0.449982031249</text:p>
          </table:table-cell>
          <table:table-cell table:formula="of:=([.A2531]-[.B2531])*([.A2531]-[.B2531])" office:value-type="float" office:value="0.082304150769" calcext:value-type="float">
            <text:p>0.082304150769</text:p>
          </table:table-cell>
          <table:table-cell table:number-columns-repeated="2"/>
        </table:table-row>
        <table:table-row table:style-name="ro1">
          <table:table-cell office:value-type="float" office:value="0.833063" calcext:value-type="float">
            <text:p>0.833063</text:p>
          </table:table-cell>
          <table:table-cell office:value-type="float" office:value="0.790496" calcext:value-type="float">
            <text:p>0.790496</text:p>
          </table:table-cell>
          <table:table-cell table:formula="of:=([.A2532]*[.A2532])" office:value-type="float" office:value="0.693993961969" calcext:value-type="float">
            <text:p>0.693993961969</text:p>
          </table:table-cell>
          <table:table-cell table:formula="of:=([.A2532]-[.B2532])*([.A2532]-[.B2532])" office:value-type="float" office:value="0.001811949489" calcext:value-type="float">
            <text:p>0.001811949489</text:p>
          </table:table-cell>
          <table:table-cell table:number-columns-repeated="2"/>
        </table:table-row>
        <table:table-row table:style-name="ro1">
          <table:table-cell office:value-type="float" office:value="0.833063" calcext:value-type="float">
            <text:p>0.833063</text:p>
          </table:table-cell>
          <table:table-cell office:value-type="float" office:value="0.942473" calcext:value-type="float">
            <text:p>0.942473</text:p>
          </table:table-cell>
          <table:table-cell table:formula="of:=([.A2533]*[.A2533])" office:value-type="float" office:value="0.693993961969" calcext:value-type="float">
            <text:p>0.693993961969</text:p>
          </table:table-cell>
          <table:table-cell table:formula="of:=([.A2533]-[.B2533])*([.A2533]-[.B2533])" office:value-type="float" office:value="0.0119705481" calcext:value-type="float">
            <text:p>0.0119705481</text:p>
          </table:table-cell>
          <table:table-cell table:number-columns-repeated="2"/>
        </table:table-row>
        <table:table-row table:style-name="ro1">
          <table:table-cell office:value-type="float" office:value="0.833063" calcext:value-type="float">
            <text:p>0.833063</text:p>
          </table:table-cell>
          <table:table-cell office:value-type="float" office:value="0.970818" calcext:value-type="float">
            <text:p>0.970818</text:p>
          </table:table-cell>
          <table:table-cell table:formula="of:=([.A2534]*[.A2534])" office:value-type="float" office:value="0.693993961969" calcext:value-type="float">
            <text:p>0.693993961969</text:p>
          </table:table-cell>
          <table:table-cell table:formula="of:=([.A2534]-[.B2534])*([.A2534]-[.B2534])" office:value-type="float" office:value="0.018976440025" calcext:value-type="float">
            <text:p>0.018976440025</text:p>
          </table:table-cell>
          <table:table-cell table:number-columns-repeated="2"/>
        </table:table-row>
        <table:table-row table:style-name="ro1">
          <table:table-cell office:value-type="float" office:value="0.880678" calcext:value-type="float">
            <text:p>0.880678</text:p>
          </table:table-cell>
          <table:table-cell office:value-type="float" office:value="0.984107" calcext:value-type="float">
            <text:p>0.984107</text:p>
          </table:table-cell>
          <table:table-cell table:formula="of:=([.A2535]*[.A2535])" office:value-type="float" office:value="0.775593739684" calcext:value-type="float">
            <text:p>0.775593739684</text:p>
          </table:table-cell>
          <table:table-cell table:formula="of:=([.A2535]-[.B2535])*([.A2535]-[.B2535])" office:value-type="float" office:value="0.010697558041" calcext:value-type="float">
            <text:p>0.010697558041</text:p>
          </table:table-cell>
          <table:table-cell table:number-columns-repeated="2"/>
        </table:table-row>
        <table:table-row table:style-name="ro1">
          <table:table-cell office:value-type="float" office:value="0.989877" calcext:value-type="float">
            <text:p>0.989877</text:p>
          </table:table-cell>
          <table:table-cell office:value-type="float" office:value="0.926632" calcext:value-type="float">
            <text:p>0.926632</text:p>
          </table:table-cell>
          <table:table-cell table:formula="of:=([.A2536]*[.A2536])" office:value-type="float" office:value="0.979856475129" calcext:value-type="float">
            <text:p>0.979856475129</text:p>
          </table:table-cell>
          <table:table-cell table:formula="of:=([.A2536]-[.B2536])*([.A2536]-[.B2536])" office:value-type="float" office:value="0.003999930025" calcext:value-type="float">
            <text:p>0.003999930025</text:p>
          </table:table-cell>
          <table:table-cell table:number-columns-repeated="2"/>
        </table:table-row>
        <table:table-row table:style-name="ro1">
          <table:table-cell office:value-type="float" office:value="0.000154376" calcext:value-type="float">
            <text:p>0.000154376</text:p>
          </table:table-cell>
          <table:table-cell office:value-type="float" office:value="0.0000028396" calcext:value-type="float">
            <text:p>0.0000028396</text:p>
          </table:table-cell>
          <table:table-cell table:formula="of:=([.A2537]*[.A2537])" office:value-type="float" office:value="0.000000023831949376" calcext:value-type="float">
            <text:p>2.3831949376E-08</text:p>
          </table:table-cell>
          <table:table-cell table:formula="of:=([.A2537]-[.B2537])*([.A2537]-[.B2537])" office:value-type="float" office:value="0.00000002296328052496" calcext:value-type="float">
            <text:p>2.296328052496E-08</text:p>
          </table:table-cell>
          <table:table-cell table:number-columns-repeated="2"/>
        </table:table-row>
        <table:table-row table:style-name="ro1">
          <table:table-cell office:value-type="float" office:value="0.000326812" calcext:value-type="float">
            <text:p>0.000326812</text:p>
          </table:table-cell>
          <table:table-cell office:value-type="float" office:value="0.000146217" calcext:value-type="float">
            <text:p>0.000146217</text:p>
          </table:table-cell>
          <table:table-cell table:formula="of:=([.A2538]*[.A2538])" office:value-type="float" office:value="0.000000106806083344" calcext:value-type="float">
            <text:p>1.06806083344E-07</text:p>
          </table:table-cell>
          <table:table-cell table:formula="of:=([.A2538]-[.B2538])*([.A2538]-[.B2538])" office:value-type="float" office:value="0.000000032614554025" calcext:value-type="float">
            <text:p>3.2614554025E-08</text:p>
          </table:table-cell>
          <table:table-cell table:number-columns-repeated="2"/>
        </table:table-row>
        <table:table-row table:style-name="ro1">
          <table:table-cell office:value-type="float" office:value="0.000326812" calcext:value-type="float">
            <text:p>0.000326812</text:p>
          </table:table-cell>
          <table:table-cell office:value-type="float" office:value="0.00123638" calcext:value-type="float">
            <text:p>0.00123638</text:p>
          </table:table-cell>
          <table:table-cell table:formula="of:=([.A2539]*[.A2539])" office:value-type="float" office:value="0.000000106806083344" calcext:value-type="float">
            <text:p>1.06806083344E-07</text:p>
          </table:table-cell>
          <table:table-cell table:formula="of:=([.A2539]-[.B2539])*([.A2539]-[.B2539])" office:value-type="float" office:value="0.000000827313946624" calcext:value-type="float">
            <text:p>8.27313946624E-07</text:p>
          </table:table-cell>
          <table:table-cell table:number-columns-repeated="2"/>
        </table:table-row>
        <table:table-row table:style-name="ro1">
          <table:table-cell office:value-type="float" office:value="0.000349939" calcext:value-type="float">
            <text:p>0.000349939</text:p>
          </table:table-cell>
          <table:table-cell office:value-type="float" office:value="0.0126103" calcext:value-type="float">
            <text:p>0.0126103</text:p>
          </table:table-cell>
          <table:table-cell table:formula="of:=([.A2540]*[.A2540])" office:value-type="float" office:value="0.000000122457303721" calcext:value-type="float">
            <text:p>1.22457303721E-07</text:p>
          </table:table-cell>
          <table:table-cell table:formula="of:=([.A2540]-[.B2540])*([.A2540]-[.B2540])" office:value-type="float" office:value="0.000150316451850321" calcext:value-type="float">
            <text:p>0.000150316451850321</text:p>
          </table:table-cell>
          <table:table-cell table:number-columns-repeated="2"/>
        </table:table-row>
        <table:table-row table:style-name="ro1">
          <table:table-cell office:value-type="float" office:value="0.000349939" calcext:value-type="float">
            <text:p>0.000349939</text:p>
          </table:table-cell>
          <table:table-cell office:value-type="float" office:value="0.0235085" calcext:value-type="float">
            <text:p>0.0235085</text:p>
          </table:table-cell>
          <table:table-cell table:formula="of:=([.A2541]*[.A2541])" office:value-type="float" office:value="0.000000122457303721" calcext:value-type="float">
            <text:p>1.22457303721E-07</text:p>
          </table:table-cell>
          <table:table-cell table:formula="of:=([.A2541]-[.B2541])*([.A2541]-[.B2541])" office:value-type="float" office:value="0.000536318947590721" calcext:value-type="float">
            <text:p>0.000536318947590721</text:p>
          </table:table-cell>
          <table:table-cell table:number-columns-repeated="2"/>
        </table:table-row>
        <table:table-row table:style-name="ro1">
          <table:table-cell office:value-type="float" office:value="0.0000766516" calcext:value-type="float">
            <text:p>0.0000766516</text:p>
          </table:table-cell>
          <table:table-cell office:value-type="float" office:value="0.0187061" calcext:value-type="float">
            <text:p>0.0187061</text:p>
          </table:table-cell>
          <table:table-cell table:formula="of:=([.A2542]*[.A2542])" office:value-type="float" office:value="0.00000000587546778256" calcext:value-type="float">
            <text:p>5.87546778256E-09</text:p>
          </table:table-cell>
          <table:table-cell table:formula="of:=([.A2542]-[.B2542])*([.A2542]-[.B2542])" office:value-type="float" office:value="0.000347056347688262" calcext:value-type="float">
            <text:p>0.000347056347688262</text:p>
          </table:table-cell>
          <table:table-cell table:number-columns-repeated="2"/>
        </table:table-row>
        <table:table-row table:style-name="ro1">
          <table:table-cell office:value-type="float" office:value="0.000023365" calcext:value-type="float">
            <text:p>0.000023365</text:p>
          </table:table-cell>
          <table:table-cell office:value-type="float" office:value="0.0175728" calcext:value-type="float">
            <text:p>0.0175728</text:p>
          </table:table-cell>
          <table:table-cell table:formula="of:=([.A2543]*[.A2543])" office:value-type="float" office:value="0.000000000545923225" calcext:value-type="float">
            <text:p>5.45923225E-10</text:p>
          </table:table-cell>
          <table:table-cell table:formula="of:=([.A2543]-[.B2543])*([.A2543]-[.B2543])" office:value-type="float" office:value="0.000307982668819225" calcext:value-type="float">
            <text:p>0.000307982668819225</text:p>
          </table:table-cell>
          <table:table-cell table:number-columns-repeated="2"/>
        </table:table-row>
        <table:table-row table:style-name="ro1">
          <table:table-cell office:value-type="float" office:value="0.0000148416" calcext:value-type="float">
            <text:p>0.0000148416</text:p>
          </table:table-cell>
          <table:table-cell office:value-type="float" office:value="0.000180125" calcext:value-type="float">
            <text:p>0.000180125</text:p>
          </table:table-cell>
          <table:table-cell table:formula="of:=([.A2544]*[.A2544])" office:value-type="float" office:value="0.00000000022027309056" calcext:value-type="float">
            <text:p>2.2027309056E-10</text:p>
          </table:table-cell>
          <table:table-cell table:formula="of:=([.A2544]-[.B2544])*([.A2544]-[.B2544])" office:value-type="float" office:value="0.00000002731860231556" calcext:value-type="float">
            <text:p>2.731860231556E-08</text:p>
          </table:table-cell>
          <table:table-cell table:number-columns-repeated="2"/>
        </table:table-row>
        <table:table-row table:style-name="ro1">
          <table:table-cell office:value-type="float" office:value="0.0000761151" calcext:value-type="float">
            <text:p>0.0000761151</text:p>
          </table:table-cell>
          <table:table-cell office:value-type="float" office:value="0.0220616" calcext:value-type="float">
            <text:p>0.0220616</text:p>
          </table:table-cell>
          <table:table-cell table:formula="of:=([.A2545]*[.A2545])" office:value-type="float" office:value="0.00000000579350844801" calcext:value-type="float">
            <text:p>5.79350844801E-09</text:p>
          </table:table-cell>
          <table:table-cell table:formula="of:=([.A2545]-[.B2545])*([.A2545]-[.B2545])" office:value-type="float" office:value="0.000483361546288128" calcext:value-type="float">
            <text:p>0.000483361546288128</text:p>
          </table:table-cell>
          <table:table-cell table:number-columns-repeated="2"/>
        </table:table-row>
        <table:table-row table:style-name="ro1">
          <table:table-cell office:value-type="float" office:value="0.0008564" calcext:value-type="float">
            <text:p>0.0008564</text:p>
          </table:table-cell>
          <table:table-cell office:value-type="float" office:value="0.00342178" calcext:value-type="float">
            <text:p>0.00342178</text:p>
          </table:table-cell>
          <table:table-cell table:formula="of:=([.A2546]*[.A2546])" office:value-type="float" office:value="0.00000073342096" calcext:value-type="float">
            <text:p>0.00000073342096</text:p>
          </table:table-cell>
          <table:table-cell table:formula="of:=([.A2546]-[.B2546])*([.A2546]-[.B2546])" office:value-type="float" office:value="0.0000065811745444" calcext:value-type="float">
            <text:p>0.0000065811745444</text:p>
          </table:table-cell>
          <table:table-cell table:number-columns-repeated="2"/>
        </table:table-row>
        <table:table-row table:style-name="ro1">
          <table:table-cell office:value-type="float" office:value="0.00181264" calcext:value-type="float">
            <text:p>0.00181264</text:p>
          </table:table-cell>
          <table:table-cell office:value-type="float" office:value="0.00000690943" calcext:value-type="float">
            <text:p>0.00000690943</text:p>
          </table:table-cell>
          <table:table-cell table:formula="of:=([.A2547]*[.A2547])" office:value-type="float" office:value="0.0000032856637696" calcext:value-type="float">
            <text:p>0.0000032856637696</text:p>
          </table:table-cell>
          <table:table-cell table:formula="of:=([.A2547]-[.B2547])*([.A2547]-[.B2547])" office:value-type="float" office:value="0.00000326066289143252" calcext:value-type="float">
            <text:p>3.26066289143252E-06</text:p>
          </table:table-cell>
          <table:table-cell table:number-columns-repeated="2"/>
        </table:table-row>
        <table:table-row table:style-name="ro1">
          <table:table-cell office:value-type="float" office:value="0.00181264" calcext:value-type="float">
            <text:p>0.00181264</text:p>
          </table:table-cell>
          <table:table-cell office:value-type="float" office:value="0.000000521291" calcext:value-type="float">
            <text:p>0.000000521291</text:p>
          </table:table-cell>
          <table:table-cell table:formula="of:=([.A2548]*[.A2548])" office:value-type="float" office:value="0.0000032856637696" calcext:value-type="float">
            <text:p>0.0000032856637696</text:p>
          </table:table-cell>
          <table:table-cell table:formula="of:=([.A2548]-[.B2548])*([.A2548]-[.B2548])" office:value-type="float" office:value="0.00000328377421550783" calcext:value-type="float">
            <text:p>3.28377421550783E-06</text:p>
          </table:table-cell>
          <table:table-cell table:number-columns-repeated="2"/>
        </table:table-row>
        <table:table-row table:style-name="ro1">
          <table:table-cell office:value-type="float" office:value="0.00187927" calcext:value-type="float">
            <text:p>0.00187927</text:p>
          </table:table-cell>
          <table:table-cell office:value-type="float" office:value="0.00211595" calcext:value-type="float">
            <text:p>0.00211595</text:p>
          </table:table-cell>
          <table:table-cell table:formula="of:=([.A2549]*[.A2549])" office:value-type="float" office:value="0.0000035316557329" calcext:value-type="float">
            <text:p>0.0000035316557329</text:p>
          </table:table-cell>
          <table:table-cell table:formula="of:=([.A2549]-[.B2549])*([.A2549]-[.B2549])" office:value-type="float" office:value="0.0000000560174224" calcext:value-type="float">
            <text:p>0.0000000560174224</text:p>
          </table:table-cell>
          <table:table-cell table:number-columns-repeated="2"/>
        </table:table-row>
        <table:table-row table:style-name="ro1">
          <table:table-cell office:value-type="float" office:value="0.00187927" calcext:value-type="float">
            <text:p>0.00187927</text:p>
          </table:table-cell>
          <table:table-cell office:value-type="float" office:value="0.00867063" calcext:value-type="float">
            <text:p>0.00867063</text:p>
          </table:table-cell>
          <table:table-cell table:formula="of:=([.A2550]*[.A2550])" office:value-type="float" office:value="0.0000035316557329" calcext:value-type="float">
            <text:p>0.0000035316557329</text:p>
          </table:table-cell>
          <table:table-cell table:formula="of:=([.A2550]-[.B2550])*([.A2550]-[.B2550])" office:value-type="float" office:value="0.0000461225706496" calcext:value-type="float">
            <text:p>0.0000461225706496</text:p>
          </table:table-cell>
          <table:table-cell table:number-columns-repeated="2"/>
        </table:table-row>
        <table:table-row table:style-name="ro1">
          <table:table-cell office:value-type="float" office:value="0.00187927" calcext:value-type="float">
            <text:p>0.00187927</text:p>
          </table:table-cell>
          <table:table-cell office:value-type="float" office:value="0.00919268" calcext:value-type="float">
            <text:p>0.00919268</text:p>
          </table:table-cell>
          <table:table-cell table:formula="of:=([.A2551]*[.A2551])" office:value-type="float" office:value="0.0000035316557329" calcext:value-type="float">
            <text:p>0.0000035316557329</text:p>
          </table:table-cell>
          <table:table-cell table:formula="of:=([.A2551]-[.B2551])*([.A2551]-[.B2551])" office:value-type="float" office:value="0.0000534859658281" calcext:value-type="float">
            <text:p>0.0000534859658281</text:p>
          </table:table-cell>
          <table:table-cell table:number-columns-repeated="2"/>
        </table:table-row>
        <table:table-row table:style-name="ro1">
          <table:table-cell office:value-type="float" office:value="0.00337422" calcext:value-type="float">
            <text:p>0.00337422</text:p>
          </table:table-cell>
          <table:table-cell office:value-type="float" office:value="0.00000586295" calcext:value-type="float">
            <text:p>0.00000586295</text:p>
          </table:table-cell>
          <table:table-cell table:formula="of:=([.A2552]*[.A2552])" office:value-type="float" office:value="0.0000113853606084" calcext:value-type="float">
            <text:p>0.0000113853606084</text:p>
          </table:table-cell>
          <table:table-cell table:formula="of:=([.A2552]-[.B2552])*([.A2552]-[.B2552])" office:value-type="float" office:value="0.0000113458292162847" calcext:value-type="float">
            <text:p>1.13458292162847E-05</text:p>
          </table:table-cell>
          <table:table-cell table:number-columns-repeated="2"/>
        </table:table-row>
        <table:table-row table:style-name="ro1">
          <table:table-cell office:value-type="float" office:value="0.00323147" calcext:value-type="float">
            <text:p>0.00323147</text:p>
          </table:table-cell>
          <table:table-cell office:value-type="float" office:value="0.018423" calcext:value-type="float">
            <text:p>0.018423</text:p>
          </table:table-cell>
          <table:table-cell table:formula="of:=([.A2553]*[.A2553])" office:value-type="float" office:value="0.0000104423983609" calcext:value-type="float">
            <text:p>0.0000104423983609</text:p>
          </table:table-cell>
          <table:table-cell table:formula="of:=([.A2553]-[.B2553])*([.A2553]-[.B2553])" office:value-type="float" office:value="0.0002307825837409" calcext:value-type="float">
            <text:p>0.0002307825837409</text:p>
          </table:table-cell>
          <table:table-cell table:number-columns-repeated="2"/>
        </table:table-row>
        <table:table-row table:style-name="ro1">
          <table:table-cell office:value-type="float" office:value="0.00133508" calcext:value-type="float">
            <text:p>0.00133508</text:p>
          </table:table-cell>
          <table:table-cell office:value-type="float" office:value="0.0164443" calcext:value-type="float">
            <text:p>0.0164443</text:p>
          </table:table-cell>
          <table:table-cell table:formula="of:=([.A2554]*[.A2554])" office:value-type="float" office:value="0.0000017824386064" calcext:value-type="float">
            <text:p>0.0000017824386064</text:p>
          </table:table-cell>
          <table:table-cell table:formula="of:=([.A2554]-[.B2554])*([.A2554]-[.B2554])" office:value-type="float" office:value="0.0002282885290084" calcext:value-type="float">
            <text:p>0.0002282885290084</text:p>
          </table:table-cell>
          <table:table-cell table:number-columns-repeated="2"/>
        </table:table-row>
        <table:table-row table:style-name="ro1">
          <table:table-cell office:value-type="float" office:value="0.00201535" calcext:value-type="float">
            <text:p>0.00201535</text:p>
          </table:table-cell>
          <table:table-cell office:value-type="float" office:value="0.0139811" calcext:value-type="float">
            <text:p>0.0139811</text:p>
          </table:table-cell>
          <table:table-cell table:formula="of:=([.A2555]*[.A2555])" office:value-type="float" office:value="0.0000040616356225" calcext:value-type="float">
            <text:p>0.0000040616356225</text:p>
          </table:table-cell>
          <table:table-cell table:formula="of:=([.A2555]-[.B2555])*([.A2555]-[.B2555])" office:value-type="float" office:value="0.0001431791730625" calcext:value-type="float">
            <text:p>0.0001431791730625</text:p>
          </table:table-cell>
          <table:table-cell table:number-columns-repeated="2"/>
        </table:table-row>
        <table:table-row table:style-name="ro1">
          <table:table-cell office:value-type="float" office:value="0.00247371" calcext:value-type="float">
            <text:p>0.00247371</text:p>
          </table:table-cell>
          <table:table-cell office:value-type="float" office:value="0.00376721" calcext:value-type="float">
            <text:p>0.00376721</text:p>
          </table:table-cell>
          <table:table-cell table:formula="of:=([.A2556]*[.A2556])" office:value-type="float" office:value="0.0000061192411641" calcext:value-type="float">
            <text:p>0.0000061192411641</text:p>
          </table:table-cell>
          <table:table-cell table:formula="of:=([.A2556]-[.B2556])*([.A2556]-[.B2556])" office:value-type="float" office:value="0.00000167314225" calcext:value-type="float">
            <text:p>0.00000167314225</text:p>
          </table:table-cell>
          <table:table-cell table:number-columns-repeated="2"/>
        </table:table-row>
        <table:table-row table:style-name="ro1">
          <table:table-cell office:value-type="float" office:value="0.00323129" calcext:value-type="float">
            <text:p>0.00323129</text:p>
          </table:table-cell>
          <table:table-cell office:value-type="float" office:value="0.0078017" calcext:value-type="float">
            <text:p>0.0078017</text:p>
          </table:table-cell>
          <table:table-cell table:formula="of:=([.A2557]*[.A2557])" office:value-type="float" office:value="0.0000104412350641" calcext:value-type="float">
            <text:p>0.0000104412350641</text:p>
          </table:table-cell>
          <table:table-cell table:formula="of:=([.A2557]-[.B2557])*([.A2557]-[.B2557])" office:value-type="float" office:value="0.0000208886475681" calcext:value-type="float">
            <text:p>0.0000208886475681</text:p>
          </table:table-cell>
          <table:table-cell table:number-columns-repeated="2"/>
        </table:table-row>
        <table:table-row table:style-name="ro1">
          <table:table-cell office:value-type="float" office:value="0.00531363" calcext:value-type="float">
            <text:p>0.00531363</text:p>
          </table:table-cell>
          <table:table-cell office:value-type="float" office:value="0.00152805" calcext:value-type="float">
            <text:p>0.00152805</text:p>
          </table:table-cell>
          <table:table-cell table:formula="of:=([.A2558]*[.A2558])" office:value-type="float" office:value="0.0000282346637769" calcext:value-type="float">
            <text:p>0.0000282346637769</text:p>
          </table:table-cell>
          <table:table-cell table:formula="of:=([.A2558]-[.B2558])*([.A2558]-[.B2558])" office:value-type="float" office:value="0.0000143306159364" calcext:value-type="float">
            <text:p>0.0000143306159364</text:p>
          </table:table-cell>
          <table:table-cell table:number-columns-repeated="2"/>
        </table:table-row>
        <table:table-row table:style-name="ro1">
          <table:table-cell office:value-type="float" office:value="0.0116976" calcext:value-type="float">
            <text:p>0.0116976</text:p>
          </table:table-cell>
          <table:table-cell office:value-type="float" office:value="0.00249545" calcext:value-type="float">
            <text:p>0.00249545</text:p>
          </table:table-cell>
          <table:table-cell table:formula="of:=([.A2559]*[.A2559])" office:value-type="float" office:value="0.00013683384576" calcext:value-type="float">
            <text:p>0.00013683384576</text:p>
          </table:table-cell>
          <table:table-cell table:formula="of:=([.A2559]-[.B2559])*([.A2559]-[.B2559])" office:value-type="float" office:value="0.0000846795646225" calcext:value-type="float">
            <text:p>0.0000846795646225</text:p>
          </table:table-cell>
          <table:table-cell table:number-columns-repeated="2"/>
        </table:table-row>
        <table:table-row table:style-name="ro1">
          <table:table-cell office:value-type="float" office:value="0.0239636" calcext:value-type="float">
            <text:p>0.0239636</text:p>
          </table:table-cell>
          <table:table-cell office:value-type="float" office:value="0.0612608" calcext:value-type="float">
            <text:p>0.0612608</text:p>
          </table:table-cell>
          <table:table-cell table:formula="of:=([.A2560]*[.A2560])" office:value-type="float" office:value="0.00057425412496" calcext:value-type="float">
            <text:p>0.00057425412496</text:p>
          </table:table-cell>
          <table:table-cell table:formula="of:=([.A2560]-[.B2560])*([.A2560]-[.B2560])" office:value-type="float" office:value="0.00139108112784" calcext:value-type="float">
            <text:p>0.00139108112784</text:p>
          </table:table-cell>
          <table:table-cell table:number-columns-repeated="2"/>
        </table:table-row>
        <table:table-row table:style-name="ro1">
          <table:table-cell office:value-type="float" office:value="0.0239635" calcext:value-type="float">
            <text:p>0.0239635</text:p>
          </table:table-cell>
          <table:table-cell office:value-type="float" office:value="0.0561854" calcext:value-type="float">
            <text:p>0.0561854</text:p>
          </table:table-cell>
          <table:table-cell table:formula="of:=([.A2561]*[.A2561])" office:value-type="float" office:value="0.00057424933225" calcext:value-type="float">
            <text:p>0.00057424933225</text:p>
          </table:table-cell>
          <table:table-cell table:formula="of:=([.A2561]-[.B2561])*([.A2561]-[.B2561])" office:value-type="float" office:value="0.00103825083961" calcext:value-type="float">
            <text:p>0.00103825083961</text:p>
          </table:table-cell>
          <table:table-cell table:number-columns-repeated="2"/>
        </table:table-row>
        <table:table-row table:style-name="ro1">
          <table:table-cell office:value-type="float" office:value="0.0315595" calcext:value-type="float">
            <text:p>0.0315595</text:p>
          </table:table-cell>
          <table:table-cell office:value-type="float" office:value="0.00564772" calcext:value-type="float">
            <text:p>0.00564772</text:p>
          </table:table-cell>
          <table:table-cell table:formula="of:=([.A2562]*[.A2562])" office:value-type="float" office:value="0.00099600204025" calcext:value-type="float">
            <text:p>0.00099600204025</text:p>
          </table:table-cell>
          <table:table-cell table:formula="of:=([.A2562]-[.B2562])*([.A2562]-[.B2562])" office:value-type="float" office:value="0.0006714203427684" calcext:value-type="float">
            <text:p>0.0006714203427684</text:p>
          </table:table-cell>
          <table:table-cell table:number-columns-repeated="2"/>
        </table:table-row>
        <table:table-row table:style-name="ro1">
          <table:table-cell office:value-type="float" office:value="0.04077" calcext:value-type="float">
            <text:p>0.04077</text:p>
          </table:table-cell>
          <table:table-cell office:value-type="float" office:value="0.024206" calcext:value-type="float">
            <text:p>0.024206</text:p>
          </table:table-cell>
          <table:table-cell table:formula="of:=([.A2563]*[.A2563])" office:value-type="float" office:value="0.0016621929" calcext:value-type="float">
            <text:p>0.0016621929</text:p>
          </table:table-cell>
          <table:table-cell table:formula="of:=([.A2563]-[.B2563])*([.A2563]-[.B2563])" office:value-type="float" office:value="0.000274366096" calcext:value-type="float">
            <text:p>0.000274366096</text:p>
          </table:table-cell>
          <table:table-cell table:number-columns-repeated="2"/>
        </table:table-row>
        <table:table-row table:style-name="ro1">
          <table:table-cell office:value-type="float" office:value="0.0982724" calcext:value-type="float">
            <text:p>0.0982724</text:p>
          </table:table-cell>
          <table:table-cell office:value-type="float" office:value="0.121882" calcext:value-type="float">
            <text:p>0.121882</text:p>
          </table:table-cell>
          <table:table-cell table:formula="of:=([.A2564]*[.A2564])" office:value-type="float" office:value="0.00965746460176" calcext:value-type="float">
            <text:p>0.00965746460176</text:p>
          </table:table-cell>
          <table:table-cell table:formula="of:=([.A2564]-[.B2564])*([.A2564]-[.B2564])" office:value-type="float" office:value="0.00055741321216" calcext:value-type="float">
            <text:p>0.00055741321216</text:p>
          </table:table-cell>
          <table:table-cell table:number-columns-repeated="2"/>
        </table:table-row>
        <table:table-row table:style-name="ro1">
          <table:table-cell office:value-type="float" office:value="0.177272" calcext:value-type="float">
            <text:p>0.177272</text:p>
          </table:table-cell>
          <table:table-cell office:value-type="float" office:value="0.33478" calcext:value-type="float">
            <text:p>0.33478</text:p>
          </table:table-cell>
          <table:table-cell table:formula="of:=([.A2565]*[.A2565])" office:value-type="float" office:value="0.031425361984" calcext:value-type="float">
            <text:p>0.031425361984</text:p>
          </table:table-cell>
          <table:table-cell table:formula="of:=([.A2565]-[.B2565])*([.A2565]-[.B2565])" office:value-type="float" office:value="0.024808770064" calcext:value-type="float">
            <text:p>0.024808770064</text:p>
          </table:table-cell>
          <table:table-cell table:number-columns-repeated="2"/>
        </table:table-row>
        <table:table-row table:style-name="ro1">
          <table:table-cell office:value-type="float" office:value="0.204555" calcext:value-type="float">
            <text:p>0.204555</text:p>
          </table:table-cell>
          <table:table-cell office:value-type="float" office:value="0.615353" calcext:value-type="float">
            <text:p>0.615353</text:p>
          </table:table-cell>
          <table:table-cell table:formula="of:=([.A2566]*[.A2566])" office:value-type="float" office:value="0.041842748025" calcext:value-type="float">
            <text:p>0.041842748025</text:p>
          </table:table-cell>
          <table:table-cell table:formula="of:=([.A2566]-[.B2566])*([.A2566]-[.B2566])" office:value-type="float" office:value="0.168754996804" calcext:value-type="float">
            <text:p>0.168754996804</text:p>
          </table:table-cell>
          <table:table-cell table:number-columns-repeated="2"/>
        </table:table-row>
        <table:table-row table:style-name="ro1">
          <table:table-cell office:value-type="float" office:value="0.204555" calcext:value-type="float">
            <text:p>0.204555</text:p>
          </table:table-cell>
          <table:table-cell office:value-type="float" office:value="0.609682" calcext:value-type="float">
            <text:p>0.609682</text:p>
          </table:table-cell>
          <table:table-cell table:formula="of:=([.A2567]*[.A2567])" office:value-type="float" office:value="0.041842748025" calcext:value-type="float">
            <text:p>0.041842748025</text:p>
          </table:table-cell>
          <table:table-cell table:formula="of:=([.A2567]-[.B2567])*([.A2567]-[.B2567])" office:value-type="float" office:value="0.164127886129" calcext:value-type="float">
            <text:p>0.164127886129</text:p>
          </table:table-cell>
          <table:table-cell table:number-columns-repeated="2"/>
        </table:table-row>
        <table:table-row table:style-name="ro1">
          <table:table-cell office:value-type="float" office:value="0.253855" calcext:value-type="float">
            <text:p>0.253855</text:p>
          </table:table-cell>
          <table:table-cell office:value-type="float" office:value="0.794394" calcext:value-type="float">
            <text:p>0.794394</text:p>
          </table:table-cell>
          <table:table-cell table:formula="of:=([.A2568]*[.A2568])" office:value-type="float" office:value="0.064442361025" calcext:value-type="float">
            <text:p>0.064442361025</text:p>
          </table:table-cell>
          <table:table-cell table:formula="of:=([.A2568]-[.B2568])*([.A2568]-[.B2568])" office:value-type="float" office:value="0.292182410521" calcext:value-type="float">
            <text:p>0.292182410521</text:p>
          </table:table-cell>
          <table:table-cell table:number-columns-repeated="2"/>
        </table:table-row>
        <table:table-row table:style-name="ro1">
          <table:table-cell office:value-type="float" office:value="0.644805" calcext:value-type="float">
            <text:p>0.644805</text:p>
          </table:table-cell>
          <table:table-cell office:value-type="float" office:value="0.833925" calcext:value-type="float">
            <text:p>0.833925</text:p>
          </table:table-cell>
          <table:table-cell table:formula="of:=([.A2569]*[.A2569])" office:value-type="float" office:value="0.415773488025" calcext:value-type="float">
            <text:p>0.415773488025</text:p>
          </table:table-cell>
          <table:table-cell table:formula="of:=([.A2569]-[.B2569])*([.A2569]-[.B2569])" office:value-type="float" office:value="0.0357663744" calcext:value-type="float">
            <text:p>0.0357663744</text:p>
          </table:table-cell>
          <table:table-cell table:number-columns-repeated="2"/>
        </table:table-row>
        <table:table-row table:style-name="ro1">
          <table:table-cell office:value-type="float" office:value="0.719908" calcext:value-type="float">
            <text:p>0.719908</text:p>
          </table:table-cell>
          <table:table-cell office:value-type="float" office:value="0.843261" calcext:value-type="float">
            <text:p>0.843261</text:p>
          </table:table-cell>
          <table:table-cell table:formula="of:=([.A2570]*[.A2570])" office:value-type="float" office:value="0.518267528464" calcext:value-type="float">
            <text:p>0.518267528464</text:p>
          </table:table-cell>
          <table:table-cell table:formula="of:=([.A2570]-[.B2570])*([.A2570]-[.B2570])" office:value-type="float" office:value="0.015215962609" calcext:value-type="float">
            <text:p>0.015215962609</text:p>
          </table:table-cell>
          <table:table-cell table:number-columns-repeated="2"/>
        </table:table-row>
        <table:table-row table:style-name="ro1">
          <table:table-cell office:value-type="float" office:value="0.719909" calcext:value-type="float">
            <text:p>0.719909</text:p>
          </table:table-cell>
          <table:table-cell office:value-type="float" office:value="0.915163" calcext:value-type="float">
            <text:p>0.915163</text:p>
          </table:table-cell>
          <table:table-cell table:formula="of:=([.A2571]*[.A2571])" office:value-type="float" office:value="0.518268968281" calcext:value-type="float">
            <text:p>0.518268968281</text:p>
          </table:table-cell>
          <table:table-cell table:formula="of:=([.A2571]-[.B2571])*([.A2571]-[.B2571])" office:value-type="float" office:value="0.038124124516" calcext:value-type="float">
            <text:p>0.038124124516</text:p>
          </table:table-cell>
          <table:table-cell table:number-columns-repeated="2"/>
        </table:table-row>
        <table:table-row table:style-name="ro1">
          <table:table-cell office:value-type="float" office:value="0.719908" calcext:value-type="float">
            <text:p>0.719908</text:p>
          </table:table-cell>
          <table:table-cell office:value-type="float" office:value="0.953108" calcext:value-type="float">
            <text:p>0.953108</text:p>
          </table:table-cell>
          <table:table-cell table:formula="of:=([.A2572]*[.A2572])" office:value-type="float" office:value="0.518267528464" calcext:value-type="float">
            <text:p>0.518267528464</text:p>
          </table:table-cell>
          <table:table-cell table:formula="of:=([.A2572]-[.B2572])*([.A2572]-[.B2572])" office:value-type="float" office:value="0.05438224" calcext:value-type="float">
            <text:p>0.05438224</text:p>
          </table:table-cell>
          <table:table-cell table:number-columns-repeated="2"/>
        </table:table-row>
        <table:table-row table:style-name="ro1">
          <table:table-cell office:value-type="float" office:value="0.938079" calcext:value-type="float">
            <text:p>0.938079</text:p>
          </table:table-cell>
          <table:table-cell office:value-type="float" office:value="0.981604" calcext:value-type="float">
            <text:p>0.981604</text:p>
          </table:table-cell>
          <table:table-cell table:formula="of:=([.A2573]*[.A2573])" office:value-type="float" office:value="0.879992210241" calcext:value-type="float">
            <text:p>0.879992210241</text:p>
          </table:table-cell>
          <table:table-cell table:formula="of:=([.A2573]-[.B2573])*([.A2573]-[.B2573])" office:value-type="float" office:value="0.001894425625" calcext:value-type="float">
            <text:p>0.001894425625</text:p>
          </table:table-cell>
          <table:table-cell table:number-columns-repeated="2"/>
        </table:table-row>
        <table:table-row table:style-name="ro1">
          <table:table-cell office:value-type="float" office:value="0.938079" calcext:value-type="float">
            <text:p>0.938079</text:p>
          </table:table-cell>
          <table:table-cell office:value-type="float" office:value="0.995041" calcext:value-type="float">
            <text:p>0.995041</text:p>
          </table:table-cell>
          <table:table-cell table:formula="of:=([.A2574]*[.A2574])" office:value-type="float" office:value="0.879992210241" calcext:value-type="float">
            <text:p>0.879992210241</text:p>
          </table:table-cell>
          <table:table-cell table:formula="of:=([.A2574]-[.B2574])*([.A2574]-[.B2574])" office:value-type="float" office:value="0.00324466944399999" calcext:value-type="float">
            <text:p>0.00324466944399999</text:p>
          </table:table-cell>
          <table:table-cell table:number-columns-repeated="2"/>
        </table:table-row>
        <table:table-row table:style-name="ro1">
          <table:table-cell office:value-type="float" office:value="0.948027" calcext:value-type="float">
            <text:p>0.948027</text:p>
          </table:table-cell>
          <table:table-cell office:value-type="float" office:value="0.995162" calcext:value-type="float">
            <text:p>0.995162</text:p>
          </table:table-cell>
          <table:table-cell table:formula="of:=([.A2575]*[.A2575])" office:value-type="float" office:value="0.898755192729" calcext:value-type="float">
            <text:p>0.898755192729</text:p>
          </table:table-cell>
          <table:table-cell table:formula="of:=([.A2575]-[.B2575])*([.A2575]-[.B2575])" office:value-type="float" office:value="0.002221708225" calcext:value-type="float">
            <text:p>0.002221708225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000231988" calcext:value-type="float">
            <text:p>0.00000231988</text:p>
          </table:table-cell>
          <table:table-cell table:formula="of:=([.A2576]*[.A2576])" office:value-type="float" office:value="0.00000000011256361216" calcext:value-type="float">
            <text:p>1.1256361216E-10</text:p>
          </table:table-cell>
          <table:table-cell table:formula="of:=([.A2576]-[.B2576])*([.A2576]-[.B2576])" office:value-type="float" office:value="0.00000000006871945768" calcext:value-type="float">
            <text:p>6.87194576784E-11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0138322" calcext:value-type="float">
            <text:p>0.00138322</text:p>
          </table:table-cell>
          <table:table-cell table:formula="of:=([.A2577]*[.A2577])" office:value-type="float" office:value="0.00000000011256361216" calcext:value-type="float">
            <text:p>1.1256361216E-10</text:p>
          </table:table-cell>
          <table:table-cell table:formula="of:=([.A2577]-[.B2577])*([.A2577]-[.B2577])" office:value-type="float" office:value="0.00000188405931018816" calcext:value-type="float">
            <text:p>1.88405931018816E-06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152877" calcext:value-type="float">
            <text:p>0.0152877</text:p>
          </table:table-cell>
          <table:table-cell table:formula="of:=([.A2578]*[.A2578])" office:value-type="float" office:value="0.00000000011256361216" calcext:value-type="float">
            <text:p>1.1256361216E-10</text:p>
          </table:table-cell>
          <table:table-cell table:formula="of:=([.A2578]-[.B2578])*([.A2578]-[.B2578])" office:value-type="float" office:value="0.000233389491089772" calcext:value-type="float">
            <text:p>0.000233389491089772</text:p>
          </table:table-cell>
          <table:table-cell table:number-columns-repeated="2"/>
        </table:table-row>
        <table:table-row table:style-name="ro1">
          <table:table-cell office:value-type="float" office:value="0.0000106096" calcext:value-type="float">
            <text:p>0.0000106096</text:p>
          </table:table-cell>
          <table:table-cell office:value-type="float" office:value="0.0440372" calcext:value-type="float">
            <text:p>0.0440372</text:p>
          </table:table-cell>
          <table:table-cell table:formula="of:=([.A2579]*[.A2579])" office:value-type="float" office:value="0.00000000011256361216" calcext:value-type="float">
            <text:p>1.1256361216E-10</text:p>
          </table:table-cell>
          <table:table-cell table:formula="of:=([.A2579]-[.B2579])*([.A2579]-[.B2579])" office:value-type="float" office:value="0.00193834066224937" calcext:value-type="float">
            <text:p>0.00193834066224937</text:p>
          </table:table-cell>
          <table:table-cell table:number-columns-repeated="2"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809284" calcext:value-type="float">
            <text:p>0.0809284</text:p>
          </table:table-cell>
          <table:table-cell table:formula="of:=([.A2580]*[.A2580])" office:value-type="float" office:value="0.00000000009439210611" calcext:value-type="float">
            <text:p>9.43921061136E-11</text:p>
          </table:table-cell>
          <table:table-cell table:formula="of:=([.A2580]-[.B2580])*([.A2580]-[.B2580])" office:value-type="float" office:value="0.0065478334915003" calcext:value-type="float">
            <text:p>0.0065478334915003</text:p>
          </table:table-cell>
          <table:table-cell table:number-columns-repeated="2"/>
        </table:table-row>
        <table:table-row table:style-name="ro1">
          <table:table-cell office:value-type="float" office:value="0.0000234246" calcext:value-type="float">
            <text:p>0.0000234246</text:p>
          </table:table-cell>
          <table:table-cell office:value-type="float" office:value="0.000000344703" calcext:value-type="float">
            <text:p>0.000000344703</text:p>
          </table:table-cell>
          <table:table-cell table:formula="of:=([.A2581]*[.A2581])" office:value-type="float" office:value="0.00000000054871188516" calcext:value-type="float">
            <text:p>5.4871188516E-10</text:p>
          </table:table-cell>
          <table:table-cell table:formula="of:=([.A2581]-[.B2581])*([.A2581]-[.B2581])" office:value-type="float" office:value="0.00000000053268164553" calcext:value-type="float">
            <text:p>5.32681645530609E-10</text:p>
          </table:table-cell>
          <table:table-cell table:number-columns-repeated="2"/>
        </table:table-row>
        <table:table-row table:style-name="ro1">
          <table:table-cell office:value-type="float" office:value="0.0000244379" calcext:value-type="float">
            <text:p>0.0000244379</text:p>
          </table:table-cell>
          <table:table-cell office:value-type="float" office:value="0.000243522" calcext:value-type="float">
            <text:p>0.000243522</text:p>
          </table:table-cell>
          <table:table-cell table:formula="of:=([.A2582]*[.A2582])" office:value-type="float" office:value="0.00000000059721095641" calcext:value-type="float">
            <text:p>5.9721095641E-10</text:p>
          </table:table-cell>
          <table:table-cell table:formula="of:=([.A2582]-[.B2582])*([.A2582]-[.B2582])" office:value-type="float" office:value="0.00000004799784287281" calcext:value-type="float">
            <text:p>4.799784287281E-08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85465" calcext:value-type="float">
            <text:p>0.0185465</text:p>
          </table:table-cell>
          <table:table-cell table:formula="of:=([.A2583]*[.A2583])" office:value-type="float" office:value="0.00000000000687803076" calcext:value-type="float">
            <text:p>6.87803076E-12</text:p>
          </table:table-cell>
          <table:table-cell table:formula="of:=([.A2583]-[.B2583])*([.A2583]-[.B2583])" office:value-type="float" office:value="0.000343875389026231" calcext:value-type="float">
            <text:p>0.000343875389026231</text:p>
          </table:table-cell>
          <table:table-cell table:number-columns-repeated="2"/>
        </table:table-row>
        <table:table-row table:style-name="ro1">
          <table:table-cell office:value-type="float" office:value="0.0000254512" calcext:value-type="float">
            <text:p>0.0000254512</text:p>
          </table:table-cell>
          <table:table-cell office:value-type="float" office:value="0.00278192" calcext:value-type="float">
            <text:p>0.00278192</text:p>
          </table:table-cell>
          <table:table-cell table:formula="of:=([.A2584]*[.A2584])" office:value-type="float" office:value="0.00000000064776358144" calcext:value-type="float">
            <text:p>6.4776358144E-10</text:p>
          </table:table-cell>
          <table:table-cell table:formula="of:=([.A2584]-[.B2584])*([.A2584]-[.B2584])" office:value-type="float" office:value="0.00000759812024537344" calcext:value-type="float">
            <text:p>7.59812024537344E-06</text:p>
          </table:table-cell>
          <table:table-cell table:number-columns-repeated="2"/>
        </table:table-row>
        <table:table-row table:style-name="ro1">
          <table:table-cell office:value-type="float" office:value="0.0000500679" calcext:value-type="float">
            <text:p>0.0000500679</text:p>
          </table:table-cell>
          <table:table-cell office:value-type="float" office:value="0.00169956" calcext:value-type="float">
            <text:p>0.00169956</text:p>
          </table:table-cell>
          <table:table-cell table:formula="of:=([.A2585]*[.A2585])" office:value-type="float" office:value="0.00000000250679461041" calcext:value-type="float">
            <text:p>2.50679461041E-09</text:p>
          </table:table-cell>
          <table:table-cell table:formula="of:=([.A2585]-[.B2585])*([.A2585]-[.B2585])" office:value-type="float" office:value="0.00000272082418796241" calcext:value-type="float">
            <text:p>2.72082418796241E-06</text:p>
          </table:table-cell>
          <table:table-cell table:number-columns-repeated="2"/>
        </table:table-row>
        <table:table-row table:style-name="ro1">
          <table:table-cell office:value-type="float" office:value="0.000122488" calcext:value-type="float">
            <text:p>0.000122488</text:p>
          </table:table-cell>
          <table:table-cell office:value-type="float" office:value="0.00592282" calcext:value-type="float">
            <text:p>0.00592282</text:p>
          </table:table-cell>
          <table:table-cell table:formula="of:=([.A2586]*[.A2586])" office:value-type="float" office:value="0.000000015003310144" calcext:value-type="float">
            <text:p>1.5003310144E-08</text:p>
          </table:table-cell>
          <table:table-cell table:formula="of:=([.A2586]-[.B2586])*([.A2586]-[.B2586])" office:value-type="float" office:value="0.000033643851310224" calcext:value-type="float">
            <text:p>3.3643851310224E-05</text:p>
          </table:table-cell>
          <table:table-cell table:number-columns-repeated="2"/>
        </table:table-row>
        <table:table-row table:style-name="ro1">
          <table:table-cell office:value-type="float" office:value="0.000122488" calcext:value-type="float">
            <text:p>0.000122488</text:p>
          </table:table-cell>
          <table:table-cell office:value-type="float" office:value="0.0000861993" calcext:value-type="float">
            <text:p>0.0000861993</text:p>
          </table:table-cell>
          <table:table-cell table:formula="of:=([.A2587]*[.A2587])" office:value-type="float" office:value="0.000000015003310144" calcext:value-type="float">
            <text:p>1.5003310144E-08</text:p>
          </table:table-cell>
          <table:table-cell table:formula="of:=([.A2587]-[.B2587])*([.A2587]-[.B2587])" office:value-type="float" office:value="0.00000000131686974769" calcext:value-type="float">
            <text:p>1.31686974769E-09</text:p>
          </table:table-cell>
          <table:table-cell table:number-columns-repeated="2"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106086" calcext:value-type="float">
            <text:p>0.106086</text:p>
          </table:table-cell>
          <table:table-cell table:formula="of:=([.A2588]*[.A2588])" office:value-type="float" office:value="0.00000000060598191889" calcext:value-type="float">
            <text:p>6.0598191889E-10</text:p>
          </table:table-cell>
          <table:table-cell table:formula="of:=([.A2588]-[.B2588])*([.A2588]-[.B2588])" office:value-type="float" office:value="0.0112490170275095" calcext:value-type="float">
            <text:p>0.0112490170275095</text:p>
          </table:table-cell>
          <table:table-cell table:number-columns-repeated="2"/>
        </table:table-row>
        <table:table-row table:style-name="ro1">
          <table:table-cell office:value-type="float" office:value="0.00407153" calcext:value-type="float">
            <text:p>0.00407153</text:p>
          </table:table-cell>
          <table:table-cell office:value-type="float" office:value="0.00225725" calcext:value-type="float">
            <text:p>0.00225725</text:p>
          </table:table-cell>
          <table:table-cell table:formula="of:=([.A2589]*[.A2589])" office:value-type="float" office:value="0.0000165773565409" calcext:value-type="float">
            <text:p>0.0000165773565409</text:p>
          </table:table-cell>
          <table:table-cell table:formula="of:=([.A2589]-[.B2589])*([.A2589]-[.B2589])" office:value-type="float" office:value="0.0000032916119184" calcext:value-type="float">
            <text:p>0.0000032916119184</text:p>
          </table:table-cell>
          <table:table-cell table:number-columns-repeated="2"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577619" calcext:value-type="float">
            <text:p>0.00577619</text:p>
          </table:table-cell>
          <table:table-cell table:formula="of:=([.A2590]*[.A2590])" office:value-type="float" office:value="0.00017755296001" calcext:value-type="float">
            <text:p>0.00017755296001</text:p>
          </table:table-cell>
          <table:table-cell table:formula="of:=([.A2590]-[.B2590])*([.A2590]-[.B2590])" office:value-type="float" office:value="0.0000569830226641" calcext:value-type="float">
            <text:p>0.0000569830226641</text:p>
          </table:table-cell>
          <table:table-cell table:number-columns-repeated="2"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60894" calcext:value-type="float">
            <text:p>0.0060894</text:p>
          </table:table-cell>
          <table:table-cell table:formula="of:=([.A2591]*[.A2591])" office:value-type="float" office:value="0.00017755296001" calcext:value-type="float">
            <text:p>0.00017755296001</text:p>
          </table:table-cell>
          <table:table-cell table:formula="of:=([.A2591]-[.B2591])*([.A2591]-[.B2591])" office:value-type="float" office:value="0.00005235246025" calcext:value-type="float">
            <text:p>0.00005235246025</text:p>
          </table:table-cell>
          <table:table-cell table:number-columns-repeated="2"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0295944" calcext:value-type="float">
            <text:p>0.000295944</text:p>
          </table:table-cell>
          <table:table-cell table:formula="of:=([.A2592]*[.A2592])" office:value-type="float" office:value="0.00017755296001" calcext:value-type="float">
            <text:p>0.00017755296001</text:p>
          </table:table-cell>
          <table:table-cell table:formula="of:=([.A2592]-[.B2592])*([.A2592]-[.B2592])" office:value-type="float" office:value="0.000169753694449936" calcext:value-type="float">
            <text:p>0.000169753694449936</text:p>
          </table:table-cell>
          <table:table-cell table:number-columns-repeated="2"/>
        </table:table-row>
        <table:table-row table:style-name="ro1">
          <table:table-cell office:value-type="float" office:value="0.0133249" calcext:value-type="float">
            <text:p>0.0133249</text:p>
          </table:table-cell>
          <table:table-cell office:value-type="float" office:value="0.000309537" calcext:value-type="float">
            <text:p>0.000309537</text:p>
          </table:table-cell>
          <table:table-cell table:formula="of:=([.A2593]*[.A2593])" office:value-type="float" office:value="0.00017755296001" calcext:value-type="float">
            <text:p>0.00017755296001</text:p>
          </table:table-cell>
          <table:table-cell table:formula="of:=([.A2593]-[.B2593])*([.A2593]-[.B2593])" office:value-type="float" office:value="0.000169399674021769" calcext:value-type="float">
            <text:p>0.000169399674021769</text:p>
          </table:table-cell>
          <table:table-cell table:number-columns-repeated="2"/>
        </table:table-row>
        <table:table-row table:style-name="ro1">
          <table:table-cell office:value-type="float" office:value="0.011372" calcext:value-type="float">
            <text:p>0.011372</text:p>
          </table:table-cell>
          <table:table-cell office:value-type="float" office:value="0.0197836" calcext:value-type="float">
            <text:p>0.0197836</text:p>
          </table:table-cell>
          <table:table-cell table:formula="of:=([.A2594]*[.A2594])" office:value-type="float" office:value="0.000129322384" calcext:value-type="float">
            <text:p>0.000129322384</text:p>
          </table:table-cell>
          <table:table-cell table:formula="of:=([.A2594]-[.B2594])*([.A2594]-[.B2594])" office:value-type="float" office:value="0.00007075501456" calcext:value-type="float">
            <text:p>0.00007075501456</text:p>
          </table:table-cell>
          <table:table-cell table:number-columns-repeated="2"/>
        </table:table-row>
        <table:table-row table:style-name="ro1">
          <table:table-cell office:value-type="float" office:value="0.0138764" calcext:value-type="float">
            <text:p>0.0138764</text:p>
          </table:table-cell>
          <table:table-cell office:value-type="float" office:value="0.0372005" calcext:value-type="float">
            <text:p>0.0372005</text:p>
          </table:table-cell>
          <table:table-cell table:formula="of:=([.A2595]*[.A2595])" office:value-type="float" office:value="0.00019255447696" calcext:value-type="float">
            <text:p>0.00019255447696</text:p>
          </table:table-cell>
          <table:table-cell table:formula="of:=([.A2595]-[.B2595])*([.A2595]-[.B2595])" office:value-type="float" office:value="0.00054401364081" calcext:value-type="float">
            <text:p>0.00054401364081</text:p>
          </table:table-cell>
          <table:table-cell table:number-columns-repeated="2"/>
        </table:table-row>
        <table:table-row table:style-name="ro1">
          <table:table-cell office:value-type="float" office:value="0.0138764" calcext:value-type="float">
            <text:p>0.0138764</text:p>
          </table:table-cell>
          <table:table-cell office:value-type="float" office:value="0.0386636" calcext:value-type="float">
            <text:p>0.0386636</text:p>
          </table:table-cell>
          <table:table-cell table:formula="of:=([.A2596]*[.A2596])" office:value-type="float" office:value="0.00019255447696" calcext:value-type="float">
            <text:p>0.00019255447696</text:p>
          </table:table-cell>
          <table:table-cell table:formula="of:=([.A2596]-[.B2596])*([.A2596]-[.B2596])" office:value-type="float" office:value="0.00061440528384" calcext:value-type="float">
            <text:p>0.00061440528384</text:p>
          </table:table-cell>
          <table:table-cell table:number-columns-repeated="2"/>
        </table:table-row>
        <table:table-row table:style-name="ro1">
          <table:table-cell office:value-type="float" office:value="0.0193575" calcext:value-type="float">
            <text:p>0.0193575</text:p>
          </table:table-cell>
          <table:table-cell office:value-type="float" office:value="0.019281" calcext:value-type="float">
            <text:p>0.019281</text:p>
          </table:table-cell>
          <table:table-cell table:formula="of:=([.A2597]*[.A2597])" office:value-type="float" office:value="0.00037471280625" calcext:value-type="float">
            <text:p>0.00037471280625</text:p>
          </table:table-cell>
          <table:table-cell table:formula="of:=([.A2597]-[.B2597])*([.A2597]-[.B2597])" office:value-type="float" office:value="0.00000000585225" calcext:value-type="float">
            <text:p>5.85225000000003E-09</text:p>
          </table:table-cell>
          <table:table-cell table:number-columns-repeated="2"/>
        </table:table-row>
        <table:table-row table:style-name="ro1">
          <table:table-cell office:value-type="float" office:value="0.0269226" calcext:value-type="float">
            <text:p>0.0269226</text:p>
          </table:table-cell>
          <table:table-cell office:value-type="float" office:value="0.0628974" calcext:value-type="float">
            <text:p>0.0628974</text:p>
          </table:table-cell>
          <table:table-cell table:formula="of:=([.A2598]*[.A2598])" office:value-type="float" office:value="0.00072482639076" calcext:value-type="float">
            <text:p>0.00072482639076</text:p>
          </table:table-cell>
          <table:table-cell table:formula="of:=([.A2598]-[.B2598])*([.A2598]-[.B2598])" office:value-type="float" office:value="0.00129418623504" calcext:value-type="float">
            <text:p>0.00129418623504</text:p>
          </table:table-cell>
          <table:table-cell table:number-columns-repeated="2"/>
        </table:table-row>
        <table:table-row table:style-name="ro1">
          <table:table-cell office:value-type="float" office:value="0.0833045" calcext:value-type="float">
            <text:p>0.0833045</text:p>
          </table:table-cell>
          <table:table-cell office:value-type="float" office:value="0.0919483" calcext:value-type="float">
            <text:p>0.0919483</text:p>
          </table:table-cell>
          <table:table-cell table:formula="of:=([.A2599]*[.A2599])" office:value-type="float" office:value="0.00693963972025" calcext:value-type="float">
            <text:p>0.00693963972025</text:p>
          </table:table-cell>
          <table:table-cell table:formula="of:=([.A2599]-[.B2599])*([.A2599]-[.B2599])" office:value-type="float" office:value="0.0000747152784399999" calcext:value-type="float">
            <text:p>0.0000747152784399999</text:p>
          </table:table-cell>
          <table:table-cell table:number-columns-repeated="2"/>
        </table:table-row>
        <table:table-row table:style-name="ro1">
          <table:table-cell office:value-type="float" office:value="0.120412" calcext:value-type="float">
            <text:p>0.120412</text:p>
          </table:table-cell>
          <table:table-cell office:value-type="float" office:value="0.0951825" calcext:value-type="float">
            <text:p>0.0951825</text:p>
          </table:table-cell>
          <table:table-cell table:formula="of:=([.A2600]*[.A2600])" office:value-type="float" office:value="0.014499049744" calcext:value-type="float">
            <text:p>0.014499049744</text:p>
          </table:table-cell>
          <table:table-cell table:formula="of:=([.A2600]-[.B2600])*([.A2600]-[.B2600])" office:value-type="float" office:value="0.00063652767025" calcext:value-type="float">
            <text:p>0.00063652767025</text:p>
          </table:table-cell>
          <table:table-cell table:number-columns-repeated="2"/>
        </table:table-row>
        <table:table-row table:style-name="ro1">
          <table:table-cell office:value-type="float" office:value="0.131712" calcext:value-type="float">
            <text:p>0.131712</text:p>
          </table:table-cell>
          <table:table-cell office:value-type="float" office:value="0.084235" calcext:value-type="float">
            <text:p>0.084235</text:p>
          </table:table-cell>
          <table:table-cell table:formula="of:=([.A2601]*[.A2601])" office:value-type="float" office:value="0.017348050944" calcext:value-type="float">
            <text:p>0.017348050944</text:p>
          </table:table-cell>
          <table:table-cell table:formula="of:=([.A2601]-[.B2601])*([.A2601]-[.B2601])" office:value-type="float" office:value="0.002254065529" calcext:value-type="float">
            <text:p>0.002254065529</text:p>
          </table:table-cell>
          <table:table-cell table:number-columns-repeated="2"/>
        </table:table-row>
        <table:table-row table:style-name="ro1">
          <table:table-cell office:value-type="float" office:value="0.158337" calcext:value-type="float">
            <text:p>0.158337</text:p>
          </table:table-cell>
          <table:table-cell office:value-type="float" office:value="0.0926004" calcext:value-type="float">
            <text:p>0.0926004</text:p>
          </table:table-cell>
          <table:table-cell table:formula="of:=([.A2602]*[.A2602])" office:value-type="float" office:value="0.025070605569" calcext:value-type="float">
            <text:p>0.025070605569</text:p>
          </table:table-cell>
          <table:table-cell table:formula="of:=([.A2602]-[.B2602])*([.A2602]-[.B2602])" office:value-type="float" office:value="0.00432130057956" calcext:value-type="float">
            <text:p>0.00432130057956</text:p>
          </table:table-cell>
          <table:table-cell table:number-columns-repeated="2"/>
        </table:table-row>
        <table:table-row table:style-name="ro1">
          <table:table-cell office:value-type="float" office:value="0.326904" calcext:value-type="float">
            <text:p>0.326904</text:p>
          </table:table-cell>
          <table:table-cell office:value-type="float" office:value="0.135081" calcext:value-type="float">
            <text:p>0.135081</text:p>
          </table:table-cell>
          <table:table-cell table:formula="of:=([.A2603]*[.A2603])" office:value-type="float" office:value="0.106866225216" calcext:value-type="float">
            <text:p>0.106866225216</text:p>
          </table:table-cell>
          <table:table-cell table:formula="of:=([.A2603]-[.B2603])*([.A2603]-[.B2603])" office:value-type="float" office:value="0.036796063329" calcext:value-type="float">
            <text:p>0.036796063329</text:p>
          </table:table-cell>
          <table:table-cell table:number-columns-repeated="2"/>
        </table:table-row>
        <table:table-row table:style-name="ro1">
          <table:table-cell office:value-type="float" office:value="0.326904" calcext:value-type="float">
            <text:p>0.326904</text:p>
          </table:table-cell>
          <table:table-cell office:value-type="float" office:value="0.23965" calcext:value-type="float">
            <text:p>0.23965</text:p>
          </table:table-cell>
          <table:table-cell table:formula="of:=([.A2604]*[.A2604])" office:value-type="float" office:value="0.106866225216" calcext:value-type="float">
            <text:p>0.106866225216</text:p>
          </table:table-cell>
          <table:table-cell table:formula="of:=([.A2604]-[.B2604])*([.A2604]-[.B2604])" office:value-type="float" office:value="0.00761326051599999" calcext:value-type="float">
            <text:p>0.00761326051599999</text:p>
          </table:table-cell>
          <table:table-cell table:number-columns-repeated="2"/>
        </table:table-row>
        <table:table-row table:style-name="ro1">
          <table:table-cell office:value-type="float" office:value="0.326904" calcext:value-type="float">
            <text:p>0.326904</text:p>
          </table:table-cell>
          <table:table-cell office:value-type="float" office:value="0.341583" calcext:value-type="float">
            <text:p>0.341583</text:p>
          </table:table-cell>
          <table:table-cell table:formula="of:=([.A2605]*[.A2605])" office:value-type="float" office:value="0.106866225216" calcext:value-type="float">
            <text:p>0.106866225216</text:p>
          </table:table-cell>
          <table:table-cell table:formula="of:=([.A2605]-[.B2605])*([.A2605]-[.B2605])" office:value-type="float" office:value="0.000215473041000002" calcext:value-type="float">
            <text:p>0.000215473041000002</text:p>
          </table:table-cell>
          <table:table-cell table:number-columns-repeated="2"/>
        </table:table-row>
        <table:table-row table:style-name="ro1">
          <table:table-cell office:value-type="float" office:value="0.327553" calcext:value-type="float">
            <text:p>0.327553</text:p>
          </table:table-cell>
          <table:table-cell office:value-type="float" office:value="0.500575" calcext:value-type="float">
            <text:p>0.500575</text:p>
          </table:table-cell>
          <table:table-cell table:formula="of:=([.A2606]*[.A2606])" office:value-type="float" office:value="0.107290967809" calcext:value-type="float">
            <text:p>0.107290967809</text:p>
          </table:table-cell>
          <table:table-cell table:formula="of:=([.A2606]-[.B2606])*([.A2606]-[.B2606])" office:value-type="float" office:value="0.029936612484" calcext:value-type="float">
            <text:p>0.029936612484</text:p>
          </table:table-cell>
          <table:table-cell table:number-columns-repeated="2"/>
        </table:table-row>
        <table:table-row table:style-name="ro1">
          <table:table-cell office:value-type="float" office:value="0.426149" calcext:value-type="float">
            <text:p>0.426149</text:p>
          </table:table-cell>
          <table:table-cell office:value-type="float" office:value="0.594405" calcext:value-type="float">
            <text:p>0.594405</text:p>
          </table:table-cell>
          <table:table-cell table:formula="of:=([.A2607]*[.A2607])" office:value-type="float" office:value="0.181602970201" calcext:value-type="float">
            <text:p>0.181602970201</text:p>
          </table:table-cell>
          <table:table-cell table:formula="of:=([.A2607]-[.B2607])*([.A2607]-[.B2607])" office:value-type="float" office:value="0.028310081536" calcext:value-type="float">
            <text:p>0.028310081536</text:p>
          </table:table-cell>
          <table:table-cell table:number-columns-repeated="2"/>
        </table:table-row>
        <table:table-row table:style-name="ro1">
          <table:table-cell office:value-type="float" office:value="0.327637" calcext:value-type="float">
            <text:p>0.327637</text:p>
          </table:table-cell>
          <table:table-cell office:value-type="float" office:value="0.319368" calcext:value-type="float">
            <text:p>0.319368</text:p>
          </table:table-cell>
          <table:table-cell table:formula="of:=([.A2608]*[.A2608])" office:value-type="float" office:value="0.107346003769" calcext:value-type="float">
            <text:p>0.107346003769</text:p>
          </table:table-cell>
          <table:table-cell table:formula="of:=([.A2608]-[.B2608])*([.A2608]-[.B2608])" office:value-type="float" office:value="0.0000683763610000004" calcext:value-type="float">
            <text:p>6.83763610000004E-05</text:p>
          </table:table-cell>
          <table:table-cell table:number-columns-repeated="2"/>
        </table:table-row>
        <table:table-row table:style-name="ro1">
          <table:table-cell office:value-type="float" office:value="0.624575" calcext:value-type="float">
            <text:p>0.624575</text:p>
          </table:table-cell>
          <table:table-cell office:value-type="float" office:value="0.499046" calcext:value-type="float">
            <text:p>0.499046</text:p>
          </table:table-cell>
          <table:table-cell table:formula="of:=([.A2609]*[.A2609])" office:value-type="float" office:value="0.390093930625" calcext:value-type="float">
            <text:p>0.390093930625</text:p>
          </table:table-cell>
          <table:table-cell table:formula="of:=([.A2609]-[.B2609])*([.A2609]-[.B2609])" office:value-type="float" office:value="0.015757529841" calcext:value-type="float">
            <text:p>0.015757529841</text:p>
          </table:table-cell>
          <table:table-cell table:number-columns-repeated="2"/>
        </table:table-row>
        <table:table-row table:style-name="ro1">
          <table:table-cell office:value-type="float" office:value="0.921954" calcext:value-type="float">
            <text:p>0.921954</text:p>
          </table:table-cell>
          <table:table-cell office:value-type="float" office:value="0.680515" calcext:value-type="float">
            <text:p>0.680515</text:p>
          </table:table-cell>
          <table:table-cell table:formula="of:=([.A2610]*[.A2610])" office:value-type="float" office:value="0.849999178116" calcext:value-type="float">
            <text:p>0.849999178116</text:p>
          </table:table-cell>
          <table:table-cell table:formula="of:=([.A2610]-[.B2610])*([.A2610]-[.B2610])" office:value-type="float" office:value="0.058292790721" calcext:value-type="float">
            <text:p>0.058292790721</text:p>
          </table:table-cell>
          <table:table-cell table:number-columns-repeated="2"/>
        </table:table-row>
        <table:table-row table:style-name="ro1">
          <table:table-cell office:value-type="float" office:value="0.921954" calcext:value-type="float">
            <text:p>0.921954</text:p>
          </table:table-cell>
          <table:table-cell office:value-type="float" office:value="0.70873" calcext:value-type="float">
            <text:p>0.70873</text:p>
          </table:table-cell>
          <table:table-cell table:formula="of:=([.A2611]*[.A2611])" office:value-type="float" office:value="0.849999178116" calcext:value-type="float">
            <text:p>0.849999178116</text:p>
          </table:table-cell>
          <table:table-cell table:formula="of:=([.A2611]-[.B2611])*([.A2611]-[.B2611])" office:value-type="float" office:value="0.045464474176" calcext:value-type="float">
            <text:p>0.045464474176</text:p>
          </table:table-cell>
          <table:table-cell table:number-columns-repeated="2"/>
        </table:table-row>
        <table:table-row table:style-name="ro1">
          <table:table-cell office:value-type="float" office:value="0.921954" calcext:value-type="float">
            <text:p>0.921954</text:p>
          </table:table-cell>
          <table:table-cell office:value-type="float" office:value="0.730045" calcext:value-type="float">
            <text:p>0.730045</text:p>
          </table:table-cell>
          <table:table-cell table:formula="of:=([.A2612]*[.A2612])" office:value-type="float" office:value="0.849999178116" calcext:value-type="float">
            <text:p>0.849999178116</text:p>
          </table:table-cell>
          <table:table-cell table:formula="of:=([.A2612]-[.B2612])*([.A2612]-[.B2612])" office:value-type="float" office:value="0.036829064281" calcext:value-type="float">
            <text:p>0.036829064281</text:p>
          </table:table-cell>
          <table:table-cell table:number-columns-repeated="2"/>
        </table:table-row>
        <table:table-row table:style-name="ro1">
          <table:table-cell office:value-type="float" office:value="0.966909" calcext:value-type="float">
            <text:p>0.966909</text:p>
          </table:table-cell>
          <table:table-cell office:value-type="float" office:value="0.96699" calcext:value-type="float">
            <text:p>0.96699</text:p>
          </table:table-cell>
          <table:table-cell table:formula="of:=([.A2613]*[.A2613])" office:value-type="float" office:value="0.934913014281" calcext:value-type="float">
            <text:p>0.934913014281</text:p>
          </table:table-cell>
          <table:table-cell table:formula="of:=([.A2613]-[.B2613])*([.A2613]-[.B2613])" office:value-type="float" office:value="0.000000006561" calcext:value-type="float">
            <text:p>6.56099999999963E-0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2585" calcext:value-type="float">
            <text:p>0.992585</text:p>
          </table:table-cell>
          <table:table-cell table:formula="of:=([.A2614]*[.A2614])" office:value-type="float" office:value="0.9999800001" calcext:value-type="float">
            <text:p>0.9999800001</text:p>
          </table:table-cell>
          <table:table-cell table:formula="of:=([.A2614]-[.B2614])*([.A2614]-[.B2614])" office:value-type="float" office:value="0.0000548340249999999" calcext:value-type="float">
            <text:p>0.0000548340249999999</text:p>
          </table:table-cell>
          <table:table-cell table:number-columns-repeated="2"/>
        </table:table-row>
        <table:table-row table:style-name="ro1">
          <table:table-cell office:value-type="float" office:value="0.0000103116" calcext:value-type="float">
            <text:p>0.0000103116</text:p>
          </table:table-cell>
          <table:table-cell office:value-type="float" office:value="0.0000000000295756" calcext:value-type="float">
            <text:p>2.95756E-11</text:p>
          </table:table-cell>
          <table:table-cell table:formula="of:=([.A2615]*[.A2615])" office:value-type="float" office:value="0.00000000010632909456" calcext:value-type="float">
            <text:p>1.0632909456E-10</text:p>
          </table:table-cell>
          <table:table-cell table:formula="of:=([.A2615]-[.B2615])*([.A2615]-[.B2615])" office:value-type="float" office:value="0.00000000010632848462" calcext:value-type="float">
            <text:p>1.06328484617361E-10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0000289931" calcext:value-type="float">
            <text:p>0.00000000289931</text:p>
          </table:table-cell>
          <table:table-cell table:formula="of:=([.A2616]*[.A2616])" office:value-type="float" office:value="0.00000000002388843826" calcext:value-type="float">
            <text:p>2.38884382564E-11</text:p>
          </table:table-cell>
          <table:table-cell table:formula="of:=([.A2616]-[.B2616])*([.A2616]-[.B2616])" office:value-type="float" office:value="0.00000000002386010544" calcext:value-type="float">
            <text:p>2.38601054432589E-11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000115491" calcext:value-type="float">
            <text:p>0.0000000115491</text:p>
          </table:table-cell>
          <table:table-cell table:formula="of:=([.A2617]*[.A2617])" office:value-type="float" office:value="0.00000000002388843826" calcext:value-type="float">
            <text:p>2.38884382564E-11</text:p>
          </table:table-cell>
          <table:table-cell table:formula="of:=([.A2617]-[.B2617])*([.A2617]-[.B2617])" office:value-type="float" office:value="0.00000000002377567734" calcext:value-type="float">
            <text:p>2.37756773377548E-11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00033268" calcext:value-type="float">
            <text:p>0.000000033268</text:p>
          </table:table-cell>
          <table:table-cell table:formula="of:=([.A2618]*[.A2618])" office:value-type="float" office:value="0.00000000002388843826" calcext:value-type="float">
            <text:p>2.38884382564E-11</text:p>
          </table:table-cell>
          <table:table-cell table:formula="of:=([.A2618]-[.B2618])*([.A2618]-[.B2618])" office:value-type="float" office:value="0.00000000002356434499" calcext:value-type="float">
            <text:p>2.3564344993344E-11</text:p>
          </table:table-cell>
          <table:table-cell table:number-columns-repeated="2"/>
        </table:table-row>
        <table:table-row table:style-name="ro1">
          <table:table-cell office:value-type="float" office:value="0.00000113249" calcext:value-type="float">
            <text:p>0.00000113249</text:p>
          </table:table-cell>
          <table:table-cell office:value-type="float" office:value="0.0000135327" calcext:value-type="float">
            <text:p>0.0000135327</text:p>
          </table:table-cell>
          <table:table-cell table:formula="of:=([.A2619]*[.A2619])" office:value-type="float" office:value="0.0000000000012825336" calcext:value-type="float">
            <text:p>1.2825336001E-12</text:p>
          </table:table-cell>
          <table:table-cell table:formula="of:=([.A2619]-[.B2619])*([.A2619]-[.B2619])" office:value-type="float" office:value="0.00000000015376520804" calcext:value-type="float">
            <text:p>1.537652080441E-10</text:p>
          </table:table-cell>
          <table:table-cell table:number-columns-repeated="2"/>
        </table:table-row>
        <table:table-row table:style-name="ro1">
          <table:table-cell office:value-type="float" office:value="0.000015378" calcext:value-type="float">
            <text:p>0.000015378</text:p>
          </table:table-cell>
          <table:table-cell office:value-type="float" office:value="0.0000113769" calcext:value-type="float">
            <text:p>0.0000113769</text:p>
          </table:table-cell>
          <table:table-cell table:formula="of:=([.A2620]*[.A2620])" office:value-type="float" office:value="0.000000000236482884" calcext:value-type="float">
            <text:p>2.36482884E-10</text:p>
          </table:table-cell>
          <table:table-cell table:formula="of:=([.A2620]-[.B2620])*([.A2620]-[.B2620])" office:value-type="float" office:value="0.00000000001600880121" calcext:value-type="float">
            <text:p>1.600880121E-11</text:p>
          </table:table-cell>
          <table:table-cell table:number-columns-repeated="2"/>
        </table:table-row>
        <table:table-row table:style-name="ro1">
          <table:table-cell office:value-type="float" office:value="0.0000626445" calcext:value-type="float">
            <text:p>0.0000626445</text:p>
          </table:table-cell>
          <table:table-cell office:value-type="float" office:value="0.0023965" calcext:value-type="float">
            <text:p>0.0023965</text:p>
          </table:table-cell>
          <table:table-cell table:formula="of:=([.A2621]*[.A2621])" office:value-type="float" office:value="0.00000000392433338025" calcext:value-type="float">
            <text:p>3.92433338025E-09</text:p>
          </table:table-cell>
          <table:table-cell table:formula="of:=([.A2621]-[.B2621])*([.A2621]-[.B2621])" office:value-type="float" office:value="0.00000544688149488025" calcext:value-type="float">
            <text:p>5.44688149488025E-06</text:p>
          </table:table-cell>
          <table:table-cell table:number-columns-repeated="2"/>
        </table:table-row>
        <table:table-row table:style-name="ro1">
          <table:table-cell office:value-type="float" office:value="0.0000673532" calcext:value-type="float">
            <text:p>0.0000673532</text:p>
          </table:table-cell>
          <table:table-cell office:value-type="float" office:value="0.00111622" calcext:value-type="float">
            <text:p>0.00111622</text:p>
          </table:table-cell>
          <table:table-cell table:formula="of:=([.A2622]*[.A2622])" office:value-type="float" office:value="0.00000000453645355024" calcext:value-type="float">
            <text:p>4.53645355024E-09</text:p>
          </table:table-cell>
          <table:table-cell table:formula="of:=([.A2622]-[.B2622])*([.A2622]-[.B2622])" office:value-type="float" office:value="0.00000110012156414224" calcext:value-type="float">
            <text:p>1.10012156414224E-06</text:p>
          </table:table-cell>
          <table:table-cell table:number-columns-repeated="2"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254037" calcext:value-type="float">
            <text:p>0.00254037</text:p>
          </table:table-cell>
          <table:table-cell table:formula="of:=([.A2623]*[.A2623])" office:value-type="float" office:value="0.00000000107861010084" calcext:value-type="float">
            <text:p>1.07861010084E-09</text:p>
          </table:table-cell>
          <table:table-cell table:formula="of:=([.A2623]-[.B2623])*([.A2623]-[.B2623])" office:value-type="float" office:value="0.00000628769566777284" calcext:value-type="float">
            <text:p>6.28769566777284E-06</text:p>
          </table:table-cell>
          <table:table-cell table:number-columns-repeated="2"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00128954" calcext:value-type="float">
            <text:p>0.000128954</text:p>
          </table:table-cell>
          <table:table-cell table:formula="of:=([.A2624]*[.A2624])" office:value-type="float" office:value="0.00000000107861010084" calcext:value-type="float">
            <text:p>1.07861010084E-09</text:p>
          </table:table-cell>
          <table:table-cell table:formula="of:=([.A2624]-[.B2624])*([.A2624]-[.B2624])" office:value-type="float" office:value="0.00000000923747809924" calcext:value-type="float">
            <text:p>9.23747809924E-09</text:p>
          </table:table-cell>
          <table:table-cell table:number-columns-repeated="2"/>
        </table:table-row>
        <table:table-row table:style-name="ro1">
          <table:table-cell office:value-type="float" office:value="0.0000328422" calcext:value-type="float">
            <text:p>0.0000328422</text:p>
          </table:table-cell>
          <table:table-cell office:value-type="float" office:value="0.0318151" calcext:value-type="float">
            <text:p>0.0318151</text:p>
          </table:table-cell>
          <table:table-cell table:formula="of:=([.A2625]*[.A2625])" office:value-type="float" office:value="0.00000000107861010084" calcext:value-type="float">
            <text:p>1.07861010084E-09</text:p>
          </table:table-cell>
          <table:table-cell table:formula="of:=([.A2625]-[.B2625])*([.A2625]-[.B2625])" office:value-type="float" office:value="0.00101011191086566" calcext:value-type="float">
            <text:p>0.00101011191086566</text:p>
          </table:table-cell>
          <table:table-cell table:number-columns-repeated="2"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561381" calcext:value-type="float">
            <text:p>0.00561381</text:p>
          </table:table-cell>
          <table:table-cell table:formula="of:=([.A2626]*[.A2626])" office:value-type="float" office:value="0.000000035140126849" calcext:value-type="float">
            <text:p>3.5140126849E-08</text:p>
          </table:table-cell>
          <table:table-cell table:formula="of:=([.A2626]-[.B2626])*([.A2626]-[.B2626])" office:value-type="float" office:value="0.000029445306880609" calcext:value-type="float">
            <text:p>2.9445306880609E-05</text:p>
          </table:table-cell>
          <table:table-cell table:number-columns-repeated="2"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605241" calcext:value-type="float">
            <text:p>0.00605241</text:p>
          </table:table-cell>
          <table:table-cell table:formula="of:=([.A2627]*[.A2627])" office:value-type="float" office:value="0.000000035140126849" calcext:value-type="float">
            <text:p>3.5140126849E-08</text:p>
          </table:table-cell>
          <table:table-cell table:formula="of:=([.A2627]-[.B2627])*([.A2627]-[.B2627])" office:value-type="float" office:value="0.000034397673692209" calcext:value-type="float">
            <text:p>3.4397673692209E-05</text:p>
          </table:table-cell>
          <table:table-cell table:number-columns-repeated="2"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646377" calcext:value-type="float">
            <text:p>0.00646377</text:p>
          </table:table-cell>
          <table:table-cell table:formula="of:=([.A2628]*[.A2628])" office:value-type="float" office:value="0.000000035140126849" calcext:value-type="float">
            <text:p>3.5140126849E-08</text:p>
          </table:table-cell>
          <table:table-cell table:formula="of:=([.A2628]-[.B2628])*([.A2628]-[.B2628])" office:value-type="float" office:value="0.000039392104873969" calcext:value-type="float">
            <text:p>3.9392104873969E-05</text:p>
          </table:table-cell>
          <table:table-cell table:number-columns-repeated="2"/>
        </table:table-row>
        <table:table-row table:style-name="ro1">
          <table:table-cell office:value-type="float" office:value="0.000187457" calcext:value-type="float">
            <text:p>0.000187457</text:p>
          </table:table-cell>
          <table:table-cell office:value-type="float" office:value="0.00685294" calcext:value-type="float">
            <text:p>0.00685294</text:p>
          </table:table-cell>
          <table:table-cell table:formula="of:=([.A2629]*[.A2629])" office:value-type="float" office:value="0.000000035140126849" calcext:value-type="float">
            <text:p>3.5140126849E-08</text:p>
          </table:table-cell>
          <table:table-cell table:formula="of:=([.A2629]-[.B2629])*([.A2629]-[.B2629])" office:value-type="float" office:value="0.000044428663623289" calcext:value-type="float">
            <text:p>4.4428663623289E-05</text:p>
          </table:table-cell>
          <table:table-cell table:number-columns-repeated="2"/>
        </table:table-row>
        <table:table-row table:style-name="ro1">
          <table:table-cell office:value-type="float" office:value="0.000232637" calcext:value-type="float">
            <text:p>0.000232637</text:p>
          </table:table-cell>
          <table:table-cell office:value-type="float" office:value="0.00387488" calcext:value-type="float">
            <text:p>0.00387488</text:p>
          </table:table-cell>
          <table:table-cell table:formula="of:=([.A2630]*[.A2630])" office:value-type="float" office:value="0.000000054119973769" calcext:value-type="float">
            <text:p>5.4119973769E-08</text:p>
          </table:table-cell>
          <table:table-cell table:formula="of:=([.A2630]-[.B2630])*([.A2630]-[.B2630])" office:value-type="float" office:value="0.000013265934071049" calcext:value-type="float">
            <text:p>1.3265934071049E-05</text:p>
          </table:table-cell>
          <table:table-cell table:number-columns-repeated="2"/>
        </table:table-row>
        <table:table-row table:style-name="ro1">
          <table:table-cell office:value-type="float" office:value="0.0000978708" calcext:value-type="float">
            <text:p>0.0000978708</text:p>
          </table:table-cell>
          <table:table-cell office:value-type="float" office:value="0.00678124" calcext:value-type="float">
            <text:p>0.00678124</text:p>
          </table:table-cell>
          <table:table-cell table:formula="of:=([.A2631]*[.A2631])" office:value-type="float" office:value="0.00000000957869349264" calcext:value-type="float">
            <text:p>9.57869349264E-09</text:p>
          </table:table-cell>
          <table:table-cell table:formula="of:=([.A2631]-[.B2631])*([.A2631]-[.B2631])" office:value-type="float" office:value="0.0000446674238635086" calcext:value-type="float">
            <text:p>4.46674238635086E-05</text:p>
          </table:table-cell>
          <table:table-cell table:number-columns-repeated="2"/>
        </table:table-row>
        <table:table-row table:style-name="ro1">
          <table:table-cell office:value-type="float" office:value="0.00390774" calcext:value-type="float">
            <text:p>0.00390774</text:p>
          </table:table-cell>
          <table:table-cell office:value-type="float" office:value="0.00278563" calcext:value-type="float">
            <text:p>0.00278563</text:p>
          </table:table-cell>
          <table:table-cell table:formula="of:=([.A2632]*[.A2632])" office:value-type="float" office:value="0.0000152704319076" calcext:value-type="float">
            <text:p>0.0000152704319076</text:p>
          </table:table-cell>
          <table:table-cell table:formula="of:=([.A2632]-[.B2632])*([.A2632]-[.B2632])" office:value-type="float" office:value="0.0000012591308521" calcext:value-type="float">
            <text:p>0.0000012591308521</text:p>
          </table:table-cell>
          <table:table-cell table:number-columns-repeated="2"/>
        </table:table-row>
        <table:table-row table:style-name="ro1">
          <table:table-cell office:value-type="float" office:value="0.00390774" calcext:value-type="float">
            <text:p>0.00390774</text:p>
          </table:table-cell>
          <table:table-cell office:value-type="float" office:value="0.00348294" calcext:value-type="float">
            <text:p>0.00348294</text:p>
          </table:table-cell>
          <table:table-cell table:formula="of:=([.A2633]*[.A2633])" office:value-type="float" office:value="0.0000152704319076" calcext:value-type="float">
            <text:p>0.0000152704319076</text:p>
          </table:table-cell>
          <table:table-cell table:formula="of:=([.A2633]-[.B2633])*([.A2633]-[.B2633])" office:value-type="float" office:value="0.00000018045504" calcext:value-type="float">
            <text:p>0.00000018045504</text:p>
          </table:table-cell>
          <table:table-cell table:number-columns-repeated="2"/>
        </table:table-row>
        <table:table-row table:style-name="ro1">
          <table:table-cell office:value-type="float" office:value="0.0050925" calcext:value-type="float">
            <text:p>0.0050925</text:p>
          </table:table-cell>
          <table:table-cell office:value-type="float" office:value="0.00427274" calcext:value-type="float">
            <text:p>0.00427274</text:p>
          </table:table-cell>
          <table:table-cell table:formula="of:=([.A2634]*[.A2634])" office:value-type="float" office:value="0.00002593355625" calcext:value-type="float">
            <text:p>0.00002593355625</text:p>
          </table:table-cell>
          <table:table-cell table:formula="of:=([.A2634]-[.B2634])*([.A2634]-[.B2634])" office:value-type="float" office:value="0.0000006720064576" calcext:value-type="float">
            <text:p>0.0000006720064576</text:p>
          </table:table-cell>
          <table:table-cell table:number-columns-repeated="2"/>
        </table:table-row>
        <table:table-row table:style-name="ro1">
          <table:table-cell office:value-type="float" office:value="0.00588769" calcext:value-type="float">
            <text:p>0.00588769</text:p>
          </table:table-cell>
          <table:table-cell office:value-type="float" office:value="0.0122324" calcext:value-type="float">
            <text:p>0.0122324</text:p>
          </table:table-cell>
          <table:table-cell table:formula="of:=([.A2635]*[.A2635])" office:value-type="float" office:value="0.0000346648935361" calcext:value-type="float">
            <text:p>0.0000346648935361</text:p>
          </table:table-cell>
          <table:table-cell table:formula="of:=([.A2635]-[.B2635])*([.A2635]-[.B2635])" office:value-type="float" office:value="0.0000402553449841" calcext:value-type="float">
            <text:p>0.0000402553449841</text:p>
          </table:table-cell>
          <table:table-cell table:number-columns-repeated="2"/>
        </table:table-row>
        <table:table-row table:style-name="ro1">
          <table:table-cell office:value-type="float" office:value="0.0304176" calcext:value-type="float">
            <text:p>0.0304176</text:p>
          </table:table-cell>
          <table:table-cell office:value-type="float" office:value="0.0368912" calcext:value-type="float">
            <text:p>0.0368912</text:p>
          </table:table-cell>
          <table:table-cell table:formula="of:=([.A2636]*[.A2636])" office:value-type="float" office:value="0.00092523038976" calcext:value-type="float">
            <text:p>0.00092523038976</text:p>
          </table:table-cell>
          <table:table-cell table:formula="of:=([.A2636]-[.B2636])*([.A2636]-[.B2636])" office:value-type="float" office:value="0.00004190749696" calcext:value-type="float">
            <text:p>0.00004190749696</text:p>
          </table:table-cell>
          <table:table-cell table:number-columns-repeated="2"/>
        </table:table-row>
        <table:table-row table:style-name="ro1">
          <table:table-cell office:value-type="float" office:value="0.0301654" calcext:value-type="float">
            <text:p>0.0301654</text:p>
          </table:table-cell>
          <table:table-cell office:value-type="float" office:value="0.0416263" calcext:value-type="float">
            <text:p>0.0416263</text:p>
          </table:table-cell>
          <table:table-cell table:formula="of:=([.A2637]*[.A2637])" office:value-type="float" office:value="0.00090995135716" calcext:value-type="float">
            <text:p>0.00090995135716</text:p>
          </table:table-cell>
          <table:table-cell table:formula="of:=([.A2637]-[.B2637])*([.A2637]-[.B2637])" office:value-type="float" office:value="0.00013135222881" calcext:value-type="float">
            <text:p>0.00013135222881</text:p>
          </table:table-cell>
          <table:table-cell table:number-columns-repeated="2"/>
        </table:table-row>
        <table:table-row table:style-name="ro1">
          <table:table-cell office:value-type="float" office:value="0.0301654" calcext:value-type="float">
            <text:p>0.0301654</text:p>
          </table:table-cell>
          <table:table-cell office:value-type="float" office:value="0.0318376" calcext:value-type="float">
            <text:p>0.0318376</text:p>
          </table:table-cell>
          <table:table-cell table:formula="of:=([.A2638]*[.A2638])" office:value-type="float" office:value="0.00090995135716" calcext:value-type="float">
            <text:p>0.00090995135716</text:p>
          </table:table-cell>
          <table:table-cell table:formula="of:=([.A2638]-[.B2638])*([.A2638]-[.B2638])" office:value-type="float" office:value="0.00000279625284000001" calcext:value-type="float">
            <text:p>0.00000279625284000001</text:p>
          </table:table-cell>
          <table:table-cell table:number-columns-repeated="2"/>
        </table:table-row>
        <table:table-row table:style-name="ro1">
          <table:table-cell office:value-type="float" office:value="0.0256979" calcext:value-type="float">
            <text:p>0.0256979</text:p>
          </table:table-cell>
          <table:table-cell office:value-type="float" office:value="0.0574186" calcext:value-type="float">
            <text:p>0.0574186</text:p>
          </table:table-cell>
          <table:table-cell table:formula="of:=([.A2639]*[.A2639])" office:value-type="float" office:value="0.00066038206441" calcext:value-type="float">
            <text:p>0.00066038206441</text:p>
          </table:table-cell>
          <table:table-cell table:formula="of:=([.A2639]-[.B2639])*([.A2639]-[.B2639])" office:value-type="float" office:value="0.00100620280849" calcext:value-type="float">
            <text:p>0.00100620280849</text:p>
          </table:table-cell>
          <table:table-cell table:number-columns-repeated="2"/>
        </table:table-row>
        <table:table-row table:style-name="ro1">
          <table:table-cell office:value-type="float" office:value="0.0509423" calcext:value-type="float">
            <text:p>0.0509423</text:p>
          </table:table-cell>
          <table:table-cell office:value-type="float" office:value="0.28116" calcext:value-type="float">
            <text:p>0.28116</text:p>
          </table:table-cell>
          <table:table-cell table:formula="of:=([.A2640]*[.A2640])" office:value-type="float" office:value="0.00259511792929" calcext:value-type="float">
            <text:p>0.00259511792929</text:p>
          </table:table-cell>
          <table:table-cell table:formula="of:=([.A2640]-[.B2640])*([.A2640]-[.B2640])" office:value-type="float" office:value="0.05300018939329" calcext:value-type="float">
            <text:p>0.05300018939329</text:p>
          </table:table-cell>
          <table:table-cell table:number-columns-repeated="2"/>
        </table:table-row>
        <table:table-row table:style-name="ro1">
          <table:table-cell office:value-type="float" office:value="0.165475" calcext:value-type="float">
            <text:p>0.165475</text:p>
          </table:table-cell>
          <table:table-cell office:value-type="float" office:value="0.376144" calcext:value-type="float">
            <text:p>0.376144</text:p>
          </table:table-cell>
          <table:table-cell table:formula="of:=([.A2641]*[.A2641])" office:value-type="float" office:value="0.027381975625" calcext:value-type="float">
            <text:p>0.027381975625</text:p>
          </table:table-cell>
          <table:table-cell table:formula="of:=([.A2641]-[.B2641])*([.A2641]-[.B2641])" office:value-type="float" office:value="0.044381427561" calcext:value-type="float">
            <text:p>0.044381427561</text:p>
          </table:table-cell>
          <table:table-cell table:number-columns-repeated="2"/>
        </table:table-row>
        <table:table-row table:style-name="ro1">
          <table:table-cell office:value-type="float" office:value="0.165475" calcext:value-type="float">
            <text:p>0.165475</text:p>
          </table:table-cell>
          <table:table-cell office:value-type="float" office:value="0.385509" calcext:value-type="float">
            <text:p>0.385509</text:p>
          </table:table-cell>
          <table:table-cell table:formula="of:=([.A2642]*[.A2642])" office:value-type="float" office:value="0.027381975625" calcext:value-type="float">
            <text:p>0.027381975625</text:p>
          </table:table-cell>
          <table:table-cell table:formula="of:=([.A2642]-[.B2642])*([.A2642]-[.B2642])" office:value-type="float" office:value="0.048414961156" calcext:value-type="float">
            <text:p>0.048414961156</text:p>
          </table:table-cell>
          <table:table-cell table:number-columns-repeated="2"/>
        </table:table-row>
        <table:table-row table:style-name="ro1">
          <table:table-cell office:value-type="float" office:value="0.207914" calcext:value-type="float">
            <text:p>0.207914</text:p>
          </table:table-cell>
          <table:table-cell office:value-type="float" office:value="0.375693" calcext:value-type="float">
            <text:p>0.375693</text:p>
          </table:table-cell>
          <table:table-cell table:formula="of:=([.A2643]*[.A2643])" office:value-type="float" office:value="0.043228231396" calcext:value-type="float">
            <text:p>0.043228231396</text:p>
          </table:table-cell>
          <table:table-cell table:formula="of:=([.A2643]-[.B2643])*([.A2643]-[.B2643])" office:value-type="float" office:value="0.028149792841" calcext:value-type="float">
            <text:p>0.028149792841</text:p>
          </table:table-cell>
          <table:table-cell table:number-columns-repeated="2"/>
        </table:table-row>
        <table:table-row table:style-name="ro1">
          <table:table-cell office:value-type="float" office:value="0.159678" calcext:value-type="float">
            <text:p>0.159678</text:p>
          </table:table-cell>
          <table:table-cell office:value-type="float" office:value="0.407229" calcext:value-type="float">
            <text:p>0.407229</text:p>
          </table:table-cell>
          <table:table-cell table:formula="of:=([.A2644]*[.A2644])" office:value-type="float" office:value="0.025497063684" calcext:value-type="float">
            <text:p>0.025497063684</text:p>
          </table:table-cell>
          <table:table-cell table:formula="of:=([.A2644]-[.B2644])*([.A2644]-[.B2644])" office:value-type="float" office:value="0.061281497601" calcext:value-type="float">
            <text:p>0.061281497601</text:p>
          </table:table-cell>
          <table:table-cell table:number-columns-repeated="2"/>
        </table:table-row>
        <table:table-row table:style-name="ro1">
          <table:table-cell office:value-type="float" office:value="0.399616" calcext:value-type="float">
            <text:p>0.399616</text:p>
          </table:table-cell>
          <table:table-cell office:value-type="float" office:value="0.357232" calcext:value-type="float">
            <text:p>0.357232</text:p>
          </table:table-cell>
          <table:table-cell table:formula="of:=([.A2645]*[.A2645])" office:value-type="float" office:value="0.159692947456" calcext:value-type="float">
            <text:p>0.159692947456</text:p>
          </table:table-cell>
          <table:table-cell table:formula="of:=([.A2645]-[.B2645])*([.A2645]-[.B2645])" office:value-type="float" office:value="0.001796403456" calcext:value-type="float">
            <text:p>0.001796403456</text:p>
          </table:table-cell>
          <table:table-cell table:number-columns-repeated="2"/>
        </table:table-row>
        <table:table-row table:style-name="ro1">
          <table:table-cell office:value-type="float" office:value="0.512937" calcext:value-type="float">
            <text:p>0.512937</text:p>
          </table:table-cell>
          <table:table-cell office:value-type="float" office:value="0.479649" calcext:value-type="float">
            <text:p>0.479649</text:p>
          </table:table-cell>
          <table:table-cell table:formula="of:=([.A2646]*[.A2646])" office:value-type="float" office:value="0.263104365969" calcext:value-type="float">
            <text:p>0.263104365969</text:p>
          </table:table-cell>
          <table:table-cell table:formula="of:=([.A2646]-[.B2646])*([.A2646]-[.B2646])" office:value-type="float" office:value="0.001108090944" calcext:value-type="float">
            <text:p>0.001108090944</text:p>
          </table:table-cell>
          <table:table-cell table:number-columns-repeated="2"/>
        </table:table-row>
        <table:table-row table:style-name="ro1">
          <table:table-cell office:value-type="float" office:value="0.599387" calcext:value-type="float">
            <text:p>0.599387</text:p>
          </table:table-cell>
          <table:table-cell office:value-type="float" office:value="0.61888" calcext:value-type="float">
            <text:p>0.61888</text:p>
          </table:table-cell>
          <table:table-cell table:formula="of:=([.A2647]*[.A2647])" office:value-type="float" office:value="0.359264775769" calcext:value-type="float">
            <text:p>0.359264775769</text:p>
          </table:table-cell>
          <table:table-cell table:formula="of:=([.A2647]-[.B2647])*([.A2647]-[.B2647])" office:value-type="float" office:value="0.000379977048999999" calcext:value-type="float">
            <text:p>0.000379977048999999</text:p>
          </table:table-cell>
          <table:table-cell table:number-columns-repeated="2"/>
        </table:table-row>
        <table:table-row table:style-name="ro1">
          <table:table-cell office:value-type="float" office:value="0.599386" calcext:value-type="float">
            <text:p>0.599386</text:p>
          </table:table-cell>
          <table:table-cell office:value-type="float" office:value="0.765955" calcext:value-type="float">
            <text:p>0.765955</text:p>
          </table:table-cell>
          <table:table-cell table:formula="of:=([.A2648]*[.A2648])" office:value-type="float" office:value="0.359263576996" calcext:value-type="float">
            <text:p>0.359263576996</text:p>
          </table:table-cell>
          <table:table-cell table:formula="of:=([.A2648]-[.B2648])*([.A2648]-[.B2648])" office:value-type="float" office:value="0.027745231761" calcext:value-type="float">
            <text:p>0.027745231761</text:p>
          </table:table-cell>
          <table:table-cell table:number-columns-repeated="2"/>
        </table:table-row>
        <table:table-row table:style-name="ro1">
          <table:table-cell office:value-type="float" office:value="0.672162" calcext:value-type="float">
            <text:p>0.672162</text:p>
          </table:table-cell>
          <table:table-cell office:value-type="float" office:value="0.80185" calcext:value-type="float">
            <text:p>0.80185</text:p>
          </table:table-cell>
          <table:table-cell table:formula="of:=([.A2649]*[.A2649])" office:value-type="float" office:value="0.451801754244" calcext:value-type="float">
            <text:p>0.451801754244</text:p>
          </table:table-cell>
          <table:table-cell table:formula="of:=([.A2649]-[.B2649])*([.A2649]-[.B2649])" office:value-type="float" office:value="0.016818977344" calcext:value-type="float">
            <text:p>0.016818977344</text:p>
          </table:table-cell>
          <table:table-cell table:number-columns-repeated="2"/>
        </table:table-row>
        <table:table-row table:style-name="ro1">
          <table:table-cell office:value-type="float" office:value="0.779773" calcext:value-type="float">
            <text:p>0.779773</text:p>
          </table:table-cell>
          <table:table-cell office:value-type="float" office:value="0.748464" calcext:value-type="float">
            <text:p>0.748464</text:p>
          </table:table-cell>
          <table:table-cell table:formula="of:=([.A2650]*[.A2650])" office:value-type="float" office:value="0.608045931529" calcext:value-type="float">
            <text:p>0.608045931529</text:p>
          </table:table-cell>
          <table:table-cell table:formula="of:=([.A2650]-[.B2650])*([.A2650]-[.B2650])" office:value-type="float" office:value="0.000980253481000002" calcext:value-type="float">
            <text:p>0.000980253481000002</text:p>
          </table:table-cell>
          <table:table-cell table:number-columns-repeated="2"/>
        </table:table-row>
        <table:table-row table:style-name="ro1">
          <table:table-cell office:value-type="float" office:value="0.843744" calcext:value-type="float">
            <text:p>0.843744</text:p>
          </table:table-cell>
          <table:table-cell office:value-type="float" office:value="0.957299" calcext:value-type="float">
            <text:p>0.957299</text:p>
          </table:table-cell>
          <table:table-cell table:formula="of:=([.A2651]*[.A2651])" office:value-type="float" office:value="0.711903937536" calcext:value-type="float">
            <text:p>0.711903937536</text:p>
          </table:table-cell>
          <table:table-cell table:formula="of:=([.A2651]-[.B2651])*([.A2651]-[.B2651])" office:value-type="float" office:value="0.012894738025" calcext:value-type="float">
            <text:p>0.012894738025</text:p>
          </table:table-cell>
          <table:table-cell table:number-columns-repeated="2"/>
        </table:table-row>
        <table:table-row table:style-name="ro1">
          <table:table-cell office:value-type="float" office:value="0.942197" calcext:value-type="float">
            <text:p>0.942197</text:p>
          </table:table-cell>
          <table:table-cell office:value-type="float" office:value="0.872231" calcext:value-type="float">
            <text:p>0.872231</text:p>
          </table:table-cell>
          <table:table-cell table:formula="of:=([.A2652]*[.A2652])" office:value-type="float" office:value="0.887735186809" calcext:value-type="float">
            <text:p>0.887735186809</text:p>
          </table:table-cell>
          <table:table-cell table:formula="of:=([.A2652]-[.B2652])*([.A2652]-[.B2652])" office:value-type="float" office:value="0.004895241156" calcext:value-type="float">
            <text:p>0.00489524115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7783" calcext:value-type="float">
            <text:p>0.987783</text:p>
          </table:table-cell>
          <table:table-cell table:formula="of:=([.A2653]*[.A2653])" office:value-type="float" office:value="0.999982000081" calcext:value-type="float">
            <text:p>0.999982000081</text:p>
          </table:table-cell>
          <table:table-cell table:formula="of:=([.A2653]-[.B2653])*([.A2653]-[.B2653])" office:value-type="float" office:value="0.000149035264" calcext:value-type="float">
            <text:p>0.000149035264</text:p>
          </table:table-cell>
          <table:table-cell table:number-columns-repeated="2"/>
        </table:table-row>
        <table:table-row table:style-name="ro1">
          <table:table-cell office:value-type="float" office:value="0.0000256896" calcext:value-type="float">
            <text:p>0.0000256896</text:p>
          </table:table-cell>
          <table:table-cell office:value-type="float" office:value="0.00000012618" calcext:value-type="float">
            <text:p>0.00000012618</text:p>
          </table:table-cell>
          <table:table-cell table:formula="of:=([.A2654]*[.A2654])" office:value-type="float" office:value="0.00000000065995554816" calcext:value-type="float">
            <text:p>6.5995554816E-10</text:p>
          </table:table-cell>
          <table:table-cell table:formula="of:=([.A2654]-[.B2654])*([.A2654]-[.B2654])" office:value-type="float" office:value="0.0000000006534884421" calcext:value-type="float">
            <text:p>6.534884420964E-10</text:p>
          </table:table-cell>
          <table:table-cell table:number-columns-repeated="2"/>
        </table:table-row>
        <table:table-row table:style-name="ro1">
          <table:table-cell office:value-type="float" office:value="0.0000256896" calcext:value-type="float">
            <text:p>0.0000256896</text:p>
          </table:table-cell>
          <table:table-cell office:value-type="float" office:value="0.0000752342" calcext:value-type="float">
            <text:p>0.0000752342</text:p>
          </table:table-cell>
          <table:table-cell table:formula="of:=([.A2655]*[.A2655])" office:value-type="float" office:value="0.00000000065995554816" calcext:value-type="float">
            <text:p>6.5995554816E-10</text:p>
          </table:table-cell>
          <table:table-cell table:formula="of:=([.A2655]-[.B2655])*([.A2655]-[.B2655])" office:value-type="float" office:value="0.00000000245466738916" calcext:value-type="float">
            <text:p>2.45466738916E-09</text:p>
          </table:table-cell>
          <table:table-cell table:number-columns-repeated="2"/>
        </table:table-row>
        <table:table-row table:style-name="ro1">
          <table:table-cell office:value-type="float" office:value="0.00000208616" calcext:value-type="float">
            <text:p>0.00000208616</text:p>
          </table:table-cell>
          <table:table-cell office:value-type="float" office:value="0.000542384" calcext:value-type="float">
            <text:p>0.000542384</text:p>
          </table:table-cell>
          <table:table-cell table:formula="of:=([.A2656]*[.A2656])" office:value-type="float" office:value="0.00000000000435206355" calcext:value-type="float">
            <text:p>4.3520635456E-12</text:p>
          </table:table-cell>
          <table:table-cell table:formula="of:=([.A2656]-[.B2656])*([.A2656]-[.B2656])" office:value-type="float" office:value="0.00000029192175590867" calcext:value-type="float">
            <text:p>2.91921755908666E-07</text:p>
          </table:table-cell>
          <table:table-cell table:number-columns-repeated="2"/>
        </table:table-row>
        <table:table-row table:style-name="ro1">
          <table:table-cell office:value-type="float" office:value="0.0000758171" calcext:value-type="float">
            <text:p>0.0000758171</text:p>
          </table:table-cell>
          <table:table-cell office:value-type="float" office:value="0.00189086" calcext:value-type="float">
            <text:p>0.00189086</text:p>
          </table:table-cell>
          <table:table-cell table:formula="of:=([.A2657]*[.A2657])" office:value-type="float" office:value="0.00000000574823265241" calcext:value-type="float">
            <text:p>5.74823265241E-09</text:p>
          </table:table-cell>
          <table:table-cell table:formula="of:=([.A2657]-[.B2657])*([.A2657]-[.B2657])" office:value-type="float" office:value="0.00000329438072884041" calcext:value-type="float">
            <text:p>3.29438072884041E-06</text:p>
          </table:table-cell>
          <table:table-cell table:number-columns-repeated="2"/>
        </table:table-row>
        <table:table-row table:style-name="ro1">
          <table:table-cell office:value-type="float" office:value="0.0000573397" calcext:value-type="float">
            <text:p>0.0000573397</text:p>
          </table:table-cell>
          <table:table-cell office:value-type="float" office:value="0.0033116" calcext:value-type="float">
            <text:p>0.0033116</text:p>
          </table:table-cell>
          <table:table-cell table:formula="of:=([.A2658]*[.A2658])" office:value-type="float" office:value="0.00000000328784119609" calcext:value-type="float">
            <text:p>3.28784119609E-09</text:p>
          </table:table-cell>
          <table:table-cell table:formula="of:=([.A2658]-[.B2658])*([.A2658]-[.B2658])" office:value-type="float" office:value="0.0000105902101001561" calcext:value-type="float">
            <text:p>1.05902101001561E-05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436941" calcext:value-type="float">
            <text:p>0.0436941</text:p>
          </table:table-cell>
          <table:table-cell table:formula="of:=([.A2659]*[.A2659])" office:value-type="float" office:value="0.00000000022204576144" calcext:value-type="float">
            <text:p>2.2204576144E-10</text:p>
          </table:table-cell>
          <table:table-cell table:formula="of:=([.A2659]-[.B2659])*([.A2659]-[.B2659])" office:value-type="float" office:value="0.00190787240780992" calcext:value-type="float">
            <text:p>0.00190787240780992</text:p>
          </table:table-cell>
          <table:table-cell table:number-columns-repeated="2"/>
        </table:table-row>
        <table:table-row table:style-name="ro1">
          <table:table-cell office:value-type="float" office:value="0.0000182986" calcext:value-type="float">
            <text:p>0.0000182986</text:p>
          </table:table-cell>
          <table:table-cell office:value-type="float" office:value="0.0277549" calcext:value-type="float">
            <text:p>0.0277549</text:p>
          </table:table-cell>
          <table:table-cell table:formula="of:=([.A2660]*[.A2660])" office:value-type="float" office:value="0.00000000033483876196" calcext:value-type="float">
            <text:p>3.3483876196E-10</text:p>
          </table:table-cell>
          <table:table-cell table:formula="of:=([.A2660]-[.B2660])*([.A2660]-[.B2660])" office:value-type="float" office:value="0.000769319057222482" calcext:value-type="float">
            <text:p>0.000769319057222482</text:p>
          </table:table-cell>
          <table:table-cell table:number-columns-repeated="2"/>
        </table:table-row>
        <table:table-row table:style-name="ro1">
          <table:table-cell office:value-type="float" office:value="0.0000182986" calcext:value-type="float">
            <text:p>0.0000182986</text:p>
          </table:table-cell>
          <table:table-cell office:value-type="float" office:value="0.034205" calcext:value-type="float">
            <text:p>0.034205</text:p>
          </table:table-cell>
          <table:table-cell table:formula="of:=([.A2661]*[.A2661])" office:value-type="float" office:value="0.00000000033483876196" calcext:value-type="float">
            <text:p>3.3483876196E-10</text:p>
          </table:table-cell>
          <table:table-cell table:formula="of:=([.A2661]-[.B2661])*([.A2661]-[.B2661])" office:value-type="float" office:value="0.00116873055261276" calcext:value-type="float">
            <text:p>0.00116873055261276</text:p>
          </table:table-cell>
          <table:table-cell table:number-columns-repeated="2"/>
        </table:table-row>
        <table:table-row table:style-name="ro1">
          <table:table-cell office:value-type="float" office:value="0.0000119209" calcext:value-type="float">
            <text:p>0.0000119209</text:p>
          </table:table-cell>
          <table:table-cell office:value-type="float" office:value="0.000909972" calcext:value-type="float">
            <text:p>0.000909972</text:p>
          </table:table-cell>
          <table:table-cell table:formula="of:=([.A2662]*[.A2662])" office:value-type="float" office:value="0.00000000014210785681" calcext:value-type="float">
            <text:p>1.4210785681E-10</text:p>
          </table:table-cell>
          <table:table-cell table:formula="of:=([.A2662]-[.B2662])*([.A2662]-[.B2662])" office:value-type="float" office:value="0.00000080649577821121" calcext:value-type="float">
            <text:p>8.0649577821121E-07</text:p>
          </table:table-cell>
          <table:table-cell table:number-columns-repeated="2"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135442" calcext:value-type="float">
            <text:p>0.0135442</text:p>
          </table:table-cell>
          <table:table-cell table:formula="of:=([.A2663]*[.A2663])" office:value-type="float" office:value="0.0000000000609681434" calcext:value-type="float">
            <text:p>6.09681434041E-11</text:p>
          </table:table-cell>
          <table:table-cell table:formula="of:=([.A2663]-[.B2663])*([.A2663]-[.B2663])" office:value-type="float" office:value="0.000183233902692379" calcext:value-type="float">
            <text:p>0.000183233902692379</text:p>
          </table:table-cell>
          <table:table-cell table:number-columns-repeated="2"/>
        </table:table-row>
        <table:table-row table:style-name="ro1">
          <table:table-cell office:value-type="float" office:value="0.00000995398" calcext:value-type="float">
            <text:p>0.00000995398</text:p>
          </table:table-cell>
          <table:table-cell office:value-type="float" office:value="0.0120301" calcext:value-type="float">
            <text:p>0.0120301</text:p>
          </table:table-cell>
          <table:table-cell table:formula="of:=([.A2664]*[.A2664])" office:value-type="float" office:value="0.00000000009908171784" calcext:value-type="float">
            <text:p>9.90817178404E-11</text:p>
          </table:table-cell>
          <table:table-cell table:formula="of:=([.A2664]-[.B2664])*([.A2664]-[.B2664])" office:value-type="float" office:value="0.000144483910342122" calcext:value-type="float">
            <text:p>0.000144483910342122</text:p>
          </table:table-cell>
          <table:table-cell table:number-columns-repeated="2"/>
        </table:table-row>
        <table:table-row table:style-name="ro1">
          <table:table-cell office:value-type="float" office:value="0.0000051856" calcext:value-type="float">
            <text:p>0.0000051856</text:p>
          </table:table-cell>
          <table:table-cell office:value-type="float" office:value="0.0054997" calcext:value-type="float">
            <text:p>0.0054997</text:p>
          </table:table-cell>
          <table:table-cell table:formula="of:=([.A2665]*[.A2665])" office:value-type="float" office:value="0.00000000002689044736" calcext:value-type="float">
            <text:p>2.689044736E-11</text:p>
          </table:table-cell>
          <table:table-cell table:formula="of:=([.A2665]-[.B2665])*([.A2665]-[.B2665])" office:value-type="float" office:value="0.0000301896884918074" calcext:value-type="float">
            <text:p>3.01896884918074E-05</text:p>
          </table:table-cell>
          <table:table-cell table:number-columns-repeated="2"/>
        </table:table-row>
        <table:table-row table:style-name="ro1">
          <table:table-cell office:value-type="float" office:value="0.0000397563" calcext:value-type="float">
            <text:p>0.0000397563</text:p>
          </table:table-cell>
          <table:table-cell office:value-type="float" office:value="0.000418009" calcext:value-type="float">
            <text:p>0.000418009</text:p>
          </table:table-cell>
          <table:table-cell table:formula="of:=([.A2666]*[.A2666])" office:value-type="float" office:value="0.00000000158056338969" calcext:value-type="float">
            <text:p>1.58056338969E-09</text:p>
          </table:table-cell>
          <table:table-cell table:formula="of:=([.A2666]-[.B2666])*([.A2666]-[.B2666])" office:value-type="float" office:value="0.00000014307510505729" calcext:value-type="float">
            <text:p>1.4307510505729E-07</text:p>
          </table:table-cell>
          <table:table-cell table:number-columns-repeated="2"/>
        </table:table-row>
        <table:table-row table:style-name="ro1">
          <table:table-cell office:value-type="float" office:value="0.0000857115" calcext:value-type="float">
            <text:p>0.0000857115</text:p>
          </table:table-cell>
          <table:table-cell office:value-type="float" office:value="0.00504973" calcext:value-type="float">
            <text:p>0.00504973</text:p>
          </table:table-cell>
          <table:table-cell table:formula="of:=([.A2667]*[.A2667])" office:value-type="float" office:value="0.00000000734646123225" calcext:value-type="float">
            <text:p>7.34646123225E-09</text:p>
          </table:table-cell>
          <table:table-cell table:formula="of:=([.A2667]-[.B2667])*([.A2667]-[.B2667])" office:value-type="float" office:value="0.0000246414796683422" calcext:value-type="float">
            <text:p>2.46414796683422E-05</text:p>
          </table:table-cell>
          <table:table-cell table:number-columns-repeated="2"/>
        </table:table-row>
        <table:table-row table:style-name="ro1">
          <table:table-cell office:value-type="float" office:value="0.0000277758" calcext:value-type="float">
            <text:p>0.0000277758</text:p>
          </table:table-cell>
          <table:table-cell office:value-type="float" office:value="0.0000326158" calcext:value-type="float">
            <text:p>0.0000326158</text:p>
          </table:table-cell>
          <table:table-cell table:formula="of:=([.A2668]*[.A2668])" office:value-type="float" office:value="0.00000000077149506564" calcext:value-type="float">
            <text:p>7.7149506564E-10</text:p>
          </table:table-cell>
          <table:table-cell table:formula="of:=([.A2668]-[.B2668])*([.A2668]-[.B2668])" office:value-type="float" office:value="0.0000000000234256" calcext:value-type="float">
            <text:p>2.34256E-11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314676" calcext:value-type="float">
            <text:p>0.00314676</text:p>
          </table:table-cell>
          <table:table-cell table:formula="of:=([.A2669]*[.A2669])" office:value-type="float" office:value="0.00000000000568436196" calcext:value-type="float">
            <text:p>5.6843619561E-12</text:p>
          </table:table-cell>
          <table:table-cell table:formula="of:=([.A2669]-[.B2669])*([.A2669]-[.B2669])" office:value-type="float" office:value="0.00000988709923451316" calcext:value-type="float">
            <text:p>9.88709923451316E-06</text:p>
          </table:table-cell>
          <table:table-cell table:number-columns-repeated="2"/>
        </table:table-row>
        <table:table-row table:style-name="ro1">
          <table:table-cell office:value-type="float" office:value="0.0000823736" calcext:value-type="float">
            <text:p>0.0000823736</text:p>
          </table:table-cell>
          <table:table-cell office:value-type="float" office:value="0.000546767" calcext:value-type="float">
            <text:p>0.000546767</text:p>
          </table:table-cell>
          <table:table-cell table:formula="of:=([.A2670]*[.A2670])" office:value-type="float" office:value="0.00000000678540997696" calcext:value-type="float">
            <text:p>6.78540997696E-09</text:p>
          </table:table-cell>
          <table:table-cell table:formula="of:=([.A2670]-[.B2670])*([.A2670]-[.B2670])" office:value-type="float" office:value="0.00000021566122996356" calcext:value-type="float">
            <text:p>2.1566122996356E-07</text:p>
          </table:table-cell>
          <table:table-cell table:number-columns-repeated="2"/>
        </table:table-row>
        <table:table-row table:style-name="ro1">
          <table:table-cell office:value-type="float" office:value="0.0000740886" calcext:value-type="float">
            <text:p>0.0000740886</text:p>
          </table:table-cell>
          <table:table-cell office:value-type="float" office:value="0.0213217" calcext:value-type="float">
            <text:p>0.0213217</text:p>
          </table:table-cell>
          <table:table-cell table:formula="of:=([.A2671]*[.A2671])" office:value-type="float" office:value="0.00000000548912064996" calcext:value-type="float">
            <text:p>5.48912064996E-09</text:p>
          </table:table-cell>
          <table:table-cell table:formula="of:=([.A2671]-[.B2671])*([.A2671]-[.B2671])" office:value-type="float" office:value="0.00045146099020541" calcext:value-type="float">
            <text:p>0.00045146099020541</text:p>
          </table:table-cell>
          <table:table-cell table:number-columns-repeated="2"/>
        </table:table-row>
        <table:table-row table:style-name="ro1">
          <table:table-cell office:value-type="float" office:value="0.000483394" calcext:value-type="float">
            <text:p>0.000483394</text:p>
          </table:table-cell>
          <table:table-cell office:value-type="float" office:value="0.0342857" calcext:value-type="float">
            <text:p>0.0342857</text:p>
          </table:table-cell>
          <table:table-cell table:formula="of:=([.A2672]*[.A2672])" office:value-type="float" office:value="0.000000233669759236" calcext:value-type="float">
            <text:p>2.33669759236E-07</text:p>
          </table:table-cell>
          <table:table-cell table:formula="of:=([.A2672]-[.B2672])*([.A2672]-[.B2672])" office:value-type="float" office:value="0.00114259589091764" calcext:value-type="float">
            <text:p>0.00114259589091764</text:p>
          </table:table-cell>
          <table:table-cell table:number-columns-repeated="2"/>
        </table:table-row>
        <table:table-row table:style-name="ro1">
          <table:table-cell office:value-type="float" office:value="0.000483394" calcext:value-type="float">
            <text:p>0.000483394</text:p>
          </table:table-cell>
          <table:table-cell office:value-type="float" office:value="0.0288104" calcext:value-type="float">
            <text:p>0.0288104</text:p>
          </table:table-cell>
          <table:table-cell table:formula="of:=([.A2673]*[.A2673])" office:value-type="float" office:value="0.000000233669759236" calcext:value-type="float">
            <text:p>2.33669759236E-07</text:p>
          </table:table-cell>
          <table:table-cell table:formula="of:=([.A2673]-[.B2673])*([.A2673]-[.B2673])" office:value-type="float" office:value="0.000802419268924036" calcext:value-type="float">
            <text:p>0.000802419268924036</text:p>
          </table:table-cell>
          <table:table-cell table:number-columns-repeated="2"/>
        </table:table-row>
        <table:table-row table:style-name="ro1">
          <table:table-cell office:value-type="float" office:value="0.00946623" calcext:value-type="float">
            <text:p>0.00946623</text:p>
          </table:table-cell>
          <table:table-cell office:value-type="float" office:value="0.11551" calcext:value-type="float">
            <text:p>0.11551</text:p>
          </table:table-cell>
          <table:table-cell table:formula="of:=([.A2674]*[.A2674])" office:value-type="float" office:value="0.0000896095104129" calcext:value-type="float">
            <text:p>0.0000896095104129</text:p>
          </table:table-cell>
          <table:table-cell table:formula="of:=([.A2674]-[.B2674])*([.A2674]-[.B2674])" office:value-type="float" office:value="0.0112452811558129" calcext:value-type="float">
            <text:p>0.0112452811558129</text:p>
          </table:table-cell>
          <table:table-cell table:number-columns-repeated="2"/>
        </table:table-row>
        <table:table-row table:style-name="ro1">
          <table:table-cell office:value-type="float" office:value="0.00946617" calcext:value-type="float">
            <text:p>0.00946617</text:p>
          </table:table-cell>
          <table:table-cell office:value-type="float" office:value="0.112795" calcext:value-type="float">
            <text:p>0.112795</text:p>
          </table:table-cell>
          <table:table-cell table:formula="of:=([.A2675]*[.A2675])" office:value-type="float" office:value="0.0000896083744689" calcext:value-type="float">
            <text:p>0.0000896083744689</text:p>
          </table:table-cell>
          <table:table-cell table:formula="of:=([.A2675]-[.B2675])*([.A2675]-[.B2675])" office:value-type="float" office:value="0.0106768471091689" calcext:value-type="float">
            <text:p>0.0106768471091689</text:p>
          </table:table-cell>
          <table:table-cell table:number-columns-repeated="2"/>
        </table:table-row>
        <table:table-row table:style-name="ro1">
          <table:table-cell office:value-type="float" office:value="0.00946623" calcext:value-type="float">
            <text:p>0.00946623</text:p>
          </table:table-cell>
          <table:table-cell office:value-type="float" office:value="0.0599698" calcext:value-type="float">
            <text:p>0.0599698</text:p>
          </table:table-cell>
          <table:table-cell table:formula="of:=([.A2676]*[.A2676])" office:value-type="float" office:value="0.0000896095104129" calcext:value-type="float">
            <text:p>0.0000896095104129</text:p>
          </table:table-cell>
          <table:table-cell table:formula="of:=([.A2676]-[.B2676])*([.A2676]-[.B2676])" office:value-type="float" office:value="0.0025506105827449" calcext:value-type="float">
            <text:p>0.0025506105827449</text:p>
          </table:table-cell>
          <table:table-cell table:number-columns-repeated="2"/>
        </table:table-row>
        <table:table-row table:style-name="ro1">
          <table:table-cell office:value-type="float" office:value="0.0528691" calcext:value-type="float">
            <text:p>0.0528691</text:p>
          </table:table-cell>
          <table:table-cell office:value-type="float" office:value="0.0791222" calcext:value-type="float">
            <text:p>0.0791222</text:p>
          </table:table-cell>
          <table:table-cell table:formula="of:=([.A2677]*[.A2677])" office:value-type="float" office:value="0.00279514173481" calcext:value-type="float">
            <text:p>0.00279514173481</text:p>
          </table:table-cell>
          <table:table-cell table:formula="of:=([.A2677]-[.B2677])*([.A2677]-[.B2677])" office:value-type="float" office:value="0.00068922525961" calcext:value-type="float">
            <text:p>0.00068922525961</text:p>
          </table:table-cell>
          <table:table-cell table:number-columns-repeated="2"/>
        </table:table-row>
        <table:table-row table:style-name="ro1">
          <table:table-cell office:value-type="float" office:value="0.103148" calcext:value-type="float">
            <text:p>0.103148</text:p>
          </table:table-cell>
          <table:table-cell office:value-type="float" office:value="0.10588" calcext:value-type="float">
            <text:p>0.10588</text:p>
          </table:table-cell>
          <table:table-cell table:formula="of:=([.A2678]*[.A2678])" office:value-type="float" office:value="0.010639509904" calcext:value-type="float">
            <text:p>0.010639509904</text:p>
          </table:table-cell>
          <table:table-cell table:formula="of:=([.A2678]-[.B2678])*([.A2678]-[.B2678])" office:value-type="float" office:value="0.00000746382399999999" calcext:value-type="float">
            <text:p>0.00000746382399999999</text:p>
          </table:table-cell>
          <table:table-cell table:number-columns-repeated="2"/>
        </table:table-row>
        <table:table-row table:style-name="ro1">
          <table:table-cell office:value-type="float" office:value="0.103148" calcext:value-type="float">
            <text:p>0.103148</text:p>
          </table:table-cell>
          <table:table-cell office:value-type="float" office:value="0.0623426" calcext:value-type="float">
            <text:p>0.0623426</text:p>
          </table:table-cell>
          <table:table-cell table:formula="of:=([.A2679]*[.A2679])" office:value-type="float" office:value="0.010639509904" calcext:value-type="float">
            <text:p>0.010639509904</text:p>
          </table:table-cell>
          <table:table-cell table:formula="of:=([.A2679]-[.B2679])*([.A2679]-[.B2679])" office:value-type="float" office:value="0.00166508066916" calcext:value-type="float">
            <text:p>0.00166508066916</text:p>
          </table:table-cell>
          <table:table-cell table:number-columns-repeated="2"/>
        </table:table-row>
        <table:table-row table:style-name="ro1">
          <table:table-cell office:value-type="float" office:value="0.296315" calcext:value-type="float">
            <text:p>0.296315</text:p>
          </table:table-cell>
          <table:table-cell office:value-type="float" office:value="0.0732016" calcext:value-type="float">
            <text:p>0.0732016</text:p>
          </table:table-cell>
          <table:table-cell table:formula="of:=([.A2680]*[.A2680])" office:value-type="float" office:value="0.087802579225" calcext:value-type="float">
            <text:p>0.087802579225</text:p>
          </table:table-cell>
          <table:table-cell table:formula="of:=([.A2680]-[.B2680])*([.A2680]-[.B2680])" office:value-type="float" office:value="0.04977958925956" calcext:value-type="float">
            <text:p>0.04977958925956</text:p>
          </table:table-cell>
          <table:table-cell table:number-columns-repeated="2"/>
        </table:table-row>
        <table:table-row table:style-name="ro1">
          <table:table-cell office:value-type="float" office:value="0.296315" calcext:value-type="float">
            <text:p>0.296315</text:p>
          </table:table-cell>
          <table:table-cell office:value-type="float" office:value="0.190306" calcext:value-type="float">
            <text:p>0.190306</text:p>
          </table:table-cell>
          <table:table-cell table:formula="of:=([.A2681]*[.A2681])" office:value-type="float" office:value="0.087802579225" calcext:value-type="float">
            <text:p>0.087802579225</text:p>
          </table:table-cell>
          <table:table-cell table:formula="of:=([.A2681]-[.B2681])*([.A2681]-[.B2681])" office:value-type="float" office:value="0.011237908081" calcext:value-type="float">
            <text:p>0.011237908081</text:p>
          </table:table-cell>
          <table:table-cell table:number-columns-repeated="2"/>
        </table:table-row>
        <table:table-row table:style-name="ro1">
          <table:table-cell office:value-type="float" office:value="0.357696" calcext:value-type="float">
            <text:p>0.357696</text:p>
          </table:table-cell>
          <table:table-cell office:value-type="float" office:value="0.256688" calcext:value-type="float">
            <text:p>0.256688</text:p>
          </table:table-cell>
          <table:table-cell table:formula="of:=([.A2682]*[.A2682])" office:value-type="float" office:value="0.127946428416" calcext:value-type="float">
            <text:p>0.127946428416</text:p>
          </table:table-cell>
          <table:table-cell table:formula="of:=([.A2682]-[.B2682])*([.A2682]-[.B2682])" office:value-type="float" office:value="0.010202616064" calcext:value-type="float">
            <text:p>0.010202616064</text:p>
          </table:table-cell>
          <table:table-cell table:number-columns-repeated="2"/>
        </table:table-row>
        <table:table-row table:style-name="ro1">
          <table:table-cell office:value-type="float" office:value="0.357696" calcext:value-type="float">
            <text:p>0.357696</text:p>
          </table:table-cell>
          <table:table-cell office:value-type="float" office:value="0.41604" calcext:value-type="float">
            <text:p>0.41604</text:p>
          </table:table-cell>
          <table:table-cell table:formula="of:=([.A2683]*[.A2683])" office:value-type="float" office:value="0.127946428416" calcext:value-type="float">
            <text:p>0.127946428416</text:p>
          </table:table-cell>
          <table:table-cell table:formula="of:=([.A2683]-[.B2683])*([.A2683]-[.B2683])" office:value-type="float" office:value="0.003404022336" calcext:value-type="float">
            <text:p>0.003404022336</text:p>
          </table:table-cell>
          <table:table-cell table:number-columns-repeated="2"/>
        </table:table-row>
        <table:table-row table:style-name="ro1">
          <table:table-cell office:value-type="float" office:value="0.357696" calcext:value-type="float">
            <text:p>0.357696</text:p>
          </table:table-cell>
          <table:table-cell office:value-type="float" office:value="0.434387" calcext:value-type="float">
            <text:p>0.434387</text:p>
          </table:table-cell>
          <table:table-cell table:formula="of:=([.A2684]*[.A2684])" office:value-type="float" office:value="0.127946428416" calcext:value-type="float">
            <text:p>0.127946428416</text:p>
          </table:table-cell>
          <table:table-cell table:formula="of:=([.A2684]-[.B2684])*([.A2684]-[.B2684])" office:value-type="float" office:value="0.005881509481" calcext:value-type="float">
            <text:p>0.005881509481</text:p>
          </table:table-cell>
          <table:table-cell table:number-columns-repeated="2"/>
        </table:table-row>
        <table:table-row table:style-name="ro1">
          <table:table-cell office:value-type="float" office:value="0.385212" calcext:value-type="float">
            <text:p>0.385212</text:p>
          </table:table-cell>
          <table:table-cell office:value-type="float" office:value="0.454672" calcext:value-type="float">
            <text:p>0.454672</text:p>
          </table:table-cell>
          <table:table-cell table:formula="of:=([.A2685]*[.A2685])" office:value-type="float" office:value="0.148388284944" calcext:value-type="float">
            <text:p>0.148388284944</text:p>
          </table:table-cell>
          <table:table-cell table:formula="of:=([.A2685]-[.B2685])*([.A2685]-[.B2685])" office:value-type="float" office:value="0.0048246916" calcext:value-type="float">
            <text:p>0.0048246916</text:p>
          </table:table-cell>
          <table:table-cell table:number-columns-repeated="2"/>
        </table:table-row>
        <table:table-row table:style-name="ro1">
          <table:table-cell office:value-type="float" office:value="0.424792" calcext:value-type="float">
            <text:p>0.424792</text:p>
          </table:table-cell>
          <table:table-cell office:value-type="float" office:value="0.540013" calcext:value-type="float">
            <text:p>0.540013</text:p>
          </table:table-cell>
          <table:table-cell table:formula="of:=([.A2686]*[.A2686])" office:value-type="float" office:value="0.180448243264" calcext:value-type="float">
            <text:p>0.180448243264</text:p>
          </table:table-cell>
          <table:table-cell table:formula="of:=([.A2686]-[.B2686])*([.A2686]-[.B2686])" office:value-type="float" office:value="0.013275878841" calcext:value-type="float">
            <text:p>0.013275878841</text:p>
          </table:table-cell>
          <table:table-cell table:number-columns-repeated="2"/>
        </table:table-row>
        <table:table-row table:style-name="ro1">
          <table:table-cell office:value-type="float" office:value="0.570175" calcext:value-type="float">
            <text:p>0.570175</text:p>
          </table:table-cell>
          <table:table-cell office:value-type="float" office:value="0.658297" calcext:value-type="float">
            <text:p>0.658297</text:p>
          </table:table-cell>
          <table:table-cell table:formula="of:=([.A2687]*[.A2687])" office:value-type="float" office:value="0.325099530625" calcext:value-type="float">
            <text:p>0.325099530625</text:p>
          </table:table-cell>
          <table:table-cell table:formula="of:=([.A2687]-[.B2687])*([.A2687]-[.B2687])" office:value-type="float" office:value="0.00776548688400001" calcext:value-type="float">
            <text:p>0.00776548688400001</text:p>
          </table:table-cell>
          <table:table-cell table:number-columns-repeated="2"/>
        </table:table-row>
        <table:table-row table:style-name="ro1">
          <table:table-cell office:value-type="float" office:value="0.779931" calcext:value-type="float">
            <text:p>0.779931</text:p>
          </table:table-cell>
          <table:table-cell office:value-type="float" office:value="0.671475" calcext:value-type="float">
            <text:p>0.671475</text:p>
          </table:table-cell>
          <table:table-cell table:formula="of:=([.A2688]*[.A2688])" office:value-type="float" office:value="0.608292364761" calcext:value-type="float">
            <text:p>0.608292364761</text:p>
          </table:table-cell>
          <table:table-cell table:formula="of:=([.A2688]-[.B2688])*([.A2688]-[.B2688])" office:value-type="float" office:value="0.011762703936" calcext:value-type="float">
            <text:p>0.011762703936</text:p>
          </table:table-cell>
          <table:table-cell table:number-columns-repeated="2"/>
        </table:table-row>
        <table:table-row table:style-name="ro1">
          <table:table-cell office:value-type="float" office:value="0.800717" calcext:value-type="float">
            <text:p>0.800717</text:p>
          </table:table-cell>
          <table:table-cell office:value-type="float" office:value="0.805753" calcext:value-type="float">
            <text:p>0.805753</text:p>
          </table:table-cell>
          <table:table-cell table:formula="of:=([.A2689]*[.A2689])" office:value-type="float" office:value="0.641147714089" calcext:value-type="float">
            <text:p>0.641147714089</text:p>
          </table:table-cell>
          <table:table-cell table:formula="of:=([.A2689]-[.B2689])*([.A2689]-[.B2689])" office:value-type="float" office:value="0.0000253612960000004" calcext:value-type="float">
            <text:p>2.53612960000004E-05</text:p>
          </table:table-cell>
          <table:table-cell table:number-columns-repeated="2"/>
        </table:table-row>
        <table:table-row table:style-name="ro1">
          <table:table-cell office:value-type="float" office:value="0.94147" calcext:value-type="float">
            <text:p>0.94147</text:p>
          </table:table-cell>
          <table:table-cell office:value-type="float" office:value="0.937638" calcext:value-type="float">
            <text:p>0.937638</text:p>
          </table:table-cell>
          <table:table-cell table:formula="of:=([.A2690]*[.A2690])" office:value-type="float" office:value="0.8863657609" calcext:value-type="float">
            <text:p>0.8863657609</text:p>
          </table:table-cell>
          <table:table-cell table:formula="of:=([.A2690]-[.B2690])*([.A2690]-[.B2690])" office:value-type="float" office:value="0.0000146842240000004" calcext:value-type="float">
            <text:p>1.46842240000004E-05</text:p>
          </table:table-cell>
          <table:table-cell table:number-columns-repeated="2"/>
        </table:table-row>
        <table:table-row table:style-name="ro1">
          <table:table-cell office:value-type="float" office:value="0.946629" calcext:value-type="float">
            <text:p>0.946629</text:p>
          </table:table-cell>
          <table:table-cell office:value-type="float" office:value="0.957768" calcext:value-type="float">
            <text:p>0.957768</text:p>
          </table:table-cell>
          <table:table-cell table:formula="of:=([.A2691]*[.A2691])" office:value-type="float" office:value="0.896106463641" calcext:value-type="float">
            <text:p>0.896106463641</text:p>
          </table:table-cell>
          <table:table-cell table:formula="of:=([.A2691]-[.B2691])*([.A2691]-[.B2691])" office:value-type="float" office:value="0.000124077320999998" calcext:value-type="float">
            <text:p>0.000124077320999998</text:p>
          </table:table-cell>
          <table:table-cell table:number-columns-repeated="2"/>
        </table:table-row>
        <table:table-row table:style-name="ro1">
          <table:table-cell office:value-type="float" office:value="0.999817" calcext:value-type="float">
            <text:p>0.999817</text:p>
          </table:table-cell>
          <table:table-cell office:value-type="float" office:value="0.989361" calcext:value-type="float">
            <text:p>0.989361</text:p>
          </table:table-cell>
          <table:table-cell table:formula="of:=([.A2692]*[.A2692])" office:value-type="float" office:value="0.999634033489" calcext:value-type="float">
            <text:p>0.999634033489</text:p>
          </table:table-cell>
          <table:table-cell table:formula="of:=([.A2692]-[.B2692])*([.A2692]-[.B2692])" office:value-type="float" office:value="0.000109327935999998" calcext:value-type="float">
            <text:p>0.000109327935999998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000303222" calcext:value-type="float">
            <text:p>0.00000303222</text:p>
          </table:table-cell>
          <table:table-cell table:formula="of:=([.A2693]*[.A2693])" office:value-type="float" office:value="0.00000000000460432889" calcext:value-type="float">
            <text:p>4.6043288929E-12</text:p>
          </table:table-cell>
          <table:table-cell table:formula="of:=([.A2693]-[.B2693])*([.A2693]-[.B2693])" office:value-type="float" office:value="0.0000000000007857936" calcext:value-type="float">
            <text:p>7.857936025E-13</text:p>
          </table:table-cell>
          <table:table-cell table:number-columns-repeated="2"/>
        </table:table-row>
        <table:table-row table:style-name="ro1">
          <table:table-cell office:value-type="float" office:value="0.00000214577" calcext:value-type="float">
            <text:p>0.00000214577</text:p>
          </table:table-cell>
          <table:table-cell office:value-type="float" office:value="0.00180795" calcext:value-type="float">
            <text:p>0.00180795</text:p>
          </table:table-cell>
          <table:table-cell table:formula="of:=([.A2694]*[.A2694])" office:value-type="float" office:value="0.00000000000460432889" calcext:value-type="float">
            <text:p>4.6043288929E-12</text:p>
          </table:table-cell>
          <table:table-cell table:formula="of:=([.A2694]-[.B2694])*([.A2694]-[.B2694])" office:value-type="float" office:value="0.00000326092891708589" calcext:value-type="float">
            <text:p>3.26092891708589E-06</text:p>
          </table:table-cell>
          <table:table-cell table:number-columns-repeated="2"/>
        </table:table-row>
        <table:table-row table:style-name="ro1">
          <table:table-cell office:value-type="float" office:value="0.00000405312" calcext:value-type="float">
            <text:p>0.00000405312</text:p>
          </table:table-cell>
          <table:table-cell office:value-type="float" office:value="0.0148185" calcext:value-type="float">
            <text:p>0.0148185</text:p>
          </table:table-cell>
          <table:table-cell table:formula="of:=([.A2695]*[.A2695])" office:value-type="float" office:value="0.00000000001642778173" calcext:value-type="float">
            <text:p>1.64277817344E-11</text:p>
          </table:table-cell>
          <table:table-cell table:formula="of:=([.A2695]-[.B2695])*([.A2695]-[.B2695])" office:value-type="float" office:value="0.000219467836360342" calcext:value-type="float">
            <text:p>0.000219467836360342</text:p>
          </table:table-cell>
          <table:table-cell table:number-columns-repeated="2"/>
        </table:table-row>
        <table:table-row table:style-name="ro1">
          <table:table-cell office:value-type="float" office:value="0.00000947714" calcext:value-type="float">
            <text:p>0.00000947714</text:p>
          </table:table-cell>
          <table:table-cell office:value-type="float" office:value="0.000000776846" calcext:value-type="float">
            <text:p>0.000000776846</text:p>
          </table:table-cell>
          <table:table-cell table:formula="of:=([.A2696]*[.A2696])" office:value-type="float" office:value="0.00000000008981618258" calcext:value-type="float">
            <text:p>8.98161825796E-11</text:p>
          </table:table-cell>
          <table:table-cell table:formula="of:=([.A2696]-[.B2696])*([.A2696]-[.B2696])" office:value-type="float" office:value="0.00000000007569511569" calcext:value-type="float">
            <text:p>7.5695115686436E-11</text:p>
          </table:table-cell>
          <table:table-cell table:number-columns-repeated="2"/>
        </table:table-row>
        <table:table-row table:style-name="ro1">
          <table:table-cell office:value-type="float" office:value="0.0000246167" calcext:value-type="float">
            <text:p>0.0000246167</text:p>
          </table:table-cell>
          <table:table-cell office:value-type="float" office:value="0.00000465939" calcext:value-type="float">
            <text:p>0.00000465939</text:p>
          </table:table-cell>
          <table:table-cell table:formula="of:=([.A2697]*[.A2697])" office:value-type="float" office:value="0.00000000060598191889" calcext:value-type="float">
            <text:p>6.0598191889E-10</text:p>
          </table:table-cell>
          <table:table-cell table:formula="of:=([.A2697]-[.B2697])*([.A2697]-[.B2697])" office:value-type="float" office:value="0.00000000039829422244" calcext:value-type="float">
            <text:p>3.982942224361E-10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000573137" calcext:value-type="float">
            <text:p>0.00000573137</text:p>
          </table:table-cell>
          <table:table-cell table:formula="of:=([.A2698]*[.A2698])" office:value-type="float" office:value="0.000000000020520447" calcext:value-type="float">
            <text:p>2.05204470025E-11</text:p>
          </table:table-cell>
          <table:table-cell table:formula="of:=([.A2698]-[.B2698])*([.A2698]-[.B2698])" office:value-type="float" office:value="0.00000000000144341002" calcext:value-type="float">
            <text:p>1.4434100164E-12</text:p>
          </table:table-cell>
          <table:table-cell table:number-columns-repeated="2"/>
        </table:table-row>
        <table:table-row table:style-name="ro1">
          <table:table-cell office:value-type="float" office:value="0.0000366569" calcext:value-type="float">
            <text:p>0.0000366569</text:p>
          </table:table-cell>
          <table:table-cell office:value-type="float" office:value="0.00000000486266" calcext:value-type="float">
            <text:p>0.00000000486266</text:p>
          </table:table-cell>
          <table:table-cell table:formula="of:=([.A2699]*[.A2699])" office:value-type="float" office:value="0.00000000134372831761" calcext:value-type="float">
            <text:p>1.34372831761E-09</text:p>
          </table:table-cell>
          <table:table-cell table:formula="of:=([.A2699]-[.B2699])*([.A2699]-[.B2699])" office:value-type="float" office:value="0.00000000134337184117" calcext:value-type="float">
            <text:p>1.34337184117275E-09</text:p>
          </table:table-cell>
          <table:table-cell table:number-columns-repeated="2"/>
        </table:table-row>
        <table:table-row table:style-name="ro1">
          <table:table-cell office:value-type="float" office:value="0.000116885" calcext:value-type="float">
            <text:p>0.000116885</text:p>
          </table:table-cell>
          <table:table-cell office:value-type="float" office:value="0.00000751537" calcext:value-type="float">
            <text:p>0.00000751537</text:p>
          </table:table-cell>
          <table:table-cell table:formula="of:=([.A2700]*[.A2700])" office:value-type="float" office:value="0.000000013662103225" calcext:value-type="float">
            <text:p>1.3662103225E-08</text:p>
          </table:table-cell>
          <table:table-cell table:formula="of:=([.A2700]-[.B2700])*([.A2700]-[.B2700])" office:value-type="float" office:value="0.00000001196171596634" calcext:value-type="float">
            <text:p>1.19617159663369E-08</text:p>
          </table:table-cell>
          <table:table-cell table:number-columns-repeated="2"/>
        </table:table-row>
        <table:table-row table:style-name="ro1">
          <table:table-cell office:value-type="float" office:value="0.0000667572" calcext:value-type="float">
            <text:p>0.0000667572</text:p>
          </table:table-cell>
          <table:table-cell office:value-type="float" office:value="0.0000153463" calcext:value-type="float">
            <text:p>0.0000153463</text:p>
          </table:table-cell>
          <table:table-cell table:formula="of:=([.A2701]*[.A2701])" office:value-type="float" office:value="0.00000000445652375184" calcext:value-type="float">
            <text:p>4.45652375184E-09</text:p>
          </table:table-cell>
          <table:table-cell table:formula="of:=([.A2701]-[.B2701])*([.A2701]-[.B2701])" office:value-type="float" office:value="0.00000000264308063881" calcext:value-type="float">
            <text:p>2.64308063881E-09</text:p>
          </table:table-cell>
          <table:table-cell table:number-columns-repeated="2"/>
        </table:table-row>
        <table:table-row table:style-name="ro1">
          <table:table-cell office:value-type="float" office:value="0.00317907" calcext:value-type="float">
            <text:p>0.00317907</text:p>
          </table:table-cell>
          <table:table-cell office:value-type="float" office:value="0.000364714" calcext:value-type="float">
            <text:p>0.000364714</text:p>
          </table:table-cell>
          <table:table-cell table:formula="of:=([.A2702]*[.A2702])" office:value-type="float" office:value="0.0000101064860649" calcext:value-type="float">
            <text:p>0.0000101064860649</text:p>
          </table:table-cell>
          <table:table-cell table:formula="of:=([.A2702]-[.B2702])*([.A2702]-[.B2702])" office:value-type="float" office:value="0.000007920599694736" calcext:value-type="float">
            <text:p>7.920599694736E-06</text:p>
          </table:table-cell>
          <table:table-cell table:number-columns-repeated="2"/>
        </table:table-row>
        <table:table-row table:style-name="ro1">
          <table:table-cell office:value-type="float" office:value="0.00178701" calcext:value-type="float">
            <text:p>0.00178701</text:p>
          </table:table-cell>
          <table:table-cell office:value-type="float" office:value="0.00000292326" calcext:value-type="float">
            <text:p>0.00000292326</text:p>
          </table:table-cell>
          <table:table-cell table:formula="of:=([.A2703]*[.A2703])" office:value-type="float" office:value="0.0000031934047401" calcext:value-type="float">
            <text:p>0.0000031934047401</text:p>
          </table:table-cell>
          <table:table-cell table:formula="of:=([.A2703]-[.B2703])*([.A2703]-[.B2703])" office:value-type="float" office:value="0.00000318296549584383" calcext:value-type="float">
            <text:p>3.18296549584383E-06</text:p>
          </table:table-cell>
          <table:table-cell table:number-columns-repeated="2"/>
        </table:table-row>
        <table:table-row table:style-name="ro1">
          <table:table-cell office:value-type="float" office:value="0.00672442" calcext:value-type="float">
            <text:p>0.00672442</text:p>
          </table:table-cell>
          <table:table-cell office:value-type="float" office:value="0.000547679" calcext:value-type="float">
            <text:p>0.000547679</text:p>
          </table:table-cell>
          <table:table-cell table:formula="of:=([.A2704]*[.A2704])" office:value-type="float" office:value="0.0000452178243364" calcext:value-type="float">
            <text:p>0.0000452178243364</text:p>
          </table:table-cell>
          <table:table-cell table:formula="of:=([.A2704]-[.B2704])*([.A2704]-[.B2704])" office:value-type="float" office:value="0.000038152129381081" calcext:value-type="float">
            <text:p>3.8152129381081E-05</text:p>
          </table:table-cell>
          <table:table-cell table:number-columns-repeated="2"/>
        </table:table-row>
        <table:table-row table:style-name="ro1">
          <table:table-cell office:value-type="float" office:value="0.00864667" calcext:value-type="float">
            <text:p>0.00864667</text:p>
          </table:table-cell>
          <table:table-cell office:value-type="float" office:value="0.000220985" calcext:value-type="float">
            <text:p>0.000220985</text:p>
          </table:table-cell>
          <table:table-cell table:formula="of:=([.A2705]*[.A2705])" office:value-type="float" office:value="0.0000747649020889" calcext:value-type="float">
            <text:p>0.0000747649020889</text:p>
          </table:table-cell>
          <table:table-cell table:formula="of:=([.A2705]-[.B2705])*([.A2705]-[.B2705])" office:value-type="float" office:value="0.000070992167719225" calcext:value-type="float">
            <text:p>7.0992167719225E-05</text:p>
          </table:table-cell>
          <table:table-cell table:number-columns-repeated="2"/>
        </table:table-row>
        <table:table-row table:style-name="ro1">
          <table:table-cell office:value-type="float" office:value="0.0760374" calcext:value-type="float">
            <text:p>0.0760374</text:p>
          </table:table-cell>
          <table:table-cell office:value-type="float" office:value="0.127395" calcext:value-type="float">
            <text:p>0.127395</text:p>
          </table:table-cell>
          <table:table-cell table:formula="of:=([.A2706]*[.A2706])" office:value-type="float" office:value="0.00578168619876" calcext:value-type="float">
            <text:p>0.00578168619876</text:p>
          </table:table-cell>
          <table:table-cell table:formula="of:=([.A2706]-[.B2706])*([.A2706]-[.B2706])" office:value-type="float" office:value="0.00263760307776" calcext:value-type="float">
            <text:p>0.00263760307776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62909" calcext:value-type="float">
            <text:p>0.062909</text:p>
          </table:table-cell>
          <table:table-cell table:formula="of:=([.A2707]*[.A2707])" office:value-type="float" office:value="0.084102900025" calcext:value-type="float">
            <text:p>0.084102900025</text:p>
          </table:table-cell>
          <table:table-cell table:formula="of:=([.A2707]-[.B2707])*([.A2707]-[.B2707])" office:value-type="float" office:value="0.051572593216" calcext:value-type="float">
            <text:p>0.051572593216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0832615" calcext:value-type="float">
            <text:p>0.00832615</text:p>
          </table:table-cell>
          <table:table-cell table:formula="of:=([.A2708]*[.A2708])" office:value-type="float" office:value="0.084102900025" calcext:value-type="float">
            <text:p>0.084102900025</text:p>
          </table:table-cell>
          <table:table-cell table:formula="of:=([.A2708]-[.B2708])*([.A2708]-[.B2708])" office:value-type="float" office:value="0.0793429745373225" calcext:value-type="float">
            <text:p>0.0793429745373225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0873877" calcext:value-type="float">
            <text:p>0.00873877</text:p>
          </table:table-cell>
          <table:table-cell table:formula="of:=([.A2709]*[.A2709])" office:value-type="float" office:value="0.084102900025" calcext:value-type="float">
            <text:p>0.084102900025</text:p>
          </table:table-cell>
          <table:table-cell table:formula="of:=([.A2709]-[.B2709])*([.A2709]-[.B2709])" office:value-type="float" office:value="0.0791106921384129" calcext:value-type="float">
            <text:p>0.0791106921384129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0914011" calcext:value-type="float">
            <text:p>0.00914011</text:p>
          </table:table-cell>
          <table:table-cell table:formula="of:=([.A2710]*[.A2710])" office:value-type="float" office:value="0.084102900025" calcext:value-type="float">
            <text:p>0.084102900025</text:p>
          </table:table-cell>
          <table:table-cell table:formula="of:=([.A2710]-[.B2710])*([.A2710]-[.B2710])" office:value-type="float" office:value="0.0788850864347121" calcext:value-type="float">
            <text:p>0.0788850864347121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443676" calcext:value-type="float">
            <text:p>0.0443676</text:p>
          </table:table-cell>
          <table:table-cell table:formula="of:=([.A2711]*[.A2711])" office:value-type="float" office:value="0.084102900025" calcext:value-type="float">
            <text:p>0.084102900025</text:p>
          </table:table-cell>
          <table:table-cell table:formula="of:=([.A2711]-[.B2711])*([.A2711]-[.B2711])" office:value-type="float" office:value="0.06033773227876" calcext:value-type="float">
            <text:p>0.06033773227876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603222" calcext:value-type="float">
            <text:p>0.0603222</text:p>
          </table:table-cell>
          <table:table-cell table:formula="of:=([.A2712]*[.A2712])" office:value-type="float" office:value="0.084102900025" calcext:value-type="float">
            <text:p>0.084102900025</text:p>
          </table:table-cell>
          <table:table-cell table:formula="of:=([.A2712]-[.B2712])*([.A2712]-[.B2712])" office:value-type="float" office:value="0.05275418861584" calcext:value-type="float">
            <text:p>0.05275418861584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457843" calcext:value-type="float">
            <text:p>0.0457843</text:p>
          </table:table-cell>
          <table:table-cell table:formula="of:=([.A2713]*[.A2713])" office:value-type="float" office:value="0.084102900025" calcext:value-type="float">
            <text:p>0.084102900025</text:p>
          </table:table-cell>
          <table:table-cell table:formula="of:=([.A2713]-[.B2713])*([.A2713]-[.B2713])" office:value-type="float" office:value="0.05964375030849" calcext:value-type="float">
            <text:p>0.05964375030849</text:p>
          </table:table-cell>
          <table:table-cell table:number-columns-repeated="2"/>
        </table:table-row>
        <table:table-row table:style-name="ro1">
          <table:table-cell office:value-type="float" office:value="0.290005" calcext:value-type="float">
            <text:p>0.290005</text:p>
          </table:table-cell>
          <table:table-cell office:value-type="float" office:value="0.047533" calcext:value-type="float">
            <text:p>0.047533</text:p>
          </table:table-cell>
          <table:table-cell table:formula="of:=([.A2714]*[.A2714])" office:value-type="float" office:value="0.084102900025" calcext:value-type="float">
            <text:p>0.084102900025</text:p>
          </table:table-cell>
          <table:table-cell table:formula="of:=([.A2714]-[.B2714])*([.A2714]-[.B2714])" office:value-type="float" office:value="0.058792670784" calcext:value-type="float">
            <text:p>0.058792670784</text:p>
          </table:table-cell>
          <table:table-cell table:number-columns-repeated="2"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085585" calcext:value-type="float">
            <text:p>0.085585</text:p>
          </table:table-cell>
          <table:table-cell table:formula="of:=([.A2715]*[.A2715])" office:value-type="float" office:value="0.321832693809" calcext:value-type="float">
            <text:p>0.321832693809</text:p>
          </table:table-cell>
          <table:table-cell table:formula="of:=([.A2715]-[.B2715])*([.A2715]-[.B2715])" office:value-type="float" office:value="0.232052231524" calcext:value-type="float">
            <text:p>0.232052231524</text:p>
          </table:table-cell>
          <table:table-cell table:number-columns-repeated="2"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46388" calcext:value-type="float">
            <text:p>0.46388</text:p>
          </table:table-cell>
          <table:table-cell table:formula="of:=([.A2716]*[.A2716])" office:value-type="float" office:value="0.321832693809" calcext:value-type="float">
            <text:p>0.321832693809</text:p>
          </table:table-cell>
          <table:table-cell table:formula="of:=([.A2716]-[.B2716])*([.A2716]-[.B2716])" office:value-type="float" office:value="0.010696316929" calcext:value-type="float">
            <text:p>0.010696316929</text:p>
          </table:table-cell>
          <table:table-cell table:number-columns-repeated="2"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48112" calcext:value-type="float">
            <text:p>0.48112</text:p>
          </table:table-cell>
          <table:table-cell table:formula="of:=([.A2717]*[.A2717])" office:value-type="float" office:value="0.321832693809" calcext:value-type="float">
            <text:p>0.321832693809</text:p>
          </table:table-cell>
          <table:table-cell table:formula="of:=([.A2717]-[.B2717])*([.A2717]-[.B2717])" office:value-type="float" office:value="0.007427509489" calcext:value-type="float">
            <text:p>0.007427509489</text:p>
          </table:table-cell>
          <table:table-cell table:number-columns-repeated="2"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499176" calcext:value-type="float">
            <text:p>0.499176</text:p>
          </table:table-cell>
          <table:table-cell table:formula="of:=([.A2718]*[.A2718])" office:value-type="float" office:value="0.321832693809" calcext:value-type="float">
            <text:p>0.321832693809</text:p>
          </table:table-cell>
          <table:table-cell table:formula="of:=([.A2718]-[.B2718])*([.A2718]-[.B2718])" office:value-type="float" office:value="0.004641288129" calcext:value-type="float">
            <text:p>0.004641288129</text:p>
          </table:table-cell>
          <table:table-cell table:number-columns-repeated="2"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514671" calcext:value-type="float">
            <text:p>0.514671</text:p>
          </table:table-cell>
          <table:table-cell table:formula="of:=([.A2719]*[.A2719])" office:value-type="float" office:value="0.321832693809" calcext:value-type="float">
            <text:p>0.321832693809</text:p>
          </table:table-cell>
          <table:table-cell table:formula="of:=([.A2719]-[.B2719])*([.A2719]-[.B2719])" office:value-type="float" office:value="0.002770127424" calcext:value-type="float">
            <text:p>0.002770127424</text:p>
          </table:table-cell>
          <table:table-cell table:number-columns-repeated="2"/>
        </table:table-row>
        <table:table-row table:style-name="ro1">
          <table:table-cell office:value-type="float" office:value="0.567303" calcext:value-type="float">
            <text:p>0.567303</text:p>
          </table:table-cell>
          <table:table-cell office:value-type="float" office:value="0.657119" calcext:value-type="float">
            <text:p>0.657119</text:p>
          </table:table-cell>
          <table:table-cell table:formula="of:=([.A2720]*[.A2720])" office:value-type="float" office:value="0.321832693809" calcext:value-type="float">
            <text:p>0.321832693809</text:p>
          </table:table-cell>
          <table:table-cell table:formula="of:=([.A2720]-[.B2720])*([.A2720]-[.B2720])" office:value-type="float" office:value="0.008066913856" calcext:value-type="float">
            <text:p>0.008066913856</text:p>
          </table:table-cell>
          <table:table-cell table:number-columns-repeated="2"/>
        </table:table-row>
        <table:table-row table:style-name="ro1">
          <table:table-cell office:value-type="float" office:value="0.735286" calcext:value-type="float">
            <text:p>0.735286</text:p>
          </table:table-cell>
          <table:table-cell office:value-type="float" office:value="0.701422" calcext:value-type="float">
            <text:p>0.701422</text:p>
          </table:table-cell>
          <table:table-cell table:formula="of:=([.A2721]*[.A2721])" office:value-type="float" office:value="0.540645501796" calcext:value-type="float">
            <text:p>0.540645501796</text:p>
          </table:table-cell>
          <table:table-cell table:formula="of:=([.A2721]-[.B2721])*([.A2721]-[.B2721])" office:value-type="float" office:value="0.001146770496" calcext:value-type="float">
            <text:p>0.001146770496</text:p>
          </table:table-cell>
          <table:table-cell table:number-columns-repeated="2"/>
        </table:table-row>
        <table:table-row table:style-name="ro1">
          <table:table-cell office:value-type="float" office:value="0.735286" calcext:value-type="float">
            <text:p>0.735286</text:p>
          </table:table-cell>
          <table:table-cell office:value-type="float" office:value="0.731058" calcext:value-type="float">
            <text:p>0.731058</text:p>
          </table:table-cell>
          <table:table-cell table:formula="of:=([.A2722]*[.A2722])" office:value-type="float" office:value="0.540645501796" calcext:value-type="float">
            <text:p>0.540645501796</text:p>
          </table:table-cell>
          <table:table-cell table:formula="of:=([.A2722]-[.B2722])*([.A2722]-[.B2722])" office:value-type="float" office:value="0.0000178759840000001" calcext:value-type="float">
            <text:p>1.78759840000001E-05</text:p>
          </table:table-cell>
          <table:table-cell table:number-columns-repeated="2"/>
        </table:table-row>
        <table:table-row table:style-name="ro1">
          <table:table-cell office:value-type="float" office:value="0.735286" calcext:value-type="float">
            <text:p>0.735286</text:p>
          </table:table-cell>
          <table:table-cell office:value-type="float" office:value="0.763299" calcext:value-type="float">
            <text:p>0.763299</text:p>
          </table:table-cell>
          <table:table-cell table:formula="of:=([.A2723]*[.A2723])" office:value-type="float" office:value="0.540645501796" calcext:value-type="float">
            <text:p>0.540645501796</text:p>
          </table:table-cell>
          <table:table-cell table:formula="of:=([.A2723]-[.B2723])*([.A2723]-[.B2723])" office:value-type="float" office:value="0.000784728168999997" calcext:value-type="float">
            <text:p>0.000784728168999997</text:p>
          </table:table-cell>
          <table:table-cell table:number-columns-repeated="2"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598458" calcext:value-type="float">
            <text:p>0.598458</text:p>
          </table:table-cell>
          <table:table-cell table:formula="of:=([.A2724]*[.A2724])" office:value-type="float" office:value="0.868692969369" calcext:value-type="float">
            <text:p>0.868692969369</text:p>
          </table:table-cell>
          <table:table-cell table:formula="of:=([.A2724]-[.B2724])*([.A2724]-[.B2724])" office:value-type="float" office:value="0.111274949241" calcext:value-type="float">
            <text:p>0.111274949241</text:p>
          </table:table-cell>
          <table:table-cell table:number-columns-repeated="2"/>
        </table:table-row>
        <table:table-row table:style-name="ro1">
          <table:table-cell office:value-type="float" office:value="0.932036" calcext:value-type="float">
            <text:p>0.932036</text:p>
          </table:table-cell>
          <table:table-cell office:value-type="float" office:value="0.626952" calcext:value-type="float">
            <text:p>0.626952</text:p>
          </table:table-cell>
          <table:table-cell table:formula="of:=([.A2725]*[.A2725])" office:value-type="float" office:value="0.868691105296" calcext:value-type="float">
            <text:p>0.868691105296</text:p>
          </table:table-cell>
          <table:table-cell table:formula="of:=([.A2725]-[.B2725])*([.A2725]-[.B2725])" office:value-type="float" office:value="0.093076247056" calcext:value-type="float">
            <text:p>0.093076247056</text:p>
          </table:table-cell>
          <table:table-cell table:number-columns-repeated="2"/>
        </table:table-row>
        <table:table-row table:style-name="ro1">
          <table:table-cell office:value-type="float" office:value="0.932036" calcext:value-type="float">
            <text:p>0.932036</text:p>
          </table:table-cell>
          <table:table-cell office:value-type="float" office:value="0.657228" calcext:value-type="float">
            <text:p>0.657228</text:p>
          </table:table-cell>
          <table:table-cell table:formula="of:=([.A2726]*[.A2726])" office:value-type="float" office:value="0.868691105296" calcext:value-type="float">
            <text:p>0.868691105296</text:p>
          </table:table-cell>
          <table:table-cell table:formula="of:=([.A2726]-[.B2726])*([.A2726]-[.B2726])" office:value-type="float" office:value="0.075519436864" calcext:value-type="float">
            <text:p>0.075519436864</text:p>
          </table:table-cell>
          <table:table-cell table:number-columns-repeated="2"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688027" calcext:value-type="float">
            <text:p>0.688027</text:p>
          </table:table-cell>
          <table:table-cell table:formula="of:=([.A2727]*[.A2727])" office:value-type="float" office:value="0.868692969369" calcext:value-type="float">
            <text:p>0.868692969369</text:p>
          </table:table-cell>
          <table:table-cell table:formula="of:=([.A2727]-[.B2727])*([.A2727]-[.B2727])" office:value-type="float" office:value="0.0595408801" calcext:value-type="float">
            <text:p>0.0595408801</text:p>
          </table:table-cell>
          <table:table-cell table:number-columns-repeated="2"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717945" calcext:value-type="float">
            <text:p>0.717945</text:p>
          </table:table-cell>
          <table:table-cell table:formula="of:=([.A2728]*[.A2728])" office:value-type="float" office:value="0.868692969369" calcext:value-type="float">
            <text:p>0.868692969369</text:p>
          </table:table-cell>
          <table:table-cell table:formula="of:=([.A2728]-[.B2728])*([.A2728]-[.B2728])" office:value-type="float" office:value="0.045835384464" calcext:value-type="float">
            <text:p>0.045835384464</text:p>
          </table:table-cell>
          <table:table-cell table:number-columns-repeated="2"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984713" calcext:value-type="float">
            <text:p>0.984713</text:p>
          </table:table-cell>
          <table:table-cell table:formula="of:=([.A2729]*[.A2729])" office:value-type="float" office:value="0.868692969369" calcext:value-type="float">
            <text:p>0.868692969369</text:p>
          </table:table-cell>
          <table:table-cell table:formula="of:=([.A2729]-[.B2729])*([.A2729]-[.B2729])" office:value-type="float" office:value="0.00277476097599999" calcext:value-type="float">
            <text:p>0.00277476097599999</text:p>
          </table:table-cell>
          <table:table-cell table:number-columns-repeated="2"/>
        </table:table-row>
        <table:table-row table:style-name="ro1">
          <table:table-cell office:value-type="float" office:value="0.932037" calcext:value-type="float">
            <text:p>0.932037</text:p>
          </table:table-cell>
          <table:table-cell office:value-type="float" office:value="0.998192" calcext:value-type="float">
            <text:p>0.998192</text:p>
          </table:table-cell>
          <table:table-cell table:formula="of:=([.A2730]*[.A2730])" office:value-type="float" office:value="0.868692969369" calcext:value-type="float">
            <text:p>0.868692969369</text:p>
          </table:table-cell>
          <table:table-cell table:formula="of:=([.A2730]-[.B2730])*([.A2730]-[.B2730])" office:value-type="float" office:value="0.00437648402499999" calcext:value-type="float">
            <text:p>0.00437648402499999</text:p>
          </table:table-cell>
          <table:table-cell table:number-columns-repeated="2"/>
        </table:table-row>
        <table:table-row table:style-name="ro1">
          <table:table-cell office:value-type="float" office:value="0.999994" calcext:value-type="float">
            <text:p>0.999994</text:p>
          </table:table-cell>
          <table:table-cell office:value-type="float" office:value="0.994216" calcext:value-type="float">
            <text:p>0.994216</text:p>
          </table:table-cell>
          <table:table-cell table:formula="of:=([.A2731]*[.A2731])" office:value-type="float" office:value="0.999988000036" calcext:value-type="float">
            <text:p>0.999988000036</text:p>
          </table:table-cell>
          <table:table-cell table:formula="of:=([.A2731]-[.B2731])*([.A2731]-[.B2731])" office:value-type="float" office:value="0.0000333852840000007" calcext:value-type="float">
            <text:p>3.33852840000007E-05</text:p>
          </table:table-cell>
          <table:table-cell table:number-columns-repeated="2"/>
        </table:table-row>
        <table:table-row table:style-name="ro1">
          <table:table-cell office:value-type="float" office:value="0.00000530481" calcext:value-type="float">
            <text:p>0.00000530481</text:p>
          </table:table-cell>
          <table:table-cell office:value-type="float" office:value="0.00000303222" calcext:value-type="float">
            <text:p>0.00000303222</text:p>
          </table:table-cell>
          <table:table-cell table:formula="of:=([.A2732]*[.A2732])" office:value-type="float" office:value="0.00000000002814100914" calcext:value-type="float">
            <text:p>2.81410091361E-11</text:p>
          </table:table-cell>
          <table:table-cell table:formula="of:=([.A2732]-[.B2732])*([.A2732]-[.B2732])" office:value-type="float" office:value="0.00000000000516466531" calcext:value-type="float">
            <text:p>5.1646653081E-12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0191107" calcext:value-type="float">
            <text:p>0.0000191107</text:p>
          </table:table-cell>
          <table:table-cell table:formula="of:=([.A2733]*[.A2733])" office:value-type="float" office:value="0.00000000000069633184" calcext:value-type="float">
            <text:p>6.96331836225E-13</text:p>
          </table:table-cell>
          <table:table-cell table:formula="of:=([.A2733]-[.B2733])*([.A2733]-[.B2733])" office:value-type="float" office:value="0.00000000033402076578" calcext:value-type="float">
            <text:p>3.34020765775225E-10</text:p>
          </table:table-cell>
          <table:table-cell table:number-columns-repeated="2"/>
        </table:table-row>
        <table:table-row table:style-name="ro1">
          <table:table-cell office:value-type="float" office:value="0.000000834465" calcext:value-type="float">
            <text:p>0.000000834465</text:p>
          </table:table-cell>
          <table:table-cell office:value-type="float" office:value="0.000161598" calcext:value-type="float">
            <text:p>0.000161598</text:p>
          </table:table-cell>
          <table:table-cell table:formula="of:=([.A2734]*[.A2734])" office:value-type="float" office:value="0.00000000000069633184" calcext:value-type="float">
            <text:p>6.96331836225E-13</text:p>
          </table:table-cell>
          <table:table-cell table:formula="of:=([.A2734]-[.B2734])*([.A2734]-[.B2734])" office:value-type="float" office:value="0.0000000258449141857" calcext:value-type="float">
            <text:p>2.58449141856962E-08</text:p>
          </table:table-cell>
          <table:table-cell table:number-columns-repeated="2"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0242382" calcext:value-type="float">
            <text:p>0.000242382</text:p>
          </table:table-cell>
          <table:table-cell table:formula="of:=([.A2735]*[.A2735])" office:value-type="float" office:value="0.00000000012825336001" calcext:value-type="float">
            <text:p>1.2825336001E-10</text:p>
          </table:table-cell>
          <table:table-cell table:formula="of:=([.A2735]-[.B2735])*([.A2735]-[.B2735])" office:value-type="float" office:value="0.00000005338738346041" calcext:value-type="float">
            <text:p>5.338738346041E-08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424375" calcext:value-type="float">
            <text:p>0.000424375</text:p>
          </table:table-cell>
          <table:table-cell table:formula="of:=([.A2736]*[.A2736])" office:value-type="float" office:value="0.00000000001195133298" calcext:value-type="float">
            <text:p>1.19513329849E-11</text:p>
          </table:table-cell>
          <table:table-cell table:formula="of:=([.A2736]-[.B2736])*([.A2736]-[.B2736])" office:value-type="float" office:value="0.00000017717190379549" calcext:value-type="float">
            <text:p>1.77171903795485E-07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636779" calcext:value-type="float">
            <text:p>0.000636779</text:p>
          </table:table-cell>
          <table:table-cell table:formula="of:=([.A2737]*[.A2737])" office:value-type="float" office:value="0.00000000001195133298" calcext:value-type="float">
            <text:p>1.19513329849E-11</text:p>
          </table:table-cell>
          <table:table-cell table:formula="of:=([.A2737]-[.B2737])*([.A2737]-[.B2737])" office:value-type="float" office:value="0.00000040109666701893" calcext:value-type="float">
            <text:p>4.01096667018925E-07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0844794" calcext:value-type="float">
            <text:p>0.000844794</text:p>
          </table:table-cell>
          <table:table-cell table:formula="of:=([.A2738]*[.A2738])" office:value-type="float" office:value="0.00000000007366909062" calcext:value-type="float">
            <text:p>7.36690906249E-11</text:p>
          </table:table-cell>
          <table:table-cell table:formula="of:=([.A2738]-[.B2738])*([.A2738]-[.B2738])" office:value-type="float" office:value="0.00000069924871945147" calcext:value-type="float">
            <text:p>6.99248719451465E-07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104112" calcext:value-type="float">
            <text:p>0.00104112</text:p>
          </table:table-cell>
          <table:table-cell table:formula="of:=([.A2739]*[.A2739])" office:value-type="float" office:value="0.00000000007366909062" calcext:value-type="float">
            <text:p>7.36690906249E-11</text:p>
          </table:table-cell>
          <table:table-cell table:formula="of:=([.A2739]-[.B2739])*([.A2739]-[.B2739])" office:value-type="float" office:value="0.00000106613251181382" calcext:value-type="float">
            <text:p>1.06613251181382E-06</text:p>
          </table:table-cell>
          <table:table-cell table:number-columns-repeated="2"/>
        </table:table-row>
        <table:table-row table:style-name="ro1">
          <table:table-cell office:value-type="float" office:value="0.00000858307" calcext:value-type="float">
            <text:p>0.00000858307</text:p>
          </table:table-cell>
          <table:table-cell office:value-type="float" office:value="0.00122245" calcext:value-type="float">
            <text:p>0.00122245</text:p>
          </table:table-cell>
          <table:table-cell table:formula="of:=([.A2740]*[.A2740])" office:value-type="float" office:value="0.00000000007366909062" calcext:value-type="float">
            <text:p>7.36690906249E-11</text:p>
          </table:table-cell>
          <table:table-cell table:formula="of:=([.A2740]-[.B2740])*([.A2740]-[.B2740])" office:value-type="float" office:value="0.00000147347292374762" calcext:value-type="float">
            <text:p>1.47347292374762E-06</text:p>
          </table:table-cell>
          <table:table-cell table:number-columns-repeated="2"/>
        </table:table-row>
        <table:table-row table:style-name="ro1">
          <table:table-cell office:value-type="float" office:value="0.0000211596" calcext:value-type="float">
            <text:p>0.0000211596</text:p>
          </table:table-cell>
          <table:table-cell office:value-type="float" office:value="0.00595808" calcext:value-type="float">
            <text:p>0.00595808</text:p>
          </table:table-cell>
          <table:table-cell table:formula="of:=([.A2741]*[.A2741])" office:value-type="float" office:value="0.00000000044772867216" calcext:value-type="float">
            <text:p>4.4772867216E-10</text:p>
          </table:table-cell>
          <table:table-cell table:formula="of:=([.A2741]-[.B2741])*([.A2741]-[.B2741])" office:value-type="float" office:value="0.0000352470238359362" calcext:value-type="float">
            <text:p>3.52470238359362E-05</text:p>
          </table:table-cell>
          <table:table-cell table:number-columns-repeated="2"/>
        </table:table-row>
        <table:table-row table:style-name="ro1">
          <table:table-cell office:value-type="float" office:value="0.0000211596" calcext:value-type="float">
            <text:p>0.0000211596</text:p>
          </table:table-cell>
          <table:table-cell office:value-type="float" office:value="0.00661464" calcext:value-type="float">
            <text:p>0.00661464</text:p>
          </table:table-cell>
          <table:table-cell table:formula="of:=([.A2742]*[.A2742])" office:value-type="float" office:value="0.00000000044772867216" calcext:value-type="float">
            <text:p>4.4772867216E-10</text:p>
          </table:table-cell>
          <table:table-cell table:formula="of:=([.A2742]-[.B2742])*([.A2742]-[.B2742])" office:value-type="float" office:value="0.0000434739837851842" calcext:value-type="float">
            <text:p>4.34739837851842E-05</text:p>
          </table:table-cell>
          <table:table-cell table:number-columns-repeated="2"/>
        </table:table-row>
        <table:table-row table:style-name="ro1">
          <table:table-cell office:value-type="float" office:value="0.0000299811" calcext:value-type="float">
            <text:p>0.0000299811</text:p>
          </table:table-cell>
          <table:table-cell office:value-type="float" office:value="0.0000000236752" calcext:value-type="float">
            <text:p>0.0000000236752</text:p>
          </table:table-cell>
          <table:table-cell table:formula="of:=([.A2743]*[.A2743])" office:value-type="float" office:value="0.00000000089886635721" calcext:value-type="float">
            <text:p>8.9886635721E-10</text:p>
          </table:table-cell>
          <table:table-cell table:formula="of:=([.A2743]-[.B2743])*([.A2743]-[.B2743])" office:value-type="float" office:value="0.00000000089744730065" calcext:value-type="float">
            <text:p>8.97447300647655E-10</text:p>
          </table:table-cell>
          <table:table-cell table:number-columns-repeated="2"/>
        </table:table-row>
        <table:table-row table:style-name="ro1">
          <table:table-cell office:value-type="float" office:value="0.0000814795" calcext:value-type="float">
            <text:p>0.0000814795</text:p>
          </table:table-cell>
          <table:table-cell office:value-type="float" office:value="0.000000512128" calcext:value-type="float">
            <text:p>0.000000512128</text:p>
          </table:table-cell>
          <table:table-cell table:formula="of:=([.A2744]*[.A2744])" office:value-type="float" office:value="0.00000000663890892025" calcext:value-type="float">
            <text:p>6.63890892025E-09</text:p>
          </table:table-cell>
          <table:table-cell table:formula="of:=([.A2744]-[.B2744])*([.A2744]-[.B2744])" office:value-type="float" office:value="0.00000000655571532859" calcext:value-type="float">
            <text:p>6.55571532858638E-09</text:p>
          </table:table-cell>
          <table:table-cell table:number-columns-repeated="2"/>
        </table:table-row>
        <table:table-row table:style-name="ro1">
          <table:table-cell office:value-type="float" office:value="0.0000814795" calcext:value-type="float">
            <text:p>0.0000814795</text:p>
          </table:table-cell>
          <table:table-cell office:value-type="float" office:value="0.00000243777" calcext:value-type="float">
            <text:p>0.00000243777</text:p>
          </table:table-cell>
          <table:table-cell table:formula="of:=([.A2745]*[.A2745])" office:value-type="float" office:value="0.00000000663890892025" calcext:value-type="float">
            <text:p>6.63890892025E-09</text:p>
          </table:table-cell>
          <table:table-cell table:formula="of:=([.A2745]-[.B2745])*([.A2745]-[.B2745])" office:value-type="float" office:value="0.00000000624759508139" calcext:value-type="float">
            <text:p>6.2475950813929E-09</text:p>
          </table:table-cell>
          <table:table-cell table:number-columns-repeated="2"/>
        </table:table-row>
        <table:table-row table:style-name="ro1">
          <table:table-cell office:value-type="float" office:value="0.0000494123" calcext:value-type="float">
            <text:p>0.0000494123</text:p>
          </table:table-cell>
          <table:table-cell office:value-type="float" office:value="0.014863" calcext:value-type="float">
            <text:p>0.014863</text:p>
          </table:table-cell>
          <table:table-cell table:formula="of:=([.A2746]*[.A2746])" office:value-type="float" office:value="0.00000000244157539129" calcext:value-type="float">
            <text:p>2.44157539129E-09</text:p>
          </table:table-cell>
          <table:table-cell table:formula="of:=([.A2746]-[.B2746])*([.A2746]-[.B2746])" office:value-type="float" office:value="0.000219442380545591" calcext:value-type="float">
            <text:p>0.000219442380545591</text:p>
          </table:table-cell>
          <table:table-cell table:number-columns-repeated="2"/>
        </table:table-row>
        <table:table-row table:style-name="ro1">
          <table:table-cell office:value-type="float" office:value="0.000148058" calcext:value-type="float">
            <text:p>0.000148058</text:p>
          </table:table-cell>
          <table:table-cell office:value-type="float" office:value="0.000441409" calcext:value-type="float">
            <text:p>0.000441409</text:p>
          </table:table-cell>
          <table:table-cell table:formula="of:=([.A2747]*[.A2747])" office:value-type="float" office:value="0.000000021921171364" calcext:value-type="float">
            <text:p>2.1921171364E-08</text:p>
          </table:table-cell>
          <table:table-cell table:formula="of:=([.A2747]-[.B2747])*([.A2747]-[.B2747])" office:value-type="float" office:value="0.000000086054809201" calcext:value-type="float">
            <text:p>8.6054809201E-08</text:p>
          </table:table-cell>
          <table:table-cell table:number-columns-repeated="2"/>
        </table:table-row>
        <table:table-row table:style-name="ro1">
          <table:table-cell office:value-type="float" office:value="0.000638187" calcext:value-type="float">
            <text:p>0.000638187</text:p>
          </table:table-cell>
          <table:table-cell office:value-type="float" office:value="0.0000706237" calcext:value-type="float">
            <text:p>0.0000706237</text:p>
          </table:table-cell>
          <table:table-cell table:formula="of:=([.A2748]*[.A2748])" office:value-type="float" office:value="0.000000407282646969" calcext:value-type="float">
            <text:p>4.07282646969E-07</text:p>
          </table:table-cell>
          <table:table-cell table:formula="of:=([.A2748]-[.B2748])*([.A2748]-[.B2748])" office:value-type="float" office:value="0.00000032212809950689" calcext:value-type="float">
            <text:p>3.2212809950689E-07</text:p>
          </table:table-cell>
          <table:table-cell table:number-columns-repeated="2"/>
        </table:table-row>
        <table:table-row table:style-name="ro1">
          <table:table-cell office:value-type="float" office:value="0.00149995" calcext:value-type="float">
            <text:p>0.00149995</text:p>
          </table:table-cell>
          <table:table-cell office:value-type="float" office:value="0.0214687" calcext:value-type="float">
            <text:p>0.0214687</text:p>
          </table:table-cell>
          <table:table-cell table:formula="of:=([.A2749]*[.A2749])" office:value-type="float" office:value="0.0000022498500025" calcext:value-type="float">
            <text:p>0.0000022498500025</text:p>
          </table:table-cell>
          <table:table-cell table:formula="of:=([.A2749]-[.B2749])*([.A2749]-[.B2749])" office:value-type="float" office:value="0.0003987509765625" calcext:value-type="float">
            <text:p>0.0003987509765625</text:p>
          </table:table-cell>
          <table:table-cell table:number-columns-repeated="2"/>
        </table:table-row>
        <table:table-row table:style-name="ro1">
          <table:table-cell office:value-type="float" office:value="0.00334954" calcext:value-type="float">
            <text:p>0.00334954</text:p>
          </table:table-cell>
          <table:table-cell office:value-type="float" office:value="0.00139289" calcext:value-type="float">
            <text:p>0.00139289</text:p>
          </table:table-cell>
          <table:table-cell table:formula="of:=([.A2750]*[.A2750])" office:value-type="float" office:value="0.0000112194182116" calcext:value-type="float">
            <text:p>0.0000112194182116</text:p>
          </table:table-cell>
          <table:table-cell table:formula="of:=([.A2750]-[.B2750])*([.A2750]-[.B2750])" office:value-type="float" office:value="0.0000038284792225" calcext:value-type="float">
            <text:p>0.0000038284792225</text:p>
          </table:table-cell>
          <table:table-cell table:number-columns-repeated="2"/>
        </table:table-row>
        <table:table-row table:style-name="ro1">
          <table:table-cell office:value-type="float" office:value="0.00697255" calcext:value-type="float">
            <text:p>0.00697255</text:p>
          </table:table-cell>
          <table:table-cell office:value-type="float" office:value="0.0802631" calcext:value-type="float">
            <text:p>0.0802631</text:p>
          </table:table-cell>
          <table:table-cell table:formula="of:=([.A2751]*[.A2751])" office:value-type="float" office:value="0.0000486164535025" calcext:value-type="float">
            <text:p>0.0000486164535025</text:p>
          </table:table-cell>
          <table:table-cell table:formula="of:=([.A2751]-[.B2751])*([.A2751]-[.B2751])" office:value-type="float" office:value="0.0053715047193025" calcext:value-type="float">
            <text:p>0.0053715047193025</text:p>
          </table:table-cell>
          <table:table-cell table:number-columns-repeated="2"/>
        </table:table-row>
        <table:table-row table:style-name="ro1">
          <table:table-cell office:value-type="float" office:value="0.00471228" calcext:value-type="float">
            <text:p>0.00471228</text:p>
          </table:table-cell>
          <table:table-cell office:value-type="float" office:value="0.0461295" calcext:value-type="float">
            <text:p>0.0461295</text:p>
          </table:table-cell>
          <table:table-cell table:formula="of:=([.A2752]*[.A2752])" office:value-type="float" office:value="0.0000222055827984" calcext:value-type="float">
            <text:p>0.0000222055827984</text:p>
          </table:table-cell>
          <table:table-cell table:formula="of:=([.A2752]-[.B2752])*([.A2752]-[.B2752])" office:value-type="float" office:value="0.0017153861125284" calcext:value-type="float">
            <text:p>0.0017153861125284</text:p>
          </table:table-cell>
          <table:table-cell table:number-columns-repeated="2"/>
        </table:table-row>
        <table:table-row table:style-name="ro1">
          <table:table-cell office:value-type="float" office:value="0.0120755" calcext:value-type="float">
            <text:p>0.0120755</text:p>
          </table:table-cell>
          <table:table-cell office:value-type="float" office:value="0.0459984" calcext:value-type="float">
            <text:p>0.0459984</text:p>
          </table:table-cell>
          <table:table-cell table:formula="of:=([.A2753]*[.A2753])" office:value-type="float" office:value="0.00014581770025" calcext:value-type="float">
            <text:p>0.00014581770025</text:p>
          </table:table-cell>
          <table:table-cell table:formula="of:=([.A2753]-[.B2753])*([.A2753]-[.B2753])" office:value-type="float" office:value="0.00115076314441" calcext:value-type="float">
            <text:p>0.00115076314441</text:p>
          </table:table-cell>
          <table:table-cell table:number-columns-repeated="2"/>
        </table:table-row>
        <table:table-row table:style-name="ro1">
          <table:table-cell office:value-type="float" office:value="0.0161886" calcext:value-type="float">
            <text:p>0.0161886</text:p>
          </table:table-cell>
          <table:table-cell office:value-type="float" office:value="0.0854828" calcext:value-type="float">
            <text:p>0.0854828</text:p>
          </table:table-cell>
          <table:table-cell table:formula="of:=([.A2754]*[.A2754])" office:value-type="float" office:value="0.00026207076996" calcext:value-type="float">
            <text:p>0.00026207076996</text:p>
          </table:table-cell>
          <table:table-cell table:formula="of:=([.A2754]-[.B2754])*([.A2754]-[.B2754])" office:value-type="float" office:value="0.00480168615364" calcext:value-type="float">
            <text:p>0.00480168615364</text:p>
          </table:table-cell>
          <table:table-cell table:number-columns-repeated="2"/>
        </table:table-row>
        <table:table-row table:style-name="ro1">
          <table:table-cell office:value-type="float" office:value="0.0174289" calcext:value-type="float">
            <text:p>0.0174289</text:p>
          </table:table-cell>
          <table:table-cell office:value-type="float" office:value="0.00708416" calcext:value-type="float">
            <text:p>0.00708416</text:p>
          </table:table-cell>
          <table:table-cell table:formula="of:=([.A2755]*[.A2755])" office:value-type="float" office:value="0.00030376655521" calcext:value-type="float">
            <text:p>0.00030376655521</text:p>
          </table:table-cell>
          <table:table-cell table:formula="of:=([.A2755]-[.B2755])*([.A2755]-[.B2755])" office:value-type="float" office:value="0.0001070136456676" calcext:value-type="float">
            <text:p>0.0001070136456676</text:p>
          </table:table-cell>
          <table:table-cell table:number-columns-repeated="2"/>
        </table:table-row>
        <table:table-row table:style-name="ro1">
          <table:table-cell office:value-type="float" office:value="0.0519063" calcext:value-type="float">
            <text:p>0.0519063</text:p>
          </table:table-cell>
          <table:table-cell office:value-type="float" office:value="0.0145865" calcext:value-type="float">
            <text:p>0.0145865</text:p>
          </table:table-cell>
          <table:table-cell table:formula="of:=([.A2756]*[.A2756])" office:value-type="float" office:value="0.00269426397969" calcext:value-type="float">
            <text:p>0.00269426397969</text:p>
          </table:table-cell>
          <table:table-cell table:formula="of:=([.A2756]-[.B2756])*([.A2756]-[.B2756])" office:value-type="float" office:value="0.00139276747204" calcext:value-type="float">
            <text:p>0.00139276747204</text:p>
          </table:table-cell>
          <table:table-cell table:number-columns-repeated="2"/>
        </table:table-row>
        <table:table-row table:style-name="ro1">
          <table:table-cell office:value-type="float" office:value="0.146671" calcext:value-type="float">
            <text:p>0.146671</text:p>
          </table:table-cell>
          <table:table-cell office:value-type="float" office:value="0.00188405" calcext:value-type="float">
            <text:p>0.00188405</text:p>
          </table:table-cell>
          <table:table-cell table:formula="of:=([.A2757]*[.A2757])" office:value-type="float" office:value="0.021512382241" calcext:value-type="float">
            <text:p>0.021512382241</text:p>
          </table:table-cell>
          <table:table-cell table:formula="of:=([.A2757]-[.B2757])*([.A2757]-[.B2757])" office:value-type="float" office:value="0.0209632608903025" calcext:value-type="float">
            <text:p>0.0209632608903025</text:p>
          </table:table-cell>
          <table:table-cell table:number-columns-repeated="2"/>
        </table:table-row>
        <table:table-row table:style-name="ro1">
          <table:table-cell office:value-type="float" office:value="0.23875" calcext:value-type="float">
            <text:p>0.23875</text:p>
          </table:table-cell>
          <table:table-cell office:value-type="float" office:value="0.0545688" calcext:value-type="float">
            <text:p>0.0545688</text:p>
          </table:table-cell>
          <table:table-cell table:formula="of:=([.A2758]*[.A2758])" office:value-type="float" office:value="0.0570015625" calcext:value-type="float">
            <text:p>0.0570015625</text:p>
          </table:table-cell>
          <table:table-cell table:formula="of:=([.A2758]-[.B2758])*([.A2758]-[.B2758])" office:value-type="float" office:value="0.03392271443344" calcext:value-type="float">
            <text:p>0.03392271443344</text:p>
          </table:table-cell>
          <table:table-cell table:number-columns-repeated="2"/>
        </table:table-row>
        <table:table-row table:style-name="ro1">
          <table:table-cell office:value-type="float" office:value="0.297202" calcext:value-type="float">
            <text:p>0.297202</text:p>
          </table:table-cell>
          <table:table-cell office:value-type="float" office:value="0.361549" calcext:value-type="float">
            <text:p>0.361549</text:p>
          </table:table-cell>
          <table:table-cell table:formula="of:=([.A2759]*[.A2759])" office:value-type="float" office:value="0.088329028804" calcext:value-type="float">
            <text:p>0.088329028804</text:p>
          </table:table-cell>
          <table:table-cell table:formula="of:=([.A2759]-[.B2759])*([.A2759]-[.B2759])" office:value-type="float" office:value="0.004140536409" calcext:value-type="float">
            <text:p>0.004140536409</text:p>
          </table:table-cell>
          <table:table-cell table:number-columns-repeated="2"/>
        </table:table-row>
        <table:table-row table:style-name="ro1">
          <table:table-cell office:value-type="float" office:value="0.438809" calcext:value-type="float">
            <text:p>0.438809</text:p>
          </table:table-cell>
          <table:table-cell office:value-type="float" office:value="0.401055" calcext:value-type="float">
            <text:p>0.401055</text:p>
          </table:table-cell>
          <table:table-cell table:formula="of:=([.A2760]*[.A2760])" office:value-type="float" office:value="0.192553338481" calcext:value-type="float">
            <text:p>0.192553338481</text:p>
          </table:table-cell>
          <table:table-cell table:formula="of:=([.A2760]-[.B2760])*([.A2760]-[.B2760])" office:value-type="float" office:value="0.001425364516" calcext:value-type="float">
            <text:p>0.001425364516</text:p>
          </table:table-cell>
          <table:table-cell table:number-columns-repeated="2"/>
        </table:table-row>
        <table:table-row table:style-name="ro1">
          <table:table-cell office:value-type="float" office:value="0.58878" calcext:value-type="float">
            <text:p>0.58878</text:p>
          </table:table-cell>
          <table:table-cell office:value-type="float" office:value="0.525742" calcext:value-type="float">
            <text:p>0.525742</text:p>
          </table:table-cell>
          <table:table-cell table:formula="of:=([.A2761]*[.A2761])" office:value-type="float" office:value="0.3466618884" calcext:value-type="float">
            <text:p>0.3466618884</text:p>
          </table:table-cell>
          <table:table-cell table:formula="of:=([.A2761]-[.B2761])*([.A2761]-[.B2761])" office:value-type="float" office:value="0.00397378944399999" calcext:value-type="float">
            <text:p>0.00397378944399999</text:p>
          </table:table-cell>
          <table:table-cell table:number-columns-repeated="2"/>
        </table:table-row>
        <table:table-row table:style-name="ro1">
          <table:table-cell office:value-type="float" office:value="0.665813" calcext:value-type="float">
            <text:p>0.665813</text:p>
          </table:table-cell>
          <table:table-cell office:value-type="float" office:value="0.550521" calcext:value-type="float">
            <text:p>0.550521</text:p>
          </table:table-cell>
          <table:table-cell table:formula="of:=([.A2762]*[.A2762])" office:value-type="float" office:value="0.443306950969" calcext:value-type="float">
            <text:p>0.443306950969</text:p>
          </table:table-cell>
          <table:table-cell table:formula="of:=([.A2762]-[.B2762])*([.A2762]-[.B2762])" office:value-type="float" office:value="0.013292245264" calcext:value-type="float">
            <text:p>0.013292245264</text:p>
          </table:table-cell>
          <table:table-cell table:number-columns-repeated="2"/>
        </table:table-row>
        <table:table-row table:style-name="ro1">
          <table:table-cell office:value-type="float" office:value="0.900822" calcext:value-type="float">
            <text:p>0.900822</text:p>
          </table:table-cell>
          <table:table-cell office:value-type="float" office:value="0.424983" calcext:value-type="float">
            <text:p>0.424983</text:p>
          </table:table-cell>
          <table:table-cell table:formula="of:=([.A2763]*[.A2763])" office:value-type="float" office:value="0.811480275684" calcext:value-type="float">
            <text:p>0.811480275684</text:p>
          </table:table-cell>
          <table:table-cell table:formula="of:=([.A2763]-[.B2763])*([.A2763]-[.B2763])" office:value-type="float" office:value="0.226422753921" calcext:value-type="float">
            <text:p>0.226422753921</text:p>
          </table:table-cell>
          <table:table-cell table:number-columns-repeated="2"/>
        </table:table-row>
        <table:table-row table:style-name="ro1">
          <table:table-cell office:value-type="float" office:value="0.900821" calcext:value-type="float">
            <text:p>0.900821</text:p>
          </table:table-cell>
          <table:table-cell office:value-type="float" office:value="0.679304" calcext:value-type="float">
            <text:p>0.679304</text:p>
          </table:table-cell>
          <table:table-cell table:formula="of:=([.A2764]*[.A2764])" office:value-type="float" office:value="0.811478474041" calcext:value-type="float">
            <text:p>0.811478474041</text:p>
          </table:table-cell>
          <table:table-cell table:formula="of:=([.A2764]-[.B2764])*([.A2764]-[.B2764])" office:value-type="float" office:value="0.049069781289" calcext:value-type="float">
            <text:p>0.049069781289</text:p>
          </table:table-cell>
          <table:table-cell table:number-columns-repeated="2"/>
        </table:table-row>
        <table:table-row table:style-name="ro1">
          <table:table-cell office:value-type="float" office:value="0.900821" calcext:value-type="float">
            <text:p>0.900821</text:p>
          </table:table-cell>
          <table:table-cell office:value-type="float" office:value="0.843723" calcext:value-type="float">
            <text:p>0.843723</text:p>
          </table:table-cell>
          <table:table-cell table:formula="of:=([.A2765]*[.A2765])" office:value-type="float" office:value="0.811478474041" calcext:value-type="float">
            <text:p>0.811478474041</text:p>
          </table:table-cell>
          <table:table-cell table:formula="of:=([.A2765]-[.B2765])*([.A2765]-[.B2765])" office:value-type="float" office:value="0.003260181604" calcext:value-type="float">
            <text:p>0.003260181604</text:p>
          </table:table-cell>
          <table:table-cell table:number-columns-repeated="2"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89461" calcext:value-type="float">
            <text:p>0.89461</text:p>
          </table:table-cell>
          <table:table-cell table:formula="of:=([.A2766]*[.A2766])" office:value-type="float" office:value="0.941794552521" calcext:value-type="float">
            <text:p>0.941794552521</text:p>
          </table:table-cell>
          <table:table-cell table:formula="of:=([.A2766]-[.B2766])*([.A2766]-[.B2766])" office:value-type="float" office:value="0.005753374201" calcext:value-type="float">
            <text:p>0.005753374201</text:p>
          </table:table-cell>
          <table:table-cell table:number-columns-repeated="2"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955963" calcext:value-type="float">
            <text:p>0.955963</text:p>
          </table:table-cell>
          <table:table-cell table:formula="of:=([.A2767]*[.A2767])" office:value-type="float" office:value="0.941794552521" calcext:value-type="float">
            <text:p>0.941794552521</text:p>
          </table:table-cell>
          <table:table-cell table:formula="of:=([.A2767]-[.B2767])*([.A2767]-[.B2767])" office:value-type="float" office:value="0.000210192004" calcext:value-type="float">
            <text:p>0.000210192004</text:p>
          </table:table-cell>
          <table:table-cell table:number-columns-repeated="2"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984713" calcext:value-type="float">
            <text:p>0.984713</text:p>
          </table:table-cell>
          <table:table-cell table:formula="of:=([.A2768]*[.A2768])" office:value-type="float" office:value="0.941794552521" calcext:value-type="float">
            <text:p>0.941794552521</text:p>
          </table:table-cell>
          <table:table-cell table:formula="of:=([.A2768]-[.B2768])*([.A2768]-[.B2768])" office:value-type="float" office:value="0.000203119503999998" calcext:value-type="float">
            <text:p>0.000203119503999998</text:p>
          </table:table-cell>
          <table:table-cell table:number-columns-repeated="2"/>
        </table:table-row>
        <table:table-row table:style-name="ro1">
          <table:table-cell office:value-type="float" office:value="0.970461" calcext:value-type="float">
            <text:p>0.970461</text:p>
          </table:table-cell>
          <table:table-cell office:value-type="float" office:value="0.998192" calcext:value-type="float">
            <text:p>0.998192</text:p>
          </table:table-cell>
          <table:table-cell table:formula="of:=([.A2769]*[.A2769])" office:value-type="float" office:value="0.941794552521" calcext:value-type="float">
            <text:p>0.941794552521</text:p>
          </table:table-cell>
          <table:table-cell table:formula="of:=([.A2769]-[.B2769])*([.A2769]-[.B2769])" office:value-type="float" office:value="0.000769008360999997" calcext:value-type="float">
            <text:p>0.000769008360999997</text:p>
          </table:table-cell>
          <table:table-cell table:number-columns-repeated="2"/>
        </table:table-row>
        <table:table-row table:style-name="ro1">
          <table:table-cell office:value-type="float" office:value="0.996547" calcext:value-type="float">
            <text:p>0.996547</text:p>
          </table:table-cell>
          <table:table-cell office:value-type="float" office:value="0.999997" calcext:value-type="float">
            <text:p>0.999997</text:p>
          </table:table-cell>
          <table:table-cell table:formula="of:=([.A2770]*[.A2770])" office:value-type="float" office:value="0.993105923209" calcext:value-type="float">
            <text:p>0.993105923209</text:p>
          </table:table-cell>
          <table:table-cell table:formula="of:=([.A2770]-[.B2770])*([.A2770]-[.B2770])" office:value-type="float" office:value="0.0000119025000000004" calcext:value-type="float">
            <text:p>1.19025000000004E-05</text:p>
          </table:table-cell>
          <table:table-cell table:number-columns-repeated="2"/>
        </table:table-row>
        <table:table-row table:style-name="ro1">
          <table:table-cell office:value-type="float" office:value="0.0000077486" calcext:value-type="float">
            <text:p>0.0000077486</text:p>
          </table:table-cell>
          <table:table-cell office:value-type="float" office:value="0.00000303222" calcext:value-type="float">
            <text:p>0.00000303222</text:p>
          </table:table-cell>
          <table:table-cell table:formula="of:=([.A2771]*[.A2771])" office:value-type="float" office:value="0.00000000006004080196" calcext:value-type="float">
            <text:p>6.004080196E-11</text:p>
          </table:table-cell>
          <table:table-cell table:formula="of:=([.A2771]-[.B2771])*([.A2771]-[.B2771])" office:value-type="float" office:value="0.0000000000222442403" calcext:value-type="float">
            <text:p>2.22442403044E-11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178351" calcext:value-type="float">
            <text:p>0.00178351</text:p>
          </table:table-cell>
          <table:table-cell table:formula="of:=([.A2772]*[.A2772])" office:value-type="float" office:value="0.00000000000240163208" calcext:value-type="float">
            <text:p>2.4016320784E-12</text:p>
          </table:table-cell>
          <table:table-cell table:formula="of:=([.A2772]-[.B2772])*([.A2772]-[.B2772])" office:value-type="float" office:value="0.00000317538243949768" calcext:value-type="float">
            <text:p>3.17538243949768E-06</text:p>
          </table:table-cell>
          <table:table-cell table:number-columns-repeated="2"/>
        </table:table-row>
        <table:table-row table:style-name="ro1">
          <table:table-cell office:value-type="float" office:value="0.0000112057" calcext:value-type="float">
            <text:p>0.0000112057</text:p>
          </table:table-cell>
          <table:table-cell office:value-type="float" office:value="0.000115526" calcext:value-type="float">
            <text:p>0.000115526</text:p>
          </table:table-cell>
          <table:table-cell table:formula="of:=([.A2773]*[.A2773])" office:value-type="float" office:value="0.00000000012556771249" calcext:value-type="float">
            <text:p>1.2556771249E-10</text:p>
          </table:table-cell>
          <table:table-cell table:formula="of:=([.A2773]-[.B2773])*([.A2773]-[.B2773])" office:value-type="float" office:value="0.00000001088272499209" calcext:value-type="float">
            <text:p>1.088272499209E-08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0905978" calcext:value-type="float">
            <text:p>0.000905978</text:p>
          </table:table-cell>
          <table:table-cell table:formula="of:=([.A2774]*[.A2774])" office:value-type="float" office:value="0.00000000003916869708" calcext:value-type="float">
            <text:p>3.91686970801E-11</text:p>
          </table:table-cell>
          <table:table-cell table:formula="of:=([.A2774]-[.B2774])*([.A2774]-[.B2774])" office:value-type="float" office:value="0.00000080949519667464" calcext:value-type="float">
            <text:p>8.0949519667464E-07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168895" calcext:value-type="float">
            <text:p>0.00168895</text:p>
          </table:table-cell>
          <table:table-cell table:formula="of:=([.A2775]*[.A2775])" office:value-type="float" office:value="0.00000000003916869708" calcext:value-type="float">
            <text:p>3.91686970801E-11</text:p>
          </table:table-cell>
          <table:table-cell table:formula="of:=([.A2775]-[.B2775])*([.A2775]-[.B2775])" office:value-type="float" office:value="0.00000283145071782608" calcext:value-type="float">
            <text:p>2.83145071782608E-06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303875" calcext:value-type="float">
            <text:p>0.00303875</text:p>
          </table:table-cell>
          <table:table-cell table:formula="of:=([.A2776]*[.A2776])" office:value-type="float" office:value="0.00000000003916869708" calcext:value-type="float">
            <text:p>3.91686970801E-11</text:p>
          </table:table-cell>
          <table:table-cell table:formula="of:=([.A2776]-[.B2776])*([.A2776]-[.B2776])" office:value-type="float" office:value="0.00000919600475822208" calcext:value-type="float">
            <text:p>9.19600475822208E-06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409987" calcext:value-type="float">
            <text:p>0.00409987</text:p>
          </table:table-cell>
          <table:table-cell table:formula="of:=([.A2777]*[.A2777])" office:value-type="float" office:value="0.00000000003916869708" calcext:value-type="float">
            <text:p>3.91686970801E-11</text:p>
          </table:table-cell>
          <table:table-cell table:formula="of:=([.A2777]-[.B2777])*([.A2777]-[.B2777])" office:value-type="float" office:value="0.0000167576551948045" calcext:value-type="float">
            <text:p>1.67576551948045E-05</text:p>
          </table:table-cell>
          <table:table-cell table:number-columns-repeated="2"/>
        </table:table-row>
        <table:table-row table:style-name="ro1">
          <table:table-cell office:value-type="float" office:value="0.00000625849" calcext:value-type="float">
            <text:p>0.00000625849</text:p>
          </table:table-cell>
          <table:table-cell office:value-type="float" office:value="0.00505265" calcext:value-type="float">
            <text:p>0.00505265</text:p>
          </table:table-cell>
          <table:table-cell table:formula="of:=([.A2778]*[.A2778])" office:value-type="float" office:value="0.00000000003916869708" calcext:value-type="float">
            <text:p>3.91686970801E-11</text:p>
          </table:table-cell>
          <table:table-cell table:formula="of:=([.A2778]-[.B2778])*([.A2778]-[.B2778])" office:value-type="float" office:value="0.0000254660672722001" calcext:value-type="float">
            <text:p>0.0000254660672722001</text:p>
          </table:table-cell>
          <table:table-cell table:number-columns-repeated="2"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0429216" calcext:value-type="float">
            <text:p>0.0000429216</text:p>
          </table:table-cell>
          <table:table-cell table:formula="of:=([.A2779]*[.A2779])" office:value-type="float" office:value="0.00000000003206322675" calcext:value-type="float">
            <text:p>3.20632267536E-11</text:p>
          </table:table-cell>
          <table:table-cell table:formula="of:=([.A2779]-[.B2779])*([.A2779]-[.B2779])" office:value-type="float" office:value="0.00000000138824500391" calcext:value-type="float">
            <text:p>1.3882450039056E-09</text:p>
          </table:table-cell>
          <table:table-cell table:number-columns-repeated="2"/>
        </table:table-row>
        <table:table-row table:style-name="ro1">
          <table:table-cell office:value-type="float" office:value="0.000000476837" calcext:value-type="float">
            <text:p>0.000000476837</text:p>
          </table:table-cell>
          <table:table-cell office:value-type="float" office:value="0.000205809" calcext:value-type="float">
            <text:p>0.000205809</text:p>
          </table:table-cell>
          <table:table-cell table:formula="of:=([.A2780]*[.A2780])" office:value-type="float" office:value="0.00000000000022737352" calcext:value-type="float">
            <text:p>2.27373524569E-13</text:p>
          </table:table-cell>
          <table:table-cell table:formula="of:=([.A2780]-[.B2780])*([.A2780]-[.B2780])" office:value-type="float" office:value="0.00000004216129716226" calcext:value-type="float">
            <text:p>4.21612971622586E-08</text:p>
          </table:table-cell>
          <table:table-cell table:number-columns-repeated="2"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10345" calcext:value-type="float">
            <text:p>0.010345</text:p>
          </table:table-cell>
          <table:table-cell table:formula="of:=([.A2781]*[.A2781])" office:value-type="float" office:value="0.00000000000626701156" calcext:value-type="float">
            <text:p>6.26701156E-12</text:p>
          </table:table-cell>
          <table:table-cell table:formula="of:=([.A2781]-[.B2781])*([.A2781]-[.B2781])" office:value-type="float" office:value="0.000106967235921012" calcext:value-type="float">
            <text:p>0.000106967235921012</text:p>
          </table:table-cell>
          <table:table-cell table:number-columns-repeated="2"/>
        </table:table-row>
        <table:table-row table:style-name="ro1">
          <table:table-cell office:value-type="float" office:value="0.0000553727" calcext:value-type="float">
            <text:p>0.0000553727</text:p>
          </table:table-cell>
          <table:table-cell office:value-type="float" office:value="0.0415624" calcext:value-type="float">
            <text:p>0.0415624</text:p>
          </table:table-cell>
          <table:table-cell table:formula="of:=([.A2782]*[.A2782])" office:value-type="float" office:value="0.00000000306613590529" calcext:value-type="float">
            <text:p>3.06613590529E-09</text:p>
          </table:table-cell>
          <table:table-cell table:formula="of:=([.A2782]-[.B2782])*([.A2782]-[.B2782])" office:value-type="float" office:value="0.00172283331528295" calcext:value-type="float">
            <text:p>0.00172283331528295</text:p>
          </table:table-cell>
          <table:table-cell table:number-columns-repeated="2"/>
        </table:table-row>
        <table:table-row table:style-name="ro1">
          <table:table-cell office:value-type="float" office:value="0.0000950694" calcext:value-type="float">
            <text:p>0.0000950694</text:p>
          </table:table-cell>
          <table:table-cell office:value-type="float" office:value="0.0103525" calcext:value-type="float">
            <text:p>0.0103525</text:p>
          </table:table-cell>
          <table:table-cell table:formula="of:=([.A2783]*[.A2783])" office:value-type="float" office:value="0.00000000903819081636" calcext:value-type="float">
            <text:p>9.03819081636E-09</text:p>
          </table:table-cell>
          <table:table-cell table:formula="of:=([.A2783]-[.B2783])*([.A2783]-[.B2783])" office:value-type="float" office:value="0.000105214882513816" calcext:value-type="float">
            <text:p>0.000105214882513816</text:p>
          </table:table-cell>
          <table:table-cell table:number-columns-repeated="2"/>
        </table:table-row>
        <table:table-row table:style-name="ro1">
          <table:table-cell office:value-type="float" office:value="0.000131786" calcext:value-type="float">
            <text:p>0.000131786</text:p>
          </table:table-cell>
          <table:table-cell office:value-type="float" office:value="0.00111496" calcext:value-type="float">
            <text:p>0.00111496</text:p>
          </table:table-cell>
          <table:table-cell table:formula="of:=([.A2784]*[.A2784])" office:value-type="float" office:value="0.000000017367549796" calcext:value-type="float">
            <text:p>1.7367549796E-08</text:p>
          </table:table-cell>
          <table:table-cell table:formula="of:=([.A2784]-[.B2784])*([.A2784]-[.B2784])" office:value-type="float" office:value="0.000000966631114276" calcext:value-type="float">
            <text:p>9.66631114276E-07</text:p>
          </table:table-cell>
          <table:table-cell table:number-columns-repeated="2"/>
        </table:table-row>
        <table:table-row table:style-name="ro1">
          <table:table-cell office:value-type="float" office:value="0.000136614" calcext:value-type="float">
            <text:p>0.000136614</text:p>
          </table:table-cell>
          <table:table-cell office:value-type="float" office:value="0.00572689" calcext:value-type="float">
            <text:p>0.00572689</text:p>
          </table:table-cell>
          <table:table-cell table:formula="of:=([.A2785]*[.A2785])" office:value-type="float" office:value="0.000000018663384996" calcext:value-type="float">
            <text:p>1.8663384996E-08</text:p>
          </table:table-cell>
          <table:table-cell table:formula="of:=([.A2785]-[.B2785])*([.A2785]-[.B2785])" office:value-type="float" office:value="0.000031251185756176" calcext:value-type="float">
            <text:p>3.1251185756176E-05</text:p>
          </table:table-cell>
          <table:table-cell table:number-columns-repeated="2"/>
        </table:table-row>
        <table:table-row table:style-name="ro1">
          <table:table-cell office:value-type="float" office:value="0.00793195" calcext:value-type="float">
            <text:p>0.00793195</text:p>
          </table:table-cell>
          <table:table-cell office:value-type="float" office:value="0.00144814" calcext:value-type="float">
            <text:p>0.00144814</text:p>
          </table:table-cell>
          <table:table-cell table:formula="of:=([.A2786]*[.A2786])" office:value-type="float" office:value="0.0000629158308025" calcext:value-type="float">
            <text:p>0.0000629158308025</text:p>
          </table:table-cell>
          <table:table-cell table:formula="of:=([.A2786]-[.B2786])*([.A2786]-[.B2786])" office:value-type="float" office:value="0.0000420397921161" calcext:value-type="float">
            <text:p>0.0000420397921161</text:p>
          </table:table-cell>
          <table:table-cell table:number-columns-repeated="2"/>
        </table:table-row>
        <table:table-row table:style-name="ro1">
          <table:table-cell office:value-type="float" office:value="0.0202082" calcext:value-type="float">
            <text:p>0.0202082</text:p>
          </table:table-cell>
          <table:table-cell office:value-type="float" office:value="0.0397616" calcext:value-type="float">
            <text:p>0.0397616</text:p>
          </table:table-cell>
          <table:table-cell table:formula="of:=([.A2787]*[.A2787])" office:value-type="float" office:value="0.00040837134724" calcext:value-type="float">
            <text:p>0.00040837134724</text:p>
          </table:table-cell>
          <table:table-cell table:formula="of:=([.A2787]-[.B2787])*([.A2787]-[.B2787])" office:value-type="float" office:value="0.00038233545156" calcext:value-type="float">
            <text:p>0.00038233545156</text:p>
          </table:table-cell>
          <table:table-cell table:number-columns-repeated="2"/>
        </table:table-row>
        <table:table-row table:style-name="ro1">
          <table:table-cell office:value-type="float" office:value="0.0167047" calcext:value-type="float">
            <text:p>0.0167047</text:p>
          </table:table-cell>
          <table:table-cell office:value-type="float" office:value="0.0215738" calcext:value-type="float">
            <text:p>0.0215738</text:p>
          </table:table-cell>
          <table:table-cell table:formula="of:=([.A2788]*[.A2788])" office:value-type="float" office:value="0.00027904700209" calcext:value-type="float">
            <text:p>0.00027904700209</text:p>
          </table:table-cell>
          <table:table-cell table:formula="of:=([.A2788]-[.B2788])*([.A2788]-[.B2788])" office:value-type="float" office:value="0.00002370813481" calcext:value-type="float">
            <text:p>0.00002370813481</text:p>
          </table:table-cell>
          <table:table-cell table:number-columns-repeated="2"/>
        </table:table-row>
        <table:table-row table:style-name="ro1">
          <table:table-cell office:value-type="float" office:value="0.0167047" calcext:value-type="float">
            <text:p>0.0167047</text:p>
          </table:table-cell>
          <table:table-cell office:value-type="float" office:value="0.0225036" calcext:value-type="float">
            <text:p>0.0225036</text:p>
          </table:table-cell>
          <table:table-cell table:formula="of:=([.A2789]*[.A2789])" office:value-type="float" office:value="0.00027904700209" calcext:value-type="float">
            <text:p>0.00027904700209</text:p>
          </table:table-cell>
          <table:table-cell table:formula="of:=([.A2789]-[.B2789])*([.A2789]-[.B2789])" office:value-type="float" office:value="0.00003362724121" calcext:value-type="float">
            <text:p>0.00003362724121</text:p>
          </table:table-cell>
          <table:table-cell table:number-columns-repeated="2"/>
        </table:table-row>
        <table:table-row table:style-name="ro1">
          <table:table-cell office:value-type="float" office:value="0.0167047" calcext:value-type="float">
            <text:p>0.0167047</text:p>
          </table:table-cell>
          <table:table-cell office:value-type="float" office:value="0.0293683" calcext:value-type="float">
            <text:p>0.0293683</text:p>
          </table:table-cell>
          <table:table-cell table:formula="of:=([.A2790]*[.A2790])" office:value-type="float" office:value="0.00027904700209" calcext:value-type="float">
            <text:p>0.00027904700209</text:p>
          </table:table-cell>
          <table:table-cell table:formula="of:=([.A2790]-[.B2790])*([.A2790]-[.B2790])" office:value-type="float" office:value="0.00016036676496" calcext:value-type="float">
            <text:p>0.00016036676496</text:p>
          </table:table-cell>
          <table:table-cell table:number-columns-repeated="2"/>
        </table:table-row>
        <table:table-row table:style-name="ro1">
          <table:table-cell office:value-type="float" office:value="0.0626093" calcext:value-type="float">
            <text:p>0.0626093</text:p>
          </table:table-cell>
          <table:table-cell office:value-type="float" office:value="0.0943862" calcext:value-type="float">
            <text:p>0.0943862</text:p>
          </table:table-cell>
          <table:table-cell table:formula="of:=([.A2791]*[.A2791])" office:value-type="float" office:value="0.00391992444649" calcext:value-type="float">
            <text:p>0.00391992444649</text:p>
          </table:table-cell>
          <table:table-cell table:formula="of:=([.A2791]-[.B2791])*([.A2791]-[.B2791])" office:value-type="float" office:value="0.00100977137361" calcext:value-type="float">
            <text:p>0.00100977137361</text:p>
          </table:table-cell>
          <table:table-cell table:number-columns-repeated="2"/>
        </table:table-row>
        <table:table-row table:style-name="ro1">
          <table:table-cell office:value-type="float" office:value="0.0626094" calcext:value-type="float">
            <text:p>0.0626094</text:p>
          </table:table-cell>
          <table:table-cell office:value-type="float" office:value="0.0554588" calcext:value-type="float">
            <text:p>0.0554588</text:p>
          </table:table-cell>
          <table:table-cell table:formula="of:=([.A2792]*[.A2792])" office:value-type="float" office:value="0.00391993696836" calcext:value-type="float">
            <text:p>0.00391993696836</text:p>
          </table:table-cell>
          <table:table-cell table:formula="of:=([.A2792]-[.B2792])*([.A2792]-[.B2792])" office:value-type="float" office:value="0.0000511310803599999" calcext:value-type="float">
            <text:p>0.0000511310803599999</text:p>
          </table:table-cell>
          <table:table-cell table:number-columns-repeated="2"/>
        </table:table-row>
        <table:table-row table:style-name="ro1">
          <table:table-cell office:value-type="float" office:value="0.0626093" calcext:value-type="float">
            <text:p>0.0626093</text:p>
          </table:table-cell>
          <table:table-cell office:value-type="float" office:value="0.107702" calcext:value-type="float">
            <text:p>0.107702</text:p>
          </table:table-cell>
          <table:table-cell table:formula="of:=([.A2793]*[.A2793])" office:value-type="float" office:value="0.00391992444649" calcext:value-type="float">
            <text:p>0.00391992444649</text:p>
          </table:table-cell>
          <table:table-cell table:formula="of:=([.A2793]-[.B2793])*([.A2793]-[.B2793])" office:value-type="float" office:value="0.00203335159329" calcext:value-type="float">
            <text:p>0.00203335159329</text:p>
          </table:table-cell>
          <table:table-cell table:number-columns-repeated="2"/>
        </table:table-row>
        <table:table-row table:style-name="ro1">
          <table:table-cell office:value-type="float" office:value="0.0642656" calcext:value-type="float">
            <text:p>0.0642656</text:p>
          </table:table-cell>
          <table:table-cell office:value-type="float" office:value="0.0867448" calcext:value-type="float">
            <text:p>0.0867448</text:p>
          </table:table-cell>
          <table:table-cell table:formula="of:=([.A2794]*[.A2794])" office:value-type="float" office:value="0.00413006734336" calcext:value-type="float">
            <text:p>0.00413006734336</text:p>
          </table:table-cell>
          <table:table-cell table:formula="of:=([.A2794]-[.B2794])*([.A2794]-[.B2794])" office:value-type="float" office:value="0.00050531443264" calcext:value-type="float">
            <text:p>0.00050531443264</text:p>
          </table:table-cell>
          <table:table-cell table:number-columns-repeated="2"/>
        </table:table-row>
        <table:table-row table:style-name="ro1">
          <table:table-cell office:value-type="float" office:value="0.0787309" calcext:value-type="float">
            <text:p>0.0787309</text:p>
          </table:table-cell>
          <table:table-cell office:value-type="float" office:value="0.0758906" calcext:value-type="float">
            <text:p>0.0758906</text:p>
          </table:table-cell>
          <table:table-cell table:formula="of:=([.A2795]*[.A2795])" office:value-type="float" office:value="0.00619855461481" calcext:value-type="float">
            <text:p>0.00619855461481</text:p>
          </table:table-cell>
          <table:table-cell table:formula="of:=([.A2795]-[.B2795])*([.A2795]-[.B2795])" office:value-type="float" office:value="0.00000806730409000002" calcext:value-type="float">
            <text:p>0.00000806730409000002</text:p>
          </table:table-cell>
          <table:table-cell table:number-columns-repeated="2"/>
        </table:table-row>
        <table:table-row table:style-name="ro1">
          <table:table-cell office:value-type="float" office:value="0.0840083" calcext:value-type="float">
            <text:p>0.0840083</text:p>
          </table:table-cell>
          <table:table-cell office:value-type="float" office:value="0.100714" calcext:value-type="float">
            <text:p>0.100714</text:p>
          </table:table-cell>
          <table:table-cell table:formula="of:=([.A2796]*[.A2796])" office:value-type="float" office:value="0.00705739446889" calcext:value-type="float">
            <text:p>0.00705739446889</text:p>
          </table:table-cell>
          <table:table-cell table:formula="of:=([.A2796]-[.B2796])*([.A2796]-[.B2796])" office:value-type="float" office:value="0.00027908041249" calcext:value-type="float">
            <text:p>0.00027908041249</text:p>
          </table:table-cell>
          <table:table-cell table:number-columns-repeated="2"/>
        </table:table-row>
        <table:table-row table:style-name="ro1">
          <table:table-cell office:value-type="float" office:value="0.157647" calcext:value-type="float">
            <text:p>0.157647</text:p>
          </table:table-cell>
          <table:table-cell office:value-type="float" office:value="0.136661" calcext:value-type="float">
            <text:p>0.136661</text:p>
          </table:table-cell>
          <table:table-cell table:formula="of:=([.A2797]*[.A2797])" office:value-type="float" office:value="0.024852576609" calcext:value-type="float">
            <text:p>0.024852576609</text:p>
          </table:table-cell>
          <table:table-cell table:formula="of:=([.A2797]-[.B2797])*([.A2797]-[.B2797])" office:value-type="float" office:value="0.000440412196" calcext:value-type="float">
            <text:p>0.000440412196</text:p>
          </table:table-cell>
          <table:table-cell table:number-columns-repeated="2"/>
        </table:table-row>
        <table:table-row table:style-name="ro1">
          <table:table-cell office:value-type="float" office:value="0.450143" calcext:value-type="float">
            <text:p>0.450143</text:p>
          </table:table-cell>
          <table:table-cell office:value-type="float" office:value="0.0941039" calcext:value-type="float">
            <text:p>0.0941039</text:p>
          </table:table-cell>
          <table:table-cell table:formula="of:=([.A2798]*[.A2798])" office:value-type="float" office:value="0.202628720449" calcext:value-type="float">
            <text:p>0.202628720449</text:p>
          </table:table-cell>
          <table:table-cell table:formula="of:=([.A2798]-[.B2798])*([.A2798]-[.B2798])" office:value-type="float" office:value="0.12676384072881" calcext:value-type="float">
            <text:p>0.12676384072881</text:p>
          </table:table-cell>
          <table:table-cell table:number-columns-repeated="2"/>
        </table:table-row>
        <table:table-row table:style-name="ro1">
          <table:table-cell office:value-type="float" office:value="0.450143" calcext:value-type="float">
            <text:p>0.450143</text:p>
          </table:table-cell>
          <table:table-cell office:value-type="float" office:value="0.0979259" calcext:value-type="float">
            <text:p>0.0979259</text:p>
          </table:table-cell>
          <table:table-cell table:formula="of:=([.A2799]*[.A2799])" office:value-type="float" office:value="0.202628720449" calcext:value-type="float">
            <text:p>0.202628720449</text:p>
          </table:table-cell>
          <table:table-cell table:formula="of:=([.A2799]-[.B2799])*([.A2799]-[.B2799])" office:value-type="float" office:value="0.12405688553241" calcext:value-type="float">
            <text:p>0.12405688553241</text:p>
          </table:table-cell>
          <table:table-cell table:number-columns-repeated="2"/>
        </table:table-row>
        <table:table-row table:style-name="ro1">
          <table:table-cell office:value-type="float" office:value="0.501881" calcext:value-type="float">
            <text:p>0.501881</text:p>
          </table:table-cell>
          <table:table-cell office:value-type="float" office:value="0.122281" calcext:value-type="float">
            <text:p>0.122281</text:p>
          </table:table-cell>
          <table:table-cell table:formula="of:=([.A2800]*[.A2800])" office:value-type="float" office:value="0.251884538161" calcext:value-type="float">
            <text:p>0.251884538161</text:p>
          </table:table-cell>
          <table:table-cell table:formula="of:=([.A2800]-[.B2800])*([.A2800]-[.B2800])" office:value-type="float" office:value="0.14409616" calcext:value-type="float">
            <text:p>0.14409616</text:p>
          </table:table-cell>
          <table:table-cell table:number-columns-repeated="2"/>
        </table:table-row>
        <table:table-row table:style-name="ro1">
          <table:table-cell office:value-type="float" office:value="0.7533" calcext:value-type="float">
            <text:p>0.7533</text:p>
          </table:table-cell>
          <table:table-cell office:value-type="float" office:value="0.701228" calcext:value-type="float">
            <text:p>0.701228</text:p>
          </table:table-cell>
          <table:table-cell table:formula="of:=([.A2801]*[.A2801])" office:value-type="float" office:value="0.56746089" calcext:value-type="float">
            <text:p>0.56746089</text:p>
          </table:table-cell>
          <table:table-cell table:formula="of:=([.A2801]-[.B2801])*([.A2801]-[.B2801])" office:value-type="float" office:value="0.002711493184" calcext:value-type="float">
            <text:p>0.002711493184</text:p>
          </table:table-cell>
          <table:table-cell table:number-columns-repeated="2"/>
        </table:table-row>
        <table:table-row table:style-name="ro1">
          <table:table-cell office:value-type="float" office:value="0.863122" calcext:value-type="float">
            <text:p>0.863122</text:p>
          </table:table-cell>
          <table:table-cell office:value-type="float" office:value="0.64624" calcext:value-type="float">
            <text:p>0.64624</text:p>
          </table:table-cell>
          <table:table-cell table:formula="of:=([.A2802]*[.A2802])" office:value-type="float" office:value="0.744979586884" calcext:value-type="float">
            <text:p>0.744979586884</text:p>
          </table:table-cell>
          <table:table-cell table:formula="of:=([.A2802]-[.B2802])*([.A2802]-[.B2802])" office:value-type="float" office:value="0.047037801924" calcext:value-type="float">
            <text:p>0.047037801924</text:p>
          </table:table-cell>
          <table:table-cell table:number-columns-repeated="2"/>
        </table:table-row>
        <table:table-row table:style-name="ro1">
          <table:table-cell office:value-type="float" office:value="0.863121" calcext:value-type="float">
            <text:p>0.863121</text:p>
          </table:table-cell>
          <table:table-cell office:value-type="float" office:value="0.726844" calcext:value-type="float">
            <text:p>0.726844</text:p>
          </table:table-cell>
          <table:table-cell table:formula="of:=([.A2803]*[.A2803])" office:value-type="float" office:value="0.744977860641" calcext:value-type="float">
            <text:p>0.744977860641</text:p>
          </table:table-cell>
          <table:table-cell table:formula="of:=([.A2803]-[.B2803])*([.A2803]-[.B2803])" office:value-type="float" office:value="0.018571420729" calcext:value-type="float">
            <text:p>0.018571420729</text:p>
          </table:table-cell>
          <table:table-cell table:number-columns-repeated="2"/>
        </table:table-row>
        <table:table-row table:style-name="ro1">
          <table:table-cell office:value-type="float" office:value="0.863122" calcext:value-type="float">
            <text:p>0.863122</text:p>
          </table:table-cell>
          <table:table-cell office:value-type="float" office:value="0.761944" calcext:value-type="float">
            <text:p>0.761944</text:p>
          </table:table-cell>
          <table:table-cell table:formula="of:=([.A2804]*[.A2804])" office:value-type="float" office:value="0.744979586884" calcext:value-type="float">
            <text:p>0.744979586884</text:p>
          </table:table-cell>
          <table:table-cell table:formula="of:=([.A2804]-[.B2804])*([.A2804]-[.B2804])" office:value-type="float" office:value="0.010236987684" calcext:value-type="float">
            <text:p>0.010236987684</text:p>
          </table:table-cell>
          <table:table-cell table:number-columns-repeated="2"/>
        </table:table-row>
        <table:table-row table:style-name="ro1">
          <table:table-cell office:value-type="float" office:value="0.962219" calcext:value-type="float">
            <text:p>0.962219</text:p>
          </table:table-cell>
          <table:table-cell office:value-type="float" office:value="0.903105" calcext:value-type="float">
            <text:p>0.903105</text:p>
          </table:table-cell>
          <table:table-cell table:formula="of:=([.A2805]*[.A2805])" office:value-type="float" office:value="0.925865403961" calcext:value-type="float">
            <text:p>0.925865403961</text:p>
          </table:table-cell>
          <table:table-cell table:formula="of:=([.A2805]-[.B2805])*([.A2805]-[.B2805])" office:value-type="float" office:value="0.003494464996" calcext:value-type="float">
            <text:p>0.003494464996</text:p>
          </table:table-cell>
          <table:table-cell table:number-columns-repeated="2"/>
        </table:table-row>
        <table:table-row table:style-name="ro1">
          <table:table-cell office:value-type="float" office:value="0.96222" calcext:value-type="float">
            <text:p>0.96222</text:p>
          </table:table-cell>
          <table:table-cell office:value-type="float" office:value="0.94055" calcext:value-type="float">
            <text:p>0.94055</text:p>
          </table:table-cell>
          <table:table-cell table:formula="of:=([.A2806]*[.A2806])" office:value-type="float" office:value="0.9258673284" calcext:value-type="float">
            <text:p>0.9258673284</text:p>
          </table:table-cell>
          <table:table-cell table:formula="of:=([.A2806]-[.B2806])*([.A2806]-[.B2806])" office:value-type="float" office:value="0.000469588899999999" calcext:value-type="float">
            <text:p>0.000469588899999999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84712" calcext:value-type="float">
            <text:p>0.984712</text:p>
          </table:table-cell>
          <table:table-cell table:formula="of:=([.A2807]*[.A2807])" office:value-type="float" office:value="0.999982000081" calcext:value-type="float">
            <text:p>0.999982000081</text:p>
          </table:table-cell>
          <table:table-cell table:formula="of:=([.A2807]-[.B2807])*([.A2807]-[.B2807])" office:value-type="float" office:value="0.000233447840999998" calcext:value-type="float">
            <text:p>0.000233447840999998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8192" calcext:value-type="float">
            <text:p>0.998192</text:p>
          </table:table-cell>
          <table:table-cell table:formula="of:=([.A2808]*[.A2808])" office:value-type="float" office:value="0.999982000081" calcext:value-type="float">
            <text:p>0.999982000081</text:p>
          </table:table-cell>
          <table:table-cell table:formula="of:=([.A2808]-[.B2808])*([.A2808]-[.B2808])" office:value-type="float" office:value="0.00000323640099999998" calcext:value-type="float">
            <text:p>3.23640099999998E-06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2809]*[.A2809])" office:value-type="float" office:value="0.999982000081" calcext:value-type="float">
            <text:p>0.999982000081</text:p>
          </table:table-cell>
          <table:table-cell table:formula="of:=([.A2809]-[.B2809])*([.A2809]-[.B2809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291809" calcext:value-type="float">
            <text:p>0.00000291809</text:p>
          </table:table-cell>
          <table:table-cell table:formula="of:=([.A2810]*[.A2810])" office:value-type="float" office:value="0.00000000000568436196" calcext:value-type="float">
            <text:p>5.6843619561E-12</text:p>
          </table:table-cell>
          <table:table-cell table:formula="of:=([.A2810]-[.B2810])*([.A2810]-[.B2810])" office:value-type="float" office:value="0.00000000000028504921" calcext:value-type="float">
            <text:p>2.8504921E-13</text:p>
          </table:table-cell>
          <table:table-cell table:number-columns-repeated="2"/>
        </table:table-row>
        <table:table-row table:style-name="ro1">
          <table:table-cell office:value-type="float" office:value="0.0000038743" calcext:value-type="float">
            <text:p>0.0000038743</text:p>
          </table:table-cell>
          <table:table-cell office:value-type="float" office:value="0.0000020854" calcext:value-type="float">
            <text:p>0.0000020854</text:p>
          </table:table-cell>
          <table:table-cell table:formula="of:=([.A2811]*[.A2811])" office:value-type="float" office:value="0.00000000001501020049" calcext:value-type="float">
            <text:p>1.501020049E-11</text:p>
          </table:table-cell>
          <table:table-cell table:formula="of:=([.A2811]-[.B2811])*([.A2811]-[.B2811])" office:value-type="float" office:value="0.00000000000320016321" calcext:value-type="float">
            <text:p>3.20016321E-12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00302193" calcext:value-type="float">
            <text:p>0.00000302193</text:p>
          </table:table-cell>
          <table:table-cell table:formula="of:=([.A2812]*[.A2812])" office:value-type="float" office:value="0.00000000085649290281" calcext:value-type="float">
            <text:p>8.5649290281E-10</text:p>
          </table:table-cell>
          <table:table-cell table:formula="of:=([.A2812]-[.B2812])*([.A2812]-[.B2812])" office:value-type="float" office:value="0.00000000068874596136" calcext:value-type="float">
            <text:p>6.887459613609E-10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845583" calcext:value-type="float">
            <text:p>0.00000845583</text:p>
          </table:table-cell>
          <table:table-cell table:formula="of:=([.A2813]*[.A2813])" office:value-type="float" office:value="0.00000000000035527083" calcext:value-type="float">
            <text:p>3.55270834116E-13</text:p>
          </table:table-cell>
          <table:table-cell table:formula="of:=([.A2813]-[.B2813])*([.A2813]-[.B2813])" office:value-type="float" office:value="0.00000000006177620453" calcext:value-type="float">
            <text:p>6.1776204526656E-11</text:p>
          </table:table-cell>
          <table:table-cell table:number-columns-repeated="2"/>
        </table:table-row>
        <table:table-row table:style-name="ro1">
          <table:table-cell office:value-type="float" office:value="0.000000655651" calcext:value-type="float">
            <text:p>0.000000655651</text:p>
          </table:table-cell>
          <table:table-cell office:value-type="float" office:value="0.0127503" calcext:value-type="float">
            <text:p>0.0127503</text:p>
          </table:table-cell>
          <table:table-cell table:formula="of:=([.A2814]*[.A2814])" office:value-type="float" office:value="0.00000000000042987823" calcext:value-type="float">
            <text:p>4.29878233801E-13</text:p>
          </table:table-cell>
          <table:table-cell table:formula="of:=([.A2814]-[.B2814])*([.A2814]-[.B2814])" office:value-type="float" office:value="0.000162553431025988" calcext:value-type="float">
            <text:p>0.000162553431025988</text:p>
          </table:table-cell>
          <table:table-cell table:number-columns-repeated="2"/>
        </table:table-row>
        <table:table-row table:style-name="ro1">
          <table:table-cell office:value-type="float" office:value="0.000012219" calcext:value-type="float">
            <text:p>0.000012219</text:p>
          </table:table-cell>
          <table:table-cell office:value-type="float" office:value="0.00520448" calcext:value-type="float">
            <text:p>0.00520448</text:p>
          </table:table-cell>
          <table:table-cell table:formula="of:=([.A2815]*[.A2815])" office:value-type="float" office:value="0.000000000149303961" calcext:value-type="float">
            <text:p>1.49303961E-10</text:p>
          </table:table-cell>
          <table:table-cell table:formula="of:=([.A2815]-[.B2815])*([.A2815]-[.B2815])" office:value-type="float" office:value="0.000026959574292121" calcext:value-type="float">
            <text:p>2.6959574292121E-05</text:p>
          </table:table-cell>
          <table:table-cell table:number-columns-repeated="2"/>
        </table:table-row>
        <table:table-row table:style-name="ro1">
          <table:table-cell office:value-type="float" office:value="0.0000113249" calcext:value-type="float">
            <text:p>0.0000113249</text:p>
          </table:table-cell>
          <table:table-cell office:value-type="float" office:value="0.0043901" calcext:value-type="float">
            <text:p>0.0043901</text:p>
          </table:table-cell>
          <table:table-cell table:formula="of:=([.A2816]*[.A2816])" office:value-type="float" office:value="0.00000000012825336001" calcext:value-type="float">
            <text:p>1.2825336001E-10</text:p>
          </table:table-cell>
          <table:table-cell table:formula="of:=([.A2816]-[.B2816])*([.A2816]-[.B2816])" office:value-type="float" office:value="0.00001917367137638" calcext:value-type="float">
            <text:p>1.917367137638E-05</text:p>
          </table:table-cell>
          <table:table-cell table:number-columns-repeated="2"/>
        </table:table-row>
        <table:table-row table:style-name="ro1">
          <table:table-cell office:value-type="float" office:value="0.0000929832" calcext:value-type="float">
            <text:p>0.0000929832</text:p>
          </table:table-cell>
          <table:table-cell office:value-type="float" office:value="0.00468829" calcext:value-type="float">
            <text:p>0.00468829</text:p>
          </table:table-cell>
          <table:table-cell table:formula="of:=([.A2817]*[.A2817])" office:value-type="float" office:value="0.00000000864587548224" calcext:value-type="float">
            <text:p>8.64587548224E-09</text:p>
          </table:table-cell>
          <table:table-cell table:formula="of:=([.A2817]-[.B2817])*([.A2817]-[.B2817])" office:value-type="float" office:value="0.0000211168445861262" calcext:value-type="float">
            <text:p>2.11168445861262E-05</text:p>
          </table:table-cell>
          <table:table-cell table:number-columns-repeated="2"/>
        </table:table-row>
        <table:table-row table:style-name="ro1">
          <table:table-cell office:value-type="float" office:value="0.0000554323" calcext:value-type="float">
            <text:p>0.0000554323</text:p>
          </table:table-cell>
          <table:table-cell office:value-type="float" office:value="0.00882642" calcext:value-type="float">
            <text:p>0.00882642</text:p>
          </table:table-cell>
          <table:table-cell table:formula="of:=([.A2818]*[.A2818])" office:value-type="float" office:value="0.00000000307273988329" calcext:value-type="float">
            <text:p>3.07273988329E-09</text:p>
          </table:table-cell>
          <table:table-cell table:formula="of:=([.A2818]-[.B2818])*([.A2818]-[.B2818])" office:value-type="float" office:value="0.0000769302252335513" calcext:value-type="float">
            <text:p>7.69302252335513E-05</text:p>
          </table:table-cell>
          <table:table-cell table:number-columns-repeated="2"/>
        </table:table-row>
        <table:table-row table:style-name="ro1">
          <table:table-cell office:value-type="float" office:value="0.0000588894" calcext:value-type="float">
            <text:p>0.0000588894</text:p>
          </table:table-cell>
          <table:table-cell office:value-type="float" office:value="0.00878509" calcext:value-type="float">
            <text:p>0.00878509</text:p>
          </table:table-cell>
          <table:table-cell table:formula="of:=([.A2819]*[.A2819])" office:value-type="float" office:value="0.00000000346796143236" calcext:value-type="float">
            <text:p>3.46796143236E-09</text:p>
          </table:table-cell>
          <table:table-cell table:formula="of:=([.A2819]-[.B2819])*([.A2819]-[.B2819])" office:value-type="float" office:value="0.0000761465769114404" calcext:value-type="float">
            <text:p>7.61465769114404E-05</text:p>
          </table:table-cell>
          <table:table-cell table:number-columns-repeated="2"/>
        </table:table-row>
        <table:table-row table:style-name="ro1">
          <table:table-cell office:value-type="float" office:value="0.0000588894" calcext:value-type="float">
            <text:p>0.0000588894</text:p>
          </table:table-cell>
          <table:table-cell office:value-type="float" office:value="0.0238901" calcext:value-type="float">
            <text:p>0.0238901</text:p>
          </table:table-cell>
          <table:table-cell table:formula="of:=([.A2820]*[.A2820])" office:value-type="float" office:value="0.00000000346796143236" calcext:value-type="float">
            <text:p>3.46796143236E-09</text:p>
          </table:table-cell>
          <table:table-cell table:formula="of:=([.A2820]-[.B2820])*([.A2820]-[.B2820])" office:value-type="float" office:value="0.000567926598661552" calcext:value-type="float">
            <text:p>0.000567926598661552</text:p>
          </table:table-cell>
          <table:table-cell table:number-columns-repeated="2"/>
        </table:table-row>
        <table:table-row table:style-name="ro1">
          <table:table-cell office:value-type="float" office:value="0.000238955" calcext:value-type="float">
            <text:p>0.000238955</text:p>
          </table:table-cell>
          <table:table-cell office:value-type="float" office:value="0.0000138045" calcext:value-type="float">
            <text:p>0.0000138045</text:p>
          </table:table-cell>
          <table:table-cell table:formula="of:=([.A2821]*[.A2821])" office:value-type="float" office:value="0.000000057099492025" calcext:value-type="float">
            <text:p>5.7099492025E-08</text:p>
          </table:table-cell>
          <table:table-cell table:formula="of:=([.A2821]-[.B2821])*([.A2821]-[.B2821])" office:value-type="float" office:value="0.00000005069274765025" calcext:value-type="float">
            <text:p>5.069274765025E-08</text:p>
          </table:table-cell>
          <table:table-cell table:number-columns-repeated="2"/>
        </table:table-row>
        <table:table-row table:style-name="ro1">
          <table:table-cell office:value-type="float" office:value="0.000248015" calcext:value-type="float">
            <text:p>0.000248015</text:p>
          </table:table-cell>
          <table:table-cell office:value-type="float" office:value="0.0133943" calcext:value-type="float">
            <text:p>0.0133943</text:p>
          </table:table-cell>
          <table:table-cell table:formula="of:=([.A2822]*[.A2822])" office:value-type="float" office:value="0.000000061511440225" calcext:value-type="float">
            <text:p>6.1511440225E-08</text:p>
          </table:table-cell>
          <table:table-cell table:formula="of:=([.A2822]-[.B2822])*([.A2822]-[.B2822])" office:value-type="float" office:value="0.000172824809301225" calcext:value-type="float">
            <text:p>0.000172824809301225</text:p>
          </table:table-cell>
          <table:table-cell table:number-columns-repeated="2"/>
        </table:table-row>
        <table:table-row table:style-name="ro1">
          <table:table-cell office:value-type="float" office:value="0.000248015" calcext:value-type="float">
            <text:p>0.000248015</text:p>
          </table:table-cell>
          <table:table-cell office:value-type="float" office:value="0.0127619" calcext:value-type="float">
            <text:p>0.0127619</text:p>
          </table:table-cell>
          <table:table-cell table:formula="of:=([.A2823]*[.A2823])" office:value-type="float" office:value="0.000000061511440225" calcext:value-type="float">
            <text:p>6.1511440225E-08</text:p>
          </table:table-cell>
          <table:table-cell table:formula="of:=([.A2823]-[.B2823])*([.A2823]-[.B2823])" office:value-type="float" office:value="0.000156597317793225" calcext:value-type="float">
            <text:p>0.000156597317793225</text:p>
          </table:table-cell>
          <table:table-cell table:number-columns-repeated="2"/>
        </table:table-row>
        <table:table-row table:style-name="ro1">
          <table:table-cell office:value-type="float" office:value="0.000652432" calcext:value-type="float">
            <text:p>0.000652432</text:p>
          </table:table-cell>
          <table:table-cell office:value-type="float" office:value="0.0145487" calcext:value-type="float">
            <text:p>0.0145487</text:p>
          </table:table-cell>
          <table:table-cell table:formula="of:=([.A2824]*[.A2824])" office:value-type="float" office:value="0.000000425667514624" calcext:value-type="float">
            <text:p>4.25667514624E-07</text:p>
          </table:table-cell>
          <table:table-cell table:formula="of:=([.A2824]-[.B2824])*([.A2824]-[.B2824])" office:value-type="float" office:value="0.000193106264327824" calcext:value-type="float">
            <text:p>0.000193106264327824</text:p>
          </table:table-cell>
          <table:table-cell table:number-columns-repeated="2"/>
        </table:table-row>
        <table:table-row table:style-name="ro1">
          <table:table-cell office:value-type="float" office:value="0.000652432" calcext:value-type="float">
            <text:p>0.000652432</text:p>
          </table:table-cell>
          <table:table-cell office:value-type="float" office:value="0.0153376" calcext:value-type="float">
            <text:p>0.0153376</text:p>
          </table:table-cell>
          <table:table-cell table:formula="of:=([.A2825]*[.A2825])" office:value-type="float" office:value="0.000000425667514624" calcext:value-type="float">
            <text:p>4.25667514624E-07</text:p>
          </table:table-cell>
          <table:table-cell table:formula="of:=([.A2825]-[.B2825])*([.A2825]-[.B2825])" office:value-type="float" office:value="0.000215654159188224" calcext:value-type="float">
            <text:p>0.000215654159188224</text:p>
          </table:table-cell>
          <table:table-cell table:number-columns-repeated="2"/>
        </table:table-row>
        <table:table-row table:style-name="ro1">
          <table:table-cell office:value-type="float" office:value="0.000652432" calcext:value-type="float">
            <text:p>0.000652432</text:p>
          </table:table-cell>
          <table:table-cell office:value-type="float" office:value="0.0136772" calcext:value-type="float">
            <text:p>0.0136772</text:p>
          </table:table-cell>
          <table:table-cell table:formula="of:=([.A2826]*[.A2826])" office:value-type="float" office:value="0.000000425667514624" calcext:value-type="float">
            <text:p>4.25667514624E-07</text:p>
          </table:table-cell>
          <table:table-cell table:formula="of:=([.A2826]-[.B2826])*([.A2826]-[.B2826])" office:value-type="float" office:value="0.000169644581453824" calcext:value-type="float">
            <text:p>0.000169644581453824</text:p>
          </table:table-cell>
          <table:table-cell table:number-columns-repeated="2"/>
        </table:table-row>
        <table:table-row table:style-name="ro1">
          <table:table-cell office:value-type="float" office:value="0.00218529" calcext:value-type="float">
            <text:p>0.00218529</text:p>
          </table:table-cell>
          <table:table-cell office:value-type="float" office:value="0.0117256" calcext:value-type="float">
            <text:p>0.0117256</text:p>
          </table:table-cell>
          <table:table-cell table:formula="of:=([.A2827]*[.A2827])" office:value-type="float" office:value="0.0000047754923841" calcext:value-type="float">
            <text:p>0.0000047754923841</text:p>
          </table:table-cell>
          <table:table-cell table:formula="of:=([.A2827]-[.B2827])*([.A2827]-[.B2827])" office:value-type="float" office:value="0.0000910175148961" calcext:value-type="float">
            <text:p>0.0000910175148961</text:p>
          </table:table-cell>
          <table:table-cell table:number-columns-repeated="2"/>
        </table:table-row>
        <table:table-row table:style-name="ro1">
          <table:table-cell office:value-type="float" office:value="0.0404512" calcext:value-type="float">
            <text:p>0.0404512</text:p>
          </table:table-cell>
          <table:table-cell office:value-type="float" office:value="0.0184683" calcext:value-type="float">
            <text:p>0.0184683</text:p>
          </table:table-cell>
          <table:table-cell table:formula="of:=([.A2828]*[.A2828])" office:value-type="float" office:value="0.00163629958144" calcext:value-type="float">
            <text:p>0.00163629958144</text:p>
          </table:table-cell>
          <table:table-cell table:formula="of:=([.A2828]-[.B2828])*([.A2828]-[.B2828])" office:value-type="float" office:value="0.00048324789241" calcext:value-type="float">
            <text:p>0.00048324789241</text:p>
          </table:table-cell>
          <table:table-cell table:number-columns-repeated="2"/>
        </table:table-row>
        <table:table-row table:style-name="ro1">
          <table:table-cell office:value-type="float" office:value="0.0404512" calcext:value-type="float">
            <text:p>0.0404512</text:p>
          </table:table-cell>
          <table:table-cell office:value-type="float" office:value="0.0332775" calcext:value-type="float">
            <text:p>0.0332775</text:p>
          </table:table-cell>
          <table:table-cell table:formula="of:=([.A2829]*[.A2829])" office:value-type="float" office:value="0.00163629958144" calcext:value-type="float">
            <text:p>0.00163629958144</text:p>
          </table:table-cell>
          <table:table-cell table:formula="of:=([.A2829]-[.B2829])*([.A2829]-[.B2829])" office:value-type="float" office:value="0.00005146197169" calcext:value-type="float">
            <text:p>0.00005146197169</text:p>
          </table:table-cell>
          <table:table-cell table:number-columns-repeated="2"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0.0849081" calcext:value-type="float">
            <text:p>0.0849081</text:p>
          </table:table-cell>
          <table:table-cell table:formula="of:=([.A2830]*[.A2830])" office:value-type="float" office:value="0.0298736656" calcext:value-type="float">
            <text:p>0.0298736656</text:p>
          </table:table-cell>
          <table:table-cell table:formula="of:=([.A2830]-[.B2830])*([.A2830]-[.B2830])" office:value-type="float" office:value="0.00773201903761" calcext:value-type="float">
            <text:p>0.00773201903761</text:p>
          </table:table-cell>
          <table:table-cell table:number-columns-repeated="2"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0.0868869" calcext:value-type="float">
            <text:p>0.0868869</text:p>
          </table:table-cell>
          <table:table-cell table:formula="of:=([.A2831]*[.A2831])" office:value-type="float" office:value="0.0298736656" calcext:value-type="float">
            <text:p>0.0298736656</text:p>
          </table:table-cell>
          <table:table-cell table:formula="of:=([.A2831]-[.B2831])*([.A2831]-[.B2831])" office:value-type="float" office:value="0.00738793539961" calcext:value-type="float">
            <text:p>0.00738793539961</text:p>
          </table:table-cell>
          <table:table-cell table:number-columns-repeated="2"/>
        </table:table-row>
        <table:table-row table:style-name="ro1">
          <table:table-cell office:value-type="float" office:value="0.17284" calcext:value-type="float">
            <text:p>0.17284</text:p>
          </table:table-cell>
          <table:table-cell office:value-type="float" office:value="0.14515" calcext:value-type="float">
            <text:p>0.14515</text:p>
          </table:table-cell>
          <table:table-cell table:formula="of:=([.A2832]*[.A2832])" office:value-type="float" office:value="0.0298736656" calcext:value-type="float">
            <text:p>0.0298736656</text:p>
          </table:table-cell>
          <table:table-cell table:formula="of:=([.A2832]-[.B2832])*([.A2832]-[.B2832])" office:value-type="float" office:value="0.0007667361" calcext:value-type="float">
            <text:p>0.0007667361</text:p>
          </table:table-cell>
          <table:table-cell table:number-columns-repeated="2"/>
        </table:table-row>
        <table:table-row table:style-name="ro1">
          <table:table-cell office:value-type="float" office:value="0.183102" calcext:value-type="float">
            <text:p>0.183102</text:p>
          </table:table-cell>
          <table:table-cell office:value-type="float" office:value="0.381074" calcext:value-type="float">
            <text:p>0.381074</text:p>
          </table:table-cell>
          <table:table-cell table:formula="of:=([.A2833]*[.A2833])" office:value-type="float" office:value="0.033526342404" calcext:value-type="float">
            <text:p>0.033526342404</text:p>
          </table:table-cell>
          <table:table-cell table:formula="of:=([.A2833]-[.B2833])*([.A2833]-[.B2833])" office:value-type="float" office:value="0.039192912784" calcext:value-type="float">
            <text:p>0.039192912784</text:p>
          </table:table-cell>
          <table:table-cell table:number-columns-repeated="2"/>
        </table:table-row>
        <table:table-row table:style-name="ro1">
          <table:table-cell office:value-type="float" office:value="0.228866" calcext:value-type="float">
            <text:p>0.228866</text:p>
          </table:table-cell>
          <table:table-cell office:value-type="float" office:value="0.185546" calcext:value-type="float">
            <text:p>0.185546</text:p>
          </table:table-cell>
          <table:table-cell table:formula="of:=([.A2834]*[.A2834])" office:value-type="float" office:value="0.052379645956" calcext:value-type="float">
            <text:p>0.052379645956</text:p>
          </table:table-cell>
          <table:table-cell table:formula="of:=([.A2834]-[.B2834])*([.A2834]-[.B2834])" office:value-type="float" office:value="0.0018766224" calcext:value-type="float">
            <text:p>0.0018766224</text:p>
          </table:table-cell>
          <table:table-cell table:number-columns-repeated="2"/>
        </table:table-row>
        <table:table-row table:style-name="ro1">
          <table:table-cell office:value-type="float" office:value="0.228866" calcext:value-type="float">
            <text:p>0.228866</text:p>
          </table:table-cell>
          <table:table-cell office:value-type="float" office:value="0.19251" calcext:value-type="float">
            <text:p>0.19251</text:p>
          </table:table-cell>
          <table:table-cell table:formula="of:=([.A2835]*[.A2835])" office:value-type="float" office:value="0.052379645956" calcext:value-type="float">
            <text:p>0.052379645956</text:p>
          </table:table-cell>
          <table:table-cell table:formula="of:=([.A2835]-[.B2835])*([.A2835]-[.B2835])" office:value-type="float" office:value="0.001321758736" calcext:value-type="float">
            <text:p>0.001321758736</text:p>
          </table:table-cell>
          <table:table-cell table:number-columns-repeated="2"/>
        </table:table-row>
        <table:table-row table:style-name="ro1">
          <table:table-cell office:value-type="float" office:value="0.250485" calcext:value-type="float">
            <text:p>0.250485</text:p>
          </table:table-cell>
          <table:table-cell office:value-type="float" office:value="0.432023" calcext:value-type="float">
            <text:p>0.432023</text:p>
          </table:table-cell>
          <table:table-cell table:formula="of:=([.A2836]*[.A2836])" office:value-type="float" office:value="0.062742735225" calcext:value-type="float">
            <text:p>0.062742735225</text:p>
          </table:table-cell>
          <table:table-cell table:formula="of:=([.A2836]-[.B2836])*([.A2836]-[.B2836])" office:value-type="float" office:value="0.032956045444" calcext:value-type="float">
            <text:p>0.032956045444</text:p>
          </table:table-cell>
          <table:table-cell table:number-columns-repeated="2"/>
        </table:table-row>
        <table:table-row table:style-name="ro1">
          <table:table-cell office:value-type="float" office:value="0.227584" calcext:value-type="float">
            <text:p>0.227584</text:p>
          </table:table-cell>
          <table:table-cell office:value-type="float" office:value="0.443393" calcext:value-type="float">
            <text:p>0.443393</text:p>
          </table:table-cell>
          <table:table-cell table:formula="of:=([.A2837]*[.A2837])" office:value-type="float" office:value="0.051794477056" calcext:value-type="float">
            <text:p>0.051794477056</text:p>
          </table:table-cell>
          <table:table-cell table:formula="of:=([.A2837]-[.B2837])*([.A2837]-[.B2837])" office:value-type="float" office:value="0.046573524481" calcext:value-type="float">
            <text:p>0.046573524481</text:p>
          </table:table-cell>
          <table:table-cell table:number-columns-repeated="2"/>
        </table:table-row>
        <table:table-row table:style-name="ro1">
          <table:table-cell office:value-type="float" office:value="0.403785" calcext:value-type="float">
            <text:p>0.403785</text:p>
          </table:table-cell>
          <table:table-cell office:value-type="float" office:value="0.444044" calcext:value-type="float">
            <text:p>0.444044</text:p>
          </table:table-cell>
          <table:table-cell table:formula="of:=([.A2838]*[.A2838])" office:value-type="float" office:value="0.163042326225" calcext:value-type="float">
            <text:p>0.163042326225</text:p>
          </table:table-cell>
          <table:table-cell table:formula="of:=([.A2838]-[.B2838])*([.A2838]-[.B2838])" office:value-type="float" office:value="0.001620787081" calcext:value-type="float">
            <text:p>0.001620787081</text:p>
          </table:table-cell>
          <table:table-cell table:number-columns-repeated="2"/>
        </table:table-row>
        <table:table-row table:style-name="ro1">
          <table:table-cell office:value-type="float" office:value="0.491401" calcext:value-type="float">
            <text:p>0.491401</text:p>
          </table:table-cell>
          <table:table-cell office:value-type="float" office:value="0.668983" calcext:value-type="float">
            <text:p>0.668983</text:p>
          </table:table-cell>
          <table:table-cell table:formula="of:=([.A2839]*[.A2839])" office:value-type="float" office:value="0.241474942801" calcext:value-type="float">
            <text:p>0.241474942801</text:p>
          </table:table-cell>
          <table:table-cell table:formula="of:=([.A2839]-[.B2839])*([.A2839]-[.B2839])" office:value-type="float" office:value="0.031535366724" calcext:value-type="float">
            <text:p>0.031535366724</text:p>
          </table:table-cell>
          <table:table-cell table:number-columns-repeated="2"/>
        </table:table-row>
        <table:table-row table:style-name="ro1">
          <table:table-cell office:value-type="float" office:value="0.50865" calcext:value-type="float">
            <text:p>0.50865</text:p>
          </table:table-cell>
          <table:table-cell office:value-type="float" office:value="0.69535" calcext:value-type="float">
            <text:p>0.69535</text:p>
          </table:table-cell>
          <table:table-cell table:formula="of:=([.A2840]*[.A2840])" office:value-type="float" office:value="0.2587248225" calcext:value-type="float">
            <text:p>0.2587248225</text:p>
          </table:table-cell>
          <table:table-cell table:formula="of:=([.A2840]-[.B2840])*([.A2840]-[.B2840])" office:value-type="float" office:value="0.03485689" calcext:value-type="float">
            <text:p>0.03485689</text:p>
          </table:table-cell>
          <table:table-cell table:number-columns-repeated="2"/>
        </table:table-row>
        <table:table-row table:style-name="ro1">
          <table:table-cell office:value-type="float" office:value="0.495618" calcext:value-type="float">
            <text:p>0.495618</text:p>
          </table:table-cell>
          <table:table-cell office:value-type="float" office:value="0.538174" calcext:value-type="float">
            <text:p>0.538174</text:p>
          </table:table-cell>
          <table:table-cell table:formula="of:=([.A2841]*[.A2841])" office:value-type="float" office:value="0.245637201924" calcext:value-type="float">
            <text:p>0.245637201924</text:p>
          </table:table-cell>
          <table:table-cell table:formula="of:=([.A2841]-[.B2841])*([.A2841]-[.B2841])" office:value-type="float" office:value="0.001811013136" calcext:value-type="float">
            <text:p>0.001811013136</text:p>
          </table:table-cell>
          <table:table-cell table:number-columns-repeated="2"/>
        </table:table-row>
        <table:table-row table:style-name="ro1">
          <table:table-cell office:value-type="float" office:value="0.70844" calcext:value-type="float">
            <text:p>0.70844</text:p>
          </table:table-cell>
          <table:table-cell office:value-type="float" office:value="0.548578" calcext:value-type="float">
            <text:p>0.548578</text:p>
          </table:table-cell>
          <table:table-cell table:formula="of:=([.A2842]*[.A2842])" office:value-type="float" office:value="0.5018872336" calcext:value-type="float">
            <text:p>0.5018872336</text:p>
          </table:table-cell>
          <table:table-cell table:formula="of:=([.A2842]-[.B2842])*([.A2842]-[.B2842])" office:value-type="float" office:value="0.025555859044" calcext:value-type="float">
            <text:p>0.025555859044</text:p>
          </table:table-cell>
          <table:table-cell table:number-columns-repeated="2"/>
        </table:table-row>
        <table:table-row table:style-name="ro1">
          <table:table-cell office:value-type="float" office:value="0.70844" calcext:value-type="float">
            <text:p>0.70844</text:p>
          </table:table-cell>
          <table:table-cell office:value-type="float" office:value="0.650989" calcext:value-type="float">
            <text:p>0.650989</text:p>
          </table:table-cell>
          <table:table-cell table:formula="of:=([.A2843]*[.A2843])" office:value-type="float" office:value="0.5018872336" calcext:value-type="float">
            <text:p>0.5018872336</text:p>
          </table:table-cell>
          <table:table-cell table:formula="of:=([.A2843]-[.B2843])*([.A2843]-[.B2843])" office:value-type="float" office:value="0.00330061740099999" calcext:value-type="float">
            <text:p>0.00330061740099999</text:p>
          </table:table-cell>
          <table:table-cell table:number-columns-repeated="2"/>
        </table:table-row>
        <table:table-row table:style-name="ro1">
          <table:table-cell office:value-type="float" office:value="0.895606" calcext:value-type="float">
            <text:p>0.895606</text:p>
          </table:table-cell>
          <table:table-cell office:value-type="float" office:value="0.752024" calcext:value-type="float">
            <text:p>0.752024</text:p>
          </table:table-cell>
          <table:table-cell table:formula="of:=([.A2844]*[.A2844])" office:value-type="float" office:value="0.802110107236" calcext:value-type="float">
            <text:p>0.802110107236</text:p>
          </table:table-cell>
          <table:table-cell table:formula="of:=([.A2844]-[.B2844])*([.A2844]-[.B2844])" office:value-type="float" office:value="0.020615790724" calcext:value-type="float">
            <text:p>0.020615790724</text:p>
          </table:table-cell>
          <table:table-cell table:number-columns-repeated="2"/>
        </table:table-row>
        <table:table-row table:style-name="ro1">
          <table:table-cell office:value-type="float" office:value="0.888735" calcext:value-type="float">
            <text:p>0.888735</text:p>
          </table:table-cell>
          <table:table-cell office:value-type="float" office:value="0.880072" calcext:value-type="float">
            <text:p>0.880072</text:p>
          </table:table-cell>
          <table:table-cell table:formula="of:=([.A2845]*[.A2845])" office:value-type="float" office:value="0.789849900225" calcext:value-type="float">
            <text:p>0.789849900225</text:p>
          </table:table-cell>
          <table:table-cell table:formula="of:=([.A2845]-[.B2845])*([.A2845]-[.B2845])" office:value-type="float" office:value="0.0000750475690000015" calcext:value-type="float">
            <text:p>7.50475690000015E-05</text:p>
          </table:table-cell>
          <table:table-cell table:number-columns-repeated="2"/>
        </table:table-row>
        <table:table-row table:style-name="ro1">
          <table:table-cell office:value-type="float" office:value="0.928424" calcext:value-type="float">
            <text:p>0.928424</text:p>
          </table:table-cell>
          <table:table-cell office:value-type="float" office:value="0.924883" calcext:value-type="float">
            <text:p>0.924883</text:p>
          </table:table-cell>
          <table:table-cell table:formula="of:=([.A2846]*[.A2846])" office:value-type="float" office:value="0.861971123776" calcext:value-type="float">
            <text:p>0.861971123776</text:p>
          </table:table-cell>
          <table:table-cell table:formula="of:=([.A2846]-[.B2846])*([.A2846]-[.B2846])" office:value-type="float" office:value="0.0000125386810000001" calcext:value-type="float">
            <text:p>1.25386810000001E-05</text:p>
          </table:table-cell>
          <table:table-cell table:number-columns-repeated="2"/>
        </table:table-row>
        <table:table-row table:style-name="ro1">
          <table:table-cell office:value-type="float" office:value="0.978108" calcext:value-type="float">
            <text:p>0.978108</text:p>
          </table:table-cell>
          <table:table-cell office:value-type="float" office:value="0.98509" calcext:value-type="float">
            <text:p>0.98509</text:p>
          </table:table-cell>
          <table:table-cell table:formula="of:=([.A2847]*[.A2847])" office:value-type="float" office:value="0.956695259664" calcext:value-type="float">
            <text:p>0.956695259664</text:p>
          </table:table-cell>
          <table:table-cell table:formula="of:=([.A2847]-[.B2847])*([.A2847]-[.B2847])" office:value-type="float" office:value="0.0000487483240000006" calcext:value-type="float">
            <text:p>4.87483240000006E-05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2848]*[.A2848])" office:value-type="float" office:value="0.999982000081" calcext:value-type="float">
            <text:p>0.999982000081</text:p>
          </table:table-cell>
          <table:table-cell table:formula="of:=([.A2848]-[.B2848])*([.A2848]-[.B2848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104308" calcext:value-type="float">
            <text:p>0.0000104308</text:p>
          </table:table-cell>
          <table:table-cell office:value-type="float" office:value="0.000000000221174" calcext:value-type="float">
            <text:p>2.21174E-10</text:p>
          </table:table-cell>
          <table:table-cell table:formula="of:=([.A2849]*[.A2849])" office:value-type="float" office:value="0.00000000010880158864" calcext:value-type="float">
            <text:p>1.0880158864E-10</text:p>
          </table:table-cell>
          <table:table-cell table:formula="of:=([.A2849]-[.B2849])*([.A2849]-[.B2849])" office:value-type="float" office:value="0.00000000010879697465" calcext:value-type="float">
            <text:p>1.087969746454E-10</text:p>
          </table:table-cell>
          <table:table-cell table:number-columns-repeated="2"/>
        </table:table-row>
        <table:table-row table:style-name="ro1">
          <table:table-cell office:value-type="float" office:value="0.00000345707" calcext:value-type="float">
            <text:p>0.00000345707</text:p>
          </table:table-cell>
          <table:table-cell office:value-type="float" office:value="0.0000760059" calcext:value-type="float">
            <text:p>0.0000760059</text:p>
          </table:table-cell>
          <table:table-cell table:formula="of:=([.A2850]*[.A2850])" office:value-type="float" office:value="0.00000000001195133298" calcext:value-type="float">
            <text:p>1.19513329849E-11</text:p>
          </table:table-cell>
          <table:table-cell table:formula="of:=([.A2850]-[.B2850])*([.A2850]-[.B2850])" office:value-type="float" office:value="0.00000000526333273437" calcext:value-type="float">
            <text:p>5.2633327343689E-09</text:p>
          </table:table-cell>
          <table:table-cell table:number-columns-repeated="2"/>
        </table:table-row>
        <table:table-row table:style-name="ro1">
          <table:table-cell office:value-type="float" office:value="0.000000953674" calcext:value-type="float">
            <text:p>0.000000953674</text:p>
          </table:table-cell>
          <table:table-cell office:value-type="float" office:value="0.0000000872652" calcext:value-type="float">
            <text:p>0.0000000872652</text:p>
          </table:table-cell>
          <table:table-cell table:formula="of:=([.A2851]*[.A2851])" office:value-type="float" office:value="0.0000000000009094941" calcext:value-type="float">
            <text:p>9.09494098276E-13</text:p>
          </table:table-cell>
          <table:table-cell table:formula="of:=([.A2851]-[.B2851])*([.A2851]-[.B2851])" office:value-type="float" office:value="0.00000000000075066421" calcext:value-type="float">
            <text:p>7.5066420871744E-13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0896611" calcext:value-type="float">
            <text:p>0.00000896611</text:p>
          </table:table-cell>
          <table:table-cell table:formula="of:=([.A2852]*[.A2852])" office:value-type="float" office:value="0.00000000001594812212" calcext:value-type="float">
            <text:p>1.59481221201E-11</text:p>
          </table:table-cell>
          <table:table-cell table:formula="of:=([.A2852]-[.B2852])*([.A2852]-[.B2852])" office:value-type="float" office:value="0.00000000002472675076" calcext:value-type="float">
            <text:p>2.472675076E-11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395274" calcext:value-type="float">
            <text:p>0.0000395274</text:p>
          </table:table-cell>
          <table:table-cell table:formula="of:=([.A2853]*[.A2853])" office:value-type="float" office:value="0.00000000001594812212" calcext:value-type="float">
            <text:p>1.59481221201E-11</text:p>
          </table:table-cell>
          <table:table-cell table:formula="of:=([.A2853]-[.B2853])*([.A2853]-[.B2853])" office:value-type="float" office:value="0.00000000126265733853" calcext:value-type="float">
            <text:p>1.2626573385321E-09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15899" calcext:value-type="float">
            <text:p>0.000115899</text:p>
          </table:table-cell>
          <table:table-cell table:formula="of:=([.A2854]*[.A2854])" office:value-type="float" office:value="0.00000000000298781596" calcext:value-type="float">
            <text:p>2.9878159609E-12</text:p>
          </table:table-cell>
          <table:table-cell table:formula="of:=([.A2854]-[.B2854])*([.A2854]-[.B2854])" office:value-type="float" office:value="0.00000001303489622002" calcext:value-type="float">
            <text:p>1.30348962200209E-08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0153901" calcext:value-type="float">
            <text:p>0.000153901</text:p>
          </table:table-cell>
          <table:table-cell table:formula="of:=([.A2855]*[.A2855])" office:value-type="float" office:value="0.00000000000298781596" calcext:value-type="float">
            <text:p>2.9878159609E-12</text:p>
          </table:table-cell>
          <table:table-cell table:formula="of:=([.A2855]-[.B2855])*([.A2855]-[.B2855])" office:value-type="float" office:value="0.0000000231564606259" calcext:value-type="float">
            <text:p>2.31564606259009E-08</text:p>
          </table:table-cell>
          <table:table-cell table:number-columns-repeated="2"/>
        </table:table-row>
        <table:table-row table:style-name="ro1">
          <table:table-cell office:value-type="float" office:value="0.00000172853" calcext:value-type="float">
            <text:p>0.00000172853</text:p>
          </table:table-cell>
          <table:table-cell office:value-type="float" office:value="0.00284356" calcext:value-type="float">
            <text:p>0.00284356</text:p>
          </table:table-cell>
          <table:table-cell table:formula="of:=([.A2856]*[.A2856])" office:value-type="float" office:value="0.00000000000298781596" calcext:value-type="float">
            <text:p>2.9878159609E-12</text:p>
          </table:table-cell>
          <table:table-cell table:formula="of:=([.A2856]-[.B2856])*([.A2856]-[.B2856])" office:value-type="float" office:value="0.00000807600610388236" calcext:value-type="float">
            <text:p>8.07600610388236E-06</text:p>
          </table:table-cell>
          <table:table-cell table:number-columns-repeated="2"/>
        </table:table-row>
        <table:table-row table:style-name="ro1">
          <table:table-cell office:value-type="float" office:value="0.0000703335" calcext:value-type="float">
            <text:p>0.0000703335</text:p>
          </table:table-cell>
          <table:table-cell office:value-type="float" office:value="0.00000493655" calcext:value-type="float">
            <text:p>0.00000493655</text:p>
          </table:table-cell>
          <table:table-cell table:formula="of:=([.A2857]*[.A2857])" office:value-type="float" office:value="0.00000000494680122225" calcext:value-type="float">
            <text:p>4.94680122225E-09</text:p>
          </table:table-cell>
          <table:table-cell table:formula="of:=([.A2857]-[.B2857])*([.A2857]-[.B2857])" office:value-type="float" office:value="0.0000000042767610693" calcext:value-type="float">
            <text:p>4.2767610693025E-09</text:p>
          </table:table-cell>
          <table:table-cell table:number-columns-repeated="2"/>
        </table:table-row>
        <table:table-row table:style-name="ro1">
          <table:table-cell office:value-type="float" office:value="0.0000703335" calcext:value-type="float">
            <text:p>0.0000703335</text:p>
          </table:table-cell>
          <table:table-cell office:value-type="float" office:value="0.0000000403097" calcext:value-type="float">
            <text:p>0.0000000403097</text:p>
          </table:table-cell>
          <table:table-cell table:formula="of:=([.A2858]*[.A2858])" office:value-type="float" office:value="0.00000000494680122225" calcext:value-type="float">
            <text:p>4.94680122225E-09</text:p>
          </table:table-cell>
          <table:table-cell table:formula="of:=([.A2858]-[.B2858])*([.A2858]-[.B2858])" office:value-type="float" office:value="0.00000000494113260255" calcext:value-type="float">
            <text:p>4.94113260255201E-09</text:p>
          </table:table-cell>
          <table:table-cell table:number-columns-repeated="2"/>
        </table:table-row>
        <table:table-row table:style-name="ro1">
          <table:table-cell office:value-type="float" office:value="0.000335932" calcext:value-type="float">
            <text:p>0.000335932</text:p>
          </table:table-cell>
          <table:table-cell office:value-type="float" office:value="0.0787563" calcext:value-type="float">
            <text:p>0.0787563</text:p>
          </table:table-cell>
          <table:table-cell table:formula="of:=([.A2859]*[.A2859])" office:value-type="float" office:value="0.000000112850308624" calcext:value-type="float">
            <text:p>1.12850308624E-07</text:p>
          </table:table-cell>
          <table:table-cell table:formula="of:=([.A2859]-[.B2859])*([.A2859]-[.B2859])" office:value-type="float" office:value="0.00614975411725542" calcext:value-type="float">
            <text:p>0.00614975411725542</text:p>
          </table:table-cell>
          <table:table-cell table:number-columns-repeated="2"/>
        </table:table-row>
        <table:table-row table:style-name="ro1">
          <table:table-cell office:value-type="float" office:value="0.000230193" calcext:value-type="float">
            <text:p>0.000230193</text:p>
          </table:table-cell>
          <table:table-cell office:value-type="float" office:value="0.00522736" calcext:value-type="float">
            <text:p>0.00522736</text:p>
          </table:table-cell>
          <table:table-cell table:formula="of:=([.A2860]*[.A2860])" office:value-type="float" office:value="0.000000052988817249" calcext:value-type="float">
            <text:p>5.2988817249E-08</text:p>
          </table:table-cell>
          <table:table-cell table:formula="of:=([.A2860]-[.B2860])*([.A2860]-[.B2860])" office:value-type="float" office:value="0.000024971678025889" calcext:value-type="float">
            <text:p>2.4971678025889E-05</text:p>
          </table:table-cell>
          <table:table-cell table:number-columns-repeated="2"/>
        </table:table-row>
        <table:table-row table:style-name="ro1">
          <table:table-cell office:value-type="float" office:value="0.0000186563" calcext:value-type="float">
            <text:p>0.0000186563</text:p>
          </table:table-cell>
          <table:table-cell office:value-type="float" office:value="0.000694127" calcext:value-type="float">
            <text:p>0.000694127</text:p>
          </table:table-cell>
          <table:table-cell table:formula="of:=([.A2861]*[.A2861])" office:value-type="float" office:value="0.00000000034805752969" calcext:value-type="float">
            <text:p>3.4805752969E-10</text:p>
          </table:table-cell>
          <table:table-cell table:formula="of:=([.A2861]-[.B2861])*([.A2861]-[.B2861])" office:value-type="float" office:value="0.00000045626066655849" calcext:value-type="float">
            <text:p>4.5626066655849E-07</text:p>
          </table:table-cell>
          <table:table-cell table:number-columns-repeated="2"/>
        </table:table-row>
        <table:table-row table:style-name="ro1">
          <table:table-cell office:value-type="float" office:value="0.00000929832" calcext:value-type="float">
            <text:p>0.00000929832</text:p>
          </table:table-cell>
          <table:table-cell office:value-type="float" office:value="0.0016082" calcext:value-type="float">
            <text:p>0.0016082</text:p>
          </table:table-cell>
          <table:table-cell table:formula="of:=([.A2862]*[.A2862])" office:value-type="float" office:value="0.00000000008645875482" calcext:value-type="float">
            <text:p>8.64587548224E-11</text:p>
          </table:table-cell>
          <table:table-cell table:formula="of:=([.A2862]-[.B2862])*([.A2862]-[.B2862])" office:value-type="float" office:value="0.00000255648658230682" calcext:value-type="float">
            <text:p>2.55648658230682E-06</text:p>
          </table:table-cell>
          <table:table-cell table:number-columns-repeated="2"/>
        </table:table-row>
        <table:table-row table:style-name="ro1">
          <table:table-cell office:value-type="float" office:value="0.00000929832" calcext:value-type="float">
            <text:p>0.00000929832</text:p>
          </table:table-cell>
          <table:table-cell office:value-type="float" office:value="0.00398119" calcext:value-type="float">
            <text:p>0.00398119</text:p>
          </table:table-cell>
          <table:table-cell table:formula="of:=([.A2863]*[.A2863])" office:value-type="float" office:value="0.00000000008645875482" calcext:value-type="float">
            <text:p>8.64587548224E-11</text:p>
          </table:table-cell>
          <table:table-cell table:formula="of:=([.A2863]-[.B2863])*([.A2863]-[.B2863])" office:value-type="float" office:value="0.0000157759235176532" calcext:value-type="float">
            <text:p>1.57759235176532E-05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779132" calcext:value-type="float">
            <text:p>0.00779132</text:p>
          </table:table-cell>
          <table:table-cell table:formula="of:=([.A2864]*[.A2864])" office:value-type="float" office:value="0.00000000000410694543" calcext:value-type="float">
            <text:p>4.1069454336E-12</text:p>
          </table:table-cell>
          <table:table-cell table:formula="of:=([.A2864]-[.B2864])*([.A2864]-[.B2864])" office:value-type="float" office:value="0.000060673092294427" calcext:value-type="float">
            <text:p>6.0673092294427E-05</text:p>
          </table:table-cell>
          <table:table-cell table:number-columns-repeated="2"/>
        </table:table-row>
        <table:table-row table:style-name="ro1">
          <table:table-cell office:value-type="float" office:value="0.0000443459" calcext:value-type="float">
            <text:p>0.0000443459</text:p>
          </table:table-cell>
          <table:table-cell office:value-type="float" office:value="0.000425218" calcext:value-type="float">
            <text:p>0.000425218</text:p>
          </table:table-cell>
          <table:table-cell table:formula="of:=([.A2865]*[.A2865])" office:value-type="float" office:value="0.00000000196655884681" calcext:value-type="float">
            <text:p>1.96655884681E-09</text:p>
          </table:table-cell>
          <table:table-cell table:formula="of:=([.A2865]-[.B2865])*([.A2865]-[.B2865])" office:value-type="float" office:value="0.00000014506355655841" calcext:value-type="float">
            <text:p>1.4506355655841E-07</text:p>
          </table:table-cell>
          <table:table-cell table:number-columns-repeated="2"/>
        </table:table-row>
        <table:table-row table:style-name="ro1">
          <table:table-cell office:value-type="float" office:value="0.0000392199" calcext:value-type="float">
            <text:p>0.0000392199</text:p>
          </table:table-cell>
          <table:table-cell office:value-type="float" office:value="0.00532041" calcext:value-type="float">
            <text:p>0.00532041</text:p>
          </table:table-cell>
          <table:table-cell table:formula="of:=([.A2866]*[.A2866])" office:value-type="float" office:value="0.00000000153820055601" calcext:value-type="float">
            <text:p>1.53820055601E-09</text:p>
          </table:table-cell>
          <table:table-cell table:formula="of:=([.A2866]-[.B2866])*([.A2866]-[.B2866])" office:value-type="float" office:value="0.000027890968872338" calcext:value-type="float">
            <text:p>2.7890968872338E-05</text:p>
          </table:table-cell>
          <table:table-cell table:number-columns-repeated="2"/>
        </table:table-row>
        <table:table-row table:style-name="ro1">
          <table:table-cell office:value-type="float" office:value="0.0000392199" calcext:value-type="float">
            <text:p>0.0000392199</text:p>
          </table:table-cell>
          <table:table-cell office:value-type="float" office:value="0.0101352" calcext:value-type="float">
            <text:p>0.0101352</text:p>
          </table:table-cell>
          <table:table-cell table:formula="of:=([.A2867]*[.A2867])" office:value-type="float" office:value="0.00000000153820055601" calcext:value-type="float">
            <text:p>1.53820055601E-09</text:p>
          </table:table-cell>
          <table:table-cell table:formula="of:=([.A2867]-[.B2867])*([.A2867]-[.B2867])" office:value-type="float" office:value="0.000101928814179596" calcext:value-type="float">
            <text:p>0.000101928814179596</text:p>
          </table:table-cell>
          <table:table-cell table:number-columns-repeated="2"/>
        </table:table-row>
        <table:table-row table:style-name="ro1">
          <table:table-cell office:value-type="float" office:value="0.0000392199" calcext:value-type="float">
            <text:p>0.0000392199</text:p>
          </table:table-cell>
          <table:table-cell office:value-type="float" office:value="0.0105502" calcext:value-type="float">
            <text:p>0.0105502</text:p>
          </table:table-cell>
          <table:table-cell table:formula="of:=([.A2868]*[.A2868])" office:value-type="float" office:value="0.00000000153820055601" calcext:value-type="float">
            <text:p>1.53820055601E-09</text:p>
          </table:table-cell>
          <table:table-cell table:formula="of:=([.A2868]-[.B2868])*([.A2868]-[.B2868])" office:value-type="float" office:value="0.000110480702662596" calcext:value-type="float">
            <text:p>0.000110480702662596</text:p>
          </table:table-cell>
          <table:table-cell table:number-columns-repeated="2"/>
        </table:table-row>
        <table:table-row table:style-name="ro1">
          <table:table-cell office:value-type="float" office:value="0.000388324" calcext:value-type="float">
            <text:p>0.000388324</text:p>
          </table:table-cell>
          <table:table-cell office:value-type="float" office:value="0.000873735" calcext:value-type="float">
            <text:p>0.000873735</text:p>
          </table:table-cell>
          <table:table-cell table:formula="of:=([.A2869]*[.A2869])" office:value-type="float" office:value="0.000000150795528976" calcext:value-type="float">
            <text:p>1.50795528976E-07</text:p>
          </table:table-cell>
          <table:table-cell table:formula="of:=([.A2869]-[.B2869])*([.A2869]-[.B2869])" office:value-type="float" office:value="0.000000235623838921" calcext:value-type="float">
            <text:p>2.35623838921E-07</text:p>
          </table:table-cell>
          <table:table-cell table:number-columns-repeated="2"/>
        </table:table-row>
        <table:table-row table:style-name="ro1">
          <table:table-cell office:value-type="float" office:value="0.000388324" calcext:value-type="float">
            <text:p>0.000388324</text:p>
          </table:table-cell>
          <table:table-cell office:value-type="float" office:value="0.00208539" calcext:value-type="float">
            <text:p>0.00208539</text:p>
          </table:table-cell>
          <table:table-cell table:formula="of:=([.A2870]*[.A2870])" office:value-type="float" office:value="0.000000150795528976" calcext:value-type="float">
            <text:p>1.50795528976E-07</text:p>
          </table:table-cell>
          <table:table-cell table:formula="of:=([.A2870]-[.B2870])*([.A2870]-[.B2870])" office:value-type="float" office:value="0.000002880033008356" calcext:value-type="float">
            <text:p>2.880033008356E-06</text:p>
          </table:table-cell>
          <table:table-cell table:number-columns-repeated="2"/>
        </table:table-row>
        <table:table-row table:style-name="ro1">
          <table:table-cell office:value-type="float" office:value="0.000900149" calcext:value-type="float">
            <text:p>0.000900149</text:p>
          </table:table-cell>
          <table:table-cell office:value-type="float" office:value="0.000549908" calcext:value-type="float">
            <text:p>0.000549908</text:p>
          </table:table-cell>
          <table:table-cell table:formula="of:=([.A2871]*[.A2871])" office:value-type="float" office:value="0.000000810268222201" calcext:value-type="float">
            <text:p>8.10268222201E-07</text:p>
          </table:table-cell>
          <table:table-cell table:formula="of:=([.A2871]-[.B2871])*([.A2871]-[.B2871])" office:value-type="float" office:value="0.000000122668758081" calcext:value-type="float">
            <text:p>1.22668758081E-07</text:p>
          </table:table-cell>
          <table:table-cell table:number-columns-repeated="2"/>
        </table:table-row>
        <table:table-row table:style-name="ro1">
          <table:table-cell office:value-type="float" office:value="0.00260341" calcext:value-type="float">
            <text:p>0.00260341</text:p>
          </table:table-cell>
          <table:table-cell office:value-type="float" office:value="0.000681157" calcext:value-type="float">
            <text:p>0.000681157</text:p>
          </table:table-cell>
          <table:table-cell table:formula="of:=([.A2872]*[.A2872])" office:value-type="float" office:value="0.0000067777436281" calcext:value-type="float">
            <text:p>0.0000067777436281</text:p>
          </table:table-cell>
          <table:table-cell table:formula="of:=([.A2872]-[.B2872])*([.A2872]-[.B2872])" office:value-type="float" office:value="0.000003695056596009" calcext:value-type="float">
            <text:p>3.695056596009E-06</text:p>
          </table:table-cell>
          <table:table-cell table:number-columns-repeated="2"/>
        </table:table-row>
        <table:table-row table:style-name="ro1">
          <table:table-cell office:value-type="float" office:value="0.0119827" calcext:value-type="float">
            <text:p>0.0119827</text:p>
          </table:table-cell>
          <table:table-cell office:value-type="float" office:value="0.0228755" calcext:value-type="float">
            <text:p>0.0228755</text:p>
          </table:table-cell>
          <table:table-cell table:formula="of:=([.A2873]*[.A2873])" office:value-type="float" office:value="0.00014358509929" calcext:value-type="float">
            <text:p>0.00014358509929</text:p>
          </table:table-cell>
          <table:table-cell table:formula="of:=([.A2873]-[.B2873])*([.A2873]-[.B2873])" office:value-type="float" office:value="0.00011865309184" calcext:value-type="float">
            <text:p>0.00011865309184</text:p>
          </table:table-cell>
          <table:table-cell table:number-columns-repeated="2"/>
        </table:table-row>
        <table:table-row table:style-name="ro1">
          <table:table-cell office:value-type="float" office:value="0.0671961" calcext:value-type="float">
            <text:p>0.0671961</text:p>
          </table:table-cell>
          <table:table-cell office:value-type="float" office:value="0.182094" calcext:value-type="float">
            <text:p>0.182094</text:p>
          </table:table-cell>
          <table:table-cell table:formula="of:=([.A2874]*[.A2874])" office:value-type="float" office:value="0.00451531585521" calcext:value-type="float">
            <text:p>0.00451531585521</text:p>
          </table:table-cell>
          <table:table-cell table:formula="of:=([.A2874]-[.B2874])*([.A2874]-[.B2874])" office:value-type="float" office:value="0.01320152742441" calcext:value-type="float">
            <text:p>0.01320152742441</text:p>
          </table:table-cell>
          <table:table-cell table:number-columns-repeated="2"/>
        </table:table-row>
        <table:table-row table:style-name="ro1">
          <table:table-cell office:value-type="float" office:value="0.0749464" calcext:value-type="float">
            <text:p>0.0749464</text:p>
          </table:table-cell>
          <table:table-cell office:value-type="float" office:value="0.12078" calcext:value-type="float">
            <text:p>0.12078</text:p>
          </table:table-cell>
          <table:table-cell table:formula="of:=([.A2875]*[.A2875])" office:value-type="float" office:value="0.00561696287296" calcext:value-type="float">
            <text:p>0.00561696287296</text:p>
          </table:table-cell>
          <table:table-cell table:formula="of:=([.A2875]-[.B2875])*([.A2875]-[.B2875])" office:value-type="float" office:value="0.00210071888896" calcext:value-type="float">
            <text:p>0.00210071888896</text:p>
          </table:table-cell>
          <table:table-cell table:number-columns-repeated="2"/>
        </table:table-row>
        <table:table-row table:style-name="ro1">
          <table:table-cell office:value-type="float" office:value="0.199851" calcext:value-type="float">
            <text:p>0.199851</text:p>
          </table:table-cell>
          <table:table-cell office:value-type="float" office:value="0.0996204" calcext:value-type="float">
            <text:p>0.0996204</text:p>
          </table:table-cell>
          <table:table-cell table:formula="of:=([.A2876]*[.A2876])" office:value-type="float" office:value="0.039940422201" calcext:value-type="float">
            <text:p>0.039940422201</text:p>
          </table:table-cell>
          <table:table-cell table:formula="of:=([.A2876]-[.B2876])*([.A2876]-[.B2876])" office:value-type="float" office:value="0.01004617317636" calcext:value-type="float">
            <text:p>0.01004617317636</text:p>
          </table:table-cell>
          <table:table-cell table:number-columns-repeated="2"/>
        </table:table-row>
        <table:table-row table:style-name="ro1">
          <table:table-cell office:value-type="float" office:value="0.231892" calcext:value-type="float">
            <text:p>0.231892</text:p>
          </table:table-cell>
          <table:table-cell office:value-type="float" office:value="0.249695" calcext:value-type="float">
            <text:p>0.249695</text:p>
          </table:table-cell>
          <table:table-cell table:formula="of:=([.A2877]*[.A2877])" office:value-type="float" office:value="0.053773899664" calcext:value-type="float">
            <text:p>0.053773899664</text:p>
          </table:table-cell>
          <table:table-cell table:formula="of:=([.A2877]-[.B2877])*([.A2877]-[.B2877])" office:value-type="float" office:value="0.000316946809" calcext:value-type="float">
            <text:p>0.000316946809</text:p>
          </table:table-cell>
          <table:table-cell table:number-columns-repeated="2"/>
        </table:table-row>
        <table:table-row table:style-name="ro1">
          <table:table-cell office:value-type="float" office:value="0.363056" calcext:value-type="float">
            <text:p>0.363056</text:p>
          </table:table-cell>
          <table:table-cell office:value-type="float" office:value="0.192451" calcext:value-type="float">
            <text:p>0.192451</text:p>
          </table:table-cell>
          <table:table-cell table:formula="of:=([.A2878]*[.A2878])" office:value-type="float" office:value="0.131809659136" calcext:value-type="float">
            <text:p>0.131809659136</text:p>
          </table:table-cell>
          <table:table-cell table:formula="of:=([.A2878]-[.B2878])*([.A2878]-[.B2878])" office:value-type="float" office:value="0.029106066025" calcext:value-type="float">
            <text:p>0.029106066025</text:p>
          </table:table-cell>
          <table:table-cell table:number-columns-repeated="2"/>
        </table:table-row>
        <table:table-row table:style-name="ro1">
          <table:table-cell office:value-type="float" office:value="0.496289" calcext:value-type="float">
            <text:p>0.496289</text:p>
          </table:table-cell>
          <table:table-cell office:value-type="float" office:value="0.154862" calcext:value-type="float">
            <text:p>0.154862</text:p>
          </table:table-cell>
          <table:table-cell table:formula="of:=([.A2879]*[.A2879])" office:value-type="float" office:value="0.246302771521" calcext:value-type="float">
            <text:p>0.246302771521</text:p>
          </table:table-cell>
          <table:table-cell table:formula="of:=([.A2879]-[.B2879])*([.A2879]-[.B2879])" office:value-type="float" office:value="0.116572396329" calcext:value-type="float">
            <text:p>0.116572396329</text:p>
          </table:table-cell>
          <table:table-cell table:number-columns-repeated="2"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582436" calcext:value-type="float">
            <text:p>0.582436</text:p>
          </table:table-cell>
          <table:table-cell table:formula="of:=([.A2880]*[.A2880])" office:value-type="float" office:value="0.5047534116" calcext:value-type="float">
            <text:p>0.5047534116</text:p>
          </table:table-cell>
          <table:table-cell table:formula="of:=([.A2880]-[.B2880])*([.A2880]-[.B2880])" office:value-type="float" office:value="0.016390144576" calcext:value-type="float">
            <text:p>0.016390144576</text:p>
          </table:table-cell>
          <table:table-cell table:number-columns-repeated="2"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752449" calcext:value-type="float">
            <text:p>0.752449</text:p>
          </table:table-cell>
          <table:table-cell table:formula="of:=([.A2881]*[.A2881])" office:value-type="float" office:value="0.5047534116" calcext:value-type="float">
            <text:p>0.5047534116</text:p>
          </table:table-cell>
          <table:table-cell table:formula="of:=([.A2881]-[.B2881])*([.A2881]-[.B2881])" office:value-type="float" office:value="0.001763076121" calcext:value-type="float">
            <text:p>0.001763076121</text:p>
          </table:table-cell>
          <table:table-cell table:number-columns-repeated="2"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788787" calcext:value-type="float">
            <text:p>0.788787</text:p>
          </table:table-cell>
          <table:table-cell table:formula="of:=([.A2882]*[.A2882])" office:value-type="float" office:value="0.5047534116" calcext:value-type="float">
            <text:p>0.5047534116</text:p>
          </table:table-cell>
          <table:table-cell table:formula="of:=([.A2882]-[.B2882])*([.A2882]-[.B2882])" office:value-type="float" office:value="0.00613511892900001" calcext:value-type="float">
            <text:p>0.00613511892900001</text:p>
          </table:table-cell>
          <table:table-cell table:number-columns-repeated="2"/>
        </table:table-row>
        <table:table-row table:style-name="ro1">
          <table:table-cell office:value-type="float" office:value="0.71046" calcext:value-type="float">
            <text:p>0.71046</text:p>
          </table:table-cell>
          <table:table-cell office:value-type="float" office:value="0.865933" calcext:value-type="float">
            <text:p>0.865933</text:p>
          </table:table-cell>
          <table:table-cell table:formula="of:=([.A2883]*[.A2883])" office:value-type="float" office:value="0.5047534116" calcext:value-type="float">
            <text:p>0.5047534116</text:p>
          </table:table-cell>
          <table:table-cell table:formula="of:=([.A2883]-[.B2883])*([.A2883]-[.B2883])" office:value-type="float" office:value="0.024171853729" calcext:value-type="float">
            <text:p>0.024171853729</text:p>
          </table:table-cell>
          <table:table-cell table:number-columns-repeated="2"/>
        </table:table-row>
        <table:table-row table:style-name="ro1">
          <table:table-cell office:value-type="float" office:value="0.788338" calcext:value-type="float">
            <text:p>0.788338</text:p>
          </table:table-cell>
          <table:table-cell office:value-type="float" office:value="0.955963" calcext:value-type="float">
            <text:p>0.955963</text:p>
          </table:table-cell>
          <table:table-cell table:formula="of:=([.A2884]*[.A2884])" office:value-type="float" office:value="0.621476802244" calcext:value-type="float">
            <text:p>0.621476802244</text:p>
          </table:table-cell>
          <table:table-cell table:formula="of:=([.A2884]-[.B2884])*([.A2884]-[.B2884])" office:value-type="float" office:value="0.028098140625" calcext:value-type="float">
            <text:p>0.028098140625</text:p>
          </table:table-cell>
          <table:table-cell table:number-columns-repeated="2"/>
        </table:table-row>
        <table:table-row table:style-name="ro1">
          <table:table-cell office:value-type="float" office:value="0.914295" calcext:value-type="float">
            <text:p>0.914295</text:p>
          </table:table-cell>
          <table:table-cell office:value-type="float" office:value="0.861648" calcext:value-type="float">
            <text:p>0.861648</text:p>
          </table:table-cell>
          <table:table-cell table:formula="of:=([.A2885]*[.A2885])" office:value-type="float" office:value="0.835935347025" calcext:value-type="float">
            <text:p>0.835935347025</text:p>
          </table:table-cell>
          <table:table-cell table:formula="of:=([.A2885]-[.B2885])*([.A2885]-[.B2885])" office:value-type="float" office:value="0.002771706609" calcext:value-type="float">
            <text:p>0.002771706609</text:p>
          </table:table-cell>
          <table:table-cell table:number-columns-repeated="2"/>
        </table:table-row>
        <table:table-row table:style-name="ro1">
          <table:table-cell office:value-type="float" office:value="0.914294" calcext:value-type="float">
            <text:p>0.914294</text:p>
          </table:table-cell>
          <table:table-cell office:value-type="float" office:value="0.873442" calcext:value-type="float">
            <text:p>0.873442</text:p>
          </table:table-cell>
          <table:table-cell table:formula="of:=([.A2886]*[.A2886])" office:value-type="float" office:value="0.835933518436" calcext:value-type="float">
            <text:p>0.835933518436</text:p>
          </table:table-cell>
          <table:table-cell table:formula="of:=([.A2886]-[.B2886])*([.A2886]-[.B2886])" office:value-type="float" office:value="0.001668885904" calcext:value-type="float">
            <text:p>0.001668885904</text:p>
          </table:table-cell>
          <table:table-cell table:number-columns-repeated="2"/>
        </table:table-row>
        <table:table-row table:style-name="ro1">
          <table:table-cell office:value-type="float" office:value="0.994983" calcext:value-type="float">
            <text:p>0.994983</text:p>
          </table:table-cell>
          <table:table-cell office:value-type="float" office:value="0.995689" calcext:value-type="float">
            <text:p>0.995689</text:p>
          </table:table-cell>
          <table:table-cell table:formula="of:=([.A2887]*[.A2887])" office:value-type="float" office:value="0.989991170289" calcext:value-type="float">
            <text:p>0.989991170289</text:p>
          </table:table-cell>
          <table:table-cell table:formula="of:=([.A2887]-[.B2887])*([.A2887]-[.B2887])" office:value-type="float" office:value="0.00000049843600000014" calcext:value-type="float">
            <text:p>4.98436000000135E-07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303222" calcext:value-type="float">
            <text:p>0.00000303222</text:p>
          </table:table-cell>
          <table:table-cell table:formula="of:=([.A2888]*[.A2888])" office:value-type="float" office:value="0.00000000000001421079" calcext:value-type="float">
            <text:p>1.4210785681E-14</text:p>
          </table:table-cell>
          <table:table-cell table:formula="of:=([.A2888]-[.B2888])*([.A2888]-[.B2888])" office:value-type="float" office:value="0.00000000000848563309" calcext:value-type="float">
            <text:p>8.485633086121E-12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055958" calcext:value-type="float">
            <text:p>0.000055958</text:p>
          </table:table-cell>
          <table:table-cell table:formula="of:=([.A2889]*[.A2889])" office:value-type="float" office:value="0.00000000000003197445" calcext:value-type="float">
            <text:p>3.1974446596E-14</text:p>
          </table:table-cell>
          <table:table-cell table:formula="of:=([.A2889]-[.B2889])*([.A2889]-[.B2889])" office:value-type="float" office:value="0.00000000311131759082" calcext:value-type="float">
            <text:p>3.1113175908226E-09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473171" calcext:value-type="float">
            <text:p>0.000473171</text:p>
          </table:table-cell>
          <table:table-cell table:formula="of:=([.A2890]*[.A2890])" office:value-type="float" office:value="0.00000000000003197445" calcext:value-type="float">
            <text:p>3.1974446596E-14</text:p>
          </table:table-cell>
          <table:table-cell table:formula="of:=([.A2890]-[.B2890])*([.A2890]-[.B2890])" office:value-type="float" office:value="0.00000022372160801706" calcext:value-type="float">
            <text:p>2.23721608017059E-07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1363" calcext:value-type="float">
            <text:p>0.001363</text:p>
          </table:table-cell>
          <table:table-cell table:formula="of:=([.A2891]*[.A2891])" office:value-type="float" office:value="0.00000000000003197445" calcext:value-type="float">
            <text:p>3.1974446596E-14</text:p>
          </table:table-cell>
          <table:table-cell table:formula="of:=([.A2891]-[.B2891])*([.A2891]-[.B2891])" office:value-type="float" office:value="0.00000185728158501045" calcext:value-type="float">
            <text:p>1.85728158501045E-06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1286" calcext:value-type="float">
            <text:p>0.01286</text:p>
          </table:table-cell>
          <table:table-cell table:formula="of:=([.A2892]*[.A2892])" office:value-type="float" office:value="0.00000000000003197445" calcext:value-type="float">
            <text:p>3.1974446596E-14</text:p>
          </table:table-cell>
          <table:table-cell table:formula="of:=([.A2892]-[.B2892])*([.A2892]-[.B2892])" office:value-type="float" office:value="0.000165375000935894" calcext:value-type="float">
            <text:p>0.000165375000935894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192965" calcext:value-type="float">
            <text:p>0.0192965</text:p>
          </table:table-cell>
          <table:table-cell table:formula="of:=([.A2893]*[.A2893])" office:value-type="float" office:value="0.00000000000003197445" calcext:value-type="float">
            <text:p>3.1974446596E-14</text:p>
          </table:table-cell>
          <table:table-cell table:formula="of:=([.A2893]-[.B2893])*([.A2893]-[.B2893])" office:value-type="float" office:value="0.000372348011313272" calcext:value-type="float">
            <text:p>0.000372348011313272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0575323" calcext:value-type="float">
            <text:p>0.0000575323</text:p>
          </table:table-cell>
          <table:table-cell table:formula="of:=([.A2894]*[.A2894])" office:value-type="float" office:value="0.00000000007469574473" calcext:value-type="float">
            <text:p>7.46957447289E-11</text:p>
          </table:table-cell>
          <table:table-cell table:formula="of:=([.A2894]-[.B2894])*([.A2894]-[.B2894])" office:value-type="float" office:value="0.00000000239019592154" calcext:value-type="float">
            <text:p>2.3901959215369E-09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00245444" calcext:value-type="float">
            <text:p>0.00000245444</text:p>
          </table:table-cell>
          <table:table-cell table:formula="of:=([.A2895]*[.A2895])" office:value-type="float" office:value="0.00000000007469574473" calcext:value-type="float">
            <text:p>7.46957447289E-11</text:p>
          </table:table-cell>
          <table:table-cell table:formula="of:=([.A2895]-[.B2895])*([.A2895]-[.B2895])" office:value-type="float" office:value="0.00000000003829419053" calcext:value-type="float">
            <text:p>3.82941905329E-11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455521" calcext:value-type="float">
            <text:p>0.00455521</text:p>
          </table:table-cell>
          <table:table-cell table:formula="of:=([.A2896]*[.A2896])" office:value-type="float" office:value="0.00000000007469574473" calcext:value-type="float">
            <text:p>7.46957447289E-11</text:p>
          </table:table-cell>
          <table:table-cell table:formula="of:=([.A2896]-[.B2896])*([.A2896]-[.B2896])" office:value-type="float" office:value="0.0000206712744862233" calcext:value-type="float">
            <text:p>2.06712744862233E-05</text:p>
          </table:table-cell>
          <table:table-cell table:number-columns-repeated="2"/>
        </table:table-row>
        <table:table-row table:style-name="ro1">
          <table:table-cell office:value-type="float" office:value="0.000433683" calcext:value-type="float">
            <text:p>0.000433683</text:p>
          </table:table-cell>
          <table:table-cell office:value-type="float" office:value="0.00031933" calcext:value-type="float">
            <text:p>0.00031933</text:p>
          </table:table-cell>
          <table:table-cell table:formula="of:=([.A2897]*[.A2897])" office:value-type="float" office:value="0.000000188080944489" calcext:value-type="float">
            <text:p>1.88080944489E-07</text:p>
          </table:table-cell>
          <table:table-cell table:formula="of:=([.A2897]-[.B2897])*([.A2897]-[.B2897])" office:value-type="float" office:value="0.000000013076608609" calcext:value-type="float">
            <text:p>1.3076608609E-08</text:p>
          </table:table-cell>
          <table:table-cell table:number-columns-repeated="2"/>
        </table:table-row>
        <table:table-row table:style-name="ro1">
          <table:table-cell office:value-type="float" office:value="0.000452101" calcext:value-type="float">
            <text:p>0.000452101</text:p>
          </table:table-cell>
          <table:table-cell office:value-type="float" office:value="0.00325691" calcext:value-type="float">
            <text:p>0.00325691</text:p>
          </table:table-cell>
          <table:table-cell table:formula="of:=([.A2898]*[.A2898])" office:value-type="float" office:value="0.000000204395314201" calcext:value-type="float">
            <text:p>2.04395314201E-07</text:p>
          </table:table-cell>
          <table:table-cell table:formula="of:=([.A2898]-[.B2898])*([.A2898]-[.B2898])" office:value-type="float" office:value="0.000007866953526481" calcext:value-type="float">
            <text:p>7.866953526481E-06</text:p>
          </table:table-cell>
          <table:table-cell table:number-columns-repeated="2"/>
        </table:table-row>
        <table:table-row table:style-name="ro1">
          <table:table-cell office:value-type="float" office:value="0.00127417" calcext:value-type="float">
            <text:p>0.00127417</text:p>
          </table:table-cell>
          <table:table-cell office:value-type="float" office:value="0.00286787" calcext:value-type="float">
            <text:p>0.00286787</text:p>
          </table:table-cell>
          <table:table-cell table:formula="of:=([.A2899]*[.A2899])" office:value-type="float" office:value="0.0000016235091889" calcext:value-type="float">
            <text:p>0.0000016235091889</text:p>
          </table:table-cell>
          <table:table-cell table:formula="of:=([.A2899]-[.B2899])*([.A2899]-[.B2899])" office:value-type="float" office:value="0.00000253987969" calcext:value-type="float">
            <text:p>0.00000253987969</text:p>
          </table:table-cell>
          <table:table-cell table:number-columns-repeated="2"/>
        </table:table-row>
        <table:table-row table:style-name="ro1">
          <table:table-cell office:value-type="float" office:value="0.00269175" calcext:value-type="float">
            <text:p>0.00269175</text:p>
          </table:table-cell>
          <table:table-cell office:value-type="float" office:value="0.0345804" calcext:value-type="float">
            <text:p>0.0345804</text:p>
          </table:table-cell>
          <table:table-cell table:formula="of:=([.A2900]*[.A2900])" office:value-type="float" office:value="0.0000072455180625" calcext:value-type="float">
            <text:p>0.0000072455180625</text:p>
          </table:table-cell>
          <table:table-cell table:formula="of:=([.A2900]-[.B2900])*([.A2900]-[.B2900])" office:value-type="float" office:value="0.0010168859988225" calcext:value-type="float">
            <text:p>0.0010168859988225</text:p>
          </table:table-cell>
          <table:table-cell table:number-columns-repeated="2"/>
        </table:table-row>
        <table:table-row table:style-name="ro1">
          <table:table-cell office:value-type="float" office:value="0.00643408" calcext:value-type="float">
            <text:p>0.00643408</text:p>
          </table:table-cell>
          <table:table-cell office:value-type="float" office:value="0.0344175" calcext:value-type="float">
            <text:p>0.0344175</text:p>
          </table:table-cell>
          <table:table-cell table:formula="of:=([.A2901]*[.A2901])" office:value-type="float" office:value="0.0000413973854464" calcext:value-type="float">
            <text:p>0.0000413973854464</text:p>
          </table:table-cell>
          <table:table-cell table:formula="of:=([.A2901]-[.B2901])*([.A2901]-[.B2901])" office:value-type="float" office:value="0.0007830717948964" calcext:value-type="float">
            <text:p>0.0007830717948964</text:p>
          </table:table-cell>
          <table:table-cell table:number-columns-repeated="2"/>
        </table:table-row>
        <table:table-row table:style-name="ro1">
          <table:table-cell office:value-type="float" office:value="0.00643408" calcext:value-type="float">
            <text:p>0.00643408</text:p>
          </table:table-cell>
          <table:table-cell office:value-type="float" office:value="0.0364898" calcext:value-type="float">
            <text:p>0.0364898</text:p>
          </table:table-cell>
          <table:table-cell table:formula="of:=([.A2902]*[.A2902])" office:value-type="float" office:value="0.0000413973854464" calcext:value-type="float">
            <text:p>0.0000413973854464</text:p>
          </table:table-cell>
          <table:table-cell table:formula="of:=([.A2902]-[.B2902])*([.A2902]-[.B2902])" office:value-type="float" office:value="0.0009033463047184" calcext:value-type="float">
            <text:p>0.0009033463047184</text:p>
          </table:table-cell>
          <table:table-cell table:number-columns-repeated="2"/>
        </table:table-row>
        <table:table-row table:style-name="ro1">
          <table:table-cell office:value-type="float" office:value="0.02396" calcext:value-type="float">
            <text:p>0.02396</text:p>
          </table:table-cell>
          <table:table-cell office:value-type="float" office:value="0.0351028" calcext:value-type="float">
            <text:p>0.0351028</text:p>
          </table:table-cell>
          <table:table-cell table:formula="of:=([.A2903]*[.A2903])" office:value-type="float" office:value="0.0005740816" calcext:value-type="float">
            <text:p>0.0005740816</text:p>
          </table:table-cell>
          <table:table-cell table:formula="of:=([.A2903]-[.B2903])*([.A2903]-[.B2903])" office:value-type="float" office:value="0.00012416199184" calcext:value-type="float">
            <text:p>0.00012416199184</text:p>
          </table:table-cell>
          <table:table-cell table:number-columns-repeated="2"/>
        </table:table-row>
        <table:table-row table:style-name="ro1">
          <table:table-cell office:value-type="float" office:value="0.0239601" calcext:value-type="float">
            <text:p>0.0239601</text:p>
          </table:table-cell>
          <table:table-cell office:value-type="float" office:value="0.0936901" calcext:value-type="float">
            <text:p>0.0936901</text:p>
          </table:table-cell>
          <table:table-cell table:formula="of:=([.A2904]*[.A2904])" office:value-type="float" office:value="0.00057408639201" calcext:value-type="float">
            <text:p>0.00057408639201</text:p>
          </table:table-cell>
          <table:table-cell table:formula="of:=([.A2904]-[.B2904])*([.A2904]-[.B2904])" office:value-type="float" office:value="0.0048622729" calcext:value-type="float">
            <text:p>0.0048622729</text:p>
          </table:table-cell>
          <table:table-cell table:number-columns-repeated="2"/>
        </table:table-row>
        <table:table-row table:style-name="ro1">
          <table:table-cell office:value-type="float" office:value="0.0215645" calcext:value-type="float">
            <text:p>0.0215645</text:p>
          </table:table-cell>
          <table:table-cell office:value-type="float" office:value="0.0527755" calcext:value-type="float">
            <text:p>0.0527755</text:p>
          </table:table-cell>
          <table:table-cell table:formula="of:=([.A2905]*[.A2905])" office:value-type="float" office:value="0.00046502766025" calcext:value-type="float">
            <text:p>0.00046502766025</text:p>
          </table:table-cell>
          <table:table-cell table:formula="of:=([.A2905]-[.B2905])*([.A2905]-[.B2905])" office:value-type="float" office:value="0.000974126521" calcext:value-type="float">
            <text:p>0.000974126521</text:p>
          </table:table-cell>
          <table:table-cell table:number-columns-repeated="2"/>
        </table:table-row>
        <table:table-row table:style-name="ro1">
          <table:table-cell office:value-type="float" office:value="0.0382742" calcext:value-type="float">
            <text:p>0.0382742</text:p>
          </table:table-cell>
          <table:table-cell office:value-type="float" office:value="0.0358812" calcext:value-type="float">
            <text:p>0.0358812</text:p>
          </table:table-cell>
          <table:table-cell table:formula="of:=([.A2906]*[.A2906])" office:value-type="float" office:value="0.00146491438564" calcext:value-type="float">
            <text:p>0.00146491438564</text:p>
          </table:table-cell>
          <table:table-cell table:formula="of:=([.A2906]-[.B2906])*([.A2906]-[.B2906])" office:value-type="float" office:value="0.000005726449" calcext:value-type="float">
            <text:p>0.000005726449</text:p>
          </table:table-cell>
          <table:table-cell table:number-columns-repeated="2"/>
        </table:table-row>
        <table:table-row table:style-name="ro1">
          <table:table-cell office:value-type="float" office:value="0.0482878" calcext:value-type="float">
            <text:p>0.0482878</text:p>
          </table:table-cell>
          <table:table-cell office:value-type="float" office:value="0.0973792" calcext:value-type="float">
            <text:p>0.0973792</text:p>
          </table:table-cell>
          <table:table-cell table:formula="of:=([.A2907]*[.A2907])" office:value-type="float" office:value="0.00233171162884" calcext:value-type="float">
            <text:p>0.00233171162884</text:p>
          </table:table-cell>
          <table:table-cell table:formula="of:=([.A2907]-[.B2907])*([.A2907]-[.B2907])" office:value-type="float" office:value="0.00240996555396" calcext:value-type="float">
            <text:p>0.00240996555396</text:p>
          </table:table-cell>
          <table:table-cell table:number-columns-repeated="2"/>
        </table:table-row>
        <table:table-row table:style-name="ro1">
          <table:table-cell office:value-type="float" office:value="0.0482878" calcext:value-type="float">
            <text:p>0.0482878</text:p>
          </table:table-cell>
          <table:table-cell office:value-type="float" office:value="0.0937033" calcext:value-type="float">
            <text:p>0.0937033</text:p>
          </table:table-cell>
          <table:table-cell table:formula="of:=([.A2908]*[.A2908])" office:value-type="float" office:value="0.00233171162884" calcext:value-type="float">
            <text:p>0.00233171162884</text:p>
          </table:table-cell>
          <table:table-cell table:formula="of:=([.A2908]-[.B2908])*([.A2908]-[.B2908])" office:value-type="float" office:value="0.00206256764025" calcext:value-type="float">
            <text:p>0.00206256764025</text:p>
          </table:table-cell>
          <table:table-cell table:number-columns-repeated="2"/>
        </table:table-row>
        <table:table-row table:style-name="ro1">
          <table:table-cell office:value-type="float" office:value="0.0365629" calcext:value-type="float">
            <text:p>0.0365629</text:p>
          </table:table-cell>
          <table:table-cell office:value-type="float" office:value="0.0809946" calcext:value-type="float">
            <text:p>0.0809946</text:p>
          </table:table-cell>
          <table:table-cell table:formula="of:=([.A2909]*[.A2909])" office:value-type="float" office:value="0.00133684565641" calcext:value-type="float">
            <text:p>0.00133684565641</text:p>
          </table:table-cell>
          <table:table-cell table:formula="of:=([.A2909]-[.B2909])*([.A2909]-[.B2909])" office:value-type="float" office:value="0.00197417596489" calcext:value-type="float">
            <text:p>0.00197417596489</text:p>
          </table:table-cell>
          <table:table-cell table:number-columns-repeated="2"/>
        </table:table-row>
        <table:table-row table:style-name="ro1">
          <table:table-cell office:value-type="float" office:value="0.0365628" calcext:value-type="float">
            <text:p>0.0365628</text:p>
          </table:table-cell>
          <table:table-cell office:value-type="float" office:value="0.08403" calcext:value-type="float">
            <text:p>0.08403</text:p>
          </table:table-cell>
          <table:table-cell table:formula="of:=([.A2910]*[.A2910])" office:value-type="float" office:value="0.00133683834384" calcext:value-type="float">
            <text:p>0.00133683834384</text:p>
          </table:table-cell>
          <table:table-cell table:formula="of:=([.A2910]-[.B2910])*([.A2910]-[.B2910])" office:value-type="float" office:value="0.00225313507584" calcext:value-type="float">
            <text:p>0.00225313507584</text:p>
          </table:table-cell>
          <table:table-cell table:number-columns-repeated="2"/>
        </table:table-row>
        <table:table-row table:style-name="ro1">
          <table:table-cell office:value-type="float" office:value="0.0485826" calcext:value-type="float">
            <text:p>0.0485826</text:p>
          </table:table-cell>
          <table:table-cell office:value-type="float" office:value="0.11732" calcext:value-type="float">
            <text:p>0.11732</text:p>
          </table:table-cell>
          <table:table-cell table:formula="of:=([.A2911]*[.A2911])" office:value-type="float" office:value="0.00236026902276" calcext:value-type="float">
            <text:p>0.00236026902276</text:p>
          </table:table-cell>
          <table:table-cell table:formula="of:=([.A2911]-[.B2911])*([.A2911]-[.B2911])" office:value-type="float" office:value="0.00472483015876" calcext:value-type="float">
            <text:p>0.00472483015876</text:p>
          </table:table-cell>
          <table:table-cell table:number-columns-repeated="2"/>
        </table:table-row>
        <table:table-row table:style-name="ro1">
          <table:table-cell office:value-type="float" office:value="0.0441524" calcext:value-type="float">
            <text:p>0.0441524</text:p>
          </table:table-cell>
          <table:table-cell office:value-type="float" office:value="0.0350185" calcext:value-type="float">
            <text:p>0.0350185</text:p>
          </table:table-cell>
          <table:table-cell table:formula="of:=([.A2912]*[.A2912])" office:value-type="float" office:value="0.00194943442576" calcext:value-type="float">
            <text:p>0.00194943442576</text:p>
          </table:table-cell>
          <table:table-cell table:formula="of:=([.A2912]-[.B2912])*([.A2912]-[.B2912])" office:value-type="float" office:value="0.00008342812921" calcext:value-type="float">
            <text:p>0.00008342812921</text:p>
          </table:table-cell>
          <table:table-cell table:number-columns-repeated="2"/>
        </table:table-row>
        <table:table-row table:style-name="ro1">
          <table:table-cell office:value-type="float" office:value="0.0369776" calcext:value-type="float">
            <text:p>0.0369776</text:p>
          </table:table-cell>
          <table:table-cell office:value-type="float" office:value="0.0440429" calcext:value-type="float">
            <text:p>0.0440429</text:p>
          </table:table-cell>
          <table:table-cell table:formula="of:=([.A2913]*[.A2913])" office:value-type="float" office:value="0.00136734290176" calcext:value-type="float">
            <text:p>0.00136734290176</text:p>
          </table:table-cell>
          <table:table-cell table:formula="of:=([.A2913]-[.B2913])*([.A2913]-[.B2913])" office:value-type="float" office:value="0.00004991846409" calcext:value-type="float">
            <text:p>0.00004991846409</text:p>
          </table:table-cell>
          <table:table-cell table:number-columns-repeated="2"/>
        </table:table-row>
        <table:table-row table:style-name="ro1">
          <table:table-cell office:value-type="float" office:value="0.0402007" calcext:value-type="float">
            <text:p>0.0402007</text:p>
          </table:table-cell>
          <table:table-cell office:value-type="float" office:value="0.0870141" calcext:value-type="float">
            <text:p>0.0870141</text:p>
          </table:table-cell>
          <table:table-cell table:formula="of:=([.A2914]*[.A2914])" office:value-type="float" office:value="0.00161609628049" calcext:value-type="float">
            <text:p>0.00161609628049</text:p>
          </table:table-cell>
          <table:table-cell table:formula="of:=([.A2914]-[.B2914])*([.A2914]-[.B2914])" office:value-type="float" office:value="0.00219149441956" calcext:value-type="float">
            <text:p>0.00219149441956</text:p>
          </table:table-cell>
          <table:table-cell table:number-columns-repeated="2"/>
        </table:table-row>
        <table:table-row table:style-name="ro1">
          <table:table-cell office:value-type="float" office:value="0.127044" calcext:value-type="float">
            <text:p>0.127044</text:p>
          </table:table-cell>
          <table:table-cell office:value-type="float" office:value="0.108901" calcext:value-type="float">
            <text:p>0.108901</text:p>
          </table:table-cell>
          <table:table-cell table:formula="of:=([.A2915]*[.A2915])" office:value-type="float" office:value="0.016140177936" calcext:value-type="float">
            <text:p>0.016140177936</text:p>
          </table:table-cell>
          <table:table-cell table:formula="of:=([.A2915]-[.B2915])*([.A2915]-[.B2915])" office:value-type="float" office:value="0.000329168449" calcext:value-type="float">
            <text:p>0.000329168449</text:p>
          </table:table-cell>
          <table:table-cell table:number-columns-repeated="2"/>
        </table:table-row>
        <table:table-row table:style-name="ro1">
          <table:table-cell office:value-type="float" office:value="0.180606" calcext:value-type="float">
            <text:p>0.180606</text:p>
          </table:table-cell>
          <table:table-cell office:value-type="float" office:value="0.120634" calcext:value-type="float">
            <text:p>0.120634</text:p>
          </table:table-cell>
          <table:table-cell table:formula="of:=([.A2916]*[.A2916])" office:value-type="float" office:value="0.032618527236" calcext:value-type="float">
            <text:p>0.032618527236</text:p>
          </table:table-cell>
          <table:table-cell table:formula="of:=([.A2916]-[.B2916])*([.A2916]-[.B2916])" office:value-type="float" office:value="0.003596640784" calcext:value-type="float">
            <text:p>0.003596640784</text:p>
          </table:table-cell>
          <table:table-cell table:number-columns-repeated="2"/>
        </table:table-row>
        <table:table-row table:style-name="ro1">
          <table:table-cell office:value-type="float" office:value="0.246807" calcext:value-type="float">
            <text:p>0.246807</text:p>
          </table:table-cell>
          <table:table-cell office:value-type="float" office:value="0.150467" calcext:value-type="float">
            <text:p>0.150467</text:p>
          </table:table-cell>
          <table:table-cell table:formula="of:=([.A2917]*[.A2917])" office:value-type="float" office:value="0.060913695249" calcext:value-type="float">
            <text:p>0.060913695249</text:p>
          </table:table-cell>
          <table:table-cell table:formula="of:=([.A2917]-[.B2917])*([.A2917]-[.B2917])" office:value-type="float" office:value="0.0092813956" calcext:value-type="float">
            <text:p>0.0092813956</text:p>
          </table:table-cell>
          <table:table-cell table:number-columns-repeated="2"/>
        </table:table-row>
        <table:table-row table:style-name="ro1">
          <table:table-cell office:value-type="float" office:value="0.431697" calcext:value-type="float">
            <text:p>0.431697</text:p>
          </table:table-cell>
          <table:table-cell office:value-type="float" office:value="0.17994" calcext:value-type="float">
            <text:p>0.17994</text:p>
          </table:table-cell>
          <table:table-cell table:formula="of:=([.A2918]*[.A2918])" office:value-type="float" office:value="0.186362299809" calcext:value-type="float">
            <text:p>0.186362299809</text:p>
          </table:table-cell>
          <table:table-cell table:formula="of:=([.A2918]-[.B2918])*([.A2918]-[.B2918])" office:value-type="float" office:value="0.063381587049" calcext:value-type="float">
            <text:p>0.063381587049</text:p>
          </table:table-cell>
          <table:table-cell table:number-columns-repeated="2"/>
        </table:table-row>
        <table:table-row table:style-name="ro1">
          <table:table-cell office:value-type="float" office:value="0.575401" calcext:value-type="float">
            <text:p>0.575401</text:p>
          </table:table-cell>
          <table:table-cell office:value-type="float" office:value="0.387581" calcext:value-type="float">
            <text:p>0.387581</text:p>
          </table:table-cell>
          <table:table-cell table:formula="of:=([.A2919]*[.A2919])" office:value-type="float" office:value="0.331086310801" calcext:value-type="float">
            <text:p>0.331086310801</text:p>
          </table:table-cell>
          <table:table-cell table:formula="of:=([.A2919]-[.B2919])*([.A2919]-[.B2919])" office:value-type="float" office:value="0.0352763524" calcext:value-type="float">
            <text:p>0.0352763524</text:p>
          </table:table-cell>
          <table:table-cell table:number-columns-repeated="2"/>
        </table:table-row>
        <table:table-row table:style-name="ro1">
          <table:table-cell office:value-type="float" office:value="0.575401" calcext:value-type="float">
            <text:p>0.575401</text:p>
          </table:table-cell>
          <table:table-cell office:value-type="float" office:value="0.679786" calcext:value-type="float">
            <text:p>0.679786</text:p>
          </table:table-cell>
          <table:table-cell table:formula="of:=([.A2920]*[.A2920])" office:value-type="float" office:value="0.331086310801" calcext:value-type="float">
            <text:p>0.331086310801</text:p>
          </table:table-cell>
          <table:table-cell table:formula="of:=([.A2920]-[.B2920])*([.A2920]-[.B2920])" office:value-type="float" office:value="0.010896228225" calcext:value-type="float">
            <text:p>0.010896228225</text:p>
          </table:table-cell>
          <table:table-cell table:number-columns-repeated="2"/>
        </table:table-row>
        <table:table-row table:style-name="ro1">
          <table:table-cell office:value-type="float" office:value="0.575401" calcext:value-type="float">
            <text:p>0.575401</text:p>
          </table:table-cell>
          <table:table-cell office:value-type="float" office:value="0.712614" calcext:value-type="float">
            <text:p>0.712614</text:p>
          </table:table-cell>
          <table:table-cell table:formula="of:=([.A2921]*[.A2921])" office:value-type="float" office:value="0.331086310801" calcext:value-type="float">
            <text:p>0.331086310801</text:p>
          </table:table-cell>
          <table:table-cell table:formula="of:=([.A2921]-[.B2921])*([.A2921]-[.B2921])" office:value-type="float" office:value="0.018827407369" calcext:value-type="float">
            <text:p>0.018827407369</text:p>
          </table:table-cell>
          <table:table-cell table:number-columns-repeated="2"/>
        </table:table-row>
        <table:table-row table:style-name="ro1">
          <table:table-cell office:value-type="float" office:value="0.575402" calcext:value-type="float">
            <text:p>0.575402</text:p>
          </table:table-cell>
          <table:table-cell office:value-type="float" office:value="0.80574" calcext:value-type="float">
            <text:p>0.80574</text:p>
          </table:table-cell>
          <table:table-cell table:formula="of:=([.A2922]*[.A2922])" office:value-type="float" office:value="0.331087461604" calcext:value-type="float">
            <text:p>0.331087461604</text:p>
          </table:table-cell>
          <table:table-cell table:formula="of:=([.A2922]-[.B2922])*([.A2922]-[.B2922])" office:value-type="float" office:value="0.053055594244" calcext:value-type="float">
            <text:p>0.053055594244</text:p>
          </table:table-cell>
          <table:table-cell table:number-columns-repeated="2"/>
        </table:table-row>
        <table:table-row table:style-name="ro1">
          <table:table-cell office:value-type="float" office:value="0.906951" calcext:value-type="float">
            <text:p>0.906951</text:p>
          </table:table-cell>
          <table:table-cell office:value-type="float" office:value="0.866497" calcext:value-type="float">
            <text:p>0.866497</text:p>
          </table:table-cell>
          <table:table-cell table:formula="of:=([.A2923]*[.A2923])" office:value-type="float" office:value="0.822560116401" calcext:value-type="float">
            <text:p>0.822560116401</text:p>
          </table:table-cell>
          <table:table-cell table:formula="of:=([.A2923]-[.B2923])*([.A2923]-[.B2923])" office:value-type="float" office:value="0.001636526116" calcext:value-type="float">
            <text:p>0.001636526116</text:p>
          </table:table-cell>
          <table:table-cell table:number-columns-repeated="2"/>
        </table:table-row>
        <table:table-row table:style-name="ro1">
          <table:table-cell office:value-type="float" office:value="0.906951" calcext:value-type="float">
            <text:p>0.906951</text:p>
          </table:table-cell>
          <table:table-cell office:value-type="float" office:value="0.918555" calcext:value-type="float">
            <text:p>0.918555</text:p>
          </table:table-cell>
          <table:table-cell table:formula="of:=([.A2924]*[.A2924])" office:value-type="float" office:value="0.822560116401" calcext:value-type="float">
            <text:p>0.822560116401</text:p>
          </table:table-cell>
          <table:table-cell table:formula="of:=([.A2924]-[.B2924])*([.A2924]-[.B2924])" office:value-type="float" office:value="0.000134652816000001" calcext:value-type="float">
            <text:p>0.000134652816000001</text:p>
          </table:table-cell>
          <table:table-cell table:number-columns-repeated="2"/>
        </table:table-row>
        <table:table-row table:style-name="ro1">
          <table:table-cell office:value-type="float" office:value="0.934564" calcext:value-type="float">
            <text:p>0.934564</text:p>
          </table:table-cell>
          <table:table-cell office:value-type="float" office:value="0.988614" calcext:value-type="float">
            <text:p>0.988614</text:p>
          </table:table-cell>
          <table:table-cell table:formula="of:=([.A2925]*[.A2925])" office:value-type="float" office:value="0.873409870096" calcext:value-type="float">
            <text:p>0.873409870096</text:p>
          </table:table-cell>
          <table:table-cell table:formula="of:=([.A2925]-[.B2925])*([.A2925]-[.B2925])" office:value-type="float" office:value="0.0029214025" calcext:value-type="float">
            <text:p>0.0029214025</text:p>
          </table:table-cell>
          <table:table-cell table:number-columns-repeated="2"/>
        </table:table-row>
        <table:table-row table:style-name="ro1">
          <table:table-cell office:value-type="float" office:value="0.985723" calcext:value-type="float">
            <text:p>0.985723</text:p>
          </table:table-cell>
          <table:table-cell office:value-type="float" office:value="0.98107" calcext:value-type="float">
            <text:p>0.98107</text:p>
          </table:table-cell>
          <table:table-cell table:formula="of:=([.A2926]*[.A2926])" office:value-type="float" office:value="0.971649832729" calcext:value-type="float">
            <text:p>0.971649832729</text:p>
          </table:table-cell>
          <table:table-cell table:formula="of:=([.A2926]-[.B2926])*([.A2926]-[.B2926])" office:value-type="float" office:value="0.0000216504090000002" calcext:value-type="float">
            <text:p>2.16504090000002E-05</text:p>
          </table:table-cell>
          <table:table-cell table:number-columns-repeated="2"/>
        </table:table-row>
        <table:table-row table:style-name="ro1">
          <table:table-cell office:value-type="float" office:value="0.00000357628" calcext:value-type="float">
            <text:p>0.00000357628</text:p>
          </table:table-cell>
          <table:table-cell office:value-type="float" office:value="0.0000000319302" calcext:value-type="float">
            <text:p>0.0000000319302</text:p>
          </table:table-cell>
          <table:table-cell table:formula="of:=([.A2927]*[.A2927])" office:value-type="float" office:value="0.00000000001278977864" calcext:value-type="float">
            <text:p>1.27897786384E-11</text:p>
          </table:table-cell>
          <table:table-cell table:formula="of:=([.A2927]-[.B2927])*([.A2927]-[.B2927])" office:value-type="float" office:value="0.0000000000125624155" calcext:value-type="float">
            <text:p>1.256241550476E-11</text:p>
          </table:table-cell>
          <table:table-cell table:number-columns-repeated="2"/>
        </table:table-row>
        <table:table-row table:style-name="ro1">
          <table:table-cell office:value-type="float" office:value="0.0000568032" calcext:value-type="float">
            <text:p>0.0000568032</text:p>
          </table:table-cell>
          <table:table-cell office:value-type="float" office:value="0.000850451" calcext:value-type="float">
            <text:p>0.000850451</text:p>
          </table:table-cell>
          <table:table-cell table:formula="of:=([.A2928]*[.A2928])" office:value-type="float" office:value="0.00000000322660353024" calcext:value-type="float">
            <text:p>3.22660353024E-09</text:p>
          </table:table-cell>
          <table:table-cell table:formula="of:=([.A2928]-[.B2928])*([.A2928]-[.B2928])" office:value-type="float" office:value="0.00000062987683044484" calcext:value-type="float">
            <text:p>6.2987683044484E-07</text:p>
          </table:table-cell>
          <table:table-cell table:number-columns-repeated="2"/>
        </table:table-row>
        <table:table-row table:style-name="ro1">
          <table:table-cell office:value-type="float" office:value="0.0000498295" calcext:value-type="float">
            <text:p>0.0000498295</text:p>
          </table:table-cell>
          <table:table-cell office:value-type="float" office:value="0.00172258" calcext:value-type="float">
            <text:p>0.00172258</text:p>
          </table:table-cell>
          <table:table-cell table:formula="of:=([.A2929]*[.A2929])" office:value-type="float" office:value="0.00000000248297907025" calcext:value-type="float">
            <text:p>2.48297907025E-09</text:p>
          </table:table-cell>
          <table:table-cell table:formula="of:=([.A2929]-[.B2929])*([.A2929]-[.B2929])" office:value-type="float" office:value="0.00000279809423525025" calcext:value-type="float">
            <text:p>2.79809423525025E-06</text:p>
          </table:table-cell>
          <table:table-cell table:number-columns-repeated="2"/>
        </table:table-row>
        <table:table-row table:style-name="ro1">
          <table:table-cell office:value-type="float" office:value="0.0000903606" calcext:value-type="float">
            <text:p>0.0000903606</text:p>
          </table:table-cell>
          <table:table-cell office:value-type="float" office:value="0.000197085" calcext:value-type="float">
            <text:p>0.000197085</text:p>
          </table:table-cell>
          <table:table-cell table:formula="of:=([.A2930]*[.A2930])" office:value-type="float" office:value="0.00000000816503803236" calcext:value-type="float">
            <text:p>8.16503803236E-09</text:p>
          </table:table-cell>
          <table:table-cell table:formula="of:=([.A2930]-[.B2930])*([.A2930]-[.B2930])" office:value-type="float" office:value="0.00000001139009755536" calcext:value-type="float">
            <text:p>1.139009755536E-08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0530813" calcext:value-type="float">
            <text:p>0.000530813</text:p>
          </table:table-cell>
          <table:table-cell table:formula="of:=([.A2931]*[.A2931])" office:value-type="float" office:value="0.00000000000156675289" calcext:value-type="float">
            <text:p>1.56675289E-12</text:p>
          </table:table-cell>
          <table:table-cell table:formula="of:=([.A2931]-[.B2931])*([.A2931]-[.B2931])" office:value-type="float" office:value="0.00000028043517045769" calcext:value-type="float">
            <text:p>2.8043517045769E-07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283442" calcext:value-type="float">
            <text:p>0.0283442</text:p>
          </table:table-cell>
          <table:table-cell table:formula="of:=([.A2932]*[.A2932])" office:value-type="float" office:value="0.00000000000003197445" calcext:value-type="float">
            <text:p>3.1974446596E-14</text:p>
          </table:table-cell>
          <table:table-cell table:formula="of:=([.A2932]-[.B2932])*([.A2932]-[.B2932])" office:value-type="float" office:value="0.000803383536992417" calcext:value-type="float">
            <text:p>0.000803383536992417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0000000566893" calcext:value-type="float">
            <text:p>0.00000000566893</text:p>
          </table:table-cell>
          <table:table-cell table:formula="of:=([.A2933]*[.A2933])" office:value-type="float" office:value="0.00000000000035527083" calcext:value-type="float">
            <text:p>3.55270834116E-13</text:p>
          </table:table-cell>
          <table:table-cell table:formula="of:=([.A2933]-[.B2933])*([.A2933]-[.B2933])" office:value-type="float" office:value="0.00000000000034854508" calcext:value-type="float">
            <text:p>3.48545084781785E-13</text:p>
          </table:table-cell>
          <table:table-cell table:number-columns-repeated="2"/>
        </table:table-row>
        <table:table-row table:style-name="ro1">
          <table:table-cell office:value-type="float" office:value="0.0000241995" calcext:value-type="float">
            <text:p>0.0000241995</text:p>
          </table:table-cell>
          <table:table-cell office:value-type="float" office:value="0.0000407478" calcext:value-type="float">
            <text:p>0.0000407478</text:p>
          </table:table-cell>
          <table:table-cell table:formula="of:=([.A2934]*[.A2934])" office:value-type="float" office:value="0.00000000058561580025" calcext:value-type="float">
            <text:p>5.8561580025E-10</text:p>
          </table:table-cell>
          <table:table-cell table:formula="of:=([.A2934]-[.B2934])*([.A2934]-[.B2934])" office:value-type="float" office:value="0.00000000027384623289" calcext:value-type="float">
            <text:p>2.7384623289E-10</text:p>
          </table:table-cell>
          <table:table-cell table:number-columns-repeated="2"/>
        </table:table-row>
        <table:table-row table:style-name="ro1">
          <table:table-cell office:value-type="float" office:value="0.0000280142" calcext:value-type="float">
            <text:p>0.0000280142</text:p>
          </table:table-cell>
          <table:table-cell office:value-type="float" office:value="0.00000517575" calcext:value-type="float">
            <text:p>0.00000517575</text:p>
          </table:table-cell>
          <table:table-cell table:formula="of:=([.A2935]*[.A2935])" office:value-type="float" office:value="0.00000000078479540164" calcext:value-type="float">
            <text:p>7.8479540164E-10</text:p>
          </table:table-cell>
          <table:table-cell table:formula="of:=([.A2935]-[.B2935])*([.A2935]-[.B2935])" office:value-type="float" office:value="0.0000000005215947984" calcext:value-type="float">
            <text:p>5.215947984025E-10</text:p>
          </table:table-cell>
          <table:table-cell table:number-columns-repeated="2"/>
        </table:table-row>
        <table:table-row table:style-name="ro1">
          <table:table-cell office:value-type="float" office:value="0.0000734329" calcext:value-type="float">
            <text:p>0.0000734329</text:p>
          </table:table-cell>
          <table:table-cell office:value-type="float" office:value="0.019068" calcext:value-type="float">
            <text:p>0.019068</text:p>
          </table:table-cell>
          <table:table-cell table:formula="of:=([.A2936]*[.A2936])" office:value-type="float" office:value="0.00000000539239080241" calcext:value-type="float">
            <text:p>5.39239080241E-09</text:p>
          </table:table-cell>
          <table:table-cell table:formula="of:=([.A2936]-[.B2936])*([.A2936]-[.B2936])" office:value-type="float" office:value="0.000360793579316402" calcext:value-type="float">
            <text:p>0.000360793579316402</text:p>
          </table:table-cell>
          <table:table-cell table:number-columns-repeated="2"/>
        </table:table-row>
        <table:table-row table:style-name="ro1">
          <table:table-cell office:value-type="float" office:value="0.00026089" calcext:value-type="float">
            <text:p>0.00026089</text:p>
          </table:table-cell>
          <table:table-cell office:value-type="float" office:value="0.0557239" calcext:value-type="float">
            <text:p>0.0557239</text:p>
          </table:table-cell>
          <table:table-cell table:formula="of:=([.A2937]*[.A2937])" office:value-type="float" office:value="0.0000000680635921" calcext:value-type="float">
            <text:p>0.0000000680635921</text:p>
          </table:table-cell>
          <table:table-cell table:formula="of:=([.A2937]-[.B2937])*([.A2937]-[.B2937])" office:value-type="float" office:value="0.0030761454782601" calcext:value-type="float">
            <text:p>0.0030761454782601</text:p>
          </table:table-cell>
          <table:table-cell table:number-columns-repeated="2"/>
        </table:table-row>
        <table:table-row table:style-name="ro1">
          <table:table-cell office:value-type="float" office:value="0.000234425" calcext:value-type="float">
            <text:p>0.000234425</text:p>
          </table:table-cell>
          <table:table-cell office:value-type="float" office:value="0.028242" calcext:value-type="float">
            <text:p>0.028242</text:p>
          </table:table-cell>
          <table:table-cell table:formula="of:=([.A2938]*[.A2938])" office:value-type="float" office:value="0.000000054955080625" calcext:value-type="float">
            <text:p>5.4955080625E-08</text:p>
          </table:table-cell>
          <table:table-cell table:formula="of:=([.A2938]-[.B2938])*([.A2938]-[.B2938])" office:value-type="float" office:value="0.000784424257380625" calcext:value-type="float">
            <text:p>0.000784424257380625</text:p>
          </table:table-cell>
          <table:table-cell table:number-columns-repeated="2"/>
        </table:table-row>
        <table:table-row table:style-name="ro1">
          <table:table-cell office:value-type="float" office:value="0.000238538" calcext:value-type="float">
            <text:p>0.000238538</text:p>
          </table:table-cell>
          <table:table-cell office:value-type="float" office:value="0.0227529" calcext:value-type="float">
            <text:p>0.0227529</text:p>
          </table:table-cell>
          <table:table-cell table:formula="of:=([.A2939]*[.A2939])" office:value-type="float" office:value="0.000000056900377444" calcext:value-type="float">
            <text:p>5.6900377444E-08</text:p>
          </table:table-cell>
          <table:table-cell table:formula="of:=([.A2939]-[.B2939])*([.A2939]-[.B2939])" office:value-type="float" office:value="0.000506896496267044" calcext:value-type="float">
            <text:p>0.000506896496267044</text:p>
          </table:table-cell>
          <table:table-cell table:number-columns-repeated="2"/>
        </table:table-row>
        <table:table-row table:style-name="ro1">
          <table:table-cell office:value-type="float" office:value="0.000425458" calcext:value-type="float">
            <text:p>0.000425458</text:p>
          </table:table-cell>
          <table:table-cell office:value-type="float" office:value="0.00836679" calcext:value-type="float">
            <text:p>0.00836679</text:p>
          </table:table-cell>
          <table:table-cell table:formula="of:=([.A2940]*[.A2940])" office:value-type="float" office:value="0.000000181014509764" calcext:value-type="float">
            <text:p>1.81014509764E-07</text:p>
          </table:table-cell>
          <table:table-cell table:formula="of:=([.A2940]-[.B2940])*([.A2940]-[.B2940])" office:value-type="float" office:value="0.000063064753934224" calcext:value-type="float">
            <text:p>6.3064753934224E-05</text:p>
          </table:table-cell>
          <table:table-cell table:number-columns-repeated="2"/>
        </table:table-row>
        <table:table-row table:style-name="ro1">
          <table:table-cell office:value-type="float" office:value="0.000102043" calcext:value-type="float">
            <text:p>0.000102043</text:p>
          </table:table-cell>
          <table:table-cell office:value-type="float" office:value="0.0804217" calcext:value-type="float">
            <text:p>0.0804217</text:p>
          </table:table-cell>
          <table:table-cell table:formula="of:=([.A2941]*[.A2941])" office:value-type="float" office:value="0.000000010412773849" calcext:value-type="float">
            <text:p>1.0412773849E-08</text:p>
          </table:table-cell>
          <table:table-cell table:formula="of:=([.A2941]-[.B2941])*([.A2941]-[.B2941])" office:value-type="float" office:value="0.00645124730059765" calcext:value-type="float">
            <text:p>0.00645124730059765</text:p>
          </table:table-cell>
          <table:table-cell table:number-columns-repeated="2"/>
        </table:table-row>
        <table:table-row table:style-name="ro1">
          <table:table-cell office:value-type="float" office:value="0.0000217557" calcext:value-type="float">
            <text:p>0.0000217557</text:p>
          </table:table-cell>
          <table:table-cell office:value-type="float" office:value="0.00924724" calcext:value-type="float">
            <text:p>0.00924724</text:p>
          </table:table-cell>
          <table:table-cell table:formula="of:=([.A2942]*[.A2942])" office:value-type="float" office:value="0.00000000047331048249" calcext:value-type="float">
            <text:p>4.7331048249E-10</text:p>
          </table:table-cell>
          <table:table-cell table:formula="of:=([.A2942]-[.B2942])*([.A2942]-[.B2942])" office:value-type="float" office:value="0.0000851095605695465" calcext:value-type="float">
            <text:p>8.51095605695465E-05</text:p>
          </table:table-cell>
          <table:table-cell table:number-columns-repeated="2"/>
        </table:table-row>
        <table:table-row table:style-name="ro1">
          <table:table-cell office:value-type="float" office:value="0.000208378" calcext:value-type="float">
            <text:p>0.000208378</text:p>
          </table:table-cell>
          <table:table-cell office:value-type="float" office:value="0.0179474" calcext:value-type="float">
            <text:p>0.0179474</text:p>
          </table:table-cell>
          <table:table-cell table:formula="of:=([.A2943]*[.A2943])" office:value-type="float" office:value="0.000000043421390884" calcext:value-type="float">
            <text:p>4.3421390884E-08</text:p>
          </table:table-cell>
          <table:table-cell table:formula="of:=([.A2943]-[.B2943])*([.A2943]-[.B2943])" office:value-type="float" office:value="0.000314672901516484" calcext:value-type="float">
            <text:p>0.000314672901516484</text:p>
          </table:table-cell>
          <table:table-cell table:number-columns-repeated="2"/>
        </table:table-row>
        <table:table-row table:style-name="ro1">
          <table:table-cell office:value-type="float" office:value="0.00898188" calcext:value-type="float">
            <text:p>0.00898188</text:p>
          </table:table-cell>
          <table:table-cell office:value-type="float" office:value="0.0462443" calcext:value-type="float">
            <text:p>0.0462443</text:p>
          </table:table-cell>
          <table:table-cell table:formula="of:=([.A2944]*[.A2944])" office:value-type="float" office:value="0.0000806741683344" calcext:value-type="float">
            <text:p>0.0000806741683344</text:p>
          </table:table-cell>
          <table:table-cell table:formula="of:=([.A2944]-[.B2944])*([.A2944]-[.B2944])" office:value-type="float" office:value="0.0013884879442564" calcext:value-type="float">
            <text:p>0.0013884879442564</text:p>
          </table:table-cell>
          <table:table-cell table:number-columns-repeated="2"/>
        </table:table-row>
        <table:table-row table:style-name="ro1">
          <table:table-cell office:value-type="float" office:value="0.0104948" calcext:value-type="float">
            <text:p>0.0104948</text:p>
          </table:table-cell>
          <table:table-cell office:value-type="float" office:value="0.202082" calcext:value-type="float">
            <text:p>0.202082</text:p>
          </table:table-cell>
          <table:table-cell table:formula="of:=([.A2945]*[.A2945])" office:value-type="float" office:value="0.00011014082704" calcext:value-type="float">
            <text:p>0.00011014082704</text:p>
          </table:table-cell>
          <table:table-cell table:formula="of:=([.A2945]-[.B2945])*([.A2945]-[.B2945])" office:value-type="float" office:value="0.03670565520384" calcext:value-type="float">
            <text:p>0.03670565520384</text:p>
          </table:table-cell>
          <table:table-cell table:number-columns-repeated="2"/>
        </table:table-row>
        <table:table-row table:style-name="ro1">
          <table:table-cell office:value-type="float" office:value="0.0104948" calcext:value-type="float">
            <text:p>0.0104948</text:p>
          </table:table-cell>
          <table:table-cell office:value-type="float" office:value="0.187717" calcext:value-type="float">
            <text:p>0.187717</text:p>
          </table:table-cell>
          <table:table-cell table:formula="of:=([.A2946]*[.A2946])" office:value-type="float" office:value="0.00011014082704" calcext:value-type="float">
            <text:p>0.00011014082704</text:p>
          </table:table-cell>
          <table:table-cell table:formula="of:=([.A2946]-[.B2946])*([.A2946]-[.B2946])" office:value-type="float" office:value="0.03140770817284" calcext:value-type="float">
            <text:p>0.03140770817284</text:p>
          </table:table-cell>
          <table:table-cell table:number-columns-repeated="2"/>
        </table:table-row>
        <table:table-row table:style-name="ro1">
          <table:table-cell office:value-type="float" office:value="0.0709806" calcext:value-type="float">
            <text:p>0.0709806</text:p>
          </table:table-cell>
          <table:table-cell office:value-type="float" office:value="0.110036" calcext:value-type="float">
            <text:p>0.110036</text:p>
          </table:table-cell>
          <table:table-cell table:formula="of:=([.A2947]*[.A2947])" office:value-type="float" office:value="0.00503824557636" calcext:value-type="float">
            <text:p>0.00503824557636</text:p>
          </table:table-cell>
          <table:table-cell table:formula="of:=([.A2947]-[.B2947])*([.A2947]-[.B2947])" office:value-type="float" office:value="0.00152532426916" calcext:value-type="float">
            <text:p>0.00152532426916</text:p>
          </table:table-cell>
          <table:table-cell table:number-columns-repeated="2"/>
        </table:table-row>
        <table:table-row table:style-name="ro1">
          <table:table-cell office:value-type="float" office:value="0.129195" calcext:value-type="float">
            <text:p>0.129195</text:p>
          </table:table-cell>
          <table:table-cell office:value-type="float" office:value="0.039608" calcext:value-type="float">
            <text:p>0.039608</text:p>
          </table:table-cell>
          <table:table-cell table:formula="of:=([.A2948]*[.A2948])" office:value-type="float" office:value="0.016691348025" calcext:value-type="float">
            <text:p>0.016691348025</text:p>
          </table:table-cell>
          <table:table-cell table:formula="of:=([.A2948]-[.B2948])*([.A2948]-[.B2948])" office:value-type="float" office:value="0.008025830569" calcext:value-type="float">
            <text:p>0.008025830569</text:p>
          </table:table-cell>
          <table:table-cell table:number-columns-repeated="2"/>
        </table:table-row>
        <table:table-row table:style-name="ro1">
          <table:table-cell office:value-type="float" office:value="0.173136" calcext:value-type="float">
            <text:p>0.173136</text:p>
          </table:table-cell>
          <table:table-cell office:value-type="float" office:value="0.29366" calcext:value-type="float">
            <text:p>0.29366</text:p>
          </table:table-cell>
          <table:table-cell table:formula="of:=([.A2949]*[.A2949])" office:value-type="float" office:value="0.029976074496" calcext:value-type="float">
            <text:p>0.029976074496</text:p>
          </table:table-cell>
          <table:table-cell table:formula="of:=([.A2949]-[.B2949])*([.A2949]-[.B2949])" office:value-type="float" office:value="0.014526034576" calcext:value-type="float">
            <text:p>0.014526034576</text:p>
          </table:table-cell>
          <table:table-cell table:number-columns-repeated="2"/>
        </table:table-row>
        <table:table-row table:style-name="ro1">
          <table:table-cell office:value-type="float" office:value="0.211319" calcext:value-type="float">
            <text:p>0.211319</text:p>
          </table:table-cell>
          <table:table-cell office:value-type="float" office:value="0.216748" calcext:value-type="float">
            <text:p>0.216748</text:p>
          </table:table-cell>
          <table:table-cell table:formula="of:=([.A2950]*[.A2950])" office:value-type="float" office:value="0.044655719761" calcext:value-type="float">
            <text:p>0.044655719761</text:p>
          </table:table-cell>
          <table:table-cell table:formula="of:=([.A2950]-[.B2950])*([.A2950]-[.B2950])" office:value-type="float" office:value="0.0000294740409999999" calcext:value-type="float">
            <text:p>2.94740409999999E-05</text:p>
          </table:table-cell>
          <table:table-cell table:number-columns-repeated="2"/>
        </table:table-row>
        <table:table-row table:style-name="ro1">
          <table:table-cell office:value-type="float" office:value="0.296336" calcext:value-type="float">
            <text:p>0.296336</text:p>
          </table:table-cell>
          <table:table-cell office:value-type="float" office:value="0.128018" calcext:value-type="float">
            <text:p>0.128018</text:p>
          </table:table-cell>
          <table:table-cell table:formula="of:=([.A2951]*[.A2951])" office:value-type="float" office:value="0.087815024896" calcext:value-type="float">
            <text:p>0.087815024896</text:p>
          </table:table-cell>
          <table:table-cell table:formula="of:=([.A2951]-[.B2951])*([.A2951]-[.B2951])" office:value-type="float" office:value="0.028330949124" calcext:value-type="float">
            <text:p>0.028330949124</text:p>
          </table:table-cell>
          <table:table-cell table:number-columns-repeated="2"/>
        </table:table-row>
        <table:table-row table:style-name="ro1">
          <table:table-cell office:value-type="float" office:value="0.288155" calcext:value-type="float">
            <text:p>0.288155</text:p>
          </table:table-cell>
          <table:table-cell office:value-type="float" office:value="0.117434" calcext:value-type="float">
            <text:p>0.117434</text:p>
          </table:table-cell>
          <table:table-cell table:formula="of:=([.A2952]*[.A2952])" office:value-type="float" office:value="0.083033304025" calcext:value-type="float">
            <text:p>0.083033304025</text:p>
          </table:table-cell>
          <table:table-cell table:formula="of:=([.A2952]-[.B2952])*([.A2952]-[.B2952])" office:value-type="float" office:value="0.029145659841" calcext:value-type="float">
            <text:p>0.029145659841</text:p>
          </table:table-cell>
          <table:table-cell table:number-columns-repeated="2"/>
        </table:table-row>
        <table:table-row table:style-name="ro1">
          <table:table-cell office:value-type="float" office:value="0.461948" calcext:value-type="float">
            <text:p>0.461948</text:p>
          </table:table-cell>
          <table:table-cell office:value-type="float" office:value="0.156298" calcext:value-type="float">
            <text:p>0.156298</text:p>
          </table:table-cell>
          <table:table-cell table:formula="of:=([.A2953]*[.A2953])" office:value-type="float" office:value="0.213395954704" calcext:value-type="float">
            <text:p>0.213395954704</text:p>
          </table:table-cell>
          <table:table-cell table:formula="of:=([.A2953]-[.B2953])*([.A2953]-[.B2953])" office:value-type="float" office:value="0.0934219225" calcext:value-type="float">
            <text:p>0.0934219225</text:p>
          </table:table-cell>
          <table:table-cell table:number-columns-repeated="2"/>
        </table:table-row>
        <table:table-row table:style-name="ro1">
          <table:table-cell office:value-type="float" office:value="0.718068" calcext:value-type="float">
            <text:p>0.718068</text:p>
          </table:table-cell>
          <table:table-cell office:value-type="float" office:value="0.247991" calcext:value-type="float">
            <text:p>0.247991</text:p>
          </table:table-cell>
          <table:table-cell table:formula="of:=([.A2954]*[.A2954])" office:value-type="float" office:value="0.515621652624" calcext:value-type="float">
            <text:p>0.515621652624</text:p>
          </table:table-cell>
          <table:table-cell table:formula="of:=([.A2954]-[.B2954])*([.A2954]-[.B2954])" office:value-type="float" office:value="0.220972385929" calcext:value-type="float">
            <text:p>0.220972385929</text:p>
          </table:table-cell>
          <table:table-cell table:number-columns-repeated="2"/>
        </table:table-row>
        <table:table-row table:style-name="ro1">
          <table:table-cell office:value-type="float" office:value="0.718068" calcext:value-type="float">
            <text:p>0.718068</text:p>
          </table:table-cell>
          <table:table-cell office:value-type="float" office:value="0.258527" calcext:value-type="float">
            <text:p>0.258527</text:p>
          </table:table-cell>
          <table:table-cell table:formula="of:=([.A2955]*[.A2955])" office:value-type="float" office:value="0.515621652624" calcext:value-type="float">
            <text:p>0.515621652624</text:p>
          </table:table-cell>
          <table:table-cell table:formula="of:=([.A2955]-[.B2955])*([.A2955]-[.B2955])" office:value-type="float" office:value="0.211177930681" calcext:value-type="float">
            <text:p>0.211177930681</text:p>
          </table:table-cell>
          <table:table-cell table:number-columns-repeated="2"/>
        </table:table-row>
        <table:table-row table:style-name="ro1">
          <table:table-cell office:value-type="float" office:value="0.683058" calcext:value-type="float">
            <text:p>0.683058</text:p>
          </table:table-cell>
          <table:table-cell office:value-type="float" office:value="0.261276" calcext:value-type="float">
            <text:p>0.261276</text:p>
          </table:table-cell>
          <table:table-cell table:formula="of:=([.A2956]*[.A2956])" office:value-type="float" office:value="0.466568231364" calcext:value-type="float">
            <text:p>0.466568231364</text:p>
          </table:table-cell>
          <table:table-cell table:formula="of:=([.A2956]-[.B2956])*([.A2956]-[.B2956])" office:value-type="float" office:value="0.177900055524" calcext:value-type="float">
            <text:p>0.177900055524</text:p>
          </table:table-cell>
          <table:table-cell table:number-columns-repeated="2"/>
        </table:table-row>
        <table:table-row table:style-name="ro1">
          <table:table-cell office:value-type="float" office:value="0.656417" calcext:value-type="float">
            <text:p>0.656417</text:p>
          </table:table-cell>
          <table:table-cell office:value-type="float" office:value="0.457199" calcext:value-type="float">
            <text:p>0.457199</text:p>
          </table:table-cell>
          <table:table-cell table:formula="of:=([.A2957]*[.A2957])" office:value-type="float" office:value="0.430883277889" calcext:value-type="float">
            <text:p>0.430883277889</text:p>
          </table:table-cell>
          <table:table-cell table:formula="of:=([.A2957]-[.B2957])*([.A2957]-[.B2957])" office:value-type="float" office:value="0.039687811524" calcext:value-type="float">
            <text:p>0.039687811524</text:p>
          </table:table-cell>
          <table:table-cell table:number-columns-repeated="2"/>
        </table:table-row>
        <table:table-row table:style-name="ro1">
          <table:table-cell office:value-type="float" office:value="0.656418" calcext:value-type="float">
            <text:p>0.656418</text:p>
          </table:table-cell>
          <table:table-cell office:value-type="float" office:value="0.596484" calcext:value-type="float">
            <text:p>0.596484</text:p>
          </table:table-cell>
          <table:table-cell table:formula="of:=([.A2958]*[.A2958])" office:value-type="float" office:value="0.430884590724" calcext:value-type="float">
            <text:p>0.430884590724</text:p>
          </table:table-cell>
          <table:table-cell table:formula="of:=([.A2958]-[.B2958])*([.A2958]-[.B2958])" office:value-type="float" office:value="0.00359208435599999" calcext:value-type="float">
            <text:p>0.00359208435599999</text:p>
          </table:table-cell>
          <table:table-cell table:number-columns-repeated="2"/>
        </table:table-row>
        <table:table-row table:style-name="ro1">
          <table:table-cell office:value-type="float" office:value="0.99629" calcext:value-type="float">
            <text:p>0.99629</text:p>
          </table:table-cell>
          <table:table-cell office:value-type="float" office:value="0.824232" calcext:value-type="float">
            <text:p>0.824232</text:p>
          </table:table-cell>
          <table:table-cell table:formula="of:=([.A2959]*[.A2959])" office:value-type="float" office:value="0.9925937641" calcext:value-type="float">
            <text:p>0.9925937641</text:p>
          </table:table-cell>
          <table:table-cell table:formula="of:=([.A2959]-[.B2959])*([.A2959]-[.B2959])" office:value-type="float" office:value="0.029603955364" calcext:value-type="float">
            <text:p>0.029603955364</text:p>
          </table:table-cell>
          <table:table-cell table:number-columns-repeated="2"/>
        </table:table-row>
        <table:table-row table:style-name="ro1">
          <table:table-cell office:value-type="float" office:value="0.99629" calcext:value-type="float">
            <text:p>0.99629</text:p>
          </table:table-cell>
          <table:table-cell office:value-type="float" office:value="0.864035" calcext:value-type="float">
            <text:p>0.864035</text:p>
          </table:table-cell>
          <table:table-cell table:formula="of:=([.A2960]*[.A2960])" office:value-type="float" office:value="0.9925937641" calcext:value-type="float">
            <text:p>0.9925937641</text:p>
          </table:table-cell>
          <table:table-cell table:formula="of:=([.A2960]-[.B2960])*([.A2960]-[.B2960])" office:value-type="float" office:value="0.017491385025" calcext:value-type="float">
            <text:p>0.017491385025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01432" calcext:value-type="float">
            <text:p>0.901432</text:p>
          </table:table-cell>
          <table:table-cell table:formula="of:=([.A2961]*[.A2961])" office:value-type="float" office:value="0.999990000025" calcext:value-type="float">
            <text:p>0.999990000025</text:p>
          </table:table-cell>
          <table:table-cell table:formula="of:=([.A2961]-[.B2961])*([.A2961]-[.B2961])" office:value-type="float" office:value="0.00971466496899999" calcext:value-type="float">
            <text:p>0.00971466496899999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38807" calcext:value-type="float">
            <text:p>0.938807</text:p>
          </table:table-cell>
          <table:table-cell table:formula="of:=([.A2962]*[.A2962])" office:value-type="float" office:value="0.999990000025" calcext:value-type="float">
            <text:p>0.999990000025</text:p>
          </table:table-cell>
          <table:table-cell table:formula="of:=([.A2962]-[.B2962])*([.A2962]-[.B2962])" office:value-type="float" office:value="0.003743971344" calcext:value-type="float">
            <text:p>0.003743971344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6704" calcext:value-type="float">
            <text:p>0.96704</text:p>
          </table:table-cell>
          <table:table-cell table:formula="of:=([.A2963]*[.A2963])" office:value-type="float" office:value="0.999990000025" calcext:value-type="float">
            <text:p>0.999990000025</text:p>
          </table:table-cell>
          <table:table-cell table:formula="of:=([.A2963]-[.B2963])*([.A2963]-[.B2963])" office:value-type="float" office:value="0.001086032025" calcext:value-type="float">
            <text:p>0.001086032025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80279" calcext:value-type="float">
            <text:p>0.980279</text:p>
          </table:table-cell>
          <table:table-cell table:formula="of:=([.A2964]*[.A2964])" office:value-type="float" office:value="0.999990000025" calcext:value-type="float">
            <text:p>0.999990000025</text:p>
          </table:table-cell>
          <table:table-cell table:formula="of:=([.A2964]-[.B2964])*([.A2964]-[.B2964])" office:value-type="float" office:value="0.000388720655999998" calcext:value-type="float">
            <text:p>0.000388720655999998</text:p>
          </table:table-cell>
          <table:table-cell table:number-columns-repeated="2"/>
        </table:table-row>
        <table:table-row table:style-name="ro1">
          <table:table-cell office:value-type="float" office:value="0.999995" calcext:value-type="float">
            <text:p>0.999995</text:p>
          </table:table-cell>
          <table:table-cell office:value-type="float" office:value="0.996577" calcext:value-type="float">
            <text:p>0.996577</text:p>
          </table:table-cell>
          <table:table-cell table:formula="of:=([.A2965]*[.A2965])" office:value-type="float" office:value="0.999990000025" calcext:value-type="float">
            <text:p>0.999990000025</text:p>
          </table:table-cell>
          <table:table-cell table:formula="of:=([.A2965]-[.B2965])*([.A2965]-[.B2965])" office:value-type="float" office:value="0.0000116827239999995" calcext:value-type="float">
            <text:p>1.16827239999995E-05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303222" calcext:value-type="float">
            <text:p>0.00000303222</text:p>
          </table:table-cell>
          <table:table-cell table:formula="of:=([.A2966]*[.A2966])" office:value-type="float" office:value="3.55270834116E-015" calcext:value-type="float">
            <text:p>3.55270834116E-15</text:p>
          </table:table-cell>
          <table:table-cell table:formula="of:=([.A2966]-[.B2966])*([.A2966]-[.B2966])" office:value-type="float" office:value="0.00000000000883644232" calcext:value-type="float">
            <text:p>8.83644231631716E-12</text:p>
          </table:table-cell>
          <table:table-cell table:number-columns-repeated="2"/>
        </table:table-row>
        <table:table-row table:style-name="ro1">
          <table:table-cell office:value-type="float" office:value="0.000000119209" calcext:value-type="float">
            <text:p>0.000000119209</text:p>
          </table:table-cell>
          <table:table-cell office:value-type="float" office:value="0.0000000527238" calcext:value-type="float">
            <text:p>0.0000000527238</text:p>
          </table:table-cell>
          <table:table-cell table:formula="of:=([.A2967]*[.A2967])" office:value-type="float" office:value="0.00000000000001421079" calcext:value-type="float">
            <text:p>1.4210785681E-14</text:p>
          </table:table-cell>
          <table:table-cell table:formula="of:=([.A2967]-[.B2967])*([.A2967]-[.B2967])" office:value-type="float" office:value="4.42028181904E-015" calcext:value-type="float">
            <text:p>4.42028181904E-15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0233453" calcext:value-type="float">
            <text:p>0.000000233453</text:p>
          </table:table-cell>
          <table:table-cell table:formula="of:=([.A2968]*[.A2968])" office:value-type="float" office:value="0.00000000000028777002" calcext:value-type="float">
            <text:p>2.87770019364E-13</text:p>
          </table:table-cell>
          <table:table-cell table:formula="of:=([.A2968]-[.B2968])*([.A2968]-[.B2968])" office:value-type="float" office:value="0.00000000000009180233" calcext:value-type="float">
            <text:p>9.1802334121E-14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000672471" calcext:value-type="float">
            <text:p>0.000000672471</text:p>
          </table:table-cell>
          <table:table-cell table:formula="of:=([.A2969]*[.A2969])" office:value-type="float" office:value="0.00000000000028777002" calcext:value-type="float">
            <text:p>2.87770019364E-13</text:p>
          </table:table-cell>
          <table:table-cell table:formula="of:=([.A2969]-[.B2969])*([.A2969]-[.B2969])" office:value-type="float" office:value="0.00000000000001850389" calcext:value-type="float">
            <text:p>1.8503888841E-14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00144406" calcext:value-type="float">
            <text:p>0.0000000144406</text:p>
          </table:table-cell>
          <table:table-cell table:formula="of:=([.A2970]*[.A2970])" office:value-type="float" office:value="0.00000000000012789779" calcext:value-type="float">
            <text:p>1.27897786384E-13</text:p>
          </table:table-cell>
          <table:table-cell table:formula="of:=([.A2970]-[.B2970])*([.A2970]-[.B2970])" office:value-type="float" office:value="0.00000000000011777759" calcext:value-type="float">
            <text:p>1.1777759151876E-13</text:p>
          </table:table-cell>
          <table:table-cell table:number-columns-repeated="2"/>
        </table:table-row>
        <table:table-row table:style-name="ro1">
          <table:table-cell office:value-type="float" office:value="0.00000399351" calcext:value-type="float">
            <text:p>0.00000399351</text:p>
          </table:table-cell>
          <table:table-cell office:value-type="float" office:value="0.0000634331" calcext:value-type="float">
            <text:p>0.0000634331</text:p>
          </table:table-cell>
          <table:table-cell table:formula="of:=([.A2971]*[.A2971])" office:value-type="float" office:value="0.00000000001594812212" calcext:value-type="float">
            <text:p>1.59481221201E-11</text:p>
          </table:table-cell>
          <table:table-cell table:formula="of:=([.A2971]-[.B2971])*([.A2971]-[.B2971])" office:value-type="float" office:value="0.00000000353306485937" calcext:value-type="float">
            <text:p>3.5330648593681E-09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0000569691" calcext:value-type="float">
            <text:p>0.000000569691</text:p>
          </table:table-cell>
          <table:table-cell table:formula="of:=([.A2972]*[.A2972])" office:value-type="float" office:value="0.00000000000568436196" calcext:value-type="float">
            <text:p>5.6843619561E-12</text:p>
          </table:table-cell>
          <table:table-cell table:formula="of:=([.A2972]-[.B2972])*([.A2972]-[.B2972])" office:value-type="float" office:value="0.00000000000329240662" calcext:value-type="float">
            <text:p>3.292406621001E-12</text:p>
          </table:table-cell>
          <table:table-cell table:number-columns-repeated="2"/>
        </table:table-row>
        <table:table-row table:style-name="ro1">
          <table:table-cell office:value-type="float" office:value="0.00000667572" calcext:value-type="float">
            <text:p>0.00000667572</text:p>
          </table:table-cell>
          <table:table-cell office:value-type="float" office:value="0.00515727" calcext:value-type="float">
            <text:p>0.00515727</text:p>
          </table:table-cell>
          <table:table-cell table:formula="of:=([.A2973]*[.A2973])" office:value-type="float" office:value="0.00000000004456523752" calcext:value-type="float">
            <text:p>4.45652375184E-11</text:p>
          </table:table-cell>
          <table:table-cell table:formula="of:=([.A2973]-[.B2973])*([.A2973]-[.B2973])" office:value-type="float" office:value="0.0000265286214371687" calcext:value-type="float">
            <text:p>2.65286214371687E-05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48451" calcext:value-type="float">
            <text:p>0.048451</text:p>
          </table:table-cell>
          <table:table-cell table:formula="of:=([.A2974]*[.A2974])" office:value-type="float" office:value="0.00000000007887375959" calcext:value-type="float">
            <text:p>7.88737595881E-11</text:p>
          </table:table-cell>
          <table:table-cell table:formula="of:=([.A2974]-[.B2974])*([.A2974]-[.B2974])" office:value-type="float" office:value="0.00234663888449058" calcext:value-type="float">
            <text:p>0.00234663888449058</text:p>
          </table:table-cell>
          <table:table-cell table:number-columns-repeated="2"/>
        </table:table-row>
        <table:table-row table:style-name="ro1">
          <table:table-cell office:value-type="float" office:value="0.000113606" calcext:value-type="float">
            <text:p>0.000113606</text:p>
          </table:table-cell>
          <table:table-cell office:value-type="float" office:value="0.000162241" calcext:value-type="float">
            <text:p>0.000162241</text:p>
          </table:table-cell>
          <table:table-cell table:formula="of:=([.A2975]*[.A2975])" office:value-type="float" office:value="0.000000012906323236" calcext:value-type="float">
            <text:p>1.2906323236E-08</text:p>
          </table:table-cell>
          <table:table-cell table:formula="of:=([.A2975]-[.B2975])*([.A2975]-[.B2975])" office:value-type="float" office:value="0.000000002365363225" calcext:value-type="float">
            <text:p>2.365363225E-09</text:p>
          </table:table-cell>
          <table:table-cell table:number-columns-repeated="2"/>
        </table:table-row>
        <table:table-row table:style-name="ro1">
          <table:table-cell office:value-type="float" office:value="0.000113606" calcext:value-type="float">
            <text:p>0.000113606</text:p>
          </table:table-cell>
          <table:table-cell office:value-type="float" office:value="0.000152978" calcext:value-type="float">
            <text:p>0.000152978</text:p>
          </table:table-cell>
          <table:table-cell table:formula="of:=([.A2976]*[.A2976])" office:value-type="float" office:value="0.000000012906323236" calcext:value-type="float">
            <text:p>1.2906323236E-08</text:p>
          </table:table-cell>
          <table:table-cell table:formula="of:=([.A2976]-[.B2976])*([.A2976]-[.B2976])" office:value-type="float" office:value="0.000000001550154384" calcext:value-type="float">
            <text:p>1.550154384E-09</text:p>
          </table:table-cell>
          <table:table-cell table:number-columns-repeated="2"/>
        </table:table-row>
        <table:table-row table:style-name="ro1">
          <table:table-cell office:value-type="float" office:value="0.000182629" calcext:value-type="float">
            <text:p>0.000182629</text:p>
          </table:table-cell>
          <table:table-cell office:value-type="float" office:value="0.0135014" calcext:value-type="float">
            <text:p>0.0135014</text:p>
          </table:table-cell>
          <table:table-cell table:formula="of:=([.A2977]*[.A2977])" office:value-type="float" office:value="0.000000033353351641" calcext:value-type="float">
            <text:p>3.3353351641E-08</text:p>
          </table:table-cell>
          <table:table-cell table:formula="of:=([.A2977]-[.B2977])*([.A2977]-[.B2977])" office:value-type="float" office:value="0.000177389660950441" calcext:value-type="float">
            <text:p>0.000177389660950441</text:p>
          </table:table-cell>
          <table:table-cell table:number-columns-repeated="2"/>
        </table:table-row>
        <table:table-row table:style-name="ro1">
          <table:table-cell office:value-type="float" office:value="0.000182629" calcext:value-type="float">
            <text:p>0.000182629</text:p>
          </table:table-cell>
          <table:table-cell office:value-type="float" office:value="0.0148286" calcext:value-type="float">
            <text:p>0.0148286</text:p>
          </table:table-cell>
          <table:table-cell table:formula="of:=([.A2978]*[.A2978])" office:value-type="float" office:value="0.000000033353351641" calcext:value-type="float">
            <text:p>3.3353351641E-08</text:p>
          </table:table-cell>
          <table:table-cell table:formula="of:=([.A2978]-[.B2978])*([.A2978]-[.B2978])" office:value-type="float" office:value="0.000214504466532841" calcext:value-type="float">
            <text:p>0.000214504466532841</text:p>
          </table:table-cell>
          <table:table-cell table:number-columns-repeated="2"/>
        </table:table-row>
        <table:table-row table:style-name="ro1">
          <table:table-cell office:value-type="float" office:value="0.000182629" calcext:value-type="float">
            <text:p>0.000182629</text:p>
          </table:table-cell>
          <table:table-cell office:value-type="float" office:value="0.0526903" calcext:value-type="float">
            <text:p>0.0526903</text:p>
          </table:table-cell>
          <table:table-cell table:formula="of:=([.A2979]*[.A2979])" office:value-type="float" office:value="0.000000033353351641" calcext:value-type="float">
            <text:p>3.3353351641E-08</text:p>
          </table:table-cell>
          <table:table-cell table:formula="of:=([.A2979]-[.B2979])*([.A2979]-[.B2979])" office:value-type="float" office:value="0.00275705551384424" calcext:value-type="float">
            <text:p>0.00275705551384424</text:p>
          </table:table-cell>
          <table:table-cell table:number-columns-repeated="2"/>
        </table:table-row>
        <table:table-row table:style-name="ro1">
          <table:table-cell office:value-type="float" office:value="0.00253755" calcext:value-type="float">
            <text:p>0.00253755</text:p>
          </table:table-cell>
          <table:table-cell office:value-type="float" office:value="0.0154442" calcext:value-type="float">
            <text:p>0.0154442</text:p>
          </table:table-cell>
          <table:table-cell table:formula="of:=([.A2980]*[.A2980])" office:value-type="float" office:value="0.0000064391600025" calcext:value-type="float">
            <text:p>0.0000064391600025</text:p>
          </table:table-cell>
          <table:table-cell table:formula="of:=([.A2980]-[.B2980])*([.A2980]-[.B2980])" office:value-type="float" office:value="0.0001665816142225" calcext:value-type="float">
            <text:p>0.0001665816142225</text:p>
          </table:table-cell>
          <table:table-cell table:number-columns-repeated="2"/>
        </table:table-row>
        <table:table-row table:style-name="ro1">
          <table:table-cell office:value-type="float" office:value="0.00204074" calcext:value-type="float">
            <text:p>0.00204074</text:p>
          </table:table-cell>
          <table:table-cell office:value-type="float" office:value="0.0179132" calcext:value-type="float">
            <text:p>0.0179132</text:p>
          </table:table-cell>
          <table:table-cell table:formula="of:=([.A2981]*[.A2981])" office:value-type="float" office:value="0.0000041646197476" calcext:value-type="float">
            <text:p>0.0000041646197476</text:p>
          </table:table-cell>
          <table:table-cell table:formula="of:=([.A2981]-[.B2981])*([.A2981]-[.B2981])" office:value-type="float" office:value="0.0002519349864516" calcext:value-type="float">
            <text:p>0.0002519349864516</text:p>
          </table:table-cell>
          <table:table-cell table:number-columns-repeated="2"/>
        </table:table-row>
        <table:table-row table:style-name="ro1">
          <table:table-cell office:value-type="float" office:value="0.00204074" calcext:value-type="float">
            <text:p>0.00204074</text:p>
          </table:table-cell>
          <table:table-cell office:value-type="float" office:value="0.1083" calcext:value-type="float">
            <text:p>0.1083</text:p>
          </table:table-cell>
          <table:table-cell table:formula="of:=([.A2982]*[.A2982])" office:value-type="float" office:value="0.0000041646197476" calcext:value-type="float">
            <text:p>0.0000041646197476</text:p>
          </table:table-cell>
          <table:table-cell table:formula="of:=([.A2982]-[.B2982])*([.A2982]-[.B2982])" office:value-type="float" office:value="0.0112910303357476" calcext:value-type="float">
            <text:p>0.0112910303357476</text:p>
          </table:table-cell>
          <table:table-cell table:number-columns-repeated="2"/>
        </table:table-row>
        <table:table-row table:style-name="ro1">
          <table:table-cell office:value-type="float" office:value="0.0090068" calcext:value-type="float">
            <text:p>0.0090068</text:p>
          </table:table-cell>
          <table:table-cell office:value-type="float" office:value="0.110369" calcext:value-type="float">
            <text:p>0.110369</text:p>
          </table:table-cell>
          <table:table-cell table:formula="of:=([.A2983]*[.A2983])" office:value-type="float" office:value="0.00008112244624" calcext:value-type="float">
            <text:p>0.00008112244624</text:p>
          </table:table-cell>
          <table:table-cell table:formula="of:=([.A2983]-[.B2983])*([.A2983]-[.B2983])" office:value-type="float" office:value="0.01027429558884" calcext:value-type="float">
            <text:p>0.01027429558884</text:p>
          </table:table-cell>
          <table:table-cell table:number-columns-repeated="2"/>
        </table:table-row>
        <table:table-row table:style-name="ro1">
          <table:table-cell office:value-type="float" office:value="0.0114313" calcext:value-type="float">
            <text:p>0.0114313</text:p>
          </table:table-cell>
          <table:table-cell office:value-type="float" office:value="0.00393436" calcext:value-type="float">
            <text:p>0.00393436</text:p>
          </table:table-cell>
          <table:table-cell table:formula="of:=([.A2984]*[.A2984])" office:value-type="float" office:value="0.00013067461969" calcext:value-type="float">
            <text:p>0.00013067461969</text:p>
          </table:table-cell>
          <table:table-cell table:formula="of:=([.A2984]-[.B2984])*([.A2984]-[.B2984])" office:value-type="float" office:value="0.0000562041093636" calcext:value-type="float">
            <text:p>0.0000562041093636</text:p>
          </table:table-cell>
          <table:table-cell table:number-columns-repeated="2"/>
        </table:table-row>
        <table:table-row table:style-name="ro1">
          <table:table-cell office:value-type="float" office:value="0.0114313" calcext:value-type="float">
            <text:p>0.0114313</text:p>
          </table:table-cell>
          <table:table-cell office:value-type="float" office:value="0.00507402" calcext:value-type="float">
            <text:p>0.00507402</text:p>
          </table:table-cell>
          <table:table-cell table:formula="of:=([.A2985]*[.A2985])" office:value-type="float" office:value="0.00013067461969" calcext:value-type="float">
            <text:p>0.00013067461969</text:p>
          </table:table-cell>
          <table:table-cell table:formula="of:=([.A2985]-[.B2985])*([.A2985]-[.B2985])" office:value-type="float" office:value="0.0000404150089984" calcext:value-type="float">
            <text:p>0.0000404150089984</text:p>
          </table:table-cell>
          <table:table-cell table:number-columns-repeated="2"/>
        </table:table-row>
        <table:table-row table:style-name="ro1">
          <table:table-cell office:value-type="float" office:value="0.0360172" calcext:value-type="float">
            <text:p>0.0360172</text:p>
          </table:table-cell>
          <table:table-cell office:value-type="float" office:value="0.0529612" calcext:value-type="float">
            <text:p>0.0529612</text:p>
          </table:table-cell>
          <table:table-cell table:formula="of:=([.A2986]*[.A2986])" office:value-type="float" office:value="0.00129723869584" calcext:value-type="float">
            <text:p>0.00129723869584</text:p>
          </table:table-cell>
          <table:table-cell table:formula="of:=([.A2986]-[.B2986])*([.A2986]-[.B2986])" office:value-type="float" office:value="0.000287099136" calcext:value-type="float">
            <text:p>0.000287099136</text:p>
          </table:table-cell>
          <table:table-cell table:number-columns-repeated="2"/>
        </table:table-row>
        <table:table-row table:style-name="ro1">
          <table:table-cell office:value-type="float" office:value="0.0360172" calcext:value-type="float">
            <text:p>0.0360172</text:p>
          </table:table-cell>
          <table:table-cell office:value-type="float" office:value="0.0378517" calcext:value-type="float">
            <text:p>0.0378517</text:p>
          </table:table-cell>
          <table:table-cell table:formula="of:=([.A2987]*[.A2987])" office:value-type="float" office:value="0.00129723869584" calcext:value-type="float">
            <text:p>0.00129723869584</text:p>
          </table:table-cell>
          <table:table-cell table:formula="of:=([.A2987]-[.B2987])*([.A2987]-[.B2987])" office:value-type="float" office:value="0.00000336539025000001" calcext:value-type="float">
            <text:p>0.00000336539025000001</text:p>
          </table:table-cell>
          <table:table-cell table:number-columns-repeated="2"/>
        </table:table-row>
        <table:table-row table:style-name="ro1">
          <table:table-cell office:value-type="float" office:value="0.0360172" calcext:value-type="float">
            <text:p>0.0360172</text:p>
          </table:table-cell>
          <table:table-cell office:value-type="float" office:value="0.115655" calcext:value-type="float">
            <text:p>0.115655</text:p>
          </table:table-cell>
          <table:table-cell table:formula="of:=([.A2988]*[.A2988])" office:value-type="float" office:value="0.00129723869584" calcext:value-type="float">
            <text:p>0.00129723869584</text:p>
          </table:table-cell>
          <table:table-cell table:formula="of:=([.A2988]-[.B2988])*([.A2988]-[.B2988])" office:value-type="float" office:value="0.00634217918884" calcext:value-type="float">
            <text:p>0.00634217918884</text:p>
          </table:table-cell>
          <table:table-cell table:number-columns-repeated="2"/>
        </table:table-row>
        <table:table-row table:style-name="ro1">
          <table:table-cell office:value-type="float" office:value="0.043617" calcext:value-type="float">
            <text:p>0.043617</text:p>
          </table:table-cell>
          <table:table-cell office:value-type="float" office:value="0.0593356" calcext:value-type="float">
            <text:p>0.0593356</text:p>
          </table:table-cell>
          <table:table-cell table:formula="of:=([.A2989]*[.A2989])" office:value-type="float" office:value="0.001902442689" calcext:value-type="float">
            <text:p>0.001902442689</text:p>
          </table:table-cell>
          <table:table-cell table:formula="of:=([.A2989]-[.B2989])*([.A2989]-[.B2989])" office:value-type="float" office:value="0.00024707438596" calcext:value-type="float">
            <text:p>0.00024707438596</text:p>
          </table:table-cell>
          <table:table-cell table:number-columns-repeated="2"/>
        </table:table-row>
        <table:table-row table:style-name="ro1">
          <table:table-cell office:value-type="float" office:value="0.063458" calcext:value-type="float">
            <text:p>0.063458</text:p>
          </table:table-cell>
          <table:table-cell office:value-type="float" office:value="0.0278561" calcext:value-type="float">
            <text:p>0.0278561</text:p>
          </table:table-cell>
          <table:table-cell table:formula="of:=([.A2990]*[.A2990])" office:value-type="float" office:value="0.004026917764" calcext:value-type="float">
            <text:p>0.004026917764</text:p>
          </table:table-cell>
          <table:table-cell table:formula="of:=([.A2990]-[.B2990])*([.A2990]-[.B2990])" office:value-type="float" office:value="0.00126749528361" calcext:value-type="float">
            <text:p>0.00126749528361</text:p>
          </table:table-cell>
          <table:table-cell table:number-columns-repeated="2"/>
        </table:table-row>
        <table:table-row table:style-name="ro1">
          <table:table-cell office:value-type="float" office:value="0.0924164" calcext:value-type="float">
            <text:p>0.0924164</text:p>
          </table:table-cell>
          <table:table-cell office:value-type="float" office:value="0.0340283" calcext:value-type="float">
            <text:p>0.0340283</text:p>
          </table:table-cell>
          <table:table-cell table:formula="of:=([.A2991]*[.A2991])" office:value-type="float" office:value="0.00854079098896" calcext:value-type="float">
            <text:p>0.00854079098896</text:p>
          </table:table-cell>
          <table:table-cell table:formula="of:=([.A2991]-[.B2991])*([.A2991]-[.B2991])" office:value-type="float" office:value="0.00340917022161" calcext:value-type="float">
            <text:p>0.00340917022161</text:p>
          </table:table-cell>
          <table:table-cell table:number-columns-repeated="2"/>
        </table:table-row>
        <table:table-row table:style-name="ro1">
          <table:table-cell office:value-type="float" office:value="0.0809801" calcext:value-type="float">
            <text:p>0.0809801</text:p>
          </table:table-cell>
          <table:table-cell office:value-type="float" office:value="0.0602005" calcext:value-type="float">
            <text:p>0.0602005</text:p>
          </table:table-cell>
          <table:table-cell table:formula="of:=([.A2992]*[.A2992])" office:value-type="float" office:value="0.00655777659601" calcext:value-type="float">
            <text:p>0.00655777659601</text:p>
          </table:table-cell>
          <table:table-cell table:formula="of:=([.A2992]-[.B2992])*([.A2992]-[.B2992])" office:value-type="float" office:value="0.00043179177616" calcext:value-type="float">
            <text:p>0.00043179177616</text:p>
          </table:table-cell>
          <table:table-cell table:number-columns-repeated="2"/>
        </table:table-row>
        <table:table-row table:style-name="ro1">
          <table:table-cell office:value-type="float" office:value="0.0674719" calcext:value-type="float">
            <text:p>0.0674719</text:p>
          </table:table-cell>
          <table:table-cell office:value-type="float" office:value="0.0764725" calcext:value-type="float">
            <text:p>0.0764725</text:p>
          </table:table-cell>
          <table:table-cell table:formula="of:=([.A2993]*[.A2993])" office:value-type="float" office:value="0.00455245728961" calcext:value-type="float">
            <text:p>0.00455245728961</text:p>
          </table:table-cell>
          <table:table-cell table:formula="of:=([.A2993]-[.B2993])*([.A2993]-[.B2993])" office:value-type="float" office:value="0.00008101080036" calcext:value-type="float">
            <text:p>0.00008101080036</text:p>
          </table:table-cell>
          <table:table-cell table:number-columns-repeated="2"/>
        </table:table-row>
        <table:table-row table:style-name="ro1">
          <table:table-cell office:value-type="float" office:value="0.276539" calcext:value-type="float">
            <text:p>0.276539</text:p>
          </table:table-cell>
          <table:table-cell office:value-type="float" office:value="0.119706" calcext:value-type="float">
            <text:p>0.119706</text:p>
          </table:table-cell>
          <table:table-cell table:formula="of:=([.A2994]*[.A2994])" office:value-type="float" office:value="0.076473818521" calcext:value-type="float">
            <text:p>0.076473818521</text:p>
          </table:table-cell>
          <table:table-cell table:formula="of:=([.A2994]-[.B2994])*([.A2994]-[.B2994])" office:value-type="float" office:value="0.024596589889" calcext:value-type="float">
            <text:p>0.024596589889</text:p>
          </table:table-cell>
          <table:table-cell table:number-columns-repeated="2"/>
        </table:table-row>
        <table:table-row table:style-name="ro1">
          <table:table-cell office:value-type="float" office:value="0.455965" calcext:value-type="float">
            <text:p>0.455965</text:p>
          </table:table-cell>
          <table:table-cell office:value-type="float" office:value="0.146953" calcext:value-type="float">
            <text:p>0.146953</text:p>
          </table:table-cell>
          <table:table-cell table:formula="of:=([.A2995]*[.A2995])" office:value-type="float" office:value="0.207904081225" calcext:value-type="float">
            <text:p>0.207904081225</text:p>
          </table:table-cell>
          <table:table-cell table:formula="of:=([.A2995]-[.B2995])*([.A2995]-[.B2995])" office:value-type="float" office:value="0.095488416144" calcext:value-type="float">
            <text:p>0.095488416144</text:p>
          </table:table-cell>
          <table:table-cell table:number-columns-repeated="2"/>
        </table:table-row>
        <table:table-row table:style-name="ro1">
          <table:table-cell office:value-type="float" office:value="0.492857" calcext:value-type="float">
            <text:p>0.492857</text:p>
          </table:table-cell>
          <table:table-cell office:value-type="float" office:value="0.349524" calcext:value-type="float">
            <text:p>0.349524</text:p>
          </table:table-cell>
          <table:table-cell table:formula="of:=([.A2996]*[.A2996])" office:value-type="float" office:value="0.242908022449" calcext:value-type="float">
            <text:p>0.242908022449</text:p>
          </table:table-cell>
          <table:table-cell table:formula="of:=([.A2996]-[.B2996])*([.A2996]-[.B2996])" office:value-type="float" office:value="0.020544348889" calcext:value-type="float">
            <text:p>0.020544348889</text:p>
          </table:table-cell>
          <table:table-cell table:number-columns-repeated="2"/>
        </table:table-row>
        <table:table-row table:style-name="ro1">
          <table:table-cell office:value-type="float" office:value="0.834946" calcext:value-type="float">
            <text:p>0.834946</text:p>
          </table:table-cell>
          <table:table-cell office:value-type="float" office:value="0.487897" calcext:value-type="float">
            <text:p>0.487897</text:p>
          </table:table-cell>
          <table:table-cell table:formula="of:=([.A2997]*[.A2997])" office:value-type="float" office:value="0.697134822916" calcext:value-type="float">
            <text:p>0.697134822916</text:p>
          </table:table-cell>
          <table:table-cell table:formula="of:=([.A2997]-[.B2997])*([.A2997]-[.B2997])" office:value-type="float" office:value="0.120443008401" calcext:value-type="float">
            <text:p>0.120443008401</text:p>
          </table:table-cell>
          <table:table-cell table:number-columns-repeated="2"/>
        </table:table-row>
        <table:table-row table:style-name="ro1">
          <table:table-cell office:value-type="float" office:value="0.834947" calcext:value-type="float">
            <text:p>0.834947</text:p>
          </table:table-cell>
          <table:table-cell office:value-type="float" office:value="0.558511" calcext:value-type="float">
            <text:p>0.558511</text:p>
          </table:table-cell>
          <table:table-cell table:formula="of:=([.A2998]*[.A2998])" office:value-type="float" office:value="0.697136492809" calcext:value-type="float">
            <text:p>0.697136492809</text:p>
          </table:table-cell>
          <table:table-cell table:formula="of:=([.A2998]-[.B2998])*([.A2998]-[.B2998])" office:value-type="float" office:value="0.076416862096" calcext:value-type="float">
            <text:p>0.076416862096</text:p>
          </table:table-cell>
          <table:table-cell table:number-columns-repeated="2"/>
        </table:table-row>
        <table:table-row table:style-name="ro1">
          <table:table-cell office:value-type="float" office:value="0.834947" calcext:value-type="float">
            <text:p>0.834947</text:p>
          </table:table-cell>
          <table:table-cell office:value-type="float" office:value="0.541852" calcext:value-type="float">
            <text:p>0.541852</text:p>
          </table:table-cell>
          <table:table-cell table:formula="of:=([.A2999]*[.A2999])" office:value-type="float" office:value="0.697136492809" calcext:value-type="float">
            <text:p>0.697136492809</text:p>
          </table:table-cell>
          <table:table-cell table:formula="of:=([.A2999]-[.B2999])*([.A2999]-[.B2999])" office:value-type="float" office:value="0.085904679025" calcext:value-type="float">
            <text:p>0.085904679025</text:p>
          </table:table-cell>
          <table:table-cell table:number-columns-repeated="2"/>
        </table:table-row>
        <table:table-row table:style-name="ro1">
          <table:table-cell office:value-type="float" office:value="0.868097" calcext:value-type="float">
            <text:p>0.868097</text:p>
          </table:table-cell>
          <table:table-cell office:value-type="float" office:value="0.565901" calcext:value-type="float">
            <text:p>0.565901</text:p>
          </table:table-cell>
          <table:table-cell table:formula="of:=([.A3000]*[.A3000])" office:value-type="float" office:value="0.753592401409" calcext:value-type="float">
            <text:p>0.753592401409</text:p>
          </table:table-cell>
          <table:table-cell table:formula="of:=([.A3000]-[.B3000])*([.A3000]-[.B3000])" office:value-type="float" office:value="0.091322422416" calcext:value-type="float">
            <text:p>0.091322422416</text:p>
          </table:table-cell>
          <table:table-cell table:number-columns-repeated="2"/>
        </table:table-row>
        <table:table-row table:style-name="ro1">
          <table:table-cell office:value-type="float" office:value="0.922555" calcext:value-type="float">
            <text:p>0.922555</text:p>
          </table:table-cell>
          <table:table-cell office:value-type="float" office:value="0.600027" calcext:value-type="float">
            <text:p>0.600027</text:p>
          </table:table-cell>
          <table:table-cell table:formula="of:=([.A3001]*[.A3001])" office:value-type="float" office:value="0.851107728025" calcext:value-type="float">
            <text:p>0.851107728025</text:p>
          </table:table-cell>
          <table:table-cell table:formula="of:=([.A3001]-[.B3001])*([.A3001]-[.B3001])" office:value-type="float" office:value="0.104024310784" calcext:value-type="float">
            <text:p>0.104024310784</text:p>
          </table:table-cell>
          <table:table-cell table:number-columns-repeated="2"/>
        </table:table-row>
        <table:table-row table:style-name="ro1">
          <table:table-cell office:value-type="float" office:value="0.922555" calcext:value-type="float">
            <text:p>0.922555</text:p>
          </table:table-cell>
          <table:table-cell office:value-type="float" office:value="0.851603" calcext:value-type="float">
            <text:p>0.851603</text:p>
          </table:table-cell>
          <table:table-cell table:formula="of:=([.A3002]*[.A3002])" office:value-type="float" office:value="0.851107728025" calcext:value-type="float">
            <text:p>0.851107728025</text:p>
          </table:table-cell>
          <table:table-cell table:formula="of:=([.A3002]-[.B3002])*([.A3002]-[.B3002])" office:value-type="float" office:value="0.005034186304" calcext:value-type="float">
            <text:p>0.005034186304</text:p>
          </table:table-cell>
          <table:table-cell table:number-columns-repeated="2"/>
        </table:table-row>
        <table:table-row table:style-name="ro1">
          <table:table-cell office:value-type="float" office:value="0.956316" calcext:value-type="float">
            <text:p>0.956316</text:p>
          </table:table-cell>
          <table:table-cell office:value-type="float" office:value="0.978235" calcext:value-type="float">
            <text:p>0.978235</text:p>
          </table:table-cell>
          <table:table-cell table:formula="of:=([.A3003]*[.A3003])" office:value-type="float" office:value="0.914540291856" calcext:value-type="float">
            <text:p>0.914540291856</text:p>
          </table:table-cell>
          <table:table-cell table:formula="of:=([.A3003]-[.B3003])*([.A3003]-[.B3003])" office:value-type="float" office:value="0.000480442560999996" calcext:value-type="float">
            <text:p>0.000480442560999996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66062" calcext:value-type="float">
            <text:p>0.966062</text:p>
          </table:table-cell>
          <table:table-cell table:formula="of:=([.A3004]*[.A3004])" office:value-type="float" office:value="0.999986000049" calcext:value-type="float">
            <text:p>0.999986000049</text:p>
          </table:table-cell>
          <table:table-cell table:formula="of:=([.A3004]-[.B3004])*([.A3004]-[.B3004])" office:value-type="float" office:value="0.001151312761" calcext:value-type="float">
            <text:p>0.001151312761</text:p>
          </table:table-cell>
          <table:table-cell table:number-columns-repeated="2"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0000000199149" calcext:value-type="float">
            <text:p>0.00000000199149</text:p>
          </table:table-cell>
          <table:table-cell table:formula="of:=([.A3005]*[.A3005])" office:value-type="float" office:value="0.00000000005551114234" calcext:value-type="float">
            <text:p>5.55111423364E-11</text:p>
          </table:table-cell>
          <table:table-cell table:formula="of:=([.A3005]-[.B3005])*([.A3005]-[.B3005])" office:value-type="float" office:value="0.00000000005548147079" calcext:value-type="float">
            <text:p>5.5481470791304E-11</text:p>
          </table:table-cell>
          <table:table-cell table:number-columns-repeated="2"/>
        </table:table-row>
        <table:table-row table:style-name="ro1">
          <table:table-cell office:value-type="float" office:value="0.00000703335" calcext:value-type="float">
            <text:p>0.00000703335</text:p>
          </table:table-cell>
          <table:table-cell office:value-type="float" office:value="0.000187103" calcext:value-type="float">
            <text:p>0.000187103</text:p>
          </table:table-cell>
          <table:table-cell table:formula="of:=([.A3006]*[.A3006])" office:value-type="float" office:value="0.00000000004946801222" calcext:value-type="float">
            <text:p>4.94680122225E-11</text:p>
          </table:table-cell>
          <table:table-cell table:formula="of:=([.A3006]-[.B3006])*([.A3006]-[.B3006])" office:value-type="float" office:value="0.00000003242507885112" calcext:value-type="float">
            <text:p>3.24250788511225E-08</text:p>
          </table:table-cell>
          <table:table-cell table:number-columns-repeated="2"/>
        </table:table-row>
        <table:table-row table:style-name="ro1">
          <table:table-cell office:value-type="float" office:value="0.0000244975" calcext:value-type="float">
            <text:p>0.0000244975</text:p>
          </table:table-cell>
          <table:table-cell office:value-type="float" office:value="0.00147533" calcext:value-type="float">
            <text:p>0.00147533</text:p>
          </table:table-cell>
          <table:table-cell table:formula="of:=([.A3007]*[.A3007])" office:value-type="float" office:value="0.00000000060012750625" calcext:value-type="float">
            <text:p>6.0012750625E-10</text:p>
          </table:table-cell>
          <table:table-cell table:formula="of:=([.A3007]-[.B3007])*([.A3007]-[.B3007])" office:value-type="float" office:value="0.00000210491494305625" calcext:value-type="float">
            <text:p>2.10491494305625E-06</text:p>
          </table:table-cell>
          <table:table-cell table:number-columns-repeated="2"/>
        </table:table-row>
        <table:table-row table:style-name="ro1">
          <table:table-cell office:value-type="float" office:value="0.0000157952" calcext:value-type="float">
            <text:p>0.0000157952</text:p>
          </table:table-cell>
          <table:table-cell office:value-type="float" office:value="0.00370117" calcext:value-type="float">
            <text:p>0.00370117</text:p>
          </table:table-cell>
          <table:table-cell table:formula="of:=([.A3008]*[.A3008])" office:value-type="float" office:value="0.00000000024948834304" calcext:value-type="float">
            <text:p>2.4948834304E-10</text:p>
          </table:table-cell>
          <table:table-cell table:formula="of:=([.A3008]-[.B3008])*([.A3008]-[.B3008])" office:value-type="float" office:value="0.000013581987416475" calcext:value-type="float">
            <text:p>1.3581987416475E-05</text:p>
          </table:table-cell>
          <table:table-cell table:number-columns-repeated="2"/>
        </table:table-row>
        <table:table-row table:style-name="ro1">
          <table:table-cell office:value-type="float" office:value="0.000000178814" calcext:value-type="float">
            <text:p>0.000000178814</text:p>
          </table:table-cell>
          <table:table-cell office:value-type="float" office:value="0.000268003" calcext:value-type="float">
            <text:p>0.000268003</text:p>
          </table:table-cell>
          <table:table-cell table:formula="of:=([.A3009]*[.A3009])" office:value-type="float" office:value="0.00000000000003197445" calcext:value-type="float">
            <text:p>3.1974446596E-14</text:p>
          </table:table-cell>
          <table:table-cell table:formula="of:=([.A3009]-[.B3009])*([.A3009]-[.B3009])" office:value-type="float" office:value="0.00000007172979460656" calcext:value-type="float">
            <text:p>7.17297946065626E-08</text:p>
          </table:table-cell>
          <table:table-cell table:number-columns-repeated="2"/>
        </table:table-row>
        <table:table-row table:style-name="ro1">
          <table:table-cell office:value-type="float" office:value="0.0000351071" calcext:value-type="float">
            <text:p>0.0000351071</text:p>
          </table:table-cell>
          <table:table-cell office:value-type="float" office:value="0.000519646" calcext:value-type="float">
            <text:p>0.000519646</text:p>
          </table:table-cell>
          <table:table-cell table:formula="of:=([.A3010]*[.A3010])" office:value-type="float" office:value="0.00000000123250847041" calcext:value-type="float">
            <text:p>1.23250847041E-09</text:p>
          </table:table-cell>
          <table:table-cell table:formula="of:=([.A3010]-[.B3010])*([.A3010]-[.B3010])" office:value-type="float" office:value="0.00000023477794561321" calcext:value-type="float">
            <text:p>2.3477794561321E-07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00476875" calcext:value-type="float">
            <text:p>0.000476875</text:p>
          </table:table-cell>
          <table:table-cell table:formula="of:=([.A3011]*[.A3011])" office:value-type="float" office:value="0.00000000000028777002" calcext:value-type="float">
            <text:p>2.87770019364E-13</text:p>
          </table:table-cell>
          <table:table-cell table:formula="of:=([.A3011]-[.B3011])*([.A3011]-[.B3011])" office:value-type="float" office:value="0.00000022689842183752" calcext:value-type="float">
            <text:p>2.26898421837519E-07</text:p>
          </table:table-cell>
          <table:table-cell table:number-columns-repeated="2"/>
        </table:table-row>
        <table:table-row table:style-name="ro1">
          <table:table-cell office:value-type="float" office:value="0.0000314116" calcext:value-type="float">
            <text:p>0.0000314116</text:p>
          </table:table-cell>
          <table:table-cell office:value-type="float" office:value="0.00270592" calcext:value-type="float">
            <text:p>0.00270592</text:p>
          </table:table-cell>
          <table:table-cell table:formula="of:=([.A3012]*[.A3012])" office:value-type="float" office:value="0.00000000098668861456" calcext:value-type="float">
            <text:p>9.8668861456E-10</text:p>
          </table:table-cell>
          <table:table-cell table:formula="of:=([.A3012]-[.B3012])*([.A3012]-[.B3012])" office:value-type="float" office:value="0.00000715299518167056" calcext:value-type="float">
            <text:p>7.15299518167056E-06</text:p>
          </table:table-cell>
          <table:table-cell table:number-columns-repeated="2"/>
        </table:table-row>
        <table:table-row table:style-name="ro1">
          <table:table-cell office:value-type="float" office:value="0.000002563" calcext:value-type="float">
            <text:p>0.000002563</text:p>
          </table:table-cell>
          <table:table-cell office:value-type="float" office:value="0.00421688" calcext:value-type="float">
            <text:p>0.00421688</text:p>
          </table:table-cell>
          <table:table-cell table:formula="of:=([.A3013]*[.A3013])" office:value-type="float" office:value="0.000000000006568969" calcext:value-type="float">
            <text:p>6.568969E-12</text:p>
          </table:table-cell>
          <table:table-cell table:formula="of:=([.A3013]-[.B3013])*([.A3013]-[.B3013])" office:value-type="float" office:value="0.000017760467776489" calcext:value-type="float">
            <text:p>1.7760467776489E-05</text:p>
          </table:table-cell>
          <table:table-cell table:number-columns-repeated="2"/>
        </table:table-row>
        <table:table-row table:style-name="ro1">
          <table:table-cell office:value-type="float" office:value="0.0000330806" calcext:value-type="float">
            <text:p>0.0000330806</text:p>
          </table:table-cell>
          <table:table-cell office:value-type="float" office:value="0.00553386" calcext:value-type="float">
            <text:p>0.00553386</text:p>
          </table:table-cell>
          <table:table-cell table:formula="of:=([.A3014]*[.A3014])" office:value-type="float" office:value="0.00000000109432609636" calcext:value-type="float">
            <text:p>1.09432609636E-09</text:p>
          </table:table-cell>
          <table:table-cell table:formula="of:=([.A3014]-[.B3014])*([.A3014]-[.B3014])" office:value-type="float" office:value="0.0000302585740074644" calcext:value-type="float">
            <text:p>3.02585740074644E-05</text:p>
          </table:table-cell>
          <table:table-cell table:number-columns-repeated="2"/>
        </table:table-row>
        <table:table-row table:style-name="ro1">
          <table:table-cell office:value-type="float" office:value="0.0000231266" calcext:value-type="float">
            <text:p>0.0000231266</text:p>
          </table:table-cell>
          <table:table-cell office:value-type="float" office:value="0.0229386" calcext:value-type="float">
            <text:p>0.0229386</text:p>
          </table:table-cell>
          <table:table-cell table:formula="of:=([.A3015]*[.A3015])" office:value-type="float" office:value="0.00000000053483962756" calcext:value-type="float">
            <text:p>5.3483962756E-10</text:p>
          </table:table-cell>
          <table:table-cell table:formula="of:=([.A3015]-[.B3015])*([.A3015]-[.B3015])" office:value-type="float" office:value="0.000525118921146108" calcext:value-type="float">
            <text:p>0.000525118921146108</text:p>
          </table:table-cell>
          <table:table-cell table:number-columns-repeated="2"/>
        </table:table-row>
        <table:table-row table:style-name="ro1">
          <table:table-cell office:value-type="float" office:value="0.0001719" calcext:value-type="float">
            <text:p>0.0001719</text:p>
          </table:table-cell>
          <table:table-cell office:value-type="float" office:value="0.000289152" calcext:value-type="float">
            <text:p>0.000289152</text:p>
          </table:table-cell>
          <table:table-cell table:formula="of:=([.A3016]*[.A3016])" office:value-type="float" office:value="0.00000002954961" calcext:value-type="float">
            <text:p>0.00000002954961</text:p>
          </table:table-cell>
          <table:table-cell table:formula="of:=([.A3016]-[.B3016])*([.A3016]-[.B3016])" office:value-type="float" office:value="0.000000013748031504" calcext:value-type="float">
            <text:p>1.3748031504E-08</text:p>
          </table:table-cell>
          <table:table-cell table:number-columns-repeated="2"/>
        </table:table-row>
        <table:table-row table:style-name="ro1">
          <table:table-cell office:value-type="float" office:value="0.00012064" calcext:value-type="float">
            <text:p>0.00012064</text:p>
          </table:table-cell>
          <table:table-cell office:value-type="float" office:value="0.0139724" calcext:value-type="float">
            <text:p>0.0139724</text:p>
          </table:table-cell>
          <table:table-cell table:formula="of:=([.A3017]*[.A3017])" office:value-type="float" office:value="0.0000000145540096" calcext:value-type="float">
            <text:p>0.0000000145540096</text:p>
          </table:table-cell>
          <table:table-cell table:formula="of:=([.A3017]-[.B3017])*([.A3017]-[.B3017])" office:value-type="float" office:value="0.0001918712550976" calcext:value-type="float">
            <text:p>0.0001918712550976</text:p>
          </table:table-cell>
          <table:table-cell table:number-columns-repeated="2"/>
        </table:table-row>
        <table:table-row table:style-name="ro1">
          <table:table-cell office:value-type="float" office:value="0.000110269" calcext:value-type="float">
            <text:p>0.000110269</text:p>
          </table:table-cell>
          <table:table-cell office:value-type="float" office:value="0.00512695" calcext:value-type="float">
            <text:p>0.00512695</text:p>
          </table:table-cell>
          <table:table-cell table:formula="of:=([.A3018]*[.A3018])" office:value-type="float" office:value="0.000000012159252361" calcext:value-type="float">
            <text:p>1.2159252361E-08</text:p>
          </table:table-cell>
          <table:table-cell table:formula="of:=([.A3018]-[.B3018])*([.A3018]-[.B3018])" office:value-type="float" office:value="0.000025167088255761" calcext:value-type="float">
            <text:p>2.5167088255761E-05</text:p>
          </table:table-cell>
          <table:table-cell table:number-columns-repeated="2"/>
        </table:table-row>
        <table:table-row table:style-name="ro1">
          <table:table-cell office:value-type="float" office:value="0.00243431" calcext:value-type="float">
            <text:p>0.00243431</text:p>
          </table:table-cell>
          <table:table-cell office:value-type="float" office:value="0.00156542" calcext:value-type="float">
            <text:p>0.00156542</text:p>
          </table:table-cell>
          <table:table-cell table:formula="of:=([.A3019]*[.A3019])" office:value-type="float" office:value="0.0000059258651761" calcext:value-type="float">
            <text:p>0.0000059258651761</text:p>
          </table:table-cell>
          <table:table-cell table:formula="of:=([.A3019]-[.B3019])*([.A3019]-[.B3019])" office:value-type="float" office:value="0.0000007549698321" calcext:value-type="float">
            <text:p>0.0000007549698321</text:p>
          </table:table-cell>
          <table:table-cell table:number-columns-repeated="2"/>
        </table:table-row>
        <table:table-row table:style-name="ro1">
          <table:table-cell office:value-type="float" office:value="0.00491917" calcext:value-type="float">
            <text:p>0.00491917</text:p>
          </table:table-cell>
          <table:table-cell office:value-type="float" office:value="0.00102175" calcext:value-type="float">
            <text:p>0.00102175</text:p>
          </table:table-cell>
          <table:table-cell table:formula="of:=([.A3020]*[.A3020])" office:value-type="float" office:value="0.0000241982334889" calcext:value-type="float">
            <text:p>0.0000241982334889</text:p>
          </table:table-cell>
          <table:table-cell table:formula="of:=([.A3020]-[.B3020])*([.A3020]-[.B3020])" office:value-type="float" office:value="0.0000151898826564" calcext:value-type="float">
            <text:p>0.0000151898826564</text:p>
          </table:table-cell>
          <table:table-cell table:number-columns-repeated="2"/>
        </table:table-row>
        <table:table-row table:style-name="ro1">
          <table:table-cell office:value-type="float" office:value="0.00491917" calcext:value-type="float">
            <text:p>0.00491917</text:p>
          </table:table-cell>
          <table:table-cell office:value-type="float" office:value="0.00107239" calcext:value-type="float">
            <text:p>0.00107239</text:p>
          </table:table-cell>
          <table:table-cell table:formula="of:=([.A3021]*[.A3021])" office:value-type="float" office:value="0.0000241982334889" calcext:value-type="float">
            <text:p>0.0000241982334889</text:p>
          </table:table-cell>
          <table:table-cell table:formula="of:=([.A3021]-[.B3021])*([.A3021]-[.B3021])" office:value-type="float" office:value="0.0000147977163684" calcext:value-type="float">
            <text:p>0.0000147977163684</text:p>
          </table:table-cell>
          <table:table-cell table:number-columns-repeated="2"/>
        </table:table-row>
        <table:table-row table:style-name="ro1">
          <table:table-cell office:value-type="float" office:value="0.0146377" calcext:value-type="float">
            <text:p>0.0146377</text:p>
          </table:table-cell>
          <table:table-cell office:value-type="float" office:value="0.108863" calcext:value-type="float">
            <text:p>0.108863</text:p>
          </table:table-cell>
          <table:table-cell table:formula="of:=([.A3022]*[.A3022])" office:value-type="float" office:value="0.00021426226129" calcext:value-type="float">
            <text:p>0.00021426226129</text:p>
          </table:table-cell>
          <table:table-cell table:formula="of:=([.A3022]-[.B3022])*([.A3022]-[.B3022])" office:value-type="float" office:value="0.00887840716009" calcext:value-type="float">
            <text:p>0.00887840716009</text:p>
          </table:table-cell>
          <table:table-cell table:number-columns-repeated="2"/>
        </table:table-row>
        <table:table-row table:style-name="ro1">
          <table:table-cell office:value-type="float" office:value="0.0115432" calcext:value-type="float">
            <text:p>0.0115432</text:p>
          </table:table-cell>
          <table:table-cell office:value-type="float" office:value="0.095176" calcext:value-type="float">
            <text:p>0.095176</text:p>
          </table:table-cell>
          <table:table-cell table:formula="of:=([.A3023]*[.A3023])" office:value-type="float" office:value="0.00013324546624" calcext:value-type="float">
            <text:p>0.00013324546624</text:p>
          </table:table-cell>
          <table:table-cell table:formula="of:=([.A3023]-[.B3023])*([.A3023]-[.B3023])" office:value-type="float" office:value="0.00699444523584" calcext:value-type="float">
            <text:p>0.00699444523584</text:p>
          </table:table-cell>
          <table:table-cell table:number-columns-repeated="2"/>
        </table:table-row>
        <table:table-row table:style-name="ro1">
          <table:table-cell office:value-type="float" office:value="0.029577" calcext:value-type="float">
            <text:p>0.029577</text:p>
          </table:table-cell>
          <table:table-cell office:value-type="float" office:value="0.0837916" calcext:value-type="float">
            <text:p>0.0837916</text:p>
          </table:table-cell>
          <table:table-cell table:formula="of:=([.A3024]*[.A3024])" office:value-type="float" office:value="0.000874798929" calcext:value-type="float">
            <text:p>0.000874798929</text:p>
          </table:table-cell>
          <table:table-cell table:formula="of:=([.A3024]-[.B3024])*([.A3024]-[.B3024])" office:value-type="float" office:value="0.00293922285316" calcext:value-type="float">
            <text:p>0.00293922285316</text:p>
          </table:table-cell>
          <table:table-cell table:number-columns-repeated="2"/>
        </table:table-row>
        <table:table-row table:style-name="ro1">
          <table:table-cell office:value-type="float" office:value="0.0442606" calcext:value-type="float">
            <text:p>0.0442606</text:p>
          </table:table-cell>
          <table:table-cell office:value-type="float" office:value="0.054168" calcext:value-type="float">
            <text:p>0.054168</text:p>
          </table:table-cell>
          <table:table-cell table:formula="of:=([.A3025]*[.A3025])" office:value-type="float" office:value="0.00195900071236" calcext:value-type="float">
            <text:p>0.00195900071236</text:p>
          </table:table-cell>
          <table:table-cell table:formula="of:=([.A3025]-[.B3025])*([.A3025]-[.B3025])" office:value-type="float" office:value="0.0000981565747600001" calcext:value-type="float">
            <text:p>0.0000981565747600001</text:p>
          </table:table-cell>
          <table:table-cell table:number-columns-repeated="2"/>
        </table:table-row>
        <table:table-row table:style-name="ro1">
          <table:table-cell office:value-type="float" office:value="0.0721529" calcext:value-type="float">
            <text:p>0.0721529</text:p>
          </table:table-cell>
          <table:table-cell office:value-type="float" office:value="0.100073" calcext:value-type="float">
            <text:p>0.100073</text:p>
          </table:table-cell>
          <table:table-cell table:formula="of:=([.A3026]*[.A3026])" office:value-type="float" office:value="0.00520604097841" calcext:value-type="float">
            <text:p>0.00520604097841</text:p>
          </table:table-cell>
          <table:table-cell table:formula="of:=([.A3026]-[.B3026])*([.A3026]-[.B3026])" office:value-type="float" office:value="0.000779531984009999" calcext:value-type="float">
            <text:p>0.000779531984009999</text:p>
          </table:table-cell>
          <table:table-cell table:number-columns-repeated="2"/>
        </table:table-row>
        <table:table-row table:style-name="ro1">
          <table:table-cell office:value-type="float" office:value="0.0721529" calcext:value-type="float">
            <text:p>0.0721529</text:p>
          </table:table-cell>
          <table:table-cell office:value-type="float" office:value="0.0897779" calcext:value-type="float">
            <text:p>0.0897779</text:p>
          </table:table-cell>
          <table:table-cell table:formula="of:=([.A3027]*[.A3027])" office:value-type="float" office:value="0.00520604097841" calcext:value-type="float">
            <text:p>0.00520604097841</text:p>
          </table:table-cell>
          <table:table-cell table:formula="of:=([.A3027]-[.B3027])*([.A3027]-[.B3027])" office:value-type="float" office:value="0.000310640625" calcext:value-type="float">
            <text:p>0.000310640625</text:p>
          </table:table-cell>
          <table:table-cell table:number-columns-repeated="2"/>
        </table:table-row>
        <table:table-row table:style-name="ro1">
          <table:table-cell office:value-type="float" office:value="0.0918243" calcext:value-type="float">
            <text:p>0.0918243</text:p>
          </table:table-cell>
          <table:table-cell office:value-type="float" office:value="0.152716" calcext:value-type="float">
            <text:p>0.152716</text:p>
          </table:table-cell>
          <table:table-cell table:formula="of:=([.A3028]*[.A3028])" office:value-type="float" office:value="0.00843170207049" calcext:value-type="float">
            <text:p>0.00843170207049</text:p>
          </table:table-cell>
          <table:table-cell table:formula="of:=([.A3028]-[.B3028])*([.A3028]-[.B3028])" office:value-type="float" office:value="0.00370779912889" calcext:value-type="float">
            <text:p>0.00370779912889</text:p>
          </table:table-cell>
          <table:table-cell table:number-columns-repeated="2"/>
        </table:table-row>
        <table:table-row table:style-name="ro1">
          <table:table-cell office:value-type="float" office:value="0.11746" calcext:value-type="float">
            <text:p>0.11746</text:p>
          </table:table-cell>
          <table:table-cell office:value-type="float" office:value="0.269202" calcext:value-type="float">
            <text:p>0.269202</text:p>
          </table:table-cell>
          <table:table-cell table:formula="of:=([.A3029]*[.A3029])" office:value-type="float" office:value="0.0137968516" calcext:value-type="float">
            <text:p>0.0137968516</text:p>
          </table:table-cell>
          <table:table-cell table:formula="of:=([.A3029]-[.B3029])*([.A3029]-[.B3029])" office:value-type="float" office:value="0.023025634564" calcext:value-type="float">
            <text:p>0.023025634564</text:p>
          </table:table-cell>
          <table:table-cell table:number-columns-repeated="2"/>
        </table:table-row>
        <table:table-row table:style-name="ro1">
          <table:table-cell office:value-type="float" office:value="0.141679" calcext:value-type="float">
            <text:p>0.141679</text:p>
          </table:table-cell>
          <table:table-cell office:value-type="float" office:value="0.296955" calcext:value-type="float">
            <text:p>0.296955</text:p>
          </table:table-cell>
          <table:table-cell table:formula="of:=([.A3030]*[.A3030])" office:value-type="float" office:value="0.020072939041" calcext:value-type="float">
            <text:p>0.020072939041</text:p>
          </table:table-cell>
          <table:table-cell table:formula="of:=([.A3030]-[.B3030])*([.A3030]-[.B3030])" office:value-type="float" office:value="0.024110636176" calcext:value-type="float">
            <text:p>0.024110636176</text:p>
          </table:table-cell>
          <table:table-cell table:number-columns-repeated="2"/>
        </table:table-row>
        <table:table-row table:style-name="ro1">
          <table:table-cell office:value-type="float" office:value="0.381731" calcext:value-type="float">
            <text:p>0.381731</text:p>
          </table:table-cell>
          <table:table-cell office:value-type="float" office:value="0.389248" calcext:value-type="float">
            <text:p>0.389248</text:p>
          </table:table-cell>
          <table:table-cell table:formula="of:=([.A3031]*[.A3031])" office:value-type="float" office:value="0.145718556361" calcext:value-type="float">
            <text:p>0.145718556361</text:p>
          </table:table-cell>
          <table:table-cell table:formula="of:=([.A3031]-[.B3031])*([.A3031]-[.B3031])" office:value-type="float" office:value="0.0000565052889999999" calcext:value-type="float">
            <text:p>0.0000565052889999999</text:p>
          </table:table-cell>
          <table:table-cell table:number-columns-repeated="2"/>
        </table:table-row>
        <table:table-row table:style-name="ro1">
          <table:table-cell office:value-type="float" office:value="0.381731" calcext:value-type="float">
            <text:p>0.381731</text:p>
          </table:table-cell>
          <table:table-cell office:value-type="float" office:value="0.404532" calcext:value-type="float">
            <text:p>0.404532</text:p>
          </table:table-cell>
          <table:table-cell table:formula="of:=([.A3032]*[.A3032])" office:value-type="float" office:value="0.145718556361" calcext:value-type="float">
            <text:p>0.145718556361</text:p>
          </table:table-cell>
          <table:table-cell table:formula="of:=([.A3032]-[.B3032])*([.A3032]-[.B3032])" office:value-type="float" office:value="0.000519885601000001" calcext:value-type="float">
            <text:p>0.000519885601000001</text:p>
          </table:table-cell>
          <table:table-cell table:number-columns-repeated="2"/>
        </table:table-row>
        <table:table-row table:style-name="ro1">
          <table:table-cell office:value-type="float" office:value="0.563472" calcext:value-type="float">
            <text:p>0.563472</text:p>
          </table:table-cell>
          <table:table-cell office:value-type="float" office:value="0.282022" calcext:value-type="float">
            <text:p>0.282022</text:p>
          </table:table-cell>
          <table:table-cell table:formula="of:=([.A3033]*[.A3033])" office:value-type="float" office:value="0.317500694784" calcext:value-type="float">
            <text:p>0.317500694784</text:p>
          </table:table-cell>
          <table:table-cell table:formula="of:=([.A3033]-[.B3033])*([.A3033]-[.B3033])" office:value-type="float" office:value="0.0792141025" calcext:value-type="float">
            <text:p>0.0792141025</text:p>
          </table:table-cell>
          <table:table-cell table:number-columns-repeated="2"/>
        </table:table-row>
        <table:table-row table:style-name="ro1">
          <table:table-cell office:value-type="float" office:value="0.563472" calcext:value-type="float">
            <text:p>0.563472</text:p>
          </table:table-cell>
          <table:table-cell office:value-type="float" office:value="0.327494" calcext:value-type="float">
            <text:p>0.327494</text:p>
          </table:table-cell>
          <table:table-cell table:formula="of:=([.A3034]*[.A3034])" office:value-type="float" office:value="0.317500694784" calcext:value-type="float">
            <text:p>0.317500694784</text:p>
          </table:table-cell>
          <table:table-cell table:formula="of:=([.A3034]-[.B3034])*([.A3034]-[.B3034])" office:value-type="float" office:value="0.055685616484" calcext:value-type="float">
            <text:p>0.055685616484</text:p>
          </table:table-cell>
          <table:table-cell table:number-columns-repeated="2"/>
        </table:table-row>
        <table:table-row table:style-name="ro1">
          <table:table-cell office:value-type="float" office:value="0.563472" calcext:value-type="float">
            <text:p>0.563472</text:p>
          </table:table-cell>
          <table:table-cell office:value-type="float" office:value="0.341937" calcext:value-type="float">
            <text:p>0.341937</text:p>
          </table:table-cell>
          <table:table-cell table:formula="of:=([.A3035]*[.A3035])" office:value-type="float" office:value="0.317500694784" calcext:value-type="float">
            <text:p>0.317500694784</text:p>
          </table:table-cell>
          <table:table-cell table:formula="of:=([.A3035]-[.B3035])*([.A3035]-[.B3035])" office:value-type="float" office:value="0.049077756225" calcext:value-type="float">
            <text:p>0.049077756225</text:p>
          </table:table-cell>
          <table:table-cell table:number-columns-repeated="2"/>
        </table:table-row>
        <table:table-row table:style-name="ro1">
          <table:table-cell office:value-type="float" office:value="0.641982" calcext:value-type="float">
            <text:p>0.641982</text:p>
          </table:table-cell>
          <table:table-cell office:value-type="float" office:value="0.355059" calcext:value-type="float">
            <text:p>0.355059</text:p>
          </table:table-cell>
          <table:table-cell table:formula="of:=([.A3036]*[.A3036])" office:value-type="float" office:value="0.412140888324" calcext:value-type="float">
            <text:p>0.412140888324</text:p>
          </table:table-cell>
          <table:table-cell table:formula="of:=([.A3036]-[.B3036])*([.A3036]-[.B3036])" office:value-type="float" office:value="0.082324807929" calcext:value-type="float">
            <text:p>0.082324807929</text:p>
          </table:table-cell>
          <table:table-cell table:number-columns-repeated="2"/>
        </table:table-row>
        <table:table-row table:style-name="ro1">
          <table:table-cell office:value-type="float" office:value="0.772742" calcext:value-type="float">
            <text:p>0.772742</text:p>
          </table:table-cell>
          <table:table-cell office:value-type="float" office:value="0.648658" calcext:value-type="float">
            <text:p>0.648658</text:p>
          </table:table-cell>
          <table:table-cell table:formula="of:=([.A3037]*[.A3037])" office:value-type="float" office:value="0.597130198564" calcext:value-type="float">
            <text:p>0.597130198564</text:p>
          </table:table-cell>
          <table:table-cell table:formula="of:=([.A3037]-[.B3037])*([.A3037]-[.B3037])" office:value-type="float" office:value="0.015396839056" calcext:value-type="float">
            <text:p>0.015396839056</text:p>
          </table:table-cell>
          <table:table-cell table:number-columns-repeated="2"/>
        </table:table-row>
        <table:table-row table:style-name="ro1">
          <table:table-cell office:value-type="float" office:value="0.772742" calcext:value-type="float">
            <text:p>0.772742</text:p>
          </table:table-cell>
          <table:table-cell office:value-type="float" office:value="0.679983" calcext:value-type="float">
            <text:p>0.679983</text:p>
          </table:table-cell>
          <table:table-cell table:formula="of:=([.A3038]*[.A3038])" office:value-type="float" office:value="0.597130198564" calcext:value-type="float">
            <text:p>0.597130198564</text:p>
          </table:table-cell>
          <table:table-cell table:formula="of:=([.A3038]-[.B3038])*([.A3038]-[.B3038])" office:value-type="float" office:value="0.00860423208100001" calcext:value-type="float">
            <text:p>0.00860423208100001</text:p>
          </table:table-cell>
          <table:table-cell table:number-columns-repeated="2"/>
        </table:table-row>
        <table:table-row table:style-name="ro1">
          <table:table-cell office:value-type="float" office:value="0.938409" calcext:value-type="float">
            <text:p>0.938409</text:p>
          </table:table-cell>
          <table:table-cell office:value-type="float" office:value="0.836255" calcext:value-type="float">
            <text:p>0.836255</text:p>
          </table:table-cell>
          <table:table-cell table:formula="of:=([.A3039]*[.A3039])" office:value-type="float" office:value="0.880611451281" calcext:value-type="float">
            <text:p>0.880611451281</text:p>
          </table:table-cell>
          <table:table-cell table:formula="of:=([.A3039]-[.B3039])*([.A3039]-[.B3039])" office:value-type="float" office:value="0.010435439716" calcext:value-type="float">
            <text:p>0.010435439716</text:p>
          </table:table-cell>
          <table:table-cell table:number-columns-repeated="2"/>
        </table:table-row>
        <table:table-row table:style-name="ro1">
          <table:table-cell office:value-type="float" office:value="0.93841" calcext:value-type="float">
            <text:p>0.93841</text:p>
          </table:table-cell>
          <table:table-cell office:value-type="float" office:value="0.870927" calcext:value-type="float">
            <text:p>0.870927</text:p>
          </table:table-cell>
          <table:table-cell table:formula="of:=([.A3040]*[.A3040])" office:value-type="float" office:value="0.8806133281" calcext:value-type="float">
            <text:p>0.8806133281</text:p>
          </table:table-cell>
          <table:table-cell table:formula="of:=([.A3040]-[.B3040])*([.A3040]-[.B3040])" office:value-type="float" office:value="0.00455395528899999" calcext:value-type="float">
            <text:p>0.00455395528899999</text:p>
          </table:table-cell>
          <table:table-cell table:number-columns-repeated="2"/>
        </table:table-row>
        <table:table-row table:style-name="ro1">
          <table:table-cell office:value-type="float" office:value="0.938408" calcext:value-type="float">
            <text:p>0.938408</text:p>
          </table:table-cell>
          <table:table-cell office:value-type="float" office:value="0.933185" calcext:value-type="float">
            <text:p>0.933185</text:p>
          </table:table-cell>
          <table:table-cell table:formula="of:=([.A3041]*[.A3041])" office:value-type="float" office:value="0.880609574464" calcext:value-type="float">
            <text:p>0.880609574464</text:p>
          </table:table-cell>
          <table:table-cell table:formula="of:=([.A3041]-[.B3041])*([.A3041]-[.B3041])" office:value-type="float" office:value="0.0000272797289999998" calcext:value-type="float">
            <text:p>2.72797289999998E-05</text:p>
          </table:table-cell>
          <table:table-cell table:number-columns-repeated="2"/>
        </table:table-row>
        <table:table-row table:style-name="ro1">
          <table:table-cell office:value-type="float" office:value="0.974002" calcext:value-type="float">
            <text:p>0.974002</text:p>
          </table:table-cell>
          <table:table-cell office:value-type="float" office:value="0.998193" calcext:value-type="float">
            <text:p>0.998193</text:p>
          </table:table-cell>
          <table:table-cell table:formula="of:=([.A3042]*[.A3042])" office:value-type="float" office:value="0.948679896004" calcext:value-type="float">
            <text:p>0.948679896004</text:p>
          </table:table-cell>
          <table:table-cell table:formula="of:=([.A3042]-[.B3042])*([.A3042]-[.B3042])" office:value-type="float" office:value="0.000585204480999998" calcext:value-type="float">
            <text:p>0.000585204480999998</text:p>
          </table:table-cell>
          <table:table-cell table:number-columns-repeated="2"/>
        </table:table-row>
        <table:table-row table:style-name="ro1">
          <table:table-cell office:value-type="float" office:value="0.999988" calcext:value-type="float">
            <text:p>0.999988</text:p>
          </table:table-cell>
          <table:table-cell office:value-type="float" office:value="0.999997" calcext:value-type="float">
            <text:p>0.999997</text:p>
          </table:table-cell>
          <table:table-cell table:formula="of:=([.A3043]*[.A3043])" office:value-type="float" office:value="0.999976000144" calcext:value-type="float">
            <text:p>0.999976000144</text:p>
          </table:table-cell>
          <table:table-cell table:formula="of:=([.A3043]-[.B3043])*([.A3043]-[.B3043])" office:value-type="float" office:value="0.000000000081" calcext:value-type="float">
            <text:p>8.10000000006616E-11</text:p>
          </table:table-cell>
          <table:table-cell table:number-columns-repeated="2"/>
        </table:table-row>
        <table:table-row table:style-name="ro1">
          <table:table-cell office:value-type="float" office:value="0.00000226498" calcext:value-type="float">
            <text:p>0.00000226498</text:p>
          </table:table-cell>
          <table:table-cell office:value-type="float" office:value="0.00000107995" calcext:value-type="float">
            <text:p>0.00000107995</text:p>
          </table:table-cell>
          <table:table-cell table:formula="of:=([.A3044]*[.A3044])" office:value-type="float" office:value="0.0000000000051301344" calcext:value-type="float">
            <text:p>5.1301344004E-12</text:p>
          </table:table-cell>
          <table:table-cell table:formula="of:=([.A3044]-[.B3044])*([.A3044]-[.B3044])" office:value-type="float" office:value="0.0000000000014042961" calcext:value-type="float">
            <text:p>1.4042961009E-12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00280208" calcext:value-type="float">
            <text:p>0.0000000280208</text:p>
          </table:table-cell>
          <table:table-cell table:formula="of:=([.A3045]*[.A3045])" office:value-type="float" office:value="0.00000000000410694543" calcext:value-type="float">
            <text:p>4.1069454336E-12</text:p>
          </table:table-cell>
          <table:table-cell table:formula="of:=([.A3045]-[.B3045])*([.A3045]-[.B3045])" office:value-type="float" office:value="0.00000000000399415893" calcext:value-type="float">
            <text:p>3.99415893393664E-12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0641129" calcext:value-type="float">
            <text:p>0.00641129</text:p>
          </table:table-cell>
          <table:table-cell table:formula="of:=([.A3046]*[.A3046])" office:value-type="float" office:value="0.00000000000687803076" calcext:value-type="float">
            <text:p>6.87803076E-12</text:p>
          </table:table-cell>
          <table:table-cell table:formula="of:=([.A3046]-[.B3046])*([.A3046]-[.B3046])" office:value-type="float" office:value="0.0000410710178438228" calcext:value-type="float">
            <text:p>4.10710178438228E-05</text:p>
          </table:table-cell>
          <table:table-cell table:number-columns-repeated="2"/>
        </table:table-row>
        <table:table-row table:style-name="ro1">
          <table:table-cell office:value-type="float" office:value="0.0000514388" calcext:value-type="float">
            <text:p>0.0000514388</text:p>
          </table:table-cell>
          <table:table-cell office:value-type="float" office:value="0.00368629" calcext:value-type="float">
            <text:p>0.00368629</text:p>
          </table:table-cell>
          <table:table-cell table:formula="of:=([.A3047]*[.A3047])" office:value-type="float" office:value="0.00000000264595014544" calcext:value-type="float">
            <text:p>2.64595014544E-09</text:p>
          </table:table-cell>
          <table:table-cell table:formula="of:=([.A3047]-[.B3047])*([.A3047]-[.B3047])" office:value-type="float" office:value="0.0000132121432461414" calcext:value-type="float">
            <text:p>1.32121432461414E-05</text:p>
          </table:table-cell>
          <table:table-cell table:number-columns-repeated="2"/>
        </table:table-row>
        <table:table-row table:style-name="ro1">
          <table:table-cell office:value-type="float" office:value="0.00117946" calcext:value-type="float">
            <text:p>0.00117946</text:p>
          </table:table-cell>
          <table:table-cell office:value-type="float" office:value="0.00448962" calcext:value-type="float">
            <text:p>0.00448962</text:p>
          </table:table-cell>
          <table:table-cell table:formula="of:=([.A3048]*[.A3048])" office:value-type="float" office:value="0.0000013911258916" calcext:value-type="float">
            <text:p>0.0000013911258916</text:p>
          </table:table-cell>
          <table:table-cell table:formula="of:=([.A3048]-[.B3048])*([.A3048]-[.B3048])" office:value-type="float" office:value="0.0000109571592256" calcext:value-type="float">
            <text:p>0.0000109571592256</text:p>
          </table:table-cell>
          <table:table-cell table:number-columns-repeated="2"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163229" calcext:value-type="float">
            <text:p>0.0163229</text:p>
          </table:table-cell>
          <table:table-cell table:formula="of:=([.A3049]*[.A3049])" office:value-type="float" office:value="0.000000256743876601" calcext:value-type="float">
            <text:p>2.56743876601E-07</text:p>
          </table:table-cell>
          <table:table-cell table:formula="of:=([.A3049]-[.B3049])*([.A3049]-[.B3049])" office:value-type="float" office:value="0.000250152214072401" calcext:value-type="float">
            <text:p>0.000250152214072401</text:p>
          </table:table-cell>
          <table:table-cell table:number-columns-repeated="2"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221708" calcext:value-type="float">
            <text:p>0.0221708</text:p>
          </table:table-cell>
          <table:table-cell table:formula="of:=([.A3050]*[.A3050])" office:value-type="float" office:value="0.000000256743876601" calcext:value-type="float">
            <text:p>2.56743876601E-07</text:p>
          </table:table-cell>
          <table:table-cell table:formula="of:=([.A3050]-[.B3050])*([.A3050]-[.B3050])" office:value-type="float" office:value="0.000469333272138201" calcext:value-type="float">
            <text:p>0.000469333272138201</text:p>
          </table:table-cell>
          <table:table-cell table:number-columns-repeated="2"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0167312" calcext:value-type="float">
            <text:p>0.00167312</text:p>
          </table:table-cell>
          <table:table-cell table:formula="of:=([.A3051]*[.A3051])" office:value-type="float" office:value="0.000000256743876601" calcext:value-type="float">
            <text:p>2.56743876601E-07</text:p>
          </table:table-cell>
          <table:table-cell table:formula="of:=([.A3051]-[.B3051])*([.A3051]-[.B3051])" office:value-type="float" office:value="0.000001360537949241" calcext:value-type="float">
            <text:p>1.360537949241E-06</text:p>
          </table:table-cell>
          <table:table-cell table:number-columns-repeated="2"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0196452" calcext:value-type="float">
            <text:p>0.00196452</text:p>
          </table:table-cell>
          <table:table-cell table:formula="of:=([.A3052]*[.A3052])" office:value-type="float" office:value="0.000000256743876601" calcext:value-type="float">
            <text:p>2.56743876601E-07</text:p>
          </table:table-cell>
          <table:table-cell table:formula="of:=([.A3052]-[.B3052])*([.A3052]-[.B3052])" office:value-type="float" office:value="0.000002125242068041" calcext:value-type="float">
            <text:p>2.125242068041E-06</text:p>
          </table:table-cell>
          <table:table-cell table:number-columns-repeated="2"/>
        </table:table-row>
        <table:table-row table:style-name="ro1">
          <table:table-cell office:value-type="float" office:value="0.000506699" calcext:value-type="float">
            <text:p>0.000506699</text:p>
          </table:table-cell>
          <table:table-cell office:value-type="float" office:value="0.0022321" calcext:value-type="float">
            <text:p>0.0022321</text:p>
          </table:table-cell>
          <table:table-cell table:formula="of:=([.A3053]*[.A3053])" office:value-type="float" office:value="0.000000256743876601" calcext:value-type="float">
            <text:p>2.56743876601E-07</text:p>
          </table:table-cell>
          <table:table-cell table:formula="of:=([.A3053]-[.B3053])*([.A3053]-[.B3053])" office:value-type="float" office:value="0.000002977008610801" calcext:value-type="float">
            <text:p>2.977008610801E-06</text:p>
          </table:table-cell>
          <table:table-cell table:number-columns-repeated="2"/>
        </table:table-row>
        <table:table-row table:style-name="ro1">
          <table:table-cell office:value-type="float" office:value="0.000913978" calcext:value-type="float">
            <text:p>0.000913978</text:p>
          </table:table-cell>
          <table:table-cell office:value-type="float" office:value="0.00247897" calcext:value-type="float">
            <text:p>0.00247897</text:p>
          </table:table-cell>
          <table:table-cell table:formula="of:=([.A3054]*[.A3054])" office:value-type="float" office:value="0.000000835355784484" calcext:value-type="float">
            <text:p>8.35355784484E-07</text:p>
          </table:table-cell>
          <table:table-cell table:formula="of:=([.A3054]-[.B3054])*([.A3054]-[.B3054])" office:value-type="float" office:value="0.000002449199960064" calcext:value-type="float">
            <text:p>2.449199960064E-06</text:p>
          </table:table-cell>
          <table:table-cell table:number-columns-repeated="2"/>
        </table:table-row>
        <table:table-row table:style-name="ro1">
          <table:table-cell office:value-type="float" office:value="0.000599027" calcext:value-type="float">
            <text:p>0.000599027</text:p>
          </table:table-cell>
          <table:table-cell office:value-type="float" office:value="0.00000339396" calcext:value-type="float">
            <text:p>0.00000339396</text:p>
          </table:table-cell>
          <table:table-cell table:formula="of:=([.A3055]*[.A3055])" office:value-type="float" office:value="0.000000358833346729" calcext:value-type="float">
            <text:p>3.58833346729E-07</text:p>
          </table:table-cell>
          <table:table-cell table:formula="of:=([.A3055]-[.B3055])*([.A3055]-[.B3055])" office:value-type="float" office:value="0.00000035477871833964" calcext:value-type="float">
            <text:p>3.54778718339642E-07</text:p>
          </table:table-cell>
          <table:table-cell table:number-columns-repeated="2"/>
        </table:table-row>
        <table:table-row table:style-name="ro1">
          <table:table-cell office:value-type="float" office:value="0.000554085" calcext:value-type="float">
            <text:p>0.000554085</text:p>
          </table:table-cell>
          <table:table-cell office:value-type="float" office:value="0.00000262412" calcext:value-type="float">
            <text:p>0.00000262412</text:p>
          </table:table-cell>
          <table:table-cell table:formula="of:=([.A3056]*[.A3056])" office:value-type="float" office:value="0.000000307010187225" calcext:value-type="float">
            <text:p>3.07010187225E-07</text:p>
          </table:table-cell>
          <table:table-cell table:formula="of:=([.A3056]-[.B3056])*([.A3056]-[.B3056])" office:value-type="float" office:value="0.00000030410910217038" calcext:value-type="float">
            <text:p>3.04109102170374E-07</text:p>
          </table:table-cell>
          <table:table-cell table:number-columns-repeated="2"/>
        </table:table-row>
        <table:table-row table:style-name="ro1">
          <table:table-cell office:value-type="float" office:value="0.00673044" calcext:value-type="float">
            <text:p>0.00673044</text:p>
          </table:table-cell>
          <table:table-cell office:value-type="float" office:value="0.0695694" calcext:value-type="float">
            <text:p>0.0695694</text:p>
          </table:table-cell>
          <table:table-cell table:formula="of:=([.A3057]*[.A3057])" office:value-type="float" office:value="0.0000452988225936" calcext:value-type="float">
            <text:p>0.0000452988225936</text:p>
          </table:table-cell>
          <table:table-cell table:formula="of:=([.A3057]-[.B3057])*([.A3057]-[.B3057])" office:value-type="float" office:value="0.0039487348938816" calcext:value-type="float">
            <text:p>0.0039487348938816</text:p>
          </table:table-cell>
          <table:table-cell table:number-columns-repeated="2"/>
        </table:table-row>
        <table:table-row table:style-name="ro1">
          <table:table-cell office:value-type="float" office:value="0.0523146" calcext:value-type="float">
            <text:p>0.0523146</text:p>
          </table:table-cell>
          <table:table-cell office:value-type="float" office:value="0.0902864" calcext:value-type="float">
            <text:p>0.0902864</text:p>
          </table:table-cell>
          <table:table-cell table:formula="of:=([.A3058]*[.A3058])" office:value-type="float" office:value="0.00273681737316" calcext:value-type="float">
            <text:p>0.00273681737316</text:p>
          </table:table-cell>
          <table:table-cell table:formula="of:=([.A3058]-[.B3058])*([.A3058]-[.B3058])" office:value-type="float" office:value="0.00144185759524" calcext:value-type="float">
            <text:p>0.00144185759524</text:p>
          </table:table-cell>
          <table:table-cell table:number-columns-repeated="2"/>
        </table:table-row>
        <table:table-row table:style-name="ro1">
          <table:table-cell office:value-type="float" office:value="0.071412" calcext:value-type="float">
            <text:p>0.071412</text:p>
          </table:table-cell>
          <table:table-cell office:value-type="float" office:value="0.148517" calcext:value-type="float">
            <text:p>0.148517</text:p>
          </table:table-cell>
          <table:table-cell table:formula="of:=([.A3059]*[.A3059])" office:value-type="float" office:value="0.005099673744" calcext:value-type="float">
            <text:p>0.005099673744</text:p>
          </table:table-cell>
          <table:table-cell table:formula="of:=([.A3059]-[.B3059])*([.A3059]-[.B3059])" office:value-type="float" office:value="0.005945181025" calcext:value-type="float">
            <text:p>0.005945181025</text:p>
          </table:table-cell>
          <table:table-cell table:number-columns-repeated="2"/>
        </table:table-row>
        <table:table-row table:style-name="ro1">
          <table:table-cell office:value-type="float" office:value="0.0355312" calcext:value-type="float">
            <text:p>0.0355312</text:p>
          </table:table-cell>
          <table:table-cell office:value-type="float" office:value="0.179846" calcext:value-type="float">
            <text:p>0.179846</text:p>
          </table:table-cell>
          <table:table-cell table:formula="of:=([.A3060]*[.A3060])" office:value-type="float" office:value="0.00126246617344" calcext:value-type="float">
            <text:p>0.00126246617344</text:p>
          </table:table-cell>
          <table:table-cell table:formula="of:=([.A3060]-[.B3060])*([.A3060]-[.B3060])" office:value-type="float" office:value="0.02082676149904" calcext:value-type="float">
            <text:p>0.02082676149904</text:p>
          </table:table-cell>
          <table:table-cell table:number-columns-repeated="2"/>
        </table:table-row>
        <table:table-row table:style-name="ro1">
          <table:table-cell office:value-type="float" office:value="0.0644717" calcext:value-type="float">
            <text:p>0.0644717</text:p>
          </table:table-cell>
          <table:table-cell office:value-type="float" office:value="0.140602" calcext:value-type="float">
            <text:p>0.140602</text:p>
          </table:table-cell>
          <table:table-cell table:formula="of:=([.A3061]*[.A3061])" office:value-type="float" office:value="0.00415660010089" calcext:value-type="float">
            <text:p>0.00415660010089</text:p>
          </table:table-cell>
          <table:table-cell table:formula="of:=([.A3061]-[.B3061])*([.A3061]-[.B3061])" office:value-type="float" office:value="0.00579582257809" calcext:value-type="float">
            <text:p>0.00579582257809</text:p>
          </table:table-cell>
          <table:table-cell table:number-columns-repeated="2"/>
        </table:table-row>
        <table:table-row table:style-name="ro1">
          <table:table-cell office:value-type="float" office:value="0.0260568" calcext:value-type="float">
            <text:p>0.0260568</text:p>
          </table:table-cell>
          <table:table-cell office:value-type="float" office:value="0.300479" calcext:value-type="float">
            <text:p>0.300479</text:p>
          </table:table-cell>
          <table:table-cell table:formula="of:=([.A3062]*[.A3062])" office:value-type="float" office:value="0.00067895682624" calcext:value-type="float">
            <text:p>0.00067895682624</text:p>
          </table:table-cell>
          <table:table-cell table:formula="of:=([.A3062]-[.B3062])*([.A3062]-[.B3062])" office:value-type="float" office:value="0.07530754385284" calcext:value-type="float">
            <text:p>0.07530754385284</text:p>
          </table:table-cell>
          <table:table-cell table:number-columns-repeated="2"/>
        </table:table-row>
        <table:table-row table:style-name="ro1">
          <table:table-cell office:value-type="float" office:value="0.273344" calcext:value-type="float">
            <text:p>0.273344</text:p>
          </table:table-cell>
          <table:table-cell office:value-type="float" office:value="0.145994" calcext:value-type="float">
            <text:p>0.145994</text:p>
          </table:table-cell>
          <table:table-cell table:formula="of:=([.A3063]*[.A3063])" office:value-type="float" office:value="0.074716942336" calcext:value-type="float">
            <text:p>0.074716942336</text:p>
          </table:table-cell>
          <table:table-cell table:formula="of:=([.A3063]-[.B3063])*([.A3063]-[.B3063])" office:value-type="float" office:value="0.0162180225" calcext:value-type="float">
            <text:p>0.0162180225</text:p>
          </table:table-cell>
          <table:table-cell table:number-columns-repeated="2"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301086" calcext:value-type="float">
            <text:p>0.301086</text:p>
          </table:table-cell>
          <table:table-cell table:formula="of:=([.A3064]*[.A3064])" office:value-type="float" office:value="0.074112439696" calcext:value-type="float">
            <text:p>0.074112439696</text:p>
          </table:table-cell>
          <table:table-cell table:formula="of:=([.A3064]-[.B3064])*([.A3064]-[.B3064])" office:value-type="float" office:value="0.000832322500000002" calcext:value-type="float">
            <text:p>0.000832322500000002</text:p>
          </table:table-cell>
          <table:table-cell table:number-columns-repeated="2"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312585" calcext:value-type="float">
            <text:p>0.312585</text:p>
          </table:table-cell>
          <table:table-cell table:formula="of:=([.A3065]*[.A3065])" office:value-type="float" office:value="0.074112439696" calcext:value-type="float">
            <text:p>0.074112439696</text:p>
          </table:table-cell>
          <table:table-cell table:formula="of:=([.A3065]-[.B3065])*([.A3065]-[.B3065])" office:value-type="float" office:value="0.001628041801" calcext:value-type="float">
            <text:p>0.001628041801</text:p>
          </table:table-cell>
          <table:table-cell table:number-columns-repeated="2"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231598" calcext:value-type="float">
            <text:p>0.231598</text:p>
          </table:table-cell>
          <table:table-cell table:formula="of:=([.A3066]*[.A3066])" office:value-type="float" office:value="0.074112439696" calcext:value-type="float">
            <text:p>0.074112439696</text:p>
          </table:table-cell>
          <table:table-cell table:formula="of:=([.A3066]-[.B3066])*([.A3066]-[.B3066])" office:value-type="float" office:value="0.001651447044" calcext:value-type="float">
            <text:p>0.001651447044</text:p>
          </table:table-cell>
          <table:table-cell table:number-columns-repeated="2"/>
        </table:table-row>
        <table:table-row table:style-name="ro1">
          <table:table-cell office:value-type="float" office:value="0.272236" calcext:value-type="float">
            <text:p>0.272236</text:p>
          </table:table-cell>
          <table:table-cell office:value-type="float" office:value="0.240199" calcext:value-type="float">
            <text:p>0.240199</text:p>
          </table:table-cell>
          <table:table-cell table:formula="of:=([.A3067]*[.A3067])" office:value-type="float" office:value="0.074112439696" calcext:value-type="float">
            <text:p>0.074112439696</text:p>
          </table:table-cell>
          <table:table-cell table:formula="of:=([.A3067]-[.B3067])*([.A3067]-[.B3067])" office:value-type="float" office:value="0.001026369369" calcext:value-type="float">
            <text:p>0.001026369369</text:p>
          </table:table-cell>
          <table:table-cell table:number-columns-repeated="2"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383782" calcext:value-type="float">
            <text:p>0.383782</text:p>
          </table:table-cell>
          <table:table-cell table:formula="of:=([.A3068]*[.A3068])" office:value-type="float" office:value="0.0835325604" calcext:value-type="float">
            <text:p>0.0835325604</text:p>
          </table:table-cell>
          <table:table-cell table:formula="of:=([.A3068]-[.B3068])*([.A3068]-[.B3068])" office:value-type="float" office:value="0.008979836644" calcext:value-type="float">
            <text:p>0.008979836644</text:p>
          </table:table-cell>
          <table:table-cell table:number-columns-repeated="2"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398187" calcext:value-type="float">
            <text:p>0.398187</text:p>
          </table:table-cell>
          <table:table-cell table:formula="of:=([.A3069]*[.A3069])" office:value-type="float" office:value="0.0835325604" calcext:value-type="float">
            <text:p>0.0835325604</text:p>
          </table:table-cell>
          <table:table-cell table:formula="of:=([.A3069]-[.B3069])*([.A3069]-[.B3069])" office:value-type="float" office:value="0.011917433889" calcext:value-type="float">
            <text:p>0.011917433889</text:p>
          </table:table-cell>
          <table:table-cell table:number-columns-repeated="2"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41341" calcext:value-type="float">
            <text:p>0.41341</text:p>
          </table:table-cell>
          <table:table-cell table:formula="of:=([.A3070]*[.A3070])" office:value-type="float" office:value="0.0835325604" calcext:value-type="float">
            <text:p>0.0835325604</text:p>
          </table:table-cell>
          <table:table-cell table:formula="of:=([.A3070]-[.B3070])*([.A3070]-[.B3070])" office:value-type="float" office:value="0.0154728721" calcext:value-type="float">
            <text:p>0.0154728721</text:p>
          </table:table-cell>
          <table:table-cell table:number-columns-repeated="2"/>
        </table:table-row>
        <table:table-row table:style-name="ro1">
          <table:table-cell office:value-type="float" office:value="0.28902" calcext:value-type="float">
            <text:p>0.28902</text:p>
          </table:table-cell>
          <table:table-cell office:value-type="float" office:value="0.429643" calcext:value-type="float">
            <text:p>0.429643</text:p>
          </table:table-cell>
          <table:table-cell table:formula="of:=([.A3071]*[.A3071])" office:value-type="float" office:value="0.0835325604" calcext:value-type="float">
            <text:p>0.0835325604</text:p>
          </table:table-cell>
          <table:table-cell table:formula="of:=([.A3071]-[.B3071])*([.A3071]-[.B3071])" office:value-type="float" office:value="0.019774828129" calcext:value-type="float">
            <text:p>0.019774828129</text:p>
          </table:table-cell>
          <table:table-cell table:number-columns-repeated="2"/>
        </table:table-row>
        <table:table-row table:style-name="ro1">
          <table:table-cell office:value-type="float" office:value="0.311717" calcext:value-type="float">
            <text:p>0.311717</text:p>
          </table:table-cell>
          <table:table-cell office:value-type="float" office:value="0.504057" calcext:value-type="float">
            <text:p>0.504057</text:p>
          </table:table-cell>
          <table:table-cell table:formula="of:=([.A3072]*[.A3072])" office:value-type="float" office:value="0.097167488089" calcext:value-type="float">
            <text:p>0.097167488089</text:p>
          </table:table-cell>
          <table:table-cell table:formula="of:=([.A3072]-[.B3072])*([.A3072]-[.B3072])" office:value-type="float" office:value="0.0369946756" calcext:value-type="float">
            <text:p>0.0369946756</text:p>
          </table:table-cell>
          <table:table-cell table:number-columns-repeated="2"/>
        </table:table-row>
        <table:table-row table:style-name="ro1">
          <table:table-cell office:value-type="float" office:value="0.343695" calcext:value-type="float">
            <text:p>0.343695</text:p>
          </table:table-cell>
          <table:table-cell office:value-type="float" office:value="0.311685" calcext:value-type="float">
            <text:p>0.311685</text:p>
          </table:table-cell>
          <table:table-cell table:formula="of:=([.A3073]*[.A3073])" office:value-type="float" office:value="0.118126253025" calcext:value-type="float">
            <text:p>0.118126253025</text:p>
          </table:table-cell>
          <table:table-cell table:formula="of:=([.A3073]-[.B3073])*([.A3073]-[.B3073])" office:value-type="float" office:value="0.0010246401" calcext:value-type="float">
            <text:p>0.0010246401</text:p>
          </table:table-cell>
          <table:table-cell table:number-columns-repeated="2"/>
        </table:table-row>
        <table:table-row table:style-name="ro1">
          <table:table-cell office:value-type="float" office:value="0.411222" calcext:value-type="float">
            <text:p>0.411222</text:p>
          </table:table-cell>
          <table:table-cell office:value-type="float" office:value="0.566657" calcext:value-type="float">
            <text:p>0.566657</text:p>
          </table:table-cell>
          <table:table-cell table:formula="of:=([.A3074]*[.A3074])" office:value-type="float" office:value="0.169103533284" calcext:value-type="float">
            <text:p>0.169103533284</text:p>
          </table:table-cell>
          <table:table-cell table:formula="of:=([.A3074]-[.B3074])*([.A3074]-[.B3074])" office:value-type="float" office:value="0.024160039225" calcext:value-type="float">
            <text:p>0.024160039225</text:p>
          </table:table-cell>
          <table:table-cell table:number-columns-repeated="2"/>
        </table:table-row>
        <table:table-row table:style-name="ro1">
          <table:table-cell office:value-type="float" office:value="0.512697" calcext:value-type="float">
            <text:p>0.512697</text:p>
          </table:table-cell>
          <table:table-cell office:value-type="float" office:value="0.644741" calcext:value-type="float">
            <text:p>0.644741</text:p>
          </table:table-cell>
          <table:table-cell table:formula="of:=([.A3075]*[.A3075])" office:value-type="float" office:value="0.262858213809" calcext:value-type="float">
            <text:p>0.262858213809</text:p>
          </table:table-cell>
          <table:table-cell table:formula="of:=([.A3075]-[.B3075])*([.A3075]-[.B3075])" office:value-type="float" office:value="0.017435617936" calcext:value-type="float">
            <text:p>0.017435617936</text:p>
          </table:table-cell>
          <table:table-cell table:number-columns-repeated="2"/>
        </table:table-row>
        <table:table-row table:style-name="ro1">
          <table:table-cell office:value-type="float" office:value="0.628053" calcext:value-type="float">
            <text:p>0.628053</text:p>
          </table:table-cell>
          <table:table-cell office:value-type="float" office:value="0.711743" calcext:value-type="float">
            <text:p>0.711743</text:p>
          </table:table-cell>
          <table:table-cell table:formula="of:=([.A3076]*[.A3076])" office:value-type="float" office:value="0.394450570809" calcext:value-type="float">
            <text:p>0.394450570809</text:p>
          </table:table-cell>
          <table:table-cell table:formula="of:=([.A3076]-[.B3076])*([.A3076]-[.B3076])" office:value-type="float" office:value="0.00700401610000001" calcext:value-type="float">
            <text:p>0.00700401610000001</text:p>
          </table:table-cell>
          <table:table-cell table:number-columns-repeated="2"/>
        </table:table-row>
        <table:table-row table:style-name="ro1">
          <table:table-cell office:value-type="float" office:value="0.652347" calcext:value-type="float">
            <text:p>0.652347</text:p>
          </table:table-cell>
          <table:table-cell office:value-type="float" office:value="0.766305" calcext:value-type="float">
            <text:p>0.766305</text:p>
          </table:table-cell>
          <table:table-cell table:formula="of:=([.A3077]*[.A3077])" office:value-type="float" office:value="0.425556608409" calcext:value-type="float">
            <text:p>0.425556608409</text:p>
          </table:table-cell>
          <table:table-cell table:formula="of:=([.A3077]-[.B3077])*([.A3077]-[.B3077])" office:value-type="float" office:value="0.012986425764" calcext:value-type="float">
            <text:p>0.012986425764</text:p>
          </table:table-cell>
          <table:table-cell table:number-columns-repeated="2"/>
        </table:table-row>
        <table:table-row table:style-name="ro1">
          <table:table-cell office:value-type="float" office:value="0.786995" calcext:value-type="float">
            <text:p>0.786995</text:p>
          </table:table-cell>
          <table:table-cell office:value-type="float" office:value="0.801765" calcext:value-type="float">
            <text:p>0.801765</text:p>
          </table:table-cell>
          <table:table-cell table:formula="of:=([.A3078]*[.A3078])" office:value-type="float" office:value="0.619361130025" calcext:value-type="float">
            <text:p>0.619361130025</text:p>
          </table:table-cell>
          <table:table-cell table:formula="of:=([.A3078]-[.B3078])*([.A3078]-[.B3078])" office:value-type="float" office:value="0.000218152899999999" calcext:value-type="float">
            <text:p>0.000218152899999999</text:p>
          </table:table-cell>
          <table:table-cell table:number-columns-repeated="2"/>
        </table:table-row>
        <table:table-row table:style-name="ro1">
          <table:table-cell office:value-type="float" office:value="0.936819" calcext:value-type="float">
            <text:p>0.936819</text:p>
          </table:table-cell>
          <table:table-cell office:value-type="float" office:value="0.9474" calcext:value-type="float">
            <text:p>0.9474</text:p>
          </table:table-cell>
          <table:table-cell table:formula="of:=([.A3079]*[.A3079])" office:value-type="float" office:value="0.877629838761" calcext:value-type="float">
            <text:p>0.877629838761</text:p>
          </table:table-cell>
          <table:table-cell table:formula="of:=([.A3079]-[.B3079])*([.A3079]-[.B3079])" office:value-type="float" office:value="0.000111957561000001" calcext:value-type="float">
            <text:p>0.000111957561000001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75892" calcext:value-type="float">
            <text:p>0.975892</text:p>
          </table:table-cell>
          <table:table-cell table:formula="of:=([.A3080]*[.A3080])" office:value-type="float" office:value="0.999984000064" calcext:value-type="float">
            <text:p>0.999984000064</text:p>
          </table:table-cell>
          <table:table-cell table:formula="of:=([.A3080]-[.B3080])*([.A3080]-[.B3080])" office:value-type="float" office:value="0.000580810000000001" calcext:value-type="float">
            <text:p>0.000580810000000001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5265" calcext:value-type="float">
            <text:p>0.995265</text:p>
          </table:table-cell>
          <table:table-cell table:formula="of:=([.A3081]*[.A3081])" office:value-type="float" office:value="0.999984000064" calcext:value-type="float">
            <text:p>0.999984000064</text:p>
          </table:table-cell>
          <table:table-cell table:formula="of:=([.A3081]-[.B3081])*([.A3081]-[.B3081])" office:value-type="float" office:value="0.0000223445290000003" calcext:value-type="float">
            <text:p>2.23445290000003E-05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97065" calcext:value-type="float">
            <text:p>0.997065</text:p>
          </table:table-cell>
          <table:table-cell table:formula="of:=([.A3082]*[.A3082])" office:value-type="float" office:value="0.999984000064" calcext:value-type="float">
            <text:p>0.999984000064</text:p>
          </table:table-cell>
          <table:table-cell table:formula="of:=([.A3082]-[.B3082])*([.A3082]-[.B3082])" office:value-type="float" office:value="0.00000856732900000008" calcext:value-type="float">
            <text:p>8.56732900000008E-06</text:p>
          </table:table-cell>
          <table:table-cell table:number-columns-repeated="2"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0000295726" calcext:value-type="float">
            <text:p>0.00000295726</text:p>
          </table:table-cell>
          <table:table-cell table:formula="of:=([.A3083]*[.A3083])" office:value-type="float" office:value="0.00000000055712049156" calcext:value-type="float">
            <text:p>5.5712049156E-10</text:p>
          </table:table-cell>
          <table:table-cell table:formula="of:=([.A3083]-[.B3083])*([.A3083]-[.B3083])" office:value-type="float" office:value="0.0000000004262630969" calcext:value-type="float">
            <text:p>4.262630968996E-10</text:p>
          </table:table-cell>
          <table:table-cell table:number-columns-repeated="2"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0176325" calcext:value-type="float">
            <text:p>0.00176325</text:p>
          </table:table-cell>
          <table:table-cell table:formula="of:=([.A3084]*[.A3084])" office:value-type="float" office:value="0.00000000055712049156" calcext:value-type="float">
            <text:p>5.5712049156E-10</text:p>
          </table:table-cell>
          <table:table-cell table:formula="of:=([.A3084]-[.B3084])*([.A3084]-[.B3084])" office:value-type="float" office:value="0.00000302637029289156" calcext:value-type="float">
            <text:p>3.02637029289156E-06</text:p>
          </table:table-cell>
          <table:table-cell table:number-columns-repeated="2"/>
        </table:table-row>
        <table:table-row table:style-name="ro1">
          <table:table-cell office:value-type="float" office:value="0.0000236034" calcext:value-type="float">
            <text:p>0.0000236034</text:p>
          </table:table-cell>
          <table:table-cell office:value-type="float" office:value="0.0149098" calcext:value-type="float">
            <text:p>0.0149098</text:p>
          </table:table-cell>
          <table:table-cell table:formula="of:=([.A3085]*[.A3085])" office:value-type="float" office:value="0.00000000055712049156" calcext:value-type="float">
            <text:p>5.5712049156E-10</text:p>
          </table:table-cell>
          <table:table-cell table:formula="of:=([.A3085]-[.B3085])*([.A3085]-[.B3085])" office:value-type="float" office:value="0.000221598849213852" calcext:value-type="float">
            <text:p>0.000221598849213852</text:p>
          </table:table-cell>
          <table:table-cell table:number-columns-repeated="2"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29703" calcext:value-type="float">
            <text:p>0.029703</text:p>
          </table:table-cell>
          <table:table-cell table:formula="of:=([.A3086]*[.A3086])" office:value-type="float" office:value="0.00000000006474825436" calcext:value-type="float">
            <text:p>6.47482543569E-11</text:p>
          </table:table-cell>
          <table:table-cell table:formula="of:=([.A3086]-[.B3086])*([.A3086]-[.B3086])" office:value-type="float" office:value="0.000881790255646474" calcext:value-type="float">
            <text:p>0.000881790255646474</text:p>
          </table:table-cell>
          <table:table-cell table:number-columns-repeated="2"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553731" calcext:value-type="float">
            <text:p>0.0553731</text:p>
          </table:table-cell>
          <table:table-cell table:formula="of:=([.A3087]*[.A3087])" office:value-type="float" office:value="0.00000000006474825436" calcext:value-type="float">
            <text:p>6.47482543569E-11</text:p>
          </table:table-cell>
          <table:table-cell table:formula="of:=([.A3087]-[.B3087])*([.A3087]-[.B3087])" office:value-type="float" office:value="0.00306528913466295" calcext:value-type="float">
            <text:p>0.00306528913466295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783166" calcext:value-type="float">
            <text:p>0.0783166</text:p>
          </table:table-cell>
          <table:table-cell table:formula="of:=([.A3088]*[.A3088])" office:value-type="float" office:value="0.00000000000051159115" calcext:value-type="float">
            <text:p>5.11591145536E-13</text:p>
          </table:table-cell>
          <table:table-cell table:formula="of:=([.A3088]-[.B3088])*([.A3088]-[.B3088])" office:value-type="float" office:value="0.00613337780323549" calcext:value-type="float">
            <text:p>0.00613337780323549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103996" calcext:value-type="float">
            <text:p>0.103996</text:p>
          </table:table-cell>
          <table:table-cell table:formula="of:=([.A3089]*[.A3089])" office:value-type="float" office:value="0.00000000000051159115" calcext:value-type="float">
            <text:p>5.11591145536E-13</text:p>
          </table:table-cell>
          <table:table-cell table:formula="of:=([.A3089]-[.B3089])*([.A3089]-[.B3089])" office:value-type="float" office:value="0.0108150192489856" calcext:value-type="float">
            <text:p>0.0108150192489856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128164" calcext:value-type="float">
            <text:p>0.128164</text:p>
          </table:table-cell>
          <table:table-cell table:formula="of:=([.A3090]*[.A3090])" office:value-type="float" office:value="0.00000000000051159115" calcext:value-type="float">
            <text:p>5.11591145536E-13</text:p>
          </table:table-cell>
          <table:table-cell table:formula="of:=([.A3090]-[.B3090])*([.A3090]-[.B3090])" office:value-type="float" office:value="0.0164258275563716" calcext:value-type="float">
            <text:p>0.0164258275563716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150486" calcext:value-type="float">
            <text:p>0.150486</text:p>
          </table:table-cell>
          <table:table-cell table:formula="of:=([.A3091]*[.A3091])" office:value-type="float" office:value="0.00000000000051159115" calcext:value-type="float">
            <text:p>5.11591145536E-13</text:p>
          </table:table-cell>
          <table:table-cell table:formula="of:=([.A3091]-[.B3091])*([.A3091]-[.B3091])" office:value-type="float" office:value="0.0226458209244828" calcext:value-type="float">
            <text:p>0.0226458209244828</text:p>
          </table:table-cell>
          <table:table-cell table:number-columns-repeated="2"/>
        </table:table-row>
        <table:table-row table:style-name="ro1">
          <table:table-cell office:value-type="float" office:value="0.00000178814" calcext:value-type="float">
            <text:p>0.00000178814</text:p>
          </table:table-cell>
          <table:table-cell office:value-type="float" office:value="0.141502" calcext:value-type="float">
            <text:p>0.141502</text:p>
          </table:table-cell>
          <table:table-cell table:formula="of:=([.A3092]*[.A3092])" office:value-type="float" office:value="0.00000000000319744466" calcext:value-type="float">
            <text:p>3.1974446596E-12</text:p>
          </table:table-cell>
          <table:table-cell table:formula="of:=([.A3092]-[.B3092])*([.A3092]-[.B3092])" office:value-type="float" office:value="0.0200223099564249" calcext:value-type="float">
            <text:p>0.0200223099564249</text:p>
          </table:table-cell>
          <table:table-cell table:number-columns-repeated="2"/>
        </table:table-row>
        <table:table-row table:style-name="ro1">
          <table:table-cell office:value-type="float" office:value="0.000126302" calcext:value-type="float">
            <text:p>0.000126302</text:p>
          </table:table-cell>
          <table:table-cell office:value-type="float" office:value="0.132304" calcext:value-type="float">
            <text:p>0.132304</text:p>
          </table:table-cell>
          <table:table-cell table:formula="of:=([.A3093]*[.A3093])" office:value-type="float" office:value="0.000000015952195204" calcext:value-type="float">
            <text:p>1.5952195204E-08</text:p>
          </table:table-cell>
          <table:table-cell table:formula="of:=([.A3093]-[.B3093])*([.A3093]-[.B3093])" office:value-type="float" office:value="0.0174709438485792" calcext:value-type="float">
            <text:p>0.0174709438485792</text:p>
          </table:table-cell>
          <table:table-cell table:number-columns-repeated="2"/>
        </table:table-row>
        <table:table-row table:style-name="ro1">
          <table:table-cell office:value-type="float" office:value="0.000126302" calcext:value-type="float">
            <text:p>0.000126302</text:p>
          </table:table-cell>
          <table:table-cell office:value-type="float" office:value="0.144435" calcext:value-type="float">
            <text:p>0.144435</text:p>
          </table:table-cell>
          <table:table-cell table:formula="of:=([.A3094]*[.A3094])" office:value-type="float" office:value="0.000000015952195204" calcext:value-type="float">
            <text:p>1.5952195204E-08</text:p>
          </table:table-cell>
          <table:table-cell table:formula="of:=([.A3094]-[.B3094])*([.A3094]-[.B3094])" office:value-type="float" office:value="0.0208250003184552" calcext:value-type="float">
            <text:p>0.0208250003184552</text:p>
          </table:table-cell>
          <table:table-cell table:number-columns-repeated="2"/>
        </table:table-row>
        <table:table-row table:style-name="ro1">
          <table:table-cell office:value-type="float" office:value="0.000112057" calcext:value-type="float">
            <text:p>0.000112057</text:p>
          </table:table-cell>
          <table:table-cell office:value-type="float" office:value="0.0119004" calcext:value-type="float">
            <text:p>0.0119004</text:p>
          </table:table-cell>
          <table:table-cell table:formula="of:=([.A3095]*[.A3095])" office:value-type="float" office:value="0.000000012556771249" calcext:value-type="float">
            <text:p>1.2556771249E-08</text:p>
          </table:table-cell>
          <table:table-cell table:formula="of:=([.A3095]-[.B3095])*([.A3095]-[.B3095])" office:value-type="float" office:value="0.000138965030685649" calcext:value-type="float">
            <text:p>0.000138965030685649</text:p>
          </table:table-cell>
          <table:table-cell table:number-columns-repeated="2"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0884221" calcext:value-type="float">
            <text:p>0.0884221</text:p>
          </table:table-cell>
          <table:table-cell table:formula="of:=([.A3096]*[.A3096])" office:value-type="float" office:value="0.0000042122226169" calcext:value-type="float">
            <text:p>0.0000042122226169</text:p>
          </table:table-cell>
          <table:table-cell table:formula="of:=([.A3096]-[.B3096])*([.A3096]-[.B3096])" office:value-type="float" office:value="0.0074597302602729" calcext:value-type="float">
            <text:p>0.0074597302602729</text:p>
          </table:table-cell>
          <table:table-cell table:number-columns-repeated="2"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111312" calcext:value-type="float">
            <text:p>0.111312</text:p>
          </table:table-cell>
          <table:table-cell table:formula="of:=([.A3097]*[.A3097])" office:value-type="float" office:value="0.0000042122226169" calcext:value-type="float">
            <text:p>0.0000042122226169</text:p>
          </table:table-cell>
          <table:table-cell table:formula="of:=([.A3097]-[.B3097])*([.A3097]-[.B3097])" office:value-type="float" office:value="0.0119376667477369" calcext:value-type="float">
            <text:p>0.0119376667477369</text:p>
          </table:table-cell>
          <table:table-cell table:number-columns-repeated="2"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117347" calcext:value-type="float">
            <text:p>0.117347</text:p>
          </table:table-cell>
          <table:table-cell table:formula="of:=([.A3098]*[.A3098])" office:value-type="float" office:value="0.0000042122226169" calcext:value-type="float">
            <text:p>0.0000042122226169</text:p>
          </table:table-cell>
          <table:table-cell table:formula="of:=([.A3098]-[.B3098])*([.A3098]-[.B3098])" office:value-type="float" office:value="0.0132928517068369" calcext:value-type="float">
            <text:p>0.0132928517068369</text:p>
          </table:table-cell>
          <table:table-cell table:number-columns-repeated="2"/>
        </table:table-row>
        <table:table-row table:style-name="ro1">
          <table:table-cell office:value-type="float" office:value="0.00205237" calcext:value-type="float">
            <text:p>0.00205237</text:p>
          </table:table-cell>
          <table:table-cell office:value-type="float" office:value="0.123163" calcext:value-type="float">
            <text:p>0.123163</text:p>
          </table:table-cell>
          <table:table-cell table:formula="of:=([.A3099]*[.A3099])" office:value-type="float" office:value="0.0000042122226169" calcext:value-type="float">
            <text:p>0.0000042122226169</text:p>
          </table:table-cell>
          <table:table-cell table:formula="of:=([.A3099]-[.B3099])*([.A3099]-[.B3099])" office:value-type="float" office:value="0.0146677846989969" calcext:value-type="float">
            <text:p>0.0146677846989969</text:p>
          </table:table-cell>
          <table:table-cell table:number-columns-repeated="2"/>
        </table:table-row>
        <table:table-row table:style-name="ro1">
          <table:table-cell office:value-type="float" office:value="0.000296354" calcext:value-type="float">
            <text:p>0.000296354</text:p>
          </table:table-cell>
          <table:table-cell office:value-type="float" office:value="0.0343585" calcext:value-type="float">
            <text:p>0.0343585</text:p>
          </table:table-cell>
          <table:table-cell table:formula="of:=([.A3100]*[.A3100])" office:value-type="float" office:value="0.000000087825693316" calcext:value-type="float">
            <text:p>8.7825693316E-08</text:p>
          </table:table-cell>
          <table:table-cell table:formula="of:=([.A3100]-[.B3100])*([.A3100]-[.B3100])" office:value-type="float" office:value="0.00116022979012532" calcext:value-type="float">
            <text:p>0.00116022979012532</text:p>
          </table:table-cell>
          <table:table-cell table:number-columns-repeated="2"/>
        </table:table-row>
        <table:table-row table:style-name="ro1">
          <table:table-cell office:value-type="float" office:value="0.000632226" calcext:value-type="float">
            <text:p>0.000632226</text:p>
          </table:table-cell>
          <table:table-cell office:value-type="float" office:value="0.0622873" calcext:value-type="float">
            <text:p>0.0622873</text:p>
          </table:table-cell>
          <table:table-cell table:formula="of:=([.A3101]*[.A3101])" office:value-type="float" office:value="0.000000399709715076" calcext:value-type="float">
            <text:p>3.99709715076E-07</text:p>
          </table:table-cell>
          <table:table-cell table:formula="of:=([.A3101]-[.B3101])*([.A3101]-[.B3101])" office:value-type="float" office:value="0.00380134814994548" calcext:value-type="float">
            <text:p>0.00380134814994548</text:p>
          </table:table-cell>
          <table:table-cell table:number-columns-repeated="2"/>
        </table:table-row>
        <table:table-row table:style-name="ro1">
          <table:table-cell office:value-type="float" office:value="0.000325561" calcext:value-type="float">
            <text:p>0.000325561</text:p>
          </table:table-cell>
          <table:table-cell office:value-type="float" office:value="0.0570474" calcext:value-type="float">
            <text:p>0.0570474</text:p>
          </table:table-cell>
          <table:table-cell table:formula="of:=([.A3102]*[.A3102])" office:value-type="float" office:value="0.000000105989964721" calcext:value-type="float">
            <text:p>1.05989964721E-07</text:p>
          </table:table-cell>
          <table:table-cell table:formula="of:=([.A3102]-[.B3102])*([.A3102]-[.B3102])" office:value-type="float" office:value="0.00321736701954192" calcext:value-type="float">
            <text:p>0.00321736701954192</text:p>
          </table:table-cell>
          <table:table-cell table:number-columns-repeated="2"/>
        </table:table-row>
        <table:table-row table:style-name="ro1">
          <table:table-cell office:value-type="float" office:value="0.000430346" calcext:value-type="float">
            <text:p>0.000430346</text:p>
          </table:table-cell>
          <table:table-cell office:value-type="float" office:value="0.0179001" calcext:value-type="float">
            <text:p>0.0179001</text:p>
          </table:table-cell>
          <table:table-cell table:formula="of:=([.A3103]*[.A3103])" office:value-type="float" office:value="0.000000185197679716" calcext:value-type="float">
            <text:p>1.85197679716E-07</text:p>
          </table:table-cell>
          <table:table-cell table:formula="of:=([.A3103]-[.B3103])*([.A3103]-[.B3103])" office:value-type="float" office:value="0.000305192304820516" calcext:value-type="float">
            <text:p>0.000305192304820516</text:p>
          </table:table-cell>
          <table:table-cell table:number-columns-repeated="2"/>
        </table:table-row>
        <table:table-row table:style-name="ro1">
          <table:table-cell office:value-type="float" office:value="0.00157017" calcext:value-type="float">
            <text:p>0.00157017</text:p>
          </table:table-cell>
          <table:table-cell office:value-type="float" office:value="0.0228791" calcext:value-type="float">
            <text:p>0.0228791</text:p>
          </table:table-cell>
          <table:table-cell table:formula="of:=([.A3104]*[.A3104])" office:value-type="float" office:value="0.0000024654338289" calcext:value-type="float">
            <text:p>0.0000024654338289</text:p>
          </table:table-cell>
          <table:table-cell table:formula="of:=([.A3104]-[.B3104])*([.A3104]-[.B3104])" office:value-type="float" office:value="0.0004540704977449" calcext:value-type="float">
            <text:p>0.0004540704977449</text:p>
          </table:table-cell>
          <table:table-cell table:number-columns-repeated="2"/>
        </table:table-row>
        <table:table-row table:style-name="ro1">
          <table:table-cell office:value-type="float" office:value="0.00157017" calcext:value-type="float">
            <text:p>0.00157017</text:p>
          </table:table-cell>
          <table:table-cell office:value-type="float" office:value="0.0237365" calcext:value-type="float">
            <text:p>0.0237365</text:p>
          </table:table-cell>
          <table:table-cell table:formula="of:=([.A3105]*[.A3105])" office:value-type="float" office:value="0.0000024654338289" calcext:value-type="float">
            <text:p>0.0000024654338289</text:p>
          </table:table-cell>
          <table:table-cell table:formula="of:=([.A3105]-[.B3105])*([.A3105]-[.B3105])" office:value-type="float" office:value="0.0004913461856689" calcext:value-type="float">
            <text:p>0.0004913461856689</text:p>
          </table:table-cell>
          <table:table-cell table:number-columns-repeated="2"/>
        </table:table-row>
        <table:table-row table:style-name="ro1">
          <table:table-cell office:value-type="float" office:value="0.00157017" calcext:value-type="float">
            <text:p>0.00157017</text:p>
          </table:table-cell>
          <table:table-cell office:value-type="float" office:value="0.134504" calcext:value-type="float">
            <text:p>0.134504</text:p>
          </table:table-cell>
          <table:table-cell table:formula="of:=([.A3106]*[.A3106])" office:value-type="float" office:value="0.0000024654338289" calcext:value-type="float">
            <text:p>0.0000024654338289</text:p>
          </table:table-cell>
          <table:table-cell table:formula="of:=([.A3106]-[.B3106])*([.A3106]-[.B3106])" office:value-type="float" office:value="0.0176714031584689" calcext:value-type="float">
            <text:p>0.0176714031584689</text:p>
          </table:table-cell>
          <table:table-cell table:number-columns-repeated="2"/>
        </table:table-row>
        <table:table-row table:style-name="ro1">
          <table:table-cell office:value-type="float" office:value="0.00711334" calcext:value-type="float">
            <text:p>0.00711334</text:p>
          </table:table-cell>
          <table:table-cell office:value-type="float" office:value="0.00828962" calcext:value-type="float">
            <text:p>0.00828962</text:p>
          </table:table-cell>
          <table:table-cell table:formula="of:=([.A3107]*[.A3107])" office:value-type="float" office:value="0.0000505996059556" calcext:value-type="float">
            <text:p>0.0000505996059556</text:p>
          </table:table-cell>
          <table:table-cell table:formula="of:=([.A3107]-[.B3107])*([.A3107]-[.B3107])" office:value-type="float" office:value="0.0000013836346384" calcext:value-type="float">
            <text:p>0.0000013836346384</text:p>
          </table:table-cell>
          <table:table-cell table:number-columns-repeated="2"/>
        </table:table-row>
        <table:table-row table:style-name="ro1">
          <table:table-cell office:value-type="float" office:value="0.0127208" calcext:value-type="float">
            <text:p>0.0127208</text:p>
          </table:table-cell>
          <table:table-cell office:value-type="float" office:value="0.00427643" calcext:value-type="float">
            <text:p>0.00427643</text:p>
          </table:table-cell>
          <table:table-cell table:formula="of:=([.A3108]*[.A3108])" office:value-type="float" office:value="0.00016181875264" calcext:value-type="float">
            <text:p>0.00016181875264</text:p>
          </table:table-cell>
          <table:table-cell table:formula="of:=([.A3108]-[.B3108])*([.A3108]-[.B3108])" office:value-type="float" office:value="0.0000713073846969" calcext:value-type="float">
            <text:p>0.0000713073846969</text:p>
          </table:table-cell>
          <table:table-cell table:number-columns-repeated="2"/>
        </table:table-row>
        <table:table-row table:style-name="ro1">
          <table:table-cell office:value-type="float" office:value="0.0390185" calcext:value-type="float">
            <text:p>0.0390185</text:p>
          </table:table-cell>
          <table:table-cell office:value-type="float" office:value="0.055446" calcext:value-type="float">
            <text:p>0.055446</text:p>
          </table:table-cell>
          <table:table-cell table:formula="of:=([.A3109]*[.A3109])" office:value-type="float" office:value="0.00152244334225" calcext:value-type="float">
            <text:p>0.00152244334225</text:p>
          </table:table-cell>
          <table:table-cell table:formula="of:=([.A3109]-[.B3109])*([.A3109]-[.B3109])" office:value-type="float" office:value="0.00026986275625" calcext:value-type="float">
            <text:p>0.00026986275625</text:p>
          </table:table-cell>
          <table:table-cell table:number-columns-repeated="2"/>
        </table:table-row>
        <table:table-row table:style-name="ro1">
          <table:table-cell office:value-type="float" office:value="0.0390185" calcext:value-type="float">
            <text:p>0.0390185</text:p>
          </table:table-cell>
          <table:table-cell office:value-type="float" office:value="0.0966911" calcext:value-type="float">
            <text:p>0.0966911</text:p>
          </table:table-cell>
          <table:table-cell table:formula="of:=([.A3110]*[.A3110])" office:value-type="float" office:value="0.00152244334225" calcext:value-type="float">
            <text:p>0.00152244334225</text:p>
          </table:table-cell>
          <table:table-cell table:formula="of:=([.A3110]-[.B3110])*([.A3110]-[.B3110])" office:value-type="float" office:value="0.00332612879076" calcext:value-type="float">
            <text:p>0.00332612879076</text:p>
          </table:table-cell>
          <table:table-cell table:number-columns-repeated="2"/>
        </table:table-row>
        <table:table-row table:style-name="ro1">
          <table:table-cell office:value-type="float" office:value="0.166593" calcext:value-type="float">
            <text:p>0.166593</text:p>
          </table:table-cell>
          <table:table-cell office:value-type="float" office:value="0.0973445" calcext:value-type="float">
            <text:p>0.0973445</text:p>
          </table:table-cell>
          <table:table-cell table:formula="of:=([.A3111]*[.A3111])" office:value-type="float" office:value="0.027753227649" calcext:value-type="float">
            <text:p>0.027753227649</text:p>
          </table:table-cell>
          <table:table-cell table:formula="of:=([.A3111]-[.B3111])*([.A3111]-[.B3111])" office:value-type="float" office:value="0.00479535475225" calcext:value-type="float">
            <text:p>0.00479535475225</text:p>
          </table:table-cell>
          <table:table-cell table:number-columns-repeated="2"/>
        </table:table-row>
        <table:table-row table:style-name="ro1">
          <table:table-cell office:value-type="float" office:value="0.297101" calcext:value-type="float">
            <text:p>0.297101</text:p>
          </table:table-cell>
          <table:table-cell office:value-type="float" office:value="0.193894" calcext:value-type="float">
            <text:p>0.193894</text:p>
          </table:table-cell>
          <table:table-cell table:formula="of:=([.A3112]*[.A3112])" office:value-type="float" office:value="0.088269004201" calcext:value-type="float">
            <text:p>0.088269004201</text:p>
          </table:table-cell>
          <table:table-cell table:formula="of:=([.A3112]-[.B3112])*([.A3112]-[.B3112])" office:value-type="float" office:value="0.010651684849" calcext:value-type="float">
            <text:p>0.010651684849</text:p>
          </table:table-cell>
          <table:table-cell table:number-columns-repeated="2"/>
        </table:table-row>
        <table:table-row table:style-name="ro1">
          <table:table-cell office:value-type="float" office:value="0.407497" calcext:value-type="float">
            <text:p>0.407497</text:p>
          </table:table-cell>
          <table:table-cell office:value-type="float" office:value="0.264881" calcext:value-type="float">
            <text:p>0.264881</text:p>
          </table:table-cell>
          <table:table-cell table:formula="of:=([.A3113]*[.A3113])" office:value-type="float" office:value="0.166053805009" calcext:value-type="float">
            <text:p>0.166053805009</text:p>
          </table:table-cell>
          <table:table-cell table:formula="of:=([.A3113]-[.B3113])*([.A3113]-[.B3113])" office:value-type="float" office:value="0.020339323456" calcext:value-type="float">
            <text:p>0.020339323456</text:p>
          </table:table-cell>
          <table:table-cell table:number-columns-repeated="2"/>
        </table:table-row>
        <table:table-row table:style-name="ro1">
          <table:table-cell office:value-type="float" office:value="0.438604" calcext:value-type="float">
            <text:p>0.438604</text:p>
          </table:table-cell>
          <table:table-cell office:value-type="float" office:value="0.355691" calcext:value-type="float">
            <text:p>0.355691</text:p>
          </table:table-cell>
          <table:table-cell table:formula="of:=([.A3114]*[.A3114])" office:value-type="float" office:value="0.192373468816" calcext:value-type="float">
            <text:p>0.192373468816</text:p>
          </table:table-cell>
          <table:table-cell table:formula="of:=([.A3114]-[.B3114])*([.A3114]-[.B3114])" office:value-type="float" office:value="0.006874565569" calcext:value-type="float">
            <text:p>0.006874565569</text:p>
          </table:table-cell>
          <table:table-cell table:number-columns-repeated="2"/>
        </table:table-row>
        <table:table-row table:style-name="ro1">
          <table:table-cell office:value-type="float" office:value="0.483981" calcext:value-type="float">
            <text:p>0.483981</text:p>
          </table:table-cell>
          <table:table-cell office:value-type="float" office:value="0.380257" calcext:value-type="float">
            <text:p>0.380257</text:p>
          </table:table-cell>
          <table:table-cell table:formula="of:=([.A3115]*[.A3115])" office:value-type="float" office:value="0.234237608361" calcext:value-type="float">
            <text:p>0.234237608361</text:p>
          </table:table-cell>
          <table:table-cell table:formula="of:=([.A3115]-[.B3115])*([.A3115]-[.B3115])" office:value-type="float" office:value="0.010758668176" calcext:value-type="float">
            <text:p>0.010758668176</text:p>
          </table:table-cell>
          <table:table-cell table:number-columns-repeated="2"/>
        </table:table-row>
        <table:table-row table:style-name="ro1">
          <table:table-cell office:value-type="float" office:value="0.483981" calcext:value-type="float">
            <text:p>0.483981</text:p>
          </table:table-cell>
          <table:table-cell office:value-type="float" office:value="0.663785" calcext:value-type="float">
            <text:p>0.663785</text:p>
          </table:table-cell>
          <table:table-cell table:formula="of:=([.A3116]*[.A3116])" office:value-type="float" office:value="0.234237608361" calcext:value-type="float">
            <text:p>0.234237608361</text:p>
          </table:table-cell>
          <table:table-cell table:formula="of:=([.A3116]-[.B3116])*([.A3116]-[.B3116])" office:value-type="float" office:value="0.032329478416" calcext:value-type="float">
            <text:p>0.032329478416</text:p>
          </table:table-cell>
          <table:table-cell table:number-columns-repeated="2"/>
        </table:table-row>
        <table:table-row table:style-name="ro1">
          <table:table-cell office:value-type="float" office:value="0.785148" calcext:value-type="float">
            <text:p>0.785148</text:p>
          </table:table-cell>
          <table:table-cell office:value-type="float" office:value="0.670806" calcext:value-type="float">
            <text:p>0.670806</text:p>
          </table:table-cell>
          <table:table-cell table:formula="of:=([.A3117]*[.A3117])" office:value-type="float" office:value="0.616457381904" calcext:value-type="float">
            <text:p>0.616457381904</text:p>
          </table:table-cell>
          <table:table-cell table:formula="of:=([.A3117]-[.B3117])*([.A3117]-[.B3117])" office:value-type="float" office:value="0.013074092964" calcext:value-type="float">
            <text:p>0.013074092964</text:p>
          </table:table-cell>
          <table:table-cell table:number-columns-repeated="2"/>
        </table:table-row>
        <table:table-row table:style-name="ro1">
          <table:table-cell office:value-type="float" office:value="0.822931" calcext:value-type="float">
            <text:p>0.822931</text:p>
          </table:table-cell>
          <table:table-cell office:value-type="float" office:value="0.708982" calcext:value-type="float">
            <text:p>0.708982</text:p>
          </table:table-cell>
          <table:table-cell table:formula="of:=([.A3118]*[.A3118])" office:value-type="float" office:value="0.677215430761" calcext:value-type="float">
            <text:p>0.677215430761</text:p>
          </table:table-cell>
          <table:table-cell table:formula="of:=([.A3118]-[.B3118])*([.A3118]-[.B3118])" office:value-type="float" office:value="0.012984374601" calcext:value-type="float">
            <text:p>0.012984374601</text:p>
          </table:table-cell>
          <table:table-cell table:number-columns-repeated="2"/>
        </table:table-row>
        <table:table-row table:style-name="ro1">
          <table:table-cell office:value-type="float" office:value="0.822931" calcext:value-type="float">
            <text:p>0.822931</text:p>
          </table:table-cell>
          <table:table-cell office:value-type="float" office:value="0.919802" calcext:value-type="float">
            <text:p>0.919802</text:p>
          </table:table-cell>
          <table:table-cell table:formula="of:=([.A3119]*[.A3119])" office:value-type="float" office:value="0.677215430761" calcext:value-type="float">
            <text:p>0.677215430761</text:p>
          </table:table-cell>
          <table:table-cell table:formula="of:=([.A3119]-[.B3119])*([.A3119]-[.B3119])" office:value-type="float" office:value="0.00938399064100001" calcext:value-type="float">
            <text:p>0.00938399064100001</text:p>
          </table:table-cell>
          <table:table-cell table:number-columns-repeated="2"/>
        </table:table-row>
        <table:table-row table:style-name="ro1">
          <table:table-cell office:value-type="float" office:value="0.82293" calcext:value-type="float">
            <text:p>0.82293</text:p>
          </table:table-cell>
          <table:table-cell office:value-type="float" office:value="0.991819" calcext:value-type="float">
            <text:p>0.991819</text:p>
          </table:table-cell>
          <table:table-cell table:formula="of:=([.A3120]*[.A3120])" office:value-type="float" office:value="0.6772137849" calcext:value-type="float">
            <text:p>0.6772137849</text:p>
          </table:table-cell>
          <table:table-cell table:formula="of:=([.A3120]-[.B3120])*([.A3120]-[.B3120])" office:value-type="float" office:value="0.028523494321" calcext:value-type="float">
            <text:p>0.028523494321</text:p>
          </table:table-cell>
          <table:table-cell table:number-columns-repeated="2"/>
        </table:table-row>
        <table:table-row table:style-name="ro1">
          <table:table-cell office:value-type="float" office:value="0.975608" calcext:value-type="float">
            <text:p>0.975608</text:p>
          </table:table-cell>
          <table:table-cell office:value-type="float" office:value="0.995497" calcext:value-type="float">
            <text:p>0.995497</text:p>
          </table:table-cell>
          <table:table-cell table:formula="of:=([.A3121]*[.A3121])" office:value-type="float" office:value="0.951810969664" calcext:value-type="float">
            <text:p>0.951810969664</text:p>
          </table:table-cell>
          <table:table-cell table:formula="of:=([.A3121]-[.B3121])*([.A3121]-[.B3121])" office:value-type="float" office:value="0.000395572320999997" calcext:value-type="float">
            <text:p>0.000395572320999997</text:p>
          </table:table-cell>
          <table:table-cell table:number-columns-repeated="2"/>
        </table:table-row>
        <table:table-row table:style-name="ro1">
          <table:table-cell office:value-type="float" office:value="0.0000117421" calcext:value-type="float">
            <text:p>0.0000117421</text:p>
          </table:table-cell>
          <table:table-cell office:value-type="float" office:value="0.00000302948" calcext:value-type="float">
            <text:p>0.00000302948</text:p>
          </table:table-cell>
          <table:table-cell table:formula="of:=([.A3122]*[.A3122])" office:value-type="float" office:value="0.00000000013787691241" calcext:value-type="float">
            <text:p>1.3787691241E-10</text:p>
          </table:table-cell>
          <table:table-cell table:formula="of:=([.A3122]-[.B3122])*([.A3122]-[.B3122])" office:value-type="float" office:value="0.00000000007590974726" calcext:value-type="float">
            <text:p>7.59097472644E-11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145872" calcext:value-type="float">
            <text:p>0.00145872</text:p>
          </table:table-cell>
          <table:table-cell table:formula="of:=([.A3123]*[.A3123])" office:value-type="float" office:value="0.00000000000008881771" calcext:value-type="float">
            <text:p>8.8817708529E-14</text:p>
          </table:table-cell>
          <table:table-cell table:formula="of:=([.A3123]-[.B3123])*([.A3123]-[.B3123])" office:value-type="float" office:value="0.00000212699466299659" calcext:value-type="float">
            <text:p>2.12699466299659E-06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123347" calcext:value-type="float">
            <text:p>0.0123347</text:p>
          </table:table-cell>
          <table:table-cell table:formula="of:=([.A3124]*[.A3124])" office:value-type="float" office:value="0.00000000000017408338" calcext:value-type="float">
            <text:p>1.74083376289E-13</text:p>
          </table:table-cell>
          <table:table-cell table:formula="of:=([.A3124]-[.B3124])*([.A3124]-[.B3124])" office:value-type="float" office:value="0.000152134531376313" calcext:value-type="float">
            <text:p>0.000152134531376313</text:p>
          </table:table-cell>
          <table:table-cell table:number-columns-repeated="2"/>
        </table:table-row>
        <table:table-row table:style-name="ro1">
          <table:table-cell office:value-type="float" office:value="0.000000536442" calcext:value-type="float">
            <text:p>0.000000536442</text:p>
          </table:table-cell>
          <table:table-cell office:value-type="float" office:value="0.0339077" calcext:value-type="float">
            <text:p>0.0339077</text:p>
          </table:table-cell>
          <table:table-cell table:formula="of:=([.A3125]*[.A3125])" office:value-type="float" office:value="0.00000000000028777002" calcext:value-type="float">
            <text:p>2.87770019364E-13</text:p>
          </table:table-cell>
          <table:table-cell table:formula="of:=([.A3125]-[.B3125])*([.A3125]-[.B3125])" office:value-type="float" office:value="0.00114969574054896" calcext:value-type="float">
            <text:p>0.00114969574054896</text:p>
          </table:table-cell>
          <table:table-cell table:number-columns-repeated="2"/>
        </table:table-row>
        <table:table-row table:style-name="ro1">
          <table:table-cell office:value-type="float" office:value="0.0000101924" calcext:value-type="float">
            <text:p>0.0000101924</text:p>
          </table:table-cell>
          <table:table-cell office:value-type="float" office:value="0.000748475" calcext:value-type="float">
            <text:p>0.000748475</text:p>
          </table:table-cell>
          <table:table-cell table:formula="of:=([.A3126]*[.A3126])" office:value-type="float" office:value="0.00000000010388501776" calcext:value-type="float">
            <text:p>1.0388501776E-10</text:p>
          </table:table-cell>
          <table:table-cell table:formula="of:=([.A3126]-[.B3126])*([.A3126]-[.B3126])" office:value-type="float" office:value="0.00000054506119746276" calcext:value-type="float">
            <text:p>5.4506119746276E-07</text:p>
          </table:table-cell>
          <table:table-cell table:number-columns-repeated="2"/>
        </table:table-row>
        <table:table-row table:style-name="ro1">
          <table:table-cell office:value-type="float" office:value="0.00000882149" calcext:value-type="float">
            <text:p>0.00000882149</text:p>
          </table:table-cell>
          <table:table-cell office:value-type="float" office:value="0.00235789" calcext:value-type="float">
            <text:p>0.00235789</text:p>
          </table:table-cell>
          <table:table-cell table:formula="of:=([.A3127]*[.A3127])" office:value-type="float" office:value="0.00000000007781868582" calcext:value-type="float">
            <text:p>7.78186858201E-11</text:p>
          </table:table-cell>
          <table:table-cell table:formula="of:=([.A3127]-[.B3127])*([.A3127]-[.B3127])" office:value-type="float" office:value="0.00000551812286467362" calcext:value-type="float">
            <text:p>5.51812286467362E-06</text:p>
          </table:table-cell>
          <table:table-cell table:number-columns-repeated="2"/>
        </table:table-row>
        <table:table-row table:style-name="ro1">
          <table:table-cell office:value-type="float" office:value="0.00000882149" calcext:value-type="float">
            <text:p>0.00000882149</text:p>
          </table:table-cell>
          <table:table-cell office:value-type="float" office:value="0.000227832" calcext:value-type="float">
            <text:p>0.000227832</text:p>
          </table:table-cell>
          <table:table-cell table:formula="of:=([.A3128]*[.A3128])" office:value-type="float" office:value="0.00000000007781868582" calcext:value-type="float">
            <text:p>7.78186858201E-11</text:p>
          </table:table-cell>
          <table:table-cell table:formula="of:=([.A3128]-[.B3128])*([.A3128]-[.B3128])" office:value-type="float" office:value="0.00000004796560349046" calcext:value-type="float">
            <text:p>4.79656034904601E-08</text:p>
          </table:table-cell>
          <table:table-cell table:number-columns-repeated="2"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00185439" calcext:value-type="float">
            <text:p>0.0000185439</text:p>
          </table:table-cell>
          <table:table-cell table:formula="of:=([.A3129]*[.A3129])" office:value-type="float" office:value="0.00000000005730172064" calcext:value-type="float">
            <text:p>5.73017206441E-11</text:p>
          </table:table-cell>
          <table:table-cell table:formula="of:=([.A3129]-[.B3129])*([.A3129]-[.B3129])" office:value-type="float" office:value="0.00000000012043109029" calcext:value-type="float">
            <text:p>1.204310902921E-10</text:p>
          </table:table-cell>
          <table:table-cell table:number-columns-repeated="2"/>
        </table:table-row>
        <table:table-row table:style-name="ro1">
          <table:table-cell office:value-type="float" office:value="0.00000756979" calcext:value-type="float">
            <text:p>0.00000756979</text:p>
          </table:table-cell>
          <table:table-cell office:value-type="float" office:value="0.0000101878" calcext:value-type="float">
            <text:p>0.0000101878</text:p>
          </table:table-cell>
          <table:table-cell table:formula="of:=([.A3130]*[.A3130])" office:value-type="float" office:value="0.00000000005730172064" calcext:value-type="float">
            <text:p>5.73017206441E-11</text:p>
          </table:table-cell>
          <table:table-cell table:formula="of:=([.A3130]-[.B3130])*([.A3130]-[.B3130])" office:value-type="float" office:value="0.00000000000685397636" calcext:value-type="float">
            <text:p>6.8539763601E-12</text:p>
          </table:table-cell>
          <table:table-cell table:number-columns-repeated="2"/>
        </table:table-row>
        <table:table-row table:style-name="ro1">
          <table:table-cell office:value-type="float" office:value="0.00000536442" calcext:value-type="float">
            <text:p>0.00000536442</text:p>
          </table:table-cell>
          <table:table-cell office:value-type="float" office:value="0.0000293159" calcext:value-type="float">
            <text:p>0.0000293159</text:p>
          </table:table-cell>
          <table:table-cell table:formula="of:=([.A3131]*[.A3131])" office:value-type="float" office:value="0.00000000002877700194" calcext:value-type="float">
            <text:p>2.87770019364E-11</text:p>
          </table:table-cell>
          <table:table-cell table:formula="of:=([.A3131]-[.B3131])*([.A3131]-[.B3131])" office:value-type="float" office:value="0.00000000057367339419" calcext:value-type="float">
            <text:p>5.736733941904E-10</text:p>
          </table:table-cell>
          <table:table-cell table:number-columns-repeated="2"/>
        </table:table-row>
        <table:table-row table:style-name="ro1">
          <table:table-cell office:value-type="float" office:value="0.000000596046" calcext:value-type="float">
            <text:p>0.000000596046</text:p>
          </table:table-cell>
          <table:table-cell office:value-type="float" office:value="0.0335687" calcext:value-type="float">
            <text:p>0.0335687</text:p>
          </table:table-cell>
          <table:table-cell table:formula="of:=([.A3132]*[.A3132])" office:value-type="float" office:value="0.00000000000035527083" calcext:value-type="float">
            <text:p>3.55270834116E-13</text:p>
          </table:table-cell>
          <table:table-cell table:formula="of:=([.A3132]-[.B3132])*([.A3132]-[.B3132])" office:value-type="float" office:value="0.00112681760306655" calcext:value-type="float">
            <text:p>0.00112681760306655</text:p>
          </table:table-cell>
          <table:table-cell table:number-columns-repeated="2"/>
        </table:table-row>
        <table:table-row table:style-name="ro1">
          <table:table-cell office:value-type="float" office:value="0.000258803" calcext:value-type="float">
            <text:p>0.000258803</text:p>
          </table:table-cell>
          <table:table-cell office:value-type="float" office:value="0.00687679" calcext:value-type="float">
            <text:p>0.00687679</text:p>
          </table:table-cell>
          <table:table-cell table:formula="of:=([.A3133]*[.A3133])" office:value-type="float" office:value="0.000000066978992809" calcext:value-type="float">
            <text:p>6.6978992809E-08</text:p>
          </table:table-cell>
          <table:table-cell table:formula="of:=([.A3133]-[.B3133])*([.A3133]-[.B3133])" office:value-type="float" office:value="0.000043797751932169" calcext:value-type="float">
            <text:p>4.3797751932169E-05</text:p>
          </table:table-cell>
          <table:table-cell table:number-columns-repeated="2"/>
        </table:table-row>
        <table:table-row table:style-name="ro1">
          <table:table-cell office:value-type="float" office:value="0.000133038" calcext:value-type="float">
            <text:p>0.000133038</text:p>
          </table:table-cell>
          <table:table-cell office:value-type="float" office:value="0.00477747" calcext:value-type="float">
            <text:p>0.00477747</text:p>
          </table:table-cell>
          <table:table-cell table:formula="of:=([.A3134]*[.A3134])" office:value-type="float" office:value="0.000000017699109444" calcext:value-type="float">
            <text:p>1.7699109444E-08</text:p>
          </table:table-cell>
          <table:table-cell table:formula="of:=([.A3134]-[.B3134])*([.A3134]-[.B3134])" office:value-type="float" office:value="0.000021570748602624" calcext:value-type="float">
            <text:p>2.1570748602624E-05</text:p>
          </table:table-cell>
          <table:table-cell table:number-columns-repeated="2"/>
        </table:table-row>
        <table:table-row table:style-name="ro1">
          <table:table-cell office:value-type="float" office:value="0.000133038" calcext:value-type="float">
            <text:p>0.000133038</text:p>
          </table:table-cell>
          <table:table-cell office:value-type="float" office:value="0.00510216" calcext:value-type="float">
            <text:p>0.00510216</text:p>
          </table:table-cell>
          <table:table-cell table:formula="of:=([.A3135]*[.A3135])" office:value-type="float" office:value="0.000000017699109444" calcext:value-type="float">
            <text:p>1.7699109444E-08</text:p>
          </table:table-cell>
          <table:table-cell table:formula="of:=([.A3135]-[.B3135])*([.A3135]-[.B3135])" office:value-type="float" office:value="0.000024692173450884" calcext:value-type="float">
            <text:p>2.4692173450884E-05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272024" calcext:value-type="float">
            <text:p>0.00272024</text:p>
          </table:table-cell>
          <table:table-cell table:formula="of:=([.A3136]*[.A3136])" office:value-type="float" office:value="0.00000000000008881771" calcext:value-type="float">
            <text:p>8.8817708529E-14</text:p>
          </table:table-cell>
          <table:table-cell table:formula="of:=([.A3136]-[.B3136])*([.A3136]-[.B3136])" office:value-type="float" office:value="0.00000739808435824667" calcext:value-type="float">
            <text:p>7.39808435824667E-06</text:p>
          </table:table-cell>
          <table:table-cell table:number-columns-repeated="2"/>
        </table:table-row>
        <table:table-row table:style-name="ro1">
          <table:table-cell office:value-type="float" office:value="0.000030458" calcext:value-type="float">
            <text:p>0.000030458</text:p>
          </table:table-cell>
          <table:table-cell office:value-type="float" office:value="0.0280821" calcext:value-type="float">
            <text:p>0.0280821</text:p>
          </table:table-cell>
          <table:table-cell table:formula="of:=([.A3137]*[.A3137])" office:value-type="float" office:value="0.000000000927689764" calcext:value-type="float">
            <text:p>9.27689764E-10</text:p>
          </table:table-cell>
          <table:table-cell table:formula="of:=([.A3137]-[.B3137])*([.A3137]-[.B3137])" office:value-type="float" office:value="0.000786894618896164" calcext:value-type="float">
            <text:p>0.000786894618896164</text:p>
          </table:table-cell>
          <table:table-cell table:number-columns-repeated="2"/>
        </table:table-row>
        <table:table-row table:style-name="ro1">
          <table:table-cell office:value-type="float" office:value="0.000030458" calcext:value-type="float">
            <text:p>0.000030458</text:p>
          </table:table-cell>
          <table:table-cell office:value-type="float" office:value="0.0294738" calcext:value-type="float">
            <text:p>0.0294738</text:p>
          </table:table-cell>
          <table:table-cell table:formula="of:=([.A3138]*[.A3138])" office:value-type="float" office:value="0.000000000927689764" calcext:value-type="float">
            <text:p>9.27689764E-10</text:p>
          </table:table-cell>
          <table:table-cell table:formula="of:=([.A3138]-[.B3138])*([.A3138]-[.B3138])" office:value-type="float" office:value="0.000866910388128964" calcext:value-type="float">
            <text:p>0.000866910388128964</text:p>
          </table:table-cell>
          <table:table-cell table:number-columns-repeated="2"/>
        </table:table-row>
        <table:table-row table:style-name="ro1">
          <table:table-cell office:value-type="float" office:value="0.000170708" calcext:value-type="float">
            <text:p>0.000170708</text:p>
          </table:table-cell>
          <table:table-cell office:value-type="float" office:value="0.0000482526" calcext:value-type="float">
            <text:p>0.0000482526</text:p>
          </table:table-cell>
          <table:table-cell table:formula="of:=([.A3139]*[.A3139])" office:value-type="float" office:value="0.000000029141221264" calcext:value-type="float">
            <text:p>2.9141221264E-08</text:p>
          </table:table-cell>
          <table:table-cell table:formula="of:=([.A3139]-[.B3139])*([.A3139]-[.B3139])" office:value-type="float" office:value="0.00000001499532498916" calcext:value-type="float">
            <text:p>1.499532498916E-08</text:p>
          </table:table-cell>
          <table:table-cell table:number-columns-repeated="2"/>
        </table:table-row>
        <table:table-row table:style-name="ro1">
          <table:table-cell office:value-type="float" office:value="0.00287515" calcext:value-type="float">
            <text:p>0.00287515</text:p>
          </table:table-cell>
          <table:table-cell office:value-type="float" office:value="0.0656448" calcext:value-type="float">
            <text:p>0.0656448</text:p>
          </table:table-cell>
          <table:table-cell table:formula="of:=([.A3140]*[.A3140])" office:value-type="float" office:value="0.0000082664875225" calcext:value-type="float">
            <text:p>0.0000082664875225</text:p>
          </table:table-cell>
          <table:table-cell table:formula="of:=([.A3140]-[.B3140])*([.A3140]-[.B3140])" office:value-type="float" office:value="0.0039400289611225" calcext:value-type="float">
            <text:p>0.0039400289611225</text:p>
          </table:table-cell>
          <table:table-cell table:number-columns-repeated="2"/>
        </table:table-row>
        <table:table-row table:style-name="ro1">
          <table:table-cell office:value-type="float" office:value="0.00455076" calcext:value-type="float">
            <text:p>0.00455076</text:p>
          </table:table-cell>
          <table:table-cell office:value-type="float" office:value="0.0665817" calcext:value-type="float">
            <text:p>0.0665817</text:p>
          </table:table-cell>
          <table:table-cell table:formula="of:=([.A3141]*[.A3141])" office:value-type="float" office:value="0.0000207094165776" calcext:value-type="float">
            <text:p>0.0000207094165776</text:p>
          </table:table-cell>
          <table:table-cell table:formula="of:=([.A3141]-[.B3141])*([.A3141]-[.B3141])" office:value-type="float" office:value="0.0038478375172836" calcext:value-type="float">
            <text:p>0.0038478375172836</text:p>
          </table:table-cell>
          <table:table-cell table:number-columns-repeated="2"/>
        </table:table-row>
        <table:table-row table:style-name="ro1">
          <table:table-cell office:value-type="float" office:value="0.00395542" calcext:value-type="float">
            <text:p>0.00395542</text:p>
          </table:table-cell>
          <table:table-cell office:value-type="float" office:value="0.021398" calcext:value-type="float">
            <text:p>0.021398</text:p>
          </table:table-cell>
          <table:table-cell table:formula="of:=([.A3142]*[.A3142])" office:value-type="float" office:value="0.0000156453473764" calcext:value-type="float">
            <text:p>0.0000156453473764</text:p>
          </table:table-cell>
          <table:table-cell table:formula="of:=([.A3142]-[.B3142])*([.A3142]-[.B3142])" office:value-type="float" office:value="0.0003042435970564" calcext:value-type="float">
            <text:p>0.0003042435970564</text:p>
          </table:table-cell>
          <table:table-cell table:number-columns-repeated="2"/>
        </table:table-row>
        <table:table-row table:style-name="ro1">
          <table:table-cell office:value-type="float" office:value="0.000500441" calcext:value-type="float">
            <text:p>0.000500441</text:p>
          </table:table-cell>
          <table:table-cell office:value-type="float" office:value="0.00363547" calcext:value-type="float">
            <text:p>0.00363547</text:p>
          </table:table-cell>
          <table:table-cell table:formula="of:=([.A3143]*[.A3143])" office:value-type="float" office:value="0.000000250441194481" calcext:value-type="float">
            <text:p>2.50441194481E-07</text:p>
          </table:table-cell>
          <table:table-cell table:formula="of:=([.A3143]-[.B3143])*([.A3143]-[.B3143])" office:value-type="float" office:value="0.000009828406830841" calcext:value-type="float">
            <text:p>9.828406830841E-06</text:p>
          </table:table-cell>
          <table:table-cell table:number-columns-repeated="2"/>
        </table:table-row>
        <table:table-row table:style-name="ro1">
          <table:table-cell office:value-type="float" office:value="0.00185066" calcext:value-type="float">
            <text:p>0.00185066</text:p>
          </table:table-cell>
          <table:table-cell office:value-type="float" office:value="0.0342124" calcext:value-type="float">
            <text:p>0.0342124</text:p>
          </table:table-cell>
          <table:table-cell table:formula="of:=([.A3144]*[.A3144])" office:value-type="float" office:value="0.0000034249424356" calcext:value-type="float">
            <text:p>0.0000034249424356</text:p>
          </table:table-cell>
          <table:table-cell table:formula="of:=([.A3144]-[.B3144])*([.A3144]-[.B3144])" office:value-type="float" office:value="0.0010472822158276" calcext:value-type="float">
            <text:p>0.0010472822158276</text:p>
          </table:table-cell>
          <table:table-cell table:number-columns-repeated="2"/>
        </table:table-row>
        <table:table-row table:style-name="ro1">
          <table:table-cell office:value-type="float" office:value="0.0212662" calcext:value-type="float">
            <text:p>0.0212662</text:p>
          </table:table-cell>
          <table:table-cell office:value-type="float" office:value="0.0183006" calcext:value-type="float">
            <text:p>0.0183006</text:p>
          </table:table-cell>
          <table:table-cell table:formula="of:=([.A3145]*[.A3145])" office:value-type="float" office:value="0.00045225126244" calcext:value-type="float">
            <text:p>0.00045225126244</text:p>
          </table:table-cell>
          <table:table-cell table:formula="of:=([.A3145]-[.B3145])*([.A3145]-[.B3145])" office:value-type="float" office:value="0.00000879478335999999" calcext:value-type="float">
            <text:p>0.00000879478335999999</text:p>
          </table:table-cell>
          <table:table-cell table:number-columns-repeated="2"/>
        </table:table-row>
        <table:table-row table:style-name="ro1">
          <table:table-cell office:value-type="float" office:value="0.034165" calcext:value-type="float">
            <text:p>0.034165</text:p>
          </table:table-cell>
          <table:table-cell office:value-type="float" office:value="0.17952" calcext:value-type="float">
            <text:p>0.17952</text:p>
          </table:table-cell>
          <table:table-cell table:formula="of:=([.A3146]*[.A3146])" office:value-type="float" office:value="0.001167247225" calcext:value-type="float">
            <text:p>0.001167247225</text:p>
          </table:table-cell>
          <table:table-cell table:formula="of:=([.A3146]-[.B3146])*([.A3146]-[.B3146])" office:value-type="float" office:value="0.021128076025" calcext:value-type="float">
            <text:p>0.021128076025</text:p>
          </table:table-cell>
          <table:table-cell table:number-columns-repeated="2"/>
        </table:table-row>
        <table:table-row table:style-name="ro1">
          <table:table-cell office:value-type="float" office:value="0.108871" calcext:value-type="float">
            <text:p>0.108871</text:p>
          </table:table-cell>
          <table:table-cell office:value-type="float" office:value="0.331396" calcext:value-type="float">
            <text:p>0.331396</text:p>
          </table:table-cell>
          <table:table-cell table:formula="of:=([.A3147]*[.A3147])" office:value-type="float" office:value="0.011852894641" calcext:value-type="float">
            <text:p>0.011852894641</text:p>
          </table:table-cell>
          <table:table-cell table:formula="of:=([.A3147]-[.B3147])*([.A3147]-[.B3147])" office:value-type="float" office:value="0.049517375625" calcext:value-type="float">
            <text:p>0.049517375625</text:p>
          </table:table-cell>
          <table:table-cell table:number-columns-repeated="2"/>
        </table:table-row>
        <table:table-row table:style-name="ro1">
          <table:table-cell office:value-type="float" office:value="0.138353" calcext:value-type="float">
            <text:p>0.138353</text:p>
          </table:table-cell>
          <table:table-cell office:value-type="float" office:value="0.526476" calcext:value-type="float">
            <text:p>0.526476</text:p>
          </table:table-cell>
          <table:table-cell table:formula="of:=([.A3148]*[.A3148])" office:value-type="float" office:value="0.019141552609" calcext:value-type="float">
            <text:p>0.019141552609</text:p>
          </table:table-cell>
          <table:table-cell table:formula="of:=([.A3148]-[.B3148])*([.A3148]-[.B3148])" office:value-type="float" office:value="0.150639463129" calcext:value-type="float">
            <text:p>0.150639463129</text:p>
          </table:table-cell>
          <table:table-cell table:number-columns-repeated="2"/>
        </table:table-row>
        <table:table-row table:style-name="ro1">
          <table:table-cell office:value-type="float" office:value="0.138352" calcext:value-type="float">
            <text:p>0.138352</text:p>
          </table:table-cell>
          <table:table-cell office:value-type="float" office:value="0.489729" calcext:value-type="float">
            <text:p>0.489729</text:p>
          </table:table-cell>
          <table:table-cell table:formula="of:=([.A3149]*[.A3149])" office:value-type="float" office:value="0.019141275904" calcext:value-type="float">
            <text:p>0.019141275904</text:p>
          </table:table-cell>
          <table:table-cell table:formula="of:=([.A3149]-[.B3149])*([.A3149]-[.B3149])" office:value-type="float" office:value="0.123465796129" calcext:value-type="float">
            <text:p>0.123465796129</text:p>
          </table:table-cell>
          <table:table-cell table:number-columns-repeated="2"/>
        </table:table-row>
        <table:table-row table:style-name="ro1">
          <table:table-cell office:value-type="float" office:value="0.180639" calcext:value-type="float">
            <text:p>0.180639</text:p>
          </table:table-cell>
          <table:table-cell office:value-type="float" office:value="0.231034" calcext:value-type="float">
            <text:p>0.231034</text:p>
          </table:table-cell>
          <table:table-cell table:formula="of:=([.A3150]*[.A3150])" office:value-type="float" office:value="0.032630448321" calcext:value-type="float">
            <text:p>0.032630448321</text:p>
          </table:table-cell>
          <table:table-cell table:formula="of:=([.A3150]-[.B3150])*([.A3150]-[.B3150])" office:value-type="float" office:value="0.002539656025" calcext:value-type="float">
            <text:p>0.002539656025</text:p>
          </table:table-cell>
          <table:table-cell table:number-columns-repeated="2"/>
        </table:table-row>
        <table:table-row table:style-name="ro1">
          <table:table-cell office:value-type="float" office:value="0.180639" calcext:value-type="float">
            <text:p>0.180639</text:p>
          </table:table-cell>
          <table:table-cell office:value-type="float" office:value="0.157405" calcext:value-type="float">
            <text:p>0.157405</text:p>
          </table:table-cell>
          <table:table-cell table:formula="of:=([.A3151]*[.A3151])" office:value-type="float" office:value="0.032630448321" calcext:value-type="float">
            <text:p>0.032630448321</text:p>
          </table:table-cell>
          <table:table-cell table:formula="of:=([.A3151]-[.B3151])*([.A3151]-[.B3151])" office:value-type="float" office:value="0.000539818756" calcext:value-type="float">
            <text:p>0.000539818756</text:p>
          </table:table-cell>
          <table:table-cell table:number-columns-repeated="2"/>
        </table:table-row>
        <table:table-row table:style-name="ro1">
          <table:table-cell office:value-type="float" office:value="0.505905" calcext:value-type="float">
            <text:p>0.505905</text:p>
          </table:table-cell>
          <table:table-cell office:value-type="float" office:value="0.298437" calcext:value-type="float">
            <text:p>0.298437</text:p>
          </table:table-cell>
          <table:table-cell table:formula="of:=([.A3152]*[.A3152])" office:value-type="float" office:value="0.255939869025" calcext:value-type="float">
            <text:p>0.255939869025</text:p>
          </table:table-cell>
          <table:table-cell table:formula="of:=([.A3152]-[.B3152])*([.A3152]-[.B3152])" office:value-type="float" office:value="0.043042971024" calcext:value-type="float">
            <text:p>0.043042971024</text:p>
          </table:table-cell>
          <table:table-cell table:number-columns-repeated="2"/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0.700273" calcext:value-type="float">
            <text:p>0.700273</text:p>
          </table:table-cell>
          <table:table-cell table:formula="of:=([.A3153]*[.A3153])" office:value-type="float" office:value="0.489998600001" calcext:value-type="float">
            <text:p>0.489998600001</text:p>
          </table:table-cell>
          <table:table-cell table:formula="of:=([.A3153]-[.B3153])*([.A3153]-[.B3153])" office:value-type="float" office:value="0.000000075076" calcext:value-type="float">
            <text:p>7.50759999999981E-08</text:p>
          </table:table-cell>
          <table:table-cell table:number-columns-repeated="2"/>
        </table:table-row>
        <table:table-row table:style-name="ro1">
          <table:table-cell office:value-type="float" office:value="0.699999" calcext:value-type="float">
            <text:p>0.699999</text:p>
          </table:table-cell>
          <table:table-cell office:value-type="float" office:value="0.733614" calcext:value-type="float">
            <text:p>0.733614</text:p>
          </table:table-cell>
          <table:table-cell table:formula="of:=([.A3154]*[.A3154])" office:value-type="float" office:value="0.489998600001" calcext:value-type="float">
            <text:p>0.489998600001</text:p>
          </table:table-cell>
          <table:table-cell table:formula="of:=([.A3154]-[.B3154])*([.A3154]-[.B3154])" office:value-type="float" office:value="0.001129968225" calcext:value-type="float">
            <text:p>0.001129968225</text:p>
          </table:table-cell>
          <table:table-cell table:number-columns-repeated="2"/>
        </table:table-row>
        <table:table-row table:style-name="ro1">
          <table:table-cell office:value-type="float" office:value="0.898857" calcext:value-type="float">
            <text:p>0.898857</text:p>
          </table:table-cell>
          <table:table-cell office:value-type="float" office:value="0.79215" calcext:value-type="float">
            <text:p>0.79215</text:p>
          </table:table-cell>
          <table:table-cell table:formula="of:=([.A3155]*[.A3155])" office:value-type="float" office:value="0.807943906449" calcext:value-type="float">
            <text:p>0.807943906449</text:p>
          </table:table-cell>
          <table:table-cell table:formula="of:=([.A3155]-[.B3155])*([.A3155]-[.B3155])" office:value-type="float" office:value="0.011386383849" calcext:value-type="float">
            <text:p>0.011386383849</text:p>
          </table:table-cell>
          <table:table-cell table:number-columns-repeated="2"/>
        </table:table-row>
        <table:table-row table:style-name="ro1">
          <table:table-cell office:value-type="float" office:value="0.898857" calcext:value-type="float">
            <text:p>0.898857</text:p>
          </table:table-cell>
          <table:table-cell office:value-type="float" office:value="0.848299" calcext:value-type="float">
            <text:p>0.848299</text:p>
          </table:table-cell>
          <table:table-cell table:formula="of:=([.A3156]*[.A3156])" office:value-type="float" office:value="0.807943906449" calcext:value-type="float">
            <text:p>0.807943906449</text:p>
          </table:table-cell>
          <table:table-cell table:formula="of:=([.A3156]-[.B3156])*([.A3156]-[.B3156])" office:value-type="float" office:value="0.002556111364" calcext:value-type="float">
            <text:p>0.002556111364</text:p>
          </table:table-cell>
          <table:table-cell table:number-columns-repeated="2"/>
        </table:table-row>
        <table:table-row table:style-name="ro1">
          <table:table-cell office:value-type="float" office:value="0.952716" calcext:value-type="float">
            <text:p>0.952716</text:p>
          </table:table-cell>
          <table:table-cell office:value-type="float" office:value="0.911807" calcext:value-type="float">
            <text:p>0.911807</text:p>
          </table:table-cell>
          <table:table-cell table:formula="of:=([.A3157]*[.A3157])" office:value-type="float" office:value="0.907667776656" calcext:value-type="float">
            <text:p>0.907667776656</text:p>
          </table:table-cell>
          <table:table-cell table:formula="of:=([.A3157]-[.B3157])*([.A3157]-[.B3157])" office:value-type="float" office:value="0.001673546281" calcext:value-type="float">
            <text:p>0.001673546281</text:p>
          </table:table-cell>
          <table:table-cell table:number-columns-repeated="2"/>
        </table:table-row>
        <table:table-row table:style-name="ro1">
          <table:table-cell office:value-type="float" office:value="0.952716" calcext:value-type="float">
            <text:p>0.952716</text:p>
          </table:table-cell>
          <table:table-cell office:value-type="float" office:value="0.962768" calcext:value-type="float">
            <text:p>0.962768</text:p>
          </table:table-cell>
          <table:table-cell table:formula="of:=([.A3158]*[.A3158])" office:value-type="float" office:value="0.907667776656" calcext:value-type="float">
            <text:p>0.907667776656</text:p>
          </table:table-cell>
          <table:table-cell table:formula="of:=([.A3158]-[.B3158])*([.A3158]-[.B3158])" office:value-type="float" office:value="0.000101042703999999" calcext:value-type="float">
            <text:p>0.000101042703999999</text:p>
          </table:table-cell>
          <table:table-cell table:number-columns-repeated="2"/>
        </table:table-row>
        <table:table-row table:style-name="ro1">
          <table:table-cell office:value-type="float" office:value="0.952717" calcext:value-type="float">
            <text:p>0.952717</text:p>
          </table:table-cell>
          <table:table-cell office:value-type="float" office:value="0.975948" calcext:value-type="float">
            <text:p>0.975948</text:p>
          </table:table-cell>
          <table:table-cell table:formula="of:=([.A3159]*[.A3159])" office:value-type="float" office:value="0.907669682089" calcext:value-type="float">
            <text:p>0.907669682089</text:p>
          </table:table-cell>
          <table:table-cell table:formula="of:=([.A3159]-[.B3159])*([.A3159]-[.B3159])" office:value-type="float" office:value="0.000539679361" calcext:value-type="float">
            <text:p>0.000539679361</text:p>
          </table:table-cell>
          <table:table-cell table:number-columns-repeated="2"/>
        </table:table-row>
        <table:table-row table:style-name="ro1">
          <table:table-cell office:value-type="float" office:value="0.993009" calcext:value-type="float">
            <text:p>0.993009</text:p>
          </table:table-cell>
          <table:table-cell office:value-type="float" office:value="0.999997" calcext:value-type="float">
            <text:p>0.999997</text:p>
          </table:table-cell>
          <table:table-cell table:formula="of:=([.A3160]*[.A3160])" office:value-type="float" office:value="0.986066874081" calcext:value-type="float">
            <text:p>0.986066874081</text:p>
          </table:table-cell>
          <table:table-cell table:formula="of:=([.A3160]-[.B3160])*([.A3160]-[.B3160])" office:value-type="float" office:value="0.0000488321439999999" calcext:value-type="float">
            <text:p>0.0000488321439999999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0291312" calcext:value-type="float">
            <text:p>0.00000291312</text:p>
          </table:table-cell>
          <table:table-cell table:formula="of:=([.A3161]*[.A3161])" office:value-type="float" office:value="3.55270834116E-015" calcext:value-type="float">
            <text:p>3.55270834116E-15</text:p>
          </table:table-cell>
          <table:table-cell table:formula="of:=([.A3161]-[.B3161])*([.A3161]-[.B3161])" office:value-type="float" office:value="0.00000000000814255014" calcext:value-type="float">
            <text:p>8.14255013803716E-12</text:p>
          </table:table-cell>
          <table:table-cell table:number-columns-repeated="2"/>
        </table:table-row>
        <table:table-row table:style-name="ro1">
          <table:table-cell office:value-type="float" office:value="0.0000038147" calcext:value-type="float">
            <text:p>0.0000038147</text:p>
          </table:table-cell>
          <table:table-cell office:value-type="float" office:value="0.000763096" calcext:value-type="float">
            <text:p>0.000763096</text:p>
          </table:table-cell>
          <table:table-cell table:formula="of:=([.A3162]*[.A3162])" office:value-type="float" office:value="0.00000000001455193609" calcext:value-type="float">
            <text:p>1.455193609E-11</text:p>
          </table:table-cell>
          <table:table-cell table:formula="of:=([.A3162]-[.B3162])*([.A3162]-[.B3162])" office:value-type="float" office:value="0.00000057650809252969" calcext:value-type="float">
            <text:p>5.7650809252969E-07</text:p>
          </table:table-cell>
          <table:table-cell table:number-columns-repeated="2"/>
        </table:table-row>
        <table:table-row table:style-name="ro1">
          <table:table-cell office:value-type="float" office:value="0.0000000596046" calcext:value-type="float">
            <text:p>0.0000000596046</text:p>
          </table:table-cell>
          <table:table-cell office:value-type="float" office:value="0.0000686562" calcext:value-type="float">
            <text:p>0.0000686562</text:p>
          </table:table-cell>
          <table:table-cell table:formula="of:=([.A3163]*[.A3163])" office:value-type="float" office:value="3.55270834116E-015" calcext:value-type="float">
            <text:p>3.55270834116E-15</text:p>
          </table:table-cell>
          <table:table-cell table:formula="of:=([.A3163]-[.B3163])*([.A3163]-[.B3163])" office:value-type="float" office:value="0.00000000470549290047" calcext:value-type="float">
            <text:p>4.7054929004713E-09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217898" calcext:value-type="float">
            <text:p>0.00217898</text:p>
          </table:table-cell>
          <table:table-cell table:formula="of:=([.A3164]*[.A3164])" office:value-type="float" office:value="0.00000000000568436196" calcext:value-type="float">
            <text:p>5.6843619561E-12</text:p>
          </table:table-cell>
          <table:table-cell table:formula="of:=([.A3164]-[.B3164])*([.A3164]-[.B3164])" office:value-type="float" office:value="0.00000473756932010956" calcext:value-type="float">
            <text:p>4.73756932010956E-06</text:p>
          </table:table-cell>
          <table:table-cell table:number-columns-repeated="2"/>
        </table:table-row>
        <table:table-row table:style-name="ro1">
          <table:table-cell office:value-type="float" office:value="0.00000238419" calcext:value-type="float">
            <text:p>0.00000238419</text:p>
          </table:table-cell>
          <table:table-cell office:value-type="float" office:value="0.00406211" calcext:value-type="float">
            <text:p>0.00406211</text:p>
          </table:table-cell>
          <table:table-cell table:formula="of:=([.A3165]*[.A3165])" office:value-type="float" office:value="0.00000000000568436196" calcext:value-type="float">
            <text:p>5.6843619561E-12</text:p>
          </table:table-cell>
          <table:table-cell table:formula="of:=([.A3165]-[.B3165])*([.A3165]-[.B3165])" office:value-type="float" office:value="0.0000164813736523802" calcext:value-type="float">
            <text:p>1.64813736523802E-05</text:p>
          </table:table-cell>
          <table:table-cell table:number-columns-repeated="2"/>
        </table:table-row>
        <table:table-row table:style-name="ro1">
          <table:table-cell office:value-type="float" office:value="0.000013411" calcext:value-type="float">
            <text:p>0.000013411</text:p>
          </table:table-cell>
          <table:table-cell office:value-type="float" office:value="0.0105437" calcext:value-type="float">
            <text:p>0.0105437</text:p>
          </table:table-cell>
          <table:table-cell table:formula="of:=([.A3166]*[.A3166])" office:value-type="float" office:value="0.000000000179854921" calcext:value-type="float">
            <text:p>1.79854921E-10</text:p>
          </table:table-cell>
          <table:table-cell table:formula="of:=([.A3166]-[.B3166])*([.A3166]-[.B3166])" office:value-type="float" office:value="0.000110886986423521" calcext:value-type="float">
            <text:p>0.000110886986423521</text:p>
          </table:table-cell>
          <table:table-cell table:number-columns-repeated="2"/>
        </table:table-row>
        <table:table-row table:style-name="ro1">
          <table:table-cell office:value-type="float" office:value="0.00000363588" calcext:value-type="float">
            <text:p>0.00000363588</text:p>
          </table:table-cell>
          <table:table-cell office:value-type="float" office:value="0.0000678509" calcext:value-type="float">
            <text:p>0.0000678509</text:p>
          </table:table-cell>
          <table:table-cell table:formula="of:=([.A3167]*[.A3167])" office:value-type="float" office:value="0.00000000001321962337" calcext:value-type="float">
            <text:p>1.32196233744E-11</text:p>
          </table:table-cell>
          <table:table-cell table:formula="of:=([.A3167]-[.B3167])*([.A3167]-[.B3167])" office:value-type="float" office:value="0.0000000041235687936" calcext:value-type="float">
            <text:p>4.1235687936004E-09</text:p>
          </table:table-cell>
          <table:table-cell table:number-columns-repeated="2"/>
        </table:table-row>
        <table:table-row table:style-name="ro1">
          <table:table-cell office:value-type="float" office:value="0.000125766" calcext:value-type="float">
            <text:p>0.000125766</text:p>
          </table:table-cell>
          <table:table-cell office:value-type="float" office:value="0.000582568" calcext:value-type="float">
            <text:p>0.000582568</text:p>
          </table:table-cell>
          <table:table-cell table:formula="of:=([.A3168]*[.A3168])" office:value-type="float" office:value="0.000000015817086756" calcext:value-type="float">
            <text:p>1.5817086756E-08</text:p>
          </table:table-cell>
          <table:table-cell table:formula="of:=([.A3168]-[.B3168])*([.A3168]-[.B3168])" office:value-type="float" office:value="0.000000208668067204" calcext:value-type="float">
            <text:p>2.08668067204E-07</text:p>
          </table:table-cell>
          <table:table-cell table:number-columns-repeated="2"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0847733" calcext:value-type="float">
            <text:p>0.00847733</text:p>
          </table:table-cell>
          <table:table-cell table:formula="of:=([.A3169]*[.A3169])" office:value-type="float" office:value="0.00000000003342747672" calcext:value-type="float">
            <text:p>3.34274767225E-11</text:p>
          </table:table-cell>
          <table:table-cell table:formula="of:=([.A3169]-[.B3169])*([.A3169]-[.B3169])" office:value-type="float" office:value="0.0000717671314463877" calcext:value-type="float">
            <text:p>7.17671314463877E-05</text:p>
          </table:table-cell>
          <table:table-cell table:number-columns-repeated="2"/>
        </table:table-row>
        <table:table-row table:style-name="ro1">
          <table:table-cell office:value-type="float" office:value="0.00000578165" calcext:value-type="float">
            <text:p>0.00000578165</text:p>
          </table:table-cell>
          <table:table-cell office:value-type="float" office:value="0.0191109" calcext:value-type="float">
            <text:p>0.0191109</text:p>
          </table:table-cell>
          <table:table-cell table:formula="of:=([.A3170]*[.A3170])" office:value-type="float" office:value="0.00000000003342747672" calcext:value-type="float">
            <text:p>3.34274767225E-11</text:p>
          </table:table-cell>
          <table:table-cell table:formula="of:=([.A3170]-[.B3170])*([.A3170]-[.B3170])" office:value-type="float" office:value="0.000365005547167507" calcext:value-type="float">
            <text:p>0.000365005547167507</text:p>
          </table:table-cell>
          <table:table-cell table:number-columns-repeated="2"/>
        </table:table-row>
        <table:table-row table:style-name="ro1">
          <table:table-cell office:value-type="float" office:value="0.00000971556" calcext:value-type="float">
            <text:p>0.00000971556</text:p>
          </table:table-cell>
          <table:table-cell office:value-type="float" office:value="0.0027045" calcext:value-type="float">
            <text:p>0.0027045</text:p>
          </table:table-cell>
          <table:table-cell table:formula="of:=([.A3171]*[.A3171])" office:value-type="float" office:value="0.00000000009439210611" calcext:value-type="float">
            <text:p>9.43921061136E-11</text:p>
          </table:table-cell>
          <table:table-cell table:formula="of:=([.A3171]-[.B3171])*([.A3171]-[.B3171])" office:value-type="float" office:value="0.00000726186317806611" calcext:value-type="float">
            <text:p>7.26186317806611E-06</text:p>
          </table:table-cell>
          <table:table-cell table:number-columns-repeated="2"/>
        </table:table-row>
        <table:table-row table:style-name="ro1">
          <table:table-cell office:value-type="float" office:value="0.000059247" calcext:value-type="float">
            <text:p>0.000059247</text:p>
          </table:table-cell>
          <table:table-cell office:value-type="float" office:value="0.000556481" calcext:value-type="float">
            <text:p>0.000556481</text:p>
          </table:table-cell>
          <table:table-cell table:formula="of:=([.A3172]*[.A3172])" office:value-type="float" office:value="0.000000003510207009" calcext:value-type="float">
            <text:p>3.510207009E-09</text:p>
          </table:table-cell>
          <table:table-cell table:formula="of:=([.A3172]-[.B3172])*([.A3172]-[.B3172])" office:value-type="float" office:value="0.000000247241650756" calcext:value-type="float">
            <text:p>2.47241650756E-07</text:p>
          </table:table-cell>
          <table:table-cell table:number-columns-repeated="2"/>
        </table:table-row>
        <table:table-row table:style-name="ro1">
          <table:table-cell office:value-type="float" office:value="0.0000712276" calcext:value-type="float">
            <text:p>0.0000712276</text:p>
          </table:table-cell>
          <table:table-cell office:value-type="float" office:value="0.000222398" calcext:value-type="float">
            <text:p>0.000222398</text:p>
          </table:table-cell>
          <table:table-cell table:formula="of:=([.A3173]*[.A3173])" office:value-type="float" office:value="0.00000000507337100176" calcext:value-type="float">
            <text:p>5.07337100176E-09</text:p>
          </table:table-cell>
          <table:table-cell table:formula="of:=([.A3173]-[.B3173])*([.A3173]-[.B3173])" office:value-type="float" office:value="0.00000002285248983616" calcext:value-type="float">
            <text:p>2.285248983616E-08</text:p>
          </table:table-cell>
          <table:table-cell table:number-columns-repeated="2"/>
        </table:table-row>
        <table:table-row table:style-name="ro1">
          <table:table-cell office:value-type="float" office:value="0.000112414" calcext:value-type="float">
            <text:p>0.000112414</text:p>
          </table:table-cell>
          <table:table-cell office:value-type="float" office:value="0.000112582" calcext:value-type="float">
            <text:p>0.000112582</text:p>
          </table:table-cell>
          <table:table-cell table:formula="of:=([.A3174]*[.A3174])" office:value-type="float" office:value="0.000000012636907396" calcext:value-type="float">
            <text:p>1.2636907396E-08</text:p>
          </table:table-cell>
          <table:table-cell table:formula="of:=([.A3174]-[.B3174])*([.A3174]-[.B3174])" office:value-type="float" office:value="0.000000000000028224" calcext:value-type="float">
            <text:p>2.82240000000008E-14</text:p>
          </table:table-cell>
          <table:table-cell table:number-columns-repeated="2"/>
        </table:table-row>
        <table:table-row table:style-name="ro1">
          <table:table-cell office:value-type="float" office:value="0.00239706" calcext:value-type="float">
            <text:p>0.00239706</text:p>
          </table:table-cell>
          <table:table-cell office:value-type="float" office:value="0.0000171048" calcext:value-type="float">
            <text:p>0.0000171048</text:p>
          </table:table-cell>
          <table:table-cell table:formula="of:=([.A3175]*[.A3175])" office:value-type="float" office:value="0.0000057458966436" calcext:value-type="float">
            <text:p>0.0000057458966436</text:p>
          </table:table-cell>
          <table:table-cell table:formula="of:=([.A3175]-[.B3175])*([.A3175]-[.B3175])" office:value-type="float" office:value="0.00000566418675400704" calcext:value-type="float">
            <text:p>5.66418675400704E-06</text:p>
          </table:table-cell>
          <table:table-cell table:number-columns-repeated="2"/>
        </table:table-row>
        <table:table-row table:style-name="ro1">
          <table:table-cell office:value-type="float" office:value="0.0042727" calcext:value-type="float">
            <text:p>0.0042727</text:p>
          </table:table-cell>
          <table:table-cell office:value-type="float" office:value="0.0000123295" calcext:value-type="float">
            <text:p>0.0000123295</text:p>
          </table:table-cell>
          <table:table-cell table:formula="of:=([.A3176]*[.A3176])" office:value-type="float" office:value="0.00001825596529" calcext:value-type="float">
            <text:p>0.00001825596529</text:p>
          </table:table-cell>
          <table:table-cell table:formula="of:=([.A3176]-[.B3176])*([.A3176]-[.B3176])" office:value-type="float" office:value="0.0000181507567972703" calcext:value-type="float">
            <text:p>1.81507567972703E-05</text:p>
          </table:table-cell>
          <table:table-cell table:number-columns-repeated="2"/>
        </table:table-row>
        <table:table-row table:style-name="ro1">
          <table:table-cell office:value-type="float" office:value="0.0042727" calcext:value-type="float">
            <text:p>0.0042727</text:p>
          </table:table-cell>
          <table:table-cell office:value-type="float" office:value="0.000209417" calcext:value-type="float">
            <text:p>0.000209417</text:p>
          </table:table-cell>
          <table:table-cell table:formula="of:=([.A3177]*[.A3177])" office:value-type="float" office:value="0.00001825596529" calcext:value-type="float">
            <text:p>0.00001825596529</text:p>
          </table:table-cell>
          <table:table-cell table:formula="of:=([.A3177]-[.B3177])*([.A3177]-[.B3177])" office:value-type="float" office:value="0.000016510268738089" calcext:value-type="float">
            <text:p>1.6510268738089E-05</text:p>
          </table:table-cell>
          <table:table-cell table:number-columns-repeated="2"/>
        </table:table-row>
        <table:table-row table:style-name="ro1">
          <table:table-cell office:value-type="float" office:value="0.00414187" calcext:value-type="float">
            <text:p>0.00414187</text:p>
          </table:table-cell>
          <table:table-cell office:value-type="float" office:value="0.010179" calcext:value-type="float">
            <text:p>0.010179</text:p>
          </table:table-cell>
          <table:table-cell table:formula="of:=([.A3178]*[.A3178])" office:value-type="float" office:value="0.0000171550870969" calcext:value-type="float">
            <text:p>0.0000171550870969</text:p>
          </table:table-cell>
          <table:table-cell table:formula="of:=([.A3178]-[.B3178])*([.A3178]-[.B3178])" office:value-type="float" office:value="0.0000364469386369" calcext:value-type="float">
            <text:p>0.0000364469386369</text:p>
          </table:table-cell>
          <table:table-cell table:number-columns-repeated="2"/>
        </table:table-row>
        <table:table-row table:style-name="ro1">
          <table:table-cell office:value-type="float" office:value="0.00446677" calcext:value-type="float">
            <text:p>0.00446677</text:p>
          </table:table-cell>
          <table:table-cell office:value-type="float" office:value="0.0218979" calcext:value-type="float">
            <text:p>0.0218979</text:p>
          </table:table-cell>
          <table:table-cell table:formula="of:=([.A3179]*[.A3179])" office:value-type="float" office:value="0.0000199520342329" calcext:value-type="float">
            <text:p>0.0000199520342329</text:p>
          </table:table-cell>
          <table:table-cell table:formula="of:=([.A3179]-[.B3179])*([.A3179]-[.B3179])" office:value-type="float" office:value="0.0003038442930769" calcext:value-type="float">
            <text:p>0.0003038442930769</text:p>
          </table:table-cell>
          <table:table-cell table:number-columns-repeated="2"/>
        </table:table-row>
        <table:table-row table:style-name="ro1">
          <table:table-cell office:value-type="float" office:value="0.0187249" calcext:value-type="float">
            <text:p>0.0187249</text:p>
          </table:table-cell>
          <table:table-cell office:value-type="float" office:value="0.00405737" calcext:value-type="float">
            <text:p>0.00405737</text:p>
          </table:table-cell>
          <table:table-cell table:formula="of:=([.A3180]*[.A3180])" office:value-type="float" office:value="0.00035062188001" calcext:value-type="float">
            <text:p>0.00035062188001</text:p>
          </table:table-cell>
          <table:table-cell table:formula="of:=([.A3180]-[.B3180])*([.A3180]-[.B3180])" office:value-type="float" office:value="0.0002151364363009" calcext:value-type="float">
            <text:p>0.0002151364363009</text:p>
          </table:table-cell>
          <table:table-cell table:number-columns-repeated="2"/>
        </table:table-row>
        <table:table-row table:style-name="ro1">
          <table:table-cell office:value-type="float" office:value="0.0862212" calcext:value-type="float">
            <text:p>0.0862212</text:p>
          </table:table-cell>
          <table:table-cell office:value-type="float" office:value="0.0802927" calcext:value-type="float">
            <text:p>0.0802927</text:p>
          </table:table-cell>
          <table:table-cell table:formula="of:=([.A3181]*[.A3181])" office:value-type="float" office:value="0.00743409532944" calcext:value-type="float">
            <text:p>0.00743409532944</text:p>
          </table:table-cell>
          <table:table-cell table:formula="of:=([.A3181]-[.B3181])*([.A3181]-[.B3181])" office:value-type="float" office:value="0.00003514711225" calcext:value-type="float">
            <text:p>0.00003514711225</text:p>
          </table:table-cell>
          <table:table-cell table:number-columns-repeated="2"/>
        </table:table-row>
        <table:table-row table:style-name="ro1">
          <table:table-cell office:value-type="float" office:value="0.0862212" calcext:value-type="float">
            <text:p>0.0862212</text:p>
          </table:table-cell>
          <table:table-cell office:value-type="float" office:value="0.0833594" calcext:value-type="float">
            <text:p>0.0833594</text:p>
          </table:table-cell>
          <table:table-cell table:formula="of:=([.A3182]*[.A3182])" office:value-type="float" office:value="0.00743409532944" calcext:value-type="float">
            <text:p>0.00743409532944</text:p>
          </table:table-cell>
          <table:table-cell table:formula="of:=([.A3182]-[.B3182])*([.A3182]-[.B3182])" office:value-type="float" office:value="0.00000818989923999999" calcext:value-type="float">
            <text:p>0.00000818989923999999</text:p>
          </table:table-cell>
          <table:table-cell table:number-columns-repeated="2"/>
        </table:table-row>
        <table:table-row table:style-name="ro1">
          <table:table-cell office:value-type="float" office:value="0.0862211" calcext:value-type="float">
            <text:p>0.0862211</text:p>
          </table:table-cell>
          <table:table-cell office:value-type="float" office:value="0.0755277" calcext:value-type="float">
            <text:p>0.0755277</text:p>
          </table:table-cell>
          <table:table-cell table:formula="of:=([.A3183]*[.A3183])" office:value-type="float" office:value="0.00743407808521" calcext:value-type="float">
            <text:p>0.00743407808521</text:p>
          </table:table-cell>
          <table:table-cell table:formula="of:=([.A3183]-[.B3183])*([.A3183]-[.B3183])" office:value-type="float" office:value="0.00011434880356" calcext:value-type="float">
            <text:p>0.00011434880356</text:p>
          </table:table-cell>
          <table:table-cell table:number-columns-repeated="2"/>
        </table:table-row>
        <table:table-row table:style-name="ro1">
          <table:table-cell office:value-type="float" office:value="0.0820882" calcext:value-type="float">
            <text:p>0.0820882</text:p>
          </table:table-cell>
          <table:table-cell office:value-type="float" office:value="0.144296" calcext:value-type="float">
            <text:p>0.144296</text:p>
          </table:table-cell>
          <table:table-cell table:formula="of:=([.A3184]*[.A3184])" office:value-type="float" office:value="0.00673847257924" calcext:value-type="float">
            <text:p>0.00673847257924</text:p>
          </table:table-cell>
          <table:table-cell table:formula="of:=([.A3184]-[.B3184])*([.A3184]-[.B3184])" office:value-type="float" office:value="0.00386981038084" calcext:value-type="float">
            <text:p>0.00386981038084</text:p>
          </table:table-cell>
          <table:table-cell table:number-columns-repeated="2"/>
        </table:table-row>
        <table:table-row table:style-name="ro1">
          <table:table-cell office:value-type="float" office:value="0.261456" calcext:value-type="float">
            <text:p>0.261456</text:p>
          </table:table-cell>
          <table:table-cell office:value-type="float" office:value="0.159418" calcext:value-type="float">
            <text:p>0.159418</text:p>
          </table:table-cell>
          <table:table-cell table:formula="of:=([.A3185]*[.A3185])" office:value-type="float" office:value="0.068359239936" calcext:value-type="float">
            <text:p>0.068359239936</text:p>
          </table:table-cell>
          <table:table-cell table:formula="of:=([.A3185]-[.B3185])*([.A3185]-[.B3185])" office:value-type="float" office:value="0.010411753444" calcext:value-type="float">
            <text:p>0.010411753444</text:p>
          </table:table-cell>
          <table:table-cell table:number-columns-repeated="2"/>
        </table:table-row>
        <table:table-row table:style-name="ro1">
          <table:table-cell office:value-type="float" office:value="0.261456" calcext:value-type="float">
            <text:p>0.261456</text:p>
          </table:table-cell>
          <table:table-cell office:value-type="float" office:value="0.182191" calcext:value-type="float">
            <text:p>0.182191</text:p>
          </table:table-cell>
          <table:table-cell table:formula="of:=([.A3186]*[.A3186])" office:value-type="float" office:value="0.068359239936" calcext:value-type="float">
            <text:p>0.068359239936</text:p>
          </table:table-cell>
          <table:table-cell table:formula="of:=([.A3186]-[.B3186])*([.A3186]-[.B3186])" office:value-type="float" office:value="0.006282940225" calcext:value-type="float">
            <text:p>0.006282940225</text:p>
          </table:table-cell>
          <table:table-cell table:number-columns-repeated="2"/>
        </table:table-row>
        <table:table-row table:style-name="ro1">
          <table:table-cell office:value-type="float" office:value="0.261456" calcext:value-type="float">
            <text:p>0.261456</text:p>
          </table:table-cell>
          <table:table-cell office:value-type="float" office:value="0.189156" calcext:value-type="float">
            <text:p>0.189156</text:p>
          </table:table-cell>
          <table:table-cell table:formula="of:=([.A3187]*[.A3187])" office:value-type="float" office:value="0.068359239936" calcext:value-type="float">
            <text:p>0.068359239936</text:p>
          </table:table-cell>
          <table:table-cell table:formula="of:=([.A3187]-[.B3187])*([.A3187]-[.B3187])" office:value-type="float" office:value="0.00522729" calcext:value-type="float">
            <text:p>0.00522729</text:p>
          </table:table-cell>
          <table:table-cell table:number-columns-repeated="2"/>
        </table:table-row>
        <table:table-row table:style-name="ro1">
          <table:table-cell office:value-type="float" office:value="0.483065" calcext:value-type="float">
            <text:p>0.483065</text:p>
          </table:table-cell>
          <table:table-cell office:value-type="float" office:value="0.445585" calcext:value-type="float">
            <text:p>0.445585</text:p>
          </table:table-cell>
          <table:table-cell table:formula="of:=([.A3188]*[.A3188])" office:value-type="float" office:value="0.233351794225" calcext:value-type="float">
            <text:p>0.233351794225</text:p>
          </table:table-cell>
          <table:table-cell table:formula="of:=([.A3188]-[.B3188])*([.A3188]-[.B3188])" office:value-type="float" office:value="0.0014047504" calcext:value-type="float">
            <text:p>0.0014047504</text:p>
          </table:table-cell>
          <table:table-cell table:number-columns-repeated="2"/>
        </table:table-row>
        <table:table-row table:style-name="ro1">
          <table:table-cell office:value-type="float" office:value="0.483065" calcext:value-type="float">
            <text:p>0.483065</text:p>
          </table:table-cell>
          <table:table-cell office:value-type="float" office:value="0.463683" calcext:value-type="float">
            <text:p>0.463683</text:p>
          </table:table-cell>
          <table:table-cell table:formula="of:=([.A3189]*[.A3189])" office:value-type="float" office:value="0.233351794225" calcext:value-type="float">
            <text:p>0.233351794225</text:p>
          </table:table-cell>
          <table:table-cell table:formula="of:=([.A3189]-[.B3189])*([.A3189]-[.B3189])" office:value-type="float" office:value="0.000375661924" calcext:value-type="float">
            <text:p>0.000375661924</text:p>
          </table:table-cell>
          <table:table-cell table:number-columns-repeated="2"/>
        </table:table-row>
        <table:table-row table:style-name="ro1">
          <table:table-cell office:value-type="float" office:value="0.566473" calcext:value-type="float">
            <text:p>0.566473</text:p>
          </table:table-cell>
          <table:table-cell office:value-type="float" office:value="0.499919" calcext:value-type="float">
            <text:p>0.499919</text:p>
          </table:table-cell>
          <table:table-cell table:formula="of:=([.A3190]*[.A3190])" office:value-type="float" office:value="0.320891659729" calcext:value-type="float">
            <text:p>0.320891659729</text:p>
          </table:table-cell>
          <table:table-cell table:formula="of:=([.A3190]-[.B3190])*([.A3190]-[.B3190])" office:value-type="float" office:value="0.004429434916" calcext:value-type="float">
            <text:p>0.004429434916</text:p>
          </table:table-cell>
          <table:table-cell table:number-columns-repeated="2"/>
        </table:table-row>
        <table:table-row table:style-name="ro1">
          <table:table-cell office:value-type="float" office:value="0.566473" calcext:value-type="float">
            <text:p>0.566473</text:p>
          </table:table-cell>
          <table:table-cell office:value-type="float" office:value="0.654971" calcext:value-type="float">
            <text:p>0.654971</text:p>
          </table:table-cell>
          <table:table-cell table:formula="of:=([.A3191]*[.A3191])" office:value-type="float" office:value="0.320891659729" calcext:value-type="float">
            <text:p>0.320891659729</text:p>
          </table:table-cell>
          <table:table-cell table:formula="of:=([.A3191]-[.B3191])*([.A3191]-[.B3191])" office:value-type="float" office:value="0.00783189600399999" calcext:value-type="float">
            <text:p>0.00783189600399999</text:p>
          </table:table-cell>
          <table:table-cell table:number-columns-repeated="2"/>
        </table:table-row>
        <table:table-row table:style-name="ro1">
          <table:table-cell office:value-type="float" office:value="0.693702" calcext:value-type="float">
            <text:p>0.693702</text:p>
          </table:table-cell>
          <table:table-cell office:value-type="float" office:value="0.696666" calcext:value-type="float">
            <text:p>0.696666</text:p>
          </table:table-cell>
          <table:table-cell table:formula="of:=([.A3192]*[.A3192])" office:value-type="float" office:value="0.481222464804" calcext:value-type="float">
            <text:p>0.481222464804</text:p>
          </table:table-cell>
          <table:table-cell table:formula="of:=([.A3192]-[.B3192])*([.A3192]-[.B3192])" office:value-type="float" office:value="0.0000087852959999998" calcext:value-type="float">
            <text:p>8.7852959999998E-06</text:p>
          </table:table-cell>
          <table:table-cell table:number-columns-repeated="2"/>
        </table:table-row>
        <table:table-row table:style-name="ro1">
          <table:table-cell office:value-type="float" office:value="0.693702" calcext:value-type="float">
            <text:p>0.693702</text:p>
          </table:table-cell>
          <table:table-cell office:value-type="float" office:value="0.729835" calcext:value-type="float">
            <text:p>0.729835</text:p>
          </table:table-cell>
          <table:table-cell table:formula="of:=([.A3193]*[.A3193])" office:value-type="float" office:value="0.481222464804" calcext:value-type="float">
            <text:p>0.481222464804</text:p>
          </table:table-cell>
          <table:table-cell table:formula="of:=([.A3193]-[.B3193])*([.A3193]-[.B3193])" office:value-type="float" office:value="0.001305593689" calcext:value-type="float">
            <text:p>0.001305593689</text:p>
          </table:table-cell>
          <table:table-cell table:number-columns-repeated="2"/>
        </table:table-row>
        <table:table-row table:style-name="ro1">
          <table:table-cell office:value-type="float" office:value="0.693701" calcext:value-type="float">
            <text:p>0.693701</text:p>
          </table:table-cell>
          <table:table-cell office:value-type="float" office:value="0.76508" calcext:value-type="float">
            <text:p>0.76508</text:p>
          </table:table-cell>
          <table:table-cell table:formula="of:=([.A3194]*[.A3194])" office:value-type="float" office:value="0.481221077401" calcext:value-type="float">
            <text:p>0.481221077401</text:p>
          </table:table-cell>
          <table:table-cell table:formula="of:=([.A3194]-[.B3194])*([.A3194]-[.B3194])" office:value-type="float" office:value="0.005094961641" calcext:value-type="float">
            <text:p>0.005094961641</text:p>
          </table:table-cell>
          <table:table-cell table:number-columns-repeated="2"/>
        </table:table-row>
        <table:table-row table:style-name="ro1">
          <table:table-cell office:value-type="float" office:value="0.693701" calcext:value-type="float">
            <text:p>0.693701</text:p>
          </table:table-cell>
          <table:table-cell office:value-type="float" office:value="0.857614" calcext:value-type="float">
            <text:p>0.857614</text:p>
          </table:table-cell>
          <table:table-cell table:formula="of:=([.A3195]*[.A3195])" office:value-type="float" office:value="0.481221077401" calcext:value-type="float">
            <text:p>0.481221077401</text:p>
          </table:table-cell>
          <table:table-cell table:formula="of:=([.A3195]-[.B3195])*([.A3195]-[.B3195])" office:value-type="float" office:value="0.026867471569" calcext:value-type="float">
            <text:p>0.026867471569</text:p>
          </table:table-cell>
          <table:table-cell table:number-columns-repeated="2"/>
        </table:table-row>
        <table:table-row table:style-name="ro1">
          <table:table-cell office:value-type="float" office:value="0.868751" calcext:value-type="float">
            <text:p>0.868751</text:p>
          </table:table-cell>
          <table:table-cell office:value-type="float" office:value="0.730723" calcext:value-type="float">
            <text:p>0.730723</text:p>
          </table:table-cell>
          <table:table-cell table:formula="of:=([.A3196]*[.A3196])" office:value-type="float" office:value="0.754728300001" calcext:value-type="float">
            <text:p>0.754728300001</text:p>
          </table:table-cell>
          <table:table-cell table:formula="of:=([.A3196]-[.B3196])*([.A3196]-[.B3196])" office:value-type="float" office:value="0.019051728784" calcext:value-type="float">
            <text:p>0.019051728784</text:p>
          </table:table-cell>
          <table:table-cell table:number-columns-repeated="2"/>
        </table:table-row>
        <table:table-row table:style-name="ro1">
          <table:table-cell office:value-type="float" office:value="0.968395" calcext:value-type="float">
            <text:p>0.968395</text:p>
          </table:table-cell>
          <table:table-cell office:value-type="float" office:value="0.697287" calcext:value-type="float">
            <text:p>0.697287</text:p>
          </table:table-cell>
          <table:table-cell table:formula="of:=([.A3197]*[.A3197])" office:value-type="float" office:value="0.937788876025" calcext:value-type="float">
            <text:p>0.937788876025</text:p>
          </table:table-cell>
          <table:table-cell table:formula="of:=([.A3197]-[.B3197])*([.A3197]-[.B3197])" office:value-type="float" office:value="0.073499547664" calcext:value-type="float">
            <text:p>0.073499547664</text:p>
          </table:table-cell>
          <table:table-cell table:number-columns-repeated="2"/>
        </table:table-row>
        <table:table-row table:style-name="ro1">
          <table:table-cell office:value-type="float" office:value="0.968397" calcext:value-type="float">
            <text:p>0.968397</text:p>
          </table:table-cell>
          <table:table-cell office:value-type="float" office:value="0.998193" calcext:value-type="float">
            <text:p>0.998193</text:p>
          </table:table-cell>
          <table:table-cell table:formula="of:=([.A3198]*[.A3198])" office:value-type="float" office:value="0.937792749609" calcext:value-type="float">
            <text:p>0.937792749609</text:p>
          </table:table-cell>
          <table:table-cell table:formula="of:=([.A3198]-[.B3198])*([.A3198]-[.B3198])" office:value-type="float" office:value="0.000887801616000003" calcext:value-type="float">
            <text:p>0.000887801616000003</text:p>
          </table:table-cell>
          <table:table-cell table:number-columns-repeated="2"/>
        </table:table-row>
        <table:table-row table:style-name="ro1">
          <table:table-cell office:value-type="float" office:value="0.968395" calcext:value-type="float">
            <text:p>0.968395</text:p>
          </table:table-cell>
          <table:table-cell office:value-type="float" office:value="0.999997" calcext:value-type="float">
            <text:p>0.999997</text:p>
          </table:table-cell>
          <table:table-cell table:formula="of:=([.A3199]*[.A3199])" office:value-type="float" office:value="0.937788876025" calcext:value-type="float">
            <text:p>0.937788876025</text:p>
          </table:table-cell>
          <table:table-cell table:formula="of:=([.A3199]-[.B3199])*([.A3199]-[.B3199])" office:value-type="float" office:value="0.000998686404000001" calcext:value-type="float">
            <text:p>0.000998686404000001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0024542" calcext:value-type="float">
            <text:p>0.000000024542</text:p>
          </table:table-cell>
          <table:table-cell table:formula="of:=([.A3200]*[.A3200])" office:value-type="float" office:value="0.00000000000410694543" calcext:value-type="float">
            <text:p>4.1069454336E-12</text:p>
          </table:table-cell>
          <table:table-cell table:formula="of:=([.A3200]-[.B3200])*([.A3200]-[.B3200])" office:value-type="float" office:value="0.00000000000400807607" calcext:value-type="float">
            <text:p>4.008076072324E-12</text:p>
          </table:table-cell>
          <table:table-cell table:number-columns-repeated="2"/>
        </table:table-row>
        <table:table-row table:style-name="ro1">
          <table:table-cell office:value-type="float" office:value="0.00000536442" calcext:value-type="float">
            <text:p>0.00000536442</text:p>
          </table:table-cell>
          <table:table-cell office:value-type="float" office:value="0.000000352877" calcext:value-type="float">
            <text:p>0.000000352877</text:p>
          </table:table-cell>
          <table:table-cell table:formula="of:=([.A3201]*[.A3201])" office:value-type="float" office:value="0.00000000002877700194" calcext:value-type="float">
            <text:p>2.87770019364E-11</text:p>
          </table:table-cell>
          <table:table-cell table:formula="of:=([.A3201]-[.B3201])*([.A3201]-[.B3201])" office:value-type="float" office:value="0.00000000002511556324" calcext:value-type="float">
            <text:p>2.5115563240849E-11</text:p>
          </table:table-cell>
          <table:table-cell table:number-columns-repeated="2"/>
        </table:table-row>
        <table:table-row table:style-name="ro1">
          <table:table-cell office:value-type="float" office:value="0.0000344515" calcext:value-type="float">
            <text:p>0.0000344515</text:p>
          </table:table-cell>
          <table:table-cell office:value-type="float" office:value="0.0000702126" calcext:value-type="float">
            <text:p>0.0000702126</text:p>
          </table:table-cell>
          <table:table-cell table:formula="of:=([.A3202]*[.A3202])" office:value-type="float" office:value="0.00000000118690585225" calcext:value-type="float">
            <text:p>1.18690585225E-09</text:p>
          </table:table-cell>
          <table:table-cell table:formula="of:=([.A3202]-[.B3202])*([.A3202]-[.B3202])" office:value-type="float" office:value="0.00000000127885627321" calcext:value-type="float">
            <text:p>1.27885627321E-09</text:p>
          </table:table-cell>
          <table:table-cell table:number-columns-repeated="2"/>
        </table:table-row>
        <table:table-row table:style-name="ro1">
          <table:table-cell office:value-type="float" office:value="0.0000379086" calcext:value-type="float">
            <text:p>0.0000379086</text:p>
          </table:table-cell>
          <table:table-cell office:value-type="float" office:value="0.0148008" calcext:value-type="float">
            <text:p>0.0148008</text:p>
          </table:table-cell>
          <table:table-cell table:formula="of:=([.A3203]*[.A3203])" office:value-type="float" office:value="0.00000000143706195396" calcext:value-type="float">
            <text:p>1.43706195396E-09</text:p>
          </table:table-cell>
          <table:table-cell table:formula="of:=([.A3203]-[.B3203])*([.A3203]-[.B3203])" office:value-type="float" office:value="0.000217942962488194" calcext:value-type="float">
            <text:p>0.000217942962488194</text:p>
          </table:table-cell>
          <table:table-cell table:number-columns-repeated="2"/>
        </table:table-row>
        <table:table-row table:style-name="ro1">
          <table:table-cell office:value-type="float" office:value="0.0000776649" calcext:value-type="float">
            <text:p>0.0000776649</text:p>
          </table:table-cell>
          <table:table-cell office:value-type="float" office:value="0.041685" calcext:value-type="float">
            <text:p>0.041685</text:p>
          </table:table-cell>
          <table:table-cell table:formula="of:=([.A3204]*[.A3204])" office:value-type="float" office:value="0.00000000603183669201" calcext:value-type="float">
            <text:p>6.03183669201E-09</text:p>
          </table:table-cell>
          <table:table-cell table:formula="of:=([.A3204]-[.B3204])*([.A3204]-[.B3204])" office:value-type="float" office:value="0.00173117033412369" calcext:value-type="float">
            <text:p>0.00173117033412369</text:p>
          </table:table-cell>
          <table:table-cell table:number-columns-repeated="2"/>
        </table:table-row>
        <table:table-row table:style-name="ro1">
          <table:table-cell office:value-type="float" office:value="0.0000776649" calcext:value-type="float">
            <text:p>0.0000776649</text:p>
          </table:table-cell>
          <table:table-cell office:value-type="float" office:value="0.0625488" calcext:value-type="float">
            <text:p>0.0625488</text:p>
          </table:table-cell>
          <table:table-cell table:formula="of:=([.A3205]*[.A3205])" office:value-type="float" office:value="0.00000000603183669201" calcext:value-type="float">
            <text:p>6.03183669201E-09</text:p>
          </table:table-cell>
          <table:table-cell table:formula="of:=([.A3205]-[.B3205])*([.A3205]-[.B3205])" office:value-type="float" office:value="0.00390264272068245" calcext:value-type="float">
            <text:p>0.00390264272068245</text:p>
          </table:table-cell>
          <table:table-cell table:number-columns-repeated="2"/>
        </table:table-row>
        <table:table-row table:style-name="ro1">
          <table:table-cell office:value-type="float" office:value="0.0000776649" calcext:value-type="float">
            <text:p>0.0000776649</text:p>
          </table:table-cell>
          <table:table-cell office:value-type="float" office:value="0.104479" calcext:value-type="float">
            <text:p>0.104479</text:p>
          </table:table-cell>
          <table:table-cell table:formula="of:=([.A3206]*[.A3206])" office:value-type="float" office:value="0.00000000603183669201" calcext:value-type="float">
            <text:p>6.03183669201E-09</text:p>
          </table:table-cell>
          <table:table-cell table:formula="of:=([.A3206]-[.B3206])*([.A3206]-[.B3206])" office:value-type="float" office:value="0.0108996387706625" calcext:value-type="float">
            <text:p>0.0108996387706625</text:p>
          </table:table-cell>
          <table:table-cell table:number-columns-repeated="2"/>
        </table:table-row>
        <table:table-row table:style-name="ro1">
          <table:table-cell office:value-type="float" office:value="0.000151575" calcext:value-type="float">
            <text:p>0.000151575</text:p>
          </table:table-cell>
          <table:table-cell office:value-type="float" office:value="0.0759199" calcext:value-type="float">
            <text:p>0.0759199</text:p>
          </table:table-cell>
          <table:table-cell table:formula="of:=([.A3207]*[.A3207])" office:value-type="float" office:value="0.000000022974980625" calcext:value-type="float">
            <text:p>2.2974980625E-08</text:p>
          </table:table-cell>
          <table:table-cell table:formula="of:=([.A3207]-[.B3207])*([.A3207]-[.B3207])" office:value-type="float" office:value="0.00574083907330563" calcext:value-type="float">
            <text:p>0.00574083907330563</text:p>
          </table:table-cell>
          <table:table-cell table:number-columns-repeated="2"/>
        </table:table-row>
        <table:table-row table:style-name="ro1">
          <table:table-cell office:value-type="float" office:value="0.000151575" calcext:value-type="float">
            <text:p>0.000151575</text:p>
          </table:table-cell>
          <table:table-cell office:value-type="float" office:value="0.0891427" calcext:value-type="float">
            <text:p>0.0891427</text:p>
          </table:table-cell>
          <table:table-cell table:formula="of:=([.A3208]*[.A3208])" office:value-type="float" office:value="0.000000022974980625" calcext:value-type="float">
            <text:p>2.2974980625E-08</text:p>
          </table:table-cell>
          <table:table-cell table:formula="of:=([.A3208]-[.B3208])*([.A3208]-[.B3208])" office:value-type="float" office:value="0.00791942032876563" calcext:value-type="float">
            <text:p>0.00791942032876563</text:p>
          </table:table-cell>
          <table:table-cell table:number-columns-repeated="2"/>
        </table:table-row>
        <table:table-row table:style-name="ro1">
          <table:table-cell office:value-type="float" office:value="0.000371635" calcext:value-type="float">
            <text:p>0.000371635</text:p>
          </table:table-cell>
          <table:table-cell office:value-type="float" office:value="0.0184815" calcext:value-type="float">
            <text:p>0.0184815</text:p>
          </table:table-cell>
          <table:table-cell table:formula="of:=([.A3209]*[.A3209])" office:value-type="float" office:value="0.000000138112573225" calcext:value-type="float">
            <text:p>1.38112573225E-07</text:p>
          </table:table-cell>
          <table:table-cell table:formula="of:=([.A3209]-[.B3209])*([.A3209]-[.B3209])" office:value-type="float" office:value="0.000327967210318225" calcext:value-type="float">
            <text:p>0.000327967210318225</text:p>
          </table:table-cell>
          <table:table-cell table:number-columns-repeated="2"/>
        </table:table-row>
        <table:table-row table:style-name="ro1">
          <table:table-cell office:value-type="float" office:value="0.00021559" calcext:value-type="float">
            <text:p>0.00021559</text:p>
          </table:table-cell>
          <table:table-cell office:value-type="float" office:value="0.0176234" calcext:value-type="float">
            <text:p>0.0176234</text:p>
          </table:table-cell>
          <table:table-cell table:formula="of:=([.A3210]*[.A3210])" office:value-type="float" office:value="0.0000000464790481" calcext:value-type="float">
            <text:p>0.0000000464790481</text:p>
          </table:table-cell>
          <table:table-cell table:formula="of:=([.A3210]-[.B3210])*([.A3210]-[.B3210])" office:value-type="float" office:value="0.0003030318489961" calcext:value-type="float">
            <text:p>0.0003030318489961</text:p>
          </table:table-cell>
          <table:table-cell table:number-columns-repeated="2"/>
        </table:table-row>
        <table:table-row table:style-name="ro1">
          <table:table-cell office:value-type="float" office:value="0.0000661612" calcext:value-type="float">
            <text:p>0.0000661612</text:p>
          </table:table-cell>
          <table:table-cell office:value-type="float" office:value="0.00316696" calcext:value-type="float">
            <text:p>0.00316696</text:p>
          </table:table-cell>
          <table:table-cell table:formula="of:=([.A3211]*[.A3211])" office:value-type="float" office:value="0.00000000437730438544" calcext:value-type="float">
            <text:p>4.37730438544E-09</text:p>
          </table:table-cell>
          <table:table-cell table:formula="of:=([.A3211]-[.B3211])*([.A3211]-[.B3211])" office:value-type="float" office:value="0.00000961495319808144" calcext:value-type="float">
            <text:p>9.61495319808144E-06</text:p>
          </table:table-cell>
          <table:table-cell table:number-columns-repeated="2"/>
        </table:table-row>
        <table:table-row table:style-name="ro1">
          <table:table-cell office:value-type="float" office:value="0.00000369549" calcext:value-type="float">
            <text:p>0.00000369549</text:p>
          </table:table-cell>
          <table:table-cell office:value-type="float" office:value="0.00224028" calcext:value-type="float">
            <text:p>0.00224028</text:p>
          </table:table-cell>
          <table:table-cell table:formula="of:=([.A3212]*[.A3212])" office:value-type="float" office:value="0.00000000001365664634" calcext:value-type="float">
            <text:p>1.36566463401E-11</text:p>
          </table:table-cell>
          <table:table-cell table:formula="of:=([.A3212]-[.B3212])*([.A3212]-[.B3212])" office:value-type="float" office:value="0.00000500231027037194" calcext:value-type="float">
            <text:p>5.00231027037194E-06</text:p>
          </table:table-cell>
          <table:table-cell table:number-columns-repeated="2"/>
        </table:table-row>
        <table:table-row table:style-name="ro1">
          <table:table-cell office:value-type="float" office:value="0.000118911" calcext:value-type="float">
            <text:p>0.000118911</text:p>
          </table:table-cell>
          <table:table-cell office:value-type="float" office:value="0.0638622" calcext:value-type="float">
            <text:p>0.0638622</text:p>
          </table:table-cell>
          <table:table-cell table:formula="of:=([.A3213]*[.A3213])" office:value-type="float" office:value="0.000000014139825921" calcext:value-type="float">
            <text:p>1.4139825921E-08</text:p>
          </table:table-cell>
          <table:table-cell table:formula="of:=([.A3213]-[.B3213])*([.A3213]-[.B3213])" office:value-type="float" office:value="0.00406320689253752" calcext:value-type="float">
            <text:p>0.00406320689253752</text:p>
          </table:table-cell>
          <table:table-cell table:number-columns-repeated="2"/>
        </table:table-row>
        <table:table-row table:style-name="ro1">
          <table:table-cell office:value-type="float" office:value="0.00061065" calcext:value-type="float">
            <text:p>0.00061065</text:p>
          </table:table-cell>
          <table:table-cell office:value-type="float" office:value="0.0000000121291" calcext:value-type="float">
            <text:p>0.0000000121291</text:p>
          </table:table-cell>
          <table:table-cell table:formula="of:=([.A3214]*[.A3214])" office:value-type="float" office:value="0.0000003728934225" calcext:value-type="float">
            <text:p>0.0000003728934225</text:p>
          </table:table-cell>
          <table:table-cell table:formula="of:=([.A3214]-[.B3214])*([.A3214]-[.B3214])" office:value-type="float" office:value="0.00000037287860937729" calcext:value-type="float">
            <text:p>3.72878609377285E-07</text:p>
          </table:table-cell>
          <table:table-cell table:number-columns-repeated="2"/>
        </table:table-row>
        <table:table-row table:style-name="ro1">
          <table:table-cell office:value-type="float" office:value="0.00628954" calcext:value-type="float">
            <text:p>0.00628954</text:p>
          </table:table-cell>
          <table:table-cell office:value-type="float" office:value="0.0218437" calcext:value-type="float">
            <text:p>0.0218437</text:p>
          </table:table-cell>
          <table:table-cell table:formula="of:=([.A3215]*[.A3215])" office:value-type="float" office:value="0.0000395583134116" calcext:value-type="float">
            <text:p>0.0000395583134116</text:p>
          </table:table-cell>
          <table:table-cell table:formula="of:=([.A3215]-[.B3215])*([.A3215]-[.B3215])" office:value-type="float" office:value="0.0002419318933056" calcext:value-type="float">
            <text:p>0.0002419318933056</text:p>
          </table:table-cell>
          <table:table-cell table:number-columns-repeated="2"/>
        </table:table-row>
        <table:table-row table:style-name="ro1">
          <table:table-cell office:value-type="float" office:value="0.00628954" calcext:value-type="float">
            <text:p>0.00628954</text:p>
          </table:table-cell>
          <table:table-cell office:value-type="float" office:value="0.0295385" calcext:value-type="float">
            <text:p>0.0295385</text:p>
          </table:table-cell>
          <table:table-cell table:formula="of:=([.A3216]*[.A3216])" office:value-type="float" office:value="0.0000395583134116" calcext:value-type="float">
            <text:p>0.0000395583134116</text:p>
          </table:table-cell>
          <table:table-cell table:formula="of:=([.A3216]-[.B3216])*([.A3216]-[.B3216])" office:value-type="float" office:value="0.0005405141410816" calcext:value-type="float">
            <text:p>0.0005405141410816</text:p>
          </table:table-cell>
          <table:table-cell table:number-columns-repeated="2"/>
        </table:table-row>
        <table:table-row table:style-name="ro1">
          <table:table-cell office:value-type="float" office:value="0.00422412" calcext:value-type="float">
            <text:p>0.00422412</text:p>
          </table:table-cell>
          <table:table-cell office:value-type="float" office:value="0.0138003" calcext:value-type="float">
            <text:p>0.0138003</text:p>
          </table:table-cell>
          <table:table-cell table:formula="of:=([.A3217]*[.A3217])" office:value-type="float" office:value="0.0000178431897744" calcext:value-type="float">
            <text:p>0.0000178431897744</text:p>
          </table:table-cell>
          <table:table-cell table:formula="of:=([.A3217]-[.B3217])*([.A3217]-[.B3217])" office:value-type="float" office:value="0.0000917032233924" calcext:value-type="float">
            <text:p>0.0000917032233924</text:p>
          </table:table-cell>
          <table:table-cell table:number-columns-repeated="2"/>
        </table:table-row>
        <table:table-row table:style-name="ro1">
          <table:table-cell office:value-type="float" office:value="0.0061965" calcext:value-type="float">
            <text:p>0.0061965</text:p>
          </table:table-cell>
          <table:table-cell office:value-type="float" office:value="0.0912271" calcext:value-type="float">
            <text:p>0.0912271</text:p>
          </table:table-cell>
          <table:table-cell table:formula="of:=([.A3218]*[.A3218])" office:value-type="float" office:value="0.00003839661225" calcext:value-type="float">
            <text:p>0.00003839661225</text:p>
          </table:table-cell>
          <table:table-cell table:formula="of:=([.A3218]-[.B3218])*([.A3218]-[.B3218])" office:value-type="float" office:value="0.00723020293636" calcext:value-type="float">
            <text:p>0.00723020293636</text:p>
          </table:table-cell>
          <table:table-cell table:number-columns-repeated="2"/>
        </table:table-row>
        <table:table-row table:style-name="ro1">
          <table:table-cell office:value-type="float" office:value="0.0226457" calcext:value-type="float">
            <text:p>0.0226457</text:p>
          </table:table-cell>
          <table:table-cell office:value-type="float" office:value="0.0712461" calcext:value-type="float">
            <text:p>0.0712461</text:p>
          </table:table-cell>
          <table:table-cell table:formula="of:=([.A3219]*[.A3219])" office:value-type="float" office:value="0.00051282772849" calcext:value-type="float">
            <text:p>0.00051282772849</text:p>
          </table:table-cell>
          <table:table-cell table:formula="of:=([.A3219]-[.B3219])*([.A3219]-[.B3219])" office:value-type="float" office:value="0.00236199888016" calcext:value-type="float">
            <text:p>0.00236199888016</text:p>
          </table:table-cell>
          <table:table-cell table:number-columns-repeated="2"/>
        </table:table-row>
        <table:table-row table:style-name="ro1">
          <table:table-cell office:value-type="float" office:value="0.0376388" calcext:value-type="float">
            <text:p>0.0376388</text:p>
          </table:table-cell>
          <table:table-cell office:value-type="float" office:value="0.0285218" calcext:value-type="float">
            <text:p>0.0285218</text:p>
          </table:table-cell>
          <table:table-cell table:formula="of:=([.A3220]*[.A3220])" office:value-type="float" office:value="0.00141667926544" calcext:value-type="float">
            <text:p>0.00141667926544</text:p>
          </table:table-cell>
          <table:table-cell table:formula="of:=([.A3220]-[.B3220])*([.A3220]-[.B3220])" office:value-type="float" office:value="0.000083119689" calcext:value-type="float">
            <text:p>0.000083119689</text:p>
          </table:table-cell>
          <table:table-cell table:number-columns-repeated="2"/>
        </table:table-row>
        <table:table-row table:style-name="ro1">
          <table:table-cell office:value-type="float" office:value="0.0376388" calcext:value-type="float">
            <text:p>0.0376388</text:p>
          </table:table-cell>
          <table:table-cell office:value-type="float" office:value="0.0296111" calcext:value-type="float">
            <text:p>0.0296111</text:p>
          </table:table-cell>
          <table:table-cell table:formula="of:=([.A3221]*[.A3221])" office:value-type="float" office:value="0.00141667926544" calcext:value-type="float">
            <text:p>0.00141667926544</text:p>
          </table:table-cell>
          <table:table-cell table:formula="of:=([.A3221]-[.B3221])*([.A3221]-[.B3221])" office:value-type="float" office:value="0.00006444396729" calcext:value-type="float">
            <text:p>0.00006444396729</text:p>
          </table:table-cell>
          <table:table-cell table:number-columns-repeated="2"/>
        </table:table-row>
        <table:table-row table:style-name="ro1">
          <table:table-cell office:value-type="float" office:value="0.0389389" calcext:value-type="float">
            <text:p>0.0389389</text:p>
          </table:table-cell>
          <table:table-cell office:value-type="float" office:value="0.134077" calcext:value-type="float">
            <text:p>0.134077</text:p>
          </table:table-cell>
          <table:table-cell table:formula="of:=([.A3222]*[.A3222])" office:value-type="float" office:value="0.00151623793321" calcext:value-type="float">
            <text:p>0.00151623793321</text:p>
          </table:table-cell>
          <table:table-cell table:formula="of:=([.A3222]-[.B3222])*([.A3222]-[.B3222])" office:value-type="float" office:value="0.00905125807161" calcext:value-type="float">
            <text:p>0.00905125807161</text:p>
          </table:table-cell>
          <table:table-cell table:number-columns-repeated="2"/>
        </table:table-row>
        <table:table-row table:style-name="ro1">
          <table:table-cell office:value-type="float" office:value="0.10993" calcext:value-type="float">
            <text:p>0.10993</text:p>
          </table:table-cell>
          <table:table-cell office:value-type="float" office:value="0.120729" calcext:value-type="float">
            <text:p>0.120729</text:p>
          </table:table-cell>
          <table:table-cell table:formula="of:=([.A3223]*[.A3223])" office:value-type="float" office:value="0.0120846049" calcext:value-type="float">
            <text:p>0.0120846049</text:p>
          </table:table-cell>
          <table:table-cell table:formula="of:=([.A3223]-[.B3223])*([.A3223]-[.B3223])" office:value-type="float" office:value="0.000116618401" calcext:value-type="float">
            <text:p>0.000116618401</text:p>
          </table:table-cell>
          <table:table-cell table:number-columns-repeated="2"/>
        </table:table-row>
        <table:table-row table:style-name="ro1">
          <table:table-cell office:value-type="float" office:value="0.135985" calcext:value-type="float">
            <text:p>0.135985</text:p>
          </table:table-cell>
          <table:table-cell office:value-type="float" office:value="0.128213" calcext:value-type="float">
            <text:p>0.128213</text:p>
          </table:table-cell>
          <table:table-cell table:formula="of:=([.A3224]*[.A3224])" office:value-type="float" office:value="0.018491920225" calcext:value-type="float">
            <text:p>0.018491920225</text:p>
          </table:table-cell>
          <table:table-cell table:formula="of:=([.A3224]-[.B3224])*([.A3224]-[.B3224])" office:value-type="float" office:value="0.000060403984" calcext:value-type="float">
            <text:p>0.000060403984</text:p>
          </table:table-cell>
          <table:table-cell table:number-columns-repeated="2"/>
        </table:table-row>
        <table:table-row table:style-name="ro1">
          <table:table-cell office:value-type="float" office:value="0.135985" calcext:value-type="float">
            <text:p>0.135985</text:p>
          </table:table-cell>
          <table:table-cell office:value-type="float" office:value="0.169325" calcext:value-type="float">
            <text:p>0.169325</text:p>
          </table:table-cell>
          <table:table-cell table:formula="of:=([.A3225]*[.A3225])" office:value-type="float" office:value="0.018491920225" calcext:value-type="float">
            <text:p>0.018491920225</text:p>
          </table:table-cell>
          <table:table-cell table:formula="of:=([.A3225]-[.B3225])*([.A3225]-[.B3225])" office:value-type="float" office:value="0.0011115556" calcext:value-type="float">
            <text:p>0.0011115556</text:p>
          </table:table-cell>
          <table:table-cell table:number-columns-repeated="2"/>
        </table:table-row>
        <table:table-row table:style-name="ro1">
          <table:table-cell office:value-type="float" office:value="0.286457" calcext:value-type="float">
            <text:p>0.286457</text:p>
          </table:table-cell>
          <table:table-cell office:value-type="float" office:value="0.289854" calcext:value-type="float">
            <text:p>0.289854</text:p>
          </table:table-cell>
          <table:table-cell table:formula="of:=([.A3226]*[.A3226])" office:value-type="float" office:value="0.082057612849" calcext:value-type="float">
            <text:p>0.082057612849</text:p>
          </table:table-cell>
          <table:table-cell table:formula="of:=([.A3226]-[.B3226])*([.A3226]-[.B3226])" office:value-type="float" office:value="0.0000115396089999999" calcext:value-type="float">
            <text:p>1.15396089999999E-05</text:p>
          </table:table-cell>
          <table:table-cell table:number-columns-repeated="2"/>
        </table:table-row>
        <table:table-row table:style-name="ro1">
          <table:table-cell office:value-type="float" office:value="0.286457" calcext:value-type="float">
            <text:p>0.286457</text:p>
          </table:table-cell>
          <table:table-cell office:value-type="float" office:value="0.301235" calcext:value-type="float">
            <text:p>0.301235</text:p>
          </table:table-cell>
          <table:table-cell table:formula="of:=([.A3227]*[.A3227])" office:value-type="float" office:value="0.082057612849" calcext:value-type="float">
            <text:p>0.082057612849</text:p>
          </table:table-cell>
          <table:table-cell table:formula="of:=([.A3227]-[.B3227])*([.A3227]-[.B3227])" office:value-type="float" office:value="0.000218389283999999" calcext:value-type="float">
            <text:p>0.000218389283999999</text:p>
          </table:table-cell>
          <table:table-cell table:number-columns-repeated="2"/>
        </table:table-row>
        <table:table-row table:style-name="ro1">
          <table:table-cell office:value-type="float" office:value="0.286457" calcext:value-type="float">
            <text:p>0.286457</text:p>
          </table:table-cell>
          <table:table-cell office:value-type="float" office:value="0.365324" calcext:value-type="float">
            <text:p>0.365324</text:p>
          </table:table-cell>
          <table:table-cell table:formula="of:=([.A3228]*[.A3228])" office:value-type="float" office:value="0.082057612849" calcext:value-type="float">
            <text:p>0.082057612849</text:p>
          </table:table-cell>
          <table:table-cell table:formula="of:=([.A3228]-[.B3228])*([.A3228]-[.B3228])" office:value-type="float" office:value="0.00622000368899999" calcext:value-type="float">
            <text:p>0.00622000368899999</text:p>
          </table:table-cell>
          <table:table-cell table:number-columns-repeated="2"/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0.393026" calcext:value-type="float">
            <text:p>0.393026</text:p>
          </table:table-cell>
          <table:table-cell table:formula="of:=([.A3229]*[.A3229])" office:value-type="float" office:value="0.278784" calcext:value-type="float">
            <text:p>0.278784</text:p>
          </table:table-cell>
          <table:table-cell table:formula="of:=([.A3229]-[.B3229])*([.A3229]-[.B3229])" office:value-type="float" office:value="0.018217980676" calcext:value-type="float">
            <text:p>0.018217980676</text:p>
          </table:table-cell>
          <table:table-cell table:number-columns-repeated="2"/>
        </table:table-row>
        <table:table-row table:style-name="ro1">
          <table:table-cell office:value-type="float" office:value="0.600285" calcext:value-type="float">
            <text:p>0.600285</text:p>
          </table:table-cell>
          <table:table-cell office:value-type="float" office:value="0.459424" calcext:value-type="float">
            <text:p>0.459424</text:p>
          </table:table-cell>
          <table:table-cell table:formula="of:=([.A3230]*[.A3230])" office:value-type="float" office:value="0.360342081225" calcext:value-type="float">
            <text:p>0.360342081225</text:p>
          </table:table-cell>
          <table:table-cell table:formula="of:=([.A3230]-[.B3230])*([.A3230]-[.B3230])" office:value-type="float" office:value="0.019841821321" calcext:value-type="float">
            <text:p>0.019841821321</text:p>
          </table:table-cell>
          <table:table-cell table:number-columns-repeated="2"/>
        </table:table-row>
        <table:table-row table:style-name="ro1">
          <table:table-cell office:value-type="float" office:value="0.600285" calcext:value-type="float">
            <text:p>0.600285</text:p>
          </table:table-cell>
          <table:table-cell office:value-type="float" office:value="0.44029" calcext:value-type="float">
            <text:p>0.44029</text:p>
          </table:table-cell>
          <table:table-cell table:formula="of:=([.A3231]*[.A3231])" office:value-type="float" office:value="0.360342081225" calcext:value-type="float">
            <text:p>0.360342081225</text:p>
          </table:table-cell>
          <table:table-cell table:formula="of:=([.A3231]-[.B3231])*([.A3231]-[.B3231])" office:value-type="float" office:value="0.025598400025" calcext:value-type="float">
            <text:p>0.025598400025</text:p>
          </table:table-cell>
          <table:table-cell table:number-columns-repeated="2"/>
        </table:table-row>
        <table:table-row table:style-name="ro1">
          <table:table-cell office:value-type="float" office:value="0.731424" calcext:value-type="float">
            <text:p>0.731424</text:p>
          </table:table-cell>
          <table:table-cell office:value-type="float" office:value="0.4165" calcext:value-type="float">
            <text:p>0.4165</text:p>
          </table:table-cell>
          <table:table-cell table:formula="of:=([.A3232]*[.A3232])" office:value-type="float" office:value="0.534981067776" calcext:value-type="float">
            <text:p>0.534981067776</text:p>
          </table:table-cell>
          <table:table-cell table:formula="of:=([.A3232]-[.B3232])*([.A3232]-[.B3232])" office:value-type="float" office:value="0.099177125776" calcext:value-type="float">
            <text:p>0.099177125776</text:p>
          </table:table-cell>
          <table:table-cell table:number-columns-repeated="2"/>
        </table:table-row>
        <table:table-row table:style-name="ro1">
          <table:table-cell office:value-type="float" office:value="0.79311" calcext:value-type="float">
            <text:p>0.79311</text:p>
          </table:table-cell>
          <table:table-cell office:value-type="float" office:value="0.806236" calcext:value-type="float">
            <text:p>0.806236</text:p>
          </table:table-cell>
          <table:table-cell table:formula="of:=([.A3233]*[.A3233])" office:value-type="float" office:value="0.6290234721" calcext:value-type="float">
            <text:p>0.6290234721</text:p>
          </table:table-cell>
          <table:table-cell table:formula="of:=([.A3233]-[.B3233])*([.A3233]-[.B3233])" office:value-type="float" office:value="0.000172291875999999" calcext:value-type="float">
            <text:p>0.000172291875999999</text:p>
          </table:table-cell>
          <table:table-cell table:number-columns-repeated="2"/>
        </table:table-row>
        <table:table-row table:style-name="ro1">
          <table:table-cell office:value-type="float" office:value="0.910963" calcext:value-type="float">
            <text:p>0.910963</text:p>
          </table:table-cell>
          <table:table-cell office:value-type="float" office:value="0.903704" calcext:value-type="float">
            <text:p>0.903704</text:p>
          </table:table-cell>
          <table:table-cell table:formula="of:=([.A3234]*[.A3234])" office:value-type="float" office:value="0.829853587369" calcext:value-type="float">
            <text:p>0.829853587369</text:p>
          </table:table-cell>
          <table:table-cell table:formula="of:=([.A3234]-[.B3234])*([.A3234]-[.B3234])" office:value-type="float" office:value="0.0000526930810000002" calcext:value-type="float">
            <text:p>5.26930810000002E-05</text:p>
          </table:table-cell>
          <table:table-cell table:number-columns-repeated="2"/>
        </table:table-row>
        <table:table-row table:style-name="ro1">
          <table:table-cell office:value-type="float" office:value="0.910963" calcext:value-type="float">
            <text:p>0.910963</text:p>
          </table:table-cell>
          <table:table-cell office:value-type="float" office:value="0.941173" calcext:value-type="float">
            <text:p>0.941173</text:p>
          </table:table-cell>
          <table:table-cell table:formula="of:=([.A3235]*[.A3235])" office:value-type="float" office:value="0.829853587369" calcext:value-type="float">
            <text:p>0.829853587369</text:p>
          </table:table-cell>
          <table:table-cell table:formula="of:=([.A3235]-[.B3235])*([.A3235]-[.B3235])" office:value-type="float" office:value="0.000912644100000004" calcext:value-type="float">
            <text:p>0.000912644100000004</text:p>
          </table:table-cell>
          <table:table-cell table:number-columns-repeated="2"/>
        </table:table-row>
        <table:table-row table:style-name="ro1">
          <table:table-cell office:value-type="float" office:value="0.910963" calcext:value-type="float">
            <text:p>0.910963</text:p>
          </table:table-cell>
          <table:table-cell office:value-type="float" office:value="0.969477" calcext:value-type="float">
            <text:p>0.969477</text:p>
          </table:table-cell>
          <table:table-cell table:formula="of:=([.A3236]*[.A3236])" office:value-type="float" office:value="0.829853587369" calcext:value-type="float">
            <text:p>0.829853587369</text:p>
          </table:table-cell>
          <table:table-cell table:formula="of:=([.A3236]-[.B3236])*([.A3236]-[.B3236])" office:value-type="float" office:value="0.00342388819600001" calcext:value-type="float">
            <text:p>0.00342388819600001</text:p>
          </table:table-cell>
          <table:table-cell table:number-columns-repeated="2"/>
        </table:table-row>
        <table:table-row table:style-name="ro1">
          <table:table-cell office:value-type="float" office:value="0.930407" calcext:value-type="float">
            <text:p>0.930407</text:p>
          </table:table-cell>
          <table:table-cell office:value-type="float" office:value="0.97877" calcext:value-type="float">
            <text:p>0.97877</text:p>
          </table:table-cell>
          <table:table-cell table:formula="of:=([.A3237]*[.A3237])" office:value-type="float" office:value="0.865657185649" calcext:value-type="float">
            <text:p>0.865657185649</text:p>
          </table:table-cell>
          <table:table-cell table:formula="of:=([.A3237]-[.B3237])*([.A3237]-[.B3237])" office:value-type="float" office:value="0.002338979769" calcext:value-type="float">
            <text:p>0.002338979769</text:p>
          </table:table-cell>
          <table:table-cell table:number-columns-repeated="2"/>
        </table:table-row>
        <table:table-row table:style-name="ro1">
          <table:table-cell office:value-type="float" office:value="0.981647" calcext:value-type="float">
            <text:p>0.981647</text:p>
          </table:table-cell>
          <table:table-cell office:value-type="float" office:value="0.999966" calcext:value-type="float">
            <text:p>0.999966</text:p>
          </table:table-cell>
          <table:table-cell table:formula="of:=([.A3238]*[.A3238])" office:value-type="float" office:value="0.963630832609" calcext:value-type="float">
            <text:p>0.963630832609</text:p>
          </table:table-cell>
          <table:table-cell table:formula="of:=([.A3238]-[.B3238])*([.A3238]-[.B3238])" office:value-type="float" office:value="0.000335585760999999" calcext:value-type="float">
            <text:p>0.000335585760999999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000303222" calcext:value-type="float">
            <text:p>0.00000303222</text:p>
          </table:table-cell>
          <table:table-cell table:formula="of:=([.A3239]*[.A3239])" office:value-type="float" office:value="0.00000000085649290281" calcext:value-type="float">
            <text:p>8.5649290281E-10</text:p>
          </table:table-cell>
          <table:table-cell table:formula="of:=([.A3239]-[.B3239])*([.A3239]-[.B3239])" office:value-type="float" office:value="0.00000000068820596634" calcext:value-type="float">
            <text:p>6.882059663424E-10</text:p>
          </table:table-cell>
          <table:table-cell table:number-columns-repeated="2"/>
        </table:table-row>
        <table:table-row table:style-name="ro1">
          <table:table-cell office:value-type="float" office:value="0.0000292659" calcext:value-type="float">
            <text:p>0.0000292659</text:p>
          </table:table-cell>
          <table:table-cell office:value-type="float" office:value="0.00180795" calcext:value-type="float">
            <text:p>0.00180795</text:p>
          </table:table-cell>
          <table:table-cell table:formula="of:=([.A3240]*[.A3240])" office:value-type="float" office:value="0.00000000085649290281" calcext:value-type="float">
            <text:p>8.5649290281E-10</text:p>
          </table:table-cell>
          <table:table-cell table:formula="of:=([.A3240]-[.B3240])*([.A3240]-[.B3240])" office:value-type="float" office:value="0.00000316371712759281" calcext:value-type="float">
            <text:p>3.16371712759281E-06</text:p>
          </table:table-cell>
          <table:table-cell table:number-columns-repeated="2"/>
        </table:table-row>
        <table:table-row table:style-name="ro1">
          <table:table-cell office:value-type="float" office:value="0.0000675321" calcext:value-type="float">
            <text:p>0.0000675321</text:p>
          </table:table-cell>
          <table:table-cell office:value-type="float" office:value="0.0143677" calcext:value-type="float">
            <text:p>0.0143677</text:p>
          </table:table-cell>
          <table:table-cell table:formula="of:=([.A3241]*[.A3241])" office:value-type="float" office:value="0.00000000456058453041" calcext:value-type="float">
            <text:p>4.56058453041E-09</text:p>
          </table:table-cell>
          <table:table-cell table:formula="of:=([.A3241]-[.B3241])*([.A3241]-[.B3241])" office:value-type="float" office:value="0.00020449480196819" calcext:value-type="float">
            <text:p>0.00020449480196819</text:p>
          </table:table-cell>
          <table:table-cell table:number-columns-repeated="2"/>
        </table:table-row>
        <table:table-row table:style-name="ro1">
          <table:table-cell office:value-type="float" office:value="0.0000675321" calcext:value-type="float">
            <text:p>0.0000675321</text:p>
          </table:table-cell>
          <table:table-cell office:value-type="float" office:value="0.0413871" calcext:value-type="float">
            <text:p>0.0413871</text:p>
          </table:table-cell>
          <table:table-cell table:formula="of:=([.A3242]*[.A3242])" office:value-type="float" office:value="0.00000000456058453041" calcext:value-type="float">
            <text:p>4.56058453041E-09</text:p>
          </table:table-cell>
          <table:table-cell table:formula="of:=([.A3242]-[.B3242])*([.A3242]-[.B3242])" office:value-type="float" office:value="0.00170730669144271" calcext:value-type="float">
            <text:p>0.00170730669144271</text:p>
          </table:table-cell>
          <table:table-cell table:number-columns-repeated="2"/>
        </table:table-row>
        <table:table-row table:style-name="ro1">
          <table:table-cell office:value-type="float" office:value="0.0000334978" calcext:value-type="float">
            <text:p>0.0000334978</text:p>
          </table:table-cell>
          <table:table-cell office:value-type="float" office:value="0.0163134" calcext:value-type="float">
            <text:p>0.0163134</text:p>
          </table:table-cell>
          <table:table-cell table:formula="of:=([.A3243]*[.A3243])" office:value-type="float" office:value="0.00000000112210260484" calcext:value-type="float">
            <text:p>1.12210260484E-09</text:p>
          </table:table-cell>
          <table:table-cell table:formula="of:=([.A3243]-[.B3243])*([.A3243]-[.B3243])" office:value-type="float" office:value="0.000265035215641565" calcext:value-type="float">
            <text:p>0.000265035215641565</text:p>
          </table:table-cell>
          <table:table-cell table:number-columns-repeated="2"/>
        </table:table-row>
        <table:table-row table:style-name="ro1">
          <table:table-cell office:value-type="float" office:value="0.00000154972" calcext:value-type="float">
            <text:p>0.00000154972</text:p>
          </table:table-cell>
          <table:table-cell office:value-type="float" office:value="0.00324681" calcext:value-type="float">
            <text:p>0.00324681</text:p>
          </table:table-cell>
          <table:table-cell table:formula="of:=([.A3244]*[.A3244])" office:value-type="float" office:value="0.00000000000240163208" calcext:value-type="float">
            <text:p>2.4016320784E-12</text:p>
          </table:table-cell>
          <table:table-cell table:formula="of:=([.A3244]-[.B3244])*([.A3244]-[.B3244])" office:value-type="float" office:value="0.0000105317142849457" calcext:value-type="float">
            <text:p>1.05317142849457E-05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209629" calcext:value-type="float">
            <text:p>0.0209629</text:p>
          </table:table-cell>
          <table:table-cell table:formula="of:=([.A3245]*[.A3245])" office:value-type="float" office:value="0.000000000026275876" calcext:value-type="float">
            <text:p>2.6275876E-11</text:p>
          </table:table-cell>
          <table:table-cell table:formula="of:=([.A3245]-[.B3245])*([.A3245]-[.B3245])" office:value-type="float" office:value="0.000439228291035076" calcext:value-type="float">
            <text:p>0.000439228291035076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258346" calcext:value-type="float">
            <text:p>0.0258346</text:p>
          </table:table-cell>
          <table:table-cell table:formula="of:=([.A3246]*[.A3246])" office:value-type="float" office:value="0.000000000026275876" calcext:value-type="float">
            <text:p>2.6275876E-11</text:p>
          </table:table-cell>
          <table:table-cell table:formula="of:=([.A3246]-[.B3246])*([.A3246]-[.B3246])" office:value-type="float" office:value="0.000667161727116676" calcext:value-type="float">
            <text:p>0.000667161727116676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235827" calcext:value-type="float">
            <text:p>0.00235827</text:p>
          </table:table-cell>
          <table:table-cell table:formula="of:=([.A3247]*[.A3247])" office:value-type="float" office:value="0.000000000026275876" calcext:value-type="float">
            <text:p>2.6275876E-11</text:p>
          </table:table-cell>
          <table:table-cell table:formula="of:=([.A3247]-[.B3247])*([.A3247]-[.B3247])" office:value-type="float" office:value="0.000005537286684736" calcext:value-type="float">
            <text:p>5.537286684736E-06</text:p>
          </table:table-cell>
          <table:table-cell table:number-columns-repeated="2"/>
        </table:table-row>
        <table:table-row table:style-name="ro1">
          <table:table-cell office:value-type="float" office:value="0.0000742078" calcext:value-type="float">
            <text:p>0.0000742078</text:p>
          </table:table-cell>
          <table:table-cell office:value-type="float" office:value="0.00000591408" calcext:value-type="float">
            <text:p>0.00000591408</text:p>
          </table:table-cell>
          <table:table-cell table:formula="of:=([.A3248]*[.A3248])" office:value-type="float" office:value="0.00000000550679758084" calcext:value-type="float">
            <text:p>5.50679758084E-09</text:p>
          </table:table-cell>
          <table:table-cell table:formula="of:=([.A3248]-[.B3248])*([.A3248]-[.B3248])" office:value-type="float" office:value="0.00000000466403219144" calcext:value-type="float">
            <text:p>4.6640321914384E-09</text:p>
          </table:table-cell>
          <table:table-cell table:number-columns-repeated="2"/>
        </table:table-row>
        <table:table-row table:style-name="ro1">
          <table:table-cell office:value-type="float" office:value="0.0000897646" calcext:value-type="float">
            <text:p>0.0000897646</text:p>
          </table:table-cell>
          <table:table-cell office:value-type="float" office:value="0.00000645123" calcext:value-type="float">
            <text:p>0.00000645123</text:p>
          </table:table-cell>
          <table:table-cell table:formula="of:=([.A3249]*[.A3249])" office:value-type="float" office:value="0.00000000805768341316" calcext:value-type="float">
            <text:p>8.05768341316E-09</text:p>
          </table:table-cell>
          <table:table-cell table:formula="of:=([.A3249]-[.B3249])*([.A3249]-[.B3249])" office:value-type="float" office:value="0.00000000694111762076" calcext:value-type="float">
            <text:p>6.9411176207569E-09</text:p>
          </table:table-cell>
          <table:table-cell table:number-columns-repeated="2"/>
        </table:table-row>
        <table:table-row table:style-name="ro1">
          <table:table-cell office:value-type="float" office:value="0.000234425" calcext:value-type="float">
            <text:p>0.000234425</text:p>
          </table:table-cell>
          <table:table-cell office:value-type="float" office:value="0.00047541" calcext:value-type="float">
            <text:p>0.00047541</text:p>
          </table:table-cell>
          <table:table-cell table:formula="of:=([.A3250]*[.A3250])" office:value-type="float" office:value="0.000000054955080625" calcext:value-type="float">
            <text:p>5.4955080625E-08</text:p>
          </table:table-cell>
          <table:table-cell table:formula="of:=([.A3250]-[.B3250])*([.A3250]-[.B3250])" office:value-type="float" office:value="0.000000058073770225" calcext:value-type="float">
            <text:p>5.8073770225E-08</text:p>
          </table:table-cell>
          <table:table-cell table:number-columns-repeated="2"/>
        </table:table-row>
        <table:table-row table:style-name="ro1">
          <table:table-cell office:value-type="float" office:value="0.000215709" calcext:value-type="float">
            <text:p>0.000215709</text:p>
          </table:table-cell>
          <table:table-cell office:value-type="float" office:value="0.000211901" calcext:value-type="float">
            <text:p>0.000211901</text:p>
          </table:table-cell>
          <table:table-cell table:formula="of:=([.A3251]*[.A3251])" office:value-type="float" office:value="0.000000046530372681" calcext:value-type="float">
            <text:p>4.6530372681E-08</text:p>
          </table:table-cell>
          <table:table-cell table:formula="of:=([.A3251]-[.B3251])*([.A3251]-[.B3251])" office:value-type="float" office:value="0.000000000014500864" calcext:value-type="float">
            <text:p>1.4500864E-11</text:p>
          </table:table-cell>
          <table:table-cell table:number-columns-repeated="2"/>
        </table:table-row>
        <table:table-row table:style-name="ro1">
          <table:table-cell office:value-type="float" office:value="0.000215709" calcext:value-type="float">
            <text:p>0.000215709</text:p>
          </table:table-cell>
          <table:table-cell office:value-type="float" office:value="0.000226302" calcext:value-type="float">
            <text:p>0.000226302</text:p>
          </table:table-cell>
          <table:table-cell table:formula="of:=([.A3252]*[.A3252])" office:value-type="float" office:value="0.000000046530372681" calcext:value-type="float">
            <text:p>4.6530372681E-08</text:p>
          </table:table-cell>
          <table:table-cell table:formula="of:=([.A3252]-[.B3252])*([.A3252]-[.B3252])" office:value-type="float" office:value="0.000000000112211649" calcext:value-type="float">
            <text:p>1.12211649E-10</text:p>
          </table:table-cell>
          <table:table-cell table:number-columns-repeated="2"/>
        </table:table-row>
        <table:table-row table:style-name="ro1">
          <table:table-cell office:value-type="float" office:value="0.00136834" calcext:value-type="float">
            <text:p>0.00136834</text:p>
          </table:table-cell>
          <table:table-cell office:value-type="float" office:value="0.0478733" calcext:value-type="float">
            <text:p>0.0478733</text:p>
          </table:table-cell>
          <table:table-cell table:formula="of:=([.A3253]*[.A3253])" office:value-type="float" office:value="0.0000018723543556" calcext:value-type="float">
            <text:p>0.0000018723543556</text:p>
          </table:table-cell>
          <table:table-cell table:formula="of:=([.A3253]-[.B3253])*([.A3253]-[.B3253])" office:value-type="float" office:value="0.0021627113046016" calcext:value-type="float">
            <text:p>0.0021627113046016</text:p>
          </table:table-cell>
          <table:table-cell table:number-columns-repeated="2"/>
        </table:table-row>
        <table:table-row table:style-name="ro1">
          <table:table-cell office:value-type="float" office:value="0.000506222" calcext:value-type="float">
            <text:p>0.000506222</text:p>
          </table:table-cell>
          <table:table-cell office:value-type="float" office:value="0.103557" calcext:value-type="float">
            <text:p>0.103557</text:p>
          </table:table-cell>
          <table:table-cell table:formula="of:=([.A3254]*[.A3254])" office:value-type="float" office:value="0.000000256260713284" calcext:value-type="float">
            <text:p>2.56260713284E-07</text:p>
          </table:table-cell>
          <table:table-cell table:formula="of:=([.A3254]-[.B3254])*([.A3254]-[.B3254])" office:value-type="float" office:value="0.0106194628464053" calcext:value-type="float">
            <text:p>0.0106194628464053</text:p>
          </table:table-cell>
          <table:table-cell table:number-columns-repeated="2"/>
        </table:table-row>
        <table:table-row table:style-name="ro1">
          <table:table-cell office:value-type="float" office:value="0.00292683" calcext:value-type="float">
            <text:p>0.00292683</text:p>
          </table:table-cell>
          <table:table-cell office:value-type="float" office:value="0.00178523" calcext:value-type="float">
            <text:p>0.00178523</text:p>
          </table:table-cell>
          <table:table-cell table:formula="of:=([.A3255]*[.A3255])" office:value-type="float" office:value="0.0000085663338489" calcext:value-type="float">
            <text:p>0.0000085663338489</text:p>
          </table:table-cell>
          <table:table-cell table:formula="of:=([.A3255]-[.B3255])*([.A3255]-[.B3255])" office:value-type="float" office:value="0.00000130325056" calcext:value-type="float">
            <text:p>0.00000130325056</text:p>
          </table:table-cell>
          <table:table-cell table:number-columns-repeated="2"/>
        </table:table-row>
        <table:table-row table:style-name="ro1">
          <table:table-cell office:value-type="float" office:value="0.00292683" calcext:value-type="float">
            <text:p>0.00292683</text:p>
          </table:table-cell>
          <table:table-cell office:value-type="float" office:value="0.00186722" calcext:value-type="float">
            <text:p>0.00186722</text:p>
          </table:table-cell>
          <table:table-cell table:formula="of:=([.A3256]*[.A3256])" office:value-type="float" office:value="0.0000085663338489" calcext:value-type="float">
            <text:p>0.0000085663338489</text:p>
          </table:table-cell>
          <table:table-cell table:formula="of:=([.A3256]-[.B3256])*([.A3256]-[.B3256])" office:value-type="float" office:value="0.0000011227733521" calcext:value-type="float">
            <text:p>0.0000011227733521</text:p>
          </table:table-cell>
          <table:table-cell table:number-columns-repeated="2"/>
        </table:table-row>
        <table:table-row table:style-name="ro1">
          <table:table-cell office:value-type="float" office:value="0.012712" calcext:value-type="float">
            <text:p>0.012712</text:p>
          </table:table-cell>
          <table:table-cell office:value-type="float" office:value="0.00031515" calcext:value-type="float">
            <text:p>0.00031515</text:p>
          </table:table-cell>
          <table:table-cell table:formula="of:=([.A3257]*[.A3257])" office:value-type="float" office:value="0.000161594944" calcext:value-type="float">
            <text:p>0.000161594944</text:p>
          </table:table-cell>
          <table:table-cell table:formula="of:=([.A3257]-[.B3257])*([.A3257]-[.B3257])" office:value-type="float" office:value="0.0001536818899225" calcext:value-type="float">
            <text:p>0.0001536818899225</text:p>
          </table:table-cell>
          <table:table-cell table:number-columns-repeated="2"/>
        </table:table-row>
        <table:table-row table:style-name="ro1">
          <table:table-cell office:value-type="float" office:value="0.00445616" calcext:value-type="float">
            <text:p>0.00445616</text:p>
          </table:table-cell>
          <table:table-cell office:value-type="float" office:value="0.00257364" calcext:value-type="float">
            <text:p>0.00257364</text:p>
          </table:table-cell>
          <table:table-cell table:formula="of:=([.A3258]*[.A3258])" office:value-type="float" office:value="0.0000198573619456" calcext:value-type="float">
            <text:p>0.0000198573619456</text:p>
          </table:table-cell>
          <table:table-cell table:formula="of:=([.A3258]-[.B3258])*([.A3258]-[.B3258])" office:value-type="float" office:value="0.0000035438815504" calcext:value-type="float">
            <text:p>0.0000035438815504</text:p>
          </table:table-cell>
          <table:table-cell table:number-columns-repeated="2"/>
        </table:table-row>
        <table:table-row table:style-name="ro1">
          <table:table-cell office:value-type="float" office:value="0.00352067" calcext:value-type="float">
            <text:p>0.00352067</text:p>
          </table:table-cell>
          <table:table-cell office:value-type="float" office:value="0.000744122" calcext:value-type="float">
            <text:p>0.000744122</text:p>
          </table:table-cell>
          <table:table-cell table:formula="of:=([.A3259]*[.A3259])" office:value-type="float" office:value="0.0000123951172489" calcext:value-type="float">
            <text:p>0.0000123951172489</text:p>
          </table:table-cell>
          <table:table-cell table:formula="of:=([.A3259]-[.B3259])*([.A3259]-[.B3259])" office:value-type="float" office:value="0.000007709218796304" calcext:value-type="float">
            <text:p>7.709218796304E-06</text:p>
          </table:table-cell>
          <table:table-cell table:number-columns-repeated="2"/>
        </table:table-row>
        <table:table-row table:style-name="ro1">
          <table:table-cell office:value-type="float" office:value="0.00175267" calcext:value-type="float">
            <text:p>0.00175267</text:p>
          </table:table-cell>
          <table:table-cell office:value-type="float" office:value="0.000369574" calcext:value-type="float">
            <text:p>0.000369574</text:p>
          </table:table-cell>
          <table:table-cell table:formula="of:=([.A3260]*[.A3260])" office:value-type="float" office:value="0.0000030718521289" calcext:value-type="float">
            <text:p>0.0000030718521289</text:p>
          </table:table-cell>
          <table:table-cell table:formula="of:=([.A3260]-[.B3260])*([.A3260]-[.B3260])" office:value-type="float" office:value="0.000001912954545216" calcext:value-type="float">
            <text:p>1.912954545216E-06</text:p>
          </table:table-cell>
          <table:table-cell table:number-columns-repeated="2"/>
        </table:table-row>
        <table:table-row table:style-name="ro1">
          <table:table-cell office:value-type="float" office:value="0.00175261" calcext:value-type="float">
            <text:p>0.00175261</text:p>
          </table:table-cell>
          <table:table-cell office:value-type="float" office:value="0.000146983" calcext:value-type="float">
            <text:p>0.000146983</text:p>
          </table:table-cell>
          <table:table-cell table:formula="of:=([.A3261]*[.A3261])" office:value-type="float" office:value="0.0000030716418121" calcext:value-type="float">
            <text:p>0.0000030716418121</text:p>
          </table:table-cell>
          <table:table-cell table:formula="of:=([.A3261]-[.B3261])*([.A3261]-[.B3261])" office:value-type="float" office:value="0.000002578038063129" calcext:value-type="float">
            <text:p>2.578038063129E-06</text:p>
          </table:table-cell>
          <table:table-cell table:number-columns-repeated="2"/>
        </table:table-row>
        <table:table-row table:style-name="ro1">
          <table:table-cell office:value-type="float" office:value="0.0326073" calcext:value-type="float">
            <text:p>0.0326073</text:p>
          </table:table-cell>
          <table:table-cell office:value-type="float" office:value="0.0256178" calcext:value-type="float">
            <text:p>0.0256178</text:p>
          </table:table-cell>
          <table:table-cell table:formula="of:=([.A3262]*[.A3262])" office:value-type="float" office:value="0.00106323601329" calcext:value-type="float">
            <text:p>0.00106323601329</text:p>
          </table:table-cell>
          <table:table-cell table:formula="of:=([.A3262]-[.B3262])*([.A3262]-[.B3262])" office:value-type="float" office:value="0.00004885311025" calcext:value-type="float">
            <text:p>0.00004885311025</text:p>
          </table:table-cell>
          <table:table-cell table:number-columns-repeated="2"/>
        </table:table-row>
        <table:table-row table:style-name="ro1">
          <table:table-cell office:value-type="float" office:value="0.0371329" calcext:value-type="float">
            <text:p>0.0371329</text:p>
          </table:table-cell>
          <table:table-cell office:value-type="float" office:value="0.0951179" calcext:value-type="float">
            <text:p>0.0951179</text:p>
          </table:table-cell>
          <table:table-cell table:formula="of:=([.A3263]*[.A3263])" office:value-type="float" office:value="0.00137885226241" calcext:value-type="float">
            <text:p>0.00137885226241</text:p>
          </table:table-cell>
          <table:table-cell table:formula="of:=([.A3263]-[.B3263])*([.A3263]-[.B3263])" office:value-type="float" office:value="0.003362260225" calcext:value-type="float">
            <text:p>0.003362260225</text:p>
          </table:table-cell>
          <table:table-cell table:number-columns-repeated="2"/>
        </table:table-row>
        <table:table-row table:style-name="ro1">
          <table:table-cell office:value-type="float" office:value="0.108946" calcext:value-type="float">
            <text:p>0.108946</text:p>
          </table:table-cell>
          <table:table-cell office:value-type="float" office:value="0.0658189" calcext:value-type="float">
            <text:p>0.0658189</text:p>
          </table:table-cell>
          <table:table-cell table:formula="of:=([.A3264]*[.A3264])" office:value-type="float" office:value="0.011869230916" calcext:value-type="float">
            <text:p>0.011869230916</text:p>
          </table:table-cell>
          <table:table-cell table:formula="of:=([.A3264]-[.B3264])*([.A3264]-[.B3264])" office:value-type="float" office:value="0.00185994675441" calcext:value-type="float">
            <text:p>0.00185994675441</text:p>
          </table:table-cell>
          <table:table-cell table:number-columns-repeated="2"/>
        </table:table-row>
        <table:table-row table:style-name="ro1">
          <table:table-cell office:value-type="float" office:value="0.188748" calcext:value-type="float">
            <text:p>0.188748</text:p>
          </table:table-cell>
          <table:table-cell office:value-type="float" office:value="0.100822" calcext:value-type="float">
            <text:p>0.100822</text:p>
          </table:table-cell>
          <table:table-cell table:formula="of:=([.A3265]*[.A3265])" office:value-type="float" office:value="0.035625807504" calcext:value-type="float">
            <text:p>0.035625807504</text:p>
          </table:table-cell>
          <table:table-cell table:formula="of:=([.A3265]-[.B3265])*([.A3265]-[.B3265])" office:value-type="float" office:value="0.007730981476" calcext:value-type="float">
            <text:p>0.007730981476</text:p>
          </table:table-cell>
          <table:table-cell table:number-columns-repeated="2"/>
        </table:table-row>
        <table:table-row table:style-name="ro1">
          <table:table-cell office:value-type="float" office:value="0.201448" calcext:value-type="float">
            <text:p>0.201448</text:p>
          </table:table-cell>
          <table:table-cell office:value-type="float" office:value="0.0457286" calcext:value-type="float">
            <text:p>0.0457286</text:p>
          </table:table-cell>
          <table:table-cell table:formula="of:=([.A3266]*[.A3266])" office:value-type="float" office:value="0.040581296704" calcext:value-type="float">
            <text:p>0.040581296704</text:p>
          </table:table-cell>
          <table:table-cell table:formula="of:=([.A3266]-[.B3266])*([.A3266]-[.B3266])" office:value-type="float" office:value="0.02424853153636" calcext:value-type="float">
            <text:p>0.02424853153636</text:p>
          </table:table-cell>
          <table:table-cell table:number-columns-repeated="2"/>
        </table:table-row>
        <table:table-row table:style-name="ro1">
          <table:table-cell office:value-type="float" office:value="0.201448" calcext:value-type="float">
            <text:p>0.201448</text:p>
          </table:table-cell>
          <table:table-cell office:value-type="float" office:value="0.0438761" calcext:value-type="float">
            <text:p>0.0438761</text:p>
          </table:table-cell>
          <table:table-cell table:formula="of:=([.A3267]*[.A3267])" office:value-type="float" office:value="0.040581296704" calcext:value-type="float">
            <text:p>0.040581296704</text:p>
          </table:table-cell>
          <table:table-cell table:formula="of:=([.A3267]-[.B3267])*([.A3267]-[.B3267])" office:value-type="float" office:value="0.02482890366961" calcext:value-type="float">
            <text:p>0.02482890366961</text:p>
          </table:table-cell>
          <table:table-cell table:number-columns-repeated="2"/>
        </table:table-row>
        <table:table-row table:style-name="ro1">
          <table:table-cell office:value-type="float" office:value="0.788573" calcext:value-type="float">
            <text:p>0.788573</text:p>
          </table:table-cell>
          <table:table-cell office:value-type="float" office:value="0.375345" calcext:value-type="float">
            <text:p>0.375345</text:p>
          </table:table-cell>
          <table:table-cell table:formula="of:=([.A3268]*[.A3268])" office:value-type="float" office:value="0.621847376329" calcext:value-type="float">
            <text:p>0.621847376329</text:p>
          </table:table-cell>
          <table:table-cell table:formula="of:=([.A3268]-[.B3268])*([.A3268]-[.B3268])" office:value-type="float" office:value="0.170757379984" calcext:value-type="float">
            <text:p>0.170757379984</text:p>
          </table:table-cell>
          <table:table-cell table:number-columns-repeated="2"/>
        </table:table-row>
        <table:table-row table:style-name="ro1">
          <table:table-cell office:value-type="float" office:value="0.896259" calcext:value-type="float">
            <text:p>0.896259</text:p>
          </table:table-cell>
          <table:table-cell office:value-type="float" office:value="0.471567" calcext:value-type="float">
            <text:p>0.471567</text:p>
          </table:table-cell>
          <table:table-cell table:formula="of:=([.A3269]*[.A3269])" office:value-type="float" office:value="0.803280195081" calcext:value-type="float">
            <text:p>0.803280195081</text:p>
          </table:table-cell>
          <table:table-cell table:formula="of:=([.A3269]-[.B3269])*([.A3269]-[.B3269])" office:value-type="float" office:value="0.180363294864" calcext:value-type="float">
            <text:p>0.180363294864</text:p>
          </table:table-cell>
          <table:table-cell table:number-columns-repeated="2"/>
        </table:table-row>
        <table:table-row table:style-name="ro1">
          <table:table-cell office:value-type="float" office:value="0.927353" calcext:value-type="float">
            <text:p>0.927353</text:p>
          </table:table-cell>
          <table:table-cell office:value-type="float" office:value="0.479239" calcext:value-type="float">
            <text:p>0.479239</text:p>
          </table:table-cell>
          <table:table-cell table:formula="of:=([.A3270]*[.A3270])" office:value-type="float" office:value="0.859983586609" calcext:value-type="float">
            <text:p>0.859983586609</text:p>
          </table:table-cell>
          <table:table-cell table:formula="of:=([.A3270]-[.B3270])*([.A3270]-[.B3270])" office:value-type="float" office:value="0.200806156996" calcext:value-type="float">
            <text:p>0.200806156996</text:p>
          </table:table-cell>
          <table:table-cell table:number-columns-repeated="2"/>
        </table:table-row>
        <table:table-row table:style-name="ro1">
          <table:table-cell office:value-type="float" office:value="0.927353" calcext:value-type="float">
            <text:p>0.927353</text:p>
          </table:table-cell>
          <table:table-cell office:value-type="float" office:value="0.502056" calcext:value-type="float">
            <text:p>0.502056</text:p>
          </table:table-cell>
          <table:table-cell table:formula="of:=([.A3271]*[.A3271])" office:value-type="float" office:value="0.859983586609" calcext:value-type="float">
            <text:p>0.859983586609</text:p>
          </table:table-cell>
          <table:table-cell table:formula="of:=([.A3271]-[.B3271])*([.A3271]-[.B3271])" office:value-type="float" office:value="0.180877538209" calcext:value-type="float">
            <text:p>0.180877538209</text:p>
          </table:table-cell>
          <table:table-cell table:number-columns-repeated="2"/>
        </table:table-row>
        <table:table-row table:style-name="ro1">
          <table:table-cell office:value-type="float" office:value="0.927353" calcext:value-type="float">
            <text:p>0.927353</text:p>
          </table:table-cell>
          <table:table-cell office:value-type="float" office:value="0.764195" calcext:value-type="float">
            <text:p>0.764195</text:p>
          </table:table-cell>
          <table:table-cell table:formula="of:=([.A3272]*[.A3272])" office:value-type="float" office:value="0.859983586609" calcext:value-type="float">
            <text:p>0.859983586609</text:p>
          </table:table-cell>
          <table:table-cell table:formula="of:=([.A3272]-[.B3272])*([.A3272]-[.B3272])" office:value-type="float" office:value="0.026620532964" calcext:value-type="float">
            <text:p>0.02662053296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877971" calcext:value-type="float">
            <text:p>0.877971</text:p>
          </table:table-cell>
          <table:table-cell table:formula="of:=([.A3273]*[.A3273])" office:value-type="float" office:value="0.999978000121" calcext:value-type="float">
            <text:p>0.999978000121</text:p>
          </table:table-cell>
          <table:table-cell table:formula="of:=([.A3273]-[.B3273])*([.A3273]-[.B3273])" office:value-type="float" office:value="0.014888392324" calcext:value-type="float">
            <text:p>0.014888392324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14373" calcext:value-type="float">
            <text:p>0.914373</text:p>
          </table:table-cell>
          <table:table-cell table:formula="of:=([.A3274]*[.A3274])" office:value-type="float" office:value="0.9999800001" calcext:value-type="float">
            <text:p>0.9999800001</text:p>
          </table:table-cell>
          <table:table-cell table:formula="of:=([.A3274]-[.B3274])*([.A3274]-[.B3274])" office:value-type="float" office:value="0.00733027068900001" calcext:value-type="float">
            <text:p>0.00733027068900001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41871" calcext:value-type="float">
            <text:p>0.941871</text:p>
          </table:table-cell>
          <table:table-cell table:formula="of:=([.A3275]*[.A3275])" office:value-type="float" office:value="0.999978000121" calcext:value-type="float">
            <text:p>0.999978000121</text:p>
          </table:table-cell>
          <table:table-cell table:formula="of:=([.A3275]-[.B3275])*([.A3275]-[.B3275])" office:value-type="float" office:value="0.003377701924" calcext:value-type="float">
            <text:p>0.003377701924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8193" calcext:value-type="float">
            <text:p>0.998193</text:p>
          </table:table-cell>
          <table:table-cell table:formula="of:=([.A3276]*[.A3276])" office:value-type="float" office:value="0.999978000121" calcext:value-type="float">
            <text:p>0.999978000121</text:p>
          </table:table-cell>
          <table:table-cell table:formula="of:=([.A3276]-[.B3276])*([.A3276]-[.B3276])" office:value-type="float" office:value="0.00000322561600000007" calcext:value-type="float">
            <text:p>3.22561600000007E-06</text:p>
          </table:table-cell>
          <table:table-cell table:number-columns-repeated="2"/>
        </table:table-row>
        <table:table-row table:style-name="ro1">
          <table:table-cell office:value-type="float" office:value="0.999989" calcext:value-type="float">
            <text:p>0.999989</text:p>
          </table:table-cell>
          <table:table-cell office:value-type="float" office:value="0.999997" calcext:value-type="float">
            <text:p>0.999997</text:p>
          </table:table-cell>
          <table:table-cell table:formula="of:=([.A3277]*[.A3277])" office:value-type="float" office:value="0.999978000121" calcext:value-type="float">
            <text:p>0.999978000121</text:p>
          </table:table-cell>
          <table:table-cell table:formula="of:=([.A3277]-[.B3277])*([.A3277]-[.B3277])" office:value-type="float" office:value="0.000000000064" calcext:value-type="float">
            <text:p>6.4000000000128E-11</text:p>
          </table:table-cell>
          <table:table-cell table:number-columns-repeated="2"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000303222" calcext:value-type="float">
            <text:p>0.00000303222</text:p>
          </table:table-cell>
          <table:table-cell table:formula="of:=([.A3278]*[.A3278])" office:value-type="float" office:value="0.00000000072904860081" calcext:value-type="float">
            <text:p>7.2904860081E-10</text:p>
          </table:table-cell>
          <table:table-cell table:formula="of:=([.A3278]-[.B3278])*([.A3278]-[.B3278])" office:value-type="float" office:value="0.00000000057449762094" calcext:value-type="float">
            <text:p>5.744976209424E-10</text:p>
          </table:table-cell>
          <table:table-cell table:number-columns-repeated="2"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0180795" calcext:value-type="float">
            <text:p>0.00180795</text:p>
          </table:table-cell>
          <table:table-cell table:formula="of:=([.A3279]*[.A3279])" office:value-type="float" office:value="0.00000000072904860081" calcext:value-type="float">
            <text:p>7.2904860081E-10</text:p>
          </table:table-cell>
          <table:table-cell table:formula="of:=([.A3279]-[.B3279])*([.A3279]-[.B3279])" office:value-type="float" office:value="0.00000317177969679081" calcext:value-type="float">
            <text:p>3.17177969679081E-06</text:p>
          </table:table-cell>
          <table:table-cell table:number-columns-repeated="2"/>
        </table:table-row>
        <table:table-row table:style-name="ro1">
          <table:table-cell office:value-type="float" office:value="0.0000270009" calcext:value-type="float">
            <text:p>0.0000270009</text:p>
          </table:table-cell>
          <table:table-cell office:value-type="float" office:value="0.0152877" calcext:value-type="float">
            <text:p>0.0152877</text:p>
          </table:table-cell>
          <table:table-cell table:formula="of:=([.A3280]*[.A3280])" office:value-type="float" office:value="0.00000000072904860081" calcext:value-type="float">
            <text:p>7.2904860081E-10</text:p>
          </table:table-cell>
          <table:table-cell table:formula="of:=([.A3280]-[.B3280])*([.A3280]-[.B3280])" office:value-type="float" office:value="0.000232888937020741" calcext:value-type="float">
            <text:p>0.000232888937020741</text:p>
          </table:table-cell>
          <table:table-cell table:number-columns-repeated="2"/>
        </table:table-row>
        <table:table-row table:style-name="ro1">
          <table:table-cell office:value-type="float" office:value="0.0000720024" calcext:value-type="float">
            <text:p>0.0000720024</text:p>
          </table:table-cell>
          <table:table-cell office:value-type="float" office:value="0.0380954" calcext:value-type="float">
            <text:p>0.0380954</text:p>
          </table:table-cell>
          <table:table-cell table:formula="of:=([.A3281]*[.A3281])" office:value-type="float" office:value="0.00000000518434560576" calcext:value-type="float">
            <text:p>5.18434560576E-09</text:p>
          </table:table-cell>
          <table:table-cell table:formula="of:=([.A3281]-[.B3281])*([.A3281]-[.B3281])" office:value-type="float" office:value="0.00144577876504769" calcext:value-type="float">
            <text:p>0.00144577876504769</text:p>
          </table:table-cell>
          <table:table-cell table:number-columns-repeated="2"/>
        </table:table-row>
        <table:table-row table:style-name="ro1">
          <table:table-cell office:value-type="float" office:value="0.000356257" calcext:value-type="float">
            <text:p>0.000356257</text:p>
          </table:table-cell>
          <table:table-cell office:value-type="float" office:value="0.0000000619603" calcext:value-type="float">
            <text:p>0.0000000619603</text:p>
          </table:table-cell>
          <table:table-cell table:formula="of:=([.A3282]*[.A3282])" office:value-type="float" office:value="0.000000126919050049" calcext:value-type="float">
            <text:p>1.26919050049E-07</text:p>
          </table:table-cell>
          <table:table-cell table:formula="of:=([.A3282]-[.B3282])*([.A3282]-[.B3282])" office:value-type="float" office:value="0.00000012687490630689" calcext:value-type="float">
            <text:p>1.26874906306885E-07</text:p>
          </table:table-cell>
          <table:table-cell table:number-columns-repeated="2"/>
        </table:table-row>
        <table:table-row table:style-name="ro1">
          <table:table-cell office:value-type="float" office:value="0.00066638" calcext:value-type="float">
            <text:p>0.00066638</text:p>
          </table:table-cell>
          <table:table-cell office:value-type="float" office:value="0.000000766345" calcext:value-type="float">
            <text:p>0.000000766345</text:p>
          </table:table-cell>
          <table:table-cell table:formula="of:=([.A3283]*[.A3283])" office:value-type="float" office:value="0.0000004440623044" calcext:value-type="float">
            <text:p>0.0000004440623044</text:p>
          </table:table-cell>
          <table:table-cell table:formula="of:=([.A3283]-[.B3283])*([.A3283]-[.B3283])" office:value-type="float" office:value="0.00000044304153772246" calcext:value-type="float">
            <text:p>4.43041537722459E-07</text:p>
          </table:table-cell>
          <table:table-cell table:number-columns-repeated="2"/>
        </table:table-row>
        <table:table-row table:style-name="ro1">
          <table:table-cell office:value-type="float" office:value="0.000317574" calcext:value-type="float">
            <text:p>0.000317574</text:p>
          </table:table-cell>
          <table:table-cell office:value-type="float" office:value="0.000718912" calcext:value-type="float">
            <text:p>0.000718912</text:p>
          </table:table-cell>
          <table:table-cell table:formula="of:=([.A3284]*[.A3284])" office:value-type="float" office:value="0.000000100853245476" calcext:value-type="float">
            <text:p>1.00853245476E-07</text:p>
          </table:table-cell>
          <table:table-cell table:formula="of:=([.A3284]-[.B3284])*([.A3284]-[.B3284])" office:value-type="float" office:value="0.000000161072190244" calcext:value-type="float">
            <text:p>1.61072190244E-07</text:p>
          </table:table-cell>
          <table:table-cell table:number-columns-repeated="2"/>
        </table:table-row>
        <table:table-row table:style-name="ro1">
          <table:table-cell office:value-type="float" office:value="0.000363946" calcext:value-type="float">
            <text:p>0.000363946</text:p>
          </table:table-cell>
          <table:table-cell office:value-type="float" office:value="0.000231162" calcext:value-type="float">
            <text:p>0.000231162</text:p>
          </table:table-cell>
          <table:table-cell table:formula="of:=([.A3285]*[.A3285])" office:value-type="float" office:value="0.000000132456690916" calcext:value-type="float">
            <text:p>1.32456690916E-07</text:p>
          </table:table-cell>
          <table:table-cell table:formula="of:=([.A3285]-[.B3285])*([.A3285]-[.B3285])" office:value-type="float" office:value="0.000000017631590656" calcext:value-type="float">
            <text:p>1.7631590656E-08</text:p>
          </table:table-cell>
          <table:table-cell table:number-columns-repeated="2"/>
        </table:table-row>
        <table:table-row table:style-name="ro1">
          <table:table-cell office:value-type="float" office:value="0.00216842" calcext:value-type="float">
            <text:p>0.00216842</text:p>
          </table:table-cell>
          <table:table-cell office:value-type="float" office:value="0.000868217" calcext:value-type="float">
            <text:p>0.000868217</text:p>
          </table:table-cell>
          <table:table-cell table:formula="of:=([.A3286]*[.A3286])" office:value-type="float" office:value="0.0000047020452964" calcext:value-type="float">
            <text:p>0.0000047020452964</text:p>
          </table:table-cell>
          <table:table-cell table:formula="of:=([.A3286]-[.B3286])*([.A3286]-[.B3286])" office:value-type="float" office:value="0.000001690527841209" calcext:value-type="float">
            <text:p>1.690527841209E-06</text:p>
          </table:table-cell>
          <table:table-cell table:number-columns-repeated="2"/>
        </table:table-row>
        <table:table-row table:style-name="ro1">
          <table:table-cell office:value-type="float" office:value="0.00146633" calcext:value-type="float">
            <text:p>0.00146633</text:p>
          </table:table-cell>
          <table:table-cell office:value-type="float" office:value="0.00243604" calcext:value-type="float">
            <text:p>0.00243604</text:p>
          </table:table-cell>
          <table:table-cell table:formula="of:=([.A3287]*[.A3287])" office:value-type="float" office:value="0.0000021501236689" calcext:value-type="float">
            <text:p>0.0000021501236689</text:p>
          </table:table-cell>
          <table:table-cell table:formula="of:=([.A3287]-[.B3287])*([.A3287]-[.B3287])" office:value-type="float" office:value="0.0000009403374841" calcext:value-type="float">
            <text:p>0.0000009403374841</text:p>
          </table:table-cell>
          <table:table-cell table:number-columns-repeated="2"/>
        </table:table-row>
        <table:table-row table:style-name="ro1">
          <table:table-cell office:value-type="float" office:value="0.00208265" calcext:value-type="float">
            <text:p>0.00208265</text:p>
          </table:table-cell>
          <table:table-cell office:value-type="float" office:value="0.00127955" calcext:value-type="float">
            <text:p>0.00127955</text:p>
          </table:table-cell>
          <table:table-cell table:formula="of:=([.A3288]*[.A3288])" office:value-type="float" office:value="0.0000043374310225" calcext:value-type="float">
            <text:p>0.0000043374310225</text:p>
          </table:table-cell>
          <table:table-cell table:formula="of:=([.A3288]-[.B3288])*([.A3288]-[.B3288])" office:value-type="float" office:value="0.00000064496961" calcext:value-type="float">
            <text:p>0.00000064496961</text:p>
          </table:table-cell>
          <table:table-cell table:number-columns-repeated="2"/>
        </table:table-row>
        <table:table-row table:style-name="ro1">
          <table:table-cell office:value-type="float" office:value="0.000362337" calcext:value-type="float">
            <text:p>0.000362337</text:p>
          </table:table-cell>
          <table:table-cell office:value-type="float" office:value="0.000000146862" calcext:value-type="float">
            <text:p>0.000000146862</text:p>
          </table:table-cell>
          <table:table-cell table:formula="of:=([.A3289]*[.A3289])" office:value-type="float" office:value="0.000000131288101569" calcext:value-type="float">
            <text:p>1.31288101569E-07</text:p>
          </table:table-cell>
          <table:table-cell table:formula="of:=([.A3289]-[.B3289])*([.A3289]-[.B3289])" office:value-type="float" office:value="0.00000013118169606446" calcext:value-type="float">
            <text:p>1.31181696064459E-07</text:p>
          </table:table-cell>
          <table:table-cell table:number-columns-repeated="2"/>
        </table:table-row>
        <table:table-row table:style-name="ro1">
          <table:table-cell office:value-type="float" office:value="0.00119656" calcext:value-type="float">
            <text:p>0.00119656</text:p>
          </table:table-cell>
          <table:table-cell office:value-type="float" office:value="0.000488364" calcext:value-type="float">
            <text:p>0.000488364</text:p>
          </table:table-cell>
          <table:table-cell table:formula="of:=([.A3290]*[.A3290])" office:value-type="float" office:value="0.0000014317558336" calcext:value-type="float">
            <text:p>0.0000014317558336</text:p>
          </table:table-cell>
          <table:table-cell table:formula="of:=([.A3290]-[.B3290])*([.A3290]-[.B3290])" office:value-type="float" office:value="0.000000501541574416" calcext:value-type="float">
            <text:p>5.01541574416E-07</text:p>
          </table:table-cell>
          <table:table-cell table:number-columns-repeated="2"/>
        </table:table-row>
        <table:table-row table:style-name="ro1">
          <table:table-cell office:value-type="float" office:value="0.00877947" calcext:value-type="float">
            <text:p>0.00877947</text:p>
          </table:table-cell>
          <table:table-cell office:value-type="float" office:value="0.000515946" calcext:value-type="float">
            <text:p>0.000515946</text:p>
          </table:table-cell>
          <table:table-cell table:formula="of:=([.A3291]*[.A3291])" office:value-type="float" office:value="0.0000770790934809" calcext:value-type="float">
            <text:p>0.0000770790934809</text:p>
          </table:table-cell>
          <table:table-cell table:formula="of:=([.A3291]-[.B3291])*([.A3291]-[.B3291])" office:value-type="float" office:value="0.000068285828898576" calcext:value-type="float">
            <text:p>6.8285828898576E-05</text:p>
          </table:table-cell>
          <table:table-cell table:number-columns-repeated="2"/>
        </table:table-row>
        <table:table-row table:style-name="ro1">
          <table:table-cell office:value-type="float" office:value="0.0176529" calcext:value-type="float">
            <text:p>0.0176529</text:p>
          </table:table-cell>
          <table:table-cell office:value-type="float" office:value="0.000211106" calcext:value-type="float">
            <text:p>0.000211106</text:p>
          </table:table-cell>
          <table:table-cell table:formula="of:=([.A3292]*[.A3292])" office:value-type="float" office:value="0.00031162487841" calcext:value-type="float">
            <text:p>0.00031162487841</text:p>
          </table:table-cell>
          <table:table-cell table:formula="of:=([.A3292]-[.B3292])*([.A3292]-[.B3292])" office:value-type="float" office:value="0.000304216177938436" calcext:value-type="float">
            <text:p>0.000304216177938436</text:p>
          </table:table-cell>
          <table:table-cell table:number-columns-repeated="2"/>
        </table:table-row>
        <table:table-row table:style-name="ro1">
          <table:table-cell office:value-type="float" office:value="0.0497013" calcext:value-type="float">
            <text:p>0.0497013</text:p>
          </table:table-cell>
          <table:table-cell office:value-type="float" office:value="0.0052777" calcext:value-type="float">
            <text:p>0.0052777</text:p>
          </table:table-cell>
          <table:table-cell table:formula="of:=([.A3293]*[.A3293])" office:value-type="float" office:value="0.00247021922169" calcext:value-type="float">
            <text:p>0.00247021922169</text:p>
          </table:table-cell>
          <table:table-cell table:formula="of:=([.A3293]-[.B3293])*([.A3293]-[.B3293])" office:value-type="float" office:value="0.00197345623696" calcext:value-type="float">
            <text:p>0.00197345623696</text:p>
          </table:table-cell>
          <table:table-cell table:number-columns-repeated="2"/>
        </table:table-row>
        <table:table-row table:style-name="ro1">
          <table:table-cell office:value-type="float" office:value="0.0497013" calcext:value-type="float">
            <text:p>0.0497013</text:p>
          </table:table-cell>
          <table:table-cell office:value-type="float" office:value="0.00553926" calcext:value-type="float">
            <text:p>0.00553926</text:p>
          </table:table-cell>
          <table:table-cell table:formula="of:=([.A3294]*[.A3294])" office:value-type="float" office:value="0.00247021922169" calcext:value-type="float">
            <text:p>0.00247021922169</text:p>
          </table:table-cell>
          <table:table-cell table:formula="of:=([.A3294]-[.B3294])*([.A3294]-[.B3294])" office:value-type="float" office:value="0.0019502857769616" calcext:value-type="float">
            <text:p>0.0019502857769616</text:p>
          </table:table-cell>
          <table:table-cell table:number-columns-repeated="2"/>
        </table:table-row>
        <table:table-row table:style-name="ro1">
          <table:table-cell office:value-type="float" office:value="0.0497013" calcext:value-type="float">
            <text:p>0.0497013</text:p>
          </table:table-cell>
          <table:table-cell office:value-type="float" office:value="0.0525157" calcext:value-type="float">
            <text:p>0.0525157</text:p>
          </table:table-cell>
          <table:table-cell table:formula="of:=([.A3295]*[.A3295])" office:value-type="float" office:value="0.00247021922169" calcext:value-type="float">
            <text:p>0.00247021922169</text:p>
          </table:table-cell>
          <table:table-cell table:formula="of:=([.A3295]-[.B3295])*([.A3295]-[.B3295])" office:value-type="float" office:value="0.00000792084736000001" calcext:value-type="float">
            <text:p>0.00000792084736000001</text:p>
          </table:table-cell>
          <table:table-cell table:number-columns-repeated="2"/>
        </table:table-row>
        <table:table-row table:style-name="ro1">
          <table:table-cell office:value-type="float" office:value="0.0135792" calcext:value-type="float">
            <text:p>0.0135792</text:p>
          </table:table-cell>
          <table:table-cell office:value-type="float" office:value="0.238734" calcext:value-type="float">
            <text:p>0.238734</text:p>
          </table:table-cell>
          <table:table-cell table:formula="of:=([.A3296]*[.A3296])" office:value-type="float" office:value="0.00018439467264" calcext:value-type="float">
            <text:p>0.00018439467264</text:p>
          </table:table-cell>
          <table:table-cell table:formula="of:=([.A3296]-[.B3296])*([.A3296]-[.B3296])" office:value-type="float" office:value="0.05069468396304" calcext:value-type="float">
            <text:p>0.05069468396304</text:p>
          </table:table-cell>
          <table:table-cell table:number-columns-repeated="2"/>
        </table:table-row>
        <table:table-row table:style-name="ro1">
          <table:table-cell office:value-type="float" office:value="0.0247903" calcext:value-type="float">
            <text:p>0.0247903</text:p>
          </table:table-cell>
          <table:table-cell office:value-type="float" office:value="0.0881839" calcext:value-type="float">
            <text:p>0.0881839</text:p>
          </table:table-cell>
          <table:table-cell table:formula="of:=([.A3297]*[.A3297])" office:value-type="float" office:value="0.00061455897409" calcext:value-type="float">
            <text:p>0.00061455897409</text:p>
          </table:table-cell>
          <table:table-cell table:formula="of:=([.A3297]-[.B3297])*([.A3297]-[.B3297])" office:value-type="float" office:value="0.00401874852096" calcext:value-type="float">
            <text:p>0.00401874852096</text:p>
          </table:table-cell>
          <table:table-cell table:number-columns-repeated="2"/>
        </table:table-row>
        <table:table-row table:style-name="ro1">
          <table:table-cell office:value-type="float" office:value="0.041475" calcext:value-type="float">
            <text:p>0.041475</text:p>
          </table:table-cell>
          <table:table-cell office:value-type="float" office:value="0.091652" calcext:value-type="float">
            <text:p>0.091652</text:p>
          </table:table-cell>
          <table:table-cell table:formula="of:=([.A3298]*[.A3298])" office:value-type="float" office:value="0.001720175625" calcext:value-type="float">
            <text:p>0.001720175625</text:p>
          </table:table-cell>
          <table:table-cell table:formula="of:=([.A3298]-[.B3298])*([.A3298]-[.B3298])" office:value-type="float" office:value="0.002517731329" calcext:value-type="float">
            <text:p>0.002517731329</text:p>
          </table:table-cell>
          <table:table-cell table:number-columns-repeated="2"/>
        </table:table-row>
        <table:table-row table:style-name="ro1">
          <table:table-cell office:value-type="float" office:value="0.184284" calcext:value-type="float">
            <text:p>0.184284</text:p>
          </table:table-cell>
          <table:table-cell office:value-type="float" office:value="0.131403" calcext:value-type="float">
            <text:p>0.131403</text:p>
          </table:table-cell>
          <table:table-cell table:formula="of:=([.A3299]*[.A3299])" office:value-type="float" office:value="0.033960592656" calcext:value-type="float">
            <text:p>0.033960592656</text:p>
          </table:table-cell>
          <table:table-cell table:formula="of:=([.A3299]-[.B3299])*([.A3299]-[.B3299])" office:value-type="float" office:value="0.002796400161" calcext:value-type="float">
            <text:p>0.002796400161</text:p>
          </table:table-cell>
          <table:table-cell table:number-columns-repeated="2"/>
        </table:table-row>
        <table:table-row table:style-name="ro1">
          <table:table-cell office:value-type="float" office:value="0.241222" calcext:value-type="float">
            <text:p>0.241222</text:p>
          </table:table-cell>
          <table:table-cell office:value-type="float" office:value="0.137399" calcext:value-type="float">
            <text:p>0.137399</text:p>
          </table:table-cell>
          <table:table-cell table:formula="of:=([.A3300]*[.A3300])" office:value-type="float" office:value="0.058188053284" calcext:value-type="float">
            <text:p>0.058188053284</text:p>
          </table:table-cell>
          <table:table-cell table:formula="of:=([.A3300]-[.B3300])*([.A3300]-[.B3300])" office:value-type="float" office:value="0.010779215329" calcext:value-type="float">
            <text:p>0.010779215329</text:p>
          </table:table-cell>
          <table:table-cell table:number-columns-repeated="2"/>
        </table:table-row>
        <table:table-row table:style-name="ro1">
          <table:table-cell office:value-type="float" office:value="0.230168" calcext:value-type="float">
            <text:p>0.230168</text:p>
          </table:table-cell>
          <table:table-cell office:value-type="float" office:value="0.141412" calcext:value-type="float">
            <text:p>0.141412</text:p>
          </table:table-cell>
          <table:table-cell table:formula="of:=([.A3301]*[.A3301])" office:value-type="float" office:value="0.052977308224" calcext:value-type="float">
            <text:p>0.052977308224</text:p>
          </table:table-cell>
          <table:table-cell table:formula="of:=([.A3301]-[.B3301])*([.A3301]-[.B3301])" office:value-type="float" office:value="0.007877627536" calcext:value-type="float">
            <text:p>0.007877627536</text:p>
          </table:table-cell>
          <table:table-cell table:number-columns-repeated="2"/>
        </table:table-row>
        <table:table-row table:style-name="ro1">
          <table:table-cell office:value-type="float" office:value="0.230168" calcext:value-type="float">
            <text:p>0.230168</text:p>
          </table:table-cell>
          <table:table-cell office:value-type="float" office:value="0.146667" calcext:value-type="float">
            <text:p>0.146667</text:p>
          </table:table-cell>
          <table:table-cell table:formula="of:=([.A3302]*[.A3302])" office:value-type="float" office:value="0.052977308224" calcext:value-type="float">
            <text:p>0.052977308224</text:p>
          </table:table-cell>
          <table:table-cell table:formula="of:=([.A3302]-[.B3302])*([.A3302]-[.B3302])" office:value-type="float" office:value="0.006972417001" calcext:value-type="float">
            <text:p>0.006972417001</text:p>
          </table:table-cell>
          <table:table-cell table:number-columns-repeated="2"/>
        </table:table-row>
        <table:table-row table:style-name="ro1">
          <table:table-cell office:value-type="float" office:value="0.274848" calcext:value-type="float">
            <text:p>0.274848</text:p>
          </table:table-cell>
          <table:table-cell office:value-type="float" office:value="0.135249" calcext:value-type="float">
            <text:p>0.135249</text:p>
          </table:table-cell>
          <table:table-cell table:formula="of:=([.A3303]*[.A3303])" office:value-type="float" office:value="0.075541423104" calcext:value-type="float">
            <text:p>0.075541423104</text:p>
          </table:table-cell>
          <table:table-cell table:formula="of:=([.A3303]-[.B3303])*([.A3303]-[.B3303])" office:value-type="float" office:value="0.019487880801" calcext:value-type="float">
            <text:p>0.019487880801</text:p>
          </table:table-cell>
          <table:table-cell table:number-columns-repeated="2"/>
        </table:table-row>
        <table:table-row table:style-name="ro1">
          <table:table-cell office:value-type="float" office:value="0.274848" calcext:value-type="float">
            <text:p>0.274848</text:p>
          </table:table-cell>
          <table:table-cell office:value-type="float" office:value="0.140419" calcext:value-type="float">
            <text:p>0.140419</text:p>
          </table:table-cell>
          <table:table-cell table:formula="of:=([.A3304]*[.A3304])" office:value-type="float" office:value="0.075541423104" calcext:value-type="float">
            <text:p>0.075541423104</text:p>
          </table:table-cell>
          <table:table-cell table:formula="of:=([.A3304]-[.B3304])*([.A3304]-[.B3304])" office:value-type="float" office:value="0.018071156041" calcext:value-type="float">
            <text:p>0.018071156041</text:p>
          </table:table-cell>
          <table:table-cell table:number-columns-repeated="2"/>
        </table:table-row>
        <table:table-row table:style-name="ro1">
          <table:table-cell office:value-type="float" office:value="0.300561" calcext:value-type="float">
            <text:p>0.300561</text:p>
          </table:table-cell>
          <table:table-cell office:value-type="float" office:value="0.337101" calcext:value-type="float">
            <text:p>0.337101</text:p>
          </table:table-cell>
          <table:table-cell table:formula="of:=([.A3305]*[.A3305])" office:value-type="float" office:value="0.090336914721" calcext:value-type="float">
            <text:p>0.090336914721</text:p>
          </table:table-cell>
          <table:table-cell table:formula="of:=([.A3305]-[.B3305])*([.A3305]-[.B3305])" office:value-type="float" office:value="0.0013351716" calcext:value-type="float">
            <text:p>0.0013351716</text:p>
          </table:table-cell>
          <table:table-cell table:number-columns-repeated="2"/>
        </table:table-row>
        <table:table-row table:style-name="ro1">
          <table:table-cell office:value-type="float" office:value="0.429573" calcext:value-type="float">
            <text:p>0.429573</text:p>
          </table:table-cell>
          <table:table-cell office:value-type="float" office:value="0.372942" calcext:value-type="float">
            <text:p>0.372942</text:p>
          </table:table-cell>
          <table:table-cell table:formula="of:=([.A3306]*[.A3306])" office:value-type="float" office:value="0.184532962329" calcext:value-type="float">
            <text:p>0.184532962329</text:p>
          </table:table-cell>
          <table:table-cell table:formula="of:=([.A3306]-[.B3306])*([.A3306]-[.B3306])" office:value-type="float" office:value="0.003207070161" calcext:value-type="float">
            <text:p>0.003207070161</text:p>
          </table:table-cell>
          <table:table-cell table:number-columns-repeated="2"/>
        </table:table-row>
        <table:table-row table:style-name="ro1">
          <table:table-cell office:value-type="float" office:value="0.677061" calcext:value-type="float">
            <text:p>0.677061</text:p>
          </table:table-cell>
          <table:table-cell office:value-type="float" office:value="0.556849" calcext:value-type="float">
            <text:p>0.556849</text:p>
          </table:table-cell>
          <table:table-cell table:formula="of:=([.A3307]*[.A3307])" office:value-type="float" office:value="0.458411597721" calcext:value-type="float">
            <text:p>0.458411597721</text:p>
          </table:table-cell>
          <table:table-cell table:formula="of:=([.A3307]-[.B3307])*([.A3307]-[.B3307])" office:value-type="float" office:value="0.014450924944" calcext:value-type="float">
            <text:p>0.014450924944</text:p>
          </table:table-cell>
          <table:table-cell table:number-columns-repeated="2"/>
        </table:table-row>
        <table:table-row table:style-name="ro1">
          <table:table-cell office:value-type="float" office:value="0.777901" calcext:value-type="float">
            <text:p>0.777901</text:p>
          </table:table-cell>
          <table:table-cell office:value-type="float" office:value="0.561431" calcext:value-type="float">
            <text:p>0.561431</text:p>
          </table:table-cell>
          <table:table-cell table:formula="of:=([.A3308]*[.A3308])" office:value-type="float" office:value="0.605129965801" calcext:value-type="float">
            <text:p>0.605129965801</text:p>
          </table:table-cell>
          <table:table-cell table:formula="of:=([.A3308]-[.B3308])*([.A3308]-[.B3308])" office:value-type="float" office:value="0.0468592609" calcext:value-type="float">
            <text:p>0.0468592609</text:p>
          </table:table-cell>
          <table:table-cell table:number-columns-repeated="2"/>
        </table:table-row>
        <table:table-row table:style-name="ro1">
          <table:table-cell office:value-type="float" office:value="0.777901" calcext:value-type="float">
            <text:p>0.777901</text:p>
          </table:table-cell>
          <table:table-cell office:value-type="float" office:value="0.678088" calcext:value-type="float">
            <text:p>0.678088</text:p>
          </table:table-cell>
          <table:table-cell table:formula="of:=([.A3309]*[.A3309])" office:value-type="float" office:value="0.605129965801" calcext:value-type="float">
            <text:p>0.605129965801</text:p>
          </table:table-cell>
          <table:table-cell table:formula="of:=([.A3309]-[.B3309])*([.A3309]-[.B3309])" office:value-type="float" office:value="0.00996263496899999" calcext:value-type="float">
            <text:p>0.00996263496899999</text:p>
          </table:table-cell>
          <table:table-cell table:number-columns-repeated="2"/>
        </table:table-row>
        <table:table-row table:style-name="ro1">
          <table:table-cell office:value-type="float" office:value="0.860623" calcext:value-type="float">
            <text:p>0.860623</text:p>
          </table:table-cell>
          <table:table-cell office:value-type="float" office:value="0.762111" calcext:value-type="float">
            <text:p>0.762111</text:p>
          </table:table-cell>
          <table:table-cell table:formula="of:=([.A3310]*[.A3310])" office:value-type="float" office:value="0.740671948129" calcext:value-type="float">
            <text:p>0.740671948129</text:p>
          </table:table-cell>
          <table:table-cell table:formula="of:=([.A3310]-[.B3310])*([.A3310]-[.B3310])" office:value-type="float" office:value="0.00970461414400001" calcext:value-type="float">
            <text:p>0.00970461414400001</text:p>
          </table:table-cell>
          <table:table-cell table:number-columns-repeated="2"/>
        </table:table-row>
        <table:table-row table:style-name="ro1">
          <table:table-cell office:value-type="float" office:value="0.860623" calcext:value-type="float">
            <text:p>0.860623</text:p>
          </table:table-cell>
          <table:table-cell office:value-type="float" office:value="0.798915" calcext:value-type="float">
            <text:p>0.798915</text:p>
          </table:table-cell>
          <table:table-cell table:formula="of:=([.A3311]*[.A3311])" office:value-type="float" office:value="0.740671948129" calcext:value-type="float">
            <text:p>0.740671948129</text:p>
          </table:table-cell>
          <table:table-cell table:formula="of:=([.A3311]-[.B3311])*([.A3311]-[.B3311])" office:value-type="float" office:value="0.003807877264" calcext:value-type="float">
            <text:p>0.003807877264</text:p>
          </table:table-cell>
          <table:table-cell table:number-columns-repeated="2"/>
        </table:table-row>
        <table:table-row table:style-name="ro1">
          <table:table-cell office:value-type="float" office:value="0.860622" calcext:value-type="float">
            <text:p>0.860622</text:p>
          </table:table-cell>
          <table:table-cell office:value-type="float" office:value="0.836353" calcext:value-type="float">
            <text:p>0.836353</text:p>
          </table:table-cell>
          <table:table-cell table:formula="of:=([.A3312]*[.A3312])" office:value-type="float" office:value="0.740670226884" calcext:value-type="float">
            <text:p>0.740670226884</text:p>
          </table:table-cell>
          <table:table-cell table:formula="of:=([.A3312]-[.B3312])*([.A3312]-[.B3312])" office:value-type="float" office:value="0.000588984360999999" calcext:value-type="float">
            <text:p>0.000588984360999999</text:p>
          </table:table-cell>
          <table:table-cell table:number-columns-repeated="2"/>
        </table:table-row>
        <table:table-row table:style-name="ro1">
          <table:table-cell office:value-type="float" office:value="0.968065" calcext:value-type="float">
            <text:p>0.968065</text:p>
          </table:table-cell>
          <table:table-cell office:value-type="float" office:value="0.870888" calcext:value-type="float">
            <text:p>0.870888</text:p>
          </table:table-cell>
          <table:table-cell table:formula="of:=([.A3313]*[.A3313])" office:value-type="float" office:value="0.937149844225" calcext:value-type="float">
            <text:p>0.937149844225</text:p>
          </table:table-cell>
          <table:table-cell table:formula="of:=([.A3313]-[.B3313])*([.A3313]-[.B3313])" office:value-type="float" office:value="0.00944336932899999" calcext:value-type="float">
            <text:p>0.00944336932899999</text:p>
          </table:table-cell>
          <table:table-cell table:number-columns-repeated="2"/>
        </table:table-row>
        <table:table-row table:style-name="ro1">
          <table:table-cell office:value-type="float" office:value="0.968066" calcext:value-type="float">
            <text:p>0.968066</text:p>
          </table:table-cell>
          <table:table-cell office:value-type="float" office:value="0.951249" calcext:value-type="float">
            <text:p>0.951249</text:p>
          </table:table-cell>
          <table:table-cell table:formula="of:=([.A3314]*[.A3314])" office:value-type="float" office:value="0.937151780356" calcext:value-type="float">
            <text:p>0.937151780356</text:p>
          </table:table-cell>
          <table:table-cell table:formula="of:=([.A3314]-[.B3314])*([.A3314]-[.B3314])" office:value-type="float" office:value="0.000282811488999999" calcext:value-type="float">
            <text:p>0.000282811488999999</text:p>
          </table:table-cell>
          <table:table-cell table:number-columns-repeated="2"/>
        </table:table-row>
        <table:table-row table:style-name="ro1">
          <table:table-cell office:value-type="float" office:value="0.99982" calcext:value-type="float">
            <text:p>0.99982</text:p>
          </table:table-cell>
          <table:table-cell office:value-type="float" office:value="0.998085" calcext:value-type="float">
            <text:p>0.998085</text:p>
          </table:table-cell>
          <table:table-cell table:formula="of:=([.A3315]*[.A3315])" office:value-type="float" office:value="0.9996400324" calcext:value-type="float">
            <text:p>0.9996400324</text:p>
          </table:table-cell>
          <table:table-cell table:formula="of:=([.A3315]-[.B3315])*([.A3315]-[.B3315])" office:value-type="float" office:value="0.00000301022500000015" calcext:value-type="float">
            <text:p>3.01022500000015E-06</text:p>
          </table:table-cell>
          <table:table-cell table:number-columns-repeated="2"/>
        </table:table-row>
        <table:table-row table:style-name="ro1">
          <table:table-cell office:value-type="float" office:value="0.999821" calcext:value-type="float">
            <text:p>0.999821</text:p>
          </table:table-cell>
          <table:table-cell office:value-type="float" office:value="0.999889" calcext:value-type="float">
            <text:p>0.999889</text:p>
          </table:table-cell>
          <table:table-cell table:formula="of:=([.A3316]*[.A3316])" office:value-type="float" office:value="0.999642032041" calcext:value-type="float">
            <text:p>0.999642032041</text:p>
          </table:table-cell>
          <table:table-cell table:formula="of:=([.A3316]-[.B3316])*([.A3316]-[.B3316])" office:value-type="float" office:value="0.00000000462400000001" calcext:value-type="float">
            <text:p>4.62400000000925E-09</text:p>
          </table:table-cell>
          <table:table-cell table:number-columns-repeated="2"/>
        </table:table-row>
        <table:table-row table:style-name="ro1">
          <table:table-cell office:value-type="float" office:value="0.000000298023" calcext:value-type="float">
            <text:p>0.000000298023</text:p>
          </table:table-cell>
          <table:table-cell office:value-type="float" office:value="0.00000160865" calcext:value-type="float">
            <text:p>0.00000160865</text:p>
          </table:table-cell>
          <table:table-cell table:formula="of:=([.A3317]*[.A3317])" office:value-type="float" office:value="0.00000000000008881771" calcext:value-type="float">
            <text:p>8.8817708529E-14</text:p>
          </table:table-cell>
          <table:table-cell table:formula="of:=([.A3317]-[.B3317])*([.A3317]-[.B3317])" office:value-type="float" office:value="0.00000000000171774313" calcext:value-type="float">
            <text:p>1.717743133129E-12</text:p>
          </table:table-cell>
          <table:table-cell table:number-columns-repeated="2"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0955497" calcext:value-type="float">
            <text:p>0.000955497</text:p>
          </table:table-cell>
          <table:table-cell table:formula="of:=([.A3318]*[.A3318])" office:value-type="float" office:value="0.00000000003206322675" calcext:value-type="float">
            <text:p>3.20632267536E-11</text:p>
          </table:table-cell>
          <table:table-cell table:formula="of:=([.A3318]-[.B3318])*([.A3318]-[.B3318])" office:value-type="float" office:value="0.00000090218569137039" calcext:value-type="float">
            <text:p>9.02185691370394E-07</text:p>
          </table:table-cell>
          <table:table-cell table:number-columns-repeated="2"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00327235" calcext:value-type="float">
            <text:p>0.000327235</text:p>
          </table:table-cell>
          <table:table-cell table:formula="of:=([.A3319]*[.A3319])" office:value-type="float" office:value="0.00000000006571096481" calcext:value-type="float">
            <text:p>6.57109648129E-11</text:p>
          </table:table-cell>
          <table:table-cell table:formula="of:=([.A3319]-[.B3319])*([.A3319]-[.B3319])" office:value-type="float" office:value="0.00000010184317184171" calcext:value-type="float">
            <text:p>1.01843171841713E-07</text:p>
          </table:table-cell>
          <table:table-cell table:number-columns-repeated="2"/>
        </table:table-row>
        <table:table-row table:style-name="ro1">
          <table:table-cell office:value-type="float" office:value="0.0000596046" calcext:value-type="float">
            <text:p>0.0000596046</text:p>
          </table:table-cell>
          <table:table-cell office:value-type="float" office:value="0.00412712" calcext:value-type="float">
            <text:p>0.00412712</text:p>
          </table:table-cell>
          <table:table-cell table:formula="of:=([.A3320]*[.A3320])" office:value-type="float" office:value="0.00000000355270834116" calcext:value-type="float">
            <text:p>3.55270834116E-09</text:p>
          </table:table-cell>
          <table:table-cell table:formula="of:=([.A3320]-[.B3320])*([.A3320]-[.B3320])" office:value-type="float" office:value="0.0000165446815292372" calcext:value-type="float">
            <text:p>1.65446815292372E-05</text:p>
          </table:table-cell>
          <table:table-cell table:number-columns-repeated="2"/>
        </table:table-row>
        <table:table-row table:style-name="ro1">
          <table:table-cell office:value-type="float" office:value="0.0000596046" calcext:value-type="float">
            <text:p>0.0000596046</text:p>
          </table:table-cell>
          <table:table-cell office:value-type="float" office:value="0.00769389" calcext:value-type="float">
            <text:p>0.00769389</text:p>
          </table:table-cell>
          <table:table-cell table:formula="of:=([.A3321]*[.A3321])" office:value-type="float" office:value="0.00000000355270834116" calcext:value-type="float">
            <text:p>3.55270834116E-09</text:p>
          </table:table-cell>
          <table:table-cell table:formula="of:=([.A3321]-[.B3321])*([.A3321]-[.B3321])" office:value-type="float" office:value="0.0000582823135686532" calcext:value-type="float">
            <text:p>5.82823135686532E-05</text:p>
          </table:table-cell>
          <table:table-cell table:number-columns-repeated="2"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155686" calcext:value-type="float">
            <text:p>0.0155686</text:p>
          </table:table-cell>
          <table:table-cell table:formula="of:=([.A3322]*[.A3322])" office:value-type="float" office:value="0.00000000012690698409" calcext:value-type="float">
            <text:p>1.2690698409E-10</text:p>
          </table:table-cell>
          <table:table-cell table:formula="of:=([.A3322]-[.B3322])*([.A3322]-[.B3322])" office:value-type="float" office:value="0.000242030662967824" calcext:value-type="float">
            <text:p>0.000242030662967824</text:p>
          </table:table-cell>
          <table:table-cell table:number-columns-repeated="2"/>
        </table:table-row>
        <table:table-row table:style-name="ro1">
          <table:table-cell office:value-type="float" office:value="0.00000709295" calcext:value-type="float">
            <text:p>0.00000709295</text:p>
          </table:table-cell>
          <table:table-cell office:value-type="float" office:value="0.00118298" calcext:value-type="float">
            <text:p>0.00118298</text:p>
          </table:table-cell>
          <table:table-cell table:formula="of:=([.A3323]*[.A3323])" office:value-type="float" office:value="0.0000000000503099397" calcext:value-type="float">
            <text:p>5.03099397025E-11</text:p>
          </table:table-cell>
          <table:table-cell table:formula="of:=([.A3323]-[.B3323])*([.A3323]-[.B3323])" office:value-type="float" office:value="0.0000013827103543577" calcext:value-type="float">
            <text:p>1.3827103543577E-06</text:p>
          </table:table-cell>
          <table:table-cell table:number-columns-repeated="2"/>
        </table:table-row>
        <table:table-row table:style-name="ro1">
          <table:table-cell office:value-type="float" office:value="0.000305355" calcext:value-type="float">
            <text:p>0.000305355</text:p>
          </table:table-cell>
          <table:table-cell office:value-type="float" office:value="0.0114665" calcext:value-type="float">
            <text:p>0.0114665</text:p>
          </table:table-cell>
          <table:table-cell table:formula="of:=([.A3324]*[.A3324])" office:value-type="float" office:value="0.000000093241676025" calcext:value-type="float">
            <text:p>9.3241676025E-08</text:p>
          </table:table-cell>
          <table:table-cell table:formula="of:=([.A3324]-[.B3324])*([.A3324]-[.B3324])" office:value-type="float" office:value="0.000124571157711025" calcext:value-type="float">
            <text:p>0.000124571157711025</text:p>
          </table:table-cell>
          <table:table-cell table:number-columns-repeated="2"/>
        </table:table-row>
        <table:table-row table:style-name="ro1">
          <table:table-cell office:value-type="float" office:value="0.000691235" calcext:value-type="float">
            <text:p>0.000691235</text:p>
          </table:table-cell>
          <table:table-cell office:value-type="float" office:value="0.0122674" calcext:value-type="float">
            <text:p>0.0122674</text:p>
          </table:table-cell>
          <table:table-cell table:formula="of:=([.A3325]*[.A3325])" office:value-type="float" office:value="0.000000477805825225" calcext:value-type="float">
            <text:p>4.77805825225E-07</text:p>
          </table:table-cell>
          <table:table-cell table:formula="of:=([.A3325]-[.B3325])*([.A3325]-[.B3325])" office:value-type="float" office:value="0.000134007596107225" calcext:value-type="float">
            <text:p>0.000134007596107225</text:p>
          </table:table-cell>
          <table:table-cell table:number-columns-repeated="2"/>
        </table:table-row>
        <table:table-row table:style-name="ro1">
          <table:table-cell office:value-type="float" office:value="0.00025326" calcext:value-type="float">
            <text:p>0.00025326</text:p>
          </table:table-cell>
          <table:table-cell office:value-type="float" office:value="0.00132424" calcext:value-type="float">
            <text:p>0.00132424</text:p>
          </table:table-cell>
          <table:table-cell table:formula="of:=([.A3326]*[.A3326])" office:value-type="float" office:value="0.0000000641406276" calcext:value-type="float">
            <text:p>0.0000000641406276</text:p>
          </table:table-cell>
          <table:table-cell table:formula="of:=([.A3326]-[.B3326])*([.A3326]-[.B3326])" office:value-type="float" office:value="0.0000011469981604" calcext:value-type="float">
            <text:p>0.0000011469981604</text:p>
          </table:table-cell>
          <table:table-cell table:number-columns-repeated="2"/>
        </table:table-row>
        <table:table-row table:style-name="ro1">
          <table:table-cell office:value-type="float" office:value="0.000746071" calcext:value-type="float">
            <text:p>0.000746071</text:p>
          </table:table-cell>
          <table:table-cell office:value-type="float" office:value="0.00988069" calcext:value-type="float">
            <text:p>0.00988069</text:p>
          </table:table-cell>
          <table:table-cell table:formula="of:=([.A3327]*[.A3327])" office:value-type="float" office:value="0.000000556621937041" calcext:value-type="float">
            <text:p>5.56621937041E-07</text:p>
          </table:table-cell>
          <table:table-cell table:formula="of:=([.A3327]-[.B3327])*([.A3327]-[.B3327])" office:value-type="float" office:value="0.000083441264275161" calcext:value-type="float">
            <text:p>8.3441264275161E-05</text:p>
          </table:table-cell>
          <table:table-cell table:number-columns-repeated="2"/>
        </table:table-row>
        <table:table-row table:style-name="ro1">
          <table:table-cell office:value-type="float" office:value="0.000265419" calcext:value-type="float">
            <text:p>0.000265419</text:p>
          </table:table-cell>
          <table:table-cell office:value-type="float" office:value="0.00347703" calcext:value-type="float">
            <text:p>0.00347703</text:p>
          </table:table-cell>
          <table:table-cell table:formula="of:=([.A3328]*[.A3328])" office:value-type="float" office:value="0.000000070447245561" calcext:value-type="float">
            <text:p>7.0447245561E-08</text:p>
          </table:table-cell>
          <table:table-cell table:formula="of:=([.A3328]-[.B3328])*([.A3328]-[.B3328])" office:value-type="float" office:value="0.000010314445215321" calcext:value-type="float">
            <text:p>1.0314445215321E-05</text:p>
          </table:table-cell>
          <table:table-cell table:number-columns-repeated="2"/>
        </table:table-row>
        <table:table-row table:style-name="ro1">
          <table:table-cell office:value-type="float" office:value="0.000480533" calcext:value-type="float">
            <text:p>0.000480533</text:p>
          </table:table-cell>
          <table:table-cell office:value-type="float" office:value="0.00758637" calcext:value-type="float">
            <text:p>0.00758637</text:p>
          </table:table-cell>
          <table:table-cell table:formula="of:=([.A3329]*[.A3329])" office:value-type="float" office:value="0.000000230911964089" calcext:value-type="float">
            <text:p>2.30911964089E-07</text:p>
          </table:table-cell>
          <table:table-cell table:formula="of:=([.A3329]-[.B3329])*([.A3329]-[.B3329])" office:value-type="float" office:value="0.000050492919470569" calcext:value-type="float">
            <text:p>5.0492919470569E-05</text:p>
          </table:table-cell>
          <table:table-cell table:number-columns-repeated="2"/>
        </table:table-row>
        <table:table-row table:style-name="ro1">
          <table:table-cell office:value-type="float" office:value="0.0000925064" calcext:value-type="float">
            <text:p>0.0000925064</text:p>
          </table:table-cell>
          <table:table-cell office:value-type="float" office:value="0.0196293" calcext:value-type="float">
            <text:p>0.0196293</text:p>
          </table:table-cell>
          <table:table-cell table:formula="of:=([.A3330]*[.A3330])" office:value-type="float" office:value="0.00000000855743404096" calcext:value-type="float">
            <text:p>8.55743404096E-09</text:p>
          </table:table-cell>
          <table:table-cell table:formula="of:=([.A3330]-[.B3330])*([.A3330]-[.B3330])" office:value-type="float" office:value="0.000381686304169001" calcext:value-type="float">
            <text:p>0.000381686304169001</text:p>
          </table:table-cell>
          <table:table-cell table:number-columns-repeated="2"/>
        </table:table-row>
        <table:table-row table:style-name="ro1">
          <table:table-cell office:value-type="float" office:value="0.0000925064" calcext:value-type="float">
            <text:p>0.0000925064</text:p>
          </table:table-cell>
          <table:table-cell office:value-type="float" office:value="0.0208112" calcext:value-type="float">
            <text:p>0.0208112</text:p>
          </table:table-cell>
          <table:table-cell table:formula="of:=([.A3331]*[.A3331])" office:value-type="float" office:value="0.00000000855743404096" calcext:value-type="float">
            <text:p>8.55743404096E-09</text:p>
          </table:table-cell>
          <table:table-cell table:formula="of:=([.A3331]-[.B3331])*([.A3331]-[.B3331])" office:value-type="float" office:value="0.000429264264490681" calcext:value-type="float">
            <text:p>0.000429264264490681</text:p>
          </table:table-cell>
          <table:table-cell table:number-columns-repeated="2"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0918514" calcext:value-type="float">
            <text:p>0.00918514</text:p>
          </table:table-cell>
          <table:table-cell table:formula="of:=([.A3332]*[.A3332])" office:value-type="float" office:value="0.00000000350314831876" calcext:value-type="float">
            <text:p>3.50314831876E-09</text:p>
          </table:table-cell>
          <table:table-cell table:formula="of:=([.A3332]-[.B3332])*([.A3332]-[.B3332])" office:value-type="float" office:value="0.0000832830108574467" calcext:value-type="float">
            <text:p>8.32830108574467E-05</text:p>
          </table:table-cell>
          <table:table-cell table:number-columns-repeated="2"/>
        </table:table-row>
        <table:table-row table:style-name="ro1">
          <table:table-cell office:value-type="float" office:value="0.0000591874" calcext:value-type="float">
            <text:p>0.0000591874</text:p>
          </table:table-cell>
          <table:table-cell office:value-type="float" office:value="0.0365289" calcext:value-type="float">
            <text:p>0.0365289</text:p>
          </table:table-cell>
          <table:table-cell table:formula="of:=([.A3333]*[.A3333])" office:value-type="float" office:value="0.00000000350314831876" calcext:value-type="float">
            <text:p>3.50314831876E-09</text:p>
          </table:table-cell>
          <table:table-cell table:formula="of:=([.A3333]-[.B3333])*([.A3333]-[.B3333])" office:value-type="float" office:value="0.0013300399371266" calcext:value-type="float">
            <text:p>0.0013300399371266</text:p>
          </table:table-cell>
          <table:table-cell table:number-columns-repeated="2"/>
        </table:table-row>
        <table:table-row table:style-name="ro1">
          <table:table-cell office:value-type="float" office:value="0.000905216" calcext:value-type="float">
            <text:p>0.000905216</text:p>
          </table:table-cell>
          <table:table-cell office:value-type="float" office:value="0.00115069" calcext:value-type="float">
            <text:p>0.00115069</text:p>
          </table:table-cell>
          <table:table-cell table:formula="of:=([.A3334]*[.A3334])" office:value-type="float" office:value="0.000000819416006656" calcext:value-type="float">
            <text:p>8.19416006656E-07</text:p>
          </table:table-cell>
          <table:table-cell table:formula="of:=([.A3334]-[.B3334])*([.A3334]-[.B3334])" office:value-type="float" office:value="0.000000060257484676" calcext:value-type="float">
            <text:p>6.0257484676E-08</text:p>
          </table:table-cell>
          <table:table-cell table:number-columns-repeated="2"/>
        </table:table-row>
        <table:table-row table:style-name="ro1">
          <table:table-cell office:value-type="float" office:value="0.00468314" calcext:value-type="float">
            <text:p>0.00468314</text:p>
          </table:table-cell>
          <table:table-cell office:value-type="float" office:value="0.0122683" calcext:value-type="float">
            <text:p>0.0122683</text:p>
          </table:table-cell>
          <table:table-cell table:formula="of:=([.A3335]*[.A3335])" office:value-type="float" office:value="0.0000219318002596" calcext:value-type="float">
            <text:p>0.0000219318002596</text:p>
          </table:table-cell>
          <table:table-cell table:formula="of:=([.A3335]-[.B3335])*([.A3335]-[.B3335])" office:value-type="float" office:value="0.0000575346522256" calcext:value-type="float">
            <text:p>0.0000575346522256</text:p>
          </table:table-cell>
          <table:table-cell table:number-columns-repeated="2"/>
        </table:table-row>
        <table:table-row table:style-name="ro1">
          <table:table-cell office:value-type="float" office:value="0.00553995" calcext:value-type="float">
            <text:p>0.00553995</text:p>
          </table:table-cell>
          <table:table-cell office:value-type="float" office:value="0.0723594" calcext:value-type="float">
            <text:p>0.0723594</text:p>
          </table:table-cell>
          <table:table-cell table:formula="of:=([.A3336]*[.A3336])" office:value-type="float" office:value="0.0000306910460025" calcext:value-type="float">
            <text:p>0.0000306910460025</text:p>
          </table:table-cell>
          <table:table-cell table:formula="of:=([.A3336]-[.B3336])*([.A3336]-[.B3336])" office:value-type="float" office:value="0.0044648388983025" calcext:value-type="float">
            <text:p>0.0044648388983025</text:p>
          </table:table-cell>
          <table:table-cell table:number-columns-repeated="2"/>
        </table:table-row>
        <table:table-row table:style-name="ro1">
          <table:table-cell office:value-type="float" office:value="0.0189853" calcext:value-type="float">
            <text:p>0.0189853</text:p>
          </table:table-cell>
          <table:table-cell office:value-type="float" office:value="0.0511174" calcext:value-type="float">
            <text:p>0.0511174</text:p>
          </table:table-cell>
          <table:table-cell table:formula="of:=([.A3337]*[.A3337])" office:value-type="float" office:value="0.00036044161609" calcext:value-type="float">
            <text:p>0.00036044161609</text:p>
          </table:table-cell>
          <table:table-cell table:formula="of:=([.A3337]-[.B3337])*([.A3337]-[.B3337])" office:value-type="float" office:value="0.00103247185041" calcext:value-type="float">
            <text:p>0.00103247185041</text:p>
          </table:table-cell>
          <table:table-cell table:number-columns-repeated="2"/>
        </table:table-row>
        <table:table-row table:style-name="ro1">
          <table:table-cell office:value-type="float" office:value="0.0261312" calcext:value-type="float">
            <text:p>0.0261312</text:p>
          </table:table-cell>
          <table:table-cell office:value-type="float" office:value="0.0843721" calcext:value-type="float">
            <text:p>0.0843721</text:p>
          </table:table-cell>
          <table:table-cell table:formula="of:=([.A3338]*[.A3338])" office:value-type="float" office:value="0.00068283961344" calcext:value-type="float">
            <text:p>0.00068283961344</text:p>
          </table:table-cell>
          <table:table-cell table:formula="of:=([.A3338]-[.B3338])*([.A3338]-[.B3338])" office:value-type="float" office:value="0.00339200243281" calcext:value-type="float">
            <text:p>0.00339200243281</text:p>
          </table:table-cell>
          <table:table-cell table:number-columns-repeated="2"/>
        </table:table-row>
        <table:table-row table:style-name="ro1">
          <table:table-cell office:value-type="float" office:value="0.0261312" calcext:value-type="float">
            <text:p>0.0261312</text:p>
          </table:table-cell>
          <table:table-cell office:value-type="float" office:value="0.0875341" calcext:value-type="float">
            <text:p>0.0875341</text:p>
          </table:table-cell>
          <table:table-cell table:formula="of:=([.A3339]*[.A3339])" office:value-type="float" office:value="0.00068283961344" calcext:value-type="float">
            <text:p>0.00068283961344</text:p>
          </table:table-cell>
          <table:table-cell table:formula="of:=([.A3339]-[.B3339])*([.A3339]-[.B3339])" office:value-type="float" office:value="0.00377031612841" calcext:value-type="float">
            <text:p>0.00377031612841</text:p>
          </table:table-cell>
          <table:table-cell table:number-columns-repeated="2"/>
        </table:table-row>
        <table:table-row table:style-name="ro1">
          <table:table-cell office:value-type="float" office:value="0.0544707" calcext:value-type="float">
            <text:p>0.0544707</text:p>
          </table:table-cell>
          <table:table-cell office:value-type="float" office:value="0.0704079" calcext:value-type="float">
            <text:p>0.0704079</text:p>
          </table:table-cell>
          <table:table-cell table:formula="of:=([.A3340]*[.A3340])" office:value-type="float" office:value="0.00296705715849" calcext:value-type="float">
            <text:p>0.00296705715849</text:p>
          </table:table-cell>
          <table:table-cell table:formula="of:=([.A3340]-[.B3340])*([.A3340]-[.B3340])" office:value-type="float" office:value="0.00025399434384" calcext:value-type="float">
            <text:p>0.00025399434384</text:p>
          </table:table-cell>
          <table:table-cell table:number-columns-repeated="2"/>
        </table:table-row>
        <table:table-row table:style-name="ro1">
          <table:table-cell office:value-type="float" office:value="0.0993021" calcext:value-type="float">
            <text:p>0.0993021</text:p>
          </table:table-cell>
          <table:table-cell office:value-type="float" office:value="0.0956858" calcext:value-type="float">
            <text:p>0.0956858</text:p>
          </table:table-cell>
          <table:table-cell table:formula="of:=([.A3341]*[.A3341])" office:value-type="float" office:value="0.00986090706441" calcext:value-type="float">
            <text:p>0.00986090706441</text:p>
          </table:table-cell>
          <table:table-cell table:formula="of:=([.A3341]-[.B3341])*([.A3341]-[.B3341])" office:value-type="float" office:value="0.00001307762569" calcext:value-type="float">
            <text:p>0.00001307762569</text:p>
          </table:table-cell>
          <table:table-cell table:number-columns-repeated="2"/>
        </table:table-row>
        <table:table-row table:style-name="ro1">
          <table:table-cell office:value-type="float" office:value="0.135296" calcext:value-type="float">
            <text:p>0.135296</text:p>
          </table:table-cell>
          <table:table-cell office:value-type="float" office:value="0.170516" calcext:value-type="float">
            <text:p>0.170516</text:p>
          </table:table-cell>
          <table:table-cell table:formula="of:=([.A3342]*[.A3342])" office:value-type="float" office:value="0.018305007616" calcext:value-type="float">
            <text:p>0.018305007616</text:p>
          </table:table-cell>
          <table:table-cell table:formula="of:=([.A3342]-[.B3342])*([.A3342]-[.B3342])" office:value-type="float" office:value="0.0012404484" calcext:value-type="float">
            <text:p>0.0012404484</text:p>
          </table:table-cell>
          <table:table-cell table:number-columns-repeated="2"/>
        </table:table-row>
        <table:table-row table:style-name="ro1">
          <table:table-cell office:value-type="float" office:value="0.201056" calcext:value-type="float">
            <text:p>0.201056</text:p>
          </table:table-cell>
          <table:table-cell office:value-type="float" office:value="0.212923" calcext:value-type="float">
            <text:p>0.212923</text:p>
          </table:table-cell>
          <table:table-cell table:formula="of:=([.A3343]*[.A3343])" office:value-type="float" office:value="0.040423515136" calcext:value-type="float">
            <text:p>0.040423515136</text:p>
          </table:table-cell>
          <table:table-cell table:formula="of:=([.A3343]-[.B3343])*([.A3343]-[.B3343])" office:value-type="float" office:value="0.000140825689" calcext:value-type="float">
            <text:p>0.000140825689</text:p>
          </table:table-cell>
          <table:table-cell table:number-columns-repeated="2"/>
        </table:table-row>
        <table:table-row table:style-name="ro1">
          <table:table-cell office:value-type="float" office:value="0.201056" calcext:value-type="float">
            <text:p>0.201056</text:p>
          </table:table-cell>
          <table:table-cell office:value-type="float" office:value="0.423563" calcext:value-type="float">
            <text:p>0.423563</text:p>
          </table:table-cell>
          <table:table-cell table:formula="of:=([.A3344]*[.A3344])" office:value-type="float" office:value="0.040423515136" calcext:value-type="float">
            <text:p>0.040423515136</text:p>
          </table:table-cell>
          <table:table-cell table:formula="of:=([.A3344]-[.B3344])*([.A3344]-[.B3344])" office:value-type="float" office:value="0.049509365049" calcext:value-type="float">
            <text:p>0.049509365049</text:p>
          </table:table-cell>
          <table:table-cell table:number-columns-repeated="2"/>
        </table:table-row>
        <table:table-row table:style-name="ro1">
          <table:table-cell office:value-type="float" office:value="0.222915" calcext:value-type="float">
            <text:p>0.222915</text:p>
          </table:table-cell>
          <table:table-cell office:value-type="float" office:value="0.640265" calcext:value-type="float">
            <text:p>0.640265</text:p>
          </table:table-cell>
          <table:table-cell table:formula="of:=([.A3345]*[.A3345])" office:value-type="float" office:value="0.049691097225" calcext:value-type="float">
            <text:p>0.049691097225</text:p>
          </table:table-cell>
          <table:table-cell table:formula="of:=([.A3345]-[.B3345])*([.A3345]-[.B3345])" office:value-type="float" office:value="0.1741810225" calcext:value-type="float">
            <text:p>0.1741810225</text:p>
          </table:table-cell>
          <table:table-cell table:number-columns-repeated="2"/>
        </table:table-row>
        <table:table-row table:style-name="ro1">
          <table:table-cell office:value-type="float" office:value="0.396141" calcext:value-type="float">
            <text:p>0.396141</text:p>
          </table:table-cell>
          <table:table-cell office:value-type="float" office:value="0.384262" calcext:value-type="float">
            <text:p>0.384262</text:p>
          </table:table-cell>
          <table:table-cell table:formula="of:=([.A3346]*[.A3346])" office:value-type="float" office:value="0.156927691881" calcext:value-type="float">
            <text:p>0.156927691881</text:p>
          </table:table-cell>
          <table:table-cell table:formula="of:=([.A3346]-[.B3346])*([.A3346]-[.B3346])" office:value-type="float" office:value="0.000141110641000001" calcext:value-type="float">
            <text:p>0.000141110641000001</text:p>
          </table:table-cell>
          <table:table-cell table:number-columns-repeated="2"/>
        </table:table-row>
        <table:table-row table:style-name="ro1">
          <table:table-cell office:value-type="float" office:value="0.596618" calcext:value-type="float">
            <text:p>0.596618</text:p>
          </table:table-cell>
          <table:table-cell office:value-type="float" office:value="0.364492" calcext:value-type="float">
            <text:p>0.364492</text:p>
          </table:table-cell>
          <table:table-cell table:formula="of:=([.A3347]*[.A3347])" office:value-type="float" office:value="0.355953037924" calcext:value-type="float">
            <text:p>0.355953037924</text:p>
          </table:table-cell>
          <table:table-cell table:formula="of:=([.A3347]-[.B3347])*([.A3347]-[.B3347])" office:value-type="float" office:value="0.053882479876" calcext:value-type="float">
            <text:p>0.053882479876</text:p>
          </table:table-cell>
          <table:table-cell table:number-columns-repeated="2"/>
        </table:table-row>
        <table:table-row table:style-name="ro1">
          <table:table-cell office:value-type="float" office:value="0.641114" calcext:value-type="float">
            <text:p>0.641114</text:p>
          </table:table-cell>
          <table:table-cell office:value-type="float" office:value="0.386332" calcext:value-type="float">
            <text:p>0.386332</text:p>
          </table:table-cell>
          <table:table-cell table:formula="of:=([.A3348]*[.A3348])" office:value-type="float" office:value="0.411027160996" calcext:value-type="float">
            <text:p>0.411027160996</text:p>
          </table:table-cell>
          <table:table-cell table:formula="of:=([.A3348]-[.B3348])*([.A3348]-[.B3348])" office:value-type="float" office:value="0.064913867524" calcext:value-type="float">
            <text:p>0.064913867524</text:p>
          </table:table-cell>
          <table:table-cell table:number-columns-repeated="2"/>
        </table:table-row>
        <table:table-row table:style-name="ro1">
          <table:table-cell office:value-type="float" office:value="0.641114" calcext:value-type="float">
            <text:p>0.641114</text:p>
          </table:table-cell>
          <table:table-cell office:value-type="float" office:value="0.404726" calcext:value-type="float">
            <text:p>0.404726</text:p>
          </table:table-cell>
          <table:table-cell table:formula="of:=([.A3349]*[.A3349])" office:value-type="float" office:value="0.411027160996" calcext:value-type="float">
            <text:p>0.411027160996</text:p>
          </table:table-cell>
          <table:table-cell table:formula="of:=([.A3349]-[.B3349])*([.A3349]-[.B3349])" office:value-type="float" office:value="0.055879286544" calcext:value-type="float">
            <text:p>0.055879286544</text:p>
          </table:table-cell>
          <table:table-cell table:number-columns-repeated="2"/>
        </table:table-row>
        <table:table-row table:style-name="ro1">
          <table:table-cell office:value-type="float" office:value="0.641114" calcext:value-type="float">
            <text:p>0.641114</text:p>
          </table:table-cell>
          <table:table-cell office:value-type="float" office:value="0.423766" calcext:value-type="float">
            <text:p>0.423766</text:p>
          </table:table-cell>
          <table:table-cell table:formula="of:=([.A3350]*[.A3350])" office:value-type="float" office:value="0.411027160996" calcext:value-type="float">
            <text:p>0.411027160996</text:p>
          </table:table-cell>
          <table:table-cell table:formula="of:=([.A3350]-[.B3350])*([.A3350]-[.B3350])" office:value-type="float" office:value="0.047240153104" calcext:value-type="float">
            <text:p>0.047240153104</text:p>
          </table:table-cell>
          <table:table-cell table:number-columns-repeated="2"/>
        </table:table-row>
        <table:table-row table:style-name="ro1">
          <table:table-cell office:value-type="float" office:value="0.641113" calcext:value-type="float">
            <text:p>0.641113</text:p>
          </table:table-cell>
          <table:table-cell office:value-type="float" office:value="0.902684" calcext:value-type="float">
            <text:p>0.902684</text:p>
          </table:table-cell>
          <table:table-cell table:formula="of:=([.A3351]*[.A3351])" office:value-type="float" office:value="0.411025878769" calcext:value-type="float">
            <text:p>0.411025878769</text:p>
          </table:table-cell>
          <table:table-cell table:formula="of:=([.A3351]-[.B3351])*([.A3351]-[.B3351])" office:value-type="float" office:value="0.068419388041" calcext:value-type="float">
            <text:p>0.068419388041</text:p>
          </table:table-cell>
          <table:table-cell table:number-columns-repeated="2"/>
        </table:table-row>
        <table:table-row table:style-name="ro1">
          <table:table-cell office:value-type="float" office:value="0.825397" calcext:value-type="float">
            <text:p>0.825397</text:p>
          </table:table-cell>
          <table:table-cell office:value-type="float" office:value="0.93283" calcext:value-type="float">
            <text:p>0.93283</text:p>
          </table:table-cell>
          <table:table-cell table:formula="of:=([.A3352]*[.A3352])" office:value-type="float" office:value="0.681280207609" calcext:value-type="float">
            <text:p>0.681280207609</text:p>
          </table:table-cell>
          <table:table-cell table:formula="of:=([.A3352]-[.B3352])*([.A3352]-[.B3352])" office:value-type="float" office:value="0.011541849489" calcext:value-type="float">
            <text:p>0.011541849489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53411" calcext:value-type="float">
            <text:p>0.953411</text:p>
          </table:table-cell>
          <table:table-cell table:formula="of:=([.A3353]*[.A3353])" office:value-type="float" office:value="0.999986000049" calcext:value-type="float">
            <text:p>0.999986000049</text:p>
          </table:table-cell>
          <table:table-cell table:formula="of:=([.A3353]-[.B3353])*([.A3353]-[.B3353])" office:value-type="float" office:value="0.002169882724" calcext:value-type="float">
            <text:p>0.002169882724</text:p>
          </table:table-cell>
          <table:table-cell table:number-columns-repeated="2"/>
        </table:table-row>
        <table:table-row table:style-name="ro1">
          <table:table-cell office:value-type="float" office:value="0.999992" calcext:value-type="float">
            <text:p>0.999992</text:p>
          </table:table-cell>
          <table:table-cell office:value-type="float" office:value="0.966462" calcext:value-type="float">
            <text:p>0.966462</text:p>
          </table:table-cell>
          <table:table-cell table:formula="of:=([.A3354]*[.A3354])" office:value-type="float" office:value="0.999984000064" calcext:value-type="float">
            <text:p>0.999984000064</text:p>
          </table:table-cell>
          <table:table-cell table:formula="of:=([.A3354]-[.B3354])*([.A3354]-[.B3354])" office:value-type="float" office:value="0.0011242609" calcext:value-type="float">
            <text:p>0.0011242609</text:p>
          </table:table-cell>
          <table:table-cell table:number-columns-repeated="2"/>
        </table:table-row>
        <table:table-row table:style-name="ro1">
          <table:table-cell office:value-type="float" office:value="0.999993" calcext:value-type="float">
            <text:p>0.999993</text:p>
          </table:table-cell>
          <table:table-cell office:value-type="float" office:value="0.984535" calcext:value-type="float">
            <text:p>0.984535</text:p>
          </table:table-cell>
          <table:table-cell table:formula="of:=([.A3355]*[.A3355])" office:value-type="float" office:value="0.999986000049" calcext:value-type="float">
            <text:p>0.999986000049</text:p>
          </table:table-cell>
          <table:table-cell table:formula="of:=([.A3355]-[.B3355])*([.A3355]-[.B3355])" office:value-type="float" office:value="0.000238949763999999" calcext:value-type="float">
            <text:p>0.000238949763999999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000303222" calcext:value-type="float">
            <text:p>0.00000303222</text:p>
          </table:table-cell>
          <table:table-cell table:formula="of:=([.A3356]*[.A3356])" office:value-type="float" office:value="0.000000000020520447" calcext:value-type="float">
            <text:p>2.05204470025E-11</text:p>
          </table:table-cell>
          <table:table-cell table:formula="of:=([.A3356]-[.B3356])*([.A3356]-[.B3356])" office:value-type="float" office:value="0.00000000000224319515" calcext:value-type="float">
            <text:p>2.2431951529E-12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180795" calcext:value-type="float">
            <text:p>0.00180795</text:p>
          </table:table-cell>
          <table:table-cell table:formula="of:=([.A3357]*[.A3357])" office:value-type="float" office:value="0.000000000020520447" calcext:value-type="float">
            <text:p>2.05204470025E-11</text:p>
          </table:table-cell>
          <table:table-cell table:formula="of:=([.A3357]-[.B3357])*([.A3357]-[.B3357])" office:value-type="float" office:value="0.000003252323876742" calcext:value-type="float">
            <text:p>3.252323876742E-06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152877" calcext:value-type="float">
            <text:p>0.0152877</text:p>
          </table:table-cell>
          <table:table-cell table:formula="of:=([.A3358]*[.A3358])" office:value-type="float" office:value="0.000000000020520447" calcext:value-type="float">
            <text:p>2.05204470025E-11</text:p>
          </table:table-cell>
          <table:table-cell table:formula="of:=([.A3358]-[.B3358])*([.A3358]-[.B3358])" office:value-type="float" office:value="0.000233575286777217" calcext:value-type="float">
            <text:p>0.000233575286777217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00736536" calcext:value-type="float">
            <text:p>0.0000736536</text:p>
          </table:table-cell>
          <table:table-cell table:formula="of:=([.A3359]*[.A3359])" office:value-type="float" office:value="0.00000000002388843826" calcext:value-type="float">
            <text:p>2.38884382564E-11</text:p>
          </table:table-cell>
          <table:table-cell table:formula="of:=([.A3359]-[.B3359])*([.A3359]-[.B3359])" office:value-type="float" office:value="0.00000000472876550664" calcext:value-type="float">
            <text:p>4.7287655066404E-09</text:p>
          </table:table-cell>
          <table:table-cell table:number-columns-repeated="2"/>
        </table:table-row>
        <table:table-row table:style-name="ro1">
          <table:table-cell office:value-type="float" office:value="0.00000488758" calcext:value-type="float">
            <text:p>0.00000488758</text:p>
          </table:table-cell>
          <table:table-cell office:value-type="float" office:value="0.00694377" calcext:value-type="float">
            <text:p>0.00694377</text:p>
          </table:table-cell>
          <table:table-cell table:formula="of:=([.A3360]*[.A3360])" office:value-type="float" office:value="0.00000000002388843826" calcext:value-type="float">
            <text:p>2.38884382564E-11</text:p>
          </table:table-cell>
          <table:table-cell table:formula="of:=([.A3360]-[.B3360])*([.A3360]-[.B3360])" office:value-type="float" office:value="0.0000481480892385851" calcext:value-type="float">
            <text:p>4.81480892385851E-05</text:p>
          </table:table-cell>
          <table:table-cell table:number-columns-repeated="2"/>
        </table:table-row>
        <table:table-row table:style-name="ro1">
          <table:table-cell office:value-type="float" office:value="0.00000327826" calcext:value-type="float">
            <text:p>0.00000327826</text:p>
          </table:table-cell>
          <table:table-cell office:value-type="float" office:value="0.00000140885" calcext:value-type="float">
            <text:p>0.00000140885</text:p>
          </table:table-cell>
          <table:table-cell table:formula="of:=([.A3361]*[.A3361])" office:value-type="float" office:value="0.00000000001074698863" calcext:value-type="float">
            <text:p>1.07469886276E-11</text:p>
          </table:table-cell>
          <table:table-cell table:formula="of:=([.A3361]-[.B3361])*([.A3361]-[.B3361])" office:value-type="float" office:value="0.00000000000349469375" calcext:value-type="float">
            <text:p>3.4946937481E-12</text:p>
          </table:table-cell>
          <table:table-cell table:number-columns-repeated="2"/>
        </table:table-row>
        <table:table-row table:style-name="ro1">
          <table:table-cell office:value-type="float" office:value="0.00000202656" calcext:value-type="float">
            <text:p>0.00000202656</text:p>
          </table:table-cell>
          <table:table-cell office:value-type="float" office:value="0.00000834604" calcext:value-type="float">
            <text:p>0.00000834604</text:p>
          </table:table-cell>
          <table:table-cell table:formula="of:=([.A3362]*[.A3362])" office:value-type="float" office:value="0.00000000000410694543" calcext:value-type="float">
            <text:p>4.1069454336E-12</text:p>
          </table:table-cell>
          <table:table-cell table:formula="of:=([.A3362]-[.B3362])*([.A3362]-[.B3362])" office:value-type="float" office:value="0.00000000003993582747" calcext:value-type="float">
            <text:p>3.99358274704E-11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10325" calcext:value-type="float">
            <text:p>0.00010325</text:p>
          </table:table-cell>
          <table:table-cell table:formula="of:=([.A3363]*[.A3363])" office:value-type="float" office:value="0.00000000000888177085" calcext:value-type="float">
            <text:p>8.8817708529E-12</text:p>
          </table:table-cell>
          <table:table-cell table:formula="of:=([.A3363]-[.B3363])*([.A3363]-[.B3363])" office:value-type="float" office:value="0.00000001005402677585" calcext:value-type="float">
            <text:p>1.00540267758529E-08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451264" calcext:value-type="float">
            <text:p>0.000451264</text:p>
          </table:table-cell>
          <table:table-cell table:formula="of:=([.A3364]*[.A3364])" office:value-type="float" office:value="0.00000000000888177085" calcext:value-type="float">
            <text:p>8.8817708529E-12</text:p>
          </table:table-cell>
          <table:table-cell table:formula="of:=([.A3364]-[.B3364])*([.A3364]-[.B3364])" office:value-type="float" office:value="0.00000020095833844541" calcext:value-type="float">
            <text:p>2.00958338445413E-07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0773682" calcext:value-type="float">
            <text:p>0.000773682</text:p>
          </table:table-cell>
          <table:table-cell table:formula="of:=([.A3365]*[.A3365])" office:value-type="float" office:value="0.00000000000888177085" calcext:value-type="float">
            <text:p>8.8817708529E-12</text:p>
          </table:table-cell>
          <table:table-cell table:formula="of:=([.A3365]-[.B3365])*([.A3365]-[.B3365])" office:value-type="float" office:value="0.00000059398121828113" calcext:value-type="float">
            <text:p>5.93981218281133E-07</text:p>
          </table:table-cell>
          <table:table-cell table:number-columns-repeated="2"/>
        </table:table-row>
        <table:table-row table:style-name="ro1">
          <table:table-cell office:value-type="float" office:value="0.00000298023" calcext:value-type="float">
            <text:p>0.00000298023</text:p>
          </table:table-cell>
          <table:table-cell office:value-type="float" office:value="0.00212975" calcext:value-type="float">
            <text:p>0.00212975</text:p>
          </table:table-cell>
          <table:table-cell table:formula="of:=([.A3366]*[.A3366])" office:value-type="float" office:value="0.00000000000888177085" calcext:value-type="float">
            <text:p>8.8817708529E-12</text:p>
          </table:table-cell>
          <table:table-cell table:formula="of:=([.A3366]-[.B3366])*([.A3366]-[.B3366])" office:value-type="float" office:value="0.00000452314965458585" calcext:value-type="float">
            <text:p>4.52314965458585E-06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0583331" calcext:value-type="float">
            <text:p>0.00583331</text:p>
          </table:table-cell>
          <table:table-cell table:formula="of:=([.A3367]*[.A3367])" office:value-type="float" office:value="0.00000000000156675289" calcext:value-type="float">
            <text:p>1.56675289E-12</text:p>
          </table:table-cell>
          <table:table-cell table:formula="of:=([.A3367]-[.B3367])*([.A3367]-[.B3367])" office:value-type="float" office:value="0.0000340129040145989" calcext:value-type="float">
            <text:p>3.40129040145989E-05</text:p>
          </table:table-cell>
          <table:table-cell table:number-columns-repeated="2"/>
        </table:table-row>
        <table:table-row table:style-name="ro1">
          <table:table-cell office:value-type="float" office:value="0.00000745058" calcext:value-type="float">
            <text:p>0.00000745058</text:p>
          </table:table-cell>
          <table:table-cell office:value-type="float" office:value="0.0760514" calcext:value-type="float">
            <text:p>0.0760514</text:p>
          </table:table-cell>
          <table:table-cell table:formula="of:=([.A3368]*[.A3368])" office:value-type="float" office:value="0.00000000005551114234" calcext:value-type="float">
            <text:p>5.55111423364E-11</text:p>
          </table:table-cell>
          <table:table-cell table:formula="of:=([.A3368]-[.B3368])*([.A3368]-[.B3368])" office:value-type="float" office:value="0.00578268224339152" calcext:value-type="float">
            <text:p>0.00578268224339152</text:p>
          </table:table-cell>
          <table:table-cell table:number-columns-repeated="2"/>
        </table:table-row>
        <table:table-row table:style-name="ro1">
          <table:table-cell office:value-type="float" office:value="0.0000929832" calcext:value-type="float">
            <text:p>0.0000929832</text:p>
          </table:table-cell>
          <table:table-cell office:value-type="float" office:value="0.000790347" calcext:value-type="float">
            <text:p>0.000790347</text:p>
          </table:table-cell>
          <table:table-cell table:formula="of:=([.A3369]*[.A3369])" office:value-type="float" office:value="0.00000000864587548224" calcext:value-type="float">
            <text:p>8.64587548224E-09</text:p>
          </table:table-cell>
          <table:table-cell table:formula="of:=([.A3369]-[.B3369])*([.A3369]-[.B3369])" office:value-type="float" office:value="0.00000048631626955044" calcext:value-type="float">
            <text:p>4.8631626955044E-07</text:p>
          </table:table-cell>
          <table:table-cell table:number-columns-repeated="2"/>
        </table:table-row>
        <table:table-row table:style-name="ro1">
          <table:table-cell office:value-type="float" office:value="0.0003317" calcext:value-type="float">
            <text:p>0.0003317</text:p>
          </table:table-cell>
          <table:table-cell office:value-type="float" office:value="0.0954234" calcext:value-type="float">
            <text:p>0.0954234</text:p>
          </table:table-cell>
          <table:table-cell table:formula="of:=([.A3370]*[.A3370])" office:value-type="float" office:value="0.00000011002489" calcext:value-type="float">
            <text:p>0.00000011002489</text:p>
          </table:table-cell>
          <table:table-cell table:formula="of:=([.A3370]-[.B3370])*([.A3370]-[.B3370])" office:value-type="float" office:value="0.00904243140889" calcext:value-type="float">
            <text:p>0.00904243140889</text:p>
          </table:table-cell>
          <table:table-cell table:number-columns-repeated="2"/>
        </table:table-row>
        <table:table-row table:style-name="ro1">
          <table:table-cell office:value-type="float" office:value="0.000567675" calcext:value-type="float">
            <text:p>0.000567675</text:p>
          </table:table-cell>
          <table:table-cell office:value-type="float" office:value="0.101635" calcext:value-type="float">
            <text:p>0.101635</text:p>
          </table:table-cell>
          <table:table-cell table:formula="of:=([.A3371]*[.A3371])" office:value-type="float" office:value="0.000000322254905625" calcext:value-type="float">
            <text:p>3.22254905625E-07</text:p>
          </table:table-cell>
          <table:table-cell table:formula="of:=([.A3371]-[.B3371])*([.A3371]-[.B3371])" office:value-type="float" office:value="0.0102146041826556" calcext:value-type="float">
            <text:p>0.0102146041826556</text:p>
          </table:table-cell>
          <table:table-cell table:number-columns-repeated="2"/>
        </table:table-row>
        <table:table-row table:style-name="ro1">
          <table:table-cell office:value-type="float" office:value="0.00061518" calcext:value-type="float">
            <text:p>0.00061518</text:p>
          </table:table-cell>
          <table:table-cell office:value-type="float" office:value="0.0161226" calcext:value-type="float">
            <text:p>0.0161226</text:p>
          </table:table-cell>
          <table:table-cell table:formula="of:=([.A3372]*[.A3372])" office:value-type="float" office:value="0.0000003784464324" calcext:value-type="float">
            <text:p>0.0000003784464324</text:p>
          </table:table-cell>
          <table:table-cell table:formula="of:=([.A3372]-[.B3372])*([.A3372]-[.B3372])" office:value-type="float" office:value="0.0002404800750564" calcext:value-type="float">
            <text:p>0.0002404800750564</text:p>
          </table:table-cell>
          <table:table-cell table:number-columns-repeated="2"/>
        </table:table-row>
        <table:table-row table:style-name="ro1">
          <table:table-cell office:value-type="float" office:value="0.00230408" calcext:value-type="float">
            <text:p>0.00230408</text:p>
          </table:table-cell>
          <table:table-cell office:value-type="float" office:value="0.0226856" calcext:value-type="float">
            <text:p>0.0226856</text:p>
          </table:table-cell>
          <table:table-cell table:formula="of:=([.A3373]*[.A3373])" office:value-type="float" office:value="0.0000053087846464" calcext:value-type="float">
            <text:p>0.0000053087846464</text:p>
          </table:table-cell>
          <table:table-cell table:formula="of:=([.A3373]-[.B3373])*([.A3373]-[.B3373])" office:value-type="float" office:value="0.0004154063575104" calcext:value-type="float">
            <text:p>0.0004154063575104</text:p>
          </table:table-cell>
          <table:table-cell table:number-columns-repeated="2"/>
        </table:table-row>
        <table:table-row table:style-name="ro1">
          <table:table-cell office:value-type="float" office:value="0.00230408" calcext:value-type="float">
            <text:p>0.00230408</text:p>
          </table:table-cell>
          <table:table-cell office:value-type="float" office:value="0.0236634" calcext:value-type="float">
            <text:p>0.0236634</text:p>
          </table:table-cell>
          <table:table-cell table:formula="of:=([.A3374]*[.A3374])" office:value-type="float" office:value="0.0000053087846464" calcext:value-type="float">
            <text:p>0.0000053087846464</text:p>
          </table:table-cell>
          <table:table-cell table:formula="of:=([.A3374]-[.B3374])*([.A3374]-[.B3374])" office:value-type="float" office:value="0.0004562205508624" calcext:value-type="float">
            <text:p>0.0004562205508624</text:p>
          </table:table-cell>
          <table:table-cell table:number-columns-repeated="2"/>
        </table:table-row>
        <table:table-row table:style-name="ro1">
          <table:table-cell office:value-type="float" office:value="0.00230408" calcext:value-type="float">
            <text:p>0.00230408</text:p>
          </table:table-cell>
          <table:table-cell office:value-type="float" office:value="0.00875792" calcext:value-type="float">
            <text:p>0.00875792</text:p>
          </table:table-cell>
          <table:table-cell table:formula="of:=([.A3375]*[.A3375])" office:value-type="float" office:value="0.0000053087846464" calcext:value-type="float">
            <text:p>0.0000053087846464</text:p>
          </table:table-cell>
          <table:table-cell table:formula="of:=([.A3375]-[.B3375])*([.A3375]-[.B3375])" office:value-type="float" office:value="0.0000416520507456" calcext:value-type="float">
            <text:p>0.0000416520507456</text:p>
          </table:table-cell>
          <table:table-cell table:number-columns-repeated="2"/>
        </table:table-row>
        <table:table-row table:style-name="ro1">
          <table:table-cell office:value-type="float" office:value="0.040154" calcext:value-type="float">
            <text:p>0.040154</text:p>
          </table:table-cell>
          <table:table-cell office:value-type="float" office:value="0.0134163" calcext:value-type="float">
            <text:p>0.0134163</text:p>
          </table:table-cell>
          <table:table-cell table:formula="of:=([.A3376]*[.A3376])" office:value-type="float" office:value="0.001612343716" calcext:value-type="float">
            <text:p>0.001612343716</text:p>
          </table:table-cell>
          <table:table-cell table:formula="of:=([.A3376]-[.B3376])*([.A3376]-[.B3376])" office:value-type="float" office:value="0.00071490460129" calcext:value-type="float">
            <text:p>0.00071490460129</text:p>
          </table:table-cell>
          <table:table-cell table:number-columns-repeated="2"/>
        </table:table-row>
        <table:table-row table:style-name="ro1">
          <table:table-cell office:value-type="float" office:value="0.0401539" calcext:value-type="float">
            <text:p>0.0401539</text:p>
          </table:table-cell>
          <table:table-cell office:value-type="float" office:value="0.00909693" calcext:value-type="float">
            <text:p>0.00909693</text:p>
          </table:table-cell>
          <table:table-cell table:formula="of:=([.A3377]*[.A3377])" office:value-type="float" office:value="0.00161233568521" calcext:value-type="float">
            <text:p>0.00161233568521</text:p>
          </table:table-cell>
          <table:table-cell table:formula="of:=([.A3377]-[.B3377])*([.A3377]-[.B3377])" office:value-type="float" office:value="0.0009645353855809" calcext:value-type="float">
            <text:p>0.0009645353855809</text:p>
          </table:table-cell>
          <table:table-cell table:number-columns-repeated="2"/>
        </table:table-row>
        <table:table-row table:style-name="ro1">
          <table:table-cell office:value-type="float" office:value="0.074506" calcext:value-type="float">
            <text:p>0.074506</text:p>
          </table:table-cell>
          <table:table-cell office:value-type="float" office:value="0.0534831" calcext:value-type="float">
            <text:p>0.0534831</text:p>
          </table:table-cell>
          <table:table-cell table:formula="of:=([.A3378]*[.A3378])" office:value-type="float" office:value="0.005551144036" calcext:value-type="float">
            <text:p>0.005551144036</text:p>
          </table:table-cell>
          <table:table-cell table:formula="of:=([.A3378]-[.B3378])*([.A3378]-[.B3378])" office:value-type="float" office:value="0.00044196232441" calcext:value-type="float">
            <text:p>0.00044196232441</text:p>
          </table:table-cell>
          <table:table-cell table:number-columns-repeated="2"/>
        </table:table-row>
        <table:table-row table:style-name="ro1">
          <table:table-cell office:value-type="float" office:value="0.0692974" calcext:value-type="float">
            <text:p>0.0692974</text:p>
          </table:table-cell>
          <table:table-cell office:value-type="float" office:value="0.0554695" calcext:value-type="float">
            <text:p>0.0554695</text:p>
          </table:table-cell>
          <table:table-cell table:formula="of:=([.A3379]*[.A3379])" office:value-type="float" office:value="0.00480212964676" calcext:value-type="float">
            <text:p>0.00480212964676</text:p>
          </table:table-cell>
          <table:table-cell table:formula="of:=([.A3379]-[.B3379])*([.A3379]-[.B3379])" office:value-type="float" office:value="0.00019121081841" calcext:value-type="float">
            <text:p>0.00019121081841</text:p>
          </table:table-cell>
          <table:table-cell table:number-columns-repeated="2"/>
        </table:table-row>
        <table:table-row table:style-name="ro1">
          <table:table-cell office:value-type="float" office:value="0.0717974" calcext:value-type="float">
            <text:p>0.0717974</text:p>
          </table:table-cell>
          <table:table-cell office:value-type="float" office:value="0.126109" calcext:value-type="float">
            <text:p>0.126109</text:p>
          </table:table-cell>
          <table:table-cell table:formula="of:=([.A3380]*[.A3380])" office:value-type="float" office:value="0.00515486664676" calcext:value-type="float">
            <text:p>0.00515486664676</text:p>
          </table:table-cell>
          <table:table-cell table:formula="of:=([.A3380]-[.B3380])*([.A3380]-[.B3380])" office:value-type="float" office:value="0.00294974989456" calcext:value-type="float">
            <text:p>0.00294974989456</text:p>
          </table:table-cell>
          <table:table-cell table:number-columns-repeated="2"/>
        </table:table-row>
        <table:table-row table:style-name="ro1">
          <table:table-cell office:value-type="float" office:value="0.0942612" calcext:value-type="float">
            <text:p>0.0942612</text:p>
          </table:table-cell>
          <table:table-cell office:value-type="float" office:value="0.298355" calcext:value-type="float">
            <text:p>0.298355</text:p>
          </table:table-cell>
          <table:table-cell table:formula="of:=([.A3381]*[.A3381])" office:value-type="float" office:value="0.00888517382544" calcext:value-type="float">
            <text:p>0.00888517382544</text:p>
          </table:table-cell>
          <table:table-cell table:formula="of:=([.A3381]-[.B3381])*([.A3381]-[.B3381])" office:value-type="float" office:value="0.04165427919844" calcext:value-type="float">
            <text:p>0.04165427919844</text:p>
          </table:table-cell>
          <table:table-cell table:number-columns-repeated="2"/>
        </table:table-row>
        <table:table-row table:style-name="ro1">
          <table:table-cell office:value-type="float" office:value="0.0942612" calcext:value-type="float">
            <text:p>0.0942612</text:p>
          </table:table-cell>
          <table:table-cell office:value-type="float" office:value="0.309762" calcext:value-type="float">
            <text:p>0.309762</text:p>
          </table:table-cell>
          <table:table-cell table:formula="of:=([.A3382]*[.A3382])" office:value-type="float" office:value="0.00888517382544" calcext:value-type="float">
            <text:p>0.00888517382544</text:p>
          </table:table-cell>
          <table:table-cell table:formula="of:=([.A3382]-[.B3382])*([.A3382]-[.B3382])" office:value-type="float" office:value="0.04644059480064" calcext:value-type="float">
            <text:p>0.04644059480064</text:p>
          </table:table-cell>
          <table:table-cell table:number-columns-repeated="2"/>
        </table:table-row>
        <table:table-row table:style-name="ro1">
          <table:table-cell office:value-type="float" office:value="0.39816" calcext:value-type="float">
            <text:p>0.39816</text:p>
          </table:table-cell>
          <table:table-cell office:value-type="float" office:value="0.293332" calcext:value-type="float">
            <text:p>0.293332</text:p>
          </table:table-cell>
          <table:table-cell table:formula="of:=([.A3383]*[.A3383])" office:value-type="float" office:value="0.1585313856" calcext:value-type="float">
            <text:p>0.1585313856</text:p>
          </table:table-cell>
          <table:table-cell table:formula="of:=([.A3383]-[.B3383])*([.A3383]-[.B3383])" office:value-type="float" office:value="0.010988909584" calcext:value-type="float">
            <text:p>0.010988909584</text:p>
          </table:table-cell>
          <table:table-cell table:number-columns-repeated="2"/>
        </table:table-row>
        <table:table-row table:style-name="ro1">
          <table:table-cell office:value-type="float" office:value="0.39816" calcext:value-type="float">
            <text:p>0.39816</text:p>
          </table:table-cell>
          <table:table-cell office:value-type="float" office:value="0.409516" calcext:value-type="float">
            <text:p>0.409516</text:p>
          </table:table-cell>
          <table:table-cell table:formula="of:=([.A3384]*[.A3384])" office:value-type="float" office:value="0.1585313856" calcext:value-type="float">
            <text:p>0.1585313856</text:p>
          </table:table-cell>
          <table:table-cell table:formula="of:=([.A3384]-[.B3384])*([.A3384]-[.B3384])" office:value-type="float" office:value="0.000128958735999999" calcext:value-type="float">
            <text:p>0.000128958735999999</text:p>
          </table:table-cell>
          <table:table-cell table:number-columns-repeated="2"/>
        </table:table-row>
        <table:table-row table:style-name="ro1">
          <table:table-cell office:value-type="float" office:value="0.626047" calcext:value-type="float">
            <text:p>0.626047</text:p>
          </table:table-cell>
          <table:table-cell office:value-type="float" office:value="0.495269" calcext:value-type="float">
            <text:p>0.495269</text:p>
          </table:table-cell>
          <table:table-cell table:formula="of:=([.A3385]*[.A3385])" office:value-type="float" office:value="0.391934846209" calcext:value-type="float">
            <text:p>0.391934846209</text:p>
          </table:table-cell>
          <table:table-cell table:formula="of:=([.A3385]-[.B3385])*([.A3385]-[.B3385])" office:value-type="float" office:value="0.017102885284" calcext:value-type="float">
            <text:p>0.017102885284</text:p>
          </table:table-cell>
          <table:table-cell table:number-columns-repeated="2"/>
        </table:table-row>
        <table:table-row table:style-name="ro1">
          <table:table-cell office:value-type="float" office:value="0.663595" calcext:value-type="float">
            <text:p>0.663595</text:p>
          </table:table-cell>
          <table:table-cell office:value-type="float" office:value="0.740708" calcext:value-type="float">
            <text:p>0.740708</text:p>
          </table:table-cell>
          <table:table-cell table:formula="of:=([.A3386]*[.A3386])" office:value-type="float" office:value="0.440358324025" calcext:value-type="float">
            <text:p>0.440358324025</text:p>
          </table:table-cell>
          <table:table-cell table:formula="of:=([.A3386]-[.B3386])*([.A3386]-[.B3386])" office:value-type="float" office:value="0.005946414769" calcext:value-type="float">
            <text:p>0.005946414769</text:p>
          </table:table-cell>
          <table:table-cell table:number-columns-repeated="2"/>
        </table:table-row>
        <table:table-row table:style-name="ro1">
          <table:table-cell office:value-type="float" office:value="0.663595" calcext:value-type="float">
            <text:p>0.663595</text:p>
          </table:table-cell>
          <table:table-cell office:value-type="float" office:value="0.774779" calcext:value-type="float">
            <text:p>0.774779</text:p>
          </table:table-cell>
          <table:table-cell table:formula="of:=([.A3387]*[.A3387])" office:value-type="float" office:value="0.440358324025" calcext:value-type="float">
            <text:p>0.440358324025</text:p>
          </table:table-cell>
          <table:table-cell table:formula="of:=([.A3387]-[.B3387])*([.A3387]-[.B3387])" office:value-type="float" office:value="0.012361881856" calcext:value-type="float">
            <text:p>0.012361881856</text:p>
          </table:table-cell>
          <table:table-cell table:number-columns-repeated="2"/>
        </table:table-row>
        <table:table-row table:style-name="ro1">
          <table:table-cell office:value-type="float" office:value="0.663594" calcext:value-type="float">
            <text:p>0.663594</text:p>
          </table:table-cell>
          <table:table-cell office:value-type="float" office:value="0.811668" calcext:value-type="float">
            <text:p>0.811668</text:p>
          </table:table-cell>
          <table:table-cell table:formula="of:=([.A3388]*[.A3388])" office:value-type="float" office:value="0.440356996836" calcext:value-type="float">
            <text:p>0.440356996836</text:p>
          </table:table-cell>
          <table:table-cell table:formula="of:=([.A3388]-[.B3388])*([.A3388]-[.B3388])" office:value-type="float" office:value="0.021925909476" calcext:value-type="float">
            <text:p>0.021925909476</text:p>
          </table:table-cell>
          <table:table-cell table:number-columns-repeated="2"/>
        </table:table-row>
        <table:table-row table:style-name="ro1">
          <table:table-cell office:value-type="float" office:value="0.79947" calcext:value-type="float">
            <text:p>0.79947</text:p>
          </table:table-cell>
          <table:table-cell office:value-type="float" office:value="0.701272" calcext:value-type="float">
            <text:p>0.701272</text:p>
          </table:table-cell>
          <table:table-cell table:formula="of:=([.A3389]*[.A3389])" office:value-type="float" office:value="0.6391522809" calcext:value-type="float">
            <text:p>0.6391522809</text:p>
          </table:table-cell>
          <table:table-cell table:formula="of:=([.A3389]-[.B3389])*([.A3389]-[.B3389])" office:value-type="float" office:value="0.009642847204" calcext:value-type="float">
            <text:p>0.009642847204</text:p>
          </table:table-cell>
          <table:table-cell table:number-columns-repeated="2"/>
        </table:table-row>
        <table:table-row table:style-name="ro1">
          <table:table-cell office:value-type="float" office:value="0.79947" calcext:value-type="float">
            <text:p>0.79947</text:p>
          </table:table-cell>
          <table:table-cell office:value-type="float" office:value="0.881064" calcext:value-type="float">
            <text:p>0.881064</text:p>
          </table:table-cell>
          <table:table-cell table:formula="of:=([.A3390]*[.A3390])" office:value-type="float" office:value="0.6391522809" calcext:value-type="float">
            <text:p>0.6391522809</text:p>
          </table:table-cell>
          <table:table-cell table:formula="of:=([.A3390]-[.B3390])*([.A3390]-[.B3390])" office:value-type="float" office:value="0.00665758083599999" calcext:value-type="float">
            <text:p>0.00665758083599999</text:p>
          </table:table-cell>
          <table:table-cell table:number-columns-repeated="2"/>
        </table:table-row>
        <table:table-row table:style-name="ro1">
          <table:table-cell office:value-type="float" office:value="0.799471" calcext:value-type="float">
            <text:p>0.799471</text:p>
          </table:table-cell>
          <table:table-cell office:value-type="float" office:value="0.93206" calcext:value-type="float">
            <text:p>0.93206</text:p>
          </table:table-cell>
          <table:table-cell table:formula="of:=([.A3391]*[.A3391])" office:value-type="float" office:value="0.639153879841" calcext:value-type="float">
            <text:p>0.639153879841</text:p>
          </table:table-cell>
          <table:table-cell table:formula="of:=([.A3391]-[.B3391])*([.A3391]-[.B3391])" office:value-type="float" office:value="0.017579842921" calcext:value-type="float">
            <text:p>0.017579842921</text:p>
          </table:table-cell>
          <table:table-cell table:number-columns-repeated="2"/>
        </table:table-row>
        <table:table-row table:style-name="ro1">
          <table:table-cell office:value-type="float" office:value="0.963256" calcext:value-type="float">
            <text:p>0.963256</text:p>
          </table:table-cell>
          <table:table-cell office:value-type="float" office:value="0.842086" calcext:value-type="float">
            <text:p>0.842086</text:p>
          </table:table-cell>
          <table:table-cell table:formula="of:=([.A3392]*[.A3392])" office:value-type="float" office:value="0.927862121536" calcext:value-type="float">
            <text:p>0.927862121536</text:p>
          </table:table-cell>
          <table:table-cell table:formula="of:=([.A3392]-[.B3392])*([.A3392]-[.B3392])" office:value-type="float" office:value="0.0146821689" calcext:value-type="float">
            <text:p>0.0146821689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67815" calcext:value-type="float">
            <text:p>0.967815</text:p>
          </table:table-cell>
          <table:table-cell table:formula="of:=([.A3393]*[.A3393])" office:value-type="float" office:value="0.9999800001" calcext:value-type="float">
            <text:p>0.9999800001</text:p>
          </table:table-cell>
          <table:table-cell table:formula="of:=([.A3393]-[.B3393])*([.A3393]-[.B3393])" office:value-type="float" office:value="0.001035230625" calcext:value-type="float">
            <text:p>0.001035230625</text:p>
          </table:table-cell>
          <table:table-cell table:number-columns-repeated="2"/>
        </table:table-row>
        <table:table-row table:style-name="ro1">
          <table:table-cell office:value-type="float" office:value="0.99999" calcext:value-type="float">
            <text:p>0.99999</text:p>
          </table:table-cell>
          <table:table-cell office:value-type="float" office:value="0.999997" calcext:value-type="float">
            <text:p>0.999997</text:p>
          </table:table-cell>
          <table:table-cell table:formula="of:=([.A3394]*[.A3394])" office:value-type="float" office:value="0.9999800001" calcext:value-type="float">
            <text:p>0.9999800001</text:p>
          </table:table-cell>
          <table:table-cell table:formula="of:=([.A3394]-[.B3394])*([.A3394]-[.B3394])" office:value-type="float" office:value="0.000000000049" calcext:value-type="float">
            <text:p>4.89999999997094E-11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000303222" calcext:value-type="float">
            <text:p>0.00000303222</text:p>
          </table:table-cell>
          <table:table-cell table:formula="of:=([.A3395]*[.A3395])" office:value-type="float" office:value="0.00000000000540367218" calcext:value-type="float">
            <text:p>5.4036721764E-12</text:p>
          </table:table-cell>
          <table:table-cell table:formula="of:=([.A3395]-[.B3395])*([.A3395]-[.B3395])" office:value-type="float" office:value="0.00000000000050075437" calcext:value-type="float">
            <text:p>5.007543696E-13</text:p>
          </table:table-cell>
          <table:table-cell table:number-columns-repeated="2"/>
        </table:table-row>
        <table:table-row table:style-name="ro1">
          <table:table-cell office:value-type="float" office:value="0.00000232458" calcext:value-type="float">
            <text:p>0.00000232458</text:p>
          </table:table-cell>
          <table:table-cell office:value-type="float" office:value="0.00180795" calcext:value-type="float">
            <text:p>0.00180795</text:p>
          </table:table-cell>
          <table:table-cell table:formula="of:=([.A3396]*[.A3396])" office:value-type="float" office:value="0.00000000000540367218" calcext:value-type="float">
            <text:p>5.4036721764E-12</text:p>
          </table:table-cell>
          <table:table-cell table:formula="of:=([.A3396]-[.B3396])*([.A3396]-[.B3396])" office:value-type="float" office:value="0.00000326028315735018" calcext:value-type="float">
            <text:p>3.26028315735018E-06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139773" calcext:value-type="float">
            <text:p>0.0139773</text:p>
          </table:table-cell>
          <table:table-cell table:formula="of:=([.A3397]*[.A3397])" office:value-type="float" office:value="0.00000000000363798402" calcext:value-type="float">
            <text:p>3.6379840225E-12</text:p>
          </table:table-cell>
          <table:table-cell table:formula="of:=([.A3397]-[.B3397])*([.A3397]-[.B3397])" office:value-type="float" office:value="0.000195311599721674" calcext:value-type="float">
            <text:p>0.00019531159972167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170715" calcext:value-type="float">
            <text:p>0.00170715</text:p>
          </table:table-cell>
          <table:table-cell table:formula="of:=([.A3398]*[.A3398])" office:value-type="float" office:value="0" calcext:value-type="float">
            <text:p>0</text:p>
          </table:table-cell>
          <table:table-cell table:formula="of:=([.A3398]-[.B3398])*([.A3398]-[.B3398])" office:value-type="float" office:value="0.0000029143611225" calcext:value-type="float">
            <text:p>0.0000029143611225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45123" calcext:value-type="float">
            <text:p>0.00045123</text:p>
          </table:table-cell>
          <table:table-cell table:formula="of:=([.A3399]*[.A3399])" office:value-type="float" office:value="0.00000000000051159115" calcext:value-type="float">
            <text:p>5.11591145536E-13</text:p>
          </table:table-cell>
          <table:table-cell table:formula="of:=([.A3399]-[.B3399])*([.A3399]-[.B3399])" office:value-type="float" office:value="0.00000020296353456139" calcext:value-type="float">
            <text:p>2.02963534561386E-07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749777" calcext:value-type="float">
            <text:p>0.000749777</text:p>
          </table:table-cell>
          <table:table-cell table:formula="of:=([.A3400]*[.A3400])" office:value-type="float" office:value="0.0000000000244746889" calcext:value-type="float">
            <text:p>2.44746888961E-11</text:p>
          </table:table-cell>
          <table:table-cell table:formula="of:=([.A3400]-[.B3400])*([.A3400]-[.B3400])" office:value-type="float" office:value="0.00000055477144586464" calcext:value-type="float">
            <text:p>5.54771445864636E-07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506558" calcext:value-type="float">
            <text:p>0.000506558</text:p>
          </table:table-cell>
          <table:table-cell table:formula="of:=([.A3401]*[.A3401])" office:value-type="float" office:value="0.0000000000244746889" calcext:value-type="float">
            <text:p>2.44746888961E-11</text:p>
          </table:table-cell>
          <table:table-cell table:formula="of:=([.A3401]-[.B3401])*([.A3401]-[.B3401])" office:value-type="float" office:value="0.00000025161340470886" calcext:value-type="float">
            <text:p>2.51613404708856E-07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0461908" calcext:value-type="float">
            <text:p>0.0000461908</text:p>
          </table:table-cell>
          <table:table-cell table:formula="of:=([.A3402]*[.A3402])" office:value-type="float" office:value="0.0000000000244746889" calcext:value-type="float">
            <text:p>2.44746888961E-11</text:p>
          </table:table-cell>
          <table:table-cell table:formula="of:=([.A3402]-[.B3402])*([.A3402]-[.B3402])" office:value-type="float" office:value="0.00000000170103536583" calcext:value-type="float">
            <text:p>1.7010353658321E-09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0376327" calcext:value-type="float">
            <text:p>0.000376327</text:p>
          </table:table-cell>
          <table:table-cell table:formula="of:=([.A3403]*[.A3403])" office:value-type="float" office:value="0.0000000000244746889" calcext:value-type="float">
            <text:p>2.44746888961E-11</text:p>
          </table:table-cell>
          <table:table-cell table:formula="of:=([.A3403]-[.B3403])*([.A3403]-[.B3403])" office:value-type="float" office:value="0.00000013792296327564" calcext:value-type="float">
            <text:p>1.37922963275636E-07</text:p>
          </table:table-cell>
          <table:table-cell table:number-columns-repeated="2"/>
        </table:table-row>
        <table:table-row table:style-name="ro1">
          <table:table-cell office:value-type="float" office:value="0.00000494719" calcext:value-type="float">
            <text:p>0.00000494719</text:p>
          </table:table-cell>
          <table:table-cell office:value-type="float" office:value="0.00211721" calcext:value-type="float">
            <text:p>0.00211721</text:p>
          </table:table-cell>
          <table:table-cell table:formula="of:=([.A3404]*[.A3404])" office:value-type="float" office:value="0.0000000000244746889" calcext:value-type="float">
            <text:p>2.44746888961E-11</text:p>
          </table:table-cell>
          <table:table-cell table:formula="of:=([.A3404]-[.B3404])*([.A3404]-[.B3404])" office:value-type="float" office:value="0.0000044616541785091" calcext:value-type="float">
            <text:p>4.4616541785091E-06</text:p>
          </table:table-cell>
          <table:table-cell table:number-columns-repeated="2"/>
        </table:table-row>
        <table:table-row table:style-name="ro1">
          <table:table-cell office:value-type="float" office:value="0.0000280142" calcext:value-type="float">
            <text:p>0.0000280142</text:p>
          </table:table-cell>
          <table:table-cell office:value-type="float" office:value="0.00414569" calcext:value-type="float">
            <text:p>0.00414569</text:p>
          </table:table-cell>
          <table:table-cell table:formula="of:=([.A3405]*[.A3405])" office:value-type="float" office:value="0.00000000078479540164" calcext:value-type="float">
            <text:p>7.8479540164E-10</text:p>
          </table:table-cell>
          <table:table-cell table:formula="of:=([.A3405]-[.B3405])*([.A3405]-[.B3405])" office:value-type="float" office:value="0.0000169552539939056" calcext:value-type="float">
            <text:p>1.69552539939056E-05</text:p>
          </table:table-cell>
          <table:table-cell table:number-columns-repeated="2"/>
        </table:table-row>
        <table:table-row table:style-name="ro1">
          <table:table-cell office:value-type="float" office:value="0.0000404119" calcext:value-type="float">
            <text:p>0.0000404119</text:p>
          </table:table-cell>
          <table:table-cell office:value-type="float" office:value="0.000228008" calcext:value-type="float">
            <text:p>0.000228008</text:p>
          </table:table-cell>
          <table:table-cell table:formula="of:=([.A3406]*[.A3406])" office:value-type="float" office:value="0.00000000163312166161" calcext:value-type="float">
            <text:p>1.63312166161E-09</text:p>
          </table:table-cell>
          <table:table-cell table:formula="of:=([.A3406]-[.B3406])*([.A3406]-[.B3406])" office:value-type="float" office:value="0.00000003519229673521" calcext:value-type="float">
            <text:p>3.519229673521E-08</text:p>
          </table:table-cell>
          <table:table-cell table:number-columns-repeated="2"/>
        </table:table-row>
        <table:table-row table:style-name="ro1">
          <table:table-cell office:value-type="float" office:value="0.000135839" calcext:value-type="float">
            <text:p>0.000135839</text:p>
          </table:table-cell>
          <table:table-cell office:value-type="float" office:value="0.00257528" calcext:value-type="float">
            <text:p>0.00257528</text:p>
          </table:table-cell>
          <table:table-cell table:formula="of:=([.A3407]*[.A3407])" office:value-type="float" office:value="0.000000018452233921" calcext:value-type="float">
            <text:p>1.8452233921E-08</text:p>
          </table:table-cell>
          <table:table-cell table:formula="of:=([.A3407]-[.B3407])*([.A3407]-[.B3407])" office:value-type="float" office:value="0.000005950872392481" calcext:value-type="float">
            <text:p>5.950872392481E-06</text:p>
          </table:table-cell>
          <table:table-cell table:number-columns-repeated="2"/>
        </table:table-row>
        <table:table-row table:style-name="ro1">
          <table:table-cell office:value-type="float" office:value="0.000442326" calcext:value-type="float">
            <text:p>0.000442326</text:p>
          </table:table-cell>
          <table:table-cell office:value-type="float" office:value="0.00284214" calcext:value-type="float">
            <text:p>0.00284214</text:p>
          </table:table-cell>
          <table:table-cell table:formula="of:=([.A3408]*[.A3408])" office:value-type="float" office:value="0.000000195652290276" calcext:value-type="float">
            <text:p>1.95652290276E-07</text:p>
          </table:table-cell>
          <table:table-cell table:formula="of:=([.A3408]-[.B3408])*([.A3408]-[.B3408])" office:value-type="float" office:value="0.000005759107234596" calcext:value-type="float">
            <text:p>5.759107234596E-06</text:p>
          </table:table-cell>
          <table:table-cell table:number-columns-repeated="2"/>
        </table:table-row>
        <table:table-row table:style-name="ro1">
          <table:table-cell office:value-type="float" office:value="0.000407994" calcext:value-type="float">
            <text:p>0.000407994</text:p>
          </table:table-cell>
          <table:table-cell office:value-type="float" office:value="0.0326923" calcext:value-type="float">
            <text:p>0.0326923</text:p>
          </table:table-cell>
          <table:table-cell table:formula="of:=([.A3409]*[.A3409])" office:value-type="float" office:value="0.000000166459104036" calcext:value-type="float">
            <text:p>1.66459104036E-07</text:p>
          </table:table-cell>
          <table:table-cell table:formula="of:=([.A3409]-[.B3409])*([.A3409]-[.B3409])" office:value-type="float" office:value="0.00104227641390164" calcext:value-type="float">
            <text:p>0.00104227641390164</text:p>
          </table:table-cell>
          <table:table-cell table:number-columns-repeated="2"/>
        </table:table-row>
        <table:table-row table:style-name="ro1">
          <table:table-cell office:value-type="float" office:value="0.00100249" calcext:value-type="float">
            <text:p>0.00100249</text:p>
          </table:table-cell>
          <table:table-cell office:value-type="float" office:value="0.00331238" calcext:value-type="float">
            <text:p>0.00331238</text:p>
          </table:table-cell>
          <table:table-cell table:formula="of:=([.A3410]*[.A3410])" office:value-type="float" office:value="0.0000010049862001" calcext:value-type="float">
            <text:p>0.0000010049862001</text:p>
          </table:table-cell>
          <table:table-cell table:formula="of:=([.A3410]-[.B3410])*([.A3410]-[.B3410])" office:value-type="float" office:value="0.0000053355918121" calcext:value-type="float">
            <text:p>0.0000053355918121</text:p>
          </table:table-cell>
          <table:table-cell table:number-columns-repeated="2"/>
        </table:table-row>
        <table:table-row table:style-name="ro1">
          <table:table-cell office:value-type="float" office:value="0.000651002" calcext:value-type="float">
            <text:p>0.000651002</text:p>
          </table:table-cell>
          <table:table-cell office:value-type="float" office:value="0.0835781" calcext:value-type="float">
            <text:p>0.0835781</text:p>
          </table:table-cell>
          <table:table-cell table:formula="of:=([.A3411]*[.A3411])" office:value-type="float" office:value="0.000000423803604004" calcext:value-type="float">
            <text:p>4.23803604004E-07</text:p>
          </table:table-cell>
          <table:table-cell table:formula="of:=([.A3411]-[.B3411])*([.A3411]-[.B3411])" office:value-type="float" office:value="0.00687690358270161" calcext:value-type="float">
            <text:p>0.00687690358270161</text:p>
          </table:table-cell>
          <table:table-cell table:number-columns-repeated="2"/>
        </table:table-row>
        <table:table-row table:style-name="ro1">
          <table:table-cell office:value-type="float" office:value="0.000651002" calcext:value-type="float">
            <text:p>0.000651002</text:p>
          </table:table-cell>
          <table:table-cell office:value-type="float" office:value="0.0145465" calcext:value-type="float">
            <text:p>0.0145465</text:p>
          </table:table-cell>
          <table:table-cell table:formula="of:=([.A3412]*[.A3412])" office:value-type="float" office:value="0.000000423803604004" calcext:value-type="float">
            <text:p>4.23803604004E-07</text:p>
          </table:table-cell>
          <table:table-cell table:formula="of:=([.A3412]-[.B3412])*([.A3412]-[.B3412])" office:value-type="float" office:value="0.000193084864668004" calcext:value-type="float">
            <text:p>0.000193084864668004</text:p>
          </table:table-cell>
          <table:table-cell table:number-columns-repeated="2"/>
        </table:table-row>
        <table:table-row table:style-name="ro1">
          <table:table-cell office:value-type="float" office:value="0.00182062" calcext:value-type="float">
            <text:p>0.00182062</text:p>
          </table:table-cell>
          <table:table-cell office:value-type="float" office:value="0.00133718" calcext:value-type="float">
            <text:p>0.00133718</text:p>
          </table:table-cell>
          <table:table-cell table:formula="of:=([.A3413]*[.A3413])" office:value-type="float" office:value="0.0000033146571844" calcext:value-type="float">
            <text:p>0.0000033146571844</text:p>
          </table:table-cell>
          <table:table-cell table:formula="of:=([.A3413]-[.B3413])*([.A3413]-[.B3413])" office:value-type="float" office:value="0.0000002337142336" calcext:value-type="float">
            <text:p>0.0000002337142336</text:p>
          </table:table-cell>
          <table:table-cell table:number-columns-repeated="2"/>
        </table:table-row>
        <table:table-row table:style-name="ro1">
          <table:table-cell office:value-type="float" office:value="0.00182062" calcext:value-type="float">
            <text:p>0.00182062</text:p>
          </table:table-cell>
          <table:table-cell office:value-type="float" office:value="0.00815874" calcext:value-type="float">
            <text:p>0.00815874</text:p>
          </table:table-cell>
          <table:table-cell table:formula="of:=([.A3414]*[.A3414])" office:value-type="float" office:value="0.0000033146571844" calcext:value-type="float">
            <text:p>0.0000033146571844</text:p>
          </table:table-cell>
          <table:table-cell table:formula="of:=([.A3414]-[.B3414])*([.A3414]-[.B3414])" office:value-type="float" office:value="0.0000401717651344" calcext:value-type="float">
            <text:p>0.0000401717651344</text:p>
          </table:table-cell>
          <table:table-cell table:number-columns-repeated="2"/>
        </table:table-row>
        <table:table-row table:style-name="ro1">
          <table:table-cell office:value-type="float" office:value="0.00194401" calcext:value-type="float">
            <text:p>0.00194401</text:p>
          </table:table-cell>
          <table:table-cell office:value-type="float" office:value="0.00784943" calcext:value-type="float">
            <text:p>0.00784943</text:p>
          </table:table-cell>
          <table:table-cell table:formula="of:=([.A3415]*[.A3415])" office:value-type="float" office:value="0.0000037791748801" calcext:value-type="float">
            <text:p>0.0000037791748801</text:p>
          </table:table-cell>
          <table:table-cell table:formula="of:=([.A3415]-[.B3415])*([.A3415]-[.B3415])" office:value-type="float" office:value="0.0000348739853764" calcext:value-type="float">
            <text:p>0.0000348739853764</text:p>
          </table:table-cell>
          <table:table-cell table:number-columns-repeated="2"/>
        </table:table-row>
        <table:table-row table:style-name="ro1">
          <table:table-cell office:value-type="float" office:value="0.00309539" calcext:value-type="float">
            <text:p>0.00309539</text:p>
          </table:table-cell>
          <table:table-cell office:value-type="float" office:value="0.0132356" calcext:value-type="float">
            <text:p>0.0132356</text:p>
          </table:table-cell>
          <table:table-cell table:formula="of:=([.A3416]*[.A3416])" office:value-type="float" office:value="0.0000095814392521" calcext:value-type="float">
            <text:p>0.0000095814392521</text:p>
          </table:table-cell>
          <table:table-cell table:formula="of:=([.A3416]-[.B3416])*([.A3416]-[.B3416])" office:value-type="float" office:value="0.0001028238588441" calcext:value-type="float">
            <text:p>0.0001028238588441</text:p>
          </table:table-cell>
          <table:table-cell table:number-columns-repeated="2"/>
        </table:table-row>
        <table:table-row table:style-name="ro1">
          <table:table-cell office:value-type="float" office:value="0.00434279" calcext:value-type="float">
            <text:p>0.00434279</text:p>
          </table:table-cell>
          <table:table-cell office:value-type="float" office:value="0.066187" calcext:value-type="float">
            <text:p>0.066187</text:p>
          </table:table-cell>
          <table:table-cell table:formula="of:=([.A3417]*[.A3417])" office:value-type="float" office:value="0.0000188598249841" calcext:value-type="float">
            <text:p>0.0000188598249841</text:p>
          </table:table-cell>
          <table:table-cell table:formula="of:=([.A3417]-[.B3417])*([.A3417]-[.B3417])" office:value-type="float" office:value="0.0038247063105241" calcext:value-type="float">
            <text:p>0.0038247063105241</text:p>
          </table:table-cell>
          <table:table-cell table:number-columns-repeated="2"/>
        </table:table-row>
        <table:table-row table:style-name="ro1">
          <table:table-cell office:value-type="float" office:value="0.00434285" calcext:value-type="float">
            <text:p>0.00434285</text:p>
          </table:table-cell>
          <table:table-cell office:value-type="float" office:value="0.068787" calcext:value-type="float">
            <text:p>0.068787</text:p>
          </table:table-cell>
          <table:table-cell table:formula="of:=([.A3418]*[.A3418])" office:value-type="float" office:value="0.0000188603461225" calcext:value-type="float">
            <text:p>0.0000188603461225</text:p>
          </table:table-cell>
          <table:table-cell table:formula="of:=([.A3418]-[.B3418])*([.A3418]-[.B3418])" office:value-type="float" office:value="0.0041530484692225" calcext:value-type="float">
            <text:p>0.0041530484692225</text:p>
          </table:table-cell>
          <table:table-cell table:number-columns-repeated="2"/>
        </table:table-row>
        <table:table-row table:style-name="ro1">
          <table:table-cell office:value-type="float" office:value="0.00755441" calcext:value-type="float">
            <text:p>0.00755441</text:p>
          </table:table-cell>
          <table:table-cell office:value-type="float" office:value="0.0265886" calcext:value-type="float">
            <text:p>0.0265886</text:p>
          </table:table-cell>
          <table:table-cell table:formula="of:=([.A3419]*[.A3419])" office:value-type="float" office:value="0.0000570691104481" calcext:value-type="float">
            <text:p>0.0000570691104481</text:p>
          </table:table-cell>
          <table:table-cell table:formula="of:=([.A3419]-[.B3419])*([.A3419]-[.B3419])" office:value-type="float" office:value="0.0003623003889561" calcext:value-type="float">
            <text:p>0.0003623003889561</text:p>
          </table:table-cell>
          <table:table-cell table:number-columns-repeated="2"/>
        </table:table-row>
        <table:table-row table:style-name="ro1">
          <table:table-cell office:value-type="float" office:value="0.0227395" calcext:value-type="float">
            <text:p>0.0227395</text:p>
          </table:table-cell>
          <table:table-cell office:value-type="float" office:value="0.104703" calcext:value-type="float">
            <text:p>0.104703</text:p>
          </table:table-cell>
          <table:table-cell table:formula="of:=([.A3420]*[.A3420])" office:value-type="float" office:value="0.00051708486025" calcext:value-type="float">
            <text:p>0.00051708486025</text:p>
          </table:table-cell>
          <table:table-cell table:formula="of:=([.A3420]-[.B3420])*([.A3420]-[.B3420])" office:value-type="float" office:value="0.00671801533225" calcext:value-type="float">
            <text:p>0.00671801533225</text:p>
          </table:table-cell>
          <table:table-cell table:number-columns-repeated="2"/>
        </table:table-row>
        <table:table-row table:style-name="ro1">
          <table:table-cell office:value-type="float" office:value="0.05382" calcext:value-type="float">
            <text:p>0.05382</text:p>
          </table:table-cell>
          <table:table-cell office:value-type="float" office:value="0.0378578" calcext:value-type="float">
            <text:p>0.0378578</text:p>
          </table:table-cell>
          <table:table-cell table:formula="of:=([.A3421]*[.A3421])" office:value-type="float" office:value="0.0028965924" calcext:value-type="float">
            <text:p>0.0028965924</text:p>
          </table:table-cell>
          <table:table-cell table:formula="of:=([.A3421]-[.B3421])*([.A3421]-[.B3421])" office:value-type="float" office:value="0.00025479182884" calcext:value-type="float">
            <text:p>0.00025479182884</text:p>
          </table:table-cell>
          <table:table-cell table:number-columns-repeated="2"/>
        </table:table-row>
        <table:table-row table:style-name="ro1">
          <table:table-cell office:value-type="float" office:value="0.261332" calcext:value-type="float">
            <text:p>0.261332</text:p>
          </table:table-cell>
          <table:table-cell office:value-type="float" office:value="0.0684786" calcext:value-type="float">
            <text:p>0.0684786</text:p>
          </table:table-cell>
          <table:table-cell table:formula="of:=([.A3422]*[.A3422])" office:value-type="float" office:value="0.068294414224" calcext:value-type="float">
            <text:p>0.068294414224</text:p>
          </table:table-cell>
          <table:table-cell table:formula="of:=([.A3422]-[.B3422])*([.A3422]-[.B3422])" office:value-type="float" office:value="0.03719243389156" calcext:value-type="float">
            <text:p>0.03719243389156</text:p>
          </table:table-cell>
          <table:table-cell table:number-columns-repeated="2"/>
        </table:table-row>
        <table:table-row table:style-name="ro1">
          <table:table-cell office:value-type="float" office:value="0.437478" calcext:value-type="float">
            <text:p>0.437478</text:p>
          </table:table-cell>
          <table:table-cell office:value-type="float" office:value="0.374431" calcext:value-type="float">
            <text:p>0.374431</text:p>
          </table:table-cell>
          <table:table-cell table:formula="of:=([.A3423]*[.A3423])" office:value-type="float" office:value="0.191387000484" calcext:value-type="float">
            <text:p>0.191387000484</text:p>
          </table:table-cell>
          <table:table-cell table:formula="of:=([.A3423]-[.B3423])*([.A3423]-[.B3423])" office:value-type="float" office:value="0.003974924209" calcext:value-type="float">
            <text:p>0.003974924209</text:p>
          </table:table-cell>
          <table:table-cell table:number-columns-repeated="2"/>
        </table:table-row>
        <table:table-row table:style-name="ro1">
          <table:table-cell office:value-type="float" office:value="0.437479" calcext:value-type="float">
            <text:p>0.437479</text:p>
          </table:table-cell>
          <table:table-cell office:value-type="float" office:value="0.390252" calcext:value-type="float">
            <text:p>0.390252</text:p>
          </table:table-cell>
          <table:table-cell table:formula="of:=([.A3424]*[.A3424])" office:value-type="float" office:value="0.191387875441" calcext:value-type="float">
            <text:p>0.191387875441</text:p>
          </table:table-cell>
          <table:table-cell table:formula="of:=([.A3424]-[.B3424])*([.A3424]-[.B3424])" office:value-type="float" office:value="0.002230389529" calcext:value-type="float">
            <text:p>0.002230389529</text:p>
          </table:table-cell>
          <table:table-cell table:number-columns-repeated="2"/>
        </table:table-row>
        <table:table-row table:style-name="ro1">
          <table:table-cell office:value-type="float" office:value="0.409904" calcext:value-type="float">
            <text:p>0.409904</text:p>
          </table:table-cell>
          <table:table-cell office:value-type="float" office:value="0.405526" calcext:value-type="float">
            <text:p>0.405526</text:p>
          </table:table-cell>
          <table:table-cell table:formula="of:=([.A3425]*[.A3425])" office:value-type="float" office:value="0.168021289216" calcext:value-type="float">
            <text:p>0.168021289216</text:p>
          </table:table-cell>
          <table:table-cell table:formula="of:=([.A3425]-[.B3425])*([.A3425]-[.B3425])" office:value-type="float" office:value="0.0000191668839999999" calcext:value-type="float">
            <text:p>0.0000191668839999999</text:p>
          </table:table-cell>
          <table:table-cell table:number-columns-repeated="2"/>
        </table:table-row>
        <table:table-row table:style-name="ro1">
          <table:table-cell office:value-type="float" office:value="0.500319" calcext:value-type="float">
            <text:p>0.500319</text:p>
          </table:table-cell>
          <table:table-cell office:value-type="float" office:value="0.64771" calcext:value-type="float">
            <text:p>0.64771</text:p>
          </table:table-cell>
          <table:table-cell table:formula="of:=([.A3426]*[.A3426])" office:value-type="float" office:value="0.250319101761" calcext:value-type="float">
            <text:p>0.250319101761</text:p>
          </table:table-cell>
          <table:table-cell table:formula="of:=([.A3426]-[.B3426])*([.A3426]-[.B3426])" office:value-type="float" office:value="0.021724106881" calcext:value-type="float">
            <text:p>0.021724106881</text:p>
          </table:table-cell>
          <table:table-cell table:number-columns-repeated="2"/>
        </table:table-row>
        <table:table-row table:style-name="ro1">
          <table:table-cell office:value-type="float" office:value="0.625696" calcext:value-type="float">
            <text:p>0.625696</text:p>
          </table:table-cell>
          <table:table-cell office:value-type="float" office:value="0.727297" calcext:value-type="float">
            <text:p>0.727297</text:p>
          </table:table-cell>
          <table:table-cell table:formula="of:=([.A3427]*[.A3427])" office:value-type="float" office:value="0.391495484416" calcext:value-type="float">
            <text:p>0.391495484416</text:p>
          </table:table-cell>
          <table:table-cell table:formula="of:=([.A3427]-[.B3427])*([.A3427]-[.B3427])" office:value-type="float" office:value="0.010322763201" calcext:value-type="float">
            <text:p>0.010322763201</text:p>
          </table:table-cell>
          <table:table-cell table:number-columns-repeated="2"/>
        </table:table-row>
        <table:table-row table:style-name="ro1">
          <table:table-cell office:value-type="float" office:value="0.798551" calcext:value-type="float">
            <text:p>0.798551</text:p>
          </table:table-cell>
          <table:table-cell office:value-type="float" office:value="0.67429" calcext:value-type="float">
            <text:p>0.67429</text:p>
          </table:table-cell>
          <table:table-cell table:formula="of:=([.A3428]*[.A3428])" office:value-type="float" office:value="0.637683699601" calcext:value-type="float">
            <text:p>0.637683699601</text:p>
          </table:table-cell>
          <table:table-cell table:formula="of:=([.A3428]-[.B3428])*([.A3428]-[.B3428])" office:value-type="float" office:value="0.015440796121" calcext:value-type="float">
            <text:p>0.015440796121</text:p>
          </table:table-cell>
          <table:table-cell table:number-columns-repeated="2"/>
        </table:table-row>
        <table:table-row table:style-name="ro1">
          <table:table-cell office:value-type="float" office:value="0.798551" calcext:value-type="float">
            <text:p>0.798551</text:p>
          </table:table-cell>
          <table:table-cell office:value-type="float" office:value="0.705889" calcext:value-type="float">
            <text:p>0.705889</text:p>
          </table:table-cell>
          <table:table-cell table:formula="of:=([.A3429]*[.A3429])" office:value-type="float" office:value="0.637683699601" calcext:value-type="float">
            <text:p>0.637683699601</text:p>
          </table:table-cell>
          <table:table-cell table:formula="of:=([.A3429]-[.B3429])*([.A3429]-[.B3429])" office:value-type="float" office:value="0.00858624624400001" calcext:value-type="float">
            <text:p>0.00858624624400001</text:p>
          </table:table-cell>
          <table:table-cell table:number-columns-repeated="2"/>
        </table:table-row>
        <table:table-row table:style-name="ro1">
          <table:table-cell office:value-type="float" office:value="0.798551" calcext:value-type="float">
            <text:p>0.798551</text:p>
          </table:table-cell>
          <table:table-cell office:value-type="float" office:value="0.951898" calcext:value-type="float">
            <text:p>0.951898</text:p>
          </table:table-cell>
          <table:table-cell table:formula="of:=([.A3430]*[.A3430])" office:value-type="float" office:value="0.637683699601" calcext:value-type="float">
            <text:p>0.637683699601</text:p>
          </table:table-cell>
          <table:table-cell table:formula="of:=([.A3430]-[.B3430])*([.A3430]-[.B3430])" office:value-type="float" office:value="0.023515302409" calcext:value-type="float">
            <text:p>0.023515302409</text:p>
          </table:table-cell>
          <table:table-cell table:number-columns-repeated="2"/>
        </table:table-row>
        <table:table-row table:style-name="ro1">
          <table:table-cell office:value-type="float" office:value="0.891256" calcext:value-type="float">
            <text:p>0.891256</text:p>
          </table:table-cell>
          <table:table-cell office:value-type="float" office:value="0.982886" calcext:value-type="float">
            <text:p>0.982886</text:p>
          </table:table-cell>
          <table:table-cell table:formula="of:=([.A3431]*[.A3431])" office:value-type="float" office:value="0.794337257536" calcext:value-type="float">
            <text:p>0.794337257536</text:p>
          </table:table-cell>
          <table:table-cell table:formula="of:=([.A3431]-[.B3431])*([.A3431]-[.B3431])" office:value-type="float" office:value="0.0083960569" calcext:value-type="float">
            <text:p>0.0083960569</text:p>
          </table:table-cell>
          <table:table-cell table:number-columns-repeated="2"/>
        </table:table-row>
        <table:table-row table:style-name="ro1">
          <table:table-cell office:value-type="float" office:value="0.932579" calcext:value-type="float">
            <text:p>0.932579</text:p>
          </table:table-cell>
          <table:table-cell office:value-type="float" office:value="0.996341" calcext:value-type="float">
            <text:p>0.996341</text:p>
          </table:table-cell>
          <table:table-cell table:formula="of:=([.A3432]*[.A3432])" office:value-type="float" office:value="0.869703591241" calcext:value-type="float">
            <text:p>0.869703591241</text:p>
          </table:table-cell>
          <table:table-cell table:formula="of:=([.A3432]-[.B3432])*([.A3432]-[.B3432])" office:value-type="float" office:value="0.004065592644" calcext:value-type="float">
            <text:p>0.004065592644</text:p>
          </table:table-cell>
          <table:table-cell table:number-columns-repeated="2"/>
        </table:table-row>
        <table:table-row table:style-name="ro1">
          <table:table-cell office:value-type="float" office:value="0.990692" calcext:value-type="float">
            <text:p>0.990692</text:p>
          </table:table-cell>
          <table:table-cell office:value-type="float" office:value="0.950815" calcext:value-type="float">
            <text:p>0.950815</text:p>
          </table:table-cell>
          <table:table-cell table:formula="of:=([.A3433]*[.A3433])" office:value-type="float" office:value="0.981470638864" calcext:value-type="float">
            <text:p>0.981470638864</text:p>
          </table:table-cell>
          <table:table-cell table:formula="of:=([.A3433]-[.B3433])*([.A3433]-[.B3433])" office:value-type="float" office:value="0.001590175129" calcext:value-type="float">
            <text:p>0.001590175129</text:p>
          </table:table-cell>
          <table:table-cell table:number-columns-repeated="2"/>
        </table:table-row>
        <table:table-row table:style-name="ro1">
          <table:table-cell office:value-type="float" office:value="0.000190258" calcext:value-type="float">
            <text:p>0.000190258</text:p>
          </table:table-cell>
          <table:table-cell office:value-type="float" office:value="0.00000303222" calcext:value-type="float">
            <text:p>0.00000303222</text:p>
          </table:table-cell>
          <table:table-cell table:formula="of:=([.A3434]*[.A3434])" office:value-type="float" office:value="0.000000036198106564" calcext:value-type="float">
            <text:p>3.6198106564E-08</text:p>
          </table:table-cell>
          <table:table-cell table:formula="of:=([.A3434]-[.B3434])*([.A3434]-[.B3434])" office:value-type="float" office:value="0.00000003505349269661" calcext:value-type="float">
            <text:p>3.50534926966084E-08</text:p>
          </table:table-cell>
          <table:table-cell table:number-columns-repeated="2"/>
        </table:table-row>
        <table:table-row table:style-name="ro1">
          <table:table-cell office:value-type="float" office:value="0.000255167" calcext:value-type="float">
            <text:p>0.000255167</text:p>
          </table:table-cell>
          <table:table-cell office:value-type="float" office:value="0.00172025" calcext:value-type="float">
            <text:p>0.00172025</text:p>
          </table:table-cell>
          <table:table-cell table:formula="of:=([.A3435]*[.A3435])" office:value-type="float" office:value="0.000000065110197889" calcext:value-type="float">
            <text:p>6.5110197889E-08</text:p>
          </table:table-cell>
          <table:table-cell table:formula="of:=([.A3435]-[.B3435])*([.A3435]-[.B3435])" office:value-type="float" office:value="0.000002146468196889" calcext:value-type="float">
            <text:p>2.146468196889E-06</text:p>
          </table:table-cell>
          <table:table-cell table:number-columns-repeated="2"/>
        </table:table-row>
        <table:table-row table:style-name="ro1">
          <table:table-cell office:value-type="float" office:value="0.000255167" calcext:value-type="float">
            <text:p>0.000255167</text:p>
          </table:table-cell>
          <table:table-cell office:value-type="float" office:value="0.0145462" calcext:value-type="float">
            <text:p>0.0145462</text:p>
          </table:table-cell>
          <table:table-cell table:formula="of:=([.A3436]*[.A3436])" office:value-type="float" office:value="0.000000065110197889" calcext:value-type="float">
            <text:p>6.5110197889E-08</text:p>
          </table:table-cell>
          <table:table-cell table:formula="of:=([.A3436]-[.B3436])*([.A3436]-[.B3436])" office:value-type="float" office:value="0.000204233624207089" calcext:value-type="float">
            <text:p>0.000204233624207089</text:p>
          </table:table-cell>
          <table:table-cell table:number-columns-repeated="2"/>
        </table:table-row>
        <table:table-row table:style-name="ro1">
          <table:table-cell office:value-type="float" office:value="0.000196636" calcext:value-type="float">
            <text:p>0.000196636</text:p>
          </table:table-cell>
          <table:table-cell office:value-type="float" office:value="0.0220374" calcext:value-type="float">
            <text:p>0.0220374</text:p>
          </table:table-cell>
          <table:table-cell table:formula="of:=([.A3437]*[.A3437])" office:value-type="float" office:value="0.000000038665716496" calcext:value-type="float">
            <text:p>3.8665716496E-08</text:p>
          </table:table-cell>
          <table:table-cell table:formula="of:=([.A3437]-[.B3437])*([.A3437]-[.B3437])" office:value-type="float" office:value="0.000477018972103696" calcext:value-type="float">
            <text:p>0.000477018972103696</text:p>
          </table:table-cell>
          <table:table-cell table:number-columns-repeated="2"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399506" calcext:value-type="float">
            <text:p>0.00399506</text:p>
          </table:table-cell>
          <table:table-cell table:formula="of:=([.A3438]*[.A3438])" office:value-type="float" office:value="0.000000054731666704" calcext:value-type="float">
            <text:p>5.4731666704E-08</text:p>
          </table:table-cell>
          <table:table-cell table:formula="of:=([.A3438]-[.B3438])*([.A3438]-[.B3438])" office:value-type="float" office:value="0.000014145963476544" calcext:value-type="float">
            <text:p>1.4145963476544E-05</text:p>
          </table:table-cell>
          <table:table-cell table:number-columns-repeated="2"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0207277" calcext:value-type="float">
            <text:p>0.000207277</text:p>
          </table:table-cell>
          <table:table-cell table:formula="of:=([.A3439]*[.A3439])" office:value-type="float" office:value="0.000000054731666704" calcext:value-type="float">
            <text:p>5.4731666704E-08</text:p>
          </table:table-cell>
          <table:table-cell table:formula="of:=([.A3439]-[.B3439])*([.A3439]-[.B3439])" office:value-type="float" office:value="0.000000000711342241" calcext:value-type="float">
            <text:p>7.11342241E-10</text:p>
          </table:table-cell>
          <table:table-cell table:number-columns-repeated="2"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0275246" calcext:value-type="float">
            <text:p>0.000275246</text:p>
          </table:table-cell>
          <table:table-cell table:formula="of:=([.A3440]*[.A3440])" office:value-type="float" office:value="0.000000054731666704" calcext:value-type="float">
            <text:p>5.4731666704E-08</text:p>
          </table:table-cell>
          <table:table-cell table:formula="of:=([.A3440]-[.B3440])*([.A3440]-[.B3440])" office:value-type="float" office:value="0.000000001705524804" calcext:value-type="float">
            <text:p>1.705524804E-09</text:p>
          </table:table-cell>
          <table:table-cell table:number-columns-repeated="2"/>
        </table:table-row>
        <table:table-row table:style-name="ro1">
          <table:table-cell office:value-type="float" office:value="0.000233948" calcext:value-type="float">
            <text:p>0.000233948</text:p>
          </table:table-cell>
          <table:table-cell office:value-type="float" office:value="0.000469368" calcext:value-type="float">
            <text:p>0.000469368</text:p>
          </table:table-cell>
          <table:table-cell table:formula="of:=([.A3441]*[.A3441])" office:value-type="float" office:value="0.000000054731666704" calcext:value-type="float">
            <text:p>5.4731666704E-08</text:p>
          </table:table-cell>
          <table:table-cell table:formula="of:=([.A3441]-[.B3441])*([.A3441]-[.B3441])" office:value-type="float" office:value="0.0000000554225764" calcext:value-type="float">
            <text:p>0.0000000554225764</text:p>
          </table:table-cell>
          <table:table-cell table:number-columns-repeated="2"/>
        </table:table-row>
        <table:table-row table:style-name="ro1">
          <table:table-cell office:value-type="float" office:value="0.000132143" calcext:value-type="float">
            <text:p>0.000132143</text:p>
          </table:table-cell>
          <table:table-cell office:value-type="float" office:value="0.000520427" calcext:value-type="float">
            <text:p>0.000520427</text:p>
          </table:table-cell>
          <table:table-cell table:formula="of:=([.A3442]*[.A3442])" office:value-type="float" office:value="0.000000017461772449" calcext:value-type="float">
            <text:p>1.7461772449E-08</text:p>
          </table:table-cell>
          <table:table-cell table:formula="of:=([.A3442]-[.B3442])*([.A3442]-[.B3442])" office:value-type="float" office:value="0.000000150764464656" calcext:value-type="float">
            <text:p>1.50764464656E-07</text:p>
          </table:table-cell>
          <table:table-cell table:number-columns-repeated="2"/>
        </table:table-row>
        <table:table-row table:style-name="ro1">
          <table:table-cell office:value-type="float" office:value="0.0000985265" calcext:value-type="float">
            <text:p>0.0000985265</text:p>
          </table:table-cell>
          <table:table-cell office:value-type="float" office:value="0.00755004" calcext:value-type="float">
            <text:p>0.00755004</text:p>
          </table:table-cell>
          <table:table-cell table:formula="of:=([.A3443]*[.A3443])" office:value-type="float" office:value="0.00000000970747120225" calcext:value-type="float">
            <text:p>9.70747120225E-09</text:p>
          </table:table-cell>
          <table:table-cell table:formula="of:=([.A3443]-[.B3443])*([.A3443]-[.B3443])" office:value-type="float" office:value="0.0000555250534406822" calcext:value-type="float">
            <text:p>5.55250534406822E-05</text:p>
          </table:table-cell>
          <table:table-cell table:number-columns-repeated="2"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00549989" calcext:value-type="float">
            <text:p>0.00549989</text:p>
          </table:table-cell>
          <table:table-cell table:formula="of:=([.A3444]*[.A3444])" office:value-type="float" office:value="0.000000091430035876" calcext:value-type="float">
            <text:p>9.1430035876E-08</text:p>
          </table:table-cell>
          <table:table-cell table:formula="of:=([.A3444]-[.B3444])*([.A3444]-[.B3444])" office:value-type="float" office:value="0.000027014172570256" calcext:value-type="float">
            <text:p>2.7014172570256E-05</text:p>
          </table:table-cell>
          <table:table-cell table:number-columns-repeated="2"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131261" calcext:value-type="float">
            <text:p>0.131261</text:p>
          </table:table-cell>
          <table:table-cell table:formula="of:=([.A3445]*[.A3445])" office:value-type="float" office:value="0.000000091430035876" calcext:value-type="float">
            <text:p>9.1430035876E-08</text:p>
          </table:table-cell>
          <table:table-cell table:formula="of:=([.A3445]-[.B3445])*([.A3445]-[.B3445])" office:value-type="float" office:value="0.0171501617238079" calcext:value-type="float">
            <text:p>0.0171501617238079</text:p>
          </table:table-cell>
          <table:table-cell table:number-columns-repeated="2"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168033" calcext:value-type="float">
            <text:p>0.168033</text:p>
          </table:table-cell>
          <table:table-cell table:formula="of:=([.A3446]*[.A3446])" office:value-type="float" office:value="0.000000091430035876" calcext:value-type="float">
            <text:p>9.1430035876E-08</text:p>
          </table:table-cell>
          <table:table-cell table:formula="of:=([.A3446]-[.B3446])*([.A3446]-[.B3446])" office:value-type="float" office:value="0.0281335628983519" calcext:value-type="float">
            <text:p>0.0281335628983519</text:p>
          </table:table-cell>
          <table:table-cell table:number-columns-repeated="2"/>
        </table:table-row>
        <table:table-row table:style-name="ro1">
          <table:table-cell office:value-type="float" office:value="0.000302374" calcext:value-type="float">
            <text:p>0.000302374</text:p>
          </table:table-cell>
          <table:table-cell office:value-type="float" office:value="0.161317" calcext:value-type="float">
            <text:p>0.161317</text:p>
          </table:table-cell>
          <table:table-cell table:formula="of:=([.A3447]*[.A3447])" office:value-type="float" office:value="0.000000091430035876" calcext:value-type="float">
            <text:p>9.1430035876E-08</text:p>
          </table:table-cell>
          <table:table-cell table:formula="of:=([.A3447]-[.B3447])*([.A3447]-[.B3447])" office:value-type="float" office:value="0.0259257097859199" calcext:value-type="float">
            <text:p>0.0259257097859199</text:p>
          </table:table-cell>
          <table:table-cell table:number-columns-repeated="2"/>
        </table:table-row>
        <table:table-row table:style-name="ro1">
          <table:table-cell office:value-type="float" office:value="0.000725925" calcext:value-type="float">
            <text:p>0.000725925</text:p>
          </table:table-cell>
          <table:table-cell office:value-type="float" office:value="0.0338108" calcext:value-type="float">
            <text:p>0.0338108</text:p>
          </table:table-cell>
          <table:table-cell table:formula="of:=([.A3448]*[.A3448])" office:value-type="float" office:value="0.000000526967105625" calcext:value-type="float">
            <text:p>5.26967105625E-07</text:p>
          </table:table-cell>
          <table:table-cell table:formula="of:=([.A3448]-[.B3448])*([.A3448]-[.B3448])" office:value-type="float" office:value="0.00109460895376563" calcext:value-type="float">
            <text:p>0.00109460895376563</text:p>
          </table:table-cell>
          <table:table-cell table:number-columns-repeated="2"/>
        </table:table-row>
        <table:table-row table:style-name="ro1">
          <table:table-cell office:value-type="float" office:value="0.000575364" calcext:value-type="float">
            <text:p>0.000575364</text:p>
          </table:table-cell>
          <table:table-cell office:value-type="float" office:value="0.0113784" calcext:value-type="float">
            <text:p>0.0113784</text:p>
          </table:table-cell>
          <table:table-cell table:formula="of:=([.A3449]*[.A3449])" office:value-type="float" office:value="0.000000331043732496" calcext:value-type="float">
            <text:p>3.31043732496E-07</text:p>
          </table:table-cell>
          <table:table-cell table:formula="of:=([.A3449]-[.B3449])*([.A3449]-[.B3449])" office:value-type="float" office:value="0.000116705586817296" calcext:value-type="float">
            <text:p>0.000116705586817296</text:p>
          </table:table-cell>
          <table:table-cell table:number-columns-repeated="2"/>
        </table:table-row>
        <table:table-row table:style-name="ro1">
          <table:table-cell office:value-type="float" office:value="0.00886732" calcext:value-type="float">
            <text:p>0.00886732</text:p>
          </table:table-cell>
          <table:table-cell office:value-type="float" office:value="0.123018" calcext:value-type="float">
            <text:p>0.123018</text:p>
          </table:table-cell>
          <table:table-cell table:formula="of:=([.A3450]*[.A3450])" office:value-type="float" office:value="0.0000786293639824" calcext:value-type="float">
            <text:p>0.0000786293639824</text:p>
          </table:table-cell>
          <table:table-cell table:formula="of:=([.A3450]-[.B3450])*([.A3450]-[.B3450])" office:value-type="float" office:value="0.0130303777444624" calcext:value-type="float">
            <text:p>0.0130303777444624</text:p>
          </table:table-cell>
          <table:table-cell table:number-columns-repeated="2"/>
        </table:table-row>
        <table:table-row table:style-name="ro1">
          <table:table-cell office:value-type="float" office:value="0.00678778" calcext:value-type="float">
            <text:p>0.00678778</text:p>
          </table:table-cell>
          <table:table-cell office:value-type="float" office:value="0.0886282" calcext:value-type="float">
            <text:p>0.0886282</text:p>
          </table:table-cell>
          <table:table-cell table:formula="of:=([.A3451]*[.A3451])" office:value-type="float" office:value="0.0000460739573284" calcext:value-type="float">
            <text:p>0.0000460739573284</text:p>
          </table:table-cell>
          <table:table-cell table:formula="of:=([.A3451]-[.B3451])*([.A3451]-[.B3451])" office:value-type="float" office:value="0.0066978543457764" calcext:value-type="float">
            <text:p>0.0066978543457764</text:p>
          </table:table-cell>
          <table:table-cell table:number-columns-repeated="2"/>
        </table:table-row>
        <table:table-row table:style-name="ro1">
          <table:table-cell office:value-type="float" office:value="0.0300543" calcext:value-type="float">
            <text:p>0.0300543</text:p>
          </table:table-cell>
          <table:table-cell office:value-type="float" office:value="0.0271996" calcext:value-type="float">
            <text:p>0.0271996</text:p>
          </table:table-cell>
          <table:table-cell table:formula="of:=([.A3452]*[.A3452])" office:value-type="float" office:value="0.00090326094849" calcext:value-type="float">
            <text:p>0.00090326094849</text:p>
          </table:table-cell>
          <table:table-cell table:formula="of:=([.A3452]-[.B3452])*([.A3452]-[.B3452])" office:value-type="float" office:value="0.00000814931208999999" calcext:value-type="float">
            <text:p>0.00000814931208999999</text:p>
          </table:table-cell>
          <table:table-cell table:number-columns-repeated="2"/>
        </table:table-row>
        <table:table-row table:style-name="ro1">
          <table:table-cell office:value-type="float" office:value="0.0281661" calcext:value-type="float">
            <text:p>0.0281661</text:p>
          </table:table-cell>
          <table:table-cell office:value-type="float" office:value="0.152614" calcext:value-type="float">
            <text:p>0.152614</text:p>
          </table:table-cell>
          <table:table-cell table:formula="of:=([.A3453]*[.A3453])" office:value-type="float" office:value="0.00079332918921" calcext:value-type="float">
            <text:p>0.00079332918921</text:p>
          </table:table-cell>
          <table:table-cell table:formula="of:=([.A3453]-[.B3453])*([.A3453]-[.B3453])" office:value-type="float" office:value="0.01548727981441" calcext:value-type="float">
            <text:p>0.01548727981441</text:p>
          </table:table-cell>
          <table:table-cell table:number-columns-repeated="2"/>
        </table:table-row>
        <table:table-row table:style-name="ro1">
          <table:table-cell office:value-type="float" office:value="0.028166" calcext:value-type="float">
            <text:p>0.028166</text:p>
          </table:table-cell>
          <table:table-cell office:value-type="float" office:value="0.18556" calcext:value-type="float">
            <text:p>0.18556</text:p>
          </table:table-cell>
          <table:table-cell table:formula="of:=([.A3454]*[.A3454])" office:value-type="float" office:value="0.000793323556" calcext:value-type="float">
            <text:p>0.000793323556</text:p>
          </table:table-cell>
          <table:table-cell table:formula="of:=([.A3454]-[.B3454])*([.A3454]-[.B3454])" office:value-type="float" office:value="0.024772871236" calcext:value-type="float">
            <text:p>0.024772871236</text:p>
          </table:table-cell>
          <table:table-cell table:number-columns-repeated="2"/>
        </table:table-row>
        <table:table-row table:style-name="ro1">
          <table:table-cell office:value-type="float" office:value="0.0522847" calcext:value-type="float">
            <text:p>0.0522847</text:p>
          </table:table-cell>
          <table:table-cell office:value-type="float" office:value="0.0289199" calcext:value-type="float">
            <text:p>0.0289199</text:p>
          </table:table-cell>
          <table:table-cell table:formula="of:=([.A3455]*[.A3455])" office:value-type="float" office:value="0.00273368985409" calcext:value-type="float">
            <text:p>0.00273368985409</text:p>
          </table:table-cell>
          <table:table-cell table:formula="of:=([.A3455]-[.B3455])*([.A3455]-[.B3455])" office:value-type="float" office:value="0.00054591387904" calcext:value-type="float">
            <text:p>0.00054591387904</text:p>
          </table:table-cell>
          <table:table-cell table:number-columns-repeated="2"/>
        </table:table-row>
        <table:table-row table:style-name="ro1">
          <table:table-cell office:value-type="float" office:value="0.0631102" calcext:value-type="float">
            <text:p>0.0631102</text:p>
          </table:table-cell>
          <table:table-cell office:value-type="float" office:value="0.129043" calcext:value-type="float">
            <text:p>0.129043</text:p>
          </table:table-cell>
          <table:table-cell table:formula="of:=([.A3456]*[.A3456])" office:value-type="float" office:value="0.00398289734404" calcext:value-type="float">
            <text:p>0.00398289734404</text:p>
          </table:table-cell>
          <table:table-cell table:formula="of:=([.A3456]-[.B3456])*([.A3456]-[.B3456])" office:value-type="float" office:value="0.00434713411584" calcext:value-type="float">
            <text:p>0.00434713411584</text:p>
          </table:table-cell>
          <table:table-cell table:number-columns-repeated="2"/>
        </table:table-row>
        <table:table-row table:style-name="ro1">
          <table:table-cell office:value-type="float" office:value="0.0631102" calcext:value-type="float">
            <text:p>0.0631102</text:p>
          </table:table-cell>
          <table:table-cell office:value-type="float" office:value="0.133836" calcext:value-type="float">
            <text:p>0.133836</text:p>
          </table:table-cell>
          <table:table-cell table:formula="of:=([.A3457]*[.A3457])" office:value-type="float" office:value="0.00398289734404" calcext:value-type="float">
            <text:p>0.00398289734404</text:p>
          </table:table-cell>
          <table:table-cell table:formula="of:=([.A3457]-[.B3457])*([.A3457]-[.B3457])" office:value-type="float" office:value="0.00500213878564" calcext:value-type="float">
            <text:p>0.00500213878564</text:p>
          </table:table-cell>
          <table:table-cell table:number-columns-repeated="2"/>
        </table:table-row>
        <table:table-row table:style-name="ro1">
          <table:table-cell office:value-type="float" office:value="0.140608" calcext:value-type="float">
            <text:p>0.140608</text:p>
          </table:table-cell>
          <table:table-cell office:value-type="float" office:value="0.099047" calcext:value-type="float">
            <text:p>0.099047</text:p>
          </table:table-cell>
          <table:table-cell table:formula="of:=([.A3458]*[.A3458])" office:value-type="float" office:value="0.019770609664" calcext:value-type="float">
            <text:p>0.019770609664</text:p>
          </table:table-cell>
          <table:table-cell table:formula="of:=([.A3458]-[.B3458])*([.A3458]-[.B3458])" office:value-type="float" office:value="0.001727316721" calcext:value-type="float">
            <text:p>0.001727316721</text:p>
          </table:table-cell>
          <table:table-cell table:number-columns-repeated="2"/>
        </table:table-row>
        <table:table-row table:style-name="ro1">
          <table:table-cell office:value-type="float" office:value="0.140607" calcext:value-type="float">
            <text:p>0.140607</text:p>
          </table:table-cell>
          <table:table-cell office:value-type="float" office:value="0.14235" calcext:value-type="float">
            <text:p>0.14235</text:p>
          </table:table-cell>
          <table:table-cell table:formula="of:=([.A3459]*[.A3459])" office:value-type="float" office:value="0.019770328449" calcext:value-type="float">
            <text:p>0.019770328449</text:p>
          </table:table-cell>
          <table:table-cell table:formula="of:=([.A3459]-[.B3459])*([.A3459]-[.B3459])" office:value-type="float" office:value="0.00000303804899999998" calcext:value-type="float">
            <text:p>3.03804899999998E-06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211396" calcext:value-type="float">
            <text:p>0.211396</text:p>
          </table:table-cell>
          <table:table-cell table:formula="of:=([.A3460]*[.A3460])" office:value-type="float" office:value="0.329714827264" calcext:value-type="float">
            <text:p>0.329714827264</text:p>
          </table:table-cell>
          <table:table-cell table:formula="of:=([.A3460]-[.B3460])*([.A3460]-[.B3460])" office:value-type="float" office:value="0.131632547344" calcext:value-type="float">
            <text:p>0.131632547344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233525" calcext:value-type="float">
            <text:p>0.233525</text:p>
          </table:table-cell>
          <table:table-cell table:formula="of:=([.A3461]*[.A3461])" office:value-type="float" office:value="0.329714827264" calcext:value-type="float">
            <text:p>0.329714827264</text:p>
          </table:table-cell>
          <table:table-cell table:formula="of:=([.A3461]-[.B3461])*([.A3461]-[.B3461])" office:value-type="float" office:value="0.116064906489" calcext:value-type="float">
            <text:p>0.116064906489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439716" calcext:value-type="float">
            <text:p>0.439716</text:p>
          </table:table-cell>
          <table:table-cell table:formula="of:=([.A3462]*[.A3462])" office:value-type="float" office:value="0.329714827264" calcext:value-type="float">
            <text:p>0.329714827264</text:p>
          </table:table-cell>
          <table:table-cell table:formula="of:=([.A3462]-[.B3462])*([.A3462]-[.B3462])" office:value-type="float" office:value="0.018088098064" calcext:value-type="float">
            <text:p>0.018088098064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33302" calcext:value-type="float">
            <text:p>0.33302</text:p>
          </table:table-cell>
          <table:table-cell table:formula="of:=([.A3463]*[.A3463])" office:value-type="float" office:value="0.329714827264" calcext:value-type="float">
            <text:p>0.329714827264</text:p>
          </table:table-cell>
          <table:table-cell table:formula="of:=([.A3463]-[.B3463])*([.A3463]-[.B3463])" office:value-type="float" office:value="0.058171651344" calcext:value-type="float">
            <text:p>0.058171651344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347707" calcext:value-type="float">
            <text:p>0.347707</text:p>
          </table:table-cell>
          <table:table-cell table:formula="of:=([.A3464]*[.A3464])" office:value-type="float" office:value="0.329714827264" calcext:value-type="float">
            <text:p>0.329714827264</text:p>
          </table:table-cell>
          <table:table-cell table:formula="of:=([.A3464]-[.B3464])*([.A3464]-[.B3464])" office:value-type="float" office:value="0.051302703001" calcext:value-type="float">
            <text:p>0.051302703001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578199" calcext:value-type="float">
            <text:p>0.578199</text:p>
          </table:table-cell>
          <table:table-cell table:formula="of:=([.A3465]*[.A3465])" office:value-type="float" office:value="0.329714827264" calcext:value-type="float">
            <text:p>0.329714827264</text:p>
          </table:table-cell>
          <table:table-cell table:formula="of:=([.A3465]-[.B3465])*([.A3465]-[.B3465])" office:value-type="float" office:value="0.0000159280809999997" calcext:value-type="float">
            <text:p>1.59280809999997E-05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798918" calcext:value-type="float">
            <text:p>0.798918</text:p>
          </table:table-cell>
          <table:table-cell table:formula="of:=([.A3466]*[.A3466])" office:value-type="float" office:value="0.329714827264" calcext:value-type="float">
            <text:p>0.329714827264</text:p>
          </table:table-cell>
          <table:table-cell table:formula="of:=([.A3466]-[.B3466])*([.A3466]-[.B3466])" office:value-type="float" office:value="0.0504945841" calcext:value-type="float">
            <text:p>0.0504945841</text:p>
          </table:table-cell>
          <table:table-cell table:number-columns-repeated="2"/>
        </table:table-row>
        <table:table-row table:style-name="ro1">
          <table:table-cell office:value-type="float" office:value="0.574208" calcext:value-type="float">
            <text:p>0.574208</text:p>
          </table:table-cell>
          <table:table-cell office:value-type="float" office:value="0.837498" calcext:value-type="float">
            <text:p>0.837498</text:p>
          </table:table-cell>
          <table:table-cell table:formula="of:=([.A3467]*[.A3467])" office:value-type="float" office:value="0.329714827264" calcext:value-type="float">
            <text:p>0.329714827264</text:p>
          </table:table-cell>
          <table:table-cell table:formula="of:=([.A3467]-[.B3467])*([.A3467]-[.B3467])" office:value-type="float" office:value="0.0693216241" calcext:value-type="float">
            <text:p>0.0693216241</text:p>
          </table:table-cell>
          <table:table-cell table:number-columns-repeated="2"/>
        </table:table-row>
        <table:table-row table:style-name="ro1">
          <table:table-cell office:value-type="float" office:value="0.71937" calcext:value-type="float">
            <text:p>0.71937</text:p>
          </table:table-cell>
          <table:table-cell office:value-type="float" office:value="0.734055" calcext:value-type="float">
            <text:p>0.734055</text:p>
          </table:table-cell>
          <table:table-cell table:formula="of:=([.A3468]*[.A3468])" office:value-type="float" office:value="0.5174931969" calcext:value-type="float">
            <text:p>0.5174931969</text:p>
          </table:table-cell>
          <table:table-cell table:formula="of:=([.A3468]-[.B3468])*([.A3468]-[.B3468])" office:value-type="float" office:value="0.000215649225000002" calcext:value-type="float">
            <text:p>0.000215649225000002</text:p>
          </table:table-cell>
          <table:table-cell table:number-columns-repeated="2"/>
        </table:table-row>
        <table:table-row table:style-name="ro1">
          <table:table-cell office:value-type="float" office:value="0.917768" calcext:value-type="float">
            <text:p>0.917768</text:p>
          </table:table-cell>
          <table:table-cell office:value-type="float" office:value="0.810331" calcext:value-type="float">
            <text:p>0.810331</text:p>
          </table:table-cell>
          <table:table-cell table:formula="of:=([.A3469]*[.A3469])" office:value-type="float" office:value="0.842298101824" calcext:value-type="float">
            <text:p>0.842298101824</text:p>
          </table:table-cell>
          <table:table-cell table:formula="of:=([.A3469]-[.B3469])*([.A3469]-[.B3469])" office:value-type="float" office:value="0.011542708969" calcext:value-type="float">
            <text:p>0.011542708969</text:p>
          </table:table-cell>
          <table:table-cell table:number-columns-repeated="2"/>
        </table:table-row>
        <table:table-row table:style-name="ro1">
          <table:table-cell office:value-type="float" office:value="0.935282" calcext:value-type="float">
            <text:p>0.935282</text:p>
          </table:table-cell>
          <table:table-cell office:value-type="float" office:value="0.83266" calcext:value-type="float">
            <text:p>0.83266</text:p>
          </table:table-cell>
          <table:table-cell table:formula="of:=([.A3470]*[.A3470])" office:value-type="float" office:value="0.874752419524" calcext:value-type="float">
            <text:p>0.874752419524</text:p>
          </table:table-cell>
          <table:table-cell table:formula="of:=([.A3470]-[.B3470])*([.A3470]-[.B3470])" office:value-type="float" office:value="0.010531274884" calcext:value-type="float">
            <text:p>0.010531274884</text:p>
          </table:table-cell>
          <table:table-cell table:number-columns-repeated="2"/>
        </table:table-row>
        <table:table-row table:style-name="ro1">
          <table:table-cell office:value-type="float" office:value="0.935281" calcext:value-type="float">
            <text:p>0.935281</text:p>
          </table:table-cell>
          <table:table-cell office:value-type="float" office:value="0.981903" calcext:value-type="float">
            <text:p>0.981903</text:p>
          </table:table-cell>
          <table:table-cell table:formula="of:=([.A3471]*[.A3471])" office:value-type="float" office:value="0.874750548961" calcext:value-type="float">
            <text:p>0.874750548961</text:p>
          </table:table-cell>
          <table:table-cell table:formula="of:=([.A3471]-[.B3471])*([.A3471]-[.B3471])" office:value-type="float" office:value="0.00217361088399999" calcext:value-type="float">
            <text:p>0.00217361088399999</text:p>
          </table:table-cell>
          <table:table-cell table:number-columns-repeated="2"/>
        </table:table-row>
        <table:table-row table:style-name="ro1">
          <table:table-cell office:value-type="float" office:value="0.986152" calcext:value-type="float">
            <text:p>0.986152</text:p>
          </table:table-cell>
          <table:table-cell office:value-type="float" office:value="0.999996" calcext:value-type="float">
            <text:p>0.999996</text:p>
          </table:table-cell>
          <table:table-cell table:formula="of:=([.A3472]*[.A3472])" office:value-type="float" office:value="0.972495767104" calcext:value-type="float">
            <text:p>0.972495767104</text:p>
          </table:table-cell>
          <table:table-cell table:formula="of:=([.A3472]-[.B3472])*([.A3472]-[.B3472])" office:value-type="float" office:value="0.000191656335999999" calcext:value-type="float">
            <text:p>0.000191656335999999</text:p>
          </table:table-cell>
          <table:table-cell table:number-columns-repeated="2"/>
        </table:table-row>
        <table:table-row table:style-name="ro1">
          <table:table-cell office:value-type="float" office:value="0.000087738" calcext:value-type="float">
            <text:p>0.000087738</text:p>
          </table:table-cell>
          <table:table-cell office:value-type="float" office:value="0.00000303222" calcext:value-type="float">
            <text:p>0.00000303222</text:p>
          </table:table-cell>
          <table:table-cell table:formula="of:=([.A3473]*[.A3473])" office:value-type="float" office:value="0.000000007697956644" calcext:value-type="float">
            <text:p>7.697956644E-09</text:p>
          </table:table-cell>
          <table:table-cell table:formula="of:=([.A3473]-[.B3473])*([.A3473]-[.B3473])" office:value-type="float" office:value="0.00000000717506916541" calcext:value-type="float">
            <text:p>7.1750691654084E-09</text:p>
          </table:table-cell>
          <table:table-cell table:number-columns-repeated="2"/>
        </table:table-row>
        <table:table-row table:style-name="ro1">
          <table:table-cell office:value-type="float" office:value="0.00000697374" calcext:value-type="float">
            <text:p>0.00000697374</text:p>
          </table:table-cell>
          <table:table-cell office:value-type="float" office:value="0.00173144" calcext:value-type="float">
            <text:p>0.00173144</text:p>
          </table:table-cell>
          <table:table-cell table:formula="of:=([.A3474]*[.A3474])" office:value-type="float" office:value="0.00000000004863304959" calcext:value-type="float">
            <text:p>4.86330495876E-11</text:p>
          </table:table-cell>
          <table:table-cell table:formula="of:=([.A3474]-[.B3474])*([.A3474]-[.B3474])" office:value-type="float" office:value="0.00000297378388187839" calcext:value-type="float">
            <text:p>2.97378388187839E-06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706372" calcext:value-type="float">
            <text:p>0.00706372</text:p>
          </table:table-cell>
          <table:table-cell table:formula="of:=([.A3475]*[.A3475])" office:value-type="float" office:value="0.00000000007469574473" calcext:value-type="float">
            <text:p>7.46957447289E-11</text:p>
          </table:table-cell>
          <table:table-cell table:formula="of:=([.A3475]-[.B3475])*([.A3475]-[.B3475])" office:value-type="float" office:value="0.0000497741161322799" calcext:value-type="float">
            <text:p>4.97741161322799E-05</text:p>
          </table:table-cell>
          <table:table-cell table:number-columns-repeated="2"/>
        </table:table-row>
        <table:table-row table:style-name="ro1">
          <table:table-cell office:value-type="float" office:value="0.00000452995" calcext:value-type="float">
            <text:p>0.00000452995</text:p>
          </table:table-cell>
          <table:table-cell office:value-type="float" office:value="0.00959413" calcext:value-type="float">
            <text:p>0.00959413</text:p>
          </table:table-cell>
          <table:table-cell table:formula="of:=([.A3476]*[.A3476])" office:value-type="float" office:value="0.000000000020520447" calcext:value-type="float">
            <text:p>2.05204470025E-11</text:p>
          </table:table-cell>
          <table:table-cell table:formula="of:=([.A3476]-[.B3476])*([.A3476]-[.B3476])" office:value-type="float" office:value="0.00009196042911896" calcext:value-type="float">
            <text:p>9.196042911896E-05</text:p>
          </table:table-cell>
          <table:table-cell table:number-columns-repeated="2"/>
        </table:table-row>
        <table:table-row table:style-name="ro1">
          <table:table-cell office:value-type="float" office:value="0.0000204444" calcext:value-type="float">
            <text:p>0.0000204444</text:p>
          </table:table-cell>
          <table:table-cell office:value-type="float" office:value="0.00000117638" calcext:value-type="float">
            <text:p>0.00000117638</text:p>
          </table:table-cell>
          <table:table-cell table:formula="of:=([.A3477]*[.A3477])" office:value-type="float" office:value="0.00000000041797349136" calcext:value-type="float">
            <text:p>4.1797349136E-10</text:p>
          </table:table-cell>
          <table:table-cell table:formula="of:=([.A3477]-[.B3477])*([.A3477]-[.B3477])" office:value-type="float" office:value="0.00000000037125659472" calcext:value-type="float">
            <text:p>3.712565947204E-10</text:p>
          </table:table-cell>
          <table:table-cell table:number-columns-repeated="2"/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0.000000152134" calcext:value-type="float">
            <text:p>0.000000152134</text:p>
          </table:table-cell>
          <table:table-cell table:formula="of:=([.A3478]*[.A3478])" office:value-type="float" office:value="0.000000000420414016" calcext:value-type="float">
            <text:p>4.20414016E-10</text:p>
          </table:table-cell>
          <table:table-cell table:formula="of:=([.A3478]-[.B3478])*([.A3478]-[.B3478])" office:value-type="float" office:value="0.00000000041419844968" calcext:value-type="float">
            <text:p>4.14198449681956E-10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327929" calcext:value-type="float">
            <text:p>0.0000327929</text:p>
          </table:table-cell>
          <table:table-cell table:formula="of:=([.A3479]*[.A3479])" office:value-type="float" office:value="0.00000000140113216489" calcext:value-type="float">
            <text:p>1.40113216489E-09</text:p>
          </table:table-cell>
          <table:table-cell table:formula="of:=([.A3479]-[.B3479])*([.A3479]-[.B3479])" office:value-type="float" office:value="0.00000000002151846544" calcext:value-type="float">
            <text:p>2.151846544E-11</text:p>
          </table:table-cell>
          <table:table-cell table:number-columns-repeated="2"/>
        </table:table-row>
        <table:table-row table:style-name="ro1">
          <table:table-cell office:value-type="float" office:value="0.0000374317" calcext:value-type="float">
            <text:p>0.0000374317</text:p>
          </table:table-cell>
          <table:table-cell office:value-type="float" office:value="0.0000404134" calcext:value-type="float">
            <text:p>0.0000404134</text:p>
          </table:table-cell>
          <table:table-cell table:formula="of:=([.A3480]*[.A3480])" office:value-type="float" office:value="0.00000000140113216489" calcext:value-type="float">
            <text:p>1.40113216489E-09</text:p>
          </table:table-cell>
          <table:table-cell table:formula="of:=([.A3480]-[.B3480])*([.A3480]-[.B3480])" office:value-type="float" office:value="0.00000000000889053489" calcext:value-type="float">
            <text:p>8.89053488999999E-12</text:p>
          </table:table-cell>
          <table:table-cell table:number-columns-repeated="2"/>
        </table:table-row>
        <table:table-row table:style-name="ro1">
          <table:table-cell office:value-type="float" office:value="0.000187039" calcext:value-type="float">
            <text:p>0.000187039</text:p>
          </table:table-cell>
          <table:table-cell office:value-type="float" office:value="0.0627202" calcext:value-type="float">
            <text:p>0.0627202</text:p>
          </table:table-cell>
          <table:table-cell table:formula="of:=([.A3481]*[.A3481])" office:value-type="float" office:value="0.000000034983587521" calcext:value-type="float">
            <text:p>3.4983587521E-08</text:p>
          </table:table-cell>
          <table:table-cell table:formula="of:=([.A3481]-[.B3481])*([.A3481]-[.B3481])" office:value-type="float" office:value="0.00391039622465192" calcext:value-type="float">
            <text:p>0.00391039622465192</text:p>
          </table:table-cell>
          <table:table-cell table:number-columns-repeated="2"/>
        </table:table-row>
        <table:table-row table:style-name="ro1">
          <table:table-cell office:value-type="float" office:value="0.0000804067" calcext:value-type="float">
            <text:p>0.0000804067</text:p>
          </table:table-cell>
          <table:table-cell office:value-type="float" office:value="0.000898726" calcext:value-type="float">
            <text:p>0.000898726</text:p>
          </table:table-cell>
          <table:table-cell table:formula="of:=([.A3482]*[.A3482])" office:value-type="float" office:value="0.00000000646523740489" calcext:value-type="float">
            <text:p>6.46523740489E-09</text:p>
          </table:table-cell>
          <table:table-cell table:formula="of:=([.A3482]-[.B3482])*([.A3482]-[.B3482])" office:value-type="float" office:value="0.00000066964647675249" calcext:value-type="float">
            <text:p>6.6964647675249E-07</text:p>
          </table:table-cell>
          <table:table-cell table:number-columns-repeated="2"/>
        </table:table-row>
        <table:table-row table:style-name="ro1">
          <table:table-cell office:value-type="float" office:value="0.0000143051" calcext:value-type="float">
            <text:p>0.0000143051</text:p>
          </table:table-cell>
          <table:table-cell office:value-type="float" office:value="0.00000063358" calcext:value-type="float">
            <text:p>0.00000063358</text:p>
          </table:table-cell>
          <table:table-cell table:formula="of:=([.A3483]*[.A3483])" office:value-type="float" office:value="0.00000000020463588601" calcext:value-type="float">
            <text:p>2.0463588601E-10</text:p>
          </table:table-cell>
          <table:table-cell table:formula="of:=([.A3483]-[.B3483])*([.A3483]-[.B3483])" office:value-type="float" office:value="0.00000000018691045911" calcext:value-type="float">
            <text:p>1.869104591104E-10</text:p>
          </table:table-cell>
          <table:table-cell table:number-columns-repeated="2"/>
        </table:table-row>
        <table:table-row table:style-name="ro1">
          <table:table-cell office:value-type="float" office:value="0.000030756" calcext:value-type="float">
            <text:p>0.000030756</text:p>
          </table:table-cell>
          <table:table-cell office:value-type="float" office:value="0.00000609064" calcext:value-type="float">
            <text:p>0.00000609064</text:p>
          </table:table-cell>
          <table:table-cell table:formula="of:=([.A3484]*[.A3484])" office:value-type="float" office:value="0.000000000945931536" calcext:value-type="float">
            <text:p>9.45931536E-10</text:p>
          </table:table-cell>
          <table:table-cell table:formula="of:=([.A3484]-[.B3484])*([.A3484]-[.B3484])" office:value-type="float" office:value="0.00000000060837998393" calcext:value-type="float">
            <text:p>6.083799839296E-10</text:p>
          </table:table-cell>
          <table:table-cell table:number-columns-repeated="2"/>
        </table:table-row>
        <table:table-row table:style-name="ro1">
          <table:table-cell office:value-type="float" office:value="0.000030756" calcext:value-type="float">
            <text:p>0.000030756</text:p>
          </table:table-cell>
          <table:table-cell office:value-type="float" office:value="0.000934263" calcext:value-type="float">
            <text:p>0.000934263</text:p>
          </table:table-cell>
          <table:table-cell table:formula="of:=([.A3485]*[.A3485])" office:value-type="float" office:value="0.000000000945931536" calcext:value-type="float">
            <text:p>9.45931536E-10</text:p>
          </table:table-cell>
          <table:table-cell table:formula="of:=([.A3485]-[.B3485])*([.A3485]-[.B3485])" office:value-type="float" office:value="0.000000816324899049" calcext:value-type="float">
            <text:p>8.16324899049E-07</text:p>
          </table:table-cell>
          <table:table-cell table:number-columns-repeated="2"/>
        </table:table-row>
        <table:table-row table:style-name="ro1">
          <table:table-cell office:value-type="float" office:value="0.000134706" calcext:value-type="float">
            <text:p>0.000134706</text:p>
          </table:table-cell>
          <table:table-cell office:value-type="float" office:value="0.000479469" calcext:value-type="float">
            <text:p>0.000479469</text:p>
          </table:table-cell>
          <table:table-cell table:formula="of:=([.A3486]*[.A3486])" office:value-type="float" office:value="0.000000018145706436" calcext:value-type="float">
            <text:p>1.8145706436E-08</text:p>
          </table:table-cell>
          <table:table-cell table:formula="of:=([.A3486]-[.B3486])*([.A3486]-[.B3486])" office:value-type="float" office:value="0.000000118861526169" calcext:value-type="float">
            <text:p>1.18861526169E-07</text:p>
          </table:table-cell>
          <table:table-cell table:number-columns-repeated="2"/>
        </table:table-row>
        <table:table-row table:style-name="ro1">
          <table:table-cell office:value-type="float" office:value="0.000162601" calcext:value-type="float">
            <text:p>0.000162601</text:p>
          </table:table-cell>
          <table:table-cell office:value-type="float" office:value="0.0000894339" calcext:value-type="float">
            <text:p>0.0000894339</text:p>
          </table:table-cell>
          <table:table-cell table:formula="of:=([.A3487]*[.A3487])" office:value-type="float" office:value="0.000000026439085201" calcext:value-type="float">
            <text:p>2.6439085201E-08</text:p>
          </table:table-cell>
          <table:table-cell table:formula="of:=([.A3487]-[.B3487])*([.A3487]-[.B3487])" office:value-type="float" office:value="0.00000000535342452241" calcext:value-type="float">
            <text:p>5.35342452241E-09</text:p>
          </table:table-cell>
          <table:table-cell table:number-columns-repeated="2"/>
        </table:table-row>
        <table:table-row table:style-name="ro1">
          <table:table-cell office:value-type="float" office:value="0.000444055" calcext:value-type="float">
            <text:p>0.000444055</text:p>
          </table:table-cell>
          <table:table-cell office:value-type="float" office:value="0.00449203" calcext:value-type="float">
            <text:p>0.00449203</text:p>
          </table:table-cell>
          <table:table-cell table:formula="of:=([.A3488]*[.A3488])" office:value-type="float" office:value="0.000000197184843025" calcext:value-type="float">
            <text:p>1.97184843025E-07</text:p>
          </table:table-cell>
          <table:table-cell table:formula="of:=([.A3488]-[.B3488])*([.A3488]-[.B3488])" office:value-type="float" office:value="0.000016386101600625" calcext:value-type="float">
            <text:p>1.6386101600625E-05</text:p>
          </table:table-cell>
          <table:table-cell table:number-columns-repeated="2"/>
        </table:table-row>
        <table:table-row table:style-name="ro1">
          <table:table-cell office:value-type="float" office:value="0.0150132" calcext:value-type="float">
            <text:p>0.0150132</text:p>
          </table:table-cell>
          <table:table-cell office:value-type="float" office:value="0.131074" calcext:value-type="float">
            <text:p>0.131074</text:p>
          </table:table-cell>
          <table:table-cell table:formula="of:=([.A3489]*[.A3489])" office:value-type="float" office:value="0.00022539617424" calcext:value-type="float">
            <text:p>0.00022539617424</text:p>
          </table:table-cell>
          <table:table-cell table:formula="of:=([.A3489]-[.B3489])*([.A3489]-[.B3489])" office:value-type="float" office:value="0.01347010929664" calcext:value-type="float">
            <text:p>0.01347010929664</text:p>
          </table:table-cell>
          <table:table-cell table:number-columns-repeated="2"/>
        </table:table-row>
        <table:table-row table:style-name="ro1">
          <table:table-cell office:value-type="float" office:value="0.0150132" calcext:value-type="float">
            <text:p>0.0150132</text:p>
          </table:table-cell>
          <table:table-cell office:value-type="float" office:value="0.137094" calcext:value-type="float">
            <text:p>0.137094</text:p>
          </table:table-cell>
          <table:table-cell table:formula="of:=([.A3490]*[.A3490])" office:value-type="float" office:value="0.00022539617424" calcext:value-type="float">
            <text:p>0.00022539617424</text:p>
          </table:table-cell>
          <table:table-cell table:formula="of:=([.A3490]-[.B3490])*([.A3490]-[.B3490])" office:value-type="float" office:value="0.01490372172864" calcext:value-type="float">
            <text:p>0.01490372172864</text:p>
          </table:table-cell>
          <table:table-cell table:number-columns-repeated="2"/>
        </table:table-row>
        <table:table-row table:style-name="ro1">
          <table:table-cell office:value-type="float" office:value="0.0105799" calcext:value-type="float">
            <text:p>0.0105799</text:p>
          </table:table-cell>
          <table:table-cell office:value-type="float" office:value="0.00467508" calcext:value-type="float">
            <text:p>0.00467508</text:p>
          </table:table-cell>
          <table:table-cell table:formula="of:=([.A3491]*[.A3491])" office:value-type="float" office:value="0.00011193428401" calcext:value-type="float">
            <text:p>0.00011193428401</text:p>
          </table:table-cell>
          <table:table-cell table:formula="of:=([.A3491]-[.B3491])*([.A3491]-[.B3491])" office:value-type="float" office:value="0.0000348668992324" calcext:value-type="float">
            <text:p>0.0000348668992324</text:p>
          </table:table-cell>
          <table:table-cell table:number-columns-repeated="2"/>
        </table:table-row>
        <table:table-row table:style-name="ro1">
          <table:table-cell office:value-type="float" office:value="0.0265658" calcext:value-type="float">
            <text:p>0.0265658</text:p>
          </table:table-cell>
          <table:table-cell office:value-type="float" office:value="0.0134313" calcext:value-type="float">
            <text:p>0.0134313</text:p>
          </table:table-cell>
          <table:table-cell table:formula="of:=([.A3492]*[.A3492])" office:value-type="float" office:value="0.00070574172964" calcext:value-type="float">
            <text:p>0.00070574172964</text:p>
          </table:table-cell>
          <table:table-cell table:formula="of:=([.A3492]-[.B3492])*([.A3492]-[.B3492])" office:value-type="float" office:value="0.00017251509025" calcext:value-type="float">
            <text:p>0.00017251509025</text:p>
          </table:table-cell>
          <table:table-cell table:number-columns-repeated="2"/>
        </table:table-row>
        <table:table-row table:style-name="ro1">
          <table:table-cell office:value-type="float" office:value="0.0265658" calcext:value-type="float">
            <text:p>0.0265658</text:p>
          </table:table-cell>
          <table:table-cell office:value-type="float" office:value="0.0185759" calcext:value-type="float">
            <text:p>0.0185759</text:p>
          </table:table-cell>
          <table:table-cell table:formula="of:=([.A3493]*[.A3493])" office:value-type="float" office:value="0.00070574172964" calcext:value-type="float">
            <text:p>0.00070574172964</text:p>
          </table:table-cell>
          <table:table-cell table:formula="of:=([.A3493]-[.B3493])*([.A3493]-[.B3493])" office:value-type="float" office:value="0.00006383850201" calcext:value-type="float">
            <text:p>0.00006383850201</text:p>
          </table:table-cell>
          <table:table-cell table:number-columns-repeated="2"/>
        </table:table-row>
        <table:table-row table:style-name="ro1">
          <table:table-cell office:value-type="float" office:value="0.0899521" calcext:value-type="float">
            <text:p>0.0899521</text:p>
          </table:table-cell>
          <table:table-cell office:value-type="float" office:value="0.129549" calcext:value-type="float">
            <text:p>0.129549</text:p>
          </table:table-cell>
          <table:table-cell table:formula="of:=([.A3494]*[.A3494])" office:value-type="float" office:value="0.00809138029441" calcext:value-type="float">
            <text:p>0.00809138029441</text:p>
          </table:table-cell>
          <table:table-cell table:formula="of:=([.A3494]-[.B3494])*([.A3494]-[.B3494])" office:value-type="float" office:value="0.00156791448961" calcext:value-type="float">
            <text:p>0.00156791448961</text:p>
          </table:table-cell>
          <table:table-cell table:number-columns-repeated="2"/>
        </table:table-row>
        <table:table-row table:style-name="ro1">
          <table:table-cell office:value-type="float" office:value="0.136577" calcext:value-type="float">
            <text:p>0.136577</text:p>
          </table:table-cell>
          <table:table-cell office:value-type="float" office:value="0.108686" calcext:value-type="float">
            <text:p>0.108686</text:p>
          </table:table-cell>
          <table:table-cell table:formula="of:=([.A3495]*[.A3495])" office:value-type="float" office:value="0.018653276929" calcext:value-type="float">
            <text:p>0.018653276929</text:p>
          </table:table-cell>
          <table:table-cell table:formula="of:=([.A3495]-[.B3495])*([.A3495]-[.B3495])" office:value-type="float" office:value="0.000777907881" calcext:value-type="float">
            <text:p>0.000777907881</text:p>
          </table:table-cell>
          <table:table-cell table:number-columns-repeated="2"/>
        </table:table-row>
        <table:table-row table:style-name="ro1">
          <table:table-cell office:value-type="float" office:value="0.157109" calcext:value-type="float">
            <text:p>0.157109</text:p>
          </table:table-cell>
          <table:table-cell office:value-type="float" office:value="0.0866613" calcext:value-type="float">
            <text:p>0.0866613</text:p>
          </table:table-cell>
          <table:table-cell table:formula="of:=([.A3496]*[.A3496])" office:value-type="float" office:value="0.024683237881" calcext:value-type="float">
            <text:p>0.024683237881</text:p>
          </table:table-cell>
          <table:table-cell table:formula="of:=([.A3496]-[.B3496])*([.A3496]-[.B3496])" office:value-type="float" office:value="0.00496287843529" calcext:value-type="float">
            <text:p>0.00496287843529</text:p>
          </table:table-cell>
          <table:table-cell table:number-columns-repeated="2"/>
        </table:table-row>
        <table:table-row table:style-name="ro1">
          <table:table-cell office:value-type="float" office:value="0.234481" calcext:value-type="float">
            <text:p>0.234481</text:p>
          </table:table-cell>
          <table:table-cell office:value-type="float" office:value="0.071456" calcext:value-type="float">
            <text:p>0.071456</text:p>
          </table:table-cell>
          <table:table-cell table:formula="of:=([.A3497]*[.A3497])" office:value-type="float" office:value="0.054981339361" calcext:value-type="float">
            <text:p>0.054981339361</text:p>
          </table:table-cell>
          <table:table-cell table:formula="of:=([.A3497]-[.B3497])*([.A3497]-[.B3497])" office:value-type="float" office:value="0.026577150625" calcext:value-type="float">
            <text:p>0.026577150625</text:p>
          </table:table-cell>
          <table:table-cell table:number-columns-repeated="2"/>
        </table:table-row>
        <table:table-row table:style-name="ro1">
          <table:table-cell office:value-type="float" office:value="0.310778" calcext:value-type="float">
            <text:p>0.310778</text:p>
          </table:table-cell>
          <table:table-cell office:value-type="float" office:value="0.10833" calcext:value-type="float">
            <text:p>0.10833</text:p>
          </table:table-cell>
          <table:table-cell table:formula="of:=([.A3498]*[.A3498])" office:value-type="float" office:value="0.096582965284" calcext:value-type="float">
            <text:p>0.096582965284</text:p>
          </table:table-cell>
          <table:table-cell table:formula="of:=([.A3498]-[.B3498])*([.A3498]-[.B3498])" office:value-type="float" office:value="0.040985192704" calcext:value-type="float">
            <text:p>0.040985192704</text:p>
          </table:table-cell>
          <table:table-cell table:number-columns-repeated="2"/>
        </table:table-row>
        <table:table-row table:style-name="ro1">
          <table:table-cell office:value-type="float" office:value="0.688099" calcext:value-type="float">
            <text:p>0.688099</text:p>
          </table:table-cell>
          <table:table-cell office:value-type="float" office:value="0.401928" calcext:value-type="float">
            <text:p>0.401928</text:p>
          </table:table-cell>
          <table:table-cell table:formula="of:=([.A3499]*[.A3499])" office:value-type="float" office:value="0.473480233801" calcext:value-type="float">
            <text:p>0.473480233801</text:p>
          </table:table-cell>
          <table:table-cell table:formula="of:=([.A3499]-[.B3499])*([.A3499]-[.B3499])" office:value-type="float" office:value="0.081893841241" calcext:value-type="float">
            <text:p>0.081893841241</text:p>
          </table:table-cell>
          <table:table-cell table:number-columns-repeated="2"/>
        </table:table-row>
        <table:table-row table:style-name="ro1">
          <table:table-cell office:value-type="float" office:value="0.626828" calcext:value-type="float">
            <text:p>0.626828</text:p>
          </table:table-cell>
          <table:table-cell office:value-type="float" office:value="0.317739" calcext:value-type="float">
            <text:p>0.317739</text:p>
          </table:table-cell>
          <table:table-cell table:formula="of:=([.A3500]*[.A3500])" office:value-type="float" office:value="0.392913341584" calcext:value-type="float">
            <text:p>0.392913341584</text:p>
          </table:table-cell>
          <table:table-cell table:formula="of:=([.A3500]-[.B3500])*([.A3500]-[.B3500])" office:value-type="float" office:value="0.095536009921" calcext:value-type="float">
            <text:p>0.095536009921</text:p>
          </table:table-cell>
          <table:table-cell table:number-columns-repeated="2"/>
        </table:table-row>
        <table:table-row table:style-name="ro1">
          <table:table-cell office:value-type="float" office:value="0.747467" calcext:value-type="float">
            <text:p>0.747467</text:p>
          </table:table-cell>
          <table:table-cell office:value-type="float" office:value="0.380383" calcext:value-type="float">
            <text:p>0.380383</text:p>
          </table:table-cell>
          <table:table-cell table:formula="of:=([.A3501]*[.A3501])" office:value-type="float" office:value="0.558706916089" calcext:value-type="float">
            <text:p>0.558706916089</text:p>
          </table:table-cell>
          <table:table-cell table:formula="of:=([.A3501]-[.B3501])*([.A3501]-[.B3501])" office:value-type="float" office:value="0.134750663056" calcext:value-type="float">
            <text:p>0.134750663056</text:p>
          </table:table-cell>
          <table:table-cell table:number-columns-repeated="2"/>
        </table:table-row>
        <table:table-row table:style-name="ro1">
          <table:table-cell office:value-type="float" office:value="0.747467" calcext:value-type="float">
            <text:p>0.747467</text:p>
          </table:table-cell>
          <table:table-cell office:value-type="float" office:value="0.396455" calcext:value-type="float">
            <text:p>0.396455</text:p>
          </table:table-cell>
          <table:table-cell table:formula="of:=([.A3502]*[.A3502])" office:value-type="float" office:value="0.558706916089" calcext:value-type="float">
            <text:p>0.558706916089</text:p>
          </table:table-cell>
          <table:table-cell table:formula="of:=([.A3502]-[.B3502])*([.A3502]-[.B3502])" office:value-type="float" office:value="0.123209424144" calcext:value-type="float">
            <text:p>0.123209424144</text:p>
          </table:table-cell>
          <table:table-cell table:number-columns-repeated="2"/>
        </table:table-row>
        <table:table-row table:style-name="ro1">
          <table:table-cell office:value-type="float" office:value="0.747467" calcext:value-type="float">
            <text:p>0.747467</text:p>
          </table:table-cell>
          <table:table-cell office:value-type="float" office:value="0.440259" calcext:value-type="float">
            <text:p>0.440259</text:p>
          </table:table-cell>
          <table:table-cell table:formula="of:=([.A3503]*[.A3503])" office:value-type="float" office:value="0.558706916089" calcext:value-type="float">
            <text:p>0.558706916089</text:p>
          </table:table-cell>
          <table:table-cell table:formula="of:=([.A3503]-[.B3503])*([.A3503]-[.B3503])" office:value-type="float" office:value="0.094376755264" calcext:value-type="float">
            <text:p>0.094376755264</text:p>
          </table:table-cell>
          <table:table-cell table:number-columns-repeated="2"/>
        </table:table-row>
        <table:table-row table:style-name="ro1">
          <table:table-cell office:value-type="float" office:value="0.834387" calcext:value-type="float">
            <text:p>0.834387</text:p>
          </table:table-cell>
          <table:table-cell office:value-type="float" office:value="0.715081" calcext:value-type="float">
            <text:p>0.715081</text:p>
          </table:table-cell>
          <table:table-cell table:formula="of:=([.A3504]*[.A3504])" office:value-type="float" office:value="0.696201665769" calcext:value-type="float">
            <text:p>0.696201665769</text:p>
          </table:table-cell>
          <table:table-cell table:formula="of:=([.A3504]-[.B3504])*([.A3504]-[.B3504])" office:value-type="float" office:value="0.014233921636" calcext:value-type="float">
            <text:p>0.014233921636</text:p>
          </table:table-cell>
          <table:table-cell table:number-columns-repeated="2"/>
        </table:table-row>
        <table:table-row table:style-name="ro1">
          <table:table-cell office:value-type="float" office:value="0.716544" calcext:value-type="float">
            <text:p>0.716544</text:p>
          </table:table-cell>
          <table:table-cell office:value-type="float" office:value="0.801402" calcext:value-type="float">
            <text:p>0.801402</text:p>
          </table:table-cell>
          <table:table-cell table:formula="of:=([.A3505]*[.A3505])" office:value-type="float" office:value="0.513435303936" calcext:value-type="float">
            <text:p>0.513435303936</text:p>
          </table:table-cell>
          <table:table-cell table:formula="of:=([.A3505]-[.B3505])*([.A3505]-[.B3505])" office:value-type="float" office:value="0.007200880164" calcext:value-type="float">
            <text:p>0.007200880164</text:p>
          </table:table-cell>
          <table:table-cell table:number-columns-repeated="2"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845978" calcext:value-type="float">
            <text:p>0.845978</text:p>
          </table:table-cell>
          <table:table-cell table:formula="of:=([.A3506]*[.A3506])" office:value-type="float" office:value="0.764181930625" calcext:value-type="float">
            <text:p>0.764181930625</text:p>
          </table:table-cell>
          <table:table-cell table:formula="of:=([.A3506]-[.B3506])*([.A3506]-[.B3506])" office:value-type="float" office:value="0.000795070809000002" calcext:value-type="float">
            <text:p>0.000795070809000002</text:p>
          </table:table-cell>
          <table:table-cell table:number-columns-repeated="2"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885622" calcext:value-type="float">
            <text:p>0.885622</text:p>
          </table:table-cell>
          <table:table-cell table:formula="of:=([.A3507]*[.A3507])" office:value-type="float" office:value="0.764181930625" calcext:value-type="float">
            <text:p>0.764181930625</text:p>
          </table:table-cell>
          <table:table-cell table:formula="of:=([.A3507]-[.B3507])*([.A3507]-[.B3507])" office:value-type="float" office:value="0.000131033809" calcext:value-type="float">
            <text:p>0.000131033809</text:p>
          </table:table-cell>
          <table:table-cell table:number-columns-repeated="2"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922341" calcext:value-type="float">
            <text:p>0.922341</text:p>
          </table:table-cell>
          <table:table-cell table:formula="of:=([.A3508]*[.A3508])" office:value-type="float" office:value="0.764181930625" calcext:value-type="float">
            <text:p>0.764181930625</text:p>
          </table:table-cell>
          <table:table-cell table:formula="of:=([.A3508]-[.B3508])*([.A3508]-[.B3508])" office:value-type="float" office:value="0.00231996355599999" calcext:value-type="float">
            <text:p>0.00231996355599999</text:p>
          </table:table-cell>
          <table:table-cell table:number-columns-repeated="2"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950081" calcext:value-type="float">
            <text:p>0.950081</text:p>
          </table:table-cell>
          <table:table-cell table:formula="of:=([.A3509]*[.A3509])" office:value-type="float" office:value="0.764181930625" calcext:value-type="float">
            <text:p>0.764181930625</text:p>
          </table:table-cell>
          <table:table-cell table:formula="of:=([.A3509]-[.B3509])*([.A3509]-[.B3509])" office:value-type="float" office:value="0.00576172083599999" calcext:value-type="float">
            <text:p>0.00576172083599999</text:p>
          </table:table-cell>
          <table:table-cell table:number-columns-repeated="2"/>
        </table:table-row>
        <table:table-row table:style-name="ro1">
          <table:table-cell office:value-type="float" office:value="0.874175" calcext:value-type="float">
            <text:p>0.874175</text:p>
          </table:table-cell>
          <table:table-cell office:value-type="float" office:value="0.928633" calcext:value-type="float">
            <text:p>0.928633</text:p>
          </table:table-cell>
          <table:table-cell table:formula="of:=([.A3510]*[.A3510])" office:value-type="float" office:value="0.764181930625" calcext:value-type="float">
            <text:p>0.764181930625</text:p>
          </table:table-cell>
          <table:table-cell table:formula="of:=([.A3510]-[.B3510])*([.A3510]-[.B3510])" office:value-type="float" office:value="0.002965673764" calcext:value-type="float">
            <text:p>0.002965673764</text:p>
          </table:table-cell>
          <table:table-cell table:number-columns-repeated="2"/>
        </table:table-row>
        <table:table-row table:style-name="ro1">
          <table:table-cell office:value-type="float" office:value="0.981252" calcext:value-type="float">
            <text:p>0.981252</text:p>
          </table:table-cell>
          <table:table-cell office:value-type="float" office:value="0.947129" calcext:value-type="float">
            <text:p>0.947129</text:p>
          </table:table-cell>
          <table:table-cell table:formula="of:=([.A3511]*[.A3511])" office:value-type="float" office:value="0.962855487504" calcext:value-type="float">
            <text:p>0.962855487504</text:p>
          </table:table-cell>
          <table:table-cell table:formula="of:=([.A3511]-[.B3511])*([.A3511]-[.B3511])" office:value-type="float" office:value="0.001164379129" calcext:value-type="float">
            <text:p>0.001164379129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000303222" calcext:value-type="float">
            <text:p>0.00000303222</text:p>
          </table:table-cell>
          <table:table-cell table:formula="of:=([.A3512]*[.A3512])" office:value-type="float" office:value="0.00000000002941999296" calcext:value-type="float">
            <text:p>2.94199929604E-11</text:p>
          </table:table-cell>
          <table:table-cell table:formula="of:=([.A3512]-[.B3512])*([.A3512]-[.B3512])" office:value-type="float" office:value="0.00000000000572070724" calcext:value-type="float">
            <text:p>5.72070724E-12</text:p>
          </table:table-cell>
          <table:table-cell table:number-columns-repeated="2"/>
        </table:table-row>
        <table:table-row table:style-name="ro1">
          <table:table-cell office:value-type="float" office:value="0.00000542402" calcext:value-type="float">
            <text:p>0.00000542402</text:p>
          </table:table-cell>
          <table:table-cell office:value-type="float" office:value="0.00180795" calcext:value-type="float">
            <text:p>0.00180795</text:p>
          </table:table-cell>
          <table:table-cell table:formula="of:=([.A3513]*[.A3513])" office:value-type="float" office:value="0.00000000002941999296" calcext:value-type="float">
            <text:p>2.94199929604E-11</text:p>
          </table:table-cell>
          <table:table-cell table:formula="of:=([.A3513]-[.B3513])*([.A3513]-[.B3513])" office:value-type="float" office:value="0.00000324909990857496" calcext:value-type="float">
            <text:p>3.24909990857496E-06</text:p>
          </table:table-cell>
          <table:table-cell table:number-columns-repeated="2"/>
        </table:table-row>
        <table:table-row table:style-name="ro1">
          <table:table-cell office:value-type="float" office:value="0.0000026226" calcext:value-type="float">
            <text:p>0.0000026226</text:p>
          </table:table-cell>
          <table:table-cell office:value-type="float" office:value="0.0148096" calcext:value-type="float">
            <text:p>0.0148096</text:p>
          </table:table-cell>
          <table:table-cell table:formula="of:=([.A3514]*[.A3514])" office:value-type="float" office:value="0.00000000000687803076" calcext:value-type="float">
            <text:p>6.87803076E-12</text:p>
          </table:table-cell>
          <table:table-cell table:formula="of:=([.A3514]-[.B3514])*([.A3514]-[.B3514])" office:value-type="float" office:value="0.000219246579724111" calcext:value-type="float">
            <text:p>0.000219246579724111</text:p>
          </table:table-cell>
          <table:table-cell table:number-columns-repeated="2"/>
        </table:table-row>
        <table:table-row table:style-name="ro1">
          <table:table-cell office:value-type="float" office:value="0.00000590086" calcext:value-type="float">
            <text:p>0.00000590086</text:p>
          </table:table-cell>
          <table:table-cell office:value-type="float" office:value="0.0000448438" calcext:value-type="float">
            <text:p>0.0000448438</text:p>
          </table:table-cell>
          <table:table-cell table:formula="of:=([.A3515]*[.A3515])" office:value-type="float" office:value="0.00000000003482014874" calcext:value-type="float">
            <text:p>3.48201487396E-11</text:p>
          </table:table-cell>
          <table:table-cell table:formula="of:=([.A3515]-[.B3515])*([.A3515]-[.B3515])" office:value-type="float" office:value="0.00000000151655257584" calcext:value-type="float">
            <text:p>1.5165525758436E-09</text:p>
          </table:table-cell>
          <table:table-cell table:number-columns-repeated="2"/>
        </table:table-row>
        <table:table-row table:style-name="ro1">
          <table:table-cell office:value-type="float" office:value="0.00000160933" calcext:value-type="float">
            <text:p>0.00000160933</text:p>
          </table:table-cell>
          <table:table-cell office:value-type="float" office:value="0.000285213" calcext:value-type="float">
            <text:p>0.000285213</text:p>
          </table:table-cell>
          <table:table-cell table:formula="of:=([.A3516]*[.A3516])" office:value-type="float" office:value="0.00000000000258994305" calcext:value-type="float">
            <text:p>2.5899430489E-12</text:p>
          </table:table-cell>
          <table:table-cell table:formula="of:=([.A3516]-[.B3516])*([.A3516]-[.B3516])" office:value-type="float" office:value="0.00000008043104163747" calcext:value-type="float">
            <text:p>8.04310416374689E-08</text:p>
          </table:table-cell>
          <table:table-cell table:number-columns-repeated="2"/>
        </table:table-row>
        <table:table-row table:style-name="ro1">
          <table:table-cell office:value-type="float" office:value="0.0000012517" calcext:value-type="float">
            <text:p>0.0000012517</text:p>
          </table:table-cell>
          <table:table-cell office:value-type="float" office:value="0.0944285" calcext:value-type="float">
            <text:p>0.0944285</text:p>
          </table:table-cell>
          <table:table-cell table:formula="of:=([.A3517]*[.A3517])" office:value-type="float" office:value="0.00000000000156675289" calcext:value-type="float">
            <text:p>1.56675289E-12</text:p>
          </table:table-cell>
          <table:table-cell table:formula="of:=([.A3517]-[.B3517])*([.A3517]-[.B3517])" office:value-type="float" office:value="0.00891650522150985" calcext:value-type="float">
            <text:p>0.00891650522150985</text:p>
          </table:table-cell>
          <table:table-cell table:number-columns-repeated="2"/>
        </table:table-row>
        <table:table-row table:style-name="ro1">
          <table:table-cell office:value-type="float" office:value="0.0000123978" calcext:value-type="float">
            <text:p>0.0000123978</text:p>
          </table:table-cell>
          <table:table-cell office:value-type="float" office:value="0.0116485" calcext:value-type="float">
            <text:p>0.0116485</text:p>
          </table:table-cell>
          <table:table-cell table:formula="of:=([.A3518]*[.A3518])" office:value-type="float" office:value="0.00000000015370544484" calcext:value-type="float">
            <text:p>1.5370544484E-10</text:p>
          </table:table-cell>
          <table:table-cell table:formula="of:=([.A3518]-[.B3518])*([.A3518]-[.B3518])" office:value-type="float" office:value="0.000135398874408845" calcext:value-type="float">
            <text:p>0.000135398874408845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143555" calcext:value-type="float">
            <text:p>0.0143555</text:p>
          </table:table-cell>
          <table:table-cell table:formula="of:=([.A3519]*[.A3519])" office:value-type="float" office:value="0.00000000000784795402" calcext:value-type="float">
            <text:p>7.8479540164E-12</text:p>
          </table:table-cell>
          <table:table-cell table:formula="of:=([.A3519]-[.B3519])*([.A3519]-[.B3519])" office:value-type="float" office:value="0.000205999956528334" calcext:value-type="float">
            <text:p>0.000205999956528334</text:p>
          </table:table-cell>
          <table:table-cell table:number-columns-repeated="2"/>
        </table:table-row>
        <table:table-row table:style-name="ro1">
          <table:table-cell office:value-type="float" office:value="0.0000135303" calcext:value-type="float">
            <text:p>0.0000135303</text:p>
          </table:table-cell>
          <table:table-cell office:value-type="float" office:value="0.0241441" calcext:value-type="float">
            <text:p>0.0241441</text:p>
          </table:table-cell>
          <table:table-cell table:formula="of:=([.A3520]*[.A3520])" office:value-type="float" office:value="0.00000000018306901809" calcext:value-type="float">
            <text:p>1.8306901809E-10</text:p>
          </table:table-cell>
          <table:table-cell table:formula="of:=([.A3520]-[.B3520])*([.A3520]-[.B3520])" office:value-type="float" office:value="0.000582284394046558" calcext:value-type="float">
            <text:p>0.000582284394046558</text:p>
          </table:table-cell>
          <table:table-cell table:number-columns-repeated="2"/>
        </table:table-row>
        <table:table-row table:style-name="ro1">
          <table:table-cell office:value-type="float" office:value="0.00000828505" calcext:value-type="float">
            <text:p>0.00000828505</text:p>
          </table:table-cell>
          <table:table-cell office:value-type="float" office:value="0.110384" calcext:value-type="float">
            <text:p>0.110384</text:p>
          </table:table-cell>
          <table:table-cell table:formula="of:=([.A3521]*[.A3521])" office:value-type="float" office:value="0.0000000000686420535" calcext:value-type="float">
            <text:p>6.86420535025E-11</text:p>
          </table:table-cell>
          <table:table-cell table:formula="of:=([.A3521]-[.B3521])*([.A3521]-[.B3521])" office:value-type="float" office:value="0.0121827984507237" calcext:value-type="float">
            <text:p>0.0121827984507237</text:p>
          </table:table-cell>
          <table:table-cell table:number-columns-repeated="2"/>
        </table:table-row>
        <table:table-row table:style-name="ro1">
          <table:table-cell office:value-type="float" office:value="0.0000133514" calcext:value-type="float">
            <text:p>0.0000133514</text:p>
          </table:table-cell>
          <table:table-cell office:value-type="float" office:value="0.113311" calcext:value-type="float">
            <text:p>0.113311</text:p>
          </table:table-cell>
          <table:table-cell table:formula="of:=([.A3522]*[.A3522])" office:value-type="float" office:value="0.00000000017825988196" calcext:value-type="float">
            <text:p>1.7825988196E-10</text:p>
          </table:table-cell>
          <table:table-cell table:formula="of:=([.A3522]-[.B3522])*([.A3522]-[.B3522])" office:value-type="float" office:value="0.0128363571782891" calcext:value-type="float">
            <text:p>0.0128363571782891</text:p>
          </table:table-cell>
          <table:table-cell table:number-columns-repeated="2"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108528" calcext:value-type="float">
            <text:p>0.108528</text:p>
          </table:table-cell>
          <table:table-cell table:formula="of:=([.A3523]*[.A3523])" office:value-type="float" office:value="0.00000000012690698409" calcext:value-type="float">
            <text:p>1.2690698409E-10</text:p>
          </table:table-cell>
          <table:table-cell table:formula="of:=([.A3523]-[.B3523])*([.A3523]-[.B3523])" office:value-type="float" office:value="0.0117758817099502" calcext:value-type="float">
            <text:p>0.0117758817099502</text:p>
          </table:table-cell>
          <table:table-cell table:number-columns-repeated="2"/>
        </table:table-row>
        <table:table-row table:style-name="ro1">
          <table:table-cell office:value-type="float" office:value="0.0000112653" calcext:value-type="float">
            <text:p>0.0000112653</text:p>
          </table:table-cell>
          <table:table-cell office:value-type="float" office:value="0.0585835" calcext:value-type="float">
            <text:p>0.0585835</text:p>
          </table:table-cell>
          <table:table-cell table:formula="of:=([.A3524]*[.A3524])" office:value-type="float" office:value="0.00000000012690698409" calcext:value-type="float">
            <text:p>1.2690698409E-10</text:p>
          </table:table-cell>
          <table:table-cell table:formula="of:=([.A3524]-[.B3524])*([.A3524]-[.B3524])" office:value-type="float" office:value="0.00343070667775188" calcext:value-type="float">
            <text:p>0.00343070667775188</text:p>
          </table:table-cell>
          <table:table-cell table:number-columns-repeated="2"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256249" calcext:value-type="float">
            <text:p>0.0256249</text:p>
          </table:table-cell>
          <table:table-cell table:formula="of:=([.A3525]*[.A3525])" office:value-type="float" office:value="0.00000000039159264769" calcext:value-type="float">
            <text:p>3.9159264769E-10</text:p>
          </table:table-cell>
          <table:table-cell table:formula="of:=([.A3525]-[.B3525])*([.A3525]-[.B3525])" office:value-type="float" office:value="0.000655621724685388" calcext:value-type="float">
            <text:p>0.000655621724685388</text:p>
          </table:table-cell>
          <table:table-cell table:number-columns-repeated="2"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384634" calcext:value-type="float">
            <text:p>0.0384634</text:p>
          </table:table-cell>
          <table:table-cell table:formula="of:=([.A3526]*[.A3526])" office:value-type="float" office:value="0.00000000039159264769" calcext:value-type="float">
            <text:p>3.9159264769E-10</text:p>
          </table:table-cell>
          <table:table-cell table:formula="of:=([.A3526]-[.B3526])*([.A3526]-[.B3526])" office:value-type="float" office:value="0.00147791124978549" calcext:value-type="float">
            <text:p>0.00147791124978549</text:p>
          </table:table-cell>
          <table:table-cell table:number-columns-repeated="2"/>
        </table:table-row>
        <table:table-row table:style-name="ro1">
          <table:table-cell office:value-type="float" office:value="0.0000197887" calcext:value-type="float">
            <text:p>0.0000197887</text:p>
          </table:table-cell>
          <table:table-cell office:value-type="float" office:value="0.0185797" calcext:value-type="float">
            <text:p>0.0185797</text:p>
          </table:table-cell>
          <table:table-cell table:formula="of:=([.A3527]*[.A3527])" office:value-type="float" office:value="0.00000000039159264769" calcext:value-type="float">
            <text:p>3.9159264769E-10</text:p>
          </table:table-cell>
          <table:table-cell table:formula="of:=([.A3527]-[.B3527])*([.A3527]-[.B3527])" office:value-type="float" office:value="0.000344470307463868" calcext:value-type="float">
            <text:p>0.000344470307463868</text:p>
          </table:table-cell>
          <table:table-cell table:number-columns-repeated="2"/>
        </table:table-row>
        <table:table-row table:style-name="ro1">
          <table:table-cell office:value-type="float" office:value="0.0000276566" calcext:value-type="float">
            <text:p>0.0000276566</text:p>
          </table:table-cell>
          <table:table-cell office:value-type="float" office:value="0.132406" calcext:value-type="float">
            <text:p>0.132406</text:p>
          </table:table-cell>
          <table:table-cell table:formula="of:=([.A3528]*[.A3528])" office:value-type="float" office:value="0.00000000076488752356" calcext:value-type="float">
            <text:p>7.6488752356E-10</text:p>
          </table:table-cell>
          <table:table-cell table:formula="of:=([.A3528]-[.B3528])*([.A3528]-[.B3528])" office:value-type="float" office:value="0.0175240258013283" calcext:value-type="float">
            <text:p>0.0175240258013283</text:p>
          </table:table-cell>
          <table:table-cell table:number-columns-repeated="2"/>
        </table:table-row>
        <table:table-row table:style-name="ro1">
          <table:table-cell office:value-type="float" office:value="0.0000276566" calcext:value-type="float">
            <text:p>0.0000276566</text:p>
          </table:table-cell>
          <table:table-cell office:value-type="float" office:value="0.0696143" calcext:value-type="float">
            <text:p>0.0696143</text:p>
          </table:table-cell>
          <table:table-cell table:formula="of:=([.A3529]*[.A3529])" office:value-type="float" office:value="0.00000000076488752356" calcext:value-type="float">
            <text:p>7.6488752356E-10</text:p>
          </table:table-cell>
          <table:table-cell table:formula="of:=([.A3529]-[.B3529])*([.A3529]-[.B3529])" office:value-type="float" office:value="0.00484230093967876" calcext:value-type="float">
            <text:p>0.00484230093967876</text:p>
          </table:table-cell>
          <table:table-cell table:number-columns-repeated="2"/>
        </table:table-row>
        <table:table-row table:style-name="ro1">
          <table:table-cell office:value-type="float" office:value="0.000920534" calcext:value-type="float">
            <text:p>0.000920534</text:p>
          </table:table-cell>
          <table:table-cell office:value-type="float" office:value="0.0000249713" calcext:value-type="float">
            <text:p>0.0000249713</text:p>
          </table:table-cell>
          <table:table-cell table:formula="of:=([.A3530]*[.A3530])" office:value-type="float" office:value="0.000000847382845156" calcext:value-type="float">
            <text:p>8.47382845156E-07</text:p>
          </table:table-cell>
          <table:table-cell table:formula="of:=([.A3530]-[.B3530])*([.A3530]-[.B3530])" office:value-type="float" office:value="0.00000080203254963129" calcext:value-type="float">
            <text:p>8.0203254963129E-07</text:p>
          </table:table-cell>
          <table:table-cell table:number-columns-repeated="2"/>
        </table:table-row>
        <table:table-row table:style-name="ro1">
          <table:table-cell office:value-type="float" office:value="0.00234568" calcext:value-type="float">
            <text:p>0.00234568</text:p>
          </table:table-cell>
          <table:table-cell office:value-type="float" office:value="0.0000208706" calcext:value-type="float">
            <text:p>0.0000208706</text:p>
          </table:table-cell>
          <table:table-cell table:formula="of:=([.A3531]*[.A3531])" office:value-type="float" office:value="0.0000055022146624" calcext:value-type="float">
            <text:p>0.0000055022146624</text:p>
          </table:table-cell>
          <table:table-cell table:formula="of:=([.A3531]-[.B3531])*([.A3531]-[.B3531])" office:value-type="float" office:value="0.00000540473874632836" calcext:value-type="float">
            <text:p>5.40473874632836E-06</text:p>
          </table:table-cell>
          <table:table-cell table:number-columns-repeated="2"/>
        </table:table-row>
        <table:table-row table:style-name="ro1">
          <table:table-cell office:value-type="float" office:value="0.00399584" calcext:value-type="float">
            <text:p>0.00399584</text:p>
          </table:table-cell>
          <table:table-cell office:value-type="float" office:value="0.000184889" calcext:value-type="float">
            <text:p>0.000184889</text:p>
          </table:table-cell>
          <table:table-cell table:formula="of:=([.A3532]*[.A3532])" office:value-type="float" office:value="0.0000159667373056" calcext:value-type="float">
            <text:p>0.0000159667373056</text:p>
          </table:table-cell>
          <table:table-cell table:formula="of:=([.A3532]-[.B3532])*([.A3532]-[.B3532])" office:value-type="float" office:value="0.000014523347524401" calcext:value-type="float">
            <text:p>1.4523347524401E-05</text:p>
          </table:table-cell>
          <table:table-cell table:number-columns-repeated="2"/>
        </table:table-row>
        <table:table-row table:style-name="ro1">
          <table:table-cell office:value-type="float" office:value="0.00399584" calcext:value-type="float">
            <text:p>0.00399584</text:p>
          </table:table-cell>
          <table:table-cell office:value-type="float" office:value="0.000186931" calcext:value-type="float">
            <text:p>0.000186931</text:p>
          </table:table-cell>
          <table:table-cell table:formula="of:=([.A3533]*[.A3533])" office:value-type="float" office:value="0.0000159667373056" calcext:value-type="float">
            <text:p>0.0000159667373056</text:p>
          </table:table-cell>
          <table:table-cell table:formula="of:=([.A3533]-[.B3533])*([.A3533]-[.B3533])" office:value-type="float" office:value="0.000014507787770281" calcext:value-type="float">
            <text:p>1.4507787770281E-05</text:p>
          </table:table-cell>
          <table:table-cell table:number-columns-repeated="2"/>
        </table:table-row>
        <table:table-row table:style-name="ro1">
          <table:table-cell office:value-type="float" office:value="0.00399584" calcext:value-type="float">
            <text:p>0.00399584</text:p>
          </table:table-cell>
          <table:table-cell office:value-type="float" office:value="0.109866" calcext:value-type="float">
            <text:p>0.109866</text:p>
          </table:table-cell>
          <table:table-cell table:formula="of:=([.A3534]*[.A3534])" office:value-type="float" office:value="0.0000159667373056" calcext:value-type="float">
            <text:p>0.0000159667373056</text:p>
          </table:table-cell>
          <table:table-cell table:formula="of:=([.A3534]-[.B3534])*([.A3534]-[.B3534])" office:value-type="float" office:value="0.0112084907784256" calcext:value-type="float">
            <text:p>0.0112084907784256</text:p>
          </table:table-cell>
          <table:table-cell table:number-columns-repeated="2"/>
        </table:table-row>
        <table:table-row table:style-name="ro1">
          <table:table-cell office:value-type="float" office:value="0.128431" calcext:value-type="float">
            <text:p>0.128431</text:p>
          </table:table-cell>
          <table:table-cell office:value-type="float" office:value="0.210069" calcext:value-type="float">
            <text:p>0.210069</text:p>
          </table:table-cell>
          <table:table-cell table:formula="of:=([.A3535]*[.A3535])" office:value-type="float" office:value="0.016494521761" calcext:value-type="float">
            <text:p>0.016494521761</text:p>
          </table:table-cell>
          <table:table-cell table:formula="of:=([.A3535]-[.B3535])*([.A3535]-[.B3535])" office:value-type="float" office:value="0.006664763044" calcext:value-type="float">
            <text:p>0.006664763044</text:p>
          </table:table-cell>
          <table:table-cell table:number-columns-repeated="2"/>
        </table:table-row>
        <table:table-row table:style-name="ro1">
          <table:table-cell office:value-type="float" office:value="0.403042" calcext:value-type="float">
            <text:p>0.403042</text:p>
          </table:table-cell>
          <table:table-cell office:value-type="float" office:value="0.143458" calcext:value-type="float">
            <text:p>0.143458</text:p>
          </table:table-cell>
          <table:table-cell table:formula="of:=([.A3536]*[.A3536])" office:value-type="float" office:value="0.162442853764" calcext:value-type="float">
            <text:p>0.162442853764</text:p>
          </table:table-cell>
          <table:table-cell table:formula="of:=([.A3536]-[.B3536])*([.A3536]-[.B3536])" office:value-type="float" office:value="0.067383853056" calcext:value-type="float">
            <text:p>0.067383853056</text:p>
          </table:table-cell>
          <table:table-cell table:number-columns-repeated="2"/>
        </table:table-row>
        <table:table-row table:style-name="ro1">
          <table:table-cell office:value-type="float" office:value="0.403042" calcext:value-type="float">
            <text:p>0.403042</text:p>
          </table:table-cell>
          <table:table-cell office:value-type="float" office:value="0.204101" calcext:value-type="float">
            <text:p>0.204101</text:p>
          </table:table-cell>
          <table:table-cell table:formula="of:=([.A3537]*[.A3537])" office:value-type="float" office:value="0.162442853764" calcext:value-type="float">
            <text:p>0.162442853764</text:p>
          </table:table-cell>
          <table:table-cell table:formula="of:=([.A3537]-[.B3537])*([.A3537]-[.B3537])" office:value-type="float" office:value="0.039577521481" calcext:value-type="float">
            <text:p>0.039577521481</text:p>
          </table:table-cell>
          <table:table-cell table:number-columns-repeated="2"/>
        </table:table-row>
        <table:table-row table:style-name="ro1">
          <table:table-cell office:value-type="float" office:value="0.403041" calcext:value-type="float">
            <text:p>0.403041</text:p>
          </table:table-cell>
          <table:table-cell office:value-type="float" office:value="0.234739" calcext:value-type="float">
            <text:p>0.234739</text:p>
          </table:table-cell>
          <table:table-cell table:formula="of:=([.A3538]*[.A3538])" office:value-type="float" office:value="0.162442047681" calcext:value-type="float">
            <text:p>0.162442047681</text:p>
          </table:table-cell>
          <table:table-cell table:formula="of:=([.A3538]-[.B3538])*([.A3538]-[.B3538])" office:value-type="float" office:value="0.028325563204" calcext:value-type="float">
            <text:p>0.028325563204</text:p>
          </table:table-cell>
          <table:table-cell table:number-columns-repeated="2"/>
        </table:table-row>
        <table:table-row table:style-name="ro1">
          <table:table-cell office:value-type="float" office:value="0.403041" calcext:value-type="float">
            <text:p>0.403041</text:p>
          </table:table-cell>
          <table:table-cell office:value-type="float" office:value="0.243955" calcext:value-type="float">
            <text:p>0.243955</text:p>
          </table:table-cell>
          <table:table-cell table:formula="of:=([.A3539]*[.A3539])" office:value-type="float" office:value="0.162442047681" calcext:value-type="float">
            <text:p>0.162442047681</text:p>
          </table:table-cell>
          <table:table-cell table:formula="of:=([.A3539]-[.B3539])*([.A3539]-[.B3539])" office:value-type="float" office:value="0.025308355396" calcext:value-type="float">
            <text:p>0.025308355396</text:p>
          </table:table-cell>
          <table:table-cell table:number-columns-repeated="2"/>
        </table:table-row>
        <table:table-row table:style-name="ro1">
          <table:table-cell office:value-type="float" office:value="0.558299" calcext:value-type="float">
            <text:p>0.558299</text:p>
          </table:table-cell>
          <table:table-cell office:value-type="float" office:value="0.276361" calcext:value-type="float">
            <text:p>0.276361</text:p>
          </table:table-cell>
          <table:table-cell table:formula="of:=([.A3540]*[.A3540])" office:value-type="float" office:value="0.311697773401" calcext:value-type="float">
            <text:p>0.311697773401</text:p>
          </table:table-cell>
          <table:table-cell table:formula="of:=([.A3540]-[.B3540])*([.A3540]-[.B3540])" office:value-type="float" office:value="0.079489035844" calcext:value-type="float">
            <text:p>0.079489035844</text:p>
          </table:table-cell>
          <table:table-cell table:number-columns-repeated="2"/>
        </table:table-row>
        <table:table-row table:style-name="ro1">
          <table:table-cell office:value-type="float" office:value="0.630519" calcext:value-type="float">
            <text:p>0.630519</text:p>
          </table:table-cell>
          <table:table-cell office:value-type="float" office:value="0.293792" calcext:value-type="float">
            <text:p>0.293792</text:p>
          </table:table-cell>
          <table:table-cell table:formula="of:=([.A3541]*[.A3541])" office:value-type="float" office:value="0.397554209361" calcext:value-type="float">
            <text:p>0.397554209361</text:p>
          </table:table-cell>
          <table:table-cell table:formula="of:=([.A3541]-[.B3541])*([.A3541]-[.B3541])" office:value-type="float" office:value="0.113385072529" calcext:value-type="float">
            <text:p>0.113385072529</text:p>
          </table:table-cell>
          <table:table-cell table:number-columns-repeated="2"/>
        </table:table-row>
        <table:table-row table:style-name="ro1">
          <table:table-cell office:value-type="float" office:value="0.63052" calcext:value-type="float">
            <text:p>0.63052</text:p>
          </table:table-cell>
          <table:table-cell office:value-type="float" office:value="0.606866" calcext:value-type="float">
            <text:p>0.606866</text:p>
          </table:table-cell>
          <table:table-cell table:formula="of:=([.A3542]*[.A3542])" office:value-type="float" office:value="0.3975554704" calcext:value-type="float">
            <text:p>0.3975554704</text:p>
          </table:table-cell>
          <table:table-cell table:formula="of:=([.A3542]-[.B3542])*([.A3542]-[.B3542])" office:value-type="float" office:value="0.000559511715999998" calcext:value-type="float">
            <text:p>0.000559511715999998</text:p>
          </table:table-cell>
          <table:table-cell table:number-columns-repeated="2"/>
        </table:table-row>
        <table:table-row table:style-name="ro1">
          <table:table-cell office:value-type="float" office:value="0.630519" calcext:value-type="float">
            <text:p>0.630519</text:p>
          </table:table-cell>
          <table:table-cell office:value-type="float" office:value="0.634781" calcext:value-type="float">
            <text:p>0.634781</text:p>
          </table:table-cell>
          <table:table-cell table:formula="of:=([.A3543]*[.A3543])" office:value-type="float" office:value="0.397554209361" calcext:value-type="float">
            <text:p>0.397554209361</text:p>
          </table:table-cell>
          <table:table-cell table:formula="of:=([.A3543]-[.B3543])*([.A3543]-[.B3543])" office:value-type="float" office:value="0.0000181646439999999" calcext:value-type="float">
            <text:p>1.81646439999999E-05</text:p>
          </table:table-cell>
          <table:table-cell table:number-columns-repeated="2"/>
        </table:table-row>
        <table:table-row table:style-name="ro1">
          <table:table-cell office:value-type="float" office:value="0.63052" calcext:value-type="float">
            <text:p>0.63052</text:p>
          </table:table-cell>
          <table:table-cell office:value-type="float" office:value="0.732834" calcext:value-type="float">
            <text:p>0.732834</text:p>
          </table:table-cell>
          <table:table-cell table:formula="of:=([.A3544]*[.A3544])" office:value-type="float" office:value="0.3975554704" calcext:value-type="float">
            <text:p>0.3975554704</text:p>
          </table:table-cell>
          <table:table-cell table:formula="of:=([.A3544]-[.B3544])*([.A3544]-[.B3544])" office:value-type="float" office:value="0.010468154596" calcext:value-type="float">
            <text:p>0.010468154596</text:p>
          </table:table-cell>
          <table:table-cell table:number-columns-repeated="2"/>
        </table:table-row>
        <table:table-row table:style-name="ro1">
          <table:table-cell office:value-type="float" office:value="0.648582" calcext:value-type="float">
            <text:p>0.648582</text:p>
          </table:table-cell>
          <table:table-cell office:value-type="float" office:value="0.847443" calcext:value-type="float">
            <text:p>0.847443</text:p>
          </table:table-cell>
          <table:table-cell table:formula="of:=([.A3545]*[.A3545])" office:value-type="float" office:value="0.420658610724" calcext:value-type="float">
            <text:p>0.420658610724</text:p>
          </table:table-cell>
          <table:table-cell table:formula="of:=([.A3545]-[.B3545])*([.A3545]-[.B3545])" office:value-type="float" office:value="0.039545697321" calcext:value-type="float">
            <text:p>0.039545697321</text:p>
          </table:table-cell>
          <table:table-cell table:number-columns-repeated="2"/>
        </table:table-row>
        <table:table-row table:style-name="ro1">
          <table:table-cell office:value-type="float" office:value="0.840937" calcext:value-type="float">
            <text:p>0.840937</text:p>
          </table:table-cell>
          <table:table-cell office:value-type="float" office:value="0.756656" calcext:value-type="float">
            <text:p>0.756656</text:p>
          </table:table-cell>
          <table:table-cell table:formula="of:=([.A3546]*[.A3546])" office:value-type="float" office:value="0.707175037969" calcext:value-type="float">
            <text:p>0.707175037969</text:p>
          </table:table-cell>
          <table:table-cell table:formula="of:=([.A3546]-[.B3546])*([.A3546]-[.B3546])" office:value-type="float" office:value="0.00710328696100001" calcext:value-type="float">
            <text:p>0.00710328696100001</text:p>
          </table:table-cell>
          <table:table-cell table:number-columns-repeated="2"/>
        </table:table-row>
        <table:table-row table:style-name="ro1">
          <table:table-cell office:value-type="float" office:value="0.840937" calcext:value-type="float">
            <text:p>0.840937</text:p>
          </table:table-cell>
          <table:table-cell office:value-type="float" office:value="0.8688" calcext:value-type="float">
            <text:p>0.8688</text:p>
          </table:table-cell>
          <table:table-cell table:formula="of:=([.A3547]*[.A3547])" office:value-type="float" office:value="0.707175037969" calcext:value-type="float">
            <text:p>0.707175037969</text:p>
          </table:table-cell>
          <table:table-cell table:formula="of:=([.A3547]-[.B3547])*([.A3547]-[.B3547])" office:value-type="float" office:value="0.000776346768999998" calcext:value-type="float">
            <text:p>0.000776346768999998</text:p>
          </table:table-cell>
          <table:table-cell table:number-columns-repeated="2"/>
        </table:table-row>
        <table:table-row table:style-name="ro1">
          <table:table-cell office:value-type="float" office:value="0.931971" calcext:value-type="float">
            <text:p>0.931971</text:p>
          </table:table-cell>
          <table:table-cell office:value-type="float" office:value="0.89674" calcext:value-type="float">
            <text:p>0.89674</text:p>
          </table:table-cell>
          <table:table-cell table:formula="of:=([.A3548]*[.A3548])" office:value-type="float" office:value="0.868569944841" calcext:value-type="float">
            <text:p>0.868569944841</text:p>
          </table:table-cell>
          <table:table-cell table:formula="of:=([.A3548]-[.B3548])*([.A3548]-[.B3548])" office:value-type="float" office:value="0.001241223361" calcext:value-type="float">
            <text:p>0.001241223361</text:p>
          </table:table-cell>
          <table:table-cell table:number-columns-repeated="2"/>
        </table:table-row>
        <table:table-row table:style-name="ro1">
          <table:table-cell office:value-type="float" office:value="0.931972" calcext:value-type="float">
            <text:p>0.931972</text:p>
          </table:table-cell>
          <table:table-cell office:value-type="float" office:value="0.979877" calcext:value-type="float">
            <text:p>0.979877</text:p>
          </table:table-cell>
          <table:table-cell table:formula="of:=([.A3549]*[.A3549])" office:value-type="float" office:value="0.868571808784" calcext:value-type="float">
            <text:p>0.868571808784</text:p>
          </table:table-cell>
          <table:table-cell table:formula="of:=([.A3549]-[.B3549])*([.A3549]-[.B3549])" office:value-type="float" office:value="0.002294889025" calcext:value-type="float">
            <text:p>0.002294889025</text:p>
          </table:table-cell>
          <table:table-cell table:number-columns-repeated="2"/>
        </table:table-row>
        <table:table-row table:style-name="ro1">
          <table:table-cell office:value-type="float" office:value="0.981344" calcext:value-type="float">
            <text:p>0.981344</text:p>
          </table:table-cell>
          <table:table-cell office:value-type="float" office:value="0.939614" calcext:value-type="float">
            <text:p>0.939614</text:p>
          </table:table-cell>
          <table:table-cell table:formula="of:=([.A3550]*[.A3550])" office:value-type="float" office:value="0.963036046336" calcext:value-type="float">
            <text:p>0.963036046336</text:p>
          </table:table-cell>
          <table:table-cell table:formula="of:=([.A3550]-[.B3550])*([.A3550]-[.B3550])" office:value-type="float" office:value="0.0017413929" calcext:value-type="float">
            <text:p>0.0017413929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00136042" calcext:value-type="float">
            <text:p>0.00000136042</text:p>
          </table:table-cell>
          <table:table-cell table:formula="of:=([.A3551]*[.A3551])" office:value-type="float" office:value="0.00000000007469574473" calcext:value-type="float">
            <text:p>7.46957447289E-11</text:p>
          </table:table-cell>
          <table:table-cell table:formula="of:=([.A3551]-[.B3551])*([.A3551]-[.B3551])" office:value-type="float" office:value="0.00000000005303116506" calcext:value-type="float">
            <text:p>5.30311650625E-11</text:p>
          </table:table-cell>
          <table:table-cell table:number-columns-repeated="2"/>
        </table:table-row>
        <table:table-row table:style-name="ro1">
          <table:table-cell office:value-type="float" office:value="0.00000864267" calcext:value-type="float">
            <text:p>0.00000864267</text:p>
          </table:table-cell>
          <table:table-cell office:value-type="float" office:value="0.000811141" calcext:value-type="float">
            <text:p>0.000811141</text:p>
          </table:table-cell>
          <table:table-cell table:formula="of:=([.A3552]*[.A3552])" office:value-type="float" office:value="0.00000000007469574473" calcext:value-type="float">
            <text:p>7.46957447289E-11</text:p>
          </table:table-cell>
          <table:table-cell table:formula="of:=([.A3552]-[.B3552])*([.A3552]-[.B3552])" office:value-type="float" office:value="0.00000064400356965279" calcext:value-type="float">
            <text:p>6.44003569652789E-07</text:p>
          </table:table-cell>
          <table:table-cell table:number-columns-repeated="2"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0634828" calcext:value-type="float">
            <text:p>0.00634828</text:p>
          </table:table-cell>
          <table:table-cell table:formula="of:=([.A3553]*[.A3553])" office:value-type="float" office:value="0.00000000006474825436" calcext:value-type="float">
            <text:p>6.47482543569E-11</text:p>
          </table:table-cell>
          <table:table-cell table:formula="of:=([.A3553]-[.B3553])*([.A3553]-[.B3553])" office:value-type="float" office:value="0.0000401985591860616" calcext:value-type="float">
            <text:p>4.01985591860616E-05</text:p>
          </table:table-cell>
          <table:table-cell table:number-columns-repeated="2"/>
        </table:table-row>
        <table:table-row table:style-name="ro1">
          <table:table-cell office:value-type="float" office:value="0.00000804663" calcext:value-type="float">
            <text:p>0.00000804663</text:p>
          </table:table-cell>
          <table:table-cell office:value-type="float" office:value="0.0182866" calcext:value-type="float">
            <text:p>0.0182866</text:p>
          </table:table-cell>
          <table:table-cell table:formula="of:=([.A3554]*[.A3554])" office:value-type="float" office:value="0.00000000006474825436" calcext:value-type="float">
            <text:p>6.47482543569E-11</text:p>
          </table:table-cell>
          <table:table-cell table:formula="of:=([.A3554]-[.B3554])*([.A3554]-[.B3554])" office:value-type="float" office:value="0.000334105513299938" calcext:value-type="float">
            <text:p>0.000334105513299938</text:p>
          </table:table-cell>
          <table:table-cell table:number-columns-repeated="2"/>
        </table:table-row>
        <table:table-row table:style-name="ro1">
          <table:table-cell office:value-type="float" office:value="0.0000539422" calcext:value-type="float">
            <text:p>0.0000539422</text:p>
          </table:table-cell>
          <table:table-cell office:value-type="float" office:value="0.00249166" calcext:value-type="float">
            <text:p>0.00249166</text:p>
          </table:table-cell>
          <table:table-cell table:formula="of:=([.A3555]*[.A3555])" office:value-type="float" office:value="0.00000000290976094084" calcext:value-type="float">
            <text:p>2.90976094084E-09</text:p>
          </table:table-cell>
          <table:table-cell table:formula="of:=([.A3555]-[.B3555])*([.A3555]-[.B3555])" office:value-type="float" office:value="0.00000594246807243684" calcext:value-type="float">
            <text:p>5.94246807243684E-06</text:p>
          </table:table-cell>
          <table:table-cell table:number-columns-repeated="2"/>
        </table:table-row>
        <table:table-row table:style-name="ro1">
          <table:table-cell office:value-type="float" office:value="0.0000537634" calcext:value-type="float">
            <text:p>0.0000537634</text:p>
          </table:table-cell>
          <table:table-cell office:value-type="float" office:value="0.00403947" calcext:value-type="float">
            <text:p>0.00403947</text:p>
          </table:table-cell>
          <table:table-cell table:formula="of:=([.A3556]*[.A3556])" office:value-type="float" office:value="0.00000000289050317956" calcext:value-type="float">
            <text:p>2.89050317956E-09</text:p>
          </table:table-cell>
          <table:table-cell table:formula="of:=([.A3556]-[.B3556])*([.A3556]-[.B3556])" office:value-type="float" office:value="0.0000158858571012836" calcext:value-type="float">
            <text:p>1.58858571012836E-05</text:p>
          </table:table-cell>
          <table:table-cell table:number-columns-repeated="2"/>
        </table:table-row>
        <table:table-row table:style-name="ro1">
          <table:table-cell office:value-type="float" office:value="0.000223875" calcext:value-type="float">
            <text:p>0.000223875</text:p>
          </table:table-cell>
          <table:table-cell office:value-type="float" office:value="0.00199677" calcext:value-type="float">
            <text:p>0.00199677</text:p>
          </table:table-cell>
          <table:table-cell table:formula="of:=([.A3557]*[.A3557])" office:value-type="float" office:value="0.000000050120015625" calcext:value-type="float">
            <text:p>5.0120015625E-08</text:p>
          </table:table-cell>
          <table:table-cell table:formula="of:=([.A3557]-[.B3557])*([.A3557]-[.B3557])" office:value-type="float" office:value="0.000003143156681025" calcext:value-type="float">
            <text:p>3.143156681025E-06</text:p>
          </table:table-cell>
          <table:table-cell table:number-columns-repeated="2"/>
        </table:table-row>
        <table:table-row table:style-name="ro1">
          <table:table-cell office:value-type="float" office:value="0.000223875" calcext:value-type="float">
            <text:p>0.000223875</text:p>
          </table:table-cell>
          <table:table-cell office:value-type="float" office:value="0.0265321" calcext:value-type="float">
            <text:p>0.0265321</text:p>
          </table:table-cell>
          <table:table-cell table:formula="of:=([.A3558]*[.A3558])" office:value-type="float" office:value="0.000000050120015625" calcext:value-type="float">
            <text:p>5.0120015625E-08</text:p>
          </table:table-cell>
          <table:table-cell table:formula="of:=([.A3558]-[.B3558])*([.A3558]-[.B3558])" office:value-type="float" office:value="0.000692122702650625" calcext:value-type="float">
            <text:p>0.000692122702650625</text:p>
          </table:table-cell>
          <table:table-cell table:number-columns-repeated="2"/>
        </table:table-row>
        <table:table-row table:style-name="ro1">
          <table:table-cell office:value-type="float" office:value="0.000289321" calcext:value-type="float">
            <text:p>0.000289321</text:p>
          </table:table-cell>
          <table:table-cell office:value-type="float" office:value="0.0166897" calcext:value-type="float">
            <text:p>0.0166897</text:p>
          </table:table-cell>
          <table:table-cell table:formula="of:=([.A3559]*[.A3559])" office:value-type="float" office:value="0.000000083706641041" calcext:value-type="float">
            <text:p>8.3706641041E-08</text:p>
          </table:table-cell>
          <table:table-cell table:formula="of:=([.A3559]-[.B3559])*([.A3559]-[.B3559])" office:value-type="float" office:value="0.000268972431343641" calcext:value-type="float">
            <text:p>0.000268972431343641</text:p>
          </table:table-cell>
          <table:table-cell table:number-columns-repeated="2"/>
        </table:table-row>
        <table:table-row table:style-name="ro1">
          <table:table-cell office:value-type="float" office:value="0.000289321" calcext:value-type="float">
            <text:p>0.000289321</text:p>
          </table:table-cell>
          <table:table-cell office:value-type="float" office:value="0.0189629" calcext:value-type="float">
            <text:p>0.0189629</text:p>
          </table:table-cell>
          <table:table-cell table:formula="of:=([.A3560]*[.A3560])" office:value-type="float" office:value="0.000000083706641041" calcext:value-type="float">
            <text:p>8.3706641041E-08</text:p>
          </table:table-cell>
          <table:table-cell table:formula="of:=([.A3560]-[.B3560])*([.A3560]-[.B3560])" office:value-type="float" office:value="0.000348702552669241" calcext:value-type="float">
            <text:p>0.000348702552669241</text:p>
          </table:table-cell>
          <table:table-cell table:number-columns-repeated="2"/>
        </table:table-row>
        <table:table-row table:style-name="ro1">
          <table:table-cell office:value-type="float" office:value="0.00028652" calcext:value-type="float">
            <text:p>0.00028652</text:p>
          </table:table-cell>
          <table:table-cell office:value-type="float" office:value="0.00388628" calcext:value-type="float">
            <text:p>0.00388628</text:p>
          </table:table-cell>
          <table:table-cell table:formula="of:=([.A3561]*[.A3561])" office:value-type="float" office:value="0.0000000820937104" calcext:value-type="float">
            <text:p>0.0000000820937104</text:p>
          </table:table-cell>
          <table:table-cell table:formula="of:=([.A3561]-[.B3561])*([.A3561]-[.B3561])" office:value-type="float" office:value="0.0000129582720576" calcext:value-type="float">
            <text:p>0.0000129582720576</text:p>
          </table:table-cell>
          <table:table-cell table:number-columns-repeated="2"/>
        </table:table-row>
        <table:table-row table:style-name="ro1">
          <table:table-cell office:value-type="float" office:value="0.000176311" calcext:value-type="float">
            <text:p>0.000176311</text:p>
          </table:table-cell>
          <table:table-cell office:value-type="float" office:value="0.0740623" calcext:value-type="float">
            <text:p>0.0740623</text:p>
          </table:table-cell>
          <table:table-cell table:formula="of:=([.A3562]*[.A3562])" office:value-type="float" office:value="0.000000031085568721" calcext:value-type="float">
            <text:p>3.1085568721E-08</text:p>
          </table:table-cell>
          <table:table-cell table:formula="of:=([.A3562]-[.B3562])*([.A3562]-[.B3562])" office:value-type="float" office:value="0.00545913937050812" calcext:value-type="float">
            <text:p>0.00545913937050812</text:p>
          </table:table-cell>
          <table:table-cell table:number-columns-repeated="2"/>
        </table:table-row>
        <table:table-row table:style-name="ro1">
          <table:table-cell office:value-type="float" office:value="0.000249088" calcext:value-type="float">
            <text:p>0.000249088</text:p>
          </table:table-cell>
          <table:table-cell office:value-type="float" office:value="0.0177694" calcext:value-type="float">
            <text:p>0.0177694</text:p>
          </table:table-cell>
          <table:table-cell table:formula="of:=([.A3563]*[.A3563])" office:value-type="float" office:value="0.000000062044831744" calcext:value-type="float">
            <text:p>6.2044831744E-08</text:p>
          </table:table-cell>
          <table:table-cell table:formula="of:=([.A3563]-[.B3563])*([.A3563]-[.B3563])" office:value-type="float" office:value="0.000306961332577344" calcext:value-type="float">
            <text:p>0.000306961332577344</text:p>
          </table:table-cell>
          <table:table-cell table:number-columns-repeated="2"/>
        </table:table-row>
        <table:table-row table:style-name="ro1">
          <table:table-cell office:value-type="float" office:value="0.000249088" calcext:value-type="float">
            <text:p>0.000249088</text:p>
          </table:table-cell>
          <table:table-cell office:value-type="float" office:value="0.0180632" calcext:value-type="float">
            <text:p>0.0180632</text:p>
          </table:table-cell>
          <table:table-cell table:formula="of:=([.A3564]*[.A3564])" office:value-type="float" office:value="0.000000062044831744" calcext:value-type="float">
            <text:p>6.2044831744E-08</text:p>
          </table:table-cell>
          <table:table-cell table:formula="of:=([.A3564]-[.B3564])*([.A3564]-[.B3564])" office:value-type="float" office:value="0.000317342586348544" calcext:value-type="float">
            <text:p>0.000317342586348544</text:p>
          </table:table-cell>
          <table:table-cell table:number-columns-repeated="2"/>
        </table:table-row>
        <table:table-row table:style-name="ro1">
          <table:table-cell office:value-type="float" office:value="0.000965774" calcext:value-type="float">
            <text:p>0.000965774</text:p>
          </table:table-cell>
          <table:table-cell office:value-type="float" office:value="0.0378257" calcext:value-type="float">
            <text:p>0.0378257</text:p>
          </table:table-cell>
          <table:table-cell table:formula="of:=([.A3565]*[.A3565])" office:value-type="float" office:value="0.000000932719419076" calcext:value-type="float">
            <text:p>9.32719419076E-07</text:p>
          </table:table-cell>
          <table:table-cell table:formula="of:=([.A3565]-[.B3565])*([.A3565]-[.B3565])" office:value-type="float" office:value="0.00135865414472548" calcext:value-type="float">
            <text:p>0.00135865414472548</text:p>
          </table:table-cell>
          <table:table-cell table:number-columns-repeated="2"/>
        </table:table-row>
        <table:table-row table:style-name="ro1">
          <table:table-cell office:value-type="float" office:value="0.000965774" calcext:value-type="float">
            <text:p>0.000965774</text:p>
          </table:table-cell>
          <table:table-cell office:value-type="float" office:value="0.0627712" calcext:value-type="float">
            <text:p>0.0627712</text:p>
          </table:table-cell>
          <table:table-cell table:formula="of:=([.A3566]*[.A3566])" office:value-type="float" office:value="0.000000932719419076" calcext:value-type="float">
            <text:p>9.32719419076E-07</text:p>
          </table:table-cell>
          <table:table-cell table:formula="of:=([.A3566]-[.B3566])*([.A3566]-[.B3566])" office:value-type="float" office:value="0.00381991068304148" calcext:value-type="float">
            <text:p>0.00381991068304148</text:p>
          </table:table-cell>
          <table:table-cell table:number-columns-repeated="2"/>
        </table:table-row>
        <table:table-row table:style-name="ro1">
          <table:table-cell office:value-type="float" office:value="0.00381905" calcext:value-type="float">
            <text:p>0.00381905</text:p>
          </table:table-cell>
          <table:table-cell office:value-type="float" office:value="0.0657888" calcext:value-type="float">
            <text:p>0.0657888</text:p>
          </table:table-cell>
          <table:table-cell table:formula="of:=([.A3567]*[.A3567])" office:value-type="float" office:value="0.0000145851429025" calcext:value-type="float">
            <text:p>0.0000145851429025</text:p>
          </table:table-cell>
          <table:table-cell table:formula="of:=([.A3567]-[.B3567])*([.A3567]-[.B3567])" office:value-type="float" office:value="0.0038402499150625" calcext:value-type="float">
            <text:p>0.0038402499150625</text:p>
          </table:table-cell>
          <table:table-cell table:number-columns-repeated="2"/>
        </table:table-row>
        <table:table-row table:style-name="ro1">
          <table:table-cell office:value-type="float" office:value="0.00701821" calcext:value-type="float">
            <text:p>0.00701821</text:p>
          </table:table-cell>
          <table:table-cell office:value-type="float" office:value="0.00726468" calcext:value-type="float">
            <text:p>0.00726468</text:p>
          </table:table-cell>
          <table:table-cell table:formula="of:=([.A3568]*[.A3568])" office:value-type="float" office:value="0.0000492552716041" calcext:value-type="float">
            <text:p>0.0000492552716041</text:p>
          </table:table-cell>
          <table:table-cell table:formula="of:=([.A3568]-[.B3568])*([.A3568]-[.B3568])" office:value-type="float" office:value="0.0000000607474609" calcext:value-type="float">
            <text:p>6.07474608999998E-08</text:p>
          </table:table-cell>
          <table:table-cell table:number-columns-repeated="2"/>
        </table:table-row>
        <table:table-row table:style-name="ro1">
          <table:table-cell office:value-type="float" office:value="0.00701821" calcext:value-type="float">
            <text:p>0.00701821</text:p>
          </table:table-cell>
          <table:table-cell office:value-type="float" office:value="0.00757781" calcext:value-type="float">
            <text:p>0.00757781</text:p>
          </table:table-cell>
          <table:table-cell table:formula="of:=([.A3569]*[.A3569])" office:value-type="float" office:value="0.0000492552716041" calcext:value-type="float">
            <text:p>0.0000492552716041</text:p>
          </table:table-cell>
          <table:table-cell table:formula="of:=([.A3569]-[.B3569])*([.A3569]-[.B3569])" office:value-type="float" office:value="0.00000031315216" calcext:value-type="float">
            <text:p>0.00000031315216</text:p>
          </table:table-cell>
          <table:table-cell table:number-columns-repeated="2"/>
        </table:table-row>
        <table:table-row table:style-name="ro1">
          <table:table-cell office:value-type="float" office:value="0.00701821" calcext:value-type="float">
            <text:p>0.00701821</text:p>
          </table:table-cell>
          <table:table-cell office:value-type="float" office:value="0.0111339" calcext:value-type="float">
            <text:p>0.0111339</text:p>
          </table:table-cell>
          <table:table-cell table:formula="of:=([.A3570]*[.A3570])" office:value-type="float" office:value="0.0000492552716041" calcext:value-type="float">
            <text:p>0.0000492552716041</text:p>
          </table:table-cell>
          <table:table-cell table:formula="of:=([.A3570]-[.B3570])*([.A3570]-[.B3570])" office:value-type="float" office:value="0.0000169389041761" calcext:value-type="float">
            <text:p>0.0000169389041761</text:p>
          </table:table-cell>
          <table:table-cell table:number-columns-repeated="2"/>
        </table:table-row>
        <table:table-row table:style-name="ro1">
          <table:table-cell office:value-type="float" office:value="0.00798458" calcext:value-type="float">
            <text:p>0.00798458</text:p>
          </table:table-cell>
          <table:table-cell office:value-type="float" office:value="0.106483" calcext:value-type="float">
            <text:p>0.106483</text:p>
          </table:table-cell>
          <table:table-cell table:formula="of:=([.A3571]*[.A3571])" office:value-type="float" office:value="0.0000637535177764" calcext:value-type="float">
            <text:p>0.0000637535177764</text:p>
          </table:table-cell>
          <table:table-cell table:formula="of:=([.A3571]-[.B3571])*([.A3571]-[.B3571])" office:value-type="float" office:value="0.0097019387424964" calcext:value-type="float">
            <text:p>0.0097019387424964</text:p>
          </table:table-cell>
          <table:table-cell table:number-columns-repeated="2"/>
        </table:table-row>
        <table:table-row table:style-name="ro1">
          <table:table-cell office:value-type="float" office:value="0.0300578" calcext:value-type="float">
            <text:p>0.0300578</text:p>
          </table:table-cell>
          <table:table-cell office:value-type="float" office:value="0.0656775" calcext:value-type="float">
            <text:p>0.0656775</text:p>
          </table:table-cell>
          <table:table-cell table:formula="of:=([.A3572]*[.A3572])" office:value-type="float" office:value="0.00090347134084" calcext:value-type="float">
            <text:p>0.00090347134084</text:p>
          </table:table-cell>
          <table:table-cell table:formula="of:=([.A3572]-[.B3572])*([.A3572]-[.B3572])" office:value-type="float" office:value="0.00126876302809" calcext:value-type="float">
            <text:p>0.00126876302809</text:p>
          </table:table-cell>
          <table:table-cell table:number-columns-repeated="2"/>
        </table:table-row>
        <table:table-row table:style-name="ro1">
          <table:table-cell office:value-type="float" office:value="0.0333828" calcext:value-type="float">
            <text:p>0.0333828</text:p>
          </table:table-cell>
          <table:table-cell office:value-type="float" office:value="0.00580436" calcext:value-type="float">
            <text:p>0.00580436</text:p>
          </table:table-cell>
          <table:table-cell table:formula="of:=([.A3573]*[.A3573])" office:value-type="float" office:value="0.00111441133584" calcext:value-type="float">
            <text:p>0.00111441133584</text:p>
          </table:table-cell>
          <table:table-cell table:formula="of:=([.A3573]-[.B3573])*([.A3573]-[.B3573])" office:value-type="float" office:value="0.0007605703528336" calcext:value-type="float">
            <text:p>0.0007605703528336</text:p>
          </table:table-cell>
          <table:table-cell table:number-columns-repeated="2"/>
        </table:table-row>
        <table:table-row table:style-name="ro1">
          <table:table-cell office:value-type="float" office:value="0.140975" calcext:value-type="float">
            <text:p>0.140975</text:p>
          </table:table-cell>
          <table:table-cell office:value-type="float" office:value="0.104121" calcext:value-type="float">
            <text:p>0.104121</text:p>
          </table:table-cell>
          <table:table-cell table:formula="of:=([.A3574]*[.A3574])" office:value-type="float" office:value="0.019873950625" calcext:value-type="float">
            <text:p>0.019873950625</text:p>
          </table:table-cell>
          <table:table-cell table:formula="of:=([.A3574]-[.B3574])*([.A3574]-[.B3574])" office:value-type="float" office:value="0.001358217316" calcext:value-type="float">
            <text:p>0.001358217316</text:p>
          </table:table-cell>
          <table:table-cell table:number-columns-repeated="2"/>
        </table:table-row>
        <table:table-row table:style-name="ro1">
          <table:table-cell office:value-type="float" office:value="0.134126" calcext:value-type="float">
            <text:p>0.134126</text:p>
          </table:table-cell>
          <table:table-cell office:value-type="float" office:value="0.111994" calcext:value-type="float">
            <text:p>0.111994</text:p>
          </table:table-cell>
          <table:table-cell table:formula="of:=([.A3575]*[.A3575])" office:value-type="float" office:value="0.017989783876" calcext:value-type="float">
            <text:p>0.017989783876</text:p>
          </table:table-cell>
          <table:table-cell table:formula="of:=([.A3575]-[.B3575])*([.A3575]-[.B3575])" office:value-type="float" office:value="0.000489825424" calcext:value-type="float">
            <text:p>0.000489825424</text:p>
          </table:table-cell>
          <table:table-cell table:number-columns-repeated="2"/>
        </table:table-row>
        <table:table-row table:style-name="ro1">
          <table:table-cell office:value-type="float" office:value="0.134126" calcext:value-type="float">
            <text:p>0.134126</text:p>
          </table:table-cell>
          <table:table-cell office:value-type="float" office:value="0.0343075" calcext:value-type="float">
            <text:p>0.0343075</text:p>
          </table:table-cell>
          <table:table-cell table:formula="of:=([.A3576]*[.A3576])" office:value-type="float" office:value="0.017989783876" calcext:value-type="float">
            <text:p>0.017989783876</text:p>
          </table:table-cell>
          <table:table-cell table:formula="of:=([.A3576]-[.B3576])*([.A3576]-[.B3576])" office:value-type="float" office:value="0.00996373294225" calcext:value-type="float">
            <text:p>0.00996373294225</text:p>
          </table:table-cell>
          <table:table-cell table:number-columns-repeated="2"/>
        </table:table-row>
        <table:table-row table:style-name="ro1">
          <table:table-cell office:value-type="float" office:value="0.323322" calcext:value-type="float">
            <text:p>0.323322</text:p>
          </table:table-cell>
          <table:table-cell office:value-type="float" office:value="0.0919477" calcext:value-type="float">
            <text:p>0.0919477</text:p>
          </table:table-cell>
          <table:table-cell table:formula="of:=([.A3577]*[.A3577])" office:value-type="float" office:value="0.104537115684" calcext:value-type="float">
            <text:p>0.104537115684</text:p>
          </table:table-cell>
          <table:table-cell table:formula="of:=([.A3577]-[.B3577])*([.A3577]-[.B3577])" office:value-type="float" office:value="0.05353406670049" calcext:value-type="float">
            <text:p>0.05353406670049</text:p>
          </table:table-cell>
          <table:table-cell table:number-columns-repeated="2"/>
        </table:table-row>
        <table:table-row table:style-name="ro1">
          <table:table-cell office:value-type="float" office:value="0.320299" calcext:value-type="float">
            <text:p>0.320299</text:p>
          </table:table-cell>
          <table:table-cell office:value-type="float" office:value="0.114564" calcext:value-type="float">
            <text:p>0.114564</text:p>
          </table:table-cell>
          <table:table-cell table:formula="of:=([.A3578]*[.A3578])" office:value-type="float" office:value="0.102591449401" calcext:value-type="float">
            <text:p>0.102591449401</text:p>
          </table:table-cell>
          <table:table-cell table:formula="of:=([.A3578]-[.B3578])*([.A3578]-[.B3578])" office:value-type="float" office:value="0.042326890225" calcext:value-type="float">
            <text:p>0.042326890225</text:p>
          </table:table-cell>
          <table:table-cell table:number-columns-repeated="2"/>
        </table:table-row>
        <table:table-row table:style-name="ro1">
          <table:table-cell office:value-type="float" office:value="0.523272" calcext:value-type="float">
            <text:p>0.523272</text:p>
          </table:table-cell>
          <table:table-cell office:value-type="float" office:value="0.0998935" calcext:value-type="float">
            <text:p>0.0998935</text:p>
          </table:table-cell>
          <table:table-cell table:formula="of:=([.A3579]*[.A3579])" office:value-type="float" office:value="0.273813585984" calcext:value-type="float">
            <text:p>0.273813585984</text:p>
          </table:table-cell>
          <table:table-cell table:formula="of:=([.A3579]-[.B3579])*([.A3579]-[.B3579])" office:value-type="float" office:value="0.17924935426225" calcext:value-type="float">
            <text:p>0.17924935426225</text:p>
          </table:table-cell>
          <table:table-cell table:number-columns-repeated="2"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216721" calcext:value-type="float">
            <text:p>0.216721</text:p>
          </table:table-cell>
          <table:table-cell table:formula="of:=([.A3580]*[.A3580])" office:value-type="float" office:value="0.723823205284" calcext:value-type="float">
            <text:p>0.723823205284</text:p>
          </table:table-cell>
          <table:table-cell table:formula="of:=([.A3580]-[.B3580])*([.A3580]-[.B3580])" office:value-type="float" office:value="0.402028279249" calcext:value-type="float">
            <text:p>0.402028279249</text:p>
          </table:table-cell>
          <table:table-cell table:number-columns-repeated="2"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282824" calcext:value-type="float">
            <text:p>0.282824</text:p>
          </table:table-cell>
          <table:table-cell table:formula="of:=([.A3581]*[.A3581])" office:value-type="float" office:value="0.723823205284" calcext:value-type="float">
            <text:p>0.723823205284</text:p>
          </table:table-cell>
          <table:table-cell table:formula="of:=([.A3581]-[.B3581])*([.A3581]-[.B3581])" office:value-type="float" office:value="0.322571746116" calcext:value-type="float">
            <text:p>0.322571746116</text:p>
          </table:table-cell>
          <table:table-cell table:number-columns-repeated="2"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634683" calcext:value-type="float">
            <text:p>0.634683</text:p>
          </table:table-cell>
          <table:table-cell table:formula="of:=([.A3582]*[.A3582])" office:value-type="float" office:value="0.723823205284" calcext:value-type="float">
            <text:p>0.723823205284</text:p>
          </table:table-cell>
          <table:table-cell table:formula="of:=([.A3582]-[.B3582])*([.A3582]-[.B3582])" office:value-type="float" office:value="0.046697049025" calcext:value-type="float">
            <text:p>0.046697049025</text:p>
          </table:table-cell>
          <table:table-cell table:number-columns-repeated="2"/>
        </table:table-row>
        <table:table-row table:style-name="ro1">
          <table:table-cell office:value-type="float" office:value="0.850779" calcext:value-type="float">
            <text:p>0.850779</text:p>
          </table:table-cell>
          <table:table-cell office:value-type="float" office:value="0.759466" calcext:value-type="float">
            <text:p>0.759466</text:p>
          </table:table-cell>
          <table:table-cell table:formula="of:=([.A3583]*[.A3583])" office:value-type="float" office:value="0.723824906841" calcext:value-type="float">
            <text:p>0.723824906841</text:p>
          </table:table-cell>
          <table:table-cell table:formula="of:=([.A3583]-[.B3583])*([.A3583]-[.B3583])" office:value-type="float" office:value="0.008338063969" calcext:value-type="float">
            <text:p>0.008338063969</text:p>
          </table:table-cell>
          <table:table-cell table:number-columns-repeated="2"/>
        </table:table-row>
        <table:table-row table:style-name="ro1">
          <table:table-cell office:value-type="float" office:value="0.850778" calcext:value-type="float">
            <text:p>0.850778</text:p>
          </table:table-cell>
          <table:table-cell office:value-type="float" office:value="0.833027" calcext:value-type="float">
            <text:p>0.833027</text:p>
          </table:table-cell>
          <table:table-cell table:formula="of:=([.A3584]*[.A3584])" office:value-type="float" office:value="0.723823205284" calcext:value-type="float">
            <text:p>0.723823205284</text:p>
          </table:table-cell>
          <table:table-cell table:formula="of:=([.A3584]-[.B3584])*([.A3584]-[.B3584])" office:value-type="float" office:value="0.000315098001000003" calcext:value-type="float">
            <text:p>0.000315098001000003</text:p>
          </table:table-cell>
          <table:table-cell table:number-columns-repeated="2"/>
        </table:table-row>
        <table:table-row table:style-name="ro1">
          <table:table-cell office:value-type="float" office:value="0.981127" calcext:value-type="float">
            <text:p>0.981127</text:p>
          </table:table-cell>
          <table:table-cell office:value-type="float" office:value="0.834059" calcext:value-type="float">
            <text:p>0.834059</text:p>
          </table:table-cell>
          <table:table-cell table:formula="of:=([.A3585]*[.A3585])" office:value-type="float" office:value="0.962610190129" calcext:value-type="float">
            <text:p>0.962610190129</text:p>
          </table:table-cell>
          <table:table-cell table:formula="of:=([.A3585]-[.B3585])*([.A3585]-[.B3585])" office:value-type="float" office:value="0.021628996624" calcext:value-type="float">
            <text:p>0.021628996624</text:p>
          </table:table-cell>
          <table:table-cell table:number-columns-repeated="2"/>
        </table:table-row>
        <table:table-row table:style-name="ro1">
          <table:table-cell office:value-type="float" office:value="0.981126" calcext:value-type="float">
            <text:p>0.981126</text:p>
          </table:table-cell>
          <table:table-cell office:value-type="float" office:value="0.922112" calcext:value-type="float">
            <text:p>0.922112</text:p>
          </table:table-cell>
          <table:table-cell table:formula="of:=([.A3586]*[.A3586])" office:value-type="float" office:value="0.962608227876" calcext:value-type="float">
            <text:p>0.962608227876</text:p>
          </table:table-cell>
          <table:table-cell table:formula="of:=([.A3586]-[.B3586])*([.A3586]-[.B3586])" office:value-type="float" office:value="0.003482652196" calcext:value-type="float">
            <text:p>0.003482652196</text:p>
          </table:table-cell>
          <table:table-cell table:number-columns-repeated="2"/>
        </table:table-row>
        <table:table-row table:style-name="ro1">
          <table:table-cell office:value-type="float" office:value="0.981127" calcext:value-type="float">
            <text:p>0.981127</text:p>
          </table:table-cell>
          <table:table-cell office:value-type="float" office:value="0.949843" calcext:value-type="float">
            <text:p>0.949843</text:p>
          </table:table-cell>
          <table:table-cell table:formula="of:=([.A3587]*[.A3587])" office:value-type="float" office:value="0.962610190129" calcext:value-type="float">
            <text:p>0.962610190129</text:p>
          </table:table-cell>
          <table:table-cell table:formula="of:=([.A3587]-[.B3587])*([.A3587]-[.B3587])" office:value-type="float" office:value="0.000978688655999999" calcext:value-type="float">
            <text:p>0.000978688655999999</text:p>
          </table:table-cell>
          <table:table-cell table:number-columns-repeated="2"/>
        </table:table-row>
        <table:table-row table:style-name="ro1">
          <table:table-cell office:value-type="float" office:value="0.981126" calcext:value-type="float">
            <text:p>0.981126</text:p>
          </table:table-cell>
          <table:table-cell office:value-type="float" office:value="0.962845" calcext:value-type="float">
            <text:p>0.962845</text:p>
          </table:table-cell>
          <table:table-cell table:formula="of:=([.A3588]*[.A3588])" office:value-type="float" office:value="0.962608227876" calcext:value-type="float">
            <text:p>0.962608227876</text:p>
          </table:table-cell>
          <table:table-cell table:formula="of:=([.A3588]-[.B3588])*([.A3588]-[.B3588])" office:value-type="float" office:value="0.000334194961000004" calcext:value-type="float">
            <text:p>0.000334194961000004</text:p>
          </table:table-cell>
          <table:table-cell table:number-columns-repeated="2"/>
        </table:table-row>
        <table:table-row table:style-name="ro1">
          <table:table-cell office:value-type="float" office:value="0.972915" calcext:value-type="float">
            <text:p>0.972915</text:p>
          </table:table-cell>
          <table:table-cell office:value-type="float" office:value="0.980979" calcext:value-type="float">
            <text:p>0.980979</text:p>
          </table:table-cell>
          <table:table-cell table:formula="of:=([.A3589]*[.A3589])" office:value-type="float" office:value="0.946563597225" calcext:value-type="float">
            <text:p>0.946563597225</text:p>
          </table:table-cell>
          <table:table-cell table:formula="of:=([.A3589]-[.B3589])*([.A3589]-[.B3589])" office:value-type="float" office:value="0.0000650280960000011" calcext:value-type="float">
            <text:p>6.50280960000011E-05</text:p>
          </table:table-cell>
          <table:table-cell table:number-columns-repeated="2"/>
        </table:table-row>
        <table:table-row table:style-name="ro1">
          <table:table-cell office:value-type="float" office:value="0.00000190735" calcext:value-type="float">
            <text:p>0.00000190735</text:p>
          </table:table-cell>
          <table:table-cell office:value-type="float" office:value="0.000000309984" calcext:value-type="float">
            <text:p>0.000000309984</text:p>
          </table:table-cell>
          <table:table-cell table:formula="of:=([.A3590]*[.A3590])" office:value-type="float" office:value="0.00000000000363798402" calcext:value-type="float">
            <text:p>3.6379840225E-12</text:p>
          </table:table-cell>
          <table:table-cell table:formula="of:=([.A3590]-[.B3590])*([.A3590]-[.B3590])" office:value-type="float" office:value="0.00000000000255157814" calcext:value-type="float">
            <text:p>2.551578137956E-12</text:p>
          </table:table-cell>
          <table:table-cell table:number-columns-repeated="2"/>
        </table:table-row>
        <table:table-row table:style-name="ro1">
          <table:table-cell office:value-type="float" office:value="0.0000168085" calcext:value-type="float">
            <text:p>0.0000168085</text:p>
          </table:table-cell>
          <table:table-cell office:value-type="float" office:value="0.00000054715" calcext:value-type="float">
            <text:p>0.00000054715</text:p>
          </table:table-cell>
          <table:table-cell table:formula="of:=([.A3591]*[.A3591])" office:value-type="float" office:value="0.00000000028252567225" calcext:value-type="float">
            <text:p>2.8252567225E-10</text:p>
          </table:table-cell>
          <table:table-cell table:formula="of:=([.A3591]-[.B3591])*([.A3591]-[.B3591])" office:value-type="float" office:value="0.00000000026443150382" calcext:value-type="float">
            <text:p>2.644315038225E-10</text:p>
          </table:table-cell>
          <table:table-cell table:number-columns-repeated="2"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000107" calcext:value-type="float">
            <text:p>0.0000107</text:p>
          </table:table-cell>
          <table:table-cell table:formula="of:=([.A3592]*[.A3592])" office:value-type="float" office:value="0.00000000046813813225" calcext:value-type="float">
            <text:p>4.6813813225E-10</text:p>
          </table:table-cell>
          <table:table-cell table:formula="of:=([.A3592]-[.B3592])*([.A3592]-[.B3592])" office:value-type="float" office:value="0.00000000011960703225" calcext:value-type="float">
            <text:p>1.1960703225E-10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0338269" calcext:value-type="float">
            <text:p>0.0000338269</text:p>
          </table:table-cell>
          <table:table-cell table:formula="of:=([.A3593]*[.A3593])" office:value-type="float" office:value="0.00000000003552708341" calcext:value-type="float">
            <text:p>3.55270834116E-11</text:p>
          </table:table-cell>
          <table:table-cell table:formula="of:=([.A3593]-[.B3593])*([.A3593]-[.B3593])" office:value-type="float" office:value="0.00000000077653847827" calcext:value-type="float">
            <text:p>7.765384782736E-10</text:p>
          </table:table-cell>
          <table:table-cell table:number-columns-repeated="2"/>
        </table:table-row>
        <table:table-row table:style-name="ro1">
          <table:table-cell office:value-type="float" office:value="0.00000596046" calcext:value-type="float">
            <text:p>0.00000596046</text:p>
          </table:table-cell>
          <table:table-cell office:value-type="float" office:value="0.000238962" calcext:value-type="float">
            <text:p>0.000238962</text:p>
          </table:table-cell>
          <table:table-cell table:formula="of:=([.A3594]*[.A3594])" office:value-type="float" office:value="0.00000000003552708341" calcext:value-type="float">
            <text:p>3.55270834116E-11</text:p>
          </table:table-cell>
          <table:table-cell table:formula="of:=([.A3594]-[.B3594])*([.A3594]-[.B3594])" office:value-type="float" office:value="0.00000005428971764237" calcext:value-type="float">
            <text:p>5.42897176423716E-08</text:p>
          </table:table-cell>
          <table:table-cell table:number-columns-repeated="2"/>
        </table:table-row>
        <table:table-row table:style-name="ro1">
          <table:table-cell office:value-type="float" office:value="0.0000190139" calcext:value-type="float">
            <text:p>0.0000190139</text:p>
          </table:table-cell>
          <table:table-cell office:value-type="float" office:value="0.0000328194" calcext:value-type="float">
            <text:p>0.0000328194</text:p>
          </table:table-cell>
          <table:table-cell table:formula="of:=([.A3595]*[.A3595])" office:value-type="float" office:value="0.00000000036152839321" calcext:value-type="float">
            <text:p>3.6152839321E-10</text:p>
          </table:table-cell>
          <table:table-cell table:formula="of:=([.A3595]-[.B3595])*([.A3595]-[.B3595])" office:value-type="float" office:value="0.00000000019059183025" calcext:value-type="float">
            <text:p>1.9059183025E-10</text:p>
          </table:table-cell>
          <table:table-cell table:number-columns-repeated="2"/>
        </table:table-row>
        <table:table-row table:style-name="ro1">
          <table:table-cell office:value-type="float" office:value="0.000033617" calcext:value-type="float">
            <text:p>0.000033617</text:p>
          </table:table-cell>
          <table:table-cell office:value-type="float" office:value="0.00255316" calcext:value-type="float">
            <text:p>0.00255316</text:p>
          </table:table-cell>
          <table:table-cell table:formula="of:=([.A3596]*[.A3596])" office:value-type="float" office:value="0.000000001130102689" calcext:value-type="float">
            <text:p>1.130102689E-09</text:p>
          </table:table-cell>
          <table:table-cell table:formula="of:=([.A3596]-[.B3596])*([.A3596]-[.B3596])" office:value-type="float" office:value="0.000006348096928849" calcext:value-type="float">
            <text:p>6.348096928849E-06</text:p>
          </table:table-cell>
          <table:table-cell table:number-columns-repeated="2"/>
        </table:table-row>
        <table:table-row table:style-name="ro1">
          <table:table-cell office:value-type="float" office:value="0.000005126" calcext:value-type="float">
            <text:p>0.000005126</text:p>
          </table:table-cell>
          <table:table-cell office:value-type="float" office:value="0.0000448042" calcext:value-type="float">
            <text:p>0.0000448042</text:p>
          </table:table-cell>
          <table:table-cell table:formula="of:=([.A3597]*[.A3597])" office:value-type="float" office:value="0.000000000026275876" calcext:value-type="float">
            <text:p>2.6275876E-11</text:p>
          </table:table-cell>
          <table:table-cell table:formula="of:=([.A3597]-[.B3597])*([.A3597]-[.B3597])" office:value-type="float" office:value="0.00000000157435955524" calcext:value-type="float">
            <text:p>1.57435955524E-09</text:p>
          </table:table-cell>
          <table:table-cell table:number-columns-repeated="2"/>
        </table:table-row>
        <table:table-row table:style-name="ro1">
          <table:table-cell office:value-type="float" office:value="0.00000435114" calcext:value-type="float">
            <text:p>0.00000435114</text:p>
          </table:table-cell>
          <table:table-cell office:value-type="float" office:value="0.000253081" calcext:value-type="float">
            <text:p>0.000253081</text:p>
          </table:table-cell>
          <table:table-cell table:formula="of:=([.A3598]*[.A3598])" office:value-type="float" office:value="0.0000000000189324193" calcext:value-type="float">
            <text:p>1.89324192996E-11</text:p>
          </table:table-cell>
          <table:table-cell table:formula="of:=([.A3598]-[.B3598])*([.A3598]-[.B3598])" office:value-type="float" office:value="0.00000006186654325562" calcext:value-type="float">
            <text:p>6.18665432556196E-08</text:p>
          </table:table-cell>
          <table:table-cell table:number-columns-repeated="2"/>
        </table:table-row>
        <table:table-row table:style-name="ro1">
          <table:table-cell office:value-type="float" office:value="0.0000150204" calcext:value-type="float">
            <text:p>0.0000150204</text:p>
          </table:table-cell>
          <table:table-cell office:value-type="float" office:value="0.0545604" calcext:value-type="float">
            <text:p>0.0545604</text:p>
          </table:table-cell>
          <table:table-cell table:formula="of:=([.A3599]*[.A3599])" office:value-type="float" office:value="0.00000000022561241616" calcext:value-type="float">
            <text:p>2.2561241616E-10</text:p>
          </table:table-cell>
          <table:table-cell table:formula="of:=([.A3599]-[.B3599])*([.A3599]-[.B3599])" office:value-type="float" office:value="0.0029751984357081" calcext:value-type="float">
            <text:p>0.0029751984357081</text:p>
          </table:table-cell>
          <table:table-cell table:number-columns-repeated="2"/>
        </table:table-row>
        <table:table-row table:style-name="ro1">
          <table:table-cell office:value-type="float" office:value="0.0000025034" calcext:value-type="float">
            <text:p>0.0000025034</text:p>
          </table:table-cell>
          <table:table-cell office:value-type="float" office:value="0.000000252498" calcext:value-type="float">
            <text:p>0.000000252498</text:p>
          </table:table-cell>
          <table:table-cell table:formula="of:=([.A3600]*[.A3600])" office:value-type="float" office:value="0.00000000000626701156" calcext:value-type="float">
            <text:p>6.26701156E-12</text:p>
          </table:table-cell>
          <table:table-cell table:formula="of:=([.A3600]-[.B3600])*([.A3600]-[.B3600])" office:value-type="float" office:value="0.00000000000506655981" calcext:value-type="float">
            <text:p>5.066559813604E-12</text:p>
          </table:table-cell>
          <table:table-cell table:number-columns-repeated="2"/>
        </table:table-row>
        <table:table-row table:style-name="ro1">
          <table:table-cell office:value-type="float" office:value="0.00000506639" calcext:value-type="float">
            <text:p>0.00000506639</text:p>
          </table:table-cell>
          <table:table-cell office:value-type="float" office:value="0.000000278215" calcext:value-type="float">
            <text:p>0.000000278215</text:p>
          </table:table-cell>
          <table:table-cell table:formula="of:=([.A3601]*[.A3601])" office:value-type="float" office:value="0.00000000002566830763" calcext:value-type="float">
            <text:p>2.56683076321E-11</text:p>
          </table:table-cell>
          <table:table-cell table:formula="of:=([.A3601]-[.B3601])*([.A3601]-[.B3601])" office:value-type="float" office:value="0.00000000002292661983" calcext:value-type="float">
            <text:p>2.2926619830625E-11</text:p>
          </table:table-cell>
          <table:table-cell table:number-columns-repeated="2"/>
        </table:table-row>
        <table:table-row table:style-name="ro1">
          <table:table-cell office:value-type="float" office:value="0.00000852346" calcext:value-type="float">
            <text:p>0.00000852346</text:p>
          </table:table-cell>
          <table:table-cell office:value-type="float" office:value="0.00190747" calcext:value-type="float">
            <text:p>0.00190747</text:p>
          </table:table-cell>
          <table:table-cell table:formula="of:=([.A3602]*[.A3602])" office:value-type="float" office:value="0.00000000007264937037" calcext:value-type="float">
            <text:p>7.26493703716E-11</text:p>
          </table:table-cell>
          <table:table-cell table:formula="of:=([.A3602]-[.B3602])*([.A3602]-[.B3602])" office:value-type="float" office:value="0.00000360599796177797" calcext:value-type="float">
            <text:p>3.60599796177797E-06</text:p>
          </table:table-cell>
          <table:table-cell table:number-columns-repeated="2"/>
        </table:table-row>
        <table:table-row table:style-name="ro1">
          <table:table-cell office:value-type="float" office:value="0.0000064373" calcext:value-type="float">
            <text:p>0.0000064373</text:p>
          </table:table-cell>
          <table:table-cell office:value-type="float" office:value="0.00462735" calcext:value-type="float">
            <text:p>0.00462735</text:p>
          </table:table-cell>
          <table:table-cell table:formula="of:=([.A3603]*[.A3603])" office:value-type="float" office:value="0.00000000004143883129" calcext:value-type="float">
            <text:p>4.143883129E-11</text:p>
          </table:table-cell>
          <table:table-cell table:formula="of:=([.A3603]-[.B3603])*([.A3603]-[.B3603])" office:value-type="float" office:value="0.0000213528341810213" calcext:value-type="float">
            <text:p>2.13528341810213E-05</text:p>
          </table:table-cell>
          <table:table-cell table:number-columns-repeated="2"/>
        </table:table-row>
        <table:table-row table:style-name="ro1">
          <table:table-cell office:value-type="float" office:value="0.0000881553" calcext:value-type="float">
            <text:p>0.0000881553</text:p>
          </table:table-cell>
          <table:table-cell office:value-type="float" office:value="0.012733" calcext:value-type="float">
            <text:p>0.012733</text:p>
          </table:table-cell>
          <table:table-cell table:formula="of:=([.A3604]*[.A3604])" office:value-type="float" office:value="0.00000000777135691809" calcext:value-type="float">
            <text:p>7.77135691809E-09</text:p>
          </table:table-cell>
          <table:table-cell table:formula="of:=([.A3604]-[.B3604])*([.A3604]-[.B3604])" office:value-type="float" office:value="0.000159892097487118" calcext:value-type="float">
            <text:p>0.000159892097487118</text:p>
          </table:table-cell>
          <table:table-cell table:number-columns-repeated="2"/>
        </table:table-row>
        <table:table-row table:style-name="ro1">
          <table:table-cell office:value-type="float" office:value="0.0000881553" calcext:value-type="float">
            <text:p>0.0000881553</text:p>
          </table:table-cell>
          <table:table-cell office:value-type="float" office:value="0.0769121" calcext:value-type="float">
            <text:p>0.0769121</text:p>
          </table:table-cell>
          <table:table-cell table:formula="of:=([.A3605]*[.A3605])" office:value-type="float" office:value="0.00000000777135691809" calcext:value-type="float">
            <text:p>7.77135691809E-09</text:p>
          </table:table-cell>
          <table:table-cell table:formula="of:=([.A3605]-[.B3605])*([.A3605]-[.B3605])" office:value-type="float" office:value="0.00590191847926866" calcext:value-type="float">
            <text:p>0.00590191847926866</text:p>
          </table:table-cell>
          <table:table-cell table:number-columns-repeated="2"/>
        </table:table-row>
        <table:table-row table:style-name="ro1">
          <table:table-cell office:value-type="float" office:value="0.00108862" calcext:value-type="float">
            <text:p>0.00108862</text:p>
          </table:table-cell>
          <table:table-cell office:value-type="float" office:value="0.00000619097" calcext:value-type="float">
            <text:p>0.00000619097</text:p>
          </table:table-cell>
          <table:table-cell table:formula="of:=([.A3606]*[.A3606])" office:value-type="float" office:value="0.0000011850935044" calcext:value-type="float">
            <text:p>0.0000011850935044</text:p>
          </table:table-cell>
          <table:table-cell table:formula="of:=([.A3606]-[.B3606])*([.A3606]-[.B3606])" office:value-type="float" office:value="0.00000117165260498674" calcext:value-type="float">
            <text:p>1.17165260498674E-06</text:p>
          </table:table-cell>
          <table:table-cell table:number-columns-repeated="2"/>
        </table:table-row>
        <table:table-row table:style-name="ro1">
          <table:table-cell office:value-type="float" office:value="0.00112748" calcext:value-type="float">
            <text:p>0.00112748</text:p>
          </table:table-cell>
          <table:table-cell office:value-type="float" office:value="0.00295074" calcext:value-type="float">
            <text:p>0.00295074</text:p>
          </table:table-cell>
          <table:table-cell table:formula="of:=([.A3607]*[.A3607])" office:value-type="float" office:value="0.0000012712111504" calcext:value-type="float">
            <text:p>0.0000012712111504</text:p>
          </table:table-cell>
          <table:table-cell table:formula="of:=([.A3607]-[.B3607])*([.A3607]-[.B3607])" office:value-type="float" office:value="0.0000033242770276" calcext:value-type="float">
            <text:p>0.0000033242770276</text:p>
          </table:table-cell>
          <table:table-cell table:number-columns-repeated="2"/>
        </table:table-row>
        <table:table-row table:style-name="ro1">
          <table:table-cell office:value-type="float" office:value="0.000235379" calcext:value-type="float">
            <text:p>0.000235379</text:p>
          </table:table-cell>
          <table:table-cell office:value-type="float" office:value="0.0171618" calcext:value-type="float">
            <text:p>0.0171618</text:p>
          </table:table-cell>
          <table:table-cell table:formula="of:=([.A3608]*[.A3608])" office:value-type="float" office:value="0.000000055403273641" calcext:value-type="float">
            <text:p>5.5403273641E-08</text:p>
          </table:table-cell>
          <table:table-cell table:formula="of:=([.A3608]-[.B3608])*([.A3608]-[.B3608])" office:value-type="float" office:value="0.000286503727869241" calcext:value-type="float">
            <text:p>0.000286503727869241</text:p>
          </table:table-cell>
          <table:table-cell table:number-columns-repeated="2"/>
        </table:table-row>
        <table:table-row table:style-name="ro1">
          <table:table-cell office:value-type="float" office:value="0.000889361" calcext:value-type="float">
            <text:p>0.000889361</text:p>
          </table:table-cell>
          <table:table-cell office:value-type="float" office:value="0.000341949" calcext:value-type="float">
            <text:p>0.000341949</text:p>
          </table:table-cell>
          <table:table-cell table:formula="of:=([.A3609]*[.A3609])" office:value-type="float" office:value="0.000000790962988321" calcext:value-type="float">
            <text:p>7.90962988321E-07</text:p>
          </table:table-cell>
          <table:table-cell table:formula="of:=([.A3609]-[.B3609])*([.A3609]-[.B3609])" office:value-type="float" office:value="0.000000299659897744" calcext:value-type="float">
            <text:p>2.99659897744E-07</text:p>
          </table:table-cell>
          <table:table-cell table:number-columns-repeated="2"/>
        </table:table-row>
        <table:table-row table:style-name="ro1">
          <table:table-cell office:value-type="float" office:value="0.079266" calcext:value-type="float">
            <text:p>0.079266</text:p>
          </table:table-cell>
          <table:table-cell office:value-type="float" office:value="0.113098" calcext:value-type="float">
            <text:p>0.113098</text:p>
          </table:table-cell>
          <table:table-cell table:formula="of:=([.A3610]*[.A3610])" office:value-type="float" office:value="0.006283098756" calcext:value-type="float">
            <text:p>0.006283098756</text:p>
          </table:table-cell>
          <table:table-cell table:formula="of:=([.A3610]-[.B3610])*([.A3610]-[.B3610])" office:value-type="float" office:value="0.001144604224" calcext:value-type="float">
            <text:p>0.001144604224</text:p>
          </table:table-cell>
          <table:table-cell table:number-columns-repeated="2"/>
        </table:table-row>
        <table:table-row table:style-name="ro1">
          <table:table-cell office:value-type="float" office:value="0.254741" calcext:value-type="float">
            <text:p>0.254741</text:p>
          </table:table-cell>
          <table:table-cell office:value-type="float" office:value="0.406645" calcext:value-type="float">
            <text:p>0.406645</text:p>
          </table:table-cell>
          <table:table-cell table:formula="of:=([.A3611]*[.A3611])" office:value-type="float" office:value="0.064892977081" calcext:value-type="float">
            <text:p>0.064892977081</text:p>
          </table:table-cell>
          <table:table-cell table:formula="of:=([.A3611]-[.B3611])*([.A3611]-[.B3611])" office:value-type="float" office:value="0.023074825216" calcext:value-type="float">
            <text:p>0.023074825216</text:p>
          </table:table-cell>
          <table:table-cell table:number-columns-repeated="2"/>
        </table:table-row>
        <table:table-row table:style-name="ro1">
          <table:table-cell office:value-type="float" office:value="0.254741" calcext:value-type="float">
            <text:p>0.254741</text:p>
          </table:table-cell>
          <table:table-cell office:value-type="float" office:value="0.421885" calcext:value-type="float">
            <text:p>0.421885</text:p>
          </table:table-cell>
          <table:table-cell table:formula="of:=([.A3612]*[.A3612])" office:value-type="float" office:value="0.064892977081" calcext:value-type="float">
            <text:p>0.064892977081</text:p>
          </table:table-cell>
          <table:table-cell table:formula="of:=([.A3612]-[.B3612])*([.A3612]-[.B3612])" office:value-type="float" office:value="0.027937116736" calcext:value-type="float">
            <text:p>0.027937116736</text:p>
          </table:table-cell>
          <table:table-cell table:number-columns-repeated="2"/>
        </table:table-row>
        <table:table-row table:style-name="ro1">
          <table:table-cell office:value-type="float" office:value="0.254741" calcext:value-type="float">
            <text:p>0.254741</text:p>
          </table:table-cell>
          <table:table-cell office:value-type="float" office:value="0.437555" calcext:value-type="float">
            <text:p>0.437555</text:p>
          </table:table-cell>
          <table:table-cell table:formula="of:=([.A3613]*[.A3613])" office:value-type="float" office:value="0.064892977081" calcext:value-type="float">
            <text:p>0.064892977081</text:p>
          </table:table-cell>
          <table:table-cell table:formula="of:=([.A3613]-[.B3613])*([.A3613]-[.B3613])" office:value-type="float" office:value="0.033420958596" calcext:value-type="float">
            <text:p>0.033420958596</text:p>
          </table:table-cell>
          <table:table-cell table:number-columns-repeated="2"/>
        </table:table-row>
        <table:table-row table:style-name="ro1">
          <table:table-cell office:value-type="float" office:value="0.265441" calcext:value-type="float">
            <text:p>0.265441</text:p>
          </table:table-cell>
          <table:table-cell office:value-type="float" office:value="0.449413" calcext:value-type="float">
            <text:p>0.449413</text:p>
          </table:table-cell>
          <table:table-cell table:formula="of:=([.A3614]*[.A3614])" office:value-type="float" office:value="0.070458924481" calcext:value-type="float">
            <text:p>0.070458924481</text:p>
          </table:table-cell>
          <table:table-cell table:formula="of:=([.A3614]-[.B3614])*([.A3614]-[.B3614])" office:value-type="float" office:value="0.033845696784" calcext:value-type="float">
            <text:p>0.033845696784</text:p>
          </table:table-cell>
          <table:table-cell table:number-columns-repeated="2"/>
        </table:table-row>
        <table:table-row table:style-name="ro1">
          <table:table-cell office:value-type="float" office:value="0.265441" calcext:value-type="float">
            <text:p>0.265441</text:p>
          </table:table-cell>
          <table:table-cell office:value-type="float" office:value="0.466281" calcext:value-type="float">
            <text:p>0.466281</text:p>
          </table:table-cell>
          <table:table-cell table:formula="of:=([.A3615]*[.A3615])" office:value-type="float" office:value="0.070458924481" calcext:value-type="float">
            <text:p>0.070458924481</text:p>
          </table:table-cell>
          <table:table-cell table:formula="of:=([.A3615]-[.B3615])*([.A3615]-[.B3615])" office:value-type="float" office:value="0.0403367056" calcext:value-type="float">
            <text:p>0.0403367056</text:p>
          </table:table-cell>
          <table:table-cell table:number-columns-repeated="2"/>
        </table:table-row>
        <table:table-row table:style-name="ro1">
          <table:table-cell office:value-type="float" office:value="0.265442" calcext:value-type="float">
            <text:p>0.265442</text:p>
          </table:table-cell>
          <table:table-cell office:value-type="float" office:value="0.469052" calcext:value-type="float">
            <text:p>0.469052</text:p>
          </table:table-cell>
          <table:table-cell table:formula="of:=([.A3616]*[.A3616])" office:value-type="float" office:value="0.070459455364" calcext:value-type="float">
            <text:p>0.070459455364</text:p>
          </table:table-cell>
          <table:table-cell table:formula="of:=([.A3616]-[.B3616])*([.A3616]-[.B3616])" office:value-type="float" office:value="0.0414570321" calcext:value-type="float">
            <text:p>0.0414570321</text:p>
          </table:table-cell>
          <table:table-cell table:number-columns-repeated="2"/>
        </table:table-row>
        <table:table-row table:style-name="ro1">
          <table:table-cell office:value-type="float" office:value="0.265441" calcext:value-type="float">
            <text:p>0.265441</text:p>
          </table:table-cell>
          <table:table-cell office:value-type="float" office:value="0.48747" calcext:value-type="float">
            <text:p>0.48747</text:p>
          </table:table-cell>
          <table:table-cell table:formula="of:=([.A3617]*[.A3617])" office:value-type="float" office:value="0.070458924481" calcext:value-type="float">
            <text:p>0.070458924481</text:p>
          </table:table-cell>
          <table:table-cell table:formula="of:=([.A3617]-[.B3617])*([.A3617]-[.B3617])" office:value-type="float" office:value="0.049296876841" calcext:value-type="float">
            <text:p>0.049296876841</text:p>
          </table:table-cell>
          <table:table-cell table:number-columns-repeated="2"/>
        </table:table-row>
        <table:table-row table:style-name="ro1">
          <table:table-cell office:value-type="float" office:value="0.369675" calcext:value-type="float">
            <text:p>0.369675</text:p>
          </table:table-cell>
          <table:table-cell office:value-type="float" office:value="0.452977" calcext:value-type="float">
            <text:p>0.452977</text:p>
          </table:table-cell>
          <table:table-cell table:formula="of:=([.A3618]*[.A3618])" office:value-type="float" office:value="0.136659605625" calcext:value-type="float">
            <text:p>0.136659605625</text:p>
          </table:table-cell>
          <table:table-cell table:formula="of:=([.A3618]-[.B3618])*([.A3618]-[.B3618])" office:value-type="float" office:value="0.00693922320400001" calcext:value-type="float">
            <text:p>0.00693922320400001</text:p>
          </table:table-cell>
          <table:table-cell table:number-columns-repeated="2"/>
        </table:table-row>
        <table:table-row table:style-name="ro1">
          <table:table-cell office:value-type="float" office:value="0.51362" calcext:value-type="float">
            <text:p>0.51362</text:p>
          </table:table-cell>
          <table:table-cell office:value-type="float" office:value="0.287783" calcext:value-type="float">
            <text:p>0.287783</text:p>
          </table:table-cell>
          <table:table-cell table:formula="of:=([.A3619]*[.A3619])" office:value-type="float" office:value="0.2638055044" calcext:value-type="float">
            <text:p>0.2638055044</text:p>
          </table:table-cell>
          <table:table-cell table:formula="of:=([.A3619]-[.B3619])*([.A3619]-[.B3619])" office:value-type="float" office:value="0.051002350569" calcext:value-type="float">
            <text:p>0.051002350569</text:p>
          </table:table-cell>
          <table:table-cell table:number-columns-repeated="2"/>
        </table:table-row>
        <table:table-row table:style-name="ro1">
          <table:table-cell office:value-type="float" office:value="0.83287" calcext:value-type="float">
            <text:p>0.83287</text:p>
          </table:table-cell>
          <table:table-cell office:value-type="float" office:value="0.315264" calcext:value-type="float">
            <text:p>0.315264</text:p>
          </table:table-cell>
          <table:table-cell table:formula="of:=([.A3620]*[.A3620])" office:value-type="float" office:value="0.6936724369" calcext:value-type="float">
            <text:p>0.6936724369</text:p>
          </table:table-cell>
          <table:table-cell table:formula="of:=([.A3620]-[.B3620])*([.A3620]-[.B3620])" office:value-type="float" office:value="0.267915971236" calcext:value-type="float">
            <text:p>0.267915971236</text:p>
          </table:table-cell>
          <table:table-cell table:number-columns-repeated="2"/>
        </table:table-row>
        <table:table-row table:style-name="ro1">
          <table:table-cell office:value-type="float" office:value="0.919801" calcext:value-type="float">
            <text:p>0.919801</text:p>
          </table:table-cell>
          <table:table-cell office:value-type="float" office:value="0.365342" calcext:value-type="float">
            <text:p>0.365342</text:p>
          </table:table-cell>
          <table:table-cell table:formula="of:=([.A3621]*[.A3621])" office:value-type="float" office:value="0.846033879601" calcext:value-type="float">
            <text:p>0.846033879601</text:p>
          </table:table-cell>
          <table:table-cell table:formula="of:=([.A3621]-[.B3621])*([.A3621]-[.B3621])" office:value-type="float" office:value="0.307424782681" calcext:value-type="float">
            <text:p>0.307424782681</text:p>
          </table:table-cell>
          <table:table-cell table:number-columns-repeated="2"/>
        </table:table-row>
        <table:table-row table:style-name="ro1">
          <table:table-cell office:value-type="float" office:value="0.9198" calcext:value-type="float">
            <text:p>0.9198</text:p>
          </table:table-cell>
          <table:table-cell office:value-type="float" office:value="0.581081" calcext:value-type="float">
            <text:p>0.581081</text:p>
          </table:table-cell>
          <table:table-cell table:formula="of:=([.A3622]*[.A3622])" office:value-type="float" office:value="0.84603204" calcext:value-type="float">
            <text:p>0.84603204</text:p>
          </table:table-cell>
          <table:table-cell table:formula="of:=([.A3622]-[.B3622])*([.A3622]-[.B3622])" office:value-type="float" office:value="0.114730560961" calcext:value-type="float">
            <text:p>0.114730560961</text:p>
          </table:table-cell>
          <table:table-cell table:number-columns-repeated="2"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680676" calcext:value-type="float">
            <text:p>0.680676</text:p>
          </table:table-cell>
          <table:table-cell table:formula="of:=([.A3623]*[.A3623])" office:value-type="float" office:value="0.996890421136" calcext:value-type="float">
            <text:p>0.996890421136</text:p>
          </table:table-cell>
          <table:table-cell table:formula="of:=([.A3623]-[.B3623])*([.A3623]-[.B3623])" office:value-type="float" office:value="0.100976501824" calcext:value-type="float">
            <text:p>0.100976501824</text:p>
          </table:table-cell>
          <table:table-cell table:number-columns-repeated="2"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728507" calcext:value-type="float">
            <text:p>0.728507</text:p>
          </table:table-cell>
          <table:table-cell table:formula="of:=([.A3624]*[.A3624])" office:value-type="float" office:value="0.996890421136" calcext:value-type="float">
            <text:p>0.996890421136</text:p>
          </table:table-cell>
          <table:table-cell table:formula="of:=([.A3624]-[.B3624])*([.A3624]-[.B3624])" office:value-type="float" office:value="0.072865983969" calcext:value-type="float">
            <text:p>0.072865983969</text:p>
          </table:table-cell>
          <table:table-cell table:number-columns-repeated="2"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807218" calcext:value-type="float">
            <text:p>0.807218</text:p>
          </table:table-cell>
          <table:table-cell table:formula="of:=([.A3625]*[.A3625])" office:value-type="float" office:value="0.996890421136" calcext:value-type="float">
            <text:p>0.996890421136</text:p>
          </table:table-cell>
          <table:table-cell table:formula="of:=([.A3625]-[.B3625])*([.A3625]-[.B3625])" office:value-type="float" office:value="0.036567383076" calcext:value-type="float">
            <text:p>0.036567383076</text:p>
          </table:table-cell>
          <table:table-cell table:number-columns-repeated="2"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954975" calcext:value-type="float">
            <text:p>0.954975</text:p>
          </table:table-cell>
          <table:table-cell table:formula="of:=([.A3626]*[.A3626])" office:value-type="float" office:value="0.996890421136" calcext:value-type="float">
            <text:p>0.996890421136</text:p>
          </table:table-cell>
          <table:table-cell table:formula="of:=([.A3626]-[.B3626])*([.A3626]-[.B3626])" office:value-type="float" office:value="0.001889553961" calcext:value-type="float">
            <text:p>0.001889553961</text:p>
          </table:table-cell>
          <table:table-cell table:number-columns-repeated="2"/>
        </table:table-row>
        <table:table-row table:style-name="ro1">
          <table:table-cell office:value-type="float" office:value="0.998443" calcext:value-type="float">
            <text:p>0.998443</text:p>
          </table:table-cell>
          <table:table-cell office:value-type="float" office:value="0.998192" calcext:value-type="float">
            <text:p>0.998192</text:p>
          </table:table-cell>
          <table:table-cell table:formula="of:=([.A3627]*[.A3627])" office:value-type="float" office:value="0.996888424249" calcext:value-type="float">
            <text:p>0.996888424249</text:p>
          </table:table-cell>
          <table:table-cell table:formula="of:=([.A3627]-[.B3627])*([.A3627]-[.B3627])" office:value-type="float" office:value="0.000000063001" calcext:value-type="float">
            <text:p>6.30010000000006E-08</text:p>
          </table:table-cell>
          <table:table-cell table:number-columns-repeated="2"/>
        </table:table-row>
        <table:table-row table:style-name="ro1">
          <table:table-cell office:value-type="float" office:value="0.998444" calcext:value-type="float">
            <text:p>0.998444</text:p>
          </table:table-cell>
          <table:table-cell office:value-type="float" office:value="0.999997" calcext:value-type="float">
            <text:p>0.999997</text:p>
          </table:table-cell>
          <table:table-cell table:formula="of:=([.A3628]*[.A3628])" office:value-type="float" office:value="0.996890421136" calcext:value-type="float">
            <text:p>0.996890421136</text:p>
          </table:table-cell>
          <table:table-cell table:formula="of:=([.A3628]-[.B3628])*([.A3628]-[.B3628])" office:value-type="float" office:value="0.00000241180900000008" calcext:value-type="float">
            <text:p>2.41180900000008E-06</text:p>
          </table:table-cell>
          <table:table-cell table:number-columns-repeated="2"/>
        </table:table-row>
        <table:table-row table:style-name="ro1">
          <table:table-cell office:value-type="float" office:value="0.00000780821" calcext:value-type="float">
            <text:p>0.00000780821</text:p>
          </table:table-cell>
          <table:table-cell office:value-type="float" office:value="0.00000000685471" calcext:value-type="float">
            <text:p>0.00000000685471</text:p>
          </table:table-cell>
          <table:table-cell table:formula="of:=([.A3629]*[.A3629])" office:value-type="float" office:value="0.0000000000609681434" calcext:value-type="float">
            <text:p>6.09681434041E-11</text:p>
          </table:table-cell>
          <table:table-cell table:formula="of:=([.A3629]-[.B3629])*([.A3629]-[.B3629])" office:value-type="float" office:value="0.00000000006086114436" calcext:value-type="float">
            <text:p>6.0861144360811E-11</text:p>
          </table:table-cell>
          <table:table-cell table:number-columns-repeated="2"/>
        </table:table-row>
        <table:table-row table:style-name="ro1">
          <table:table-cell office:value-type="float" office:value="0.00000733137" calcext:value-type="float">
            <text:p>0.00000733137</text:p>
          </table:table-cell>
          <table:table-cell office:value-type="float" office:value="0.00000353266" calcext:value-type="float">
            <text:p>0.00000353266</text:p>
          </table:table-cell>
          <table:table-cell table:formula="of:=([.A3630]*[.A3630])" office:value-type="float" office:value="0.00000000005374898608" calcext:value-type="float">
            <text:p>5.37489860769E-11</text:p>
          </table:table-cell>
          <table:table-cell table:formula="of:=([.A3630]-[.B3630])*([.A3630]-[.B3630])" office:value-type="float" office:value="0.00000000001443019766" calcext:value-type="float">
            <text:p>1.44301976641E-11</text:p>
          </table:table-cell>
          <table:table-cell table:number-columns-repeated="2"/>
        </table:table-row>
        <table:table-row table:style-name="ro1">
          <table:table-cell office:value-type="float" office:value="0.00000935793" calcext:value-type="float">
            <text:p>0.00000935793</text:p>
          </table:table-cell>
          <table:table-cell office:value-type="float" office:value="0.000001857" calcext:value-type="float">
            <text:p>0.000001857</text:p>
          </table:table-cell>
          <table:table-cell table:formula="of:=([.A3631]*[.A3631])" office:value-type="float" office:value="0.00000000008757085388" calcext:value-type="float">
            <text:p>8.75708538849E-11</text:p>
          </table:table-cell>
          <table:table-cell table:formula="of:=([.A3631]-[.B3631])*([.A3631]-[.B3631])" office:value-type="float" office:value="0.00000000005626395086" calcext:value-type="float">
            <text:p>5.62639508649E-11</text:p>
          </table:table-cell>
          <table:table-cell table:number-columns-repeated="2"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0000962638" calcext:value-type="float">
            <text:p>0.00000000962638</text:p>
          </table:table-cell>
          <table:table-cell table:formula="of:=([.A3632]*[.A3632])" office:value-type="float" office:value="0.00000000027259661025" calcext:value-type="float">
            <text:p>2.7259661025E-10</text:p>
          </table:table-cell>
          <table:table-cell table:formula="of:=([.A3632]-[.B3632])*([.A3632]-[.B3632])" office:value-type="float" office:value="0.00000000027227883022" calcext:value-type="float">
            <text:p>2.72278830223212E-10</text:p>
          </table:table-cell>
          <table:table-cell table:number-columns-repeated="2"/>
        </table:table-row>
        <table:table-row table:style-name="ro1">
          <table:table-cell office:value-type="float" office:value="0.000137925" calcext:value-type="float">
            <text:p>0.000137925</text:p>
          </table:table-cell>
          <table:table-cell office:value-type="float" office:value="0.000239523" calcext:value-type="float">
            <text:p>0.000239523</text:p>
          </table:table-cell>
          <table:table-cell table:formula="of:=([.A3633]*[.A3633])" office:value-type="float" office:value="0.000000019023305625" calcext:value-type="float">
            <text:p>1.9023305625E-08</text:p>
          </table:table-cell>
          <table:table-cell table:formula="of:=([.A3633]-[.B3633])*([.A3633]-[.B3633])" office:value-type="float" office:value="0.000000010322153604" calcext:value-type="float">
            <text:p>1.0322153604E-08</text:p>
          </table:table-cell>
          <table:table-cell table:number-columns-repeated="2"/>
        </table:table-row>
        <table:table-row table:style-name="ro1">
          <table:table-cell office:value-type="float" office:value="0.000137925" calcext:value-type="float">
            <text:p>0.000137925</text:p>
          </table:table-cell>
          <table:table-cell office:value-type="float" office:value="0.00102646" calcext:value-type="float">
            <text:p>0.00102646</text:p>
          </table:table-cell>
          <table:table-cell table:formula="of:=([.A3634]*[.A3634])" office:value-type="float" office:value="0.000000019023305625" calcext:value-type="float">
            <text:p>1.9023305625E-08</text:p>
          </table:table-cell>
          <table:table-cell table:formula="of:=([.A3634]-[.B3634])*([.A3634]-[.B3634])" office:value-type="float" office:value="0.000000789494446225" calcext:value-type="float">
            <text:p>7.89494446225E-07</text:p>
          </table:table-cell>
          <table:table-cell table:number-columns-repeated="2"/>
        </table:table-row>
        <table:table-row table:style-name="ro1">
          <table:table-cell office:value-type="float" office:value="0.0000320077" calcext:value-type="float">
            <text:p>0.0000320077</text:p>
          </table:table-cell>
          <table:table-cell office:value-type="float" office:value="0.000893531" calcext:value-type="float">
            <text:p>0.000893531</text:p>
          </table:table-cell>
          <table:table-cell table:formula="of:=([.A3635]*[.A3635])" office:value-type="float" office:value="0.00000000102449285929" calcext:value-type="float">
            <text:p>1.02449285929E-09</text:p>
          </table:table-cell>
          <table:table-cell table:formula="of:=([.A3635]-[.B3635])*([.A3635]-[.B3635])" office:value-type="float" office:value="0.00000074222239644289" calcext:value-type="float">
            <text:p>7.4222239644289E-07</text:p>
          </table:table-cell>
          <table:table-cell table:number-columns-repeated="2"/>
        </table:table-row>
        <table:table-row table:style-name="ro1">
          <table:table-cell office:value-type="float" office:value="0.0000721812" calcext:value-type="float">
            <text:p>0.0000721812</text:p>
          </table:table-cell>
          <table:table-cell office:value-type="float" office:value="0.00000223365" calcext:value-type="float">
            <text:p>0.00000223365</text:p>
          </table:table-cell>
          <table:table-cell table:formula="of:=([.A3636]*[.A3636])" office:value-type="float" office:value="0.00000000521012563344" calcext:value-type="float">
            <text:p>5.21012563344E-09</text:p>
          </table:table-cell>
          <table:table-cell table:formula="of:=([.A3636]-[.B3636])*([.A3636]-[.B3636])" office:value-type="float" office:value="0.000000004892659751" calcext:value-type="float">
            <text:p>4.8926597510025E-09</text:p>
          </table:table-cell>
          <table:table-cell table:number-columns-repeated="2"/>
        </table:table-row>
        <table:table-row table:style-name="ro1">
          <table:table-cell office:value-type="float" office:value="0.0000721216" calcext:value-type="float">
            <text:p>0.0000721216</text:p>
          </table:table-cell>
          <table:table-cell office:value-type="float" office:value="0.00120502" calcext:value-type="float">
            <text:p>0.00120502</text:p>
          </table:table-cell>
          <table:table-cell table:formula="of:=([.A3637]*[.A3637])" office:value-type="float" office:value="0.00000000520152518656" calcext:value-type="float">
            <text:p>5.20152518656E-09</text:p>
          </table:table-cell>
          <table:table-cell table:formula="of:=([.A3637]-[.B3637])*([.A3637]-[.B3637])" office:value-type="float" office:value="0.00000128345878472256" calcext:value-type="float">
            <text:p>1.28345878472256E-06</text:p>
          </table:table-cell>
          <table:table-cell table:number-columns-repeated="2"/>
        </table:table-row>
        <table:table-row table:style-name="ro1">
          <table:table-cell office:value-type="float" office:value="0.000155985" calcext:value-type="float">
            <text:p>0.000155985</text:p>
          </table:table-cell>
          <table:table-cell office:value-type="float" office:value="0.00178926" calcext:value-type="float">
            <text:p>0.00178926</text:p>
          </table:table-cell>
          <table:table-cell table:formula="of:=([.A3638]*[.A3638])" office:value-type="float" office:value="0.000000024331320225" calcext:value-type="float">
            <text:p>2.4331320225E-08</text:p>
          </table:table-cell>
          <table:table-cell table:formula="of:=([.A3638]-[.B3638])*([.A3638]-[.B3638])" office:value-type="float" office:value="0.000002667587225625" calcext:value-type="float">
            <text:p>2.667587225625E-06</text:p>
          </table:table-cell>
          <table:table-cell table:number-columns-repeated="2"/>
        </table:table-row>
        <table:table-row table:style-name="ro1">
          <table:table-cell office:value-type="float" office:value="0.000326872" calcext:value-type="float">
            <text:p>0.000326872</text:p>
          </table:table-cell>
          <table:table-cell office:value-type="float" office:value="0.000205361" calcext:value-type="float">
            <text:p>0.000205361</text:p>
          </table:table-cell>
          <table:table-cell table:formula="of:=([.A3639]*[.A3639])" office:value-type="float" office:value="0.000000106845304384" calcext:value-type="float">
            <text:p>1.06845304384E-07</text:p>
          </table:table-cell>
          <table:table-cell table:formula="of:=([.A3639]-[.B3639])*([.A3639]-[.B3639])" office:value-type="float" office:value="0.000000014764923121" calcext:value-type="float">
            <text:p>1.4764923121E-08</text:p>
          </table:table-cell>
          <table:table-cell table:number-columns-repeated="2"/>
        </table:table-row>
        <table:table-row table:style-name="ro1">
          <table:table-cell office:value-type="float" office:value="0.00118959" calcext:value-type="float">
            <text:p>0.00118959</text:p>
          </table:table-cell>
          <table:table-cell office:value-type="float" office:value="0.00000176783" calcext:value-type="float">
            <text:p>0.00000176783</text:p>
          </table:table-cell>
          <table:table-cell table:formula="of:=([.A3640]*[.A3640])" office:value-type="float" office:value="0.0000014151243681" calcext:value-type="float">
            <text:p>0.0000014151243681</text:p>
          </table:table-cell>
          <table:table-cell table:formula="of:=([.A3640]-[.B3640])*([.A3640]-[.B3640])" office:value-type="float" office:value="0.00000141092150754351" calcext:value-type="float">
            <text:p>1.41092150754351E-06</text:p>
          </table:table-cell>
          <table:table-cell table:number-columns-repeated="2"/>
        </table:table-row>
        <table:table-row table:style-name="ro1">
          <table:table-cell office:value-type="float" office:value="0.00162429" calcext:value-type="float">
            <text:p>0.00162429</text:p>
          </table:table-cell>
          <table:table-cell office:value-type="float" office:value="0.00000177083" calcext:value-type="float">
            <text:p>0.00000177083</text:p>
          </table:table-cell>
          <table:table-cell table:formula="of:=([.A3641]*[.A3641])" office:value-type="float" office:value="0.0000026383180041" calcext:value-type="float">
            <text:p>0.0000026383180041</text:p>
          </table:table-cell>
          <table:table-cell table:formula="of:=([.A3641]-[.B3641])*([.A3641]-[.B3641])" office:value-type="float" office:value="0.00000263256845701749" calcext:value-type="float">
            <text:p>2.63256845701749E-06</text:p>
          </table:table-cell>
          <table:table-cell table:number-columns-repeated="2"/>
        </table:table-row>
        <table:table-row table:style-name="ro1">
          <table:table-cell office:value-type="float" office:value="0.00869185" calcext:value-type="float">
            <text:p>0.00869185</text:p>
          </table:table-cell>
          <table:table-cell office:value-type="float" office:value="0.0000108509" calcext:value-type="float">
            <text:p>0.0000108509</text:p>
          </table:table-cell>
          <table:table-cell table:formula="of:=([.A3642]*[.A3642])" office:value-type="float" office:value="0.0000755482564225" calcext:value-type="float">
            <text:p>0.0000755482564225</text:p>
          </table:table-cell>
          <table:table-cell table:formula="of:=([.A3642]-[.B3642])*([.A3642]-[.B3642])" office:value-type="float" office:value="0.0000753597453742008" calcext:value-type="float">
            <text:p>7.53597453742008E-05</text:p>
          </table:table-cell>
          <table:table-cell table:number-columns-repeated="2"/>
        </table:table-row>
        <table:table-row table:style-name="ro1">
          <table:table-cell office:value-type="float" office:value="0.0128418" calcext:value-type="float">
            <text:p>0.0128418</text:p>
          </table:table-cell>
          <table:table-cell office:value-type="float" office:value="0.00805798" calcext:value-type="float">
            <text:p>0.00805798</text:p>
          </table:table-cell>
          <table:table-cell table:formula="of:=([.A3643]*[.A3643])" office:value-type="float" office:value="0.00016491182724" calcext:value-type="float">
            <text:p>0.00016491182724</text:p>
          </table:table-cell>
          <table:table-cell table:formula="of:=([.A3643]-[.B3643])*([.A3643]-[.B3643])" office:value-type="float" office:value="0.0000228849337924" calcext:value-type="float">
            <text:p>0.0000228849337924</text:p>
          </table:table-cell>
          <table:table-cell table:number-columns-repeated="2"/>
        </table:table-row>
        <table:table-row table:style-name="ro1">
          <table:table-cell office:value-type="float" office:value="0.0062629" calcext:value-type="float">
            <text:p>0.0062629</text:p>
          </table:table-cell>
          <table:table-cell office:value-type="float" office:value="0.00791836" calcext:value-type="float">
            <text:p>0.00791836</text:p>
          </table:table-cell>
          <table:table-cell table:formula="of:=([.A3644]*[.A3644])" office:value-type="float" office:value="0.00003922391641" calcext:value-type="float">
            <text:p>0.00003922391641</text:p>
          </table:table-cell>
          <table:table-cell table:formula="of:=([.A3644]-[.B3644])*([.A3644]-[.B3644])" office:value-type="float" office:value="0.0000027405478116" calcext:value-type="float">
            <text:p>0.0000027405478116</text:p>
          </table:table-cell>
          <table:table-cell table:number-columns-repeated="2"/>
        </table:table-row>
        <table:table-row table:style-name="ro1">
          <table:table-cell office:value-type="float" office:value="0.0564233" calcext:value-type="float">
            <text:p>0.0564233</text:p>
          </table:table-cell>
          <table:table-cell office:value-type="float" office:value="0.0814652" calcext:value-type="float">
            <text:p>0.0814652</text:p>
          </table:table-cell>
          <table:table-cell table:formula="of:=([.A3645]*[.A3645])" office:value-type="float" office:value="0.00318358878289" calcext:value-type="float">
            <text:p>0.00318358878289</text:p>
          </table:table-cell>
          <table:table-cell table:formula="of:=([.A3645]-[.B3645])*([.A3645]-[.B3645])" office:value-type="float" office:value="0.00062709675561" calcext:value-type="float">
            <text:p>0.00062709675561</text:p>
          </table:table-cell>
          <table:table-cell table:number-columns-repeated="2"/>
        </table:table-row>
        <table:table-row table:style-name="ro1">
          <table:table-cell office:value-type="float" office:value="0.0564233" calcext:value-type="float">
            <text:p>0.0564233</text:p>
          </table:table-cell>
          <table:table-cell office:value-type="float" office:value="0.109709" calcext:value-type="float">
            <text:p>0.109709</text:p>
          </table:table-cell>
          <table:table-cell table:formula="of:=([.A3646]*[.A3646])" office:value-type="float" office:value="0.00318358878289" calcext:value-type="float">
            <text:p>0.00318358878289</text:p>
          </table:table-cell>
          <table:table-cell table:formula="of:=([.A3646]-[.B3646])*([.A3646]-[.B3646])" office:value-type="float" office:value="0.00283936582449" calcext:value-type="float">
            <text:p>0.00283936582449</text:p>
          </table:table-cell>
          <table:table-cell table:number-columns-repeated="2"/>
        </table:table-row>
        <table:table-row table:style-name="ro1">
          <table:table-cell office:value-type="float" office:value="0.0582231" calcext:value-type="float">
            <text:p>0.0582231</text:p>
          </table:table-cell>
          <table:table-cell office:value-type="float" office:value="0.0718277" calcext:value-type="float">
            <text:p>0.0718277</text:p>
          </table:table-cell>
          <table:table-cell table:formula="of:=([.A3647]*[.A3647])" office:value-type="float" office:value="0.00338992937361" calcext:value-type="float">
            <text:p>0.00338992937361</text:p>
          </table:table-cell>
          <table:table-cell table:formula="of:=([.A3647]-[.B3647])*([.A3647]-[.B3647])" office:value-type="float" office:value="0.00018508514116" calcext:value-type="float">
            <text:p>0.00018508514116</text:p>
          </table:table-cell>
          <table:table-cell table:number-columns-repeated="2"/>
        </table:table-row>
        <table:table-row table:style-name="ro1">
          <table:table-cell office:value-type="float" office:value="0.0582232" calcext:value-type="float">
            <text:p>0.0582232</text:p>
          </table:table-cell>
          <table:table-cell office:value-type="float" office:value="0.033053" calcext:value-type="float">
            <text:p>0.033053</text:p>
          </table:table-cell>
          <table:table-cell table:formula="of:=([.A3648]*[.A3648])" office:value-type="float" office:value="0.00338994101824" calcext:value-type="float">
            <text:p>0.00338994101824</text:p>
          </table:table-cell>
          <table:table-cell table:formula="of:=([.A3648]-[.B3648])*([.A3648]-[.B3648])" office:value-type="float" office:value="0.00063353896804" calcext:value-type="float">
            <text:p>0.00063353896804</text:p>
          </table:table-cell>
          <table:table-cell table:number-columns-repeated="2"/>
        </table:table-row>
        <table:table-row table:style-name="ro1">
          <table:table-cell office:value-type="float" office:value="0.0582232" calcext:value-type="float">
            <text:p>0.0582232</text:p>
          </table:table-cell>
          <table:table-cell office:value-type="float" office:value="0.034353" calcext:value-type="float">
            <text:p>0.034353</text:p>
          </table:table-cell>
          <table:table-cell table:formula="of:=([.A3649]*[.A3649])" office:value-type="float" office:value="0.00338994101824" calcext:value-type="float">
            <text:p>0.00338994101824</text:p>
          </table:table-cell>
          <table:table-cell table:formula="of:=([.A3649]-[.B3649])*([.A3649]-[.B3649])" office:value-type="float" office:value="0.00056978644804" calcext:value-type="float">
            <text:p>0.00056978644804</text:p>
          </table:table-cell>
          <table:table-cell table:number-columns-repeated="2"/>
        </table:table-row>
        <table:table-row table:style-name="ro1">
          <table:table-cell office:value-type="float" office:value="0.0582232" calcext:value-type="float">
            <text:p>0.0582232</text:p>
          </table:table-cell>
          <table:table-cell office:value-type="float" office:value="0.110244" calcext:value-type="float">
            <text:p>0.110244</text:p>
          </table:table-cell>
          <table:table-cell table:formula="of:=([.A3650]*[.A3650])" office:value-type="float" office:value="0.00338994101824" calcext:value-type="float">
            <text:p>0.00338994101824</text:p>
          </table:table-cell>
          <table:table-cell table:formula="of:=([.A3650]-[.B3650])*([.A3650]-[.B3650])" office:value-type="float" office:value="0.00270616363264" calcext:value-type="float">
            <text:p>0.00270616363264</text:p>
          </table:table-cell>
          <table:table-cell table:number-columns-repeated="2"/>
        </table:table-row>
        <table:table-row table:style-name="ro1">
          <table:table-cell office:value-type="float" office:value="0.0712237" calcext:value-type="float">
            <text:p>0.0712237</text:p>
          </table:table-cell>
          <table:table-cell office:value-type="float" office:value="0.193365" calcext:value-type="float">
            <text:p>0.193365</text:p>
          </table:table-cell>
          <table:table-cell table:formula="of:=([.A3651]*[.A3651])" office:value-type="float" office:value="0.00507281544169" calcext:value-type="float">
            <text:p>0.00507281544169</text:p>
          </table:table-cell>
          <table:table-cell table:formula="of:=([.A3651]-[.B3651])*([.A3651]-[.B3651])" office:value-type="float" office:value="0.01491849716569" calcext:value-type="float">
            <text:p>0.01491849716569</text:p>
          </table:table-cell>
          <table:table-cell table:number-columns-repeated="2"/>
        </table:table-row>
        <table:table-row table:style-name="ro1">
          <table:table-cell office:value-type="float" office:value="0.145345" calcext:value-type="float">
            <text:p>0.145345</text:p>
          </table:table-cell>
          <table:table-cell office:value-type="float" office:value="0.21432" calcext:value-type="float">
            <text:p>0.21432</text:p>
          </table:table-cell>
          <table:table-cell table:formula="of:=([.A3652]*[.A3652])" office:value-type="float" office:value="0.021125169025" calcext:value-type="float">
            <text:p>0.021125169025</text:p>
          </table:table-cell>
          <table:table-cell table:formula="of:=([.A3652]-[.B3652])*([.A3652]-[.B3652])" office:value-type="float" office:value="0.004757550625" calcext:value-type="float">
            <text:p>0.004757550625</text:p>
          </table:table-cell>
          <table:table-cell table:number-columns-repeated="2"/>
        </table:table-row>
        <table:table-row table:style-name="ro1">
          <table:table-cell office:value-type="float" office:value="0.149131" calcext:value-type="float">
            <text:p>0.149131</text:p>
          </table:table-cell>
          <table:table-cell office:value-type="float" office:value="0.225689" calcext:value-type="float">
            <text:p>0.225689</text:p>
          </table:table-cell>
          <table:table-cell table:formula="of:=([.A3653]*[.A3653])" office:value-type="float" office:value="0.022240055161" calcext:value-type="float">
            <text:p>0.022240055161</text:p>
          </table:table-cell>
          <table:table-cell table:formula="of:=([.A3653]-[.B3653])*([.A3653]-[.B3653])" office:value-type="float" office:value="0.005861127364" calcext:value-type="float">
            <text:p>0.005861127364</text:p>
          </table:table-cell>
          <table:table-cell table:number-columns-repeated="2"/>
        </table:table-row>
        <table:table-row table:style-name="ro1">
          <table:table-cell office:value-type="float" office:value="0.149131" calcext:value-type="float">
            <text:p>0.149131</text:p>
          </table:table-cell>
          <table:table-cell office:value-type="float" office:value="0.361424" calcext:value-type="float">
            <text:p>0.361424</text:p>
          </table:table-cell>
          <table:table-cell table:formula="of:=([.A3654]*[.A3654])" office:value-type="float" office:value="0.022240055161" calcext:value-type="float">
            <text:p>0.022240055161</text:p>
          </table:table-cell>
          <table:table-cell table:formula="of:=([.A3654]-[.B3654])*([.A3654]-[.B3654])" office:value-type="float" office:value="0.045068317849" calcext:value-type="float">
            <text:p>0.045068317849</text:p>
          </table:table-cell>
          <table:table-cell table:number-columns-repeated="2"/>
        </table:table-row>
        <table:table-row table:style-name="ro1">
          <table:table-cell office:value-type="float" office:value="0.288452" calcext:value-type="float">
            <text:p>0.288452</text:p>
          </table:table-cell>
          <table:table-cell office:value-type="float" office:value="0.614665" calcext:value-type="float">
            <text:p>0.614665</text:p>
          </table:table-cell>
          <table:table-cell table:formula="of:=([.A3655]*[.A3655])" office:value-type="float" office:value="0.083204556304" calcext:value-type="float">
            <text:p>0.083204556304</text:p>
          </table:table-cell>
          <table:table-cell table:formula="of:=([.A3655]-[.B3655])*([.A3655]-[.B3655])" office:value-type="float" office:value="0.106414921369" calcext:value-type="float">
            <text:p>0.106414921369</text:p>
          </table:table-cell>
          <table:table-cell table:number-columns-repeated="2"/>
        </table:table-row>
        <table:table-row table:style-name="ro1">
          <table:table-cell office:value-type="float" office:value="0.288452" calcext:value-type="float">
            <text:p>0.288452</text:p>
          </table:table-cell>
          <table:table-cell office:value-type="float" office:value="0.638799" calcext:value-type="float">
            <text:p>0.638799</text:p>
          </table:table-cell>
          <table:table-cell table:formula="of:=([.A3656]*[.A3656])" office:value-type="float" office:value="0.083204556304" calcext:value-type="float">
            <text:p>0.083204556304</text:p>
          </table:table-cell>
          <table:table-cell table:formula="of:=([.A3656]-[.B3656])*([.A3656]-[.B3656])" office:value-type="float" office:value="0.122743020409" calcext:value-type="float">
            <text:p>0.122743020409</text:p>
          </table:table-cell>
          <table:table-cell table:number-columns-repeated="2"/>
        </table:table-row>
        <table:table-row table:style-name="ro1">
          <table:table-cell office:value-type="float" office:value="0.424941" calcext:value-type="float">
            <text:p>0.424941</text:p>
          </table:table-cell>
          <table:table-cell office:value-type="float" office:value="0.642688" calcext:value-type="float">
            <text:p>0.642688</text:p>
          </table:table-cell>
          <table:table-cell table:formula="of:=([.A3657]*[.A3657])" office:value-type="float" office:value="0.180574853481" calcext:value-type="float">
            <text:p>0.180574853481</text:p>
          </table:table-cell>
          <table:table-cell table:formula="of:=([.A3657]-[.B3657])*([.A3657]-[.B3657])" office:value-type="float" office:value="0.047413756009" calcext:value-type="float">
            <text:p>0.047413756009</text:p>
          </table:table-cell>
          <table:table-cell table:number-columns-repeated="2"/>
        </table:table-row>
        <table:table-row table:style-name="ro1">
          <table:table-cell office:value-type="float" office:value="0.331007" calcext:value-type="float">
            <text:p>0.331007</text:p>
          </table:table-cell>
          <table:table-cell office:value-type="float" office:value="0.582153" calcext:value-type="float">
            <text:p>0.582153</text:p>
          </table:table-cell>
          <table:table-cell table:formula="of:=([.A3658]*[.A3658])" office:value-type="float" office:value="0.109565634049" calcext:value-type="float">
            <text:p>0.109565634049</text:p>
          </table:table-cell>
          <table:table-cell table:formula="of:=([.A3658]-[.B3658])*([.A3658]-[.B3658])" office:value-type="float" office:value="0.063074313316" calcext:value-type="float">
            <text:p>0.063074313316</text:p>
          </table:table-cell>
          <table:table-cell table:number-columns-repeated="2"/>
        </table:table-row>
        <table:table-row table:style-name="ro1">
          <table:table-cell office:value-type="float" office:value="0.331007" calcext:value-type="float">
            <text:p>0.331007</text:p>
          </table:table-cell>
          <table:table-cell office:value-type="float" office:value="0.551026" calcext:value-type="float">
            <text:p>0.551026</text:p>
          </table:table-cell>
          <table:table-cell table:formula="of:=([.A3659]*[.A3659])" office:value-type="float" office:value="0.109565634049" calcext:value-type="float">
            <text:p>0.109565634049</text:p>
          </table:table-cell>
          <table:table-cell table:formula="of:=([.A3659]-[.B3659])*([.A3659]-[.B3659])" office:value-type="float" office:value="0.048408360361" calcext:value-type="float">
            <text:p>0.048408360361</text:p>
          </table:table-cell>
          <table:table-cell table:number-columns-repeated="2"/>
        </table:table-row>
        <table:table-row table:style-name="ro1">
          <table:table-cell office:value-type="float" office:value="0.416545" calcext:value-type="float">
            <text:p>0.416545</text:p>
          </table:table-cell>
          <table:table-cell office:value-type="float" office:value="0.635595" calcext:value-type="float">
            <text:p>0.635595</text:p>
          </table:table-cell>
          <table:table-cell table:formula="of:=([.A3660]*[.A3660])" office:value-type="float" office:value="0.173509737025" calcext:value-type="float">
            <text:p>0.173509737025</text:p>
          </table:table-cell>
          <table:table-cell table:formula="of:=([.A3660]-[.B3660])*([.A3660]-[.B3660])" office:value-type="float" office:value="0.0479829025" calcext:value-type="float">
            <text:p>0.0479829025</text:p>
          </table:table-cell>
          <table:table-cell table:number-columns-repeated="2"/>
        </table:table-row>
        <table:table-row table:style-name="ro1">
          <table:table-cell office:value-type="float" office:value="0.672691" calcext:value-type="float">
            <text:p>0.672691</text:p>
          </table:table-cell>
          <table:table-cell office:value-type="float" office:value="0.706454" calcext:value-type="float">
            <text:p>0.706454</text:p>
          </table:table-cell>
          <table:table-cell table:formula="of:=([.A3661]*[.A3661])" office:value-type="float" office:value="0.452513181481" calcext:value-type="float">
            <text:p>0.452513181481</text:p>
          </table:table-cell>
          <table:table-cell table:formula="of:=([.A3661]-[.B3661])*([.A3661]-[.B3661])" office:value-type="float" office:value="0.001139940169" calcext:value-type="float">
            <text:p>0.001139940169</text:p>
          </table:table-cell>
          <table:table-cell table:number-columns-repeated="2"/>
        </table:table-row>
        <table:table-row table:style-name="ro1">
          <table:table-cell office:value-type="float" office:value="0.67269" calcext:value-type="float">
            <text:p>0.67269</text:p>
          </table:table-cell>
          <table:table-cell office:value-type="float" office:value="0.783406" calcext:value-type="float">
            <text:p>0.783406</text:p>
          </table:table-cell>
          <table:table-cell table:formula="of:=([.A3662]*[.A3662])" office:value-type="float" office:value="0.4525118361" calcext:value-type="float">
            <text:p>0.4525118361</text:p>
          </table:table-cell>
          <table:table-cell table:formula="of:=([.A3662]-[.B3662])*([.A3662]-[.B3662])" office:value-type="float" office:value="0.012258032656" calcext:value-type="float">
            <text:p>0.012258032656</text:p>
          </table:table-cell>
          <table:table-cell table:number-columns-repeated="2"/>
        </table:table-row>
        <table:table-row table:style-name="ro1">
          <table:table-cell office:value-type="float" office:value="0.776276" calcext:value-type="float">
            <text:p>0.776276</text:p>
          </table:table-cell>
          <table:table-cell office:value-type="float" office:value="0.874286" calcext:value-type="float">
            <text:p>0.874286</text:p>
          </table:table-cell>
          <table:table-cell table:formula="of:=([.A3663]*[.A3663])" office:value-type="float" office:value="0.602604428176" calcext:value-type="float">
            <text:p>0.602604428176</text:p>
          </table:table-cell>
          <table:table-cell table:formula="of:=([.A3663]-[.B3663])*([.A3663]-[.B3663])" office:value-type="float" office:value="0.00960596010000001" calcext:value-type="float">
            <text:p>0.00960596010000001</text:p>
          </table:table-cell>
          <table:table-cell table:number-columns-repeated="2"/>
        </table:table-row>
        <table:table-row table:style-name="ro1">
          <table:table-cell office:value-type="float" office:value="0.80765" calcext:value-type="float">
            <text:p>0.80765</text:p>
          </table:table-cell>
          <table:table-cell office:value-type="float" office:value="0.949534" calcext:value-type="float">
            <text:p>0.949534</text:p>
          </table:table-cell>
          <table:table-cell table:formula="of:=([.A3664]*[.A3664])" office:value-type="float" office:value="0.6522985225" calcext:value-type="float">
            <text:p>0.6522985225</text:p>
          </table:table-cell>
          <table:table-cell table:formula="of:=([.A3664]-[.B3664])*([.A3664]-[.B3664])" office:value-type="float" office:value="0.020131069456" calcext:value-type="float">
            <text:p>0.020131069456</text:p>
          </table:table-cell>
          <table:table-cell table:number-columns-repeated="2"/>
        </table:table-row>
        <table:table-row table:style-name="ro1">
          <table:table-cell office:value-type="float" office:value="0.886436" calcext:value-type="float">
            <text:p>0.886436</text:p>
          </table:table-cell>
          <table:table-cell office:value-type="float" office:value="0.978089" calcext:value-type="float">
            <text:p>0.978089</text:p>
          </table:table-cell>
          <table:table-cell table:formula="of:=([.A3665]*[.A3665])" office:value-type="float" office:value="0.785768782096" calcext:value-type="float">
            <text:p>0.785768782096</text:p>
          </table:table-cell>
          <table:table-cell table:formula="of:=([.A3665]-[.B3665])*([.A3665]-[.B3665])" office:value-type="float" office:value="0.008400272409" calcext:value-type="float">
            <text:p>0.008400272409</text:p>
          </table:table-cell>
          <table:table-cell table:number-columns-repeated="2"/>
        </table:table-row>
        <table:table-row table:style-name="ro1">
          <table:table-cell office:value-type="float" office:value="0.977115" calcext:value-type="float">
            <text:p>0.977115</text:p>
          </table:table-cell>
          <table:table-cell office:value-type="float" office:value="0.991479" calcext:value-type="float">
            <text:p>0.991479</text:p>
          </table:table-cell>
          <table:table-cell table:formula="of:=([.A3666]*[.A3666])" office:value-type="float" office:value="0.954753723225" calcext:value-type="float">
            <text:p>0.954753723225</text:p>
          </table:table-cell>
          <table:table-cell table:formula="of:=([.A3666]-[.B3666])*([.A3666]-[.B3666])" office:value-type="float" office:value="0.000206324496000001" calcext:value-type="float">
            <text:p>0.000206324496000001</text:p>
          </table:table-cell>
          <table:table-cell table:number-columns-repeated="2"/>
        </table:table-row>
        <table:table-row table:style-name="ro1">
          <table:table-cell office:value-type="float" office:value="0.994242" calcext:value-type="float">
            <text:p>0.994242</text:p>
          </table:table-cell>
          <table:table-cell office:value-type="float" office:value="0.999997" calcext:value-type="float">
            <text:p>0.999997</text:p>
          </table:table-cell>
          <table:table-cell table:formula="of:=([.A3667]*[.A3667])" office:value-type="float" office:value="0.988517154564" calcext:value-type="float">
            <text:p>0.988517154564</text:p>
          </table:table-cell>
          <table:table-cell table:formula="of:=([.A3667]-[.B3667])*([.A3667]-[.B3667])" office:value-type="float" office:value="0.0000331200250000008" calcext:value-type="float">
            <text:p>3.31200250000008E-05</text:p>
          </table:table-cell>
          <table:table-cell table:number-columns-repeated="2"/>
        </table:table-row>
        <table:table-row table:style-name="ro1">
          <table:table-cell office:value-type="float" office:value="0.00000584126" calcext:value-type="float">
            <text:p>0.00000584126</text:p>
          </table:table-cell>
          <table:table-cell office:value-type="float" office:value="0.0000028956" calcext:value-type="float">
            <text:p>0.0000028956</text:p>
          </table:table-cell>
          <table:table-cell table:formula="of:=([.A3668]*[.A3668])" office:value-type="float" office:value="0.00000000003412031839" calcext:value-type="float">
            <text:p>3.41203183876E-11</text:p>
          </table:table-cell>
          <table:table-cell table:formula="of:=([.A3668]-[.B3668])*([.A3668]-[.B3668])" office:value-type="float" office:value="0.00000000000867691284" calcext:value-type="float">
            <text:p>8.6769128356E-12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00481087" calcext:value-type="float">
            <text:p>0.0000481087</text:p>
          </table:table-cell>
          <table:table-cell table:formula="of:=([.A3669]*[.A3669])" office:value-type="float" office:value="0.00000000001790923152" calcext:value-type="float">
            <text:p>1.79092315249E-11</text:p>
          </table:table-cell>
          <table:table-cell table:formula="of:=([.A3669]-[.B3669])*([.A3669]-[.B3669])" office:value-type="float" office:value="0.00000000192517094563" calcext:value-type="float">
            <text:p>1.9251709456329E-09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124731" calcext:value-type="float">
            <text:p>0.00124731</text:p>
          </table:table-cell>
          <table:table-cell table:formula="of:=([.A3670]*[.A3670])" office:value-type="float" office:value="0.00000000001790923152" calcext:value-type="float">
            <text:p>1.79092315249E-11</text:p>
          </table:table-cell>
          <table:table-cell table:formula="of:=([.A3670]-[.B3670])*([.A3670]-[.B3670])" office:value-type="float" office:value="0.00000154524308811493" calcext:value-type="float">
            <text:p>1.54524308811493E-06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359296" calcext:value-type="float">
            <text:p>0.00359296</text:p>
          </table:table-cell>
          <table:table-cell table:formula="of:=([.A3671]*[.A3671])" office:value-type="float" office:value="0.00000000001790923152" calcext:value-type="float">
            <text:p>1.79092315249E-11</text:p>
          </table:table-cell>
          <table:table-cell table:formula="of:=([.A3671]-[.B3671])*([.A3671]-[.B3671])" office:value-type="float" office:value="0.0000128789691604059" calcext:value-type="float">
            <text:p>1.28789691604059E-05</text:p>
          </table:table-cell>
          <table:table-cell table:number-columns-repeated="2"/>
        </table:table-row>
        <table:table-row table:style-name="ro1">
          <table:table-cell office:value-type="float" office:value="0.00000423193" calcext:value-type="float">
            <text:p>0.00000423193</text:p>
          </table:table-cell>
          <table:table-cell office:value-type="float" office:value="0.00669807" calcext:value-type="float">
            <text:p>0.00669807</text:p>
          </table:table-cell>
          <table:table-cell table:formula="of:=([.A3672]*[.A3672])" office:value-type="float" office:value="0.00000000001790923152" calcext:value-type="float">
            <text:p>1.79092315249E-11</text:p>
          </table:table-cell>
          <table:table-cell table:formula="of:=([.A3672]-[.B3672])*([.A3672]-[.B3672])" office:value-type="float" office:value="0.0000448074681073813" calcext:value-type="float">
            <text:p>4.48074681073813E-05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0736907" calcext:value-type="float">
            <text:p>0.000736907</text:p>
          </table:table-cell>
          <table:table-cell table:formula="of:=([.A3673]*[.A3673])" office:value-type="float" office:value="0.00000000003842611325" calcext:value-type="float">
            <text:p>3.84261132544E-11</text:p>
          </table:table-cell>
          <table:table-cell table:formula="of:=([.A3673]-[.B3673])*([.A3673]-[.B3673])" office:value-type="float" office:value="0.00000053393435663394" calcext:value-type="float">
            <text:p>5.33934356633934E-07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0978531" calcext:value-type="float">
            <text:p>0.000978531</text:p>
          </table:table-cell>
          <table:table-cell table:formula="of:=([.A3674]*[.A3674])" office:value-type="float" office:value="0.00000000003842611325" calcext:value-type="float">
            <text:p>3.84261132544E-11</text:p>
          </table:table-cell>
          <table:table-cell table:formula="of:=([.A3674]-[.B3674])*([.A3674]-[.B3674])" office:value-type="float" office:value="0.0000009454297515837" calcext:value-type="float">
            <text:p>9.45429751583694E-07</text:p>
          </table:table-cell>
          <table:table-cell table:number-columns-repeated="2"/>
        </table:table-row>
        <table:table-row table:style-name="ro1">
          <table:table-cell office:value-type="float" office:value="0.00000619888" calcext:value-type="float">
            <text:p>0.00000619888</text:p>
          </table:table-cell>
          <table:table-cell office:value-type="float" office:value="0.00120592" calcext:value-type="float">
            <text:p>0.00120592</text:p>
          </table:table-cell>
          <table:table-cell table:formula="of:=([.A3675]*[.A3675])" office:value-type="float" office:value="0.00000000003842611325" calcext:value-type="float">
            <text:p>3.84261132544E-11</text:p>
          </table:table-cell>
          <table:table-cell table:formula="of:=([.A3675]-[.B3675])*([.A3675]-[.B3675])" office:value-type="float" office:value="0.00000143933076577405" calcext:value-type="float">
            <text:p>1.43933076577405E-06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112361" calcext:value-type="float">
            <text:p>0.000112361</text:p>
          </table:table-cell>
          <table:table-cell table:formula="of:=([.A3676]*[.A3676])" office:value-type="float" office:value="0.00000000000784795402" calcext:value-type="float">
            <text:p>7.8479540164E-12</text:p>
          </table:table-cell>
          <table:table-cell table:formula="of:=([.A3676]-[.B3676])*([.A3676]-[.B3676])" office:value-type="float" office:value="0.00000001200330156978" calcext:value-type="float">
            <text:p>1.20033015697764E-08</text:p>
          </table:table-cell>
          <table:table-cell table:number-columns-repeated="2"/>
        </table:table-row>
        <table:table-row table:style-name="ro1">
          <table:table-cell office:value-type="float" office:value="0.0000216365" calcext:value-type="float">
            <text:p>0.0000216365</text:p>
          </table:table-cell>
          <table:table-cell office:value-type="float" office:value="0.00785602" calcext:value-type="float">
            <text:p>0.00785602</text:p>
          </table:table-cell>
          <table:table-cell table:formula="of:=([.A3677]*[.A3677])" office:value-type="float" office:value="0.00000000046813813225" calcext:value-type="float">
            <text:p>4.6813813225E-10</text:p>
          </table:table-cell>
          <table:table-cell table:formula="of:=([.A3677]-[.B3677])*([.A3677]-[.B3677])" office:value-type="float" office:value="0.0000613775648250723" calcext:value-type="float">
            <text:p>6.13775648250723E-05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120643" calcext:value-type="float">
            <text:p>0.0120643</text:p>
          </table:table-cell>
          <table:table-cell table:formula="of:=([.A3678]*[.A3678])" office:value-type="float" office:value="0.00000000040347953424" calcext:value-type="float">
            <text:p>4.0347953424E-10</text:p>
          </table:table-cell>
          <table:table-cell table:formula="of:=([.A3678]-[.B3678])*([.A3678]-[.B3678])" office:value-type="float" office:value="0.000145063071607054" calcext:value-type="float">
            <text:p>0.000145063071607054</text:p>
          </table:table-cell>
          <table:table-cell table:number-columns-repeated="2"/>
        </table:table-row>
        <table:table-row table:style-name="ro1">
          <table:table-cell office:value-type="float" office:value="0.0000200868" calcext:value-type="float">
            <text:p>0.0000200868</text:p>
          </table:table-cell>
          <table:table-cell office:value-type="float" office:value="0.000248103" calcext:value-type="float">
            <text:p>0.000248103</text:p>
          </table:table-cell>
          <table:table-cell table:formula="of:=([.A3679]*[.A3679])" office:value-type="float" office:value="0.00000000040347953424" calcext:value-type="float">
            <text:p>4.0347953424E-10</text:p>
          </table:table-cell>
          <table:table-cell table:formula="of:=([.A3679]-[.B3679])*([.A3679]-[.B3679])" office:value-type="float" office:value="0.00000005199138746244" calcext:value-type="float">
            <text:p>5.199138746244E-08</text:p>
          </table:table-cell>
          <table:table-cell table:number-columns-repeated="2"/>
        </table:table-row>
        <table:table-row table:style-name="ro1">
          <table:table-cell office:value-type="float" office:value="0.000171483" calcext:value-type="float">
            <text:p>0.000171483</text:p>
          </table:table-cell>
          <table:table-cell office:value-type="float" office:value="0.00691737" calcext:value-type="float">
            <text:p>0.00691737</text:p>
          </table:table-cell>
          <table:table-cell table:formula="of:=([.A3680]*[.A3680])" office:value-type="float" office:value="0.000000029406419289" calcext:value-type="float">
            <text:p>2.9406419289E-08</text:p>
          </table:table-cell>
          <table:table-cell table:formula="of:=([.A3680]-[.B3680])*([.A3680]-[.B3680])" office:value-type="float" office:value="0.000045506991416769" calcext:value-type="float">
            <text:p>4.5506991416769E-05</text:p>
          </table:table-cell>
          <table:table-cell table:number-columns-repeated="2"/>
        </table:table-row>
        <table:table-row table:style-name="ro1">
          <table:table-cell office:value-type="float" office:value="0.000144124" calcext:value-type="float">
            <text:p>0.000144124</text:p>
          </table:table-cell>
          <table:table-cell office:value-type="float" office:value="0.00000408025" calcext:value-type="float">
            <text:p>0.00000408025</text:p>
          </table:table-cell>
          <table:table-cell table:formula="of:=([.A3681]*[.A3681])" office:value-type="float" office:value="0.000000020771727376" calcext:value-type="float">
            <text:p>2.0771727376E-08</text:p>
          </table:table-cell>
          <table:table-cell table:formula="of:=([.A3681]-[.B3681])*([.A3681]-[.B3681])" office:value-type="float" office:value="0.00000001961225191406" calcext:value-type="float">
            <text:p>1.96122519140625E-08</text:p>
          </table:table-cell>
          <table:table-cell table:number-columns-repeated="2"/>
        </table:table-row>
        <table:table-row table:style-name="ro1">
          <table:table-cell office:value-type="float" office:value="0.0000968575" calcext:value-type="float">
            <text:p>0.0000968575</text:p>
          </table:table-cell>
          <table:table-cell office:value-type="float" office:value="0.0000481158" calcext:value-type="float">
            <text:p>0.0000481158</text:p>
          </table:table-cell>
          <table:table-cell table:formula="of:=([.A3682]*[.A3682])" office:value-type="float" office:value="0.00000000938137530625" calcext:value-type="float">
            <text:p>9.38137530625E-09</text:p>
          </table:table-cell>
          <table:table-cell table:formula="of:=([.A3682]-[.B3682])*([.A3682]-[.B3682])" office:value-type="float" office:value="0.00000000237575331889" calcext:value-type="float">
            <text:p>2.37575331889E-09</text:p>
          </table:table-cell>
          <table:table-cell table:number-columns-repeated="2"/>
        </table:table-row>
        <table:table-row table:style-name="ro1">
          <table:table-cell office:value-type="float" office:value="0.000231862" calcext:value-type="float">
            <text:p>0.000231862</text:p>
          </table:table-cell>
          <table:table-cell office:value-type="float" office:value="0.0000188949" calcext:value-type="float">
            <text:p>0.0000188949</text:p>
          </table:table-cell>
          <table:table-cell table:formula="of:=([.A3683]*[.A3683])" office:value-type="float" office:value="0.000000053759987044" calcext:value-type="float">
            <text:p>5.3759987044E-08</text:p>
          </table:table-cell>
          <table:table-cell table:formula="of:=([.A3683]-[.B3683])*([.A3683]-[.B3683])" office:value-type="float" office:value="0.00000004535498568241" calcext:value-type="float">
            <text:p>4.535498568241E-08</text:p>
          </table:table-cell>
          <table:table-cell table:number-columns-repeated="2"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0000498051" calcext:value-type="float">
            <text:p>0.000000498051</text:p>
          </table:table-cell>
          <table:table-cell table:formula="of:=([.A3684]*[.A3684])" office:value-type="float" office:value="0.00000000102068109361" calcext:value-type="float">
            <text:p>1.02068109361E-09</text:p>
          </table:table-cell>
          <table:table-cell table:formula="of:=([.A3684]-[.B3684])*([.A3684]-[.B3684])" office:value-type="float" office:value="0.0000000009891055821" calcext:value-type="float">
            <text:p>9.89105582102401E-10</text:p>
          </table:table-cell>
          <table:table-cell table:number-columns-repeated="2"/>
        </table:table-row>
        <table:table-row table:style-name="ro1">
          <table:table-cell office:value-type="float" office:value="0.000175238" calcext:value-type="float">
            <text:p>0.000175238</text:p>
          </table:table-cell>
          <table:table-cell office:value-type="float" office:value="0.00916937" calcext:value-type="float">
            <text:p>0.00916937</text:p>
          </table:table-cell>
          <table:table-cell table:formula="of:=([.A3685]*[.A3685])" office:value-type="float" office:value="0.000000030708356644" calcext:value-type="float">
            <text:p>3.0708356644E-08</text:p>
          </table:table-cell>
          <table:table-cell table:formula="of:=([.A3685]-[.B3685])*([.A3685]-[.B3685])" office:value-type="float" office:value="0.000080894410433424" calcext:value-type="float">
            <text:p>8.0894410433424E-05</text:p>
          </table:table-cell>
          <table:table-cell table:number-columns-repeated="2"/>
        </table:table-row>
        <table:table-row table:style-name="ro1">
          <table:table-cell office:value-type="float" office:value="0.0284457" calcext:value-type="float">
            <text:p>0.0284457</text:p>
          </table:table-cell>
          <table:table-cell office:value-type="float" office:value="0.00207828" calcext:value-type="float">
            <text:p>0.00207828</text:p>
          </table:table-cell>
          <table:table-cell table:formula="of:=([.A3686]*[.A3686])" office:value-type="float" office:value="0.00080915784849" calcext:value-type="float">
            <text:p>0.00080915784849</text:p>
          </table:table-cell>
          <table:table-cell table:formula="of:=([.A3686]-[.B3686])*([.A3686]-[.B3686])" office:value-type="float" office:value="0.0006952408374564" calcext:value-type="float">
            <text:p>0.0006952408374564</text:p>
          </table:table-cell>
          <table:table-cell table:number-columns-repeated="2"/>
        </table:table-row>
        <table:table-row table:style-name="ro1">
          <table:table-cell office:value-type="float" office:value="0.0284457" calcext:value-type="float">
            <text:p>0.0284457</text:p>
          </table:table-cell>
          <table:table-cell office:value-type="float" office:value="0.0156831" calcext:value-type="float">
            <text:p>0.0156831</text:p>
          </table:table-cell>
          <table:table-cell table:formula="of:=([.A3687]*[.A3687])" office:value-type="float" office:value="0.00080915784849" calcext:value-type="float">
            <text:p>0.00080915784849</text:p>
          </table:table-cell>
          <table:table-cell table:formula="of:=([.A3687]-[.B3687])*([.A3687]-[.B3687])" office:value-type="float" office:value="0.00016288395876" calcext:value-type="float">
            <text:p>0.00016288395876</text:p>
          </table:table-cell>
          <table:table-cell table:number-columns-repeated="2"/>
        </table:table-row>
        <table:table-row table:style-name="ro1">
          <table:table-cell office:value-type="float" office:value="0.0277956" calcext:value-type="float">
            <text:p>0.0277956</text:p>
          </table:table-cell>
          <table:table-cell office:value-type="float" office:value="0.0966407" calcext:value-type="float">
            <text:p>0.0966407</text:p>
          </table:table-cell>
          <table:table-cell table:formula="of:=([.A3688]*[.A3688])" office:value-type="float" office:value="0.00077259537936" calcext:value-type="float">
            <text:p>0.00077259537936</text:p>
          </table:table-cell>
          <table:table-cell table:formula="of:=([.A3688]-[.B3688])*([.A3688]-[.B3688])" office:value-type="float" office:value="0.00473964779401" calcext:value-type="float">
            <text:p>0.00473964779401</text:p>
          </table:table-cell>
          <table:table-cell table:number-columns-repeated="2"/>
        </table:table-row>
        <table:table-row table:style-name="ro1">
          <table:table-cell office:value-type="float" office:value="0.113053" calcext:value-type="float">
            <text:p>0.113053</text:p>
          </table:table-cell>
          <table:table-cell office:value-type="float" office:value="0.0954704" calcext:value-type="float">
            <text:p>0.0954704</text:p>
          </table:table-cell>
          <table:table-cell table:formula="of:=([.A3689]*[.A3689])" office:value-type="float" office:value="0.012780980809" calcext:value-type="float">
            <text:p>0.012780980809</text:p>
          </table:table-cell>
          <table:table-cell table:formula="of:=([.A3689]-[.B3689])*([.A3689]-[.B3689])" office:value-type="float" office:value="0.00030914782276" calcext:value-type="float">
            <text:p>0.00030914782276</text:p>
          </table:table-cell>
          <table:table-cell table:number-columns-repeated="2"/>
        </table:table-row>
        <table:table-row table:style-name="ro1">
          <table:table-cell office:value-type="float" office:value="0.113053" calcext:value-type="float">
            <text:p>0.113053</text:p>
          </table:table-cell>
          <table:table-cell office:value-type="float" office:value="0.0990484" calcext:value-type="float">
            <text:p>0.0990484</text:p>
          </table:table-cell>
          <table:table-cell table:formula="of:=([.A3690]*[.A3690])" office:value-type="float" office:value="0.012780980809" calcext:value-type="float">
            <text:p>0.012780980809</text:p>
          </table:table-cell>
          <table:table-cell table:formula="of:=([.A3690]-[.B3690])*([.A3690]-[.B3690])" office:value-type="float" office:value="0.00019612882116" calcext:value-type="float">
            <text:p>0.00019612882116</text:p>
          </table:table-cell>
          <table:table-cell table:number-columns-repeated="2"/>
        </table:table-row>
        <table:table-row table:style-name="ro1">
          <table:table-cell office:value-type="float" office:value="0.113053" calcext:value-type="float">
            <text:p>0.113053</text:p>
          </table:table-cell>
          <table:table-cell office:value-type="float" office:value="0.115177" calcext:value-type="float">
            <text:p>0.115177</text:p>
          </table:table-cell>
          <table:table-cell table:formula="of:=([.A3691]*[.A3691])" office:value-type="float" office:value="0.012780980809" calcext:value-type="float">
            <text:p>0.012780980809</text:p>
          </table:table-cell>
          <table:table-cell table:formula="of:=([.A3691]-[.B3691])*([.A3691]-[.B3691])" office:value-type="float" office:value="0.00000451137600000001" calcext:value-type="float">
            <text:p>0.00000451137600000001</text:p>
          </table:table-cell>
          <table:table-cell table:number-columns-repeated="2"/>
        </table:table-row>
        <table:table-row table:style-name="ro1">
          <table:table-cell office:value-type="float" office:value="0.180068" calcext:value-type="float">
            <text:p>0.180068</text:p>
          </table:table-cell>
          <table:table-cell office:value-type="float" office:value="0.178247" calcext:value-type="float">
            <text:p>0.178247</text:p>
          </table:table-cell>
          <table:table-cell table:formula="of:=([.A3692]*[.A3692])" office:value-type="float" office:value="0.032424484624" calcext:value-type="float">
            <text:p>0.032424484624</text:p>
          </table:table-cell>
          <table:table-cell table:formula="of:=([.A3692]-[.B3692])*([.A3692]-[.B3692])" office:value-type="float" office:value="0.00000331604100000006" calcext:value-type="float">
            <text:p>3.31604100000006E-06</text:p>
          </table:table-cell>
          <table:table-cell table:number-columns-repeated="2"/>
        </table:table-row>
        <table:table-row table:style-name="ro1">
          <table:table-cell office:value-type="float" office:value="0.251999" calcext:value-type="float">
            <text:p>0.251999</text:p>
          </table:table-cell>
          <table:table-cell office:value-type="float" office:value="0.58866" calcext:value-type="float">
            <text:p>0.58866</text:p>
          </table:table-cell>
          <table:table-cell table:formula="of:=([.A3693]*[.A3693])" office:value-type="float" office:value="0.063503496001" calcext:value-type="float">
            <text:p>0.063503496001</text:p>
          </table:table-cell>
          <table:table-cell table:formula="of:=([.A3693]-[.B3693])*([.A3693]-[.B3693])" office:value-type="float" office:value="0.113340628921" calcext:value-type="float">
            <text:p>0.113340628921</text:p>
          </table:table-cell>
          <table:table-cell table:number-columns-repeated="2"/>
        </table:table-row>
        <table:table-row table:style-name="ro1">
          <table:table-cell office:value-type="float" office:value="0.251999" calcext:value-type="float">
            <text:p>0.251999</text:p>
          </table:table-cell>
          <table:table-cell office:value-type="float" office:value="0.611168" calcext:value-type="float">
            <text:p>0.611168</text:p>
          </table:table-cell>
          <table:table-cell table:formula="of:=([.A3694]*[.A3694])" office:value-type="float" office:value="0.063503496001" calcext:value-type="float">
            <text:p>0.063503496001</text:p>
          </table:table-cell>
          <table:table-cell table:formula="of:=([.A3694]-[.B3694])*([.A3694]-[.B3694])" office:value-type="float" office:value="0.129002370561" calcext:value-type="float">
            <text:p>0.129002370561</text:p>
          </table:table-cell>
          <table:table-cell table:number-columns-repeated="2"/>
        </table:table-row>
        <table:table-row table:style-name="ro1">
          <table:table-cell office:value-type="float" office:value="0.353276" calcext:value-type="float">
            <text:p>0.353276</text:p>
          </table:table-cell>
          <table:table-cell office:value-type="float" office:value="0.536737" calcext:value-type="float">
            <text:p>0.536737</text:p>
          </table:table-cell>
          <table:table-cell table:formula="of:=([.A3695]*[.A3695])" office:value-type="float" office:value="0.124803932176" calcext:value-type="float">
            <text:p>0.124803932176</text:p>
          </table:table-cell>
          <table:table-cell table:formula="of:=([.A3695]-[.B3695])*([.A3695]-[.B3695])" office:value-type="float" office:value="0.033657938521" calcext:value-type="float">
            <text:p>0.033657938521</text:p>
          </table:table-cell>
          <table:table-cell table:number-columns-repeated="2"/>
        </table:table-row>
        <table:table-row table:style-name="ro1">
          <table:table-cell office:value-type="float" office:value="0.648501" calcext:value-type="float">
            <text:p>0.648501</text:p>
          </table:table-cell>
          <table:table-cell office:value-type="float" office:value="0.59036" calcext:value-type="float">
            <text:p>0.59036</text:p>
          </table:table-cell>
          <table:table-cell table:formula="of:=([.A3696]*[.A3696])" office:value-type="float" office:value="0.420553547001" calcext:value-type="float">
            <text:p>0.420553547001</text:p>
          </table:table-cell>
          <table:table-cell table:formula="of:=([.A3696]-[.B3696])*([.A3696]-[.B3696])" office:value-type="float" office:value="0.003380375881" calcext:value-type="float">
            <text:p>0.003380375881</text:p>
          </table:table-cell>
          <table:table-cell table:number-columns-repeated="2"/>
        </table:table-row>
        <table:table-row table:style-name="ro1">
          <table:table-cell office:value-type="float" office:value="0.648502" calcext:value-type="float">
            <text:p>0.648502</text:p>
          </table:table-cell>
          <table:table-cell office:value-type="float" office:value="0.615304" calcext:value-type="float">
            <text:p>0.615304</text:p>
          </table:table-cell>
          <table:table-cell table:formula="of:=([.A3697]*[.A3697])" office:value-type="float" office:value="0.420554844004" calcext:value-type="float">
            <text:p>0.420554844004</text:p>
          </table:table-cell>
          <table:table-cell table:formula="of:=([.A3697]-[.B3697])*([.A3697]-[.B3697])" office:value-type="float" office:value="0.001102107204" calcext:value-type="float">
            <text:p>0.001102107204</text:p>
          </table:table-cell>
          <table:table-cell table:number-columns-repeated="2"/>
        </table:table-row>
        <table:table-row table:style-name="ro1">
          <table:table-cell office:value-type="float" office:value="0.648501" calcext:value-type="float">
            <text:p>0.648501</text:p>
          </table:table-cell>
          <table:table-cell office:value-type="float" office:value="0.642439" calcext:value-type="float">
            <text:p>0.642439</text:p>
          </table:table-cell>
          <table:table-cell table:formula="of:=([.A3698]*[.A3698])" office:value-type="float" office:value="0.420553547001" calcext:value-type="float">
            <text:p>0.420553547001</text:p>
          </table:table-cell>
          <table:table-cell table:formula="of:=([.A3698]-[.B3698])*([.A3698]-[.B3698])" office:value-type="float" office:value="0.0000367478440000001" calcext:value-type="float">
            <text:p>3.67478440000001E-05</text:p>
          </table:table-cell>
          <table:table-cell table:number-columns-repeated="2"/>
        </table:table-row>
        <table:table-row table:style-name="ro1">
          <table:table-cell office:value-type="float" office:value="0.648502" calcext:value-type="float">
            <text:p>0.648502</text:p>
          </table:table-cell>
          <table:table-cell office:value-type="float" office:value="0.67199" calcext:value-type="float">
            <text:p>0.67199</text:p>
          </table:table-cell>
          <table:table-cell table:formula="of:=([.A3699]*[.A3699])" office:value-type="float" office:value="0.420554844004" calcext:value-type="float">
            <text:p>0.420554844004</text:p>
          </table:table-cell>
          <table:table-cell table:formula="of:=([.A3699]-[.B3699])*([.A3699]-[.B3699])" office:value-type="float" office:value="0.000551686143999998" calcext:value-type="float">
            <text:p>0.000551686143999998</text:p>
          </table:table-cell>
          <table:table-cell table:number-columns-repeated="2"/>
        </table:table-row>
        <table:table-row table:style-name="ro1">
          <table:table-cell office:value-type="float" office:value="0.865298" calcext:value-type="float">
            <text:p>0.865298</text:p>
          </table:table-cell>
          <table:table-cell office:value-type="float" office:value="0.741473" calcext:value-type="float">
            <text:p>0.741473</text:p>
          </table:table-cell>
          <table:table-cell table:formula="of:=([.A3700]*[.A3700])" office:value-type="float" office:value="0.748740628804" calcext:value-type="float">
            <text:p>0.748740628804</text:p>
          </table:table-cell>
          <table:table-cell table:formula="of:=([.A3700]-[.B3700])*([.A3700]-[.B3700])" office:value-type="float" office:value="0.015332630625" calcext:value-type="float">
            <text:p>0.015332630625</text:p>
          </table:table-cell>
          <table:table-cell table:number-columns-repeated="2"/>
        </table:table-row>
        <table:table-row table:style-name="ro1">
          <table:table-cell office:value-type="float" office:value="0.865298" calcext:value-type="float">
            <text:p>0.865298</text:p>
          </table:table-cell>
          <table:table-cell office:value-type="float" office:value="0.799035" calcext:value-type="float">
            <text:p>0.799035</text:p>
          </table:table-cell>
          <table:table-cell table:formula="of:=([.A3701]*[.A3701])" office:value-type="float" office:value="0.748740628804" calcext:value-type="float">
            <text:p>0.748740628804</text:p>
          </table:table-cell>
          <table:table-cell table:formula="of:=([.A3701]-[.B3701])*([.A3701]-[.B3701])" office:value-type="float" office:value="0.00439078516899999" calcext:value-type="float">
            <text:p>0.00439078516899999</text:p>
          </table:table-cell>
          <table:table-cell table:number-columns-repeated="2"/>
        </table:table-row>
        <table:table-row table:style-name="ro1">
          <table:table-cell office:value-type="float" office:value="0.923998" calcext:value-type="float">
            <text:p>0.923998</text:p>
          </table:table-cell>
          <table:table-cell office:value-type="float" office:value="0.878229" calcext:value-type="float">
            <text:p>0.878229</text:p>
          </table:table-cell>
          <table:table-cell table:formula="of:=([.A3702]*[.A3702])" office:value-type="float" office:value="0.853772304004" calcext:value-type="float">
            <text:p>0.853772304004</text:p>
          </table:table-cell>
          <table:table-cell table:formula="of:=([.A3702]-[.B3702])*([.A3702]-[.B3702])" office:value-type="float" office:value="0.002094801361" calcext:value-type="float">
            <text:p>0.002094801361</text:p>
          </table:table-cell>
          <table:table-cell table:number-columns-repeated="2"/>
        </table:table-row>
        <table:table-row table:style-name="ro1">
          <table:table-cell office:value-type="float" office:value="0.923998" calcext:value-type="float">
            <text:p>0.923998</text:p>
          </table:table-cell>
          <table:table-cell office:value-type="float" office:value="0.914641" calcext:value-type="float">
            <text:p>0.914641</text:p>
          </table:table-cell>
          <table:table-cell table:formula="of:=([.A3703]*[.A3703])" office:value-type="float" office:value="0.853772304004" calcext:value-type="float">
            <text:p>0.853772304004</text:p>
          </table:table-cell>
          <table:table-cell table:formula="of:=([.A3703]-[.B3703])*([.A3703]-[.B3703])" office:value-type="float" office:value="0.000087553448999999" calcext:value-type="float">
            <text:p>8.7553448999999E-05</text:p>
          </table:table-cell>
          <table:table-cell table:number-columns-repeated="2"/>
        </table:table-row>
        <table:table-row table:style-name="ro1">
          <table:table-cell office:value-type="float" office:value="0.94398" calcext:value-type="float">
            <text:p>0.94398</text:p>
          </table:table-cell>
          <table:table-cell office:value-type="float" office:value="0.945136" calcext:value-type="float">
            <text:p>0.945136</text:p>
          </table:table-cell>
          <table:table-cell table:formula="of:=([.A3704]*[.A3704])" office:value-type="float" office:value="0.8910982404" calcext:value-type="float">
            <text:p>0.8910982404</text:p>
          </table:table-cell>
          <table:table-cell table:formula="of:=([.A3704]-[.B3704])*([.A3704]-[.B3704])" office:value-type="float" office:value="0.00000133633599999985" calcext:value-type="float">
            <text:p>1.33633599999985E-06</text:p>
          </table:table-cell>
          <table:table-cell table:number-columns-repeated="2"/>
        </table:table-row>
        <table:table-row table:style-name="ro1">
          <table:table-cell office:value-type="float" office:value="0.943981" calcext:value-type="float">
            <text:p>0.943981</text:p>
          </table:table-cell>
          <table:table-cell office:value-type="float" office:value="0.958075" calcext:value-type="float">
            <text:p>0.958075</text:p>
          </table:table-cell>
          <table:table-cell table:formula="of:=([.A3705]*[.A3705])" office:value-type="float" office:value="0.891100128361" calcext:value-type="float">
            <text:p>0.891100128361</text:p>
          </table:table-cell>
          <table:table-cell table:formula="of:=([.A3705]-[.B3705])*([.A3705]-[.B3705])" office:value-type="float" office:value="0.000198640836000001" calcext:value-type="float">
            <text:p>0.000198640836000001</text:p>
          </table:table-cell>
          <table:table-cell table:number-columns-repeated="2"/>
        </table:table-row>
        <table:table-row table:style-name="ro1">
          <table:table-cell office:value-type="float" office:value="0.98847" calcext:value-type="float">
            <text:p>0.98847</text:p>
          </table:table-cell>
          <table:table-cell office:value-type="float" office:value="0.974238" calcext:value-type="float">
            <text:p>0.974238</text:p>
          </table:table-cell>
          <table:table-cell table:formula="of:=([.A3706]*[.A3706])" office:value-type="float" office:value="0.9770729409" calcext:value-type="float">
            <text:p>0.9770729409</text:p>
          </table:table-cell>
          <table:table-cell table:formula="of:=([.A3706]-[.B3706])*([.A3706]-[.B3706])" office:value-type="float" office:value="0.000202549823999997" calcext:value-type="float">
            <text:p>0.000202549823999997</text:p>
          </table:table-cell>
          <table:table-cell table:number-columns-repeated="2"/>
        </table:table-row>
        <table:table-row table:style-name="ro1">
          <table:table-cell office:value-type="float" office:value="0.000020504" calcext:value-type="float">
            <text:p>0.000020504</text:p>
          </table:table-cell>
          <table:table-cell office:value-type="float" office:value="0.00000303222" calcext:value-type="float">
            <text:p>0.00000303222</text:p>
          </table:table-cell>
          <table:table-cell table:formula="of:=([.A3707]*[.A3707])" office:value-type="float" office:value="0.000000000420414016" calcext:value-type="float">
            <text:p>4.20414016E-10</text:p>
          </table:table-cell>
          <table:table-cell table:formula="of:=([.A3707]-[.B3707])*([.A3707]-[.B3707])" office:value-type="float" office:value="0.00000000030526309637" calcext:value-type="float">
            <text:p>3.052630963684E-10</text:p>
          </table:table-cell>
          <table:table-cell table:number-columns-repeated="2"/>
        </table:table-row>
        <table:table-row table:style-name="ro1">
          <table:table-cell office:value-type="float" office:value="0.00001508" calcext:value-type="float">
            <text:p>0.00001508</text:p>
          </table:table-cell>
          <table:table-cell office:value-type="float" office:value="0.00168719" calcext:value-type="float">
            <text:p>0.00168719</text:p>
          </table:table-cell>
          <table:table-cell table:formula="of:=([.A3708]*[.A3708])" office:value-type="float" office:value="0.0000000002274064" calcext:value-type="float">
            <text:p>2.274064E-10</text:p>
          </table:table-cell>
          <table:table-cell table:formula="of:=([.A3708]-[.B3708])*([.A3708]-[.B3708])" office:value-type="float" office:value="0.0000027959518521" calcext:value-type="float">
            <text:p>0.0000027959518521</text:p>
          </table:table-cell>
          <table:table-cell table:number-columns-repeated="2"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480385" calcext:value-type="float">
            <text:p>0.00480385</text:p>
          </table:table-cell>
          <table:table-cell table:formula="of:=([.A3709]*[.A3709])" office:value-type="float" office:value="0.00000000048636568369" calcext:value-type="float">
            <text:p>4.8636568369E-10</text:p>
          </table:table-cell>
          <table:table-cell table:formula="of:=([.A3709]-[.B3709])*([.A3709]-[.B3709])" office:value-type="float" office:value="0.0000228655758546937" calcext:value-type="float">
            <text:p>2.28655758546937E-05</text:p>
          </table:table-cell>
          <table:table-cell table:number-columns-repeated="2"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0258647" calcext:value-type="float">
            <text:p>0.000258647</text:p>
          </table:table-cell>
          <table:table-cell table:formula="of:=([.A3710]*[.A3710])" office:value-type="float" office:value="0.00000000048636568369" calcext:value-type="float">
            <text:p>4.8636568369E-10</text:p>
          </table:table-cell>
          <table:table-cell table:formula="of:=([.A3710]-[.B3710])*([.A3710]-[.B3710])" office:value-type="float" office:value="0.00000005597638960489" calcext:value-type="float">
            <text:p>5.597638960489E-08</text:p>
          </table:table-cell>
          <table:table-cell table:number-columns-repeated="2"/>
        </table:table-row>
        <table:table-row table:style-name="ro1">
          <table:table-cell office:value-type="float" office:value="0.0000220537" calcext:value-type="float">
            <text:p>0.0000220537</text:p>
          </table:table-cell>
          <table:table-cell office:value-type="float" office:value="0.000482176" calcext:value-type="float">
            <text:p>0.000482176</text:p>
          </table:table-cell>
          <table:table-cell table:formula="of:=([.A3711]*[.A3711])" office:value-type="float" office:value="0.00000000048636568369" calcext:value-type="float">
            <text:p>4.8636568369E-10</text:p>
          </table:table-cell>
          <table:table-cell table:formula="of:=([.A3711]-[.B3711])*([.A3711]-[.B3711])" office:value-type="float" office:value="0.00000021171253095729" calcext:value-type="float">
            <text:p>2.1171253095729E-07</text:p>
          </table:table-cell>
          <table:table-cell table:number-columns-repeated="2"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00791232" calcext:value-type="float">
            <text:p>0.0000791232</text:p>
          </table:table-cell>
          <table:table-cell table:formula="of:=([.A3712]*[.A3712])" office:value-type="float" office:value="0.00000000018630885025" calcext:value-type="float">
            <text:p>1.8630885025E-10</text:p>
          </table:table-cell>
          <table:table-cell table:formula="of:=([.A3712]-[.B3712])*([.A3712]-[.B3712])" office:value-type="float" office:value="0.00000000428680539169" calcext:value-type="float">
            <text:p>4.28680539169E-09</text:p>
          </table:table-cell>
          <table:table-cell table:number-columns-repeated="2"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000741708" calcext:value-type="float">
            <text:p>0.00000741708</text:p>
          </table:table-cell>
          <table:table-cell table:formula="of:=([.A3713]*[.A3713])" office:value-type="float" office:value="0.00000000018630885025" calcext:value-type="float">
            <text:p>1.8630885025E-10</text:p>
          </table:table-cell>
          <table:table-cell table:formula="of:=([.A3713]-[.B3713])*([.A3713]-[.B3713])" office:value-type="float" office:value="0.00000000003884305906" calcext:value-type="float">
            <text:p>3.88430590564E-11</text:p>
          </table:table-cell>
          <table:table-cell table:number-columns-repeated="2"/>
        </table:table-row>
        <table:table-row table:style-name="ro1">
          <table:table-cell office:value-type="float" office:value="0.0000090003" calcext:value-type="float">
            <text:p>0.0000090003</text:p>
          </table:table-cell>
          <table:table-cell office:value-type="float" office:value="0.00000115698" calcext:value-type="float">
            <text:p>0.00000115698</text:p>
          </table:table-cell>
          <table:table-cell table:formula="of:=([.A3714]*[.A3714])" office:value-type="float" office:value="0.00000000008100540009" calcext:value-type="float">
            <text:p>8.100540009E-11</text:p>
          </table:table-cell>
          <table:table-cell table:formula="of:=([.A3714]-[.B3714])*([.A3714]-[.B3714])" office:value-type="float" office:value="0.00000000006151766862" calcext:value-type="float">
            <text:p>6.15176686224E-11</text:p>
          </table:table-cell>
          <table:table-cell table:number-columns-repeated="2"/>
        </table:table-row>
        <table:table-row table:style-name="ro1">
          <table:table-cell office:value-type="float" office:value="0.0000423193" calcext:value-type="float">
            <text:p>0.0000423193</text:p>
          </table:table-cell>
          <table:table-cell office:value-type="float" office:value="0.0000376143" calcext:value-type="float">
            <text:p>0.0000376143</text:p>
          </table:table-cell>
          <table:table-cell table:formula="of:=([.A3715]*[.A3715])" office:value-type="float" office:value="0.00000000179092315249" calcext:value-type="float">
            <text:p>1.79092315249E-09</text:p>
          </table:table-cell>
          <table:table-cell table:formula="of:=([.A3715]-[.B3715])*([.A3715]-[.B3715])" office:value-type="float" office:value="0.000000000022137025" calcext:value-type="float">
            <text:p>2.2137025E-11</text:p>
          </table:table-cell>
          <table:table-cell table:number-columns-repeated="2"/>
        </table:table-row>
        <table:table-row table:style-name="ro1">
          <table:table-cell office:value-type="float" office:value="0.000171185" calcext:value-type="float">
            <text:p>0.000171185</text:p>
          </table:table-cell>
          <table:table-cell office:value-type="float" office:value="0.000000338478" calcext:value-type="float">
            <text:p>0.000000338478</text:p>
          </table:table-cell>
          <table:table-cell table:formula="of:=([.A3716]*[.A3716])" office:value-type="float" office:value="0.000000029304304225" calcext:value-type="float">
            <text:p>2.9304304225E-08</text:p>
          </table:table-cell>
          <table:table-cell table:formula="of:=([.A3716]-[.B3716])*([.A3716]-[.B3716])" office:value-type="float" office:value="0.0000000291885340795" calcext:value-type="float">
            <text:p>2.91885340794965E-08</text:p>
          </table:table-cell>
          <table:table-cell table:number-columns-repeated="2"/>
        </table:table-row>
        <table:table-row table:style-name="ro1">
          <table:table-cell office:value-type="float" office:value="0.0000379682" calcext:value-type="float">
            <text:p>0.0000379682</text:p>
          </table:table-cell>
          <table:table-cell office:value-type="float" office:value="0.0000421231" calcext:value-type="float">
            <text:p>0.0000421231</text:p>
          </table:table-cell>
          <table:table-cell table:formula="of:=([.A3717]*[.A3717])" office:value-type="float" office:value="0.00000000144158421124" calcext:value-type="float">
            <text:p>1.44158421124E-09</text:p>
          </table:table-cell>
          <table:table-cell table:formula="of:=([.A3717]-[.B3717])*([.A3717]-[.B3717])" office:value-type="float" office:value="0.00000000001726319401" calcext:value-type="float">
            <text:p>1.726319401E-11</text:p>
          </table:table-cell>
          <table:table-cell table:number-columns-repeated="2"/>
        </table:table-row>
        <table:table-row table:style-name="ro1">
          <table:table-cell office:value-type="float" office:value="0.00000447035" calcext:value-type="float">
            <text:p>0.00000447035</text:p>
          </table:table-cell>
          <table:table-cell office:value-type="float" office:value="0.0000048116" calcext:value-type="float">
            <text:p>0.0000048116</text:p>
          </table:table-cell>
          <table:table-cell table:formula="of:=([.A3718]*[.A3718])" office:value-type="float" office:value="0.00000000001998402912" calcext:value-type="float">
            <text:p>1.99840291225E-11</text:p>
          </table:table-cell>
          <table:table-cell table:formula="of:=([.A3718]-[.B3718])*([.A3718]-[.B3718])" office:value-type="float" office:value="0.00000000000011645156" calcext:value-type="float">
            <text:p>1.164515625E-13</text:p>
          </table:table-cell>
          <table:table-cell table:number-columns-repeated="2"/>
        </table:table-row>
        <table:table-row table:style-name="ro1">
          <table:table-cell office:value-type="float" office:value="0.0000783801" calcext:value-type="float">
            <text:p>0.0000783801</text:p>
          </table:table-cell>
          <table:table-cell office:value-type="float" office:value="0.00281282" calcext:value-type="float">
            <text:p>0.00281282</text:p>
          </table:table-cell>
          <table:table-cell table:formula="of:=([.A3719]*[.A3719])" office:value-type="float" office:value="0.00000000614344007601" calcext:value-type="float">
            <text:p>6.14344007601E-09</text:p>
          </table:table-cell>
          <table:table-cell table:formula="of:=([.A3719]-[.B3719])*([.A3719]-[.B3719])" office:value-type="float" office:value="0.00000747716156671201" calcext:value-type="float">
            <text:p>7.47716156671201E-06</text:p>
          </table:table-cell>
          <table:table-cell table:number-columns-repeated="2"/>
        </table:table-row>
        <table:table-row table:style-name="ro1">
          <table:table-cell office:value-type="float" office:value="0.0000126362" calcext:value-type="float">
            <text:p>0.0000126362</text:p>
          </table:table-cell>
          <table:table-cell office:value-type="float" office:value="0.00803867" calcext:value-type="float">
            <text:p>0.00803867</text:p>
          </table:table-cell>
          <table:table-cell table:formula="of:=([.A3720]*[.A3720])" office:value-type="float" office:value="0.00000000015967355044" calcext:value-type="float">
            <text:p>1.5967355044E-10</text:p>
          </table:table-cell>
          <table:table-cell table:formula="of:=([.A3720]-[.B3720])*([.A3720]-[.B3720])" office:value-type="float" office:value="0.0000644172185587424" calcext:value-type="float">
            <text:p>6.44172185587424E-05</text:p>
          </table:table-cell>
          <table:table-cell table:number-columns-repeated="2"/>
        </table:table-row>
        <table:table-row table:style-name="ro1">
          <table:table-cell office:value-type="float" office:value="0.00000888109" calcext:value-type="float">
            <text:p>0.00000888109</text:p>
          </table:table-cell>
          <table:table-cell office:value-type="float" office:value="0.00252523" calcext:value-type="float">
            <text:p>0.00252523</text:p>
          </table:table-cell>
          <table:table-cell table:formula="of:=([.A3721]*[.A3721])" office:value-type="float" office:value="0.00000000007887375959" calcext:value-type="float">
            <text:p>7.88737595881E-11</text:p>
          </table:table-cell>
          <table:table-cell table:formula="of:=([.A3721]-[.B3721])*([.A3721]-[.B3721])" office:value-type="float" office:value="0.00000633201183685819" calcext:value-type="float">
            <text:p>6.33201183685819E-06</text:p>
          </table:table-cell>
          <table:table-cell table:number-columns-repeated="2"/>
        </table:table-row>
        <table:table-row table:style-name="ro1">
          <table:table-cell office:value-type="float" office:value="0.0129288" calcext:value-type="float">
            <text:p>0.0129288</text:p>
          </table:table-cell>
          <table:table-cell office:value-type="float" office:value="0.00103768" calcext:value-type="float">
            <text:p>0.00103768</text:p>
          </table:table-cell>
          <table:table-cell table:formula="of:=([.A3722]*[.A3722])" office:value-type="float" office:value="0.00016715386944" calcext:value-type="float">
            <text:p>0.00016715386944</text:p>
          </table:table-cell>
          <table:table-cell table:formula="of:=([.A3722]-[.B3722])*([.A3722]-[.B3722])" office:value-type="float" office:value="0.0001413987348544" calcext:value-type="float">
            <text:p>0.0001413987348544</text:p>
          </table:table-cell>
          <table:table-cell table:number-columns-repeated="2"/>
        </table:table-row>
        <table:table-row table:style-name="ro1">
          <table:table-cell office:value-type="float" office:value="0.01789" calcext:value-type="float">
            <text:p>0.01789</text:p>
          </table:table-cell>
          <table:table-cell office:value-type="float" office:value="0.013705" calcext:value-type="float">
            <text:p>0.013705</text:p>
          </table:table-cell>
          <table:table-cell table:formula="of:=([.A3723]*[.A3723])" office:value-type="float" office:value="0.0003200521" calcext:value-type="float">
            <text:p>0.0003200521</text:p>
          </table:table-cell>
          <table:table-cell table:formula="of:=([.A3723]-[.B3723])*([.A3723]-[.B3723])" office:value-type="float" office:value="0.000017514225" calcext:value-type="float">
            <text:p>0.000017514225</text:p>
          </table:table-cell>
          <table:table-cell table:number-columns-repeated="2"/>
        </table:table-row>
        <table:table-row table:style-name="ro1">
          <table:table-cell office:value-type="float" office:value="0.0281714" calcext:value-type="float">
            <text:p>0.0281714</text:p>
          </table:table-cell>
          <table:table-cell office:value-type="float" office:value="0.0374767" calcext:value-type="float">
            <text:p>0.0374767</text:p>
          </table:table-cell>
          <table:table-cell table:formula="of:=([.A3724]*[.A3724])" office:value-type="float" office:value="0.00079362777796" calcext:value-type="float">
            <text:p>0.00079362777796</text:p>
          </table:table-cell>
          <table:table-cell table:formula="of:=([.A3724]-[.B3724])*([.A3724]-[.B3724])" office:value-type="float" office:value="0.00008658860809" calcext:value-type="float">
            <text:p>0.00008658860809</text:p>
          </table:table-cell>
          <table:table-cell table:number-columns-repeated="2"/>
        </table:table-row>
        <table:table-row table:style-name="ro1">
          <table:table-cell office:value-type="float" office:value="0.0281715" calcext:value-type="float">
            <text:p>0.0281715</text:p>
          </table:table-cell>
          <table:table-cell office:value-type="float" office:value="0.0390919" calcext:value-type="float">
            <text:p>0.0390919</text:p>
          </table:table-cell>
          <table:table-cell table:formula="of:=([.A3725]*[.A3725])" office:value-type="float" office:value="0.00079363341225" calcext:value-type="float">
            <text:p>0.00079363341225</text:p>
          </table:table-cell>
          <table:table-cell table:formula="of:=([.A3725]-[.B3725])*([.A3725]-[.B3725])" office:value-type="float" office:value="0.00011925513616" calcext:value-type="float">
            <text:p>0.00011925513616</text:p>
          </table:table-cell>
          <table:table-cell table:number-columns-repeated="2"/>
        </table:table-row>
        <table:table-row table:style-name="ro1">
          <table:table-cell office:value-type="float" office:value="0.039566" calcext:value-type="float">
            <text:p>0.039566</text:p>
          </table:table-cell>
          <table:table-cell office:value-type="float" office:value="0.0000515194" calcext:value-type="float">
            <text:p>0.0000515194</text:p>
          </table:table-cell>
          <table:table-cell table:formula="of:=([.A3726]*[.A3726])" office:value-type="float" office:value="0.001565468356" calcext:value-type="float">
            <text:p>0.001565468356</text:p>
          </table:table-cell>
          <table:table-cell table:formula="of:=([.A3726]-[.B3726])*([.A3726]-[.B3726])" office:value-type="float" office:value="0.00156139417708778" calcext:value-type="float">
            <text:p>0.00156139417708778</text:p>
          </table:table-cell>
          <table:table-cell table:number-columns-repeated="2"/>
        </table:table-row>
        <table:table-row table:style-name="ro1">
          <table:table-cell office:value-type="float" office:value="0.073132" calcext:value-type="float">
            <text:p>0.073132</text:p>
          </table:table-cell>
          <table:table-cell office:value-type="float" office:value="0.0328896" calcext:value-type="float">
            <text:p>0.0328896</text:p>
          </table:table-cell>
          <table:table-cell table:formula="of:=([.A3727]*[.A3727])" office:value-type="float" office:value="0.005348289424" calcext:value-type="float">
            <text:p>0.005348289424</text:p>
          </table:table-cell>
          <table:table-cell table:formula="of:=([.A3727]-[.B3727])*([.A3727]-[.B3727])" office:value-type="float" office:value="0.00161945075776" calcext:value-type="float">
            <text:p>0.00161945075776</text:p>
          </table:table-cell>
          <table:table-cell table:number-columns-repeated="2"/>
        </table:table-row>
        <table:table-row table:style-name="ro1">
          <table:table-cell office:value-type="float" office:value="0.0731319" calcext:value-type="float">
            <text:p>0.0731319</text:p>
          </table:table-cell>
          <table:table-cell office:value-type="float" office:value="0.0592034" calcext:value-type="float">
            <text:p>0.0592034</text:p>
          </table:table-cell>
          <table:table-cell table:formula="of:=([.A3728]*[.A3728])" office:value-type="float" office:value="0.00534827479761" calcext:value-type="float">
            <text:p>0.00534827479761</text:p>
          </table:table-cell>
          <table:table-cell table:formula="of:=([.A3728]-[.B3728])*([.A3728]-[.B3728])" office:value-type="float" office:value="0.00019400311225" calcext:value-type="float">
            <text:p>0.00019400311225</text:p>
          </table:table-cell>
          <table:table-cell table:number-columns-repeated="2"/>
        </table:table-row>
        <table:table-row table:style-name="ro1">
          <table:table-cell office:value-type="float" office:value="0.073132" calcext:value-type="float">
            <text:p>0.073132</text:p>
          </table:table-cell>
          <table:table-cell office:value-type="float" office:value="0.110804" calcext:value-type="float">
            <text:p>0.110804</text:p>
          </table:table-cell>
          <table:table-cell table:formula="of:=([.A3729]*[.A3729])" office:value-type="float" office:value="0.005348289424" calcext:value-type="float">
            <text:p>0.005348289424</text:p>
          </table:table-cell>
          <table:table-cell table:formula="of:=([.A3729]-[.B3729])*([.A3729]-[.B3729])" office:value-type="float" office:value="0.001419179584" calcext:value-type="float">
            <text:p>0.001419179584</text:p>
          </table:table-cell>
          <table:table-cell table:number-columns-repeated="2"/>
        </table:table-row>
        <table:table-row table:style-name="ro1">
          <table:table-cell office:value-type="float" office:value="0.284404" calcext:value-type="float">
            <text:p>0.284404</text:p>
          </table:table-cell>
          <table:table-cell office:value-type="float" office:value="0.125382" calcext:value-type="float">
            <text:p>0.125382</text:p>
          </table:table-cell>
          <table:table-cell table:formula="of:=([.A3730]*[.A3730])" office:value-type="float" office:value="0.080885635216" calcext:value-type="float">
            <text:p>0.080885635216</text:p>
          </table:table-cell>
          <table:table-cell table:formula="of:=([.A3730]-[.B3730])*([.A3730]-[.B3730])" office:value-type="float" office:value="0.025287996484" calcext:value-type="float">
            <text:p>0.025287996484</text:p>
          </table:table-cell>
          <table:table-cell table:number-columns-repeated="2"/>
        </table:table-row>
        <table:table-row table:style-name="ro1">
          <table:table-cell office:value-type="float" office:value="0.744266" calcext:value-type="float">
            <text:p>0.744266</text:p>
          </table:table-cell>
          <table:table-cell office:value-type="float" office:value="0.059431" calcext:value-type="float">
            <text:p>0.059431</text:p>
          </table:table-cell>
          <table:table-cell table:formula="of:=([.A3731]*[.A3731])" office:value-type="float" office:value="0.553931878756" calcext:value-type="float">
            <text:p>0.553931878756</text:p>
          </table:table-cell>
          <table:table-cell table:formula="of:=([.A3731]-[.B3731])*([.A3731]-[.B3731])" office:value-type="float" office:value="0.468998977225" calcext:value-type="float">
            <text:p>0.468998977225</text:p>
          </table:table-cell>
          <table:table-cell table:number-columns-repeated="2"/>
        </table:table-row>
        <table:table-row table:style-name="ro1">
          <table:table-cell office:value-type="float" office:value="0.744266" calcext:value-type="float">
            <text:p>0.744266</text:p>
          </table:table-cell>
          <table:table-cell office:value-type="float" office:value="0.489856" calcext:value-type="float">
            <text:p>0.489856</text:p>
          </table:table-cell>
          <table:table-cell table:formula="of:=([.A3732]*[.A3732])" office:value-type="float" office:value="0.553931878756" calcext:value-type="float">
            <text:p>0.553931878756</text:p>
          </table:table-cell>
          <table:table-cell table:formula="of:=([.A3732]-[.B3732])*([.A3732]-[.B3732])" office:value-type="float" office:value="0.0647244481" calcext:value-type="float">
            <text:p>0.0647244481</text:p>
          </table:table-cell>
          <table:table-cell table:number-columns-repeated="2"/>
        </table:table-row>
        <table:table-row table:style-name="ro1">
          <table:table-cell office:value-type="float" office:value="0.744266" calcext:value-type="float">
            <text:p>0.744266</text:p>
          </table:table-cell>
          <table:table-cell office:value-type="float" office:value="0.508585" calcext:value-type="float">
            <text:p>0.508585</text:p>
          </table:table-cell>
          <table:table-cell table:formula="of:=([.A3733]*[.A3733])" office:value-type="float" office:value="0.553931878756" calcext:value-type="float">
            <text:p>0.553931878756</text:p>
          </table:table-cell>
          <table:table-cell table:formula="of:=([.A3733]-[.B3733])*([.A3733]-[.B3733])" office:value-type="float" office:value="0.055545533761" calcext:value-type="float">
            <text:p>0.055545533761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539569" calcext:value-type="float">
            <text:p>0.539569</text:p>
          </table:table-cell>
          <table:table-cell table:formula="of:=([.A3734]*[.A3734])" office:value-type="float" office:value="0.905270422849" calcext:value-type="float">
            <text:p>0.905270422849</text:p>
          </table:table-cell>
          <table:table-cell table:formula="of:=([.A3734]-[.B3734])*([.A3734]-[.B3734])" office:value-type="float" office:value="0.169651724544" calcext:value-type="float">
            <text:p>0.169651724544</text:p>
          </table:table-cell>
          <table:table-cell table:number-columns-repeated="2"/>
        </table:table-row>
        <table:table-row table:style-name="ro1">
          <table:table-cell office:value-type="float" office:value="0.951456" calcext:value-type="float">
            <text:p>0.951456</text:p>
          </table:table-cell>
          <table:table-cell office:value-type="float" office:value="0.561484" calcext:value-type="float">
            <text:p>0.561484</text:p>
          </table:table-cell>
          <table:table-cell table:formula="of:=([.A3735]*[.A3735])" office:value-type="float" office:value="0.905268519936" calcext:value-type="float">
            <text:p>0.905268519936</text:p>
          </table:table-cell>
          <table:table-cell table:formula="of:=([.A3735]-[.B3735])*([.A3735]-[.B3735])" office:value-type="float" office:value="0.152078160784" calcext:value-type="float">
            <text:p>0.152078160784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585207" calcext:value-type="float">
            <text:p>0.585207</text:p>
          </table:table-cell>
          <table:table-cell table:formula="of:=([.A3736]*[.A3736])" office:value-type="float" office:value="0.905270422849" calcext:value-type="float">
            <text:p>0.905270422849</text:p>
          </table:table-cell>
          <table:table-cell table:formula="of:=([.A3736]-[.B3736])*([.A3736]-[.B3736])" office:value-type="float" office:value="0.1341390625" calcext:value-type="float">
            <text:p>0.1341390625</text:p>
          </table:table-cell>
          <table:table-cell table:number-columns-repeated="2"/>
        </table:table-row>
        <table:table-row table:style-name="ro1">
          <table:table-cell office:value-type="float" office:value="0.951456" calcext:value-type="float">
            <text:p>0.951456</text:p>
          </table:table-cell>
          <table:table-cell office:value-type="float" office:value="0.611015" calcext:value-type="float">
            <text:p>0.611015</text:p>
          </table:table-cell>
          <table:table-cell table:formula="of:=([.A3737]*[.A3737])" office:value-type="float" office:value="0.905268519936" calcext:value-type="float">
            <text:p>0.905268519936</text:p>
          </table:table-cell>
          <table:table-cell table:formula="of:=([.A3737]-[.B3737])*([.A3737]-[.B3737])" office:value-type="float" office:value="0.115900074481" calcext:value-type="float">
            <text:p>0.115900074481</text:p>
          </table:table-cell>
          <table:table-cell table:number-columns-repeated="2"/>
        </table:table-row>
        <table:table-row table:style-name="ro1">
          <table:table-cell office:value-type="float" office:value="0.951456" calcext:value-type="float">
            <text:p>0.951456</text:p>
          </table:table-cell>
          <table:table-cell office:value-type="float" office:value="0.639121" calcext:value-type="float">
            <text:p>0.639121</text:p>
          </table:table-cell>
          <table:table-cell table:formula="of:=([.A3738]*[.A3738])" office:value-type="float" office:value="0.905268519936" calcext:value-type="float">
            <text:p>0.905268519936</text:p>
          </table:table-cell>
          <table:table-cell table:formula="of:=([.A3738]-[.B3738])*([.A3738]-[.B3738])" office:value-type="float" office:value="0.097553152225" calcext:value-type="float">
            <text:p>0.097553152225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66955" calcext:value-type="float">
            <text:p>0.66955</text:p>
          </table:table-cell>
          <table:table-cell table:formula="of:=([.A3739]*[.A3739])" office:value-type="float" office:value="0.905270422849" calcext:value-type="float">
            <text:p>0.905270422849</text:p>
          </table:table-cell>
          <table:table-cell table:formula="of:=([.A3739]-[.B3739])*([.A3739]-[.B3739])" office:value-type="float" office:value="0.079471556649" calcext:value-type="float">
            <text:p>0.079471556649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761833" calcext:value-type="float">
            <text:p>0.761833</text:p>
          </table:table-cell>
          <table:table-cell table:formula="of:=([.A3740]*[.A3740])" office:value-type="float" office:value="0.905270422849" calcext:value-type="float">
            <text:p>0.905270422849</text:p>
          </table:table-cell>
          <table:table-cell table:formula="of:=([.A3740]-[.B3740])*([.A3740]-[.B3740])" office:value-type="float" office:value="0.035957261376" calcext:value-type="float">
            <text:p>0.035957261376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849693" calcext:value-type="float">
            <text:p>0.849693</text:p>
          </table:table-cell>
          <table:table-cell table:formula="of:=([.A3741]*[.A3741])" office:value-type="float" office:value="0.905270422849" calcext:value-type="float">
            <text:p>0.905270422849</text:p>
          </table:table-cell>
          <table:table-cell table:formula="of:=([.A3741]-[.B3741])*([.A3741]-[.B3741])" office:value-type="float" office:value="0.010355911696" calcext:value-type="float">
            <text:p>0.010355911696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925999" calcext:value-type="float">
            <text:p>0.925999</text:p>
          </table:table-cell>
          <table:table-cell table:formula="of:=([.A3742]*[.A3742])" office:value-type="float" office:value="0.905270422849" calcext:value-type="float">
            <text:p>0.905270422849</text:p>
          </table:table-cell>
          <table:table-cell table:formula="of:=([.A3742]-[.B3742])*([.A3742]-[.B3742])" office:value-type="float" office:value="0.000648109763999999" calcext:value-type="float">
            <text:p>0.000648109763999999</text:p>
          </table:table-cell>
          <table:table-cell table:number-columns-repeated="2"/>
        </table:table-row>
        <table:table-row table:style-name="ro1">
          <table:table-cell office:value-type="float" office:value="0.951457" calcext:value-type="float">
            <text:p>0.951457</text:p>
          </table:table-cell>
          <table:table-cell office:value-type="float" office:value="0.953848" calcext:value-type="float">
            <text:p>0.953848</text:p>
          </table:table-cell>
          <table:table-cell table:formula="of:=([.A3743]*[.A3743])" office:value-type="float" office:value="0.905270422849" calcext:value-type="float">
            <text:p>0.905270422849</text:p>
          </table:table-cell>
          <table:table-cell table:formula="of:=([.A3743]-[.B3743])*([.A3743]-[.B3743])" office:value-type="float" office:value="0.00000571688100000015" calcext:value-type="float">
            <text:p>5.71688100000015E-06</text:p>
          </table:table-cell>
          <table:table-cell table:number-columns-repeated="2"/>
        </table:table-row>
        <table:table-row table:style-name="ro1">
          <table:table-cell office:value-type="float" office:value="0.987246" calcext:value-type="float">
            <text:p>0.987246</text:p>
          </table:table-cell>
          <table:table-cell office:value-type="float" office:value="0.986351" calcext:value-type="float">
            <text:p>0.986351</text:p>
          </table:table-cell>
          <table:table-cell table:formula="of:=([.A3744]*[.A3744])" office:value-type="float" office:value="0.974654664516" calcext:value-type="float">
            <text:p>0.974654664516</text:p>
          </table:table-cell>
          <table:table-cell table:formula="of:=([.A3744]-[.B3744])*([.A3744]-[.B3744])" office:value-type="float" office:value="0.00000080102499999996" calcext:value-type="float">
            <text:p>8.01024999999963E-07</text:p>
          </table:table-cell>
          <table:table-cell table:number-columns-repeated="2"/>
        </table:table-row>
        <table:table-row table:style-name="ro1">
          <table:table-cell office:value-type="float" office:value="0.987245" calcext:value-type="float">
            <text:p>0.987245</text:p>
          </table:table-cell>
          <table:table-cell office:value-type="float" office:value="0.982245" calcext:value-type="float">
            <text:p>0.982245</text:p>
          </table:table-cell>
          <table:table-cell table:formula="of:=([.A3745]*[.A3745])" office:value-type="float" office:value="0.974652690025" calcext:value-type="float">
            <text:p>0.974652690025</text:p>
          </table:table-cell>
          <table:table-cell table:formula="of:=([.A3745]-[.B3745])*([.A3745]-[.B3745])"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float" office:value="0.000179887" calcext:value-type="float">
            <text:p>0.000179887</text:p>
          </table:table-cell>
          <table:table-cell office:value-type="float" office:value="0.0000000636999" calcext:value-type="float">
            <text:p>0.0000000636999</text:p>
          </table:table-cell>
          <table:table-cell table:formula="of:=([.A3746]*[.A3746])" office:value-type="float" office:value="0.000000032359332769" calcext:value-type="float">
            <text:p>3.2359332769E-08</text:p>
          </table:table-cell>
          <table:table-cell table:formula="of:=([.A3746]-[.B3746])*([.A3746]-[.B3746])" office:value-type="float" office:value="0.00000003233641925885" calcext:value-type="float">
            <text:p>3.23364192588547E-08</text:p>
          </table:table-cell>
          <table:table-cell table:number-columns-repeated="2"/>
        </table:table-row>
        <table:table-row table:style-name="ro1">
          <table:table-cell office:value-type="float" office:value="0.000000357628" calcext:value-type="float">
            <text:p>0.000000357628</text:p>
          </table:table-cell>
          <table:table-cell office:value-type="float" office:value="0.00000109969" calcext:value-type="float">
            <text:p>0.00000109969</text:p>
          </table:table-cell>
          <table:table-cell table:formula="of:=([.A3747]*[.A3747])" office:value-type="float" office:value="0.00000000000012789779" calcext:value-type="float">
            <text:p>1.27897786384E-13</text:p>
          </table:table-cell>
          <table:table-cell table:formula="of:=([.A3747]-[.B3747])*([.A3747]-[.B3747])" office:value-type="float" office:value="0.00000000000055065601" calcext:value-type="float">
            <text:p>5.50656011844E-13</text:p>
          </table:table-cell>
          <table:table-cell table:number-columns-repeated="2"/>
        </table:table-row>
        <table:table-row table:style-name="ro1">
          <table:table-cell office:value-type="float" office:value="0.0000127554" calcext:value-type="float">
            <text:p>0.0000127554</text:p>
          </table:table-cell>
          <table:table-cell office:value-type="float" office:value="0.00000303372" calcext:value-type="float">
            <text:p>0.00000303372</text:p>
          </table:table-cell>
          <table:table-cell table:formula="of:=([.A3748]*[.A3748])" office:value-type="float" office:value="0.00000000016270022916" calcext:value-type="float">
            <text:p>1.6270022916E-10</text:p>
          </table:table-cell>
          <table:table-cell table:formula="of:=([.A3748]-[.B3748])*([.A3748]-[.B3748])" office:value-type="float" office:value="0.00000000009451106202" calcext:value-type="float">
            <text:p>9.45110620224E-11</text:p>
          </table:table-cell>
          <table:table-cell table:number-columns-repeated="2"/>
        </table:table-row>
        <table:table-row table:style-name="ro1">
          <table:table-cell office:value-type="float" office:value="0.0000946522" calcext:value-type="float">
            <text:p>0.0000946522</text:p>
          </table:table-cell>
          <table:table-cell office:value-type="float" office:value="0.000371722" calcext:value-type="float">
            <text:p>0.000371722</text:p>
          </table:table-cell>
          <table:table-cell table:formula="of:=([.A3749]*[.A3749])" office:value-type="float" office:value="0.00000000895903896484" calcext:value-type="float">
            <text:p>8.95903896484E-09</text:p>
          </table:table-cell>
          <table:table-cell table:formula="of:=([.A3749]-[.B3749])*([.A3749]-[.B3749])" office:value-type="float" office:value="0.00000007676767407204" calcext:value-type="float">
            <text:p>7.676767407204E-08</text:p>
          </table:table-cell>
          <table:table-cell table:number-columns-repeated="2"/>
        </table:table-row>
        <table:table-row table:style-name="ro1">
          <table:table-cell office:value-type="float" office:value="0.0000242591" calcext:value-type="float">
            <text:p>0.0000242591</text:p>
          </table:table-cell>
          <table:table-cell office:value-type="float" office:value="0.00080057" calcext:value-type="float">
            <text:p>0.00080057</text:p>
          </table:table-cell>
          <table:table-cell table:formula="of:=([.A3750]*[.A3750])" office:value-type="float" office:value="0.00000000058850393281" calcext:value-type="float">
            <text:p>5.8850393281E-10</text:p>
          </table:table-cell>
          <table:table-cell table:formula="of:=([.A3750]-[.B3750])*([.A3750]-[.B3750])" office:value-type="float" office:value="0.00000060265861345881" calcext:value-type="float">
            <text:p>6.0265861345881E-07</text:p>
          </table:table-cell>
          <table:table-cell table:number-columns-repeated="2"/>
        </table:table-row>
        <table:table-row table:style-name="ro1">
          <table:table-cell office:value-type="float" office:value="0.0000786185" calcext:value-type="float">
            <text:p>0.0000786185</text:p>
          </table:table-cell>
          <table:table-cell office:value-type="float" office:value="0.0000961007" calcext:value-type="float">
            <text:p>0.0000961007</text:p>
          </table:table-cell>
          <table:table-cell table:formula="of:=([.A3751]*[.A3751])" office:value-type="float" office:value="0.00000000618086854225" calcext:value-type="float">
            <text:p>6.18086854225E-09</text:p>
          </table:table-cell>
          <table:table-cell table:formula="of:=([.A3751]-[.B3751])*([.A3751]-[.B3751])" office:value-type="float" office:value="0.00000000030562731684" calcext:value-type="float">
            <text:p>3.0562731684E-10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0244244" calcext:value-type="float">
            <text:p>0.00244244</text:p>
          </table:table-cell>
          <table:table-cell table:formula="of:=([.A3752]*[.A3752])" office:value-type="float" office:value="0.00000000022204576144" calcext:value-type="float">
            <text:p>2.2204576144E-10</text:p>
          </table:table-cell>
          <table:table-cell table:formula="of:=([.A3752]-[.B3752])*([.A3752]-[.B3752])" office:value-type="float" office:value="0.00000589294462550544" calcext:value-type="float">
            <text:p>5.89294462550544E-06</text:p>
          </table:table-cell>
          <table:table-cell table:number-columns-repeated="2"/>
        </table:table-row>
        <table:table-row table:style-name="ro1">
          <table:table-cell office:value-type="float" office:value="0.0000149012" calcext:value-type="float">
            <text:p>0.0000149012</text:p>
          </table:table-cell>
          <table:table-cell office:value-type="float" office:value="0.0290829" calcext:value-type="float">
            <text:p>0.0290829</text:p>
          </table:table-cell>
          <table:table-cell table:formula="of:=([.A3753]*[.A3753])" office:value-type="float" office:value="0.00000000022204576144" calcext:value-type="float">
            <text:p>2.2204576144E-10</text:p>
          </table:table-cell>
          <table:table-cell table:formula="of:=([.A3753]-[.B3753])*([.A3753]-[.B3753])" office:value-type="float" office:value="0.000844948554236801" calcext:value-type="float">
            <text:p>0.000844948554236801</text:p>
          </table:table-cell>
          <table:table-cell table:number-columns-repeated="2"/>
        </table:table-row>
        <table:table-row table:style-name="ro1">
          <table:table-cell office:value-type="float" office:value="0.0000210404" calcext:value-type="float">
            <text:p>0.0000210404</text:p>
          </table:table-cell>
          <table:table-cell office:value-type="float" office:value="0.0368545" calcext:value-type="float">
            <text:p>0.0368545</text:p>
          </table:table-cell>
          <table:table-cell table:formula="of:=([.A3754]*[.A3754])" office:value-type="float" office:value="0.00000000044269843216" calcext:value-type="float">
            <text:p>4.4269843216E-10</text:p>
          </table:table-cell>
          <table:table-cell table:formula="of:=([.A3754]-[.B3754])*([.A3754]-[.B3754])" office:value-type="float" office:value="0.00135670374610483" calcext:value-type="float">
            <text:p>0.00135670374610483</text:p>
          </table:table-cell>
          <table:table-cell table:number-columns-repeated="2"/>
        </table:table-row>
        <table:table-row table:style-name="ro1">
          <table:table-cell office:value-type="float" office:value="0.0000146627" calcext:value-type="float">
            <text:p>0.0000146627</text:p>
          </table:table-cell>
          <table:table-cell office:value-type="float" office:value="0.0536618" calcext:value-type="float">
            <text:p>0.0536618</text:p>
          </table:table-cell>
          <table:table-cell table:formula="of:=([.A3755]*[.A3755])" office:value-type="float" office:value="0.00000000021499477129" calcext:value-type="float">
            <text:p>2.1499477129E-10</text:p>
          </table:table-cell>
          <table:table-cell table:formula="of:=([.A3755]-[.B3755])*([.A3755]-[.B3755])" office:value-type="float" office:value="0.00287801534048505" calcext:value-type="float">
            <text:p>0.00287801534048505</text:p>
          </table:table-cell>
          <table:table-cell table:number-columns-repeated="2"/>
        </table:table-row>
        <table:table-row table:style-name="ro1">
          <table:table-cell office:value-type="float" office:value="0.00000810623" calcext:value-type="float">
            <text:p>0.00000810623</text:p>
          </table:table-cell>
          <table:table-cell office:value-type="float" office:value="0.000103936" calcext:value-type="float">
            <text:p>0.000103936</text:p>
          </table:table-cell>
          <table:table-cell table:formula="of:=([.A3756]*[.A3756])" office:value-type="float" office:value="0.00000000006571096481" calcext:value-type="float">
            <text:p>6.57109648129E-11</text:p>
          </table:table-cell>
          <table:table-cell table:formula="of:=([.A3756]-[.B3756])*([.A3756]-[.B3756])" office:value-type="float" office:value="0.00000000918334481825" calcext:value-type="float">
            <text:p>9.1833448182529E-09</text:p>
          </table:table-cell>
          <table:table-cell table:number-columns-repeated="2"/>
        </table:table-row>
        <table:table-row table:style-name="ro1">
          <table:table-cell office:value-type="float" office:value="0.0000165701" calcext:value-type="float">
            <text:p>0.0000165701</text:p>
          </table:table-cell>
          <table:table-cell office:value-type="float" office:value="0.00972299" calcext:value-type="float">
            <text:p>0.00972299</text:p>
          </table:table-cell>
          <table:table-cell table:formula="of:=([.A3757]*[.A3757])" office:value-type="float" office:value="0.00000000027456821401" calcext:value-type="float">
            <text:p>2.7456821401E-10</text:p>
          </table:table-cell>
          <table:table-cell table:formula="of:=([.A3757]-[.B3757])*([.A3757]-[.B3757])" office:value-type="float" office:value="0.000094214587275116" calcext:value-type="float">
            <text:p>9.4214587275116E-05</text:p>
          </table:table-cell>
          <table:table-cell table:number-columns-repeated="2"/>
        </table:table-row>
        <table:table-row table:style-name="ro1">
          <table:table-cell office:value-type="float" office:value="0.0000520349" calcext:value-type="float">
            <text:p>0.0000520349</text:p>
          </table:table-cell>
          <table:table-cell office:value-type="float" office:value="0.00126036" calcext:value-type="float">
            <text:p>0.00126036</text:p>
          </table:table-cell>
          <table:table-cell table:formula="of:=([.A3758]*[.A3758])" office:value-type="float" office:value="0.00000000270763081801" calcext:value-type="float">
            <text:p>2.70763081801E-09</text:p>
          </table:table-cell>
          <table:table-cell table:formula="of:=([.A3758]-[.B3758])*([.A3758]-[.B3758])" office:value-type="float" office:value="0.00000146004954729001" calcext:value-type="float">
            <text:p>1.46004954729001E-06</text:p>
          </table:table-cell>
          <table:table-cell table:number-columns-repeated="2"/>
        </table:table-row>
        <table:table-row table:style-name="ro1">
          <table:table-cell office:value-type="float" office:value="0.000256121" calcext:value-type="float">
            <text:p>0.000256121</text:p>
          </table:table-cell>
          <table:table-cell office:value-type="float" office:value="0.0781295" calcext:value-type="float">
            <text:p>0.0781295</text:p>
          </table:table-cell>
          <table:table-cell table:formula="of:=([.A3759]*[.A3759])" office:value-type="float" office:value="0.000000065597966641" calcext:value-type="float">
            <text:p>6.5597966641E-08</text:p>
          </table:table-cell>
          <table:table-cell table:formula="of:=([.A3759]-[.B3759])*([.A3759]-[.B3759])" office:value-type="float" office:value="0.00606426315687764" calcext:value-type="float">
            <text:p>0.00606426315687764</text:p>
          </table:table-cell>
          <table:table-cell table:number-columns-repeated="2"/>
        </table:table-row>
        <table:table-row table:style-name="ro1">
          <table:table-cell office:value-type="float" office:value="0.00244761" calcext:value-type="float">
            <text:p>0.00244761</text:p>
          </table:table-cell>
          <table:table-cell office:value-type="float" office:value="0.0000472994" calcext:value-type="float">
            <text:p>0.0000472994</text:p>
          </table:table-cell>
          <table:table-cell table:formula="of:=([.A3760]*[.A3760])" office:value-type="float" office:value="0.0000059907947121" calcext:value-type="float">
            <text:p>0.0000059907947121</text:p>
          </table:table-cell>
          <table:table-cell table:formula="of:=([.A3760]-[.B3760])*([.A3760]-[.B3760])" office:value-type="float" office:value="0.00000576149097647236" calcext:value-type="float">
            <text:p>5.76149097647236E-06</text:p>
          </table:table-cell>
          <table:table-cell table:number-columns-repeated="2"/>
        </table:table-row>
        <table:table-row table:style-name="ro1">
          <table:table-cell office:value-type="float" office:value="0.0022487" calcext:value-type="float">
            <text:p>0.0022487</text:p>
          </table:table-cell>
          <table:table-cell office:value-type="float" office:value="0.0229042" calcext:value-type="float">
            <text:p>0.0229042</text:p>
          </table:table-cell>
          <table:table-cell table:formula="of:=([.A3761]*[.A3761])" office:value-type="float" office:value="0.00000505665169" calcext:value-type="float">
            <text:p>0.00000505665169</text:p>
          </table:table-cell>
          <table:table-cell table:formula="of:=([.A3761]-[.B3761])*([.A3761]-[.B3761])" office:value-type="float" office:value="0.00042664968025" calcext:value-type="float">
            <text:p>0.00042664968025</text:p>
          </table:table-cell>
          <table:table-cell table:number-columns-repeated="2"/>
        </table:table-row>
        <table:table-row table:style-name="ro1">
          <table:table-cell office:value-type="float" office:value="0.0341959" calcext:value-type="float">
            <text:p>0.0341959</text:p>
          </table:table-cell>
          <table:table-cell office:value-type="float" office:value="0.0139161" calcext:value-type="float">
            <text:p>0.0139161</text:p>
          </table:table-cell>
          <table:table-cell table:formula="of:=([.A3762]*[.A3762])" office:value-type="float" office:value="0.00116935957681" calcext:value-type="float">
            <text:p>0.00116935957681</text:p>
          </table:table-cell>
          <table:table-cell table:formula="of:=([.A3762]-[.B3762])*([.A3762]-[.B3762])" office:value-type="float" office:value="0.00041127028804" calcext:value-type="float">
            <text:p>0.00041127028804</text:p>
          </table:table-cell>
          <table:table-cell table:number-columns-repeated="2"/>
        </table:table-row>
        <table:table-row table:style-name="ro1">
          <table:table-cell office:value-type="float" office:value="0.0341959" calcext:value-type="float">
            <text:p>0.0341959</text:p>
          </table:table-cell>
          <table:table-cell office:value-type="float" office:value="0.00894224" calcext:value-type="float">
            <text:p>0.00894224</text:p>
          </table:table-cell>
          <table:table-cell table:formula="of:=([.A3763]*[.A3763])" office:value-type="float" office:value="0.00116935957681" calcext:value-type="float">
            <text:p>0.00116935957681</text:p>
          </table:table-cell>
          <table:table-cell table:formula="of:=([.A3763]-[.B3763])*([.A3763]-[.B3763])" office:value-type="float" office:value="0.0006377473433956" calcext:value-type="float">
            <text:p>0.0006377473433956</text:p>
          </table:table-cell>
          <table:table-cell table:number-columns-repeated="2"/>
        </table:table-row>
        <table:table-row table:style-name="ro1">
          <table:table-cell office:value-type="float" office:value="0.0333347" calcext:value-type="float">
            <text:p>0.0333347</text:p>
          </table:table-cell>
          <table:table-cell office:value-type="float" office:value="0.016204" calcext:value-type="float">
            <text:p>0.016204</text:p>
          </table:table-cell>
          <table:table-cell table:formula="of:=([.A3764]*[.A3764])" office:value-type="float" office:value="0.00111120222409" calcext:value-type="float">
            <text:p>0.00111120222409</text:p>
          </table:table-cell>
          <table:table-cell table:formula="of:=([.A3764]-[.B3764])*([.A3764]-[.B3764])" office:value-type="float" office:value="0.00029346088249" calcext:value-type="float">
            <text:p>0.00029346088249</text:p>
          </table:table-cell>
          <table:table-cell table:number-columns-repeated="2"/>
        </table:table-row>
        <table:table-row table:style-name="ro1">
          <table:table-cell office:value-type="float" office:value="0.0386829" calcext:value-type="float">
            <text:p>0.0386829</text:p>
          </table:table-cell>
          <table:table-cell office:value-type="float" office:value="0.0172024" calcext:value-type="float">
            <text:p>0.0172024</text:p>
          </table:table-cell>
          <table:table-cell table:formula="of:=([.A3765]*[.A3765])" office:value-type="float" office:value="0.00149636675241" calcext:value-type="float">
            <text:p>0.00149636675241</text:p>
          </table:table-cell>
          <table:table-cell table:formula="of:=([.A3765]-[.B3765])*([.A3765]-[.B3765])" office:value-type="float" office:value="0.00046141188025" calcext:value-type="float">
            <text:p>0.00046141188025</text:p>
          </table:table-cell>
          <table:table-cell table:number-columns-repeated="2"/>
        </table:table-row>
        <table:table-row table:style-name="ro1">
          <table:table-cell office:value-type="float" office:value="0.0408431" calcext:value-type="float">
            <text:p>0.0408431</text:p>
          </table:table-cell>
          <table:table-cell office:value-type="float" office:value="0.0427583" calcext:value-type="float">
            <text:p>0.0427583</text:p>
          </table:table-cell>
          <table:table-cell table:formula="of:=([.A3766]*[.A3766])" office:value-type="float" office:value="0.00166815881761" calcext:value-type="float">
            <text:p>0.00166815881761</text:p>
          </table:table-cell>
          <table:table-cell table:formula="of:=([.A3766]-[.B3766])*([.A3766]-[.B3766])" office:value-type="float" office:value="0.00000366799104" calcext:value-type="float">
            <text:p>0.00000366799104</text:p>
          </table:table-cell>
          <table:table-cell table:number-columns-repeated="2"/>
        </table:table-row>
        <table:table-row table:style-name="ro1">
          <table:table-cell office:value-type="float" office:value="0.0567318" calcext:value-type="float">
            <text:p>0.0567318</text:p>
          </table:table-cell>
          <table:table-cell office:value-type="float" office:value="0.107613" calcext:value-type="float">
            <text:p>0.107613</text:p>
          </table:table-cell>
          <table:table-cell table:formula="of:=([.A3767]*[.A3767])" office:value-type="float" office:value="0.00321849713124" calcext:value-type="float">
            <text:p>0.00321849713124</text:p>
          </table:table-cell>
          <table:table-cell table:formula="of:=([.A3767]-[.B3767])*([.A3767]-[.B3767])" office:value-type="float" office:value="0.00258889651344" calcext:value-type="float">
            <text:p>0.00258889651344</text:p>
          </table:table-cell>
          <table:table-cell table:number-columns-repeated="2"/>
        </table:table-row>
        <table:table-row table:style-name="ro1">
          <table:table-cell office:value-type="float" office:value="0.0554135" calcext:value-type="float">
            <text:p>0.0554135</text:p>
          </table:table-cell>
          <table:table-cell office:value-type="float" office:value="0.150564" calcext:value-type="float">
            <text:p>0.150564</text:p>
          </table:table-cell>
          <table:table-cell table:formula="of:=([.A3768]*[.A3768])" office:value-type="float" office:value="0.00307065598225" calcext:value-type="float">
            <text:p>0.00307065598225</text:p>
          </table:table-cell>
          <table:table-cell table:formula="of:=([.A3768]-[.B3768])*([.A3768]-[.B3768])" office:value-type="float" office:value="0.00905361765025" calcext:value-type="float">
            <text:p>0.00905361765025</text:p>
          </table:table-cell>
          <table:table-cell table:number-columns-repeated="2"/>
        </table:table-row>
        <table:table-row table:style-name="ro1">
          <table:table-cell office:value-type="float" office:value="0.0863534" calcext:value-type="float">
            <text:p>0.0863534</text:p>
          </table:table-cell>
          <table:table-cell office:value-type="float" office:value="0.233442" calcext:value-type="float">
            <text:p>0.233442</text:p>
          </table:table-cell>
          <table:table-cell table:formula="of:=([.A3769]*[.A3769])" office:value-type="float" office:value="0.00745690969156" calcext:value-type="float">
            <text:p>0.00745690969156</text:p>
          </table:table-cell>
          <table:table-cell table:formula="of:=([.A3769]-[.B3769])*([.A3769]-[.B3769])" office:value-type="float" office:value="0.02163505624996" calcext:value-type="float">
            <text:p>0.02163505624996</text:p>
          </table:table-cell>
          <table:table-cell table:number-columns-repeated="2"/>
        </table:table-row>
        <table:table-row table:style-name="ro1">
          <table:table-cell office:value-type="float" office:value="0.211581" calcext:value-type="float">
            <text:p>0.211581</text:p>
          </table:table-cell>
          <table:table-cell office:value-type="float" office:value="0.146415" calcext:value-type="float">
            <text:p>0.146415</text:p>
          </table:table-cell>
          <table:table-cell table:formula="of:=([.A3770]*[.A3770])" office:value-type="float" office:value="0.044766519561" calcext:value-type="float">
            <text:p>0.044766519561</text:p>
          </table:table-cell>
          <table:table-cell table:formula="of:=([.A3770]-[.B3770])*([.A3770]-[.B3770])" office:value-type="float" office:value="0.004246607556" calcext:value-type="float">
            <text:p>0.004246607556</text:p>
          </table:table-cell>
          <table:table-cell table:number-columns-repeated="2"/>
        </table:table-row>
        <table:table-row table:style-name="ro1">
          <table:table-cell office:value-type="float" office:value="0.226249" calcext:value-type="float">
            <text:p>0.226249</text:p>
          </table:table-cell>
          <table:table-cell office:value-type="float" office:value="0.173596" calcext:value-type="float">
            <text:p>0.173596</text:p>
          </table:table-cell>
          <table:table-cell table:formula="of:=([.A3771]*[.A3771])" office:value-type="float" office:value="0.051188610001" calcext:value-type="float">
            <text:p>0.051188610001</text:p>
          </table:table-cell>
          <table:table-cell table:formula="of:=([.A3771]-[.B3771])*([.A3771]-[.B3771])" office:value-type="float" office:value="0.002772338409" calcext:value-type="float">
            <text:p>0.002772338409</text:p>
          </table:table-cell>
          <table:table-cell table:number-columns-repeated="2"/>
        </table:table-row>
        <table:table-row table:style-name="ro1">
          <table:table-cell office:value-type="float" office:value="0.253535" calcext:value-type="float">
            <text:p>0.253535</text:p>
          </table:table-cell>
          <table:table-cell office:value-type="float" office:value="0.186779" calcext:value-type="float">
            <text:p>0.186779</text:p>
          </table:table-cell>
          <table:table-cell table:formula="of:=([.A3772]*[.A3772])" office:value-type="float" office:value="0.064279996225" calcext:value-type="float">
            <text:p>0.064279996225</text:p>
          </table:table-cell>
          <table:table-cell table:formula="of:=([.A3772]-[.B3772])*([.A3772]-[.B3772])" office:value-type="float" office:value="0.004456363536" calcext:value-type="float">
            <text:p>0.004456363536</text:p>
          </table:table-cell>
          <table:table-cell table:number-columns-repeated="2"/>
        </table:table-row>
        <table:table-row table:style-name="ro1">
          <table:table-cell office:value-type="float" office:value="0.253535" calcext:value-type="float">
            <text:p>0.253535</text:p>
          </table:table-cell>
          <table:table-cell office:value-type="float" office:value="0.194112" calcext:value-type="float">
            <text:p>0.194112</text:p>
          </table:table-cell>
          <table:table-cell table:formula="of:=([.A3773]*[.A3773])" office:value-type="float" office:value="0.064279996225" calcext:value-type="float">
            <text:p>0.064279996225</text:p>
          </table:table-cell>
          <table:table-cell table:formula="of:=([.A3773]-[.B3773])*([.A3773]-[.B3773])" office:value-type="float" office:value="0.003531092929" calcext:value-type="float">
            <text:p>0.003531092929</text:p>
          </table:table-cell>
          <table:table-cell table:number-columns-repeated="2"/>
        </table:table-row>
        <table:table-row table:style-name="ro1">
          <table:table-cell office:value-type="float" office:value="0.293916" calcext:value-type="float">
            <text:p>0.293916</text:p>
          </table:table-cell>
          <table:table-cell office:value-type="float" office:value="0.204384" calcext:value-type="float">
            <text:p>0.204384</text:p>
          </table:table-cell>
          <table:table-cell table:formula="of:=([.A3774]*[.A3774])" office:value-type="float" office:value="0.086386615056" calcext:value-type="float">
            <text:p>0.086386615056</text:p>
          </table:table-cell>
          <table:table-cell table:formula="of:=([.A3774]-[.B3774])*([.A3774]-[.B3774])" office:value-type="float" office:value="0.008015979024" calcext:value-type="float">
            <text:p>0.008015979024</text:p>
          </table:table-cell>
          <table:table-cell table:number-columns-repeated="2"/>
        </table:table-row>
        <table:table-row table:style-name="ro1">
          <table:table-cell office:value-type="float" office:value="0.340126" calcext:value-type="float">
            <text:p>0.340126</text:p>
          </table:table-cell>
          <table:table-cell office:value-type="float" office:value="0.354058" calcext:value-type="float">
            <text:p>0.354058</text:p>
          </table:table-cell>
          <table:table-cell table:formula="of:=([.A3775]*[.A3775])" office:value-type="float" office:value="0.115685695876" calcext:value-type="float">
            <text:p>0.115685695876</text:p>
          </table:table-cell>
          <table:table-cell table:formula="of:=([.A3775]-[.B3775])*([.A3775]-[.B3775])" office:value-type="float" office:value="0.000194100624" calcext:value-type="float">
            <text:p>0.000194100624</text:p>
          </table:table-cell>
          <table:table-cell table:number-columns-repeated="2"/>
        </table:table-row>
        <table:table-row table:style-name="ro1">
          <table:table-cell office:value-type="float" office:value="0.784022" calcext:value-type="float">
            <text:p>0.784022</text:p>
          </table:table-cell>
          <table:table-cell office:value-type="float" office:value="0.620488" calcext:value-type="float">
            <text:p>0.620488</text:p>
          </table:table-cell>
          <table:table-cell table:formula="of:=([.A3776]*[.A3776])" office:value-type="float" office:value="0.614690496484" calcext:value-type="float">
            <text:p>0.614690496484</text:p>
          </table:table-cell>
          <table:table-cell table:formula="of:=([.A3776]-[.B3776])*([.A3776]-[.B3776])" office:value-type="float" office:value="0.026743369156" calcext:value-type="float">
            <text:p>0.026743369156</text:p>
          </table:table-cell>
          <table:table-cell table:number-columns-repeated="2"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649031" calcext:value-type="float">
            <text:p>0.649031</text:p>
          </table:table-cell>
          <table:table-cell table:formula="of:=([.A3777]*[.A3777])" office:value-type="float" office:value="0.614688928441" calcext:value-type="float">
            <text:p>0.614688928441</text:p>
          </table:table-cell>
          <table:table-cell table:formula="of:=([.A3777]-[.B3777])*([.A3777]-[.B3777])" office:value-type="float" office:value="0.0182223001" calcext:value-type="float">
            <text:p>0.0182223001</text:p>
          </table:table-cell>
          <table:table-cell table:number-columns-repeated="2"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679932" calcext:value-type="float">
            <text:p>0.679932</text:p>
          </table:table-cell>
          <table:table-cell table:formula="of:=([.A3778]*[.A3778])" office:value-type="float" office:value="0.614688928441" calcext:value-type="float">
            <text:p>0.614688928441</text:p>
          </table:table-cell>
          <table:table-cell table:formula="of:=([.A3778]-[.B3778])*([.A3778]-[.B3778])" office:value-type="float" office:value="0.010834519921" calcext:value-type="float">
            <text:p>0.010834519921</text:p>
          </table:table-cell>
          <table:table-cell table:number-columns-repeated="2"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712767" calcext:value-type="float">
            <text:p>0.712767</text:p>
          </table:table-cell>
          <table:table-cell table:formula="of:=([.A3779]*[.A3779])" office:value-type="float" office:value="0.614688928441" calcext:value-type="float">
            <text:p>0.614688928441</text:p>
          </table:table-cell>
          <table:table-cell table:formula="of:=([.A3779]-[.B3779])*([.A3779]-[.B3779])" office:value-type="float" office:value="0.00507713251599999" calcext:value-type="float">
            <text:p>0.00507713251599999</text:p>
          </table:table-cell>
          <table:table-cell table:number-columns-repeated="2"/>
        </table:table-row>
        <table:table-row table:style-name="ro1">
          <table:table-cell office:value-type="float" office:value="0.784021" calcext:value-type="float">
            <text:p>0.784021</text:p>
          </table:table-cell>
          <table:table-cell office:value-type="float" office:value="0.746169" calcext:value-type="float">
            <text:p>0.746169</text:p>
          </table:table-cell>
          <table:table-cell table:formula="of:=([.A3780]*[.A3780])" office:value-type="float" office:value="0.614688928441" calcext:value-type="float">
            <text:p>0.614688928441</text:p>
          </table:table-cell>
          <table:table-cell table:formula="of:=([.A3780]-[.B3780])*([.A3780]-[.B3780])" office:value-type="float" office:value="0.001432773904" calcext:value-type="float">
            <text:p>0.001432773904</text:p>
          </table:table-cell>
          <table:table-cell table:number-columns-repeated="2"/>
        </table:table-row>
        <table:table-row table:style-name="ro1">
          <table:table-cell office:value-type="float" office:value="0.886305" calcext:value-type="float">
            <text:p>0.886305</text:p>
          </table:table-cell>
          <table:table-cell office:value-type="float" office:value="0.850736" calcext:value-type="float">
            <text:p>0.850736</text:p>
          </table:table-cell>
          <table:table-cell table:formula="of:=([.A3781]*[.A3781])" office:value-type="float" office:value="0.785536553025" calcext:value-type="float">
            <text:p>0.785536553025</text:p>
          </table:table-cell>
          <table:table-cell table:formula="of:=([.A3781]-[.B3781])*([.A3781]-[.B3781])" office:value-type="float" office:value="0.001265153761" calcext:value-type="float">
            <text:p>0.001265153761</text:p>
          </table:table-cell>
          <table:table-cell table:number-columns-repeated="2"/>
        </table:table-row>
        <table:table-row table:style-name="ro1">
          <table:table-cell office:value-type="float" office:value="0.908127" calcext:value-type="float">
            <text:p>0.908127</text:p>
          </table:table-cell>
          <table:table-cell office:value-type="float" office:value="0.870822" calcext:value-type="float">
            <text:p>0.870822</text:p>
          </table:table-cell>
          <table:table-cell table:formula="of:=([.A3782]*[.A3782])" office:value-type="float" office:value="0.824694648129" calcext:value-type="float">
            <text:p>0.824694648129</text:p>
          </table:table-cell>
          <table:table-cell table:formula="of:=([.A3782]-[.B3782])*([.A3782]-[.B3782])" office:value-type="float" office:value="0.001391663025" calcext:value-type="float">
            <text:p>0.001391663025</text:p>
          </table:table-cell>
          <table:table-cell table:number-columns-repeated="2"/>
        </table:table-row>
        <table:table-row table:style-name="ro1">
          <table:table-cell office:value-type="float" office:value="0.908127" calcext:value-type="float">
            <text:p>0.908127</text:p>
          </table:table-cell>
          <table:table-cell office:value-type="float" office:value="0.957897" calcext:value-type="float">
            <text:p>0.957897</text:p>
          </table:table-cell>
          <table:table-cell table:formula="of:=([.A3783]*[.A3783])" office:value-type="float" office:value="0.824694648129" calcext:value-type="float">
            <text:p>0.824694648129</text:p>
          </table:table-cell>
          <table:table-cell table:formula="of:=([.A3783]-[.B3783])*([.A3783]-[.B3783])" office:value-type="float" office:value="0.0024770529" calcext:value-type="float">
            <text:p>0.0024770529</text:p>
          </table:table-cell>
          <table:table-cell table:number-columns-repeated="2"/>
        </table:table-row>
        <table:table-row table:style-name="ro1">
          <table:table-cell office:value-type="float" office:value="0.95555" calcext:value-type="float">
            <text:p>0.95555</text:p>
          </table:table-cell>
          <table:table-cell office:value-type="float" office:value="0.999997" calcext:value-type="float">
            <text:p>0.999997</text:p>
          </table:table-cell>
          <table:table-cell table:formula="of:=([.A3784]*[.A3784])" office:value-type="float" office:value="0.9130758025" calcext:value-type="float">
            <text:p>0.9130758025</text:p>
          </table:table-cell>
          <table:table-cell table:formula="of:=([.A3784]-[.B3784])*([.A3784]-[.B3784])" office:value-type="float" office:value="0.001975535809" calcext:value-type="float">
            <text:p>0.001975535809</text:p>
          </table:table-cell>
          <table:table-cell table:number-columns-repeated="2"/>
        </table:table-row>
        <table:table-row table:style-name="ro1">
          <table:table-cell office:value-type="float" office:value="0.000000715256" calcext:value-type="float">
            <text:p>0.000000715256</text:p>
          </table:table-cell>
          <table:table-cell office:value-type="float" office:value="0.00000303222" calcext:value-type="float">
            <text:p>0.00000303222</text:p>
          </table:table-cell>
          <table:table-cell table:formula="of:=([.A3785]*[.A3785])" office:value-type="float" office:value="0.00000000000051159115" calcext:value-type="float">
            <text:p>5.11591145536E-13</text:p>
          </table:table-cell>
          <table:table-cell table:formula="of:=([.A3785]-[.B3785])*([.A3785]-[.B3785])" office:value-type="float" office:value="0.00000000000536832218" calcext:value-type="float">
            <text:p>5.368322177296E-12</text:p>
          </table:table-cell>
          <table:table-cell table:number-columns-repeated="2"/>
        </table:table-row>
        <table:table-row table:style-name="ro1">
          <table:table-cell office:value-type="float" office:value="0.000000417233" calcext:value-type="float">
            <text:p>0.000000417233</text:p>
          </table:table-cell>
          <table:table-cell office:value-type="float" office:value="0.0000917405" calcext:value-type="float">
            <text:p>0.0000917405</text:p>
          </table:table-cell>
          <table:table-cell table:formula="of:=([.A3786]*[.A3786])" office:value-type="float" office:value="0.00000000000017408338" calcext:value-type="float">
            <text:p>1.74083376289E-13</text:p>
          </table:table-cell>
          <table:table-cell table:formula="of:=([.A3786]-[.B3786])*([.A3786]-[.B3786])" office:value-type="float" office:value="0.00000000833993909555" calcext:value-type="float">
            <text:p>8.33993909555329E-09</text:p>
          </table:table-cell>
          <table:table-cell table:number-columns-repeated="2"/>
        </table:table-row>
        <table:table-row table:style-name="ro1">
          <table:table-cell office:value-type="float" office:value="0.00000280142" calcext:value-type="float">
            <text:p>0.00000280142</text:p>
          </table:table-cell>
          <table:table-cell office:value-type="float" office:value="0.0000000580764" calcext:value-type="float">
            <text:p>0.0000000580764</text:p>
          </table:table-cell>
          <table:table-cell table:formula="of:=([.A3787]*[.A3787])" office:value-type="float" office:value="0.00000000000784795402" calcext:value-type="float">
            <text:p>7.8479540164E-12</text:p>
          </table:table-cell>
          <table:table-cell table:formula="of:=([.A3787]-[.B3787])*([.A3787]-[.B3787])" office:value-type="float" office:value="0.00000000000752593411" calcext:value-type="float">
            <text:p>7.52593410766096E-12</text:p>
          </table:table-cell>
          <table:table-cell table:number-columns-repeated="2"/>
        </table:table-row>
        <table:table-row table:style-name="ro1">
          <table:table-cell office:value-type="float" office:value="0.0000165105" calcext:value-type="float">
            <text:p>0.0000165105</text:p>
          </table:table-cell>
          <table:table-cell office:value-type="float" office:value="0.0000306148" calcext:value-type="float">
            <text:p>0.0000306148</text:p>
          </table:table-cell>
          <table:table-cell table:formula="of:=([.A3788]*[.A3788])" office:value-type="float" office:value="0.00000000027259661025" calcext:value-type="float">
            <text:p>2.7259661025E-10</text:p>
          </table:table-cell>
          <table:table-cell table:formula="of:=([.A3788]-[.B3788])*([.A3788]-[.B3788])" office:value-type="float" office:value="0.00000000019893127849" calcext:value-type="float">
            <text:p>1.9893127849E-10</text:p>
          </table:table-cell>
          <table:table-cell table:number-columns-repeated="2"/>
        </table:table-row>
        <table:table-row table:style-name="ro1">
          <table:table-cell office:value-type="float" office:value="0.0000392795" calcext:value-type="float">
            <text:p>0.0000392795</text:p>
          </table:table-cell>
          <table:table-cell office:value-type="float" office:value="0.00000000909526" calcext:value-type="float">
            <text:p>0.00000000909526</text:p>
          </table:table-cell>
          <table:table-cell table:formula="of:=([.A3789]*[.A3789])" office:value-type="float" office:value="0.00000000154287912025" calcext:value-type="float">
            <text:p>1.54287912025E-09</text:p>
          </table:table-cell>
          <table:table-cell table:formula="of:=([.A3789]-[.B3789])*([.A3789]-[.B3789])" office:value-type="float" office:value="0.00000000154216468844" calcext:value-type="float">
            <text:p>1.54216468844341E-09</text:p>
          </table:table-cell>
          <table:table-cell table:number-columns-repeated="2"/>
        </table:table-row>
        <table:table-row table:style-name="ro1">
          <table:table-cell office:value-type="float" office:value="0.000113666" calcext:value-type="float">
            <text:p>0.000113666</text:p>
          </table:table-cell>
          <table:table-cell office:value-type="float" office:value="0.00176917" calcext:value-type="float">
            <text:p>0.00176917</text:p>
          </table:table-cell>
          <table:table-cell table:formula="of:=([.A3790]*[.A3790])" office:value-type="float" office:value="0.000000012919959556" calcext:value-type="float">
            <text:p>1.2919959556E-08</text:p>
          </table:table-cell>
          <table:table-cell table:formula="of:=([.A3790]-[.B3790])*([.A3790]-[.B3790])" office:value-type="float" office:value="0.000002740693494016" calcext:value-type="float">
            <text:p>2.740693494016E-06</text:p>
          </table:table-cell>
          <table:table-cell table:number-columns-repeated="2"/>
        </table:table-row>
        <table:table-row table:style-name="ro1">
          <table:table-cell office:value-type="float" office:value="0.000113666" calcext:value-type="float">
            <text:p>0.000113666</text:p>
          </table:table-cell>
          <table:table-cell office:value-type="float" office:value="0.00442076" calcext:value-type="float">
            <text:p>0.00442076</text:p>
          </table:table-cell>
          <table:table-cell table:formula="of:=([.A3791]*[.A3791])" office:value-type="float" office:value="0.000000012919959556" calcext:value-type="float">
            <text:p>1.2919959556E-08</text:p>
          </table:table-cell>
          <table:table-cell table:formula="of:=([.A3791]-[.B3791])*([.A3791]-[.B3791])" office:value-type="float" office:value="0.000018551058724836" calcext:value-type="float">
            <text:p>1.8551058724836E-05</text:p>
          </table:table-cell>
          <table:table-cell table:number-columns-repeated="2"/>
        </table:table-row>
        <table:table-row table:style-name="ro1">
          <table:table-cell office:value-type="float" office:value="0.000238776" calcext:value-type="float">
            <text:p>0.000238776</text:p>
          </table:table-cell>
          <table:table-cell office:value-type="float" office:value="0.000480116" calcext:value-type="float">
            <text:p>0.000480116</text:p>
          </table:table-cell>
          <table:table-cell table:formula="of:=([.A3792]*[.A3792])" office:value-type="float" office:value="0.000000057013978176" calcext:value-type="float">
            <text:p>5.7013978176E-08</text:p>
          </table:table-cell>
          <table:table-cell table:formula="of:=([.A3792]-[.B3792])*([.A3792]-[.B3792])" office:value-type="float" office:value="0.0000000582449956" calcext:value-type="float">
            <text:p>0.0000000582449956</text:p>
          </table:table-cell>
          <table:table-cell table:number-columns-repeated="2"/>
        </table:table-row>
        <table:table-row table:style-name="ro1">
          <table:table-cell office:value-type="float" office:value="0.000274956" calcext:value-type="float">
            <text:p>0.000274956</text:p>
          </table:table-cell>
          <table:table-cell office:value-type="float" office:value="0.0000199982" calcext:value-type="float">
            <text:p>0.0000199982</text:p>
          </table:table-cell>
          <table:table-cell table:formula="of:=([.A3793]*[.A3793])" office:value-type="float" office:value="0.000000075600801936" calcext:value-type="float">
            <text:p>7.5600801936E-08</text:p>
          </table:table-cell>
          <table:table-cell table:formula="of:=([.A3793]-[.B3793])*([.A3793]-[.B3793])" office:value-type="float" office:value="0.00000006500347978084" calcext:value-type="float">
            <text:p>6.500347978084E-08</text:p>
          </table:table-cell>
          <table:table-cell table:number-columns-repeated="2"/>
        </table:table-row>
        <table:table-row table:style-name="ro1">
          <table:table-cell office:value-type="float" office:value="0.0000944138" calcext:value-type="float">
            <text:p>0.0000944138</text:p>
          </table:table-cell>
          <table:table-cell office:value-type="float" office:value="0.00000139593" calcext:value-type="float">
            <text:p>0.00000139593</text:p>
          </table:table-cell>
          <table:table-cell table:formula="of:=([.A3794]*[.A3794])" office:value-type="float" office:value="0.00000000891396563044" calcext:value-type="float">
            <text:p>8.91396563044E-09</text:p>
          </table:table-cell>
          <table:table-cell table:formula="of:=([.A3794]-[.B3794])*([.A3794]-[.B3794])" office:value-type="float" office:value="0.00000000865232413934" calcext:value-type="float">
            <text:p>8.6523241393369E-09</text:p>
          </table:table-cell>
          <table:table-cell table:number-columns-repeated="2"/>
        </table:table-row>
        <table:table-row table:style-name="ro1">
          <table:table-cell office:value-type="float" office:value="0.0000136495" calcext:value-type="float">
            <text:p>0.0000136495</text:p>
          </table:table-cell>
          <table:table-cell office:value-type="float" office:value="0.00501067" calcext:value-type="float">
            <text:p>0.00501067</text:p>
          </table:table-cell>
          <table:table-cell table:formula="of:=([.A3795]*[.A3795])" office:value-type="float" office:value="0.00000000018630885025" calcext:value-type="float">
            <text:p>1.8630885025E-10</text:p>
          </table:table-cell>
          <table:table-cell table:formula="of:=([.A3795]-[.B3795])*([.A3795]-[.B3795])" office:value-type="float" office:value="0.0000249702138774203" calcext:value-type="float">
            <text:p>2.49702138774203E-05</text:p>
          </table:table-cell>
          <table:table-cell table:number-columns-repeated="2"/>
        </table:table-row>
        <table:table-row table:style-name="ro1">
          <table:table-cell office:value-type="float" office:value="0.000180364" calcext:value-type="float">
            <text:p>0.000180364</text:p>
          </table:table-cell>
          <table:table-cell office:value-type="float" office:value="0.0357491" calcext:value-type="float">
            <text:p>0.0357491</text:p>
          </table:table-cell>
          <table:table-cell table:formula="of:=([.A3796]*[.A3796])" office:value-type="float" office:value="0.000000032531172496" calcext:value-type="float">
            <text:p>3.2531172496E-08</text:p>
          </table:table-cell>
          <table:table-cell table:formula="of:=([.A3796]-[.B3796])*([.A3796]-[.B3796])" office:value-type="float" office:value="0.0012651349806377" calcext:value-type="float">
            <text:p>0.0012651349806377</text:p>
          </table:table-cell>
          <table:table-cell table:number-columns-repeated="2"/>
        </table:table-row>
        <table:table-row table:style-name="ro1">
          <table:table-cell office:value-type="float" office:value="0.000180364" calcext:value-type="float">
            <text:p>0.000180364</text:p>
          </table:table-cell>
          <table:table-cell office:value-type="float" office:value="0.00177745" calcext:value-type="float">
            <text:p>0.00177745</text:p>
          </table:table-cell>
          <table:table-cell table:formula="of:=([.A3797]*[.A3797])" office:value-type="float" office:value="0.000000032531172496" calcext:value-type="float">
            <text:p>3.2531172496E-08</text:p>
          </table:table-cell>
          <table:table-cell table:formula="of:=([.A3797]-[.B3797])*([.A3797]-[.B3797])" office:value-type="float" office:value="0.000002550683691396" calcext:value-type="float">
            <text:p>2.550683691396E-06</text:p>
          </table:table-cell>
          <table:table-cell table:number-columns-repeated="2"/>
        </table:table-row>
        <table:table-row table:style-name="ro1">
          <table:table-cell office:value-type="float" office:value="0.00000375509" calcext:value-type="float">
            <text:p>0.00000375509</text:p>
          </table:table-cell>
          <table:table-cell office:value-type="float" office:value="0.0262434" calcext:value-type="float">
            <text:p>0.0262434</text:p>
          </table:table-cell>
          <table:table-cell table:formula="of:=([.A3798]*[.A3798])" office:value-type="float" office:value="0.00000000001410070091" calcext:value-type="float">
            <text:p>1.41007009081E-11</text:p>
          </table:table-cell>
          <table:table-cell table:formula="of:=([.A3798]-[.B3798])*([.A3798]-[.B3798])" office:value-type="float" office:value="0.000688518965002889" calcext:value-type="float">
            <text:p>0.000688518965002889</text:p>
          </table:table-cell>
          <table:table-cell table:number-columns-repeated="2"/>
        </table:table-row>
        <table:table-row table:style-name="ro1">
          <table:table-cell office:value-type="float" office:value="0.0000501871" calcext:value-type="float">
            <text:p>0.0000501871</text:p>
          </table:table-cell>
          <table:table-cell office:value-type="float" office:value="0.0253132" calcext:value-type="float">
            <text:p>0.0253132</text:p>
          </table:table-cell>
          <table:table-cell table:formula="of:=([.A3799]*[.A3799])" office:value-type="float" office:value="0.00000000251874500641" calcext:value-type="float">
            <text:p>2.51874500641E-09</text:p>
          </table:table-cell>
          <table:table-cell table:formula="of:=([.A3799]-[.B3799])*([.A3799]-[.B3799])" office:value-type="float" office:value="0.000638219820785566" calcext:value-type="float">
            <text:p>0.000638219820785566</text:p>
          </table:table-cell>
          <table:table-cell table:number-columns-repeated="2"/>
        </table:table-row>
        <table:table-row table:style-name="ro1">
          <table:table-cell office:value-type="float" office:value="0.0000501871" calcext:value-type="float">
            <text:p>0.0000501871</text:p>
          </table:table-cell>
          <table:table-cell office:value-type="float" office:value="0.0631774" calcext:value-type="float">
            <text:p>0.0631774</text:p>
          </table:table-cell>
          <table:table-cell table:formula="of:=([.A3800]*[.A3800])" office:value-type="float" office:value="0.00000000251874500641" calcext:value-type="float">
            <text:p>2.51874500641E-09</text:p>
          </table:table-cell>
          <table:table-cell table:formula="of:=([.A3800]-[.B3800])*([.A3800]-[.B3800])" office:value-type="float" office:value="0.00398504500852193" calcext:value-type="float">
            <text:p>0.00398504500852193</text:p>
          </table:table-cell>
          <table:table-cell table:number-columns-repeated="2"/>
        </table:table-row>
        <table:table-row table:style-name="ro1">
          <table:table-cell office:value-type="float" office:value="0.000403285" calcext:value-type="float">
            <text:p>0.000403285</text:p>
          </table:table-cell>
          <table:table-cell office:value-type="float" office:value="0.103432" calcext:value-type="float">
            <text:p>0.103432</text:p>
          </table:table-cell>
          <table:table-cell table:formula="of:=([.A3801]*[.A3801])" office:value-type="float" office:value="0.000000162638791225" calcext:value-type="float">
            <text:p>1.62638791225E-07</text:p>
          </table:table-cell>
          <table:table-cell table:formula="of:=([.A3801]-[.B3801])*([.A3801]-[.B3801])" office:value-type="float" office:value="0.0106149161145512" calcext:value-type="float">
            <text:p>0.0106149161145512</text:p>
          </table:table-cell>
          <table:table-cell table:number-columns-repeated="2"/>
        </table:table-row>
        <table:table-row table:style-name="ro1">
          <table:table-cell office:value-type="float" office:value="0.000335097" calcext:value-type="float">
            <text:p>0.000335097</text:p>
          </table:table-cell>
          <table:table-cell office:value-type="float" office:value="0.0370813" calcext:value-type="float">
            <text:p>0.0370813</text:p>
          </table:table-cell>
          <table:table-cell table:formula="of:=([.A3802]*[.A3802])" office:value-type="float" office:value="0.000000112289999409" calcext:value-type="float">
            <text:p>1.12289999409E-07</text:p>
          </table:table-cell>
          <table:table-cell table:formula="of:=([.A3802]-[.B3802])*([.A3802]-[.B3802])" office:value-type="float" office:value="0.00135028343491721" calcext:value-type="float">
            <text:p>0.00135028343491721</text:p>
          </table:table-cell>
          <table:table-cell table:number-columns-repeated="2"/>
        </table:table-row>
        <table:table-row table:style-name="ro1">
          <table:table-cell office:value-type="float" office:value="0.000387788" calcext:value-type="float">
            <text:p>0.000387788</text:p>
          </table:table-cell>
          <table:table-cell office:value-type="float" office:value="0.110776" calcext:value-type="float">
            <text:p>0.110776</text:p>
          </table:table-cell>
          <table:table-cell table:formula="of:=([.A3803]*[.A3803])" office:value-type="float" office:value="0.000000150379532944" calcext:value-type="float">
            <text:p>1.50379532944E-07</text:p>
          </table:table-cell>
          <table:table-cell table:formula="of:=([.A3803]-[.B3803])*([.A3803]-[.B3803])" office:value-type="float" office:value="0.0121855573485569" calcext:value-type="float">
            <text:p>0.0121855573485569</text:p>
          </table:table-cell>
          <table:table-cell table:number-columns-repeated="2"/>
        </table:table-row>
        <table:table-row table:style-name="ro1">
          <table:table-cell office:value-type="float" office:value="0.000706196" calcext:value-type="float">
            <text:p>0.000706196</text:p>
          </table:table-cell>
          <table:table-cell office:value-type="float" office:value="0.0464523" calcext:value-type="float">
            <text:p>0.0464523</text:p>
          </table:table-cell>
          <table:table-cell table:formula="of:=([.A3804]*[.A3804])" office:value-type="float" office:value="0.000000498712790416" calcext:value-type="float">
            <text:p>4.98712790416E-07</text:p>
          </table:table-cell>
          <table:table-cell table:formula="of:=([.A3804]-[.B3804])*([.A3804]-[.B3804])" office:value-type="float" office:value="0.00209270603117882" calcext:value-type="float">
            <text:p>0.00209270603117882</text:p>
          </table:table-cell>
          <table:table-cell table:number-columns-repeated="2"/>
        </table:table-row>
        <table:table-row table:style-name="ro1">
          <table:table-cell office:value-type="float" office:value="0.000706196" calcext:value-type="float">
            <text:p>0.000706196</text:p>
          </table:table-cell>
          <table:table-cell office:value-type="float" office:value="0.0109255" calcext:value-type="float">
            <text:p>0.0109255</text:p>
          </table:table-cell>
          <table:table-cell table:formula="of:=([.A3805]*[.A3805])" office:value-type="float" office:value="0.000000498712790416" calcext:value-type="float">
            <text:p>4.98712790416E-07</text:p>
          </table:table-cell>
          <table:table-cell table:formula="of:=([.A3805]-[.B3805])*([.A3805]-[.B3805])" office:value-type="float" office:value="0.000104434174244416" calcext:value-type="float">
            <text:p>0.000104434174244416</text:p>
          </table:table-cell>
          <table:table-cell table:number-columns-repeated="2"/>
        </table:table-row>
        <table:table-row table:style-name="ro1">
          <table:table-cell office:value-type="float" office:value="0.000706196" calcext:value-type="float">
            <text:p>0.000706196</text:p>
          </table:table-cell>
          <table:table-cell office:value-type="float" office:value="0.0143366" calcext:value-type="float">
            <text:p>0.0143366</text:p>
          </table:table-cell>
          <table:table-cell table:formula="of:=([.A3806]*[.A3806])" office:value-type="float" office:value="0.000000498712790416" calcext:value-type="float">
            <text:p>4.98712790416E-07</text:p>
          </table:table-cell>
          <table:table-cell table:formula="of:=([.A3806]-[.B3806])*([.A3806]-[.B3806])" office:value-type="float" office:value="0.000185787913203216" calcext:value-type="float">
            <text:p>0.000185787913203216</text:p>
          </table:table-cell>
          <table:table-cell table:number-columns-repeated="2"/>
        </table:table-row>
        <table:table-row table:style-name="ro1">
          <table:table-cell office:value-type="float" office:value="0.00244027" calcext:value-type="float">
            <text:p>0.00244027</text:p>
          </table:table-cell>
          <table:table-cell office:value-type="float" office:value="0.00639091" calcext:value-type="float">
            <text:p>0.00639091</text:p>
          </table:table-cell>
          <table:table-cell table:formula="of:=([.A3807]*[.A3807])" office:value-type="float" office:value="0.0000059549176729" calcext:value-type="float">
            <text:p>0.0000059549176729</text:p>
          </table:table-cell>
          <table:table-cell table:formula="of:=([.A3807]-[.B3807])*([.A3807]-[.B3807])" office:value-type="float" office:value="0.0000156075564096" calcext:value-type="float">
            <text:p>0.0000156075564096</text:p>
          </table:table-cell>
          <table:table-cell table:number-columns-repeated="2"/>
        </table:table-row>
        <table:table-row table:style-name="ro1">
          <table:table-cell office:value-type="float" office:value="0.0450287" calcext:value-type="float">
            <text:p>0.0450287</text:p>
          </table:table-cell>
          <table:table-cell office:value-type="float" office:value="0.0483837" calcext:value-type="float">
            <text:p>0.0483837</text:p>
          </table:table-cell>
          <table:table-cell table:formula="of:=([.A3808]*[.A3808])" office:value-type="float" office:value="0.00202758382369" calcext:value-type="float">
            <text:p>0.00202758382369</text:p>
          </table:table-cell>
          <table:table-cell table:formula="of:=([.A3808]-[.B3808])*([.A3808]-[.B3808])" office:value-type="float" office:value="0.000011256025" calcext:value-type="float">
            <text:p>0.000011256025</text:p>
          </table:table-cell>
          <table:table-cell table:number-columns-repeated="2"/>
        </table:table-row>
        <table:table-row table:style-name="ro1">
          <table:table-cell office:value-type="float" office:value="0.0474255" calcext:value-type="float">
            <text:p>0.0474255</text:p>
          </table:table-cell>
          <table:table-cell office:value-type="float" office:value="0.142014" calcext:value-type="float">
            <text:p>0.142014</text:p>
          </table:table-cell>
          <table:table-cell table:formula="of:=([.A3809]*[.A3809])" office:value-type="float" office:value="0.00224917805025" calcext:value-type="float">
            <text:p>0.00224917805025</text:p>
          </table:table-cell>
          <table:table-cell table:formula="of:=([.A3809]-[.B3809])*([.A3809]-[.B3809])" office:value-type="float" office:value="0.00894698433225" calcext:value-type="float">
            <text:p>0.00894698433225</text:p>
          </table:table-cell>
          <table:table-cell table:number-columns-repeated="2"/>
        </table:table-row>
        <table:table-row table:style-name="ro1">
          <table:table-cell office:value-type="float" office:value="0.0474255" calcext:value-type="float">
            <text:p>0.0474255</text:p>
          </table:table-cell>
          <table:table-cell office:value-type="float" office:value="0.147344" calcext:value-type="float">
            <text:p>0.147344</text:p>
          </table:table-cell>
          <table:table-cell table:formula="of:=([.A3810]*[.A3810])" office:value-type="float" office:value="0.00224917805025" calcext:value-type="float">
            <text:p>0.00224917805025</text:p>
          </table:table-cell>
          <table:table-cell table:formula="of:=([.A3810]-[.B3810])*([.A3810]-[.B3810])" office:value-type="float" office:value="0.00998370664225" calcext:value-type="float">
            <text:p>0.00998370664225</text:p>
          </table:table-cell>
          <table:table-cell table:number-columns-repeated="2"/>
        </table:table-row>
        <table:table-row table:style-name="ro1">
          <table:table-cell office:value-type="float" office:value="0.0683233" calcext:value-type="float">
            <text:p>0.0683233</text:p>
          </table:table-cell>
          <table:table-cell office:value-type="float" office:value="0.250208" calcext:value-type="float">
            <text:p>0.250208</text:p>
          </table:table-cell>
          <table:table-cell table:formula="of:=([.A3811]*[.A3811])" office:value-type="float" office:value="0.00466807332289" calcext:value-type="float">
            <text:p>0.00466807332289</text:p>
          </table:table-cell>
          <table:table-cell table:formula="of:=([.A3811]-[.B3811])*([.A3811]-[.B3811])" office:value-type="float" office:value="0.03308204409409" calcext:value-type="float">
            <text:p>0.03308204409409</text:p>
          </table:table-cell>
          <table:table-cell table:number-columns-repeated="2"/>
        </table:table-row>
        <table:table-row table:style-name="ro1">
          <table:table-cell office:value-type="float" office:value="0.1644" calcext:value-type="float">
            <text:p>0.1644</text:p>
          </table:table-cell>
          <table:table-cell office:value-type="float" office:value="0.25957" calcext:value-type="float">
            <text:p>0.25957</text:p>
          </table:table-cell>
          <table:table-cell table:formula="of:=([.A3812]*[.A3812])" office:value-type="float" office:value="0.02702736" calcext:value-type="float">
            <text:p>0.02702736</text:p>
          </table:table-cell>
          <table:table-cell table:formula="of:=([.A3812]-[.B3812])*([.A3812]-[.B3812])" office:value-type="float" office:value="0.00905732890000001" calcext:value-type="float">
            <text:p>0.00905732890000001</text:p>
          </table:table-cell>
          <table:table-cell table:number-columns-repeated="2"/>
        </table:table-row>
        <table:table-row table:style-name="ro1">
          <table:table-cell office:value-type="float" office:value="0.221524" calcext:value-type="float">
            <text:p>0.221524</text:p>
          </table:table-cell>
          <table:table-cell office:value-type="float" office:value="0.236051" calcext:value-type="float">
            <text:p>0.236051</text:p>
          </table:table-cell>
          <table:table-cell table:formula="of:=([.A3813]*[.A3813])" office:value-type="float" office:value="0.049072882576" calcext:value-type="float">
            <text:p>0.049072882576</text:p>
          </table:table-cell>
          <table:table-cell table:formula="of:=([.A3813]-[.B3813])*([.A3813]-[.B3813])" office:value-type="float" office:value="0.000211033729" calcext:value-type="float">
            <text:p>0.000211033729</text:p>
          </table:table-cell>
          <table:table-cell table:number-columns-repeated="2"/>
        </table:table-row>
        <table:table-row table:style-name="ro1">
          <table:table-cell office:value-type="float" office:value="0.276755" calcext:value-type="float">
            <text:p>0.276755</text:p>
          </table:table-cell>
          <table:table-cell office:value-type="float" office:value="0.33598" calcext:value-type="float">
            <text:p>0.33598</text:p>
          </table:table-cell>
          <table:table-cell table:formula="of:=([.A3814]*[.A3814])" office:value-type="float" office:value="0.076593330025" calcext:value-type="float">
            <text:p>0.076593330025</text:p>
          </table:table-cell>
          <table:table-cell table:formula="of:=([.A3814]-[.B3814])*([.A3814]-[.B3814])" office:value-type="float" office:value="0.003507600625" calcext:value-type="float">
            <text:p>0.003507600625</text:p>
          </table:table-cell>
          <table:table-cell table:number-columns-repeated="2"/>
        </table:table-row>
        <table:table-row table:style-name="ro1">
          <table:table-cell office:value-type="float" office:value="0.294806" calcext:value-type="float">
            <text:p>0.294806</text:p>
          </table:table-cell>
          <table:table-cell office:value-type="float" office:value="0.264897" calcext:value-type="float">
            <text:p>0.264897</text:p>
          </table:table-cell>
          <table:table-cell table:formula="of:=([.A3815]*[.A3815])" office:value-type="float" office:value="0.086910577636" calcext:value-type="float">
            <text:p>0.086910577636</text:p>
          </table:table-cell>
          <table:table-cell table:formula="of:=([.A3815]-[.B3815])*([.A3815]-[.B3815])" office:value-type="float" office:value="0.000894548281000001" calcext:value-type="float">
            <text:p>0.000894548281000001</text:p>
          </table:table-cell>
          <table:table-cell table:number-columns-repeated="2"/>
        </table:table-row>
        <table:table-row table:style-name="ro1">
          <table:table-cell office:value-type="float" office:value="0.422389" calcext:value-type="float">
            <text:p>0.422389</text:p>
          </table:table-cell>
          <table:table-cell office:value-type="float" office:value="0.40135" calcext:value-type="float">
            <text:p>0.40135</text:p>
          </table:table-cell>
          <table:table-cell table:formula="of:=([.A3816]*[.A3816])" office:value-type="float" office:value="0.178412467321" calcext:value-type="float">
            <text:p>0.178412467321</text:p>
          </table:table-cell>
          <table:table-cell table:formula="of:=([.A3816]-[.B3816])*([.A3816]-[.B3816])" office:value-type="float" office:value="0.000442639521000001" calcext:value-type="float">
            <text:p>0.000442639521000001</text:p>
          </table:table-cell>
          <table:table-cell table:number-columns-repeated="2"/>
        </table:table-row>
        <table:table-row table:style-name="ro1">
          <table:table-cell office:value-type="float" office:value="0.734214" calcext:value-type="float">
            <text:p>0.734214</text:p>
          </table:table-cell>
          <table:table-cell office:value-type="float" office:value="0.428727" calcext:value-type="float">
            <text:p>0.428727</text:p>
          </table:table-cell>
          <table:table-cell table:formula="of:=([.A3817]*[.A3817])" office:value-type="float" office:value="0.539070197796" calcext:value-type="float">
            <text:p>0.539070197796</text:p>
          </table:table-cell>
          <table:table-cell table:formula="of:=([.A3817]-[.B3817])*([.A3817]-[.B3817])" office:value-type="float" office:value="0.093322307169" calcext:value-type="float">
            <text:p>0.093322307169</text:p>
          </table:table-cell>
          <table:table-cell table:number-columns-repeated="2"/>
        </table:table-row>
        <table:table-row table:style-name="ro1">
          <table:table-cell office:value-type="float" office:value="0.734214" calcext:value-type="float">
            <text:p>0.734214</text:p>
          </table:table-cell>
          <table:table-cell office:value-type="float" office:value="0.800836" calcext:value-type="float">
            <text:p>0.800836</text:p>
          </table:table-cell>
          <table:table-cell table:formula="of:=([.A3818]*[.A3818])" office:value-type="float" office:value="0.539070197796" calcext:value-type="float">
            <text:p>0.539070197796</text:p>
          </table:table-cell>
          <table:table-cell table:formula="of:=([.A3818]-[.B3818])*([.A3818]-[.B3818])" office:value-type="float" office:value="0.004438490884" calcext:value-type="float">
            <text:p>0.004438490884</text:p>
          </table:table-cell>
          <table:table-cell table:number-columns-repeated="2"/>
        </table:table-row>
        <table:table-row table:style-name="ro1">
          <table:table-cell office:value-type="float" office:value="0.765331" calcext:value-type="float">
            <text:p>0.765331</text:p>
          </table:table-cell>
          <table:table-cell office:value-type="float" office:value="0.842315" calcext:value-type="float">
            <text:p>0.842315</text:p>
          </table:table-cell>
          <table:table-cell table:formula="of:=([.A3819]*[.A3819])" office:value-type="float" office:value="0.585731539561" calcext:value-type="float">
            <text:p>0.585731539561</text:p>
          </table:table-cell>
          <table:table-cell table:formula="of:=([.A3819]-[.B3819])*([.A3819]-[.B3819])" office:value-type="float" office:value="0.00592653625600001" calcext:value-type="float">
            <text:p>0.00592653625600001</text:p>
          </table:table-cell>
          <table:table-cell table:number-columns-repeated="2"/>
        </table:table-row>
        <table:table-row table:style-name="ro1">
          <table:table-cell office:value-type="float" office:value="0.782177" calcext:value-type="float">
            <text:p>0.782177</text:p>
          </table:table-cell>
          <table:table-cell office:value-type="float" office:value="0.856609" calcext:value-type="float">
            <text:p>0.856609</text:p>
          </table:table-cell>
          <table:table-cell table:formula="of:=([.A3820]*[.A3820])" office:value-type="float" office:value="0.611800859329" calcext:value-type="float">
            <text:p>0.611800859329</text:p>
          </table:table-cell>
          <table:table-cell table:formula="of:=([.A3820]-[.B3820])*([.A3820]-[.B3820])" office:value-type="float" office:value="0.00554012262399999" calcext:value-type="float">
            <text:p>0.00554012262399999</text:p>
          </table:table-cell>
          <table:table-cell table:number-columns-repeated="2"/>
        </table:table-row>
        <table:table-row table:style-name="ro1">
          <table:table-cell office:value-type="float" office:value="0.878247" calcext:value-type="float">
            <text:p>0.878247</text:p>
          </table:table-cell>
          <table:table-cell office:value-type="float" office:value="0.856554" calcext:value-type="float">
            <text:p>0.856554</text:p>
          </table:table-cell>
          <table:table-cell table:formula="of:=([.A3821]*[.A3821])" office:value-type="float" office:value="0.771317793009" calcext:value-type="float">
            <text:p>0.771317793009</text:p>
          </table:table-cell>
          <table:table-cell table:formula="of:=([.A3821]-[.B3821])*([.A3821]-[.B3821])" office:value-type="float" office:value="0.000470586248999998" calcext:value-type="float">
            <text:p>0.000470586248999998</text:p>
          </table:table-cell>
          <table:table-cell table:number-columns-repeated="2"/>
        </table:table-row>
        <table:table-row table:style-name="ro1">
          <table:table-cell office:value-type="float" office:value="0.933515" calcext:value-type="float">
            <text:p>0.933515</text:p>
          </table:table-cell>
          <table:table-cell office:value-type="float" office:value="0.945142" calcext:value-type="float">
            <text:p>0.945142</text:p>
          </table:table-cell>
          <table:table-cell table:formula="of:=([.A3822]*[.A3822])" office:value-type="float" office:value="0.871450255225" calcext:value-type="float">
            <text:p>0.871450255225</text:p>
          </table:table-cell>
          <table:table-cell table:formula="of:=([.A3822]-[.B3822])*([.A3822]-[.B3822])" office:value-type="float" office:value="0.000135187129000001" calcext:value-type="float">
            <text:p>0.000135187129000001</text:p>
          </table:table-cell>
          <table:table-cell table:number-columns-repeated="2"/>
        </table:table-row>
        <table:table-row table:style-name="ro1">
          <table:table-cell office:value-type="float" office:value="0.999991" calcext:value-type="float">
            <text:p>0.999991</text:p>
          </table:table-cell>
          <table:table-cell office:value-type="float" office:value="0.999997" calcext:value-type="float">
            <text:p>0.999997</text:p>
          </table:table-cell>
          <table:table-cell table:formula="of:=([.A3823]*[.A3823])" office:value-type="float" office:value="0.999982000081" calcext:value-type="float">
            <text:p>0.999982000081</text:p>
          </table:table-cell>
          <table:table-cell table:formula="of:=([.A3823]-[.B3823])*([.A3823]-[.B3823])" office:value-type="float" office:value="0.000000000036" calcext:value-type="float">
            <text:p>3.60000000007381E-11</text:p>
          </table:table-cell>
          <table:table-cell table:number-columns-repeated="2"/>
        </table:table-row>
        <table:table-row table:style-name="ro1">
          <table:table-cell office:value-type="float" office:value="0.0000419617" calcext:value-type="float">
            <text:p>0.0000419617</text:p>
          </table:table-cell>
          <table:table-cell office:value-type="float" office:value="0.00000303222" calcext:value-type="float">
            <text:p>0.00000303222</text:p>
          </table:table-cell>
          <table:table-cell table:formula="of:=([.A3824]*[.A3824])" office:value-type="float" office:value="0.00000000176078426689" calcext:value-type="float">
            <text:p>1.76078426689E-09</text:p>
          </table:table-cell>
          <table:table-cell table:formula="of:=([.A3824]-[.B3824])*([.A3824]-[.B3824])" office:value-type="float" office:value="0.00000000151550441307" calcext:value-type="float">
            <text:p>1.5155044130704E-09</text:p>
          </table:table-cell>
          <table:table-cell table:number-columns-repeated="2"/>
        </table:table-row>
        <table:table-row table:style-name="ro1">
          <table:table-cell office:value-type="float" office:value="0.0000146031" calcext:value-type="float">
            <text:p>0.0000146031</text:p>
          </table:table-cell>
          <table:table-cell office:value-type="float" office:value="0.0000223501" calcext:value-type="float">
            <text:p>0.0000223501</text:p>
          </table:table-cell>
          <table:table-cell table:formula="of:=([.A3825]*[.A3825])" office:value-type="float" office:value="0.00000000021325052961" calcext:value-type="float">
            <text:p>2.1325052961E-10</text:p>
          </table:table-cell>
          <table:table-cell table:formula="of:=([.A3825]-[.B3825])*([.A3825]-[.B3825])" office:value-type="float" office:value="0.000000000060016009" calcext:value-type="float">
            <text:p>6.0016009E-11</text:p>
          </table:table-cell>
          <table:table-cell table:number-columns-repeated="2"/>
        </table:table-row>
        <table:table-row table:style-name="ro1">
          <table:table-cell office:value-type="float" office:value="0.00000649691" calcext:value-type="float">
            <text:p>0.00000649691</text:p>
          </table:table-cell>
          <table:table-cell office:value-type="float" office:value="0.000188989" calcext:value-type="float">
            <text:p>0.000188989</text:p>
          </table:table-cell>
          <table:table-cell table:formula="of:=([.A3826]*[.A3826])" office:value-type="float" office:value="0.00000000004220983955" calcext:value-type="float">
            <text:p>4.22098395481E-11</text:p>
          </table:table-cell>
          <table:table-cell table:formula="of:=([.A3826]-[.B3826])*([.A3826]-[.B3826])" office:value-type="float" office:value="0.00000003330336291257" calcext:value-type="float">
            <text:p>3.33033629125681E-08</text:p>
          </table:table-cell>
          <table:table-cell table:number-columns-repeated="2"/>
        </table:table-row>
        <table:table-row table:style-name="ro1">
          <table:table-cell office:value-type="float" office:value="0.0000129938" calcext:value-type="float">
            <text:p>0.0000129938</text:p>
          </table:table-cell>
          <table:table-cell office:value-type="float" office:value="0.00846691" calcext:value-type="float">
            <text:p>0.00846691</text:p>
          </table:table-cell>
          <table:table-cell table:formula="of:=([.A3827]*[.A3827])" office:value-type="float" office:value="0.00000000016883883844" calcext:value-type="float">
            <text:p>1.6883883844E-10</text:p>
          </table:table-cell>
          <table:table-cell table:formula="of:=([.A3827]-[.B3827])*([.A3827]-[.B3827])" office:value-type="float" office:value="0.0000714686991166224" calcext:value-type="float">
            <text:p>7.14686991166224E-05</text:p>
          </table:table-cell>
          <table:table-cell table:number-columns-repeated="2"/>
        </table:table-row>
        <table:table-row table:style-name="ro1">
          <table:table-cell office:value-type="float" office:value="0.000172377" calcext:value-type="float">
            <text:p>0.000172377</text:p>
          </table:table-cell>
          <table:table-cell office:value-type="float" office:value="0.0000630956" calcext:value-type="float">
            <text:p>0.0000630956</text:p>
          </table:table-cell>
          <table:table-cell table:formula="of:=([.A3828]*[.A3828])" office:value-type="float" office:value="0.000000029713830129" calcext:value-type="float">
            <text:p>2.9713830129E-08</text:p>
          </table:table-cell>
          <table:table-cell table:formula="of:=([.A3828]-[.B3828])*([.A3828]-[.B3828])" office:value-type="float" office:value="0.00000001194242438596" calcext:value-type="float">
            <text:p>1.194242438596E-08</text:p>
          </table:table-cell>
          <table:table-cell table:number-columns-repeated="2"/>
        </table:table-row>
        <table:table-row table:style-name="ro1">
          <table:table-cell office:value-type="float" office:value="0.000172377" calcext:value-type="float">
            <text:p>0.000172377</text:p>
          </table:table-cell>
          <table:table-cell office:value-type="float" office:value="0.0000593278" calcext:value-type="float">
            <text:p>0.0000593278</text:p>
          </table:table-cell>
          <table:table-cell table:formula="of:=([.A3829]*[.A3829])" office:value-type="float" office:value="0.000000029713830129" calcext:value-type="float">
            <text:p>2.9713830129E-08</text:p>
          </table:table-cell>
          <table:table-cell table:formula="of:=([.A3829]-[.B3829])*([.A3829]-[.B3829])" office:value-type="float" office:value="0.00000001278012162064" calcext:value-type="float">
            <text:p>1.278012162064E-08</text:p>
          </table:table-cell>
          <table:table-cell table:number-columns-repeated="2"/>
        </table:table-row>
        <table:table-row table:style-name="ro1">
          <table:table-cell office:value-type="float" office:value="0.00113517" calcext:value-type="float">
            <text:p>0.00113517</text:p>
          </table:table-cell>
          <table:table-cell office:value-type="float" office:value="0.0643411" calcext:value-type="float">
            <text:p>0.0643411</text:p>
          </table:table-cell>
          <table:table-cell table:formula="of:=([.A3830]*[.A3830])" office:value-type="float" office:value="0.0000012886109289" calcext:value-type="float">
            <text:p>0.0000012886109289</text:p>
          </table:table-cell>
          <table:table-cell table:formula="of:=([.A3830]-[.B3830])*([.A3830]-[.B3830])" office:value-type="float" office:value="0.0039949895871649" calcext:value-type="float">
            <text:p>0.0039949895871649</text:p>
          </table:table-cell>
          <table:table-cell table:number-columns-repeated="2"/>
        </table:table-row>
        <table:table-row table:style-name="ro1">
          <table:table-cell office:value-type="float" office:value="0.00026226" calcext:value-type="float">
            <text:p>0.00026226</text:p>
          </table:table-cell>
          <table:table-cell office:value-type="float" office:value="0.000119025" calcext:value-type="float">
            <text:p>0.000119025</text:p>
          </table:table-cell>
          <table:table-cell table:formula="of:=([.A3831]*[.A3831])" office:value-type="float" office:value="0.0000000687803076" calcext:value-type="float">
            <text:p>0.0000000687803076</text:p>
          </table:table-cell>
          <table:table-cell table:formula="of:=([.A3831]-[.B3831])*([.A3831]-[.B3831])" office:value-type="float" office:value="0.000000020516265225" calcext:value-type="float">
            <text:p>2.0516265225E-08</text:p>
          </table:table-cell>
          <table:table-cell table:number-columns-repeated="2"/>
        </table:table-row>
        <table:table-row table:style-name="ro1">
          <table:table-cell office:value-type="float" office:value="0.000277996" calcext:value-type="float">
            <text:p>0.000277996</text:p>
          </table:table-cell>
          <table:table-cell office:value-type="float" office:value="0.00159293" calcext:value-type="float">
            <text:p>0.00159293</text:p>
          </table:table-cell>
          <table:table-cell table:formula="of:=([.A3832]*[.A3832])" office:value-type="float" office:value="0.000000077281776016" calcext:value-type="float">
            <text:p>7.7281776016E-08</text:p>
          </table:table-cell>
          <table:table-cell table:formula="of:=([.A3832]-[.B3832])*([.A3832]-[.B3832])" office:value-type="float" office:value="0.000001729051424356" calcext:value-type="float">
            <text:p>1.729051424356E-06</text:p>
          </table:table-cell>
          <table:table-cell table:number-columns-repeated="2"/>
        </table:table-row>
        <table:table-row table:style-name="ro1">
          <table:table-cell office:value-type="float" office:value="0.000777125" calcext:value-type="float">
            <text:p>0.000777125</text:p>
          </table:table-cell>
          <table:table-cell office:value-type="float" office:value="0.000000472901" calcext:value-type="float">
            <text:p>0.000000472901</text:p>
          </table:table-cell>
          <table:table-cell table:formula="of:=([.A3833]*[.A3833])" office:value-type="float" office:value="0.000000603923265625" calcext:value-type="float">
            <text:p>6.03923265625E-07</text:p>
          </table:table-cell>
          <table:table-cell table:formula="of:=([.A3833]-[.B3833])*([.A3833]-[.B3833])" office:value-type="float" office:value="0.00000060318848288111" calcext:value-type="float">
            <text:p>6.03188482881106E-07</text:p>
          </table:table-cell>
          <table:table-cell table:number-columns-repeated="2"/>
        </table:table-row>
        <table:table-row table:style-name="ro1">
          <table:table-cell office:value-type="float" office:value="0.000777125" calcext:value-type="float">
            <text:p>0.000777125</text:p>
          </table:table-cell>
          <table:table-cell office:value-type="float" office:value="0.000000525001" calcext:value-type="float">
            <text:p>0.000000525001</text:p>
          </table:table-cell>
          <table:table-cell table:formula="of:=([.A3834]*[.A3834])" office:value-type="float" office:value="0.000000603923265625" calcext:value-type="float">
            <text:p>6.03923265625E-07</text:p>
          </table:table-cell>
          <table:table-cell table:formula="of:=([.A3834]-[.B3834])*([.A3834]-[.B3834])" office:value-type="float" office:value="0.0000006031075584468" calcext:value-type="float">
            <text:p>6.031075584468E-07</text:p>
          </table:table-cell>
          <table:table-cell table:number-columns-repeated="2"/>
        </table:table-row>
        <table:table-row table:style-name="ro1">
          <table:table-cell office:value-type="float" office:value="0.00128835" calcext:value-type="float">
            <text:p>0.00128835</text:p>
          </table:table-cell>
          <table:table-cell office:value-type="float" office:value="0.00535667" calcext:value-type="float">
            <text:p>0.00535667</text:p>
          </table:table-cell>
          <table:table-cell table:formula="of:=([.A3835]*[.A3835])" office:value-type="float" office:value="0.0000016598457225" calcext:value-type="float">
            <text:p>0.0000016598457225</text:p>
          </table:table-cell>
          <table:table-cell table:formula="of:=([.A3835]-[.B3835])*([.A3835]-[.B3835])" office:value-type="float" office:value="0.0000165512276224" calcext:value-type="float">
            <text:p>0.0000165512276224</text:p>
          </table:table-cell>
          <table:table-cell table:number-columns-repeated="2"/>
        </table:table-row>
        <table:table-row table:style-name="ro1">
          <table:table-cell office:value-type="float" office:value="0.0074442" calcext:value-type="float">
            <text:p>0.0074442</text:p>
          </table:table-cell>
          <table:table-cell office:value-type="float" office:value="0.0122662" calcext:value-type="float">
            <text:p>0.0122662</text:p>
          </table:table-cell>
          <table:table-cell table:formula="of:=([.A3836]*[.A3836])" office:value-type="float" office:value="0.00005541611364" calcext:value-type="float">
            <text:p>0.00005541611364</text:p>
          </table:table-cell>
          <table:table-cell table:formula="of:=([.A3836]-[.B3836])*([.A3836]-[.B3836])" office:value-type="float" office:value="0.000023251684" calcext:value-type="float">
            <text:p>0.000023251684</text:p>
          </table:table-cell>
          <table:table-cell table:number-columns-repeated="2"/>
        </table:table-row>
        <table:table-row table:style-name="ro1">
          <table:table-cell office:value-type="float" office:value="0.00760937" calcext:value-type="float">
            <text:p>0.00760937</text:p>
          </table:table-cell>
          <table:table-cell office:value-type="float" office:value="0.0383212" calcext:value-type="float">
            <text:p>0.0383212</text:p>
          </table:table-cell>
          <table:table-cell table:formula="of:=([.A3837]*[.A3837])" office:value-type="float" office:value="0.0000579025117969" calcext:value-type="float">
            <text:p>0.0000579025117969</text:p>
          </table:table-cell>
          <table:table-cell table:formula="of:=([.A3837]-[.B3837])*([.A3837]-[.B3837])" office:value-type="float" office:value="0.0009432165019489" calcext:value-type="float">
            <text:p>0.0009432165019489</text:p>
          </table:table-cell>
          <table:table-cell table:number-columns-repeated="2"/>
        </table:table-row>
        <table:table-row table:style-name="ro1">
          <table:table-cell office:value-type="float" office:value="0.01071" calcext:value-type="float">
            <text:p>0.01071</text:p>
          </table:table-cell>
          <table:table-cell office:value-type="float" office:value="0.0128579" calcext:value-type="float">
            <text:p>0.0128579</text:p>
          </table:table-cell>
          <table:table-cell table:formula="of:=([.A3838]*[.A3838])" office:value-type="float" office:value="0.0001147041" calcext:value-type="float">
            <text:p>0.0001147041</text:p>
          </table:table-cell>
          <table:table-cell table:formula="of:=([.A3838]-[.B3838])*([.A3838]-[.B3838])" office:value-type="float" office:value="0.00000461347441" calcext:value-type="float">
            <text:p>0.00000461347441</text:p>
          </table:table-cell>
          <table:table-cell table:number-columns-repeated="2"/>
        </table:table-row>
        <table:table-row table:style-name="ro1">
          <table:table-cell office:value-type="float" office:value="0.01071" calcext:value-type="float">
            <text:p>0.01071</text:p>
          </table:table-cell>
          <table:table-cell office:value-type="float" office:value="0.041735" calcext:value-type="float">
            <text:p>0.041735</text:p>
          </table:table-cell>
          <table:table-cell table:formula="of:=([.A3839]*[.A3839])" office:value-type="float" office:value="0.0001147041" calcext:value-type="float">
            <text:p>0.0001147041</text:p>
          </table:table-cell>
          <table:table-cell table:formula="of:=([.A3839]-[.B3839])*([.A3839]-[.B3839])" office:value-type="float" office:value="0.000962550625" calcext:value-type="float">
            <text:p>0.000962550625</text:p>
          </table:table-cell>
          <table:table-cell table:number-columns-repeated="2"/>
        </table:table-row>
        <table:table-row table:style-name="ro1">
          <table:table-cell office:value-type="float" office:value="0.0208806" calcext:value-type="float">
            <text:p>0.0208806</text:p>
          </table:table-cell>
          <table:table-cell office:value-type="float" office:value="0.0150548" calcext:value-type="float">
            <text:p>0.0150548</text:p>
          </table:table-cell>
          <table:table-cell table:formula="of:=([.A3840]*[.A3840])" office:value-type="float" office:value="0.00043599945636" calcext:value-type="float">
            <text:p>0.00043599945636</text:p>
          </table:table-cell>
          <table:table-cell table:formula="of:=([.A3840]-[.B3840])*([.A3840]-[.B3840])" office:value-type="float" office:value="0.00003393994564" calcext:value-type="float">
            <text:p>0.00003393994564</text:p>
          </table:table-cell>
          <table:table-cell table:number-columns-repeated="2"/>
        </table:table-row>
        <table:table-row table:style-name="ro1">
          <table:table-cell office:value-type="float" office:value="0.0131533" calcext:value-type="float">
            <text:p>0.0131533</text:p>
          </table:table-cell>
          <table:table-cell office:value-type="float" office:value="0.00555734" calcext:value-type="float">
            <text:p>0.00555734</text:p>
          </table:table-cell>
          <table:table-cell table:formula="of:=([.A3841]*[.A3841])" office:value-type="float" office:value="0.00017300930089" calcext:value-type="float">
            <text:p>0.00017300930089</text:p>
          </table:table-cell>
          <table:table-cell table:formula="of:=([.A3841]-[.B3841])*([.A3841]-[.B3841])" office:value-type="float" office:value="0.0000576986083216" calcext:value-type="float">
            <text:p>0.0000576986083216</text:p>
          </table:table-cell>
          <table:table-cell table:number-columns-repeated="2"/>
        </table:table-row>
        <table:table-row table:style-name="ro1">
          <table:table-cell office:value-type="float" office:value="0.0188423" calcext:value-type="float">
            <text:p>0.0188423</text:p>
          </table:table-cell>
          <table:table-cell office:value-type="float" office:value="0.0127838" calcext:value-type="float">
            <text:p>0.0127838</text:p>
          </table:table-cell>
          <table:table-cell table:formula="of:=([.A3842]*[.A3842])" office:value-type="float" office:value="0.00035503226929" calcext:value-type="float">
            <text:p>0.00035503226929</text:p>
          </table:table-cell>
          <table:table-cell table:formula="of:=([.A3842]-[.B3842])*([.A3842]-[.B3842])" office:value-type="float" office:value="0.00003670542225" calcext:value-type="float">
            <text:p>0.00003670542225</text:p>
          </table:table-cell>
          <table:table-cell table:number-columns-repeated="2"/>
        </table:table-row>
        <table:table-row table:style-name="ro1">
          <table:table-cell office:value-type="float" office:value="0.0188423" calcext:value-type="float">
            <text:p>0.0188423</text:p>
          </table:table-cell>
          <table:table-cell office:value-type="float" office:value="0.176465" calcext:value-type="float">
            <text:p>0.176465</text:p>
          </table:table-cell>
          <table:table-cell table:formula="of:=([.A3843]*[.A3843])" office:value-type="float" office:value="0.00035503226929" calcext:value-type="float">
            <text:p>0.00035503226929</text:p>
          </table:table-cell>
          <table:table-cell table:formula="of:=([.A3843]-[.B3843])*([.A3843]-[.B3843])" office:value-type="float" office:value="0.02484491555529" calcext:value-type="float">
            <text:p>0.02484491555529</text:p>
          </table:table-cell>
          <table:table-cell table:number-columns-repeated="2"/>
        </table:table-row>
        <table:table-row table:style-name="ro1">
          <table:table-cell office:value-type="float" office:value="0.10072" calcext:value-type="float">
            <text:p>0.10072</text:p>
          </table:table-cell>
          <table:table-cell office:value-type="float" office:value="0.241911" calcext:value-type="float">
            <text:p>0.241911</text:p>
          </table:table-cell>
          <table:table-cell table:formula="of:=([.A3844]*[.A3844])" office:value-type="float" office:value="0.0101445184" calcext:value-type="float">
            <text:p>0.0101445184</text:p>
          </table:table-cell>
          <table:table-cell table:formula="of:=([.A3844]-[.B3844])*([.A3844]-[.B3844])" office:value-type="float" office:value="0.019934898481" calcext:value-type="float">
            <text:p>0.019934898481</text:p>
          </table:table-cell>
          <table:table-cell table:number-columns-repeated="2"/>
        </table:table-row>
        <table:table-row table:style-name="ro1">
          <table:table-cell office:value-type="float" office:value="0.197668" calcext:value-type="float">
            <text:p>0.197668</text:p>
          </table:table-cell>
          <table:table-cell office:value-type="float" office:value="0.245279" calcext:value-type="float">
            <text:p>0.245279</text:p>
          </table:table-cell>
          <table:table-cell table:formula="of:=([.A3845]*[.A3845])" office:value-type="float" office:value="0.039072638224" calcext:value-type="float">
            <text:p>0.039072638224</text:p>
          </table:table-cell>
          <table:table-cell table:formula="of:=([.A3845]-[.B3845])*([.A3845]-[.B3845])" office:value-type="float" office:value="0.002266807321" calcext:value-type="float">
            <text:p>0.002266807321</text:p>
          </table:table-cell>
          <table:table-cell table:number-columns-repeated="2"/>
        </table:table-row>
        <table:table-row table:style-name="ro1">
          <table:table-cell office:value-type="float" office:value="0.23234" calcext:value-type="float">
            <text:p>0.23234</text:p>
          </table:table-cell>
          <table:table-cell office:value-type="float" office:value="0.193007" calcext:value-type="float">
            <text:p>0.193007</text:p>
          </table:table-cell>
          <table:table-cell table:formula="of:=([.A3846]*[.A3846])" office:value-type="float" office:value="0.0539818756" calcext:value-type="float">
            <text:p>0.0539818756</text:p>
          </table:table-cell>
          <table:table-cell table:formula="of:=([.A3846]-[.B3846])*([.A3846]-[.B3846])" office:value-type="float" office:value="0.001547084889" calcext:value-type="float">
            <text:p>0.001547084889</text:p>
          </table:table-cell>
          <table:table-cell table:number-columns-repeated="2"/>
        </table:table-row>
        <table:table-row table:style-name="ro1">
          <table:table-cell office:value-type="float" office:value="0.23234" calcext:value-type="float">
            <text:p>0.23234</text:p>
          </table:table-cell>
          <table:table-cell office:value-type="float" office:value="0.248163" calcext:value-type="float">
            <text:p>0.248163</text:p>
          </table:table-cell>
          <table:table-cell table:formula="of:=([.A3847]*[.A3847])" office:value-type="float" office:value="0.0539818756" calcext:value-type="float">
            <text:p>0.0539818756</text:p>
          </table:table-cell>
          <table:table-cell table:formula="of:=([.A3847]-[.B3847])*([.A3847]-[.B3847])" office:value-type="float" office:value="0.000250367329" calcext:value-type="float">
            <text:p>0.000250367329</text:p>
          </table:table-cell>
          <table:table-cell table:number-columns-repeated="2"/>
        </table:table-row>
        <table:table-row table:style-name="ro1">
          <table:table-cell office:value-type="float" office:value="0.255534" calcext:value-type="float">
            <text:p>0.255534</text:p>
          </table:table-cell>
          <table:table-cell office:value-type="float" office:value="0.291713" calcext:value-type="float">
            <text:p>0.291713</text:p>
          </table:table-cell>
          <table:table-cell table:formula="of:=([.A3848]*[.A3848])" office:value-type="float" office:value="0.065297625156" calcext:value-type="float">
            <text:p>0.065297625156</text:p>
          </table:table-cell>
          <table:table-cell table:formula="of:=([.A3848]-[.B3848])*([.A3848]-[.B3848])" office:value-type="float" office:value="0.001308920041" calcext:value-type="float">
            <text:p>0.001308920041</text:p>
          </table:table-cell>
          <table:table-cell table:number-columns-repeated="2"/>
        </table:table-row>
        <table:table-row table:style-name="ro1">
          <table:table-cell office:value-type="float" office:value="0.273316" calcext:value-type="float">
            <text:p>0.273316</text:p>
          </table:table-cell>
          <table:table-cell office:value-type="float" office:value="0.287238" calcext:value-type="float">
            <text:p>0.287238</text:p>
          </table:table-cell>
          <table:table-cell table:formula="of:=([.A3849]*[.A3849])" office:value-type="float" office:value="0.074701635856" calcext:value-type="float">
            <text:p>0.074701635856</text:p>
          </table:table-cell>
          <table:table-cell table:formula="of:=([.A3849]-[.B3849])*([.A3849]-[.B3849])" office:value-type="float" office:value="0.000193822084" calcext:value-type="float">
            <text:p>0.000193822084</text:p>
          </table:table-cell>
          <table:table-cell table:number-columns-repeated="2"/>
        </table:table-row>
        <table:table-row table:style-name="ro1">
          <table:table-cell office:value-type="float" office:value="0.273315" calcext:value-type="float">
            <text:p>0.273315</text:p>
          </table:table-cell>
          <table:table-cell office:value-type="float" office:value="0.287535" calcext:value-type="float">
            <text:p>0.287535</text:p>
          </table:table-cell>
          <table:table-cell table:formula="of:=([.A3850]*[.A3850])" office:value-type="float" office:value="0.074701089225" calcext:value-type="float">
            <text:p>0.074701089225</text:p>
          </table:table-cell>
          <table:table-cell table:formula="of:=([.A3850]-[.B3850])*([.A3850]-[.B3850])" office:value-type="float" office:value="0.0002022084" calcext:value-type="float">
            <text:p>0.0002022084</text:p>
          </table:table-cell>
          <table:table-cell table:number-columns-repeated="2"/>
        </table:table-row>
        <table:table-row table:style-name="ro1">
          <table:table-cell office:value-type="float" office:value="0.420904" calcext:value-type="float">
            <text:p>0.420904</text:p>
          </table:table-cell>
          <table:table-cell office:value-type="float" office:value="0.3559" calcext:value-type="float">
            <text:p>0.3559</text:p>
          </table:table-cell>
          <table:table-cell table:formula="of:=([.A3851]*[.A3851])" office:value-type="float" office:value="0.177160177216" calcext:value-type="float">
            <text:p>0.177160177216</text:p>
          </table:table-cell>
          <table:table-cell table:formula="of:=([.A3851]-[.B3851])*([.A3851]-[.B3851])" office:value-type="float" office:value="0.004225520016" calcext:value-type="float">
            <text:p>0.004225520016</text:p>
          </table:table-cell>
          <table:table-cell table:number-columns-repeated="2"/>
        </table:table-row>
        <table:table-row table:style-name="ro1">
          <table:table-cell office:value-type="float" office:value="0.420904" calcext:value-type="float">
            <text:p>0.420904</text:p>
          </table:table-cell>
          <table:table-cell office:value-type="float" office:value="0.404947" calcext:value-type="float">
            <text:p>0.404947</text:p>
          </table:table-cell>
          <table:table-cell table:formula="of:=([.A3852]*[.A3852])" office:value-type="float" office:value="0.177160177216" calcext:value-type="float">
            <text:p>0.177160177216</text:p>
          </table:table-cell>
          <table:table-cell table:formula="of:=([.A3852]-[.B3852])*([.A3852]-[.B3852])" office:value-type="float" office:value="0.000254625849" calcext:value-type="float">
            <text:p>0.000254625849</text:p>
          </table:table-cell>
          <table:table-cell table:number-columns-repeated="2"/>
        </table:table-row>
        <table:table-row table:style-name="ro1">
          <table:table-cell office:value-type="float" office:value="0.481788" calcext:value-type="float">
            <text:p>0.481788</text:p>
          </table:table-cell>
          <table:table-cell office:value-type="float" office:value="0.48684" calcext:value-type="float">
            <text:p>0.48684</text:p>
          </table:table-cell>
          <table:table-cell table:formula="of:=([.A3853]*[.A3853])" office:value-type="float" office:value="0.232119676944" calcext:value-type="float">
            <text:p>0.232119676944</text:p>
          </table:table-cell>
          <table:table-cell table:formula="of:=([.A3853]-[.B3853])*([.A3853]-[.B3853])" office:value-type="float" office:value="0.000025522704" calcext:value-type="float">
            <text:p>0.000025522704</text:p>
          </table:table-cell>
          <table:table-cell table:number-columns-repeated="2"/>
        </table:table-row>
        <table:table-row table:style-name="ro1">
          <table:table-cell office:value-type="float" office:value="0.607509" calcext:value-type="float">
            <text:p>0.607509</text:p>
          </table:table-cell>
          <table:table-cell office:value-type="float" office:value="0.441393" calcext:value-type="float">
            <text:p>0.441393</text:p>
          </table:table-cell>
          <table:table-cell table:formula="of:=([.A3854]*[.A3854])" office:value-type="float" office:value="0.369067185081" calcext:value-type="float">
            <text:p>0.369067185081</text:p>
          </table:table-cell>
          <table:table-cell table:formula="of:=([.A3854]-[.B3854])*([.A3854]-[.B3854])" office:value-type="float" office:value="0.027594525456" calcext:value-type="float">
            <text:p>0.027594525456</text:p>
          </table:table-cell>
          <table:table-cell table:number-columns-repeated="2"/>
        </table:table-row>
        <table:table-row table:style-name="ro1">
          <table:table-cell office:value-type="float" office:value="0.756195" calcext:value-type="float">
            <text:p>0.756195</text:p>
          </table:table-cell>
          <table:table-cell office:value-type="float" office:value="0.47109" calcext:value-type="float">
            <text:p>0.47109</text:p>
          </table:table-cell>
          <table:table-cell table:formula="of:=([.A3855]*[.A3855])" office:value-type="float" office:value="0.571830878025" calcext:value-type="float">
            <text:p>0.571830878025</text:p>
          </table:table-cell>
          <table:table-cell table:formula="of:=([.A3855]-[.B3855])*([.A3855]-[.B3855])" office:value-type="float" office:value="0.081284861025" calcext:value-type="float">
            <text:p>0.081284861025</text:p>
          </table:table-cell>
          <table:table-cell table:number-columns-repeated="2"/>
        </table:table-row>
        <table:table-row table:style-name="ro1">
          <table:table-cell office:value-type="float" office:value="0.756194" calcext:value-type="float">
            <text:p>0.756194</text:p>
          </table:table-cell>
          <table:table-cell office:value-type="float" office:value="0.550682" calcext:value-type="float">
            <text:p>0.550682</text:p>
          </table:table-cell>
          <table:table-cell table:formula="of:=([.A3856]*[.A3856])" office:value-type="float" office:value="0.571829365636" calcext:value-type="float">
            <text:p>0.571829365636</text:p>
          </table:table-cell>
          <table:table-cell table:formula="of:=([.A3856]-[.B3856])*([.A3856]-[.B3856])" office:value-type="float" office:value="0.042235182144" calcext:value-type="float">
            <text:p>0.042235182144</text:p>
          </table:table-cell>
          <table:table-cell table:number-columns-repeated="2"/>
        </table:table-row>
        <table:table-row table:style-name="ro1">
          <table:table-cell office:value-type="float" office:value="0.800615" calcext:value-type="float">
            <text:p>0.800615</text:p>
          </table:table-cell>
          <table:table-cell office:value-type="float" office:value="0.677401" calcext:value-type="float">
            <text:p>0.677401</text:p>
          </table:table-cell>
          <table:table-cell table:formula="of:=([.A3857]*[.A3857])" office:value-type="float" office:value="0.640984378225" calcext:value-type="float">
            <text:p>0.640984378225</text:p>
          </table:table-cell>
          <table:table-cell table:formula="of:=([.A3857]-[.B3857])*([.A3857]-[.B3857])" office:value-type="float" office:value="0.015181689796" calcext:value-type="float">
            <text:p>0.015181689796</text:p>
          </table:table-cell>
          <table:table-cell table:number-columns-repeated="2"/>
        </table:table-row>
        <table:table-row table:style-name="ro1">
          <table:table-cell office:value-type="float" office:value="0.800615" calcext:value-type="float">
            <text:p>0.800615</text:p>
          </table:table-cell>
          <table:table-cell office:value-type="float" office:value="0.732927" calcext:value-type="float">
            <text:p>0.732927</text:p>
          </table:table-cell>
          <table:table-cell table:formula="of:=([.A3858]*[.A3858])" office:value-type="float" office:value="0.640984378225" calcext:value-type="float">
            <text:p>0.640984378225</text:p>
          </table:table-cell>
          <table:table-cell table:formula="of:=([.A3858]-[.B3858])*([.A3858]-[.B3858])" office:value-type="float" office:value="0.004581665344" calcext:value-type="float">
            <text:p>0.004581665344</text:p>
          </table:table-cell>
          <table:table-cell table:number-columns-repeated="2"/>
        </table:table-row>
        <table:table-row table:style-name="ro1">
          <table:table-cell office:value-type="float" office:value="0.935776" calcext:value-type="float">
            <text:p>0.935776</text:p>
          </table:table-cell>
          <table:table-cell office:value-type="float" office:value="0.866099" calcext:value-type="float">
            <text:p>0.866099</text:p>
          </table:table-cell>
          <table:table-cell table:formula="of:=([.A3859]*[.A3859])" office:value-type="float" office:value="0.875676722176" calcext:value-type="float">
            <text:p>0.875676722176</text:p>
          </table:table-cell>
          <table:table-cell table:formula="of:=([.A3859]-[.B3859])*([.A3859]-[.B3859])" office:value-type="float" office:value="0.00485488432900001" calcext:value-type="float">
            <text:p>0.00485488432900001</text:p>
          </table:table-cell>
          <table:table-cell table:number-columns-repeated="2"/>
        </table:table-row>
        <table:table-row table:style-name="ro1">
          <table:table-cell office:value-type="float" office:value="0.935776" calcext:value-type="float">
            <text:p>0.935776</text:p>
          </table:table-cell>
          <table:table-cell office:value-type="float" office:value="0.957724" calcext:value-type="float">
            <text:p>0.957724</text:p>
          </table:table-cell>
          <table:table-cell table:formula="of:=([.A3860]*[.A3860])" office:value-type="float" office:value="0.875676722176" calcext:value-type="float">
            <text:p>0.875676722176</text:p>
          </table:table-cell>
          <table:table-cell table:formula="of:=([.A3860]-[.B3860])*([.A3860]-[.B3860])" office:value-type="float" office:value="0.000481714703999999" calcext:value-type="float">
            <text:p>0.000481714703999999</text:p>
          </table:table-cell>
          <table:table-cell table:number-columns-repeated="2"/>
        </table:table-row>
        <table:table-row table:style-name="ro1">
          <table:table-cell office:value-type="float" office:value="0.935776" calcext:value-type="float">
            <text:p>0.935776</text:p>
          </table:table-cell>
          <table:table-cell office:value-type="float" office:value="0.998192" calcext:value-type="float">
            <text:p>0.998192</text:p>
          </table:table-cell>
          <table:table-cell table:formula="of:=([.A3861]*[.A3861])" office:value-type="float" office:value="0.875676722176" calcext:value-type="float">
            <text:p>0.875676722176</text:p>
          </table:table-cell>
          <table:table-cell table:formula="of:=([.A3861]-[.B3861])*([.A3861]-[.B3861])" office:value-type="float" office:value="0.00389575705599999" calcext:value-type="float">
            <text:p>0.00389575705599999</text:p>
          </table:table-cell>
          <table:table-cell table:number-columns-repeated="2"/>
        </table:table-row>
        <table:table-row table:style-name="ro1">
          <table:table-cell office:value-type="float" office:value="0.989478" calcext:value-type="float">
            <text:p>0.989478</text:p>
          </table:table-cell>
          <table:table-cell office:value-type="float" office:value="0.999997" calcext:value-type="float">
            <text:p>0.999997</text:p>
          </table:table-cell>
          <table:table-cell table:formula="of:=([.A3862]*[.A3862])" office:value-type="float" office:value="0.979066712484" calcext:value-type="float">
            <text:p>0.979066712484</text:p>
          </table:table-cell>
          <table:table-cell table:formula="of:=([.A3862]-[.B3862])*([.A3862]-[.B3862])" office:value-type="float" office:value="0.000110649361000001" calcext:value-type="float">
            <text:p>0.000110649361000001</text:p>
          </table:table-cell>
          <table:table-cell table:number-columns-repeated="2"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000100135" calcext:value-type="float">
            <text:p>0.00000100135</text:p>
          </table:table-cell>
          <table:table-cell table:formula="of:=([.A3863]*[.A3863])" office:value-type="float" office:value="0.00000000024387194896" calcext:value-type="float">
            <text:p>2.4387194896E-10</text:p>
          </table:table-cell>
          <table:table-cell table:formula="of:=([.A3863]-[.B3863])*([.A3863]-[.B3863])" office:value-type="float" office:value="0.0000000002135996865" calcext:value-type="float">
            <text:p>2.135996865025E-10</text:p>
          </table:table-cell>
          <table:table-cell table:number-columns-repeated="2"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0597049" calcext:value-type="float">
            <text:p>0.000597049</text:p>
          </table:table-cell>
          <table:table-cell table:formula="of:=([.A3864]*[.A3864])" office:value-type="float" office:value="0.00000000024387194896" calcext:value-type="float">
            <text:p>2.4387194896E-10</text:p>
          </table:table-cell>
          <table:table-cell table:formula="of:=([.A3864]-[.B3864])*([.A3864]-[.B3864])" office:value-type="float" office:value="0.00000033806386834276" calcext:value-type="float">
            <text:p>3.3806386834276E-07</text:p>
          </table:table-cell>
          <table:table-cell table:number-columns-repeated="2"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0186182" calcext:value-type="float">
            <text:p>0.00186182</text:p>
          </table:table-cell>
          <table:table-cell table:formula="of:=([.A3865]*[.A3865])" office:value-type="float" office:value="0.00000000024387194896" calcext:value-type="float">
            <text:p>2.4387194896E-10</text:p>
          </table:table-cell>
          <table:table-cell table:formula="of:=([.A3865]-[.B3865])*([.A3865]-[.B3865])" office:value-type="float" office:value="0.00000340846773265296" calcext:value-type="float">
            <text:p>3.40846773265296E-06</text:p>
          </table:table-cell>
          <table:table-cell table:number-columns-repeated="2"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260853" calcext:value-type="float">
            <text:p>0.0260853</text:p>
          </table:table-cell>
          <table:table-cell table:formula="of:=([.A3866]*[.A3866])" office:value-type="float" office:value="0.00000000024387194896" calcext:value-type="float">
            <text:p>2.4387194896E-10</text:p>
          </table:table-cell>
          <table:table-cell table:formula="of:=([.A3866]-[.B3866])*([.A3866]-[.B3866])" office:value-type="float" office:value="0.000679628403004109" calcext:value-type="float">
            <text:p>0.000679628403004109</text:p>
          </table:table-cell>
          <table:table-cell table:number-columns-repeated="2"/>
        </table:table-row>
        <table:table-row table:style-name="ro1">
          <table:table-cell office:value-type="float" office:value="0.0000156164" calcext:value-type="float">
            <text:p>0.0000156164</text:p>
          </table:table-cell>
          <table:table-cell office:value-type="float" office:value="0.0486288" calcext:value-type="float">
            <text:p>0.0486288</text:p>
          </table:table-cell>
          <table:table-cell table:formula="of:=([.A3867]*[.A3867])" office:value-type="float" office:value="0.00000000024387194896" calcext:value-type="float">
            <text:p>2.4387194896E-10</text:p>
          </table:table-cell>
          <table:table-cell table:formula="of:=([.A3867]-[.B3867])*([.A3867]-[.B3867])" office:value-type="float" office:value="0.00236324161972731" calcext:value-type="float">
            <text:p>0.00236324161972731</text:p>
          </table:table-cell>
          <table:table-cell table:number-columns-repeated="2"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470229" calcext:value-type="float">
            <text:p>0.00470229</text:p>
          </table:table-cell>
          <table:table-cell table:formula="of:=([.A3868]*[.A3868])" office:value-type="float" office:value="0.00000000003206322675" calcext:value-type="float">
            <text:p>3.20632267536E-11</text:p>
          </table:table-cell>
          <table:table-cell table:formula="of:=([.A3868]-[.B3868])*([.A3868]-[.B3868])" office:value-type="float" office:value="0.0000220583104373515" calcext:value-type="float">
            <text:p>2.20583104373515E-05</text:p>
          </table:table-cell>
          <table:table-cell table:number-columns-repeated="2"/>
        </table:table-row>
        <table:table-row table:style-name="ro1">
          <table:table-cell office:value-type="float" office:value="0.00000566244" calcext:value-type="float">
            <text:p>0.00000566244</text:p>
          </table:table-cell>
          <table:table-cell office:value-type="float" office:value="0.00624417" calcext:value-type="float">
            <text:p>0.00624417</text:p>
          </table:table-cell>
          <table:table-cell table:formula="of:=([.A3869]*[.A3869])" office:value-type="float" office:value="0.00000000003206322675" calcext:value-type="float">
            <text:p>3.20632267536E-11</text:p>
          </table:table-cell>
          <table:table-cell table:formula="of:=([.A3869]-[.B3869])*([.A3869]-[.B3869])" office:value-type="float" office:value="0.0000389189765761772" calcext:value-type="float">
            <text:p>3.89189765761772E-05</text:p>
          </table:table-cell>
          <table:table-cell table:number-columns-repeated="2"/>
        </table:table-row>
        <table:table-row table:style-name="ro1">
          <table:table-cell office:value-type="float" office:value="0.00000655651" calcext:value-type="float">
            <text:p>0.00000655651</text:p>
          </table:table-cell>
          <table:table-cell office:value-type="float" office:value="0.00772724" calcext:value-type="float">
            <text:p>0.00772724</text:p>
          </table:table-cell>
          <table:table-cell table:formula="of:=([.A3870]*[.A3870])" office:value-type="float" office:value="0.00000000004298782338" calcext:value-type="float">
            <text:p>4.29878233801E-11</text:p>
          </table:table-cell>
          <table:table-cell table:formula="of:=([.A3870]-[.B3870])*([.A3870]-[.B3870])" office:value-type="float" office:value="0.0000596089535527586" calcext:value-type="float">
            <text:p>5.96089535527586E-05</text:p>
          </table:table-cell>
          <table:table-cell table:number-columns-repeated="2"/>
        </table:table-row>
        <table:table-row table:style-name="ro1">
          <table:table-cell office:value-type="float" office:value="0.0000548363" calcext:value-type="float">
            <text:p>0.0000548363</text:p>
          </table:table-cell>
          <table:table-cell office:value-type="float" office:value="0.00565747" calcext:value-type="float">
            <text:p>0.00565747</text:p>
          </table:table-cell>
          <table:table-cell table:formula="of:=([.A3871]*[.A3871])" office:value-type="float" office:value="0.00000000300701979769" calcext:value-type="float">
            <text:p>3.00701979769E-09</text:p>
          </table:table-cell>
          <table:table-cell table:formula="of:=([.A3871]-[.B3871])*([.A3871]-[.B3871])" office:value-type="float" office:value="0.0000313895043763757" calcext:value-type="float">
            <text:p>3.13895043763757E-05</text:p>
          </table:table-cell>
          <table:table-cell table:number-columns-repeated="2"/>
        </table:table-row>
        <table:table-row table:style-name="ro1">
          <table:table-cell office:value-type="float" office:value="0.0000319481" calcext:value-type="float">
            <text:p>0.0000319481</text:p>
          </table:table-cell>
          <table:table-cell office:value-type="float" office:value="0.00678342" calcext:value-type="float">
            <text:p>0.00678342</text:p>
          </table:table-cell>
          <table:table-cell table:formula="of:=([.A3872]*[.A3872])" office:value-type="float" office:value="0.00000000102068109361" calcext:value-type="float">
            <text:p>1.02068109361E-09</text:p>
          </table:table-cell>
          <table:table-cell table:formula="of:=([.A3872]-[.B3872])*([.A3872]-[.B3872])" office:value-type="float" office:value="0.0000455823728164896" calcext:value-type="float">
            <text:p>4.55823728164896E-05</text:p>
          </table:table-cell>
          <table:table-cell table:number-columns-repeated="2"/>
        </table:table-row>
        <table:table-row table:style-name="ro1">
          <table:table-cell office:value-type="float" office:value="0.0000324845" calcext:value-type="float">
            <text:p>0.0000324845</text:p>
          </table:table-cell>
          <table:table-cell office:value-type="float" office:value="0.00306185" calcext:value-type="float">
            <text:p>0.00306185</text:p>
          </table:table-cell>
          <table:table-cell table:formula="of:=([.A3873]*[.A3873])" office:value-type="float" office:value="0.00000000105524274025" calcext:value-type="float">
            <text:p>1.05524274025E-09</text:p>
          </table:table-cell>
          <table:table-cell table:formula="of:=([.A3873]-[.B3873])*([.A3873]-[.B3873])" office:value-type="float" office:value="0.00000917705533259025" calcext:value-type="float">
            <text:p>9.17705533259025E-06</text:p>
          </table:table-cell>
          <table:table-cell table:number-columns-repeated="2"/>
        </table:table-row>
        <table:table-row table:style-name="ro1">
          <table:table-cell office:value-type="float" office:value="0.000114739" calcext:value-type="float">
            <text:p>0.000114739</text:p>
          </table:table-cell>
          <table:table-cell office:value-type="float" office:value="0.000449851" calcext:value-type="float">
            <text:p>0.000449851</text:p>
          </table:table-cell>
          <table:table-cell table:formula="of:=([.A3874]*[.A3874])" office:value-type="float" office:value="0.000000013165038121" calcext:value-type="float">
            <text:p>1.3165038121E-08</text:p>
          </table:table-cell>
          <table:table-cell table:formula="of:=([.A3874]-[.B3874])*([.A3874]-[.B3874])" office:value-type="float" office:value="0.000000112300052544" calcext:value-type="float">
            <text:p>1.12300052544E-07</text:p>
          </table:table-cell>
          <table:table-cell table:number-columns-repeated="2"/>
        </table:table-row>
        <table:table-row table:style-name="ro1">
          <table:table-cell office:value-type="float" office:value="0.000234008" calcext:value-type="float">
            <text:p>0.000234008</text:p>
          </table:table-cell>
          <table:table-cell office:value-type="float" office:value="0.000000808739" calcext:value-type="float">
            <text:p>0.000000808739</text:p>
          </table:table-cell>
          <table:table-cell table:formula="of:=([.A3875]*[.A3875])" office:value-type="float" office:value="0.000000054759744064" calcext:value-type="float">
            <text:p>5.4759744064E-08</text:p>
          </table:table-cell>
          <table:table-cell table:formula="of:=([.A3875]-[.B3875])*([.A3875]-[.B3875])" office:value-type="float" office:value="0.00000005438189533095" calcext:value-type="float">
            <text:p>5.43818953309461E-08</text:p>
          </table:table-cell>
          <table:table-cell table:number-columns-repeated="2"/>
        </table:table-row>
        <table:table-row table:style-name="ro1">
          <table:table-cell office:value-type="float" office:value="0.0010727" calcext:value-type="float">
            <text:p>0.0010727</text:p>
          </table:table-cell>
          <table:table-cell office:value-type="float" office:value="0.00416881" calcext:value-type="float">
            <text:p>0.00416881</text:p>
          </table:table-cell>
          <table:table-cell table:formula="of:=([.A3876]*[.A3876])" office:value-type="float" office:value="0.00000115068529" calcext:value-type="float">
            <text:p>0.00000115068529</text:p>
          </table:table-cell>
          <table:table-cell table:formula="of:=([.A3876]-[.B3876])*([.A3876]-[.B3876])" office:value-type="float" office:value="0.0000095858971321" calcext:value-type="float">
            <text:p>0.0000095858971321</text:p>
          </table:table-cell>
          <table:table-cell table:number-columns-repeated="2"/>
        </table:table-row>
        <table:table-row table:style-name="ro1">
          <table:table-cell office:value-type="float" office:value="0.0010727" calcext:value-type="float">
            <text:p>0.0010727</text:p>
          </table:table-cell>
          <table:table-cell office:value-type="float" office:value="0.00441981" calcext:value-type="float">
            <text:p>0.00441981</text:p>
          </table:table-cell>
          <table:table-cell table:formula="of:=([.A3877]*[.A3877])" office:value-type="float" office:value="0.00000115068529" calcext:value-type="float">
            <text:p>0.00000115068529</text:p>
          </table:table-cell>
          <table:table-cell table:formula="of:=([.A3877]-[.B3877])*([.A3877]-[.B3877])" office:value-type="float" office:value="0.0000112031453521" calcext:value-type="float">
            <text:p>0.0000112031453521</text:p>
          </table:table-cell>
          <table:table-cell table:number-columns-repeated="2"/>
        </table:table-row>
        <table:table-row table:style-name="ro1">
          <table:table-cell office:value-type="float" office:value="0.00565225" calcext:value-type="float">
            <text:p>0.00565225</text:p>
          </table:table-cell>
          <table:table-cell office:value-type="float" office:value="0.063209" calcext:value-type="float">
            <text:p>0.063209</text:p>
          </table:table-cell>
          <table:table-cell table:formula="of:=([.A3878]*[.A3878])" office:value-type="float" office:value="0.0000319479300625" calcext:value-type="float">
            <text:p>0.0000319479300625</text:p>
          </table:table-cell>
          <table:table-cell table:formula="of:=([.A3878]-[.B3878])*([.A3878]-[.B3878])" office:value-type="float" office:value="0.0033127794705625" calcext:value-type="float">
            <text:p>0.0033127794705625</text:p>
          </table:table-cell>
          <table:table-cell table:number-columns-repeated="2"/>
        </table:table-row>
        <table:table-row table:style-name="ro1">
          <table:table-cell office:value-type="float" office:value="0.0220278" calcext:value-type="float">
            <text:p>0.0220278</text:p>
          </table:table-cell>
          <table:table-cell office:value-type="float" office:value="0.000870113" calcext:value-type="float">
            <text:p>0.000870113</text:p>
          </table:table-cell>
          <table:table-cell table:formula="of:=([.A3879]*[.A3879])" office:value-type="float" office:value="0.00048522397284" calcext:value-type="float">
            <text:p>0.00048522397284</text:p>
          </table:table-cell>
          <table:table-cell table:formula="of:=([.A3879]-[.B3879])*([.A3879]-[.B3879])" office:value-type="float" office:value="0.000447647719189969" calcext:value-type="float">
            <text:p>0.000447647719189969</text:p>
          </table:table-cell>
          <table:table-cell table:number-columns-repeated="2"/>
        </table:table-row>
        <table:table-row table:style-name="ro1">
          <table:table-cell office:value-type="float" office:value="0.0374265" calcext:value-type="float">
            <text:p>0.0374265</text:p>
          </table:table-cell>
          <table:table-cell office:value-type="float" office:value="0.0232442" calcext:value-type="float">
            <text:p>0.0232442</text:p>
          </table:table-cell>
          <table:table-cell table:formula="of:=([.A3880]*[.A3880])" office:value-type="float" office:value="0.00140074290225" calcext:value-type="float">
            <text:p>0.00140074290225</text:p>
          </table:table-cell>
          <table:table-cell table:formula="of:=([.A3880]-[.B3880])*([.A3880]-[.B3880])" office:value-type="float" office:value="0.00020113763329" calcext:value-type="float">
            <text:p>0.00020113763329</text:p>
          </table:table-cell>
          <table:table-cell table:number-columns-repeated="2"/>
        </table:table-row>
        <table:table-row table:style-name="ro1">
          <table:table-cell office:value-type="float" office:value="0.0374265" calcext:value-type="float">
            <text:p>0.0374265</text:p>
          </table:table-cell>
          <table:table-cell office:value-type="float" office:value="0.0278602" calcext:value-type="float">
            <text:p>0.0278602</text:p>
          </table:table-cell>
          <table:table-cell table:formula="of:=([.A3881]*[.A3881])" office:value-type="float" office:value="0.00140074290225" calcext:value-type="float">
            <text:p>0.00140074290225</text:p>
          </table:table-cell>
          <table:table-cell table:formula="of:=([.A3881]-[.B3881])*([.A3881]-[.B3881])" office:value-type="float" office:value="0.00009151409569" calcext:value-type="float">
            <text:p>0.00009151409569</text:p>
          </table:table-cell>
          <table:table-cell table:number-columns-repeated="2"/>
        </table:table-row>
        <table:table-row table:style-name="ro1">
          <table:table-cell office:value-type="float" office:value="0.0374265" calcext:value-type="float">
            <text:p>0.0374265</text:p>
          </table:table-cell>
          <table:table-cell office:value-type="float" office:value="0.0332576" calcext:value-type="float">
            <text:p>0.0332576</text:p>
          </table:table-cell>
          <table:table-cell table:formula="of:=([.A3882]*[.A3882])" office:value-type="float" office:value="0.00140074290225" calcext:value-type="float">
            <text:p>0.00140074290225</text:p>
          </table:table-cell>
          <table:table-cell table:formula="of:=([.A3882]-[.B3882])*([.A3882]-[.B3882])" office:value-type="float" office:value="0.00001737972721" calcext:value-type="float">
            <text:p>0.00001737972721</text:p>
          </table:table-cell>
          <table:table-cell table:number-columns-repeated="2"/>
        </table:table-row>
        <table:table-row table:style-name="ro1">
          <table:table-cell office:value-type="float" office:value="0.0503924" calcext:value-type="float">
            <text:p>0.0503924</text:p>
          </table:table-cell>
          <table:table-cell office:value-type="float" office:value="0.0938672" calcext:value-type="float">
            <text:p>0.0938672</text:p>
          </table:table-cell>
          <table:table-cell table:formula="of:=([.A3883]*[.A3883])" office:value-type="float" office:value="0.00253939397776" calcext:value-type="float">
            <text:p>0.00253939397776</text:p>
          </table:table-cell>
          <table:table-cell table:formula="of:=([.A3883]-[.B3883])*([.A3883]-[.B3883])" office:value-type="float" office:value="0.00189005823504" calcext:value-type="float">
            <text:p>0.00189005823504</text:p>
          </table:table-cell>
          <table:table-cell table:number-columns-repeated="2"/>
        </table:table-row>
        <table:table-row table:style-name="ro1">
          <table:table-cell office:value-type="float" office:value="0.116345" calcext:value-type="float">
            <text:p>0.116345</text:p>
          </table:table-cell>
          <table:table-cell office:value-type="float" office:value="0.0531161" calcext:value-type="float">
            <text:p>0.0531161</text:p>
          </table:table-cell>
          <table:table-cell table:formula="of:=([.A3884]*[.A3884])" office:value-type="float" office:value="0.013536159025" calcext:value-type="float">
            <text:p>0.013536159025</text:p>
          </table:table-cell>
          <table:table-cell table:formula="of:=([.A3884]-[.B3884])*([.A3884]-[.B3884])" office:value-type="float" office:value="0.00399789379521" calcext:value-type="float">
            <text:p>0.00399789379521</text:p>
          </table:table-cell>
          <table:table-cell table:number-columns-repeated="2"/>
        </table:table-row>
        <table:table-row table:style-name="ro1">
          <table:table-cell office:value-type="float" office:value="0.116345" calcext:value-type="float">
            <text:p>0.116345</text:p>
          </table:table-cell>
          <table:table-cell office:value-type="float" office:value="0.313094" calcext:value-type="float">
            <text:p>0.313094</text:p>
          </table:table-cell>
          <table:table-cell table:formula="of:=([.A3885]*[.A3885])" office:value-type="float" office:value="0.013536159025" calcext:value-type="float">
            <text:p>0.013536159025</text:p>
          </table:table-cell>
          <table:table-cell table:formula="of:=([.A3885]-[.B3885])*([.A3885]-[.B3885])" office:value-type="float" office:value="0.038710169001" calcext:value-type="float">
            <text:p>0.038710169001</text:p>
          </table:table-cell>
          <table:table-cell table:number-columns-repeated="2"/>
        </table:table-row>
        <table:table-row table:style-name="ro1">
          <table:table-cell office:value-type="float" office:value="0.0680293" calcext:value-type="float">
            <text:p>0.0680293</text:p>
          </table:table-cell>
          <table:table-cell office:value-type="float" office:value="0.185579" calcext:value-type="float">
            <text:p>0.185579</text:p>
          </table:table-cell>
          <table:table-cell table:formula="of:=([.A3886]*[.A3886])" office:value-type="float" office:value="0.00462798565849" calcext:value-type="float">
            <text:p>0.00462798565849</text:p>
          </table:table-cell>
          <table:table-cell table:formula="of:=([.A3886]-[.B3886])*([.A3886]-[.B3886])" office:value-type="float" office:value="0.01381793197009" calcext:value-type="float">
            <text:p>0.01381793197009</text:p>
          </table:table-cell>
          <table:table-cell table:number-columns-repeated="2"/>
        </table:table-row>
        <table:table-row table:style-name="ro1">
          <table:table-cell office:value-type="float" office:value="0.810987" calcext:value-type="float">
            <text:p>0.810987</text:p>
          </table:table-cell>
          <table:table-cell office:value-type="float" office:value="0.449737" calcext:value-type="float">
            <text:p>0.449737</text:p>
          </table:table-cell>
          <table:table-cell table:formula="of:=([.A3887]*[.A3887])" office:value-type="float" office:value="0.657699914169" calcext:value-type="float">
            <text:p>0.657699914169</text:p>
          </table:table-cell>
          <table:table-cell table:formula="of:=([.A3887]-[.B3887])*([.A3887]-[.B3887])" office:value-type="float" office:value="0.1305015625" calcext:value-type="float">
            <text:p>0.1305015625</text:p>
          </table:table-cell>
          <table:table-cell table:number-columns-repeated="2"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13346" calcext:value-type="float">
            <text:p>0.613346</text:p>
          </table:table-cell>
          <table:table-cell table:formula="of:=([.A3888]*[.A3888])" office:value-type="float" office:value="0.653407088896" calcext:value-type="float">
            <text:p>0.653407088896</text:p>
          </table:table-cell>
          <table:table-cell table:formula="of:=([.A3888]-[.B3888])*([.A3888]-[.B3888])" office:value-type="float" office:value="0.0380211001" calcext:value-type="float">
            <text:p>0.0380211001</text:p>
          </table:table-cell>
          <table:table-cell table:number-columns-repeated="2"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36795" calcext:value-type="float">
            <text:p>0.636795</text:p>
          </table:table-cell>
          <table:table-cell table:formula="of:=([.A3889]*[.A3889])" office:value-type="float" office:value="0.653407088896" calcext:value-type="float">
            <text:p>0.653407088896</text:p>
          </table:table-cell>
          <table:table-cell table:formula="of:=([.A3889]-[.B3889])*([.A3889]-[.B3889])" office:value-type="float" office:value="0.029426314681" calcext:value-type="float">
            <text:p>0.029426314681</text:p>
          </table:table-cell>
          <table:table-cell table:number-columns-repeated="2"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60536" calcext:value-type="float">
            <text:p>0.660536</text:p>
          </table:table-cell>
          <table:table-cell table:formula="of:=([.A3890]*[.A3890])" office:value-type="float" office:value="0.653407088896" calcext:value-type="float">
            <text:p>0.653407088896</text:p>
          </table:table-cell>
          <table:table-cell table:formula="of:=([.A3890]-[.B3890])*([.A3890]-[.B3890])" office:value-type="float" office:value="0.02184484" calcext:value-type="float">
            <text:p>0.02184484</text:p>
          </table:table-cell>
          <table:table-cell table:number-columns-repeated="2"/>
        </table:table-row>
        <table:table-row table:style-name="ro1">
          <table:table-cell office:value-type="float" office:value="0.808336" calcext:value-type="float">
            <text:p>0.808336</text:p>
          </table:table-cell>
          <table:table-cell office:value-type="float" office:value="0.687363" calcext:value-type="float">
            <text:p>0.687363</text:p>
          </table:table-cell>
          <table:table-cell table:formula="of:=([.A3891]*[.A3891])" office:value-type="float" office:value="0.653407088896" calcext:value-type="float">
            <text:p>0.653407088896</text:p>
          </table:table-cell>
          <table:table-cell table:formula="of:=([.A3891]-[.B3891])*([.A3891]-[.B3891])" office:value-type="float" office:value="0.014634466729" calcext:value-type="float">
            <text:p>0.014634466729</text:p>
          </table:table-cell>
          <table:table-cell table:number-columns-repeated="2"/>
        </table:table-row>
        <table:table-row table:style-name="ro1">
          <table:table-cell office:value-type="float" office:value="0.877836" calcext:value-type="float">
            <text:p>0.877836</text:p>
          </table:table-cell>
          <table:table-cell office:value-type="float" office:value="0.725838" calcext:value-type="float">
            <text:p>0.725838</text:p>
          </table:table-cell>
          <table:table-cell table:formula="of:=([.A3892]*[.A3892])" office:value-type="float" office:value="0.770596042896" calcext:value-type="float">
            <text:p>0.770596042896</text:p>
          </table:table-cell>
          <table:table-cell table:formula="of:=([.A3892]-[.B3892])*([.A3892]-[.B3892])" office:value-type="float" office:value="0.023103392004" calcext:value-type="float">
            <text:p>0.023103392004</text:p>
          </table:table-cell>
          <table:table-cell table:number-columns-repeated="2"/>
        </table:table-row>
        <table:table-row table:style-name="ro1">
          <table:table-cell office:value-type="float" office:value="0.877835" calcext:value-type="float">
            <text:p>0.877835</text:p>
          </table:table-cell>
          <table:table-cell office:value-type="float" office:value="0.757847" calcext:value-type="float">
            <text:p>0.757847</text:p>
          </table:table-cell>
          <table:table-cell table:formula="of:=([.A3893]*[.A3893])" office:value-type="float" office:value="0.770594287225" calcext:value-type="float">
            <text:p>0.770594287225</text:p>
          </table:table-cell>
          <table:table-cell table:formula="of:=([.A3893]-[.B3893])*([.A3893]-[.B3893])" office:value-type="float" office:value="0.014397120144" calcext:value-type="float">
            <text:p>0.014397120144</text:p>
          </table:table-cell>
          <table:table-cell table:number-columns-repeated="2"/>
        </table:table-row>
        <table:table-row table:style-name="ro1">
          <table:table-cell office:value-type="float" office:value="0.877836" calcext:value-type="float">
            <text:p>0.877836</text:p>
          </table:table-cell>
          <table:table-cell office:value-type="float" office:value="0.792707" calcext:value-type="float">
            <text:p>0.792707</text:p>
          </table:table-cell>
          <table:table-cell table:formula="of:=([.A3894]*[.A3894])" office:value-type="float" office:value="0.770596042896" calcext:value-type="float">
            <text:p>0.770596042896</text:p>
          </table:table-cell>
          <table:table-cell table:formula="of:=([.A3894]-[.B3894])*([.A3894]-[.B3894])" office:value-type="float" office:value="0.00724694664099998" calcext:value-type="float">
            <text:p>0.00724694664099998</text:p>
          </table:table-cell>
          <table:table-cell table:number-columns-repeated="2"/>
        </table:table-row>
        <table:table-row table:style-name="ro1">
          <table:table-cell office:value-type="float" office:value="0.877835" calcext:value-type="float">
            <text:p>0.877835</text:p>
          </table:table-cell>
          <table:table-cell office:value-type="float" office:value="0.83045" calcext:value-type="float">
            <text:p>0.83045</text:p>
          </table:table-cell>
          <table:table-cell table:formula="of:=([.A3895]*[.A3895])" office:value-type="float" office:value="0.770594287225" calcext:value-type="float">
            <text:p>0.770594287225</text:p>
          </table:table-cell>
          <table:table-cell table:formula="of:=([.A3895]-[.B3895])*([.A3895]-[.B3895])" office:value-type="float" office:value="0.002245338225" calcext:value-type="float">
            <text:p>0.002245338225</text:p>
          </table:table-cell>
          <table:table-cell table:number-columns-repeated="2"/>
        </table:table-row>
        <table:table-row table:style-name="ro1">
          <table:table-cell office:value-type="float" office:value="0.977796" calcext:value-type="float">
            <text:p>0.977796</text:p>
          </table:table-cell>
          <table:table-cell office:value-type="float" office:value="0.853949" calcext:value-type="float">
            <text:p>0.853949</text:p>
          </table:table-cell>
          <table:table-cell table:formula="of:=([.A3896]*[.A3896])" office:value-type="float" office:value="0.956085017616" calcext:value-type="float">
            <text:p>0.956085017616</text:p>
          </table:table-cell>
          <table:table-cell table:formula="of:=([.A3896]-[.B3896])*([.A3896]-[.B3896])" office:value-type="float" office:value="0.015338079409" calcext:value-type="float">
            <text:p>0.015338079409</text:p>
          </table:table-cell>
          <table:table-cell table:number-columns-repeated="2"/>
        </table:table-row>
        <table:table-row table:style-name="ro1">
          <table:table-cell office:value-type="float" office:value="0.977796" calcext:value-type="float">
            <text:p>0.977796</text:p>
          </table:table-cell>
          <table:table-cell office:value-type="float" office:value="0.911349" calcext:value-type="float">
            <text:p>0.911349</text:p>
          </table:table-cell>
          <table:table-cell table:formula="of:=([.A3897]*[.A3897])" office:value-type="float" office:value="0.956085017616" calcext:value-type="float">
            <text:p>0.956085017616</text:p>
          </table:table-cell>
          <table:table-cell table:formula="of:=([.A3897]-[.B3897])*([.A3897]-[.B3897])" office:value-type="float" office:value="0.00441520380900001" calcext:value-type="float">
            <text:p>0.00441520380900001</text:p>
          </table:table-cell>
          <table:table-cell table:number-columns-repeated="2"/>
        </table:table-row>
        <table:table-row table:style-name="ro1">
          <table:table-cell office:value-type="float" office:value="0.977795" calcext:value-type="float">
            <text:p>0.977795</text:p>
          </table:table-cell>
          <table:table-cell office:value-type="float" office:value="0.949135" calcext:value-type="float">
            <text:p>0.949135</text:p>
          </table:table-cell>
          <table:table-cell table:formula="of:=([.A3898]*[.A3898])" office:value-type="float" office:value="0.956083062025" calcext:value-type="float">
            <text:p>0.956083062025</text:p>
          </table:table-cell>
          <table:table-cell table:formula="of:=([.A3898]-[.B3898])*([.A3898]-[.B3898])" office:value-type="float" office:value="0.000821395600000001" calcext:value-type="float">
            <text:p>0.000821395600000001</text:p>
          </table:table-cell>
          <table:table-cell table:number-columns-repeated="2"/>
        </table:table-row>
        <table:table-row table:style-name="ro1">
          <table:table-cell office:value-type="float" office:value="0.977796" calcext:value-type="float">
            <text:p>0.977796</text:p>
          </table:table-cell>
          <table:table-cell office:value-type="float" office:value="0.97768" calcext:value-type="float">
            <text:p>0.97768</text:p>
          </table:table-cell>
          <table:table-cell table:formula="of:=([.A3899]*[.A3899])" office:value-type="float" office:value="0.956085017616" calcext:value-type="float">
            <text:p>0.956085017616</text:p>
          </table:table-cell>
          <table:table-cell table:formula="of:=([.A3899]-[.B3899])*([.A3899]-[.B3899])" office:value-type="float" office:value="0.000000013456" calcext:value-type="float">
            <text:p>1.34560000000012E-08</text:p>
          </table:table-cell>
          <table:table-cell table:number-columns-repeated="2"/>
        </table:table-row>
        <table:table-row table:style-name="ro1">
          <table:table-cell office:value-type="float" office:value="0.979035" calcext:value-type="float">
            <text:p>0.979035</text:p>
          </table:table-cell>
          <table:table-cell office:value-type="float" office:value="0.990048" calcext:value-type="float">
            <text:p>0.990048</text:p>
          </table:table-cell>
          <table:table-cell table:formula="of:=([.A3900]*[.A3900])" office:value-type="float" office:value="0.958509531225" calcext:value-type="float">
            <text:p>0.958509531225</text:p>
          </table:table-cell>
          <table:table-cell table:formula="of:=([.A3900]-[.B3900])*([.A3900]-[.B3900])" office:value-type="float" office:value="0.000121286169000001" calcext:value-type="float">
            <text:p>0.000121286169000001</text:p>
          </table:table-cell>
          <table:table-cell table:number-columns-repeated="2"/>
        </table:table-row>
        <table:table-row table:style-name="ro1">
          <table:table-cell office:value-type="float" office:value="0.979035" calcext:value-type="float">
            <text:p>0.979035</text:p>
          </table:table-cell>
          <table:table-cell office:value-type="float" office:value="0.991838" calcext:value-type="float">
            <text:p>0.991838</text:p>
          </table:table-cell>
          <table:table-cell table:formula="of:=([.A3901]*[.A3901])" office:value-type="float" office:value="0.958509531225" calcext:value-type="float">
            <text:p>0.958509531225</text:p>
          </table:table-cell>
          <table:table-cell table:formula="of:=([.A3901]-[.B3901])*([.A3901]-[.B3901])" office:value-type="float" office:value="0.000163916809" calcext:value-type="float">
            <text:p>0.00016391680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C2:.C3901])" office:value-type="float" office:value="714.89195302237" calcext:value-type="float">
            <text:p>714.89195302237</text:p>
          </table:table-cell>
          <table:table-cell table:formula="of:=SUM([.D2:.D3901])" office:value-type="float" office:value="46.2130931769944" calcext:value-type="float">
            <text:p>46.2130931769944</text:p>
          </table:table-cell>
          <table:table-cell table:formula="of:=1-[.D3902]/[.C3902]" office:value-type="float" office:value="0.935356534674061" calcext:value-type="float">
            <text:p>0.9353565346740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4T15:23:43.134879831</dc:date>
    <meta:editing-duration>PT9M7S</meta:editing-duration>
    <meta:editing-cycles>3</meta:editing-cycles>
    <meta:generator>LibreOffice/7.3.7.2$Linux_X86_64 LibreOffice_project/30$Build-2</meta:generator>
    <meta:document-statistic meta:table-count="1" meta:cell-count="15608" meta:object-count="0"/>
  </office:meta>
</office:document-meta>
</file>